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51.76pt">
            <loext:p draw:notify-on-update-of-ranges="Sheet1.D1:Sheet1.D330 Sheet1.E1:Sheet1.E330 Sheet1.F1:Sheet1.F330 Sheet1.G1:Sheet1.G330 Sheet1.H1:Sheet1.H330 Sheet1.I1:Sheet1.I3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1.61144587484856E+018" calcext:value-type="float">
            <text:p>1.61144587484856E+018</text:p>
          </table:table-cell>
          <table:table-cell office:value-type="float" office:value="1.61144587482424E+018" calcext:value-type="float">
            <text:p>1.61144587482424E+0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00371683537715" calcext:value-type="float">
            <text:p>-0.0037168354</text:p>
          </table:table-cell>
          <table:table-cell office:value-type="float" office:value="0" calcext:value-type="float">
            <text:p>0</text:p>
          </table:table-cell>
          <table:table-cell office:value-type="float" office:value="-0.000433984498729" calcext:value-type="float">
            <text:p>-0.0004339845</text:p>
          </table:table-cell>
          <table:table-cell office:value-type="float" office:value="0.112751148641" calcext:value-type="float">
            <text:p>0.1127511486</text:p>
          </table:table-cell>
          <table:table-cell office:value-type="float" office:value="0.120485683459" calcext:value-type="float">
            <text:p>0.1204856835</text:p>
          </table:table-cell>
          <table:table-cell office:value-type="float" office:value="-0.00148753401486" calcext:value-type="float">
            <text:p>-0.001487534</text:p>
          </table:table-cell>
          <table:table-cell office:value-type="float" office:value="-0.00548516916273" calcext:value-type="float">
            <text:p>-0.0054851692</text:p>
          </table:table-cell>
          <table:table-cell office:value-type="float" office:value="-0.00158806113241" calcext:value-type="float">
            <text:p>-0.0015880611</text:p>
          </table:table-cell>
          <table:table-cell office:value-type="float" office:value="-0.00430069257765" calcext:value-type="float">
            <text:p>-0.0043006926</text:p>
          </table:table-cell>
          <table:table-cell office:value-type="float" office:value="-0.268352292996" calcext:value-type="float">
            <text:p>-0.268352293</text:p>
          </table:table-cell>
          <table:table-cell office:value-type="float" office:value="-0.000960212572182" calcext:value-type="float">
            <text:p>-0.0009602126</text:p>
          </table:table-cell>
          <table:table-cell office:value-type="float" office:value="-0.963318463735" calcext:value-type="float">
            <text:p>-0.9633184637</text:p>
          </table:table-cell>
          <table:table-cell office:value-type="float" office:value="0.999975235088" calcext:value-type="float">
            <text:p>0.9999752351</text:p>
          </table:table-cell>
        </table:table-row>
        <table:table-row table:style-name="ro1">
          <table:table-cell office:value-type="float" office:value="1.61144587488074E+018" calcext:value-type="float">
            <text:p>1.61144587488074E+018</text:p>
          </table:table-cell>
          <table:table-cell office:value-type="float" office:value="1.61144587485758E+018" calcext:value-type="float">
            <text:p>1.61144587485758E+0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00348269537982" calcext:value-type="float">
            <text:p>-0.0034826954</text:p>
          </table:table-cell>
          <table:table-cell office:value-type="float" office:value="0" calcext:value-type="float">
            <text:p>0</text:p>
          </table:table-cell>
          <table:table-cell office:value-type="float" office:value="-0.000720768423601" calcext:value-type="float">
            <text:p>-0.0007207684</text:p>
          </table:table-cell>
          <table:table-cell office:value-type="float" office:value="0.112991794944" calcext:value-type="float">
            <text:p>0.1129917949</text:p>
          </table:table-cell>
          <table:table-cell office:value-type="float" office:value="0.12064021872" calcext:value-type="float">
            <text:p>0.1206402187</text:p>
          </table:table-cell>
          <table:table-cell office:value-type="float" office:value="-0.00131296523084" calcext:value-type="float">
            <text:p>-0.0013129652</text:p>
          </table:table-cell>
          <table:table-cell office:value-type="float" office:value="-0.00576462408907" calcext:value-type="float">
            <text:p>-0.0057646241</text:p>
          </table:table-cell>
          <table:table-cell office:value-type="float" office:value="-0.00169930098383" calcext:value-type="float">
            <text:p>-0.001699301</text:p>
          </table:table-cell>
          <table:table-cell office:value-type="float" office:value="-0.00406804387595" calcext:value-type="float">
            <text:p>-0.0040680439</text:p>
          </table:table-cell>
          <table:table-cell office:value-type="float" office:value="-0.268197255814" calcext:value-type="float">
            <text:p>-0.2681972558</text:p>
          </table:table-cell>
          <table:table-cell office:value-type="float" office:value="-0.00107000613508" calcext:value-type="float">
            <text:p>-0.0010700061</text:p>
          </table:table-cell>
          <table:table-cell office:value-type="float" office:value="-0.963361643182" calcext:value-type="float">
            <text:p>-0.9633616432</text:p>
          </table:table-cell>
          <table:table-cell office:value-type="float" office:value="0.999974525201" calcext:value-type="float">
            <text:p>0.9999745252</text:p>
          </table:table-cell>
        </table:table-row>
        <table:table-row table:style-name="ro1">
          <table:table-cell office:value-type="float" office:value="1.61144587491496E+018" calcext:value-type="float">
            <text:p>1.61144587491496E+018</text:p>
          </table:table-cell>
          <table:table-cell office:value-type="float" office:value="1.61144587485758E+018" calcext:value-type="float">
            <text:p>1.61144587485758E+018</text:p>
          </table:table-cell>
          <table:table-cell office:value-type="float" office:value="57" calcext:value-type="float">
            <text:p>57</text:p>
          </table:table-cell>
          <table:table-cell office:value-type="float" office:value="-0.00417013280094" calcext:value-type="float">
            <text:p>-0.0041701328</text:p>
          </table:table-cell>
          <table:table-cell office:value-type="float" office:value="-0.00348269537982" calcext:value-type="float">
            <text:p>-0.0034826954</text:p>
          </table:table-cell>
          <table:table-cell office:value-type="float" office:value="0.00104556616861" calcext:value-type="float">
            <text:p>0.0010455662</text:p>
          </table:table-cell>
          <table:table-cell office:value-type="float" office:value="-0.000720768423601" calcext:value-type="float">
            <text:p>-0.0007207684</text:p>
          </table:table-cell>
          <table:table-cell office:value-type="float" office:value="0.113205872476" calcext:value-type="float">
            <text:p>0.1132058725</text:p>
          </table:table-cell>
          <table:table-cell office:value-type="float" office:value="0.12064021872" calcext:value-type="float">
            <text:p>0.1206402187</text:p>
          </table:table-cell>
          <table:table-cell office:value-type="float" office:value="-0.00152565656992" calcext:value-type="float">
            <text:p>-0.0015256566</text:p>
          </table:table-cell>
          <table:table-cell office:value-type="float" office:value="-0.00576462408907" calcext:value-type="float">
            <text:p>-0.0057646241</text:p>
          </table:table-cell>
          <table:table-cell table:style-name="ce1" office:value-type="float" office:value="-0.00168524477833" calcext:value-type="float">
            <text:p>-1.69E-03</text:p>
          </table:table-cell>
          <table:table-cell office:value-type="float" office:value="-0.00406804387595" calcext:value-type="float">
            <text:p>-0.0040680439</text:p>
          </table:table-cell>
          <table:table-cell office:value-type="float" office:value="-0.268113446806" calcext:value-type="float">
            <text:p>-0.2681134468</text:p>
          </table:table-cell>
          <table:table-cell office:value-type="float" office:value="-0.00107000613508" calcext:value-type="float">
            <text:p>-0.0010700061</text:p>
          </table:table-cell>
          <table:table-cell office:value-type="float" office:value="-0.963384760728" calcext:value-type="float">
            <text:p>-0.9633847607</text:p>
          </table:table-cell>
          <table:table-cell office:value-type="float" office:value="0.999974525201" calcext:value-type="float">
            <text:p>0.9999745252</text:p>
          </table:table-cell>
        </table:table-row>
        <table:table-row table:style-name="ro1">
          <table:table-cell office:value-type="float" office:value="1.61144587494773E+018" calcext:value-type="float">
            <text:p>1.61144587494773E+018</text:p>
          </table:table-cell>
          <table:table-cell office:value-type="float" office:value="1.61144587485758E+018" calcext:value-type="float">
            <text:p>1.61144587485758E+018</text:p>
          </table:table-cell>
          <table:table-cell office:value-type="float" office:value="90" calcext:value-type="float">
            <text:p>90</text:p>
          </table:table-cell>
          <table:table-cell office:value-type="float" office:value="-0.00418936740607" calcext:value-type="float">
            <text:p>-0.0041893674</text:p>
          </table:table-cell>
          <table:table-cell office:value-type="float" office:value="-0.00348269537982" calcext:value-type="float">
            <text:p>-0.0034826954</text:p>
          </table:table-cell>
          <table:table-cell office:value-type="float" office:value="0.00138079957105" calcext:value-type="float">
            <text:p>0.0013807996</text:p>
          </table:table-cell>
          <table:table-cell office:value-type="float" office:value="-0.000720768423601" calcext:value-type="float">
            <text:p>-0.0007207684</text:p>
          </table:table-cell>
          <table:table-cell office:value-type="float" office:value="0.113486468792" calcext:value-type="float">
            <text:p>0.1134864688</text:p>
          </table:table-cell>
          <table:table-cell office:value-type="float" office:value="0.12064021872" calcext:value-type="float">
            <text:p>0.1206402187</text:p>
          </table:table-cell>
          <table:table-cell office:value-type="float" office:value="-0.002282234025" calcext:value-type="float">
            <text:p>-0.002282234</text:p>
          </table:table-cell>
          <table:table-cell office:value-type="float" office:value="-0.00576462408907" calcext:value-type="float">
            <text:p>-0.0057646241</text:p>
          </table:table-cell>
          <table:table-cell table:style-name="ce1" office:value-type="float" office:value="-0.000988549433898" calcext:value-type="float">
            <text:p>-9.89E-04</text:p>
          </table:table-cell>
          <table:table-cell office:value-type="float" office:value="-0.00406804387595" calcext:value-type="float">
            <text:p>-0.0040680439</text:p>
          </table:table-cell>
          <table:table-cell office:value-type="float" office:value="0.00112333995336" calcext:value-type="float">
            <text:p>0.00112334</text:p>
          </table:table-cell>
          <table:table-cell office:value-type="float" office:value="-0.00107000613508" calcext:value-type="float">
            <text:p>-0.0010700061</text:p>
          </table:table-cell>
          <table:table-cell office:value-type="float" office:value="-0.99999631611" calcext:value-type="float">
            <text:p>-0.9999963161</text:p>
          </table:table-cell>
          <table:table-cell office:value-type="float" office:value="0.999974525201" calcext:value-type="float">
            <text:p>0.9999745252</text:p>
          </table:table-cell>
        </table:table-row>
        <table:table-row table:style-name="ro1">
          <table:table-cell office:value-type="float" office:value="1.61144587498081E+018" calcext:value-type="float">
            <text:p>1.61144587498081E+018</text:p>
          </table:table-cell>
          <table:table-cell office:value-type="float" office:value="1.61144587489091E+018" calcext:value-type="float">
            <text:p>1.61144587489091E+018</text:p>
          </table:table-cell>
          <table:table-cell office:value-type="float" office:value="89" calcext:value-type="float">
            <text:p>89</text:p>
          </table:table-cell>
          <table:table-cell office:value-type="float" office:value="-0.00414586719126" calcext:value-type="float">
            <text:p>-0.0041458672</text:p>
          </table:table-cell>
          <table:table-cell office:value-type="float" office:value="-0.00318549673414" calcext:value-type="float">
            <text:p>-0.0031854967</text:p>
          </table:table-cell>
          <table:table-cell office:value-type="float" office:value="0.00146102206782" calcext:value-type="float">
            <text:p>0.0014610221</text:p>
          </table:table-cell>
          <table:table-cell office:value-type="float" office:value="-0.000848119939667" calcext:value-type="float">
            <text:p>-0.0008481199</text:p>
          </table:table-cell>
          <table:table-cell office:value-type="float" office:value="0.113744325936" calcext:value-type="float">
            <text:p>0.1137443259</text:p>
          </table:table-cell>
          <table:table-cell office:value-type="float" office:value="0.12080795693" calcext:value-type="float">
            <text:p>0.1208079569</text:p>
          </table:table-cell>
          <table:table-cell office:value-type="float" office:value="-0.00249484491361" calcext:value-type="float">
            <text:p>-0.0024948449</text:p>
          </table:table-cell>
          <table:table-cell office:value-type="float" office:value="-0.00563769677191" calcext:value-type="float">
            <text:p>-0.0056376968</text:p>
          </table:table-cell>
          <table:table-cell table:style-name="ce1" office:value-type="float" office:value="-0.000714458805659" calcext:value-type="float">
            <text:p>-7.14E-04</text:p>
          </table:table-cell>
          <table:table-cell office:value-type="float" office:value="-0.00374904363138" calcext:value-type="float">
            <text:p>-0.0037490436</text:p>
          </table:table-cell>
          <table:table-cell office:value-type="float" office:value="0.00101590763651" calcext:value-type="float">
            <text:p>0.0010159076</text:p>
          </table:table-cell>
          <table:table-cell office:value-type="float" office:value="-0.00133174381634" calcext:value-type="float">
            <text:p>-0.0013317438</text:p>
          </table:table-cell>
          <table:table-cell office:value-type="float" office:value="-0.999996105376" calcext:value-type="float">
            <text:p>-0.9999961054</text:p>
          </table:table-cell>
          <table:table-cell office:value-type="float" office:value="0.999976181387" calcext:value-type="float">
            <text:p>0.9999761814</text:p>
          </table:table-cell>
        </table:table-row>
        <table:table-row table:style-name="ro1">
          <table:table-cell office:value-type="float" office:value="1.61144587501428E+018" calcext:value-type="float">
            <text:p>1.61144587501428E+018</text:p>
          </table:table-cell>
          <table:table-cell office:value-type="float" office:value="1.61144587492424E+018" calcext:value-type="float">
            <text:p>1.61144587492424E+018</text:p>
          </table:table-cell>
          <table:table-cell office:value-type="float" office:value="90" calcext:value-type="float">
            <text:p>90</text:p>
          </table:table-cell>
          <table:table-cell office:value-type="float" office:value="-0.00424742791802" calcext:value-type="float">
            <text:p>-0.0042474279</text:p>
          </table:table-cell>
          <table:table-cell office:value-type="float" office:value="-0.00305452991134" calcext:value-type="float">
            <text:p>-0.0030545299</text:p>
          </table:table-cell>
          <table:table-cell office:value-type="float" office:value="0.00156820833217" calcext:value-type="float">
            <text:p>0.0015682083</text:p>
          </table:table-cell>
          <table:table-cell office:value-type="float" office:value="-0.00100090169084" calcext:value-type="float">
            <text:p>-0.0010009017</text:p>
          </table:table-cell>
          <table:table-cell office:value-type="float" office:value="0.114081680775" calcext:value-type="float">
            <text:p>0.1140816808</text:p>
          </table:table-cell>
          <table:table-cell office:value-type="float" office:value="0.120808508371" calcext:value-type="float">
            <text:p>0.1208085084</text:p>
          </table:table-cell>
          <table:table-cell office:value-type="float" office:value="-0.0027478550794" calcext:value-type="float">
            <text:p>-0.0027478551</text:p>
          </table:table-cell>
          <table:table-cell office:value-type="float" office:value="-0.00519236784395" calcext:value-type="float">
            <text:p>-0.0051923678</text:p>
          </table:table-cell>
          <table:table-cell table:style-name="ce1" office:value-type="float" office:value="-0.00059972586439" calcext:value-type="float">
            <text:p>-6.00E-04</text:p>
          </table:table-cell>
          <table:table-cell office:value-type="float" office:value="-0.00427783697958" calcext:value-type="float">
            <text:p>-0.004277837</text:p>
          </table:table-cell>
          <table:table-cell office:value-type="float" office:value="0.00113969293058" calcext:value-type="float">
            <text:p>0.0011396929</text:p>
          </table:table-cell>
          <table:table-cell office:value-type="float" office:value="-0.00127768470777" calcext:value-type="float">
            <text:p>-0.0012776847</text:p>
          </table:table-cell>
          <table:table-cell office:value-type="float" office:value="-0.999995473173" calcext:value-type="float">
            <text:p>-0.9999954732</text:p>
          </table:table-cell>
          <table:table-cell office:value-type="float" office:value="0.999976541117" calcext:value-type="float">
            <text:p>0.9999765411</text:p>
          </table:table-cell>
        </table:table-row>
        <table:table-row table:style-name="ro1">
          <table:table-cell office:value-type="float" office:value="1.61144587504771E+018" calcext:value-type="float">
            <text:p>1.61144587504771E+018</text:p>
          </table:table-cell>
          <table:table-cell office:value-type="float" office:value="1.61144587499089E+018" calcext:value-type="float">
            <text:p>1.61144587499089E+018</text:p>
          </table:table-cell>
          <table:table-cell office:value-type="float" office:value="56" calcext:value-type="float">
            <text:p>56</text:p>
          </table:table-cell>
          <table:table-cell office:value-type="float" office:value="-0.00469823693857" calcext:value-type="float">
            <text:p>-0.0046982369</text:p>
          </table:table-cell>
          <table:table-cell office:value-type="float" office:value="-0.00308775455483" calcext:value-type="float">
            <text:p>-0.0030877546</text:p>
          </table:table-cell>
          <table:table-cell office:value-type="float" office:value="0.00218259519897" calcext:value-type="float">
            <text:p>0.0021825952</text:p>
          </table:table-cell>
          <table:table-cell office:value-type="float" office:value="-0.00156153948754" calcext:value-type="float">
            <text:p>-0.0015615395</text:p>
          </table:table-cell>
          <table:table-cell office:value-type="float" office:value="0.11454757303" calcext:value-type="float">
            <text:p>0.114547573</text:p>
          </table:table-cell>
          <table:table-cell office:value-type="float" office:value="0.120779442821" calcext:value-type="float">
            <text:p>0.1207794428</text:p>
          </table:table-cell>
          <table:table-cell office:value-type="float" office:value="-0.00282800290947" calcext:value-type="float">
            <text:p>-0.0028280029</text:p>
          </table:table-cell>
          <table:table-cell office:value-type="float" office:value="-0.00496778415433" calcext:value-type="float">
            <text:p>-0.0049677842</text:p>
          </table:table-cell>
          <table:table-cell table:style-name="ce1" office:value-type="float" office:value="-0.000688256307504" calcext:value-type="float">
            <text:p>-6.88E-04</text:p>
          </table:table-cell>
          <table:table-cell office:value-type="float" office:value="-0.00485636343486" calcext:value-type="float">
            <text:p>-0.0048563634</text:p>
          </table:table-cell>
          <table:table-cell office:value-type="float" office:value="0.00130107321353" calcext:value-type="float">
            <text:p>0.0013010732</text:p>
          </table:table-cell>
          <table:table-cell office:value-type="float" office:value="-0.00130039153069" calcext:value-type="float">
            <text:p>-0.0013003915</text:p>
          </table:table-cell>
          <table:table-cell office:value-type="float" office:value="-0.999995009558" calcext:value-type="float">
            <text:p>-0.9999950096</text:p>
          </table:table-cell>
          <table:table-cell office:value-type="float" office:value="0.999975010524" calcext:value-type="float">
            <text:p>0.9999750105</text:p>
          </table:table-cell>
        </table:table-row>
        <table:table-row table:style-name="ro1">
          <table:table-cell office:value-type="float" office:value="1.61144587508077E+018" calcext:value-type="float">
            <text:p>1.61144587508077E+018</text:p>
          </table:table-cell>
          <table:table-cell office:value-type="float" office:value="1.61144587502422E+018" calcext:value-type="float">
            <text:p>1.61144587502422E+018</text:p>
          </table:table-cell>
          <table:table-cell office:value-type="float" office:value="56" calcext:value-type="float">
            <text:p>56</text:p>
          </table:table-cell>
          <table:table-cell office:value-type="float" office:value="-0.0048555531539" calcext:value-type="float">
            <text:p>-0.0048555532</text:p>
          </table:table-cell>
          <table:table-cell office:value-type="float" office:value="-0.00332130712315" calcext:value-type="float">
            <text:p>-0.0033213071</text:p>
          </table:table-cell>
          <table:table-cell office:value-type="float" office:value="0.00248025404289" calcext:value-type="float">
            <text:p>0.002480254</text:p>
          </table:table-cell>
          <table:table-cell office:value-type="float" office:value="-0.001875444707" calcext:value-type="float">
            <text:p>-0.0018754447</text:p>
          </table:table-cell>
          <table:table-cell office:value-type="float" office:value="0.114838473499" calcext:value-type="float">
            <text:p>0.1148384735</text:p>
          </table:table-cell>
          <table:table-cell office:value-type="float" office:value="0.121010795433" calcext:value-type="float">
            <text:p>0.1210107954</text:p>
          </table:table-cell>
          <table:table-cell office:value-type="float" office:value="-0.00248812092723" calcext:value-type="float">
            <text:p>-0.0024881209</text:p>
          </table:table-cell>
          <table:table-cell office:value-type="float" office:value="-0.00438349636437" calcext:value-type="float">
            <text:p>-0.0043834964</text:p>
          </table:table-cell>
          <table:table-cell office:value-type="float" office:value="-0.000874749115129" calcext:value-type="float">
            <text:p>-0.0008747491</text:p>
          </table:table-cell>
          <table:table-cell office:value-type="float" office:value="-0.00443590238456" calcext:value-type="float">
            <text:p>-0.0044359024</text:p>
          </table:table-cell>
          <table:table-cell office:value-type="float" office:value="0.0015114702813" calcext:value-type="float">
            <text:p>0.0015114703</text:p>
          </table:table-cell>
          <table:table-cell office:value-type="float" office:value="-0.00147347364333" calcext:value-type="float">
            <text:p>-0.0014734736</text:p>
          </table:table-cell>
          <table:table-cell office:value-type="float" office:value="-0.999995431026" calcext:value-type="float">
            <text:p>-0.999995431</text:p>
          </table:table-cell>
          <table:table-cell office:value-type="float" office:value="0.999979456009" calcext:value-type="float">
            <text:p>0.999979456</text:p>
          </table:table-cell>
        </table:table-row>
        <table:table-row table:style-name="ro1">
          <table:table-cell office:value-type="float" office:value="1.61144587511371E+018" calcext:value-type="float">
            <text:p>1.61144587511371E+018</text:p>
          </table:table-cell>
          <table:table-cell office:value-type="float" office:value="1.61144587505755E+018" calcext:value-type="float">
            <text:p>1.61144587505755E+018</text:p>
          </table:table-cell>
          <table:table-cell office:value-type="float" office:value="56" calcext:value-type="float">
            <text:p>56</text:p>
          </table:table-cell>
          <table:table-cell office:value-type="float" office:value="-0.00484824180603" calcext:value-type="float">
            <text:p>-0.0048482418</text:p>
          </table:table-cell>
          <table:table-cell office:value-type="float" office:value="-0.00381218319198" calcext:value-type="float">
            <text:p>-0.0038121832</text:p>
          </table:table-cell>
          <table:table-cell office:value-type="float" office:value="0.00262043089606" calcext:value-type="float">
            <text:p>0.0026204309</text:p>
          </table:table-cell>
          <table:table-cell office:value-type="float" office:value="-0.00188736575526" calcext:value-type="float">
            <text:p>-0.0018873658</text:p>
          </table:table-cell>
          <table:table-cell office:value-type="float" office:value="0.115301370621" calcext:value-type="float">
            <text:p>0.1153013706</text:p>
          </table:table-cell>
          <table:table-cell office:value-type="float" office:value="0.12093437602" calcext:value-type="float">
            <text:p>0.120934376</text:p>
          </table:table-cell>
          <table:table-cell office:value-type="float" office:value="-0.00254763104256" calcext:value-type="float">
            <text:p>-0.002547631</text:p>
          </table:table-cell>
          <table:table-cell office:value-type="float" office:value="-0.00500030793858" calcext:value-type="float">
            <text:p>-0.0050003079</text:p>
          </table:table-cell>
          <table:table-cell office:value-type="float" office:value="-0.000890160291387" calcext:value-type="float">
            <text:p>-0.0008901603</text:p>
          </table:table-cell>
          <table:table-cell office:value-type="float" office:value="-0.00503518060692" calcext:value-type="float">
            <text:p>-0.0050351806</text:p>
          </table:table-cell>
          <table:table-cell office:value-type="float" office:value="0.00143746041531" calcext:value-type="float">
            <text:p>0.0014374604</text:p>
          </table:table-cell>
          <table:table-cell office:value-type="float" office:value="-0.00154170845385" calcext:value-type="float">
            <text:p>-0.0015417085</text:p>
          </table:table-cell>
          <table:table-cell office:value-type="float" office:value="-0.999995346732" calcext:value-type="float">
            <text:p>-0.9999953467</text:p>
          </table:table-cell>
          <table:table-cell office:value-type="float" office:value="0.999973621075" calcext:value-type="float">
            <text:p>0.9999736211</text:p>
          </table:table-cell>
        </table:table-row>
        <table:table-row table:style-name="ro1">
          <table:table-cell office:value-type="float" office:value="1.61144587514797E+018" calcext:value-type="float">
            <text:p>1.61144587514797E+018</text:p>
          </table:table-cell>
          <table:table-cell office:value-type="float" office:value="1.61144587509089E+018" calcext:value-type="float">
            <text:p>1.61144587509089E+018</text:p>
          </table:table-cell>
          <table:table-cell office:value-type="float" office:value="57" calcext:value-type="float">
            <text:p>57</text:p>
          </table:table-cell>
          <table:table-cell office:value-type="float" office:value="-0.00484729511663" calcext:value-type="float">
            <text:p>-0.0048472951</text:p>
          </table:table-cell>
          <table:table-cell office:value-type="float" office:value="-0.00399442854199" calcext:value-type="float">
            <text:p>-0.0039944285</text:p>
          </table:table-cell>
          <table:table-cell office:value-type="float" office:value="0.00310524902306" calcext:value-type="float">
            <text:p>0.003105249</text:p>
          </table:table-cell>
          <table:table-cell office:value-type="float" office:value="-0.00218215520057" calcext:value-type="float">
            <text:p>-0.0021821552</text:p>
          </table:table-cell>
          <table:table-cell office:value-type="float" office:value="0.115916632116" calcext:value-type="float">
            <text:p>0.1159166321</text:p>
          </table:table-cell>
          <table:table-cell office:value-type="float" office:value="0.121032457128" calcext:value-type="float">
            <text:p>0.1210324571</text:p>
          </table:table-cell>
          <table:table-cell office:value-type="float" office:value="-0.00295611599342" calcext:value-type="float">
            <text:p>-0.002956116</text:p>
          </table:table-cell>
          <table:table-cell office:value-type="float" office:value="-0.00499941576797" calcext:value-type="float">
            <text:p>-0.0049994158</text:p>
          </table:table-cell>
          <table:table-cell office:value-type="float" office:value="-0.00109755768892" calcext:value-type="float">
            <text:p>-0.0010975577</text:p>
          </table:table-cell>
          <table:table-cell office:value-type="float" office:value="-0.00409258286481" calcext:value-type="float">
            <text:p>-0.0040925829</text:p>
          </table:table-cell>
          <table:table-cell office:value-type="float" office:value="0.00196690912631" calcext:value-type="float">
            <text:p>0.0019669091</text:p>
          </table:table-cell>
          <table:table-cell office:value-type="float" office:value="-0.0016811652682" calcext:value-type="float">
            <text:p>-0.0016811653</text:p>
          </table:table-cell>
          <table:table-cell office:value-type="float" office:value="-0.999993155096" calcext:value-type="float">
            <text:p>-0.9999931551</text:p>
          </table:table-cell>
          <table:table-cell office:value-type="float" office:value="0.999977702814" calcext:value-type="float">
            <text:p>0.9999777028</text:p>
          </table:table-cell>
        </table:table-row>
        <table:table-row table:style-name="ro1">
          <table:table-cell office:value-type="float" office:value="1.61144587518218E+018" calcext:value-type="float">
            <text:p>1.61144587518218E+018</text:p>
          </table:table-cell>
          <table:table-cell office:value-type="float" office:value="1.61144587512633E+018" calcext:value-type="float">
            <text:p>1.61144587512633E+018</text:p>
          </table:table-cell>
          <table:table-cell office:value-type="float" office:value="55" calcext:value-type="float">
            <text:p>55</text:p>
          </table:table-cell>
          <table:table-cell office:value-type="float" office:value="-0.00469649862498" calcext:value-type="float">
            <text:p>-0.0046964986</text:p>
          </table:table-cell>
          <table:table-cell office:value-type="float" office:value="-0.00671481159424" calcext:value-type="float">
            <text:p>-0.0067148116</text:p>
          </table:table-cell>
          <table:table-cell office:value-type="float" office:value="0.00333999772556" calcext:value-type="float">
            <text:p>0.0033399977</text:p>
          </table:table-cell>
          <table:table-cell office:value-type="float" office:value="0.00332569094621" calcext:value-type="float">
            <text:p>0.0033256909</text:p>
          </table:table-cell>
          <table:table-cell office:value-type="float" office:value="0.116462610662" calcext:value-type="float">
            <text:p>0.1164626107</text:p>
          </table:table-cell>
          <table:table-cell office:value-type="float" office:value="0.123568010875" calcext:value-type="float">
            <text:p>0.1235680109</text:p>
          </table:table-cell>
          <table:table-cell office:value-type="float" office:value="-0.00293378026282" calcext:value-type="float">
            <text:p>-0.0029337803</text:p>
          </table:table-cell>
          <table:table-cell office:value-type="float" office:value="-0.00506384404144" calcext:value-type="float">
            <text:p>-0.005063844</text:p>
          </table:table-cell>
          <table:table-cell office:value-type="float" office:value="-0.00196031211554" calcext:value-type="float">
            <text:p>-0.0019603121</text:p>
          </table:table-cell>
          <table:table-cell office:value-type="float" office:value="-0.00300838472387" calcext:value-type="float">
            <text:p>-0.0030083847</text:p>
          </table:table-cell>
          <table:table-cell office:value-type="float" office:value="0.00320851313659" calcext:value-type="float">
            <text:p>0.0032085131</text:p>
          </table:table-cell>
          <table:table-cell office:value-type="float" office:value="-0.00497715653947" calcext:value-type="float">
            <text:p>-0.0049771565</text:p>
          </table:table-cell>
          <table:table-cell office:value-type="float" office:value="-0.999988645383" calcext:value-type="float">
            <text:p>-0.9999886454</text:p>
          </table:table-cell>
          <table:table-cell office:value-type="float" office:value="0.999970254984" calcext:value-type="float">
            <text:p>0.999970255</text:p>
          </table:table-cell>
        </table:table-row>
        <table:table-row table:style-name="ro1">
          <table:table-cell office:value-type="float" office:value="1.61144587521488E+018" calcext:value-type="float">
            <text:p>1.61144587521488E+018</text:p>
          </table:table-cell>
          <table:table-cell office:value-type="float" office:value="1.61144587516042E+018" calcext:value-type="float">
            <text:p>1.61144587516042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38005011529" calcext:value-type="float">
            <text:p>-0.0043800501</text:p>
          </table:table-cell>
          <table:table-cell office:value-type="float" office:value="-0.0040779454517" calcext:value-type="float">
            <text:p>-0.0040779455</text:p>
          </table:table-cell>
          <table:table-cell office:value-type="float" office:value="0.00338532030582" calcext:value-type="float">
            <text:p>0.0033853203</text:p>
          </table:table-cell>
          <table:table-cell office:value-type="float" office:value="-0.000570199330718" calcext:value-type="float">
            <text:p>-0.0005701993</text:p>
          </table:table-cell>
          <table:table-cell office:value-type="float" office:value="0.117183461785" calcext:value-type="float">
            <text:p>0.1171834618</text:p>
          </table:table-cell>
          <table:table-cell office:value-type="float" office:value="0.122015886255" calcext:value-type="float">
            <text:p>0.1220158863</text:p>
          </table:table-cell>
          <table:table-cell office:value-type="float" office:value="-0.00304009097291" calcext:value-type="float">
            <text:p>-0.003040091</text:p>
          </table:table-cell>
          <table:table-cell office:value-type="float" office:value="-0.00669431255602" calcext:value-type="float">
            <text:p>-0.0066943126</text:p>
          </table:table-cell>
          <table:table-cell office:value-type="float" office:value="-0.00300195808179" calcext:value-type="float">
            <text:p>-0.0030019581</text:p>
          </table:table-cell>
          <table:table-cell office:value-type="float" office:value="-0.00419015635484" calcext:value-type="float">
            <text:p>-0.0041901564</text:p>
          </table:table-cell>
          <table:table-cell office:value-type="float" office:value="0.00363170964249" calcext:value-type="float">
            <text:p>0.0036317096</text:p>
          </table:table-cell>
          <table:table-cell office:value-type="float" office:value="-0.00465908032365" calcext:value-type="float">
            <text:p>-0.0046590803</text:p>
          </table:table-cell>
          <table:table-cell office:value-type="float" office:value="-0.999984304258" calcext:value-type="float">
            <text:p>-0.9999843043</text:p>
          </table:table-cell>
          <table:table-cell office:value-type="float" office:value="0.999957947903" calcext:value-type="float">
            <text:p>0.9999579479</text:p>
          </table:table-cell>
        </table:table-row>
        <table:table-row table:style-name="ro1">
          <table:table-cell office:value-type="float" office:value="1.61144587524799E+018" calcext:value-type="float">
            <text:p>1.61144587524799E+018</text:p>
          </table:table-cell>
          <table:table-cell office:value-type="float" office:value="1.61144587519369E+018" calcext:value-type="float">
            <text:p>1.61144587519369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95961198956" calcext:value-type="float">
            <text:p>-0.003959612</text:p>
          </table:table-cell>
          <table:table-cell office:value-type="float" office:value="-0.00392119448822" calcext:value-type="float">
            <text:p>-0.0039211945</text:p>
          </table:table-cell>
          <table:table-cell office:value-type="float" office:value="0.00376252597198" calcext:value-type="float">
            <text:p>0.003762526</text:p>
          </table:table-cell>
          <table:table-cell office:value-type="float" office:value="0.000206365770586" calcext:value-type="float">
            <text:p>0.0002063658</text:p>
          </table:table-cell>
          <table:table-cell office:value-type="float" office:value="0.11838696152" calcext:value-type="float">
            <text:p>0.1183869615</text:p>
          </table:table-cell>
          <table:table-cell office:value-type="float" office:value="0.122136456224" calcext:value-type="float">
            <text:p>0.1221364562</text:p>
          </table:table-cell>
          <table:table-cell office:value-type="float" office:value="-0.00408085675327" calcext:value-type="float">
            <text:p>-0.0040808568</text:p>
          </table:table-cell>
          <table:table-cell office:value-type="float" office:value="-0.00716519077159" calcext:value-type="float">
            <text:p>-0.0071651908</text:p>
          </table:table-cell>
          <table:table-cell office:value-type="float" office:value="-0.00561692103776" calcext:value-type="float">
            <text:p>-0.005616921</text:p>
          </table:table-cell>
          <table:table-cell office:value-type="float" office:value="-0.00424801951741" calcext:value-type="float">
            <text:p>-0.0042480195</text:p>
          </table:table-cell>
          <table:table-cell office:value-type="float" office:value="0.00414333023656" calcext:value-type="float">
            <text:p>0.0041433302</text:p>
          </table:table-cell>
          <table:table-cell office:value-type="float" office:value="-0.00572715555873" calcext:value-type="float">
            <text:p>-0.0057271556</text:p>
          </table:table-cell>
          <table:table-cell office:value-type="float" office:value="-0.999967319078" calcext:value-type="float">
            <text:p>-0.9999673191</text:p>
          </table:table-cell>
          <table:table-cell office:value-type="float" office:value="0.999948893642" calcext:value-type="float">
            <text:p>0.9999488936</text:p>
          </table:table-cell>
        </table:table-row>
        <table:table-row table:style-name="ro1">
          <table:table-cell office:value-type="float" office:value="1.61144587528073E+018" calcext:value-type="float">
            <text:p>1.61144587528073E+018</text:p>
          </table:table-cell>
          <table:table-cell office:value-type="float" office:value="1.61144587522748E+018" calcext:value-type="float">
            <text:p>1.61144587522748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71018401347" calcext:value-type="float">
            <text:p>-0.003710184</text:p>
          </table:table-cell>
          <table:table-cell office:value-type="float" office:value="-0.00381936175939" calcext:value-type="float">
            <text:p>-0.0038193618</text:p>
          </table:table-cell>
          <table:table-cell office:value-type="float" office:value="0.0040876227431" calcext:value-type="float">
            <text:p>0.0040876227</text:p>
          </table:table-cell>
          <table:table-cell office:value-type="float" office:value="0.000430671486657" calcext:value-type="float">
            <text:p>0.0004306715</text:p>
          </table:table-cell>
          <table:table-cell office:value-type="float" office:value="0.119396619499" calcext:value-type="float">
            <text:p>0.1193966195</text:p>
          </table:table-cell>
          <table:table-cell office:value-type="float" office:value="0.123923999368" calcext:value-type="float">
            <text:p>0.1239239994</text:p>
          </table:table-cell>
          <table:table-cell office:value-type="float" office:value="-0.00526713364062" calcext:value-type="float">
            <text:p>-0.0052671336</text:p>
          </table:table-cell>
          <table:table-cell office:value-type="float" office:value="-0.00714501508539" calcext:value-type="float">
            <text:p>-0.0071450151</text:p>
          </table:table-cell>
          <table:table-cell office:value-type="float" office:value="-0.00834117758631" calcext:value-type="float">
            <text:p>-0.0083411776</text:p>
          </table:table-cell>
          <table:table-cell office:value-type="float" office:value="0.000461550736327" calcext:value-type="float">
            <text:p>0.0004615507</text:p>
          </table:table-cell>
          <table:table-cell office:value-type="float" office:value="0.00501543282595" calcext:value-type="float">
            <text:p>0.0050154328</text:p>
          </table:table-cell>
          <table:table-cell office:value-type="float" office:value="-0.00638621854545" calcext:value-type="float">
            <text:p>-0.0063862185</text:p>
          </table:table-cell>
          <table:table-cell office:value-type="float" office:value="-0.999938743515" calcext:value-type="float">
            <text:p>-0.9999387435</text:p>
          </table:table-cell>
          <table:table-cell office:value-type="float" office:value="0.99995396283" calcext:value-type="float">
            <text:p>0.9999539628</text:p>
          </table:table-cell>
        </table:table-row>
        <table:table-row table:style-name="ro1">
          <table:table-cell office:value-type="float" office:value="1.6114458753152E+018" calcext:value-type="float">
            <text:p>1.6114458753152E+018</text:p>
          </table:table-cell>
          <table:table-cell office:value-type="float" office:value="1.61144587526067E+018" calcext:value-type="float">
            <text:p>1.61144587526067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52804758586" calcext:value-type="float">
            <text:p>-0.0035280476</text:p>
          </table:table-cell>
          <table:table-cell office:value-type="float" office:value="-0.003408580727" calcext:value-type="float">
            <text:p>-0.0034085807</text:p>
          </table:table-cell>
          <table:table-cell office:value-type="float" office:value="0.00435659149662" calcext:value-type="float">
            <text:p>0.0043565915</text:p>
          </table:table-cell>
          <table:table-cell office:value-type="float" office:value="0.00237391279586" calcext:value-type="float">
            <text:p>0.0023739128</text:p>
          </table:table-cell>
          <table:table-cell office:value-type="float" office:value="0.120608538389" calcext:value-type="float">
            <text:p>0.1206085384</text:p>
          </table:table-cell>
          <table:table-cell office:value-type="float" office:value="0.124674468811" calcext:value-type="float">
            <text:p>0.1246744688</text:p>
          </table:table-cell>
          <table:table-cell office:value-type="float" office:value="-0.00591734377394" calcext:value-type="float">
            <text:p>-0.0059173438</text:p>
          </table:table-cell>
          <table:table-cell office:value-type="float" office:value="-0.00540721636284" calcext:value-type="float">
            <text:p>-0.0054072164</text:p>
          </table:table-cell>
          <table:table-cell office:value-type="float" office:value="-0.0103463190079" calcext:value-type="float">
            <text:p>-0.010346319</text:p>
          </table:table-cell>
          <table:table-cell office:value-type="float" office:value="0.00129753544626" calcext:value-type="float">
            <text:p>0.0012975354</text:p>
          </table:table-cell>
          <table:table-cell office:value-type="float" office:value="0.00521714764292" calcext:value-type="float">
            <text:p>0.0052171476</text:p>
          </table:table-cell>
          <table:table-cell table:style-name="ce1" office:value-type="float" office:value="-0.00616241367575" calcext:value-type="float">
            <text:p>-6.16E-03</text:p>
          </table:table-cell>
          <table:table-cell office:value-type="float" office:value="-0.999915394161" calcext:value-type="float">
            <text:p>-0.9999153942</text:p>
          </table:table-cell>
          <table:table-cell office:value-type="float" office:value="0.999965538859" calcext:value-type="float">
            <text:p>0.9999655389</text:p>
          </table:table-cell>
        </table:table-row>
        <table:table-row table:style-name="ro1">
          <table:table-cell office:value-type="float" office:value="1.61144587534808E+018" calcext:value-type="float">
            <text:p>1.61144587534808E+018</text:p>
          </table:table-cell>
          <table:table-cell office:value-type="float" office:value="1.61144587529401E+018" calcext:value-type="float">
            <text:p>1.61144587529401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41526861303" calcext:value-type="float">
            <text:p>-0.0034152686</text:p>
          </table:table-cell>
          <table:table-cell office:value-type="float" office:value="-0.00267765953065" calcext:value-type="float">
            <text:p>-0.0026776595</text:p>
          </table:table-cell>
          <table:table-cell office:value-type="float" office:value="0.00474811764434" calcext:value-type="float">
            <text:p>0.0047481176</text:p>
          </table:table-cell>
          <table:table-cell office:value-type="float" office:value="0.00311928758416" calcext:value-type="float">
            <text:p>0.0031192876</text:p>
          </table:table-cell>
          <table:table-cell office:value-type="float" office:value="0.122193261981" calcext:value-type="float">
            <text:p>0.122193262</text:p>
          </table:table-cell>
          <table:table-cell office:value-type="float" office:value="0.126013722114" calcext:value-type="float">
            <text:p>0.1260137221</text:p>
          </table:table-cell>
          <table:table-cell office:value-type="float" office:value="-0.00694755203371" calcext:value-type="float">
            <text:p>-0.006947552</text:p>
          </table:table-cell>
          <table:table-cell office:value-type="float" office:value="-0.00419725032903" calcext:value-type="float">
            <text:p>-0.0041972503</text:p>
          </table:table-cell>
          <table:table-cell office:value-type="float" office:value="-0.0142677148062" calcext:value-type="float">
            <text:p>-0.0142677148</text:p>
          </table:table-cell>
          <table:table-cell office:value-type="float" office:value="0.00471616504596" calcext:value-type="float">
            <text:p>0.004716165</text:p>
          </table:table-cell>
          <table:table-cell office:value-type="float" office:value="0.00547601358648" calcext:value-type="float">
            <text:p>0.0054760136</text:p>
          </table:table-cell>
          <table:table-cell office:value-type="float" office:value="-0.00709338641628" calcext:value-type="float">
            <text:p>-0.0070933864</text:p>
          </table:table-cell>
          <table:table-cell office:value-type="float" office:value="-0.999859170265" calcext:value-type="float">
            <text:p>-0.9998591703</text:p>
          </table:table-cell>
          <table:table-cell office:value-type="float" office:value="0.999954899274" calcext:value-type="float">
            <text:p>0.9999548993</text:p>
          </table:table-cell>
        </table:table-row>
        <table:table-row table:style-name="ro1">
          <table:table-cell office:value-type="float" office:value="1.61144587538085E+018" calcext:value-type="float">
            <text:p>1.61144587538085E+018</text:p>
          </table:table-cell>
          <table:table-cell office:value-type="float" office:value="1.61144587532735E+018" calcext:value-type="float">
            <text:p>1.61144587532735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28407902271" calcext:value-type="float">
            <text:p>-0.003284079</text:p>
          </table:table-cell>
          <table:table-cell office:value-type="float" office:value="-0.00190767711076" calcext:value-type="float">
            <text:p>-0.0019076771</text:p>
          </table:table-cell>
          <table:table-cell office:value-type="float" office:value="0.00490419846028" calcext:value-type="float">
            <text:p>0.0049041985</text:p>
          </table:table-cell>
          <table:table-cell office:value-type="float" office:value="0.00390631472194" calcext:value-type="float">
            <text:p>0.0039063147</text:p>
          </table:table-cell>
          <table:table-cell office:value-type="float" office:value="0.123274922371" calcext:value-type="float">
            <text:p>0.1232749224</text:p>
          </table:table-cell>
          <table:table-cell office:value-type="float" office:value="0.127258283319" calcext:value-type="float">
            <text:p>0.1272582833</text:p>
          </table:table-cell>
          <table:table-cell office:value-type="float" office:value="-0.00833862622025" calcext:value-type="float">
            <text:p>-0.0083386262</text:p>
          </table:table-cell>
          <table:table-cell office:value-type="float" office:value="-0.00278054200827" calcext:value-type="float">
            <text:p>-0.002780542</text:p>
          </table:table-cell>
          <table:table-cell office:value-type="float" office:value="-0.0173487636898" calcext:value-type="float">
            <text:p>-0.0173487637</text:p>
          </table:table-cell>
          <table:table-cell office:value-type="float" office:value="0.00710316831105" calcext:value-type="float">
            <text:p>0.0071031683</text:p>
          </table:table-cell>
          <table:table-cell office:value-type="float" office:value="0.00577348604326" calcext:value-type="float">
            <text:p>0.005773486</text:p>
          </table:table-cell>
          <table:table-cell table:style-name="ce1" office:value-type="float" office:value="-0.00692648824836" calcext:value-type="float">
            <text:p>-6.93E-03</text:p>
          </table:table-cell>
          <table:table-cell office:value-type="float" office:value="-0.999798141628" calcext:value-type="float">
            <text:p>-0.9997981416</text:p>
          </table:table-cell>
          <table:table-cell office:value-type="float" office:value="0.999946905181" calcext:value-type="float">
            <text:p>0.9999469052</text:p>
          </table:table-cell>
        </table:table-row>
        <table:table-row table:style-name="ro1">
          <table:table-cell office:value-type="float" office:value="1.61144587541612E+018" calcext:value-type="float">
            <text:p>1.61144587541612E+018</text:p>
          </table:table-cell>
          <table:table-cell office:value-type="float" office:value="1.61144587539402E+018" calcext:value-type="float">
            <text:p>1.61144587539402E+018</text:p>
          </table:table-cell>
          <table:table-cell office:value-type="float" office:value="22" calcext:value-type="float">
            <text:p>22</text:p>
          </table:table-cell>
          <table:table-cell office:value-type="float" office:value="-0.0031794407405" calcext:value-type="float">
            <text:p>-0.0031794407</text:p>
          </table:table-cell>
          <table:table-cell office:value-type="float" office:value="-0.00122435395023" calcext:value-type="float">
            <text:p>-0.001224354</text:p>
          </table:table-cell>
          <table:table-cell office:value-type="float" office:value="0.00501805404201" calcext:value-type="float">
            <text:p>0.005018054</text:p>
          </table:table-cell>
          <table:table-cell office:value-type="float" office:value="0.00506585891811" calcext:value-type="float">
            <text:p>0.0050658589</text:p>
          </table:table-cell>
          <table:table-cell office:value-type="float" office:value="0.124326266348" calcext:value-type="float">
            <text:p>0.1243262663</text:p>
          </table:table-cell>
          <table:table-cell office:value-type="float" office:value="0.130104038184" calcext:value-type="float">
            <text:p>0.1301040382</text:p>
          </table:table-cell>
          <table:table-cell office:value-type="float" office:value="-0.00915660369507" calcext:value-type="float">
            <text:p>-0.0091566037</text:p>
          </table:table-cell>
          <table:table-cell office:value-type="float" office:value="-0.000384789490752" calcext:value-type="float">
            <text:p>-0.0003847895</text:p>
          </table:table-cell>
          <table:table-cell office:value-type="float" office:value="-0.0186399936386" calcext:value-type="float">
            <text:p>-0.0186399936</text:p>
          </table:table-cell>
          <table:table-cell office:value-type="float" office:value="0.0128871006953" calcext:value-type="float">
            <text:p>0.0128871007</text:p>
          </table:table-cell>
          <table:table-cell office:value-type="float" office:value="0.00579388511794" calcext:value-type="float">
            <text:p>0.0057938851</text:p>
          </table:table-cell>
          <table:table-cell office:value-type="float" office:value="-0.00731552632184" calcext:value-type="float">
            <text:p>-0.0073155263</text:p>
          </table:table-cell>
          <table:table-cell office:value-type="float" office:value="-0.999767543016" calcext:value-type="float">
            <text:p>-0.999767543</text:p>
          </table:table-cell>
          <table:table-cell office:value-type="float" office:value="0.999890110702" calcext:value-type="float">
            <text:p>0.9998901107</text:p>
          </table:table-cell>
        </table:table-row>
        <table:table-row table:style-name="ro1">
          <table:table-cell office:value-type="float" office:value="1.61144587544874E+018" calcext:value-type="float">
            <text:p>1.61144587544874E+018</text:p>
          </table:table-cell>
          <table:table-cell office:value-type="float" office:value="1.61144587539402E+018" calcext:value-type="float">
            <text:p>1.61144587539402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2243411988" calcext:value-type="float">
            <text:p>-0.0032243412</text:p>
          </table:table-cell>
          <table:table-cell office:value-type="float" office:value="-0.00122435395023" calcext:value-type="float">
            <text:p>-0.001224354</text:p>
          </table:table-cell>
          <table:table-cell office:value-type="float" office:value="0.00493133114651" calcext:value-type="float">
            <text:p>0.0049313311</text:p>
          </table:table-cell>
          <table:table-cell office:value-type="float" office:value="0.00506585891811" calcext:value-type="float">
            <text:p>0.0050658589</text:p>
          </table:table-cell>
          <table:table-cell office:value-type="float" office:value="0.12560620904" calcext:value-type="float">
            <text:p>0.125606209</text:p>
          </table:table-cell>
          <table:table-cell office:value-type="float" office:value="0.130104038184" calcext:value-type="float">
            <text:p>0.1301040382</text:p>
          </table:table-cell>
          <table:table-cell office:value-type="float" office:value="-0.0105022811159" calcext:value-type="float">
            <text:p>-0.0105022811</text:p>
          </table:table-cell>
          <table:table-cell office:value-type="float" office:value="-0.000384789490752" calcext:value-type="float">
            <text:p>-0.0003847895</text:p>
          </table:table-cell>
          <table:table-cell office:value-type="float" office:value="-0.0210221154065" calcext:value-type="float">
            <text:p>-0.0210221154</text:p>
          </table:table-cell>
          <table:table-cell office:value-type="float" office:value="0.0128871006953" calcext:value-type="float">
            <text:p>0.0128871007</text:p>
          </table:table-cell>
          <table:table-cell office:value-type="float" office:value="0.00623069505591" calcext:value-type="float">
            <text:p>0.0062306951</text:p>
          </table:table-cell>
          <table:table-cell office:value-type="float" office:value="-0.00731552632184" calcext:value-type="float">
            <text:p>-0.0073155263</text:p>
          </table:table-cell>
          <table:table-cell office:value-type="float" office:value="-0.999704491331" calcext:value-type="float">
            <text:p>-0.9997044913</text:p>
          </table:table-cell>
          <table:table-cell office:value-type="float" office:value="0.999890110702" calcext:value-type="float">
            <text:p>0.9998901107</text:p>
          </table:table-cell>
        </table:table-row>
        <table:table-row table:style-name="ro1">
          <table:table-cell office:value-type="float" office:value="1.61144587548093E+018" calcext:value-type="float">
            <text:p>1.61144587548093E+018</text:p>
          </table:table-cell>
          <table:table-cell office:value-type="float" office:value="1.61144587542735E+018" calcext:value-type="float">
            <text:p>1.61144587542735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41961765662" calcext:value-type="float">
            <text:p>-0.0034196177</text:p>
          </table:table-cell>
          <table:table-cell office:value-type="float" office:value="-0.00100352501777" calcext:value-type="float">
            <text:p>-0.001003525</text:p>
          </table:table-cell>
          <table:table-cell office:value-type="float" office:value="0.00487893959507" calcext:value-type="float">
            <text:p>0.0048789396</text:p>
          </table:table-cell>
          <table:table-cell office:value-type="float" office:value="0.00547164814912" calcext:value-type="float">
            <text:p>0.0054716481</text:p>
          </table:table-cell>
          <table:table-cell office:value-type="float" office:value="0.126593947411" calcext:value-type="float">
            <text:p>0.1265939474</text:p>
          </table:table-cell>
          <table:table-cell office:value-type="float" office:value="0.131061353061" calcext:value-type="float">
            <text:p>0.1310613531</text:p>
          </table:table-cell>
          <table:table-cell office:value-type="float" office:value="-0.0117873559785" calcext:value-type="float">
            <text:p>-0.011787356</text:p>
          </table:table-cell>
          <table:table-cell office:value-type="float" office:value="0.000852367187777" calcext:value-type="float">
            <text:p>0.0008523672</text:p>
          </table:table-cell>
          <table:table-cell office:value-type="float" office:value="-0.0235700830476" calcext:value-type="float">
            <text:p>-0.023570083</text:p>
          </table:table-cell>
          <table:table-cell office:value-type="float" office:value="0.0136902390104" calcext:value-type="float">
            <text:p>0.013690239</text:p>
          </table:table-cell>
          <table:table-cell office:value-type="float" office:value="0.00623596341197" calcext:value-type="float">
            <text:p>0.0062359634</text:p>
          </table:table-cell>
          <table:table-cell office:value-type="float" office:value="-0.00725923805662" calcext:value-type="float">
            <text:p>-0.0072592381</text:p>
          </table:table-cell>
          <table:table-cell office:value-type="float" office:value="-0.999633305304" calcext:value-type="float">
            <text:p>-0.9996333053</text:p>
          </table:table-cell>
          <table:table-cell office:value-type="float" office:value="0.999879557807" calcext:value-type="float">
            <text:p>0.9998795578</text:p>
          </table:table-cell>
        </table:table-row>
        <table:table-row table:style-name="ro1">
          <table:table-cell office:value-type="float" office:value="1.61144587551484E+018" calcext:value-type="float">
            <text:p>1.61144587551484E+018</text:p>
          </table:table-cell>
          <table:table-cell office:value-type="float" office:value="1.61144587546132E+018" calcext:value-type="float">
            <text:p>1.61144587546132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73555743136" calcext:value-type="float">
            <text:p>-0.0037355574</text:p>
          </table:table-cell>
          <table:table-cell office:value-type="float" office:value="-0.00128424153698" calcext:value-type="float">
            <text:p>-0.0012842415</text:p>
          </table:table-cell>
          <table:table-cell office:value-type="float" office:value="0.00505541404709" calcext:value-type="float">
            <text:p>0.005055414</text:p>
          </table:table-cell>
          <table:table-cell office:value-type="float" office:value="0.00587692363416" calcext:value-type="float">
            <text:p>0.0058769236</text:p>
          </table:table-cell>
          <table:table-cell office:value-type="float" office:value="0.127594277263" calcext:value-type="float">
            <text:p>0.1275942773</text:p>
          </table:table-cell>
          <table:table-cell office:value-type="float" office:value="0.131946588722" calcext:value-type="float">
            <text:p>0.1319465887</text:p>
          </table:table-cell>
          <table:table-cell office:value-type="float" office:value="-0.0125966182753" calcext:value-type="float">
            <text:p>-0.0125966183</text:p>
          </table:table-cell>
          <table:table-cell office:value-type="float" office:value="0.00165521103013" calcext:value-type="float">
            <text:p>0.001655211</text:p>
          </table:table-cell>
          <table:table-cell office:value-type="float" office:value="-0.0244288481351" calcext:value-type="float">
            <text:p>-0.0244288481</text:p>
          </table:table-cell>
          <table:table-cell office:value-type="float" office:value="0.0146850536759" calcext:value-type="float">
            <text:p>0.0146850537</text:p>
          </table:table-cell>
          <table:table-cell office:value-type="float" office:value="0.00617573556545" calcext:value-type="float">
            <text:p>0.0061757356</text:p>
          </table:table-cell>
          <table:table-cell office:value-type="float" office:value="-0.00821057700986" calcext:value-type="float">
            <text:p>-0.008210577</text:p>
          </table:table-cell>
          <table:table-cell office:value-type="float" office:value="-0.999603170307" calcext:value-type="float">
            <text:p>-0.9996031703</text:p>
          </table:table-cell>
          <table:table-cell office:value-type="float" office:value="0.999857075652" calcext:value-type="float">
            <text:p>0.9998570757</text:p>
          </table:table-cell>
        </table:table-row>
        <table:table-row table:style-name="ro1">
          <table:table-cell office:value-type="float" office:value="1.61144587555068E+018" calcext:value-type="float">
            <text:p>1.61144587555068E+018</text:p>
          </table:table-cell>
          <table:table-cell office:value-type="float" office:value="1.61144587549475E+018" calcext:value-type="float">
            <text:p>1.61144587549475E+018</text:p>
          </table:table-cell>
          <table:table-cell office:value-type="float" office:value="55" calcext:value-type="float">
            <text:p>55</text:p>
          </table:table-cell>
          <table:table-cell office:value-type="float" office:value="-0.0041131884791" calcext:value-type="float">
            <text:p>-0.0041131885</text:p>
          </table:table-cell>
          <table:table-cell office:value-type="float" office:value="-0.00206789110047" calcext:value-type="float">
            <text:p>-0.0020678911</text:p>
          </table:table-cell>
          <table:table-cell office:value-type="float" office:value="0.00521525694057" calcext:value-type="float">
            <text:p>0.0052152569</text:p>
          </table:table-cell>
          <table:table-cell office:value-type="float" office:value="0.00624368067143" calcext:value-type="float">
            <text:p>0.0062436807</text:p>
          </table:table-cell>
          <table:table-cell office:value-type="float" office:value="0.128916174173" calcext:value-type="float">
            <text:p>0.1289161742</text:p>
          </table:table-cell>
          <table:table-cell office:value-type="float" office:value="0.132056239935" calcext:value-type="float">
            <text:p>0.1320562399</text:p>
          </table:table-cell>
          <table:table-cell office:value-type="float" office:value="-0.0144414164569" calcext:value-type="float">
            <text:p>-0.0144414165</text:p>
          </table:table-cell>
          <table:table-cell office:value-type="float" office:value="0.00441952692393" calcext:value-type="float">
            <text:p>0.0044195269</text:p>
          </table:table-cell>
          <table:table-cell office:value-type="float" office:value="-0.0254204880772" calcext:value-type="float">
            <text:p>-0.0254204881</text:p>
          </table:table-cell>
          <table:table-cell office:value-type="float" office:value="0.0158820285163" calcext:value-type="float">
            <text:p>0.0158820285</text:p>
          </table:table-cell>
          <table:table-cell office:value-type="float" office:value="0.00574263455015" calcext:value-type="float">
            <text:p>0.0057426346</text:p>
          </table:table-cell>
          <table:table-cell office:value-type="float" office:value="-0.00868706704159" calcext:value-type="float">
            <text:p>-0.008687067</text:p>
          </table:table-cell>
          <table:table-cell office:value-type="float" office:value="-0.99955605013" calcext:value-type="float">
            <text:p>-0.9995560501</text:p>
          </table:table-cell>
          <table:table-cell office:value-type="float" office:value="0.999826354748" calcext:value-type="float">
            <text:p>0.9998263547</text:p>
          </table:table-cell>
        </table:table-row>
        <table:table-row table:style-name="ro1">
          <table:table-cell office:value-type="float" office:value="1.61144587558099E+018" calcext:value-type="float">
            <text:p>1.61144587558099E+018</text:p>
          </table:table-cell>
          <table:table-cell office:value-type="float" office:value="1.61144587552792E+018" calcext:value-type="float">
            <text:p>1.61144587552792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428819097579" calcext:value-type="float">
            <text:p>-0.004288191</text:p>
          </table:table-cell>
          <table:table-cell office:value-type="float" office:value="-0.00217173263191" calcext:value-type="float">
            <text:p>-0.0021717326</text:p>
          </table:table-cell>
          <table:table-cell office:value-type="float" office:value="0.00508924433962" calcext:value-type="float">
            <text:p>0.0050892443</text:p>
          </table:table-cell>
          <table:table-cell office:value-type="float" office:value="0.00697187029748" calcext:value-type="float">
            <text:p>0.0069718703</text:p>
          </table:table-cell>
          <table:table-cell office:value-type="float" office:value="0.129933431745" calcext:value-type="float">
            <text:p>0.1299334317</text:p>
          </table:table-cell>
          <table:table-cell office:value-type="float" office:value="0.133784117219" calcext:value-type="float">
            <text:p>0.1337841172</text:p>
          </table:table-cell>
          <table:table-cell office:value-type="float" office:value="-0.0152146725035" calcext:value-type="float">
            <text:p>-0.0152146725</text:p>
          </table:table-cell>
          <table:table-cell office:value-type="float" office:value="0.00372017822241" calcext:value-type="float">
            <text:p>0.0037201782</text:p>
          </table:table-cell>
          <table:table-cell office:value-type="float" office:value="-0.0254109487307" calcext:value-type="float">
            <text:p>-0.0254109487</text:p>
          </table:table-cell>
          <table:table-cell office:value-type="float" office:value="0.0179773505296" calcext:value-type="float">
            <text:p>0.0179773505</text:p>
          </table:table-cell>
          <table:table-cell office:value-type="float" office:value="0.00533132345554" calcext:value-type="float">
            <text:p>0.0053313235</text:p>
          </table:table-cell>
          <table:table-cell office:value-type="float" office:value="-0.00832457976323" calcext:value-type="float">
            <text:p>-0.0083245798</text:p>
          </table:table-cell>
          <table:table-cell office:value-type="float" office:value="-0.999547157145" calcext:value-type="float">
            <text:p>-0.9995471571</text:p>
          </table:table-cell>
          <table:table-cell office:value-type="float" office:value="0.999796805527" calcext:value-type="float">
            <text:p>0.9997968055</text:p>
          </table:table-cell>
        </table:table-row>
        <table:table-row table:style-name="ro1">
          <table:table-cell office:value-type="float" office:value="1.6114458756148E+018" calcext:value-type="float">
            <text:p>1.6114458756148E+018</text:p>
          </table:table-cell>
          <table:table-cell office:value-type="float" office:value="1.61144587556138E+018" calcext:value-type="float">
            <text:p>1.61144587556138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441803783178" calcext:value-type="float">
            <text:p>-0.0044180378</text:p>
          </table:table-cell>
          <table:table-cell office:value-type="float" office:value="-0.00253450481355" calcext:value-type="float">
            <text:p>-0.0025345048</text:p>
          </table:table-cell>
          <table:table-cell office:value-type="float" office:value="0.0051161441952" calcext:value-type="float">
            <text:p>0.0051161442</text:p>
          </table:table-cell>
          <table:table-cell office:value-type="float" office:value="0.00782688723146" calcext:value-type="float">
            <text:p>0.0078268872</text:p>
          </table:table-cell>
          <table:table-cell office:value-type="float" office:value="0.131010338664" calcext:value-type="float">
            <text:p>0.1310103387</text:p>
          </table:table-cell>
          <table:table-cell office:value-type="float" office:value="0.135468662049" calcext:value-type="float">
            <text:p>0.135468662</text:p>
          </table:table-cell>
          <table:table-cell office:value-type="float" office:value="-0.0154683609701" calcext:value-type="float">
            <text:p>-0.015468361</text:p>
          </table:table-cell>
          <table:table-cell office:value-type="float" office:value="0.00390896218634" calcext:value-type="float">
            <text:p>0.0039089622</text:p>
          </table:table-cell>
          <table:table-cell office:value-type="float" office:value="-0.0250890297847" calcext:value-type="float">
            <text:p>-0.0250890298</text:p>
          </table:table-cell>
          <table:table-cell office:value-type="float" office:value="0.0177516927843" calcext:value-type="float">
            <text:p>0.0177516928</text:p>
          </table:table-cell>
          <table:table-cell office:value-type="float" office:value="0.00507376406429" calcext:value-type="float">
            <text:p>0.0050737641</text:p>
          </table:table-cell>
          <table:table-cell office:value-type="float" office:value="-0.0080839377844" calcext:value-type="float">
            <text:p>-0.0080839378</text:p>
          </table:table-cell>
          <table:table-cell office:value-type="float" office:value="-0.999552678382" calcext:value-type="float">
            <text:p>-0.9995526784</text:p>
          </table:table-cell>
          <table:table-cell office:value-type="float" office:value="0.999802092014" calcext:value-type="float">
            <text:p>0.999802092</text:p>
          </table:table-cell>
        </table:table-row>
        <table:table-row table:style-name="ro1">
          <table:table-cell office:value-type="float" office:value="1.61144587564893E+018" calcext:value-type="float">
            <text:p>1.61144587564893E+018</text:p>
          </table:table-cell>
          <table:table-cell office:value-type="float" office:value="1.61144587559492E+018" calcext:value-type="float">
            <text:p>1.61144587559492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37098043039" calcext:value-type="float">
            <text:p>-0.0043709804</text:p>
          </table:table-cell>
          <table:table-cell office:value-type="float" office:value="-0.00333562106011" calcext:value-type="float">
            <text:p>-0.0033356211</text:p>
          </table:table-cell>
          <table:table-cell office:value-type="float" office:value="0.00520949531347" calcext:value-type="float">
            <text:p>0.0052094953</text:p>
          </table:table-cell>
          <table:table-cell office:value-type="float" office:value="0.00621679177526" calcext:value-type="float">
            <text:p>0.0062167918</text:p>
          </table:table-cell>
          <table:table-cell office:value-type="float" office:value="0.132414102554" calcext:value-type="float">
            <text:p>0.1324141026</text:p>
          </table:table-cell>
          <table:table-cell office:value-type="float" office:value="0.136168557162" calcext:value-type="float">
            <text:p>0.1361685572</text:p>
          </table:table-cell>
          <table:table-cell office:value-type="float" office:value="-0.0154871242202" calcext:value-type="float">
            <text:p>-0.0154871242</text:p>
          </table:table-cell>
          <table:table-cell office:value-type="float" office:value="0.00570630275182" calcext:value-type="float">
            <text:p>0.0057063028</text:p>
          </table:table-cell>
          <table:table-cell office:value-type="float" office:value="-0.0238269977238" calcext:value-type="float">
            <text:p>-0.0238269977</text:p>
          </table:table-cell>
          <table:table-cell office:value-type="float" office:value="0.0168695734763" calcext:value-type="float">
            <text:p>0.0168695735</text:p>
          </table:table-cell>
          <table:table-cell office:value-type="float" office:value="0.00487356653386" calcext:value-type="float">
            <text:p>0.0048735665</text:p>
          </table:table-cell>
          <table:table-cell office:value-type="float" office:value="-0.00506855772353" calcext:value-type="float">
            <text:p>-0.0050685577</text:p>
          </table:table-cell>
          <table:table-cell office:value-type="float" office:value="-0.999584288519" calcext:value-type="float">
            <text:p>-0.9995842885</text:p>
          </table:table-cell>
          <table:table-cell office:value-type="float" office:value="0.999828555879" calcext:value-type="float">
            <text:p>0.9998285559</text:p>
          </table:table-cell>
        </table:table-row>
        <table:table-row table:style-name="ro1">
          <table:table-cell office:value-type="float" office:value="1.61144587568251E+018" calcext:value-type="float">
            <text:p>1.61144587568251E+018</text:p>
          </table:table-cell>
          <table:table-cell office:value-type="float" office:value="1.611445875628E+018" calcext:value-type="float">
            <text:p>1.611445875628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19180560857" calcext:value-type="float">
            <text:p>-0.0041918056</text:p>
          </table:table-cell>
          <table:table-cell office:value-type="float" office:value="-0.00362307874189" calcext:value-type="float">
            <text:p>-0.0036230787</text:p>
          </table:table-cell>
          <table:table-cell office:value-type="float" office:value="0.00548037374392" calcext:value-type="float">
            <text:p>0.0054803737</text:p>
          </table:table-cell>
          <table:table-cell office:value-type="float" office:value="0.00734051435901" calcext:value-type="float">
            <text:p>0.0073405144</text:p>
          </table:table-cell>
          <table:table-cell office:value-type="float" office:value="0.133450627327" calcext:value-type="float">
            <text:p>0.1334506273</text:p>
          </table:table-cell>
          <table:table-cell office:value-type="float" office:value="0.137101176147" calcext:value-type="float">
            <text:p>0.1371011761</text:p>
          </table:table-cell>
          <table:table-cell office:value-type="float" office:value="-0.0141913532778" calcext:value-type="float">
            <text:p>-0.0141913533</text:p>
          </table:table-cell>
          <table:table-cell office:value-type="float" office:value="0.00436100923533" calcext:value-type="float">
            <text:p>0.0043610092</text:p>
          </table:table-cell>
          <table:table-cell office:value-type="float" office:value="-0.0227087868443" calcext:value-type="float">
            <text:p>-0.0227087868</text:p>
          </table:table-cell>
          <table:table-cell office:value-type="float" office:value="0.0163552479898" calcext:value-type="float">
            <text:p>0.016355248</text:p>
          </table:table-cell>
          <table:table-cell office:value-type="float" office:value="0.00527450950374" calcext:value-type="float">
            <text:p>0.0052745095</text:p>
          </table:table-cell>
          <table:table-cell office:value-type="float" office:value="-0.00578720687477" calcext:value-type="float">
            <text:p>-0.0057872069</text:p>
          </table:table-cell>
          <table:table-cell office:value-type="float" office:value="-0.999627573332" calcext:value-type="float">
            <text:p>-0.9996275733</text:p>
          </table:table-cell>
          <table:table-cell office:value-type="float" office:value="0.999839972959" calcext:value-type="float">
            <text:p>0.999839973</text:p>
          </table:table-cell>
        </table:table-row>
        <table:table-row table:style-name="ro1">
          <table:table-cell office:value-type="float" office:value="1.61144587571371E+018" calcext:value-type="float">
            <text:p>1.61144587571371E+018</text:p>
          </table:table-cell>
          <table:table-cell office:value-type="float" office:value="1.61144587566134E+018" calcext:value-type="float">
            <text:p>1.61144587566134E+018</text:p>
          </table:table-cell>
          <table:table-cell office:value-type="float" office:value="52" calcext:value-type="float">
            <text:p>52</text:p>
          </table:table-cell>
          <table:table-cell office:value-type="float" office:value="-0.00407085381448" calcext:value-type="float">
            <text:p>-0.0040708538</text:p>
          </table:table-cell>
          <table:table-cell office:value-type="float" office:value="-0.00412310947706" calcext:value-type="float">
            <text:p>-0.0041231095</text:p>
          </table:table-cell>
          <table:table-cell office:value-type="float" office:value="0.00597126362845" calcext:value-type="float">
            <text:p>0.0059712636</text:p>
          </table:table-cell>
          <table:table-cell office:value-type="float" office:value="0.00733138322686" calcext:value-type="float">
            <text:p>0.0073313832</text:p>
          </table:table-cell>
          <table:table-cell office:value-type="float" office:value="0.134527280927" calcext:value-type="float">
            <text:p>0.1345272809</text:p>
          </table:table-cell>
          <table:table-cell office:value-type="float" office:value="0.138739643292" calcext:value-type="float">
            <text:p>0.1387396433</text:p>
          </table:table-cell>
          <table:table-cell office:value-type="float" office:value="-0.0135786872608" calcext:value-type="float">
            <text:p>-0.0135786873</text:p>
          </table:table-cell>
          <table:table-cell office:value-type="float" office:value="0.00333181618316" calcext:value-type="float">
            <text:p>0.0033318162</text:p>
          </table:table-cell>
          <table:table-cell office:value-type="float" office:value="-0.0225286047864" calcext:value-type="float">
            <text:p>-0.0225286048</text:p>
          </table:table-cell>
          <table:table-cell office:value-type="float" office:value="0.0154787007778" calcext:value-type="float">
            <text:p>0.0154787008</text:p>
          </table:table-cell>
          <table:table-cell office:value-type="float" office:value="0.00547373765666" calcext:value-type="float">
            <text:p>0.0054737377</text:p>
          </table:table-cell>
          <table:table-cell office:value-type="float" office:value="-0.00577226366784" calcext:value-type="float">
            <text:p>-0.0057722637</text:p>
          </table:table-cell>
          <table:table-cell office:value-type="float" office:value="-0.999638995128" calcext:value-type="float">
            <text:p>-0.9996389951</text:p>
          </table:table-cell>
          <table:table-cell office:value-type="float" office:value="0.999857972727" calcext:value-type="float">
            <text:p>0.9998579727</text:p>
          </table:table-cell>
        </table:table-row>
        <table:table-row table:style-name="ro1">
          <table:table-cell office:value-type="float" office:value="1.61144587574931E+018" calcext:value-type="float">
            <text:p>1.61144587574931E+018</text:p>
          </table:table-cell>
          <table:table-cell office:value-type="float" office:value="1.61144587569467E+018" calcext:value-type="float">
            <text:p>1.61144587569467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83574934676" calcext:value-type="float">
            <text:p>-0.0038357493</text:p>
          </table:table-cell>
          <table:table-cell office:value-type="float" office:value="-0.00442362633523" calcext:value-type="float">
            <text:p>-0.0044236263</text:p>
          </table:table-cell>
          <table:table-cell office:value-type="float" office:value="0.00661733886227" calcext:value-type="float">
            <text:p>0.0066173389</text:p>
          </table:table-cell>
          <table:table-cell office:value-type="float" office:value="0.00783679448192" calcext:value-type="float">
            <text:p>0.0078367945</text:p>
          </table:table-cell>
          <table:table-cell office:value-type="float" office:value="0.136093527079" calcext:value-type="float">
            <text:p>0.1360935271</text:p>
          </table:table-cell>
          <table:table-cell office:value-type="float" office:value="0.139612915897" calcext:value-type="float">
            <text:p>0.1396129159</text:p>
          </table:table-cell>
          <table:table-cell office:value-type="float" office:value="-0.0120132676963" calcext:value-type="float">
            <text:p>-0.0120132677</text:p>
          </table:table-cell>
          <table:table-cell office:value-type="float" office:value="0.00172558278143" calcext:value-type="float">
            <text:p>0.0017255828</text:p>
          </table:table-cell>
          <table:table-cell office:value-type="float" office:value="-0.0211289724847" calcext:value-type="float">
            <text:p>-0.0211289725</text:p>
          </table:table-cell>
          <table:table-cell office:value-type="float" office:value="0.0143177052653" calcext:value-type="float">
            <text:p>0.0143177053</text:p>
          </table:table-cell>
          <table:table-cell office:value-type="float" office:value="0.00557885189684" calcext:value-type="float">
            <text:p>0.0055788519</text:p>
          </table:table-cell>
          <table:table-cell office:value-type="float" office:value="-0.00558415132574" calcext:value-type="float">
            <text:p>-0.0055841513</text:p>
          </table:table-cell>
          <table:table-cell office:value-type="float" office:value="-0.999689065584" calcext:value-type="float">
            <text:p>-0.9996890656</text:p>
          </table:table-cell>
          <table:table-cell office:value-type="float" office:value="0.999880402231" calcext:value-type="float">
            <text:p>0.9998804022</text:p>
          </table:table-cell>
        </table:table-row>
        <table:table-row table:style-name="ro1">
          <table:table-cell office:value-type="float" office:value="1.61144587578266E+018" calcext:value-type="float">
            <text:p>1.61144587578266E+018</text:p>
          </table:table-cell>
          <table:table-cell office:value-type="float" office:value="1.61144587569467E+018" calcext:value-type="float">
            <text:p>1.61144587569467E+018</text:p>
          </table:table-cell>
          <table:table-cell office:value-type="float" office:value="87" calcext:value-type="float">
            <text:p>87</text:p>
          </table:table-cell>
          <table:table-cell office:value-type="float" office:value="-0.00376357231289" calcext:value-type="float">
            <text:p>-0.0037635723</text:p>
          </table:table-cell>
          <table:table-cell office:value-type="float" office:value="-0.00442362633523" calcext:value-type="float">
            <text:p>-0.0044236263</text:p>
          </table:table-cell>
          <table:table-cell office:value-type="float" office:value="0.00703288475052" calcext:value-type="float">
            <text:p>0.0070328848</text:p>
          </table:table-cell>
          <table:table-cell office:value-type="float" office:value="0.00783679448192" calcext:value-type="float">
            <text:p>0.0078367945</text:p>
          </table:table-cell>
          <table:table-cell office:value-type="float" office:value="0.137385293841" calcext:value-type="float">
            <text:p>0.1373852938</text:p>
          </table:table-cell>
          <table:table-cell office:value-type="float" office:value="0.139612915897" calcext:value-type="float">
            <text:p>0.1396129159</text:p>
          </table:table-cell>
          <table:table-cell office:value-type="float" office:value="-0.00900292805359" calcext:value-type="float">
            <text:p>-0.0090029281</text:p>
          </table:table-cell>
          <table:table-cell office:value-type="float" office:value="0.00172558278143" calcext:value-type="float">
            <text:p>0.0017255828</text:p>
          </table:table-cell>
          <table:table-cell office:value-type="float" office:value="-0.018826412113" calcext:value-type="float">
            <text:p>-0.0188264121</text:p>
          </table:table-cell>
          <table:table-cell office:value-type="float" office:value="0.0143177052653" calcext:value-type="float">
            <text:p>0.0143177053</text:p>
          </table:table-cell>
          <table:table-cell office:value-type="float" office:value="0.00550943603734" calcext:value-type="float">
            <text:p>0.005509436</text:p>
          </table:table-cell>
          <table:table-cell office:value-type="float" office:value="-0.00558415132574" calcext:value-type="float">
            <text:p>-0.0055841513</text:p>
          </table:table-cell>
          <table:table-cell office:value-type="float" office:value="-0.999767079401" calcext:value-type="float">
            <text:p>-0.9997670794</text:p>
          </table:table-cell>
          <table:table-cell office:value-type="float" office:value="0.999880402231" calcext:value-type="float">
            <text:p>0.9998804022</text:p>
          </table:table-cell>
        </table:table-row>
        <table:table-row table:style-name="ro1">
          <table:table-cell office:value-type="float" office:value="1.61144587581571E+018" calcext:value-type="float">
            <text:p>1.61144587581571E+018</text:p>
          </table:table-cell>
          <table:table-cell office:value-type="float" office:value="1.61144587576122E+018" calcext:value-type="float">
            <text:p>1.61144587576122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80482617766" calcext:value-type="float">
            <text:p>-0.0038048262</text:p>
          </table:table-cell>
          <table:table-cell office:value-type="float" office:value="-0.00442668486483" calcext:value-type="float">
            <text:p>-0.0044266849</text:p>
          </table:table-cell>
          <table:table-cell office:value-type="float" office:value="0.00747529277578" calcext:value-type="float">
            <text:p>0.0074752928</text:p>
          </table:table-cell>
          <table:table-cell office:value-type="float" office:value="0.00951025955159" calcext:value-type="float">
            <text:p>0.0095102596</text:p>
          </table:table-cell>
          <table:table-cell office:value-type="float" office:value="0.138795495033" calcext:value-type="float">
            <text:p>0.138795495</text:p>
          </table:table-cell>
          <table:table-cell office:value-type="float" office:value="0.142110427869" calcext:value-type="float">
            <text:p>0.1421104279</text:p>
          </table:table-cell>
          <table:table-cell office:value-type="float" office:value="-0.00739441893413" calcext:value-type="float">
            <text:p>-0.0073944189</text:p>
          </table:table-cell>
          <table:table-cell office:value-type="float" office:value="-0.00122097653928" calcext:value-type="float">
            <text:p>-0.0012209765</text:p>
          </table:table-cell>
          <table:table-cell office:value-type="float" office:value="-0.0178572963687" calcext:value-type="float">
            <text:p>-0.0178572964</text:p>
          </table:table-cell>
          <table:table-cell office:value-type="float" office:value="0.0124538381577" calcext:value-type="float">
            <text:p>0.0124538382</text:p>
          </table:table-cell>
          <table:table-cell office:value-type="float" office:value="0.00538097244308" calcext:value-type="float">
            <text:p>0.0053809724</text:p>
          </table:table-cell>
          <table:table-cell office:value-type="float" office:value="-0.00656401158356" calcext:value-type="float">
            <text:p>-0.0065640116</text:p>
          </table:table-cell>
          <table:table-cell office:value-type="float" office:value="-0.999798773831" calcext:value-type="float">
            <text:p>-0.9997987738</text:p>
          </table:table-cell>
          <table:table-cell office:value-type="float" office:value="0.999900145372" calcext:value-type="float">
            <text:p>0.9999001454</text:p>
          </table:table-cell>
        </table:table-row>
        <table:table-row table:style-name="ro1">
          <table:table-cell office:value-type="float" office:value="1.61144587584854E+018" calcext:value-type="float">
            <text:p>1.61144587584854E+018</text:p>
          </table:table-cell>
          <table:table-cell office:value-type="float" office:value="1.61144587579488E+018" calcext:value-type="float">
            <text:p>1.61144587579488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8933865726" calcext:value-type="float">
            <text:p>-0.0038933866</text:p>
          </table:table-cell>
          <table:table-cell office:value-type="float" office:value="-0.00444627675491" calcext:value-type="float">
            <text:p>-0.0044462768</text:p>
          </table:table-cell>
          <table:table-cell office:value-type="float" office:value="0.00806646142155" calcext:value-type="float">
            <text:p>0.0080664614</text:p>
          </table:table-cell>
          <table:table-cell office:value-type="float" office:value="0.0106797277497" calcext:value-type="float">
            <text:p>0.0106797277</text:p>
          </table:table-cell>
          <table:table-cell office:value-type="float" office:value="0.140789195895" calcext:value-type="float">
            <text:p>0.1407891959</text:p>
          </table:table-cell>
          <table:table-cell office:value-type="float" office:value="0.143907641698" calcext:value-type="float">
            <text:p>0.1439076417</text:p>
          </table:table-cell>
          <table:table-cell office:value-type="float" office:value="-0.00551978275938" calcext:value-type="float">
            <text:p>-0.0055197828</text:p>
          </table:table-cell>
          <table:table-cell office:value-type="float" office:value="-0.00653334895692" calcext:value-type="float">
            <text:p>-0.006533349</text:p>
          </table:table-cell>
          <table:table-cell office:value-type="float" office:value="-0.0158793879028" calcext:value-type="float">
            <text:p>-0.0158793879</text:p>
          </table:table-cell>
          <table:table-cell office:value-type="float" office:value="0.01146948287" calcext:value-type="float">
            <text:p>0.0114694829</text:p>
          </table:table-cell>
          <table:table-cell office:value-type="float" office:value="0.00518937286975" calcext:value-type="float">
            <text:p>0.0051893729</text:p>
          </table:table-cell>
          <table:table-cell office:value-type="float" office:value="-0.00635467260222" calcext:value-type="float">
            <text:p>-0.0063546726</text:p>
          </table:table-cell>
          <table:table-cell office:value-type="float" office:value="-0.999845219658" calcext:value-type="float">
            <text:p>-0.9998452197</text:p>
          </table:table-cell>
          <table:table-cell office:value-type="float" office:value="0.999892674382" calcext:value-type="float">
            <text:p>0.9998926744</text:p>
          </table:table-cell>
        </table:table-row>
        <table:table-row table:style-name="ro1">
          <table:table-cell office:value-type="float" office:value="1.61144587588164E+018" calcext:value-type="float">
            <text:p>1.61144587588164E+018</text:p>
          </table:table-cell>
          <table:table-cell office:value-type="float" office:value="1.61144587582819E+018" calcext:value-type="float">
            <text:p>1.61144587582819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400535529479" calcext:value-type="float">
            <text:p>-0.0040053553</text:p>
          </table:table-cell>
          <table:table-cell office:value-type="float" office:value="-0.00471823361358" calcext:value-type="float">
            <text:p>-0.0047182336</text:p>
          </table:table-cell>
          <table:table-cell office:value-type="float" office:value="0.00852487049997" calcext:value-type="float">
            <text:p>0.0085248705</text:p>
          </table:table-cell>
          <table:table-cell office:value-type="float" office:value="0.011109645797" calcext:value-type="float">
            <text:p>0.0111096458</text:p>
          </table:table-cell>
          <table:table-cell office:value-type="float" office:value="0.142291426659" calcext:value-type="float">
            <text:p>0.1422914267</text:p>
          </table:table-cell>
          <table:table-cell office:value-type="float" office:value="0.145371100595" calcext:value-type="float">
            <text:p>0.1453711006</text:p>
          </table:table-cell>
          <table:table-cell office:value-type="float" office:value="-0.00609945405019" calcext:value-type="float">
            <text:p>-0.0060994541</text:p>
          </table:table-cell>
          <table:table-cell office:value-type="float" office:value="-0.00889879450105" calcext:value-type="float">
            <text:p>-0.0088987945</text:p>
          </table:table-cell>
          <table:table-cell office:value-type="float" office:value="-0.0153985746793" calcext:value-type="float">
            <text:p>-0.0153985747</text:p>
          </table:table-cell>
          <table:table-cell office:value-type="float" office:value="0.00955342621744" calcext:value-type="float">
            <text:p>0.0095534262</text:p>
          </table:table-cell>
          <table:table-cell office:value-type="float" office:value="0.00470333541272" calcext:value-type="float">
            <text:p>0.0047033354</text:p>
          </table:table-cell>
          <table:table-cell office:value-type="float" office:value="-0.00608318176045" calcext:value-type="float">
            <text:p>-0.0060831818</text:p>
          </table:table-cell>
          <table:table-cell office:value-type="float" office:value="-0.999851794566" calcext:value-type="float">
            <text:p>-0.9998517946</text:p>
          </table:table-cell>
          <table:table-cell office:value-type="float" office:value="0.999896251737" calcext:value-type="float">
            <text:p>0.9998962517</text:p>
          </table:table-cell>
        </table:table-row>
        <table:table-row table:style-name="ro1">
          <table:table-cell office:value-type="float" office:value="1.61144587591526E+018" calcext:value-type="float">
            <text:p>1.61144587591526E+018</text:p>
          </table:table-cell>
          <table:table-cell office:value-type="float" office:value="1.61144587586159E+018" calcext:value-type="float">
            <text:p>1.61144587586159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410063192248" calcext:value-type="float">
            <text:p>-0.0041006319</text:p>
          </table:table-cell>
          <table:table-cell office:value-type="float" office:value="-0.00535317568534" calcext:value-type="float">
            <text:p>-0.0053531757</text:p>
          </table:table-cell>
          <table:table-cell office:value-type="float" office:value="0.00895656924695" calcext:value-type="float">
            <text:p>0.0089565692</text:p>
          </table:table-cell>
          <table:table-cell office:value-type="float" office:value="0.0119172830653" calcext:value-type="float">
            <text:p>0.0119172831</text:p>
          </table:table-cell>
          <table:table-cell office:value-type="float" office:value="0.143850535154" calcext:value-type="float">
            <text:p>0.1438505352</text:p>
          </table:table-cell>
          <table:table-cell office:value-type="float" office:value="0.146339807874" calcext:value-type="float">
            <text:p>0.1463398079</text:p>
          </table:table-cell>
          <table:table-cell office:value-type="float" office:value="-0.00709252007043" calcext:value-type="float">
            <text:p>-0.0070925201</text:p>
          </table:table-cell>
          <table:table-cell office:value-type="float" office:value="-0.00939322743445" calcext:value-type="float">
            <text:p>-0.0093932274</text:p>
          </table:table-cell>
          <table:table-cell office:value-type="float" office:value="-0.015639561798" calcext:value-type="float">
            <text:p>-0.0156395618</text:p>
          </table:table-cell>
          <table:table-cell office:value-type="float" office:value="0.00709231478185" calcext:value-type="float">
            <text:p>0.0070923148</text:p>
          </table:table-cell>
          <table:table-cell office:value-type="float" office:value="0.00462603809256" calcext:value-type="float">
            <text:p>0.0046260381</text:p>
          </table:table-cell>
          <table:table-cell office:value-type="float" office:value="-0.00570605441323" calcext:value-type="float">
            <text:p>-0.0057060544</text:p>
          </table:table-cell>
          <table:table-cell office:value-type="float" office:value="-0.99984184791" calcext:value-type="float">
            <text:p>-0.9998418479</text:p>
          </table:table-cell>
          <table:table-cell office:value-type="float" office:value="0.999914437903" calcext:value-type="float">
            <text:p>0.9999144379</text:p>
          </table:table-cell>
        </table:table-row>
        <table:table-row table:style-name="ro1">
          <table:table-cell office:value-type="float" office:value="1.61144587594866E+018" calcext:value-type="float">
            <text:p>1.61144587594866E+018</text:p>
          </table:table-cell>
          <table:table-cell office:value-type="float" office:value="1.61144587586159E+018" calcext:value-type="float">
            <text:p>1.61144587586159E+018</text:p>
          </table:table-cell>
          <table:table-cell office:value-type="float" office:value="87" calcext:value-type="float">
            <text:p>87</text:p>
          </table:table-cell>
          <table:table-cell office:value-type="float" office:value="-0.00407213764265" calcext:value-type="float">
            <text:p>-0.0040721376</text:p>
          </table:table-cell>
          <table:table-cell office:value-type="float" office:value="-0.00535317568534" calcext:value-type="float">
            <text:p>-0.0053531757</text:p>
          </table:table-cell>
          <table:table-cell office:value-type="float" office:value="0.00927262101322" calcext:value-type="float">
            <text:p>0.009272621</text:p>
          </table:table-cell>
          <table:table-cell office:value-type="float" office:value="0.0119172830653" calcext:value-type="float">
            <text:p>0.0119172831</text:p>
          </table:table-cell>
          <table:table-cell office:value-type="float" office:value="0.14603766799" calcext:value-type="float">
            <text:p>0.146037668</text:p>
          </table:table-cell>
          <table:table-cell office:value-type="float" office:value="0.146339807874" calcext:value-type="float">
            <text:p>0.1463398079</text:p>
          </table:table-cell>
          <table:table-cell office:value-type="float" office:value="-0.00926719076939" calcext:value-type="float">
            <text:p>-0.0092671908</text:p>
          </table:table-cell>
          <table:table-cell office:value-type="float" office:value="-0.00939322743445" calcext:value-type="float">
            <text:p>-0.0093932274</text:p>
          </table:table-cell>
          <table:table-cell office:value-type="float" office:value="-0.0164106212694" calcext:value-type="float">
            <text:p>-0.0164106213</text:p>
          </table:table-cell>
          <table:table-cell office:value-type="float" office:value="0.00709231478185" calcext:value-type="float">
            <text:p>0.0070923148</text:p>
          </table:table-cell>
          <table:table-cell office:value-type="float" office:value="0.00471168048873" calcext:value-type="float">
            <text:p>0.0047116805</text:p>
          </table:table-cell>
          <table:table-cell office:value-type="float" office:value="-0.00570605441323" calcext:value-type="float">
            <text:p>-0.0057060544</text:p>
          </table:table-cell>
          <table:table-cell office:value-type="float" office:value="-0.999811333592" calcext:value-type="float">
            <text:p>-0.9998113336</text:p>
          </table:table-cell>
          <table:table-cell office:value-type="float" office:value="0.999914437903" calcext:value-type="float">
            <text:p>0.9999144379</text:p>
          </table:table-cell>
        </table:table-row>
        <table:table-row table:style-name="ro1">
          <table:table-cell office:value-type="float" office:value="1.61144587598168E+018" calcext:value-type="float">
            <text:p>1.61144587598168E+018</text:p>
          </table:table-cell>
          <table:table-cell office:value-type="float" office:value="1.61144587589496E+018" calcext:value-type="float">
            <text:p>1.61144587589496E+018</text:p>
          </table:table-cell>
          <table:table-cell office:value-type="float" office:value="86" calcext:value-type="float">
            <text:p>86</text:p>
          </table:table-cell>
          <table:table-cell office:value-type="float" office:value="-0.00400527985767" calcext:value-type="float">
            <text:p>-0.0040052799</text:p>
          </table:table-cell>
          <table:table-cell office:value-type="float" office:value="-0.00573385166313" calcext:value-type="float">
            <text:p>-0.0057338517</text:p>
          </table:table-cell>
          <table:table-cell office:value-type="float" office:value="0.00935134291649" calcext:value-type="float">
            <text:p>0.0093513429</text:p>
          </table:table-cell>
          <table:table-cell office:value-type="float" office:value="0.0128428703467" calcext:value-type="float">
            <text:p>0.0128428703</text:p>
          </table:table-cell>
          <table:table-cell office:value-type="float" office:value="0.147618815303" calcext:value-type="float">
            <text:p>0.1476188153</text:p>
          </table:table-cell>
          <table:table-cell office:value-type="float" office:value="0.148463740992" calcext:value-type="float">
            <text:p>0.148463741</text:p>
          </table:table-cell>
          <table:table-cell office:value-type="float" office:value="-0.0104862238252" calcext:value-type="float">
            <text:p>-0.0104862238</text:p>
          </table:table-cell>
          <table:table-cell office:value-type="float" office:value="-0.00906818232365" calcext:value-type="float">
            <text:p>-0.0090681823</text:p>
          </table:table-cell>
          <table:table-cell office:value-type="float" office:value="-0.0175452868712" calcext:value-type="float">
            <text:p>-0.0175452869</text:p>
          </table:table-cell>
          <table:table-cell office:value-type="float" office:value="0.00641705464309" calcext:value-type="float">
            <text:p>0.0064170546</text:p>
          </table:table-cell>
          <table:table-cell office:value-type="float" office:value="0.00529027242509" calcext:value-type="float">
            <text:p>0.0052902724</text:p>
          </table:table-cell>
          <table:table-cell office:value-type="float" office:value="-0.00468887536223" calcext:value-type="float">
            <text:p>-0.0046888754</text:p>
          </table:table-cell>
          <table:table-cell office:value-type="float" office:value="-0.999777110351" calcext:value-type="float">
            <text:p>-0.9997771104</text:p>
          </table:table-cell>
          <table:table-cell office:value-type="float" office:value="0.999927287237" calcext:value-type="float">
            <text:p>0.9999272872</text:p>
          </table:table-cell>
        </table:table-row>
        <table:table-row table:style-name="ro1">
          <table:table-cell office:value-type="float" office:value="1.61144587601513E+018" calcext:value-type="float">
            <text:p>1.61144587601513E+018</text:p>
          </table:table-cell>
          <table:table-cell office:value-type="float" office:value="1.61144587596125E+018" calcext:value-type="float">
            <text:p>1.61144587596125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92968766391" calcext:value-type="float">
            <text:p>-0.0039296877</text:p>
          </table:table-cell>
          <table:table-cell office:value-type="float" office:value="-0.00589192575435" calcext:value-type="float">
            <text:p>-0.0058919258</text:p>
          </table:table-cell>
          <table:table-cell office:value-type="float" office:value="0.00948519073427" calcext:value-type="float">
            <text:p>0.0094851907</text:p>
          </table:table-cell>
          <table:table-cell office:value-type="float" office:value="0.0138886379179" calcext:value-type="float">
            <text:p>0.0138886379</text:p>
          </table:table-cell>
          <table:table-cell office:value-type="float" office:value="0.149183303118" calcext:value-type="float">
            <text:p>0.1491833031</text:p>
          </table:table-cell>
          <table:table-cell office:value-type="float" office:value="0.149171802155" calcext:value-type="float">
            <text:p>0.1491718022</text:p>
          </table:table-cell>
          <table:table-cell office:value-type="float" office:value="-0.0109984967076" calcext:value-type="float">
            <text:p>-0.0109984967</text:p>
          </table:table-cell>
          <table:table-cell office:value-type="float" office:value="-0.00931549229315" calcext:value-type="float">
            <text:p>-0.0093154923</text:p>
          </table:table-cell>
          <table:table-cell office:value-type="float" office:value="-0.0182593371323" calcext:value-type="float">
            <text:p>-0.0182593371</text:p>
          </table:table-cell>
          <table:table-cell office:value-type="float" office:value="0.00658707721152" calcext:value-type="float">
            <text:p>0.0065870772</text:p>
          </table:table-cell>
          <table:table-cell office:value-type="float" office:value="0.00546619337077" calcext:value-type="float">
            <text:p>0.0054661934</text:p>
          </table:table-cell>
          <table:table-cell office:value-type="float" office:value="-0.00464077351247" calcext:value-type="float">
            <text:p>-0.0046407735</text:p>
          </table:table-cell>
          <table:table-cell office:value-type="float" office:value="-0.999757891388" calcext:value-type="float">
            <text:p>-0.9997578914</text:p>
          </table:table-cell>
          <table:table-cell office:value-type="float" office:value="0.999924132659" calcext:value-type="float">
            <text:p>0.9999241327</text:p>
          </table:table-cell>
        </table:table-row>
        <table:table-row table:style-name="ro1">
          <table:table-cell office:value-type="float" office:value="1.61144587604872E+018" calcext:value-type="float">
            <text:p>1.61144587604872E+018</text:p>
          </table:table-cell>
          <table:table-cell office:value-type="float" office:value="1.61144587599466E+018" calcext:value-type="float">
            <text:p>1.61144587599466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76621354371" calcext:value-type="float">
            <text:p>-0.0037662135</text:p>
          </table:table-cell>
          <table:table-cell office:value-type="float" office:value="-0.00647851985321" calcext:value-type="float">
            <text:p>-0.0064785199</text:p>
          </table:table-cell>
          <table:table-cell office:value-type="float" office:value="0.00981268752366" calcext:value-type="float">
            <text:p>0.0098126875</text:p>
          </table:table-cell>
          <table:table-cell office:value-type="float" office:value="0.0145217167832" calcext:value-type="float">
            <text:p>0.0145217168</text:p>
          </table:table-cell>
          <table:table-cell office:value-type="float" office:value="0.151193961501" calcext:value-type="float">
            <text:p>0.1511939615</text:p>
          </table:table-cell>
          <table:table-cell office:value-type="float" office:value="0.15143390726" calcext:value-type="float">
            <text:p>0.1514339073</text:p>
          </table:table-cell>
          <table:table-cell office:value-type="float" office:value="-0.0115070287279" calcext:value-type="float">
            <text:p>-0.0115070287</text:p>
          </table:table-cell>
          <table:table-cell office:value-type="float" office:value="-0.00748599413588" calcext:value-type="float">
            <text:p>-0.0074859941</text:p>
          </table:table-cell>
          <table:table-cell office:value-type="float" office:value="-0.0198805907343" calcext:value-type="float">
            <text:p>-0.0198805907</text:p>
          </table:table-cell>
          <table:table-cell office:value-type="float" office:value="0.00781353308814" calcext:value-type="float">
            <text:p>0.0078135331</text:p>
          </table:table-cell>
          <table:table-cell office:value-type="float" office:value="0.00597153408442" calcext:value-type="float">
            <text:p>0.0059715341</text:p>
          </table:table-cell>
          <table:table-cell office:value-type="float" office:value="-0.00578825335418" calcext:value-type="float">
            <text:p>-0.0057882534</text:p>
          </table:table-cell>
          <table:table-cell office:value-type="float" office:value="-0.999718357644" calcext:value-type="float">
            <text:p>-0.9997183576</text:p>
          </table:table-cell>
          <table:table-cell office:value-type="float" office:value="0.999924687439" calcext:value-type="float">
            <text:p>0.9999246874</text:p>
          </table:table-cell>
        </table:table-row>
        <table:table-row table:style-name="ro1">
          <table:table-cell office:value-type="float" office:value="1.61144587608174E+018" calcext:value-type="float">
            <text:p>1.61144587608174E+018</text:p>
          </table:table-cell>
          <table:table-cell office:value-type="float" office:value="1.61144587602808E+018" calcext:value-type="float">
            <text:p>1.61144587602808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66471102461" calcext:value-type="float">
            <text:p>-0.003664711</text:p>
          </table:table-cell>
          <table:table-cell office:value-type="float" office:value="-0.00633124425487" calcext:value-type="float">
            <text:p>-0.0063312443</text:p>
          </table:table-cell>
          <table:table-cell office:value-type="float" office:value="0.0102645494044" calcext:value-type="float">
            <text:p>0.0102645494</text:p>
          </table:table-cell>
          <table:table-cell office:value-type="float" office:value="0.0164562312397" calcext:value-type="float">
            <text:p>0.0164562312</text:p>
          </table:table-cell>
          <table:table-cell office:value-type="float" office:value="0.152659222484" calcext:value-type="float">
            <text:p>0.1526592225</text:p>
          </table:table-cell>
          <table:table-cell office:value-type="float" office:value="0.153790620952" calcext:value-type="float">
            <text:p>0.153790621</text:p>
          </table:table-cell>
          <table:table-cell office:value-type="float" office:value="-0.0113543412325" calcext:value-type="float">
            <text:p>-0.0113543412</text:p>
          </table:table-cell>
          <table:table-cell office:value-type="float" office:value="-0.00805523357826" calcext:value-type="float">
            <text:p>-0.0080552336</text:p>
          </table:table-cell>
          <table:table-cell office:value-type="float" office:value="-0.0209544213116" calcext:value-type="float">
            <text:p>-0.0209544213</text:p>
          </table:table-cell>
          <table:table-cell office:value-type="float" office:value="0.011147593738" calcext:value-type="float">
            <text:p>0.0111475937</text:p>
          </table:table-cell>
          <table:table-cell office:value-type="float" office:value="0.00584555715422" calcext:value-type="float">
            <text:p>0.0058455572</text:p>
          </table:table-cell>
          <table:table-cell office:value-type="float" office:value="-0.00765669639326" calcext:value-type="float">
            <text:p>-0.0076566964</text:p>
          </table:table-cell>
          <table:table-cell office:value-type="float" office:value="-0.999698927947" calcext:value-type="float">
            <text:p>-0.9996989279</text:p>
          </table:table-cell>
          <table:table-cell office:value-type="float" office:value="0.999876089923" calcext:value-type="float">
            <text:p>0.9998760899</text:p>
          </table:table-cell>
        </table:table-row>
        <table:table-row table:style-name="ro1">
          <table:table-cell office:value-type="float" office:value="1.61144587611572E+018" calcext:value-type="float">
            <text:p>1.61144587611572E+018</text:p>
          </table:table-cell>
          <table:table-cell office:value-type="float" office:value="1.61144587606156E+018" calcext:value-type="float">
            <text:p>1.61144587606156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64058394916" calcext:value-type="float">
            <text:p>-0.0036405839</text:p>
          </table:table-cell>
          <table:table-cell office:value-type="float" office:value="-0.00607288255525" calcext:value-type="float">
            <text:p>-0.0060728826</text:p>
          </table:table-cell>
          <table:table-cell office:value-type="float" office:value="0.0110313594341" calcext:value-type="float">
            <text:p>0.0110313594</text:p>
          </table:table-cell>
          <table:table-cell office:value-type="float" office:value="0.0168295424058" calcext:value-type="float">
            <text:p>0.0168295424</text:p>
          </table:table-cell>
          <table:table-cell office:value-type="float" office:value="0.154077216983" calcext:value-type="float">
            <text:p>0.154077217</text:p>
          </table:table-cell>
          <table:table-cell office:value-type="float" office:value="0.159434589796" calcext:value-type="float">
            <text:p>0.1594345898</text:p>
          </table:table-cell>
          <table:table-cell office:value-type="float" office:value="-0.01134683613" calcext:value-type="float">
            <text:p>-0.0113468361</text:p>
          </table:table-cell>
          <table:table-cell office:value-type="float" office:value="-0.006168936839" calcext:value-type="float">
            <text:p>-0.0061689368</text:p>
          </table:table-cell>
          <table:table-cell office:value-type="float" office:value="-0.0212986744653" calcext:value-type="float">
            <text:p>-0.0212986745</text:p>
          </table:table-cell>
          <table:table-cell office:value-type="float" office:value="0.0156176945208" calcext:value-type="float">
            <text:p>0.0156176945</text:p>
          </table:table-cell>
          <table:table-cell office:value-type="float" office:value="0.00560961909625" calcext:value-type="float">
            <text:p>0.0056096191</text:p>
          </table:table-cell>
          <table:table-cell office:value-type="float" office:value="-0.00808298489018" calcext:value-type="float">
            <text:p>-0.0080829849</text:p>
          </table:table-cell>
          <table:table-cell office:value-type="float" office:value="-0.999693027388" calcext:value-type="float">
            <text:p>-0.9996930274</text:p>
          </table:table-cell>
          <table:table-cell office:value-type="float" office:value="0.999826321428" calcext:value-type="float">
            <text:p>0.9998263214</text:p>
          </table:table-cell>
        </table:table-row>
        <table:table-row table:style-name="ro1">
          <table:table-cell office:value-type="float" office:value="1.61144587614991E+018" calcext:value-type="float">
            <text:p>1.61144587614991E+018</text:p>
          </table:table-cell>
          <table:table-cell office:value-type="float" office:value="1.61144587606156E+018" calcext:value-type="float">
            <text:p>1.61144587606156E+018</text:p>
          </table:table-cell>
          <table:table-cell office:value-type="float" office:value="88" calcext:value-type="float">
            <text:p>88</text:p>
          </table:table-cell>
          <table:table-cell office:value-type="float" office:value="-0.00356368185021" calcext:value-type="float">
            <text:p>-0.0035636819</text:p>
          </table:table-cell>
          <table:table-cell office:value-type="float" office:value="-0.00607288255525" calcext:value-type="float">
            <text:p>-0.0060728826</text:p>
          </table:table-cell>
          <table:table-cell office:value-type="float" office:value="0.0119593907148" calcext:value-type="float">
            <text:p>0.0119593907</text:p>
          </table:table-cell>
          <table:table-cell office:value-type="float" office:value="0.0168295424058" calcext:value-type="float">
            <text:p>0.0168295424</text:p>
          </table:table-cell>
          <table:table-cell office:value-type="float" office:value="0.155897036195" calcext:value-type="float">
            <text:p>0.1558970362</text:p>
          </table:table-cell>
          <table:table-cell office:value-type="float" office:value="0.159434589796" calcext:value-type="float">
            <text:p>0.1594345898</text:p>
          </table:table-cell>
          <table:table-cell office:value-type="float" office:value="-0.0105218668882" calcext:value-type="float">
            <text:p>-0.0105218669</text:p>
          </table:table-cell>
          <table:table-cell office:value-type="float" office:value="-0.006168936839" calcext:value-type="float">
            <text:p>-0.0061689368</text:p>
          </table:table-cell>
          <table:table-cell office:value-type="float" office:value="-0.020915865177" calcext:value-type="float">
            <text:p>-0.0209158652</text:p>
          </table:table-cell>
          <table:table-cell office:value-type="float" office:value="0.0156176945208" calcext:value-type="float">
            <text:p>0.0156176945</text:p>
          </table:table-cell>
          <table:table-cell office:value-type="float" office:value="0.00475045558936" calcext:value-type="float">
            <text:p>0.0047504556</text:p>
          </table:table-cell>
          <table:table-cell office:value-type="float" office:value="-0.00808298489018" calcext:value-type="float">
            <text:p>-0.0080829849</text:p>
          </table:table-cell>
          <table:table-cell office:value-type="float" office:value="-0.999714648721" calcext:value-type="float">
            <text:p>-0.9997146487</text:p>
          </table:table-cell>
          <table:table-cell office:value-type="float" office:value="0.999826321428" calcext:value-type="float">
            <text:p>0.9998263214</text:p>
          </table:table-cell>
        </table:table-row>
        <table:table-row table:style-name="ro1">
          <table:table-cell office:value-type="float" office:value="1.61144587618169E+018" calcext:value-type="float">
            <text:p>1.61144587618169E+018</text:p>
          </table:table-cell>
          <table:table-cell office:value-type="float" office:value="1.61144587609482E+018" calcext:value-type="float">
            <text:p>1.61144587609482E+018</text:p>
          </table:table-cell>
          <table:table-cell office:value-type="float" office:value="86" calcext:value-type="float">
            <text:p>86</text:p>
          </table:table-cell>
          <table:table-cell office:value-type="float" office:value="-0.00345752341673" calcext:value-type="float">
            <text:p>-0.0034575234</text:p>
          </table:table-cell>
          <table:table-cell office:value-type="float" office:value="-0.00607111040929" calcext:value-type="float">
            <text:p>-0.0060711104</text:p>
          </table:table-cell>
          <table:table-cell office:value-type="float" office:value="0.0126674883068" calcext:value-type="float">
            <text:p>0.0126674883</text:p>
          </table:table-cell>
          <table:table-cell office:value-type="float" office:value="0.0171167900852" calcext:value-type="float">
            <text:p>0.0171167901</text:p>
          </table:table-cell>
          <table:table-cell office:value-type="float" office:value="0.157231524587" calcext:value-type="float">
            <text:p>0.1572315246</text:p>
          </table:table-cell>
          <table:table-cell office:value-type="float" office:value="0.161588343805" calcext:value-type="float">
            <text:p>0.1615883438</text:p>
          </table:table-cell>
          <table:table-cell office:value-type="float" office:value="-0.00766436027922" calcext:value-type="float">
            <text:p>-0.0076643603</text:p>
          </table:table-cell>
          <table:table-cell office:value-type="float" office:value="-0.00629819253646" calcext:value-type="float">
            <text:p>-0.0062981925</text:p>
          </table:table-cell>
          <table:table-cell office:value-type="float" office:value="-0.0194798881332" calcext:value-type="float">
            <text:p>-0.0194798881</text:p>
          </table:table-cell>
          <table:table-cell office:value-type="float" office:value="0.0165445831074" calcext:value-type="float">
            <text:p>0.0165445831</text:p>
          </table:table-cell>
          <table:table-cell office:value-type="float" office:value="0.004556917261" calcext:value-type="float">
            <text:p>0.0045569173</text:p>
          </table:table-cell>
          <table:table-cell office:value-type="float" office:value="-0.00755835793201" calcext:value-type="float">
            <text:p>-0.0075583579</text:p>
          </table:table-cell>
          <table:table-cell office:value-type="float" office:value="-0.999770535442" calcext:value-type="float">
            <text:p>-0.9997705354</text:p>
          </table:table-cell>
          <table:table-cell office:value-type="float" office:value="0.999814711131" calcext:value-type="float">
            <text:p>0.9998147111</text:p>
          </table:table-cell>
        </table:table-row>
        <table:table-row table:style-name="ro1">
          <table:table-cell office:value-type="float" office:value="1.61144587621508E+018" calcext:value-type="float">
            <text:p>1.61144587621508E+018</text:p>
          </table:table-cell>
          <table:table-cell office:value-type="float" office:value="1.61144587616162E+018" calcext:value-type="float">
            <text:p>1.61144587616162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37561732158" calcext:value-type="float">
            <text:p>-0.0033756173</text:p>
          </table:table-cell>
          <table:table-cell office:value-type="float" office:value="-0.00564056001761" calcext:value-type="float">
            <text:p>-0.00564056</text:p>
          </table:table-cell>
          <table:table-cell office:value-type="float" office:value="0.0135956788436" calcext:value-type="float">
            <text:p>0.0135956788</text:p>
          </table:table-cell>
          <table:table-cell office:value-type="float" office:value="0.0189435505248" calcext:value-type="float">
            <text:p>0.0189435505</text:p>
          </table:table-cell>
          <table:table-cell office:value-type="float" office:value="0.158704355359" calcext:value-type="float">
            <text:p>0.1587043554</text:p>
          </table:table-cell>
          <table:table-cell office:value-type="float" office:value="0.16420177442" calcext:value-type="float">
            <text:p>0.1642017744</text:p>
          </table:table-cell>
          <table:table-cell office:value-type="float" office:value="-0.00627187713672" calcext:value-type="float">
            <text:p>-0.0062718771</text:p>
          </table:table-cell>
          <table:table-cell office:value-type="float" office:value="-0.00886146419908" calcext:value-type="float">
            <text:p>-0.0088614642</text:p>
          </table:table-cell>
          <table:table-cell office:value-type="float" office:value="-0.0183542841038" calcext:value-type="float">
            <text:p>-0.0183542841</text:p>
          </table:table-cell>
          <table:table-cell office:value-type="float" office:value="0.0158747048605" calcext:value-type="float">
            <text:p>0.0158747049</text:p>
          </table:table-cell>
          <table:table-cell office:value-type="float" office:value="0.00443970687529" calcext:value-type="float">
            <text:p>0.0044397069</text:p>
          </table:table-cell>
          <table:table-cell office:value-type="float" office:value="-0.00651457068406" calcext:value-type="float">
            <text:p>-0.0065145707</text:p>
          </table:table-cell>
          <table:table-cell office:value-type="float" office:value="-0.999802019138" calcext:value-type="float">
            <text:p>-0.9998020191</text:p>
          </table:table-cell>
          <table:table-cell office:value-type="float" office:value="0.999813484804" calcext:value-type="float">
            <text:p>0.9998134848</text:p>
          </table:table-cell>
        </table:table-row>
        <table:table-row table:style-name="ro1">
          <table:table-cell office:value-type="float" office:value="1.6114458762495E+018" calcext:value-type="float">
            <text:p>1.6114458762495E+018</text:p>
          </table:table-cell>
          <table:table-cell office:value-type="float" office:value="1.61144587619488E+018" calcext:value-type="float">
            <text:p>1.61144587619488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32158897072" calcext:value-type="float">
            <text:p>-0.003321589</text:p>
          </table:table-cell>
          <table:table-cell office:value-type="float" office:value="-0.00558573942091" calcext:value-type="float">
            <text:p>-0.0055857394</text:p>
          </table:table-cell>
          <table:table-cell office:value-type="float" office:value="0.01491713617" calcext:value-type="float">
            <text:p>0.0149171362</text:p>
          </table:table-cell>
          <table:table-cell office:value-type="float" office:value="0.0201150877809" calcext:value-type="float">
            <text:p>0.0201150878</text:p>
          </table:table-cell>
          <table:table-cell office:value-type="float" office:value="0.160953953862" calcext:value-type="float">
            <text:p>0.1609539539</text:p>
          </table:table-cell>
          <table:table-cell office:value-type="float" office:value="0.165574352975" calcext:value-type="float">
            <text:p>0.165574353</text:p>
          </table:table-cell>
          <table:table-cell office:value-type="float" office:value="-0.00379393549658" calcext:value-type="float">
            <text:p>-0.0037939355</text:p>
          </table:table-cell>
          <table:table-cell office:value-type="float" office:value="-0.0126020938379" calcext:value-type="float">
            <text:p>-0.0126020938</text:p>
          </table:table-cell>
          <table:table-cell office:value-type="float" office:value="-0.0152201292033" calcext:value-type="float">
            <text:p>-0.0152201292</text:p>
          </table:table-cell>
          <table:table-cell office:value-type="float" office:value="0.0145850825707" calcext:value-type="float">
            <text:p>0.0145850826</text:p>
          </table:table-cell>
          <table:table-cell office:value-type="float" office:value="0.00373210343564" calcext:value-type="float">
            <text:p>0.0037321034</text:p>
          </table:table-cell>
          <table:table-cell office:value-type="float" office:value="-0.00641252612505" calcext:value-type="float">
            <text:p>-0.0064125261</text:p>
          </table:table-cell>
          <table:table-cell office:value-type="float" office:value="-0.999870086299" calcext:value-type="float">
            <text:p>-0.9998700863</text:p>
          </table:table-cell>
          <table:table-cell office:value-type="float" office:value="0.999793637676" calcext:value-type="float">
            <text:p>0.9997936377</text:p>
          </table:table-cell>
        </table:table-row>
        <table:table-row table:style-name="ro1">
          <table:table-cell office:value-type="float" office:value="1.61144587628166E+018" calcext:value-type="float">
            <text:p>1.61144587628166E+018</text:p>
          </table:table-cell>
          <table:table-cell office:value-type="float" office:value="1.61144587622809E+018" calcext:value-type="float">
            <text:p>1.61144587622809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341377547011" calcext:value-type="float">
            <text:p>-0.0034137755</text:p>
          </table:table-cell>
          <table:table-cell office:value-type="float" office:value="-0.00547858391015" calcext:value-type="float">
            <text:p>-0.0054785839</text:p>
          </table:table-cell>
          <table:table-cell office:value-type="float" office:value="0.0159319601953" calcext:value-type="float">
            <text:p>0.0159319602</text:p>
          </table:table-cell>
          <table:table-cell office:value-type="float" office:value="0.0217062592069" calcext:value-type="float">
            <text:p>0.0217062592</text:p>
          </table:table-cell>
          <table:table-cell office:value-type="float" office:value="0.162784680724" calcext:value-type="float">
            <text:p>0.1627846807</text:p>
          </table:table-cell>
          <table:table-cell office:value-type="float" office:value="0.16703873386" calcext:value-type="float">
            <text:p>0.1670387339</text:p>
          </table:table-cell>
          <table:table-cell office:value-type="float" office:value="-0.00150718183946" calcext:value-type="float">
            <text:p>-0.0015071818</text:p>
          </table:table-cell>
          <table:table-cell office:value-type="float" office:value="-0.0158580416085" calcext:value-type="float">
            <text:p>-0.0158580416</text:p>
          </table:table-cell>
          <table:table-cell office:value-type="float" office:value="-0.0129203771946" calcext:value-type="float">
            <text:p>-0.0129203772</text:p>
          </table:table-cell>
          <table:table-cell office:value-type="float" office:value="0.0122356334313" calcext:value-type="float">
            <text:p>0.0122356334</text:p>
          </table:table-cell>
          <table:table-cell office:value-type="float" office:value="0.00349502741277" calcext:value-type="float">
            <text:p>0.0034950274</text:p>
          </table:table-cell>
          <table:table-cell office:value-type="float" office:value="-0.00625055378355" calcext:value-type="float">
            <text:p>-0.0062505538</text:p>
          </table:table-cell>
          <table:table-cell office:value-type="float" office:value="-0.999909325015" calcext:value-type="float">
            <text:p>-0.999909325</text:p>
          </table:table-cell>
          <table:table-cell office:value-type="float" office:value="0.999779834864" calcext:value-type="float">
            <text:p>0.9997798349</text:p>
          </table:table-cell>
        </table:table-row>
        <table:table-row table:style-name="ro1">
          <table:table-cell office:value-type="float" office:value="1.61144587631561E+018" calcext:value-type="float">
            <text:p>1.61144587631561E+018</text:p>
          </table:table-cell>
          <table:table-cell office:value-type="float" office:value="1.6114458762616E+018" calcext:value-type="float">
            <text:p>1.6114458762616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56758804992" calcext:value-type="float">
            <text:p>-0.003567588</text:p>
          </table:table-cell>
          <table:table-cell office:value-type="float" office:value="-0.0060523343233" calcext:value-type="float">
            <text:p>-0.0060523343</text:p>
          </table:table-cell>
          <table:table-cell office:value-type="float" office:value="0.017018597573" calcext:value-type="float">
            <text:p>0.0170185976</text:p>
          </table:table-cell>
          <table:table-cell office:value-type="float" office:value="0.0229658193438" calcext:value-type="float">
            <text:p>0.0229658193</text:p>
          </table:table-cell>
          <table:table-cell office:value-type="float" office:value="0.1646669209" calcext:value-type="float">
            <text:p>0.1646669209</text:p>
          </table:table-cell>
          <table:table-cell office:value-type="float" office:value="0.167724713926" calcext:value-type="float">
            <text:p>0.1677247139</text:p>
          </table:table-cell>
          <table:table-cell office:value-type="float" office:value="-0.000671627811723" calcext:value-type="float">
            <text:p>-0.0006716278</text:p>
          </table:table-cell>
          <table:table-cell office:value-type="float" office:value="-0.0181698854197" calcext:value-type="float">
            <text:p>-0.0181698854</text:p>
          </table:table-cell>
          <table:table-cell office:value-type="float" office:value="-0.0121858412602" calcext:value-type="float">
            <text:p>-0.0121858413</text:p>
          </table:table-cell>
          <table:table-cell office:value-type="float" office:value="0.008258432942" calcext:value-type="float">
            <text:p>0.0082584329</text:p>
          </table:table-cell>
          <table:table-cell office:value-type="float" office:value="0.00342177619005" calcext:value-type="float">
            <text:p>0.0034217762</text:p>
          </table:table-cell>
          <table:table-cell office:value-type="float" office:value="-0.0054108863831" calcext:value-type="float">
            <text:p>-0.0054108864</text:p>
          </table:table-cell>
          <table:table-cell office:value-type="float" office:value="-0.999919693139" calcext:value-type="float">
            <text:p>-0.9999196931</text:p>
          </table:table-cell>
          <table:table-cell office:value-type="float" office:value="0.999786152981" calcext:value-type="float">
            <text:p>0.999786153</text:p>
          </table:table-cell>
        </table:table-row>
        <table:table-row table:style-name="ro1">
          <table:table-cell office:value-type="float" office:value="1.61144587634916E+018" calcext:value-type="float">
            <text:p>1.61144587634916E+018</text:p>
          </table:table-cell>
          <table:table-cell office:value-type="float" office:value="1.61144587629488E+018" calcext:value-type="float">
            <text:p>1.61144587629488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377596588805" calcext:value-type="float">
            <text:p>-0.0037759659</text:p>
          </table:table-cell>
          <table:table-cell office:value-type="float" office:value="-0.00644216318203" calcext:value-type="float">
            <text:p>-0.0064421632</text:p>
          </table:table-cell>
          <table:table-cell office:value-type="float" office:value="0.0186224523932" calcext:value-type="float">
            <text:p>0.0186224524</text:p>
          </table:table-cell>
          <table:table-cell office:value-type="float" office:value="0.0240177643334" calcext:value-type="float">
            <text:p>0.0240177643</text:p>
          </table:table-cell>
          <table:table-cell office:value-type="float" office:value="0.167216256261" calcext:value-type="float">
            <text:p>0.1672162563</text:p>
          </table:table-cell>
          <table:table-cell office:value-type="float" office:value="0.169372026284" calcext:value-type="float">
            <text:p>0.1693720263</text:p>
          </table:table-cell>
          <table:table-cell office:value-type="float" office:value="-0.000314702286024" calcext:value-type="float">
            <text:p>-0.0003147023</text:p>
          </table:table-cell>
          <table:table-cell office:value-type="float" office:value="-0.0201241870541" calcext:value-type="float">
            <text:p>-0.0201241871</text:p>
          </table:table-cell>
          <table:table-cell office:value-type="float" office:value="-0.0112460202098" calcext:value-type="float">
            <text:p>-0.0112460202</text:p>
          </table:table-cell>
          <table:table-cell office:value-type="float" office:value="0.00589180451637" calcext:value-type="float">
            <text:p>0.0058918045</text:p>
          </table:table-cell>
          <table:table-cell office:value-type="float" office:value="0.00260716190204" calcext:value-type="float">
            <text:p>0.0026071619</text:p>
          </table:table-cell>
          <table:table-cell office:value-type="float" office:value="-0.00483991340652" calcext:value-type="float">
            <text:p>-0.0048399134</text:p>
          </table:table-cell>
          <table:table-cell office:value-type="float" office:value="-0.999933348718" calcext:value-type="float">
            <text:p>-0.9999333487</text:p>
          </table:table-cell>
          <table:table-cell office:value-type="float" office:value="0.999768400585" calcext:value-type="float">
            <text:p>0.9997684006</text:p>
          </table:table-cell>
        </table:table-row>
        <table:table-row table:style-name="ro1">
          <table:table-cell office:value-type="float" office:value="1.61144587638337E+018" calcext:value-type="float">
            <text:p>1.61144587638337E+018</text:p>
          </table:table-cell>
          <table:table-cell office:value-type="float" office:value="1.61144587632819E+018" calcext:value-type="float">
            <text:p>1.61144587632819E+018</text:p>
          </table:table-cell>
          <table:table-cell office:value-type="float" office:value="55" calcext:value-type="float">
            <text:p>55</text:p>
          </table:table-cell>
          <table:table-cell office:value-type="float" office:value="-0.00396559247747" calcext:value-type="float">
            <text:p>-0.0039655925</text:p>
          </table:table-cell>
          <table:table-cell office:value-type="float" office:value="-0.00714354281182" calcext:value-type="float">
            <text:p>-0.0071435428</text:p>
          </table:table-cell>
          <table:table-cell office:value-type="float" office:value="0.0197013709694" calcext:value-type="float">
            <text:p>0.019701371</text:p>
          </table:table-cell>
          <table:table-cell office:value-type="float" office:value="0.0246661685452" calcext:value-type="float">
            <text:p>0.0246661685</text:p>
          </table:table-cell>
          <table:table-cell office:value-type="float" office:value="0.169228255749" calcext:value-type="float">
            <text:p>0.1692282557</text:p>
          </table:table-cell>
          <table:table-cell office:value-type="float" office:value="0.171894777991" calcext:value-type="float">
            <text:p>0.171894778</text:p>
          </table:table-cell>
          <table:table-cell office:value-type="float" office:value="-0.000251741150522" calcext:value-type="float">
            <text:p>-0.0002517412</text:p>
          </table:table-cell>
          <table:table-cell office:value-type="float" office:value="-0.0200592688271" calcext:value-type="float">
            <text:p>-0.0200592688</text:p>
          </table:table-cell>
          <table:table-cell office:value-type="float" office:value="-0.0112980890192" calcext:value-type="float">
            <text:p>-0.011298089</text:p>
          </table:table-cell>
          <table:table-cell office:value-type="float" office:value="0.00571691281536" calcext:value-type="float">
            <text:p>0.0057169128</text:p>
          </table:table-cell>
          <table:table-cell office:value-type="float" office:value="0.0021339792338" calcext:value-type="float">
            <text:p>0.0021339792</text:p>
          </table:table-cell>
          <table:table-cell office:value-type="float" office:value="-0.00398600535285" calcext:value-type="float">
            <text:p>-0.0039860054</text:p>
          </table:table-cell>
          <table:table-cell office:value-type="float" office:value="-0.999933896627" calcext:value-type="float">
            <text:p>-0.9999338966</text:p>
          </table:table-cell>
          <table:table-cell office:value-type="float" office:value="0.999774489692" calcext:value-type="float">
            <text:p>0.9997744897</text:p>
          </table:table-cell>
        </table:table-row>
        <table:table-row table:style-name="ro1">
          <table:table-cell office:value-type="float" office:value="1.6114458764156E+018" calcext:value-type="float">
            <text:p>1.6114458764156E+018</text:p>
          </table:table-cell>
          <table:table-cell office:value-type="float" office:value="1.61144587636145E+018" calcext:value-type="float">
            <text:p>1.61144587636145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15534479544" calcext:value-type="float">
            <text:p>-0.0041553448</text:p>
          </table:table-cell>
          <table:table-cell office:value-type="float" office:value="-0.00788870909192" calcext:value-type="float">
            <text:p>-0.0078887091</text:p>
          </table:table-cell>
          <table:table-cell office:value-type="float" office:value="0.0206790361553" calcext:value-type="float">
            <text:p>0.0206790362</text:p>
          </table:table-cell>
          <table:table-cell office:value-type="float" office:value="0.0259625038748" calcext:value-type="float">
            <text:p>0.0259625039</text:p>
          </table:table-cell>
          <table:table-cell office:value-type="float" office:value="0.171262145042" calcext:value-type="float">
            <text:p>0.171262145</text:p>
          </table:table-cell>
          <table:table-cell office:value-type="float" office:value="0.172982109165" calcext:value-type="float">
            <text:p>0.1729821092</text:p>
          </table:table-cell>
          <table:table-cell table:style-name="ce1" office:value-type="float" office:value="0.0000858853990976" calcext:value-type="float">
            <text:p>8.59E-05</text:p>
          </table:table-cell>
          <table:table-cell office:value-type="float" office:value="-0.0209717716716" calcext:value-type="float">
            <text:p>-0.0209717717</text:p>
          </table:table-cell>
          <table:table-cell office:value-type="float" office:value="-0.0117566730728" calcext:value-type="float">
            <text:p>-0.0117566731</text:p>
          </table:table-cell>
          <table:table-cell office:value-type="float" office:value="0.0039214891731" calcext:value-type="float">
            <text:p>0.0039214892</text:p>
          </table:table-cell>
          <table:table-cell office:value-type="float" office:value="0.00210131542621" calcext:value-type="float">
            <text:p>0.0021013154</text:p>
          </table:table-cell>
          <table:table-cell office:value-type="float" office:value="-0.00266805021041" calcext:value-type="float">
            <text:p>-0.0026680502</text:p>
          </table:table-cell>
          <table:table-cell office:value-type="float" office:value="-0.999928712565" calcext:value-type="float">
            <text:p>-0.9999287126</text:p>
          </table:table-cell>
          <table:table-cell office:value-type="float" office:value="0.999768805304" calcext:value-type="float">
            <text:p>0.9997688053</text:p>
          </table:table-cell>
        </table:table-row>
        <table:table-row table:style-name="ro1">
          <table:table-cell office:value-type="float" office:value="1.61144587644987E+018" calcext:value-type="float">
            <text:p>1.61144587644987E+018</text:p>
          </table:table-cell>
          <table:table-cell office:value-type="float" office:value="1.61144587639503E+018" calcext:value-type="float">
            <text:p>1.61144587639503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39755665138" calcext:value-type="float">
            <text:p>-0.0043975567</text:p>
          </table:table-cell>
          <table:table-cell office:value-type="float" office:value="-0.0086556997502" calcext:value-type="float">
            <text:p>-0.0086556998</text:p>
          </table:table-cell>
          <table:table-cell office:value-type="float" office:value="0.0220466833562" calcext:value-type="float">
            <text:p>0.0220466834</text:p>
          </table:table-cell>
          <table:table-cell office:value-type="float" office:value="0.0269245092132" calcext:value-type="float">
            <text:p>0.0269245092</text:p>
          </table:table-cell>
          <table:table-cell office:value-type="float" office:value="0.173937261105" calcext:value-type="float">
            <text:p>0.1739372611</text:p>
          </table:table-cell>
          <table:table-cell office:value-type="float" office:value="0.175340672834" calcext:value-type="float">
            <text:p>0.1753406728</text:p>
          </table:table-cell>
          <table:table-cell office:value-type="float" office:value="0.000430909379175" calcext:value-type="float">
            <text:p>0.0004309094</text:p>
          </table:table-cell>
          <table:table-cell office:value-type="float" office:value="-0.0207663730853" calcext:value-type="float">
            <text:p>-0.0207663731</text:p>
          </table:table-cell>
          <table:table-cell office:value-type="float" office:value="-0.0133837014516" calcext:value-type="float">
            <text:p>-0.0133837015</text:p>
          </table:table-cell>
          <table:table-cell office:value-type="float" office:value="0.00405473082556" calcext:value-type="float">
            <text:p>0.0040547308</text:p>
          </table:table-cell>
          <table:table-cell office:value-type="float" office:value="0.00207935691813" calcext:value-type="float">
            <text:p>0.0020793569</text:p>
          </table:table-cell>
          <table:table-cell office:value-type="float" office:value="-0.00274496370242" calcext:value-type="float">
            <text:p>-0.0027449637</text:p>
          </table:table-cell>
          <table:table-cell office:value-type="float" office:value="-0.99990818705" calcext:value-type="float">
            <text:p>-0.9999081871</text:p>
          </table:table-cell>
          <table:table-cell office:value-type="float" office:value="0.999772353047" calcext:value-type="float">
            <text:p>0.999772353</text:p>
          </table:table-cell>
        </table:table-row>
        <table:table-row table:style-name="ro1">
          <table:table-cell office:value-type="float" office:value="1.61144587648347E+018" calcext:value-type="float">
            <text:p>1.61144587648347E+018</text:p>
          </table:table-cell>
          <table:table-cell office:value-type="float" office:value="1.61144587639503E+018" calcext:value-type="float">
            <text:p>1.61144587639503E+018</text:p>
          </table:table-cell>
          <table:table-cell office:value-type="float" office:value="88" calcext:value-type="float">
            <text:p>88</text:p>
          </table:table-cell>
          <table:table-cell office:value-type="float" office:value="-0.00452722236514" calcext:value-type="float">
            <text:p>-0.0045272224</text:p>
          </table:table-cell>
          <table:table-cell office:value-type="float" office:value="-0.0086556997502" calcext:value-type="float">
            <text:p>-0.0086556998</text:p>
          </table:table-cell>
          <table:table-cell office:value-type="float" office:value="0.0230838023126" calcext:value-type="float">
            <text:p>0.0230838023</text:p>
          </table:table-cell>
          <table:table-cell office:value-type="float" office:value="0.0269245092132" calcext:value-type="float">
            <text:p>0.0269245092</text:p>
          </table:table-cell>
          <table:table-cell office:value-type="float" office:value="0.175888717175" calcext:value-type="float">
            <text:p>0.1758887172</text:p>
          </table:table-cell>
          <table:table-cell office:value-type="float" office:value="0.175340672834" calcext:value-type="float">
            <text:p>0.1753406728</text:p>
          </table:table-cell>
          <table:table-cell table:style-name="ce1" office:value-type="float" office:value="-0.000090012497529" calcext:value-type="float">
            <text:p>-9.00E-05</text:p>
          </table:table-cell>
          <table:table-cell office:value-type="float" office:value="-0.0207663730853" calcext:value-type="float">
            <text:p>-0.0207663731</text:p>
          </table:table-cell>
          <table:table-cell office:value-type="float" office:value="-0.0150006191966" calcext:value-type="float">
            <text:p>-0.0150006192</text:p>
          </table:table-cell>
          <table:table-cell office:value-type="float" office:value="0.00405473082556" calcext:value-type="float">
            <text:p>0.0040547308</text:p>
          </table:table-cell>
          <table:table-cell office:value-type="float" office:value="0.00170728453948" calcext:value-type="float">
            <text:p>0.0017072845</text:p>
          </table:table-cell>
          <table:table-cell office:value-type="float" office:value="-0.00274496370242" calcext:value-type="float">
            <text:p>-0.0027449637</text:p>
          </table:table-cell>
          <table:table-cell office:value-type="float" office:value="-0.999886102101" calcext:value-type="float">
            <text:p>-0.9998861021</text:p>
          </table:table-cell>
          <table:table-cell office:value-type="float" office:value="0.999772353047" calcext:value-type="float">
            <text:p>0.999772353</text:p>
          </table:table-cell>
        </table:table-row>
        <table:table-row table:style-name="ro1">
          <table:table-cell office:value-type="float" office:value="1.61144587651353E+018" calcext:value-type="float">
            <text:p>1.61144587651353E+018</text:p>
          </table:table-cell>
          <table:table-cell office:value-type="float" office:value="1.61144587642822E+018" calcext:value-type="float">
            <text:p>1.61144587642822E+018</text:p>
          </table:table-cell>
          <table:table-cell office:value-type="float" office:value="85" calcext:value-type="float">
            <text:p>85</text:p>
          </table:table-cell>
          <table:table-cell office:value-type="float" office:value="-0.00459079770371" calcext:value-type="float">
            <text:p>-0.0045907977</text:p>
          </table:table-cell>
          <table:table-cell office:value-type="float" office:value="-0.00928130015078" calcext:value-type="float">
            <text:p>-0.0092813002</text:p>
          </table:table-cell>
          <table:table-cell office:value-type="float" office:value="0.0240589827299" calcext:value-type="float">
            <text:p>0.0240589827</text:p>
          </table:table-cell>
          <table:table-cell office:value-type="float" office:value="0.0278637025995" calcext:value-type="float">
            <text:p>0.0278637026</text:p>
          </table:table-cell>
          <table:table-cell office:value-type="float" office:value="0.177734389901" calcext:value-type="float">
            <text:p>0.1777343899</text:p>
          </table:table-cell>
          <table:table-cell office:value-type="float" office:value="0.177672509862" calcext:value-type="float">
            <text:p>0.1776725099</text:p>
          </table:table-cell>
          <table:table-cell office:value-type="float" office:value="-0.000194209385216" calcext:value-type="float">
            <text:p>-0.0001942094</text:p>
          </table:table-cell>
          <table:table-cell office:value-type="float" office:value="-0.0212781019701" calcext:value-type="float">
            <text:p>-0.021278102</text:p>
          </table:table-cell>
          <table:table-cell office:value-type="float" office:value="-0.0157109391323" calcext:value-type="float">
            <text:p>-0.0157109391</text:p>
          </table:table-cell>
          <table:table-cell office:value-type="float" office:value="0.00534359627934" calcext:value-type="float">
            <text:p>0.0053435963</text:p>
          </table:table-cell>
          <table:table-cell office:value-type="float" office:value="0.00164494935053" calcext:value-type="float">
            <text:p>0.0016449494</text:p>
          </table:table-cell>
          <table:table-cell office:value-type="float" office:value="-0.00293716380148" calcext:value-type="float">
            <text:p>-0.0029371638</text:p>
          </table:table-cell>
          <table:table-cell office:value-type="float" office:value="-0.999875270361" calcext:value-type="float">
            <text:p>-0.9998752704</text:p>
          </table:table-cell>
          <table:table-cell office:value-type="float" office:value="0.999754988614" calcext:value-type="float">
            <text:p>0.9997549886</text:p>
          </table:table-cell>
        </table:table-row>
        <table:table-row table:style-name="ro1">
          <table:table-cell office:value-type="float" office:value="1.61144587654946E+018" calcext:value-type="float">
            <text:p>1.61144587654946E+018</text:p>
          </table:table-cell>
          <table:table-cell office:value-type="float" office:value="1.61144587649495E+018" calcext:value-type="float">
            <text:p>1.61144587649495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58849826828" calcext:value-type="float">
            <text:p>-0.0045884983</text:p>
          </table:table-cell>
          <table:table-cell office:value-type="float" office:value="-0.00999315093875" calcext:value-type="float">
            <text:p>-0.0099931509</text:p>
          </table:table-cell>
          <table:table-cell office:value-type="float" office:value="0.0253861416131" calcext:value-type="float">
            <text:p>0.0253861416</text:p>
          </table:table-cell>
          <table:table-cell office:value-type="float" office:value="0.0287923207924" calcext:value-type="float">
            <text:p>0.0287923208</text:p>
          </table:table-cell>
          <table:table-cell office:value-type="float" office:value="0.180077195168" calcext:value-type="float">
            <text:p>0.1800771952</text:p>
          </table:table-cell>
          <table:table-cell office:value-type="float" office:value="0.182022680218" calcext:value-type="float">
            <text:p>0.1820226802</text:p>
          </table:table-cell>
          <table:table-cell table:style-name="ce1" office:value-type="float" office:value="-0.000013159694903" calcext:value-type="float">
            <text:p>-1.32E-05</text:p>
          </table:table-cell>
          <table:table-cell office:value-type="float" office:value="-0.0194530545069" calcext:value-type="float">
            <text:p>-0.0194530545</text:p>
          </table:table-cell>
          <table:table-cell office:value-type="float" office:value="-0.0169880189353" calcext:value-type="float">
            <text:p>-0.0169880189</text:p>
          </table:table-cell>
          <table:table-cell office:value-type="float" office:value="0.00794189845122" calcext:value-type="float">
            <text:p>0.0079418985</text:p>
          </table:table-cell>
          <table:table-cell office:value-type="float" office:value="0.00181058646518" calcext:value-type="float">
            <text:p>0.0018105865</text:p>
          </table:table-cell>
          <table:table-cell office:value-type="float" office:value="-0.00188778511622" calcext:value-type="float">
            <text:p>-0.0018877851</text:p>
          </table:table-cell>
          <table:table-cell office:value-type="float" office:value="-0.999854112643" calcext:value-type="float">
            <text:p>-0.9998541126</text:p>
          </table:table-cell>
          <table:table-cell office:value-type="float" office:value="0.999777433743" calcext:value-type="float">
            <text:p>0.9997774337</text:p>
          </table:table-cell>
        </table:table-row>
        <table:table-row table:style-name="ro1">
          <table:table-cell office:value-type="float" office:value="1.61144587658189E+018" calcext:value-type="float">
            <text:p>1.61144587658189E+018</text:p>
          </table:table-cell>
          <table:table-cell office:value-type="float" office:value="1.61144587652831E+018" calcext:value-type="float">
            <text:p>1.61144587652831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455767381936" calcext:value-type="float">
            <text:p>-0.0045576738</text:p>
          </table:table-cell>
          <table:table-cell office:value-type="float" office:value="-0.0102895848415" calcext:value-type="float">
            <text:p>-0.0102895848</text:p>
          </table:table-cell>
          <table:table-cell office:value-type="float" office:value="0.0263985041529" calcext:value-type="float">
            <text:p>0.0263985042</text:p>
          </table:table-cell>
          <table:table-cell office:value-type="float" office:value="0.0293097734707" calcext:value-type="float">
            <text:p>0.0293097735</text:p>
          </table:table-cell>
          <table:table-cell office:value-type="float" office:value="0.181685954332" calcext:value-type="float">
            <text:p>0.1816859543</text:p>
          </table:table-cell>
          <table:table-cell office:value-type="float" office:value="0.182503722828" calcext:value-type="float">
            <text:p>0.1825037228</text:p>
          </table:table-cell>
          <table:table-cell office:value-type="float" office:value="-0.000151209721567" calcext:value-type="float">
            <text:p>-0.0001512097</text:p>
          </table:table-cell>
          <table:table-cell office:value-type="float" office:value="-0.0206010515036" calcext:value-type="float">
            <text:p>-0.0206010515</text:p>
          </table:table-cell>
          <table:table-cell office:value-type="float" office:value="-0.0176988670237" calcext:value-type="float">
            <text:p>-0.017698867</text:p>
          </table:table-cell>
          <table:table-cell office:value-type="float" office:value="0.00878107443423" calcext:value-type="float">
            <text:p>0.0087810744</text:p>
          </table:table-cell>
          <table:table-cell office:value-type="float" office:value="0.00187861147868" calcext:value-type="float">
            <text:p>0.0018786115</text:p>
          </table:table-cell>
          <table:table-cell office:value-type="float" office:value="-0.00184337350936" calcext:value-type="float">
            <text:p>-0.0018433735</text:p>
          </table:table-cell>
          <table:table-cell office:value-type="float" office:value="-0.999841637176" calcext:value-type="float">
            <text:p>-0.9998416372</text:p>
          </table:table-cell>
          <table:table-cell office:value-type="float" office:value="0.999747501731" calcext:value-type="float">
            <text:p>0.9997475017</text:p>
          </table:table-cell>
        </table:table-row>
        <table:table-row table:style-name="ro1">
          <table:table-cell office:value-type="float" office:value="1.61144587661567E+018" calcext:value-type="float">
            <text:p>1.61144587661567E+018</text:p>
          </table:table-cell>
          <table:table-cell office:value-type="float" office:value="1.61144587652831E+018" calcext:value-type="float">
            <text:p>1.61144587652831E+018</text:p>
          </table:table-cell>
          <table:table-cell office:value-type="float" office:value="87" calcext:value-type="float">
            <text:p>87</text:p>
          </table:table-cell>
          <table:table-cell office:value-type="float" office:value="-0.00461449986324" calcext:value-type="float">
            <text:p>-0.0046144999</text:p>
          </table:table-cell>
          <table:table-cell office:value-type="float" office:value="-0.0102895848415" calcext:value-type="float">
            <text:p>-0.0102895848</text:p>
          </table:table-cell>
          <table:table-cell office:value-type="float" office:value="0.0273782499135" calcext:value-type="float">
            <text:p>0.0273782499</text:p>
          </table:table-cell>
          <table:table-cell office:value-type="float" office:value="0.0293097734707" calcext:value-type="float">
            <text:p>0.0293097735</text:p>
          </table:table-cell>
          <table:table-cell office:value-type="float" office:value="0.183162197471" calcext:value-type="float">
            <text:p>0.1831621975</text:p>
          </table:table-cell>
          <table:table-cell office:value-type="float" office:value="0.182503722828" calcext:value-type="float">
            <text:p>0.1825037228</text:p>
          </table:table-cell>
          <table:table-cell table:style-name="ce1" office:value-type="float" office:value="-0.0000914724907032" calcext:value-type="float">
            <text:p>-9.15E-05</text:p>
          </table:table-cell>
          <table:table-cell office:value-type="float" office:value="-0.0206010515036" calcext:value-type="float">
            <text:p>-0.0206010515</text:p>
          </table:table-cell>
          <table:table-cell office:value-type="float" office:value="-0.0180776796054" calcext:value-type="float">
            <text:p>-0.0180776796</text:p>
          </table:table-cell>
          <table:table-cell office:value-type="float" office:value="0.00878107443423" calcext:value-type="float">
            <text:p>0.0087810744</text:p>
          </table:table-cell>
          <table:table-cell office:value-type="float" office:value="0.00183427299404" calcext:value-type="float">
            <text:p>0.001834273</text:p>
          </table:table-cell>
          <table:table-cell office:value-type="float" office:value="-0.00184337350936" calcext:value-type="float">
            <text:p>-0.0018433735</text:p>
          </table:table-cell>
          <table:table-cell office:value-type="float" office:value="-0.999834977974" calcext:value-type="float">
            <text:p>-0.999834978</text:p>
          </table:table-cell>
          <table:table-cell office:value-type="float" office:value="0.999747501731" calcext:value-type="float">
            <text:p>0.9997475017</text:p>
          </table:table-cell>
        </table:table-row>
        <table:table-row table:style-name="ro1">
          <table:table-cell office:value-type="float" office:value="1.61144587664975E+018" calcext:value-type="float">
            <text:p>1.61144587664975E+018</text:p>
          </table:table-cell>
          <table:table-cell office:value-type="float" office:value="1.61144587659498E+018" calcext:value-type="float">
            <text:p>1.61144587659498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474776513875" calcext:value-type="float">
            <text:p>-0.0047477651</text:p>
          </table:table-cell>
          <table:table-cell office:value-type="float" office:value="-0.0103477666326" calcext:value-type="float">
            <text:p>-0.0103477666</text:p>
          </table:table-cell>
          <table:table-cell office:value-type="float" office:value="0.0288375150412" calcext:value-type="float">
            <text:p>0.028837515</text:p>
          </table:table-cell>
          <table:table-cell office:value-type="float" office:value="0.0295701379276" calcext:value-type="float">
            <text:p>0.0295701379</text:p>
          </table:table-cell>
          <table:table-cell office:value-type="float" office:value="0.185088574886" calcext:value-type="float">
            <text:p>0.1850885749</text:p>
          </table:table-cell>
          <table:table-cell office:value-type="float" office:value="0.185260113769" calcext:value-type="float">
            <text:p>0.1852601138</text:p>
          </table:table-cell>
          <table:table-cell office:value-type="float" office:value="0.000108211375007" calcext:value-type="float">
            <text:p>0.0001082114</text:p>
          </table:table-cell>
          <table:table-cell office:value-type="float" office:value="-0.019764727371" calcext:value-type="float">
            <text:p>-0.0197647274</text:p>
          </table:table-cell>
          <table:table-cell office:value-type="float" office:value="-0.0187890867981" calcext:value-type="float">
            <text:p>-0.0187890868</text:p>
          </table:table-cell>
          <table:table-cell office:value-type="float" office:value="0.0101464808902" calcext:value-type="float">
            <text:p>0.0101464809</text:p>
          </table:table-cell>
          <table:table-cell office:value-type="float" office:value="0.0016768966617" calcext:value-type="float">
            <text:p>0.0016768967</text:p>
          </table:table-cell>
          <table:table-cell office:value-type="float" office:value="-0.00120312367912" calcext:value-type="float">
            <text:p>-0.0012031237</text:p>
          </table:table-cell>
          <table:table-cell office:value-type="float" office:value="-0.999822081038" calcext:value-type="float">
            <text:p>-0.999822081</text:p>
          </table:table-cell>
          <table:table-cell office:value-type="float" office:value="0.999752435758" calcext:value-type="float">
            <text:p>0.9997524358</text:p>
          </table:table-cell>
        </table:table-row>
        <table:table-row table:style-name="ro1">
          <table:table-cell office:value-type="float" office:value="1.61144587668187E+018" calcext:value-type="float">
            <text:p>1.61144587668187E+018</text:p>
          </table:table-cell>
          <table:table-cell office:value-type="float" office:value="1.61144587662828E+018" calcext:value-type="float">
            <text:p>1.61144587662828E+018</text:p>
          </table:table-cell>
          <table:table-cell office:value-type="float" office:value="53" calcext:value-type="float">
            <text:p>53</text:p>
          </table:table-cell>
          <table:table-cell office:value-type="float" office:value="-0.00487175909802" calcext:value-type="float">
            <text:p>-0.0048717591</text:p>
          </table:table-cell>
          <table:table-cell office:value-type="float" office:value="-0.0104869360923" calcext:value-type="float">
            <text:p>-0.0104869361</text:p>
          </table:table-cell>
          <table:table-cell office:value-type="float" office:value="0.0299016535282" calcext:value-type="float">
            <text:p>0.0299016535</text:p>
          </table:table-cell>
          <table:table-cell office:value-type="float" office:value="0.0296945614951" calcext:value-type="float">
            <text:p>0.0296945615</text:p>
          </table:table-cell>
          <table:table-cell office:value-type="float" office:value="0.186495736241" calcext:value-type="float">
            <text:p>0.1864957362</text:p>
          </table:table-cell>
          <table:table-cell office:value-type="float" office:value="0.186518418519" calcext:value-type="float">
            <text:p>0.1865184185</text:p>
          </table:table-cell>
          <table:table-cell office:value-type="float" office:value="0.000561943272651" calcext:value-type="float">
            <text:p>0.0005619433</text:p>
          </table:table-cell>
          <table:table-cell office:value-type="float" office:value="-0.019669826132" calcext:value-type="float">
            <text:p>-0.0196698261</text:p>
          </table:table-cell>
          <table:table-cell office:value-type="float" office:value="-0.0189077683723" calcext:value-type="float">
            <text:p>-0.0189077684</text:p>
          </table:table-cell>
          <table:table-cell office:value-type="float" office:value="0.0103798135872" calcext:value-type="float">
            <text:p>0.0103798136</text:p>
          </table:table-cell>
          <table:table-cell office:value-type="float" office:value="0.00134347294313" calcext:value-type="float">
            <text:p>0.0013434729</text:p>
          </table:table-cell>
          <table:table-cell office:value-type="float" office:value="-0.000725508074469" calcext:value-type="float">
            <text:p>-0.0007255081</text:p>
          </table:table-cell>
          <table:table-cell office:value-type="float" office:value="-0.99982018443" calcext:value-type="float">
            <text:p>-0.9998201844</text:p>
          </table:table-cell>
          <table:table-cell office:value-type="float" office:value="0.999752372781" calcext:value-type="float">
            <text:p>0.9997523728</text:p>
          </table:table-cell>
        </table:table-row>
        <table:table-row table:style-name="ro1">
          <table:table-cell office:value-type="float" office:value="1.61144587671582E+018" calcext:value-type="float">
            <text:p>1.61144587671582E+018</text:p>
          </table:table-cell>
          <table:table-cell office:value-type="float" office:value="1.61144587666161E+018" calcext:value-type="float">
            <text:p>1.61144587666161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503028696403" calcext:value-type="float">
            <text:p>-0.005030287</text:p>
          </table:table-cell>
          <table:table-cell office:value-type="float" office:value="-0.0109474581919" calcext:value-type="float">
            <text:p>-0.0109474582</text:p>
          </table:table-cell>
          <table:table-cell office:value-type="float" office:value="0.0308518242091" calcext:value-type="float">
            <text:p>0.0308518242</text:p>
          </table:table-cell>
          <table:table-cell office:value-type="float" office:value="0.0303993273751" calcext:value-type="float">
            <text:p>0.0303993274</text:p>
          </table:table-cell>
          <table:table-cell office:value-type="float" office:value="0.187957152724" calcext:value-type="float">
            <text:p>0.1879571527</text:p>
          </table:table-cell>
          <table:table-cell office:value-type="float" office:value="0.186440468871" calcext:value-type="float">
            <text:p>0.1864404689</text:p>
          </table:table-cell>
          <table:table-cell office:value-type="float" office:value="0.000959049562232" calcext:value-type="float">
            <text:p>0.0009590496</text:p>
          </table:table-cell>
          <table:table-cell office:value-type="float" office:value="-0.0211936066662" calcext:value-type="float">
            <text:p>-0.0211936067</text:p>
          </table:table-cell>
          <table:table-cell office:value-type="float" office:value="-0.0185597091605" calcext:value-type="float">
            <text:p>-0.0185597092</text:p>
          </table:table-cell>
          <table:table-cell office:value-type="float" office:value="0.010456778973" calcext:value-type="float">
            <text:p>0.010456779</text:p>
          </table:table-cell>
          <table:table-cell office:value-type="float" office:value="0.00127030601412" calcext:value-type="float">
            <text:p>0.001270306</text:p>
          </table:table-cell>
          <table:table-cell office:value-type="float" office:value="-0.000534478276852" calcext:value-type="float">
            <text:p>-0.0005344783</text:p>
          </table:table-cell>
          <table:table-cell office:value-type="float" office:value="-0.999826506457" calcext:value-type="float">
            <text:p>-0.9998265065</text:p>
          </table:table-cell>
          <table:table-cell office:value-type="float" office:value="0.999720549442" calcext:value-type="float">
            <text:p>0.9997205494</text:p>
          </table:table-cell>
        </table:table-row>
        <table:table-row table:style-name="ro1">
          <table:table-cell office:value-type="float" office:value="1.61144587674972E+018" calcext:value-type="float">
            <text:p>1.61144587674972E+018</text:p>
          </table:table-cell>
          <table:table-cell office:value-type="float" office:value="1.61144587669498E+018" calcext:value-type="float">
            <text:p>1.61144587669498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554745225236" calcext:value-type="float">
            <text:p>-0.0055474523</text:p>
          </table:table-cell>
          <table:table-cell office:value-type="float" office:value="-0.0111044495607" calcext:value-type="float">
            <text:p>-0.0111044496</text:p>
          </table:table-cell>
          <table:table-cell office:value-type="float" office:value="0.032124735415" calcext:value-type="float">
            <text:p>0.0321247354</text:p>
          </table:table-cell>
          <table:table-cell office:value-type="float" office:value="0.030779789366" calcext:value-type="float">
            <text:p>0.0307797894</text:p>
          </table:table-cell>
          <table:table-cell office:value-type="float" office:value="0.190020680428" calcext:value-type="float">
            <text:p>0.1900206804</text:p>
          </table:table-cell>
          <table:table-cell office:value-type="float" office:value="0.187444819155" calcext:value-type="float">
            <text:p>0.1874448192</text:p>
          </table:table-cell>
          <table:table-cell office:value-type="float" office:value="0.00138319964058" calcext:value-type="float">
            <text:p>0.0013831996</text:p>
          </table:table-cell>
          <table:table-cell office:value-type="float" office:value="-0.0218591811323" calcext:value-type="float">
            <text:p>-0.0218591811</text:p>
          </table:table-cell>
          <table:table-cell office:value-type="float" office:value="-0.0181891448488" calcext:value-type="float">
            <text:p>-0.0181891448</text:p>
          </table:table-cell>
          <table:table-cell office:value-type="float" office:value="0.0102832834547" calcext:value-type="float">
            <text:p>0.0102832835</text:p>
          </table:table-cell>
          <table:table-cell office:value-type="float" office:value="0.00104212297628" calcext:value-type="float">
            <text:p>0.001042123</text:p>
          </table:table-cell>
          <table:table-cell office:value-type="float" office:value="-0.000191078038407" calcext:value-type="float">
            <text:p>-0.000191078</text:p>
          </table:table-cell>
          <table:table-cell office:value-type="float" office:value="-0.999833081366" calcext:value-type="float">
            <text:p>-0.9998330814</text:p>
          </table:table-cell>
          <table:table-cell office:value-type="float" office:value="0.999708142211" calcext:value-type="float">
            <text:p>0.9997081422</text:p>
          </table:table-cell>
        </table:table-row>
        <table:table-row table:style-name="ro1">
          <table:table-cell office:value-type="float" office:value="1.6114458767833E+018" calcext:value-type="float">
            <text:p>1.6114458767833E+018</text:p>
          </table:table-cell>
          <table:table-cell office:value-type="float" office:value="1.61144587672818E+018" calcext:value-type="float">
            <text:p>1.61144587672818E+018</text:p>
          </table:table-cell>
          <table:table-cell office:value-type="float" office:value="55" calcext:value-type="float">
            <text:p>55</text:p>
          </table:table-cell>
          <table:table-cell office:value-type="float" office:value="-0.00599398510531" calcext:value-type="float">
            <text:p>-0.0059939851</text:p>
          </table:table-cell>
          <table:table-cell office:value-type="float" office:value="-0.0117952793713" calcext:value-type="float">
            <text:p>-0.0117952794</text:p>
          </table:table-cell>
          <table:table-cell office:value-type="float" office:value="0.0330178551376" calcext:value-type="float">
            <text:p>0.0330178551</text:p>
          </table:table-cell>
          <table:table-cell office:value-type="float" office:value="0.0300493352637" calcext:value-type="float">
            <text:p>0.0300493353</text:p>
          </table:table-cell>
          <table:table-cell office:value-type="float" office:value="0.191703468561" calcext:value-type="float">
            <text:p>0.1917034686</text:p>
          </table:table-cell>
          <table:table-cell office:value-type="float" office:value="0.188955838399" calcext:value-type="float">
            <text:p>0.1889558384</text:p>
          </table:table-cell>
          <table:table-cell office:value-type="float" office:value="0.000971239879619" calcext:value-type="float">
            <text:p>0.0009712399</text:p>
          </table:table-cell>
          <table:table-cell office:value-type="float" office:value="-0.0214317205772" calcext:value-type="float">
            <text:p>-0.0214317206</text:p>
          </table:table-cell>
          <table:table-cell office:value-type="float" office:value="-0.0177873003315" calcext:value-type="float">
            <text:p>-0.0177873003</text:p>
          </table:table-cell>
          <table:table-cell office:value-type="float" office:value="0.00939046934739" calcext:value-type="float">
            <text:p>0.0093904693</text:p>
          </table:table-cell>
          <table:table-cell office:value-type="float" office:value="0.000770528684476" calcext:value-type="float">
            <text:p>0.0007705287</text:p>
          </table:table-cell>
          <table:table-cell office:value-type="float" office:value="0.000394614100819" calcext:value-type="float">
            <text:p>0.0003946141</text:p>
          </table:table-cell>
          <table:table-cell office:value-type="float" office:value="-0.999841089267" calcext:value-type="float">
            <text:p>-0.9998410893</text:p>
          </table:table-cell>
          <table:table-cell office:value-type="float" office:value="0.999726122772" calcext:value-type="float">
            <text:p>0.9997261228</text:p>
          </table:table-cell>
        </table:table-row>
        <table:table-row table:style-name="ro1">
          <table:table-cell office:value-type="float" office:value="1.61144587681668E+018" calcext:value-type="float">
            <text:p>1.61144587681668E+018</text:p>
          </table:table-cell>
          <table:table-cell office:value-type="float" office:value="1.61144587676146E+018" calcext:value-type="float">
            <text:p>1.61144587676146E+018</text:p>
          </table:table-cell>
          <table:table-cell office:value-type="float" office:value="55" calcext:value-type="float">
            <text:p>55</text:p>
          </table:table-cell>
          <table:table-cell office:value-type="float" office:value="-0.00653620390221" calcext:value-type="float">
            <text:p>-0.0065362039</text:p>
          </table:table-cell>
          <table:table-cell office:value-type="float" office:value="-0.0123277054013" calcext:value-type="float">
            <text:p>-0.0123277054</text:p>
          </table:table-cell>
          <table:table-cell office:value-type="float" office:value="0.0338637493551" calcext:value-type="float">
            <text:p>0.0338637494</text:p>
          </table:table-cell>
          <table:table-cell office:value-type="float" office:value="0.0300752484304" calcext:value-type="float">
            <text:p>0.0300752484</text:p>
          </table:table-cell>
          <table:table-cell office:value-type="float" office:value="0.193416252732" calcext:value-type="float">
            <text:p>0.1934162527</text:p>
          </table:table-cell>
          <table:table-cell office:value-type="float" office:value="0.190350012278" calcext:value-type="float">
            <text:p>0.1903500123</text:p>
          </table:table-cell>
          <table:table-cell office:value-type="float" office:value="0.000553388779493" calcext:value-type="float">
            <text:p>0.0005533888</text:p>
          </table:table-cell>
          <table:table-cell office:value-type="float" office:value="-0.021597892516" calcext:value-type="float">
            <text:p>-0.0215978925</text:p>
          </table:table-cell>
          <table:table-cell office:value-type="float" office:value="-0.0175322256287" calcext:value-type="float">
            <text:p>-0.0175322256</text:p>
          </table:table-cell>
          <table:table-cell office:value-type="float" office:value="0.00972415541858" calcext:value-type="float">
            <text:p>0.0097241554</text:p>
          </table:table-cell>
          <table:table-cell office:value-type="float" office:value="0.000586515543878" calcext:value-type="float">
            <text:p>0.0005865155</text:p>
          </table:table-cell>
          <table:table-cell office:value-type="float" office:value="0.000983734587785" calcext:value-type="float">
            <text:p>0.0009837346</text:p>
          </table:table-cell>
          <table:table-cell office:value-type="float" office:value="-0.999845978301" calcext:value-type="float">
            <text:p>-0.9998459783</text:p>
          </table:table-cell>
          <table:table-cell office:value-type="float" office:value="0.999718950476" calcext:value-type="float">
            <text:p>0.9997189505</text:p>
          </table:table-cell>
        </table:table-row>
        <table:table-row table:style-name="ro1">
          <table:table-cell office:value-type="float" office:value="1.61144587684925E+018" calcext:value-type="float">
            <text:p>1.61144587684925E+018</text:p>
          </table:table-cell>
          <table:table-cell office:value-type="float" office:value="1.61144587679476E+018" calcext:value-type="float">
            <text:p>1.61144587679476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730547169223" calcext:value-type="float">
            <text:p>-0.0073054717</text:p>
          </table:table-cell>
          <table:table-cell office:value-type="float" office:value="-0.0131364454848" calcext:value-type="float">
            <text:p>-0.0131364455</text:p>
          </table:table-cell>
          <table:table-cell office:value-type="float" office:value="0.0347736813128" calcext:value-type="float">
            <text:p>0.0347736813</text:p>
          </table:table-cell>
          <table:table-cell office:value-type="float" office:value="0.030151118984" calcext:value-type="float">
            <text:p>0.030151119</text:p>
          </table:table-cell>
          <table:table-cell office:value-type="float" office:value="0.195759624243" calcext:value-type="float">
            <text:p>0.1957596242</text:p>
          </table:table-cell>
          <table:table-cell office:value-type="float" office:value="0.191773947428" calcext:value-type="float">
            <text:p>0.1917739474</text:p>
          </table:table-cell>
          <table:table-cell table:style-name="ce1" office:value-type="float" office:value="0.0000905544796592" calcext:value-type="float">
            <text:p>9.06E-05</text:p>
          </table:table-cell>
          <table:table-cell office:value-type="float" office:value="-0.0210665167686" calcext:value-type="float">
            <text:p>-0.0210665168</text:p>
          </table:table-cell>
          <table:table-cell office:value-type="float" office:value="-0.0171470534827" calcext:value-type="float">
            <text:p>-0.0171470535</text:p>
          </table:table-cell>
          <table:table-cell office:value-type="float" office:value="0.00836927875362" calcext:value-type="float">
            <text:p>0.0083692788</text:p>
          </table:table-cell>
          <table:table-cell office:value-type="float" office:value="0.000654751291617" calcext:value-type="float">
            <text:p>0.0006547513</text:p>
          </table:table-cell>
          <table:table-cell office:value-type="float" office:value="0.00123603197916" calcext:value-type="float">
            <text:p>0.001236032</text:p>
          </table:table-cell>
          <table:table-cell office:value-type="float" office:value="-0.999852848238" calcext:value-type="float">
            <text:p>-0.9998528482</text:p>
          </table:table-cell>
          <table:table-cell office:value-type="float" office:value="0.999742269339" calcext:value-type="float">
            <text:p>0.9997422693</text:p>
          </table:table-cell>
        </table:table-row>
        <table:table-row table:style-name="ro1">
          <table:table-cell office:value-type="float" office:value="1.61144587688075E+018" calcext:value-type="float">
            <text:p>1.61144587688075E+018</text:p>
          </table:table-cell>
          <table:table-cell office:value-type="float" office:value="1.61144587682817E+018" calcext:value-type="float">
            <text:p>1.61144587682817E+018</text:p>
          </table:table-cell>
          <table:table-cell office:value-type="float" office:value="52" calcext:value-type="float">
            <text:p>52</text:p>
          </table:table-cell>
          <table:table-cell office:value-type="float" office:value="-0.00798327568918" calcext:value-type="float">
            <text:p>-0.0079832757</text:p>
          </table:table-cell>
          <table:table-cell office:value-type="float" office:value="-0.0138917439992" calcext:value-type="float">
            <text:p>-0.013891744</text:p>
          </table:table-cell>
          <table:table-cell office:value-type="float" office:value="0.0354592315853" calcext:value-type="float">
            <text:p>0.0354592316</text:p>
          </table:table-cell>
          <table:table-cell office:value-type="float" office:value="0.0303311480376" calcext:value-type="float">
            <text:p>0.030331148</text:p>
          </table:table-cell>
          <table:table-cell office:value-type="float" office:value="0.197580859065" calcext:value-type="float">
            <text:p>0.1975808591</text:p>
          </table:table-cell>
          <table:table-cell office:value-type="float" office:value="0.193337928935" calcext:value-type="float">
            <text:p>0.1933379289</text:p>
          </table:table-cell>
          <table:table-cell office:value-type="float" office:value="-0.000325179399874" calcext:value-type="float">
            <text:p>-0.0003251794</text:p>
          </table:table-cell>
          <table:table-cell office:value-type="float" office:value="-0.0206225589769" calcext:value-type="float">
            <text:p>-0.020622559</text:p>
          </table:table-cell>
          <table:table-cell office:value-type="float" office:value="-0.0167091964589" calcext:value-type="float">
            <text:p>-0.0167091965</text:p>
          </table:table-cell>
          <table:table-cell office:value-type="float" office:value="0.0080560680598" calcext:value-type="float">
            <text:p>0.0080560681</text:p>
          </table:table-cell>
          <table:table-cell office:value-type="float" office:value="0.000766651174413" calcext:value-type="float">
            <text:p>0.0007666512</text:p>
          </table:table-cell>
          <table:table-cell office:value-type="float" office:value="0.00153583721708" calcext:value-type="float">
            <text:p>0.0015358372</text:p>
          </table:table-cell>
          <table:table-cell office:value-type="float" office:value="-0.999860055349" calcext:value-type="float">
            <text:p>-0.9998600553</text:p>
          </table:table-cell>
          <table:table-cell office:value-type="float" office:value="0.999753683097" calcext:value-type="float">
            <text:p>0.9997536831</text:p>
          </table:table-cell>
        </table:table-row>
        <table:table-row table:style-name="ro1">
          <table:table-cell office:value-type="float" office:value="1.61144587691393E+018" calcext:value-type="float">
            <text:p>1.61144587691393E+018</text:p>
          </table:table-cell>
          <table:table-cell office:value-type="float" office:value="1.61144587686161E+018" calcext:value-type="float">
            <text:p>1.61144587686161E+018</text:p>
          </table:table-cell>
          <table:table-cell office:value-type="float" office:value="52" calcext:value-type="float">
            <text:p>52</text:p>
          </table:table-cell>
          <table:table-cell office:value-type="float" office:value="-0.00877615995705" calcext:value-type="float">
            <text:p>-0.00877616</text:p>
          </table:table-cell>
          <table:table-cell office:value-type="float" office:value="-0.0145703349246" calcext:value-type="float">
            <text:p>-0.0145703349</text:p>
          </table:table-cell>
          <table:table-cell office:value-type="float" office:value="0.0361527018249" calcext:value-type="float">
            <text:p>0.0361527018</text:p>
          </table:table-cell>
          <table:table-cell office:value-type="float" office:value="0.0300832213458" calcext:value-type="float">
            <text:p>0.0300832213</text:p>
          </table:table-cell>
          <table:table-cell office:value-type="float" office:value="0.199473023415" calcext:value-type="float">
            <text:p>0.1994730234</text:p>
          </table:table-cell>
          <table:table-cell office:value-type="float" office:value="0.195244153379" calcext:value-type="float">
            <text:p>0.1952441534</text:p>
          </table:table-cell>
          <table:table-cell office:value-type="float" office:value="-0.000766261974609" calcext:value-type="float">
            <text:p>-0.000766262</text:p>
          </table:table-cell>
          <table:table-cell office:value-type="float" office:value="-0.0201740476462" calcext:value-type="float">
            <text:p>-0.0201740476</text:p>
          </table:table-cell>
          <table:table-cell office:value-type="float" office:value="-0.0166529093428" calcext:value-type="float">
            <text:p>-0.0166529093</text:p>
          </table:table-cell>
          <table:table-cell office:value-type="float" office:value="0.00762651335654" calcext:value-type="float">
            <text:p>0.0076265134</text:p>
          </table:table-cell>
          <table:table-cell office:value-type="float" office:value="0.000576611034478" calcext:value-type="float">
            <text:p>0.000576611</text:p>
          </table:table-cell>
          <table:table-cell office:value-type="float" office:value="0.00126594794792" calcext:value-type="float">
            <text:p>0.0012659479</text:p>
          </table:table-cell>
          <table:table-cell office:value-type="float" office:value="-0.999860856139" calcext:value-type="float">
            <text:p>-0.9998608561</text:p>
          </table:table-cell>
          <table:table-cell office:value-type="float" office:value="0.999766581411" calcext:value-type="float">
            <text:p>0.9997665814</text:p>
          </table:table-cell>
        </table:table-row>
        <table:table-row table:style-name="ro1">
          <table:table-cell office:value-type="float" office:value="1.61144587694967E+018" calcext:value-type="float">
            <text:p>1.61144587694967E+018</text:p>
          </table:table-cell>
          <table:table-cell office:value-type="float" office:value="1.61144587689479E+018" calcext:value-type="float">
            <text:p>1.61144587689479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993819721043" calcext:value-type="float">
            <text:p>-0.0099381972</text:p>
          </table:table-cell>
          <table:table-cell office:value-type="float" office:value="-0.0152405816305" calcext:value-type="float">
            <text:p>-0.0152405816</text:p>
          </table:table-cell>
          <table:table-cell office:value-type="float" office:value="0.0369435213506" calcext:value-type="float">
            <text:p>0.0369435214</text:p>
          </table:table-cell>
          <table:table-cell office:value-type="float" office:value="0.0300492114985" calcext:value-type="float">
            <text:p>0.0300492115</text:p>
          </table:table-cell>
          <table:table-cell office:value-type="float" office:value="0.20196993649" calcext:value-type="float">
            <text:p>0.2019699365</text:p>
          </table:table-cell>
          <table:table-cell office:value-type="float" office:value="0.197340336601" calcext:value-type="float">
            <text:p>0.1973403366</text:p>
          </table:table-cell>
          <table:table-cell office:value-type="float" office:value="-0.00132378575507" calcext:value-type="float">
            <text:p>-0.0013237858</text:p>
          </table:table-cell>
          <table:table-cell office:value-type="float" office:value="-0.01973442548" calcext:value-type="float">
            <text:p>-0.0197344255</text:p>
          </table:table-cell>
          <table:table-cell office:value-type="float" office:value="-0.0168212017089" calcext:value-type="float">
            <text:p>-0.0168212017</text:p>
          </table:table-cell>
          <table:table-cell office:value-type="float" office:value="0.00787910262874" calcext:value-type="float">
            <text:p>0.0078791026</text:p>
          </table:table-cell>
          <table:table-cell office:value-type="float" office:value="0.000465680529197" calcext:value-type="float">
            <text:p>0.0004656805</text:p>
          </table:table-cell>
          <table:table-cell office:value-type="float" office:value="0.00159750833934" calcext:value-type="float">
            <text:p>0.0015975083</text:p>
          </table:table-cell>
          <table:table-cell office:value-type="float" office:value="-0.999857568685" calcext:value-type="float">
            <text:p>-0.9998575687</text:p>
          </table:table-cell>
          <table:table-cell office:value-type="float" office:value="0.999772922215" calcext:value-type="float">
            <text:p>0.9997729222</text:p>
          </table:table-cell>
        </table:table-row>
        <table:table-row table:style-name="ro1">
          <table:table-cell office:value-type="float" office:value="1.61144587698266E+018" calcext:value-type="float">
            <text:p>1.61144587698266E+018</text:p>
          </table:table-cell>
          <table:table-cell office:value-type="float" office:value="1.61144587692816E+018" calcext:value-type="float">
            <text:p>1.61144587692816E+018</text:p>
          </table:table-cell>
          <table:table-cell office:value-type="float" office:value="54" calcext:value-type="float">
            <text:p>54</text:p>
          </table:table-cell>
          <table:table-cell office:value-type="float" office:value="-0.0107401013374" calcext:value-type="float">
            <text:p>-0.0107401013</text:p>
          </table:table-cell>
          <table:table-cell office:value-type="float" office:value="-0.0163718012448" calcext:value-type="float">
            <text:p>-0.0163718012</text:p>
          </table:table-cell>
          <table:table-cell office:value-type="float" office:value="0.0374672785401" calcext:value-type="float">
            <text:p>0.0374672785</text:p>
          </table:table-cell>
          <table:table-cell office:value-type="float" office:value="0.0299171374449" calcext:value-type="float">
            <text:p>0.0299171374</text:p>
          </table:table-cell>
          <table:table-cell office:value-type="float" office:value="0.203794464469" calcext:value-type="float">
            <text:p>0.2037944645</text:p>
          </table:table-cell>
          <table:table-cell office:value-type="float" office:value="0.19859901698" calcext:value-type="float">
            <text:p>0.198599017</text:p>
          </table:table-cell>
          <table:table-cell office:value-type="float" office:value="-0.00121892571306" calcext:value-type="float">
            <text:p>-0.0012189257</text:p>
          </table:table-cell>
          <table:table-cell office:value-type="float" office:value="-0.0196843285949" calcext:value-type="float">
            <text:p>-0.0196843286</text:p>
          </table:table-cell>
          <table:table-cell office:value-type="float" office:value="-0.0169116593825" calcext:value-type="float">
            <text:p>-0.0169116594</text:p>
          </table:table-cell>
          <table:table-cell office:value-type="float" office:value="0.00746925261274" calcext:value-type="float">
            <text:p>0.0074692526</text:p>
          </table:table-cell>
          <table:table-cell office:value-type="float" office:value="0.000275345361322" calcext:value-type="float">
            <text:p>0.0002753454</text:p>
          </table:table-cell>
          <table:table-cell office:value-type="float" office:value="0.00197387854443" calcext:value-type="float">
            <text:p>0.0019738785</text:p>
          </table:table-cell>
          <table:table-cell office:value-type="float" office:value="-0.999856219985" calcext:value-type="float">
            <text:p>-0.99985622</text:p>
          </table:table-cell>
          <table:table-cell office:value-type="float" office:value="0.999776383553" calcext:value-type="float">
            <text:p>0.9997763836</text:p>
          </table:table-cell>
        </table:table-row>
        <table:table-row table:style-name="ro1">
          <table:table-cell office:value-type="float" office:value="1.61144587701378E+018" calcext:value-type="float">
            <text:p>1.61144587701378E+018</text:p>
          </table:table-cell>
          <table:table-cell office:value-type="float" office:value="1.61144587696145E+018" calcext:value-type="float">
            <text:p>1.61144587696145E+018</text:p>
          </table:table-cell>
          <table:table-cell office:value-type="float" office:value="52" calcext:value-type="float">
            <text:p>52</text:p>
          </table:table-cell>
          <table:table-cell office:value-type="float" office:value="-0.0114719960839" calcext:value-type="float">
            <text:p>-0.0114719961</text:p>
          </table:table-cell>
          <table:table-cell office:value-type="float" office:value="-0.0174081431922" calcext:value-type="float">
            <text:p>-0.0174081432</text:p>
          </table:table-cell>
          <table:table-cell office:value-type="float" office:value="0.0380320847034" calcext:value-type="float">
            <text:p>0.0380320847</text:p>
          </table:table-cell>
          <table:table-cell office:value-type="float" office:value="0.0301688708208" calcext:value-type="float">
            <text:p>0.0301688708</text:p>
          </table:table-cell>
          <table:table-cell office:value-type="float" office:value="0.205574959517" calcext:value-type="float">
            <text:p>0.2055749595</text:p>
          </table:table-cell>
          <table:table-cell office:value-type="float" office:value="0.200227265789" calcext:value-type="float">
            <text:p>0.2002272658</text:p>
          </table:table-cell>
          <table:table-cell office:value-type="float" office:value="-0.000992103886721" calcext:value-type="float">
            <text:p>-0.0009921039</text:p>
          </table:table-cell>
          <table:table-cell office:value-type="float" office:value="-0.0196186475526" calcext:value-type="float">
            <text:p>-0.0196186476</text:p>
          </table:table-cell>
          <table:table-cell office:value-type="float" office:value="-0.0168074611777" calcext:value-type="float">
            <text:p>-0.0168074612</text:p>
          </table:table-cell>
          <table:table-cell office:value-type="float" office:value="0.00725359499301" calcext:value-type="float">
            <text:p>0.007253595</text:p>
          </table:table-cell>
          <table:table-cell office:value-type="float" office:value="0.000461971606528" calcext:value-type="float">
            <text:p>0.0004619716</text:p>
          </table:table-cell>
          <table:table-cell office:value-type="float" office:value="0.00197700044985" calcext:value-type="float">
            <text:p>0.0019770004</text:p>
          </table:table-cell>
          <table:table-cell office:value-type="float" office:value="-0.999858243034" calcext:value-type="float">
            <text:p>-0.999858243</text:p>
          </table:table-cell>
          <table:table-cell office:value-type="float" office:value="0.999779256302" calcext:value-type="float">
            <text:p>0.9997792563</text:p>
          </table:table-cell>
        </table:table-row>
        <table:table-row table:style-name="ro1">
          <table:table-cell office:value-type="float" office:value="1.61144587704922E+018" calcext:value-type="float">
            <text:p>1.61144587704922E+018</text:p>
          </table:table-cell>
          <table:table-cell office:value-type="float" office:value="1.61144587699495E+018" calcext:value-type="float">
            <text:p>1.61144587699495E+018</text:p>
          </table:table-cell>
          <table:table-cell office:value-type="float" office:value="54" calcext:value-type="float">
            <text:p>54</text:p>
          </table:table-cell>
          <table:table-cell office:value-type="float" office:value="-0.0124805495143" calcext:value-type="float">
            <text:p>-0.0124805495</text:p>
          </table:table-cell>
          <table:table-cell office:value-type="float" office:value="-0.0184276480121" calcext:value-type="float">
            <text:p>-0.018427648</text:p>
          </table:table-cell>
          <table:table-cell office:value-type="float" office:value="0.0388421118259" calcext:value-type="float">
            <text:p>0.0388421118</text:p>
          </table:table-cell>
          <table:table-cell office:value-type="float" office:value="0.0304461814598" calcext:value-type="float">
            <text:p>0.0304461815</text:p>
          </table:table-cell>
          <table:table-cell office:value-type="float" office:value="0.207736283541" calcext:value-type="float">
            <text:p>0.2077362835</text:p>
          </table:table-cell>
          <table:table-cell office:value-type="float" office:value="0.201616007333" calcext:value-type="float">
            <text:p>0.2016160073</text:p>
          </table:table-cell>
          <table:table-cell office:value-type="float" office:value="-0.000285423726472" calcext:value-type="float">
            <text:p>-0.0002854237</text:p>
          </table:table-cell>
          <table:table-cell office:value-type="float" office:value="-0.0206717789077" calcext:value-type="float">
            <text:p>-0.0206717789</text:p>
          </table:table-cell>
          <table:table-cell office:value-type="float" office:value="-0.0166622402599" calcext:value-type="float">
            <text:p>-0.0166622403</text:p>
          </table:table-cell>
          <table:table-cell office:value-type="float" office:value="0.00688513243785" calcext:value-type="float">
            <text:p>0.0068851324</text:p>
          </table:table-cell>
          <table:table-cell office:value-type="float" office:value="0.000540828360092" calcext:value-type="float">
            <text:p>0.0005408284</text:p>
          </table:table-cell>
          <table:table-cell office:value-type="float" office:value="0.00199743776327" calcext:value-type="float">
            <text:p>0.0019974378</text:p>
          </table:table-cell>
          <table:table-cell office:value-type="float" office:value="-0.999860982579" calcext:value-type="float">
            <text:p>-0.9998609826</text:p>
          </table:table-cell>
          <table:table-cell office:value-type="float" office:value="0.999760600636" calcext:value-type="float">
            <text:p>0.9997606006</text:p>
          </table:table-cell>
        </table:table-row>
        <table:table-row table:style-name="ro1">
          <table:table-cell office:value-type="float" office:value="1.61144587708172E+018" calcext:value-type="float">
            <text:p>1.61144587708172E+018</text:p>
          </table:table-cell>
          <table:table-cell office:value-type="float" office:value="1.61144587702806E+018" calcext:value-type="float">
            <text:p>1.61144587702806E+018</text:p>
          </table:table-cell>
          <table:table-cell office:value-type="float" office:value="53" calcext:value-type="float">
            <text:p>53</text:p>
          </table:table-cell>
          <table:table-cell office:value-type="float" office:value="-0.0131470300257" calcext:value-type="float">
            <text:p>-0.01314703</text:p>
          </table:table-cell>
          <table:table-cell office:value-type="float" office:value="-0.0191717909799" calcext:value-type="float">
            <text:p>-0.019171791</text:p>
          </table:table-cell>
          <table:table-cell office:value-type="float" office:value="0.0394658856094" calcext:value-type="float">
            <text:p>0.0394658856</text:p>
          </table:table-cell>
          <table:table-cell office:value-type="float" office:value="0.0311642053242" calcext:value-type="float">
            <text:p>0.0311642053</text:p>
          </table:table-cell>
          <table:table-cell office:value-type="float" office:value="0.209153130651" calcext:value-type="float">
            <text:p>0.2091531307</text:p>
          </table:table-cell>
          <table:table-cell office:value-type="float" office:value="0.203153486096" calcext:value-type="float">
            <text:p>0.2031534861</text:p>
          </table:table-cell>
          <table:table-cell office:value-type="float" office:value="0.000125679926626" calcext:value-type="float">
            <text:p>0.0001256799</text:p>
          </table:table-cell>
          <table:table-cell office:value-type="float" office:value="-0.0217630699783" calcext:value-type="float">
            <text:p>-0.02176307</text:p>
          </table:table-cell>
          <table:table-cell office:value-type="float" office:value="-0.0156109905153" calcext:value-type="float">
            <text:p>-0.0156109905</text:p>
          </table:table-cell>
          <table:table-cell office:value-type="float" office:value="0.00659105760372" calcext:value-type="float">
            <text:p>0.0065910576</text:p>
          </table:table-cell>
          <table:table-cell office:value-type="float" office:value="0.000285713486055" calcext:value-type="float">
            <text:p>0.0002857135</text:p>
          </table:table-cell>
          <table:table-cell office:value-type="float" office:value="0.00151065475145" calcext:value-type="float">
            <text:p>0.0015106548</text:p>
          </table:table-cell>
          <table:table-cell office:value-type="float" office:value="-0.999878136347" calcext:value-type="float">
            <text:p>-0.9998781363</text:p>
          </table:table-cell>
          <table:table-cell office:value-type="float" office:value="0.999740276523" calcext:value-type="float">
            <text:p>0.9997402765</text:p>
          </table:table-cell>
        </table:table-row>
        <table:table-row table:style-name="ro1">
          <table:table-cell office:value-type="float" office:value="1.61144587713745E+018" calcext:value-type="float">
            <text:p>1.61144587713745E+018</text:p>
          </table:table-cell>
          <table:table-cell office:value-type="float" office:value="1.61144587709468E+018" calcext:value-type="float">
            <text:p>1.61144587709468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4157185331" calcext:value-type="float">
            <text:p>-0.0141571853</text:p>
          </table:table-cell>
          <table:table-cell office:value-type="float" office:value="-0.0208746244452" calcext:value-type="float">
            <text:p>-0.0208746244</text:p>
          </table:table-cell>
          <table:table-cell office:value-type="float" office:value="0.0404444783926" calcext:value-type="float">
            <text:p>0.0404444784</text:p>
          </table:table-cell>
          <table:table-cell office:value-type="float" office:value="0.0326070525608" calcext:value-type="float">
            <text:p>0.0326070526</text:p>
          </table:table-cell>
          <table:table-cell office:value-type="float" office:value="0.211050957441" calcext:value-type="float">
            <text:p>0.2110509574</text:p>
          </table:table-cell>
          <table:table-cell office:value-type="float" office:value="0.204790658753" calcext:value-type="float">
            <text:p>0.2047906588</text:p>
          </table:table-cell>
          <table:table-cell office:value-type="float" office:value="0.000315164254997" calcext:value-type="float">
            <text:p>0.0003151643</text:p>
          </table:table-cell>
          <table:table-cell office:value-type="float" office:value="-0.0241765322822" calcext:value-type="float">
            <text:p>-0.0241765323</text:p>
          </table:table-cell>
          <table:table-cell office:value-type="float" office:value="-0.0147729755067" calcext:value-type="float">
            <text:p>-0.0147729755</text:p>
          </table:table-cell>
          <table:table-cell office:value-type="float" office:value="0.00455263398175" calcext:value-type="float">
            <text:p>0.004552634</text:p>
          </table:table-cell>
          <table:table-cell office:value-type="float" office:value="-0.000206182382915" calcext:value-type="float">
            <text:p>-0.0002061824</text:p>
          </table:table-cell>
          <table:table-cell office:value-type="float" office:value="0.00176942216741" calcext:value-type="float">
            <text:p>0.0017694222</text:p>
          </table:table-cell>
          <table:table-cell office:value-type="float" office:value="-0.999890822548" calcext:value-type="float">
            <text:p>-0.9998908225</text:p>
          </table:table-cell>
          <table:table-cell office:value-type="float" office:value="0.999695760615" calcext:value-type="float">
            <text:p>0.9996957606</text:p>
          </table:table-cell>
        </table:table-row>
        <table:table-row table:style-name="ro1">
          <table:table-cell office:value-type="float" office:value="1.61144587717187E+018" calcext:value-type="float">
            <text:p>1.61144587717187E+018</text:p>
          </table:table-cell>
          <table:table-cell office:value-type="float" office:value="1.61144587712823E+018" calcext:value-type="float">
            <text:p>1.61144587712823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50580555201" calcext:value-type="float">
            <text:p>-0.0150580555</text:p>
          </table:table-cell>
          <table:table-cell office:value-type="float" office:value="-0.0222158077952" calcext:value-type="float">
            <text:p>-0.0222158078</text:p>
          </table:table-cell>
          <table:table-cell office:value-type="float" office:value="0.041196577251" calcext:value-type="float">
            <text:p>0.0411965773</text:p>
          </table:table-cell>
          <table:table-cell office:value-type="float" office:value="0.0322016769275" calcext:value-type="float">
            <text:p>0.0322016769</text:p>
          </table:table-cell>
          <table:table-cell office:value-type="float" office:value="0.212296783924" calcext:value-type="float">
            <text:p>0.2122967839</text:p>
          </table:table-cell>
          <table:table-cell office:value-type="float" office:value="0.204850880211" calcext:value-type="float">
            <text:p>0.2048508802</text:p>
          </table:table-cell>
          <table:table-cell office:value-type="float" office:value="0.00117806631906" calcext:value-type="float">
            <text:p>0.0011780663</text:p>
          </table:table-cell>
          <table:table-cell office:value-type="float" office:value="-0.0245849549898" calcext:value-type="float">
            <text:p>-0.024584955</text:p>
          </table:table-cell>
          <table:table-cell office:value-type="float" office:value="-0.0133933557141" calcext:value-type="float">
            <text:p>-0.0133933557</text:p>
          </table:table-cell>
          <table:table-cell office:value-type="float" office:value="0.00217482219151" calcext:value-type="float">
            <text:p>0.0021748222</text:p>
          </table:table-cell>
          <table:table-cell office:value-type="float" office:value="-0.00104258659161" calcext:value-type="float">
            <text:p>-0.0010425866</text:p>
          </table:table-cell>
          <table:table-cell office:value-type="float" office:value="0.00322816627508" calcext:value-type="float">
            <text:p>0.0032281663</text:p>
          </table:table-cell>
          <table:table-cell office:value-type="float" office:value="-0.999909072133" calcext:value-type="float">
            <text:p>-0.9999090721</text:p>
          </table:table-cell>
          <table:table-cell office:value-type="float" office:value="0.999690154455" calcext:value-type="float">
            <text:p>0.9996901545</text:p>
          </table:table-cell>
        </table:table-row>
        <table:table-row table:style-name="ro1">
          <table:table-cell office:value-type="float" office:value="1.61144587720516E+018" calcext:value-type="float">
            <text:p>1.61144587720516E+018</text:p>
          </table:table-cell>
          <table:table-cell office:value-type="float" office:value="1.61144587716138E+018" calcext:value-type="float">
            <text:p>1.61144587716138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57110244036" calcext:value-type="float">
            <text:p>-0.0157110244</text:p>
          </table:table-cell>
          <table:table-cell office:value-type="float" office:value="-0.0231301244927" calcext:value-type="float">
            <text:p>-0.0231301245</text:p>
          </table:table-cell>
          <table:table-cell office:value-type="float" office:value="0.0416629314423" calcext:value-type="float">
            <text:p>0.0416629314</text:p>
          </table:table-cell>
          <table:table-cell office:value-type="float" office:value="0.0326889547803" calcext:value-type="float">
            <text:p>0.0326889548</text:p>
          </table:table-cell>
          <table:table-cell office:value-type="float" office:value="0.213082805276" calcext:value-type="float">
            <text:p>0.2130828053</text:p>
          </table:table-cell>
          <table:table-cell office:value-type="float" office:value="0.205262806992" calcext:value-type="float">
            <text:p>0.205262807</text:p>
          </table:table-cell>
          <table:table-cell office:value-type="float" office:value="0.000886466103651" calcext:value-type="float">
            <text:p>0.0008864661</text:p>
          </table:table-cell>
          <table:table-cell office:value-type="float" office:value="-0.0255090733452" calcext:value-type="float">
            <text:p>-0.0255090733</text:p>
          </table:table-cell>
          <table:table-cell office:value-type="float" office:value="-0.0131746563757" calcext:value-type="float">
            <text:p>-0.0131746564</text:p>
          </table:table-cell>
          <table:table-cell office:value-type="float" office:value="0.0016161130855" calcext:value-type="float">
            <text:p>0.0016161131</text:p>
          </table:table-cell>
          <table:table-cell office:value-type="float" office:value="-0.00131262145002" calcext:value-type="float">
            <text:p>-0.0013126215</text:p>
          </table:table-cell>
          <table:table-cell office:value-type="float" office:value="0.00349618377033" calcext:value-type="float">
            <text:p>0.0034961838</text:p>
          </table:table-cell>
          <table:table-cell office:value-type="float" office:value="-0.999911980266" calcext:value-type="float">
            <text:p>-0.9999119803</text:p>
          </table:table-cell>
          <table:table-cell office:value-type="float" office:value="0.999667158553" calcext:value-type="float">
            <text:p>0.9996671586</text:p>
          </table:table-cell>
        </table:table-row>
        <table:table-row table:style-name="ro1">
          <table:table-cell office:value-type="float" office:value="1.61144587723952E+018" calcext:value-type="float">
            <text:p>1.61144587723952E+018</text:p>
          </table:table-cell>
          <table:table-cell office:value-type="float" office:value="1.61144587719482E+018" calcext:value-type="float">
            <text:p>1.61144587719482E+018</text:p>
          </table:table-cell>
          <table:table-cell office:value-type="float" office:value="44" calcext:value-type="float">
            <text:p>44</text:p>
          </table:table-cell>
          <table:table-cell office:value-type="float" office:value="-0.0166083015501" calcext:value-type="float">
            <text:p>-0.0166083016</text:p>
          </table:table-cell>
          <table:table-cell office:value-type="float" office:value="-0.0243494704321" calcext:value-type="float">
            <text:p>-0.0243494704</text:p>
          </table:table-cell>
          <table:table-cell office:value-type="float" office:value="0.0420822612941" calcext:value-type="float">
            <text:p>0.0420822613</text:p>
          </table:table-cell>
          <table:table-cell office:value-type="float" office:value="0.0323977121077" calcext:value-type="float">
            <text:p>0.0323977121</text:p>
          </table:table-cell>
          <table:table-cell office:value-type="float" office:value="0.213783115149" calcext:value-type="float">
            <text:p>0.2137831151</text:p>
          </table:table-cell>
          <table:table-cell office:value-type="float" office:value="0.206364464929" calcext:value-type="float">
            <text:p>0.2063644649</text:p>
          </table:table-cell>
          <table:table-cell office:value-type="float" office:value="-0.000196212019064" calcext:value-type="float">
            <text:p>-0.000196212</text:p>
          </table:table-cell>
          <table:table-cell office:value-type="float" office:value="-0.0244383327755" calcext:value-type="float">
            <text:p>-0.0244383328</text:p>
          </table:table-cell>
          <table:table-cell office:value-type="float" office:value="-0.0128576705866" calcext:value-type="float">
            <text:p>-0.0128576706</text:p>
          </table:table-cell>
          <table:table-cell office:value-type="float" office:value="0.000617283550578" calcext:value-type="float">
            <text:p>0.0006172836</text:p>
          </table:table-cell>
          <table:table-cell office:value-type="float" office:value="-0.00228077670717" calcext:value-type="float">
            <text:p>-0.0022807767</text:p>
          </table:table-cell>
          <table:table-cell office:value-type="float" office:value="0.00450131585212" calcext:value-type="float">
            <text:p>0.0045013159</text:p>
          </table:table-cell>
          <table:table-cell office:value-type="float" office:value="-0.999914719811" calcext:value-type="float">
            <text:p>-0.9999147198</text:p>
          </table:table-cell>
          <table:table-cell office:value-type="float" office:value="0.999691002682" calcext:value-type="float">
            <text:p>0.9996910027</text:p>
          </table:table-cell>
        </table:table-row>
        <table:table-row table:style-name="ro1">
          <table:table-cell office:value-type="float" office:value="1.6114458772797E+018" calcext:value-type="float">
            <text:p>1.6114458772797E+018</text:p>
          </table:table-cell>
          <table:table-cell office:value-type="float" office:value="1.61144587722814E+018" calcext:value-type="float">
            <text:p>1.61144587722814E+018</text:p>
          </table:table-cell>
          <table:table-cell office:value-type="float" office:value="51" calcext:value-type="float">
            <text:p>51</text:p>
          </table:table-cell>
          <table:table-cell office:value-type="float" office:value="-0.0173994954675" calcext:value-type="float">
            <text:p>-0.0173994955</text:p>
          </table:table-cell>
          <table:table-cell office:value-type="float" office:value="-0.0252319650696" calcext:value-type="float">
            <text:p>-0.0252319651</text:p>
          </table:table-cell>
          <table:table-cell office:value-type="float" office:value="0.0421853810549" calcext:value-type="float">
            <text:p>0.0421853811</text:p>
          </table:table-cell>
          <table:table-cell office:value-type="float" office:value="0.0321185096988" calcext:value-type="float">
            <text:p>0.0321185097</text:p>
          </table:table-cell>
          <table:table-cell office:value-type="float" office:value="0.214125961065" calcext:value-type="float">
            <text:p>0.2141259611</text:p>
          </table:table-cell>
          <table:table-cell office:value-type="float" office:value="0.206672487542" calcext:value-type="float">
            <text:p>0.2066724875</text:p>
          </table:table-cell>
          <table:table-cell office:value-type="float" office:value="-0.000827586297737" calcext:value-type="float">
            <text:p>-0.0008275863</text:p>
          </table:table-cell>
          <table:table-cell office:value-type="float" office:value="-0.0231290266767" calcext:value-type="float">
            <text:p>-0.0231290267</text:p>
          </table:table-cell>
          <table:table-cell office:value-type="float" office:value="-0.0127793564737" calcext:value-type="float">
            <text:p>-0.0127793565</text:p>
          </table:table-cell>
          <table:table-cell table:style-name="ce1" office:value-type="float" office:value="-0.0000596736989844" calcext:value-type="float">
            <text:p>-5.97E-05</text:p>
          </table:table-cell>
          <table:table-cell office:value-type="float" office:value="-0.00266275359522" calcext:value-type="float">
            <text:p>-0.0026627536</text:p>
          </table:table-cell>
          <table:table-cell office:value-type="float" office:value="0.00535323175814" calcext:value-type="float">
            <text:p>0.0053532318</text:p>
          </table:table-cell>
          <table:table-cell office:value-type="float" office:value="-0.999914509077" calcext:value-type="float">
            <text:p>-0.9999145091</text:p>
          </table:table-cell>
          <table:table-cell office:value-type="float" office:value="0.999718141933" calcext:value-type="float">
            <text:p>0.9997181419</text:p>
          </table:table-cell>
        </table:table-row>
        <table:table-row table:style-name="ro1">
          <table:table-cell office:value-type="float" office:value="1.61144587730382E+018" calcext:value-type="float">
            <text:p>1.61144587730382E+018</text:p>
          </table:table-cell>
          <table:table-cell office:value-type="float" office:value="1.61144587726166E+018" calcext:value-type="float">
            <text:p>1.61144587726166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7804754898" calcext:value-type="float">
            <text:p>-0.0178047549</text:p>
          </table:table-cell>
          <table:table-cell office:value-type="float" office:value="-0.0260898322287" calcext:value-type="float">
            <text:p>-0.0260898322</text:p>
          </table:table-cell>
          <table:table-cell office:value-type="float" office:value="0.0421477220953" calcext:value-type="float">
            <text:p>0.0421477221</text:p>
          </table:table-cell>
          <table:table-cell office:value-type="float" office:value="0.0327982479069" calcext:value-type="float">
            <text:p>0.0327982479</text:p>
          </table:table-cell>
          <table:table-cell office:value-type="float" office:value="0.214164197445" calcext:value-type="float">
            <text:p>0.2141641974</text:p>
          </table:table-cell>
          <table:table-cell office:value-type="float" office:value="0.206399194077" calcext:value-type="float">
            <text:p>0.2063991941</text:p>
          </table:table-cell>
          <table:table-cell office:value-type="float" office:value="-0.00143893292083" calcext:value-type="float">
            <text:p>-0.0014389329</text:p>
          </table:table-cell>
          <table:table-cell office:value-type="float" office:value="-0.0234055589316" calcext:value-type="float">
            <text:p>-0.0234055589</text:p>
          </table:table-cell>
          <table:table-cell office:value-type="float" office:value="-0.0128787203032" calcext:value-type="float">
            <text:p>-0.0128787203</text:p>
          </table:table-cell>
          <table:table-cell office:value-type="float" office:value="-0.000863288708947" calcext:value-type="float">
            <text:p>-0.0008632887</text:p>
          </table:table-cell>
          <table:table-cell office:value-type="float" office:value="-0.00277718228893" calcext:value-type="float">
            <text:p>-0.0027771823</text:p>
          </table:table-cell>
          <table:table-cell office:value-type="float" office:value="0.00548928329065" calcext:value-type="float">
            <text:p>0.0054892833</text:p>
          </table:table-cell>
          <table:table-cell office:value-type="float" office:value="-0.999912191" calcext:value-type="float">
            <text:p>-0.999912191</text:p>
          </table:table-cell>
          <table:table-cell office:value-type="float" office:value="0.999710597197" calcext:value-type="float">
            <text:p>0.9997105972</text:p>
          </table:table-cell>
        </table:table-row>
        <table:table-row table:style-name="ro1">
          <table:table-cell office:value-type="float" office:value="1.61144587734474E+018" calcext:value-type="float">
            <text:p>1.61144587734474E+018</text:p>
          </table:table-cell>
          <table:table-cell office:value-type="float" office:value="1.61144587729494E+018" calcext:value-type="float">
            <text:p>1.61144587729494E+018</text:p>
          </table:table-cell>
          <table:table-cell office:value-type="float" office:value="49" calcext:value-type="float">
            <text:p>49</text:p>
          </table:table-cell>
          <table:table-cell office:value-type="float" office:value="-0.0185824595392" calcext:value-type="float">
            <text:p>-0.0185824595</text:p>
          </table:table-cell>
          <table:table-cell office:value-type="float" office:value="-0.0264436791301" calcext:value-type="float">
            <text:p>-0.0264436791</text:p>
          </table:table-cell>
          <table:table-cell office:value-type="float" office:value="0.0416969656944" calcext:value-type="float">
            <text:p>0.0416969657</text:p>
          </table:table-cell>
          <table:table-cell office:value-type="float" office:value="0.0322461461188" calcext:value-type="float">
            <text:p>0.0322461461</text:p>
          </table:table-cell>
          <table:table-cell office:value-type="float" office:value="0.213972508907" calcext:value-type="float">
            <text:p>0.2139725089</text:p>
          </table:table-cell>
          <table:table-cell office:value-type="float" office:value="0.206709403692" calcext:value-type="float">
            <text:p>0.2067094037</text:p>
          </table:table-cell>
          <table:table-cell office:value-type="float" office:value="-0.00194375272577" calcext:value-type="float">
            <text:p>-0.0019437527</text:p>
          </table:table-cell>
          <table:table-cell office:value-type="float" office:value="-0.0228434325266" calcext:value-type="float">
            <text:p>-0.0228434325</text:p>
          </table:table-cell>
          <table:table-cell office:value-type="float" office:value="-0.012846350865" calcext:value-type="float">
            <text:p>-0.0128463509</text:p>
          </table:table-cell>
          <table:table-cell office:value-type="float" office:value="-0.00108573053178" calcext:value-type="float">
            <text:p>-0.0010857305</text:p>
          </table:table-cell>
          <table:table-cell office:value-type="float" office:value="-0.00272449872829" calcext:value-type="float">
            <text:p>-0.0027244987</text:p>
          </table:table-cell>
          <table:table-cell office:value-type="float" office:value="0.00576103328616" calcext:value-type="float">
            <text:p>0.0057610333</text:p>
          </table:table-cell>
          <table:table-cell office:value-type="float" office:value="-0.999911938119" calcext:value-type="float">
            <text:p>-0.9999119381</text:p>
          </table:table-cell>
          <table:table-cell office:value-type="float" office:value="0.999721853873" calcext:value-type="float">
            <text:p>0.9997218539</text:p>
          </table:table-cell>
        </table:table-row>
        <table:table-row table:style-name="ro1">
          <table:table-cell office:value-type="float" office:value="1.61144587737738E+018" calcext:value-type="float">
            <text:p>1.61144587737738E+018</text:p>
          </table:table-cell>
          <table:table-cell office:value-type="float" office:value="1.61144587732836E+018" calcext:value-type="float">
            <text:p>1.61144587732836E+018</text:p>
          </table:table-cell>
          <table:table-cell office:value-type="float" office:value="49" calcext:value-type="float">
            <text:p>49</text:p>
          </table:table-cell>
          <table:table-cell office:value-type="float" office:value="-0.0192717947066" calcext:value-type="float">
            <text:p>-0.0192717947</text:p>
          </table:table-cell>
          <table:table-cell office:value-type="float" office:value="-0.0266916086112" calcext:value-type="float">
            <text:p>-0.0266916086</text:p>
          </table:table-cell>
          <table:table-cell office:value-type="float" office:value="0.0410204306245" calcext:value-type="float">
            <text:p>0.0410204306</text:p>
          </table:table-cell>
          <table:table-cell office:value-type="float" office:value="0.0317375956714" calcext:value-type="float">
            <text:p>0.0317375957</text:p>
          </table:table-cell>
          <table:table-cell office:value-type="float" office:value="0.213575944304" calcext:value-type="float">
            <text:p>0.2135759443</text:p>
          </table:table-cell>
          <table:table-cell office:value-type="float" office:value="0.206736427057" calcext:value-type="float">
            <text:p>0.2067364271</text:p>
          </table:table-cell>
          <table:table-cell office:value-type="float" office:value="-0.00236810201383" calcext:value-type="float">
            <text:p>-0.002368102</text:p>
          </table:table-cell>
          <table:table-cell office:value-type="float" office:value="-0.0221352399616" calcext:value-type="float">
            <text:p>-0.02213524</text:p>
          </table:table-cell>
          <table:table-cell office:value-type="float" office:value="-0.0129442286889" calcext:value-type="float">
            <text:p>-0.0129442287</text:p>
          </table:table-cell>
          <table:table-cell office:value-type="float" office:value="-0.00030274853791" calcext:value-type="float">
            <text:p>-0.0003027485</text:p>
          </table:table-cell>
          <table:table-cell office:value-type="float" office:value="-0.00260429591634" calcext:value-type="float">
            <text:p>-0.0026042959</text:p>
          </table:table-cell>
          <table:table-cell office:value-type="float" office:value="0.00584154458703" calcext:value-type="float">
            <text:p>0.0058415446</text:p>
          </table:table-cell>
          <table:table-cell office:value-type="float" office:value="-0.999910083658" calcext:value-type="float">
            <text:p>-0.9999100837</text:p>
          </table:table-cell>
          <table:table-cell office:value-type="float" office:value="0.999737861486" calcext:value-type="float">
            <text:p>0.9997378615</text:p>
          </table:table-cell>
        </table:table-row>
        <table:table-row table:style-name="ro1">
          <table:table-cell office:value-type="float" office:value="1.61144587740995E+018" calcext:value-type="float">
            <text:p>1.61144587740995E+018</text:p>
          </table:table-cell>
          <table:table-cell office:value-type="float" office:value="1.61144587736162E+018" calcext:value-type="float">
            <text:p>1.61144587736162E+018</text:p>
          </table:table-cell>
          <table:table-cell office:value-type="float" office:value="48" calcext:value-type="float">
            <text:p>48</text:p>
          </table:table-cell>
          <table:table-cell office:value-type="float" office:value="-0.0203109849244" calcext:value-type="float">
            <text:p>-0.0203109849</text:p>
          </table:table-cell>
          <table:table-cell office:value-type="float" office:value="-0.0269882741185" calcext:value-type="float">
            <text:p>-0.0269882741</text:p>
          </table:table-cell>
          <table:table-cell office:value-type="float" office:value="0.0396858043969" calcext:value-type="float">
            <text:p>0.0396858044</text:p>
          </table:table-cell>
          <table:table-cell office:value-type="float" office:value="0.0310139563916" calcext:value-type="float">
            <text:p>0.0310139564</text:p>
          </table:table-cell>
          <table:table-cell office:value-type="float" office:value="0.212823420763" calcext:value-type="float">
            <text:p>0.2128234208</text:p>
          </table:table-cell>
          <table:table-cell office:value-type="float" office:value="0.206440581393" calcext:value-type="float">
            <text:p>0.2064405814</text:p>
          </table:table-cell>
          <table:table-cell office:value-type="float" office:value="-0.00266913225733" calcext:value-type="float">
            <text:p>-0.0026691323</text:p>
          </table:table-cell>
          <table:table-cell office:value-type="float" office:value="-0.0218294953019" calcext:value-type="float">
            <text:p>-0.0218294953</text:p>
          </table:table-cell>
          <table:table-cell office:value-type="float" office:value="-0.0136319292672" calcext:value-type="float">
            <text:p>-0.0136319293</text:p>
          </table:table-cell>
          <table:table-cell office:value-type="float" office:value="-0.00095209835603" calcext:value-type="float">
            <text:p>-0.0009520984</text:p>
          </table:table-cell>
          <table:table-cell office:value-type="float" office:value="-0.00204049752381" calcext:value-type="float">
            <text:p>-0.0020404975</text:p>
          </table:table-cell>
          <table:table-cell office:value-type="float" office:value="0.00572954496646" calcext:value-type="float">
            <text:p>0.005729545</text:p>
          </table:table-cell>
          <table:table-cell office:value-type="float" office:value="-0.999901443554" calcext:value-type="float">
            <text:p>-0.9999014436</text:p>
          </table:table-cell>
          <table:table-cell office:value-type="float" office:value="0.99974482484" calcext:value-type="float">
            <text:p>0.9997448248</text:p>
          </table:table-cell>
        </table:table-row>
        <table:table-row table:style-name="ro1">
          <table:table-cell office:value-type="float" office:value="1.61144587743767E+018" calcext:value-type="float">
            <text:p>1.61144587743767E+018</text:p>
          </table:table-cell>
          <table:table-cell office:value-type="float" office:value="1.61144587739502E+018" calcext:value-type="float">
            <text:p>1.6114458773950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0839465782" calcext:value-type="float">
            <text:p>-0.0208394658</text:p>
          </table:table-cell>
          <table:table-cell office:value-type="float" office:value="-0.0273253218041" calcext:value-type="float">
            <text:p>-0.0273253218</text:p>
          </table:table-cell>
          <table:table-cell office:value-type="float" office:value="0.0388500206172" calcext:value-type="float">
            <text:p>0.0388500206</text:p>
          </table:table-cell>
          <table:table-cell office:value-type="float" office:value="0.029788028395" calcext:value-type="float">
            <text:p>0.0297880284</text:p>
          </table:table-cell>
          <table:table-cell office:value-type="float" office:value="0.212411403656" calcext:value-type="float">
            <text:p>0.2124114037</text:p>
          </table:table-cell>
          <table:table-cell office:value-type="float" office:value="0.206168244311" calcext:value-type="float">
            <text:p>0.2061682443</text:p>
          </table:table-cell>
          <table:table-cell office:value-type="float" office:value="-0.0025028873061" calcext:value-type="float">
            <text:p>-0.0025028873</text:p>
          </table:table-cell>
          <table:table-cell office:value-type="float" office:value="-0.0210357579459" calcext:value-type="float">
            <text:p>-0.0210357579</text:p>
          </table:table-cell>
          <table:table-cell office:value-type="float" office:value="-0.0139735195962" calcext:value-type="float">
            <text:p>-0.0139735196</text:p>
          </table:table-cell>
          <table:table-cell office:value-type="float" office:value="0.00023305926379" calcext:value-type="float">
            <text:p>0.0002330593</text:p>
          </table:table-cell>
          <table:table-cell office:value-type="float" office:value="-0.00182133391155" calcext:value-type="float">
            <text:p>-0.0018213339</text:p>
          </table:table-cell>
          <table:table-cell office:value-type="float" office:value="0.0055076527935" calcext:value-type="float">
            <text:p>0.0055076528</text:p>
          </table:table-cell>
          <table:table-cell office:value-type="float" office:value="-0.999897650338" calcext:value-type="float">
            <text:p>-0.9998976503</text:p>
          </table:table-cell>
          <table:table-cell office:value-type="float" office:value="0.999763514121" calcext:value-type="float">
            <text:p>0.9997635141</text:p>
          </table:table-cell>
        </table:table-row>
        <table:table-row table:style-name="ro1">
          <table:table-cell office:value-type="float" office:value="1.61144587747538E+018" calcext:value-type="float">
            <text:p>1.61144587747538E+018</text:p>
          </table:table-cell>
          <table:table-cell office:value-type="float" office:value="1.61144587742829E+018" calcext:value-type="float">
            <text:p>1.61144587742829E+018</text:p>
          </table:table-cell>
          <table:table-cell office:value-type="float" office:value="47" calcext:value-type="float">
            <text:p>47</text:p>
          </table:table-cell>
          <table:table-cell office:value-type="float" office:value="-0.0219805464149" calcext:value-type="float">
            <text:p>-0.0219805464</text:p>
          </table:table-cell>
          <table:table-cell office:value-type="float" office:value="-0.0279198497091" calcext:value-type="float">
            <text:p>-0.0279198497</text:p>
          </table:table-cell>
          <table:table-cell office:value-type="float" office:value="0.0370722748339" calcext:value-type="float">
            <text:p>0.0370722748</text:p>
          </table:table-cell>
          <table:table-cell office:value-type="float" office:value="0.0291199492049" calcext:value-type="float">
            <text:p>0.0291199492</text:p>
          </table:table-cell>
          <table:table-cell office:value-type="float" office:value="0.211507380009" calcext:value-type="float">
            <text:p>0.21150738</text:p>
          </table:table-cell>
          <table:table-cell office:value-type="float" office:value="0.205415875007" calcext:value-type="float">
            <text:p>0.205415875</text:p>
          </table:table-cell>
          <table:table-cell office:value-type="float" office:value="-0.00270903676179" calcext:value-type="float">
            <text:p>-0.0027090368</text:p>
          </table:table-cell>
          <table:table-cell office:value-type="float" office:value="-0.0218781182283" calcext:value-type="float">
            <text:p>-0.0218781182</text:p>
          </table:table-cell>
          <table:table-cell office:value-type="float" office:value="-0.0139880984545" calcext:value-type="float">
            <text:p>-0.0139880985</text:p>
          </table:table-cell>
          <table:table-cell office:value-type="float" office:value="0.000381695757712" calcext:value-type="float">
            <text:p>0.0003816958</text:p>
          </table:table-cell>
          <table:table-cell office:value-type="float" office:value="-0.00166648639012" calcext:value-type="float">
            <text:p>-0.0016664864</text:p>
          </table:table-cell>
          <table:table-cell office:value-type="float" office:value="0.00428348996095" calcext:value-type="float">
            <text:p>0.00428349</text:p>
          </table:table-cell>
          <table:table-cell office:value-type="float" office:value="-0.999897144575" calcext:value-type="float">
            <text:p>-0.9998971446</text:p>
          </table:table-cell>
          <table:table-cell office:value-type="float" office:value="0.999751383995" calcext:value-type="float">
            <text:p>0.999751384</text:p>
          </table:table-cell>
        </table:table-row>
        <table:table-row table:style-name="ro1">
          <table:table-cell office:value-type="float" office:value="1.61144587750702E+018" calcext:value-type="float">
            <text:p>1.61144587750702E+018</text:p>
          </table:table-cell>
          <table:table-cell office:value-type="float" office:value="1.6114458774615E+018" calcext:value-type="float">
            <text:p>1.6114458774615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28340048343" calcext:value-type="float">
            <text:p>-0.0228340048</text:p>
          </table:table-cell>
          <table:table-cell office:value-type="float" office:value="-0.0284015727616" calcext:value-type="float">
            <text:p>-0.0284015728</text:p>
          </table:table-cell>
          <table:table-cell office:value-type="float" office:value="0.0355329811573" calcext:value-type="float">
            <text:p>0.0355329812</text:p>
          </table:table-cell>
          <table:table-cell office:value-type="float" office:value="0.0269886960345" calcext:value-type="float">
            <text:p>0.026988696</text:p>
          </table:table-cell>
          <table:table-cell office:value-type="float" office:value="0.210758477449" calcext:value-type="float">
            <text:p>0.2107584774</text:p>
          </table:table-cell>
          <table:table-cell office:value-type="float" office:value="0.204962030001" calcext:value-type="float">
            <text:p>0.20496203</text:p>
          </table:table-cell>
          <table:table-cell office:value-type="float" office:value="-0.00316913546773" calcext:value-type="float">
            <text:p>-0.0031691355</text:p>
          </table:table-cell>
          <table:table-cell office:value-type="float" office:value="-0.0214095613263" calcext:value-type="float">
            <text:p>-0.0214095613</text:p>
          </table:table-cell>
          <table:table-cell office:value-type="float" office:value="-0.0134092022706" calcext:value-type="float">
            <text:p>-0.0134092023</text:p>
          </table:table-cell>
          <table:table-cell office:value-type="float" office:value="0.000614735426713" calcext:value-type="float">
            <text:p>0.0006147354</text:p>
          </table:table-cell>
          <table:table-cell office:value-type="float" office:value="-0.00158556444098" calcext:value-type="float">
            <text:p>-0.0015855644</text:p>
          </table:table-cell>
          <table:table-cell office:value-type="float" office:value="0.0046282691731" calcext:value-type="float">
            <text:p>0.0046282692</text:p>
          </table:table-cell>
          <table:table-cell office:value-type="float" office:value="-0.999903888071" calcext:value-type="float">
            <text:p>-0.9999038881</text:p>
          </table:table-cell>
          <table:table-cell office:value-type="float" office:value="0.999759875042" calcext:value-type="float">
            <text:p>0.999759875</text:p>
          </table:table-cell>
        </table:table-row>
        <table:table-row table:style-name="ro1">
          <table:table-cell office:value-type="float" office:value="1.61144587754026E+018" calcext:value-type="float">
            <text:p>1.61144587754026E+018</text:p>
          </table:table-cell>
          <table:table-cell office:value-type="float" office:value="1.61144587749476E+018" calcext:value-type="float">
            <text:p>1.61144587749476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40515209734" calcext:value-type="float">
            <text:p>-0.024051521</text:p>
          </table:table-cell>
          <table:table-cell office:value-type="float" office:value="-0.0292282922363" calcext:value-type="float">
            <text:p>-0.0292282922</text:p>
          </table:table-cell>
          <table:table-cell office:value-type="float" office:value="0.0332447290421" calcext:value-type="float">
            <text:p>0.033244729</text:p>
          </table:table-cell>
          <table:table-cell office:value-type="float" office:value="0.025198663655" calcext:value-type="float">
            <text:p>0.0251986637</text:p>
          </table:table-cell>
          <table:table-cell office:value-type="float" office:value="0.209659814835" calcext:value-type="float">
            <text:p>0.2096598148</text:p>
          </table:table-cell>
          <table:table-cell office:value-type="float" office:value="0.204765785902" calcext:value-type="float">
            <text:p>0.2047657859</text:p>
          </table:table-cell>
          <table:table-cell office:value-type="float" office:value="-0.00327215389002" calcext:value-type="float">
            <text:p>-0.0032721539</text:p>
          </table:table-cell>
          <table:table-cell office:value-type="float" office:value="-0.0210820559833" calcext:value-type="float">
            <text:p>-0.021082056</text:p>
          </table:table-cell>
          <table:table-cell office:value-type="float" office:value="-0.0126751454273" calcext:value-type="float">
            <text:p>-0.0126751454</text:p>
          </table:table-cell>
          <table:table-cell table:style-name="ce1" office:value-type="float" office:value="0.000000334179754416" calcext:value-type="float">
            <text:p>3.34E-07</text:p>
          </table:table-cell>
          <table:table-cell office:value-type="float" office:value="-0.0013853247637" calcext:value-type="float">
            <text:p>-0.0013853248</text:p>
          </table:table-cell>
          <table:table-cell office:value-type="float" office:value="0.00419626778443" calcext:value-type="float">
            <text:p>0.0041962678</text:p>
          </table:table-cell>
          <table:table-cell office:value-type="float" office:value="-0.999913371112" calcext:value-type="float">
            <text:p>-0.9999133711</text:p>
          </table:table-cell>
          <table:table-cell office:value-type="float" office:value="0.999768930347" calcext:value-type="float">
            <text:p>0.9997689303</text:p>
          </table:table-cell>
        </table:table-row>
        <table:table-row table:style-name="ro1">
          <table:table-cell office:value-type="float" office:value="1.61144587757281E+018" calcext:value-type="float">
            <text:p>1.61144587757281E+018</text:p>
          </table:table-cell>
          <table:table-cell office:value-type="float" office:value="1.6114458775282E+018" calcext:value-type="float">
            <text:p>1.6114458775282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5030888617" calcext:value-type="float">
            <text:p>-0.0250308886</text:p>
          </table:table-cell>
          <table:table-cell office:value-type="float" office:value="-0.0306531609558" calcext:value-type="float">
            <text:p>-0.030653161</text:p>
          </table:table-cell>
          <table:table-cell office:value-type="float" office:value="0.0315602049232" calcext:value-type="float">
            <text:p>0.0315602049</text:p>
          </table:table-cell>
          <table:table-cell office:value-type="float" office:value="0.0227948364842" calcext:value-type="float">
            <text:p>0.0227948365</text:p>
          </table:table-cell>
          <table:table-cell office:value-type="float" office:value="0.208754301071" calcext:value-type="float">
            <text:p>0.2087543011</text:p>
          </table:table-cell>
          <table:table-cell office:value-type="float" office:value="0.205327933449" calcext:value-type="float">
            <text:p>0.2053279334</text:p>
          </table:table-cell>
          <table:table-cell office:value-type="float" office:value="-0.003767526874" calcext:value-type="float">
            <text:p>-0.0037675269</text:p>
          </table:table-cell>
          <table:table-cell office:value-type="float" office:value="-0.0213648771946" calcext:value-type="float">
            <text:p>-0.0213648772</text:p>
          </table:table-cell>
          <table:table-cell office:value-type="float" office:value="-0.0121703328664" calcext:value-type="float">
            <text:p>-0.0121703329</text:p>
          </table:table-cell>
          <table:table-cell office:value-type="float" office:value="-0.000131913331825" calcext:value-type="float">
            <text:p>-0.0001319133</text:p>
          </table:table-cell>
          <table:table-cell office:value-type="float" office:value="-0.00110681838874" calcext:value-type="float">
            <text:p>-0.0011068184</text:p>
          </table:table-cell>
          <table:table-cell office:value-type="float" office:value="0.00358786282833" calcext:value-type="float">
            <text:p>0.0035878628</text:p>
          </table:table-cell>
          <table:table-cell office:value-type="float" office:value="-0.999918260146" calcext:value-type="float">
            <text:p>-0.9999182601</text:p>
          </table:table-cell>
          <table:table-cell office:value-type="float" office:value="0.999765286303" calcext:value-type="float">
            <text:p>0.9997652863</text:p>
          </table:table-cell>
        </table:table-row>
        <table:table-row table:style-name="ro1">
          <table:table-cell office:value-type="float" office:value="1.61144587761103E+018" calcext:value-type="float">
            <text:p>1.61144587761103E+018</text:p>
          </table:table-cell>
          <table:table-cell office:value-type="float" office:value="1.6114458775614E+018" calcext:value-type="float">
            <text:p>1.6114458775614E+018</text:p>
          </table:table-cell>
          <table:table-cell office:value-type="float" office:value="49" calcext:value-type="float">
            <text:p>49</text:p>
          </table:table-cell>
          <table:table-cell office:value-type="float" office:value="-0.0262595042586" calcext:value-type="float">
            <text:p>-0.0262595043</text:p>
          </table:table-cell>
          <table:table-cell office:value-type="float" office:value="-0.0315467995602" calcext:value-type="float">
            <text:p>-0.0315467996</text:p>
          </table:table-cell>
          <table:table-cell office:value-type="float" office:value="0.0292807221413" calcext:value-type="float">
            <text:p>0.0292807221</text:p>
          </table:table-cell>
          <table:table-cell office:value-type="float" office:value="0.0202345699684" calcext:value-type="float">
            <text:p>0.02023457</text:p>
          </table:table-cell>
          <table:table-cell office:value-type="float" office:value="0.207588076591" calcext:value-type="float">
            <text:p>0.2075880766</text:p>
          </table:table-cell>
          <table:table-cell office:value-type="float" office:value="0.204818807736" calcext:value-type="float">
            <text:p>0.2048188077</text:p>
          </table:table-cell>
          <table:table-cell office:value-type="float" office:value="-0.00467197519398" calcext:value-type="float">
            <text:p>-0.0046719752</text:p>
          </table:table-cell>
          <table:table-cell office:value-type="float" office:value="-0.0204306509577" calcext:value-type="float">
            <text:p>-0.020430651</text:p>
          </table:table-cell>
          <table:table-cell office:value-type="float" office:value="-0.0112703336731" calcext:value-type="float">
            <text:p>-0.0112703337</text:p>
          </table:table-cell>
          <table:table-cell office:value-type="float" office:value="-0.000883582747612" calcext:value-type="float">
            <text:p>-0.0008835827</text:p>
          </table:table-cell>
          <table:table-cell office:value-type="float" office:value="-0.000915387402808" calcext:value-type="float">
            <text:p>-0.0009153874</text:p>
          </table:table-cell>
          <table:table-cell office:value-type="float" office:value="0.00368833223437" calcext:value-type="float">
            <text:p>0.0036883322</text:p>
          </table:table-cell>
          <table:table-cell office:value-type="float" office:value="-0.99992517223" calcext:value-type="float">
            <text:p>-0.9999251722</text:p>
          </table:table-cell>
          <table:table-cell office:value-type="float" office:value="0.999784066598" calcext:value-type="float">
            <text:p>0.9997840666</text:p>
          </table:table-cell>
        </table:table-row>
        <table:table-row table:style-name="ro1">
          <table:table-cell office:value-type="float" office:value="1.61144587764068E+018" calcext:value-type="float">
            <text:p>1.61144587764068E+018</text:p>
          </table:table-cell>
          <table:table-cell office:value-type="float" office:value="1.61144587759472E+018" calcext:value-type="float">
            <text:p>1.61144587759472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72597838193" calcext:value-type="float">
            <text:p>-0.0272597838</text:p>
          </table:table-cell>
          <table:table-cell office:value-type="float" office:value="-0.0325979768309" calcext:value-type="float">
            <text:p>-0.0325979768</text:p>
          </table:table-cell>
          <table:table-cell office:value-type="float" office:value="0.0275221541524" calcext:value-type="float">
            <text:p>0.0275221542</text:p>
          </table:table-cell>
          <table:table-cell office:value-type="float" office:value="0.0184417727996" calcext:value-type="float">
            <text:p>0.0184417728</text:p>
          </table:table-cell>
          <table:table-cell office:value-type="float" office:value="0.206711694598" calcext:value-type="float">
            <text:p>0.2067116946</text:p>
          </table:table-cell>
          <table:table-cell office:value-type="float" office:value="0.206065546796" calcext:value-type="float">
            <text:p>0.2060655468</text:p>
          </table:table-cell>
          <table:table-cell office:value-type="float" office:value="-0.00586766729217" calcext:value-type="float">
            <text:p>-0.0058676673</text:p>
          </table:table-cell>
          <table:table-cell office:value-type="float" office:value="-0.0200085213898" calcext:value-type="float">
            <text:p>-0.0200085214</text:p>
          </table:table-cell>
          <table:table-cell office:value-type="float" office:value="-0.0103817735625" calcext:value-type="float">
            <text:p>-0.0103817736</text:p>
          </table:table-cell>
          <table:table-cell office:value-type="float" office:value="-0.000729444355468" calcext:value-type="float">
            <text:p>-0.0007294444</text:p>
          </table:table-cell>
          <table:table-cell office:value-type="float" office:value="-0.000867719317142" calcext:value-type="float">
            <text:p>-0.0008677193</text:p>
          </table:table-cell>
          <table:table-cell office:value-type="float" office:value="0.00225951281842" calcext:value-type="float">
            <text:p>0.0022595128</text:p>
          </table:table-cell>
          <table:table-cell office:value-type="float" office:value="-0.999928586124" calcext:value-type="float">
            <text:p>-0.9999285861</text:p>
          </table:table-cell>
          <table:table-cell office:value-type="float" office:value="0.999796978101" calcext:value-type="float">
            <text:p>0.9997969781</text:p>
          </table:table-cell>
        </table:table-row>
        <table:table-row table:style-name="ro1">
          <table:table-cell office:value-type="float" office:value="1.61144587767334E+018" calcext:value-type="float">
            <text:p>1.61144587767334E+018</text:p>
          </table:table-cell>
          <table:table-cell office:value-type="float" office:value="1.61144587762801E+018" calcext:value-type="float">
            <text:p>1.61144587762801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83305905759" calcext:value-type="float">
            <text:p>-0.0283305906</text:p>
          </table:table-cell>
          <table:table-cell office:value-type="float" office:value="-0.0333597154909" calcext:value-type="float">
            <text:p>-0.0333597155</text:p>
          </table:table-cell>
          <table:table-cell office:value-type="float" office:value="0.0255946274847" calcext:value-type="float">
            <text:p>0.0255946275</text:p>
          </table:table-cell>
          <table:table-cell office:value-type="float" office:value="0.0171857260879" calcext:value-type="float">
            <text:p>0.0171857261</text:p>
          </table:table-cell>
          <table:table-cell office:value-type="float" office:value="0.205908864737" calcext:value-type="float">
            <text:p>0.2059088647</text:p>
          </table:table-cell>
          <table:table-cell office:value-type="float" office:value="0.206591145794" calcext:value-type="float">
            <text:p>0.2065911458</text:p>
          </table:table-cell>
          <table:table-cell office:value-type="float" office:value="-0.00662281138912" calcext:value-type="float">
            <text:p>-0.0066228114</text:p>
          </table:table-cell>
          <table:table-cell office:value-type="float" office:value="-0.0201677627213" calcext:value-type="float">
            <text:p>-0.0201677627</text:p>
          </table:table-cell>
          <table:table-cell office:value-type="float" office:value="-0.0102913300476" calcext:value-type="float">
            <text:p>-0.01029133</text:p>
          </table:table-cell>
          <table:table-cell office:value-type="float" office:value="-0.00136551765891" calcext:value-type="float">
            <text:p>-0.0013655177</text:p>
          </table:table-cell>
          <table:table-cell office:value-type="float" office:value="-0.000605608066253" calcext:value-type="float">
            <text:p>-0.0006056081</text:p>
          </table:table-cell>
          <table:table-cell office:value-type="float" office:value="0.00101202677341" calcext:value-type="float">
            <text:p>0.0010120268</text:p>
          </table:table-cell>
          <table:table-cell office:value-type="float" office:value="-0.999924919349" calcext:value-type="float">
            <text:p>-0.9999249193</text:p>
          </table:table-cell>
          <table:table-cell office:value-type="float" office:value="0.999795153192" calcext:value-type="float">
            <text:p>0.9997951532</text:p>
          </table:table-cell>
        </table:table-row>
        <table:table-row table:style-name="ro1">
          <table:table-cell office:value-type="float" office:value="1.61144587770442E+018" calcext:value-type="float">
            <text:p>1.61144587770442E+018</text:p>
          </table:table-cell>
          <table:table-cell office:value-type="float" office:value="1.61144587766141E+018" calcext:value-type="float">
            <text:p>1.61144587766141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9501600191" calcext:value-type="float">
            <text:p>-0.0295016002</text:p>
          </table:table-cell>
          <table:table-cell office:value-type="float" office:value="-0.0341027291421" calcext:value-type="float">
            <text:p>-0.0341027291</text:p>
          </table:table-cell>
          <table:table-cell office:value-type="float" office:value="0.0237434823066" calcext:value-type="float">
            <text:p>0.0237434823</text:p>
          </table:table-cell>
          <table:table-cell table:style-name="ce1" office:value-type="float" office:value="0.014865714166" calcext:value-type="float">
            <text:p>1.49E-02</text:p>
          </table:table-cell>
          <table:table-cell office:value-type="float" office:value="0.205178380013" calcext:value-type="float">
            <text:p>0.20517838</text:p>
          </table:table-cell>
          <table:table-cell office:value-type="float" office:value="0.206703755004" calcext:value-type="float">
            <text:p>0.206703755</text:p>
          </table:table-cell>
          <table:table-cell office:value-type="float" office:value="-0.00745346403472" calcext:value-type="float">
            <text:p>-0.007453464</text:p>
          </table:table-cell>
          <table:table-cell office:value-type="float" office:value="-0.0193167148363" calcext:value-type="float">
            <text:p>-0.0193167148</text:p>
          </table:table-cell>
          <table:table-cell office:value-type="float" office:value="-0.010890779241" calcext:value-type="float">
            <text:p>-0.0108907792</text:p>
          </table:table-cell>
          <table:table-cell office:value-type="float" office:value="-0.00144726762852" calcext:value-type="float">
            <text:p>-0.0014472676</text:p>
          </table:table-cell>
          <table:table-cell table:style-name="ce1" office:value-type="float" office:value="0.0000706802649528" calcext:value-type="float">
            <text:p>7.07E-05</text:p>
          </table:table-cell>
          <table:table-cell office:value-type="float" office:value="0.000943828824068" calcext:value-type="float">
            <text:p>0.0009438288</text:p>
          </table:table-cell>
          <table:table-cell office:value-type="float" office:value="-0.999912949644" calcext:value-type="float">
            <text:p>-0.9999129496</text:p>
          </table:table-cell>
          <table:table-cell office:value-type="float" office:value="0.999811909795" calcext:value-type="float">
            <text:p>0.9998119098</text:p>
          </table:table-cell>
        </table:table-row>
        <table:table-row table:style-name="ro1">
          <table:table-cell office:value-type="float" office:value="1.61144587774027E+018" calcext:value-type="float">
            <text:p>1.61144587774027E+018</text:p>
          </table:table-cell>
          <table:table-cell office:value-type="float" office:value="1.61144587769475E+018" calcext:value-type="float">
            <text:p>1.61144587769475E+018</text:p>
          </table:table-cell>
          <table:table-cell office:value-type="float" office:value="45" calcext:value-type="float">
            <text:p>45</text:p>
          </table:table-cell>
          <table:table-cell office:value-type="float" office:value="-0.0311999097466" calcext:value-type="float">
            <text:p>-0.0311999097</text:p>
          </table:table-cell>
          <table:table-cell office:value-type="float" office:value="-0.0349012757969" calcext:value-type="float">
            <text:p>-0.0349012758</text:p>
          </table:table-cell>
          <table:table-cell office:value-type="float" office:value="0.0213780961931" calcext:value-type="float">
            <text:p>0.0213780962</text:p>
          </table:table-cell>
          <table:table-cell table:style-name="ce1" office:value-type="float" office:value="0.0128950943398" calcext:value-type="float">
            <text:p>1.29E-02</text:p>
          </table:table-cell>
          <table:table-cell office:value-type="float" office:value="0.204343438148" calcext:value-type="float">
            <text:p>0.2043434381</text:p>
          </table:table-cell>
          <table:table-cell office:value-type="float" office:value="0.207214572585" calcext:value-type="float">
            <text:p>0.2072145726</text:p>
          </table:table-cell>
          <table:table-cell office:value-type="float" office:value="-0.00903845208462" calcext:value-type="float">
            <text:p>-0.0090384521</text:p>
          </table:table-cell>
          <table:table-cell office:value-type="float" office:value="-0.0193926317881" calcext:value-type="float">
            <text:p>-0.0193926318</text:p>
          </table:table-cell>
          <table:table-cell office:value-type="float" office:value="-0.0119189906292" calcext:value-type="float">
            <text:p>-0.0119189906</text:p>
          </table:table-cell>
          <table:table-cell office:value-type="float" office:value="-0.000552779952655" calcext:value-type="float">
            <text:p>-0.00055278</text:p>
          </table:table-cell>
          <table:table-cell office:value-type="float" office:value="0.000767156936595" calcext:value-type="float">
            <text:p>0.0007671569</text:p>
          </table:table-cell>
          <table:table-cell office:value-type="float" office:value="-0.000408496385172" calcext:value-type="float">
            <text:p>-0.0004084964</text:p>
          </table:table-cell>
          <table:table-cell office:value-type="float" office:value="-0.999887872269" calcext:value-type="float">
            <text:p>-0.9998878723</text:p>
          </table:table-cell>
          <table:table-cell office:value-type="float" office:value="0.999811696887" calcext:value-type="float">
            <text:p>0.9998116969</text:p>
          </table:table-cell>
        </table:table-row>
        <table:table-row table:style-name="ro1">
          <table:table-cell office:value-type="float" office:value="1.61144587777065E+018" calcext:value-type="float">
            <text:p>1.61144587777065E+018</text:p>
          </table:table-cell>
          <table:table-cell office:value-type="float" office:value="1.61144587772802E+018" calcext:value-type="float">
            <text:p>1.6114458777280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25571298599" calcext:value-type="float">
            <text:p>-0.0325571299</text:p>
          </table:table-cell>
          <table:table-cell office:value-type="float" office:value="-0.0360290999913" calcext:value-type="float">
            <text:p>-0.0360291</text:p>
          </table:table-cell>
          <table:table-cell office:value-type="float" office:value="0.0193937588483" calcext:value-type="float">
            <text:p>0.0193937588</text:p>
          </table:table-cell>
          <table:table-cell office:value-type="float" office:value="0.00944818761367" calcext:value-type="float">
            <text:p>0.0094481876</text:p>
          </table:table-cell>
          <table:table-cell office:value-type="float" office:value="0.20387519896" calcext:value-type="float">
            <text:p>0.203875199</text:p>
          </table:table-cell>
          <table:table-cell office:value-type="float" office:value="0.207606417626" calcext:value-type="float">
            <text:p>0.2076064176</text:p>
          </table:table-cell>
          <table:table-cell office:value-type="float" office:value="-0.0098145874524" calcext:value-type="float">
            <text:p>-0.0098145875</text:p>
          </table:table-cell>
          <table:table-cell office:value-type="float" office:value="-0.0166695581775" calcext:value-type="float">
            <text:p>-0.0166695582</text:p>
          </table:table-cell>
          <table:table-cell office:value-type="float" office:value="-0.0128278269958" calcext:value-type="float">
            <text:p>-0.012827827</text:p>
          </table:table-cell>
          <table:table-cell office:value-type="float" office:value="0.000719851955864" calcext:value-type="float">
            <text:p>0.000719852</text:p>
          </table:table-cell>
          <table:table-cell office:value-type="float" office:value="0.0015014814782" calcext:value-type="float">
            <text:p>0.0015014815</text:p>
          </table:table-cell>
          <table:table-cell table:style-name="ce1" office:value-type="float" office:value="0.0000856747935974" calcext:value-type="float">
            <text:p>8.57E-05</text:p>
          </table:table-cell>
          <table:table-cell office:value-type="float" office:value="-0.999868442572" calcext:value-type="float">
            <text:p>-0.9998684426</text:p>
          </table:table-cell>
          <table:table-cell office:value-type="float" office:value="0.999860778378" calcext:value-type="float">
            <text:p>0.9998607784</text:p>
          </table:table-cell>
        </table:table-row>
        <table:table-row table:style-name="ro1">
          <table:table-cell office:value-type="float" office:value="1.61144587780433E+018" calcext:value-type="float">
            <text:p>1.61144587780433E+018</text:p>
          </table:table-cell>
          <table:table-cell office:value-type="float" office:value="1.61144587776144E+018" calcext:value-type="float">
            <text:p>1.61144587776144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40060517192" calcext:value-type="float">
            <text:p>-0.0340060517</text:p>
          </table:table-cell>
          <table:table-cell office:value-type="float" office:value="-0.036884031711" calcext:value-type="float">
            <text:p>-0.0368840317</text:p>
          </table:table-cell>
          <table:table-cell office:value-type="float" office:value="0.0174195803702" calcext:value-type="float">
            <text:p>0.0174195804</text:p>
          </table:table-cell>
          <table:table-cell office:value-type="float" office:value="0.00755349796713" calcext:value-type="float">
            <text:p>0.007553498</text:p>
          </table:table-cell>
          <table:table-cell office:value-type="float" office:value="0.203595489264" calcext:value-type="float">
            <text:p>0.2035954893</text:p>
          </table:table-cell>
          <table:table-cell office:value-type="float" office:value="0.207836033186" calcext:value-type="float">
            <text:p>0.2078360332</text:p>
          </table:table-cell>
          <table:table-cell office:value-type="float" office:value="-0.0101016537535" calcext:value-type="float">
            <text:p>-0.0101016538</text:p>
          </table:table-cell>
          <table:table-cell office:value-type="float" office:value="-0.0156451186563" calcext:value-type="float">
            <text:p>-0.0156451187</text:p>
          </table:table-cell>
          <table:table-cell office:value-type="float" office:value="-0.0135527355034" calcext:value-type="float">
            <text:p>-0.0135527355</text:p>
          </table:table-cell>
          <table:table-cell office:value-type="float" office:value="0.00190495818289" calcext:value-type="float">
            <text:p>0.0019049582</text:p>
          </table:table-cell>
          <table:table-cell office:value-type="float" office:value="0.00223251856562" calcext:value-type="float">
            <text:p>0.0022325186</text:p>
          </table:table-cell>
          <table:table-cell office:value-type="float" office:value="-0.00114395310178" calcext:value-type="float">
            <text:p>-0.0011439531</text:p>
          </table:table-cell>
          <table:table-cell office:value-type="float" office:value="-0.999854660552" calcext:value-type="float">
            <text:p>-0.9998546606</text:p>
          </table:table-cell>
          <table:table-cell office:value-type="float" office:value="0.999875126505" calcext:value-type="float">
            <text:p>0.9998751265</text:p>
          </table:table-cell>
        </table:table-row>
        <table:table-row table:style-name="ro1">
          <table:table-cell office:value-type="float" office:value="1.61144587784078E+018" calcext:value-type="float">
            <text:p>1.61144587784078E+018</text:p>
          </table:table-cell>
          <table:table-cell office:value-type="float" office:value="1.61144587779488E+018" calcext:value-type="float">
            <text:p>1.61144587779488E+018</text:p>
          </table:table-cell>
          <table:table-cell office:value-type="float" office:value="45" calcext:value-type="float">
            <text:p>45</text:p>
          </table:table-cell>
          <table:table-cell office:value-type="float" office:value="-0.035947650671" calcext:value-type="float">
            <text:p>-0.0359476507</text:p>
          </table:table-cell>
          <table:table-cell office:value-type="float" office:value="-0.0377391902135" calcext:value-type="float">
            <text:p>-0.0377391902</text:p>
          </table:table-cell>
          <table:table-cell office:value-type="float" office:value="0.0149974487722" calcext:value-type="float">
            <text:p>0.0149974488</text:p>
          </table:table-cell>
          <table:table-cell office:value-type="float" office:value="0.00550289771581" calcext:value-type="float">
            <text:p>0.0055028977</text:p>
          </table:table-cell>
          <table:table-cell office:value-type="float" office:value="0.203528657556" calcext:value-type="float">
            <text:p>0.2035286576</text:p>
          </table:table-cell>
          <table:table-cell office:value-type="float" office:value="0.20852789527" calcext:value-type="float">
            <text:p>0.2085278953</text:p>
          </table:table-cell>
          <table:table-cell office:value-type="float" office:value="-0.0110165622298" calcext:value-type="float">
            <text:p>-0.0110165622</text:p>
          </table:table-cell>
          <table:table-cell office:value-type="float" office:value="-0.0153211022117" calcext:value-type="float">
            <text:p>-0.0153211022</text:p>
          </table:table-cell>
          <table:table-cell office:value-type="float" office:value="-0.0139156931322" calcext:value-type="float">
            <text:p>-0.0139156931</text:p>
          </table:table-cell>
          <table:table-cell office:value-type="float" office:value="0.00358174620396" calcext:value-type="float">
            <text:p>0.0035817462</text:p>
          </table:table-cell>
          <table:table-cell office:value-type="float" office:value="0.00344997243171" calcext:value-type="float">
            <text:p>0.0034499724</text:p>
          </table:table-cell>
          <table:table-cell office:value-type="float" office:value="-0.00253518108508" calcext:value-type="float">
            <text:p>-0.0025351811</text:p>
          </table:table-cell>
          <table:table-cell office:value-type="float" office:value="-0.999836537407" calcext:value-type="float">
            <text:p>-0.9998365374</text:p>
          </table:table-cell>
          <table:table-cell office:value-type="float" office:value="0.99987298374" calcext:value-type="float">
            <text:p>0.9998729837</text:p>
          </table:table-cell>
        </table:table-row>
        <table:table-row table:style-name="ro1">
          <table:table-cell office:value-type="float" office:value="1.61144587787087E+018" calcext:value-type="float">
            <text:p>1.61144587787087E+018</text:p>
          </table:table-cell>
          <table:table-cell office:value-type="float" office:value="1.61144587782797E+018" calcext:value-type="float">
            <text:p>1.61144587782797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74701693654" calcext:value-type="float">
            <text:p>-0.0374701694</text:p>
          </table:table-cell>
          <table:table-cell office:value-type="float" office:value="-0.0385305058588" calcext:value-type="float">
            <text:p>-0.0385305059</text:p>
          </table:table-cell>
          <table:table-cell office:value-type="float" office:value="0.0131649263203" calcext:value-type="float">
            <text:p>0.0131649263</text:p>
          </table:table-cell>
          <table:table-cell office:value-type="float" office:value="0.00267777958561" calcext:value-type="float">
            <text:p>0.0026777796</text:p>
          </table:table-cell>
          <table:table-cell office:value-type="float" office:value="0.203726887703" calcext:value-type="float">
            <text:p>0.2037268877</text:p>
          </table:table-cell>
          <table:table-cell office:value-type="float" office:value="0.208977720568" calcext:value-type="float">
            <text:p>0.2089777206</text:p>
          </table:table-cell>
          <table:table-cell office:value-type="float" office:value="-0.0115758444888" calcext:value-type="float">
            <text:p>-0.0115758445</text:p>
          </table:table-cell>
          <table:table-cell office:value-type="float" office:value="-0.0141967946654" calcext:value-type="float">
            <text:p>-0.0141967947</text:p>
          </table:table-cell>
          <table:table-cell office:value-type="float" office:value="-0.0137969270997" calcext:value-type="float">
            <text:p>-0.0137969271</text:p>
          </table:table-cell>
          <table:table-cell office:value-type="float" office:value="0.00431973568202" calcext:value-type="float">
            <text:p>0.0043197357</text:p>
          </table:table-cell>
          <table:table-cell office:value-type="float" office:value="0.00479192808829" calcext:value-type="float">
            <text:p>0.0047919281</text:p>
          </table:table-cell>
          <table:table-cell office:value-type="float" office:value="-0.00311278755566" calcext:value-type="float">
            <text:p>-0.0031127876</text:p>
          </table:table-cell>
          <table:table-cell office:value-type="float" office:value="-0.99982633787" calcext:value-type="float">
            <text:p>-0.9998263379</text:p>
          </table:table-cell>
          <table:table-cell office:value-type="float" office:value="0.999885032038" calcext:value-type="float">
            <text:p>0.999885032</text:p>
          </table:table-cell>
        </table:table-row>
        <table:table-row table:style-name="ro1">
          <table:table-cell office:value-type="float" office:value="1.61144587790455E+018" calcext:value-type="float">
            <text:p>1.61144587790455E+018</text:p>
          </table:table-cell>
          <table:table-cell office:value-type="float" office:value="1.61144587786125E+018" calcext:value-type="float">
            <text:p>1.61144587786125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90438809991" calcext:value-type="float">
            <text:p>-0.039043881</text:p>
          </table:table-cell>
          <table:table-cell office:value-type="float" office:value="-0.039644093915" calcext:value-type="float">
            <text:p>-0.0396440939</text:p>
          </table:table-cell>
          <table:table-cell office:value-type="float" office:value="0.0113720800728" calcext:value-type="float">
            <text:p>0.0113720801</text:p>
          </table:table-cell>
          <table:table-cell office:value-type="float" office:value="-0.00123937297079" calcext:value-type="float">
            <text:p>-0.001239373</text:p>
          </table:table-cell>
          <table:table-cell office:value-type="float" office:value="0.204034626484" calcext:value-type="float">
            <text:p>0.2040346265</text:p>
          </table:table-cell>
          <table:table-cell office:value-type="float" office:value="0.209376689167" calcext:value-type="float">
            <text:p>0.2093766892</text:p>
          </table:table-cell>
          <table:table-cell office:value-type="float" office:value="-0.0115296336798" calcext:value-type="float">
            <text:p>-0.0115296337</text:p>
          </table:table-cell>
          <table:table-cell office:value-type="float" office:value="-0.0116253335432" calcext:value-type="float">
            <text:p>-0.0116253335</text:p>
          </table:table-cell>
          <table:table-cell office:value-type="float" office:value="-0.0134396055418" calcext:value-type="float">
            <text:p>-0.0134396055</text:p>
          </table:table-cell>
          <table:table-cell office:value-type="float" office:value="0.00438671125609" calcext:value-type="float">
            <text:p>0.0043867113</text:p>
          </table:table-cell>
          <table:table-cell office:value-type="float" office:value="0.00570900136504" calcext:value-type="float">
            <text:p>0.0057090014</text:p>
          </table:table-cell>
          <table:table-cell office:value-type="float" office:value="-0.00282162650427" calcext:value-type="float">
            <text:p>-0.0028216265</text:p>
          </table:table-cell>
          <table:table-cell office:value-type="float" office:value="-0.999826970073" calcext:value-type="float">
            <text:p>-0.9998269701</text:p>
          </table:table-cell>
          <table:table-cell office:value-type="float" office:value="0.999918808026" calcext:value-type="float">
            <text:p>0.999918808</text:p>
          </table:table-cell>
        </table:table-row>
        <table:table-row table:style-name="ro1">
          <table:table-cell office:value-type="float" office:value="1.61144587793768E+018" calcext:value-type="float">
            <text:p>1.61144587793768E+018</text:p>
          </table:table-cell>
          <table:table-cell office:value-type="float" office:value="1.61144587786125E+018" calcext:value-type="float">
            <text:p>1.61144587786125E+018</text:p>
          </table:table-cell>
          <table:table-cell office:value-type="float" office:value="76" calcext:value-type="float">
            <text:p>76</text:p>
          </table:table-cell>
          <table:table-cell office:value-type="float" office:value="-0.0405849888921" calcext:value-type="float">
            <text:p>-0.0405849889</text:p>
          </table:table-cell>
          <table:table-cell office:value-type="float" office:value="-0.039644093915" calcext:value-type="float">
            <text:p>-0.0396440939</text:p>
          </table:table-cell>
          <table:table-cell office:value-type="float" office:value="0.00972036179155" calcext:value-type="float">
            <text:p>0.0097203618</text:p>
          </table:table-cell>
          <table:table-cell office:value-type="float" office:value="-0.00123937297079" calcext:value-type="float">
            <text:p>-0.001239373</text:p>
          </table:table-cell>
          <table:table-cell office:value-type="float" office:value="0.204432010651" calcext:value-type="float">
            <text:p>0.2044320107</text:p>
          </table:table-cell>
          <table:table-cell office:value-type="float" office:value="0.209376689167" calcext:value-type="float">
            <text:p>0.2093766892</text:p>
          </table:table-cell>
          <table:table-cell office:value-type="float" office:value="-0.0107484242266" calcext:value-type="float">
            <text:p>-0.0107484242</text:p>
          </table:table-cell>
          <table:table-cell office:value-type="float" office:value="-0.0116253335432" calcext:value-type="float">
            <text:p>-0.0116253335</text:p>
          </table:table-cell>
          <table:table-cell office:value-type="float" office:value="-0.0125829068024" calcext:value-type="float">
            <text:p>-0.0125829068</text:p>
          </table:table-cell>
          <table:table-cell office:value-type="float" office:value="0.00438671125609" calcext:value-type="float">
            <text:p>0.0043867113</text:p>
          </table:table-cell>
          <table:table-cell office:value-type="float" office:value="0.00720635245209" calcext:value-type="float">
            <text:p>0.0072063525</text:p>
          </table:table-cell>
          <table:table-cell office:value-type="float" office:value="-0.00282162650427" calcext:value-type="float">
            <text:p>-0.0028216265</text:p>
          </table:table-cell>
          <table:table-cell office:value-type="float" office:value="-0.999837127463" calcext:value-type="float">
            <text:p>-0.9998371275</text:p>
          </table:table-cell>
          <table:table-cell office:value-type="float" office:value="0.999918808026" calcext:value-type="float">
            <text:p>0.999918808</text:p>
          </table:table-cell>
        </table:table-row>
        <table:table-row table:style-name="ro1">
          <table:table-cell office:value-type="float" office:value="1.61144587797141E+018" calcext:value-type="float">
            <text:p>1.61144587797141E+018</text:p>
          </table:table-cell>
          <table:table-cell office:value-type="float" office:value="1.61144587786125E+018" calcext:value-type="float">
            <text:p>1.61144587786125E+018</text:p>
          </table:table-cell>
          <table:table-cell office:value-type="float" office:value="110" calcext:value-type="float">
            <text:p>110</text:p>
          </table:table-cell>
          <table:table-cell office:value-type="float" office:value="-0.0424534194171" calcext:value-type="float">
            <text:p>-0.0424534194</text:p>
          </table:table-cell>
          <table:table-cell office:value-type="float" office:value="-0.039644093915" calcext:value-type="float">
            <text:p>-0.0396440939</text:p>
          </table:table-cell>
          <table:table-cell office:value-type="float" office:value="0.00775089208037" calcext:value-type="float">
            <text:p>0.0077508921</text:p>
          </table:table-cell>
          <table:table-cell office:value-type="float" office:value="-0.00123937297079" calcext:value-type="float">
            <text:p>-0.001239373</text:p>
          </table:table-cell>
          <table:table-cell office:value-type="float" office:value="0.205075293779" calcext:value-type="float">
            <text:p>0.2050752938</text:p>
          </table:table-cell>
          <table:table-cell office:value-type="float" office:value="0.209376689167" calcext:value-type="float">
            <text:p>0.2093766892</text:p>
          </table:table-cell>
          <table:table-cell office:value-type="float" office:value="-0.00929347690269" calcext:value-type="float">
            <text:p>-0.0092934769</text:p>
          </table:table-cell>
          <table:table-cell office:value-type="float" office:value="-0.0116253335432" calcext:value-type="float">
            <text:p>-0.0116253335</text:p>
          </table:table-cell>
          <table:table-cell office:value-type="float" office:value="-0.0115907185397" calcext:value-type="float">
            <text:p>-0.0115907185</text:p>
          </table:table-cell>
          <table:table-cell office:value-type="float" office:value="0.00438671125609" calcext:value-type="float">
            <text:p>0.0043867113</text:p>
          </table:table-cell>
          <table:table-cell office:value-type="float" office:value="0.00813982085291" calcext:value-type="float">
            <text:p>0.0081398209</text:p>
          </table:table-cell>
          <table:table-cell office:value-type="float" office:value="-0.00282162650427" calcext:value-type="float">
            <text:p>-0.0028216265</text:p>
          </table:table-cell>
          <table:table-cell office:value-type="float" office:value="-0.999856515013" calcext:value-type="float">
            <text:p>-0.999856515</text:p>
          </table:table-cell>
          <table:table-cell office:value-type="float" office:value="0.999918808026" calcext:value-type="float">
            <text:p>0.999918808</text:p>
          </table:table-cell>
        </table:table-row>
        <table:table-row table:style-name="ro1">
          <table:table-cell office:value-type="float" office:value="1.61144587800443E+018" calcext:value-type="float">
            <text:p>1.61144587800443E+018</text:p>
          </table:table-cell>
          <table:table-cell office:value-type="float" office:value="1.61144587792795E+018" calcext:value-type="float">
            <text:p>1.61144587792795E+018</text:p>
          </table:table-cell>
          <table:table-cell office:value-type="float" office:value="76" calcext:value-type="float">
            <text:p>76</text:p>
          </table:table-cell>
          <table:table-cell office:value-type="float" office:value="-0.0438150092959" calcext:value-type="float">
            <text:p>-0.0438150093</text:p>
          </table:table-cell>
          <table:table-cell office:value-type="float" office:value="-0.0424347132863" calcext:value-type="float">
            <text:p>-0.0424347133</text:p>
          </table:table-cell>
          <table:table-cell office:value-type="float" office:value="0.00635415082797" calcext:value-type="float">
            <text:p>0.0063541508</text:p>
          </table:table-cell>
          <table:table-cell office:value-type="float" office:value="-0.00567363059244" calcext:value-type="float">
            <text:p>-0.0056736306</text:p>
          </table:table-cell>
          <table:table-cell office:value-type="float" office:value="0.205663248897" calcext:value-type="float">
            <text:p>0.2056632489</text:p>
          </table:table-cell>
          <table:table-cell office:value-type="float" office:value="0.210669495701" calcext:value-type="float">
            <text:p>0.2106694957</text:p>
          </table:table-cell>
          <table:table-cell office:value-type="float" office:value="-0.00798502255768" calcext:value-type="float">
            <text:p>-0.0079850226</text:p>
          </table:table-cell>
          <table:table-cell office:value-type="float" office:value="-0.0124047186632" calcext:value-type="float">
            <text:p>-0.0124047187</text:p>
          </table:table-cell>
          <table:table-cell office:value-type="float" office:value="-0.0112310677921" calcext:value-type="float">
            <text:p>-0.0112310678</text:p>
          </table:table-cell>
          <table:table-cell office:value-type="float" office:value="0.0032195598409" calcext:value-type="float">
            <text:p>0.0032195598</text:p>
          </table:table-cell>
          <table:table-cell office:value-type="float" office:value="0.00872220600563" calcext:value-type="float">
            <text:p>0.008722206</text:p>
          </table:table-cell>
          <table:table-cell office:value-type="float" office:value="-0.00498666545729" calcext:value-type="float">
            <text:p>-0.0049866655</text:p>
          </table:table-cell>
          <table:table-cell office:value-type="float" office:value="-0.999867051726" calcext:value-type="float">
            <text:p>-0.9998670517</text:p>
          </table:table-cell>
          <table:table-cell office:value-type="float" office:value="0.999905428724" calcext:value-type="float">
            <text:p>0.9999054287</text:p>
          </table:table-cell>
        </table:table-row>
        <table:table-row table:style-name="ro1">
          <table:table-cell office:value-type="float" office:value="1.61144587803701E+018" calcext:value-type="float">
            <text:p>1.61144587803701E+018</text:p>
          </table:table-cell>
          <table:table-cell office:value-type="float" office:value="1.61144587796126E+018" calcext:value-type="float">
            <text:p>1.61144587796126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51215542853" calcext:value-type="float">
            <text:p>-0.0451215543</text:p>
          </table:table-cell>
          <table:table-cell office:value-type="float" office:value="-0.0432908568937" calcext:value-type="float">
            <text:p>-0.0432908569</text:p>
          </table:table-cell>
          <table:table-cell office:value-type="float" office:value="0.00519039202482" calcext:value-type="float">
            <text:p>0.005190392</text:p>
          </table:table-cell>
          <table:table-cell office:value-type="float" office:value="-0.00716677802406" calcext:value-type="float">
            <text:p>-0.007166778</text:p>
          </table:table-cell>
          <table:table-cell office:value-type="float" office:value="0.206336215138" calcext:value-type="float">
            <text:p>0.2063362151</text:p>
          </table:table-cell>
          <table:table-cell office:value-type="float" office:value="0.21189313059" calcext:value-type="float">
            <text:p>0.2118931306</text:p>
          </table:table-cell>
          <table:table-cell office:value-type="float" office:value="-0.00513275318859" calcext:value-type="float">
            <text:p>-0.0051327532</text:p>
          </table:table-cell>
          <table:table-cell office:value-type="float" office:value="-0.013445967807" calcext:value-type="float">
            <text:p>-0.0134459678</text:p>
          </table:table-cell>
          <table:table-cell office:value-type="float" office:value="-0.0112205572572" calcext:value-type="float">
            <text:p>-0.0112205573</text:p>
          </table:table-cell>
          <table:table-cell office:value-type="float" office:value="0.00269510450689" calcext:value-type="float">
            <text:p>0.0026951045</text:p>
          </table:table-cell>
          <table:table-cell office:value-type="float" office:value="0.00955313112402" calcext:value-type="float">
            <text:p>0.0095531311</text:p>
          </table:table-cell>
          <table:table-cell office:value-type="float" office:value="-0.00626852643923" calcext:value-type="float">
            <text:p>-0.0062685264</text:p>
          </table:table-cell>
          <table:table-cell office:value-type="float" office:value="-0.999878304934" calcext:value-type="float">
            <text:p>-0.9998783049</text:p>
          </table:table-cell>
          <table:table-cell office:value-type="float" office:value="0.999886305423" calcext:value-type="float">
            <text:p>0.9998863054</text:p>
          </table:table-cell>
        </table:table-row>
        <table:table-row table:style-name="ro1">
          <table:table-cell office:value-type="float" office:value="1.61144587807067E+018" calcext:value-type="float">
            <text:p>1.61144587807067E+018</text:p>
          </table:table-cell>
          <table:table-cell office:value-type="float" office:value="1.61144587799466E+018" calcext:value-type="float">
            <text:p>1.61144587799466E+018</text:p>
          </table:table-cell>
          <table:table-cell office:value-type="float" office:value="76" calcext:value-type="float">
            <text:p>76</text:p>
          </table:table-cell>
          <table:table-cell office:value-type="float" office:value="-0.0466151349247" calcext:value-type="float">
            <text:p>-0.0466151349</text:p>
          </table:table-cell>
          <table:table-cell office:value-type="float" office:value="-0.0445205149418" calcext:value-type="float">
            <text:p>-0.0445205149</text:p>
          </table:table-cell>
          <table:table-cell office:value-type="float" office:value="0.00374637008645" calcext:value-type="float">
            <text:p>0.0037463701</text:p>
          </table:table-cell>
          <table:table-cell office:value-type="float" office:value="-0.00859066603498" calcext:value-type="float">
            <text:p>-0.008590666</text:p>
          </table:table-cell>
          <table:table-cell office:value-type="float" office:value="0.20737054944" calcext:value-type="float">
            <text:p>0.2073705494</text:p>
          </table:table-cell>
          <table:table-cell office:value-type="float" office:value="0.213293928253" calcext:value-type="float">
            <text:p>0.2132939283</text:p>
          </table:table-cell>
          <table:table-cell office:value-type="float" office:value="-0.00281440388306" calcext:value-type="float">
            <text:p>-0.0028144039</text:p>
          </table:table-cell>
          <table:table-cell office:value-type="float" office:value="-0.0154374147777" calcext:value-type="float">
            <text:p>-0.0154374148</text:p>
          </table:table-cell>
          <table:table-cell office:value-type="float" office:value="-0.0114922885262" calcext:value-type="float">
            <text:p>-0.0114922885</text:p>
          </table:table-cell>
          <table:table-cell office:value-type="float" office:value="0.00172805716026" calcext:value-type="float">
            <text:p>0.0017280572</text:p>
          </table:table-cell>
          <table:table-cell office:value-type="float" office:value="0.0101696973709" calcext:value-type="float">
            <text:p>0.0101696974</text:p>
          </table:table-cell>
          <table:table-cell office:value-type="float" office:value="-0.00746892779408" calcext:value-type="float">
            <text:p>-0.0074689278</text:p>
          </table:table-cell>
          <table:table-cell office:value-type="float" office:value="-0.999878347081" calcext:value-type="float">
            <text:p>-0.9998783471</text:p>
          </table:table-cell>
          <table:table-cell office:value-type="float" office:value="0.999851434462" calcext:value-type="float">
            <text:p>0.9998514345</text:p>
          </table:table-cell>
        </table:table-row>
        <table:table-row table:style-name="ro1">
          <table:table-cell office:value-type="float" office:value="1.6114458781037E+018" calcext:value-type="float">
            <text:p>1.6114458781037E+018</text:p>
          </table:table-cell>
          <table:table-cell office:value-type="float" office:value="1.61144587806134E+018" calcext:value-type="float">
            <text:p>1.61144587806134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7609012574" calcext:value-type="float">
            <text:p>-0.0476090126</text:p>
          </table:table-cell>
          <table:table-cell office:value-type="float" office:value="-0.0459827810873" calcext:value-type="float">
            <text:p>-0.0459827811</text:p>
          </table:table-cell>
          <table:table-cell office:value-type="float" office:value="0.00296942167915" calcext:value-type="float">
            <text:p>0.0029694217</text:p>
          </table:table-cell>
          <table:table-cell office:value-type="float" office:value="-0.0107778001615" calcext:value-type="float">
            <text:p>-0.0107778002</text:p>
          </table:table-cell>
          <table:table-cell office:value-type="float" office:value="0.208173125982" calcext:value-type="float">
            <text:p>0.208173126</text:p>
          </table:table-cell>
          <table:table-cell office:value-type="float" office:value="0.216439883304" calcext:value-type="float">
            <text:p>0.2164398833</text:p>
          </table:table-cell>
          <table:table-cell office:value-type="float" office:value="-0.00194035792883" calcext:value-type="float">
            <text:p>-0.0019403579</text:p>
          </table:table-cell>
          <table:table-cell office:value-type="float" office:value="-0.0200539420161" calcext:value-type="float">
            <text:p>-0.020053942</text:p>
          </table:table-cell>
          <table:table-cell office:value-type="float" office:value="-0.0121517279962" calcext:value-type="float">
            <text:p>-0.012151728</text:p>
          </table:table-cell>
          <table:table-cell office:value-type="float" office:value="0.00279919226213" calcext:value-type="float">
            <text:p>0.0027991923</text:p>
          </table:table-cell>
          <table:table-cell office:value-type="float" office:value="0.0105176617522" calcext:value-type="float">
            <text:p>0.0105176618</text:p>
          </table:table-cell>
          <table:table-cell office:value-type="float" office:value="-0.00872584395409" calcext:value-type="float">
            <text:p>-0.008725844</text:p>
          </table:table-cell>
          <table:table-cell office:value-type="float" office:value="-0.999868990481" calcext:value-type="float">
            <text:p>-0.9998689905</text:p>
          </table:table-cell>
          <table:table-cell office:value-type="float" office:value="0.999756890156" calcext:value-type="float">
            <text:p>0.9997568902</text:p>
          </table:table-cell>
        </table:table-row>
        <table:table-row table:style-name="ro1">
          <table:table-cell office:value-type="float" office:value="1.61144587813779E+018" calcext:value-type="float">
            <text:p>1.61144587813779E+018</text:p>
          </table:table-cell>
          <table:table-cell office:value-type="float" office:value="1.61144587806134E+018" calcext:value-type="float">
            <text:p>1.61144587806134E+018</text:p>
          </table:table-cell>
          <table:table-cell office:value-type="float" office:value="76" calcext:value-type="float">
            <text:p>76</text:p>
          </table:table-cell>
          <table:table-cell office:value-type="float" office:value="-0.0484528467059" calcext:value-type="float">
            <text:p>-0.0484528467</text:p>
          </table:table-cell>
          <table:table-cell office:value-type="float" office:value="-0.0459827810873" calcext:value-type="float">
            <text:p>-0.0459827811</text:p>
          </table:table-cell>
          <table:table-cell office:value-type="float" office:value="0.00242810533382" calcext:value-type="float">
            <text:p>0.0024281053</text:p>
          </table:table-cell>
          <table:table-cell office:value-type="float" office:value="-0.0107778001615" calcext:value-type="float">
            <text:p>-0.0107778002</text:p>
          </table:table-cell>
          <table:table-cell office:value-type="float" office:value="0.208894401789" calcext:value-type="float">
            <text:p>0.2088944018</text:p>
          </table:table-cell>
          <table:table-cell office:value-type="float" office:value="0.216439883304" calcext:value-type="float">
            <text:p>0.2164398833</text:p>
          </table:table-cell>
          <table:table-cell office:value-type="float" office:value="-0.00200603391407" calcext:value-type="float">
            <text:p>-0.0020060339</text:p>
          </table:table-cell>
          <table:table-cell office:value-type="float" office:value="-0.0200539420161" calcext:value-type="float">
            <text:p>-0.020053942</text:p>
          </table:table-cell>
          <table:table-cell office:value-type="float" office:value="-0.0142900635019" calcext:value-type="float">
            <text:p>-0.0142900635</text:p>
          </table:table-cell>
          <table:table-cell office:value-type="float" office:value="0.00279919226213" calcext:value-type="float">
            <text:p>0.0027991923</text:p>
          </table:table-cell>
          <table:table-cell office:value-type="float" office:value="0.0113082101897" calcext:value-type="float">
            <text:p>0.0113082102</text:p>
          </table:table-cell>
          <table:table-cell office:value-type="float" office:value="-0.00872584395409" calcext:value-type="float">
            <text:p>-0.008725844</text:p>
          </table:table-cell>
          <table:table-cell office:value-type="float" office:value="-0.999831943401" calcext:value-type="float">
            <text:p>-0.9998319434</text:p>
          </table:table-cell>
          <table:table-cell office:value-type="float" office:value="0.999756890156" calcext:value-type="float">
            <text:p>0.9997568902</text:p>
          </table:table-cell>
        </table:table-row>
        <table:table-row table:style-name="ro1">
          <table:table-cell office:value-type="float" office:value="1.61144587817062E+018" calcext:value-type="float">
            <text:p>1.61144587817062E+018</text:p>
          </table:table-cell>
          <table:table-cell office:value-type="float" office:value="1.61144587809465E+018" calcext:value-type="float">
            <text:p>1.61144587809465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92019206285" calcext:value-type="float">
            <text:p>-0.0492019206</text:p>
          </table:table-cell>
          <table:table-cell office:value-type="float" office:value="-0.0465714112224" calcext:value-type="float">
            <text:p>-0.0465714112</text:p>
          </table:table-cell>
          <table:table-cell office:value-type="float" office:value="0.00191954744514" calcext:value-type="float">
            <text:p>0.0019195474</text:p>
          </table:table-cell>
          <table:table-cell office:value-type="float" office:value="-0.0110945310084" calcext:value-type="float">
            <text:p>-0.011094531</text:p>
          </table:table-cell>
          <table:table-cell office:value-type="float" office:value="0.209577336907" calcext:value-type="float">
            <text:p>0.2095773369</text:p>
          </table:table-cell>
          <table:table-cell office:value-type="float" office:value="0.218151308892" calcext:value-type="float">
            <text:p>0.2181513089</text:p>
          </table:table-cell>
          <table:table-cell office:value-type="float" office:value="-0.00340679891231" calcext:value-type="float">
            <text:p>-0.0034067989</text:p>
          </table:table-cell>
          <table:table-cell office:value-type="float" office:value="-0.0222517663648" calcext:value-type="float">
            <text:p>-0.0222517664</text:p>
          </table:table-cell>
          <table:table-cell office:value-type="float" office:value="-0.0153951472844" calcext:value-type="float">
            <text:p>-0.0153951473</text:p>
          </table:table-cell>
          <table:table-cell office:value-type="float" office:value="0.00364592080976" calcext:value-type="float">
            <text:p>0.0036459208</text:p>
          </table:table-cell>
          <table:table-cell office:value-type="float" office:value="0.0117686645097" calcext:value-type="float">
            <text:p>0.0117686645</text:p>
          </table:table-cell>
          <table:table-cell office:value-type="float" office:value="-0.00983215239784" calcext:value-type="float">
            <text:p>-0.0098321524</text:p>
          </table:table-cell>
          <table:table-cell office:value-type="float" office:value="-0.999806444557" calcext:value-type="float">
            <text:p>-0.9998064446</text:p>
          </table:table-cell>
          <table:table-cell office:value-type="float" office:value="0.999697389598" calcext:value-type="float">
            <text:p>0.9996973896</text:p>
          </table:table-cell>
        </table:table-row>
        <table:table-row table:style-name="ro1">
          <table:table-cell office:value-type="float" office:value="1.61144587820366E+018" calcext:value-type="float">
            <text:p>1.61144587820366E+018</text:p>
          </table:table-cell>
          <table:table-cell office:value-type="float" office:value="1.61144587812798E+018" calcext:value-type="float">
            <text:p>1.61144587812798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96089160442" calcext:value-type="float">
            <text:p>-0.049608916</text:p>
          </table:table-cell>
          <table:table-cell office:value-type="float" office:value="-0.0471515570027" calcext:value-type="float">
            <text:p>-0.047151557</text:p>
          </table:table-cell>
          <table:table-cell office:value-type="float" office:value="0.00205286685377" calcext:value-type="float">
            <text:p>0.0020528669</text:p>
          </table:table-cell>
          <table:table-cell office:value-type="float" office:value="-0.0113343661858" calcext:value-type="float">
            <text:p>-0.0113343662</text:p>
          </table:table-cell>
          <table:table-cell office:value-type="float" office:value="0.209883242846" calcext:value-type="float">
            <text:p>0.2098832428</text:p>
          </table:table-cell>
          <table:table-cell office:value-type="float" office:value="0.219288273553" calcext:value-type="float">
            <text:p>0.2192882736</text:p>
          </table:table-cell>
          <table:table-cell office:value-type="float" office:value="-0.00514350919604" calcext:value-type="float">
            <text:p>-0.0051435092</text:p>
          </table:table-cell>
          <table:table-cell office:value-type="float" office:value="-0.0221425584308" calcext:value-type="float">
            <text:p>-0.0221425584</text:p>
          </table:table-cell>
          <table:table-cell office:value-type="float" office:value="-0.0165287098242" calcext:value-type="float">
            <text:p>-0.0165287098</text:p>
          </table:table-cell>
          <table:table-cell office:value-type="float" office:value="0.00536654709906" calcext:value-type="float">
            <text:p>0.0053665471</text:p>
          </table:table-cell>
          <table:table-cell office:value-type="float" office:value="0.0117775574947" calcext:value-type="float">
            <text:p>0.0117775575</text:p>
          </table:table-cell>
          <table:table-cell office:value-type="float" office:value="-0.0102202449987" calcext:value-type="float">
            <text:p>-0.010220245</text:p>
          </table:table-cell>
          <table:table-cell office:value-type="float" office:value="-0.99978086142" calcext:value-type="float">
            <text:p>-0.9997808614</text:p>
          </table:table-cell>
          <table:table-cell office:value-type="float" office:value="0.999688166233" calcext:value-type="float">
            <text:p>0.9996881662</text:p>
          </table:table-cell>
        </table:table-row>
        <table:table-row table:style-name="ro1">
          <table:table-cell office:value-type="float" office:value="1.61144587823735E+018" calcext:value-type="float">
            <text:p>1.61144587823735E+018</text:p>
          </table:table-cell>
          <table:table-cell office:value-type="float" office:value="1.61144587819472E+018" calcext:value-type="float">
            <text:p>1.6114458781947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98587451875" calcext:value-type="float">
            <text:p>-0.0498587452</text:p>
          </table:table-cell>
          <table:table-cell office:value-type="float" office:value="-0.046932181576" calcext:value-type="float">
            <text:p>-0.0469321816</text:p>
          </table:table-cell>
          <table:table-cell office:value-type="float" office:value="0.0025642234832" calcext:value-type="float">
            <text:p>0.0025642235</text:p>
          </table:table-cell>
          <table:table-cell office:value-type="float" office:value="-0.0106359948281" calcext:value-type="float">
            <text:p>-0.0106359948</text:p>
          </table:table-cell>
          <table:table-cell office:value-type="float" office:value="0.210025250912" calcext:value-type="float">
            <text:p>0.2100252509</text:p>
          </table:table-cell>
          <table:table-cell office:value-type="float" office:value="0.220396556883" calcext:value-type="float">
            <text:p>0.2203965569</text:p>
          </table:table-cell>
          <table:table-cell office:value-type="float" office:value="-0.00794331248882" calcext:value-type="float">
            <text:p>-0.0079433125</text:p>
          </table:table-cell>
          <table:table-cell office:value-type="float" office:value="-0.01854606269" calcext:value-type="float">
            <text:p>-0.0185460627</text:p>
          </table:table-cell>
          <table:table-cell office:value-type="float" office:value="-0.0180451349944" calcext:value-type="float">
            <text:p>-0.018045135</text:p>
          </table:table-cell>
          <table:table-cell office:value-type="float" office:value="0.00798299477924" calcext:value-type="float">
            <text:p>0.0079829948</text:p>
          </table:table-cell>
          <table:table-cell office:value-type="float" office:value="0.01140021676" calcext:value-type="float">
            <text:p>0.0114002168</text:p>
          </table:table-cell>
          <table:table-cell office:value-type="float" office:value="-0.0110956405348" calcext:value-type="float">
            <text:p>-0.0110956405</text:p>
          </table:table-cell>
          <table:table-cell office:value-type="float" office:value="-0.999740695474" calcext:value-type="float">
            <text:p>-0.9997406955</text:p>
          </table:table-cell>
          <table:table-cell office:value-type="float" office:value="0.999734553743" calcext:value-type="float">
            <text:p>0.9997345537</text:p>
          </table:table-cell>
        </table:table-row>
        <table:table-row table:style-name="ro1">
          <table:table-cell office:value-type="float" office:value="1.61144587827098E+018" calcext:value-type="float">
            <text:p>1.61144587827098E+018</text:p>
          </table:table-cell>
          <table:table-cell office:value-type="float" office:value="1.61144587822812E+018" calcext:value-type="float">
            <text:p>1.6114458782281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99760136008" calcext:value-type="float">
            <text:p>-0.0499760136</text:p>
          </table:table-cell>
          <table:table-cell office:value-type="float" office:value="-0.0464113203394" calcext:value-type="float">
            <text:p>-0.0464113203</text:p>
          </table:table-cell>
          <table:table-cell office:value-type="float" office:value="0.0035846864339" calcext:value-type="float">
            <text:p>0.0035846864</text:p>
          </table:table-cell>
          <table:table-cell office:value-type="float" office:value="-0.00948765552192" calcext:value-type="float">
            <text:p>-0.0094876555</text:p>
          </table:table-cell>
          <table:table-cell office:value-type="float" office:value="0.209915235639" calcext:value-type="float">
            <text:p>0.2099152356</text:p>
          </table:table-cell>
          <table:table-cell office:value-type="float" office:value="0.220306557469" calcext:value-type="float">
            <text:p>0.2203065575</text:p>
          </table:table-cell>
          <table:table-cell office:value-type="float" office:value="-0.0109542563461" calcext:value-type="float">
            <text:p>-0.0109542563</text:p>
          </table:table-cell>
          <table:table-cell office:value-type="float" office:value="-0.01518007576" calcext:value-type="float">
            <text:p>-0.0151800758</text:p>
          </table:table-cell>
          <table:table-cell office:value-type="float" office:value="-0.018888233308" calcext:value-type="float">
            <text:p>-0.0188882333</text:p>
          </table:table-cell>
          <table:table-cell office:value-type="float" office:value="0.00954612313278" calcext:value-type="float">
            <text:p>0.0095461231</text:p>
          </table:table-cell>
          <table:table-cell office:value-type="float" office:value="0.0105948326318" calcext:value-type="float">
            <text:p>0.0105948326</text:p>
          </table:table-cell>
          <table:table-cell office:value-type="float" office:value="-0.0106664726162" calcext:value-type="float">
            <text:p>-0.0106664726</text:p>
          </table:table-cell>
          <table:table-cell office:value-type="float" office:value="-0.999705502855" calcext:value-type="float">
            <text:p>-0.9997055029</text:p>
          </table:table-cell>
          <table:table-cell office:value-type="float" office:value="0.999782295817" calcext:value-type="float">
            <text:p>0.9997822958</text:p>
          </table:table-cell>
        </table:table-row>
        <table:table-row table:style-name="ro1">
          <table:table-cell office:value-type="float" office:value="1.61144587830366E+018" calcext:value-type="float">
            <text:p>1.61144587830366E+018</text:p>
          </table:table-cell>
          <table:table-cell office:value-type="float" office:value="1.61144587826152E+018" calcext:value-type="float">
            <text:p>1.6114458782615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98769879341" calcext:value-type="float">
            <text:p>-0.0498769879</text:p>
          </table:table-cell>
          <table:table-cell office:value-type="float" office:value="-0.0455131837229" calcext:value-type="float">
            <text:p>-0.0455131837</text:p>
          </table:table-cell>
          <table:table-cell office:value-type="float" office:value="0.00441978638992" calcext:value-type="float">
            <text:p>0.0044197864</text:p>
          </table:table-cell>
          <table:table-cell office:value-type="float" office:value="-0.00761561454123" calcext:value-type="float">
            <text:p>-0.0076156145</text:p>
          </table:table-cell>
          <table:table-cell office:value-type="float" office:value="0.209747999907" calcext:value-type="float">
            <text:p>0.2097479999</text:p>
          </table:table-cell>
          <table:table-cell office:value-type="float" office:value="0.219583418759" calcext:value-type="float">
            <text:p>0.2195834188</text:p>
          </table:table-cell>
          <table:table-cell office:value-type="float" office:value="-0.0120117866297" calcext:value-type="float">
            <text:p>-0.0120117866</text:p>
          </table:table-cell>
          <table:table-cell office:value-type="float" office:value="-0.0120811910485" calcext:value-type="float">
            <text:p>-0.012081191</text:p>
          </table:table-cell>
          <table:table-cell office:value-type="float" office:value="-0.0190391348307" calcext:value-type="float">
            <text:p>-0.0190391348</text:p>
          </table:table-cell>
          <table:table-cell office:value-type="float" office:value="0.010824918663" calcext:value-type="float">
            <text:p>0.0108249187</text:p>
          </table:table-cell>
          <table:table-cell office:value-type="float" office:value="0.0100508854049" calcext:value-type="float">
            <text:p>0.0100508854</text:p>
          </table:table-cell>
          <table:table-cell office:value-type="float" office:value="-0.0101926707569" calcext:value-type="float">
            <text:p>-0.0101926708</text:p>
          </table:table-cell>
          <table:table-cell office:value-type="float" office:value="-0.999696061961" calcext:value-type="float">
            <text:p>-0.999696062</text:p>
          </table:table-cell>
          <table:table-cell office:value-type="float" office:value="0.999816458784" calcext:value-type="float">
            <text:p>0.9998164588</text:p>
          </table:table-cell>
        </table:table-row>
        <table:table-row table:style-name="ro1">
          <table:table-cell office:value-type="float" office:value="1.61144587833694E+018" calcext:value-type="float">
            <text:p>1.61144587833694E+018</text:p>
          </table:table-cell>
          <table:table-cell office:value-type="float" office:value="1.61144587829483E+018" calcext:value-type="float">
            <text:p>1.61144587829483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97456043959" calcext:value-type="float">
            <text:p>-0.0497456044</text:p>
          </table:table-cell>
          <table:table-cell office:value-type="float" office:value="-0.0442351898721" calcext:value-type="float">
            <text:p>-0.0442351899</text:p>
          </table:table-cell>
          <table:table-cell office:value-type="float" office:value="0.00542746903375" calcext:value-type="float">
            <text:p>0.005427469</text:p>
          </table:table-cell>
          <table:table-cell office:value-type="float" office:value="-0.00583176146277" calcext:value-type="float">
            <text:p>-0.0058317615</text:p>
          </table:table-cell>
          <table:table-cell office:value-type="float" office:value="0.209483578801" calcext:value-type="float">
            <text:p>0.2094835788</text:p>
          </table:table-cell>
          <table:table-cell office:value-type="float" office:value="0.218424469288" calcext:value-type="float">
            <text:p>0.2184244693</text:p>
          </table:table-cell>
          <table:table-cell office:value-type="float" office:value="-0.0124002613764" calcext:value-type="float">
            <text:p>-0.0124002614</text:p>
          </table:table-cell>
          <table:table-cell office:value-type="float" office:value="-0.00917186754375" calcext:value-type="float">
            <text:p>-0.0091718675</text:p>
          </table:table-cell>
          <table:table-cell office:value-type="float" office:value="-0.0188126198861" calcext:value-type="float">
            <text:p>-0.0188126199</text:p>
          </table:table-cell>
          <table:table-cell office:value-type="float" office:value="0.0114163443014" calcext:value-type="float">
            <text:p>0.0114163443</text:p>
          </table:table-cell>
          <table:table-cell office:value-type="float" office:value="0.00911412954994" calcext:value-type="float">
            <text:p>0.0091141295</text:p>
          </table:table-cell>
          <table:table-cell office:value-type="float" office:value="-0.00922279174247" calcext:value-type="float">
            <text:p>-0.0092227917</text:p>
          </table:table-cell>
          <table:table-cell office:value-type="float" office:value="-0.999704659918" calcext:value-type="float">
            <text:p>-0.9997046599</text:p>
          </table:table-cell>
          <table:table-cell office:value-type="float" office:value="0.99985021872" calcext:value-type="float">
            <text:p>0.9998502187</text:p>
          </table:table-cell>
        </table:table-row>
        <table:table-row table:style-name="ro1">
          <table:table-cell office:value-type="float" office:value="1.61144587837126E+018" calcext:value-type="float">
            <text:p>1.61144587837126E+018</text:p>
          </table:table-cell>
          <table:table-cell office:value-type="float" office:value="1.61144587832812E+018" calcext:value-type="float">
            <text:p>1.61144587832812E+018</text:p>
          </table:table-cell>
          <table:table-cell office:value-type="float" office:value="43" calcext:value-type="float">
            <text:p>43</text:p>
          </table:table-cell>
          <table:table-cell office:value-type="float" office:value="-0.0493902228773" calcext:value-type="float">
            <text:p>-0.0493902229</text:p>
          </table:table-cell>
          <table:table-cell office:value-type="float" office:value="-0.0429879043424" calcext:value-type="float">
            <text:p>-0.0429879043</text:p>
          </table:table-cell>
          <table:table-cell office:value-type="float" office:value="0.00694752344862" calcext:value-type="float">
            <text:p>0.0069475234</text:p>
          </table:table-cell>
          <table:table-cell office:value-type="float" office:value="-0.00485867988693" calcext:value-type="float">
            <text:p>-0.0048586799</text:p>
          </table:table-cell>
          <table:table-cell office:value-type="float" office:value="0.20911642909" calcext:value-type="float">
            <text:p>0.2091164291</text:p>
          </table:table-cell>
          <table:table-cell office:value-type="float" office:value="0.216788314248" calcext:value-type="float">
            <text:p>0.2167883142</text:p>
          </table:table-cell>
          <table:table-cell office:value-type="float" office:value="-0.0119870918692" calcext:value-type="float">
            <text:p>-0.0119870919</text:p>
          </table:table-cell>
          <table:table-cell office:value-type="float" office:value="-0.00647365140018" calcext:value-type="float">
            <text:p>-0.0064736514</text:p>
          </table:table-cell>
          <table:table-cell office:value-type="float" office:value="-0.0181547431423" calcext:value-type="float">
            <text:p>-0.0181547431</text:p>
          </table:table-cell>
          <table:table-cell office:value-type="float" office:value="0.0111959222867" calcext:value-type="float">
            <text:p>0.0111959223</text:p>
          </table:table-cell>
          <table:table-cell office:value-type="float" office:value="0.0084528454968" calcext:value-type="float">
            <text:p>0.0084528455</text:p>
          </table:table-cell>
          <table:table-cell office:value-type="float" office:value="-0.00776058893551" calcext:value-type="float">
            <text:p>-0.0077605889</text:p>
          </table:table-cell>
          <table:table-cell office:value-type="float" office:value="-0.999727587804" calcext:value-type="float">
            <text:p>-0.9997275878</text:p>
          </table:table-cell>
          <table:table-cell office:value-type="float" office:value="0.999886239656" calcext:value-type="float">
            <text:p>0.9998862397</text:p>
          </table:table-cell>
        </table:table-row>
        <table:table-row table:style-name="ro1">
          <table:table-cell office:value-type="float" office:value="1.61144587840376E+018" calcext:value-type="float">
            <text:p>1.61144587840376E+018</text:p>
          </table:table-cell>
          <table:table-cell office:value-type="float" office:value="1.61144587836137E+018" calcext:value-type="float">
            <text:p>1.61144587836137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92002293468" calcext:value-type="float">
            <text:p>-0.0492002293</text:p>
          </table:table-cell>
          <table:table-cell office:value-type="float" office:value="-0.0417337022755" calcext:value-type="float">
            <text:p>-0.0417337023</text:p>
          </table:table-cell>
          <table:table-cell office:value-type="float" office:value="0.00817362777889" calcext:value-type="float">
            <text:p>0.0081736278</text:p>
          </table:table-cell>
          <table:table-cell office:value-type="float" office:value="-0.0019837070907" calcext:value-type="float">
            <text:p>-0.0019837071</text:p>
          </table:table-cell>
          <table:table-cell office:value-type="float" office:value="0.208888590336" calcext:value-type="float">
            <text:p>0.2088885903</text:p>
          </table:table-cell>
          <table:table-cell office:value-type="float" office:value="0.21458492624" calcext:value-type="float">
            <text:p>0.2145849262</text:p>
          </table:table-cell>
          <table:table-cell office:value-type="float" office:value="-0.00991274318204" calcext:value-type="float">
            <text:p>-0.0099127432</text:p>
          </table:table-cell>
          <table:table-cell office:value-type="float" office:value="-0.00651230696435" calcext:value-type="float">
            <text:p>-0.006512307</text:p>
          </table:table-cell>
          <table:table-cell office:value-type="float" office:value="-0.0165100170383" calcext:value-type="float">
            <text:p>-0.016510017</text:p>
          </table:table-cell>
          <table:table-cell office:value-type="float" office:value="0.0104771855195" calcext:value-type="float">
            <text:p>0.0104771855</text:p>
          </table:table-cell>
          <table:table-cell office:value-type="float" office:value="0.00735551014897" calcext:value-type="float">
            <text:p>0.0073555101</text:p>
          </table:table-cell>
          <table:table-cell office:value-type="float" office:value="-0.00690682869805" calcext:value-type="float">
            <text:p>-0.0069068287</text:p>
          </table:table-cell>
          <table:table-cell office:value-type="float" office:value="-0.999787520622" calcext:value-type="float">
            <text:p>-0.9997875206</text:p>
          </table:table-cell>
          <table:table-cell office:value-type="float" office:value="0.99990004" calcext:value-type="float">
            <text:p>0.99990004</text:p>
          </table:table-cell>
        </table:table-row>
        <table:table-row table:style-name="ro1">
          <table:table-cell office:value-type="float" office:value="1.61144587843705E+018" calcext:value-type="float">
            <text:p>1.61144587843705E+018</text:p>
          </table:table-cell>
          <table:table-cell office:value-type="float" office:value="1.61144587836137E+018" calcext:value-type="float">
            <text:p>1.61144587836137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89829331636" calcext:value-type="float">
            <text:p>-0.0489829332</text:p>
          </table:table-cell>
          <table:table-cell office:value-type="float" office:value="-0.0417337022755" calcext:value-type="float">
            <text:p>-0.0417337023</text:p>
          </table:table-cell>
          <table:table-cell office:value-type="float" office:value="0.00948853138834" calcext:value-type="float">
            <text:p>0.0094885314</text:p>
          </table:table-cell>
          <table:table-cell office:value-type="float" office:value="-0.0019837070907" calcext:value-type="float">
            <text:p>-0.0019837071</text:p>
          </table:table-cell>
          <table:table-cell office:value-type="float" office:value="0.208827868104" calcext:value-type="float">
            <text:p>0.2088278681</text:p>
          </table:table-cell>
          <table:table-cell office:value-type="float" office:value="0.21458492624" calcext:value-type="float">
            <text:p>0.2145849262</text:p>
          </table:table-cell>
          <table:table-cell office:value-type="float" office:value="-0.00712783089768" calcext:value-type="float">
            <text:p>-0.0071278309</text:p>
          </table:table-cell>
          <table:table-cell office:value-type="float" office:value="-0.00651230696435" calcext:value-type="float">
            <text:p>-0.006512307</text:p>
          </table:table-cell>
          <table:table-cell office:value-type="float" office:value="-0.0147595754431" calcext:value-type="float">
            <text:p>-0.0147595754</text:p>
          </table:table-cell>
          <table:table-cell office:value-type="float" office:value="0.0104771855195" calcext:value-type="float">
            <text:p>0.0104771855</text:p>
          </table:table-cell>
          <table:table-cell office:value-type="float" office:value="0.00675790998393" calcext:value-type="float">
            <text:p>0.00675791</text:p>
          </table:table-cell>
          <table:table-cell office:value-type="float" office:value="-0.00690682869805" calcext:value-type="float">
            <text:p>-0.0069068287</text:p>
          </table:table-cell>
          <table:table-cell office:value-type="float" office:value="-0.999842859434" calcext:value-type="float">
            <text:p>-0.9998428594</text:p>
          </table:table-cell>
          <table:table-cell office:value-type="float" office:value="0.99990004" calcext:value-type="float">
            <text:p>0.99990004</text:p>
          </table:table-cell>
        </table:table-row>
        <table:table-row table:style-name="ro1">
          <table:table-cell office:value-type="float" office:value="1.61144587847196E+018" calcext:value-type="float">
            <text:p>1.61144587847196E+018</text:p>
          </table:table-cell>
          <table:table-cell office:value-type="float" office:value="1.6114458783947E+018" calcext:value-type="float">
            <text:p>1.6114458783947E+018</text:p>
          </table:table-cell>
          <table:table-cell office:value-type="float" office:value="77" calcext:value-type="float">
            <text:p>77</text:p>
          </table:table-cell>
          <table:table-cell office:value-type="float" office:value="-0.0485590919852" calcext:value-type="float">
            <text:p>-0.048559092</text:p>
          </table:table-cell>
          <table:table-cell office:value-type="float" office:value="-0.0406545517755" calcext:value-type="float">
            <text:p>-0.0406545518</text:p>
          </table:table-cell>
          <table:table-cell office:value-type="float" office:value="0.0116138448939" calcext:value-type="float">
            <text:p>0.0116138449</text:p>
          </table:table-cell>
          <table:table-cell office:value-type="float" office:value="0.00101605214891" calcext:value-type="float">
            <text:p>0.0010160521</text:p>
          </table:table-cell>
          <table:table-cell office:value-type="float" office:value="0.209224119782" calcext:value-type="float">
            <text:p>0.2092241198</text:p>
          </table:table-cell>
          <table:table-cell office:value-type="float" office:value="0.212393938754" calcext:value-type="float">
            <text:p>0.2123939388</text:p>
          </table:table-cell>
          <table:table-cell office:value-type="float" office:value="-0.00434099138281" calcext:value-type="float">
            <text:p>-0.0043409914</text:p>
          </table:table-cell>
          <table:table-cell office:value-type="float" office:value="-0.007800234407" calcext:value-type="float">
            <text:p>-0.0078002344</text:p>
          </table:table-cell>
          <table:table-cell office:value-type="float" office:value="-0.0122438079942" calcext:value-type="float">
            <text:p>-0.012243808</text:p>
          </table:table-cell>
          <table:table-cell office:value-type="float" office:value="0.00899237695448" calcext:value-type="float">
            <text:p>0.008992377</text:p>
          </table:table-cell>
          <table:table-cell office:value-type="float" office:value="0.00564312584082" calcext:value-type="float">
            <text:p>0.0056431258</text:p>
          </table:table-cell>
          <table:table-cell office:value-type="float" office:value="-0.00587731436872" calcext:value-type="float">
            <text:p>-0.0058773144</text:p>
          </table:table-cell>
          <table:table-cell office:value-type="float" office:value="-0.99989975768" calcext:value-type="float">
            <text:p>-0.9998997577</text:p>
          </table:table-cell>
          <table:table-cell office:value-type="float" office:value="0.99991185937" calcext:value-type="float">
            <text:p>0.9999118594</text:p>
          </table:table-cell>
        </table:table-row>
        <table:table-row table:style-name="ro1">
          <table:table-cell office:value-type="float" office:value="1.61144587850371E+018" calcext:value-type="float">
            <text:p>1.61144587850371E+018</text:p>
          </table:table-cell>
          <table:table-cell office:value-type="float" office:value="1.61144587842801E+018" calcext:value-type="float">
            <text:p>1.61144587842801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83076684177" calcext:value-type="float">
            <text:p>-0.0483076684</text:p>
          </table:table-cell>
          <table:table-cell office:value-type="float" office:value="-0.0395540351968" calcext:value-type="float">
            <text:p>-0.0395540352</text:p>
          </table:table-cell>
          <table:table-cell office:value-type="float" office:value="0.0134551730007" calcext:value-type="float">
            <text:p>0.013455173</text:p>
          </table:table-cell>
          <table:table-cell office:value-type="float" office:value="0.00460809225148" calcext:value-type="float">
            <text:p>0.0046080923</text:p>
          </table:table-cell>
          <table:table-cell office:value-type="float" office:value="0.209677517414" calcext:value-type="float">
            <text:p>0.2096775174</text:p>
          </table:table-cell>
          <table:table-cell office:value-type="float" office:value="0.209995858702" calcext:value-type="float">
            <text:p>0.2099958587</text:p>
          </table:table-cell>
          <table:table-cell office:value-type="float" office:value="-0.00343411994831" calcext:value-type="float">
            <text:p>-0.0034341199</text:p>
          </table:table-cell>
          <table:table-cell office:value-type="float" office:value="-0.0101412644232" calcext:value-type="float">
            <text:p>-0.0101412644</text:p>
          </table:table-cell>
          <table:table-cell office:value-type="float" office:value="-0.0112316570248" calcext:value-type="float">
            <text:p>-0.011231657</text:p>
          </table:table-cell>
          <table:table-cell office:value-type="float" office:value="0.00748316273949" calcext:value-type="float">
            <text:p>0.0074831627</text:p>
          </table:table-cell>
          <table:table-cell office:value-type="float" office:value="0.00483314770614" calcext:value-type="float">
            <text:p>0.0048331477</text:p>
          </table:table-cell>
          <table:table-cell office:value-type="float" office:value="-0.00569320506508" calcext:value-type="float">
            <text:p>-0.0056932051</text:p>
          </table:table-cell>
          <table:table-cell office:value-type="float" office:value="-0.999919398111" calcext:value-type="float">
            <text:p>-0.9999193981</text:p>
          </table:table-cell>
          <table:table-cell office:value-type="float" office:value="0.999904355567" calcext:value-type="float">
            <text:p>0.9999043556</text:p>
          </table:table-cell>
        </table:table-row>
        <table:table-row table:style-name="ro1">
          <table:table-cell office:value-type="float" office:value="1.61144587854068E+018" calcext:value-type="float">
            <text:p>1.61144587854068E+018</text:p>
          </table:table-cell>
          <table:table-cell office:value-type="float" office:value="1.61144587849471E+018" calcext:value-type="float">
            <text:p>1.61144587849471E+018</text:p>
          </table:table-cell>
          <table:table-cell office:value-type="float" office:value="45" calcext:value-type="float">
            <text:p>45</text:p>
          </table:table-cell>
          <table:table-cell office:value-type="float" office:value="-0.0480550117791" calcext:value-type="float">
            <text:p>-0.0480550118</text:p>
          </table:table-cell>
          <table:table-cell office:value-type="float" office:value="-0.0375767042683" calcext:value-type="float">
            <text:p>-0.0375767043</text:p>
          </table:table-cell>
          <table:table-cell office:value-type="float" office:value="0.0157076641917" calcext:value-type="float">
            <text:p>0.0157076642</text:p>
          </table:table-cell>
          <table:table-cell office:value-type="float" office:value="0.0123180124526" calcext:value-type="float">
            <text:p>0.0123180125</text:p>
          </table:table-cell>
          <table:table-cell office:value-type="float" office:value="0.210431694984" calcext:value-type="float">
            <text:p>0.210431695</text:p>
          </table:table-cell>
          <table:table-cell office:value-type="float" office:value="0.206330836646" calcext:value-type="float">
            <text:p>0.2063308366</text:p>
          </table:table-cell>
          <table:table-cell office:value-type="float" office:value="-0.00192697795079" calcext:value-type="float">
            <text:p>-0.001926978</text:p>
          </table:table-cell>
          <table:table-cell office:value-type="float" office:value="-0.0141334622451" calcext:value-type="float">
            <text:p>-0.0141334622</text:p>
          </table:table-cell>
          <table:table-cell office:value-type="float" office:value="-0.00985736782073" calcext:value-type="float">
            <text:p>-0.0098573678</text:p>
          </table:table-cell>
          <table:table-cell office:value-type="float" office:value="0.00289215562089" calcext:value-type="float">
            <text:p>0.0028921556</text:p>
          </table:table-cell>
          <table:table-cell office:value-type="float" office:value="0.00344870802625" calcext:value-type="float">
            <text:p>0.003448708</text:p>
          </table:table-cell>
          <table:table-cell office:value-type="float" office:value="-0.00348565752072" calcext:value-type="float">
            <text:p>-0.0034856575</text:p>
          </table:table-cell>
          <table:table-cell office:value-type="float" office:value="-0.999943674696" calcext:value-type="float">
            <text:p>-0.9999436747</text:p>
          </table:table-cell>
          <table:table-cell office:value-type="float" office:value="0.999889847287" calcext:value-type="float">
            <text:p>0.9998898473</text:p>
          </table:table-cell>
        </table:table-row>
        <table:table-row table:style-name="ro1">
          <table:table-cell office:value-type="float" office:value="1.61144587857067E+018" calcext:value-type="float">
            <text:p>1.61144587857067E+018</text:p>
          </table:table-cell>
          <table:table-cell office:value-type="float" office:value="1.61144587852807E+018" calcext:value-type="float">
            <text:p>1.61144587852807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79118786752" calcext:value-type="float">
            <text:p>-0.0479118787</text:p>
          </table:table-cell>
          <table:table-cell office:value-type="float" office:value="-0.0366857053585" calcext:value-type="float">
            <text:p>-0.0366857054</text:p>
          </table:table-cell>
          <table:table-cell office:value-type="float" office:value="0.0173186101019" calcext:value-type="float">
            <text:p>0.0173186101</text:p>
          </table:table-cell>
          <table:table-cell office:value-type="float" office:value="0.0164452540293" calcext:value-type="float">
            <text:p>0.016445254</text:p>
          </table:table-cell>
          <table:table-cell office:value-type="float" office:value="0.211029529572" calcext:value-type="float">
            <text:p>0.2110295296</text:p>
          </table:table-cell>
          <table:table-cell office:value-type="float" office:value="0.204797176202" calcext:value-type="float">
            <text:p>0.2047971762</text:p>
          </table:table-cell>
          <table:table-cell office:value-type="float" office:value="-0.00124980124305" calcext:value-type="float">
            <text:p>-0.0012498012</text:p>
          </table:table-cell>
          <table:table-cell office:value-type="float" office:value="-0.015114632349" calcext:value-type="float">
            <text:p>-0.0151146323</text:p>
          </table:table-cell>
          <table:table-cell office:value-type="float" office:value="-0.00994192164283" calcext:value-type="float">
            <text:p>-0.0099419216</text:p>
          </table:table-cell>
          <table:table-cell office:value-type="float" office:value="0.00169205624231" calcext:value-type="float">
            <text:p>0.0016920562</text:p>
          </table:table-cell>
          <table:table-cell office:value-type="float" office:value="0.00144125363168" calcext:value-type="float">
            <text:p>0.0014412536</text:p>
          </table:table-cell>
          <table:table-cell office:value-type="float" office:value="-0.0021293260582" calcext:value-type="float">
            <text:p>-0.0021293261</text:p>
          </table:table-cell>
          <table:table-cell office:value-type="float" office:value="-0.999948816612" calcext:value-type="float">
            <text:p>-0.9999488166</text:p>
          </table:table-cell>
          <table:table-cell office:value-type="float" office:value="0.999882056365" calcext:value-type="float">
            <text:p>0.9998820564</text:p>
          </table:table-cell>
        </table:table-row>
        <table:table-row table:style-name="ro1">
          <table:table-cell office:value-type="float" office:value="1.61144587860374E+018" calcext:value-type="float">
            <text:p>1.61144587860374E+018</text:p>
          </table:table-cell>
          <table:table-cell office:value-type="float" office:value="1.61144587856139E+018" calcext:value-type="float">
            <text:p>1.61144587856139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78223338723" calcext:value-type="float">
            <text:p>-0.0478223339</text:p>
          </table:table-cell>
          <table:table-cell office:value-type="float" office:value="-0.0359069647532" calcext:value-type="float">
            <text:p>-0.0359069648</text:p>
          </table:table-cell>
          <table:table-cell office:value-type="float" office:value="0.0189397633076" calcext:value-type="float">
            <text:p>0.0189397633</text:p>
          </table:table-cell>
          <table:table-cell office:value-type="float" office:value="0.0206322619496" calcext:value-type="float">
            <text:p>0.0206322619</text:p>
          </table:table-cell>
          <table:table-cell office:value-type="float" office:value="0.211598291993" calcext:value-type="float">
            <text:p>0.211598292</text:p>
          </table:table-cell>
          <table:table-cell office:value-type="float" office:value="0.203419447627" calcext:value-type="float">
            <text:p>0.2034194476</text:p>
          </table:table-cell>
          <table:table-cell office:value-type="float" office:value="-0.0014683892874" calcext:value-type="float">
            <text:p>-0.0014683893</text:p>
          </table:table-cell>
          <table:table-cell office:value-type="float" office:value="-0.0160326107541" calcext:value-type="float">
            <text:p>-0.0160326108</text:p>
          </table:table-cell>
          <table:table-cell office:value-type="float" office:value="-0.0110745194149" calcext:value-type="float">
            <text:p>-0.0110745194</text:p>
          </table:table-cell>
          <table:table-cell office:value-type="float" office:value="0.000644416001197" calcext:value-type="float">
            <text:p>0.000644416</text:p>
          </table:table-cell>
          <table:table-cell table:style-name="ce1" office:value-type="float" office:value="0.0000839565222338" calcext:value-type="float">
            <text:p>8.40E-05</text:p>
          </table:table-cell>
          <table:table-cell office:value-type="float" office:value="-0.000711449840617" calcext:value-type="float">
            <text:p>-0.0007114498</text:p>
          </table:table-cell>
          <table:table-cell office:value-type="float" office:value="-0.99993760555" calcext:value-type="float">
            <text:p>-0.9999376056</text:p>
          </table:table-cell>
          <table:table-cell office:value-type="float" office:value="0.999870996577" calcext:value-type="float">
            <text:p>0.9998709966</text:p>
          </table:table-cell>
        </table:table-row>
        <table:table-row table:style-name="ro1">
          <table:table-cell office:value-type="float" office:value="1.61144587863716E+018" calcext:value-type="float">
            <text:p>1.61144587863716E+018</text:p>
          </table:table-cell>
          <table:table-cell office:value-type="float" office:value="1.61144587856139E+018" calcext:value-type="float">
            <text:p>1.61144587856139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7704514116" calcext:value-type="float">
            <text:p>-0.0477045141</text:p>
          </table:table-cell>
          <table:table-cell office:value-type="float" office:value="-0.0359069647532" calcext:value-type="float">
            <text:p>-0.0359069648</text:p>
          </table:table-cell>
          <table:table-cell office:value-type="float" office:value="0.0205093994737" calcext:value-type="float">
            <text:p>0.0205093995</text:p>
          </table:table-cell>
          <table:table-cell office:value-type="float" office:value="0.0206322619496" calcext:value-type="float">
            <text:p>0.0206322619</text:p>
          </table:table-cell>
          <table:table-cell office:value-type="float" office:value="0.212066546082" calcext:value-type="float">
            <text:p>0.2120665461</text:p>
          </table:table-cell>
          <table:table-cell office:value-type="float" office:value="0.203419447627" calcext:value-type="float">
            <text:p>0.2034194476</text:p>
          </table:table-cell>
          <table:table-cell office:value-type="float" office:value="-0.00238627290317" calcext:value-type="float">
            <text:p>-0.0023862729</text:p>
          </table:table-cell>
          <table:table-cell office:value-type="float" office:value="-0.0160326107541" calcext:value-type="float">
            <text:p>-0.0160326108</text:p>
          </table:table-cell>
          <table:table-cell office:value-type="float" office:value="-0.0131262250369" calcext:value-type="float">
            <text:p>-0.013126225</text:p>
          </table:table-cell>
          <table:table-cell office:value-type="float" office:value="0.000644416001197" calcext:value-type="float">
            <text:p>0.000644416</text:p>
          </table:table-cell>
          <table:table-cell office:value-type="float" office:value="-0.00172317390137" calcext:value-type="float">
            <text:p>-0.0017231739</text:p>
          </table:table-cell>
          <table:table-cell office:value-type="float" office:value="-0.000711449840617" calcext:value-type="float">
            <text:p>-0.0007114498</text:p>
          </table:table-cell>
          <table:table-cell office:value-type="float" office:value="-0.999909577896" calcext:value-type="float">
            <text:p>-0.9999095779</text:p>
          </table:table-cell>
          <table:table-cell office:value-type="float" office:value="0.999870996577" calcext:value-type="float">
            <text:p>0.9998709966</text:p>
          </table:table-cell>
        </table:table-row>
        <table:table-row table:style-name="ro1">
          <table:table-cell office:value-type="float" office:value="1.61144587867114E+018" calcext:value-type="float">
            <text:p>1.61144587867114E+018</text:p>
          </table:table-cell>
          <table:table-cell office:value-type="float" office:value="1.61144587859478E+018" calcext:value-type="float">
            <text:p>1.61144587859478E+018</text:p>
          </table:table-cell>
          <table:table-cell office:value-type="float" office:value="76" calcext:value-type="float">
            <text:p>76</text:p>
          </table:table-cell>
          <table:table-cell office:value-type="float" office:value="-0.0474050715566" calcext:value-type="float">
            <text:p>-0.0474050716</text:p>
          </table:table-cell>
          <table:table-cell office:value-type="float" office:value="-0.0351772703197" calcext:value-type="float">
            <text:p>-0.0351772703</text:p>
          </table:table-cell>
          <table:table-cell office:value-type="float" office:value="0.0225479509681" calcext:value-type="float">
            <text:p>0.022547951</text:p>
          </table:table-cell>
          <table:table-cell office:value-type="float" office:value="0.024575478906" calcext:value-type="float">
            <text:p>0.0245754789</text:p>
          </table:table-cell>
          <table:table-cell office:value-type="float" office:value="0.212512791157" calcext:value-type="float">
            <text:p>0.2125127912</text:p>
          </table:table-cell>
          <table:table-cell office:value-type="float" office:value="0.202555171596" calcext:value-type="float">
            <text:p>0.2025551716</text:p>
          </table:table-cell>
          <table:table-cell office:value-type="float" office:value="-0.00301984211069" calcext:value-type="float">
            <text:p>-0.0030198421</text:p>
          </table:table-cell>
          <table:table-cell office:value-type="float" office:value="-0.0153479980004" calcext:value-type="float">
            <text:p>-0.015347998</text:p>
          </table:table-cell>
          <table:table-cell office:value-type="float" office:value="-0.0144915570479" calcext:value-type="float">
            <text:p>-0.014491557</text:p>
          </table:table-cell>
          <table:table-cell office:value-type="float" office:value="0.00175035526276" calcext:value-type="float">
            <text:p>0.0017503553</text:p>
          </table:table-cell>
          <table:table-cell office:value-type="float" office:value="-0.00321652103781" calcext:value-type="float">
            <text:p>-0.003216521</text:p>
          </table:table-cell>
          <table:table-cell office:value-type="float" office:value="0.000785514139969" calcext:value-type="float">
            <text:p>0.0007855141</text:p>
          </table:table-cell>
          <table:table-cell office:value-type="float" office:value="-0.999885301311" calcext:value-type="float">
            <text:p>-0.9998853013</text:p>
          </table:table-cell>
          <table:table-cell office:value-type="float" office:value="0.999880359852" calcext:value-type="float">
            <text:p>0.9998803599</text:p>
          </table:table-cell>
        </table:table-row>
        <table:table-row table:style-name="ro1">
          <table:table-cell office:value-type="float" office:value="1.61144587870375E+018" calcext:value-type="float">
            <text:p>1.61144587870375E+018</text:p>
          </table:table-cell>
          <table:table-cell office:value-type="float" office:value="1.61144587862821E+018" calcext:value-type="float">
            <text:p>1.61144587862821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70455214381" calcext:value-type="float">
            <text:p>-0.0470455214</text:p>
          </table:table-cell>
          <table:table-cell office:value-type="float" office:value="-0.0344905538885" calcext:value-type="float">
            <text:p>-0.0344905539</text:p>
          </table:table-cell>
          <table:table-cell office:value-type="float" office:value="0.0240710768849" calcext:value-type="float">
            <text:p>0.0240710769</text:p>
          </table:table-cell>
          <table:table-cell office:value-type="float" office:value="0.0278839169335" calcext:value-type="float">
            <text:p>0.0278839169</text:p>
          </table:table-cell>
          <table:table-cell office:value-type="float" office:value="0.212521031499" calcext:value-type="float">
            <text:p>0.2125210315</text:p>
          </table:table-cell>
          <table:table-cell office:value-type="float" office:value="0.202318462502" calcext:value-type="float">
            <text:p>0.2023184625</text:p>
          </table:table-cell>
          <table:table-cell office:value-type="float" office:value="-0.00366755817132" calcext:value-type="float">
            <text:p>-0.0036675582</text:p>
          </table:table-cell>
          <table:table-cell office:value-type="float" office:value="-0.0135368089301" calcext:value-type="float">
            <text:p>-0.0135368089</text:p>
          </table:table-cell>
          <table:table-cell office:value-type="float" office:value="-0.0165128718288" calcext:value-type="float">
            <text:p>-0.0165128718</text:p>
          </table:table-cell>
          <table:table-cell office:value-type="float" office:value="0.00374639747006" calcext:value-type="float">
            <text:p>0.0037463975</text:p>
          </table:table-cell>
          <table:table-cell office:value-type="float" office:value="-0.00541030664965" calcext:value-type="float">
            <text:p>-0.0054103066</text:p>
          </table:table-cell>
          <table:table-cell office:value-type="float" office:value="0.0027841539035" calcext:value-type="float">
            <text:p>0.0027841539</text:p>
          </table:table-cell>
          <table:table-cell office:value-type="float" office:value="-0.999842353672" calcext:value-type="float">
            <text:p>-0.9998423537</text:p>
          </table:table-cell>
          <table:table-cell office:value-type="float" office:value="0.99989746656" calcext:value-type="float">
            <text:p>0.9998974666</text:p>
          </table:table-cell>
        </table:table-row>
        <table:table-row table:style-name="ro1">
          <table:table-cell office:value-type="float" office:value="1.61144587873717E+018" calcext:value-type="float">
            <text:p>1.61144587873717E+018</text:p>
          </table:table-cell>
          <table:table-cell office:value-type="float" office:value="1.61144587869496E+018" calcext:value-type="float">
            <text:p>1.61144587869496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66072671115" calcext:value-type="float">
            <text:p>-0.0466072671</text:p>
          </table:table-cell>
          <table:table-cell office:value-type="float" office:value="-0.0333134227085" calcext:value-type="float">
            <text:p>-0.0333134227</text:p>
          </table:table-cell>
          <table:table-cell office:value-type="float" office:value="0.0253530628979" calcext:value-type="float">
            <text:p>0.0253530629</text:p>
          </table:table-cell>
          <table:table-cell office:value-type="float" office:value="0.0343131063793" calcext:value-type="float">
            <text:p>0.0343131064</text:p>
          </table:table-cell>
          <table:table-cell office:value-type="float" office:value="0.212339833379" calcext:value-type="float">
            <text:p>0.2123398334</text:p>
          </table:table-cell>
          <table:table-cell office:value-type="float" office:value="0.201584429305" calcext:value-type="float">
            <text:p>0.2015844293</text:p>
          </table:table-cell>
          <table:table-cell office:value-type="float" office:value="-0.00357189470337" calcext:value-type="float">
            <text:p>-0.0035718947</text:p>
          </table:table-cell>
          <table:table-cell office:value-type="float" office:value="-0.0109119871747" calcext:value-type="float">
            <text:p>-0.0109119872</text:p>
          </table:table-cell>
          <table:table-cell office:value-type="float" office:value="-0.0175131370576" calcext:value-type="float">
            <text:p>-0.0175131371</text:p>
          </table:table-cell>
          <table:table-cell office:value-type="float" office:value="0.00682363690795" calcext:value-type="float">
            <text:p>0.0068236369</text:p>
          </table:table-cell>
          <table:table-cell office:value-type="float" office:value="-0.00661406278997" calcext:value-type="float">
            <text:p>-0.0066140628</text:p>
          </table:table-cell>
          <table:table-cell office:value-type="float" office:value="0.00683521711002" calcext:value-type="float">
            <text:p>0.0068352171</text:p>
          </table:table-cell>
          <table:table-cell office:value-type="float" office:value="-0.999818456409" calcext:value-type="float">
            <text:p>-0.9998184564</text:p>
          </table:table-cell>
          <table:table-cell office:value-type="float" office:value="0.99989380544" calcext:value-type="float">
            <text:p>0.9998938054</text:p>
          </table:table-cell>
        </table:table-row>
        <table:table-row table:style-name="ro1">
          <table:table-cell office:value-type="float" office:value="1.61144587877208E+018" calcext:value-type="float">
            <text:p>1.61144587877208E+018</text:p>
          </table:table-cell>
          <table:table-cell office:value-type="float" office:value="1.6114458787283E+018" calcext:value-type="float">
            <text:p>1.6114458787283E+018</text:p>
          </table:table-cell>
          <table:table-cell office:value-type="float" office:value="43" calcext:value-type="float">
            <text:p>43</text:p>
          </table:table-cell>
          <table:table-cell office:value-type="float" office:value="-0.0457927137613" calcext:value-type="float">
            <text:p>-0.0457927138</text:p>
          </table:table-cell>
          <table:table-cell office:value-type="float" office:value="-0.032925634933" calcext:value-type="float">
            <text:p>-0.0329256349</text:p>
          </table:table-cell>
          <table:table-cell office:value-type="float" office:value="0.0271596182138" calcext:value-type="float">
            <text:p>0.0271596182</text:p>
          </table:table-cell>
          <table:table-cell office:value-type="float" office:value="0.0372580320754" calcext:value-type="float">
            <text:p>0.0372580321</text:p>
          </table:table-cell>
          <table:table-cell office:value-type="float" office:value="0.211666122079" calcext:value-type="float">
            <text:p>0.2116661221</text:p>
          </table:table-cell>
          <table:table-cell office:value-type="float" office:value="0.201152004503" calcext:value-type="float">
            <text:p>0.2011520045</text:p>
          </table:table-cell>
          <table:table-cell office:value-type="float" office:value="-0.00378962927405" calcext:value-type="float">
            <text:p>-0.0037896293</text:p>
          </table:table-cell>
          <table:table-cell office:value-type="float" office:value="-0.0107127735048" calcext:value-type="float">
            <text:p>-0.0107127735</text:p>
          </table:table-cell>
          <table:table-cell office:value-type="float" office:value="-0.0175254426202" calcext:value-type="float">
            <text:p>-0.0175254426</text:p>
          </table:table-cell>
          <table:table-cell office:value-type="float" office:value="0.00850566896004" calcext:value-type="float">
            <text:p>0.008505669</text:p>
          </table:table-cell>
          <table:table-cell office:value-type="float" office:value="-0.00756030168588" calcext:value-type="float">
            <text:p>-0.0075603017</text:p>
          </table:table-cell>
          <table:table-cell office:value-type="float" office:value="0.00781326423842" calcext:value-type="float">
            <text:p>0.0078132642</text:p>
          </table:table-cell>
          <table:table-cell office:value-type="float" office:value="-0.999810659242" calcext:value-type="float">
            <text:p>-0.9998106592</text:p>
          </table:table-cell>
          <table:table-cell office:value-type="float" office:value="0.999875901707" calcext:value-type="float">
            <text:p>0.9998759017</text:p>
          </table:table-cell>
        </table:table-row>
        <table:table-row table:style-name="ro1">
          <table:table-cell office:value-type="float" office:value="1.61144587880536E+018" calcext:value-type="float">
            <text:p>1.61144587880536E+018</text:p>
          </table:table-cell>
          <table:table-cell office:value-type="float" office:value="1.61144587876158E+018" calcext:value-type="float">
            <text:p>1.61144587876158E+018</text:p>
          </table:table-cell>
          <table:table-cell office:value-type="float" office:value="43" calcext:value-type="float">
            <text:p>43</text:p>
          </table:table-cell>
          <table:table-cell office:value-type="float" office:value="-0.0451593026519" calcext:value-type="float">
            <text:p>-0.0451593027</text:p>
          </table:table-cell>
          <table:table-cell office:value-type="float" office:value="-0.0319250786596" calcext:value-type="float">
            <text:p>-0.0319250787</text:p>
          </table:table-cell>
          <table:table-cell office:value-type="float" office:value="0.0284143295139" calcext:value-type="float">
            <text:p>0.0284143295</text:p>
          </table:table-cell>
          <table:table-cell office:value-type="float" office:value="0.0405065373064" calcext:value-type="float">
            <text:p>0.0405065373</text:p>
          </table:table-cell>
          <table:table-cell office:value-type="float" office:value="0.210871696472" calcext:value-type="float">
            <text:p>0.2108716965</text:p>
          </table:table-cell>
          <table:table-cell office:value-type="float" office:value="0.200177200219" calcext:value-type="float">
            <text:p>0.2001772002</text:p>
          </table:table-cell>
          <table:table-cell office:value-type="float" office:value="-0.00444946452926" calcext:value-type="float">
            <text:p>-0.0044494645</text:p>
          </table:table-cell>
          <table:table-cell office:value-type="float" office:value="-0.0105164978518" calcext:value-type="float">
            <text:p>-0.0105164979</text:p>
          </table:table-cell>
          <table:table-cell office:value-type="float" office:value="-0.0172442454324" calcext:value-type="float">
            <text:p>-0.0172442454</text:p>
          </table:table-cell>
          <table:table-cell office:value-type="float" office:value="0.00806123587962" calcext:value-type="float">
            <text:p>0.0080612359</text:p>
          </table:table-cell>
          <table:table-cell office:value-type="float" office:value="-0.00905917005948" calcext:value-type="float">
            <text:p>-0.0090591701</text:p>
          </table:table-cell>
          <table:table-cell office:value-type="float" office:value="0.00930550408132" calcext:value-type="float">
            <text:p>0.0093055041</text:p>
          </table:table-cell>
          <table:table-cell office:value-type="float" office:value="-0.999800417558" calcext:value-type="float">
            <text:p>-0.9998004176</text:p>
          </table:table-cell>
          <table:table-cell office:value-type="float" office:value="0.999868892994" calcext:value-type="float">
            <text:p>0.999868893</text:p>
          </table:table-cell>
        </table:table-row>
        <table:table-row table:style-name="ro1">
          <table:table-cell office:value-type="float" office:value="1.61144587884146E+018" calcext:value-type="float">
            <text:p>1.61144587884146E+018</text:p>
          </table:table-cell>
          <table:table-cell office:value-type="float" office:value="1.61144587879491E+018" calcext:value-type="float">
            <text:p>1.61144587879491E+018</text:p>
          </table:table-cell>
          <table:table-cell office:value-type="float" office:value="46" calcext:value-type="float">
            <text:p>46</text:p>
          </table:table-cell>
          <table:table-cell office:value-type="float" office:value="-0.0443492531776" calcext:value-type="float">
            <text:p>-0.0443492532</text:p>
          </table:table-cell>
          <table:table-cell office:value-type="float" office:value="-0.0310491687355" calcext:value-type="float">
            <text:p>-0.0310491687</text:p>
          </table:table-cell>
          <table:table-cell office:value-type="float" office:value="0.0300660636276" calcext:value-type="float">
            <text:p>0.0300660636</text:p>
          </table:table-cell>
          <table:table-cell office:value-type="float" office:value="0.0429600358793" calcext:value-type="float">
            <text:p>0.0429600359</text:p>
          </table:table-cell>
          <table:table-cell office:value-type="float" office:value="0.209439575672" calcext:value-type="float">
            <text:p>0.2094395757</text:p>
          </table:table-cell>
          <table:table-cell office:value-type="float" office:value="0.198925100244" calcext:value-type="float">
            <text:p>0.1989251002</text:p>
          </table:table-cell>
          <table:table-cell office:value-type="float" office:value="-0.00475988594671" calcext:value-type="float">
            <text:p>-0.0047598859</text:p>
          </table:table-cell>
          <table:table-cell office:value-type="float" office:value="-0.0098104206091" calcext:value-type="float">
            <text:p>-0.0098104206</text:p>
          </table:table-cell>
          <table:table-cell office:value-type="float" office:value="-0.0170229896243" calcext:value-type="float">
            <text:p>-0.0170229896</text:p>
          </table:table-cell>
          <table:table-cell office:value-type="float" office:value="0.00791027853283" calcext:value-type="float">
            <text:p>0.0079102785</text:p>
          </table:table-cell>
          <table:table-cell office:value-type="float" office:value="-0.0110558348608" calcext:value-type="float">
            <text:p>-0.0110558349</text:p>
          </table:table-cell>
          <table:table-cell office:value-type="float" office:value="0.0110952046965" calcext:value-type="float">
            <text:p>0.0110952047</text:p>
          </table:table-cell>
          <table:table-cell office:value-type="float" office:value="-0.999782631588" calcext:value-type="float">
            <text:p>-0.9997826316</text:p>
          </table:table-cell>
          <table:table-cell office:value-type="float" office:value="0.999859017766" calcext:value-type="float">
            <text:p>0.9998590178</text:p>
          </table:table-cell>
        </table:table-row>
        <table:table-row table:style-name="ro1">
          <table:table-cell office:value-type="float" office:value="1.61144587887083E+018" calcext:value-type="float">
            <text:p>1.61144587887083E+018</text:p>
          </table:table-cell>
          <table:table-cell office:value-type="float" office:value="1.61144587882824E+018" calcext:value-type="float">
            <text:p>1.61144587882824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38999384642" calcext:value-type="float">
            <text:p>-0.0438999385</text:p>
          </table:table-cell>
          <table:table-cell office:value-type="float" office:value="-0.0302708600326" calcext:value-type="float">
            <text:p>-0.03027086</text:p>
          </table:table-cell>
          <table:table-cell office:value-type="float" office:value="0.0313656963408" calcext:value-type="float">
            <text:p>0.0313656963</text:p>
          </table:table-cell>
          <table:table-cell office:value-type="float" office:value="0.0451704967694" calcext:value-type="float">
            <text:p>0.0451704968</text:p>
          </table:table-cell>
          <table:table-cell office:value-type="float" office:value="0.208303928375" calcext:value-type="float">
            <text:p>0.2083039284</text:p>
          </table:table-cell>
          <table:table-cell office:value-type="float" office:value="0.197328382156" calcext:value-type="float">
            <text:p>0.1973283822</text:p>
          </table:table-cell>
          <table:table-cell office:value-type="float" office:value="-0.00496758429909" calcext:value-type="float">
            <text:p>-0.0049675843</text:p>
          </table:table-cell>
          <table:table-cell office:value-type="float" office:value="-0.00937566189041" calcext:value-type="float">
            <text:p>-0.0093756619</text:p>
          </table:table-cell>
          <table:table-cell office:value-type="float" office:value="-0.0170437482643" calcext:value-type="float">
            <text:p>-0.0170437483</text:p>
          </table:table-cell>
          <table:table-cell office:value-type="float" office:value="0.00762919470972" calcext:value-type="float">
            <text:p>0.0076291947</text:p>
          </table:table-cell>
          <table:table-cell office:value-type="float" office:value="-0.0117405525617" calcext:value-type="float">
            <text:p>-0.0117405526</text:p>
          </table:table-cell>
          <table:table-cell office:value-type="float" office:value="0.012937026492" calcext:value-type="float">
            <text:p>0.0129370265</text:p>
          </table:table-cell>
          <table:table-cell office:value-type="float" office:value="-0.999773527869" calcext:value-type="float">
            <text:p>-0.9997735279</text:p>
          </table:table-cell>
          <table:table-cell office:value-type="float" office:value="0.999843238479" calcext:value-type="float">
            <text:p>0.9998432385</text:p>
          </table:table-cell>
        </table:table-row>
        <table:table-row table:style-name="ro1">
          <table:table-cell office:value-type="float" office:value="1.6114458789038E+018" calcext:value-type="float">
            <text:p>1.6114458789038E+018</text:p>
          </table:table-cell>
          <table:table-cell office:value-type="float" office:value="1.61144587886158E+018" calcext:value-type="float">
            <text:p>1.61144587886158E+018</text:p>
          </table:table-cell>
          <table:table-cell office:value-type="float" office:value="42" calcext:value-type="float">
            <text:p>42</text:p>
          </table:table-cell>
          <table:table-cell office:value-type="float" office:value="-0.0434579737484" calcext:value-type="float">
            <text:p>-0.0434579737</text:p>
          </table:table-cell>
          <table:table-cell office:value-type="float" office:value="-0.0296217668875" calcext:value-type="float">
            <text:p>-0.0296217669</text:p>
          </table:table-cell>
          <table:table-cell office:value-type="float" office:value="0.0326978899539" calcext:value-type="float">
            <text:p>0.03269789</text:p>
          </table:table-cell>
          <table:table-cell office:value-type="float" office:value="0.0477353990553" calcext:value-type="float">
            <text:p>0.0477353991</text:p>
          </table:table-cell>
          <table:table-cell office:value-type="float" office:value="0.207232236862" calcext:value-type="float">
            <text:p>0.2072322369</text:p>
          </table:table-cell>
          <table:table-cell office:value-type="float" office:value="0.196302009452" calcext:value-type="float">
            <text:p>0.1963020095</text:p>
          </table:table-cell>
          <table:table-cell office:value-type="float" office:value="-0.00558583115154" calcext:value-type="float">
            <text:p>-0.0055858312</text:p>
          </table:table-cell>
          <table:table-cell office:value-type="float" office:value="-0.0081549489764" calcext:value-type="float">
            <text:p>-0.008154949</text:p>
          </table:table-cell>
          <table:table-cell office:value-type="float" office:value="-0.0173956757664" calcext:value-type="float">
            <text:p>-0.0173956758</text:p>
          </table:table-cell>
          <table:table-cell office:value-type="float" office:value="0.00844328967224" calcext:value-type="float">
            <text:p>0.0084432897</text:p>
          </table:table-cell>
          <table:table-cell office:value-type="float" office:value="-0.0133444508818" calcext:value-type="float">
            <text:p>-0.0133444509</text:p>
          </table:table-cell>
          <table:table-cell office:value-type="float" office:value="0.0136606494042" calcext:value-type="float">
            <text:p>0.0136606494</text:p>
          </table:table-cell>
          <table:table-cell office:value-type="float" office:value="-0.999744067222" calcext:value-type="float">
            <text:p>-0.9997440672</text:p>
          </table:table-cell>
          <table:table-cell office:value-type="float" office:value="0.99983777192" calcext:value-type="float">
            <text:p>0.9998377719</text:p>
          </table:table-cell>
        </table:table-row>
        <table:table-row table:style-name="ro1">
          <table:table-cell office:value-type="float" office:value="1.61144587893876E+018" calcext:value-type="float">
            <text:p>1.61144587893876E+018</text:p>
          </table:table-cell>
          <table:table-cell office:value-type="float" office:value="1.61144587886158E+018" calcext:value-type="float">
            <text:p>1.61144587886158E+018</text:p>
          </table:table-cell>
          <table:table-cell office:value-type="float" office:value="77" calcext:value-type="float">
            <text:p>77</text:p>
          </table:table-cell>
          <table:table-cell office:value-type="float" office:value="-0.0429288931191" calcext:value-type="float">
            <text:p>-0.0429288931</text:p>
          </table:table-cell>
          <table:table-cell office:value-type="float" office:value="-0.0296217668875" calcext:value-type="float">
            <text:p>-0.0296217669</text:p>
          </table:table-cell>
          <table:table-cell office:value-type="float" office:value="0.0339976288378" calcext:value-type="float">
            <text:p>0.0339976288</text:p>
          </table:table-cell>
          <table:table-cell office:value-type="float" office:value="0.0477353990553" calcext:value-type="float">
            <text:p>0.0477353991</text:p>
          </table:table-cell>
          <table:table-cell office:value-type="float" office:value="0.206295907497" calcext:value-type="float">
            <text:p>0.2062959075</text:p>
          </table:table-cell>
          <table:table-cell office:value-type="float" office:value="0.196302009452" calcext:value-type="float">
            <text:p>0.1963020095</text:p>
          </table:table-cell>
          <table:table-cell office:value-type="float" office:value="-0.0052758759836" calcext:value-type="float">
            <text:p>-0.005275876</text:p>
          </table:table-cell>
          <table:table-cell office:value-type="float" office:value="-0.0081549489764" calcext:value-type="float">
            <text:p>-0.008154949</text:p>
          </table:table-cell>
          <table:table-cell office:value-type="float" office:value="-0.0166238293344" calcext:value-type="float">
            <text:p>-0.0166238293</text:p>
          </table:table-cell>
          <table:table-cell office:value-type="float" office:value="0.00844328967224" calcext:value-type="float">
            <text:p>0.0084432897</text:p>
          </table:table-cell>
          <table:table-cell office:value-type="float" office:value="-0.0143218362988" calcext:value-type="float">
            <text:p>-0.0143218363</text:p>
          </table:table-cell>
          <table:table-cell office:value-type="float" office:value="0.0136606494042" calcext:value-type="float">
            <text:p>0.0136606494</text:p>
          </table:table-cell>
          <table:table-cell office:value-type="float" office:value="-0.999745331627" calcext:value-type="float">
            <text:p>-0.9997453316</text:p>
          </table:table-cell>
          <table:table-cell office:value-type="float" office:value="0.99983777192" calcext:value-type="float">
            <text:p>0.9998377719</text:p>
          </table:table-cell>
        </table:table-row>
        <table:table-row table:style-name="ro1">
          <table:table-cell office:value-type="float" office:value="1.61144587897181E+018" calcext:value-type="float">
            <text:p>1.61144587897181E+018</text:p>
          </table:table-cell>
          <table:table-cell office:value-type="float" office:value="1.61144587889492E+018" calcext:value-type="float">
            <text:p>1.61144587889492E+018</text:p>
          </table:table-cell>
          <table:table-cell office:value-type="float" office:value="76" calcext:value-type="float">
            <text:p>76</text:p>
          </table:table-cell>
          <table:table-cell office:value-type="float" office:value="-0.0422405712306" calcext:value-type="float">
            <text:p>-0.0422405712</text:p>
          </table:table-cell>
          <table:table-cell office:value-type="float" office:value="-0.0289997403696" calcext:value-type="float">
            <text:p>-0.0289997404</text:p>
          </table:table-cell>
          <table:table-cell office:value-type="float" office:value="0.0360744632781" calcext:value-type="float">
            <text:p>0.0360744633</text:p>
          </table:table-cell>
          <table:table-cell office:value-type="float" office:value="0.0506021148353" calcext:value-type="float">
            <text:p>0.0506021148</text:p>
          </table:table-cell>
          <table:table-cell office:value-type="float" office:value="0.205093130469" calcext:value-type="float">
            <text:p>0.2050931305</text:p>
          </table:table-cell>
          <table:table-cell office:value-type="float" office:value="0.195754934169" calcext:value-type="float">
            <text:p>0.1957549342</text:p>
          </table:table-cell>
          <table:table-cell office:value-type="float" office:value="-0.00505178843406" calcext:value-type="float">
            <text:p>-0.0050517884</text:p>
          </table:table-cell>
          <table:table-cell office:value-type="float" office:value="-0.00762332802972" calcext:value-type="float">
            <text:p>-0.007623328</text:p>
          </table:table-cell>
          <table:table-cell office:value-type="float" office:value="-0.0153253027125" calcext:value-type="float">
            <text:p>-0.0153253027</text:p>
          </table:table-cell>
          <table:table-cell office:value-type="float" office:value="0.00941768925146" calcext:value-type="float">
            <text:p>0.0094176893</text:p>
          </table:table-cell>
          <table:table-cell office:value-type="float" office:value="-0.0156387567274" calcext:value-type="float">
            <text:p>-0.0156387567</text:p>
          </table:table-cell>
          <table:table-cell office:value-type="float" office:value="0.0143489939428" calcext:value-type="float">
            <text:p>0.0143489939</text:p>
          </table:table-cell>
          <table:table-cell office:value-type="float" office:value="-0.999747523263" calcext:value-type="float">
            <text:p>-0.9997475233</text:p>
          </table:table-cell>
          <table:table-cell office:value-type="float" office:value="0.999823621548" calcext:value-type="float">
            <text:p>0.9998236215</text:p>
          </table:table-cell>
        </table:table-row>
        <table:table-row table:style-name="ro1">
          <table:table-cell office:value-type="float" office:value="1.6114458790039E+018" calcext:value-type="float">
            <text:p>1.6114458790039E+018</text:p>
          </table:table-cell>
          <table:table-cell office:value-type="float" office:value="1.61144587892826E+018" calcext:value-type="float">
            <text:p>1.61144587892826E+018</text:p>
          </table:table-cell>
          <table:table-cell office:value-type="float" office:value="75" calcext:value-type="float">
            <text:p>75</text:p>
          </table:table-cell>
          <table:table-cell office:value-type="float" office:value="-0.0417632870376" calcext:value-type="float">
            <text:p>-0.041763287</text:p>
          </table:table-cell>
          <table:table-cell office:value-type="float" office:value="-0.028679506266" calcext:value-type="float">
            <text:p>-0.0286795063</text:p>
          </table:table-cell>
          <table:table-cell office:value-type="float" office:value="0.037844017148" calcext:value-type="float">
            <text:p>0.0378440171</text:p>
          </table:table-cell>
          <table:table-cell office:value-type="float" office:value="0.052873405241" calcext:value-type="float">
            <text:p>0.0528734052</text:p>
          </table:table-cell>
          <table:table-cell office:value-type="float" office:value="0.204212933779" calcext:value-type="float">
            <text:p>0.2042129338</text:p>
          </table:table-cell>
          <table:table-cell office:value-type="float" office:value="0.194907905861" calcext:value-type="float">
            <text:p>0.1949079059</text:p>
          </table:table-cell>
          <table:table-cell office:value-type="float" office:value="-0.00493761360926" calcext:value-type="float">
            <text:p>-0.0049376136</text:p>
          </table:table-cell>
          <table:table-cell office:value-type="float" office:value="-0.00782522489625" calcext:value-type="float">
            <text:p>-0.0078252249</text:p>
          </table:table-cell>
          <table:table-cell office:value-type="float" office:value="-0.0149926037221" calcext:value-type="float">
            <text:p>-0.0149926037</text:p>
          </table:table-cell>
          <table:table-cell office:value-type="float" office:value="0.00887451657129" calcext:value-type="float">
            <text:p>0.0088745166</text:p>
          </table:table-cell>
          <table:table-cell office:value-type="float" office:value="-0.0158056161006" calcext:value-type="float">
            <text:p>-0.0158056161</text:p>
          </table:table-cell>
          <table:table-cell office:value-type="float" office:value="0.0150564592564" calcext:value-type="float">
            <text:p>0.0150564593</text:p>
          </table:table-cell>
          <table:table-cell office:value-type="float" office:value="-0.999750515689" calcext:value-type="float">
            <text:p>-0.9997505157</text:p>
          </table:table-cell>
          <table:table-cell office:value-type="float" office:value="0.999816627027" calcext:value-type="float">
            <text:p>0.999816627</text:p>
          </table:table-cell>
        </table:table-row>
        <table:table-row table:style-name="ro1">
          <table:table-cell office:value-type="float" office:value="1.6114458790417E+018" calcext:value-type="float">
            <text:p>1.6114458790417E+018</text:p>
          </table:table-cell>
          <table:table-cell office:value-type="float" office:value="1.61144587899494E+018" calcext:value-type="float">
            <text:p>1.61144587899494E+018</text:p>
          </table:table-cell>
          <table:table-cell office:value-type="float" office:value="46" calcext:value-type="float">
            <text:p>46</text:p>
          </table:table-cell>
          <table:table-cell office:value-type="float" office:value="-0.0410544276237" calcext:value-type="float">
            <text:p>-0.0410544276</text:p>
          </table:table-cell>
          <table:table-cell office:value-type="float" office:value="-0.0289647662088" calcext:value-type="float">
            <text:p>-0.0289647662</text:p>
          </table:table-cell>
          <table:table-cell office:value-type="float" office:value="0.0400304570794" calcext:value-type="float">
            <text:p>0.0400304571</text:p>
          </table:table-cell>
          <table:table-cell office:value-type="float" office:value="0.0575753671548" calcext:value-type="float">
            <text:p>0.0575753672</text:p>
          </table:table-cell>
          <table:table-cell office:value-type="float" office:value="0.203059032559" calcext:value-type="float">
            <text:p>0.2030590326</text:p>
          </table:table-cell>
          <table:table-cell office:value-type="float" office:value="0.193338786931" calcext:value-type="float">
            <text:p>0.1933387869</text:p>
          </table:table-cell>
          <table:table-cell office:value-type="float" office:value="-0.0032389266976" calcext:value-type="float">
            <text:p>-0.0032389267</text:p>
          </table:table-cell>
          <table:table-cell office:value-type="float" office:value="-0.00769359460201" calcext:value-type="float">
            <text:p>-0.0076935946</text:p>
          </table:table-cell>
          <table:table-cell office:value-type="float" office:value="-0.0143505587175" calcext:value-type="float">
            <text:p>-0.0143505587</text:p>
          </table:table-cell>
          <table:table-cell office:value-type="float" office:value="0.00675568638485" calcext:value-type="float">
            <text:p>0.0067556864</text:p>
          </table:table-cell>
          <table:table-cell office:value-type="float" office:value="-0.0157624577277" calcext:value-type="float">
            <text:p>-0.0157624577</text:p>
          </table:table-cell>
          <table:table-cell office:value-type="float" office:value="0.0169687332778" calcext:value-type="float">
            <text:p>0.0169687333</text:p>
          </table:table-cell>
          <table:table-cell office:value-type="float" office:value="-0.999767543016" calcext:value-type="float">
            <text:p>-0.999767543</text:p>
          </table:table-cell>
          <table:table-cell office:value-type="float" office:value="0.999803584325" calcext:value-type="float">
            <text:p>0.9998035843</text:p>
          </table:table-cell>
        </table:table-row>
        <table:table-row table:style-name="ro1">
          <table:table-cell office:value-type="float" office:value="1.6114458790716E+018" calcext:value-type="float">
            <text:p>1.6114458790716E+018</text:p>
          </table:table-cell>
          <table:table-cell office:value-type="float" office:value="1.6114458790283E+018" calcext:value-type="float">
            <text:p>1.6114458790283E+018</text:p>
          </table:table-cell>
          <table:table-cell office:value-type="float" office:value="43" calcext:value-type="float">
            <text:p>43</text:p>
          </table:table-cell>
          <table:table-cell office:value-type="float" office:value="-0.0404018051922" calcext:value-type="float">
            <text:p>-0.0404018052</text:p>
          </table:table-cell>
          <table:table-cell office:value-type="float" office:value="-0.0290502662488" calcext:value-type="float">
            <text:p>-0.0290502662</text:p>
          </table:table-cell>
          <table:table-cell office:value-type="float" office:value="0.0418275296688" calcext:value-type="float">
            <text:p>0.0418275297</text:p>
          </table:table-cell>
          <table:table-cell office:value-type="float" office:value="0.0604517761909" calcext:value-type="float">
            <text:p>0.0604517762</text:p>
          </table:table-cell>
          <table:table-cell office:value-type="float" office:value="0.202109888196" calcext:value-type="float">
            <text:p>0.2021098882</text:p>
          </table:table-cell>
          <table:table-cell office:value-type="float" office:value="0.192597166251" calcext:value-type="float">
            <text:p>0.1925971663</text:p>
          </table:table-cell>
          <table:table-cell office:value-type="float" office:value="-0.00221626305299" calcext:value-type="float">
            <text:p>-0.0022162631</text:p>
          </table:table-cell>
          <table:table-cell office:value-type="float" office:value="-0.00861475044749" calcext:value-type="float">
            <text:p>-0.0086147504</text:p>
          </table:table-cell>
          <table:table-cell office:value-type="float" office:value="-0.0135839819586" calcext:value-type="float">
            <text:p>-0.013583982</text:p>
          </table:table-cell>
          <table:table-cell office:value-type="float" office:value="0.00588786846569" calcext:value-type="float">
            <text:p>0.0058878685</text:p>
          </table:table-cell>
          <table:table-cell office:value-type="float" office:value="-0.0161924398762" calcext:value-type="float">
            <text:p>-0.0161924399</text:p>
          </table:table-cell>
          <table:table-cell office:value-type="float" office:value="0.0167692499661" calcext:value-type="float">
            <text:p>0.01676925</text:p>
          </table:table-cell>
          <table:table-cell office:value-type="float" office:value="-0.999774202218" calcext:value-type="float">
            <text:p>-0.9997742022</text:p>
          </table:table-cell>
          <table:table-cell office:value-type="float" office:value="0.999804924558" calcext:value-type="float">
            <text:p>0.9998049246</text:p>
          </table:table-cell>
        </table:table-row>
        <table:table-row table:style-name="ro1">
          <table:table-cell office:value-type="float" office:value="1.61144587910544E+018" calcext:value-type="float">
            <text:p>1.61144587910544E+018</text:p>
          </table:table-cell>
          <table:table-cell office:value-type="float" office:value="1.61144587906167E+018" calcext:value-type="float">
            <text:p>1.61144587906167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96862216294" calcext:value-type="float">
            <text:p>-0.0396862216</text:p>
          </table:table-cell>
          <table:table-cell office:value-type="float" office:value="-0.0292463812695" calcext:value-type="float">
            <text:p>-0.0292463813</text:p>
          </table:table-cell>
          <table:table-cell office:value-type="float" office:value="0.0435690693557" calcext:value-type="float">
            <text:p>0.0435690694</text:p>
          </table:table-cell>
          <table:table-cell office:value-type="float" office:value="0.0632053968006" calcext:value-type="float">
            <text:p>0.0632053968</text:p>
          </table:table-cell>
          <table:table-cell office:value-type="float" office:value="0.201156765223" calcext:value-type="float">
            <text:p>0.2011567652</text:p>
          </table:table-cell>
          <table:table-cell office:value-type="float" office:value="0.192366525996" calcext:value-type="float">
            <text:p>0.192366526</text:p>
          </table:table-cell>
          <table:table-cell office:value-type="float" office:value="-0.00167216831214" calcext:value-type="float">
            <text:p>-0.0016721683</text:p>
          </table:table-cell>
          <table:table-cell office:value-type="float" office:value="-0.0101427851064" calcext:value-type="float">
            <text:p>-0.0101427851</text:p>
          </table:table-cell>
          <table:table-cell office:value-type="float" office:value="-0.0130949336361" calcext:value-type="float">
            <text:p>-0.0130949336</text:p>
          </table:table-cell>
          <table:table-cell office:value-type="float" office:value="0.00572777837173" calcext:value-type="float">
            <text:p>0.0057277784</text:p>
          </table:table-cell>
          <table:table-cell office:value-type="float" office:value="-0.0162134711537" calcext:value-type="float">
            <text:p>-0.0162134712</text:p>
          </table:table-cell>
          <table:table-cell office:value-type="float" office:value="0.0165249755213" calcext:value-type="float">
            <text:p>0.0165249755</text:p>
          </table:table-cell>
          <table:table-cell office:value-type="float" office:value="-0.999781409329" calcext:value-type="float">
            <text:p>-0.9997814093</text:p>
          </table:table-cell>
          <table:table-cell office:value-type="float" office:value="0.99979558785" calcext:value-type="float">
            <text:p>0.9997955879</text:p>
          </table:table-cell>
        </table:table-row>
        <table:table-row table:style-name="ro1">
          <table:table-cell office:value-type="float" office:value="1.61144587913883E+018" calcext:value-type="float">
            <text:p>1.61144587913883E+018</text:p>
          </table:table-cell>
          <table:table-cell office:value-type="float" office:value="1.61144587909501E+018" calcext:value-type="float">
            <text:p>1.61144587909501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89211289585" calcext:value-type="float">
            <text:p>-0.038921129</text:p>
          </table:table-cell>
          <table:table-cell office:value-type="float" office:value="-0.0295446467152" calcext:value-type="float">
            <text:p>-0.0295446467</text:p>
          </table:table-cell>
          <table:table-cell office:value-type="float" office:value="0.0454001612961" calcext:value-type="float">
            <text:p>0.0454001613</text:p>
          </table:table-cell>
          <table:table-cell office:value-type="float" office:value="0.0658179448249" calcext:value-type="float">
            <text:p>0.0658179448</text:p>
          </table:table-cell>
          <table:table-cell office:value-type="float" office:value="0.200248703361" calcext:value-type="float">
            <text:p>0.2002487034</text:p>
          </table:table-cell>
          <table:table-cell office:value-type="float" office:value="0.192136105287" calcext:value-type="float">
            <text:p>0.1921361053</text:p>
          </table:table-cell>
          <table:table-cell office:value-type="float" office:value="-0.0010675948193" calcext:value-type="float">
            <text:p>-0.0010675948</text:p>
          </table:table-cell>
          <table:table-cell office:value-type="float" office:value="-0.0109321371389" calcext:value-type="float">
            <text:p>-0.0109321371</text:p>
          </table:table-cell>
          <table:table-cell office:value-type="float" office:value="-0.0131889731333" calcext:value-type="float">
            <text:p>-0.0131889731</text:p>
          </table:table-cell>
          <table:table-cell office:value-type="float" office:value="0.00485105352595" calcext:value-type="float">
            <text:p>0.0048510535</text:p>
          </table:table-cell>
          <table:table-cell office:value-type="float" office:value="-0.0163047190807" calcext:value-type="float">
            <text:p>-0.0163047191</text:p>
          </table:table-cell>
          <table:table-cell office:value-type="float" office:value="0.0169979957804" calcext:value-type="float">
            <text:p>0.0169979958</text:p>
          </table:table-cell>
          <table:table-cell office:value-type="float" office:value="-0.999779512721" calcext:value-type="float">
            <text:p>-0.9997795127</text:p>
          </table:table-cell>
          <table:table-cell office:value-type="float" office:value="0.999783976483" calcext:value-type="float">
            <text:p>0.9997839765</text:p>
          </table:table-cell>
        </table:table-row>
        <table:table-row table:style-name="ro1">
          <table:table-cell office:value-type="float" office:value="1.61144587917176E+018" calcext:value-type="float">
            <text:p>1.61144587917176E+018</text:p>
          </table:table-cell>
          <table:table-cell office:value-type="float" office:value="1.61144587912834E+018" calcext:value-type="float">
            <text:p>1.61144587912834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78476791084" calcext:value-type="float">
            <text:p>-0.0378476791</text:p>
          </table:table-cell>
          <table:table-cell office:value-type="float" office:value="-0.0297772130925" calcext:value-type="float">
            <text:p>-0.0297772131</text:p>
          </table:table-cell>
          <table:table-cell office:value-type="float" office:value="0.0481792129576" calcext:value-type="float">
            <text:p>0.048179213</text:p>
          </table:table-cell>
          <table:table-cell office:value-type="float" office:value="0.0685035023465" calcext:value-type="float">
            <text:p>0.0685035023</text:p>
          </table:table-cell>
          <table:table-cell office:value-type="float" office:value="0.199090540409" calcext:value-type="float">
            <text:p>0.1990905404</text:p>
          </table:table-cell>
          <table:table-cell office:value-type="float" office:value="0.19225990073" calcext:value-type="float">
            <text:p>0.1922599007</text:p>
          </table:table-cell>
          <table:table-cell office:value-type="float" office:value="-0.00174155585422" calcext:value-type="float">
            <text:p>-0.0017415559</text:p>
          </table:table-cell>
          <table:table-cell office:value-type="float" office:value="-0.0118587622896" calcext:value-type="float">
            <text:p>-0.0118587623</text:p>
          </table:table-cell>
          <table:table-cell office:value-type="float" office:value="-0.0140560365401" calcext:value-type="float">
            <text:p>-0.0140560365</text:p>
          </table:table-cell>
          <table:table-cell office:value-type="float" office:value="0.00475452974507" calcext:value-type="float">
            <text:p>0.0047545297</text:p>
          </table:table-cell>
          <table:table-cell office:value-type="float" office:value="-0.016437608094" calcext:value-type="float">
            <text:p>-0.0164376081</text:p>
          </table:table-cell>
          <table:table-cell office:value-type="float" office:value="0.0163129560252" calcext:value-type="float">
            <text:p>0.016312956</text:p>
          </table:table-cell>
          <table:table-cell office:value-type="float" office:value="-0.999764634884" calcext:value-type="float">
            <text:p>-0.9997646349</text:p>
          </table:table-cell>
          <table:table-cell office:value-type="float" office:value="0.999785290702" calcext:value-type="float">
            <text:p>0.9997852907</text:p>
          </table:table-cell>
        </table:table-row>
        <table:table-row table:style-name="ro1">
          <table:table-cell office:value-type="float" office:value="1.61144587920542E+018" calcext:value-type="float">
            <text:p>1.61144587920542E+018</text:p>
          </table:table-cell>
          <table:table-cell office:value-type="float" office:value="1.61144587916167E+018" calcext:value-type="float">
            <text:p>1.61144587916167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69481705129" calcext:value-type="float">
            <text:p>-0.0369481705</text:p>
          </table:table-cell>
          <table:table-cell office:value-type="float" office:value="-0.0296670616004" calcext:value-type="float">
            <text:p>-0.0296670616</text:p>
          </table:table-cell>
          <table:table-cell office:value-type="float" office:value="0.0503376834095" calcext:value-type="float">
            <text:p>0.0503376834</text:p>
          </table:table-cell>
          <table:table-cell office:value-type="float" office:value="0.0714474183274" calcext:value-type="float">
            <text:p>0.0714474183</text:p>
          </table:table-cell>
          <table:table-cell office:value-type="float" office:value="0.198212698102" calcext:value-type="float">
            <text:p>0.1982126981</text:p>
          </table:table-cell>
          <table:table-cell office:value-type="float" office:value="0.19268964485" calcext:value-type="float">
            <text:p>0.1926896449</text:p>
          </table:table-cell>
          <table:table-cell office:value-type="float" office:value="-0.00215294465709" calcext:value-type="float">
            <text:p>-0.0021529447</text:p>
          </table:table-cell>
          <table:table-cell office:value-type="float" office:value="-0.0119460922576" calcext:value-type="float">
            <text:p>-0.0119460923</text:p>
          </table:table-cell>
          <table:table-cell office:value-type="float" office:value="-0.014458429625" calcext:value-type="float">
            <text:p>-0.0144584296</text:p>
          </table:table-cell>
          <table:table-cell office:value-type="float" office:value="0.00540543466508" calcext:value-type="float">
            <text:p>0.0054054347</text:p>
          </table:table-cell>
          <table:table-cell office:value-type="float" office:value="-0.0166983284989" calcext:value-type="float">
            <text:p>-0.0166983285</text:p>
          </table:table-cell>
          <table:table-cell office:value-type="float" office:value="0.0163575753874" calcext:value-type="float">
            <text:p>0.0163575754</text:p>
          </table:table-cell>
          <table:table-cell office:value-type="float" office:value="-0.999753760997" calcext:value-type="float">
            <text:p>-0.999753761</text:p>
          </table:table-cell>
          <table:table-cell office:value-type="float" office:value="0.999780214706" calcext:value-type="float">
            <text:p>0.9997802147</text:p>
          </table:table-cell>
        </table:table-row>
        <table:table-row table:style-name="ro1">
          <table:table-cell office:value-type="float" office:value="1.61144587923898E+018" calcext:value-type="float">
            <text:p>1.61144587923898E+018</text:p>
          </table:table-cell>
          <table:table-cell office:value-type="float" office:value="1.61144587919505E+018" calcext:value-type="float">
            <text:p>1.61144587919505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6040071398" calcext:value-type="float">
            <text:p>-0.0360400714</text:p>
          </table:table-cell>
          <table:table-cell office:value-type="float" office:value="-0.0294303799663" calcext:value-type="float">
            <text:p>-0.02943038</text:p>
          </table:table-cell>
          <table:table-cell office:value-type="float" office:value="0.0525589957833" calcext:value-type="float">
            <text:p>0.0525589958</text:p>
          </table:table-cell>
          <table:table-cell office:value-type="float" office:value="0.0740411357784" calcext:value-type="float">
            <text:p>0.0740411358</text:p>
          </table:table-cell>
          <table:table-cell office:value-type="float" office:value="0.197348296642" calcext:value-type="float">
            <text:p>0.1973482966</text:p>
          </table:table-cell>
          <table:table-cell office:value-type="float" office:value="0.192948850882" calcext:value-type="float">
            <text:p>0.1929488509</text:p>
          </table:table-cell>
          <table:table-cell office:value-type="float" office:value="-0.00323542785063" calcext:value-type="float">
            <text:p>-0.0032354279</text:p>
          </table:table-cell>
          <table:table-cell office:value-type="float" office:value="-0.0107031889101" calcext:value-type="float">
            <text:p>-0.0107031889</text:p>
          </table:table-cell>
          <table:table-cell office:value-type="float" office:value="-0.0152044940396" calcext:value-type="float">
            <text:p>-0.015204494</text:p>
          </table:table-cell>
          <table:table-cell office:value-type="float" office:value="0.0062925700486" calcext:value-type="float">
            <text:p>0.00629257</text:p>
          </table:table-cell>
          <table:table-cell office:value-type="float" office:value="-0.0171573498261" calcext:value-type="float">
            <text:p>-0.0171573498</text:p>
          </table:table-cell>
          <table:table-cell office:value-type="float" office:value="0.0165518451187" calcext:value-type="float">
            <text:p>0.0165518451</text:p>
          </table:table-cell>
          <table:table-cell office:value-type="float" office:value="-0.999731971076" calcext:value-type="float">
            <text:p>-0.9997319711</text:p>
          </table:table-cell>
          <table:table-cell office:value-type="float" office:value="0.999785905865" calcext:value-type="float">
            <text:p>0.9997859059</text:p>
          </table:table-cell>
        </table:table-row>
        <table:table-row table:style-name="ro1">
          <table:table-cell office:value-type="float" office:value="1.61144587927165E+018" calcext:value-type="float">
            <text:p>1.61144587927165E+018</text:p>
          </table:table-cell>
          <table:table-cell office:value-type="float" office:value="1.6114458792284E+018" calcext:value-type="float">
            <text:p>1.6114458792284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48428562284" calcext:value-type="float">
            <text:p>-0.0348428562</text:p>
          </table:table-cell>
          <table:table-cell office:value-type="float" office:value="-0.0292916924915" calcext:value-type="float">
            <text:p>-0.0292916925</text:p>
          </table:table-cell>
          <table:table-cell office:value-type="float" office:value="0.0554914437234" calcext:value-type="float">
            <text:p>0.0554914437</text:p>
          </table:table-cell>
          <table:table-cell office:value-type="float" office:value="0.076825772538" calcext:value-type="float">
            <text:p>0.0768257725</text:p>
          </table:table-cell>
          <table:table-cell office:value-type="float" office:value="0.19608515501" calcext:value-type="float">
            <text:p>0.196085155</text:p>
          </table:table-cell>
          <table:table-cell office:value-type="float" office:value="0.193321274119" calcext:value-type="float">
            <text:p>0.1933212741</text:p>
          </table:table-cell>
          <table:table-cell office:value-type="float" office:value="-0.00361280019548" calcext:value-type="float">
            <text:p>-0.0036128002</text:p>
          </table:table-cell>
          <table:table-cell office:value-type="float" office:value="-0.0100481076933" calcext:value-type="float">
            <text:p>-0.0100481077</text:p>
          </table:table-cell>
          <table:table-cell office:value-type="float" office:value="-0.0154997893482" calcext:value-type="float">
            <text:p>-0.0154997893</text:p>
          </table:table-cell>
          <table:table-cell office:value-type="float" office:value="0.00707424111139" calcext:value-type="float">
            <text:p>0.0070742411</text:p>
          </table:table-cell>
          <table:table-cell office:value-type="float" office:value="-0.0175876691494" calcext:value-type="float">
            <text:p>-0.0175876691</text:p>
          </table:table-cell>
          <table:table-cell office:value-type="float" office:value="0.0167867724591" calcext:value-type="float">
            <text:p>0.0167867725</text:p>
          </table:table-cell>
          <table:table-cell office:value-type="float" office:value="-0.999718736966" calcext:value-type="float">
            <text:p>-0.999718737</text:p>
          </table:table-cell>
          <table:table-cell office:value-type="float" office:value="0.999783561952" calcext:value-type="float">
            <text:p>0.999783562</text:p>
          </table:table-cell>
        </table:table-row>
        <table:table-row table:style-name="ro1">
          <table:table-cell office:value-type="float" office:value="1.61144587930539E+018" calcext:value-type="float">
            <text:p>1.61144587930539E+018</text:p>
          </table:table-cell>
          <table:table-cell office:value-type="float" office:value="1.61144587926176E+018" calcext:value-type="float">
            <text:p>1.61144587926176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39255295694" calcext:value-type="float">
            <text:p>-0.0339255296</text:p>
          </table:table-cell>
          <table:table-cell office:value-type="float" office:value="-0.0290872495228" calcext:value-type="float">
            <text:p>-0.0290872495</text:p>
          </table:table-cell>
          <table:table-cell office:value-type="float" office:value="0.0575393550098" calcext:value-type="float">
            <text:p>0.057539355</text:p>
          </table:table-cell>
          <table:table-cell office:value-type="float" office:value="0.0793214392945" calcext:value-type="float">
            <text:p>0.0793214393</text:p>
          </table:table-cell>
          <table:table-cell office:value-type="float" office:value="0.195070877671" calcext:value-type="float">
            <text:p>0.1950708777</text:p>
          </table:table-cell>
          <table:table-cell office:value-type="float" office:value="0.193799103915" calcext:value-type="float">
            <text:p>0.1937991039</text:p>
          </table:table-cell>
          <table:table-cell office:value-type="float" office:value="-0.00322532841206" calcext:value-type="float">
            <text:p>-0.0032253284</text:p>
          </table:table-cell>
          <table:table-cell office:value-type="float" office:value="-0.00877399919474" calcext:value-type="float">
            <text:p>-0.0087739992</text:p>
          </table:table-cell>
          <table:table-cell office:value-type="float" office:value="-0.0156281436241" calcext:value-type="float">
            <text:p>-0.0156281436</text:p>
          </table:table-cell>
          <table:table-cell office:value-type="float" office:value="0.00762489967183" calcext:value-type="float">
            <text:p>0.0076248997</text:p>
          </table:table-cell>
          <table:table-cell office:value-type="float" office:value="-0.0179974208106" calcext:value-type="float">
            <text:p>-0.0179974208</text:p>
          </table:table-cell>
          <table:table-cell office:value-type="float" office:value="0.0169126416907" calcext:value-type="float">
            <text:p>0.0169126417</text:p>
          </table:table-cell>
          <table:table-cell office:value-type="float" office:value="-0.999710729064" calcext:value-type="float">
            <text:p>-0.9997107291</text:p>
          </table:table-cell>
          <table:table-cell office:value-type="float" office:value="0.999789385935" calcext:value-type="float">
            <text:p>0.9997893859</text:p>
          </table:table-cell>
        </table:table-row>
        <table:table-row table:style-name="ro1">
          <table:table-cell office:value-type="float" office:value="1.61144587933881E+018" calcext:value-type="float">
            <text:p>1.61144587933881E+018</text:p>
          </table:table-cell>
          <table:table-cell office:value-type="float" office:value="1.61144587929514E+018" calcext:value-type="float">
            <text:p>1.61144587929514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29927243292" calcext:value-type="float">
            <text:p>-0.0329927243</text:p>
          </table:table-cell>
          <table:table-cell office:value-type="float" office:value="-0.02897250049" calcext:value-type="float">
            <text:p>-0.0289725005</text:p>
          </table:table-cell>
          <table:table-cell office:value-type="float" office:value="0.0596239194274" calcext:value-type="float">
            <text:p>0.0596239194</text:p>
          </table:table-cell>
          <table:table-cell office:value-type="float" office:value="0.0820238493608" calcext:value-type="float">
            <text:p>0.0820238494</text:p>
          </table:table-cell>
          <table:table-cell office:value-type="float" office:value="0.193997815251" calcext:value-type="float">
            <text:p>0.1939978153</text:p>
          </table:table-cell>
          <table:table-cell office:value-type="float" office:value="0.193949351366" calcext:value-type="float">
            <text:p>0.1939493514</text:p>
          </table:table-cell>
          <table:table-cell office:value-type="float" office:value="-0.0020595222161" calcext:value-type="float">
            <text:p>-0.0020595222</text:p>
          </table:table-cell>
          <table:table-cell office:value-type="float" office:value="-0.00951471420278" calcext:value-type="float">
            <text:p>-0.0095147142</text:p>
          </table:table-cell>
          <table:table-cell office:value-type="float" office:value="-0.0155185585252" calcext:value-type="float">
            <text:p>-0.0155185585</text:p>
          </table:table-cell>
          <table:table-cell office:value-type="float" office:value="0.00803396341094" calcext:value-type="float">
            <text:p>0.0080339634</text:p>
          </table:table-cell>
          <table:table-cell office:value-type="float" office:value="-0.0186787667636" calcext:value-type="float">
            <text:p>-0.0186787668</text:p>
          </table:table-cell>
          <table:table-cell office:value-type="float" office:value="0.0169589982062" calcext:value-type="float">
            <text:p>0.0169589982</text:p>
          </table:table-cell>
          <table:table-cell office:value-type="float" office:value="-0.999703058338" calcext:value-type="float">
            <text:p>-0.9997030583</text:p>
          </table:table-cell>
          <table:table-cell office:value-type="float" office:value="0.999778622426" calcext:value-type="float">
            <text:p>0.9997786224</text:p>
          </table:table-cell>
        </table:table-row>
        <table:table-row table:style-name="ro1">
          <table:table-cell office:value-type="float" office:value="1.61144587937194E+018" calcext:value-type="float">
            <text:p>1.61144587937194E+018</text:p>
          </table:table-cell>
          <table:table-cell office:value-type="float" office:value="1.61144587932847E+018" calcext:value-type="float">
            <text:p>1.61144587932847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16902026534" calcext:value-type="float">
            <text:p>-0.0316902027</text:p>
          </table:table-cell>
          <table:table-cell office:value-type="float" office:value="-0.0289057440137" calcext:value-type="float">
            <text:p>-0.028905744</text:p>
          </table:table-cell>
          <table:table-cell office:value-type="float" office:value="0.0621655471623" calcext:value-type="float">
            <text:p>0.0621655472</text:p>
          </table:table-cell>
          <table:table-cell office:value-type="float" office:value="0.0835952430826" calcext:value-type="float">
            <text:p>0.0835952431</text:p>
          </table:table-cell>
          <table:table-cell office:value-type="float" office:value="0.19249998033" calcext:value-type="float">
            <text:p>0.1924999803</text:p>
          </table:table-cell>
          <table:table-cell office:value-type="float" office:value="0.194157797686" calcext:value-type="float">
            <text:p>0.1941577977</text:p>
          </table:table-cell>
          <table:table-cell office:value-type="float" office:value="-0.000906963301462" calcext:value-type="float">
            <text:p>-0.0009069633</text:p>
          </table:table-cell>
          <table:table-cell office:value-type="float" office:value="-0.00986649069741" calcext:value-type="float">
            <text:p>-0.0098664907</text:p>
          </table:table-cell>
          <table:table-cell office:value-type="float" office:value="-0.0150102299951" calcext:value-type="float">
            <text:p>-0.01501023</text:p>
          </table:table-cell>
          <table:table-cell office:value-type="float" office:value="0.00842121533237" calcext:value-type="float">
            <text:p>0.0084212153</text:p>
          </table:table-cell>
          <table:table-cell office:value-type="float" office:value="-0.0193250043918" calcext:value-type="float">
            <text:p>-0.0193250044</text:p>
          </table:table-cell>
          <table:table-cell office:value-type="float" office:value="0.0173096564483" calcext:value-type="float">
            <text:p>0.0173096564</text:p>
          </table:table-cell>
          <table:table-cell office:value-type="float" office:value="-0.999700234499" calcext:value-type="float">
            <text:p>-0.9997002345</text:p>
          </table:table-cell>
          <table:table-cell office:value-type="float" office:value="0.999766016186" calcext:value-type="float">
            <text:p>0.9997660162</text:p>
          </table:table-cell>
        </table:table-row>
        <table:table-row table:style-name="ro1">
          <table:table-cell office:value-type="float" office:value="1.61144587940473E+018" calcext:value-type="float">
            <text:p>1.61144587940473E+018</text:p>
          </table:table-cell>
          <table:table-cell office:value-type="float" office:value="1.61144587936182E+018" calcext:value-type="float">
            <text:p>1.6114458793618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0676132068" calcext:value-type="float">
            <text:p>-0.0306761321</text:p>
          </table:table-cell>
          <table:table-cell office:value-type="float" office:value="-0.0288398740419" calcext:value-type="float">
            <text:p>-0.028839874</text:p>
          </table:table-cell>
          <table:table-cell office:value-type="float" office:value="0.0637520179152" calcext:value-type="float">
            <text:p>0.0637520179</text:p>
          </table:table-cell>
          <table:table-cell office:value-type="float" office:value="0.0855639115778" calcext:value-type="float">
            <text:p>0.0855639116</text:p>
          </table:table-cell>
          <table:table-cell office:value-type="float" office:value="0.191261574626" calcext:value-type="float">
            <text:p>0.1912615746</text:p>
          </table:table-cell>
          <table:table-cell office:value-type="float" office:value="0.193841493187" calcext:value-type="float">
            <text:p>0.1938414932</text:p>
          </table:table-cell>
          <table:table-cell office:value-type="float" office:value="-0.000102239693409" calcext:value-type="float">
            <text:p>-0.0001022397</text:p>
          </table:table-cell>
          <table:table-cell office:value-type="float" office:value="-0.0109950268514" calcext:value-type="float">
            <text:p>-0.0109950269</text:p>
          </table:table-cell>
          <table:table-cell office:value-type="float" office:value="-0.0145479679705" calcext:value-type="float">
            <text:p>-0.014547968</text:p>
          </table:table-cell>
          <table:table-cell office:value-type="float" office:value="0.008099872853" calcext:value-type="float">
            <text:p>0.0080998729</text:p>
          </table:table-cell>
          <table:table-cell office:value-type="float" office:value="-0.019659650369" calcext:value-type="float">
            <text:p>-0.0196596504</text:p>
          </table:table-cell>
          <table:table-cell office:value-type="float" office:value="0.0179009654195" calcext:value-type="float">
            <text:p>0.0179009654</text:p>
          </table:table-cell>
          <table:table-cell office:value-type="float" office:value="-0.999700908849" calcext:value-type="float">
            <text:p>-0.9997009088</text:p>
          </table:table-cell>
          <table:table-cell office:value-type="float" office:value="0.999746484223" calcext:value-type="float">
            <text:p>0.9997464842</text:p>
          </table:table-cell>
        </table:table-row>
        <table:table-row table:style-name="ro1">
          <table:table-cell office:value-type="float" office:value="1.61144587943861E+018" calcext:value-type="float">
            <text:p>1.61144587943861E+018</text:p>
          </table:table-cell>
          <table:table-cell office:value-type="float" office:value="1.61144587939517E+018" calcext:value-type="float">
            <text:p>1.61144587939517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97329947352" calcext:value-type="float">
            <text:p>-0.0297329947</text:p>
          </table:table-cell>
          <table:table-cell office:value-type="float" office:value="-0.0286852434768" calcext:value-type="float">
            <text:p>-0.0286852435</text:p>
          </table:table-cell>
          <table:table-cell office:value-type="float" office:value="0.0651542693377" calcext:value-type="float">
            <text:p>0.0651542693</text:p>
          </table:table-cell>
          <table:table-cell office:value-type="float" office:value="0.0870186581923" calcext:value-type="float">
            <text:p>0.0870186582</text:p>
          </table:table-cell>
          <table:table-cell office:value-type="float" office:value="0.190123960376" calcext:value-type="float">
            <text:p>0.1901239604</text:p>
          </table:table-cell>
          <table:table-cell office:value-type="float" office:value="0.193243285169" calcext:value-type="float">
            <text:p>0.1932432852</text:p>
          </table:table-cell>
          <table:table-cell office:value-type="float" office:value="0.00106770545478" calcext:value-type="float">
            <text:p>0.0010677055</text:p>
          </table:table-cell>
          <table:table-cell office:value-type="float" office:value="-0.0123092094735" calcext:value-type="float">
            <text:p>-0.0123092095</text:p>
          </table:table-cell>
          <table:table-cell office:value-type="float" office:value="-0.0138177764542" calcext:value-type="float">
            <text:p>-0.0138177765</text:p>
          </table:table-cell>
          <table:table-cell office:value-type="float" office:value="0.00742690287991" calcext:value-type="float">
            <text:p>0.0074269029</text:p>
          </table:table-cell>
          <table:table-cell office:value-type="float" office:value="-0.0202325524808" calcext:value-type="float">
            <text:p>-0.0202325525</text:p>
          </table:table-cell>
          <table:table-cell office:value-type="float" office:value="0.0181479827978" calcext:value-type="float">
            <text:p>0.0181479828</text:p>
          </table:table-cell>
          <table:table-cell office:value-type="float" office:value="-0.999699265122" calcext:value-type="float">
            <text:p>-0.9996992651</text:p>
          </table:table-cell>
          <table:table-cell office:value-type="float" office:value="0.999731939587" calcext:value-type="float">
            <text:p>0.9997319396</text:p>
          </table:table-cell>
        </table:table-row>
        <table:table-row table:style-name="ro1">
          <table:table-cell office:value-type="float" office:value="1.61144587947365E+018" calcext:value-type="float">
            <text:p>1.61144587947365E+018</text:p>
          </table:table-cell>
          <table:table-cell office:value-type="float" office:value="1.61144587942852E+018" calcext:value-type="float">
            <text:p>1.61144587942852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8643315658" calcext:value-type="float">
            <text:p>-0.0286433157</text:p>
          </table:table-cell>
          <table:table-cell office:value-type="float" office:value="-0.0284146081996" calcext:value-type="float">
            <text:p>-0.0284146082</text:p>
          </table:table-cell>
          <table:table-cell office:value-type="float" office:value="0.0666688606143" calcext:value-type="float">
            <text:p>0.0666688606</text:p>
          </table:table-cell>
          <table:table-cell office:value-type="float" office:value="0.0880232163243" calcext:value-type="float">
            <text:p>0.0880232163</text:p>
          </table:table-cell>
          <table:table-cell office:value-type="float" office:value="0.189005747437" calcext:value-type="float">
            <text:p>0.1890057474</text:p>
          </table:table-cell>
          <table:table-cell office:value-type="float" office:value="0.1926296106" calcext:value-type="float">
            <text:p>0.1926296106</text:p>
          </table:table-cell>
          <table:table-cell office:value-type="float" office:value="0.00135914827806" calcext:value-type="float">
            <text:p>0.0013591483</text:p>
          </table:table-cell>
          <table:table-cell office:value-type="float" office:value="-0.0135573150207" calcext:value-type="float">
            <text:p>-0.013557315</text:p>
          </table:table-cell>
          <table:table-cell office:value-type="float" office:value="-0.0131346050158" calcext:value-type="float">
            <text:p>-0.013134605</text:p>
          </table:table-cell>
          <table:table-cell office:value-type="float" office:value="0.00717168980125" calcext:value-type="float">
            <text:p>0.0071716898</text:p>
          </table:table-cell>
          <table:table-cell office:value-type="float" office:value="-0.0207056930022" calcext:value-type="float">
            <text:p>-0.020705693</text:p>
          </table:table-cell>
          <table:table-cell office:value-type="float" office:value="0.0178798230808" calcext:value-type="float">
            <text:p>0.0178798231</text:p>
          </table:table-cell>
          <table:table-cell office:value-type="float" office:value="-0.999698506478" calcext:value-type="float">
            <text:p>-0.9996985065</text:p>
          </table:table-cell>
          <table:table-cell office:value-type="float" office:value="0.999722488412" calcext:value-type="float">
            <text:p>0.9997224884</text:p>
          </table:table-cell>
        </table:table-row>
        <table:table-row table:style-name="ro1">
          <table:table-cell office:value-type="float" office:value="1.61144587950478E+018" calcext:value-type="float">
            <text:p>1.61144587950478E+018</text:p>
          </table:table-cell>
          <table:table-cell office:value-type="float" office:value="1.61144587946189E+018" calcext:value-type="float">
            <text:p>1.61144587946189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77932174504" calcext:value-type="float">
            <text:p>-0.0277932175</text:p>
          </table:table-cell>
          <table:table-cell office:value-type="float" office:value="-0.0283591113571" calcext:value-type="float">
            <text:p>-0.0283591114</text:p>
          </table:table-cell>
          <table:table-cell office:value-type="float" office:value="0.0674579292536" calcext:value-type="float">
            <text:p>0.0674579293</text:p>
          </table:table-cell>
          <table:table-cell office:value-type="float" office:value="0.0883790790689" calcext:value-type="float">
            <text:p>0.0883790791</text:p>
          </table:table-cell>
          <table:table-cell office:value-type="float" office:value="0.188343718648" calcext:value-type="float">
            <text:p>0.1883437186</text:p>
          </table:table-cell>
          <table:table-cell office:value-type="float" office:value="0.192253835326" calcext:value-type="float">
            <text:p>0.1922538353</text:p>
          </table:table-cell>
          <table:table-cell office:value-type="float" office:value="0.00134111206107" calcext:value-type="float">
            <text:p>0.0013411121</text:p>
          </table:table-cell>
          <table:table-cell office:value-type="float" office:value="-0.0141654814881" calcext:value-type="float">
            <text:p>-0.0141654815</text:p>
          </table:table-cell>
          <table:table-cell office:value-type="float" office:value="-0.0127720459711" calcext:value-type="float">
            <text:p>-0.012772046</text:p>
          </table:table-cell>
          <table:table-cell office:value-type="float" office:value="0.00685943582904" calcext:value-type="float">
            <text:p>0.0068594358</text:p>
          </table:table-cell>
          <table:table-cell office:value-type="float" office:value="-0.0209334124247" calcext:value-type="float">
            <text:p>-0.0209334124</text:p>
          </table:table-cell>
          <table:table-cell office:value-type="float" office:value="0.0182121895463" calcext:value-type="float">
            <text:p>0.0182121895</text:p>
          </table:table-cell>
          <table:table-cell office:value-type="float" office:value="-0.999698464331" calcext:value-type="float">
            <text:p>-0.9996984643</text:p>
          </table:table-cell>
          <table:table-cell office:value-type="float" office:value="0.999710247652" calcext:value-type="float">
            <text:p>0.9997102477</text:p>
          </table:table-cell>
        </table:table-row>
        <table:table-row table:style-name="ro1">
          <table:table-cell office:value-type="float" office:value="1.61144587953967E+018" calcext:value-type="float">
            <text:p>1.61144587953967E+018</text:p>
          </table:table-cell>
          <table:table-cell office:value-type="float" office:value="1.61144587949523E+018" calcext:value-type="float">
            <text:p>1.61144587949523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66390293837" calcext:value-type="float">
            <text:p>-0.0266390294</text:p>
          </table:table-cell>
          <table:table-cell office:value-type="float" office:value="-0.0283425585995" calcext:value-type="float">
            <text:p>-0.0283425586</text:p>
          </table:table-cell>
          <table:table-cell office:value-type="float" office:value="0.067917406559" calcext:value-type="float">
            <text:p>0.0679174066</text:p>
          </table:table-cell>
          <table:table-cell office:value-type="float" office:value="0.0878374409047" calcext:value-type="float">
            <text:p>0.0878374409</text:p>
          </table:table-cell>
          <table:table-cell office:value-type="float" office:value="0.187729716301" calcext:value-type="float">
            <text:p>0.1877297163</text:p>
          </table:table-cell>
          <table:table-cell office:value-type="float" office:value="0.190903681381" calcext:value-type="float">
            <text:p>0.1909036814</text:p>
          </table:table-cell>
          <table:table-cell office:value-type="float" office:value="0.00127819010897" calcext:value-type="float">
            <text:p>0.0012781901</text:p>
          </table:table-cell>
          <table:table-cell office:value-type="float" office:value="-0.0141080291687" calcext:value-type="float">
            <text:p>-0.0141080292</text:p>
          </table:table-cell>
          <table:table-cell office:value-type="float" office:value="-0.0121914158395" calcext:value-type="float">
            <text:p>-0.0121914158</text:p>
          </table:table-cell>
          <table:table-cell office:value-type="float" office:value="0.00571487939302" calcext:value-type="float">
            <text:p>0.0057148794</text:p>
          </table:table-cell>
          <table:table-cell office:value-type="float" office:value="-0.0207711049111" calcext:value-type="float">
            <text:p>-0.0207711049</text:p>
          </table:table-cell>
          <table:table-cell office:value-type="float" office:value="0.0182253965507" calcext:value-type="float">
            <text:p>0.0182253966</text:p>
          </table:table-cell>
          <table:table-cell office:value-type="float" office:value="-0.999709127484" calcext:value-type="float">
            <text:p>-0.9997091275</text:p>
          </table:table-cell>
          <table:table-cell office:value-type="float" office:value="0.999718017454" calcext:value-type="float">
            <text:p>0.9997180175</text:p>
          </table:table-cell>
        </table:table-row>
        <table:table-row table:style-name="ro1">
          <table:table-cell office:value-type="float" office:value="1.61144587957368E+018" calcext:value-type="float">
            <text:p>1.61144587957368E+018</text:p>
          </table:table-cell>
          <table:table-cell office:value-type="float" office:value="1.61144587952864E+018" calcext:value-type="float">
            <text:p>1.61144587952864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57697906345" calcext:value-type="float">
            <text:p>-0.0257697906</text:p>
          </table:table-cell>
          <table:table-cell office:value-type="float" office:value="-0.0284793444121" calcext:value-type="float">
            <text:p>-0.0284793444</text:p>
          </table:table-cell>
          <table:table-cell office:value-type="float" office:value="0.067980542779" calcext:value-type="float">
            <text:p>0.0679805428</text:p>
          </table:table-cell>
          <table:table-cell office:value-type="float" office:value="0.0852291200452" calcext:value-type="float">
            <text:p>0.08522912</text:p>
          </table:table-cell>
          <table:table-cell office:value-type="float" office:value="0.187463402748" calcext:value-type="float">
            <text:p>0.1874634027</text:p>
          </table:table-cell>
          <table:table-cell office:value-type="float" office:value="0.191107567101" calcext:value-type="float">
            <text:p>0.1911075671</text:p>
          </table:table-cell>
          <table:table-cell office:value-type="float" office:value="0.000666952804261" calcext:value-type="float">
            <text:p>0.0006669528</text:p>
          </table:table-cell>
          <table:table-cell office:value-type="float" office:value="-0.0131682195157" calcext:value-type="float">
            <text:p>-0.0131682195</text:p>
          </table:table-cell>
          <table:table-cell office:value-type="float" office:value="-0.0115057853959" calcext:value-type="float">
            <text:p>-0.0115057854</text:p>
          </table:table-cell>
          <table:table-cell office:value-type="float" office:value="0.00552118579405" calcext:value-type="float">
            <text:p>0.0055211858</text:p>
          </table:table-cell>
          <table:table-cell office:value-type="float" office:value="-0.02007475468" calcext:value-type="float">
            <text:p>-0.0200747547</text:p>
          </table:table-cell>
          <table:table-cell office:value-type="float" office:value="0.0186975952407" calcext:value-type="float">
            <text:p>0.0186975952</text:p>
          </table:table-cell>
          <table:table-cell office:value-type="float" office:value="-0.999732139663" calcext:value-type="float">
            <text:p>-0.9997321397</text:p>
          </table:table-cell>
          <table:table-cell office:value-type="float" office:value="0.999723206827" calcext:value-type="float">
            <text:p>0.9997232068</text:p>
          </table:table-cell>
        </table:table-row>
        <table:table-row table:style-name="ro1">
          <table:table-cell office:value-type="float" office:value="1.61144587960659E+018" calcext:value-type="float">
            <text:p>1.61144587960659E+018</text:p>
          </table:table-cell>
          <table:table-cell office:value-type="float" office:value="1.61144587956198E+018" calcext:value-type="float">
            <text:p>1.61144587956198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46854647994" calcext:value-type="float">
            <text:p>-0.0246854648</text:p>
          </table:table-cell>
          <table:table-cell office:value-type="float" office:value="-0.0284202867966" calcext:value-type="float">
            <text:p>-0.0284202868</text:p>
          </table:table-cell>
          <table:table-cell office:value-type="float" office:value="0.0675797238946" calcext:value-type="float">
            <text:p>0.0675797239</text:p>
          </table:table-cell>
          <table:table-cell office:value-type="float" office:value="0.0828880021606" calcext:value-type="float">
            <text:p>0.0828880022</text:p>
          </table:table-cell>
          <table:table-cell office:value-type="float" office:value="0.187302067876" calcext:value-type="float">
            <text:p>0.1873020679</text:p>
          </table:table-cell>
          <table:table-cell office:value-type="float" office:value="0.191008782152" calcext:value-type="float">
            <text:p>0.1910087822</text:p>
          </table:table-cell>
          <table:table-cell office:value-type="float" office:value="0.000183101715" calcext:value-type="float">
            <text:p>0.0001831017</text:p>
          </table:table-cell>
          <table:table-cell office:value-type="float" office:value="-0.0129809993342" calcext:value-type="float">
            <text:p>-0.0129809993</text:p>
          </table:table-cell>
          <table:table-cell office:value-type="float" office:value="-0.0112479138546" calcext:value-type="float">
            <text:p>-0.0112479139</text:p>
          </table:table-cell>
          <table:table-cell office:value-type="float" office:value="0.00479022725731" calcext:value-type="float">
            <text:p>0.0047902273</text:p>
          </table:table-cell>
          <table:table-cell office:value-type="float" office:value="-0.0196693441442" calcext:value-type="float">
            <text:p>-0.0196693441</text:p>
          </table:table-cell>
          <table:table-cell office:value-type="float" office:value="0.0184113709821" calcext:value-type="float">
            <text:p>0.018411371</text:p>
          </table:table-cell>
          <table:table-cell office:value-type="float" office:value="-0.999743308578" calcext:value-type="float">
            <text:p>-0.9997433086</text:p>
          </table:table-cell>
          <table:table-cell office:value-type="float" office:value="0.999734737134" calcext:value-type="float">
            <text:p>0.9997347371</text:p>
          </table:table-cell>
        </table:table-row>
        <table:table-row table:style-name="ro1">
          <table:table-cell office:value-type="float" office:value="1.61144587963716E+018" calcext:value-type="float">
            <text:p>1.61144587963716E+018</text:p>
          </table:table-cell>
          <table:table-cell office:value-type="float" office:value="1.6114458795953E+018" calcext:value-type="float">
            <text:p>1.6114458795953E+018</text:p>
          </table:table-cell>
          <table:table-cell office:value-type="float" office:value="41" calcext:value-type="float">
            <text:p>41</text:p>
          </table:table-cell>
          <table:table-cell office:value-type="float" office:value="-0.0240149460733" calcext:value-type="float">
            <text:p>-0.0240149461</text:p>
          </table:table-cell>
          <table:table-cell office:value-type="float" office:value="-0.0283008308732" calcext:value-type="float">
            <text:p>-0.0283008309</text:p>
          </table:table-cell>
          <table:table-cell office:value-type="float" office:value="0.0669392496347" calcext:value-type="float">
            <text:p>0.0669392496</text:p>
          </table:table-cell>
          <table:table-cell office:value-type="float" office:value="0.0803374954365" calcext:value-type="float">
            <text:p>0.0803374954</text:p>
          </table:table-cell>
          <table:table-cell office:value-type="float" office:value="0.187211632729" calcext:value-type="float">
            <text:p>0.1872116327</text:p>
          </table:table-cell>
          <table:table-cell office:value-type="float" office:value="0.190886808582" calcext:value-type="float">
            <text:p>0.1908868086</text:p>
          </table:table-cell>
          <table:table-cell office:value-type="float" office:value="-0.000847393999448" calcext:value-type="float">
            <text:p>-0.000847394</text:p>
          </table:table-cell>
          <table:table-cell office:value-type="float" office:value="-0.012326142913" calcext:value-type="float">
            <text:p>-0.0123261429</text:p>
          </table:table-cell>
          <table:table-cell office:value-type="float" office:value="-0.0112836280403" calcext:value-type="float">
            <text:p>-0.011283628</text:p>
          </table:table-cell>
          <table:table-cell office:value-type="float" office:value="0.00427076816479" calcext:value-type="float">
            <text:p>0.0042707682</text:p>
          </table:table-cell>
          <table:table-cell office:value-type="float" office:value="-0.0188256906775" calcext:value-type="float">
            <text:p>-0.0188256907</text:p>
          </table:table-cell>
          <table:table-cell office:value-type="float" office:value="0.0176607646112" calcext:value-type="float">
            <text:p>0.0176607646</text:p>
          </table:table-cell>
          <table:table-cell office:value-type="float" office:value="-0.999758776472" calcext:value-type="float">
            <text:p>-0.9997587765</text:p>
          </table:table-cell>
          <table:table-cell office:value-type="float" office:value="0.999758920925" calcext:value-type="float">
            <text:p>0.9997589209</text:p>
          </table:table-cell>
        </table:table-row>
        <table:table-row table:style-name="ro1">
          <table:table-cell office:value-type="float" office:value="1.61144587967286E+018" calcext:value-type="float">
            <text:p>1.61144587967286E+018</text:p>
          </table:table-cell>
          <table:table-cell office:value-type="float" office:value="1.61144587962862E+018" calcext:value-type="float">
            <text:p>1.61144587962862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34271138906" calcext:value-type="float">
            <text:p>-0.0234271139</text:p>
          </table:table-cell>
          <table:table-cell office:value-type="float" office:value="-0.0285649958657" calcext:value-type="float">
            <text:p>-0.0285649959</text:p>
          </table:table-cell>
          <table:table-cell office:value-type="float" office:value="0.0659508556128" calcext:value-type="float">
            <text:p>0.0659508556</text:p>
          </table:table-cell>
          <table:table-cell office:value-type="float" office:value="0.0769358613961" calcext:value-type="float">
            <text:p>0.0769358614</text:p>
          </table:table-cell>
          <table:table-cell office:value-type="float" office:value="0.187109425664" calcext:value-type="float">
            <text:p>0.1871094257</text:p>
          </table:table-cell>
          <table:table-cell office:value-type="float" office:value="0.190998125995" calcext:value-type="float">
            <text:p>0.190998126</text:p>
          </table:table-cell>
          <table:table-cell office:value-type="float" office:value="-0.00168837278757" calcext:value-type="float">
            <text:p>-0.0016883728</text:p>
          </table:table-cell>
          <table:table-cell office:value-type="float" office:value="-0.0115422892398" calcext:value-type="float">
            <text:p>-0.0115422892</text:p>
          </table:table-cell>
          <table:table-cell office:value-type="float" office:value="-0.0124559027897" calcext:value-type="float">
            <text:p>-0.0124559028</text:p>
          </table:table-cell>
          <table:table-cell office:value-type="float" office:value="0.00392044490113" calcext:value-type="float">
            <text:p>0.0039204449</text:p>
          </table:table-cell>
          <table:table-cell office:value-type="float" office:value="-0.0171654841678" calcext:value-type="float">
            <text:p>-0.0171654842</text:p>
          </table:table-cell>
          <table:table-cell office:value-type="float" office:value="0.0173050836137" calcext:value-type="float">
            <text:p>0.0173050836</text:p>
          </table:table-cell>
          <table:table-cell office:value-type="float" office:value="-0.999773654309" calcext:value-type="float">
            <text:p>-0.9997736543</text:p>
          </table:table-cell>
          <table:table-cell office:value-type="float" office:value="0.999775932691" calcext:value-type="float">
            <text:p>0.9997759327</text:p>
          </table:table-cell>
        </table:table-row>
        <table:table-row table:style-name="ro1">
          <table:table-cell office:value-type="float" office:value="1.61144587970662E+018" calcext:value-type="float">
            <text:p>1.61144587970662E+018</text:p>
          </table:table-cell>
          <table:table-cell office:value-type="float" office:value="1.61144587966195E+018" calcext:value-type="float">
            <text:p>1.61144587966195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26617474109" calcext:value-type="float">
            <text:p>-0.0226617474</text:p>
          </table:table-cell>
          <table:table-cell office:value-type="float" office:value="-0.0288902513533" calcext:value-type="float">
            <text:p>-0.0288902514</text:p>
          </table:table-cell>
          <table:table-cell office:value-type="float" office:value="0.0643480569124" calcext:value-type="float">
            <text:p>0.0643480569</text:p>
          </table:table-cell>
          <table:table-cell office:value-type="float" office:value="0.072748239157" calcext:value-type="float">
            <text:p>0.0727482392</text:p>
          </table:table-cell>
          <table:table-cell office:value-type="float" office:value="0.187131509185" calcext:value-type="float">
            <text:p>0.1871315092</text:p>
          </table:table-cell>
          <table:table-cell office:value-type="float" office:value="0.191341993224" calcext:value-type="float">
            <text:p>0.1913419932</text:p>
          </table:table-cell>
          <table:table-cell office:value-type="float" office:value="-0.0021934372418" calcext:value-type="float">
            <text:p>-0.0021934372</text:p>
          </table:table-cell>
          <table:table-cell office:value-type="float" office:value="-0.0107619130884" calcext:value-type="float">
            <text:p>-0.0107619131</text:p>
          </table:table-cell>
          <table:table-cell office:value-type="float" office:value="-0.013331455823" calcext:value-type="float">
            <text:p>-0.0133314558</text:p>
          </table:table-cell>
          <table:table-cell office:value-type="float" office:value="0.00471035380548" calcext:value-type="float">
            <text:p>0.0047103538</text:p>
          </table:table-cell>
          <table:table-cell office:value-type="float" office:value="-0.0160759038401" calcext:value-type="float">
            <text:p>-0.0160759038</text:p>
          </table:table-cell>
          <table:table-cell office:value-type="float" office:value="0.0165085751007" calcext:value-type="float">
            <text:p>0.0165085751</text:p>
          </table:table-cell>
          <table:table-cell office:value-type="float" office:value="-0.999779554868" calcext:value-type="float">
            <text:p>-0.9997795549</text:p>
          </table:table-cell>
          <table:table-cell office:value-type="float" office:value="0.999794697214" calcext:value-type="float">
            <text:p>0.9997946972</text:p>
          </table:table-cell>
        </table:table-row>
        <table:table-row table:style-name="ro1">
          <table:table-cell office:value-type="float" office:value="1.61144587973955E+018" calcext:value-type="float">
            <text:p>1.61144587973955E+018</text:p>
          </table:table-cell>
          <table:table-cell office:value-type="float" office:value="1.61144587969526E+018" calcext:value-type="float">
            <text:p>1.61144587969526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22273487598" calcext:value-type="float">
            <text:p>-0.0222273488</text:p>
          </table:table-cell>
          <table:table-cell office:value-type="float" office:value="-0.0288543814757" calcext:value-type="float">
            <text:p>-0.0288543815</text:p>
          </table:table-cell>
          <table:table-cell office:value-type="float" office:value="0.0630540326238" calcext:value-type="float">
            <text:p>0.0630540326</text:p>
          </table:table-cell>
          <table:table-cell office:value-type="float" office:value="0.067710222596" calcext:value-type="float">
            <text:p>0.0677102226</text:p>
          </table:table-cell>
          <table:table-cell office:value-type="float" office:value="0.187151029706" calcext:value-type="float">
            <text:p>0.1871510297</text:p>
          </table:table-cell>
          <table:table-cell office:value-type="float" office:value="0.19195315663" calcext:value-type="float">
            <text:p>0.1919531566</text:p>
          </table:table-cell>
          <table:table-cell office:value-type="float" office:value="-0.00418216789892" calcext:value-type="float">
            <text:p>-0.0041821679</text:p>
          </table:table-cell>
          <table:table-cell office:value-type="float" office:value="-0.00966965282145" calcext:value-type="float">
            <text:p>-0.0096696528</text:p>
          </table:table-cell>
          <table:table-cell office:value-type="float" office:value="-0.0152175826116" calcext:value-type="float">
            <text:p>-0.0152175826</text:p>
          </table:table-cell>
          <table:table-cell office:value-type="float" office:value="0.00629665711671" calcext:value-type="float">
            <text:p>0.0062966571</text:p>
          </table:table-cell>
          <table:table-cell office:value-type="float" office:value="-0.0143026173359" calcext:value-type="float">
            <text:p>-0.0143026173</text:p>
          </table:table-cell>
          <table:table-cell office:value-type="float" office:value="0.0152110990799" calcext:value-type="float">
            <text:p>0.0152110991</text:p>
          </table:table-cell>
          <table:table-cell office:value-type="float" office:value="-0.999773148547" calcext:value-type="float">
            <text:p>-0.9997731485</text:p>
          </table:table-cell>
          <table:table-cell office:value-type="float" office:value="0.999817707496" calcext:value-type="float">
            <text:p>0.9998177075</text:p>
          </table:table-cell>
        </table:table-row>
        <table:table-row table:style-name="ro1">
          <table:table-cell office:value-type="float" office:value="1.61144587977287E+018" calcext:value-type="float">
            <text:p>1.61144587977287E+018</text:p>
          </table:table-cell>
          <table:table-cell office:value-type="float" office:value="1.61144587972856E+018" calcext:value-type="float">
            <text:p>1.61144587972856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18547899276" calcext:value-type="float">
            <text:p>-0.0218547899</text:p>
          </table:table-cell>
          <table:table-cell office:value-type="float" office:value="-0.0289750480144" calcext:value-type="float">
            <text:p>-0.028975048</text:p>
          </table:table-cell>
          <table:table-cell office:value-type="float" office:value="0.0616771690547" calcext:value-type="float">
            <text:p>0.0616771691</text:p>
          </table:table-cell>
          <table:table-cell office:value-type="float" office:value="0.0629966336629" calcext:value-type="float">
            <text:p>0.0629966337</text:p>
          </table:table-cell>
          <table:table-cell office:value-type="float" office:value="0.187087118626" calcext:value-type="float">
            <text:p>0.1870871186</text:p>
          </table:table-cell>
          <table:table-cell office:value-type="float" office:value="0.192762487635" calcext:value-type="float">
            <text:p>0.1927624876</text:p>
          </table:table-cell>
          <table:table-cell office:value-type="float" office:value="-0.00680343845849" calcext:value-type="float">
            <text:p>-0.0068034385</text:p>
          </table:table-cell>
          <table:table-cell office:value-type="float" office:value="-0.00830097440241" calcext:value-type="float">
            <text:p>-0.0083009744</text:p>
          </table:table-cell>
          <table:table-cell office:value-type="float" office:value="-0.0172315236696" calcext:value-type="float">
            <text:p>-0.0172315237</text:p>
          </table:table-cell>
          <table:table-cell office:value-type="float" office:value="0.0077975230493" calcext:value-type="float">
            <text:p>0.007797523</text:p>
          </table:table-cell>
          <table:table-cell office:value-type="float" office:value="-0.0125843746158" calcext:value-type="float">
            <text:p>-0.0125843746</text:p>
          </table:table-cell>
          <table:table-cell office:value-type="float" office:value="0.0137680287241" calcext:value-type="float">
            <text:p>0.0137680287</text:p>
          </table:table-cell>
          <table:table-cell office:value-type="float" office:value="-0.999749209137" calcext:value-type="float">
            <text:p>-0.9997492091</text:p>
          </table:table-cell>
          <table:table-cell office:value-type="float" office:value="0.999840342093" calcext:value-type="float">
            <text:p>0.9998403421</text:p>
          </table:table-cell>
        </table:table-row>
        <table:table-row table:style-name="ro1">
          <table:table-cell office:value-type="float" office:value="1.61144587980728E+018" calcext:value-type="float">
            <text:p>1.61144587980728E+018</text:p>
          </table:table-cell>
          <table:table-cell office:value-type="float" office:value="1.61144587976189E+018" calcext:value-type="float">
            <text:p>1.61144587976189E+018</text:p>
          </table:table-cell>
          <table:table-cell office:value-type="float" office:value="45" calcext:value-type="float">
            <text:p>45</text:p>
          </table:table-cell>
          <table:table-cell office:value-type="float" office:value="-0.0213052518666" calcext:value-type="float">
            <text:p>-0.0213052519</text:p>
          </table:table-cell>
          <table:table-cell office:value-type="float" office:value="-0.0290200527076" calcext:value-type="float">
            <text:p>-0.0290200527</text:p>
          </table:table-cell>
          <table:table-cell office:value-type="float" office:value="0.0596852749586" calcext:value-type="float">
            <text:p>0.059685275</text:p>
          </table:table-cell>
          <table:table-cell office:value-type="float" office:value="0.0572315011993" calcext:value-type="float">
            <text:p>0.0572315012</text:p>
          </table:table-cell>
          <table:table-cell office:value-type="float" office:value="0.186916053295" calcext:value-type="float">
            <text:p>0.1869160533</text:p>
          </table:table-cell>
          <table:table-cell office:value-type="float" office:value="0.193632042975" calcext:value-type="float">
            <text:p>0.193632043</text:p>
          </table:table-cell>
          <table:table-cell office:value-type="float" office:value="-0.00804648731543" calcext:value-type="float">
            <text:p>-0.0080464873</text:p>
          </table:table-cell>
          <table:table-cell office:value-type="float" office:value="-0.00530175230594" calcext:value-type="float">
            <text:p>-0.0053017523</text:p>
          </table:table-cell>
          <table:table-cell office:value-type="float" office:value="-0.0180643361766" calcext:value-type="float">
            <text:p>-0.0180643362</text:p>
          </table:table-cell>
          <table:table-cell office:value-type="float" office:value="0.00999056626835" calcext:value-type="float">
            <text:p>0.0099905663</text:p>
          </table:table-cell>
          <table:table-cell office:value-type="float" office:value="-0.0118757175049" calcext:value-type="float">
            <text:p>-0.0118757175</text:p>
          </table:table-cell>
          <table:table-cell office:value-type="float" office:value="0.0129817315631" calcext:value-type="float">
            <text:p>0.0129817316</text:p>
          </table:table-cell>
          <table:table-cell office:value-type="float" office:value="-0.999733951978" calcext:value-type="float">
            <text:p>-0.999733952</text:p>
          </table:table-cell>
          <table:table-cell office:value-type="float" office:value="0.999851754255" calcext:value-type="float">
            <text:p>0.9998517543</text:p>
          </table:table-cell>
        </table:table-row>
        <table:table-row table:style-name="ro1">
          <table:table-cell office:value-type="float" office:value="1.61144587983684E+018" calcext:value-type="float">
            <text:p>1.61144587983684E+018</text:p>
          </table:table-cell>
          <table:table-cell office:value-type="float" office:value="1.61144587979521E+018" calcext:value-type="float">
            <text:p>1.61144587979521E+018</text:p>
          </table:table-cell>
          <table:table-cell office:value-type="float" office:value="41" calcext:value-type="float">
            <text:p>41</text:p>
          </table:table-cell>
          <table:table-cell office:value-type="float" office:value="-0.0208388492465" calcext:value-type="float">
            <text:p>-0.0208388492</text:p>
          </table:table-cell>
          <table:table-cell office:value-type="float" office:value="-0.0289149264584" calcext:value-type="float">
            <text:p>-0.0289149265</text:p>
          </table:table-cell>
          <table:table-cell office:value-type="float" office:value="0.0580769404769" calcext:value-type="float">
            <text:p>0.0580769405</text:p>
          </table:table-cell>
          <table:table-cell office:value-type="float" office:value="0.0516449519111" calcext:value-type="float">
            <text:p>0.0516449519</text:p>
          </table:table-cell>
          <table:table-cell office:value-type="float" office:value="0.186814472079" calcext:value-type="float">
            <text:p>0.1868144721</text:p>
          </table:table-cell>
          <table:table-cell office:value-type="float" office:value="0.194119134121" calcext:value-type="float">
            <text:p>0.1941191341</text:p>
          </table:table-cell>
          <table:table-cell office:value-type="float" office:value="-0.01085465116" calcext:value-type="float">
            <text:p>-0.0108546512</text:p>
          </table:table-cell>
          <table:table-cell office:value-type="float" office:value="-0.00289054982096" calcext:value-type="float">
            <text:p>-0.0028905498</text:p>
          </table:table-cell>
          <table:table-cell office:value-type="float" office:value="-0.0192429612707" calcext:value-type="float">
            <text:p>-0.0192429613</text:p>
          </table:table-cell>
          <table:table-cell office:value-type="float" office:value="0.0113521000495" calcext:value-type="float">
            <text:p>0.0113521</text:p>
          </table:table-cell>
          <table:table-cell office:value-type="float" office:value="-0.010455958766" calcext:value-type="float">
            <text:p>-0.0104559588</text:p>
          </table:table-cell>
          <table:table-cell office:value-type="float" office:value="0.0122118644999" calcext:value-type="float">
            <text:p>0.0122118645</text:p>
          </table:table-cell>
          <table:table-cell office:value-type="float" office:value="-0.999701246023" calcext:value-type="float">
            <text:p>-0.999701246</text:p>
          </table:table-cell>
          <table:table-cell office:value-type="float" office:value="0.999856800119" calcext:value-type="float">
            <text:p>0.9998568001</text:p>
          </table:table-cell>
        </table:table-row>
        <table:table-row table:style-name="ro1">
          <table:table-cell office:value-type="float" office:value="1.61144587987327E+018" calcext:value-type="float">
            <text:p>1.61144587987327E+018</text:p>
          </table:table-cell>
          <table:table-cell office:value-type="float" office:value="1.61144587982853E+018" calcext:value-type="float">
            <text:p>1.61144587982853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03771200031" calcext:value-type="float">
            <text:p>-0.02037712</text:p>
          </table:table-cell>
          <table:table-cell office:value-type="float" office:value="-0.0289517732196" calcext:value-type="float">
            <text:p>-0.0289517732</text:p>
          </table:table-cell>
          <table:table-cell office:value-type="float" office:value="0.0563475564122" calcext:value-type="float">
            <text:p>0.0563475564</text:p>
          </table:table-cell>
          <table:table-cell office:value-type="float" office:value="0.0458506680613" calcext:value-type="float">
            <text:p>0.0458506681</text:p>
          </table:table-cell>
          <table:table-cell office:value-type="float" office:value="0.186638876796" calcext:value-type="float">
            <text:p>0.1866388768</text:p>
          </table:table-cell>
          <table:table-cell office:value-type="float" office:value="0.194225577014" calcext:value-type="float">
            <text:p>0.194225577</text:p>
          </table:table-cell>
          <table:table-cell office:value-type="float" office:value="-0.0131575088645" calcext:value-type="float">
            <text:p>-0.0131575089</text:p>
          </table:table-cell>
          <table:table-cell table:style-name="ce1" office:value-type="float" office:value="0.0000660990241051" calcext:value-type="float">
            <text:p>6.61E-05</text:p>
          </table:table-cell>
          <table:table-cell office:value-type="float" office:value="-0.0203889274962" calcext:value-type="float">
            <text:p>-0.0203889275</text:p>
          </table:table-cell>
          <table:table-cell office:value-type="float" office:value="0.0123821339764" calcext:value-type="float">
            <text:p>0.012382134</text:p>
          </table:table-cell>
          <table:table-cell office:value-type="float" office:value="-0.0086324332183" calcext:value-type="float">
            <text:p>-0.0086324332</text:p>
          </table:table-cell>
          <table:table-cell office:value-type="float" office:value="0.0113816810131" calcext:value-type="float">
            <text:p>0.011381681</text:p>
          </table:table-cell>
          <table:table-cell office:value-type="float" office:value="-0.999668287188" calcext:value-type="float">
            <text:p>-0.9996682872</text:p>
          </table:table-cell>
          <table:table-cell office:value-type="float" office:value="0.999858545775" calcext:value-type="float">
            <text:p>0.9998585458</text:p>
          </table:table-cell>
        </table:table-row>
        <table:table-row table:style-name="ro1">
          <table:table-cell office:value-type="float" office:value="1.61144587990813E+018" calcext:value-type="float">
            <text:p>1.61144587990813E+018</text:p>
          </table:table-cell>
          <table:table-cell office:value-type="float" office:value="1.61144587982853E+018" calcext:value-type="float">
            <text:p>1.61144587982853E+018</text:p>
          </table:table-cell>
          <table:table-cell office:value-type="float" office:value="79" calcext:value-type="float">
            <text:p>79</text:p>
          </table:table-cell>
          <table:table-cell office:value-type="float" office:value="-0.0197351630777" calcext:value-type="float">
            <text:p>-0.0197351631</text:p>
          </table:table-cell>
          <table:table-cell office:value-type="float" office:value="-0.0289517732196" calcext:value-type="float">
            <text:p>-0.0289517732</text:p>
          </table:table-cell>
          <table:table-cell office:value-type="float" office:value="0.0540269762278" calcext:value-type="float">
            <text:p>0.0540269762</text:p>
          </table:table-cell>
          <table:table-cell office:value-type="float" office:value="0.0458506680613" calcext:value-type="float">
            <text:p>0.0458506681</text:p>
          </table:table-cell>
          <table:table-cell office:value-type="float" office:value="0.186327069998" calcext:value-type="float">
            <text:p>0.18632707</text:p>
          </table:table-cell>
          <table:table-cell office:value-type="float" office:value="0.194225577014" calcext:value-type="float">
            <text:p>0.194225577</text:p>
          </table:table-cell>
          <table:table-cell office:value-type="float" office:value="-0.0140253888665" calcext:value-type="float">
            <text:p>-0.0140253889</text:p>
          </table:table-cell>
          <table:table-cell table:style-name="ce1" office:value-type="float" office:value="0.0000660990241051" calcext:value-type="float">
            <text:p>6.61E-05</text:p>
          </table:table-cell>
          <table:table-cell office:value-type="float" office:value="-0.0210614015376" calcext:value-type="float">
            <text:p>-0.0210614015</text:p>
          </table:table-cell>
          <table:table-cell office:value-type="float" office:value="0.0123821339764" calcext:value-type="float">
            <text:p>0.012382134</text:p>
          </table:table-cell>
          <table:table-cell office:value-type="float" office:value="-0.00781735531495" calcext:value-type="float">
            <text:p>-0.0078173553</text:p>
          </table:table-cell>
          <table:table-cell office:value-type="float" office:value="0.0113816810131" calcext:value-type="float">
            <text:p>0.011381681</text:p>
          </table:table-cell>
          <table:table-cell office:value-type="float" office:value="-0.999649278959" calcext:value-type="float">
            <text:p>-0.999649279</text:p>
          </table:table-cell>
          <table:table-cell office:value-type="float" office:value="0.999858545775" calcext:value-type="float">
            <text:p>0.9998585458</text:p>
          </table:table-cell>
        </table:table-row>
        <table:table-row table:style-name="ro1">
          <table:table-cell office:value-type="float" office:value="1.61144587993714E+018" calcext:value-type="float">
            <text:p>1.61144587993714E+018</text:p>
          </table:table-cell>
          <table:table-cell office:value-type="float" office:value="1.61144587982853E+018" calcext:value-type="float">
            <text:p>1.61144587982853E+018</text:p>
          </table:table-cell>
          <table:table-cell office:value-type="float" office:value="108" calcext:value-type="float">
            <text:p>108</text:p>
          </table:table-cell>
          <table:table-cell office:value-type="float" office:value="-0.0191642455757" calcext:value-type="float">
            <text:p>-0.0191642456</text:p>
          </table:table-cell>
          <table:table-cell office:value-type="float" office:value="-0.0289517732196" calcext:value-type="float">
            <text:p>-0.0289517732</text:p>
          </table:table-cell>
          <table:table-cell office:value-type="float" office:value="0.0524238348007" calcext:value-type="float">
            <text:p>0.0524238348</text:p>
          </table:table-cell>
          <table:table-cell office:value-type="float" office:value="0.0458506680613" calcext:value-type="float">
            <text:p>0.0458506681</text:p>
          </table:table-cell>
          <table:table-cell office:value-type="float" office:value="0.186177685857" calcext:value-type="float">
            <text:p>0.1861776859</text:p>
          </table:table-cell>
          <table:table-cell office:value-type="float" office:value="0.194225577014" calcext:value-type="float">
            <text:p>0.194225577</text:p>
          </table:table-cell>
          <table:table-cell office:value-type="float" office:value="-0.0155392015906" calcext:value-type="float">
            <text:p>-0.0155392016</text:p>
          </table:table-cell>
          <table:table-cell table:style-name="ce1" office:value-type="float" office:value="0.0000660990241051" calcext:value-type="float">
            <text:p>6.61E-05</text:p>
          </table:table-cell>
          <table:table-cell office:value-type="float" office:value="-0.0225129831228" calcext:value-type="float">
            <text:p>-0.0225129831</text:p>
          </table:table-cell>
          <table:table-cell office:value-type="float" office:value="0.0123821339764" calcext:value-type="float">
            <text:p>0.012382134</text:p>
          </table:table-cell>
          <table:table-cell office:value-type="float" office:value="-0.00611344252335" calcext:value-type="float">
            <text:p>-0.0061134425</text:p>
          </table:table-cell>
          <table:table-cell office:value-type="float" office:value="0.0113816810131" calcext:value-type="float">
            <text:p>0.011381681</text:p>
          </table:table-cell>
          <table:table-cell office:value-type="float" office:value="-0.999607132111" calcext:value-type="float">
            <text:p>-0.9996071321</text:p>
          </table:table-cell>
          <table:table-cell office:value-type="float" office:value="0.999858545775" calcext:value-type="float">
            <text:p>0.9998585458</text:p>
          </table:table-cell>
        </table:table-row>
        <table:table-row table:style-name="ro1">
          <table:table-cell office:value-type="float" office:value="1.6114458799732E+018" calcext:value-type="float">
            <text:p>1.6114458799732E+018</text:p>
          </table:table-cell>
          <table:table-cell office:value-type="float" office:value="1.61144587989524E+018" calcext:value-type="float">
            <text:p>1.61144587989524E+018</text:p>
          </table:table-cell>
          <table:table-cell office:value-type="float" office:value="77" calcext:value-type="float">
            <text:p>77</text:p>
          </table:table-cell>
          <table:table-cell office:value-type="float" office:value="-0.0185580607504" calcext:value-type="float">
            <text:p>-0.0185580608</text:p>
          </table:table-cell>
          <table:table-cell office:value-type="float" office:value="-0.0285367698564" calcext:value-type="float">
            <text:p>-0.0285367699</text:p>
          </table:table-cell>
          <table:table-cell office:value-type="float" office:value="0.0509035550058" calcext:value-type="float">
            <text:p>0.050903555</text:p>
          </table:table-cell>
          <table:table-cell office:value-type="float" office:value="0.0353055389357" calcext:value-type="float">
            <text:p>0.0353055389</text:p>
          </table:table-cell>
          <table:table-cell office:value-type="float" office:value="0.186037063599" calcext:value-type="float">
            <text:p>0.1860370636</text:p>
          </table:table-cell>
          <table:table-cell office:value-type="float" office:value="0.194274532214" calcext:value-type="float">
            <text:p>0.1942745322</text:p>
          </table:table-cell>
          <table:table-cell office:value-type="float" office:value="-0.0165213703456" calcext:value-type="float">
            <text:p>-0.0165213703</text:p>
          </table:table-cell>
          <table:table-cell office:value-type="float" office:value="0.00449924311365" calcext:value-type="float">
            <text:p>0.0044992431</text:p>
          </table:table-cell>
          <table:table-cell office:value-type="float" office:value="-0.0236265716784" calcext:value-type="float">
            <text:p>-0.0236265717</text:p>
          </table:table-cell>
          <table:table-cell office:value-type="float" office:value="0.0141015098601" calcext:value-type="float">
            <text:p>0.0141015099</text:p>
          </table:table-cell>
          <table:table-cell office:value-type="float" office:value="-0.00479884017145" calcext:value-type="float">
            <text:p>-0.0047988402</text:p>
          </table:table-cell>
          <table:table-cell office:value-type="float" office:value="0.00857303308013" calcext:value-type="float">
            <text:p>0.0085730331</text:p>
          </table:table-cell>
          <table:table-cell office:value-type="float" office:value="-0.999572866723" calcext:value-type="float">
            <text:p>-0.9995728667</text:p>
          </table:table-cell>
          <table:table-cell office:value-type="float" office:value="0.999853680878" calcext:value-type="float">
            <text:p>0.9998536809</text:p>
          </table:table-cell>
        </table:table-row>
        <table:table-row table:style-name="ro1">
          <table:table-cell office:value-type="float" office:value="1.61144588000722E+018" calcext:value-type="float">
            <text:p>1.61144588000722E+018</text:p>
          </table:table-cell>
          <table:table-cell office:value-type="float" office:value="1.61144587992858E+018" calcext:value-type="float">
            <text:p>1.61144587992858E+018</text:p>
          </table:table-cell>
          <table:table-cell office:value-type="float" office:value="78" calcext:value-type="float">
            <text:p>78</text:p>
          </table:table-cell>
          <table:table-cell office:value-type="float" office:value="-0.0176693443209" calcext:value-type="float">
            <text:p>-0.0176693443</text:p>
          </table:table-cell>
          <table:table-cell office:value-type="float" office:value="-0.0280407626558" calcext:value-type="float">
            <text:p>-0.0280407627</text:p>
          </table:table-cell>
          <table:table-cell office:value-type="float" office:value="0.0492936000228" calcext:value-type="float">
            <text:p>0.0492936</text:p>
          </table:table-cell>
          <table:table-cell office:value-type="float" office:value="0.0303097384366" calcext:value-type="float">
            <text:p>0.0303097384</text:p>
          </table:table-cell>
          <table:table-cell office:value-type="float" office:value="0.185937002301" calcext:value-type="float">
            <text:p>0.1859370023</text:p>
          </table:table-cell>
          <table:table-cell office:value-type="float" office:value="0.194593100353" calcext:value-type="float">
            <text:p>0.1945931004</text:p>
          </table:table-cell>
          <table:table-cell office:value-type="float" office:value="-0.0169926234785" calcext:value-type="float">
            <text:p>-0.0169926235</text:p>
          </table:table-cell>
          <table:table-cell office:value-type="float" office:value="0.00607946859297" calcext:value-type="float">
            <text:p>0.0060794686</text:p>
          </table:table-cell>
          <table:table-cell office:value-type="float" office:value="-0.0240186519563" calcext:value-type="float">
            <text:p>-0.024018652</text:p>
          </table:table-cell>
          <table:table-cell office:value-type="float" office:value="0.0159283266362" calcext:value-type="float">
            <text:p>0.0159283266</text:p>
          </table:table-cell>
          <table:table-cell office:value-type="float" office:value="-0.00429042273786" calcext:value-type="float">
            <text:p>-0.0042904227</text:p>
          </table:table-cell>
          <table:table-cell office:value-type="float" office:value="0.00735790894583" calcext:value-type="float">
            <text:p>0.0073579089</text:p>
          </table:table-cell>
          <table:table-cell office:value-type="float" office:value="-0.999557904592" calcext:value-type="float">
            <text:p>-0.9995579046</text:p>
          </table:table-cell>
          <table:table-cell office:value-type="float" office:value="0.999827567872" calcext:value-type="float">
            <text:p>0.9998275679</text:p>
          </table:table-cell>
        </table:table-row>
        <table:table-row table:style-name="ro1">
          <table:table-cell office:value-type="float" office:value="1.61144588003759E+018" calcext:value-type="float">
            <text:p>1.61144588003759E+018</text:p>
          </table:table-cell>
          <table:table-cell office:value-type="float" office:value="1.61144587996195E+018" calcext:value-type="float">
            <text:p>1.61144587996195E+018</text:p>
          </table:table-cell>
          <table:table-cell office:value-type="float" office:value="75" calcext:value-type="float">
            <text:p>75</text:p>
          </table:table-cell>
          <table:table-cell office:value-type="float" office:value="-0.0169073212892" calcext:value-type="float">
            <text:p>-0.0169073213</text:p>
          </table:table-cell>
          <table:table-cell office:value-type="float" office:value="-0.0275345327962" calcext:value-type="float">
            <text:p>-0.0275345328</text:p>
          </table:table-cell>
          <table:table-cell office:value-type="float" office:value="0.0483536832035" calcext:value-type="float">
            <text:p>0.0483536832</text:p>
          </table:table-cell>
          <table:table-cell office:value-type="float" office:value="0.0258200124007" calcext:value-type="float">
            <text:p>0.0258200124</text:p>
          </table:table-cell>
          <table:table-cell office:value-type="float" office:value="0.186022207141" calcext:value-type="float">
            <text:p>0.1860222071</text:p>
          </table:table-cell>
          <table:table-cell office:value-type="float" office:value="0.195156499486" calcext:value-type="float">
            <text:p>0.1951564995</text:p>
          </table:table-cell>
          <table:table-cell office:value-type="float" office:value="-0.0181389891113" calcext:value-type="float">
            <text:p>-0.0181389891</text:p>
          </table:table-cell>
          <table:table-cell office:value-type="float" office:value="0.00736220966516" calcext:value-type="float">
            <text:p>0.0073622097</text:p>
          </table:table-cell>
          <table:table-cell office:value-type="float" office:value="-0.0241886035253" calcext:value-type="float">
            <text:p>-0.0241886035</text:p>
          </table:table-cell>
          <table:table-cell office:value-type="float" office:value="0.0166043912575" calcext:value-type="float">
            <text:p>0.0166043913</text:p>
          </table:table-cell>
          <table:table-cell office:value-type="float" office:value="-0.00346611467469" calcext:value-type="float">
            <text:p>-0.0034661147</text:p>
          </table:table-cell>
          <table:table-cell office:value-type="float" office:value="0.00638029442423" calcext:value-type="float">
            <text:p>0.0063802944</text:p>
          </table:table-cell>
          <table:table-cell office:value-type="float" office:value="-0.999536915461" calcext:value-type="float">
            <text:p>-0.9995369155</text:p>
          </table:table-cell>
          <table:table-cell office:value-type="float" office:value="0.999814662691" calcext:value-type="float">
            <text:p>0.9998146627</text:p>
          </table:table-cell>
        </table:table-row>
        <table:table-row table:style-name="ro1">
          <table:table-cell office:value-type="float" office:value="1.61144588007138E+018" calcext:value-type="float">
            <text:p>1.61144588007138E+018</text:p>
          </table:table-cell>
          <table:table-cell office:value-type="float" office:value="1.61144587999525E+018" calcext:value-type="float">
            <text:p>1.61144587999525E+018</text:p>
          </table:table-cell>
          <table:table-cell office:value-type="float" office:value="76" calcext:value-type="float">
            <text:p>76</text:p>
          </table:table-cell>
          <table:table-cell office:value-type="float" office:value="-0.0162094328552" calcext:value-type="float">
            <text:p>-0.0162094329</text:p>
          </table:table-cell>
          <table:table-cell office:value-type="float" office:value="-0.0268864248874" calcext:value-type="float">
            <text:p>-0.0268864249</text:p>
          </table:table-cell>
          <table:table-cell office:value-type="float" office:value="0.0474150292575" calcext:value-type="float">
            <text:p>0.0474150293</text:p>
          </table:table-cell>
          <table:table-cell office:value-type="float" office:value="0.0224123252411" calcext:value-type="float">
            <text:p>0.0224123252</text:p>
          </table:table-cell>
          <table:table-cell office:value-type="float" office:value="0.186152592301" calcext:value-type="float">
            <text:p>0.1861525923</text:p>
          </table:table-cell>
          <table:table-cell office:value-type="float" office:value="0.195598222312" calcext:value-type="float">
            <text:p>0.1955982223</text:p>
          </table:table-cell>
          <table:table-cell office:value-type="float" office:value="-0.0189513212133" calcext:value-type="float">
            <text:p>-0.0189513212</text:p>
          </table:table-cell>
          <table:table-cell office:value-type="float" office:value="0.00844443052023" calcext:value-type="float">
            <text:p>0.0084444305</text:p>
          </table:table-cell>
          <table:table-cell office:value-type="float" office:value="-0.0240154020391" calcext:value-type="float">
            <text:p>-0.024015402</text:p>
          </table:table-cell>
          <table:table-cell office:value-type="float" office:value="0.0184320312755" calcext:value-type="float">
            <text:p>0.0184320313</text:p>
          </table:table-cell>
          <table:table-cell office:value-type="float" office:value="-0.00272942990957" calcext:value-type="float">
            <text:p>-0.0027294299</text:p>
          </table:table-cell>
          <table:table-cell office:value-type="float" office:value="0.0050264870483" calcext:value-type="float">
            <text:p>0.005026487</text:p>
          </table:table-cell>
          <table:table-cell office:value-type="float" office:value="-0.999528275357" calcext:value-type="float">
            <text:p>-0.9995282754</text:p>
          </table:table-cell>
          <table:table-cell office:value-type="float" office:value="0.999781807232" calcext:value-type="float">
            <text:p>0.9997818072</text:p>
          </table:table-cell>
        </table:table-row>
        <table:table-row table:style-name="ro1">
          <table:table-cell office:value-type="float" office:value="1.61144588010486E+018" calcext:value-type="float">
            <text:p>1.61144588010486E+018</text:p>
          </table:table-cell>
          <table:table-cell office:value-type="float" office:value="1.61144588006192E+018" calcext:value-type="float">
            <text:p>1.6114458800619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56026305631" calcext:value-type="float">
            <text:p>-0.0156026306</text:p>
          </table:table-cell>
          <table:table-cell office:value-type="float" office:value="-0.025285527669" calcext:value-type="float">
            <text:p>-0.0252855277</text:p>
          </table:table-cell>
          <table:table-cell office:value-type="float" office:value="0.046577565372" calcext:value-type="float">
            <text:p>0.0465775654</text:p>
          </table:table-cell>
          <table:table-cell office:value-type="float" office:value="0.0165404301923" calcext:value-type="float">
            <text:p>0.0165404302</text:p>
          </table:table-cell>
          <table:table-cell office:value-type="float" office:value="0.186320796609" calcext:value-type="float">
            <text:p>0.1863207966</text:p>
          </table:table-cell>
          <table:table-cell office:value-type="float" office:value="0.195444924318" calcext:value-type="float">
            <text:p>0.1954449243</text:p>
          </table:table-cell>
          <table:table-cell office:value-type="float" office:value="-0.0192225338786" calcext:value-type="float">
            <text:p>-0.0192225339</text:p>
          </table:table-cell>
          <table:table-cell office:value-type="float" office:value="0.0105514127756" calcext:value-type="float">
            <text:p>0.0105514128</text:p>
          </table:table-cell>
          <table:table-cell office:value-type="float" office:value="-0.0239769269055" calcext:value-type="float">
            <text:p>-0.0239769269</text:p>
          </table:table-cell>
          <table:table-cell office:value-type="float" office:value="0.0181840486894" calcext:value-type="float">
            <text:p>0.0181840487</text:p>
          </table:table-cell>
          <table:table-cell office:value-type="float" office:value="-0.00253551225957" calcext:value-type="float">
            <text:p>-0.0025355123</text:p>
          </table:table-cell>
          <table:table-cell office:value-type="float" office:value="0.0039630694652" calcext:value-type="float">
            <text:p>0.0039630695</text:p>
          </table:table-cell>
          <table:table-cell office:value-type="float" office:value="-0.999524439994" calcext:value-type="float">
            <text:p>-0.99952444</text:p>
          </table:table-cell>
          <table:table-cell office:value-type="float" office:value="0.99977111279" calcext:value-type="float">
            <text:p>0.9997711128</text:p>
          </table:table-cell>
        </table:table-row>
        <table:table-row table:style-name="ro1">
          <table:table-cell office:value-type="float" office:value="1.61144588013768E+018" calcext:value-type="float">
            <text:p>1.61144588013768E+018</text:p>
          </table:table-cell>
          <table:table-cell office:value-type="float" office:value="1.61144588009528E+018" calcext:value-type="float">
            <text:p>1.61144588009528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48918097839" calcext:value-type="float">
            <text:p>-0.0148918098</text:p>
          </table:table-cell>
          <table:table-cell office:value-type="float" office:value="-0.0243619861113" calcext:value-type="float">
            <text:p>-0.0243619861</text:p>
          </table:table-cell>
          <table:table-cell office:value-type="float" office:value="0.0454771220684" calcext:value-type="float">
            <text:p>0.0454771221</text:p>
          </table:table-cell>
          <table:table-cell office:value-type="float" office:value="0.0144402812387" calcext:value-type="float">
            <text:p>0.0144402812</text:p>
          </table:table-cell>
          <table:table-cell office:value-type="float" office:value="0.186825633049" calcext:value-type="float">
            <text:p>0.186825633</text:p>
          </table:table-cell>
          <table:table-cell office:value-type="float" office:value="0.195366043327" calcext:value-type="float">
            <text:p>0.1953660433</text:p>
          </table:table-cell>
          <table:table-cell office:value-type="float" office:value="-0.0198123936761" calcext:value-type="float">
            <text:p>-0.0198123937</text:p>
          </table:table-cell>
          <table:table-cell office:value-type="float" office:value="0.0112695632292" calcext:value-type="float">
            <text:p>0.0112695632</text:p>
          </table:table-cell>
          <table:table-cell office:value-type="float" office:value="-0.02374832882" calcext:value-type="float">
            <text:p>-0.0237483288</text:p>
          </table:table-cell>
          <table:table-cell office:value-type="float" office:value="0.0183901724979" calcext:value-type="float">
            <text:p>0.0183901725</text:p>
          </table:table-cell>
          <table:table-cell office:value-type="float" office:value="-0.00213499075817" calcext:value-type="float">
            <text:p>-0.0021349908</text:p>
          </table:table-cell>
          <table:table-cell office:value-type="float" office:value="0.00334070525511" calcext:value-type="float">
            <text:p>0.0033407053</text:p>
          </table:table-cell>
          <table:table-cell office:value-type="float" office:value="-0.999519424519" calcext:value-type="float">
            <text:p>-0.9995194245</text:p>
          </table:table-cell>
          <table:table-cell office:value-type="float" office:value="0.999761778633" calcext:value-type="float">
            <text:p>0.9997617786</text:p>
          </table:table-cell>
        </table:table-row>
        <table:table-row table:style-name="ro1">
          <table:table-cell office:value-type="float" office:value="1.61144588017258E+018" calcext:value-type="float">
            <text:p>1.61144588017258E+018</text:p>
          </table:table-cell>
          <table:table-cell office:value-type="float" office:value="1.61144588012862E+018" calcext:value-type="float">
            <text:p>1.61144588012862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45100262016" calcext:value-type="float">
            <text:p>-0.0145100262</text:p>
          </table:table-cell>
          <table:table-cell office:value-type="float" office:value="-0.0234713276422" calcext:value-type="float">
            <text:p>-0.0234713276</text:p>
          </table:table-cell>
          <table:table-cell office:value-type="float" office:value="0.0447629317641" calcext:value-type="float">
            <text:p>0.0447629318</text:p>
          </table:table-cell>
          <table:table-cell office:value-type="float" office:value="0.0128189981927" calcext:value-type="float">
            <text:p>0.0128189982</text:p>
          </table:table-cell>
          <table:table-cell office:value-type="float" office:value="0.187309637666" calcext:value-type="float">
            <text:p>0.1873096377</text:p>
          </table:table-cell>
          <table:table-cell office:value-type="float" office:value="0.195404391252" calcext:value-type="float">
            <text:p>0.1954043913</text:p>
          </table:table-cell>
          <table:table-cell office:value-type="float" office:value="-0.0208894260967" calcext:value-type="float">
            <text:p>-0.0208894261</text:p>
          </table:table-cell>
          <table:table-cell office:value-type="float" office:value="0.0116865325524" calcext:value-type="float">
            <text:p>0.0116865326</text:p>
          </table:table-cell>
          <table:table-cell office:value-type="float" office:value="-0.0229226944482" calcext:value-type="float">
            <text:p>-0.0229226944</text:p>
          </table:table-cell>
          <table:table-cell office:value-type="float" office:value="0.0183541504359" calcext:value-type="float">
            <text:p>0.0183541504</text:p>
          </table:table-cell>
          <table:table-cell office:value-type="float" office:value="-0.00203893809041" calcext:value-type="float">
            <text:p>-0.0020389381</text:p>
          </table:table-cell>
          <table:table-cell office:value-type="float" office:value="0.00340748074633" calcext:value-type="float">
            <text:p>0.0034074807</text:p>
          </table:table-cell>
          <table:table-cell office:value-type="float" office:value="-0.999516937855" calcext:value-type="float">
            <text:p>-0.9995169379</text:p>
          </table:table-cell>
          <table:table-cell office:value-type="float" office:value="0.99975742809" calcext:value-type="float">
            <text:p>0.9997574281</text:p>
          </table:table-cell>
        </table:table-row>
        <table:table-row table:style-name="ro1">
          <table:table-cell office:value-type="float" office:value="1.61144588020364E+018" calcext:value-type="float">
            <text:p>1.61144588020364E+018</text:p>
          </table:table-cell>
          <table:table-cell office:value-type="float" office:value="1.61144588016201E+018" calcext:value-type="float">
            <text:p>1.61144588016201E+018</text:p>
          </table:table-cell>
          <table:table-cell office:value-type="float" office:value="41" calcext:value-type="float">
            <text:p>41</text:p>
          </table:table-cell>
          <table:table-cell office:value-type="float" office:value="-0.014185291715" calcext:value-type="float">
            <text:p>-0.0141852917</text:p>
          </table:table-cell>
          <table:table-cell office:value-type="float" office:value="-0.0227100196756" calcext:value-type="float">
            <text:p>-0.0227100197</text:p>
          </table:table-cell>
          <table:table-cell office:value-type="float" office:value="0.0438399985433" calcext:value-type="float">
            <text:p>0.0438399985</text:p>
          </table:table-cell>
          <table:table-cell office:value-type="float" office:value="0.0120069410222" calcext:value-type="float">
            <text:p>0.012006941</text:p>
          </table:table-cell>
          <table:table-cell office:value-type="float" office:value="0.187863335013" calcext:value-type="float">
            <text:p>0.187863335</text:p>
          </table:table-cell>
          <table:table-cell office:value-type="float" office:value="0.195601212328" calcext:value-type="float">
            <text:p>0.1956012123</text:p>
          </table:table-cell>
          <table:table-cell office:value-type="float" office:value="-0.021208962758" calcext:value-type="float">
            <text:p>-0.0212089628</text:p>
          </table:table-cell>
          <table:table-cell office:value-type="float" office:value="0.0122915603278" calcext:value-type="float">
            <text:p>0.0122915603</text:p>
          </table:table-cell>
          <table:table-cell office:value-type="float" office:value="-0.0219276992218" calcext:value-type="float">
            <text:p>-0.0219276992</text:p>
          </table:table-cell>
          <table:table-cell office:value-type="float" office:value="0.0179734497213" calcext:value-type="float">
            <text:p>0.0179734497</text:p>
          </table:table-cell>
          <table:table-cell office:value-type="float" office:value="-0.00210291700645" calcext:value-type="float">
            <text:p>-0.002102917</text:p>
          </table:table-cell>
          <table:table-cell office:value-type="float" office:value="0.00287162878897" calcext:value-type="float">
            <text:p>0.0028716288</text:p>
          </table:table-cell>
          <table:table-cell office:value-type="float" office:value="-0.999532363602" calcext:value-type="float">
            <text:p>-0.9995323636</text:p>
          </table:table-cell>
          <table:table-cell office:value-type="float" office:value="0.999758772017" calcext:value-type="float">
            <text:p>0.999758772</text:p>
          </table:table-cell>
        </table:table-row>
        <table:table-row table:style-name="ro1">
          <table:table-cell office:value-type="float" office:value="1.61144588023706E+018" calcext:value-type="float">
            <text:p>1.61144588023706E+018</text:p>
          </table:table-cell>
          <table:table-cell office:value-type="float" office:value="1.6114458801953E+018" calcext:value-type="float">
            <text:p>1.6114458801953E+018</text:p>
          </table:table-cell>
          <table:table-cell office:value-type="float" office:value="41" calcext:value-type="float">
            <text:p>41</text:p>
          </table:table-cell>
          <table:table-cell office:value-type="float" office:value="-0.0138594368473" calcext:value-type="float">
            <text:p>-0.0138594368</text:p>
          </table:table-cell>
          <table:table-cell office:value-type="float" office:value="-0.0221302286361" calcext:value-type="float">
            <text:p>-0.0221302286</text:p>
          </table:table-cell>
          <table:table-cell office:value-type="float" office:value="0.0425715222955" calcext:value-type="float">
            <text:p>0.0425715223</text:p>
          </table:table-cell>
          <table:table-cell office:value-type="float" office:value="0.0111956405606" calcext:value-type="float">
            <text:p>0.0111956406</text:p>
          </table:table-cell>
          <table:table-cell office:value-type="float" office:value="0.188872054219" calcext:value-type="float">
            <text:p>0.1888720542</text:p>
          </table:table-cell>
          <table:table-cell office:value-type="float" office:value="0.19555177733" calcext:value-type="float">
            <text:p>0.1955517773</text:p>
          </table:table-cell>
          <table:table-cell office:value-type="float" office:value="-0.0219371725492" calcext:value-type="float">
            <text:p>-0.0219371725</text:p>
          </table:table-cell>
          <table:table-cell office:value-type="float" office:value="0.0128238272411" calcext:value-type="float">
            <text:p>0.0128238272</text:p>
          </table:table-cell>
          <table:table-cell office:value-type="float" office:value="-0.0189630722815" calcext:value-type="float">
            <text:p>-0.0189630723</text:p>
          </table:table-cell>
          <table:table-cell office:value-type="float" office:value="0.0167543387177" calcext:value-type="float">
            <text:p>0.0167543387</text:p>
          </table:table-cell>
          <table:table-cell office:value-type="float" office:value="-0.0026972297173" calcext:value-type="float">
            <text:p>-0.0026972297</text:p>
          </table:table-cell>
          <table:table-cell office:value-type="float" office:value="0.00312186186071" calcext:value-type="float">
            <text:p>0.0031218619</text:p>
          </table:table-cell>
          <table:table-cell office:value-type="float" office:value="-0.999575901296" calcext:value-type="float">
            <text:p>-0.9995759013</text:p>
          </table:table-cell>
          <table:table-cell office:value-type="float" office:value="0.999772509822" calcext:value-type="float">
            <text:p>0.9997725098</text:p>
          </table:table-cell>
        </table:table-row>
        <table:table-row table:style-name="ro1">
          <table:table-cell office:value-type="float" office:value="1.61144588027269E+018" calcext:value-type="float">
            <text:p>1.61144588027269E+018</text:p>
          </table:table-cell>
          <table:table-cell office:value-type="float" office:value="1.61144588022864E+018" calcext:value-type="float">
            <text:p>1.61144588022864E+018</text:p>
          </table:table-cell>
          <table:table-cell office:value-type="float" office:value="44" calcext:value-type="float">
            <text:p>44</text:p>
          </table:table-cell>
          <table:table-cell office:value-type="float" office:value="-0.0136976335198" calcext:value-type="float">
            <text:p>-0.0136976335</text:p>
          </table:table-cell>
          <table:table-cell office:value-type="float" office:value="-0.0218920843871" calcext:value-type="float">
            <text:p>-0.0218920844</text:p>
          </table:table-cell>
          <table:table-cell office:value-type="float" office:value="0.0415011867881" calcext:value-type="float">
            <text:p>0.0415011868</text:p>
          </table:table-cell>
          <table:table-cell office:value-type="float" office:value="0.0108454284679" calcext:value-type="float">
            <text:p>0.0108454285</text:p>
          </table:table-cell>
          <table:table-cell office:value-type="float" office:value="0.189801543951" calcext:value-type="float">
            <text:p>0.189801544</text:p>
          </table:table-cell>
          <table:table-cell office:value-type="float" office:value="0.195557074874" calcext:value-type="float">
            <text:p>0.1955570749</text:p>
          </table:table-cell>
          <table:table-cell office:value-type="float" office:value="-0.0227164875345" calcext:value-type="float">
            <text:p>-0.0227164875</text:p>
          </table:table-cell>
          <table:table-cell office:value-type="float" office:value="0.012982591629" calcext:value-type="float">
            <text:p>0.0129825916</text:p>
          </table:table-cell>
          <table:table-cell office:value-type="float" office:value="-0.0151713824217" calcext:value-type="float">
            <text:p>-0.0151713824</text:p>
          </table:table-cell>
          <table:table-cell office:value-type="float" office:value="0.0144170245037" calcext:value-type="float">
            <text:p>0.0144170245</text:p>
          </table:table-cell>
          <table:table-cell office:value-type="float" office:value="-0.00263813983569" calcext:value-type="float">
            <text:p>-0.0026381398</text:p>
          </table:table-cell>
          <table:table-cell office:value-type="float" office:value="0.00330373176059" calcext:value-type="float">
            <text:p>0.0033037318</text:p>
          </table:table-cell>
          <table:table-cell office:value-type="float" office:value="-0.999623358647" calcext:value-type="float">
            <text:p>-0.9996233586</text:p>
          </table:table-cell>
          <table:table-cell office:value-type="float" office:value="0.999806312696" calcext:value-type="float">
            <text:p>0.9998063127</text:p>
          </table:table-cell>
        </table:table-row>
        <table:table-row table:style-name="ro1">
          <table:table-cell office:value-type="float" office:value="1.61144588030774E+018" calcext:value-type="float">
            <text:p>1.61144588030774E+018</text:p>
          </table:table-cell>
          <table:table-cell office:value-type="float" office:value="1.61144588026193E+018" calcext:value-type="float">
            <text:p>1.61144588026193E+018</text:p>
          </table:table-cell>
          <table:table-cell office:value-type="float" office:value="45" calcext:value-type="float">
            <text:p>45</text:p>
          </table:table-cell>
          <table:table-cell office:value-type="float" office:value="-0.0137949809432" calcext:value-type="float">
            <text:p>-0.0137949809</text:p>
          </table:table-cell>
          <table:table-cell office:value-type="float" office:value="-0.0219831609131" calcext:value-type="float">
            <text:p>-0.0219831609</text:p>
          </table:table-cell>
          <table:table-cell office:value-type="float" office:value="0.0397912561893" calcext:value-type="float">
            <text:p>0.0397912562</text:p>
          </table:table-cell>
          <table:table-cell office:value-type="float" office:value="0.0106974264998" calcext:value-type="float">
            <text:p>0.0106974265</text:p>
          </table:table-cell>
          <table:table-cell office:value-type="float" office:value="0.191230505705" calcext:value-type="float">
            <text:p>0.1912305057</text:p>
          </table:table-cell>
          <table:table-cell office:value-type="float" office:value="0.195892796154" calcext:value-type="float">
            <text:p>0.1958927962</text:p>
          </table:table-cell>
          <table:table-cell office:value-type="float" office:value="-0.0228936844102" calcext:value-type="float">
            <text:p>-0.0228936844</text:p>
          </table:table-cell>
          <table:table-cell office:value-type="float" office:value="0.013424846801" calcext:value-type="float">
            <text:p>0.0134248468</text:p>
          </table:table-cell>
          <table:table-cell office:value-type="float" office:value="-0.0130980567834" calcext:value-type="float">
            <text:p>-0.0130980568</text:p>
          </table:table-cell>
          <table:table-cell office:value-type="float" office:value="0.0114971303177" calcext:value-type="float">
            <text:p>0.0114971303</text:p>
          </table:table-cell>
          <table:table-cell office:value-type="float" office:value="-0.00255831370461" calcext:value-type="float">
            <text:p>-0.0025583137</text:p>
          </table:table-cell>
          <table:table-cell office:value-type="float" office:value="0.00374378947868" calcext:value-type="float">
            <text:p>0.0037437895</text:p>
          </table:table-cell>
          <table:table-cell office:value-type="float" office:value="-0.999648815344" calcext:value-type="float">
            <text:p>-0.9996488153</text:p>
          </table:table-cell>
          <table:table-cell office:value-type="float" office:value="0.999836761354" calcext:value-type="float">
            <text:p>0.9998367614</text:p>
          </table:table-cell>
        </table:table-row>
        <table:table-row table:style-name="ro1">
          <table:table-cell office:value-type="float" office:value="1.61144588034136E+018" calcext:value-type="float">
            <text:p>1.61144588034136E+018</text:p>
          </table:table-cell>
          <table:table-cell office:value-type="float" office:value="1.61144588029531E+018" calcext:value-type="float">
            <text:p>1.61144588029531E+018</text:p>
          </table:table-cell>
          <table:table-cell office:value-type="float" office:value="46" calcext:value-type="float">
            <text:p>46</text:p>
          </table:table-cell>
          <table:table-cell office:value-type="float" office:value="-0.0141306240112" calcext:value-type="float">
            <text:p>-0.014130624</text:p>
          </table:table-cell>
          <table:table-cell office:value-type="float" office:value="-0.0222146524849" calcext:value-type="float">
            <text:p>-0.0222146525</text:p>
          </table:table-cell>
          <table:table-cell office:value-type="float" office:value="0.0383995138109" calcext:value-type="float">
            <text:p>0.0383995138</text:p>
          </table:table-cell>
          <table:table-cell office:value-type="float" office:value="0.0110426512326" calcext:value-type="float">
            <text:p>0.0110426512</text:p>
          </table:table-cell>
          <table:table-cell office:value-type="float" office:value="0.19239680469" calcext:value-type="float">
            <text:p>0.1923968047</text:p>
          </table:table-cell>
          <table:table-cell office:value-type="float" office:value="0.195846715872" calcext:value-type="float">
            <text:p>0.1958467159</text:p>
          </table:table-cell>
          <table:table-cell office:value-type="float" office:value="-0.0236230175137" calcext:value-type="float">
            <text:p>-0.0236230175</text:p>
          </table:table-cell>
          <table:table-cell office:value-type="float" office:value="0.0128746859176" calcext:value-type="float">
            <text:p>0.0128746859</text:p>
          </table:table-cell>
          <table:table-cell office:value-type="float" office:value="-0.00882661296902" calcext:value-type="float">
            <text:p>-0.008826613</text:p>
          </table:table-cell>
          <table:table-cell office:value-type="float" office:value="0.0078912542504" calcext:value-type="float">
            <text:p>0.0078912543</text:p>
          </table:table-cell>
          <table:table-cell office:value-type="float" office:value="-0.00290889119052" calcext:value-type="float">
            <text:p>-0.0029088912</text:p>
          </table:table-cell>
          <table:table-cell office:value-type="float" office:value="0.00336968310751" calcext:value-type="float">
            <text:p>0.0033696831</text:p>
          </table:table-cell>
          <table:table-cell office:value-type="float" office:value="-0.999677728082" calcext:value-type="float">
            <text:p>-0.9996777281</text:p>
          </table:table-cell>
          <table:table-cell office:value-type="float" office:value="0.999880288654" calcext:value-type="float">
            <text:p>0.9998802887</text:p>
          </table:table-cell>
        </table:table-row>
        <table:table-row table:style-name="ro1">
          <table:table-cell office:value-type="float" office:value="1.6114458803726E+018" calcext:value-type="float">
            <text:p>1.6114458803726E+018</text:p>
          </table:table-cell>
          <table:table-cell office:value-type="float" office:value="1.61144588032868E+018" calcext:value-type="float">
            <text:p>1.61144588032868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45383980125" calcext:value-type="float">
            <text:p>-0.014538398</text:p>
          </table:table-cell>
          <table:table-cell office:value-type="float" office:value="-0.0230797569635" calcext:value-type="float">
            <text:p>-0.023079757</text:p>
          </table:table-cell>
          <table:table-cell office:value-type="float" office:value="0.0367190800607" calcext:value-type="float">
            <text:p>0.0367190801</text:p>
          </table:table-cell>
          <table:table-cell office:value-type="float" office:value="0.0120022190067" calcext:value-type="float">
            <text:p>0.012002219</text:p>
          </table:table-cell>
          <table:table-cell office:value-type="float" office:value="0.193517953157" calcext:value-type="float">
            <text:p>0.1935179532</text:p>
          </table:table-cell>
          <table:table-cell office:value-type="float" office:value="0.194933639426" calcext:value-type="float">
            <text:p>0.1949336394</text:p>
          </table:table-cell>
          <table:table-cell office:value-type="float" office:value="-0.0238342976896" calcext:value-type="float">
            <text:p>-0.0238342977</text:p>
          </table:table-cell>
          <table:table-cell office:value-type="float" office:value="0.0118320917889" calcext:value-type="float">
            <text:p>0.0118320918</text:p>
          </table:table-cell>
          <table:table-cell office:value-type="float" office:value="-0.0037990596314" calcext:value-type="float">
            <text:p>-0.0037990596</text:p>
          </table:table-cell>
          <table:table-cell office:value-type="float" office:value="0.00342339820321" calcext:value-type="float">
            <text:p>0.0034233982</text:p>
          </table:table-cell>
          <table:table-cell office:value-type="float" office:value="-0.00313003570466" calcext:value-type="float">
            <text:p>-0.0031300357</text:p>
          </table:table-cell>
          <table:table-cell office:value-type="float" office:value="0.00307227937096" calcext:value-type="float">
            <text:p>0.0030722794</text:p>
          </table:table-cell>
          <table:table-cell office:value-type="float" office:value="-0.999703816981" calcext:value-type="float">
            <text:p>-0.999703817</text:p>
          </table:table-cell>
          <table:table-cell office:value-type="float" office:value="0.999919406194" calcext:value-type="float">
            <text:p>0.9999194062</text:p>
          </table:table-cell>
        </table:table-row>
        <table:table-row table:style-name="ro1">
          <table:table-cell office:value-type="float" office:value="1.61144588040791E+018" calcext:value-type="float">
            <text:p>1.61144588040791E+018</text:p>
          </table:table-cell>
          <table:table-cell office:value-type="float" office:value="1.611445880362E+018" calcext:value-type="float">
            <text:p>1.611445880362E+018</text:p>
          </table:table-cell>
          <table:table-cell office:value-type="float" office:value="45" calcext:value-type="float">
            <text:p>45</text:p>
          </table:table-cell>
          <table:table-cell office:value-type="float" office:value="-0.0152367502451" calcext:value-type="float">
            <text:p>-0.0152367502</text:p>
          </table:table-cell>
          <table:table-cell office:value-type="float" office:value="-0.0240114621731" calcext:value-type="float">
            <text:p>-0.0240114622</text:p>
          </table:table-cell>
          <table:table-cell office:value-type="float" office:value="0.0341477319598" calcext:value-type="float">
            <text:p>0.034147732</text:p>
          </table:table-cell>
          <table:table-cell office:value-type="float" office:value="0.0117539251766" calcext:value-type="float">
            <text:p>0.0117539252</text:p>
          </table:table-cell>
          <table:table-cell office:value-type="float" office:value="0.195043087006" calcext:value-type="float">
            <text:p>0.195043087</text:p>
          </table:table-cell>
          <table:table-cell office:value-type="float" office:value="0.195168000441" calcext:value-type="float">
            <text:p>0.1951680004</text:p>
          </table:table-cell>
          <table:table-cell office:value-type="float" office:value="-0.0235451143326" calcext:value-type="float">
            <text:p>-0.0235451143</text:p>
          </table:table-cell>
          <table:table-cell office:value-type="float" office:value="0.0117785795935" calcext:value-type="float">
            <text:p>0.0117785796</text:p>
          </table:table-cell>
          <table:table-cell office:value-type="float" office:value="-0.000330698661396" calcext:value-type="float">
            <text:p>-0.0003306987</text:p>
          </table:table-cell>
          <table:table-cell office:value-type="float" office:value="-0.000589073841335" calcext:value-type="float">
            <text:p>-0.0005890738</text:p>
          </table:table-cell>
          <table:table-cell office:value-type="float" office:value="-0.00297598897335" calcext:value-type="float">
            <text:p>-0.002975989</text:p>
          </table:table-cell>
          <table:table-cell office:value-type="float" office:value="0.00389405331511" calcext:value-type="float">
            <text:p>0.0038940533</text:p>
          </table:table-cell>
          <table:table-cell office:value-type="float" office:value="-0.99971827335" calcext:value-type="float">
            <text:p>-0.9997182734</text:p>
          </table:table-cell>
          <table:table-cell office:value-type="float" office:value="0.999922862144" calcext:value-type="float">
            <text:p>0.9999228621</text:p>
          </table:table-cell>
        </table:table-row>
        <table:table-row table:style-name="ro1">
          <table:table-cell office:value-type="float" office:value="1.61144588043724E+018" calcext:value-type="float">
            <text:p>1.61144588043724E+018</text:p>
          </table:table-cell>
          <table:table-cell office:value-type="float" office:value="1.611445880362E+018" calcext:value-type="float">
            <text:p>1.611445880362E+018</text:p>
          </table:table-cell>
          <table:table-cell office:value-type="float" office:value="75" calcext:value-type="float">
            <text:p>75</text:p>
          </table:table-cell>
          <table:table-cell office:value-type="float" office:value="-0.0157762113959" calcext:value-type="float">
            <text:p>-0.0157762114</text:p>
          </table:table-cell>
          <table:table-cell office:value-type="float" office:value="-0.0240114621731" calcext:value-type="float">
            <text:p>-0.0240114622</text:p>
          </table:table-cell>
          <table:table-cell office:value-type="float" office:value="0.0323647931218" calcext:value-type="float">
            <text:p>0.0323647931</text:p>
          </table:table-cell>
          <table:table-cell office:value-type="float" office:value="0.0117539251766" calcext:value-type="float">
            <text:p>0.0117539252</text:p>
          </table:table-cell>
          <table:table-cell office:value-type="float" office:value="0.196150317788" calcext:value-type="float">
            <text:p>0.1961503178</text:p>
          </table:table-cell>
          <table:table-cell office:value-type="float" office:value="0.195168000441" calcext:value-type="float">
            <text:p>0.1951680004</text:p>
          </table:table-cell>
          <table:table-cell office:value-type="float" office:value="-0.0236033481063" calcext:value-type="float">
            <text:p>-0.0236033481</text:p>
          </table:table-cell>
          <table:table-cell office:value-type="float" office:value="0.0117785795935" calcext:value-type="float">
            <text:p>0.0117785796</text:p>
          </table:table-cell>
          <table:table-cell office:value-type="float" office:value="0.00488602751304" calcext:value-type="float">
            <text:p>0.0048860275</text:p>
          </table:table-cell>
          <table:table-cell office:value-type="float" office:value="-0.000589073841335" calcext:value-type="float">
            <text:p>-0.0005890738</text:p>
          </table:table-cell>
          <table:table-cell office:value-type="float" office:value="-0.00303613252618" calcext:value-type="float">
            <text:p>-0.0030361325</text:p>
          </table:table-cell>
          <table:table-cell office:value-type="float" office:value="0.00389405331511" calcext:value-type="float">
            <text:p>0.0038940533</text:p>
          </table:table-cell>
          <table:table-cell office:value-type="float" office:value="-0.999704912799" calcext:value-type="float">
            <text:p>-0.9997049128</text:p>
          </table:table-cell>
          <table:table-cell office:value-type="float" office:value="0.999922862144" calcext:value-type="float">
            <text:p>0.9999228621</text:p>
          </table:table-cell>
        </table:table-row>
        <table:table-row table:style-name="ro1">
          <table:table-cell office:value-type="float" office:value="1.6114458804726E+018" calcext:value-type="float">
            <text:p>1.6114458804726E+018</text:p>
          </table:table-cell>
          <table:table-cell office:value-type="float" office:value="1.61144588039533E+018" calcext:value-type="float">
            <text:p>1.61144588039533E+018</text:p>
          </table:table-cell>
          <table:table-cell office:value-type="float" office:value="77" calcext:value-type="float">
            <text:p>77</text:p>
          </table:table-cell>
          <table:table-cell office:value-type="float" office:value="-0.0163735505193" calcext:value-type="float">
            <text:p>-0.0163735505</text:p>
          </table:table-cell>
          <table:table-cell office:value-type="float" office:value="-0.025130845814" calcext:value-type="float">
            <text:p>-0.0251308458</text:p>
          </table:table-cell>
          <table:table-cell office:value-type="float" office:value="0.0305909719318" calcext:value-type="float">
            <text:p>0.0305909719</text:p>
          </table:table-cell>
          <table:table-cell office:value-type="float" office:value="0.011891191876" calcext:value-type="float">
            <text:p>0.0118911919</text:p>
          </table:table-cell>
          <table:table-cell office:value-type="float" office:value="0.197163954377" calcext:value-type="float">
            <text:p>0.1971639544</text:p>
          </table:table-cell>
          <table:table-cell office:value-type="float" office:value="0.195342456816" calcext:value-type="float">
            <text:p>0.1953424568</text:p>
          </table:table-cell>
          <table:table-cell office:value-type="float" office:value="-0.0241748613478" calcext:value-type="float">
            <text:p>-0.0241748613</text:p>
          </table:table-cell>
          <table:table-cell office:value-type="float" office:value="0.0108035391692" calcext:value-type="float">
            <text:p>0.0108035392</text:p>
          </table:table-cell>
          <table:table-cell office:value-type="float" office:value="0.0109150927042" calcext:value-type="float">
            <text:p>0.0109150927</text:p>
          </table:table-cell>
          <table:table-cell office:value-type="float" office:value="-0.00458447390244" calcext:value-type="float">
            <text:p>-0.0045844739</text:p>
          </table:table-cell>
          <table:table-cell office:value-type="float" office:value="-0.00274270616685" calcext:value-type="float">
            <text:p>-0.0027427062</text:p>
          </table:table-cell>
          <table:table-cell office:value-type="float" office:value="0.00344832421961" calcext:value-type="float">
            <text:p>0.0034483242</text:p>
          </table:table-cell>
          <table:table-cell office:value-type="float" office:value="-0.999644474219" calcext:value-type="float">
            <text:p>-0.9996444742</text:p>
          </table:table-cell>
          <table:table-cell office:value-type="float" office:value="0.999925172718" calcext:value-type="float">
            <text:p>0.9999251727</text:p>
          </table:table-cell>
        </table:table-row>
        <table:table-row table:style-name="ro1">
          <table:table-cell office:value-type="float" office:value="1.61144588050377E+018" calcext:value-type="float">
            <text:p>1.61144588050377E+018</text:p>
          </table:table-cell>
          <table:table-cell office:value-type="float" office:value="1.61144588046193E+018" calcext:value-type="float">
            <text:p>1.61144588046193E+018</text:p>
          </table:table-cell>
          <table:table-cell office:value-type="float" office:value="41" calcext:value-type="float">
            <text:p>41</text:p>
          </table:table-cell>
          <table:table-cell office:value-type="float" office:value="-0.0170197784901" calcext:value-type="float">
            <text:p>-0.0170197785</text:p>
          </table:table-cell>
          <table:table-cell office:value-type="float" office:value="-0.0280551537434" calcext:value-type="float">
            <text:p>-0.0280551537</text:p>
          </table:table-cell>
          <table:table-cell office:value-type="float" office:value="0.0288175735623" calcext:value-type="float">
            <text:p>0.0288175736</text:p>
          </table:table-cell>
          <table:table-cell office:value-type="float" office:value="0.0123513003849" calcext:value-type="float">
            <text:p>0.0123513004</text:p>
          </table:table-cell>
          <table:table-cell office:value-type="float" office:value="0.198102846742" calcext:value-type="float">
            <text:p>0.1981028467</text:p>
          </table:table-cell>
          <table:table-cell office:value-type="float" office:value="0.195652505541" calcext:value-type="float">
            <text:p>0.1956525055</text:p>
          </table:table-cell>
          <table:table-cell office:value-type="float" office:value="-0.0245046390347" calcext:value-type="float">
            <text:p>-0.024504639</text:p>
          </table:table-cell>
          <table:table-cell office:value-type="float" office:value="0.0091578813724" calcext:value-type="float">
            <text:p>0.0091578814</text:p>
          </table:table-cell>
          <table:table-cell office:value-type="float" office:value="0.0140847151656" calcext:value-type="float">
            <text:p>0.0140847152</text:p>
          </table:table-cell>
          <table:table-cell office:value-type="float" office:value="-0.0146536134677" calcext:value-type="float">
            <text:p>-0.0146536135</text:p>
          </table:table-cell>
          <table:table-cell office:value-type="float" office:value="-0.00259725739264" calcext:value-type="float">
            <text:p>-0.0025972574</text:p>
          </table:table-cell>
          <table:table-cell office:value-type="float" office:value="0.00330719376132" calcext:value-type="float">
            <text:p>0.0033071938</text:p>
          </table:table-cell>
          <table:table-cell office:value-type="float" office:value="-0.999597143308" calcext:value-type="float">
            <text:p>-0.9995971433</text:p>
          </table:table-cell>
          <table:table-cell office:value-type="float" office:value="0.99984520958" calcext:value-type="float">
            <text:p>0.9998452096</text:p>
          </table:table-cell>
        </table:table-row>
        <table:table-row table:style-name="ro1">
          <table:table-cell office:value-type="float" office:value="1.61144588053792E+018" calcext:value-type="float">
            <text:p>1.61144588053792E+018</text:p>
          </table:table-cell>
          <table:table-cell office:value-type="float" office:value="1.61144588046193E+018" calcext:value-type="float">
            <text:p>1.61144588046193E+018</text:p>
          </table:table-cell>
          <table:table-cell office:value-type="float" office:value="75" calcext:value-type="float">
            <text:p>75</text:p>
          </table:table-cell>
          <table:table-cell office:value-type="float" office:value="-0.0178402941674" calcext:value-type="float">
            <text:p>-0.0178402942</text:p>
          </table:table-cell>
          <table:table-cell office:value-type="float" office:value="-0.0280551537434" calcext:value-type="float">
            <text:p>-0.0280551537</text:p>
          </table:table-cell>
          <table:table-cell office:value-type="float" office:value="0.0265068039298" calcext:value-type="float">
            <text:p>0.0265068039</text:p>
          </table:table-cell>
          <table:table-cell office:value-type="float" office:value="0.0123513003849" calcext:value-type="float">
            <text:p>0.0123513004</text:p>
          </table:table-cell>
          <table:table-cell office:value-type="float" office:value="0.199242904782" calcext:value-type="float">
            <text:p>0.1992429048</text:p>
          </table:table-cell>
          <table:table-cell office:value-type="float" office:value="0.195652505541" calcext:value-type="float">
            <text:p>0.1956525055</text:p>
          </table:table-cell>
          <table:table-cell office:value-type="float" office:value="-0.0253615957589" calcext:value-type="float">
            <text:p>-0.0253615958</text:p>
          </table:table-cell>
          <table:table-cell office:value-type="float" office:value="0.0091578813724" calcext:value-type="float">
            <text:p>0.0091578814</text:p>
          </table:table-cell>
          <table:table-cell office:value-type="float" office:value="0.021688901599" calcext:value-type="float">
            <text:p>0.0216889016</text:p>
          </table:table-cell>
          <table:table-cell office:value-type="float" office:value="-0.0146536134677" calcext:value-type="float">
            <text:p>-0.0146536135</text:p>
          </table:table-cell>
          <table:table-cell office:value-type="float" office:value="-0.00328677983427" calcext:value-type="float">
            <text:p>-0.0032867798</text:p>
          </table:table-cell>
          <table:table-cell office:value-type="float" office:value="0.00330719376132" calcext:value-type="float">
            <text:p>0.0033071938</text:p>
          </table:table-cell>
          <table:table-cell office:value-type="float" office:value="-0.999437659633" calcext:value-type="float">
            <text:p>-0.9994376596</text:p>
          </table:table-cell>
          <table:table-cell office:value-type="float" office:value="0.99984520958" calcext:value-type="float">
            <text:p>0.9998452096</text:p>
          </table:table-cell>
        </table:table-row>
        <table:table-row table:style-name="ro1">
          <table:table-cell office:value-type="float" office:value="1.61144588057056E+018" calcext:value-type="float">
            <text:p>1.61144588057056E+018</text:p>
          </table:table-cell>
          <table:table-cell office:value-type="float" office:value="1.6114458805285E+018" calcext:value-type="float">
            <text:p>1.6114458805285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85444690287" calcext:value-type="float">
            <text:p>-0.018544469</text:p>
          </table:table-cell>
          <table:table-cell office:value-type="float" office:value="-0.0314079652823" calcext:value-type="float">
            <text:p>-0.0314079653</text:p>
          </table:table-cell>
          <table:table-cell office:value-type="float" office:value="0.0247300546616" calcext:value-type="float">
            <text:p>0.0247300547</text:p>
          </table:table-cell>
          <table:table-cell office:value-type="float" office:value="0.0132014802928" calcext:value-type="float">
            <text:p>0.0132014803</text:p>
          </table:table-cell>
          <table:table-cell office:value-type="float" office:value="0.200082302094" calcext:value-type="float">
            <text:p>0.2000823021</text:p>
          </table:table-cell>
          <table:table-cell office:value-type="float" office:value="0.195362945885" calcext:value-type="float">
            <text:p>0.1953629459</text:p>
          </table:table-cell>
          <table:table-cell office:value-type="float" office:value="-0.0248777072972" calcext:value-type="float">
            <text:p>-0.0248777073</text:p>
          </table:table-cell>
          <table:table-cell office:value-type="float" office:value="0.00827046243067" calcext:value-type="float">
            <text:p>0.0082704624</text:p>
          </table:table-cell>
          <table:table-cell office:value-type="float" office:value="0.0292651089457" calcext:value-type="float">
            <text:p>0.0292651089</text:p>
          </table:table-cell>
          <table:table-cell office:value-type="float" office:value="-0.0262549666253" calcext:value-type="float">
            <text:p>-0.0262549666</text:p>
          </table:table-cell>
          <table:table-cell office:value-type="float" office:value="-0.00369720584507" calcext:value-type="float">
            <text:p>-0.0036972058</text:p>
          </table:table-cell>
          <table:table-cell office:value-type="float" office:value="0.00323132262826" calcext:value-type="float">
            <text:p>0.0032313226</text:p>
          </table:table-cell>
          <table:table-cell office:value-type="float" office:value="-0.999255248073" calcext:value-type="float">
            <text:p>-0.9992552481</text:p>
          </table:table-cell>
          <table:table-cell office:value-type="float" office:value="0.999615831483" calcext:value-type="float">
            <text:p>0.9996158315</text:p>
          </table:table-cell>
        </table:table-row>
        <table:table-row table:style-name="ro1">
          <table:table-cell office:value-type="float" office:value="1.6114458806047E+018" calcext:value-type="float">
            <text:p>1.6114458806047E+018</text:p>
          </table:table-cell>
          <table:table-cell office:value-type="float" office:value="1.61144588056194E+018" calcext:value-type="float">
            <text:p>1.61144588056194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92589554936" calcext:value-type="float">
            <text:p>-0.0192589555</text:p>
          </table:table-cell>
          <table:table-cell office:value-type="float" office:value="-0.0330756809105" calcext:value-type="float">
            <text:p>-0.0330756809</text:p>
          </table:table-cell>
          <table:table-cell office:value-type="float" office:value="0.0230058468878" calcext:value-type="float">
            <text:p>0.0230058469</text:p>
          </table:table-cell>
          <table:table-cell office:value-type="float" office:value="0.0130978877953" calcext:value-type="float">
            <text:p>0.0130978878</text:p>
          </table:table-cell>
          <table:table-cell office:value-type="float" office:value="0.200849860907" calcext:value-type="float">
            <text:p>0.2008498609</text:p>
          </table:table-cell>
          <table:table-cell office:value-type="float" office:value="0.195300475402" calcext:value-type="float">
            <text:p>0.1953004754</text:p>
          </table:table-cell>
          <table:table-cell office:value-type="float" office:value="-0.0240760263295" calcext:value-type="float">
            <text:p>-0.0240760263</text:p>
          </table:table-cell>
          <table:table-cell office:value-type="float" office:value="0.00798628308022" calcext:value-type="float">
            <text:p>0.0079862831</text:p>
          </table:table-cell>
          <table:table-cell office:value-type="float" office:value="0.0327826854163" calcext:value-type="float">
            <text:p>0.0327826854</text:p>
          </table:table-cell>
          <table:table-cell office:value-type="float" office:value="-0.0322677262778" calcext:value-type="float">
            <text:p>-0.0322677263</text:p>
          </table:table-cell>
          <table:table-cell office:value-type="float" office:value="-0.00371823712248" calcext:value-type="float">
            <text:p>-0.0037182371</text:p>
          </table:table-cell>
          <table:table-cell office:value-type="float" office:value="0.00400966143935" calcext:value-type="float">
            <text:p>0.0040096614</text:p>
          </table:table-cell>
          <table:table-cell office:value-type="float" office:value="-0.999165601726" calcext:value-type="float">
            <text:p>-0.9991656017</text:p>
          </table:table-cell>
          <table:table-cell office:value-type="float" office:value="0.999439298581" calcext:value-type="float">
            <text:p>0.9994392986</text:p>
          </table:table-cell>
        </table:table-row>
        <table:table-row table:style-name="ro1">
          <table:table-cell office:value-type="float" office:value="1.61144588063783E+018" calcext:value-type="float">
            <text:p>1.61144588063783E+018</text:p>
          </table:table-cell>
          <table:table-cell office:value-type="float" office:value="1.61144588059524E+018" calcext:value-type="float">
            <text:p>1.61144588059524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0087370649" calcext:value-type="float">
            <text:p>-0.0200873706</text:p>
          </table:table-cell>
          <table:table-cell office:value-type="float" office:value="-0.0353874944904" calcext:value-type="float">
            <text:p>-0.0353874945</text:p>
          </table:table-cell>
          <table:table-cell office:value-type="float" office:value="0.0209200941026" calcext:value-type="float">
            <text:p>0.0209200941</text:p>
          </table:table-cell>
          <table:table-cell office:value-type="float" office:value="0.0136010337796" calcext:value-type="float">
            <text:p>0.0136010338</text:p>
          </table:table-cell>
          <table:table-cell office:value-type="float" office:value="0.201709255576" calcext:value-type="float">
            <text:p>0.2017092556</text:p>
          </table:table-cell>
          <table:table-cell office:value-type="float" office:value="0.194956749851" calcext:value-type="float">
            <text:p>0.1949567499</text:p>
          </table:table-cell>
          <table:table-cell office:value-type="float" office:value="-0.0223834681623" calcext:value-type="float">
            <text:p>-0.0223834682</text:p>
          </table:table-cell>
          <table:table-cell office:value-type="float" office:value="0.0062885806756" calcext:value-type="float">
            <text:p>0.0062885807</text:p>
          </table:table-cell>
          <table:table-cell office:value-type="float" office:value="0.0398436088506" calcext:value-type="float">
            <text:p>0.0398436089</text:p>
          </table:table-cell>
          <table:table-cell office:value-type="float" office:value="-0.0388650964852" calcext:value-type="float">
            <text:p>-0.0388650965</text:p>
          </table:table-cell>
          <table:table-cell office:value-type="float" office:value="-0.00362808501351" calcext:value-type="float">
            <text:p>-0.003628085</text:p>
          </table:table-cell>
          <table:table-cell office:value-type="float" office:value="0.00371576139073" calcext:value-type="float">
            <text:p>0.0037157614</text:p>
          </table:table-cell>
          <table:table-cell office:value-type="float" office:value="-0.998948671896" calcext:value-type="float">
            <text:p>-0.9989486719</text:p>
          </table:table-cell>
          <table:table-cell office:value-type="float" office:value="0.999217757521" calcext:value-type="float">
            <text:p>0.9992177575</text:p>
          </table:table-cell>
        </table:table-row>
        <table:table-row table:style-name="ro1">
          <table:table-cell office:value-type="float" office:value="1.61144588067059E+018" calcext:value-type="float">
            <text:p>1.61144588067059E+018</text:p>
          </table:table-cell>
          <table:table-cell office:value-type="float" office:value="1.61144588059524E+018" calcext:value-type="float">
            <text:p>1.61144588059524E+018</text:p>
          </table:table-cell>
          <table:table-cell office:value-type="float" office:value="75" calcext:value-type="float">
            <text:p>75</text:p>
          </table:table-cell>
          <table:table-cell office:value-type="float" office:value="-0.0206848811358" calcext:value-type="float">
            <text:p>-0.0206848811</text:p>
          </table:table-cell>
          <table:table-cell office:value-type="float" office:value="-0.0353874944904" calcext:value-type="float">
            <text:p>-0.0353874945</text:p>
          </table:table-cell>
          <table:table-cell office:value-type="float" office:value="0.01947728917" calcext:value-type="float">
            <text:p>0.0194772892</text:p>
          </table:table-cell>
          <table:table-cell office:value-type="float" office:value="0.0136010337796" calcext:value-type="float">
            <text:p>0.0136010338</text:p>
          </table:table-cell>
          <table:table-cell office:value-type="float" office:value="0.20222428441" calcext:value-type="float">
            <text:p>0.2022242844</text:p>
          </table:table-cell>
          <table:table-cell office:value-type="float" office:value="0.194956749851" calcext:value-type="float">
            <text:p>0.1949567499</text:p>
          </table:table-cell>
          <table:table-cell office:value-type="float" office:value="-0.0205603851565" calcext:value-type="float">
            <text:p>-0.0205603852</text:p>
          </table:table-cell>
          <table:table-cell office:value-type="float" office:value="0.0062885806756" calcext:value-type="float">
            <text:p>0.0062885807</text:p>
          </table:table-cell>
          <table:table-cell office:value-type="float" office:value="0.0465646930256" calcext:value-type="float">
            <text:p>0.046564693</text:p>
          </table:table-cell>
          <table:table-cell office:value-type="float" office:value="-0.0388650964852" calcext:value-type="float">
            <text:p>-0.0388650965</text:p>
          </table:table-cell>
          <table:table-cell office:value-type="float" office:value="-0.00331813708957" calcext:value-type="float">
            <text:p>-0.0033181371</text:p>
          </table:table-cell>
          <table:table-cell office:value-type="float" office:value="0.00371576139073" calcext:value-type="float">
            <text:p>0.0037157614</text:p>
          </table:table-cell>
          <table:table-cell office:value-type="float" office:value="-0.998698151029" calcext:value-type="float">
            <text:p>-0.998698151</text:p>
          </table:table-cell>
          <table:table-cell office:value-type="float" office:value="0.999217757521" calcext:value-type="float">
            <text:p>0.9992177575</text:p>
          </table:table-cell>
        </table:table-row>
        <table:table-row table:style-name="ro1">
          <table:table-cell office:value-type="float" office:value="1.61144588070379E+018" calcext:value-type="float">
            <text:p>1.61144588070379E+018</text:p>
          </table:table-cell>
          <table:table-cell office:value-type="float" office:value="1.61144588062859E+018" calcext:value-type="float">
            <text:p>1.61144588062859E+018</text:p>
          </table:table-cell>
          <table:table-cell office:value-type="float" office:value="75" calcext:value-type="float">
            <text:p>75</text:p>
          </table:table-cell>
          <table:table-cell office:value-type="float" office:value="-0.0212453920394" calcext:value-type="float">
            <text:p>-0.021245392</text:p>
          </table:table-cell>
          <table:table-cell office:value-type="float" office:value="-0.0368206594099" calcext:value-type="float">
            <text:p>-0.0368206594</text:p>
          </table:table-cell>
          <table:table-cell office:value-type="float" office:value="0.0180439371616" calcext:value-type="float">
            <text:p>0.0180439372</text:p>
          </table:table-cell>
          <table:table-cell office:value-type="float" office:value="0.0142796451482" calcext:value-type="float">
            <text:p>0.0142796451</text:p>
          </table:table-cell>
          <table:table-cell office:value-type="float" office:value="0.202542811632" calcext:value-type="float">
            <text:p>0.2025428116</text:p>
          </table:table-cell>
          <table:table-cell office:value-type="float" office:value="0.195445588476" calcext:value-type="float">
            <text:p>0.1954455885</text:p>
          </table:table-cell>
          <table:table-cell office:value-type="float" office:value="-0.0194894258333" calcext:value-type="float">
            <text:p>-0.0194894258</text:p>
          </table:table-cell>
          <table:table-cell office:value-type="float" office:value="0.00434834497545" calcext:value-type="float">
            <text:p>0.004348345</text:p>
          </table:table-cell>
          <table:table-cell office:value-type="float" office:value="0.0498696934693" calcext:value-type="float">
            <text:p>0.0498696935</text:p>
          </table:table-cell>
          <table:table-cell office:value-type="float" office:value="-0.043544901766" calcext:value-type="float">
            <text:p>-0.0435449018</text:p>
          </table:table-cell>
          <table:table-cell office:value-type="float" office:value="-0.00317627079748" calcext:value-type="float">
            <text:p>-0.0031762708</text:p>
          </table:table-cell>
          <table:table-cell office:value-type="float" office:value="0.00329854254635" calcext:value-type="float">
            <text:p>0.0032985425</text:p>
          </table:table-cell>
          <table:table-cell office:value-type="float" office:value="-0.998560583715" calcext:value-type="float">
            <text:p>-0.9985605837</text:p>
          </table:table-cell>
          <table:table-cell office:value-type="float" office:value="0.999036550299" calcext:value-type="float">
            <text:p>0.9990365503</text:p>
          </table:table-cell>
        </table:table-row>
        <table:table-row table:style-name="ro1">
          <table:table-cell office:value-type="float" office:value="1.61144588073741E+018" calcext:value-type="float">
            <text:p>1.61144588073741E+018</text:p>
          </table:table-cell>
          <table:table-cell office:value-type="float" office:value="1.611445880662E+018" calcext:value-type="float">
            <text:p>1.611445880662E+018</text:p>
          </table:table-cell>
          <table:table-cell office:value-type="float" office:value="75" calcext:value-type="float">
            <text:p>75</text:p>
          </table:table-cell>
          <table:table-cell office:value-type="float" office:value="-0.0221244134009" calcext:value-type="float">
            <text:p>-0.0221244134</text:p>
          </table:table-cell>
          <table:table-cell office:value-type="float" office:value="-0.0376287330568" calcext:value-type="float">
            <text:p>-0.0376287331</text:p>
          </table:table-cell>
          <table:table-cell office:value-type="float" office:value="0.0161642581224" calcext:value-type="float">
            <text:p>0.0161642581</text:p>
          </table:table-cell>
          <table:table-cell office:value-type="float" office:value="0.0153335936798" calcext:value-type="float">
            <text:p>0.0153335937</text:p>
          </table:table-cell>
          <table:table-cell office:value-type="float" office:value="0.202704489231" calcext:value-type="float">
            <text:p>0.2027044892</text:p>
          </table:table-cell>
          <table:table-cell office:value-type="float" office:value="0.19508095114" calcext:value-type="float">
            <text:p>0.1950809511</text:p>
          </table:table-cell>
          <table:table-cell office:value-type="float" office:value="-0.0173503534163" calcext:value-type="float">
            <text:p>-0.0173503534</text:p>
          </table:table-cell>
          <table:table-cell office:value-type="float" office:value="0.00133769644479" calcext:value-type="float">
            <text:p>0.0013376964</text:p>
          </table:table-cell>
          <table:table-cell office:value-type="float" office:value="0.0555439539774" calcext:value-type="float">
            <text:p>0.055543954</text:p>
          </table:table-cell>
          <table:table-cell office:value-type="float" office:value="-0.0485652756877" calcext:value-type="float">
            <text:p>-0.0485652757</text:p>
          </table:table-cell>
          <table:table-cell office:value-type="float" office:value="-0.00268521786548" calcext:value-type="float">
            <text:p>-0.0026852179</text:p>
          </table:table-cell>
          <table:table-cell office:value-type="float" office:value="0.00322144790151" calcext:value-type="float">
            <text:p>0.0032214479</text:p>
          </table:table-cell>
          <table:table-cell office:value-type="float" office:value="-0.998301928506" calcext:value-type="float">
            <text:p>-0.9983019285</text:p>
          </table:table-cell>
          <table:table-cell office:value-type="float" office:value="0.998813907902" calcext:value-type="float">
            <text:p>0.9988139079</text:p>
          </table:table-cell>
        </table:table-row>
        <table:table-row table:style-name="ro1">
          <table:table-cell office:value-type="float" office:value="1.61144588077062E+018" calcext:value-type="float">
            <text:p>1.61144588077062E+018</text:p>
          </table:table-cell>
          <table:table-cell office:value-type="float" office:value="1.61144588072863E+018" calcext:value-type="float">
            <text:p>1.61144588072863E+018</text:p>
          </table:table-cell>
          <table:table-cell office:value-type="float" office:value="41" calcext:value-type="float">
            <text:p>41</text:p>
          </table:table-cell>
          <table:table-cell office:value-type="float" office:value="-0.0227032061666" calcext:value-type="float">
            <text:p>-0.0227032062</text:p>
          </table:table-cell>
          <table:table-cell office:value-type="float" office:value="-0.0408467893889" calcext:value-type="float">
            <text:p>-0.0408467894</text:p>
          </table:table-cell>
          <table:table-cell office:value-type="float" office:value="0.0146843381226" calcext:value-type="float">
            <text:p>0.0146843381</text:p>
          </table:table-cell>
          <table:table-cell office:value-type="float" office:value="0.0172232489632" calcext:value-type="float">
            <text:p>0.017223249</text:p>
          </table:table-cell>
          <table:table-cell office:value-type="float" office:value="0.202708035707" calcext:value-type="float">
            <text:p>0.2027080357</text:p>
          </table:table-cell>
          <table:table-cell office:value-type="float" office:value="0.194240014851" calcext:value-type="float">
            <text:p>0.1942400149</text:p>
          </table:table-cell>
          <table:table-cell office:value-type="float" office:value="-0.0154879263274" calcext:value-type="float">
            <text:p>-0.0154879263</text:p>
          </table:table-cell>
          <table:table-cell office:value-type="float" office:value="-0.00429802835149" calcext:value-type="float">
            <text:p>-0.0042980284</text:p>
          </table:table-cell>
          <table:table-cell office:value-type="float" office:value="0.0600464807304" calcext:value-type="float">
            <text:p>0.0600464807</text:p>
          </table:table-cell>
          <table:table-cell office:value-type="float" office:value="-0.0594846013211" calcext:value-type="float">
            <text:p>-0.0594846013</text:p>
          </table:table-cell>
          <table:table-cell office:value-type="float" office:value="-0.00181412680045" calcext:value-type="float">
            <text:p>-0.0018141268</text:p>
          </table:table-cell>
          <table:table-cell office:value-type="float" office:value="0.00301278459748" calcext:value-type="float">
            <text:p>0.0030127846</text:p>
          </table:table-cell>
          <table:table-cell office:value-type="float" office:value="-0.998073829762" calcext:value-type="float">
            <text:p>-0.9980738298</text:p>
          </table:table-cell>
          <table:table-cell office:value-type="float" office:value="0.998215411641" calcext:value-type="float">
            <text:p>0.9982154116</text:p>
          </table:table-cell>
        </table:table-row>
        <table:table-row table:style-name="ro1">
          <table:table-cell office:value-type="float" office:value="1.61144588080391E+018" calcext:value-type="float">
            <text:p>1.61144588080391E+018</text:p>
          </table:table-cell>
          <table:table-cell office:value-type="float" office:value="1.611445880762E+018" calcext:value-type="float">
            <text:p>1.611445880762E+018</text:p>
          </table:table-cell>
          <table:table-cell office:value-type="float" office:value="41" calcext:value-type="float">
            <text:p>41</text:p>
          </table:table-cell>
          <table:table-cell office:value-type="float" office:value="-0.0234177466482" calcext:value-type="float">
            <text:p>-0.0234177466</text:p>
          </table:table-cell>
          <table:table-cell office:value-type="float" office:value="-0.0413668971391" calcext:value-type="float">
            <text:p>-0.0413668971</text:p>
          </table:table-cell>
          <table:table-cell office:value-type="float" office:value="0.013324143365" calcext:value-type="float">
            <text:p>0.0133241434</text:p>
          </table:table-cell>
          <table:table-cell office:value-type="float" office:value="0.0174243072999" calcext:value-type="float">
            <text:p>0.0174243073</text:p>
          </table:table-cell>
          <table:table-cell office:value-type="float" office:value="0.20256498456" calcext:value-type="float">
            <text:p>0.2025649846</text:p>
          </table:table-cell>
          <table:table-cell office:value-type="float" office:value="0.19361453546" calcext:value-type="float">
            <text:p>0.1936145355</text:p>
          </table:table-cell>
          <table:table-cell office:value-type="float" office:value="-0.0150835220476" calcext:value-type="float">
            <text:p>-0.015083522</text:p>
          </table:table-cell>
          <table:table-cell office:value-type="float" office:value="-0.0048872291839" calcext:value-type="float">
            <text:p>-0.0048872292</text:p>
          </table:table-cell>
          <table:table-cell office:value-type="float" office:value="0.0620253279515" calcext:value-type="float">
            <text:p>0.062025328</text:p>
          </table:table-cell>
          <table:table-cell office:value-type="float" office:value="-0.0629486805703" calcext:value-type="float">
            <text:p>-0.0629486806</text:p>
          </table:table-cell>
          <table:table-cell office:value-type="float" office:value="-0.00143379363949" calcext:value-type="float">
            <text:p>-0.0014337936</text:p>
          </table:table-cell>
          <table:table-cell office:value-type="float" office:value="0.00183217070642" calcext:value-type="float">
            <text:p>0.0018321707</text:p>
          </table:table-cell>
          <table:table-cell office:value-type="float" office:value="-0.997959611802" calcext:value-type="float">
            <text:p>-0.9979596118</text:p>
          </table:table-cell>
          <table:table-cell office:value-type="float" office:value="0.998003104953" calcext:value-type="float">
            <text:p>0.998003105</text:p>
          </table:table-cell>
        </table:table-row>
        <table:table-row table:style-name="ro1">
          <table:table-cell office:value-type="float" office:value="1.61144588083792E+018" calcext:value-type="float">
            <text:p>1.61144588083792E+018</text:p>
          </table:table-cell>
          <table:table-cell office:value-type="float" office:value="1.61144588079527E+018" calcext:value-type="float">
            <text:p>1.61144588079527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46192365885" calcext:value-type="float">
            <text:p>-0.0246192366</text:p>
          </table:table-cell>
          <table:table-cell office:value-type="float" office:value="-0.042447735178" calcext:value-type="float">
            <text:p>-0.0424477352</text:p>
          </table:table-cell>
          <table:table-cell office:value-type="float" office:value="0.0116617521271" calcext:value-type="float">
            <text:p>0.0116617521</text:p>
          </table:table-cell>
          <table:table-cell office:value-type="float" office:value="0.0176550695518" calcext:value-type="float">
            <text:p>0.0176550696</text:p>
          </table:table-cell>
          <table:table-cell office:value-type="float" office:value="0.202312797308" calcext:value-type="float">
            <text:p>0.2023127973</text:p>
          </table:table-cell>
          <table:table-cell office:value-type="float" office:value="0.193340891652" calcext:value-type="float">
            <text:p>0.1933408917</text:p>
          </table:table-cell>
          <table:table-cell office:value-type="float" office:value="-0.0150599856669" calcext:value-type="float">
            <text:p>-0.0150599857</text:p>
          </table:table-cell>
          <table:table-cell office:value-type="float" office:value="-0.0059500960392" calcext:value-type="float">
            <text:p>-0.005950096</text:p>
          </table:table-cell>
          <table:table-cell office:value-type="float" office:value="0.0650485451028" calcext:value-type="float">
            <text:p>0.0650485451</text:p>
          </table:table-cell>
          <table:table-cell office:value-type="float" office:value="-0.0664648221725" calcext:value-type="float">
            <text:p>-0.0664648222</text:p>
          </table:table-cell>
          <table:table-cell office:value-type="float" office:value="-0.0004514348944" calcext:value-type="float">
            <text:p>-0.0004514349</text:p>
          </table:table-cell>
          <table:table-cell office:value-type="float" office:value="0.0011076954873" calcext:value-type="float">
            <text:p>0.0011076955</text:p>
          </table:table-cell>
          <table:table-cell office:value-type="float" office:value="-0.997768349404" calcext:value-type="float">
            <text:p>-0.9977683494</text:p>
          </table:table-cell>
          <table:table-cell office:value-type="float" office:value="0.997770400698" calcext:value-type="float">
            <text:p>0.9977704007</text:p>
          </table:table-cell>
        </table:table-row>
        <table:table-row table:style-name="ro1">
          <table:table-cell office:value-type="float" office:value="1.61144588087192E+018" calcext:value-type="float">
            <text:p>1.61144588087192E+018</text:p>
          </table:table-cell>
          <table:table-cell office:value-type="float" office:value="1.61144588082867E+018" calcext:value-type="float">
            <text:p>1.61144588082867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56693325937" calcext:value-type="float">
            <text:p>-0.0256693326</text:p>
          </table:table-cell>
          <table:table-cell office:value-type="float" office:value="-0.0427634766845" calcext:value-type="float">
            <text:p>-0.0427634767</text:p>
          </table:table-cell>
          <table:table-cell office:value-type="float" office:value="0.0104022473097" calcext:value-type="float">
            <text:p>0.0104022473</text:p>
          </table:table-cell>
          <table:table-cell office:value-type="float" office:value="0.0181012355837" calcext:value-type="float">
            <text:p>0.0181012356</text:p>
          </table:table-cell>
          <table:table-cell office:value-type="float" office:value="0.201967954636" calcext:value-type="float">
            <text:p>0.2019679546</text:p>
          </table:table-cell>
          <table:table-cell office:value-type="float" office:value="0.193498996287" calcext:value-type="float">
            <text:p>0.1934989963</text:p>
          </table:table-cell>
          <table:table-cell office:value-type="float" office:value="-0.0153573027072" calcext:value-type="float">
            <text:p>-0.0153573027</text:p>
          </table:table-cell>
          <table:table-cell office:value-type="float" office:value="-0.00572180141646" calcext:value-type="float">
            <text:p>-0.0057218014</text:p>
          </table:table-cell>
          <table:table-cell office:value-type="float" office:value="0.0672180304223" calcext:value-type="float">
            <text:p>0.0672180304</text:p>
          </table:table-cell>
          <table:table-cell office:value-type="float" office:value="-0.0684236106908" calcext:value-type="float">
            <text:p>-0.0684236107</text:p>
          </table:table-cell>
          <table:table-cell office:value-type="float" office:value="0.000180936420657" calcext:value-type="float">
            <text:p>0.0001809364</text:p>
          </table:table-cell>
          <table:table-cell office:value-type="float" office:value="-0.00017793303396" calcext:value-type="float">
            <text:p>-0.000177933</text:p>
          </table:table-cell>
          <table:table-cell office:value-type="float" office:value="-0.997620161085" calcext:value-type="float">
            <text:p>-0.9976201611</text:p>
          </table:table-cell>
          <table:table-cell office:value-type="float" office:value="0.997639922292" calcext:value-type="float">
            <text:p>0.9976399223</text:p>
          </table:table-cell>
        </table:table-row>
        <table:table-row table:style-name="ro1">
          <table:table-cell office:value-type="float" office:value="1.61144588090482E+018" calcext:value-type="float">
            <text:p>1.61144588090482E+018</text:p>
          </table:table-cell>
          <table:table-cell office:value-type="float" office:value="1.61144588082867E+018" calcext:value-type="float">
            <text:p>1.61144588082867E+018</text:p>
          </table:table-cell>
          <table:table-cell office:value-type="float" office:value="76" calcext:value-type="float">
            <text:p>76</text:p>
          </table:table-cell>
          <table:table-cell office:value-type="float" office:value="-0.0268356800079" calcext:value-type="float">
            <text:p>-0.02683568</text:p>
          </table:table-cell>
          <table:table-cell office:value-type="float" office:value="-0.0427634766845" calcext:value-type="float">
            <text:p>-0.0427634767</text:p>
          </table:table-cell>
          <table:table-cell office:value-type="float" office:value="0.00926770456135" calcext:value-type="float">
            <text:p>0.0092677046</text:p>
          </table:table-cell>
          <table:table-cell office:value-type="float" office:value="0.0181012355837" calcext:value-type="float">
            <text:p>0.0181012356</text:p>
          </table:table-cell>
          <table:table-cell office:value-type="float" office:value="0.201417386532" calcext:value-type="float">
            <text:p>0.2014173865</text:p>
          </table:table-cell>
          <table:table-cell office:value-type="float" office:value="0.193498996287" calcext:value-type="float">
            <text:p>0.1934989963</text:p>
          </table:table-cell>
          <table:table-cell office:value-type="float" office:value="-0.0158165979888" calcext:value-type="float">
            <text:p>-0.015816598</text:p>
          </table:table-cell>
          <table:table-cell office:value-type="float" office:value="-0.00572180141646" calcext:value-type="float">
            <text:p>-0.0057218014</text:p>
          </table:table-cell>
          <table:table-cell office:value-type="float" office:value="0.067749575939" calcext:value-type="float">
            <text:p>0.0677495759</text:p>
          </table:table-cell>
          <table:table-cell office:value-type="float" office:value="-0.0684236106908" calcext:value-type="float">
            <text:p>-0.0684236107</text:p>
          </table:table-cell>
          <table:table-cell office:value-type="float" office:value="0.000497922868308" calcext:value-type="float">
            <text:p>0.0004979229</text:p>
          </table:table-cell>
          <table:table-cell office:value-type="float" office:value="-0.00017793303396" calcext:value-type="float">
            <text:p>-0.000177933</text:p>
          </table:table-cell>
          <table:table-cell office:value-type="float" office:value="-0.997576876271" calcext:value-type="float">
            <text:p>-0.9975768763</text:p>
          </table:table-cell>
          <table:table-cell office:value-type="float" office:value="0.997639922292" calcext:value-type="float">
            <text:p>0.9976399223</text:p>
          </table:table-cell>
        </table:table-row>
        <table:table-row table:style-name="ro1">
          <table:table-cell office:value-type="float" office:value="1.6114458809384E+018" calcext:value-type="float">
            <text:p>1.6114458809384E+018</text:p>
          </table:table-cell>
          <table:table-cell office:value-type="float" office:value="1.61144588082867E+018" calcext:value-type="float">
            <text:p>1.61144588082867E+018</text:p>
          </table:table-cell>
          <table:table-cell office:value-type="float" office:value="109" calcext:value-type="float">
            <text:p>109</text:p>
          </table:table-cell>
          <table:table-cell office:value-type="float" office:value="-0.0284477509558" calcext:value-type="float">
            <text:p>-0.028447751</text:p>
          </table:table-cell>
          <table:table-cell office:value-type="float" office:value="-0.0427634766845" calcext:value-type="float">
            <text:p>-0.0427634767</text:p>
          </table:table-cell>
          <table:table-cell office:value-type="float" office:value="0.00801641959697" calcext:value-type="float">
            <text:p>0.0080164196</text:p>
          </table:table-cell>
          <table:table-cell office:value-type="float" office:value="0.0181012355837" calcext:value-type="float">
            <text:p>0.0181012356</text:p>
          </table:table-cell>
          <table:table-cell office:value-type="float" office:value="0.200465887785" calcext:value-type="float">
            <text:p>0.2004658878</text:p>
          </table:table-cell>
          <table:table-cell office:value-type="float" office:value="0.193498996287" calcext:value-type="float">
            <text:p>0.1934989963</text:p>
          </table:table-cell>
          <table:table-cell office:value-type="float" office:value="-0.017033609313" calcext:value-type="float">
            <text:p>-0.0170336093</text:p>
          </table:table-cell>
          <table:table-cell office:value-type="float" office:value="-0.00572180141646" calcext:value-type="float">
            <text:p>-0.0057218014</text:p>
          </table:table-cell>
          <table:table-cell office:value-type="float" office:value="0.0680454046687" calcext:value-type="float">
            <text:p>0.0680454047</text:p>
          </table:table-cell>
          <table:table-cell office:value-type="float" office:value="-0.0684236106908" calcext:value-type="float">
            <text:p>-0.0684236107</text:p>
          </table:table-cell>
          <table:table-cell office:value-type="float" office:value="0.000805932037225" calcext:value-type="float">
            <text:p>0.000805932</text:p>
          </table:table-cell>
          <table:table-cell office:value-type="float" office:value="-0.00017793303396" calcext:value-type="float">
            <text:p>-0.000177933</text:p>
          </table:table-cell>
          <table:table-cell office:value-type="float" office:value="-0.99753649959" calcext:value-type="float">
            <text:p>-0.9975364996</text:p>
          </table:table-cell>
          <table:table-cell office:value-type="float" office:value="0.997639922292" calcext:value-type="float">
            <text:p>0.9976399223</text:p>
          </table:table-cell>
        </table:table-row>
        <table:table-row table:style-name="ro1">
          <table:table-cell office:value-type="float" office:value="1.61144588097088E+018" calcext:value-type="float">
            <text:p>1.61144588097088E+018</text:p>
          </table:table-cell>
          <table:table-cell office:value-type="float" office:value="1.61144588089532E+018" calcext:value-type="float">
            <text:p>1.61144588089532E+018</text:p>
          </table:table-cell>
          <table:table-cell office:value-type="float" office:value="75" calcext:value-type="float">
            <text:p>75</text:p>
          </table:table-cell>
          <table:table-cell office:value-type="float" office:value="-0.0295564457774" calcext:value-type="float">
            <text:p>-0.0295564458</text:p>
          </table:table-cell>
          <table:table-cell office:value-type="float" office:value="-0.0443768148163" calcext:value-type="float">
            <text:p>-0.0443768148</text:p>
          </table:table-cell>
          <table:table-cell office:value-type="float" office:value="0.00729051046073" calcext:value-type="float">
            <text:p>0.0072905105</text:p>
          </table:table-cell>
          <table:table-cell office:value-type="float" office:value="0.018896247064" calcext:value-type="float">
            <text:p>0.0188962471</text:p>
          </table:table-cell>
          <table:table-cell office:value-type="float" office:value="0.199532046914" calcext:value-type="float">
            <text:p>0.1995320469</text:p>
          </table:table-cell>
          <table:table-cell office:value-type="float" office:value="0.194091496487" calcext:value-type="float">
            <text:p>0.1940914965</text:p>
          </table:table-cell>
          <table:table-cell office:value-type="float" office:value="-0.0173896974994" calcext:value-type="float">
            <text:p>-0.0173896975</text:p>
          </table:table-cell>
          <table:table-cell office:value-type="float" office:value="-0.00611680574432" calcext:value-type="float">
            <text:p>-0.0061168057</text:p>
          </table:table-cell>
          <table:table-cell office:value-type="float" office:value="0.0667140278711" calcext:value-type="float">
            <text:p>0.0667140279</text:p>
          </table:table-cell>
          <table:table-cell office:value-type="float" office:value="-0.07164801339" calcext:value-type="float">
            <text:p>-0.0716480134</text:p>
          </table:table-cell>
          <table:table-cell office:value-type="float" office:value="0.00105641075793" calcext:value-type="float">
            <text:p>0.0010564108</text:p>
          </table:table-cell>
          <table:table-cell office:value-type="float" office:value="-0.00165075048488" calcext:value-type="float">
            <text:p>-0.0016507505</text:p>
          </table:table-cell>
          <table:table-cell office:value-type="float" office:value="-0.997620076791" calcext:value-type="float">
            <text:p>-0.9976200768</text:p>
          </table:table-cell>
          <table:table-cell office:value-type="float" office:value="0.997409844346" calcext:value-type="float">
            <text:p>0.9974098443</text:p>
          </table:table-cell>
        </table:table-row>
        <table:table-row table:style-name="ro1">
          <table:table-cell office:value-type="float" office:value="1.61144588100414E+018" calcext:value-type="float">
            <text:p>1.61144588100414E+018</text:p>
          </table:table-cell>
          <table:table-cell office:value-type="float" office:value="1.61144588092863E+018" calcext:value-type="float">
            <text:p>1.61144588092863E+018</text:p>
          </table:table-cell>
          <table:table-cell office:value-type="float" office:value="75" calcext:value-type="float">
            <text:p>75</text:p>
          </table:table-cell>
          <table:table-cell office:value-type="float" office:value="-0.0305387564003" calcext:value-type="float">
            <text:p>-0.0305387564</text:p>
          </table:table-cell>
          <table:table-cell office:value-type="float" office:value="-0.0452762738496" calcext:value-type="float">
            <text:p>-0.0452762738</text:p>
          </table:table-cell>
          <table:table-cell office:value-type="float" office:value="0.00681070843711" calcext:value-type="float">
            <text:p>0.0068107084</text:p>
          </table:table-cell>
          <table:table-cell office:value-type="float" office:value="0.0190779792753" calcext:value-type="float">
            <text:p>0.0190779793</text:p>
          </table:table-cell>
          <table:table-cell office:value-type="float" office:value="0.198347330093" calcext:value-type="float">
            <text:p>0.1983473301</text:p>
          </table:table-cell>
          <table:table-cell office:value-type="float" office:value="0.194176210607" calcext:value-type="float">
            <text:p>0.1941762106</text:p>
          </table:table-cell>
          <table:table-cell office:value-type="float" office:value="-0.0172434637401" calcext:value-type="float">
            <text:p>-0.0172434637</text:p>
          </table:table-cell>
          <table:table-cell office:value-type="float" office:value="-0.00522908352335" calcext:value-type="float">
            <text:p>-0.0052290835</text:p>
          </table:table-cell>
          <table:table-cell office:value-type="float" office:value="0.0650762698266" calcext:value-type="float">
            <text:p>0.0650762698</text:p>
          </table:table-cell>
          <table:table-cell office:value-type="float" office:value="-0.0719590639347" calcext:value-type="float">
            <text:p>-0.0719590639</text:p>
          </table:table-cell>
          <table:table-cell office:value-type="float" office:value="0.00112852401573" calcext:value-type="float">
            <text:p>0.001128524</text:p>
          </table:table-cell>
          <table:table-cell office:value-type="float" office:value="-0.00215507199981" calcext:value-type="float">
            <text:p>-0.002155072</text:p>
          </table:table-cell>
          <table:table-cell office:value-type="float" office:value="-0.997730712268" calcext:value-type="float">
            <text:p>-0.9977307123</text:p>
          </table:table-cell>
          <table:table-cell office:value-type="float" office:value="0.997391538553" calcext:value-type="float">
            <text:p>0.9973915386</text:p>
          </table:table-cell>
        </table:table-row>
        <table:table-row table:style-name="ro1">
          <table:table-cell office:value-type="float" office:value="1.61144588103795E+018" calcext:value-type="float">
            <text:p>1.61144588103795E+018</text:p>
          </table:table-cell>
          <table:table-cell office:value-type="float" office:value="1.61144588099531E+018" calcext:value-type="float">
            <text:p>1.61144588099531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14403101802" calcext:value-type="float">
            <text:p>-0.0314403102</text:p>
          </table:table-cell>
          <table:table-cell office:value-type="float" office:value="-0.0455365760083" calcext:value-type="float">
            <text:p>-0.045536576</text:p>
          </table:table-cell>
          <table:table-cell office:value-type="float" office:value="0.00645984569564" calcext:value-type="float">
            <text:p>0.0064598457</text:p>
          </table:table-cell>
          <table:table-cell office:value-type="float" office:value="0.019584233007" calcext:value-type="float">
            <text:p>0.019584233</text:p>
          </table:table-cell>
          <table:table-cell office:value-type="float" office:value="0.196367442608" calcext:value-type="float">
            <text:p>0.1963674426</text:p>
          </table:table-cell>
          <table:table-cell office:value-type="float" office:value="0.19517357623" calcext:value-type="float">
            <text:p>0.1951735762</text:p>
          </table:table-cell>
          <table:table-cell office:value-type="float" office:value="-0.0160019387552" calcext:value-type="float">
            <text:p>-0.0160019388</text:p>
          </table:table-cell>
          <table:table-cell office:value-type="float" office:value="-0.00443649194689" calcext:value-type="float">
            <text:p>-0.0044364919</text:p>
          </table:table-cell>
          <table:table-cell office:value-type="float" office:value="0.0606203943666" calcext:value-type="float">
            <text:p>0.0606203944</text:p>
          </table:table-cell>
          <table:table-cell office:value-type="float" office:value="-0.0687146694199" calcext:value-type="float">
            <text:p>-0.0687146694</text:p>
          </table:table-cell>
          <table:table-cell office:value-type="float" office:value="0.00131683613487" calcext:value-type="float">
            <text:p>0.0013168361</text:p>
          </table:table-cell>
          <table:table-cell office:value-type="float" office:value="-0.0028909236537" calcext:value-type="float">
            <text:p>-0.0028909237</text:p>
          </table:table-cell>
          <table:table-cell office:value-type="float" office:value="-0.998031809354" calcext:value-type="float">
            <text:p>-0.9980318094</text:p>
          </table:table-cell>
          <table:table-cell office:value-type="float" office:value="0.997622288257" calcext:value-type="float">
            <text:p>0.9976222883</text:p>
          </table:table-cell>
        </table:table-row>
        <table:table-row table:style-name="ro1">
          <table:table-cell office:value-type="float" office:value="1.61144588107074E+018" calcext:value-type="float">
            <text:p>1.61144588107074E+018</text:p>
          </table:table-cell>
          <table:table-cell office:value-type="float" office:value="1.61144588102868E+018" calcext:value-type="float">
            <text:p>1.61144588102868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18321026862" calcext:value-type="float">
            <text:p>-0.0318321027</text:p>
          </table:table-cell>
          <table:table-cell office:value-type="float" office:value="-0.0450830367065" calcext:value-type="float">
            <text:p>-0.0450830367</text:p>
          </table:table-cell>
          <table:table-cell office:value-type="float" office:value="0.00643888348714" calcext:value-type="float">
            <text:p>0.0064388835</text:p>
          </table:table-cell>
          <table:table-cell office:value-type="float" office:value="0.0197562782461" calcext:value-type="float">
            <text:p>0.0197562782</text:p>
          </table:table-cell>
          <table:table-cell office:value-type="float" office:value="0.19455525279" calcext:value-type="float">
            <text:p>0.1945552528</text:p>
          </table:table-cell>
          <table:table-cell office:value-type="float" office:value="0.195551646413" calcext:value-type="float">
            <text:p>0.1955516464</text:p>
          </table:table-cell>
          <table:table-cell office:value-type="float" office:value="-0.0136178430001" calcext:value-type="float">
            <text:p>-0.013617843</text:p>
          </table:table-cell>
          <table:table-cell office:value-type="float" office:value="-0.00487906490139" calcext:value-type="float">
            <text:p>-0.0048790649</text:p>
          </table:table-cell>
          <table:table-cell office:value-type="float" office:value="0.0552576780943" calcext:value-type="float">
            <text:p>0.0552576781</text:p>
          </table:table-cell>
          <table:table-cell office:value-type="float" office:value="-0.0651650330611" calcext:value-type="float">
            <text:p>-0.0651650331</text:p>
          </table:table-cell>
          <table:table-cell office:value-type="float" office:value="0.00130908111475" calcext:value-type="float">
            <text:p>0.0013090811</text:p>
          </table:table-cell>
          <table:table-cell office:value-type="float" office:value="-0.00269650683311" calcext:value-type="float">
            <text:p>-0.0026965068</text:p>
          </table:table-cell>
          <table:table-cell office:value-type="float" office:value="-0.998378425036" calcext:value-type="float">
            <text:p>-0.998378425</text:p>
          </table:table-cell>
          <table:table-cell office:value-type="float" office:value="0.997858916769" calcext:value-type="float">
            <text:p>0.9978589168</text:p>
          </table:table-cell>
        </table:table-row>
        <table:table-row table:style-name="ro1">
          <table:table-cell office:value-type="float" office:value="1.61144588110482E+018" calcext:value-type="float">
            <text:p>1.61144588110482E+018</text:p>
          </table:table-cell>
          <table:table-cell office:value-type="float" office:value="1.61144588106191E+018" calcext:value-type="float">
            <text:p>1.61144588106191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20263765752" calcext:value-type="float">
            <text:p>-0.0320263766</text:p>
          </table:table-cell>
          <table:table-cell office:value-type="float" office:value="-0.0442266196828" calcext:value-type="float">
            <text:p>-0.0442266197</text:p>
          </table:table-cell>
          <table:table-cell office:value-type="float" office:value="0.00670087616891" calcext:value-type="float">
            <text:p>0.0067008762</text:p>
          </table:table-cell>
          <table:table-cell office:value-type="float" office:value="0.0199807693401" calcext:value-type="float">
            <text:p>0.0199807693</text:p>
          </table:table-cell>
          <table:table-cell office:value-type="float" office:value="0.192476943135" calcext:value-type="float">
            <text:p>0.1924769431</text:p>
          </table:table-cell>
          <table:table-cell office:value-type="float" office:value="0.195443508751" calcext:value-type="float">
            <text:p>0.1954435088</text:p>
          </table:table-cell>
          <table:table-cell office:value-type="float" office:value="-0.0122845959361" calcext:value-type="float">
            <text:p>-0.0122845959</text:p>
          </table:table-cell>
          <table:table-cell office:value-type="float" office:value="-0.00543004353993" calcext:value-type="float">
            <text:p>-0.0054300435</text:p>
          </table:table-cell>
          <table:table-cell office:value-type="float" office:value="0.0522849660384" calcext:value-type="float">
            <text:p>0.052284966</text:p>
          </table:table-cell>
          <table:table-cell office:value-type="float" office:value="-0.0605718457068" calcext:value-type="float">
            <text:p>-0.0605718457</text:p>
          </table:table-cell>
          <table:table-cell office:value-type="float" office:value="0.0014122565999" calcext:value-type="float">
            <text:p>0.0014122566</text:p>
          </table:table-cell>
          <table:table-cell office:value-type="float" office:value="-0.00270306383877" calcext:value-type="float">
            <text:p>-0.0027030638</text:p>
          </table:table-cell>
          <table:table-cell office:value-type="float" office:value="-0.998555694681" calcext:value-type="float">
            <text:p>-0.9985556947</text:p>
          </table:table-cell>
          <table:table-cell office:value-type="float" office:value="0.998145397889" calcext:value-type="float">
            <text:p>0.9981453979</text:p>
          </table:table-cell>
        </table:table-row>
        <table:table-row table:style-name="ro1">
          <table:table-cell office:value-type="float" office:value="1.61144588113888E+018" calcext:value-type="float">
            <text:p>1.61144588113888E+018</text:p>
          </table:table-cell>
          <table:table-cell office:value-type="float" office:value="1.61144588109522E+018" calcext:value-type="float">
            <text:p>1.61144588109522E+018</text:p>
          </table:table-cell>
          <table:table-cell office:value-type="float" office:value="43" calcext:value-type="float">
            <text:p>43</text:p>
          </table:table-cell>
          <table:table-cell office:value-type="float" office:value="-0.032034445554" calcext:value-type="float">
            <text:p>-0.0320344456</text:p>
          </table:table-cell>
          <table:table-cell office:value-type="float" office:value="-0.0428934410916" calcext:value-type="float">
            <text:p>-0.0428934411</text:p>
          </table:table-cell>
          <table:table-cell office:value-type="float" office:value="0.00738311652094" calcext:value-type="float">
            <text:p>0.0073831165</text:p>
          </table:table-cell>
          <table:table-cell office:value-type="float" office:value="0.019869874507" calcext:value-type="float">
            <text:p>0.0198698745</text:p>
          </table:table-cell>
          <table:table-cell office:value-type="float" office:value="0.189264312387" calcext:value-type="float">
            <text:p>0.1892643124</text:p>
          </table:table-cell>
          <table:table-cell office:value-type="float" office:value="0.195752004959" calcext:value-type="float">
            <text:p>0.195752005</text:p>
          </table:table-cell>
          <table:table-cell office:value-type="float" office:value="-0.0103400918111" calcext:value-type="float">
            <text:p>-0.0103400918</text:p>
          </table:table-cell>
          <table:table-cell office:value-type="float" office:value="-0.00585780046274" calcext:value-type="float">
            <text:p>-0.0058578005</text:p>
          </table:table-cell>
          <table:table-cell office:value-type="float" office:value="0.0457585278636" calcext:value-type="float">
            <text:p>0.0457585279</text:p>
          </table:table-cell>
          <table:table-cell office:value-type="float" office:value="-0.0557151903349" calcext:value-type="float">
            <text:p>-0.0557151903</text:p>
          </table:table-cell>
          <table:table-cell office:value-type="float" office:value="0.000924786150026" calcext:value-type="float">
            <text:p>0.0009247862</text:p>
          </table:table-cell>
          <table:table-cell office:value-type="float" office:value="-0.00269076547357" calcext:value-type="float">
            <text:p>-0.0026907655</text:p>
          </table:table-cell>
          <table:table-cell office:value-type="float" office:value="-0.998898685734" calcext:value-type="float">
            <text:p>-0.9988986857</text:p>
          </table:table-cell>
          <table:table-cell office:value-type="float" office:value="0.998425880715" calcext:value-type="float">
            <text:p>0.9984258807</text:p>
          </table:table-cell>
        </table:table-row>
        <table:table-row table:style-name="ro1">
          <table:table-cell office:value-type="float" office:value="1.61144588117074E+018" calcext:value-type="float">
            <text:p>1.61144588117074E+018</text:p>
          </table:table-cell>
          <table:table-cell office:value-type="float" office:value="1.61144588112862E+018" calcext:value-type="float">
            <text:p>1.6114458811286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17884013057" calcext:value-type="float">
            <text:p>-0.0317884013</text:p>
          </table:table-cell>
          <table:table-cell office:value-type="float" office:value="-0.0407368926125" calcext:value-type="float">
            <text:p>-0.0407368926</text:p>
          </table:table-cell>
          <table:table-cell office:value-type="float" office:value="0.0078691393137" calcext:value-type="float">
            <text:p>0.0078691393</text:p>
          </table:table-cell>
          <table:table-cell office:value-type="float" office:value="0.0196057552141" calcext:value-type="float">
            <text:p>0.0196057552</text:p>
          </table:table-cell>
          <table:table-cell office:value-type="float" office:value="0.186464473605" calcext:value-type="float">
            <text:p>0.1864644736</text:p>
          </table:table-cell>
          <table:table-cell office:value-type="float" office:value="0.19589585622" calcext:value-type="float">
            <text:p>0.1958958562</text:p>
          </table:table-cell>
          <table:table-cell office:value-type="float" office:value="-0.00993695983924" calcext:value-type="float">
            <text:p>-0.0099369598</text:p>
          </table:table-cell>
          <table:table-cell office:value-type="float" office:value="-0.00515068537693" calcext:value-type="float">
            <text:p>-0.0051506854</text:p>
          </table:table-cell>
          <table:table-cell office:value-type="float" office:value="0.0389016017616" calcext:value-type="float">
            <text:p>0.0389016018</text:p>
          </table:table-cell>
          <table:table-cell office:value-type="float" office:value="-0.0493391344477" calcext:value-type="float">
            <text:p>-0.0493391344</text:p>
          </table:table-cell>
          <table:table-cell table:style-name="ce1" office:value-type="float" office:value="-0.00000657490836764" calcext:value-type="float">
            <text:p>-6.57E-06</text:p>
          </table:table-cell>
          <table:table-cell office:value-type="float" office:value="-0.00247104145455" calcext:value-type="float">
            <text:p>-0.0024710415</text:p>
          </table:table-cell>
          <table:table-cell office:value-type="float" office:value="-0.999193713674" calcext:value-type="float">
            <text:p>-0.9991937137</text:p>
          </table:table-cell>
          <table:table-cell office:value-type="float" office:value="0.998765733284" calcext:value-type="float">
            <text:p>0.9987657333</text:p>
          </table:table-cell>
        </table:table-row>
        <table:table-row table:style-name="ro1">
          <table:table-cell office:value-type="float" office:value="1.61144588120377E+018" calcext:value-type="float">
            <text:p>1.61144588120377E+018</text:p>
          </table:table-cell>
          <table:table-cell office:value-type="float" office:value="1.61144588116197E+018" calcext:value-type="float">
            <text:p>1.61144588116197E+018</text:p>
          </table:table-cell>
          <table:table-cell office:value-type="float" office:value="41" calcext:value-type="float">
            <text:p>41</text:p>
          </table:table-cell>
          <table:table-cell office:value-type="float" office:value="-0.031315471977" calcext:value-type="float">
            <text:p>-0.031315472</text:p>
          </table:table-cell>
          <table:table-cell office:value-type="float" office:value="-0.039078288822" calcext:value-type="float">
            <text:p>-0.0390782888</text:p>
          </table:table-cell>
          <table:table-cell office:value-type="float" office:value="0.00835791882128" calcext:value-type="float">
            <text:p>0.0083579188</text:p>
          </table:table-cell>
          <table:table-cell office:value-type="float" office:value="0.0186705658355" calcext:value-type="float">
            <text:p>0.0186705658</text:p>
          </table:table-cell>
          <table:table-cell office:value-type="float" office:value="0.18349635601" calcext:value-type="float">
            <text:p>0.183496356</text:p>
          </table:table-cell>
          <table:table-cell office:value-type="float" office:value="0.194305685915" calcext:value-type="float">
            <text:p>0.1943056859</text:p>
          </table:table-cell>
          <table:table-cell office:value-type="float" office:value="-0.0103326423556" calcext:value-type="float">
            <text:p>-0.0103326424</text:p>
          </table:table-cell>
          <table:table-cell office:value-type="float" office:value="-0.00396980188472" calcext:value-type="float">
            <text:p>-0.0039698019</text:p>
          </table:table-cell>
          <table:table-cell office:value-type="float" office:value="0.0354308957147" calcext:value-type="float">
            <text:p>0.0354308957</text:p>
          </table:table-cell>
          <table:table-cell office:value-type="float" office:value="-0.0443953997163" calcext:value-type="float">
            <text:p>-0.0443953997</text:p>
          </table:table-cell>
          <table:table-cell office:value-type="float" office:value="-0.000484941638966" calcext:value-type="float">
            <text:p>-0.0004849416</text:p>
          </table:table-cell>
          <table:table-cell office:value-type="float" office:value="-0.000911400152623" calcext:value-type="float">
            <text:p>-0.0009114002</text:p>
          </table:table-cell>
          <table:table-cell office:value-type="float" office:value="-0.999318636933" calcext:value-type="float">
            <text:p>-0.9993186369</text:p>
          </table:table-cell>
          <table:table-cell office:value-type="float" office:value="0.999005722854" calcext:value-type="float">
            <text:p>0.9990057229</text:p>
          </table:table-cell>
        </table:table-row>
        <table:table-row table:style-name="ro1">
          <table:table-cell office:value-type="float" office:value="1.61144588123787E+018" calcext:value-type="float">
            <text:p>1.61144588123787E+018</text:p>
          </table:table-cell>
          <table:table-cell office:value-type="float" office:value="1.61144588119531E+018" calcext:value-type="float">
            <text:p>1.61144588119531E+018</text:p>
          </table:table-cell>
          <table:table-cell office:value-type="float" office:value="42" calcext:value-type="float">
            <text:p>42</text:p>
          </table:table-cell>
          <table:table-cell office:value-type="float" office:value="-0.0304202120751" calcext:value-type="float">
            <text:p>-0.0304202121</text:p>
          </table:table-cell>
          <table:table-cell office:value-type="float" office:value="-0.036352808654" calcext:value-type="float">
            <text:p>-0.0363528087</text:p>
          </table:table-cell>
          <table:table-cell office:value-type="float" office:value="0.009083381854" calcext:value-type="float">
            <text:p>0.0090833819</text:p>
          </table:table-cell>
          <table:table-cell office:value-type="float" office:value="0.0186488125365" calcext:value-type="float">
            <text:p>0.0186488125</text:p>
          </table:table-cell>
          <table:table-cell office:value-type="float" office:value="0.179395735264" calcext:value-type="float">
            <text:p>0.1793957353</text:p>
          </table:table-cell>
          <table:table-cell office:value-type="float" office:value="0.19211639021" calcext:value-type="float">
            <text:p>0.1921163902</text:p>
          </table:table-cell>
          <table:table-cell office:value-type="float" office:value="-0.0124741915585" calcext:value-type="float">
            <text:p>-0.0124741916</text:p>
          </table:table-cell>
          <table:table-cell office:value-type="float" office:value="-0.00319579681163" calcext:value-type="float">
            <text:p>-0.0031957968</text:p>
          </table:table-cell>
          <table:table-cell office:value-type="float" office:value="0.0283897332255" calcext:value-type="float">
            <text:p>0.0283897332</text:p>
          </table:table-cell>
          <table:table-cell office:value-type="float" office:value="-0.0384018632502" calcext:value-type="float">
            <text:p>-0.0384018633</text:p>
          </table:table-cell>
          <table:table-cell office:value-type="float" office:value="-0.00137099483521" calcext:value-type="float">
            <text:p>-0.0013709948</text:p>
          </table:table-cell>
          <table:table-cell table:style-name="ce1" office:value-type="float" office:value="0.0000780219012383" calcext:value-type="float">
            <text:p>7.80E-05</text:p>
          </table:table-cell>
          <table:table-cell office:value-type="float" office:value="-0.99951820226" calcext:value-type="float">
            <text:p>-0.9995182023</text:p>
          </table:table-cell>
          <table:table-cell office:value-type="float" office:value="0.999257250909" calcext:value-type="float">
            <text:p>0.9992572509</text:p>
          </table:table-cell>
        </table:table-row>
        <table:table-row table:style-name="ro1">
          <table:table-cell office:value-type="float" office:value="1.6114458812707E+018" calcext:value-type="float">
            <text:p>1.6114458812707E+018</text:p>
          </table:table-cell>
          <table:table-cell office:value-type="float" office:value="1.61144588122869E+018" calcext:value-type="float">
            <text:p>1.61144588122869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96094752848" calcext:value-type="float">
            <text:p>-0.0296094753</text:p>
          </table:table-cell>
          <table:table-cell office:value-type="float" office:value="-0.0331617045683" calcext:value-type="float">
            <text:p>-0.0331617046</text:p>
          </table:table-cell>
          <table:table-cell office:value-type="float" office:value="0.00957703217864" calcext:value-type="float">
            <text:p>0.0095770322</text:p>
          </table:table-cell>
          <table:table-cell office:value-type="float" office:value="0.0182572743769" calcext:value-type="float">
            <text:p>0.0182572744</text:p>
          </table:table-cell>
          <table:table-cell office:value-type="float" office:value="0.176210671663" calcext:value-type="float">
            <text:p>0.1762106717</text:p>
          </table:table-cell>
          <table:table-cell office:value-type="float" office:value="0.188586591244" calcext:value-type="float">
            <text:p>0.1885865912</text:p>
          </table:table-cell>
          <table:table-cell office:value-type="float" office:value="-0.015024528972" calcext:value-type="float">
            <text:p>-0.015024529</text:p>
          </table:table-cell>
          <table:table-cell office:value-type="float" office:value="-0.000505569659642" calcext:value-type="float">
            <text:p>-0.0005055697</text:p>
          </table:table-cell>
          <table:table-cell office:value-type="float" office:value="0.02093401631" calcext:value-type="float">
            <text:p>0.0209340163</text:p>
          </table:table-cell>
          <table:table-cell office:value-type="float" office:value="-0.033584192342" calcext:value-type="float">
            <text:p>-0.0335841923</text:p>
          </table:table-cell>
          <table:table-cell office:value-type="float" office:value="-0.00218215308165" calcext:value-type="float">
            <text:p>-0.0021821531</text:p>
          </table:table-cell>
          <table:table-cell office:value-type="float" office:value="0.00117744101725" calcext:value-type="float">
            <text:p>0.001177441</text:p>
          </table:table-cell>
          <table:table-cell office:value-type="float" office:value="-0.999665631936" calcext:value-type="float">
            <text:p>-0.9996656319</text:p>
          </table:table-cell>
          <table:table-cell office:value-type="float" office:value="0.999435058353" calcext:value-type="float">
            <text:p>0.9994350584</text:p>
          </table:table-cell>
        </table:table-row>
        <table:table-row table:style-name="ro1">
          <table:table-cell office:value-type="float" office:value="1.6114458813036E+018" calcext:value-type="float">
            <text:p>1.6114458813036E+018</text:p>
          </table:table-cell>
          <table:table-cell office:value-type="float" office:value="1.61144588126207E+018" calcext:value-type="float">
            <text:p>1.61144588126207E+018</text:p>
          </table:table-cell>
          <table:table-cell office:value-type="float" office:value="41" calcext:value-type="float">
            <text:p>41</text:p>
          </table:table-cell>
          <table:table-cell office:value-type="float" office:value="-0.0287621095777" calcext:value-type="float">
            <text:p>-0.0287621096</text:p>
          </table:table-cell>
          <table:table-cell office:value-type="float" office:value="-0.0290714607762" calcext:value-type="float">
            <text:p>-0.0290714608</text:p>
          </table:table-cell>
          <table:table-cell office:value-type="float" office:value="0.00995558034629" calcext:value-type="float">
            <text:p>0.0099555803</text:p>
          </table:table-cell>
          <table:table-cell office:value-type="float" office:value="0.0178294806164" calcext:value-type="float">
            <text:p>0.0178294806</text:p>
          </table:table-cell>
          <table:table-cell office:value-type="float" office:value="0.173138409853" calcext:value-type="float">
            <text:p>0.1731384099</text:p>
          </table:table-cell>
          <table:table-cell office:value-type="float" office:value="0.184328220751" calcext:value-type="float">
            <text:p>0.1843282208</text:p>
          </table:table-cell>
          <table:table-cell office:value-type="float" office:value="-0.0162124557603" calcext:value-type="float">
            <text:p>-0.0162124558</text:p>
          </table:table-cell>
          <table:table-cell office:value-type="float" office:value="0.00308518480732" calcext:value-type="float">
            <text:p>0.0030851848</text:p>
          </table:table-cell>
          <table:table-cell office:value-type="float" office:value="0.0172020293544" calcext:value-type="float">
            <text:p>0.0172020294</text:p>
          </table:table-cell>
          <table:table-cell office:value-type="float" office:value="-0.0281591539372" calcext:value-type="float">
            <text:p>-0.0281591539</text:p>
          </table:table-cell>
          <table:table-cell office:value-type="float" office:value="-0.00250613590615" calcext:value-type="float">
            <text:p>-0.0025061359</text:p>
          </table:table-cell>
          <table:table-cell office:value-type="float" office:value="0.00222570615314" calcext:value-type="float">
            <text:p>0.0022257062</text:p>
          </table:table-cell>
          <table:table-cell office:value-type="float" office:value="-0.999717430413" calcext:value-type="float">
            <text:p>-0.9997174304</text:p>
          </table:table-cell>
          <table:table-cell office:value-type="float" office:value="0.99959620134" calcext:value-type="float">
            <text:p>0.9995962013</text:p>
          </table:table-cell>
        </table:table-row>
        <table:table-row table:style-name="ro1">
          <table:table-cell office:value-type="float" office:value="1.61144588133875E+018" calcext:value-type="float">
            <text:p>1.61144588133875E+018</text:p>
          </table:table-cell>
          <table:table-cell office:value-type="float" office:value="1.61144588129538E+018" calcext:value-type="float">
            <text:p>1.61144588129538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75819338858" calcext:value-type="float">
            <text:p>-0.0275819339</text:p>
          </table:table-cell>
          <table:table-cell office:value-type="float" office:value="-0.0248468419249" calcext:value-type="float">
            <text:p>-0.0248468419</text:p>
          </table:table-cell>
          <table:table-cell office:value-type="float" office:value="0.0104718804359" calcext:value-type="float">
            <text:p>0.0104718804</text:p>
          </table:table-cell>
          <table:table-cell office:value-type="float" office:value="0.0174601225753" calcext:value-type="float">
            <text:p>0.0174601226</text:p>
          </table:table-cell>
          <table:table-cell office:value-type="float" office:value="0.169318467379" calcext:value-type="float">
            <text:p>0.1693184674</text:p>
          </table:table-cell>
          <table:table-cell office:value-type="float" office:value="0.180427745245" calcext:value-type="float">
            <text:p>0.1804277452</text:p>
          </table:table-cell>
          <table:table-cell office:value-type="float" office:value="-0.0188222922586" calcext:value-type="float">
            <text:p>-0.0188222923</text:p>
          </table:table-cell>
          <table:table-cell office:value-type="float" office:value="0.00591560227853" calcext:value-type="float">
            <text:p>0.0059156023</text:p>
          </table:table-cell>
          <table:table-cell office:value-type="float" office:value="0.0102023457027" calcext:value-type="float">
            <text:p>0.0102023457</text:p>
          </table:table-cell>
          <table:table-cell office:value-type="float" office:value="-0.0220368444175" calcext:value-type="float">
            <text:p>-0.0220368444</text:p>
          </table:table-cell>
          <table:table-cell office:value-type="float" office:value="-0.00324859478952" calcext:value-type="float">
            <text:p>-0.0032485948</text:p>
          </table:table-cell>
          <table:table-cell office:value-type="float" office:value="0.00294667700984" calcext:value-type="float">
            <text:p>0.002946677</text:p>
          </table:table-cell>
          <table:table-cell office:value-type="float" office:value="-0.999765562114" calcext:value-type="float">
            <text:p>-0.9997655621</text:p>
          </table:table-cell>
          <table:table-cell office:value-type="float" office:value="0.999735302996" calcext:value-type="float">
            <text:p>0.999735303</text:p>
          </table:table-cell>
        </table:table-row>
        <table:table-row table:style-name="ro1">
          <table:table-cell office:value-type="float" office:value="1.61144588137073E+018" calcext:value-type="float">
            <text:p>1.61144588137073E+018</text:p>
          </table:table-cell>
          <table:table-cell office:value-type="float" office:value="1.61144588132872E+018" calcext:value-type="float">
            <text:p>1.61144588132872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66530122608" calcext:value-type="float">
            <text:p>-0.0266530123</text:p>
          </table:table-cell>
          <table:table-cell office:value-type="float" office:value="-0.0211866975789" calcext:value-type="float">
            <text:p>-0.0211866976</text:p>
          </table:table-cell>
          <table:table-cell office:value-type="float" office:value="0.0107818795368" calcext:value-type="float">
            <text:p>0.0107818795</text:p>
          </table:table-cell>
          <table:table-cell office:value-type="float" office:value="0.0176137422647" calcext:value-type="float">
            <text:p>0.0176137423</text:p>
          </table:table-cell>
          <table:table-cell office:value-type="float" office:value="0.166724652052" calcext:value-type="float">
            <text:p>0.1667246521</text:p>
          </table:table-cell>
          <table:table-cell office:value-type="float" office:value="0.177593157371" calcext:value-type="float">
            <text:p>0.1775931574</text:p>
          </table:table-cell>
          <table:table-cell office:value-type="float" office:value="-0.0210910962973" calcext:value-type="float">
            <text:p>-0.0210910963</text:p>
          </table:table-cell>
          <table:table-cell office:value-type="float" office:value="0.00847097545623" calcext:value-type="float">
            <text:p>0.0084709755</text:p>
          </table:table-cell>
          <table:table-cell office:value-type="float" office:value="0.00445541250326" calcext:value-type="float">
            <text:p>0.0044554125</text:p>
          </table:table-cell>
          <table:table-cell office:value-type="float" office:value="-0.0162695941273" calcext:value-type="float">
            <text:p>-0.0162695941</text:p>
          </table:table-cell>
          <table:table-cell office:value-type="float" office:value="-0.00382267701309" calcext:value-type="float">
            <text:p>-0.003822677</text:p>
          </table:table-cell>
          <table:table-cell office:value-type="float" office:value="0.00333024000732" calcext:value-type="float">
            <text:p>0.00333024</text:p>
          </table:table-cell>
          <table:table-cell office:value-type="float" office:value="-0.999760378052" calcext:value-type="float">
            <text:p>-0.9997603781</text:p>
          </table:table-cell>
          <table:table-cell office:value-type="float" office:value="0.999826199003" calcext:value-type="float">
            <text:p>0.999826199</text:p>
          </table:table-cell>
        </table:table-row>
        <table:table-row table:style-name="ro1">
          <table:table-cell office:value-type="float" office:value="1.61144588140501E+018" calcext:value-type="float">
            <text:p>1.61144588140501E+018</text:p>
          </table:table-cell>
          <table:table-cell office:value-type="float" office:value="1.61144588136205E+018" calcext:value-type="float">
            <text:p>1.61144588136205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57545821369" calcext:value-type="float">
            <text:p>-0.0257545821</text:p>
          </table:table-cell>
          <table:table-cell office:value-type="float" office:value="-0.0170800859715" calcext:value-type="float">
            <text:p>-0.017080086</text:p>
          </table:table-cell>
          <table:table-cell office:value-type="float" office:value="0.0109905032441" calcext:value-type="float">
            <text:p>0.0109905032</text:p>
          </table:table-cell>
          <table:table-cell office:value-type="float" office:value="0.0179823569565" calcext:value-type="float">
            <text:p>0.017982357</text:p>
          </table:table-cell>
          <table:table-cell office:value-type="float" office:value="0.164290010929" calcext:value-type="float">
            <text:p>0.1642900109</text:p>
          </table:table-cell>
          <table:table-cell office:value-type="float" office:value="0.174322038018" calcext:value-type="float">
            <text:p>0.174322038</text:p>
          </table:table-cell>
          <table:table-cell office:value-type="float" office:value="-0.0217410790682" calcext:value-type="float">
            <text:p>-0.0217410791</text:p>
          </table:table-cell>
          <table:table-cell office:value-type="float" office:value="0.0112452814671" calcext:value-type="float">
            <text:p>0.0112452815</text:p>
          </table:table-cell>
          <table:table-cell office:value-type="float" office:value="0.00194401416794" calcext:value-type="float">
            <text:p>0.0019440142</text:p>
          </table:table-cell>
          <table:table-cell office:value-type="float" office:value="-0.0108814665255" calcext:value-type="float">
            <text:p>-0.0108814665</text:p>
          </table:table-cell>
          <table:table-cell office:value-type="float" office:value="-0.0042737747327" calcext:value-type="float">
            <text:p>-0.0042737747</text:p>
          </table:table-cell>
          <table:table-cell office:value-type="float" office:value="0.00328332525453" calcext:value-type="float">
            <text:p>0.0032833253</text:p>
          </table:table-cell>
          <table:table-cell office:value-type="float" office:value="-0.999752665179" calcext:value-type="float">
            <text:p>-0.9997526652</text:p>
          </table:table-cell>
          <table:table-cell office:value-type="float" office:value="0.999872158298" calcext:value-type="float">
            <text:p>0.9998721583</text:p>
          </table:table-cell>
        </table:table-row>
        <table:table-row table:style-name="ro1">
          <table:table-cell office:value-type="float" office:value="1.61144588143936E+018" calcext:value-type="float">
            <text:p>1.61144588143936E+018</text:p>
          </table:table-cell>
          <table:table-cell office:value-type="float" office:value="1.61144588139543E+018" calcext:value-type="float">
            <text:p>1.61144588139543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4618929252" calcext:value-type="float">
            <text:p>-0.0246189293</text:p>
          </table:table-cell>
          <table:table-cell office:value-type="float" office:value="-0.0142492975127" calcext:value-type="float">
            <text:p>-0.0142492975</text:p>
          </table:table-cell>
          <table:table-cell office:value-type="float" office:value="0.011111214757" calcext:value-type="float">
            <text:p>0.0111112148</text:p>
          </table:table-cell>
          <table:table-cell office:value-type="float" office:value="0.0183815252368" calcext:value-type="float">
            <text:p>0.0183815252</text:p>
          </table:table-cell>
          <table:table-cell office:value-type="float" office:value="0.161385178566" calcext:value-type="float">
            <text:p>0.1613851786</text:p>
          </table:table-cell>
          <table:table-cell office:value-type="float" office:value="0.171886056597" calcext:value-type="float">
            <text:p>0.1718860566</text:p>
          </table:table-cell>
          <table:table-cell office:value-type="float" office:value="-0.0220654194823" calcext:value-type="float">
            <text:p>-0.0220654195</text:p>
          </table:table-cell>
          <table:table-cell office:value-type="float" office:value="0.0135593298099" calcext:value-type="float">
            <text:p>0.0135593298</text:p>
          </table:table-cell>
          <table:table-cell office:value-type="float" office:value="-0.00245960512685" calcext:value-type="float">
            <text:p>-0.0024596051</text:p>
          </table:table-cell>
          <table:table-cell office:value-type="float" office:value="-0.00681302993031" calcext:value-type="float">
            <text:p>-0.0068130299</text:p>
          </table:table-cell>
          <table:table-cell office:value-type="float" office:value="-0.00505964487004" calcext:value-type="float">
            <text:p>-0.0050596449</text:p>
          </table:table-cell>
          <table:table-cell office:value-type="float" office:value="0.00338316797405" calcext:value-type="float">
            <text:p>0.003383168</text:p>
          </table:table-cell>
          <table:table-cell office:value-type="float" office:value="-0.999740695474" calcext:value-type="float">
            <text:p>-0.9997406955</text:p>
          </table:table-cell>
          <table:table-cell office:value-type="float" office:value="0.999879121298" calcext:value-type="float">
            <text:p>0.9998791213</text:p>
          </table:table-cell>
        </table:table-row>
        <table:table-row table:style-name="ro1">
          <table:table-cell office:value-type="float" office:value="1.61144588147244E+018" calcext:value-type="float">
            <text:p>1.61144588147244E+018</text:p>
          </table:table-cell>
          <table:table-cell office:value-type="float" office:value="1.61144588142876E+018" calcext:value-type="float">
            <text:p>1.61144588142876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38255262375" calcext:value-type="float">
            <text:p>-0.0238255262</text:p>
          </table:table-cell>
          <table:table-cell office:value-type="float" office:value="-0.0113993912268" calcext:value-type="float">
            <text:p>-0.0113993912</text:p>
          </table:table-cell>
          <table:table-cell office:value-type="float" office:value="0.0112582566217" calcext:value-type="float">
            <text:p>0.0112582566</text:p>
          </table:table-cell>
          <table:table-cell office:value-type="float" office:value="0.0180556353115" calcext:value-type="float">
            <text:p>0.0180556353</text:p>
          </table:table-cell>
          <table:table-cell office:value-type="float" office:value="0.159496381879" calcext:value-type="float">
            <text:p>0.1594963819</text:p>
          </table:table-cell>
          <table:table-cell office:value-type="float" office:value="0.169073710094" calcext:value-type="float">
            <text:p>0.1690737101</text:p>
          </table:table-cell>
          <table:table-cell office:value-type="float" office:value="-0.0225507773214" calcext:value-type="float">
            <text:p>-0.0225507773</text:p>
          </table:table-cell>
          <table:table-cell office:value-type="float" office:value="0.0145137456894" calcext:value-type="float">
            <text:p>0.0145137457</text:p>
          </table:table-cell>
          <table:table-cell office:value-type="float" office:value="-0.0056068499166" calcext:value-type="float">
            <text:p>-0.0056068499</text:p>
          </table:table-cell>
          <table:table-cell office:value-type="float" office:value="-0.00289346998624" calcext:value-type="float">
            <text:p>-0.00289347</text:p>
          </table:table-cell>
          <table:table-cell office:value-type="float" office:value="-0.006324429647" calcext:value-type="float">
            <text:p>-0.0063244296</text:p>
          </table:table-cell>
          <table:table-cell office:value-type="float" office:value="0.00388733291499" calcext:value-type="float">
            <text:p>0.0038873329</text:p>
          </table:table-cell>
          <table:table-cell office:value-type="float" office:value="-0.999709970421" calcext:value-type="float">
            <text:p>-0.9997099704</text:p>
          </table:table-cell>
          <table:table-cell office:value-type="float" office:value="0.999882914893" calcext:value-type="float">
            <text:p>0.9998829149</text:p>
          </table:table-cell>
        </table:table-row>
        <table:table-row table:style-name="ro1">
          <table:table-cell office:value-type="float" office:value="1.6114458815057E+018" calcext:value-type="float">
            <text:p>1.6114458815057E+018</text:p>
          </table:table-cell>
          <table:table-cell office:value-type="float" office:value="1.61144588146212E+018" calcext:value-type="float">
            <text:p>1.61144588146212E+018</text:p>
          </table:table-cell>
          <table:table-cell office:value-type="float" office:value="43" calcext:value-type="float">
            <text:p>43</text:p>
          </table:table-cell>
          <table:table-cell office:value-type="float" office:value="-0.0229851715267" calcext:value-type="float">
            <text:p>-0.0229851715</text:p>
          </table:table-cell>
          <table:table-cell office:value-type="float" office:value="-0.0089237275401" calcext:value-type="float">
            <text:p>-0.0089237275</text:p>
          </table:table-cell>
          <table:table-cell office:value-type="float" office:value="0.0114182047546" calcext:value-type="float">
            <text:p>0.0114182048</text:p>
          </table:table-cell>
          <table:table-cell office:value-type="float" office:value="0.0176722817794" calcext:value-type="float">
            <text:p>0.0176722818</text:p>
          </table:table-cell>
          <table:table-cell office:value-type="float" office:value="0.15783277154" calcext:value-type="float">
            <text:p>0.1578327715</text:p>
          </table:table-cell>
          <table:table-cell office:value-type="float" office:value="0.167011533416" calcext:value-type="float">
            <text:p>0.1670115334</text:p>
          </table:table-cell>
          <table:table-cell office:value-type="float" office:value="-0.0227684895016" calcext:value-type="float">
            <text:p>-0.0227684895</text:p>
          </table:table-cell>
          <table:table-cell office:value-type="float" office:value="0.0156316834654" calcext:value-type="float">
            <text:p>0.0156316835</text:p>
          </table:table-cell>
          <table:table-cell office:value-type="float" office:value="-0.00675488528901" calcext:value-type="float">
            <text:p>-0.0067548853</text:p>
          </table:table-cell>
          <table:table-cell office:value-type="float" office:value="0.000509467997456" calcext:value-type="float">
            <text:p>0.000509468</text:p>
          </table:table-cell>
          <table:table-cell office:value-type="float" office:value="-0.00682947533271" calcext:value-type="float">
            <text:p>-0.0068294753</text:p>
          </table:table-cell>
          <table:table-cell office:value-type="float" office:value="0.00488738335234" calcext:value-type="float">
            <text:p>0.0048873834</text:p>
          </table:table-cell>
          <table:table-cell office:value-type="float" office:value="-0.999694671115" calcext:value-type="float">
            <text:p>-0.9996946711</text:p>
          </table:table-cell>
          <table:table-cell office:value-type="float" office:value="0.999865731103" calcext:value-type="float">
            <text:p>0.9998657311</text:p>
          </table:table-cell>
        </table:table-row>
        <table:table-row table:style-name="ro1">
          <table:table-cell office:value-type="float" office:value="1.6114458815384E+018" calcext:value-type="float">
            <text:p>1.6114458815384E+018</text:p>
          </table:table-cell>
          <table:table-cell office:value-type="float" office:value="1.61144588149551E+018" calcext:value-type="float">
            <text:p>1.61144588149551E+018</text:p>
          </table:table-cell>
          <table:table-cell office:value-type="float" office:value="42" calcext:value-type="float">
            <text:p>42</text:p>
          </table:table-cell>
          <table:table-cell office:value-type="float" office:value="-0.0217598713934" calcext:value-type="float">
            <text:p>-0.0217598714</text:p>
          </table:table-cell>
          <table:table-cell office:value-type="float" office:value="-0.00663947213018" calcext:value-type="float">
            <text:p>-0.0066394721</text:p>
          </table:table-cell>
          <table:table-cell office:value-type="float" office:value="0.0115675777197" calcext:value-type="float">
            <text:p>0.0115675777</text:p>
          </table:table-cell>
          <table:table-cell office:value-type="float" office:value="0.0173088856735" calcext:value-type="float">
            <text:p>0.0173088857</text:p>
          </table:table-cell>
          <table:table-cell office:value-type="float" office:value="0.155922845006" calcext:value-type="float">
            <text:p>0.155922845</text:p>
          </table:table-cell>
          <table:table-cell office:value-type="float" office:value="0.164602895729" calcext:value-type="float">
            <text:p>0.1646028957</text:p>
          </table:table-cell>
          <table:table-cell office:value-type="float" office:value="-0.0224801648866" calcext:value-type="float">
            <text:p>-0.0224801649</text:p>
          </table:table-cell>
          <table:table-cell office:value-type="float" office:value="0.0167735663643" calcext:value-type="float">
            <text:p>0.0167735664</text:p>
          </table:table-cell>
          <table:table-cell office:value-type="float" office:value="-0.00886815000531" calcext:value-type="float">
            <text:p>-0.00886815</text:p>
          </table:table-cell>
          <table:table-cell office:value-type="float" office:value="0.0027627089896" calcext:value-type="float">
            <text:p>0.002762709</text:p>
          </table:table-cell>
          <table:table-cell office:value-type="float" office:value="-0.00751537314537" calcext:value-type="float">
            <text:p>-0.0075153731</text:p>
          </table:table-cell>
          <table:table-cell office:value-type="float" office:value="0.00571087444973" calcext:value-type="float">
            <text:p>0.0057108744</text:p>
          </table:table-cell>
          <table:table-cell office:value-type="float" office:value="-0.999679751131" calcext:value-type="float">
            <text:p>-0.9996797511</text:p>
          </table:table-cell>
          <table:table-cell office:value-type="float" office:value="0.999839175397" calcext:value-type="float">
            <text:p>0.9998391754</text:p>
          </table:table-cell>
        </table:table-row>
        <table:table-row table:style-name="ro1">
          <table:table-cell office:value-type="float" office:value="1.61144588157282E+018" calcext:value-type="float">
            <text:p>1.61144588157282E+018</text:p>
          </table:table-cell>
          <table:table-cell office:value-type="float" office:value="1.6114458815288E+018" calcext:value-type="float">
            <text:p>1.6114458815288E+018</text:p>
          </table:table-cell>
          <table:table-cell office:value-type="float" office:value="44" calcext:value-type="float">
            <text:p>44</text:p>
          </table:table-cell>
          <table:table-cell office:value-type="float" office:value="-0.0207742266357" calcext:value-type="float">
            <text:p>-0.0207742266</text:p>
          </table:table-cell>
          <table:table-cell office:value-type="float" office:value="-0.00477197940822" calcext:value-type="float">
            <text:p>-0.0047719794</text:p>
          </table:table-cell>
          <table:table-cell office:value-type="float" office:value="0.0116907441989" calcext:value-type="float">
            <text:p>0.0116907442</text:p>
          </table:table-cell>
          <table:table-cell office:value-type="float" office:value="0.0163994554015" calcext:value-type="float">
            <text:p>0.0163994554</text:p>
          </table:table-cell>
          <table:table-cell office:value-type="float" office:value="0.154635801911" calcext:value-type="float">
            <text:p>0.1546358019</text:p>
          </table:table-cell>
          <table:table-cell office:value-type="float" office:value="0.162259743784" calcext:value-type="float">
            <text:p>0.1622597438</text:p>
          </table:table-cell>
          <table:table-cell office:value-type="float" office:value="-0.0221663302329" calcext:value-type="float">
            <text:p>-0.0221663302</text:p>
          </table:table-cell>
          <table:table-cell office:value-type="float" office:value="0.01833728489" calcext:value-type="float">
            <text:p>0.0183372849</text:p>
          </table:table-cell>
          <table:table-cell office:value-type="float" office:value="-0.0107243564827" calcext:value-type="float">
            <text:p>-0.0107243565</text:p>
          </table:table-cell>
          <table:table-cell office:value-type="float" office:value="0.00434889150293" calcext:value-type="float">
            <text:p>0.0043488915</text:p>
          </table:table-cell>
          <table:table-cell office:value-type="float" office:value="-0.00819073424591" calcext:value-type="float">
            <text:p>-0.0081907342</text:p>
          </table:table-cell>
          <table:table-cell office:value-type="float" office:value="0.00637254151013" calcext:value-type="float">
            <text:p>0.0063725415</text:p>
          </table:table-cell>
          <table:table-cell office:value-type="float" office:value="-0.999663229566" calcext:value-type="float">
            <text:p>-0.9996632296</text:p>
          </table:table-cell>
          <table:table-cell office:value-type="float" office:value="0.999802079251" calcext:value-type="float">
            <text:p>0.9998020793</text:p>
          </table:table-cell>
        </table:table-row>
        <table:table-row table:style-name="ro1">
          <table:table-cell office:value-type="float" office:value="1.61144588160485E+018" calcext:value-type="float">
            <text:p>1.61144588160485E+018</text:p>
          </table:table-cell>
          <table:table-cell office:value-type="float" office:value="1.61144588156218E+018" calcext:value-type="float">
            <text:p>1.61144588156218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97965223342" calcext:value-type="float">
            <text:p>-0.0197965223</text:p>
          </table:table-cell>
          <table:table-cell office:value-type="float" office:value="-0.00320142032473" calcext:value-type="float">
            <text:p>-0.0032014203</text:p>
          </table:table-cell>
          <table:table-cell office:value-type="float" office:value="0.011730177328" calcext:value-type="float">
            <text:p>0.0117301773</text:p>
          </table:table-cell>
          <table:table-cell office:value-type="float" office:value="0.0157489302447" calcext:value-type="float">
            <text:p>0.0157489302</text:p>
          </table:table-cell>
          <table:table-cell office:value-type="float" office:value="0.153433069587" calcext:value-type="float">
            <text:p>0.1534330696</text:p>
          </table:table-cell>
          <table:table-cell office:value-type="float" office:value="0.160126829624" calcext:value-type="float">
            <text:p>0.1601268296</text:p>
          </table:table-cell>
          <table:table-cell office:value-type="float" office:value="-0.0220128478743" calcext:value-type="float">
            <text:p>-0.0220128479</text:p>
          </table:table-cell>
          <table:table-cell office:value-type="float" office:value="0.0188669516432" calcext:value-type="float">
            <text:p>0.0188669516</text:p>
          </table:table-cell>
          <table:table-cell office:value-type="float" office:value="-0.0115525097873" calcext:value-type="float">
            <text:p>-0.0115525098</text:p>
          </table:table-cell>
          <table:table-cell office:value-type="float" office:value="0.00604939642295" calcext:value-type="float">
            <text:p>0.0060493964</text:p>
          </table:table-cell>
          <table:table-cell office:value-type="float" office:value="-0.00850489685471" calcext:value-type="float">
            <text:p>-0.0085048969</text:p>
          </table:table-cell>
          <table:table-cell office:value-type="float" office:value="0.00703542875632" calcext:value-type="float">
            <text:p>0.0070354288</text:p>
          </table:table-cell>
          <table:table-cell office:value-type="float" office:value="-0.999654800196" calcext:value-type="float">
            <text:p>-0.9996548002</text:p>
          </table:table-cell>
          <table:table-cell office:value-type="float" office:value="0.999778936323" calcext:value-type="float">
            <text:p>0.9997789363</text:p>
          </table:table-cell>
        </table:table-row>
        <table:table-row table:style-name="ro1">
          <table:table-cell office:value-type="float" office:value="1.61144588163869E+018" calcext:value-type="float">
            <text:p>1.61144588163869E+018</text:p>
          </table:table-cell>
          <table:table-cell office:value-type="float" office:value="1.61144588159549E+018" calcext:value-type="float">
            <text:p>1.61144588159549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85167621821" calcext:value-type="float">
            <text:p>-0.0185167622</text:p>
          </table:table-cell>
          <table:table-cell office:value-type="float" office:value="-0.00177917055364" calcext:value-type="float">
            <text:p>-0.0017791706</text:p>
          </table:table-cell>
          <table:table-cell office:value-type="float" office:value="0.011724755168" calcext:value-type="float">
            <text:p>0.0117247552</text:p>
          </table:table-cell>
          <table:table-cell office:value-type="float" office:value="0.0149040144046" calcext:value-type="float">
            <text:p>0.0149040144</text:p>
          </table:table-cell>
          <table:table-cell office:value-type="float" office:value="0.151735648513" calcext:value-type="float">
            <text:p>0.1517356485</text:p>
          </table:table-cell>
          <table:table-cell office:value-type="float" office:value="0.158129393537" calcext:value-type="float">
            <text:p>0.1581293935</text:p>
          </table:table-cell>
          <table:table-cell office:value-type="float" office:value="-0.0221629140333" calcext:value-type="float">
            <text:p>-0.022162914</text:p>
          </table:table-cell>
          <table:table-cell office:value-type="float" office:value="0.0196581370658" calcext:value-type="float">
            <text:p>0.0196581371</text:p>
          </table:table-cell>
          <table:table-cell office:value-type="float" office:value="-0.0129092487803" calcext:value-type="float">
            <text:p>-0.0129092488</text:p>
          </table:table-cell>
          <table:table-cell office:value-type="float" office:value="0.00740812002386" calcext:value-type="float">
            <text:p>0.00740812</text:p>
          </table:table-cell>
          <table:table-cell office:value-type="float" office:value="-0.00955452197003" calcext:value-type="float">
            <text:p>-0.009554522</text:p>
          </table:table-cell>
          <table:table-cell office:value-type="float" office:value="0.00793075663205" calcext:value-type="float">
            <text:p>0.0079307566</text:p>
          </table:table-cell>
          <table:table-cell office:value-type="float" office:value="-0.999625381696" calcext:value-type="float">
            <text:p>-0.9996253817</text:p>
          </table:table-cell>
          <table:table-cell office:value-type="float" office:value="0.999747846378" calcext:value-type="float">
            <text:p>0.9997478464</text:p>
          </table:table-cell>
        </table:table-row>
        <table:table-row table:style-name="ro1">
          <table:table-cell office:value-type="float" office:value="1.61144588167235E+018" calcext:value-type="float">
            <text:p>1.61144588167235E+018</text:p>
          </table:table-cell>
          <table:table-cell office:value-type="float" office:value="1.61144588162888E+018" calcext:value-type="float">
            <text:p>1.61144588162888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75921674818" calcext:value-type="float">
            <text:p>-0.0175921675</text:p>
          </table:table-cell>
          <table:table-cell office:value-type="float" office:value="-0.000737548765992" calcext:value-type="float">
            <text:p>-0.0007375488</text:p>
          </table:table-cell>
          <table:table-cell office:value-type="float" office:value="0.0116052944213" calcext:value-type="float">
            <text:p>0.0116052944</text:p>
          </table:table-cell>
          <table:table-cell office:value-type="float" office:value="0.0143900842238" calcext:value-type="float">
            <text:p>0.0143900842</text:p>
          </table:table-cell>
          <table:table-cell office:value-type="float" office:value="0.150341659784" calcext:value-type="float">
            <text:p>0.1503416598</text:p>
          </table:table-cell>
          <table:table-cell office:value-type="float" office:value="0.155454729792" calcext:value-type="float">
            <text:p>0.1554547298</text:p>
          </table:table-cell>
          <table:table-cell office:value-type="float" office:value="-0.0223872719153" calcext:value-type="float">
            <text:p>-0.0223872719</text:p>
          </table:table-cell>
          <table:table-cell office:value-type="float" office:value="0.0204778551856" calcext:value-type="float">
            <text:p>0.0204778552</text:p>
          </table:table-cell>
          <table:table-cell office:value-type="float" office:value="-0.0145056163146" calcext:value-type="float">
            <text:p>-0.0145056163</text:p>
          </table:table-cell>
          <table:table-cell office:value-type="float" office:value="0.00809998116519" calcext:value-type="float">
            <text:p>0.0080999812</text:p>
          </table:table-cell>
          <table:table-cell office:value-type="float" office:value="-0.0109385401814" calcext:value-type="float">
            <text:p>-0.0109385402</text:p>
          </table:table-cell>
          <table:table-cell office:value-type="float" office:value="0.00876920631315" calcext:value-type="float">
            <text:p>0.0087692063</text:p>
          </table:table-cell>
          <table:table-cell office:value-type="float" office:value="-0.999584330666" calcext:value-type="float">
            <text:p>-0.9995843307</text:p>
          </table:table-cell>
          <table:table-cell office:value-type="float" office:value="0.999719022829" calcext:value-type="float">
            <text:p>0.9997190228</text:p>
          </table:table-cell>
        </table:table-row>
        <table:table-row table:style-name="ro1">
          <table:table-cell office:value-type="float" office:value="1.61144588170494E+018" calcext:value-type="float">
            <text:p>1.61144588170494E+018</text:p>
          </table:table-cell>
          <table:table-cell office:value-type="float" office:value="1.61144588166221E+018" calcext:value-type="float">
            <text:p>1.61144588166221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65585782379" calcext:value-type="float">
            <text:p>-0.0165585782</text:p>
          </table:table-cell>
          <table:table-cell office:value-type="float" office:value="-0.000120106775791" calcext:value-type="float">
            <text:p>-0.0001201068</text:p>
          </table:table-cell>
          <table:table-cell office:value-type="float" office:value="0.0114529794082" calcext:value-type="float">
            <text:p>0.0114529794</text:p>
          </table:table-cell>
          <table:table-cell office:value-type="float" office:value="0.0137843170483" calcext:value-type="float">
            <text:p>0.013784317</text:p>
          </table:table-cell>
          <table:table-cell office:value-type="float" office:value="0.148906782269" calcext:value-type="float">
            <text:p>0.1489067823</text:p>
          </table:table-cell>
          <table:table-cell office:value-type="float" office:value="0.152484626175" calcext:value-type="float">
            <text:p>0.1524846262</text:p>
          </table:table-cell>
          <table:table-cell office:value-type="float" office:value="-0.0225431293148" calcext:value-type="float">
            <text:p>-0.0225431293</text:p>
          </table:table-cell>
          <table:table-cell office:value-type="float" office:value="0.0212760496024" calcext:value-type="float">
            <text:p>0.0212760496</text:p>
          </table:table-cell>
          <table:table-cell office:value-type="float" office:value="-0.015379016566" calcext:value-type="float">
            <text:p>-0.0153790166</text:p>
          </table:table-cell>
          <table:table-cell office:value-type="float" office:value="0.00871536036529" calcext:value-type="float">
            <text:p>0.0087153604</text:p>
          </table:table-cell>
          <table:table-cell office:value-type="float" office:value="-0.0115953988155" calcext:value-type="float">
            <text:p>-0.0115953988</text:p>
          </table:table-cell>
          <table:table-cell office:value-type="float" office:value="0.0100848673131" calcext:value-type="float">
            <text:p>0.0100848673</text:p>
          </table:table-cell>
          <table:table-cell office:value-type="float" office:value="-0.999560349109" calcext:value-type="float">
            <text:p>-0.9995603491</text:p>
          </table:table-cell>
          <table:table-cell office:value-type="float" office:value="0.999684772062" calcext:value-type="float">
            <text:p>0.9996847721</text:p>
          </table:table-cell>
        </table:table-row>
        <table:table-row table:style-name="ro1">
          <table:table-cell office:value-type="float" office:value="1.61144588173853E+018" calcext:value-type="float">
            <text:p>1.61144588173853E+018</text:p>
          </table:table-cell>
          <table:table-cell office:value-type="float" office:value="1.61144588169552E+018" calcext:value-type="float">
            <text:p>1.61144588169552E+018</text:p>
          </table:table-cell>
          <table:table-cell office:value-type="float" office:value="43" calcext:value-type="float">
            <text:p>43</text:p>
          </table:table-cell>
          <table:table-cell office:value-type="float" office:value="-0.0150445187464" calcext:value-type="float">
            <text:p>-0.0150445187</text:p>
          </table:table-cell>
          <table:table-cell office:value-type="float" office:value="0.000904109312462" calcext:value-type="float">
            <text:p>0.0009041093</text:p>
          </table:table-cell>
          <table:table-cell office:value-type="float" office:value="0.0112492227927" calcext:value-type="float">
            <text:p>0.0112492228</text:p>
          </table:table-cell>
          <table:table-cell office:value-type="float" office:value="0.0136063843224" calcext:value-type="float">
            <text:p>0.0136063843</text:p>
          </table:table-cell>
          <table:table-cell office:value-type="float" office:value="0.147281989455" calcext:value-type="float">
            <text:p>0.1472819895</text:p>
          </table:table-cell>
          <table:table-cell office:value-type="float" office:value="0.150099979338" calcext:value-type="float">
            <text:p>0.1500999793</text:p>
          </table:table-cell>
          <table:table-cell office:value-type="float" office:value="-0.0229695918722" calcext:value-type="float">
            <text:p>-0.0229695919</text:p>
          </table:table-cell>
          <table:table-cell office:value-type="float" office:value="0.0214570212265" calcext:value-type="float">
            <text:p>0.0214570212</text:p>
          </table:table-cell>
          <table:table-cell office:value-type="float" office:value="-0.0167417167038" calcext:value-type="float">
            <text:p>-0.0167417167</text:p>
          </table:table-cell>
          <table:table-cell office:value-type="float" office:value="0.0107388530867" calcext:value-type="float">
            <text:p>0.0107388531</text:p>
          </table:table-cell>
          <table:table-cell office:value-type="float" office:value="-0.0129260169698" calcext:value-type="float">
            <text:p>-0.012926017</text:p>
          </table:table-cell>
          <table:table-cell office:value-type="float" office:value="0.0108551464171" calcext:value-type="float">
            <text:p>0.0108551464</text:p>
          </table:table-cell>
          <table:table-cell office:value-type="float" office:value="-0.999512428142" calcext:value-type="float">
            <text:p>-0.9995124281</text:p>
          </table:table-cell>
          <table:table-cell office:value-type="float" office:value="0.999653147298" calcext:value-type="float">
            <text:p>0.9996531473</text:p>
          </table:table-cell>
        </table:table-row>
        <table:table-row table:style-name="ro1">
          <table:table-cell office:value-type="float" office:value="1.61144588177158E+018" calcext:value-type="float">
            <text:p>1.61144588177158E+018</text:p>
          </table:table-cell>
          <table:table-cell office:value-type="float" office:value="1.61144588172889E+018" calcext:value-type="float">
            <text:p>1.61144588172889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38612128794" calcext:value-type="float">
            <text:p>-0.0138612129</text:p>
          </table:table-cell>
          <table:table-cell office:value-type="float" office:value="0.00192867569555" calcext:value-type="float">
            <text:p>0.0019286757</text:p>
          </table:table-cell>
          <table:table-cell office:value-type="float" office:value="0.0113095287234" calcext:value-type="float">
            <text:p>0.0113095287</text:p>
          </table:table-cell>
          <table:table-cell office:value-type="float" office:value="0.0134055772129" calcext:value-type="float">
            <text:p>0.0134055772</text:p>
          </table:table-cell>
          <table:table-cell office:value-type="float" office:value="0.146643653512" calcext:value-type="float">
            <text:p>0.1466436535</text:p>
          </table:table-cell>
          <table:table-cell office:value-type="float" office:value="0.147804852969" calcext:value-type="float">
            <text:p>0.147804853</text:p>
          </table:table-cell>
          <table:table-cell office:value-type="float" office:value="-0.0193453204899" calcext:value-type="float">
            <text:p>-0.0193453205</text:p>
          </table:table-cell>
          <table:table-cell office:value-type="float" office:value="0.0222730634528" calcext:value-type="float">
            <text:p>0.0222730635</text:p>
          </table:table-cell>
          <table:table-cell office:value-type="float" office:value="-0.0139458613854" calcext:value-type="float">
            <text:p>-0.0139458614</text:p>
          </table:table-cell>
          <table:table-cell office:value-type="float" office:value="0.0127388673376" calcext:value-type="float">
            <text:p>0.0127388673</text:p>
          </table:table-cell>
          <table:table-cell office:value-type="float" office:value="-0.013836852513" calcext:value-type="float">
            <text:p>-0.0138368525</text:p>
          </table:table-cell>
          <table:table-cell office:value-type="float" office:value="0.0118554516581" calcext:value-type="float">
            <text:p>0.0118554517</text:p>
          </table:table-cell>
          <table:table-cell office:value-type="float" office:value="-0.999619860459" calcext:value-type="float">
            <text:p>-0.9996198605</text:p>
          </table:table-cell>
          <table:table-cell office:value-type="float" office:value="0.99960044818" calcext:value-type="float">
            <text:p>0.9996004482</text:p>
          </table:table-cell>
        </table:table-row>
        <table:table-row table:style-name="ro1">
          <table:table-cell office:value-type="float" office:value="1.61144588180365E+018" calcext:value-type="float">
            <text:p>1.61144588180365E+018</text:p>
          </table:table-cell>
          <table:table-cell office:value-type="float" office:value="1.61144588176208E+018" calcext:value-type="float">
            <text:p>1.61144588176208E+018</text:p>
          </table:table-cell>
          <table:table-cell office:value-type="float" office:value="41" calcext:value-type="float">
            <text:p>41</text:p>
          </table:table-cell>
          <table:table-cell office:value-type="float" office:value="-0.0127068134025" calcext:value-type="float">
            <text:p>-0.0127068134</text:p>
          </table:table-cell>
          <table:table-cell office:value-type="float" office:value="0.00281796428519" calcext:value-type="float">
            <text:p>0.0028179643</text:p>
          </table:table-cell>
          <table:table-cell office:value-type="float" office:value="0.0115802288055" calcext:value-type="float">
            <text:p>0.0115802288</text:p>
          </table:table-cell>
          <table:table-cell office:value-type="float" office:value="0.0137287281338" calcext:value-type="float">
            <text:p>0.0137287281</text:p>
          </table:table-cell>
          <table:table-cell office:value-type="float" office:value="0.146129697561" calcext:value-type="float">
            <text:p>0.1461296976</text:p>
          </table:table-cell>
          <table:table-cell office:value-type="float" office:value="0.145401734132" calcext:value-type="float">
            <text:p>0.1454017341</text:p>
          </table:table-cell>
          <table:table-cell office:value-type="float" office:value="-0.0180478040752" calcext:value-type="float">
            <text:p>-0.0180478041</text:p>
          </table:table-cell>
          <table:table-cell office:value-type="float" office:value="0.0201618038597" calcext:value-type="float">
            <text:p>0.0201618039</text:p>
          </table:table-cell>
          <table:table-cell office:value-type="float" office:value="-0.0128417133946" calcext:value-type="float">
            <text:p>-0.0128417134</text:p>
          </table:table-cell>
          <table:table-cell office:value-type="float" office:value="0.0130179732904" calcext:value-type="float">
            <text:p>0.0130179733</text:p>
          </table:table-cell>
          <table:table-cell office:value-type="float" office:value="-0.0143238593475" calcext:value-type="float">
            <text:p>-0.0143238593</text:p>
          </table:table-cell>
          <table:table-cell office:value-type="float" office:value="0.0118887083792" calcext:value-type="float">
            <text:p>0.0118887084</text:p>
          </table:table-cell>
          <table:table-cell office:value-type="float" office:value="-0.999652102798" calcext:value-type="float">
            <text:p>-0.9996521028</text:p>
          </table:table-cell>
          <table:table-cell office:value-type="float" office:value="0.999641269897" calcext:value-type="float">
            <text:p>0.9996412699</text:p>
          </table:table-cell>
        </table:table-row>
        <table:table-row table:style-name="ro1">
          <table:table-cell office:value-type="float" office:value="1.61144588183825E+018" calcext:value-type="float">
            <text:p>1.61144588183825E+018</text:p>
          </table:table-cell>
          <table:table-cell office:value-type="float" office:value="1.61144588179609E+018" calcext:value-type="float">
            <text:p>1.61144588179609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09787154943" calcext:value-type="float">
            <text:p>-0.0109787155</text:p>
          </table:table-cell>
          <table:table-cell office:value-type="float" office:value="0.00249776447127" calcext:value-type="float">
            <text:p>0.0024977645</text:p>
          </table:table-cell>
          <table:table-cell office:value-type="float" office:value="0.0115913497284" calcext:value-type="float">
            <text:p>0.0115913497</text:p>
          </table:table-cell>
          <table:table-cell office:value-type="float" office:value="0.0144346705016" calcext:value-type="float">
            <text:p>0.0144346705</text:p>
          </table:table-cell>
          <table:table-cell office:value-type="float" office:value="0.145266234875" calcext:value-type="float">
            <text:p>0.1452662349</text:p>
          </table:table-cell>
          <table:table-cell office:value-type="float" office:value="0.142294139027" calcext:value-type="float">
            <text:p>0.142294139</text:p>
          </table:table-cell>
          <table:table-cell office:value-type="float" office:value="-0.0155612684293" calcext:value-type="float">
            <text:p>-0.0155612684</text:p>
          </table:table-cell>
          <table:table-cell office:value-type="float" office:value="0.017116378034" calcext:value-type="float">
            <text:p>0.017116378</text:p>
          </table:table-cell>
          <table:table-cell office:value-type="float" office:value="-0.0109944650981" calcext:value-type="float">
            <text:p>-0.0109944651</text:p>
          </table:table-cell>
          <table:table-cell office:value-type="float" office:value="0.00840861520491" calcext:value-type="float">
            <text:p>0.0084086152</text:p>
          </table:table-cell>
          <table:table-cell office:value-type="float" office:value="-0.0152105447465" calcext:value-type="float">
            <text:p>-0.0152105447</text:p>
          </table:table-cell>
          <table:table-cell office:value-type="float" office:value="0.0142913034525" calcext:value-type="float">
            <text:p>0.0142913035</text:p>
          </table:table-cell>
          <table:table-cell office:value-type="float" office:value="-0.99970276331" calcext:value-type="float">
            <text:p>-0.9997027633</text:p>
          </table:table-cell>
          <table:table-cell office:value-type="float" office:value="0.999715989305" calcext:value-type="float">
            <text:p>0.9997159893</text:p>
          </table:table-cell>
        </table:table-row>
        <table:table-row table:style-name="ro1">
          <table:table-cell office:value-type="float" office:value="1.61144588187164E+018" calcext:value-type="float">
            <text:p>1.61144588187164E+018</text:p>
          </table:table-cell>
          <table:table-cell office:value-type="float" office:value="1.61144588182934E+018" calcext:value-type="float">
            <text:p>1.61144588182934E+018</text:p>
          </table:table-cell>
          <table:table-cell office:value-type="float" office:value="42" calcext:value-type="float">
            <text:p>42</text:p>
          </table:table-cell>
          <table:table-cell office:value-type="float" office:value="-0.00956308282912" calcext:value-type="float">
            <text:p>-0.0095630828</text:p>
          </table:table-cell>
          <table:table-cell office:value-type="float" office:value="0.00244066289116" calcext:value-type="float">
            <text:p>0.0024406629</text:p>
          </table:table-cell>
          <table:table-cell office:value-type="float" office:value="0.0114562064409" calcext:value-type="float">
            <text:p>0.0114562064</text:p>
          </table:table-cell>
          <table:table-cell office:value-type="float" office:value="0.0154106742467" calcext:value-type="float">
            <text:p>0.0154106742</text:p>
          </table:table-cell>
          <table:table-cell office:value-type="float" office:value="0.144524008036" calcext:value-type="float">
            <text:p>0.144524008</text:p>
          </table:table-cell>
          <table:table-cell office:value-type="float" office:value="0.139896969675" calcext:value-type="float">
            <text:p>0.1398969697</text:p>
          </table:table-cell>
          <table:table-cell office:value-type="float" office:value="-0.0134603578433" calcext:value-type="float">
            <text:p>-0.0134603578</text:p>
          </table:table-cell>
          <table:table-cell office:value-type="float" office:value="0.0143761264616" calcext:value-type="float">
            <text:p>0.0143761265</text:p>
          </table:table-cell>
          <table:table-cell office:value-type="float" office:value="-0.00893986500832" calcext:value-type="float">
            <text:p>-0.008939865</text:p>
          </table:table-cell>
          <table:table-cell office:value-type="float" office:value="0.00655967798387" calcext:value-type="float">
            <text:p>0.006559678</text:p>
          </table:table-cell>
          <table:table-cell office:value-type="float" office:value="-0.0162473993667" calcext:value-type="float">
            <text:p>-0.0162473994</text:p>
          </table:table-cell>
          <table:table-cell office:value-type="float" office:value="0.0140768705501" calcext:value-type="float">
            <text:p>0.0140768706</text:p>
          </table:table-cell>
          <table:table-cell office:value-type="float" office:value="-0.999737450166" calcext:value-type="float">
            <text:p>-0.9997374502</text:p>
          </table:table-cell>
          <table:table-cell office:value-type="float" office:value="0.999776032501" calcext:value-type="float">
            <text:p>0.9997760325</text:p>
          </table:table-cell>
        </table:table-row>
        <table:table-row table:style-name="ro1">
          <table:table-cell office:value-type="float" office:value="1.61144588191155E+018" calcext:value-type="float">
            <text:p>1.61144588191155E+018</text:p>
          </table:table-cell>
          <table:table-cell office:value-type="float" office:value="1.61144588182934E+018" calcext:value-type="float">
            <text:p>1.61144588182934E+018</text:p>
          </table:table-cell>
          <table:table-cell office:value-type="float" office:value="82" calcext:value-type="float">
            <text:p>82</text:p>
          </table:table-cell>
          <table:table-cell office:value-type="float" office:value="-0.00750744016841" calcext:value-type="float">
            <text:p>-0.0075074402</text:p>
          </table:table-cell>
          <table:table-cell office:value-type="float" office:value="0.00244066289116" calcext:value-type="float">
            <text:p>0.0024406629</text:p>
          </table:table-cell>
          <table:table-cell office:value-type="float" office:value="0.0111749311909" calcext:value-type="float">
            <text:p>0.0111749312</text:p>
          </table:table-cell>
          <table:table-cell office:value-type="float" office:value="0.0154106742467" calcext:value-type="float">
            <text:p>0.0154106742</text:p>
          </table:table-cell>
          <table:table-cell office:value-type="float" office:value="0.143339470029" calcext:value-type="float">
            <text:p>0.14333947</text:p>
          </table:table-cell>
          <table:table-cell office:value-type="float" office:value="0.139896969675" calcext:value-type="float">
            <text:p>0.1398969697</text:p>
          </table:table-cell>
          <table:table-cell office:value-type="float" office:value="-0.0121646624689" calcext:value-type="float">
            <text:p>-0.0121646625</text:p>
          </table:table-cell>
          <table:table-cell office:value-type="float" office:value="0.0143761264616" calcext:value-type="float">
            <text:p>0.0143761265</text:p>
          </table:table-cell>
          <table:table-cell office:value-type="float" office:value="-0.00774909256689" calcext:value-type="float">
            <text:p>-0.0077490926</text:p>
          </table:table-cell>
          <table:table-cell office:value-type="float" office:value="0.00655967798387" calcext:value-type="float">
            <text:p>0.006559678</text:p>
          </table:table-cell>
          <table:table-cell office:value-type="float" office:value="-0.0165373696845" calcext:value-type="float">
            <text:p>-0.0165373697</text:p>
          </table:table-cell>
          <table:table-cell office:value-type="float" office:value="0.0140768705501" calcext:value-type="float">
            <text:p>0.0140768706</text:p>
          </table:table-cell>
          <table:table-cell office:value-type="float" office:value="-0.99975919794" calcext:value-type="float">
            <text:p>-0.9997591979</text:p>
          </table:table-cell>
          <table:table-cell office:value-type="float" office:value="0.999776032501" calcext:value-type="float">
            <text:p>0.9997760325</text:p>
          </table:table-cell>
        </table:table-row>
        <table:table-row table:style-name="ro1">
          <table:table-cell office:value-type="float" office:value="1.61144588193911E+018" calcext:value-type="float">
            <text:p>1.61144588193911E+018</text:p>
          </table:table-cell>
          <table:table-cell office:value-type="float" office:value="1.61144588186249E+018" calcext:value-type="float">
            <text:p>1.61144588186249E+018</text:p>
          </table:table-cell>
          <table:table-cell office:value-type="float" office:value="76" calcext:value-type="float">
            <text:p>76</text:p>
          </table:table-cell>
          <table:table-cell office:value-type="float" office:value="-0.00587292388082" calcext:value-type="float">
            <text:p>-0.0058729239</text:p>
          </table:table-cell>
          <table:table-cell office:value-type="float" office:value="0.00274688990048" calcext:value-type="float">
            <text:p>0.0027468899</text:p>
          </table:table-cell>
          <table:table-cell office:value-type="float" office:value="0.0109148705378" calcext:value-type="float">
            <text:p>0.0109148705</text:p>
          </table:table-cell>
          <table:table-cell office:value-type="float" office:value="0.0160246384199" calcext:value-type="float">
            <text:p>0.0160246384</text:p>
          </table:table-cell>
          <table:table-cell office:value-type="float" office:value="0.142388209701" calcext:value-type="float">
            <text:p>0.1423882097</text:p>
          </table:table-cell>
          <table:table-cell office:value-type="float" office:value="0.137767185376" calcext:value-type="float">
            <text:p>0.1377671854</text:p>
          </table:table-cell>
          <table:table-cell office:value-type="float" office:value="-0.00975014508566" calcext:value-type="float">
            <text:p>-0.0097501451</text:p>
          </table:table-cell>
          <table:table-cell office:value-type="float" office:value="0.0126705274104" calcext:value-type="float">
            <text:p>0.0126705274</text:p>
          </table:table-cell>
          <table:table-cell office:value-type="float" office:value="-0.00540042996375" calcext:value-type="float">
            <text:p>-0.00540043</text:p>
          </table:table-cell>
          <table:table-cell office:value-type="float" office:value="0.00657085971623" calcext:value-type="float">
            <text:p>0.0065708597</text:p>
          </table:table-cell>
          <table:table-cell office:value-type="float" office:value="-0.0168490034824" calcext:value-type="float">
            <text:p>-0.0168490035</text:p>
          </table:table-cell>
          <table:table-cell office:value-type="float" office:value="0.015029769452" calcext:value-type="float">
            <text:p>0.0150297695</text:p>
          </table:table-cell>
          <table:table-cell office:value-type="float" office:value="-0.999795949992" calcext:value-type="float">
            <text:p>-0.99979595</text:p>
          </table:table-cell>
          <table:table-cell office:value-type="float" office:value="0.999785158623" calcext:value-type="float">
            <text:p>0.9997851586</text:p>
          </table:table-cell>
        </table:table-row>
        <table:table-row table:style-name="ro1">
          <table:table-cell office:value-type="float" office:value="1.61144588197164E+018" calcext:value-type="float">
            <text:p>1.61144588197164E+018</text:p>
          </table:table-cell>
          <table:table-cell office:value-type="float" office:value="1.61144588189572E+018" calcext:value-type="float">
            <text:p>1.61144588189572E+018</text:p>
          </table:table-cell>
          <table:table-cell office:value-type="float" office:value="75" calcext:value-type="float">
            <text:p>75</text:p>
          </table:table-cell>
          <table:table-cell office:value-type="float" office:value="-0.00420842925087" calcext:value-type="float">
            <text:p>-0.0042084293</text:p>
          </table:table-cell>
          <table:table-cell office:value-type="float" office:value="0.00272664450359" calcext:value-type="float">
            <text:p>0.0027266445</text:p>
          </table:table-cell>
          <table:table-cell office:value-type="float" office:value="0.010599934496" calcext:value-type="float">
            <text:p>0.0105999345</text:p>
          </table:table-cell>
          <table:table-cell office:value-type="float" office:value="0.0165782706684" calcext:value-type="float">
            <text:p>0.0165782707</text:p>
          </table:table-cell>
          <table:table-cell office:value-type="float" office:value="0.141375169158" calcext:value-type="float">
            <text:p>0.1413751692</text:p>
          </table:table-cell>
          <table:table-cell office:value-type="float" office:value="0.134833382175" calcext:value-type="float">
            <text:p>0.1348333822</text:p>
          </table:table-cell>
          <table:table-cell office:value-type="float" office:value="-0.00742938600115" calcext:value-type="float">
            <text:p>-0.007429386</text:p>
          </table:table-cell>
          <table:table-cell office:value-type="float" office:value="0.00964307469835" calcext:value-type="float">
            <text:p>0.0096430747</text:p>
          </table:table-cell>
          <table:table-cell office:value-type="float" office:value="-0.00317741962837" calcext:value-type="float">
            <text:p>-0.0031774196</text:p>
          </table:table-cell>
          <table:table-cell office:value-type="float" office:value="0.00251598077406" calcext:value-type="float">
            <text:p>0.0025159808</text:p>
          </table:table-cell>
          <table:table-cell office:value-type="float" office:value="-0.0170511397678" calcext:value-type="float">
            <text:p>-0.0170511398</text:p>
          </table:table-cell>
          <table:table-cell office:value-type="float" office:value="0.0154703340499" calcext:value-type="float">
            <text:p>0.015470334</text:p>
          </table:table-cell>
          <table:table-cell office:value-type="float" office:value="-0.999821996744" calcext:value-type="float">
            <text:p>-0.9998219967</text:p>
          </table:table-cell>
          <table:table-cell office:value-type="float" office:value="0.999830648436" calcext:value-type="float">
            <text:p>0.9998306484</text:p>
          </table:table-cell>
        </table:table-row>
        <table:table-row table:style-name="ro1">
          <table:table-cell office:value-type="float" office:value="1.61144588200371E+018" calcext:value-type="float">
            <text:p>1.61144588200371E+018</text:p>
          </table:table-cell>
          <table:table-cell office:value-type="float" office:value="1.61144588192892E+018" calcext:value-type="float">
            <text:p>1.61144588192892E+018</text:p>
          </table:table-cell>
          <table:table-cell office:value-type="float" office:value="74" calcext:value-type="float">
            <text:p>74</text:p>
          </table:table-cell>
          <table:table-cell office:value-type="float" office:value="-0.00264081778005" calcext:value-type="float">
            <text:p>-0.0026408178</text:p>
          </table:table-cell>
          <table:table-cell office:value-type="float" office:value="0.00340998993281" calcext:value-type="float">
            <text:p>0.0034099899</text:p>
          </table:table-cell>
          <table:table-cell office:value-type="float" office:value="0.0102628814057" calcext:value-type="float">
            <text:p>0.0102628814</text:p>
          </table:table-cell>
          <table:table-cell office:value-type="float" office:value="0.0166247218942" calcext:value-type="float">
            <text:p>0.0166247219</text:p>
          </table:table-cell>
          <table:table-cell office:value-type="float" office:value="0.140370249748" calcext:value-type="float">
            <text:p>0.1403702497</text:p>
          </table:table-cell>
          <table:table-cell office:value-type="float" office:value="0.132939958036" calcext:value-type="float">
            <text:p>0.132939958</text:p>
          </table:table-cell>
          <table:table-cell office:value-type="float" office:value="-0.00645797341823" calcext:value-type="float">
            <text:p>-0.0064579734</text:p>
          </table:table-cell>
          <table:table-cell office:value-type="float" office:value="0.00826126773346" calcext:value-type="float">
            <text:p>0.0082612677</text:p>
          </table:table-cell>
          <table:table-cell office:value-type="float" office:value="-0.00213472585864" calcext:value-type="float">
            <text:p>-0.0021347259</text:p>
          </table:table-cell>
          <table:table-cell office:value-type="float" office:value="0.00303495526624" calcext:value-type="float">
            <text:p>0.0030349553</text:p>
          </table:table-cell>
          <table:table-cell office:value-type="float" office:value="-0.0171618595388" calcext:value-type="float">
            <text:p>-0.0171618595</text:p>
          </table:table-cell>
          <table:table-cell office:value-type="float" office:value="0.015845464534" calcext:value-type="float">
            <text:p>0.0158454645</text:p>
          </table:table-cell>
          <table:table-cell office:value-type="float" office:value="-0.999829625324" calcext:value-type="float">
            <text:p>-0.9998296253</text:p>
          </table:table-cell>
          <table:table-cell office:value-type="float" office:value="0.999835705299" calcext:value-type="float">
            <text:p>0.9998357053</text:p>
          </table:table-cell>
        </table:table-row>
        <table:table-row table:style-name="ro1">
          <table:table-cell office:value-type="float" office:value="1.61144588203942E+018" calcext:value-type="float">
            <text:p>1.61144588203942E+018</text:p>
          </table:table-cell>
          <table:table-cell office:value-type="float" office:value="1.61144588196223E+018" calcext:value-type="float">
            <text:p>1.61144588196223E+018</text:p>
          </table:table-cell>
          <table:table-cell office:value-type="float" office:value="77" calcext:value-type="float">
            <text:p>77</text:p>
          </table:table-cell>
          <table:table-cell office:value-type="float" office:value="-0.000821026274934" calcext:value-type="float">
            <text:p>-0.0008210263</text:p>
          </table:table-cell>
          <table:table-cell office:value-type="float" office:value="0.00363899919279" calcext:value-type="float">
            <text:p>0.0036389992</text:p>
          </table:table-cell>
          <table:table-cell office:value-type="float" office:value="0.00992648862302" calcext:value-type="float">
            <text:p>0.0099264886</text:p>
          </table:table-cell>
          <table:table-cell office:value-type="float" office:value="0.0169815624734" calcext:value-type="float">
            <text:p>0.0169815625</text:p>
          </table:table-cell>
          <table:table-cell office:value-type="float" office:value="0.139077872038" calcext:value-type="float">
            <text:p>0.139077872</text:p>
          </table:table-cell>
          <table:table-cell office:value-type="float" office:value="0.1302456166" calcext:value-type="float">
            <text:p>0.1302456166</text:p>
          </table:table-cell>
          <table:table-cell office:value-type="float" office:value="-0.0047202473296" calcext:value-type="float">
            <text:p>-0.0047202473</text:p>
          </table:table-cell>
          <table:table-cell office:value-type="float" office:value="0.00526468512275" calcext:value-type="float">
            <text:p>0.0052646851</text:p>
          </table:table-cell>
          <table:table-cell office:value-type="float" office:value="-0.00013089938576" calcext:value-type="float">
            <text:p>-0.0001308994</text:p>
          </table:table-cell>
          <table:table-cell office:value-type="float" office:value="-0.000869325801708" calcext:value-type="float">
            <text:p>-0.0008693258</text:p>
          </table:table-cell>
          <table:table-cell office:value-type="float" office:value="-0.0174673398969" calcext:value-type="float">
            <text:p>-0.0174673399</text:p>
          </table:table-cell>
          <table:table-cell office:value-type="float" office:value="0.0163135483417" calcext:value-type="float">
            <text:p>0.0163135483</text:p>
          </table:table-cell>
          <table:table-cell office:value-type="float" office:value="-0.999836284526" calcext:value-type="float">
            <text:p>-0.9998362845</text:p>
          </table:table-cell>
          <table:table-cell office:value-type="float" office:value="0.999852674817" calcext:value-type="float">
            <text:p>0.9998526748</text:p>
          </table:table-cell>
        </table:table-row>
        <table:table-row table:style-name="ro1">
          <table:table-cell office:value-type="float" office:value="1.61144588207317E+018" calcext:value-type="float">
            <text:p>1.61144588207317E+018</text:p>
          </table:table-cell>
          <table:table-cell office:value-type="float" office:value="1.6114458820289E+018" calcext:value-type="float">
            <text:p>1.6114458820289E+018</text:p>
          </table:table-cell>
          <table:table-cell office:value-type="float" office:value="44" calcext:value-type="float">
            <text:p>44</text:p>
          </table:table-cell>
          <table:table-cell office:value-type="float" office:value="0.000356774253305" calcext:value-type="float">
            <text:p>0.0003567743</text:p>
          </table:table-cell>
          <table:table-cell office:value-type="float" office:value="0.00473863565245" calcext:value-type="float">
            <text:p>0.0047386357</text:p>
          </table:table-cell>
          <table:table-cell office:value-type="float" office:value="0.00969688873738" calcext:value-type="float">
            <text:p>0.0096968887</text:p>
          </table:table-cell>
          <table:table-cell office:value-type="float" office:value="0.0174028924671" calcext:value-type="float">
            <text:p>0.0174028925</text:p>
          </table:table-cell>
          <table:table-cell office:value-type="float" office:value="0.1385807693" calcext:value-type="float">
            <text:p>0.1385807693</text:p>
          </table:table-cell>
          <table:table-cell office:value-type="float" office:value="0.126010183254" calcext:value-type="float">
            <text:p>0.1260101833</text:p>
          </table:table-cell>
          <table:table-cell office:value-type="float" office:value="-0.00488083258469" calcext:value-type="float">
            <text:p>-0.0048808326</text:p>
          </table:table-cell>
          <table:table-cell office:value-type="float" office:value="0.00100051133492" calcext:value-type="float">
            <text:p>0.0010005113</text:p>
          </table:table-cell>
          <table:table-cell office:value-type="float" office:value="0.000680914277102" calcext:value-type="float">
            <text:p>0.0006809143</text:p>
          </table:table-cell>
          <table:table-cell office:value-type="float" office:value="-0.00392626009235" calcext:value-type="float">
            <text:p>-0.0039262601</text:p>
          </table:table-cell>
          <table:table-cell office:value-type="float" office:value="-0.0182289334494" calcext:value-type="float">
            <text:p>-0.0182289334</text:p>
          </table:table-cell>
          <table:table-cell office:value-type="float" office:value="0.0165337574838" calcext:value-type="float">
            <text:p>0.0165337575</text:p>
          </table:table-cell>
          <table:table-cell office:value-type="float" office:value="-0.999821701717" calcext:value-type="float">
            <text:p>-0.9998217017</text:p>
          </table:table-cell>
          <table:table-cell office:value-type="float" office:value="0.999855086579" calcext:value-type="float">
            <text:p>0.9998550866</text:p>
          </table:table-cell>
        </table:table-row>
        <table:table-row table:style-name="ro1">
          <table:table-cell office:value-type="float" office:value="1.61144588210558E+018" calcext:value-type="float">
            <text:p>1.61144588210558E+018</text:p>
          </table:table-cell>
          <table:table-cell office:value-type="float" office:value="1.61144588206222E+018" calcext:value-type="float">
            <text:p>1.61144588206222E+018</text:p>
          </table:table-cell>
          <table:table-cell office:value-type="float" office:value="43" calcext:value-type="float">
            <text:p>43</text:p>
          </table:table-cell>
          <table:table-cell office:value-type="float" office:value="0.00148050370626" calcext:value-type="float">
            <text:p>0.0014805037</text:p>
          </table:table-cell>
          <table:table-cell office:value-type="float" office:value="0.00481971097487" calcext:value-type="float">
            <text:p>0.004819711</text:p>
          </table:table-cell>
          <table:table-cell office:value-type="float" office:value="0.0095159271732" calcext:value-type="float">
            <text:p>0.0095159272</text:p>
          </table:table-cell>
          <table:table-cell office:value-type="float" office:value="0.0175640476536" calcext:value-type="float">
            <text:p>0.0175640477</text:p>
          </table:table-cell>
          <table:table-cell office:value-type="float" office:value="0.138460248709" calcext:value-type="float">
            <text:p>0.1384602487</text:p>
          </table:table-cell>
          <table:table-cell office:value-type="float" office:value="0.124604604182" calcext:value-type="float">
            <text:p>0.1246046042</text:p>
          </table:table-cell>
          <table:table-cell office:value-type="float" office:value="-0.00526405445114" calcext:value-type="float">
            <text:p>-0.0052640545</text:p>
          </table:table-cell>
          <table:table-cell office:value-type="float" office:value="0.000411534875392" calcext:value-type="float">
            <text:p>0.0004115349</text:p>
          </table:table-cell>
          <table:table-cell office:value-type="float" office:value="0.000903907654945" calcext:value-type="float">
            <text:p>0.0009039077</text:p>
          </table:table-cell>
          <table:table-cell office:value-type="float" office:value="-0.00402102154945" calcext:value-type="float">
            <text:p>-0.0040210215</text:p>
          </table:table-cell>
          <table:table-cell office:value-type="float" office:value="-0.0184025363185" calcext:value-type="float">
            <text:p>-0.0184025363</text:p>
          </table:table-cell>
          <table:table-cell office:value-type="float" office:value="0.0171733334416" calcext:value-type="float">
            <text:p>0.0171733334</text:p>
          </table:table-cell>
          <table:table-cell office:value-type="float" office:value="-0.99981643336" calcext:value-type="float">
            <text:p>-0.9998164334</text:p>
          </table:table-cell>
          <table:table-cell office:value-type="float" office:value="0.999844345125" calcext:value-type="float">
            <text:p>0.9998443451</text:p>
          </table:table-cell>
        </table:table-row>
        <table:table-row table:style-name="ro1">
          <table:table-cell office:value-type="float" office:value="1.61144588213982E+018" calcext:value-type="float">
            <text:p>1.61144588213982E+018</text:p>
          </table:table-cell>
          <table:table-cell office:value-type="float" office:value="1.6114458820956E+018" calcext:value-type="float">
            <text:p>1.6114458820956E+018</text:p>
          </table:table-cell>
          <table:table-cell office:value-type="float" office:value="44" calcext:value-type="float">
            <text:p>44</text:p>
          </table:table-cell>
          <table:table-cell office:value-type="float" office:value="0.00302345165983" calcext:value-type="float">
            <text:p>0.0030234517</text:p>
          </table:table-cell>
          <table:table-cell office:value-type="float" office:value="0.00477259050496" calcext:value-type="float">
            <text:p>0.0047725905</text:p>
          </table:table-cell>
          <table:table-cell office:value-type="float" office:value="0.00932097155601" calcext:value-type="float">
            <text:p>0.0093209716</text:p>
          </table:table-cell>
          <table:table-cell office:value-type="float" office:value="0.0174997321521" calcext:value-type="float">
            <text:p>0.0174997322</text:p>
          </table:table-cell>
          <table:table-cell office:value-type="float" office:value="0.13791038096" calcext:value-type="float">
            <text:p>0.137910381</text:p>
          </table:table-cell>
          <table:table-cell office:value-type="float" office:value="0.123997417288" calcext:value-type="float">
            <text:p>0.1239974173</text:p>
          </table:table-cell>
          <table:table-cell office:value-type="float" office:value="-0.0059654315171" calcext:value-type="float">
            <text:p>-0.0059654315</text:p>
          </table:table-cell>
          <table:table-cell office:value-type="float" office:value="0.000521589017857" calcext:value-type="float">
            <text:p>0.000521589</text:p>
          </table:table-cell>
          <table:table-cell office:value-type="float" office:value="0.00173919283189" calcext:value-type="float">
            <text:p>0.0017391928</text:p>
          </table:table-cell>
          <table:table-cell office:value-type="float" office:value="-0.0056437341058" calcext:value-type="float">
            <text:p>-0.0056437341</text:p>
          </table:table-cell>
          <table:table-cell office:value-type="float" office:value="-0.0191870156098" calcext:value-type="float">
            <text:p>-0.0191870156</text:p>
          </table:table-cell>
          <table:table-cell office:value-type="float" office:value="0.0171495014381" calcext:value-type="float">
            <text:p>0.0171495014</text:p>
          </table:table-cell>
          <table:table-cell office:value-type="float" office:value="-0.999796666489" calcext:value-type="float">
            <text:p>-0.9997966665</text:p>
          </table:table-cell>
          <table:table-cell office:value-type="float" office:value="0.999836860015" calcext:value-type="float">
            <text:p>0.99983686</text:p>
          </table:table-cell>
        </table:table-row>
        <table:table-row table:style-name="ro1">
          <table:table-cell office:value-type="float" office:value="1.61144588217161E+018" calcext:value-type="float">
            <text:p>1.61144588217161E+018</text:p>
          </table:table-cell>
          <table:table-cell office:value-type="float" office:value="1.61144588212891E+018" calcext:value-type="float">
            <text:p>1.61144588212891E+018</text:p>
          </table:table-cell>
          <table:table-cell office:value-type="float" office:value="42" calcext:value-type="float">
            <text:p>42</text:p>
          </table:table-cell>
          <table:table-cell office:value-type="float" office:value="0.00422792881727" calcext:value-type="float">
            <text:p>0.0042279288</text:p>
          </table:table-cell>
          <table:table-cell office:value-type="float" office:value="0.00476715732362" calcext:value-type="float">
            <text:p>0.0047671573</text:p>
          </table:table-cell>
          <table:table-cell office:value-type="float" office:value="0.00926374085248" calcext:value-type="float">
            <text:p>0.0092637409</text:p>
          </table:table-cell>
          <table:table-cell office:value-type="float" office:value="0.0169438573883" calcext:value-type="float">
            <text:p>0.0169438574</text:p>
          </table:table-cell>
          <table:table-cell office:value-type="float" office:value="0.137225240469" calcext:value-type="float">
            <text:p>0.1372252405</text:p>
          </table:table-cell>
          <table:table-cell office:value-type="float" office:value="0.124173513179" calcext:value-type="float">
            <text:p>0.1241735132</text:p>
          </table:table-cell>
          <table:table-cell office:value-type="float" office:value="-0.00553704172921" calcext:value-type="float">
            <text:p>-0.0055370417</text:p>
          </table:table-cell>
          <table:table-cell office:value-type="float" office:value="0.0014611494843" calcext:value-type="float">
            <text:p>0.0014611495</text:p>
          </table:table-cell>
          <table:table-cell office:value-type="float" office:value="0.00141021824001" calcext:value-type="float">
            <text:p>0.0014102182</text:p>
          </table:table-cell>
          <table:table-cell office:value-type="float" office:value="-0.00576495338912" calcext:value-type="float">
            <text:p>-0.0057649534</text:p>
          </table:table-cell>
          <table:table-cell office:value-type="float" office:value="-0.0193554765633" calcext:value-type="float">
            <text:p>-0.0193554766</text:p>
          </table:table-cell>
          <table:table-cell office:value-type="float" office:value="0.0183297260387" calcext:value-type="float">
            <text:p>0.018329726</text:p>
          </table:table-cell>
          <table:table-cell office:value-type="float" office:value="-0.999796371461" calcext:value-type="float">
            <text:p>-0.9997963715</text:p>
          </table:table-cell>
          <table:table-cell office:value-type="float" office:value="0.999814296423" calcext:value-type="float">
            <text:p>0.9998142964</text:p>
          </table:table-cell>
        </table:table-row>
        <table:table-row table:style-name="ro1">
          <table:table-cell office:value-type="float" office:value="1.61144588220493E+018" calcext:value-type="float">
            <text:p>1.61144588220493E+018</text:p>
          </table:table-cell>
          <table:table-cell office:value-type="float" office:value="1.61144588216224E+018" calcext:value-type="float">
            <text:p>1.61144588216224E+018</text:p>
          </table:table-cell>
          <table:table-cell office:value-type="float" office:value="42" calcext:value-type="float">
            <text:p>42</text:p>
          </table:table-cell>
          <table:table-cell office:value-type="float" office:value="0.00547079788521" calcext:value-type="float">
            <text:p>0.0054707979</text:p>
          </table:table-cell>
          <table:table-cell office:value-type="float" office:value="0.00463863498598" calcext:value-type="float">
            <text:p>0.004638635</text:p>
          </table:table-cell>
          <table:table-cell office:value-type="float" office:value="0.00938317272812" calcext:value-type="float">
            <text:p>0.0093831727</text:p>
          </table:table-cell>
          <table:table-cell office:value-type="float" office:value="0.0166918922022" calcext:value-type="float">
            <text:p>0.0166918922</text:p>
          </table:table-cell>
          <table:table-cell office:value-type="float" office:value="0.136405929923" calcext:value-type="float">
            <text:p>0.1364059299</text:p>
          </table:table-cell>
          <table:table-cell office:value-type="float" office:value="0.123644981835" calcext:value-type="float">
            <text:p>0.1236449818</text:p>
          </table:table-cell>
          <table:table-cell office:value-type="float" office:value="-0.00538110843252" calcext:value-type="float">
            <text:p>-0.0053811084</text:p>
          </table:table-cell>
          <table:table-cell office:value-type="float" office:value="0.00128805243939" calcext:value-type="float">
            <text:p>0.0012880524</text:p>
          </table:table-cell>
          <table:table-cell office:value-type="float" office:value="0.00123906367484" calcext:value-type="float">
            <text:p>0.0012390637</text:p>
          </table:table-cell>
          <table:table-cell office:value-type="float" office:value="-0.00665271593285" calcext:value-type="float">
            <text:p>-0.0066527159</text:p>
          </table:table-cell>
          <table:table-cell office:value-type="float" office:value="-0.019602625683" calcext:value-type="float">
            <text:p>-0.0196026257</text:p>
          </table:table-cell>
          <table:table-cell office:value-type="float" office:value="0.0186883719046" calcext:value-type="float">
            <text:p>0.0186883719</text:p>
          </table:table-cell>
          <table:table-cell office:value-type="float" office:value="-0.999792662538" calcext:value-type="float">
            <text:p>-0.9997926625</text:p>
          </table:table-cell>
          <table:table-cell office:value-type="float" office:value="0.999802381914" calcext:value-type="float">
            <text:p>0.9998023819</text:p>
          </table:table-cell>
        </table:table-row>
        <table:table-row table:style-name="ro1">
          <table:table-cell office:value-type="float" office:value="1.61144588223909E+018" calcext:value-type="float">
            <text:p>1.61144588223909E+018</text:p>
          </table:table-cell>
          <table:table-cell office:value-type="float" office:value="1.61144588219557E+018" calcext:value-type="float">
            <text:p>1.61144588219557E+018</text:p>
          </table:table-cell>
          <table:table-cell office:value-type="float" office:value="43" calcext:value-type="float">
            <text:p>43</text:p>
          </table:table-cell>
          <table:table-cell office:value-type="float" office:value="0.0070662656799" calcext:value-type="float">
            <text:p>0.0070662657</text:p>
          </table:table-cell>
          <table:table-cell office:value-type="float" office:value="0.00492352040645" calcext:value-type="float">
            <text:p>0.0049235204</text:p>
          </table:table-cell>
          <table:table-cell office:value-type="float" office:value="0.00967998430133" calcext:value-type="float">
            <text:p>0.0096799843</text:p>
          </table:table-cell>
          <table:table-cell office:value-type="float" office:value="0.0168058752054" calcext:value-type="float">
            <text:p>0.0168058752</text:p>
          </table:table-cell>
          <table:table-cell office:value-type="float" office:value="0.13523362577" calcext:value-type="float">
            <text:p>0.1352336258</text:p>
          </table:table-cell>
          <table:table-cell office:value-type="float" office:value="0.123601302186" calcext:value-type="float">
            <text:p>0.1236013022</text:p>
          </table:table-cell>
          <table:table-cell office:value-type="float" office:value="-0.005064728669" calcext:value-type="float">
            <text:p>-0.0050647287</text:p>
          </table:table-cell>
          <table:table-cell office:value-type="float" office:value="0.000952962631385" calcext:value-type="float">
            <text:p>0.0009529626</text:p>
          </table:table-cell>
          <table:table-cell office:value-type="float" office:value="0.00102230160977" calcext:value-type="float">
            <text:p>0.0010223016</text:p>
          </table:table-cell>
          <table:table-cell office:value-type="float" office:value="-0.0055155736289" calcext:value-type="float">
            <text:p>-0.0055155736</text:p>
          </table:table-cell>
          <table:table-cell office:value-type="float" office:value="-0.0200983569151" calcext:value-type="float">
            <text:p>-0.0200983569</text:p>
          </table:table-cell>
          <table:table-cell office:value-type="float" office:value="0.0187597346009" calcext:value-type="float">
            <text:p>0.0187597346</text:p>
          </table:table-cell>
          <table:table-cell office:value-type="float" office:value="-0.99978473893" calcext:value-type="float">
            <text:p>-0.9997847389</text:p>
          </table:table-cell>
          <table:table-cell office:value-type="float" office:value="0.999808340885" calcext:value-type="float">
            <text:p>0.9998083409</text:p>
          </table:table-cell>
        </table:table-row>
        <table:table-row table:style-name="ro1">
          <table:table-cell office:value-type="float" office:value="1.61144588227176E+018" calcext:value-type="float">
            <text:p>1.61144588227176E+018</text:p>
          </table:table-cell>
          <table:table-cell office:value-type="float" office:value="1.6114458822289E+018" calcext:value-type="float">
            <text:p>1.6114458822289E+018</text:p>
          </table:table-cell>
          <table:table-cell office:value-type="float" office:value="42" calcext:value-type="float">
            <text:p>42</text:p>
          </table:table-cell>
          <table:table-cell office:value-type="float" office:value="0.00827050954103" calcext:value-type="float">
            <text:p>0.0082705095</text:p>
          </table:table-cell>
          <table:table-cell office:value-type="float" office:value="0.00519081935074" calcext:value-type="float">
            <text:p>0.0051908194</text:p>
          </table:table-cell>
          <table:table-cell office:value-type="float" office:value="0.00990203674883" calcext:value-type="float">
            <text:p>0.0099020367</text:p>
          </table:table-cell>
          <table:table-cell office:value-type="float" office:value="0.0169170294754" calcext:value-type="float">
            <text:p>0.0169170295</text:p>
          </table:table-cell>
          <table:table-cell office:value-type="float" office:value="0.134173244238" calcext:value-type="float">
            <text:p>0.1341732442</text:p>
          </table:table-cell>
          <table:table-cell office:value-type="float" office:value="0.123626305256" calcext:value-type="float">
            <text:p>0.1236263053</text:p>
          </table:table-cell>
          <table:table-cell office:value-type="float" office:value="-0.00453636013564" calcext:value-type="float">
            <text:p>-0.0045363601</text:p>
          </table:table-cell>
          <table:table-cell office:value-type="float" office:value="0.000576287883311" calcext:value-type="float">
            <text:p>0.0005762879</text:p>
          </table:table-cell>
          <table:table-cell office:value-type="float" office:value="0.000610576455294" calcext:value-type="float">
            <text:p>0.0006105765</text:p>
          </table:table-cell>
          <table:table-cell office:value-type="float" office:value="-0.00577860358974" calcext:value-type="float">
            <text:p>-0.0057786036</text:p>
          </table:table-cell>
          <table:table-cell office:value-type="float" office:value="-0.0205632788011" calcext:value-type="float">
            <text:p>-0.0205632788</text:p>
          </table:table-cell>
          <table:table-cell office:value-type="float" office:value="0.0193948184982" calcext:value-type="float">
            <text:p>0.0193948185</text:p>
          </table:table-cell>
          <table:table-cell office:value-type="float" office:value="-0.999778121875" calcext:value-type="float">
            <text:p>-0.9997781219</text:p>
          </table:table-cell>
          <table:table-cell office:value-type="float" office:value="0.999795025234" calcext:value-type="float">
            <text:p>0.9997950252</text:p>
          </table:table-cell>
        </table:table-row>
        <table:table-row table:style-name="ro1">
          <table:table-cell office:value-type="float" office:value="1.61144588230534E+018" calcext:value-type="float">
            <text:p>1.61144588230534E+018</text:p>
          </table:table-cell>
          <table:table-cell office:value-type="float" office:value="1.61144588226223E+018" calcext:value-type="float">
            <text:p>1.61144588226223E+018</text:p>
          </table:table-cell>
          <table:table-cell office:value-type="float" office:value="43" calcext:value-type="float">
            <text:p>43</text:p>
          </table:table-cell>
          <table:table-cell office:value-type="float" office:value="0.00949525181204" calcext:value-type="float">
            <text:p>0.0094952518</text:p>
          </table:table-cell>
          <table:table-cell office:value-type="float" office:value="0.00552266224766" calcext:value-type="float">
            <text:p>0.0055226622</text:p>
          </table:table-cell>
          <table:table-cell office:value-type="float" office:value="0.0101492488757" calcext:value-type="float">
            <text:p>0.0101492489</text:p>
          </table:table-cell>
          <table:table-cell office:value-type="float" office:value="0.0171239521025" calcext:value-type="float">
            <text:p>0.0171239521</text:p>
          </table:table-cell>
          <table:table-cell office:value-type="float" office:value="0.132996812463" calcext:value-type="float">
            <text:p>0.1329968125</text:p>
          </table:table-cell>
          <table:table-cell office:value-type="float" office:value="0.12346092688" calcext:value-type="float">
            <text:p>0.1234609269</text:p>
          </table:table-cell>
          <table:table-cell office:value-type="float" office:value="-0.004122660994" calcext:value-type="float">
            <text:p>-0.004122661</text:p>
          </table:table-cell>
          <table:table-cell office:value-type="float" office:value="0.000301240036079" calcext:value-type="float">
            <text:p>0.00030124</text:p>
          </table:table-cell>
          <table:table-cell office:value-type="float" office:value="0.000309897051386" calcext:value-type="float">
            <text:p>0.0003098971</text:p>
          </table:table-cell>
          <table:table-cell office:value-type="float" office:value="-0.00525829917468" calcext:value-type="float">
            <text:p>-0.0052582992</text:p>
          </table:table-cell>
          <table:table-cell office:value-type="float" office:value="-0.0207860670423" calcext:value-type="float">
            <text:p>-0.020786067</text:p>
          </table:table-cell>
          <table:table-cell office:value-type="float" office:value="0.0198214402886" calcext:value-type="float">
            <text:p>0.0198214403</text:p>
          </table:table-cell>
          <table:table-cell office:value-type="float" office:value="-0.999775424477" calcext:value-type="float">
            <text:p>-0.9997754245</text:p>
          </table:table-cell>
          <table:table-cell office:value-type="float" office:value="0.999789650819" calcext:value-type="float">
            <text:p>0.9997896508</text:p>
          </table:table-cell>
        </table:table-row>
        <table:table-row table:style-name="ro1">
          <table:table-cell office:value-type="float" office:value="1.61144588233962E+018" calcext:value-type="float">
            <text:p>1.61144588233962E+018</text:p>
          </table:table-cell>
          <table:table-cell office:value-type="float" office:value="1.61144588229557E+018" calcext:value-type="float">
            <text:p>1.61144588229557E+018</text:p>
          </table:table-cell>
          <table:table-cell office:value-type="float" office:value="44" calcext:value-type="float">
            <text:p>44</text:p>
          </table:table-cell>
          <table:table-cell office:value-type="float" office:value="0.0111269215122" calcext:value-type="float">
            <text:p>0.0111269215</text:p>
          </table:table-cell>
          <table:table-cell office:value-type="float" office:value="0.00600070670646" calcext:value-type="float">
            <text:p>0.0060007067</text:p>
          </table:table-cell>
          <table:table-cell office:value-type="float" office:value="0.010731138289" calcext:value-type="float">
            <text:p>0.0107311383</text:p>
          </table:table-cell>
          <table:table-cell office:value-type="float" office:value="0.0173686423467" calcext:value-type="float">
            <text:p>0.0173686423</text:p>
          </table:table-cell>
          <table:table-cell office:value-type="float" office:value="0.13140399754" calcext:value-type="float">
            <text:p>0.1314039975</text:p>
          </table:table-cell>
          <table:table-cell office:value-type="float" office:value="0.123086764096" calcext:value-type="float">
            <text:p>0.1230867641</text:p>
          </table:table-cell>
          <table:table-cell office:value-type="float" office:value="-0.00345765188385" calcext:value-type="float">
            <text:p>-0.0034576519</text:p>
          </table:table-cell>
          <table:table-cell office:value-type="float" office:value="-0.000400340740967" calcext:value-type="float">
            <text:p>-0.0004003407</text:p>
          </table:table-cell>
          <table:table-cell office:value-type="float" office:value="-0.00023909660206" calcext:value-type="float">
            <text:p>-0.0002390966</text:p>
          </table:table-cell>
          <table:table-cell office:value-type="float" office:value="-0.00514998467386" calcext:value-type="float">
            <text:p>-0.0051499847</text:p>
          </table:table-cell>
          <table:table-cell office:value-type="float" office:value="-0.0210163152757" calcext:value-type="float">
            <text:p>-0.0210163153</text:p>
          </table:table-cell>
          <table:table-cell office:value-type="float" office:value="0.0201466481682" calcext:value-type="float">
            <text:p>0.0201466482</text:p>
          </table:table-cell>
          <table:table-cell office:value-type="float" office:value="-0.9997731064" calcext:value-type="float">
            <text:p>-0.9997731064</text:p>
          </table:table-cell>
          <table:table-cell office:value-type="float" office:value="0.999783679497" calcext:value-type="float">
            <text:p>0.9997836795</text:p>
          </table:table-cell>
        </table:table-row>
        <table:table-row table:style-name="ro1">
          <table:table-cell office:value-type="float" office:value="1.61144588237337E+018" calcext:value-type="float">
            <text:p>1.61144588237337E+018</text:p>
          </table:table-cell>
          <table:table-cell office:value-type="float" office:value="1.6114458823289E+018" calcext:value-type="float">
            <text:p>1.6114458823289E+018</text:p>
          </table:table-cell>
          <table:table-cell office:value-type="float" office:value="44" calcext:value-type="float">
            <text:p>44</text:p>
          </table:table-cell>
          <table:table-cell office:value-type="float" office:value="0.0123282903805" calcext:value-type="float">
            <text:p>0.0123282904</text:p>
          </table:table-cell>
          <table:table-cell office:value-type="float" office:value="0.00677799077848" calcext:value-type="float">
            <text:p>0.0067779908</text:p>
          </table:table-cell>
          <table:table-cell office:value-type="float" office:value="0.0113591011614" calcext:value-type="float">
            <text:p>0.0113591012</text:p>
          </table:table-cell>
          <table:table-cell office:value-type="float" office:value="0.0177987847482" calcext:value-type="float">
            <text:p>0.0177987847</text:p>
          </table:table-cell>
          <table:table-cell office:value-type="float" office:value="0.130142271519" calcext:value-type="float">
            <text:p>0.1301422715</text:p>
          </table:table-cell>
          <table:table-cell office:value-type="float" office:value="0.122978429145" calcext:value-type="float">
            <text:p>0.1229784291</text:p>
          </table:table-cell>
          <table:table-cell office:value-type="float" office:value="-0.00295141126914" calcext:value-type="float">
            <text:p>-0.0029514113</text:p>
          </table:table-cell>
          <table:table-cell office:value-type="float" office:value="-0.000884691698194" calcext:value-type="float">
            <text:p>-0.0008846917</text:p>
          </table:table-cell>
          <table:table-cell office:value-type="float" office:value="-0.00074759339026" calcext:value-type="float">
            <text:p>-0.0007475934</text:p>
          </table:table-cell>
          <table:table-cell office:value-type="float" office:value="-0.00406492529395" calcext:value-type="float">
            <text:p>-0.0040649253</text:p>
          </table:table-cell>
          <table:table-cell office:value-type="float" office:value="-0.0218658271543" calcext:value-type="float">
            <text:p>-0.0218658272</text:p>
          </table:table-cell>
          <table:table-cell office:value-type="float" office:value="0.0200458504104" calcext:value-type="float">
            <text:p>0.0200458504</text:p>
          </table:table-cell>
          <table:table-cell office:value-type="float" office:value="-0.999756331954" calcext:value-type="float">
            <text:p>-0.999756332</text:p>
          </table:table-cell>
          <table:table-cell office:value-type="float" office:value="0.999790394743" calcext:value-type="float">
            <text:p>0.9997903947</text:p>
          </table:table-cell>
        </table:table-row>
        <table:table-row table:style-name="ro1">
          <table:table-cell office:value-type="float" office:value="1.61144588240575E+018" calcext:value-type="float">
            <text:p>1.61144588240575E+018</text:p>
          </table:table-cell>
          <table:table-cell office:value-type="float" office:value="1.6114458823289E+018" calcext:value-type="float">
            <text:p>1.6114458823289E+018</text:p>
          </table:table-cell>
          <table:table-cell office:value-type="float" office:value="76" calcext:value-type="float">
            <text:p>76</text:p>
          </table:table-cell>
          <table:table-cell office:value-type="float" office:value="0.0134933525696" calcext:value-type="float">
            <text:p>0.0134933526</text:p>
          </table:table-cell>
          <table:table-cell office:value-type="float" office:value="0.00677799077848" calcext:value-type="float">
            <text:p>0.0067779908</text:p>
          </table:table-cell>
          <table:table-cell office:value-type="float" office:value="0.0120743187144" calcext:value-type="float">
            <text:p>0.0120743187</text:p>
          </table:table-cell>
          <table:table-cell office:value-type="float" office:value="0.0177987847482" calcext:value-type="float">
            <text:p>0.0177987847</text:p>
          </table:table-cell>
          <table:table-cell office:value-type="float" office:value="0.128844216466" calcext:value-type="float">
            <text:p>0.1288442165</text:p>
          </table:table-cell>
          <table:table-cell office:value-type="float" office:value="0.122978429145" calcext:value-type="float">
            <text:p>0.1229784291</text:p>
          </table:table-cell>
          <table:table-cell office:value-type="float" office:value="-0.00256266767163" calcext:value-type="float">
            <text:p>-0.0025626677</text:p>
          </table:table-cell>
          <table:table-cell office:value-type="float" office:value="-0.000884691698194" calcext:value-type="float">
            <text:p>-0.0008846917</text:p>
          </table:table-cell>
          <table:table-cell office:value-type="float" office:value="-0.00115426948399" calcext:value-type="float">
            <text:p>-0.0011542695</text:p>
          </table:table-cell>
          <table:table-cell office:value-type="float" office:value="-0.00406492529395" calcext:value-type="float">
            <text:p>-0.0040649253</text:p>
          </table:table-cell>
          <table:table-cell office:value-type="float" office:value="-0.0222164046402" calcext:value-type="float">
            <text:p>-0.0222164046</text:p>
          </table:table-cell>
          <table:table-cell office:value-type="float" office:value="0.0200458504104" calcext:value-type="float">
            <text:p>0.0200458504</text:p>
          </table:table-cell>
          <table:table-cell office:value-type="float" office:value="-0.999749251284" calcext:value-type="float">
            <text:p>-0.9997492513</text:p>
          </table:table-cell>
          <table:table-cell office:value-type="float" office:value="0.999790394743" calcext:value-type="float">
            <text:p>0.9997903947</text:p>
          </table:table-cell>
        </table:table-row>
        <table:table-row table:style-name="ro1">
          <table:table-cell office:value-type="float" office:value="1.61144588243966E+018" calcext:value-type="float">
            <text:p>1.61144588243966E+018</text:p>
          </table:table-cell>
          <table:table-cell office:value-type="float" office:value="1.61144588236224E+018" calcext:value-type="float">
            <text:p>1.61144588236224E+018</text:p>
          </table:table-cell>
          <table:table-cell office:value-type="float" office:value="77" calcext:value-type="float">
            <text:p>77</text:p>
          </table:table-cell>
          <table:table-cell office:value-type="float" office:value="0.0150668434799" calcext:value-type="float">
            <text:p>0.0150668435</text:p>
          </table:table-cell>
          <table:table-cell office:value-type="float" office:value="0.0075825371615" calcext:value-type="float">
            <text:p>0.0075825372</text:p>
          </table:table-cell>
          <table:table-cell office:value-type="float" office:value="0.0132874799892" calcext:value-type="float">
            <text:p>0.01328748</text:p>
          </table:table-cell>
          <table:table-cell office:value-type="float" office:value="0.0183483558225" calcext:value-type="float">
            <text:p>0.0183483558</text:p>
          </table:table-cell>
          <table:table-cell office:value-type="float" office:value="0.12723711133" calcext:value-type="float">
            <text:p>0.1272371113</text:p>
          </table:table-cell>
          <table:table-cell office:value-type="float" office:value="0.122529957352" calcext:value-type="float">
            <text:p>0.1225299574</text:p>
          </table:table-cell>
          <table:table-cell office:value-type="float" office:value="-0.00241966382622" calcext:value-type="float">
            <text:p>-0.0024196638</text:p>
          </table:table-cell>
          <table:table-cell office:value-type="float" office:value="-0.00133772118063" calcext:value-type="float">
            <text:p>-0.0013377212</text:p>
          </table:table-cell>
          <table:table-cell office:value-type="float" office:value="-0.00138678072329" calcext:value-type="float">
            <text:p>-0.0013867807</text:p>
          </table:table-cell>
          <table:table-cell office:value-type="float" office:value="-0.00431191926633" calcext:value-type="float">
            <text:p>-0.0043119193</text:p>
          </table:table-cell>
          <table:table-cell office:value-type="float" office:value="-0.0233389859503" calcext:value-type="float">
            <text:p>-0.023338986</text:p>
          </table:table-cell>
          <table:table-cell office:value-type="float" office:value="0.0207215097339" calcext:value-type="float">
            <text:p>0.0207215097</text:p>
          </table:table-cell>
          <table:table-cell office:value-type="float" office:value="-0.999723752441" calcext:value-type="float">
            <text:p>-0.9997237524</text:p>
          </table:table-cell>
          <table:table-cell office:value-type="float" office:value="0.999775081068" calcext:value-type="float">
            <text:p>0.9997750811</text:p>
          </table:table-cell>
        </table:table-row>
        <table:table-row table:style-name="ro1">
          <table:table-cell office:value-type="float" office:value="1.6114458824716E+018" calcext:value-type="float">
            <text:p>1.6114458824716E+018</text:p>
          </table:table-cell>
          <table:table-cell office:value-type="float" office:value="1.61144588239557E+018" calcext:value-type="float">
            <text:p>1.61144588239557E+018</text:p>
          </table:table-cell>
          <table:table-cell office:value-type="float" office:value="76" calcext:value-type="float">
            <text:p>76</text:p>
          </table:table-cell>
          <table:table-cell office:value-type="float" office:value="0.0161350779235" calcext:value-type="float">
            <text:p>0.0161350779</text:p>
          </table:table-cell>
          <table:table-cell office:value-type="float" office:value="0.00835578020254" calcext:value-type="float">
            <text:p>0.0083557802</text:p>
          </table:table-cell>
          <table:table-cell office:value-type="float" office:value="0.0143291698769" calcext:value-type="float">
            <text:p>0.0143291699</text:p>
          </table:table-cell>
          <table:table-cell office:value-type="float" office:value="0.0189108034193" calcext:value-type="float">
            <text:p>0.0189108034</text:p>
          </table:table-cell>
          <table:table-cell office:value-type="float" office:value="0.126048117876" calcext:value-type="float">
            <text:p>0.1260481179</text:p>
          </table:table-cell>
          <table:table-cell office:value-type="float" office:value="0.122249297718" calcext:value-type="float">
            <text:p>0.1222492977</text:p>
          </table:table-cell>
          <table:table-cell office:value-type="float" office:value="-0.00236630986727" calcext:value-type="float">
            <text:p>-0.0023663099</text:p>
          </table:table-cell>
          <table:table-cell office:value-type="float" office:value="-0.00155496470679" calcext:value-type="float">
            <text:p>-0.0015549647</text:p>
          </table:table-cell>
          <table:table-cell office:value-type="float" office:value="-0.00123248506216" calcext:value-type="float">
            <text:p>-0.0012324851</text:p>
          </table:table-cell>
          <table:table-cell office:value-type="float" office:value="-0.00357007025491" calcext:value-type="float">
            <text:p>-0.0035700703</text:p>
          </table:table-cell>
          <table:table-cell office:value-type="float" office:value="-0.0247573116964" calcext:value-type="float">
            <text:p>-0.0247573117</text:p>
          </table:table-cell>
          <table:table-cell office:value-type="float" office:value="0.021435973025" calcext:value-type="float">
            <text:p>0.021435973</text:p>
          </table:table-cell>
          <table:table-cell office:value-type="float" office:value="-0.999689950668" calcext:value-type="float">
            <text:p>-0.9996899507</text:p>
          </table:table-cell>
          <table:table-cell office:value-type="float" office:value="0.999762627617" calcext:value-type="float">
            <text:p>0.9997626276</text:p>
          </table:table-cell>
        </table:table-row>
        <table:table-row table:style-name="ro1">
          <table:table-cell office:value-type="float" office:value="1.61144588250462E+018" calcext:value-type="float">
            <text:p>1.61144588250462E+018</text:p>
          </table:table-cell>
          <table:table-cell office:value-type="float" office:value="1.61144588246224E+018" calcext:value-type="float">
            <text:p>1.61144588246224E+018</text:p>
          </table:table-cell>
          <table:table-cell office:value-type="float" office:value="42" calcext:value-type="float">
            <text:p>42</text:p>
          </table:table-cell>
          <table:table-cell office:value-type="float" office:value="0.016923641786" calcext:value-type="float">
            <text:p>0.0169236418</text:p>
          </table:table-cell>
          <table:table-cell office:value-type="float" office:value="0.0102063216615" calcext:value-type="float">
            <text:p>0.0102063217</text:p>
          </table:table-cell>
          <table:table-cell office:value-type="float" office:value="0.0153047507629" calcext:value-type="float">
            <text:p>0.0153047508</text:p>
          </table:table-cell>
          <table:table-cell office:value-type="float" office:value="0.0208617491661" calcext:value-type="float">
            <text:p>0.0208617492</text:p>
          </table:table-cell>
          <table:table-cell office:value-type="float" office:value="0.124879792333" calcext:value-type="float">
            <text:p>0.1248797923</text:p>
          </table:table-cell>
          <table:table-cell office:value-type="float" office:value="0.122129798234" calcext:value-type="float">
            <text:p>0.1221297982</text:p>
          </table:table-cell>
          <table:table-cell office:value-type="float" office:value="-0.00229902460505" calcext:value-type="float">
            <text:p>-0.0022990246</text:p>
          </table:table-cell>
          <table:table-cell office:value-type="float" office:value="-0.00174292127022" calcext:value-type="float">
            <text:p>-0.0017429213</text:p>
          </table:table-cell>
          <table:table-cell office:value-type="float" office:value="-0.00119768308403" calcext:value-type="float">
            <text:p>-0.0011976831</text:p>
          </table:table-cell>
          <table:table-cell office:value-type="float" office:value="-0.00312985908751" calcext:value-type="float">
            <text:p>-0.0031298591</text:p>
          </table:table-cell>
          <table:table-cell office:value-type="float" office:value="-0.0254472134597" calcext:value-type="float">
            <text:p>-0.0254472135</text:p>
          </table:table-cell>
          <table:table-cell office:value-type="float" office:value="0.0233339935011" calcext:value-type="float">
            <text:p>0.0233339935</text:p>
          </table:table-cell>
          <table:table-cell office:value-type="float" office:value="-0.999672796901" calcext:value-type="float">
            <text:p>-0.9996727969</text:p>
          </table:table-cell>
          <table:table-cell office:value-type="float" office:value="0.999721294557" calcext:value-type="float">
            <text:p>0.9997212946</text:p>
          </table:table-cell>
        </table:table-row>
        <table:table-row table:style-name="ro1">
          <table:table-cell office:value-type="float" office:value="1.61144588253983E+018" calcext:value-type="float">
            <text:p>1.61144588253983E+018</text:p>
          </table:table-cell>
          <table:table-cell office:value-type="float" office:value="1.61144588249557E+018" calcext:value-type="float">
            <text:p>1.61144588249557E+018</text:p>
          </table:table-cell>
          <table:table-cell office:value-type="float" office:value="44" calcext:value-type="float">
            <text:p>44</text:p>
          </table:table-cell>
          <table:table-cell office:value-type="float" office:value="0.0175935477018" calcext:value-type="float">
            <text:p>0.0175935477</text:p>
          </table:table-cell>
          <table:table-cell office:value-type="float" office:value="0.0108688764663" calcext:value-type="float">
            <text:p>0.0108688765</text:p>
          </table:table-cell>
          <table:table-cell office:value-type="float" office:value="0.0160997100174" calcext:value-type="float">
            <text:p>0.01609971</text:p>
          </table:table-cell>
          <table:table-cell office:value-type="float" office:value="0.0220650209602" calcext:value-type="float">
            <text:p>0.022065021</text:p>
          </table:table-cell>
          <table:table-cell office:value-type="float" office:value="0.123392730951" calcext:value-type="float">
            <text:p>0.123392731</text:p>
          </table:table-cell>
          <table:table-cell office:value-type="float" office:value="0.121983109703" calcext:value-type="float">
            <text:p>0.1219831097</text:p>
          </table:table-cell>
          <table:table-cell office:value-type="float" office:value="-0.00218346465536" calcext:value-type="float">
            <text:p>-0.0021834647</text:p>
          </table:table-cell>
          <table:table-cell office:value-type="float" office:value="-0.00167965095246" calcext:value-type="float">
            <text:p>-0.001679651</text:p>
          </table:table-cell>
          <table:table-cell office:value-type="float" office:value="-0.00113424240464" calcext:value-type="float">
            <text:p>-0.0011342424</text:p>
          </table:table-cell>
          <table:table-cell office:value-type="float" office:value="-0.00331736640184" calcext:value-type="float">
            <text:p>-0.0033173664</text:p>
          </table:table-cell>
          <table:table-cell office:value-type="float" office:value="-0.0271308536171" calcext:value-type="float">
            <text:p>-0.0271308536</text:p>
          </table:table-cell>
          <table:table-cell office:value-type="float" office:value="0.0242871920462" calcext:value-type="float">
            <text:p>0.024287192</text:p>
          </table:table-cell>
          <table:table-cell office:value-type="float" office:value="-0.999628922031" calcext:value-type="float">
            <text:p>-0.999628922</text:p>
          </table:table-cell>
          <table:table-cell office:value-type="float" office:value="0.999698095422" calcext:value-type="float">
            <text:p>0.9996980954</text:p>
          </table:table-cell>
        </table:table-row>
        <table:table-row table:style-name="ro1">
          <table:table-cell office:value-type="float" office:value="1.61144588257179E+018" calcext:value-type="float">
            <text:p>1.61144588257179E+018</text:p>
          </table:table-cell>
          <table:table-cell office:value-type="float" office:value="1.61144588252887E+018" calcext:value-type="float">
            <text:p>1.61144588252887E+018</text:p>
          </table:table-cell>
          <table:table-cell office:value-type="float" office:value="42" calcext:value-type="float">
            <text:p>42</text:p>
          </table:table-cell>
          <table:table-cell office:value-type="float" office:value="0.0180020015687" calcext:value-type="float">
            <text:p>0.0180020016</text:p>
          </table:table-cell>
          <table:table-cell office:value-type="float" office:value="0.0110322879156" calcext:value-type="float">
            <text:p>0.0110322879</text:p>
          </table:table-cell>
          <table:table-cell office:value-type="float" office:value="0.01626736857" calcext:value-type="float">
            <text:p>0.0162673686</text:p>
          </table:table-cell>
          <table:table-cell office:value-type="float" office:value="0.0228378211965" calcext:value-type="float">
            <text:p>0.0228378212</text:p>
          </table:table-cell>
          <table:table-cell office:value-type="float" office:value="0.122365891933" calcext:value-type="float">
            <text:p>0.1223658919</text:p>
          </table:table-cell>
          <table:table-cell office:value-type="float" office:value="0.121889424774" calcext:value-type="float">
            <text:p>0.1218894248</text:p>
          </table:table-cell>
          <table:table-cell office:value-type="float" office:value="-0.00204598538099" calcext:value-type="float">
            <text:p>-0.0020459854</text:p>
          </table:table-cell>
          <table:table-cell office:value-type="float" office:value="-0.00181028076237" calcext:value-type="float">
            <text:p>-0.0018102808</text:p>
          </table:table-cell>
          <table:table-cell office:value-type="float" office:value="-0.00108305394583" calcext:value-type="float">
            <text:p>-0.0010830539</text:p>
          </table:table-cell>
          <table:table-cell office:value-type="float" office:value="-0.00355917968932" calcext:value-type="float">
            <text:p>-0.0035591797</text:p>
          </table:table-cell>
          <table:table-cell office:value-type="float" office:value="-0.0275942160697" calcext:value-type="float">
            <text:p>-0.0275942161</text:p>
          </table:table-cell>
          <table:table-cell office:value-type="float" office:value="0.025641250531" calcext:value-type="float">
            <text:p>0.0256412505</text:p>
          </table:table-cell>
          <table:table-cell office:value-type="float" office:value="-0.999616530858" calcext:value-type="float">
            <text:p>-0.9996165309</text:p>
          </table:table-cell>
          <table:table-cell office:value-type="float" office:value="0.999663221905" calcext:value-type="float">
            <text:p>0.9996632219</text:p>
          </table:table-cell>
        </table:table-row>
        <table:table-row table:style-name="ro1">
          <table:table-cell office:value-type="float" office:value="1.61144588260476E+018" calcext:value-type="float">
            <text:p>1.61144588260476E+018</text:p>
          </table:table-cell>
          <table:table-cell office:value-type="float" office:value="1.61144588252887E+018" calcext:value-type="float">
            <text:p>1.61144588252887E+018</text:p>
          </table:table-cell>
          <table:table-cell office:value-type="float" office:value="75" calcext:value-type="float">
            <text:p>75</text:p>
          </table:table-cell>
          <table:table-cell office:value-type="float" office:value="0.0183124616742" calcext:value-type="float">
            <text:p>0.0183124617</text:p>
          </table:table-cell>
          <table:table-cell office:value-type="float" office:value="0.0110322879156" calcext:value-type="float">
            <text:p>0.0110322879</text:p>
          </table:table-cell>
          <table:table-cell office:value-type="float" office:value="0.0163036417216" calcext:value-type="float">
            <text:p>0.0163036417</text:p>
          </table:table-cell>
          <table:table-cell office:value-type="float" office:value="0.0228378211965" calcext:value-type="float">
            <text:p>0.0228378212</text:p>
          </table:table-cell>
          <table:table-cell office:value-type="float" office:value="0.121389754117" calcext:value-type="float">
            <text:p>0.1213897541</text:p>
          </table:table-cell>
          <table:table-cell office:value-type="float" office:value="0.121889424774" calcext:value-type="float">
            <text:p>0.1218894248</text:p>
          </table:table-cell>
          <table:table-cell office:value-type="float" office:value="-0.00192484562483" calcext:value-type="float">
            <text:p>-0.0019248456</text:p>
          </table:table-cell>
          <table:table-cell office:value-type="float" office:value="-0.00181028076237" calcext:value-type="float">
            <text:p>-0.0018102808</text:p>
          </table:table-cell>
          <table:table-cell office:value-type="float" office:value="-0.00107747656776" calcext:value-type="float">
            <text:p>-0.0010774766</text:p>
          </table:table-cell>
          <table:table-cell office:value-type="float" office:value="-0.00355917968932" calcext:value-type="float">
            <text:p>-0.0035591797</text:p>
          </table:table-cell>
          <table:table-cell office:value-type="float" office:value="-0.0274998914227" calcext:value-type="float">
            <text:p>-0.0274998914</text:p>
          </table:table-cell>
          <table:table-cell office:value-type="float" office:value="0.025641250531" calcext:value-type="float">
            <text:p>0.0256412505</text:p>
          </table:table-cell>
          <table:table-cell office:value-type="float" office:value="-0.999619396844" calcext:value-type="float">
            <text:p>-0.9996193968</text:p>
          </table:table-cell>
          <table:table-cell office:value-type="float" office:value="0.999663221905" calcext:value-type="float">
            <text:p>0.9996632219</text:p>
          </table:table-cell>
        </table:table-row>
        <table:table-row table:style-name="ro1">
          <table:table-cell office:value-type="float" office:value="1.61144588263969E+018" calcext:value-type="float">
            <text:p>1.61144588263969E+018</text:p>
          </table:table-cell>
          <table:table-cell office:value-type="float" office:value="1.6114458825622E+018" calcext:value-type="float">
            <text:p>1.6114458825622E+018</text:p>
          </table:table-cell>
          <table:table-cell office:value-type="float" office:value="77" calcext:value-type="float">
            <text:p>77</text:p>
          </table:table-cell>
          <table:table-cell office:value-type="float" office:value="0.0186462625861" calcext:value-type="float">
            <text:p>0.0186462626</text:p>
          </table:table-cell>
          <table:table-cell office:value-type="float" office:value="0.0110948973896" calcext:value-type="float">
            <text:p>0.0110948974</text:p>
          </table:table-cell>
          <table:table-cell office:value-type="float" office:value="0.016478812322" calcext:value-type="float">
            <text:p>0.0164788123</text:p>
          </table:table-cell>
          <table:table-cell office:value-type="float" office:value="0.0231913891906" calcext:value-type="float">
            <text:p>0.0231913892</text:p>
          </table:table-cell>
          <table:table-cell office:value-type="float" office:value="0.120156466961" calcext:value-type="float">
            <text:p>0.120156467</text:p>
          </table:table-cell>
          <table:table-cell office:value-type="float" office:value="0.121884965665" calcext:value-type="float">
            <text:p>0.1218849657</text:p>
          </table:table-cell>
          <table:table-cell office:value-type="float" office:value="-0.00194160628227" calcext:value-type="float">
            <text:p>-0.0019416063</text:p>
          </table:table-cell>
          <table:table-cell office:value-type="float" office:value="-0.00183594980891" calcext:value-type="float">
            <text:p>-0.0018359498</text:p>
          </table:table-cell>
          <table:table-cell office:value-type="float" office:value="-0.00110138004588" calcext:value-type="float">
            <text:p>-0.00110138</text:p>
          </table:table-cell>
          <table:table-cell office:value-type="float" office:value="-0.0031751574596" calcext:value-type="float">
            <text:p>-0.0031751575</text:p>
          </table:table-cell>
          <table:table-cell office:value-type="float" office:value="-0.0274131953553" calcext:value-type="float">
            <text:p>-0.0274131954</text:p>
          </table:table-cell>
          <table:table-cell office:value-type="float" office:value="0.0264842935989" calcext:value-type="float">
            <text:p>0.0264842936</text:p>
          </table:table-cell>
          <table:table-cell office:value-type="float" office:value="-0.99962171492" calcext:value-type="float">
            <text:p>-0.9996217149</text:p>
          </table:table-cell>
          <table:table-cell office:value-type="float" office:value="0.999642488939" calcext:value-type="float">
            <text:p>0.9996424889</text:p>
          </table:table-cell>
        </table:table-row>
        <table:table-row table:style-name="ro1">
          <table:table-cell office:value-type="float" office:value="1.61144588267365E+018" calcext:value-type="float">
            <text:p>1.61144588267365E+018</text:p>
          </table:table-cell>
          <table:table-cell office:value-type="float" office:value="1.61144588262887E+018" calcext:value-type="float">
            <text:p>1.61144588262887E+018</text:p>
          </table:table-cell>
          <table:table-cell office:value-type="float" office:value="44" calcext:value-type="float">
            <text:p>44</text:p>
          </table:table-cell>
          <table:table-cell office:value-type="float" office:value="0.0188328288496" calcext:value-type="float">
            <text:p>0.0188328288</text:p>
          </table:table-cell>
          <table:table-cell office:value-type="float" office:value="0.0108782515318" calcext:value-type="float">
            <text:p>0.0108782515</text:p>
          </table:table-cell>
          <table:table-cell office:value-type="float" office:value="0.0166546180844" calcext:value-type="float">
            <text:p>0.0166546181</text:p>
          </table:table-cell>
          <table:table-cell office:value-type="float" office:value="0.023205245645" calcext:value-type="float">
            <text:p>0.0232052456</text:p>
          </table:table-cell>
          <table:table-cell office:value-type="float" office:value="0.119280524552" calcext:value-type="float">
            <text:p>0.1192805246</text:p>
          </table:table-cell>
          <table:table-cell office:value-type="float" office:value="0.121739810555" calcext:value-type="float">
            <text:p>0.1217398106</text:p>
          </table:table-cell>
          <table:table-cell office:value-type="float" office:value="-0.00197343764845" calcext:value-type="float">
            <text:p>-0.0019734376</text:p>
          </table:table-cell>
          <table:table-cell office:value-type="float" office:value="-0.00232775344381" calcext:value-type="float">
            <text:p>-0.0023277534</text:p>
          </table:table-cell>
          <table:table-cell office:value-type="float" office:value="-0.00114827306582" calcext:value-type="float">
            <text:p>-0.0011482731</text:p>
          </table:table-cell>
          <table:table-cell office:value-type="float" office:value="-0.00313844806007" calcext:value-type="float">
            <text:p>-0.0031384481</text:p>
          </table:table-cell>
          <table:table-cell office:value-type="float" office:value="-0.0273603853541" calcext:value-type="float">
            <text:p>-0.0273603854</text:p>
          </table:table-cell>
          <table:table-cell office:value-type="float" office:value="0.0259494645899" calcext:value-type="float">
            <text:p>0.0259494646</text:p>
          </table:table-cell>
          <table:table-cell office:value-type="float" office:value="-0.999623021473" calcext:value-type="float">
            <text:p>-0.9996230215</text:p>
          </table:table-cell>
          <table:table-cell office:value-type="float" office:value="0.999655607112" calcext:value-type="float">
            <text:p>0.9996556071</text:p>
          </table:table-cell>
        </table:table-row>
        <table:table-row table:style-name="ro1">
          <table:table-cell office:value-type="float" office:value="1.61144588270574E+018" calcext:value-type="float">
            <text:p>1.61144588270574E+018</text:p>
          </table:table-cell>
          <table:table-cell office:value-type="float" office:value="1.6114458826622E+018" calcext:value-type="float">
            <text:p>1.6114458826622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0448928624" calcext:value-type="float">
            <text:p>0.0190448929</text:p>
          </table:table-cell>
          <table:table-cell office:value-type="float" office:value="0.0108747000228" calcext:value-type="float">
            <text:p>0.0108747</text:p>
          </table:table-cell>
          <table:table-cell office:value-type="float" office:value="0.0169274099171" calcext:value-type="float">
            <text:p>0.0169274099</text:p>
          </table:table-cell>
          <table:table-cell office:value-type="float" office:value="0.0231090294454" calcext:value-type="float">
            <text:p>0.0231090294</text:p>
          </table:table-cell>
          <table:table-cell office:value-type="float" office:value="0.118451908231" calcext:value-type="float">
            <text:p>0.1184519082</text:p>
          </table:table-cell>
          <table:table-cell office:value-type="float" office:value="0.121592186558" calcext:value-type="float">
            <text:p>0.1215921866</text:p>
          </table:table-cell>
          <table:table-cell office:value-type="float" office:value="-0.00202160886212" calcext:value-type="float">
            <text:p>-0.0020216089</text:p>
          </table:table-cell>
          <table:table-cell office:value-type="float" office:value="-0.0023208751535" calcext:value-type="float">
            <text:p>-0.0023208752</text:p>
          </table:table-cell>
          <table:table-cell office:value-type="float" office:value="-0.00116723420856" calcext:value-type="float">
            <text:p>-0.0011672342</text:p>
          </table:table-cell>
          <table:table-cell office:value-type="float" office:value="-0.00335378224784" calcext:value-type="float">
            <text:p>-0.0033537822</text:p>
          </table:table-cell>
          <table:table-cell office:value-type="float" office:value="-0.027251351457" calcext:value-type="float">
            <text:p>-0.0272513515</text:p>
          </table:table-cell>
          <table:table-cell office:value-type="float" office:value="0.0261293579323" calcext:value-type="float">
            <text:p>0.0261293579</text:p>
          </table:table-cell>
          <table:table-cell office:value-type="float" office:value="-0.999625929605" calcext:value-type="float">
            <text:p>-0.9996259296</text:p>
          </table:table-cell>
          <table:table-cell office:value-type="float" office:value="0.99965023792" calcext:value-type="float">
            <text:p>0.9996502379</text:p>
          </table:table-cell>
        </table:table-row>
        <table:table-row table:style-name="ro1">
          <table:table-cell office:value-type="float" office:value="1.61144588273966E+018" calcext:value-type="float">
            <text:p>1.61144588273966E+018</text:p>
          </table:table-cell>
          <table:table-cell office:value-type="float" office:value="1.61144588269554E+018" calcext:value-type="float">
            <text:p>1.61144588269554E+018</text:p>
          </table:table-cell>
          <table:table-cell office:value-type="float" office:value="44" calcext:value-type="float">
            <text:p>44</text:p>
          </table:table-cell>
          <table:table-cell office:value-type="float" office:value="0.0192861184478" calcext:value-type="float">
            <text:p>0.0192861184</text:p>
          </table:table-cell>
          <table:table-cell office:value-type="float" office:value="0.0108846735132" calcext:value-type="float">
            <text:p>0.0108846735</text:p>
          </table:table-cell>
          <table:table-cell office:value-type="float" office:value="0.017488848418" calcext:value-type="float">
            <text:p>0.0174888484</text:p>
          </table:table-cell>
          <table:table-cell office:value-type="float" office:value="0.0232220886448" calcext:value-type="float">
            <text:p>0.0232220886</text:p>
          </table:table-cell>
          <table:table-cell office:value-type="float" office:value="0.117449246347" calcext:value-type="float">
            <text:p>0.1174492463</text:p>
          </table:table-cell>
          <table:table-cell office:value-type="float" office:value="0.121528500662" calcext:value-type="float">
            <text:p>0.1215285007</text:p>
          </table:table-cell>
          <table:table-cell office:value-type="float" office:value="-0.00201786721802" calcext:value-type="float">
            <text:p>-0.0020178672</text:p>
          </table:table-cell>
          <table:table-cell office:value-type="float" office:value="-0.00225578481561" calcext:value-type="float">
            <text:p>-0.0022557848</text:p>
          </table:table-cell>
          <table:table-cell office:value-type="float" office:value="-0.0011565553743" calcext:value-type="float">
            <text:p>-0.0011565554</text:p>
          </table:table-cell>
          <table:table-cell office:value-type="float" office:value="-0.00322454366606" calcext:value-type="float">
            <text:p>-0.0032245437</text:p>
          </table:table-cell>
          <table:table-cell office:value-type="float" office:value="-0.0272087409932" calcext:value-type="float">
            <text:p>-0.027208741</text:p>
          </table:table-cell>
          <table:table-cell office:value-type="float" office:value="0.0259125960964" calcext:value-type="float">
            <text:p>0.0259125961</text:p>
          </table:table-cell>
          <table:table-cell office:value-type="float" office:value="-0.99962706757" calcext:value-type="float">
            <text:p>-0.9996270676</text:p>
          </table:table-cell>
          <table:table-cell office:value-type="float" office:value="0.999656454464" calcext:value-type="float">
            <text:p>0.9996564545</text:p>
          </table:table-cell>
        </table:table-row>
        <table:table-row table:style-name="ro1">
          <table:table-cell office:value-type="float" office:value="1.61144588277034E+018" calcext:value-type="float">
            <text:p>1.61144588277034E+018</text:p>
          </table:table-cell>
          <table:table-cell office:value-type="float" office:value="1.61144588272887E+018" calcext:value-type="float">
            <text:p>1.61144588272887E+018</text:p>
          </table:table-cell>
          <table:table-cell office:value-type="float" office:value="41" calcext:value-type="float">
            <text:p>41</text:p>
          </table:table-cell>
          <table:table-cell office:value-type="float" office:value="0.0193986538798" calcext:value-type="float">
            <text:p>0.0193986539</text:p>
          </table:table-cell>
          <table:table-cell office:value-type="float" office:value="0.0109722039174" calcext:value-type="float">
            <text:p>0.0109722039</text:p>
          </table:table-cell>
          <table:table-cell office:value-type="float" office:value="0.0179953090847" calcext:value-type="float">
            <text:p>0.0179953091</text:p>
          </table:table-cell>
          <table:table-cell office:value-type="float" office:value="0.0233840807725" calcext:value-type="float">
            <text:p>0.0233840808</text:p>
          </table:table-cell>
          <table:table-cell office:value-type="float" office:value="0.11678827554" calcext:value-type="float">
            <text:p>0.1167882755</text:p>
          </table:table-cell>
          <table:table-cell office:value-type="float" office:value="0.121388117525" calcext:value-type="float">
            <text:p>0.1213881175</text:p>
          </table:table-cell>
          <table:table-cell office:value-type="float" office:value="-0.00199709561294" calcext:value-type="float">
            <text:p>-0.0019970956</text:p>
          </table:table-cell>
          <table:table-cell office:value-type="float" office:value="-0.00225178491307" calcext:value-type="float">
            <text:p>-0.0022517849</text:p>
          </table:table-cell>
          <table:table-cell office:value-type="float" office:value="-0.00115890452604" calcext:value-type="float">
            <text:p>-0.0011589045</text:p>
          </table:table-cell>
          <table:table-cell office:value-type="float" office:value="-0.00331063544779" calcext:value-type="float">
            <text:p>-0.0033106354</text:p>
          </table:table-cell>
          <table:table-cell office:value-type="float" office:value="-0.0271782266749" calcext:value-type="float">
            <text:p>-0.0271782267</text:p>
          </table:table-cell>
          <table:table-cell office:value-type="float" office:value="0.0258405584076" calcext:value-type="float">
            <text:p>0.0258405584</text:p>
          </table:table-cell>
          <table:table-cell office:value-type="float" office:value="-0.999627994801" calcext:value-type="float">
            <text:p>-0.9996279948</text:p>
          </table:table-cell>
          <table:table-cell office:value-type="float" office:value="0.999658046801" calcext:value-type="float">
            <text:p>0.9996580468</text:p>
          </table:table-cell>
        </table:table-row>
        <table:table-row table:style-name="ro1">
          <table:table-cell office:value-type="float" office:value="1.61144588280469E+018" calcext:value-type="float">
            <text:p>1.61144588280469E+018</text:p>
          </table:table-cell>
          <table:table-cell office:value-type="float" office:value="1.6114458827622E+018" calcext:value-type="float">
            <text:p>1.6114458827622E+018</text:p>
          </table:table-cell>
          <table:table-cell office:value-type="float" office:value="42" calcext:value-type="float">
            <text:p>42</text:p>
          </table:table-cell>
          <table:table-cell office:value-type="float" office:value="0.0195252113044" calcext:value-type="float">
            <text:p>0.0195252113</text:p>
          </table:table-cell>
          <table:table-cell office:value-type="float" office:value="0.0111172341401" calcext:value-type="float">
            <text:p>0.0111172341</text:p>
          </table:table-cell>
          <table:table-cell office:value-type="float" office:value="0.0184950623661" calcext:value-type="float">
            <text:p>0.0184950624</text:p>
          </table:table-cell>
          <table:table-cell office:value-type="float" office:value="0.0235984308529" calcext:value-type="float">
            <text:p>0.0235984309</text:p>
          </table:table-cell>
          <table:table-cell office:value-type="float" office:value="0.116181030869" calcext:value-type="float">
            <text:p>0.1161810309</text:p>
          </table:table-cell>
          <table:table-cell office:value-type="float" office:value="0.121342952604" calcext:value-type="float">
            <text:p>0.1213429526</text:p>
          </table:table-cell>
          <table:table-cell office:value-type="float" office:value="-0.00195618785708" calcext:value-type="float">
            <text:p>-0.0019561879</text:p>
          </table:table-cell>
          <table:table-cell office:value-type="float" office:value="-0.00232674348065" calcext:value-type="float">
            <text:p>-0.0023267435</text:p>
          </table:table-cell>
          <table:table-cell office:value-type="float" office:value="-0.00117279417637" calcext:value-type="float">
            <text:p>-0.0011727942</text:p>
          </table:table-cell>
          <table:table-cell office:value-type="float" office:value="-0.00333221306838" calcext:value-type="float">
            <text:p>-0.0033322131</text:p>
          </table:table-cell>
          <table:table-cell office:value-type="float" office:value="-0.0264546917265" calcext:value-type="float">
            <text:p>-0.0264546917</text:p>
          </table:table-cell>
          <table:table-cell office:value-type="float" office:value="0.0258471614736" calcext:value-type="float">
            <text:p>0.0258471615</text:p>
          </table:table-cell>
          <table:table-cell office:value-type="float" office:value="-0.999647424498" calcext:value-type="float">
            <text:p>-0.9996474245</text:p>
          </table:table-cell>
          <table:table-cell office:value-type="float" office:value="0.999657632742" calcext:value-type="float">
            <text:p>0.9996576327</text:p>
          </table:table-cell>
        </table:table-row>
        <table:table-row table:style-name="ro1">
          <table:table-cell office:value-type="float" office:value="1.61144588283999E+018" calcext:value-type="float">
            <text:p>1.61144588283999E+018</text:p>
          </table:table-cell>
          <table:table-cell office:value-type="float" office:value="1.61144588279553E+018" calcext:value-type="float">
            <text:p>1.61144588279553E+018</text:p>
          </table:table-cell>
          <table:table-cell office:value-type="float" office:value="44" calcext:value-type="float">
            <text:p>44</text:p>
          </table:table-cell>
          <table:table-cell office:value-type="float" office:value="0.0196546744555" calcext:value-type="float">
            <text:p>0.0196546745</text:p>
          </table:table-cell>
          <table:table-cell office:value-type="float" office:value="0.0111852344683" calcext:value-type="float">
            <text:p>0.0111852345</text:p>
          </table:table-cell>
          <table:table-cell office:value-type="float" office:value="0.0191853698343" calcext:value-type="float">
            <text:p>0.0191853698</text:p>
          </table:table-cell>
          <table:table-cell office:value-type="float" office:value="0.0236423931939" calcext:value-type="float">
            <text:p>0.0236423932</text:p>
          </table:table-cell>
          <table:table-cell office:value-type="float" office:value="0.115491688251" calcext:value-type="float">
            <text:p>0.1154916883</text:p>
          </table:table-cell>
          <table:table-cell office:value-type="float" office:value="0.12124107963" calcext:value-type="float">
            <text:p>0.1212410796</text:p>
          </table:table-cell>
          <table:table-cell office:value-type="float" office:value="-0.00190611435528" calcext:value-type="float">
            <text:p>-0.0019061144</text:p>
          </table:table-cell>
          <table:table-cell office:value-type="float" office:value="-0.00238110328553" calcext:value-type="float">
            <text:p>-0.0023811033</text:p>
          </table:table-cell>
          <table:table-cell office:value-type="float" office:value="-0.00110686572163" calcext:value-type="float">
            <text:p>-0.0011068657</text:p>
          </table:table-cell>
          <table:table-cell office:value-type="float" office:value="-0.00337687585057" calcext:value-type="float">
            <text:p>-0.0033768759</text:p>
          </table:table-cell>
          <table:table-cell office:value-type="float" office:value="-0.0260599864902" calcext:value-type="float">
            <text:p>-0.0260599865</text:p>
          </table:table-cell>
          <table:table-cell office:value-type="float" office:value="0.0252507081514" calcext:value-type="float">
            <text:p>0.0252507082</text:p>
          </table:table-cell>
          <table:table-cell office:value-type="float" office:value="-0.999658003357" calcext:value-type="float">
            <text:p>-0.9996580034</text:p>
          </table:table-cell>
          <table:table-cell office:value-type="float" office:value="0.999672598719" calcext:value-type="float">
            <text:p>0.9996725987</text:p>
          </table:table-cell>
        </table:table-row>
        <table:table-row table:style-name="ro1">
          <table:table-cell office:value-type="float" office:value="1.61144588287366E+018" calcext:value-type="float">
            <text:p>1.61144588287366E+018</text:p>
          </table:table-cell>
          <table:table-cell office:value-type="float" office:value="1.61144588282886E+018" calcext:value-type="float">
            <text:p>1.61144588282886E+018</text:p>
          </table:table-cell>
          <table:table-cell office:value-type="float" office:value="44" calcext:value-type="float">
            <text:p>44</text:p>
          </table:table-cell>
          <table:table-cell office:value-type="float" office:value="0.0197076052427" calcext:value-type="float">
            <text:p>0.0197076052</text:p>
          </table:table-cell>
          <table:table-cell office:value-type="float" office:value="0.0113368281704" calcext:value-type="float">
            <text:p>0.0113368282</text:p>
          </table:table-cell>
          <table:table-cell office:value-type="float" office:value="0.01973439008" calcext:value-type="float">
            <text:p>0.0197343901</text:p>
          </table:table-cell>
          <table:table-cell office:value-type="float" office:value="0.0236395714033" calcext:value-type="float">
            <text:p>0.0236395714</text:p>
          </table:table-cell>
          <table:table-cell office:value-type="float" office:value="0.115060567856" calcext:value-type="float">
            <text:p>0.1150605679</text:p>
          </table:table-cell>
          <table:table-cell office:value-type="float" office:value="0.121161566278" calcext:value-type="float">
            <text:p>0.1211615663</text:p>
          </table:table-cell>
          <table:table-cell office:value-type="float" office:value="-0.00191723383814" calcext:value-type="float">
            <text:p>-0.0019172338</text:p>
          </table:table-cell>
          <table:table-cell office:value-type="float" office:value="-0.00253312870245" calcext:value-type="float">
            <text:p>-0.0025331287</text:p>
          </table:table-cell>
          <table:table-cell office:value-type="float" office:value="-0.00112545285226" calcext:value-type="float">
            <text:p>-0.0011254529</text:p>
          </table:table-cell>
          <table:table-cell office:value-type="float" office:value="-0.00350257494451" calcext:value-type="float">
            <text:p>-0.0035025749</text:p>
          </table:table-cell>
          <table:table-cell office:value-type="float" office:value="-0.0261984388875" calcext:value-type="float">
            <text:p>-0.0261984389</text:p>
          </table:table-cell>
          <table:table-cell office:value-type="float" office:value="0.0248062306781" calcext:value-type="float">
            <text:p>0.0248062307</text:p>
          </table:table-cell>
          <table:table-cell office:value-type="float" office:value="-0.999654336581" calcext:value-type="float">
            <text:p>-0.9996543366</text:p>
          </table:table-cell>
          <table:table-cell office:value-type="float" office:value="0.999682920722" calcext:value-type="float">
            <text:p>0.9996829207</text:p>
          </table:table-cell>
        </table:table-row>
        <table:table-row table:style-name="ro1">
          <table:table-cell office:value-type="float" office:value="1.61144588290488E+018" calcext:value-type="float">
            <text:p>1.61144588290488E+018</text:p>
          </table:table-cell>
          <table:table-cell office:value-type="float" office:value="1.6114458828622E+018" calcext:value-type="float">
            <text:p>1.6114458828622E+018</text:p>
          </table:table-cell>
          <table:table-cell office:value-type="float" office:value="42" calcext:value-type="float">
            <text:p>42</text:p>
          </table:table-cell>
          <table:table-cell office:value-type="float" office:value="0.0197680834681" calcext:value-type="float">
            <text:p>0.0197680835</text:p>
          </table:table-cell>
          <table:table-cell office:value-type="float" office:value="0.0115519006797" calcext:value-type="float">
            <text:p>0.0115519007</text:p>
          </table:table-cell>
          <table:table-cell office:value-type="float" office:value="0.020251609385" calcext:value-type="float">
            <text:p>0.0202516094</text:p>
          </table:table-cell>
          <table:table-cell office:value-type="float" office:value="0.0236375941433" calcext:value-type="float">
            <text:p>0.0236375941</text:p>
          </table:table-cell>
          <table:table-cell office:value-type="float" office:value="0.114685855806" calcext:value-type="float">
            <text:p>0.1146858558</text:p>
          </table:table-cell>
          <table:table-cell office:value-type="float" office:value="0.120939328401" calcext:value-type="float">
            <text:p>0.1209393284</text:p>
          </table:table-cell>
          <table:table-cell office:value-type="float" office:value="-0.00195929680454" calcext:value-type="float">
            <text:p>-0.0019592968</text:p>
          </table:table-cell>
          <table:table-cell office:value-type="float" office:value="-0.00240136082621" calcext:value-type="float">
            <text:p>-0.0024013608</text:p>
          </table:table-cell>
          <table:table-cell office:value-type="float" office:value="-0.00111270894589" calcext:value-type="float">
            <text:p>-0.0011127089</text:p>
          </table:table-cell>
          <table:table-cell office:value-type="float" office:value="-0.00353856412496" calcext:value-type="float">
            <text:p>-0.0035385641</text:p>
          </table:table-cell>
          <table:table-cell office:value-type="float" office:value="-0.0262855142765" calcext:value-type="float">
            <text:p>-0.0262855143</text:p>
          </table:table-cell>
          <table:table-cell office:value-type="float" office:value="0.0250325196026" calcext:value-type="float">
            <text:p>0.0250325196</text:p>
          </table:table-cell>
          <table:table-cell office:value-type="float" office:value="-0.999651976358" calcext:value-type="float">
            <text:p>-0.9996519764</text:p>
          </table:table-cell>
          <table:table-cell office:value-type="float" office:value="0.999677478404" calcext:value-type="float">
            <text:p>0.9996774784</text:p>
          </table:table-cell>
        </table:table-row>
        <table:table-row table:style-name="ro1">
          <table:table-cell office:value-type="float" office:value="1.61144588293934E+018" calcext:value-type="float">
            <text:p>1.61144588293934E+018</text:p>
          </table:table-cell>
          <table:table-cell office:value-type="float" office:value="1.61144588289554E+018" calcext:value-type="float">
            <text:p>1.61144588289554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8092032224" calcext:value-type="float">
            <text:p>0.0198092032</text:p>
          </table:table-cell>
          <table:table-cell office:value-type="float" office:value="0.0116030612014" calcext:value-type="float">
            <text:p>0.0116030612</text:p>
          </table:table-cell>
          <table:table-cell office:value-type="float" office:value="0.020810900256" calcext:value-type="float">
            <text:p>0.0208109003</text:p>
          </table:table-cell>
          <table:table-cell office:value-type="float" office:value="0.0234988027201" calcext:value-type="float">
            <text:p>0.0234988027</text:p>
          </table:table-cell>
          <table:table-cell office:value-type="float" office:value="0.114278912544" calcext:value-type="float">
            <text:p>0.1142789125</text:p>
          </table:table-cell>
          <table:table-cell office:value-type="float" office:value="0.120872974528" calcext:value-type="float">
            <text:p>0.1208729745</text:p>
          </table:table-cell>
          <table:table-cell office:value-type="float" office:value="-0.00194226754327" calcext:value-type="float">
            <text:p>-0.0019422675</text:p>
          </table:table-cell>
          <table:table-cell office:value-type="float" office:value="-0.00213460442138" calcext:value-type="float">
            <text:p>-0.0021346044</text:p>
          </table:table-cell>
          <table:table-cell office:value-type="float" office:value="-0.0011081807527" calcext:value-type="float">
            <text:p>-0.0011081808</text:p>
          </table:table-cell>
          <table:table-cell office:value-type="float" office:value="-0.00376555479311" calcext:value-type="float">
            <text:p>-0.0037655548</text:p>
          </table:table-cell>
          <table:table-cell office:value-type="float" office:value="-0.026502106931" calcext:value-type="float">
            <text:p>-0.0265021069</text:p>
          </table:table-cell>
          <table:table-cell office:value-type="float" office:value="0.0254069124621" calcext:value-type="float">
            <text:p>0.0254069125</text:p>
          </table:table-cell>
          <table:table-cell office:value-type="float" office:value="-0.999646286533" calcext:value-type="float">
            <text:p>-0.9996462865</text:p>
          </table:table-cell>
          <table:table-cell office:value-type="float" office:value="0.999667809172" calcext:value-type="float">
            <text:p>0.9996678092</text:p>
          </table:table-cell>
        </table:table-row>
        <table:table-row table:style-name="ro1">
          <table:table-cell office:value-type="float" office:value="1.61144588297392E+018" calcext:value-type="float">
            <text:p>1.61144588297392E+018</text:p>
          </table:table-cell>
          <table:table-cell office:value-type="float" office:value="1.61144588292887E+018" calcext:value-type="float">
            <text:p>1.61144588292887E+018</text:p>
          </table:table-cell>
          <table:table-cell office:value-type="float" office:value="45" calcext:value-type="float">
            <text:p>45</text:p>
          </table:table-cell>
          <table:table-cell office:value-type="float" office:value="0.0198323521763" calcext:value-type="float">
            <text:p>0.0198323522</text:p>
          </table:table-cell>
          <table:table-cell office:value-type="float" office:value="0.0117308838844" calcext:value-type="float">
            <text:p>0.0117308839</text:p>
          </table:table-cell>
          <table:table-cell office:value-type="float" office:value="0.021203301847" calcext:value-type="float">
            <text:p>0.0212033018</text:p>
          </table:table-cell>
          <table:table-cell office:value-type="float" office:value="0.0236256196798" calcext:value-type="float">
            <text:p>0.0236256197</text:p>
          </table:table-cell>
          <table:table-cell office:value-type="float" office:value="0.11404709518" calcext:value-type="float">
            <text:p>0.1140470952</text:p>
          </table:table-cell>
          <table:table-cell office:value-type="float" office:value="0.120913010944" calcext:value-type="float">
            <text:p>0.1209130109</text:p>
          </table:table-cell>
          <table:table-cell office:value-type="float" office:value="-0.0019494832566" calcext:value-type="float">
            <text:p>-0.0019494833</text:p>
          </table:table-cell>
          <table:table-cell office:value-type="float" office:value="-0.00218754104295" calcext:value-type="float">
            <text:p>-0.002187541</text:p>
          </table:table-cell>
          <table:table-cell office:value-type="float" office:value="-0.00107090939729" calcext:value-type="float">
            <text:p>-0.0010709094</text:p>
          </table:table-cell>
          <table:table-cell office:value-type="float" office:value="-0.00356973768645" calcext:value-type="float">
            <text:p>-0.0035697377</text:p>
          </table:table-cell>
          <table:table-cell office:value-type="float" office:value="-0.0264077822841" calcext:value-type="float">
            <text:p>-0.0264077823</text:p>
          </table:table-cell>
          <table:table-cell office:value-type="float" office:value="0.0255287477456" calcext:value-type="float">
            <text:p>0.0255287477</text:p>
          </table:table-cell>
          <table:table-cell office:value-type="float" office:value="-0.999648815344" calcext:value-type="float">
            <text:p>-0.9996488153</text:p>
          </table:table-cell>
          <table:table-cell office:value-type="float" office:value="0.999665309247" calcext:value-type="float">
            <text:p>0.9996653092</text:p>
          </table:table-cell>
        </table:table-row>
        <table:table-row table:style-name="ro1">
          <table:table-cell office:value-type="float" office:value="1.61144588300473E+018" calcext:value-type="float">
            <text:p>1.61144588300473E+018</text:p>
          </table:table-cell>
          <table:table-cell office:value-type="float" office:value="1.6114458829622E+018" calcext:value-type="float">
            <text:p>1.6114458829622E+018</text:p>
          </table:table-cell>
          <table:table-cell office:value-type="float" office:value="42" calcext:value-type="float">
            <text:p>42</text:p>
          </table:table-cell>
          <table:table-cell office:value-type="float" office:value="0.0198312662542" calcext:value-type="float">
            <text:p>0.0198312663</text:p>
          </table:table-cell>
          <table:table-cell office:value-type="float" office:value="0.0116280158571" calcext:value-type="float">
            <text:p>0.0116280159</text:p>
          </table:table-cell>
          <table:table-cell office:value-type="float" office:value="0.021585566923" calcext:value-type="float">
            <text:p>0.0215855669</text:p>
          </table:table-cell>
          <table:table-cell office:value-type="float" office:value="0.0236918365578" calcext:value-type="float">
            <text:p>0.0236918366</text:p>
          </table:table-cell>
          <table:table-cell office:value-type="float" office:value="0.113868892193" calcext:value-type="float">
            <text:p>0.1138688922</text:p>
          </table:table-cell>
          <table:table-cell office:value-type="float" office:value="0.120852487829" calcext:value-type="float">
            <text:p>0.1208524878</text:p>
          </table:table-cell>
          <table:table-cell office:value-type="float" office:value="-0.00194727099981" calcext:value-type="float">
            <text:p>-0.001947271</text:p>
          </table:table-cell>
          <table:table-cell office:value-type="float" office:value="-0.0021384125718" calcext:value-type="float">
            <text:p>-0.0021384126</text:p>
          </table:table-cell>
          <table:table-cell office:value-type="float" office:value="-0.00105893034921" calcext:value-type="float">
            <text:p>-0.0010589303</text:p>
          </table:table-cell>
          <table:table-cell office:value-type="float" office:value="-0.00371395167194" calcext:value-type="float">
            <text:p>-0.0037139517</text:p>
          </table:table-cell>
          <table:table-cell office:value-type="float" office:value="-0.0263608728417" calcext:value-type="float">
            <text:p>-0.0263608728</text:p>
          </table:table-cell>
          <table:table-cell office:value-type="float" office:value="0.0255252416281" calcext:value-type="float">
            <text:p>0.0255252416</text:p>
          </table:table-cell>
          <table:table-cell office:value-type="float" office:value="-0.999650037603" calcext:value-type="float">
            <text:p>-0.9996500376</text:p>
          </table:table-cell>
          <table:table-cell office:value-type="float" office:value="0.999664979696" calcext:value-type="float">
            <text:p>0.9996649797</text:p>
          </table:table-cell>
        </table:table-row>
        <table:table-row table:style-name="ro1">
          <table:table-cell office:value-type="float" office:value="1.61144588303945E+018" calcext:value-type="float">
            <text:p>1.61144588303945E+018</text:p>
          </table:table-cell>
          <table:table-cell office:value-type="float" office:value="1.61144588299553E+018" calcext:value-type="float">
            <text:p>1.61144588299553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7594109923" calcext:value-type="float">
            <text:p>0.019759411</text:p>
          </table:table-cell>
          <table:table-cell office:value-type="float" office:value="0.0115388943155" calcext:value-type="float">
            <text:p>0.0115388943</text:p>
          </table:table-cell>
          <table:table-cell office:value-type="float" office:value="0.0221995599568" calcext:value-type="float">
            <text:p>0.02219956</text:p>
          </table:table-cell>
          <table:table-cell office:value-type="float" office:value="0.0236177342843" calcext:value-type="float">
            <text:p>0.0236177343</text:p>
          </table:table-cell>
          <table:table-cell office:value-type="float" office:value="0.113706968725" calcext:value-type="float">
            <text:p>0.1137069687</text:p>
          </table:table-cell>
          <table:table-cell office:value-type="float" office:value="0.120899662393" calcext:value-type="float">
            <text:p>0.1208996624</text:p>
          </table:table-cell>
          <table:table-cell office:value-type="float" office:value="-0.00190596408366" calcext:value-type="float">
            <text:p>-0.0019059641</text:p>
          </table:table-cell>
          <table:table-cell office:value-type="float" office:value="-0.00222784430256" calcext:value-type="float">
            <text:p>-0.0022278443</text:p>
          </table:table-cell>
          <table:table-cell office:value-type="float" office:value="-0.00108580526247" calcext:value-type="float">
            <text:p>-0.0010858053</text:p>
          </table:table-cell>
          <table:table-cell office:value-type="float" office:value="-0.00357069290378" calcext:value-type="float">
            <text:p>-0.0035706929</text:p>
          </table:table-cell>
          <table:table-cell office:value-type="float" office:value="-0.0265356979693" calcext:value-type="float">
            <text:p>-0.026535698</text:p>
          </table:table-cell>
          <table:table-cell office:value-type="float" office:value="0.025461947142" calcext:value-type="float">
            <text:p>0.0254619471</text:p>
          </table:table-cell>
          <table:table-cell office:value-type="float" office:value="-0.999645485743" calcext:value-type="float">
            <text:p>-0.9996454857</text:p>
          </table:table-cell>
          <table:table-cell office:value-type="float" office:value="0.999666920502" calcext:value-type="float">
            <text:p>0.9996669205</text:p>
          </table:table-cell>
        </table:table-row>
        <table:table-row table:style-name="ro1">
          <table:table-cell office:value-type="float" office:value="1.61144588307257E+018" calcext:value-type="float">
            <text:p>1.61144588307257E+018</text:p>
          </table:table-cell>
          <table:table-cell office:value-type="float" office:value="1.61144588302886E+018" calcext:value-type="float">
            <text:p>1.61144588302886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684381783" calcext:value-type="float">
            <text:p>0.0196843818</text:p>
          </table:table-cell>
          <table:table-cell office:value-type="float" office:value="0.0115278988154" calcext:value-type="float">
            <text:p>0.0115278988</text:p>
          </table:table-cell>
          <table:table-cell office:value-type="float" office:value="0.0226688403636" calcext:value-type="float">
            <text:p>0.0226688404</text:p>
          </table:table-cell>
          <table:table-cell office:value-type="float" office:value="0.023677219299" calcext:value-type="float">
            <text:p>0.0236772193</text:p>
          </table:table-cell>
          <table:table-cell office:value-type="float" office:value="0.113627970219" calcext:value-type="float">
            <text:p>0.1136279702</text:p>
          </table:table-cell>
          <table:table-cell office:value-type="float" office:value="0.120891720551" calcext:value-type="float">
            <text:p>0.1208917206</text:p>
          </table:table-cell>
          <table:table-cell office:value-type="float" office:value="-0.00189903265576" calcext:value-type="float">
            <text:p>-0.0018990327</text:p>
          </table:table-cell>
          <table:table-cell office:value-type="float" office:value="-0.00234977049249" calcext:value-type="float">
            <text:p>-0.0023497705</text:p>
          </table:table-cell>
          <table:table-cell office:value-type="float" office:value="-0.00107771693651" calcext:value-type="float">
            <text:p>-0.0010777169</text:p>
          </table:table-cell>
          <table:table-cell office:value-type="float" office:value="-0.00352491071669" calcext:value-type="float">
            <text:p>-0.0035249107</text:p>
          </table:table-cell>
          <table:table-cell office:value-type="float" office:value="-0.0264889571143" calcext:value-type="float">
            <text:p>-0.0264889571</text:p>
          </table:table-cell>
          <table:table-cell office:value-type="float" office:value="0.0255032107942" calcext:value-type="float">
            <text:p>0.0255032108</text:p>
          </table:table-cell>
          <table:table-cell office:value-type="float" office:value="-0.999646708002" calcext:value-type="float">
            <text:p>-0.999646708</text:p>
          </table:table-cell>
          <table:table-cell office:value-type="float" office:value="0.999665751968" calcext:value-type="float">
            <text:p>0.999665752</text:p>
          </table:table-cell>
        </table:table-row>
        <table:table-row table:style-name="ro1">
          <table:table-cell office:value-type="float" office:value="1.61144588310589E+018" calcext:value-type="float">
            <text:p>1.61144588310589E+018</text:p>
          </table:table-cell>
          <table:table-cell office:value-type="float" office:value="1.6114458830622E+018" calcext:value-type="float">
            <text:p>1.6114458830622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5806529373" calcext:value-type="float">
            <text:p>0.0195806529</text:p>
          </table:table-cell>
          <table:table-cell office:value-type="float" office:value="0.0115376749566" calcext:value-type="float">
            <text:p>0.011537675</text:p>
          </table:table-cell>
          <table:table-cell office:value-type="float" office:value="0.0231444276869" calcext:value-type="float">
            <text:p>0.0231444277</text:p>
          </table:table-cell>
          <table:table-cell office:value-type="float" office:value="0.0237232686043" calcext:value-type="float">
            <text:p>0.0237232686</text:p>
          </table:table-cell>
          <table:table-cell office:value-type="float" office:value="0.113579675555" calcext:value-type="float">
            <text:p>0.1135796756</text:p>
          </table:table-cell>
          <table:table-cell office:value-type="float" office:value="0.120872837338" calcext:value-type="float">
            <text:p>0.1208728373</text:p>
          </table:table-cell>
          <table:table-cell office:value-type="float" office:value="-0.00189720568865" calcext:value-type="float">
            <text:p>-0.0018972057</text:p>
          </table:table-cell>
          <table:table-cell office:value-type="float" office:value="-0.0023996155765" calcext:value-type="float">
            <text:p>-0.0023996156</text:p>
          </table:table-cell>
          <table:table-cell office:value-type="float" office:value="-0.00106726995107" calcext:value-type="float">
            <text:p>-0.00106727</text:p>
          </table:table-cell>
          <table:table-cell office:value-type="float" office:value="-0.00350717074454" calcext:value-type="float">
            <text:p>-0.0035071707</text:p>
          </table:table-cell>
          <table:table-cell office:value-type="float" office:value="-0.0263924829781" calcext:value-type="float">
            <text:p>-0.026392483</text:p>
          </table:table-cell>
          <table:table-cell office:value-type="float" office:value="0.0257161700624" calcext:value-type="float">
            <text:p>0.0257161701</text:p>
          </table:table-cell>
          <table:table-cell office:value-type="float" office:value="-0.999649278959" calcext:value-type="float">
            <text:p>-0.999649279</text:p>
          </table:table-cell>
          <table:table-cell office:value-type="float" office:value="0.999660240297" calcext:value-type="float">
            <text:p>0.9996602403</text:p>
          </table:table-cell>
        </table:table-row>
        <table:table-row table:style-name="ro1">
          <table:table-cell office:value-type="float" office:value="1.61144588314014E+018" calcext:value-type="float">
            <text:p>1.61144588314014E+018</text:p>
          </table:table-cell>
          <table:table-cell office:value-type="float" office:value="1.6114458830622E+018" calcext:value-type="float">
            <text:p>1.6114458830622E+018</text:p>
          </table:table-cell>
          <table:table-cell office:value-type="float" office:value="77" calcext:value-type="float">
            <text:p>77</text:p>
          </table:table-cell>
          <table:table-cell office:value-type="float" office:value="0.0193964354694" calcext:value-type="float">
            <text:p>0.0193964355</text:p>
          </table:table-cell>
          <table:table-cell office:value-type="float" office:value="0.0115376749566" calcext:value-type="float">
            <text:p>0.011537675</text:p>
          </table:table-cell>
          <table:table-cell office:value-type="float" office:value="0.0237961113453" calcext:value-type="float">
            <text:p>0.0237961113</text:p>
          </table:table-cell>
          <table:table-cell office:value-type="float" office:value="0.0237232686043" calcext:value-type="float">
            <text:p>0.0237232686</text:p>
          </table:table-cell>
          <table:table-cell office:value-type="float" office:value="0.113580010831" calcext:value-type="float">
            <text:p>0.1135800108</text:p>
          </table:table-cell>
          <table:table-cell office:value-type="float" office:value="0.120872837338" calcext:value-type="float">
            <text:p>0.1208728373</text:p>
          </table:table-cell>
          <table:table-cell office:value-type="float" office:value="-0.00191269407926" calcext:value-type="float">
            <text:p>-0.0019126941</text:p>
          </table:table-cell>
          <table:table-cell office:value-type="float" office:value="-0.0023996155765" calcext:value-type="float">
            <text:p>-0.0023996156</text:p>
          </table:table-cell>
          <table:table-cell office:value-type="float" office:value="-0.00106034132198" calcext:value-type="float">
            <text:p>-0.0010603413</text:p>
          </table:table-cell>
          <table:table-cell office:value-type="float" office:value="-0.00350717074454" calcext:value-type="float">
            <text:p>-0.0035071707</text:p>
          </table:table-cell>
          <table:table-cell office:value-type="float" office:value="-0.0264522050624" calcext:value-type="float">
            <text:p>-0.0264522051</text:p>
          </table:table-cell>
          <table:table-cell office:value-type="float" office:value="0.0257161700624" calcext:value-type="float">
            <text:p>0.0257161701</text:p>
          </table:table-cell>
          <table:table-cell office:value-type="float" office:value="-0.999647719526" calcext:value-type="float">
            <text:p>-0.9996477195</text:p>
          </table:table-cell>
          <table:table-cell office:value-type="float" office:value="0.999660240297" calcext:value-type="float">
            <text:p>0.9996602403</text:p>
          </table:table-cell>
        </table:table-row>
        <table:table-row table:style-name="ro1">
          <table:table-cell office:value-type="float" office:value="1.6114458831725E+018" calcext:value-type="float">
            <text:p>1.6114458831725E+018</text:p>
          </table:table-cell>
          <table:table-cell office:value-type="float" office:value="1.61144588312886E+018" calcext:value-type="float">
            <text:p>1.61144588312886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2494038492" calcext:value-type="float">
            <text:p>0.0192494038</text:p>
          </table:table-cell>
          <table:table-cell office:value-type="float" office:value="0.0116269490197" calcext:value-type="float">
            <text:p>0.011626949</text:p>
          </table:table-cell>
          <table:table-cell table:style-name="ce1" office:value-type="float" office:value="0.0242396071553" calcext:value-type="float">
            <text:p>2.42E-02</text:p>
          </table:table-cell>
          <table:table-cell office:value-type="float" office:value="0.0239020407126" calcext:value-type="float">
            <text:p>0.0239020407</text:p>
          </table:table-cell>
          <table:table-cell office:value-type="float" office:value="0.113629750907" calcext:value-type="float">
            <text:p>0.1136297509</text:p>
          </table:table-cell>
          <table:table-cell office:value-type="float" office:value="0.120812432595" calcext:value-type="float">
            <text:p>0.1208124326</text:p>
          </table:table-cell>
          <table:table-cell office:value-type="float" office:value="-0.00190501964851" calcext:value-type="float">
            <text:p>-0.0019050196</text:p>
          </table:table-cell>
          <table:table-cell office:value-type="float" office:value="-0.00246469641705" calcext:value-type="float">
            <text:p>-0.0024646964</text:p>
          </table:table-cell>
          <table:table-cell office:value-type="float" office:value="-0.0010571039995" calcext:value-type="float">
            <text:p>-0.001057104</text:p>
          </table:table-cell>
          <table:table-cell office:value-type="float" office:value="-0.00354721675422" calcext:value-type="float">
            <text:p>-0.0035472168</text:p>
          </table:table-cell>
          <table:table-cell office:value-type="float" office:value="-0.0264782096679" calcext:value-type="float">
            <text:p>-0.0264782097</text:p>
          </table:table-cell>
          <table:table-cell office:value-type="float" office:value="0.025461764027" calcext:value-type="float">
            <text:p>0.025461764</text:p>
          </table:table-cell>
          <table:table-cell office:value-type="float" office:value="-0.999647003029" calcext:value-type="float">
            <text:p>-0.999647003</text:p>
          </table:table-cell>
          <table:table-cell office:value-type="float" office:value="0.99966645284" calcext:value-type="float">
            <text:p>0.9996664528</text:p>
          </table:table-cell>
        </table:table-row>
        <table:table-row table:style-name="ro1">
          <table:table-cell office:value-type="float" office:value="1.61144588320588E+018" calcext:value-type="float">
            <text:p>1.61144588320588E+018</text:p>
          </table:table-cell>
          <table:table-cell office:value-type="float" office:value="1.61144588316219E+018" calcext:value-type="float">
            <text:p>1.61144588316219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1231966019" calcext:value-type="float">
            <text:p>0.0191231966</text:p>
          </table:table-cell>
          <table:table-cell office:value-type="float" office:value="0.0117323319458" calcext:value-type="float">
            <text:p>0.0117323319</text:p>
          </table:table-cell>
          <table:table-cell office:value-type="float" office:value="0.024650702253" calcext:value-type="float">
            <text:p>0.0246507023</text:p>
          </table:table-cell>
          <table:table-cell office:value-type="float" office:value="0.0239468527556" calcext:value-type="float">
            <text:p>0.0239468528</text:p>
          </table:table-cell>
          <table:table-cell office:value-type="float" office:value="0.113725192845" calcext:value-type="float">
            <text:p>0.1137251928</text:p>
          </table:table-cell>
          <table:table-cell office:value-type="float" office:value="0.120808167841" calcext:value-type="float">
            <text:p>0.1208081678</text:p>
          </table:table-cell>
          <table:table-cell office:value-type="float" office:value="-0.00190996832238" calcext:value-type="float">
            <text:p>-0.0019099683</text:p>
          </table:table-cell>
          <table:table-cell office:value-type="float" office:value="-0.00245727423499" calcext:value-type="float">
            <text:p>-0.0024572742</text:p>
          </table:table-cell>
          <table:table-cell office:value-type="float" office:value="-0.00103145397902" calcext:value-type="float">
            <text:p>-0.001031454</text:p>
          </table:table-cell>
          <table:table-cell office:value-type="float" office:value="-0.00345681847444" calcext:value-type="float">
            <text:p>-0.0034568185</text:p>
          </table:table-cell>
          <table:table-cell office:value-type="float" office:value="-0.0263500832485" calcext:value-type="float">
            <text:p>-0.0263500832</text:p>
          </table:table-cell>
          <table:table-cell office:value-type="float" office:value="0.025645500973" calcext:value-type="float">
            <text:p>0.025645501</text:p>
          </table:table-cell>
          <table:table-cell office:value-type="float" office:value="-0.999650459071" calcext:value-type="float">
            <text:p>-0.9996504591</text:p>
          </table:table-cell>
          <table:table-cell office:value-type="float" office:value="0.999662091071" calcext:value-type="float">
            <text:p>0.9996620911</text:p>
          </table:table-cell>
        </table:table-row>
        <table:table-row table:style-name="ro1">
          <table:table-cell office:value-type="float" office:value="1.61144588323752E+018" calcext:value-type="float">
            <text:p>1.61144588323752E+018</text:p>
          </table:table-cell>
          <table:table-cell office:value-type="float" office:value="1.61144588319552E+018" calcext:value-type="float">
            <text:p>1.61144588319552E+018</text:p>
          </table:table-cell>
          <table:table-cell office:value-type="float" office:value="41" calcext:value-type="float">
            <text:p>41</text:p>
          </table:table-cell>
          <table:table-cell office:value-type="float" office:value="0.0189908538014" calcext:value-type="float">
            <text:p>0.0189908538</text:p>
          </table:table-cell>
          <table:table-cell office:value-type="float" office:value="0.0118177718306" calcext:value-type="float">
            <text:p>0.0118177718</text:p>
          </table:table-cell>
          <table:table-cell office:value-type="float" office:value="0.0250417403877" calcext:value-type="float">
            <text:p>0.0250417404</text:p>
          </table:table-cell>
          <table:table-cell office:value-type="float" office:value="0.0239865891233" calcext:value-type="float">
            <text:p>0.0239865891</text:p>
          </table:table-cell>
          <table:table-cell office:value-type="float" office:value="0.113836802542" calcext:value-type="float">
            <text:p>0.1138368025</text:p>
          </table:table-cell>
          <table:table-cell office:value-type="float" office:value="0.120729188404" calcext:value-type="float">
            <text:p>0.1207291884</text:p>
          </table:table-cell>
          <table:table-cell office:value-type="float" office:value="-0.00187256867427" calcext:value-type="float">
            <text:p>-0.0018725687</text:p>
          </table:table-cell>
          <table:table-cell office:value-type="float" office:value="-0.00249519573526" calcext:value-type="float">
            <text:p>-0.0024951957</text:p>
          </table:table-cell>
          <table:table-cell office:value-type="float" office:value="-0.00102475155998" calcext:value-type="float">
            <text:p>-0.0010247516</text:p>
          </table:table-cell>
          <table:table-cell office:value-type="float" office:value="-0.00358034869939" calcext:value-type="float">
            <text:p>-0.0035803487</text:p>
          </table:table-cell>
          <table:table-cell office:value-type="float" office:value="-0.0263206647482" calcext:value-type="float">
            <text:p>-0.0263206647</text:p>
          </table:table-cell>
          <table:table-cell office:value-type="float" office:value="0.0255201397071" calcext:value-type="float">
            <text:p>0.0255201397</text:p>
          </table:table-cell>
          <table:table-cell office:value-type="float" office:value="-0.999651302008" calcext:value-type="float">
            <text:p>-0.999651302</text:p>
          </table:table-cell>
          <table:table-cell office:value-type="float" office:value="0.999664770514" calcext:value-type="float">
            <text:p>0.9996647705</text:p>
          </table:table-cell>
        </table:table-row>
        <table:table-row table:style-name="ro1">
          <table:table-cell office:value-type="float" office:value="1.61144588327251E+018" calcext:value-type="float">
            <text:p>1.61144588327251E+018</text:p>
          </table:table-cell>
          <table:table-cell office:value-type="float" office:value="1.61144588322886E+018" calcext:value-type="float">
            <text:p>1.61144588322886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0482288599" calcext:value-type="float">
            <text:p>0.0190482289</text:p>
          </table:table-cell>
          <table:table-cell office:value-type="float" office:value="0.0118910100442" calcext:value-type="float">
            <text:p>0.01189101</text:p>
          </table:table-cell>
          <table:table-cell office:value-type="float" office:value="0.0258281510323" calcext:value-type="float">
            <text:p>0.025828151</text:p>
          </table:table-cell>
          <table:table-cell office:value-type="float" office:value="0.0239571473754" calcext:value-type="float">
            <text:p>0.0239571474</text:p>
          </table:table-cell>
          <table:table-cell office:value-type="float" office:value="0.11402015388" calcext:value-type="float">
            <text:p>0.1140201539</text:p>
          </table:table-cell>
          <table:table-cell office:value-type="float" office:value="0.120692835889" calcext:value-type="float">
            <text:p>0.1206928359</text:p>
          </table:table-cell>
          <table:table-cell office:value-type="float" office:value="-0.001806963853" calcext:value-type="float">
            <text:p>-0.0018069639</text:p>
          </table:table-cell>
          <table:table-cell office:value-type="float" office:value="-0.00251078271216" calcext:value-type="float">
            <text:p>-0.0025107827</text:p>
          </table:table-cell>
          <table:table-cell office:value-type="float" office:value="-0.00108141565173" calcext:value-type="float">
            <text:p>-0.0010814157</text:p>
          </table:table-cell>
          <table:table-cell office:value-type="float" office:value="-0.0035448843356" calcext:value-type="float">
            <text:p>-0.0035448843</text:p>
          </table:table-cell>
          <table:table-cell office:value-type="float" office:value="-0.0260766344953" calcext:value-type="float">
            <text:p>-0.0260766345</text:p>
          </table:table-cell>
          <table:table-cell office:value-type="float" office:value="0.0254778565113" calcext:value-type="float">
            <text:p>0.0254778565</text:p>
          </table:table-cell>
          <table:table-cell office:value-type="float" office:value="-0.999657792623" calcext:value-type="float">
            <text:p>-0.9996577926</text:p>
          </table:table-cell>
          <table:table-cell office:value-type="float" office:value="0.999665936415" calcext:value-type="float">
            <text:p>0.9996659364</text:p>
          </table:table-cell>
        </table:table-row>
        <table:table-row table:style-name="ro1">
          <table:table-cell office:value-type="float" office:value="1.61144588330591E+018" calcext:value-type="float">
            <text:p>1.61144588330591E+018</text:p>
          </table:table-cell>
          <table:table-cell office:value-type="float" office:value="1.61144588326219E+018" calcext:value-type="float">
            <text:p>1.61144588326219E+018</text:p>
          </table:table-cell>
          <table:table-cell office:value-type="float" office:value="43" calcext:value-type="float">
            <text:p>43</text:p>
          </table:table-cell>
          <table:table-cell office:value-type="float" office:value="0.01922602579" calcext:value-type="float">
            <text:p>0.0192260258</text:p>
          </table:table-cell>
          <table:table-cell office:value-type="float" office:value="0.0119257094563" calcext:value-type="float">
            <text:p>0.0119257095</text:p>
          </table:table-cell>
          <table:table-cell office:value-type="float" office:value="0.026561493054" calcext:value-type="float">
            <text:p>0.0265614931</text:p>
          </table:table-cell>
          <table:table-cell office:value-type="float" office:value="0.0241000603488" calcext:value-type="float">
            <text:p>0.0241000603</text:p>
          </table:table-cell>
          <table:table-cell office:value-type="float" office:value="0.114153906703" calcext:value-type="float">
            <text:p>0.1141539067</text:p>
          </table:table-cell>
          <table:table-cell office:value-type="float" office:value="0.12057917997" calcext:value-type="float">
            <text:p>0.12057918</text:p>
          </table:table-cell>
          <table:table-cell office:value-type="float" office:value="-0.00204578950515" calcext:value-type="float">
            <text:p>-0.0020457895</text:p>
          </table:table-cell>
          <table:table-cell office:value-type="float" office:value="-0.00276113697745" calcext:value-type="float">
            <text:p>-0.002761137</text:p>
          </table:table-cell>
          <table:table-cell office:value-type="float" office:value="-0.000770964723258" calcext:value-type="float">
            <text:p>-0.0007709647</text:p>
          </table:table-cell>
          <table:table-cell office:value-type="float" office:value="-0.00345598720807" calcext:value-type="float">
            <text:p>-0.0034559872</text:p>
          </table:table-cell>
          <table:table-cell office:value-type="float" office:value="-0.0257196928353" calcext:value-type="float">
            <text:p>-0.0257196928</text:p>
          </table:table-cell>
          <table:table-cell office:value-type="float" office:value="0.0254098379175" calcext:value-type="float">
            <text:p>0.0254098379</text:p>
          </table:table-cell>
          <table:table-cell office:value-type="float" office:value="-0.999666854195" calcext:value-type="float">
            <text:p>-0.9996668542</text:p>
          </table:table-cell>
          <table:table-cell office:value-type="float" office:value="0.999667318785" calcext:value-type="float">
            <text:p>0.9996673188</text:p>
          </table:table-cell>
        </table:table-row>
        <table:table-row table:style-name="ro1">
          <table:table-cell office:value-type="float" office:value="1.61144588334012E+018" calcext:value-type="float">
            <text:p>1.61144588334012E+018</text:p>
          </table:table-cell>
          <table:table-cell office:value-type="float" office:value="1.61144588329553E+018" calcext:value-type="float">
            <text:p>1.61144588329553E+018</text:p>
          </table:table-cell>
          <table:table-cell office:value-type="float" office:value="44" calcext:value-type="float">
            <text:p>44</text:p>
          </table:table-cell>
          <table:table-cell office:value-type="float" office:value="0.018686240539" calcext:value-type="float">
            <text:p>0.0186862405</text:p>
          </table:table-cell>
          <table:table-cell office:value-type="float" office:value="0.0123281839018" calcext:value-type="float">
            <text:p>0.0123281839</text:p>
          </table:table-cell>
          <table:table-cell office:value-type="float" office:value="0.0267909914255" calcext:value-type="float">
            <text:p>0.0267909914</text:p>
          </table:table-cell>
          <table:table-cell office:value-type="float" office:value="0.0244215302541" calcext:value-type="float">
            <text:p>0.0244215303</text:p>
          </table:table-cell>
          <table:table-cell office:value-type="float" office:value="0.114301502705" calcext:value-type="float">
            <text:p>0.1143015027</text:p>
          </table:table-cell>
          <table:table-cell office:value-type="float" office:value="0.120584383954" calcext:value-type="float">
            <text:p>0.120584384</text:p>
          </table:table-cell>
          <table:table-cell office:value-type="float" office:value="-0.00193210854758" calcext:value-type="float">
            <text:p>-0.0019321085</text:p>
          </table:table-cell>
          <table:table-cell office:value-type="float" office:value="-0.00241084800411" calcext:value-type="float">
            <text:p>-0.002410848</text:p>
          </table:table-cell>
          <table:table-cell office:value-type="float" office:value="-0.000859947627608" calcext:value-type="float">
            <text:p>-0.0008599476</text:p>
          </table:table-cell>
          <table:table-cell office:value-type="float" office:value="-0.00355378942869" calcext:value-type="float">
            <text:p>-0.0035537894</text:p>
          </table:table-cell>
          <table:table-cell office:value-type="float" office:value="-0.0258064731964" calcext:value-type="float">
            <text:p>-0.0258064732</text:p>
          </table:table-cell>
          <table:table-cell office:value-type="float" office:value="0.0254053511475" calcext:value-type="float">
            <text:p>0.0254053511</text:p>
          </table:table-cell>
          <table:table-cell office:value-type="float" office:value="-0.999664704706" calcext:value-type="float">
            <text:p>-0.9996647047</text:p>
          </table:table-cell>
          <table:table-cell office:value-type="float" office:value="0.999667996067" calcext:value-type="float">
            <text:p>0.9996679961</text:p>
          </table:table-cell>
        </table:table-row>
        <table:table-row table:style-name="ro1">
          <table:table-cell office:value-type="float" office:value="1.61144588337037E+018" calcext:value-type="float">
            <text:p>1.61144588337037E+018</text:p>
          </table:table-cell>
          <table:table-cell office:value-type="float" office:value="1.61144588332884E+018" calcext:value-type="float">
            <text:p>1.61144588332884E+018</text:p>
          </table:table-cell>
          <table:table-cell office:value-type="float" office:value="41" calcext:value-type="float">
            <text:p>41</text:p>
          </table:table-cell>
          <table:table-cell office:value-type="float" office:value="0.0181974545121" calcext:value-type="float">
            <text:p>0.0181974545</text:p>
          </table:table-cell>
          <table:table-cell office:value-type="float" office:value="0.0121807812062" calcext:value-type="float">
            <text:p>0.0121807812</text:p>
          </table:table-cell>
          <table:table-cell office:value-type="float" office:value="0.0267604440451" calcext:value-type="float">
            <text:p>0.026760444</text:p>
          </table:table-cell>
          <table:table-cell office:value-type="float" office:value="0.0245000112898" calcext:value-type="float">
            <text:p>0.0245000113</text:p>
          </table:table-cell>
          <table:table-cell office:value-type="float" office:value="0.114489592612" calcext:value-type="float">
            <text:p>0.1144895926</text:p>
          </table:table-cell>
          <table:table-cell office:value-type="float" office:value="0.120424017634" calcext:value-type="float">
            <text:p>0.1204240176</text:p>
          </table:table-cell>
          <table:table-cell office:value-type="float" office:value="-0.00188023985345" calcext:value-type="float">
            <text:p>-0.0018802399</text:p>
          </table:table-cell>
          <table:table-cell office:value-type="float" office:value="-0.00253604101636" calcext:value-type="float">
            <text:p>-0.002536041</text:p>
          </table:table-cell>
          <table:table-cell office:value-type="float" office:value="-0.000923683952315" calcext:value-type="float">
            <text:p>-0.000923684</text:p>
          </table:table-cell>
          <table:table-cell office:value-type="float" office:value="-0.00389317007194" calcext:value-type="float">
            <text:p>-0.0038931701</text:p>
          </table:table-cell>
          <table:table-cell office:value-type="float" office:value="-0.0261210572737" calcext:value-type="float">
            <text:p>-0.0261210573</text:p>
          </table:table-cell>
          <table:table-cell office:value-type="float" office:value="0.0252330367503" calcext:value-type="float">
            <text:p>0.0252330368</text:p>
          </table:table-cell>
          <table:table-cell office:value-type="float" office:value="-0.999656612511" calcext:value-type="float">
            <text:p>-0.9996566125</text:p>
          </table:table-cell>
          <table:table-cell office:value-type="float" office:value="0.999670786516" calcext:value-type="float">
            <text:p>0.9996707865</text:p>
          </table:table-cell>
        </table:table-row>
        <table:table-row table:style-name="ro1">
          <table:table-cell office:value-type="float" office:value="1.61144588340595E+018" calcext:value-type="float">
            <text:p>1.61144588340595E+018</text:p>
          </table:table-cell>
          <table:table-cell office:value-type="float" office:value="1.61144588336219E+018" calcext:value-type="float">
            <text:p>1.61144588336219E+018</text:p>
          </table:table-cell>
          <table:table-cell office:value-type="float" office:value="43" calcext:value-type="float">
            <text:p>43</text:p>
          </table:table-cell>
          <table:table-cell office:value-type="float" office:value="0.0177255012095" calcext:value-type="float">
            <text:p>0.0177255012</text:p>
          </table:table-cell>
          <table:table-cell office:value-type="float" office:value="0.0119089713732" calcext:value-type="float">
            <text:p>0.0119089714</text:p>
          </table:table-cell>
          <table:table-cell office:value-type="float" office:value="0.0268358122557" calcext:value-type="float">
            <text:p>0.0268358123</text:p>
          </table:table-cell>
          <table:table-cell office:value-type="float" office:value="0.0242792176874" calcext:value-type="float">
            <text:p>0.0242792177</text:p>
          </table:table-cell>
          <table:table-cell office:value-type="float" office:value="0.114686198533" calcext:value-type="float">
            <text:p>0.1146861985</text:p>
          </table:table-cell>
          <table:table-cell office:value-type="float" office:value="0.120433127351" calcext:value-type="float">
            <text:p>0.1204331274</text:p>
          </table:table-cell>
          <table:table-cell office:value-type="float" office:value="-0.00176213557589" calcext:value-type="float">
            <text:p>-0.0017621356</text:p>
          </table:table-cell>
          <table:table-cell office:value-type="float" office:value="-0.00249790771934" calcext:value-type="float">
            <text:p>-0.0024979077</text:p>
          </table:table-cell>
          <table:table-cell office:value-type="float" office:value="-0.000872248745109" calcext:value-type="float">
            <text:p>-0.0008722487</text:p>
          </table:table-cell>
          <table:table-cell office:value-type="float" office:value="-0.00386505082628" calcext:value-type="float">
            <text:p>-0.0038650508</text:p>
          </table:table-cell>
          <table:table-cell office:value-type="float" office:value="-0.0265542004358" calcext:value-type="float">
            <text:p>-0.0265542004</text:p>
          </table:table-cell>
          <table:table-cell office:value-type="float" office:value="0.0255235408959" calcext:value-type="float">
            <text:p>0.0255235409</text:p>
          </table:table-cell>
          <table:table-cell office:value-type="float" office:value="-0.999645443596" calcext:value-type="float">
            <text:p>-0.9996454436</text:p>
          </table:table-cell>
          <table:table-cell office:value-type="float" office:value="0.99966361669" calcext:value-type="float">
            <text:p>0.9996636167</text:p>
          </table:table-cell>
        </table:table-row>
        <table:table-row table:style-name="ro1">
          <table:table-cell office:value-type="float" office:value="1.61144588343766E+018" calcext:value-type="float">
            <text:p>1.61144588343766E+018</text:p>
          </table:table-cell>
          <table:table-cell office:value-type="float" office:value="1.61144588339551E+018" calcext:value-type="float">
            <text:p>1.61144588339551E+018</text:p>
          </table:table-cell>
          <table:table-cell office:value-type="float" office:value="42" calcext:value-type="float">
            <text:p>42</text:p>
          </table:table-cell>
          <table:table-cell office:value-type="float" office:value="0.0172818284482" calcext:value-type="float">
            <text:p>0.0172818284</text:p>
          </table:table-cell>
          <table:table-cell office:value-type="float" office:value="0.0118962222136" calcext:value-type="float">
            <text:p>0.0118962222</text:p>
          </table:table-cell>
          <table:table-cell office:value-type="float" office:value="0.0270188227296" calcext:value-type="float">
            <text:p>0.0270188227</text:p>
          </table:table-cell>
          <table:table-cell office:value-type="float" office:value="0.024111822633" calcext:value-type="float">
            <text:p>0.0241118226</text:p>
          </table:table-cell>
          <table:table-cell office:value-type="float" office:value="0.114888392389" calcext:value-type="float">
            <text:p>0.1148883924</text:p>
          </table:table-cell>
          <table:table-cell office:value-type="float" office:value="0.120551863646" calcext:value-type="float">
            <text:p>0.1205518636</text:p>
          </table:table-cell>
          <table:table-cell office:value-type="float" office:value="-0.00182546368532" calcext:value-type="float">
            <text:p>-0.0018254637</text:p>
          </table:table-cell>
          <table:table-cell office:value-type="float" office:value="-0.0025550605604" calcext:value-type="float">
            <text:p>-0.0025550606</text:p>
          </table:table-cell>
          <table:table-cell office:value-type="float" office:value="-0.000976045896279" calcext:value-type="float">
            <text:p>-0.0009760459</text:p>
          </table:table-cell>
          <table:table-cell office:value-type="float" office:value="-0.00328897410505" calcext:value-type="float">
            <text:p>-0.0032889741</text:p>
          </table:table-cell>
          <table:table-cell office:value-type="float" office:value="-0.0263846436642" calcext:value-type="float">
            <text:p>-0.0263846437</text:p>
          </table:table-cell>
          <table:table-cell office:value-type="float" office:value="0.02564363675" calcext:value-type="float">
            <text:p>0.0256436368</text:p>
          </table:table-cell>
          <table:table-cell office:value-type="float" office:value="-0.999649784721" calcext:value-type="float">
            <text:p>-0.9996497847</text:p>
          </table:table-cell>
          <table:table-cell office:value-type="float" office:value="0.999662460056" calcext:value-type="float">
            <text:p>0.9996624601</text:p>
          </table:table-cell>
        </table:table-row>
        <table:table-row table:style-name="ro1">
          <table:table-cell office:value-type="float" office:value="1.61144588347271E+018" calcext:value-type="float">
            <text:p>1.61144588347271E+018</text:p>
          </table:table-cell>
          <table:table-cell office:value-type="float" office:value="1.61144588339551E+018" calcext:value-type="float">
            <text:p>1.61144588339551E+018</text:p>
          </table:table-cell>
          <table:table-cell office:value-type="float" office:value="77" calcext:value-type="float">
            <text:p>77</text:p>
          </table:table-cell>
          <table:table-cell office:value-type="float" office:value="0.0170006342232" calcext:value-type="float">
            <text:p>0.0170006342</text:p>
          </table:table-cell>
          <table:table-cell office:value-type="float" office:value="0.0118962222136" calcext:value-type="float">
            <text:p>0.0118962222</text:p>
          </table:table-cell>
          <table:table-cell office:value-type="float" office:value="0.027289962396" calcext:value-type="float">
            <text:p>0.0272899624</text:p>
          </table:table-cell>
          <table:table-cell office:value-type="float" office:value="0.024111822633" calcext:value-type="float">
            <text:p>0.0241118226</text:p>
          </table:table-cell>
          <table:table-cell office:value-type="float" office:value="0.115173719823" calcext:value-type="float">
            <text:p>0.1151737198</text:p>
          </table:table-cell>
          <table:table-cell office:value-type="float" office:value="0.120551863646" calcext:value-type="float">
            <text:p>0.1205518636</text:p>
          </table:table-cell>
          <table:table-cell office:value-type="float" office:value="-0.00180561433067" calcext:value-type="float">
            <text:p>-0.0018056143</text:p>
          </table:table-cell>
          <table:table-cell office:value-type="float" office:value="-0.0025550605604" calcext:value-type="float">
            <text:p>-0.0025550606</text:p>
          </table:table-cell>
          <table:table-cell office:value-type="float" office:value="-0.000859173673175" calcext:value-type="float">
            <text:p>-0.0008591737</text:p>
          </table:table-cell>
          <table:table-cell office:value-type="float" office:value="-0.00328897410505" calcext:value-type="float">
            <text:p>-0.0032889741</text:p>
          </table:table-cell>
          <table:table-cell office:value-type="float" office:value="-0.0261313832515" calcext:value-type="float">
            <text:p>-0.0261313833</text:p>
          </table:table-cell>
          <table:table-cell office:value-type="float" office:value="0.02564363675" calcext:value-type="float">
            <text:p>0.0256436368</text:p>
          </table:table-cell>
          <table:table-cell office:value-type="float" office:value="-0.99965648607" calcext:value-type="float">
            <text:p>-0.9996564861</text:p>
          </table:table-cell>
          <table:table-cell office:value-type="float" office:value="0.999662460056" calcext:value-type="float">
            <text:p>0.9996624601</text:p>
          </table:table-cell>
        </table:table-row>
        <table:table-row table:style-name="ro1">
          <table:table-cell office:value-type="float" office:value="1.61144588350612E+018" calcext:value-type="float">
            <text:p>1.61144588350612E+018</text:p>
          </table:table-cell>
          <table:table-cell office:value-type="float" office:value="1.61144588346217E+018" calcext:value-type="float">
            <text:p>1.61144588346217E+018</text:p>
          </table:table-cell>
          <table:table-cell office:value-type="float" office:value="43" calcext:value-type="float">
            <text:p>43</text:p>
          </table:table-cell>
          <table:table-cell office:value-type="float" office:value="0.0167750306427" calcext:value-type="float">
            <text:p>0.0167750306</text:p>
          </table:table-cell>
          <table:table-cell office:value-type="float" office:value="0.0120079285756" calcext:value-type="float">
            <text:p>0.0120079286</text:p>
          </table:table-cell>
          <table:table-cell office:value-type="float" office:value="0.0275509227067" calcext:value-type="float">
            <text:p>0.0275509227</text:p>
          </table:table-cell>
          <table:table-cell office:value-type="float" office:value="0.0243551713371" calcext:value-type="float">
            <text:p>0.0243551713</text:p>
          </table:table-cell>
          <table:table-cell office:value-type="float" office:value="0.115391999483" calcext:value-type="float">
            <text:p>0.1153919995</text:p>
          </table:table-cell>
          <table:table-cell office:value-type="float" office:value="0.120531188502" calcext:value-type="float">
            <text:p>0.1205311885</text:p>
          </table:table-cell>
          <table:table-cell office:value-type="float" office:value="-0.00186313148452" calcext:value-type="float">
            <text:p>-0.0018631315</text:p>
          </table:table-cell>
          <table:table-cell office:value-type="float" office:value="-0.00261363414236" calcext:value-type="float">
            <text:p>-0.0026136341</text:p>
          </table:table-cell>
          <table:table-cell office:value-type="float" office:value="-0.000868542250823" calcext:value-type="float">
            <text:p>-0.0008685423</text:p>
          </table:table-cell>
          <table:table-cell office:value-type="float" office:value="-0.00327033755622" calcext:value-type="float">
            <text:p>-0.0032703376</text:p>
          </table:table-cell>
          <table:table-cell office:value-type="float" office:value="-0.0260820292919" calcext:value-type="float">
            <text:p>-0.0260820293</text:p>
          </table:table-cell>
          <table:table-cell office:value-type="float" office:value="0.0252481816085" calcext:value-type="float">
            <text:p>0.0252481816</text:p>
          </table:table-cell>
          <table:table-cell office:value-type="float" office:value="-0.999657708329" calcext:value-type="float">
            <text:p>-0.9996577083</text:p>
          </table:table-cell>
          <table:table-cell office:value-type="float" office:value="0.999672435836" calcext:value-type="float">
            <text:p>0.9996724358</text:p>
          </table:table-cell>
        </table:table-row>
        <table:table-row table:style-name="ro1">
          <table:table-cell office:value-type="float" office:value="1.61144588354012E+018" calcext:value-type="float">
            <text:p>1.61144588354012E+018</text:p>
          </table:table-cell>
          <table:table-cell office:value-type="float" office:value="1.61144588349551E+018" calcext:value-type="float">
            <text:p>1.61144588349551E+018</text:p>
          </table:table-cell>
          <table:table-cell office:value-type="float" office:value="44" calcext:value-type="float">
            <text:p>44</text:p>
          </table:table-cell>
          <table:table-cell office:value-type="float" office:value="0.0165286865085" calcext:value-type="float">
            <text:p>0.0165286865</text:p>
          </table:table-cell>
          <table:table-cell office:value-type="float" office:value="0.0120944381854" calcext:value-type="float">
            <text:p>0.0120944382</text:p>
          </table:table-cell>
          <table:table-cell office:value-type="float" office:value="0.0277754813433" calcext:value-type="float">
            <text:p>0.0277754813</text:p>
          </table:table-cell>
          <table:table-cell office:value-type="float" office:value="0.0244434384498" calcext:value-type="float">
            <text:p>0.0244434384</text:p>
          </table:table-cell>
          <table:table-cell office:value-type="float" office:value="0.115678355098" calcext:value-type="float">
            <text:p>0.1156783551</text:p>
          </table:table-cell>
          <table:table-cell office:value-type="float" office:value="0.120443420157" calcext:value-type="float">
            <text:p>0.1204434202</text:p>
          </table:table-cell>
          <table:table-cell office:value-type="float" office:value="-0.00188053162983" calcext:value-type="float">
            <text:p>-0.0018805316</text:p>
          </table:table-cell>
          <table:table-cell office:value-type="float" office:value="-0.00272414592143" calcext:value-type="float">
            <text:p>-0.0027241459</text:p>
          </table:table-cell>
          <table:table-cell office:value-type="float" office:value="-0.000910482727949" calcext:value-type="float">
            <text:p>-0.0009104827</text:p>
          </table:table-cell>
          <table:table-cell office:value-type="float" office:value="-0.00369017301046" calcext:value-type="float">
            <text:p>-0.003690173</text:p>
          </table:table-cell>
          <table:table-cell office:value-type="float" office:value="-0.0260590171126" calcext:value-type="float">
            <text:p>-0.0260590171</text:p>
          </table:table-cell>
          <table:table-cell office:value-type="float" office:value="0.0253759929722" calcext:value-type="float">
            <text:p>0.025375993</text:p>
          </table:table-cell>
          <table:table-cell office:value-type="float" office:value="-0.999658214091" calcext:value-type="float">
            <text:p>-0.9996582141</text:p>
          </table:table-cell>
          <table:table-cell office:value-type="float" office:value="0.999667442937" calcext:value-type="float">
            <text:p>0.9996674429</text:p>
          </table:table-cell>
        </table:table-row>
        <table:table-row table:style-name="ro1">
          <table:table-cell office:value-type="float" office:value="1.61144588357129E+018" calcext:value-type="float">
            <text:p>1.61144588357129E+018</text:p>
          </table:table-cell>
          <table:table-cell office:value-type="float" office:value="1.61144588349551E+018" calcext:value-type="float">
            <text:p>1.61144588349551E+018</text:p>
          </table:table-cell>
          <table:table-cell office:value-type="float" office:value="75" calcext:value-type="float">
            <text:p>75</text:p>
          </table:table-cell>
          <table:table-cell office:value-type="float" office:value="0.0163443479687" calcext:value-type="float">
            <text:p>0.016344348</text:p>
          </table:table-cell>
          <table:table-cell office:value-type="float" office:value="0.0120944381854" calcext:value-type="float">
            <text:p>0.0120944382</text:p>
          </table:table-cell>
          <table:table-cell office:value-type="float" office:value="0.0280275028199" calcext:value-type="float">
            <text:p>0.0280275028</text:p>
          </table:table-cell>
          <table:table-cell office:value-type="float" office:value="0.0244434384498" calcext:value-type="float">
            <text:p>0.0244434384</text:p>
          </table:table-cell>
          <table:table-cell office:value-type="float" office:value="0.115894414485" calcext:value-type="float">
            <text:p>0.1158944145</text:p>
          </table:table-cell>
          <table:table-cell office:value-type="float" office:value="0.120443420157" calcext:value-type="float">
            <text:p>0.1204434202</text:p>
          </table:table-cell>
          <table:table-cell office:value-type="float" office:value="-0.00182125752039" calcext:value-type="float">
            <text:p>-0.0018212575</text:p>
          </table:table-cell>
          <table:table-cell office:value-type="float" office:value="-0.00272414592143" calcext:value-type="float">
            <text:p>-0.0027241459</text:p>
          </table:table-cell>
          <table:table-cell office:value-type="float" office:value="-0.000847599300698" calcext:value-type="float">
            <text:p>-0.0008475993</text:p>
          </table:table-cell>
          <table:table-cell office:value-type="float" office:value="-0.00369017301046" calcext:value-type="float">
            <text:p>-0.003690173</text:p>
          </table:table-cell>
          <table:table-cell office:value-type="float" office:value="-0.0261787563093" calcext:value-type="float">
            <text:p>-0.0261787563</text:p>
          </table:table-cell>
          <table:table-cell office:value-type="float" office:value="0.0253759929722" calcext:value-type="float">
            <text:p>0.025375993</text:p>
          </table:table-cell>
          <table:table-cell office:value-type="float" office:value="-0.999655305959" calcext:value-type="float">
            <text:p>-0.999655306</text:p>
          </table:table-cell>
          <table:table-cell office:value-type="float" office:value="0.999667442937" calcext:value-type="float">
            <text:p>0.9996674429</text:p>
          </table:table-cell>
        </table:table-row>
        <table:table-row table:style-name="ro1">
          <table:table-cell office:value-type="float" office:value="1.61144588360605E+018" calcext:value-type="float">
            <text:p>1.61144588360605E+018</text:p>
          </table:table-cell>
          <table:table-cell office:value-type="float" office:value="1.61144588352882E+018" calcext:value-type="float">
            <text:p>1.61144588352882E+018</text:p>
          </table:table-cell>
          <table:table-cell office:value-type="float" office:value="77" calcext:value-type="float">
            <text:p>77</text:p>
          </table:table-cell>
          <table:table-cell office:value-type="float" office:value="0.0161168407649" calcext:value-type="float">
            <text:p>0.0161168408</text:p>
          </table:table-cell>
          <table:table-cell office:value-type="float" office:value="0.0121570881936" calcext:value-type="float">
            <text:p>0.0121570882</text:p>
          </table:table-cell>
          <table:table-cell office:value-type="float" office:value="0.0283578746021" calcext:value-type="float">
            <text:p>0.0283578746</text:p>
          </table:table-cell>
          <table:table-cell office:value-type="float" office:value="0.0245388527421" calcext:value-type="float">
            <text:p>0.0245388527</text:p>
          </table:table-cell>
          <table:table-cell office:value-type="float" office:value="0.116104207933" calcext:value-type="float">
            <text:p>0.1161042079</text:p>
          </table:table-cell>
          <table:table-cell office:value-type="float" office:value="0.12049142153" calcext:value-type="float">
            <text:p>0.1204914215</text:p>
          </table:table-cell>
          <table:table-cell office:value-type="float" office:value="-0.0018592724137" calcext:value-type="float">
            <text:p>-0.0018592724</text:p>
          </table:table-cell>
          <table:table-cell office:value-type="float" office:value="-0.00261040197418" calcext:value-type="float">
            <text:p>-0.002610402</text:p>
          </table:table-cell>
          <table:table-cell office:value-type="float" office:value="-0.000903013598457" calcext:value-type="float">
            <text:p>-0.0009030136</text:p>
          </table:table-cell>
          <table:table-cell office:value-type="float" office:value="-0.00325664850426" calcext:value-type="float">
            <text:p>-0.0032566485</text:p>
          </table:table-cell>
          <table:table-cell office:value-type="float" office:value="-0.0264058856759" calcext:value-type="float">
            <text:p>-0.0264058857</text:p>
          </table:table-cell>
          <table:table-cell office:value-type="float" office:value="0.0254001273032" calcext:value-type="float">
            <text:p>0.0254001273</text:p>
          </table:table-cell>
          <table:table-cell office:value-type="float" office:value="-0.999649194666" calcext:value-type="float">
            <text:p>-0.9996491947</text:p>
          </table:table-cell>
          <table:table-cell office:value-type="float" office:value="0.999668639805" calcext:value-type="float">
            <text:p>0.9996686398</text:p>
          </table:table-cell>
        </table:table-row>
        <table:table-row table:style-name="ro1">
          <table:table-cell office:value-type="float" office:value="1.61144588363769E+018" calcext:value-type="float">
            <text:p>1.61144588363769E+018</text:p>
          </table:table-cell>
          <table:table-cell office:value-type="float" office:value="1.61144588356215E+018" calcext:value-type="float">
            <text:p>1.61144588356215E+018</text:p>
          </table:table-cell>
          <table:table-cell office:value-type="float" office:value="75" calcext:value-type="float">
            <text:p>75</text:p>
          </table:table-cell>
          <table:table-cell office:value-type="float" office:value="0.0159843973815" calcext:value-type="float">
            <text:p>0.0159843974</text:p>
          </table:table-cell>
          <table:table-cell office:value-type="float" office:value="0.0122863373938" calcext:value-type="float">
            <text:p>0.0122863374</text:p>
          </table:table-cell>
          <table:table-cell office:value-type="float" office:value="0.0286588892341" calcext:value-type="float">
            <text:p>0.0286588892</text:p>
          </table:table-cell>
          <table:table-cell office:value-type="float" office:value="0.0245054697455" calcext:value-type="float">
            <text:p>0.0245054697</text:p>
          </table:table-cell>
          <table:table-cell office:value-type="float" office:value="0.116313435137" calcext:value-type="float">
            <text:p>0.1163134351</text:p>
          </table:table-cell>
          <table:table-cell office:value-type="float" office:value="0.120483980028" calcext:value-type="float">
            <text:p>0.12048398</text:p>
          </table:table-cell>
          <table:table-cell office:value-type="float" office:value="-0.001825572304" calcext:value-type="float">
            <text:p>-0.0018255723</text:p>
          </table:table-cell>
          <table:table-cell office:value-type="float" office:value="-0.00282071254812" calcext:value-type="float">
            <text:p>-0.0028207125</text:p>
          </table:table-cell>
          <table:table-cell office:value-type="float" office:value="-0.000848718003181" calcext:value-type="float">
            <text:p>-0.000848718</text:p>
          </table:table-cell>
          <table:table-cell office:value-type="float" office:value="-0.00368159494307" calcext:value-type="float">
            <text:p>-0.0036815949</text:p>
          </table:table-cell>
          <table:table-cell office:value-type="float" office:value="-0.0262732495436" calcext:value-type="float">
            <text:p>-0.0262732495</text:p>
          </table:table-cell>
          <table:table-cell office:value-type="float" office:value="0.0253949258497" calcext:value-type="float">
            <text:p>0.0253949258</text:p>
          </table:table-cell>
          <table:table-cell office:value-type="float" office:value="-0.999652777148" calcext:value-type="float">
            <text:p>-0.9996527771</text:p>
          </table:table-cell>
          <table:table-cell office:value-type="float" office:value="0.999666725972" calcext:value-type="float">
            <text:p>0.999666726</text:p>
          </table:table-cell>
        </table:table-row>
        <table:table-row table:style-name="ro1">
          <table:table-cell office:value-type="float" office:value="1.61144588367012E+018" calcext:value-type="float">
            <text:p>1.61144588367012E+018</text:p>
          </table:table-cell>
          <table:table-cell office:value-type="float" office:value="1.61144588362882E+018" calcext:value-type="float">
            <text:p>1.61144588362882E+018</text:p>
          </table:table-cell>
          <table:table-cell office:value-type="float" office:value="41" calcext:value-type="float">
            <text:p>41</text:p>
          </table:table-cell>
          <table:table-cell office:value-type="float" office:value="0.0157691929489" calcext:value-type="float">
            <text:p>0.0157691929</text:p>
          </table:table-cell>
          <table:table-cell office:value-type="float" office:value="0.0122988926299" calcext:value-type="float">
            <text:p>0.0122988926</text:p>
          </table:table-cell>
          <table:table-cell office:value-type="float" office:value="0.0291576776654" calcext:value-type="float">
            <text:p>0.0291576777</text:p>
          </table:table-cell>
          <table:table-cell office:value-type="float" office:value="0.0245632201284" calcext:value-type="float">
            <text:p>0.0245632201</text:p>
          </table:table-cell>
          <table:table-cell office:value-type="float" office:value="0.116582006216" calcext:value-type="float">
            <text:p>0.1165820062</text:p>
          </table:table-cell>
          <table:table-cell office:value-type="float" office:value="0.120315195088" calcext:value-type="float">
            <text:p>0.1203151951</text:p>
          </table:table-cell>
          <table:table-cell office:value-type="float" office:value="-0.00184234386858" calcext:value-type="float">
            <text:p>-0.0018423439</text:p>
          </table:table-cell>
          <table:table-cell office:value-type="float" office:value="-0.00281343590008" calcext:value-type="float">
            <text:p>-0.0028134359</text:p>
          </table:table-cell>
          <table:table-cell office:value-type="float" office:value="-0.000823342719245" calcext:value-type="float">
            <text:p>-0.0008233427</text:p>
          </table:table-cell>
          <table:table-cell office:value-type="float" office:value="-0.00373466634796" calcext:value-type="float">
            <text:p>-0.0037346663</text:p>
          </table:table-cell>
          <table:table-cell office:value-type="float" office:value="-0.0261764382326" calcext:value-type="float">
            <text:p>-0.0261764382</text:p>
          </table:table-cell>
          <table:table-cell office:value-type="float" office:value="0.0254541156775" calcext:value-type="float">
            <text:p>0.0254541157</text:p>
          </table:table-cell>
          <table:table-cell office:value-type="float" office:value="-0.999655348105" calcext:value-type="float">
            <text:p>-0.9996553481</text:p>
          </table:table-cell>
          <table:table-cell office:value-type="float" office:value="0.99966504424" calcext:value-type="float">
            <text:p>0.9996650442</text:p>
          </table:table-cell>
        </table:table-row>
        <table:table-row table:style-name="ro1">
          <table:table-cell office:value-type="float" office:value="1.61144588370433E+018" calcext:value-type="float">
            <text:p>1.61144588370433E+018</text:p>
          </table:table-cell>
          <table:table-cell office:value-type="float" office:value="1.61144588366215E+018" calcext:value-type="float">
            <text:p>1.61144588366215E+018</text:p>
          </table:table-cell>
          <table:table-cell office:value-type="float" office:value="42" calcext:value-type="float">
            <text:p>42</text:p>
          </table:table-cell>
          <table:table-cell office:value-type="float" office:value="0.0155406687409" calcext:value-type="float">
            <text:p>0.0155406687</text:p>
          </table:table-cell>
          <table:table-cell office:value-type="float" office:value="0.0124266366537" calcext:value-type="float">
            <text:p>0.0124266367</text:p>
          </table:table-cell>
          <table:table-cell office:value-type="float" office:value="0.0294420495629" calcext:value-type="float">
            <text:p>0.0294420496</text:p>
          </table:table-cell>
          <table:table-cell office:value-type="float" office:value="0.024731257649" calcext:value-type="float">
            <text:p>0.0247312576</text:p>
          </table:table-cell>
          <table:table-cell office:value-type="float" office:value="0.116800367832" calcext:value-type="float">
            <text:p>0.1168003678</text:p>
          </table:table-cell>
          <table:table-cell office:value-type="float" office:value="0.120332649783" calcext:value-type="float">
            <text:p>0.1203326498</text:p>
          </table:table-cell>
          <table:table-cell office:value-type="float" office:value="-0.00189536238142" calcext:value-type="float">
            <text:p>-0.0018953624</text:p>
          </table:table-cell>
          <table:table-cell office:value-type="float" office:value="-0.00272342495651" calcext:value-type="float">
            <text:p>-0.002723425</text:p>
          </table:table-cell>
          <table:table-cell office:value-type="float" office:value="-0.000852744179667" calcext:value-type="float">
            <text:p>-0.0008527442</text:p>
          </table:table-cell>
          <table:table-cell office:value-type="float" office:value="-0.00367545787685" calcext:value-type="float">
            <text:p>-0.0036754579</text:p>
          </table:table-cell>
          <table:table-cell office:value-type="float" office:value="-0.0260362156676" calcext:value-type="float">
            <text:p>-0.0260362157</text:p>
          </table:table-cell>
          <table:table-cell office:value-type="float" office:value="0.0252785100448" calcext:value-type="float">
            <text:p>0.02527851</text:p>
          </table:table-cell>
          <table:table-cell office:value-type="float" office:value="-0.999658846294" calcext:value-type="float">
            <text:p>-0.9996588463</text:p>
          </table:table-cell>
          <table:table-cell office:value-type="float" office:value="0.999669968905" calcext:value-type="float">
            <text:p>0.9996699689</text:p>
          </table:table-cell>
        </table:table-row>
        <table:table-row table:style-name="ro1">
          <table:table-cell office:value-type="float" office:value="1.61144588373766E+018" calcext:value-type="float">
            <text:p>1.61144588373766E+018</text:p>
          </table:table-cell>
          <table:table-cell office:value-type="float" office:value="1.61144588369549E+018" calcext:value-type="float">
            <text:p>1.61144588369549E+018</text:p>
          </table:table-cell>
          <table:table-cell office:value-type="float" office:value="42" calcext:value-type="float">
            <text:p>42</text:p>
          </table:table-cell>
          <table:table-cell office:value-type="float" office:value="0.0152584724128" calcext:value-type="float">
            <text:p>0.0152584724</text:p>
          </table:table-cell>
          <table:table-cell office:value-type="float" office:value="0.0124530474923" calcext:value-type="float">
            <text:p>0.0124530475</text:p>
          </table:table-cell>
          <table:table-cell office:value-type="float" office:value="0.0296237785369" calcext:value-type="float">
            <text:p>0.0296237785</text:p>
          </table:table-cell>
          <table:table-cell office:value-type="float" office:value="0.0247558763981" calcext:value-type="float">
            <text:p>0.0247558764</text:p>
          </table:table-cell>
          <table:table-cell office:value-type="float" office:value="0.117033921182" calcext:value-type="float">
            <text:p>0.1170339212</text:p>
          </table:table-cell>
          <table:table-cell office:value-type="float" office:value="0.120376899009" calcext:value-type="float">
            <text:p>0.120376899</text:p>
          </table:table-cell>
          <table:table-cell office:value-type="float" office:value="-0.00188328862641" calcext:value-type="float">
            <text:p>-0.0018832886</text:p>
          </table:table-cell>
          <table:table-cell office:value-type="float" office:value="-0.00265737777731" calcext:value-type="float">
            <text:p>-0.0026573778</text:p>
          </table:table-cell>
          <table:table-cell office:value-type="float" office:value="-0.000791929240716" calcext:value-type="float">
            <text:p>-0.0007919292</text:p>
          </table:table-cell>
          <table:table-cell office:value-type="float" office:value="-0.00357270628004" calcext:value-type="float">
            <text:p>-0.0035727063</text:p>
          </table:table-cell>
          <table:table-cell office:value-type="float" office:value="-0.0259061083463" calcext:value-type="float">
            <text:p>-0.0259061083</text:p>
          </table:table-cell>
          <table:table-cell office:value-type="float" office:value="0.0254348833662" calcext:value-type="float">
            <text:p>0.0254348834</text:p>
          </table:table-cell>
          <table:table-cell office:value-type="float" office:value="-0.999662344482" calcext:value-type="float">
            <text:p>-0.9996623445</text:p>
          </table:table-cell>
          <table:table-cell office:value-type="float" office:value="0.999666552735" calcext:value-type="float">
            <text:p>0.9996665527</text:p>
          </table:table-cell>
        </table:table-row>
        <table:table-row table:style-name="ro1">
          <table:table-cell office:value-type="float" office:value="1.61144588377113E+018" calcext:value-type="float">
            <text:p>1.61144588377113E+018</text:p>
          </table:table-cell>
          <table:table-cell office:value-type="float" office:value="1.61144588372882E+018" calcext:value-type="float">
            <text:p>1.61144588372882E+018</text:p>
          </table:table-cell>
          <table:table-cell office:value-type="float" office:value="42" calcext:value-type="float">
            <text:p>42</text:p>
          </table:table-cell>
          <table:table-cell office:value-type="float" office:value="0.0146981179714" calcext:value-type="float">
            <text:p>0.014698118</text:p>
          </table:table-cell>
          <table:table-cell office:value-type="float" office:value="0.0124849673114" calcext:value-type="float">
            <text:p>0.0124849673</text:p>
          </table:table-cell>
          <table:table-cell office:value-type="float" office:value="0.0297247413546" calcext:value-type="float">
            <text:p>0.0297247414</text:p>
          </table:table-cell>
          <table:table-cell office:value-type="float" office:value="0.0246990835047" calcext:value-type="float">
            <text:p>0.0246990835</text:p>
          </table:table-cell>
          <table:table-cell office:value-type="float" office:value="0.117314577103" calcext:value-type="float">
            <text:p>0.1173145771</text:p>
          </table:table-cell>
          <table:table-cell office:value-type="float" office:value="0.12038123139" calcext:value-type="float">
            <text:p>0.1203812314</text:p>
          </table:table-cell>
          <table:table-cell office:value-type="float" office:value="-0.0018850556248" calcext:value-type="float">
            <text:p>-0.0018850556</text:p>
          </table:table-cell>
          <table:table-cell office:value-type="float" office:value="-0.00263396895891" calcext:value-type="float">
            <text:p>-0.002633969</text:p>
          </table:table-cell>
          <table:table-cell office:value-type="float" office:value="-0.000878865882643" calcext:value-type="float">
            <text:p>-0.0008788659</text:p>
          </table:table-cell>
          <table:table-cell office:value-type="float" office:value="-0.0036926994557" calcext:value-type="float">
            <text:p>-0.0036926995</text:p>
          </table:table-cell>
          <table:table-cell office:value-type="float" office:value="-0.0261178119663" calcext:value-type="float">
            <text:p>-0.026117812</text:p>
          </table:table-cell>
          <table:table-cell office:value-type="float" office:value="0.0253352388337" calcext:value-type="float">
            <text:p>0.0253352388</text:p>
          </table:table-cell>
          <table:table-cell office:value-type="float" office:value="-0.999656738951" calcext:value-type="float">
            <text:p>-0.999656739</text:p>
          </table:table-cell>
          <table:table-cell office:value-type="float" office:value="0.999668708967" calcext:value-type="float">
            <text:p>0.999668709</text:p>
          </table:table-cell>
        </table:table-row>
        <table:table-row table:style-name="ro1">
          <table:table-cell office:value-type="float" office:value="1.61144588380569E+018" calcext:value-type="float">
            <text:p>1.61144588380569E+018</text:p>
          </table:table-cell>
          <table:table-cell office:value-type="float" office:value="1.61144588376215E+018" calcext:value-type="float">
            <text:p>1.61144588376215E+018</text:p>
          </table:table-cell>
          <table:table-cell office:value-type="float" office:value="43" calcext:value-type="float">
            <text:p>43</text:p>
          </table:table-cell>
          <table:table-cell office:value-type="float" office:value="0.0143919941038" calcext:value-type="float">
            <text:p>0.0143919941</text:p>
          </table:table-cell>
          <table:table-cell office:value-type="float" office:value="0.0123883844155" calcext:value-type="float">
            <text:p>0.0123883844</text:p>
          </table:table-cell>
          <table:table-cell office:value-type="float" office:value="0.0296918749809" calcext:value-type="float">
            <text:p>0.029691875</text:p>
          </table:table-cell>
          <table:table-cell office:value-type="float" office:value="0.0246149533588" calcext:value-type="float">
            <text:p>0.0246149534</text:p>
          </table:table-cell>
          <table:table-cell office:value-type="float" office:value="0.117513507605" calcext:value-type="float">
            <text:p>0.1175135076</text:p>
          </table:table-cell>
          <table:table-cell office:value-type="float" office:value="0.12040556838" calcext:value-type="float">
            <text:p>0.1204055684</text:p>
          </table:table-cell>
          <table:table-cell office:value-type="float" office:value="-0.00185229686332" calcext:value-type="float">
            <text:p>-0.0018522969</text:p>
          </table:table-cell>
          <table:table-cell office:value-type="float" office:value="-0.00255429022831" calcext:value-type="float">
            <text:p>-0.0025542902</text:p>
          </table:table-cell>
          <table:table-cell office:value-type="float" office:value="-0.000873031466416" calcext:value-type="float">
            <text:p>-0.0008730315</text:p>
          </table:table-cell>
          <table:table-cell office:value-type="float" office:value="-0.00360944682955" calcext:value-type="float">
            <text:p>-0.0036094468</text:p>
          </table:table-cell>
          <table:table-cell office:value-type="float" office:value="-0.0262349802052" calcext:value-type="float">
            <text:p>-0.0262349802</text:p>
          </table:table-cell>
          <table:table-cell office:value-type="float" office:value="0.0255098355721" calcext:value-type="float">
            <text:p>0.0255098356</text:p>
          </table:table-cell>
          <table:table-cell office:value-type="float" office:value="-0.999653788672" calcext:value-type="float">
            <text:p>-0.9996537887</text:p>
          </table:table-cell>
          <table:table-cell office:value-type="float" office:value="0.999664779623" calcext:value-type="float">
            <text:p>0.9996647796</text:p>
          </table:table-cell>
        </table:table-row>
        <table:table-row table:style-name="ro1">
          <table:table-cell office:value-type="float" office:value="1.61144588384083E+018" calcext:value-type="float">
            <text:p>1.61144588384083E+018</text:p>
          </table:table-cell>
          <table:table-cell office:value-type="float" office:value="1.61144588379549E+018" calcext:value-type="float">
            <text:p>1.61144588379549E+018</text:p>
          </table:table-cell>
          <table:table-cell office:value-type="float" office:value="45" calcext:value-type="float">
            <text:p>45</text:p>
          </table:table-cell>
          <table:table-cell office:value-type="float" office:value="0.0140711860731" calcext:value-type="float">
            <text:p>0.0140711861</text:p>
          </table:table-cell>
          <table:table-cell office:value-type="float" office:value="0.0123123577007" calcext:value-type="float">
            <text:p>0.0123123577</text:p>
          </table:table-cell>
          <table:table-cell office:value-type="float" office:value="0.0296887494624" calcext:value-type="float">
            <text:p>0.0296887495</text:p>
          </table:table-cell>
          <table:table-cell office:value-type="float" office:value="0.024469398818" calcext:value-type="float">
            <text:p>0.0244693988</text:p>
          </table:table-cell>
          <table:table-cell office:value-type="float" office:value="0.117751508951" calcext:value-type="float">
            <text:p>0.117751509</text:p>
          </table:table-cell>
          <table:table-cell office:value-type="float" office:value="0.120397137973" calcext:value-type="float">
            <text:p>0.120397138</text:p>
          </table:table-cell>
          <table:table-cell office:value-type="float" office:value="-0.00182505674597" calcext:value-type="float">
            <text:p>-0.0018250567</text:p>
          </table:table-cell>
          <table:table-cell office:value-type="float" office:value="-0.00264466711516" calcext:value-type="float">
            <text:p>-0.0026446671</text:p>
          </table:table-cell>
          <table:table-cell office:value-type="float" office:value="-0.000846563986414" calcext:value-type="float">
            <text:p>-0.000846564</text:p>
          </table:table-cell>
          <table:table-cell office:value-type="float" office:value="-0.00356738518913" calcext:value-type="float">
            <text:p>-0.0035673852</text:p>
          </table:table-cell>
          <table:table-cell office:value-type="float" office:value="-0.0261514030046" calcext:value-type="float">
            <text:p>-0.026151403</text:p>
          </table:table-cell>
          <table:table-cell office:value-type="float" office:value="0.0257366584614" calcext:value-type="float">
            <text:p>0.0257366585</text:p>
          </table:table-cell>
          <table:table-cell office:value-type="float" office:value="-0.999656022455" calcext:value-type="float">
            <text:p>-0.9996560225</text:p>
          </table:table-cell>
          <table:table-cell office:value-type="float" office:value="0.999658881692" calcext:value-type="float">
            <text:p>0.9996588817</text:p>
          </table:table-cell>
        </table:table-row>
        <table:table-row table:style-name="ro1">
          <table:table-cell office:value-type="float" office:value="1.61144588387058E+018" calcext:value-type="float">
            <text:p>1.61144588387058E+018</text:p>
          </table:table-cell>
          <table:table-cell office:value-type="float" office:value="1.61144588379549E+018" calcext:value-type="float">
            <text:p>1.61144588379549E+018</text:p>
          </table:table-cell>
          <table:table-cell office:value-type="float" office:value="75" calcext:value-type="float">
            <text:p>75</text:p>
          </table:table-cell>
          <table:table-cell office:value-type="float" office:value="0.0139081962407" calcext:value-type="float">
            <text:p>0.0139081962</text:p>
          </table:table-cell>
          <table:table-cell office:value-type="float" office:value="0.0123123577007" calcext:value-type="float">
            <text:p>0.0123123577</text:p>
          </table:table-cell>
          <table:table-cell office:value-type="float" office:value="0.0297775436193" calcext:value-type="float">
            <text:p>0.0297775436</text:p>
          </table:table-cell>
          <table:table-cell office:value-type="float" office:value="0.024469398818" calcext:value-type="float">
            <text:p>0.0244693988</text:p>
          </table:table-cell>
          <table:table-cell office:value-type="float" office:value="0.11792010814" calcext:value-type="float">
            <text:p>0.1179201081</text:p>
          </table:table-cell>
          <table:table-cell office:value-type="float" office:value="0.120397137973" calcext:value-type="float">
            <text:p>0.120397138</text:p>
          </table:table-cell>
          <table:table-cell office:value-type="float" office:value="-0.00185614955448" calcext:value-type="float">
            <text:p>-0.0018561496</text:p>
          </table:table-cell>
          <table:table-cell office:value-type="float" office:value="-0.00264466711516" calcext:value-type="float">
            <text:p>-0.0026446671</text:p>
          </table:table-cell>
          <table:table-cell office:value-type="float" office:value="-0.000860492243916" calcext:value-type="float">
            <text:p>-0.0008604922</text:p>
          </table:table-cell>
          <table:table-cell office:value-type="float" office:value="-0.00356738518913" calcext:value-type="float">
            <text:p>-0.0035673852</text:p>
          </table:table-cell>
          <table:table-cell office:value-type="float" office:value="-0.0261420885511" calcext:value-type="float">
            <text:p>-0.0261420886</text:p>
          </table:table-cell>
          <table:table-cell office:value-type="float" office:value="0.0257366584614" calcext:value-type="float">
            <text:p>0.0257366585</text:p>
          </table:table-cell>
          <table:table-cell office:value-type="float" office:value="-0.999656148896" calcext:value-type="float">
            <text:p>-0.9996561489</text:p>
          </table:table-cell>
          <table:table-cell office:value-type="float" office:value="0.999658881692" calcext:value-type="float">
            <text:p>0.9996588817</text:p>
          </table:table-cell>
        </table:table-row>
        <table:table-row table:style-name="ro1">
          <table:table-cell office:value-type="float" office:value="1.61144588390418E+018" calcext:value-type="float">
            <text:p>1.61144588390418E+018</text:p>
          </table:table-cell>
          <table:table-cell office:value-type="float" office:value="1.61144588382882E+018" calcext:value-type="float">
            <text:p>1.61144588382882E+018</text:p>
          </table:table-cell>
          <table:table-cell office:value-type="float" office:value="75" calcext:value-type="float">
            <text:p>75</text:p>
          </table:table-cell>
          <table:table-cell office:value-type="float" office:value="0.0138065796345" calcext:value-type="float">
            <text:p>0.0138065796</text:p>
          </table:table-cell>
          <table:table-cell office:value-type="float" office:value="0.0124049457609" calcext:value-type="float">
            <text:p>0.0124049458</text:p>
          </table:table-cell>
          <table:table-cell office:value-type="float" office:value="0.0298840757459" calcext:value-type="float">
            <text:p>0.0298840757</text:p>
          </table:table-cell>
          <table:table-cell office:value-type="float" office:value="0.0244479168994" calcext:value-type="float">
            <text:p>0.0244479169</text:p>
          </table:table-cell>
          <table:table-cell office:value-type="float" office:value="0.118084736168" calcext:value-type="float">
            <text:p>0.1180847362</text:p>
          </table:table-cell>
          <table:table-cell office:value-type="float" office:value="0.120409377397" calcext:value-type="float">
            <text:p>0.1204093774</text:p>
          </table:table-cell>
          <table:table-cell office:value-type="float" office:value="-0.0018588499574" calcext:value-type="float">
            <text:p>-0.00185885</text:p>
          </table:table-cell>
          <table:table-cell office:value-type="float" office:value="-0.00265979974396" calcext:value-type="float">
            <text:p>-0.0026597997</text:p>
          </table:table-cell>
          <table:table-cell office:value-type="float" office:value="-0.000810668042372" calcext:value-type="float">
            <text:p>-0.000810668</text:p>
          </table:table-cell>
          <table:table-cell office:value-type="float" office:value="-0.00347528346203" calcext:value-type="float">
            <text:p>-0.0034752835</text:p>
          </table:table-cell>
          <table:table-cell office:value-type="float" office:value="-0.0260872555012" calcext:value-type="float">
            <text:p>-0.0260872555</text:p>
          </table:table-cell>
          <table:table-cell office:value-type="float" office:value="0.0255186116795" calcext:value-type="float">
            <text:p>0.0255186117</text:p>
          </table:table-cell>
          <table:table-cell office:value-type="float" office:value="-0.999657624035" calcext:value-type="float">
            <text:p>-0.999657624</text:p>
          </table:table-cell>
          <table:table-cell office:value-type="float" office:value="0.999664755887" calcext:value-type="float">
            <text:p>0.9996647559</text:p>
          </table:table-cell>
        </table:table-row>
        <table:table-row table:style-name="ro1">
          <table:table-cell office:value-type="float" office:value="1.61144588393985E+018" calcext:value-type="float">
            <text:p>1.61144588393985E+018</text:p>
          </table:table-cell>
          <table:table-cell office:value-type="float" office:value="1.61144588389549E+018" calcext:value-type="float">
            <text:p>1.61144588389549E+018</text:p>
          </table:table-cell>
          <table:table-cell office:value-type="float" office:value="44" calcext:value-type="float">
            <text:p>44</text:p>
          </table:table-cell>
          <table:table-cell office:value-type="float" office:value="0.0136112421751" calcext:value-type="float">
            <text:p>0.0136112422</text:p>
          </table:table-cell>
          <table:table-cell office:value-type="float" office:value="0.0124532072219" calcext:value-type="float">
            <text:p>0.0124532072</text:p>
          </table:table-cell>
          <table:table-cell office:value-type="float" office:value="0.0300505831838" calcext:value-type="float">
            <text:p>0.0300505832</text:p>
          </table:table-cell>
          <table:table-cell office:value-type="float" office:value="0.0245431253855" calcext:value-type="float">
            <text:p>0.0245431254</text:p>
          </table:table-cell>
          <table:table-cell office:value-type="float" office:value="0.118260756135" calcext:value-type="float">
            <text:p>0.1182607561</text:p>
          </table:table-cell>
          <table:table-cell office:value-type="float" office:value="0.120401876072" calcext:value-type="float">
            <text:p>0.1204018761</text:p>
          </table:table-cell>
          <table:table-cell office:value-type="float" office:value="-0.00187573507974" calcext:value-type="float">
            <text:p>-0.0018757351</text:p>
          </table:table-cell>
          <table:table-cell office:value-type="float" office:value="-0.00267466955017" calcext:value-type="float">
            <text:p>-0.0026746696</text:p>
          </table:table-cell>
          <table:table-cell office:value-type="float" office:value="-0.000820929771009" calcext:value-type="float">
            <text:p>-0.0008209298</text:p>
          </table:table-cell>
          <table:table-cell office:value-type="float" office:value="-0.00350510516165" calcext:value-type="float">
            <text:p>-0.0035051052</text:p>
          </table:table-cell>
          <table:table-cell office:value-type="float" office:value="-0.026019694103" calcext:value-type="float">
            <text:p>-0.0260196941</text:p>
          </table:table-cell>
          <table:table-cell office:value-type="float" office:value="0.0255692637723" calcext:value-type="float">
            <text:p>0.0255692638</text:p>
          </table:table-cell>
          <table:table-cell office:value-type="float" office:value="-0.999659352056" calcext:value-type="float">
            <text:p>-0.9996593521</text:p>
          </table:table-cell>
          <table:table-cell office:value-type="float" office:value="0.999663317806" calcext:value-type="float">
            <text:p>0.9996633178</text:p>
          </table:table-cell>
        </table:table-row>
        <table:table-row table:style-name="ro1">
          <table:table-cell office:value-type="float" office:value="1.61144588397071E+018" calcext:value-type="float">
            <text:p>1.61144588397071E+018</text:p>
          </table:table-cell>
          <table:table-cell office:value-type="float" office:value="1.61144588389549E+018" calcext:value-type="float">
            <text:p>1.61144588389549E+018</text:p>
          </table:table-cell>
          <table:table-cell office:value-type="float" office:value="75" calcext:value-type="float">
            <text:p>75</text:p>
          </table:table-cell>
          <table:table-cell office:value-type="float" office:value="0.0134818181396" calcext:value-type="float">
            <text:p>0.0134818181</text:p>
          </table:table-cell>
          <table:table-cell office:value-type="float" office:value="0.0124532072219" calcext:value-type="float">
            <text:p>0.0124532072</text:p>
          </table:table-cell>
          <table:table-cell office:value-type="float" office:value="0.0301436036825" calcext:value-type="float">
            <text:p>0.0301436037</text:p>
          </table:table-cell>
          <table:table-cell office:value-type="float" office:value="0.0245431253855" calcext:value-type="float">
            <text:p>0.0245431254</text:p>
          </table:table-cell>
          <table:table-cell office:value-type="float" office:value="0.118372999132" calcext:value-type="float">
            <text:p>0.1183729991</text:p>
          </table:table-cell>
          <table:table-cell office:value-type="float" office:value="0.120401876072" calcext:value-type="float">
            <text:p>0.1204018761</text:p>
          </table:table-cell>
          <table:table-cell office:value-type="float" office:value="-0.00189337333005" calcext:value-type="float">
            <text:p>-0.0018933733</text:p>
          </table:table-cell>
          <table:table-cell office:value-type="float" office:value="-0.00267466955017" calcext:value-type="float">
            <text:p>-0.0026746696</text:p>
          </table:table-cell>
          <table:table-cell office:value-type="float" office:value="-0.000816118650629" calcext:value-type="float">
            <text:p>-0.0008161187</text:p>
          </table:table-cell>
          <table:table-cell office:value-type="float" office:value="-0.00350510516165" calcext:value-type="float">
            <text:p>-0.0035051052</text:p>
          </table:table-cell>
          <table:table-cell office:value-type="float" office:value="-0.0261248083432" calcext:value-type="float">
            <text:p>-0.0261248083</text:p>
          </table:table-cell>
          <table:table-cell office:value-type="float" office:value="0.0255692637723" calcext:value-type="float">
            <text:p>0.0255692638</text:p>
          </table:table-cell>
          <table:table-cell office:value-type="float" office:value="-0.999656570364" calcext:value-type="float">
            <text:p>-0.9996565704</text:p>
          </table:table-cell>
          <table:table-cell office:value-type="float" office:value="0.999663317806" calcext:value-type="float">
            <text:p>0.9996633178</text:p>
          </table:table-cell>
        </table:table-row>
        <table:table-row table:style-name="ro1">
          <table:table-cell office:value-type="float" office:value="1.61144588400499E+018" calcext:value-type="float">
            <text:p>1.61144588400499E+018</text:p>
          </table:table-cell>
          <table:table-cell office:value-type="float" office:value="1.61144588392882E+018" calcext:value-type="float">
            <text:p>1.61144588392882E+018</text:p>
          </table:table-cell>
          <table:table-cell office:value-type="float" office:value="76" calcext:value-type="float">
            <text:p>76</text:p>
          </table:table-cell>
          <table:table-cell office:value-type="float" office:value="0.0133203398436" calcext:value-type="float">
            <text:p>0.0133203398</text:p>
          </table:table-cell>
          <table:table-cell office:value-type="float" office:value="0.0124962902893" calcext:value-type="float">
            <text:p>0.0124962903</text:p>
          </table:table-cell>
          <table:table-cell office:value-type="float" office:value="0.030186291784" calcext:value-type="float">
            <text:p>0.0301862918</text:p>
          </table:table-cell>
          <table:table-cell office:value-type="float" office:value="0.0246431716215" calcext:value-type="float">
            <text:p>0.0246431716</text:p>
          </table:table-cell>
          <table:table-cell office:value-type="float" office:value="0.118454568088" calcext:value-type="float">
            <text:p>0.1184545681</text:p>
          </table:table-cell>
          <table:table-cell office:value-type="float" office:value="0.120391706777" calcext:value-type="float">
            <text:p>0.1203917068</text:p>
          </table:table-cell>
          <table:table-cell office:value-type="float" office:value="-0.00185575722659" calcext:value-type="float">
            <text:p>-0.0018557572</text:p>
          </table:table-cell>
          <table:table-cell office:value-type="float" office:value="-0.00270286160913" calcext:value-type="float">
            <text:p>-0.0027028616</text:p>
          </table:table-cell>
          <table:table-cell office:value-type="float" office:value="-0.000809473483794" calcext:value-type="float">
            <text:p>-0.0008094735</text:p>
          </table:table-cell>
          <table:table-cell office:value-type="float" office:value="-0.00355466812919" calcext:value-type="float">
            <text:p>-0.0035546681</text:p>
          </table:table-cell>
          <table:table-cell office:value-type="float" office:value="-0.0261581886472" calcext:value-type="float">
            <text:p>-0.0261581886</text:p>
          </table:table-cell>
          <table:table-cell office:value-type="float" office:value="0.0254770335058" calcext:value-type="float">
            <text:p>0.0254770335</text:p>
          </table:table-cell>
          <table:table-cell office:value-type="float" office:value="-0.999655811721" calcext:value-type="float">
            <text:p>-0.9996558117</text:p>
          </table:table-cell>
          <table:table-cell office:value-type="float" office:value="0.999665421765" calcext:value-type="float">
            <text:p>0.9996654218</text:p>
          </table:table-cell>
        </table:table-row>
        <table:table-row table:style-name="ro1">
          <table:table-cell office:value-type="float" office:value="1.61144588404006E+018" calcext:value-type="float">
            <text:p>1.61144588404006E+018</text:p>
          </table:table-cell>
          <table:table-cell office:value-type="float" office:value="1.61144588396216E+018" calcext:value-type="float">
            <text:p>1.61144588396216E+018</text:p>
          </table:table-cell>
          <table:table-cell office:value-type="float" office:value="77" calcext:value-type="float">
            <text:p>77</text:p>
          </table:table-cell>
          <table:table-cell office:value-type="float" office:value="0.0131087936461" calcext:value-type="float">
            <text:p>0.0131087936</text:p>
          </table:table-cell>
          <table:table-cell office:value-type="float" office:value="0.0126819737617" calcext:value-type="float">
            <text:p>0.0126819738</text:p>
          </table:table-cell>
          <table:table-cell office:value-type="float" office:value="0.030309939757" calcext:value-type="float">
            <text:p>0.0303099398</text:p>
          </table:table-cell>
          <table:table-cell office:value-type="float" office:value="0.0248170457317" calcext:value-type="float">
            <text:p>0.0248170457</text:p>
          </table:table-cell>
          <table:table-cell office:value-type="float" office:value="0.118535153568" calcext:value-type="float">
            <text:p>0.1185351536</text:p>
          </table:table-cell>
          <table:table-cell office:value-type="float" office:value="0.120345523624" calcext:value-type="float">
            <text:p>0.1203455236</text:p>
          </table:table-cell>
          <table:table-cell office:value-type="float" office:value="-0.00190371494837" calcext:value-type="float">
            <text:p>-0.0019037149</text:p>
          </table:table-cell>
          <table:table-cell office:value-type="float" office:value="-0.00283653332657" calcext:value-type="float">
            <text:p>-0.0028365333</text:p>
          </table:table-cell>
          <table:table-cell office:value-type="float" office:value="-0.000855755127475" calcext:value-type="float">
            <text:p>-0.0008557551</text:p>
          </table:table-cell>
          <table:table-cell office:value-type="float" office:value="-0.00356036759661" calcext:value-type="float">
            <text:p>-0.0035603676</text:p>
          </table:table-cell>
          <table:table-cell office:value-type="float" office:value="-0.0261235017909" calcext:value-type="float">
            <text:p>-0.0261235018</text:p>
          </table:table-cell>
          <table:table-cell office:value-type="float" office:value="0.025329815561" calcext:value-type="float">
            <text:p>0.0253298156</text:p>
          </table:table-cell>
          <table:table-cell office:value-type="float" office:value="-0.999656612511" calcext:value-type="float">
            <text:p>-0.9996566125</text:p>
          </table:table-cell>
          <table:table-cell office:value-type="float" office:value="0.999668772214" calcext:value-type="float">
            <text:p>0.9996687722</text:p>
          </table:table-cell>
        </table:table-row>
        <table:table-row table:style-name="ro1">
          <table:table-cell office:value-type="float" office:value="1.61144588407058E+018" calcext:value-type="float">
            <text:p>1.61144588407058E+018</text:p>
          </table:table-cell>
          <table:table-cell office:value-type="float" office:value="1.61144588399549E+018" calcext:value-type="float">
            <text:p>1.61144588399549E+018</text:p>
          </table:table-cell>
          <table:table-cell office:value-type="float" office:value="75" calcext:value-type="float">
            <text:p>75</text:p>
          </table:table-cell>
          <table:table-cell office:value-type="float" office:value="0.0129909543321" calcext:value-type="float">
            <text:p>0.0129909543</text:p>
          </table:table-cell>
          <table:table-cell office:value-type="float" office:value="0.0129285460802" calcext:value-type="float">
            <text:p>0.0129285461</text:p>
          </table:table-cell>
          <table:table-cell office:value-type="float" office:value="0.0303373038769" calcext:value-type="float">
            <text:p>0.0303373039</text:p>
          </table:table-cell>
          <table:table-cell office:value-type="float" office:value="0.0250045047921" calcext:value-type="float">
            <text:p>0.0250045048</text:p>
          </table:table-cell>
          <table:table-cell office:value-type="float" office:value="0.118583366275" calcext:value-type="float">
            <text:p>0.1185833663</text:p>
          </table:table-cell>
          <table:table-cell office:value-type="float" office:value="0.120375119311" calcext:value-type="float">
            <text:p>0.1203751193</text:p>
          </table:table-cell>
          <table:table-cell office:value-type="float" office:value="-0.00192188941854" calcext:value-type="float">
            <text:p>-0.0019218894</text:p>
          </table:table-cell>
          <table:table-cell office:value-type="float" office:value="-0.00307500188951" calcext:value-type="float">
            <text:p>-0.0030750019</text:p>
          </table:table-cell>
          <table:table-cell office:value-type="float" office:value="-0.000808206444161" calcext:value-type="float">
            <text:p>-0.0008082064</text:p>
          </table:table-cell>
          <table:table-cell office:value-type="float" office:value="-0.00337300601569" calcext:value-type="float">
            <text:p>-0.003373006</text:p>
          </table:table-cell>
          <table:table-cell office:value-type="float" office:value="-0.0260842630749" calcext:value-type="float">
            <text:p>-0.0260842631</text:p>
          </table:table-cell>
          <table:table-cell office:value-type="float" office:value="0.0251327642289" calcext:value-type="float">
            <text:p>0.0251327642</text:p>
          </table:table-cell>
          <table:table-cell office:value-type="float" office:value="-0.999657581888" calcext:value-type="float">
            <text:p>-0.9996575819</text:p>
          </table:table-cell>
          <table:table-cell office:value-type="float" office:value="0.999673690357" calcext:value-type="float">
            <text:p>0.9996736904</text:p>
          </table:table-cell>
        </table:table-row>
        <table:table-row table:style-name="ro1">
          <table:table-cell office:value-type="float" office:value="1.61144588410433E+018" calcext:value-type="float">
            <text:p>1.61144588410433E+018</text:p>
          </table:table-cell>
          <table:table-cell office:value-type="float" office:value="1.61144588406219E+018" calcext:value-type="float">
            <text:p>1.61144588406219E+018</text:p>
          </table:table-cell>
          <table:table-cell office:value-type="float" office:value="42" calcext:value-type="float">
            <text:p>42</text:p>
          </table:table-cell>
          <table:table-cell office:value-type="float" office:value="0.0128165688366" calcext:value-type="float">
            <text:p>0.0128165688</text:p>
          </table:table-cell>
          <table:table-cell office:value-type="float" office:value="0.0132864078504" calcext:value-type="float">
            <text:p>0.0132864079</text:p>
          </table:table-cell>
          <table:table-cell office:value-type="float" office:value="0.0302166976035" calcext:value-type="float">
            <text:p>0.0302166976</text:p>
          </table:table-cell>
          <table:table-cell office:value-type="float" office:value="0.0254146995965" calcext:value-type="float">
            <text:p>0.0254146996</text:p>
          </table:table-cell>
          <table:table-cell office:value-type="float" office:value="0.118622832" calcext:value-type="float">
            <text:p>0.118622832</text:p>
          </table:table-cell>
          <table:table-cell office:value-type="float" office:value="0.120322549813" calcext:value-type="float">
            <text:p>0.1203225498</text:p>
          </table:table-cell>
          <table:table-cell office:value-type="float" office:value="-0.00194888447501" calcext:value-type="float">
            <text:p>-0.0019488845</text:p>
          </table:table-cell>
          <table:table-cell office:value-type="float" office:value="-0.00323939925141" calcext:value-type="float">
            <text:p>-0.0032393993</text:p>
          </table:table-cell>
          <table:table-cell office:value-type="float" office:value="-0.000820115069135" calcext:value-type="float">
            <text:p>-0.0008201151</text:p>
          </table:table-cell>
          <table:table-cell office:value-type="float" office:value="-0.00321219742219" calcext:value-type="float">
            <text:p>-0.0032121974</text:p>
          </table:table-cell>
          <table:table-cell office:value-type="float" office:value="-0.0260659713427" calcext:value-type="float">
            <text:p>-0.0260659713</text:p>
          </table:table-cell>
          <table:table-cell office:value-type="float" office:value="0.0248643441703" calcext:value-type="float">
            <text:p>0.0248643442</text:p>
          </table:table-cell>
          <table:table-cell office:value-type="float" office:value="-0.999658003357" calcext:value-type="float">
            <text:p>-0.9996580034</text:p>
          </table:table-cell>
          <table:table-cell office:value-type="float" office:value="0.999680413084" calcext:value-type="float">
            <text:p>0.9996804131</text:p>
          </table:table-cell>
        </table:table-row>
        <table:table-row table:style-name="ro1">
          <table:table-cell office:value-type="float" office:value="1.6114458841379E+018" calcext:value-type="float">
            <text:p>1.6114458841379E+018</text:p>
          </table:table-cell>
          <table:table-cell office:value-type="float" office:value="1.61144588409552E+018" calcext:value-type="float">
            <text:p>1.61144588409552E+018</text:p>
          </table:table-cell>
          <table:table-cell office:value-type="float" office:value="42" calcext:value-type="float">
            <text:p>42</text:p>
          </table:table-cell>
          <table:table-cell office:value-type="float" office:value="0.0126010002568" calcext:value-type="float">
            <text:p>0.0126010003</text:p>
          </table:table-cell>
          <table:table-cell office:value-type="float" office:value="0.013333639139" calcext:value-type="float">
            <text:p>0.0133336391</text:p>
          </table:table-cell>
          <table:table-cell office:value-type="float" office:value="0.0298250056803" calcext:value-type="float">
            <text:p>0.0298250057</text:p>
          </table:table-cell>
          <table:table-cell office:value-type="float" office:value="0.0254656942236" calcext:value-type="float">
            <text:p>0.0254656942</text:p>
          </table:table-cell>
          <table:table-cell office:value-type="float" office:value="0.118664741516" calcext:value-type="float">
            <text:p>0.1186647415</text:p>
          </table:table-cell>
          <table:table-cell office:value-type="float" office:value="0.120248687913" calcext:value-type="float">
            <text:p>0.1202486879</text:p>
          </table:table-cell>
          <table:table-cell office:value-type="float" office:value="-0.00195920423788" calcext:value-type="float">
            <text:p>-0.0019592042</text:p>
          </table:table-cell>
          <table:table-cell office:value-type="float" office:value="-0.00322818271113" calcext:value-type="float">
            <text:p>-0.0032281827</text:p>
          </table:table-cell>
          <table:table-cell office:value-type="float" office:value="-0.000835294478885" calcext:value-type="float">
            <text:p>-0.0008352945</text:p>
          </table:table-cell>
          <table:table-cell office:value-type="float" office:value="-0.00329349269877" calcext:value-type="float">
            <text:p>-0.0032934927</text:p>
          </table:table-cell>
          <table:table-cell office:value-type="float" office:value="-0.0262465705885" calcext:value-type="float">
            <text:p>-0.0262465706</text:p>
          </table:table-cell>
          <table:table-cell office:value-type="float" office:value="0.0248100805858" calcext:value-type="float">
            <text:p>0.0248100806</text:p>
          </table:table-cell>
          <table:table-cell office:value-type="float" office:value="-0.999653240763" calcext:value-type="float">
            <text:p>-0.9996532408</text:p>
          </table:table-cell>
          <table:table-cell office:value-type="float" office:value="0.999681533029" calcext:value-type="float">
            <text:p>0.999681533</text:p>
          </table:table-cell>
        </table:table-row>
        <table:table-row table:style-name="ro1">
          <table:table-cell office:value-type="float" office:value="1.61144588417053E+018" calcext:value-type="float">
            <text:p>1.61144588417053E+018</text:p>
          </table:table-cell>
          <table:table-cell office:value-type="float" office:value="1.61144588412885E+018" calcext:value-type="float">
            <text:p>1.61144588412885E+018</text:p>
          </table:table-cell>
          <table:table-cell office:value-type="float" office:value="41" calcext:value-type="float">
            <text:p>41</text:p>
          </table:table-cell>
          <table:table-cell office:value-type="float" office:value="0.0123192844912" calcext:value-type="float">
            <text:p>0.0123192845</text:p>
          </table:table-cell>
          <table:table-cell office:value-type="float" office:value="0.0134448636491" calcext:value-type="float">
            <text:p>0.0134448636</text:p>
          </table:table-cell>
          <table:table-cell office:value-type="float" office:value="0.0290944632143" calcext:value-type="float">
            <text:p>0.0290944632</text:p>
          </table:table-cell>
          <table:table-cell office:value-type="float" office:value="0.025315240184" calcext:value-type="float">
            <text:p>0.0253152402</text:p>
          </table:table-cell>
          <table:table-cell office:value-type="float" office:value="0.118727706373" calcext:value-type="float">
            <text:p>0.1187277064</text:p>
          </table:table-cell>
          <table:table-cell office:value-type="float" office:value="0.120231016724" calcext:value-type="float">
            <text:p>0.1202310167</text:p>
          </table:table-cell>
          <table:table-cell office:value-type="float" office:value="-0.00181461498773" calcext:value-type="float">
            <text:p>-0.001814615</text:p>
          </table:table-cell>
          <table:table-cell office:value-type="float" office:value="-0.00304998029782" calcext:value-type="float">
            <text:p>-0.0030499803</text:p>
          </table:table-cell>
          <table:table-cell office:value-type="float" office:value="-0.000869703964494" calcext:value-type="float">
            <text:p>-0.000869704</text:p>
          </table:table-cell>
          <table:table-cell office:value-type="float" office:value="-0.00341614862491" calcext:value-type="float">
            <text:p>-0.0034161486</text:p>
          </table:table-cell>
          <table:table-cell office:value-type="float" office:value="-0.0267072356427" calcext:value-type="float">
            <text:p>-0.0267072356</text:p>
          </table:table-cell>
          <table:table-cell office:value-type="float" office:value="0.024944377565" calcext:value-type="float">
            <text:p>0.0249443776</text:p>
          </table:table-cell>
          <table:table-cell office:value-type="float" office:value="-0.999641355352" calcext:value-type="float">
            <text:p>-0.9996413554</text:p>
          </table:table-cell>
          <table:table-cell office:value-type="float" office:value="0.999678338973" calcext:value-type="float">
            <text:p>0.999678339</text:p>
          </table:table-cell>
        </table:table-row>
        <table:table-row table:style-name="ro1">
          <table:table-cell office:value-type="float" office:value="1.61144588420357E+018" calcext:value-type="float">
            <text:p>1.61144588420357E+018</text:p>
          </table:table-cell>
          <table:table-cell office:value-type="float" office:value="1.61144588416219E+018" calcext:value-type="float">
            <text:p>1.61144588416219E+018</text:p>
          </table:table-cell>
          <table:table-cell office:value-type="float" office:value="41" calcext:value-type="float">
            <text:p>41</text:p>
          </table:table-cell>
          <table:table-cell office:value-type="float" office:value="0.0121968705207" calcext:value-type="float">
            <text:p>0.0121968705</text:p>
          </table:table-cell>
          <table:table-cell office:value-type="float" office:value="0.01347066958" calcext:value-type="float">
            <text:p>0.0134706696</text:p>
          </table:table-cell>
          <table:table-cell office:value-type="float" office:value="0.028653524816" calcext:value-type="float">
            <text:p>0.0286535248</text:p>
          </table:table-cell>
          <table:table-cell office:value-type="float" office:value="0.0252019924072" calcext:value-type="float">
            <text:p>0.0252019924</text:p>
          </table:table-cell>
          <table:table-cell office:value-type="float" office:value="0.118797622621" calcext:value-type="float">
            <text:p>0.1187976226</text:p>
          </table:table-cell>
          <table:table-cell office:value-type="float" office:value="0.12020723279" calcext:value-type="float">
            <text:p>0.1202072328</text:p>
          </table:table-cell>
          <table:table-cell office:value-type="float" office:value="-0.00188637938158" calcext:value-type="float">
            <text:p>-0.0018863794</text:p>
          </table:table-cell>
          <table:table-cell office:value-type="float" office:value="-0.00319511677263" calcext:value-type="float">
            <text:p>-0.0031951168</text:p>
          </table:table-cell>
          <table:table-cell office:value-type="float" office:value="-0.000867509200285" calcext:value-type="float">
            <text:p>-0.0008675092</text:p>
          </table:table-cell>
          <table:table-cell office:value-type="float" office:value="-0.00339996221031" calcext:value-type="float">
            <text:p>-0.0033999622</text:p>
          </table:table-cell>
          <table:table-cell office:value-type="float" office:value="-0.0268526422701" calcext:value-type="float">
            <text:p>-0.0268526423</text:p>
          </table:table-cell>
          <table:table-cell office:value-type="float" office:value="0.024910461915" calcext:value-type="float">
            <text:p>0.0249104619</text:p>
          </table:table-cell>
          <table:table-cell office:value-type="float" office:value="-0.999637224961" calcext:value-type="float">
            <text:p>-0.999637225</text:p>
          </table:table-cell>
          <table:table-cell office:value-type="float" office:value="0.999678786515" calcext:value-type="float">
            <text:p>0.9996787865</text:p>
          </table:table-cell>
        </table:table-row>
        <table:table-row table:style-name="ro1">
          <table:table-cell office:value-type="float" office:value="1.61144588423665E+018" calcext:value-type="float">
            <text:p>1.61144588423665E+018</text:p>
          </table:table-cell>
          <table:table-cell office:value-type="float" office:value="1.61144588419552E+018" calcext:value-type="float">
            <text:p>1.61144588419552E+018</text:p>
          </table:table-cell>
          <table:table-cell office:value-type="float" office:value="41" calcext:value-type="float">
            <text:p>41</text:p>
          </table:table-cell>
          <table:table-cell office:value-type="float" office:value="0.0121405897662" calcext:value-type="float">
            <text:p>0.0121405898</text:p>
          </table:table-cell>
          <table:table-cell office:value-type="float" office:value="0.013505405614" calcext:value-type="float">
            <text:p>0.0135054056</text:p>
          </table:table-cell>
          <table:table-cell office:value-type="float" office:value="0.0281638950109" calcext:value-type="float">
            <text:p>0.028163895</text:p>
          </table:table-cell>
          <table:table-cell office:value-type="float" office:value="0.025283209913" calcext:value-type="float">
            <text:p>0.0252832099</text:p>
          </table:table-cell>
          <table:table-cell office:value-type="float" office:value="0.118869021535" calcext:value-type="float">
            <text:p>0.1188690215</text:p>
          </table:table-cell>
          <table:table-cell office:value-type="float" office:value="0.120215265554" calcext:value-type="float">
            <text:p>0.1202152656</text:p>
          </table:table-cell>
          <table:table-cell office:value-type="float" office:value="-0.001864772207" calcext:value-type="float">
            <text:p>-0.0018647722</text:p>
          </table:table-cell>
          <table:table-cell office:value-type="float" office:value="-0.00325594387999" calcext:value-type="float">
            <text:p>-0.0032559439</text:p>
          </table:table-cell>
          <table:table-cell office:value-type="float" office:value="-0.0008632041302" calcext:value-type="float">
            <text:p>-0.0008632041</text:p>
          </table:table-cell>
          <table:table-cell office:value-type="float" office:value="-0.00332428088876" calcext:value-type="float">
            <text:p>-0.0033242809</text:p>
          </table:table-cell>
          <table:table-cell office:value-type="float" office:value="-0.0269900409963" calcext:value-type="float">
            <text:p>-0.026990041</text:p>
          </table:table-cell>
          <table:table-cell office:value-type="float" office:value="0.0249132098706" calcext:value-type="float">
            <text:p>0.0249132099</text:p>
          </table:table-cell>
          <table:table-cell office:value-type="float" office:value="-0.999633600332" calcext:value-type="float">
            <text:p>-0.9996336003</text:p>
          </table:table-cell>
          <table:table-cell office:value-type="float" office:value="0.999678776305" calcext:value-type="float">
            <text:p>0.9996787763</text:p>
          </table:table-cell>
        </table:table-row>
        <table:table-row table:style-name="ro1">
          <table:table-cell office:value-type="float" office:value="1.6114458842711E+018" calcext:value-type="float">
            <text:p>1.6114458842711E+018</text:p>
          </table:table-cell>
          <table:table-cell office:value-type="float" office:value="1.61144588422886E+018" calcext:value-type="float">
            <text:p>1.61144588422886E+018</text:p>
          </table:table-cell>
          <table:table-cell office:value-type="float" office:value="42" calcext:value-type="float">
            <text:p>42</text:p>
          </table:table-cell>
          <table:table-cell office:value-type="float" office:value="0.0121212359518" calcext:value-type="float">
            <text:p>0.012121236</text:p>
          </table:table-cell>
          <table:table-cell office:value-type="float" office:value="0.0135994979607" calcext:value-type="float">
            <text:p>0.013599498</text:p>
          </table:table-cell>
          <table:table-cell office:value-type="float" office:value="0.0276686660945" calcext:value-type="float">
            <text:p>0.0276686661</text:p>
          </table:table-cell>
          <table:table-cell office:value-type="float" office:value="0.0253874694333" calcext:value-type="float">
            <text:p>0.0253874694</text:p>
          </table:table-cell>
          <table:table-cell office:value-type="float" office:value="0.118968971074" calcext:value-type="float">
            <text:p>0.1189689711</text:p>
          </table:table-cell>
          <table:table-cell office:value-type="float" office:value="0.120195928296" calcext:value-type="float">
            <text:p>0.1201959283</text:p>
          </table:table-cell>
          <table:table-cell office:value-type="float" office:value="-0.00187489983951" calcext:value-type="float">
            <text:p>-0.0018748998</text:p>
          </table:table-cell>
          <table:table-cell office:value-type="float" office:value="-0.00327747804541" calcext:value-type="float">
            <text:p>-0.003277478</text:p>
          </table:table-cell>
          <table:table-cell office:value-type="float" office:value="-0.000854704748985" calcext:value-type="float">
            <text:p>-0.0008547047</text:p>
          </table:table-cell>
          <table:table-cell office:value-type="float" office:value="-0.00341901560998" calcext:value-type="float">
            <text:p>-0.0034190156</text:p>
          </table:table-cell>
          <table:table-cell office:value-type="float" office:value="-0.0271144163462" calcext:value-type="float">
            <text:p>-0.0271144163</text:p>
          </table:table-cell>
          <table:table-cell office:value-type="float" office:value="0.0247844231068" calcext:value-type="float">
            <text:p>0.0247844231</text:p>
          </table:table-cell>
          <table:table-cell office:value-type="float" office:value="-0.999630186437" calcext:value-type="float">
            <text:p>-0.9996301864</text:p>
          </table:table-cell>
          <table:table-cell office:value-type="float" office:value="0.999681587645" calcext:value-type="float">
            <text:p>0.9996815876</text:p>
          </table:table-cell>
        </table:table-row>
        <table:table-row table:style-name="ro1">
          <table:table-cell office:value-type="float" office:value="1.61144588430561E+018" calcext:value-type="float">
            <text:p>1.61144588430561E+018</text:p>
          </table:table-cell>
          <table:table-cell office:value-type="float" office:value="1.61144588426219E+018" calcext:value-type="float">
            <text:p>1.61144588426219E+018</text:p>
          </table:table-cell>
          <table:table-cell office:value-type="float" office:value="43" calcext:value-type="float">
            <text:p>43</text:p>
          </table:table-cell>
          <table:table-cell office:value-type="float" office:value="0.0121102444828" calcext:value-type="float">
            <text:p>0.0121102445</text:p>
          </table:table-cell>
          <table:table-cell office:value-type="float" office:value="0.0136739225853" calcext:value-type="float">
            <text:p>0.0136739226</text:p>
          </table:table-cell>
          <table:table-cell office:value-type="float" office:value="0.0273924134672" calcext:value-type="float">
            <text:p>0.0273924135</text:p>
          </table:table-cell>
          <table:table-cell office:value-type="float" office:value="0.025493820752" calcext:value-type="float">
            <text:p>0.0254938208</text:p>
          </table:table-cell>
          <table:table-cell office:value-type="float" office:value="0.119037725031" calcext:value-type="float">
            <text:p>0.119037725</text:p>
          </table:table-cell>
          <table:table-cell office:value-type="float" office:value="0.120207749761" calcext:value-type="float">
            <text:p>0.1202077498</text:p>
          </table:table-cell>
          <table:table-cell office:value-type="float" office:value="-0.00188729636365" calcext:value-type="float">
            <text:p>-0.0018872964</text:p>
          </table:table-cell>
          <table:table-cell office:value-type="float" office:value="-0.00340311441644" calcext:value-type="float">
            <text:p>-0.0034031144</text:p>
          </table:table-cell>
          <table:table-cell office:value-type="float" office:value="-0.000824372600538" calcext:value-type="float">
            <text:p>-0.0008243726</text:p>
          </table:table-cell>
          <table:table-cell office:value-type="float" office:value="-0.00326054835245" calcext:value-type="float">
            <text:p>-0.0032605484</text:p>
          </table:table-cell>
          <table:table-cell office:value-type="float" office:value="-0.0270668325542" calcext:value-type="float">
            <text:p>-0.0270668326</text:p>
          </table:table-cell>
          <table:table-cell office:value-type="float" office:value="0.0246512383635" calcext:value-type="float">
            <text:p>0.0246512384</text:p>
          </table:table-cell>
          <table:table-cell office:value-type="float" office:value="-0.999631577283" calcext:value-type="float">
            <text:p>-0.9996315773</text:p>
          </table:table-cell>
          <table:table-cell office:value-type="float" office:value="0.999684990344" calcext:value-type="float">
            <text:p>0.9996849903</text:p>
          </table:table-cell>
        </table:table-row>
        <table:table-row table:style-name="ro1">
          <table:table-cell office:value-type="float" office:value="1.61144588433694E+018" calcext:value-type="float">
            <text:p>1.61144588433694E+018</text:p>
          </table:table-cell>
          <table:table-cell office:value-type="float" office:value="1.61144588429553E+018" calcext:value-type="float">
            <text:p>1.61144588429553E+018</text:p>
          </table:table-cell>
          <table:table-cell office:value-type="float" office:value="41" calcext:value-type="float">
            <text:p>41</text:p>
          </table:table-cell>
          <table:table-cell office:value-type="float" office:value="0.012020480819" calcext:value-type="float">
            <text:p>0.0120204808</text:p>
          </table:table-cell>
          <table:table-cell office:value-type="float" office:value="0.0137366585764" calcext:value-type="float">
            <text:p>0.0137366586</text:p>
          </table:table-cell>
          <table:table-cell office:value-type="float" office:value="0.0272281635553" calcext:value-type="float">
            <text:p>0.0272281636</text:p>
          </table:table-cell>
          <table:table-cell office:value-type="float" office:value="0.0256401537807" calcext:value-type="float">
            <text:p>0.0256401538</text:p>
          </table:table-cell>
          <table:table-cell office:value-type="float" office:value="0.119093231857" calcext:value-type="float">
            <text:p>0.1190932319</text:p>
          </table:table-cell>
          <table:table-cell office:value-type="float" office:value="0.120163828521" calcext:value-type="float">
            <text:p>0.1201638285</text:p>
          </table:table-cell>
          <table:table-cell office:value-type="float" office:value="-0.00185801982089" calcext:value-type="float">
            <text:p>-0.0018580198</text:p>
          </table:table-cell>
          <table:table-cell office:value-type="float" office:value="-0.00341722970846" calcext:value-type="float">
            <text:p>-0.0034172297</text:p>
          </table:table-cell>
          <table:table-cell office:value-type="float" office:value="-0.000821140752206" calcext:value-type="float">
            <text:p>-0.0008211408</text:p>
          </table:table-cell>
          <table:table-cell office:value-type="float" office:value="-0.00332294386144" calcext:value-type="float">
            <text:p>-0.0033229439</text:p>
          </table:table-cell>
          <table:table-cell office:value-type="float" office:value="-0.0270658631767" calcext:value-type="float">
            <text:p>-0.0270658632</text:p>
          </table:table-cell>
          <table:table-cell office:value-type="float" office:value="0.02463488207" calcext:value-type="float">
            <text:p>0.0246348821</text:p>
          </table:table-cell>
          <table:table-cell office:value-type="float" office:value="-0.99963161943" calcext:value-type="float">
            <text:p>-0.9996316194</text:p>
          </table:table-cell>
          <table:table-cell office:value-type="float" office:value="0.999685139935" calcext:value-type="float">
            <text:p>0.9996851399</text:p>
          </table:table-cell>
        </table:table-row>
        <table:table-row table:style-name="ro1">
          <table:table-cell office:value-type="float" office:value="1.61144588437064E+018" calcext:value-type="float">
            <text:p>1.61144588437064E+018</text:p>
          </table:table-cell>
          <table:table-cell office:value-type="float" office:value="1.61144588429553E+018" calcext:value-type="float">
            <text:p>1.61144588429553E+018</text:p>
          </table:table-cell>
          <table:table-cell office:value-type="float" office:value="75" calcext:value-type="float">
            <text:p>75</text:p>
          </table:table-cell>
          <table:table-cell office:value-type="float" office:value="0.0118652526289" calcext:value-type="float">
            <text:p>0.0118652526</text:p>
          </table:table-cell>
          <table:table-cell office:value-type="float" office:value="0.0137366585764" calcext:value-type="float">
            <text:p>0.0137366586</text:p>
          </table:table-cell>
          <table:table-cell office:value-type="float" office:value="0.0272852834314" calcext:value-type="float">
            <text:p>0.0272852834</text:p>
          </table:table-cell>
          <table:table-cell office:value-type="float" office:value="0.0256401537807" calcext:value-type="float">
            <text:p>0.0256401538</text:p>
          </table:table-cell>
          <table:table-cell office:value-type="float" office:value="0.11915744096" calcext:value-type="float">
            <text:p>0.119157441</text:p>
          </table:table-cell>
          <table:table-cell office:value-type="float" office:value="0.120163828521" calcext:value-type="float">
            <text:p>0.1201638285</text:p>
          </table:table-cell>
          <table:table-cell office:value-type="float" office:value="-0.00184662132095" calcext:value-type="float">
            <text:p>-0.0018466213</text:p>
          </table:table-cell>
          <table:table-cell office:value-type="float" office:value="-0.00341722970846" calcext:value-type="float">
            <text:p>-0.0034172297</text:p>
          </table:table-cell>
          <table:table-cell office:value-type="float" office:value="-0.000851172768994" calcext:value-type="float">
            <text:p>-0.0008511728</text:p>
          </table:table-cell>
          <table:table-cell office:value-type="float" office:value="-0.00332294386144" calcext:value-type="float">
            <text:p>-0.0033229439</text:p>
          </table:table-cell>
          <table:table-cell office:value-type="float" office:value="-0.0271350261551" calcext:value-type="float">
            <text:p>-0.0271350262</text:p>
          </table:table-cell>
          <table:table-cell office:value-type="float" office:value="0.02463488207" calcext:value-type="float">
            <text:p>0.0246348821</text:p>
          </table:table-cell>
          <table:table-cell office:value-type="float" office:value="-0.999629722822" calcext:value-type="float">
            <text:p>-0.9996297228</text:p>
          </table:table-cell>
          <table:table-cell office:value-type="float" office:value="0.999685139935" calcext:value-type="float">
            <text:p>0.9996851399</text:p>
          </table:table-cell>
        </table:table-row>
        <table:table-row table:style-name="ro1">
          <table:table-cell office:value-type="float" office:value="1.6114458844036E+018" calcext:value-type="float">
            <text:p>1.6114458844036E+018</text:p>
          </table:table-cell>
          <table:table-cell office:value-type="float" office:value="1.61144588432886E+018" calcext:value-type="float">
            <text:p>1.61144588432886E+018</text:p>
          </table:table-cell>
          <table:table-cell office:value-type="float" office:value="74" calcext:value-type="float">
            <text:p>74</text:p>
          </table:table-cell>
          <table:table-cell office:value-type="float" office:value="0.0117920832708" calcext:value-type="float">
            <text:p>0.0117920833</text:p>
          </table:table-cell>
          <table:table-cell office:value-type="float" office:value="0.013778772308" calcext:value-type="float">
            <text:p>0.0137787723</text:p>
          </table:table-cell>
          <table:table-cell office:value-type="float" office:value="0.0275343153626" calcext:value-type="float">
            <text:p>0.0275343154</text:p>
          </table:table-cell>
          <table:table-cell office:value-type="float" office:value="0.0258055608323" calcext:value-type="float">
            <text:p>0.0258055608</text:p>
          </table:table-cell>
          <table:table-cell office:value-type="float" office:value="0.119205355644" calcext:value-type="float">
            <text:p>0.1192053556</text:p>
          </table:table-cell>
          <table:table-cell office:value-type="float" office:value="0.120150307839" calcext:value-type="float">
            <text:p>0.1201503078</text:p>
          </table:table-cell>
          <table:table-cell office:value-type="float" office:value="-0.00187072820701" calcext:value-type="float">
            <text:p>-0.0018707282</text:p>
          </table:table-cell>
          <table:table-cell office:value-type="float" office:value="-0.00349272397967" calcext:value-type="float">
            <text:p>-0.003492724</text:p>
          </table:table-cell>
          <table:table-cell office:value-type="float" office:value="-0.000821388900008" calcext:value-type="float">
            <text:p>-0.0008213889</text:p>
          </table:table-cell>
          <table:table-cell office:value-type="float" office:value="-0.00339497197556" calcext:value-type="float">
            <text:p>-0.003394972</text:p>
          </table:table-cell>
          <table:table-cell office:value-type="float" office:value="-0.0270619856667" calcext:value-type="float">
            <text:p>-0.0270619857</text:p>
          </table:table-cell>
          <table:table-cell office:value-type="float" office:value="0.0244006007937" calcext:value-type="float">
            <text:p>0.0244006008</text:p>
          </table:table-cell>
          <table:table-cell office:value-type="float" office:value="-0.999631703723" calcext:value-type="float">
            <text:p>-0.9996317037</text:p>
          </table:table-cell>
          <table:table-cell office:value-type="float" office:value="0.999690382849" calcext:value-type="float">
            <text:p>0.9996903828</text:p>
          </table:table-cell>
        </table:table-row>
        <table:table-row table:style-name="ro1">
          <table:table-cell office:value-type="float" office:value="1.61144588444365E+018" calcext:value-type="float">
            <text:p>1.61144588444365E+018</text:p>
          </table:table-cell>
          <table:table-cell office:value-type="float" office:value="1.61144588439553E+018" calcext:value-type="float">
            <text:p>1.61144588439553E+018</text:p>
          </table:table-cell>
          <table:table-cell office:value-type="float" office:value="48" calcext:value-type="float">
            <text:p>48</text:p>
          </table:table-cell>
          <table:table-cell office:value-type="float" office:value="0.0116516305134" calcext:value-type="float">
            <text:p>0.0116516305</text:p>
          </table:table-cell>
          <table:table-cell office:value-type="float" office:value="0.0138751591045" calcext:value-type="float">
            <text:p>0.0138751591</text:p>
          </table:table-cell>
          <table:table-cell office:value-type="float" office:value="0.0280029848218" calcext:value-type="float">
            <text:p>0.0280029848</text:p>
          </table:table-cell>
          <table:table-cell office:value-type="float" office:value="0.0260017352494" calcext:value-type="float">
            <text:p>0.0260017352</text:p>
          </table:table-cell>
          <table:table-cell office:value-type="float" office:value="0.119268603623" calcext:value-type="float">
            <text:p>0.1192686036</text:p>
          </table:table-cell>
          <table:table-cell office:value-type="float" office:value="0.120178657476" calcext:value-type="float">
            <text:p>0.1201786575</text:p>
          </table:table-cell>
          <table:table-cell office:value-type="float" office:value="-0.00186953113773" calcext:value-type="float">
            <text:p>-0.0018695311</text:p>
          </table:table-cell>
          <table:table-cell office:value-type="float" office:value="-0.00363997680849" calcext:value-type="float">
            <text:p>-0.0036399768</text:p>
          </table:table-cell>
          <table:table-cell office:value-type="float" office:value="-0.000833436313237" calcext:value-type="float">
            <text:p>-0.0008334363</text:p>
          </table:table-cell>
          <table:table-cell office:value-type="float" office:value="-0.00331428998347" calcext:value-type="float">
            <text:p>-0.00331429</text:p>
          </table:table-cell>
          <table:table-cell office:value-type="float" office:value="-0.0269658487052" calcext:value-type="float">
            <text:p>-0.0269658487</text:p>
          </table:table-cell>
          <table:table-cell office:value-type="float" office:value="0.0242936421425" calcext:value-type="float">
            <text:p>0.0242936421</text:p>
          </table:table-cell>
          <table:table-cell office:value-type="float" office:value="-0.999634274681" calcext:value-type="float">
            <text:p>-0.9996342747</text:p>
          </table:table-cell>
          <table:table-cell office:value-type="float" office:value="0.999692733212" calcext:value-type="float">
            <text:p>0.9996927332</text:p>
          </table:table-cell>
        </table:table-row>
        <table:table-row table:style-name="ro1">
          <table:table-cell office:value-type="float" office:value="1.61144588447066E+018" calcext:value-type="float">
            <text:p>1.61144588447066E+018</text:p>
          </table:table-cell>
          <table:table-cell office:value-type="float" office:value="1.61144588442887E+018" calcext:value-type="float">
            <text:p>1.61144588442887E+018</text:p>
          </table:table-cell>
          <table:table-cell office:value-type="float" office:value="41" calcext:value-type="float">
            <text:p>41</text:p>
          </table:table-cell>
          <table:table-cell office:value-type="float" office:value="0.0116153080016" calcext:value-type="float">
            <text:p>0.011615308</text:p>
          </table:table-cell>
          <table:table-cell office:value-type="float" office:value="0.0139820775918" calcext:value-type="float">
            <text:p>0.0139820776</text:p>
          </table:table-cell>
          <table:table-cell office:value-type="float" office:value="0.0284436531365" calcext:value-type="float">
            <text:p>0.0284436531</text:p>
          </table:table-cell>
          <table:table-cell office:value-type="float" office:value="0.0261089086296" calcext:value-type="float">
            <text:p>0.0261089086</text:p>
          </table:table-cell>
          <table:table-cell office:value-type="float" office:value="0.119301334023" calcext:value-type="float">
            <text:p>0.119301334</text:p>
          </table:table-cell>
          <table:table-cell office:value-type="float" office:value="0.120110957348" calcext:value-type="float">
            <text:p>0.1201109573</text:p>
          </table:table-cell>
          <table:table-cell office:value-type="float" office:value="-0.00187022997693" calcext:value-type="float">
            <text:p>-0.00187023</text:p>
          </table:table-cell>
          <table:table-cell office:value-type="float" office:value="-0.00366417963579" calcext:value-type="float">
            <text:p>-0.0036641796</text:p>
          </table:table-cell>
          <table:table-cell office:value-type="float" office:value="-0.000870020642084" calcext:value-type="float">
            <text:p>-0.0008700206</text:p>
          </table:table-cell>
          <table:table-cell office:value-type="float" office:value="-0.00338812357326" calcext:value-type="float">
            <text:p>-0.0033881236</text:p>
          </table:table-cell>
          <table:table-cell office:value-type="float" office:value="-0.026956449958" calcext:value-type="float">
            <text:p>-0.02695645</text:p>
          </table:table-cell>
          <table:table-cell office:value-type="float" office:value="0.0242838386681" calcext:value-type="float">
            <text:p>0.0242838387</text:p>
          </table:table-cell>
          <table:table-cell office:value-type="float" office:value="-0.999634485415" calcext:value-type="float">
            <text:p>-0.9996344854</text:p>
          </table:table-cell>
          <table:table-cell office:value-type="float" office:value="0.999692635474" calcext:value-type="float">
            <text:p>0.9996926355</text:p>
          </table:table-cell>
        </table:table-row>
        <table:table-row table:style-name="ro1">
          <table:table-cell office:value-type="float" office:value="1.6114458845036E+018" calcext:value-type="float">
            <text:p>1.6114458845036E+018</text:p>
          </table:table-cell>
          <table:table-cell office:value-type="float" office:value="1.61144588442887E+018" calcext:value-type="float">
            <text:p>1.61144588442887E+018</text:p>
          </table:table-cell>
          <table:table-cell office:value-type="float" office:value="74" calcext:value-type="float">
            <text:p>74</text:p>
          </table:table-cell>
          <table:table-cell office:value-type="float" office:value="0.0116086583585" calcext:value-type="float">
            <text:p>0.0116086584</text:p>
          </table:table-cell>
          <table:table-cell office:value-type="float" office:value="0.0139820775918" calcext:value-type="float">
            <text:p>0.0139820776</text:p>
          </table:table-cell>
          <table:table-cell table:style-name="ce1" office:value-type="float" office:value="0.0288272406906" calcext:value-type="float">
            <text:p>2.88E-02</text:p>
          </table:table-cell>
          <table:table-cell office:value-type="float" office:value="0.0261089086296" calcext:value-type="float">
            <text:p>0.0261089086</text:p>
          </table:table-cell>
          <table:table-cell office:value-type="float" office:value="0.119337961078" calcext:value-type="float">
            <text:p>0.1193379611</text:p>
          </table:table-cell>
          <table:table-cell office:value-type="float" office:value="0.120110957348" calcext:value-type="float">
            <text:p>0.1201109573</text:p>
          </table:table-cell>
          <table:table-cell office:value-type="float" office:value="-0.00193448482312" calcext:value-type="float">
            <text:p>-0.0019344848</text:p>
          </table:table-cell>
          <table:table-cell office:value-type="float" office:value="-0.00366417963579" calcext:value-type="float">
            <text:p>-0.0036641796</text:p>
          </table:table-cell>
          <table:table-cell office:value-type="float" office:value="-0.000841111361365" calcext:value-type="float">
            <text:p>-0.0008411114</text:p>
          </table:table-cell>
          <table:table-cell office:value-type="float" office:value="-0.00338812357326" calcext:value-type="float">
            <text:p>-0.0033881236</text:p>
          </table:table-cell>
          <table:table-cell office:value-type="float" office:value="-0.0267662412307" calcext:value-type="float">
            <text:p>-0.0267662412</text:p>
          </table:table-cell>
          <table:table-cell office:value-type="float" office:value="0.0242838386681" calcext:value-type="float">
            <text:p>0.0242838387</text:p>
          </table:table-cell>
          <table:table-cell office:value-type="float" office:value="-0.99963950089" calcext:value-type="float">
            <text:p>-0.9996395009</text:p>
          </table:table-cell>
          <table:table-cell office:value-type="float" office:value="0.999692635474" calcext:value-type="float">
            <text:p>0.9996926355</text:p>
          </table:table-cell>
        </table:table-row>
        <table:table-row table:style-name="ro1">
          <table:table-cell office:value-type="float" office:value="1.6114458845376E+018" calcext:value-type="float">
            <text:p>1.6114458845376E+018</text:p>
          </table:table-cell>
          <table:table-cell office:value-type="float" office:value="1.6114458844622E+018" calcext:value-type="float">
            <text:p>1.6114458844622E+018</text:p>
          </table:table-cell>
          <table:table-cell office:value-type="float" office:value="75" calcext:value-type="float">
            <text:p>75</text:p>
          </table:table-cell>
          <table:table-cell office:value-type="float" office:value="0.0115989726037" calcext:value-type="float">
            <text:p>0.0115989726</text:p>
          </table:table-cell>
          <table:table-cell office:value-type="float" office:value="0.0140392379796" calcext:value-type="float">
            <text:p>0.014039238</text:p>
          </table:table-cell>
          <table:table-cell table:style-name="ce1" office:value-type="float" office:value="0.029160650447" calcext:value-type="float">
            <text:p>2.92E-02</text:p>
          </table:table-cell>
          <table:table-cell office:value-type="float" office:value="0.0261671114538" calcext:value-type="float">
            <text:p>0.0261671115</text:p>
          </table:table-cell>
          <table:table-cell office:value-type="float" office:value="0.119360387325" calcext:value-type="float">
            <text:p>0.1193603873</text:p>
          </table:table-cell>
          <table:table-cell office:value-type="float" office:value="0.120051609349" calcext:value-type="float">
            <text:p>0.1200516093</text:p>
          </table:table-cell>
          <table:table-cell office:value-type="float" office:value="-0.00186877796861" calcext:value-type="float">
            <text:p>-0.001868778</text:p>
          </table:table-cell>
          <table:table-cell office:value-type="float" office:value="-0.00362687521736" calcext:value-type="float">
            <text:p>-0.0036268752</text:p>
          </table:table-cell>
          <table:table-cell office:value-type="float" office:value="-0.000878175481045" calcext:value-type="float">
            <text:p>-0.0008781755</text:p>
          </table:table-cell>
          <table:table-cell office:value-type="float" office:value="-0.00337357520094" calcext:value-type="float">
            <text:p>-0.0033735752</text:p>
          </table:table-cell>
          <table:table-cell office:value-type="float" office:value="-0.0266591039417" calcext:value-type="float">
            <text:p>-0.0266591039</text:p>
          </table:table-cell>
          <table:table-cell office:value-type="float" office:value="0.0243565885304" calcext:value-type="float">
            <text:p>0.0243565885</text:p>
          </table:table-cell>
          <table:table-cell office:value-type="float" office:value="-0.99964245117" calcext:value-type="float">
            <text:p>-0.9996424512</text:p>
          </table:table-cell>
          <table:table-cell office:value-type="float" office:value="0.999691050874" calcext:value-type="float">
            <text:p>0.9996910509</text:p>
          </table:table-cell>
        </table:table-row>
        <table:table-row table:style-name="ro1">
          <table:table-cell office:value-type="float" office:value="1.61144588457099E+018" calcext:value-type="float">
            <text:p>1.61144588457099E+018</text:p>
          </table:table-cell>
          <table:table-cell office:value-type="float" office:value="1.61144588449553E+018" calcext:value-type="float">
            <text:p>1.61144588449553E+018</text:p>
          </table:table-cell>
          <table:table-cell office:value-type="float" office:value="75" calcext:value-type="float">
            <text:p>75</text:p>
          </table:table-cell>
          <table:table-cell office:value-type="float" office:value="0.011694370769" calcext:value-type="float">
            <text:p>0.0116943708</text:p>
          </table:table-cell>
          <table:table-cell office:value-type="float" office:value="0.0142104566663" calcext:value-type="float">
            <text:p>0.0142104567</text:p>
          </table:table-cell>
          <table:table-cell table:style-name="ce1" office:value-type="float" office:value="0.0296283159405" calcext:value-type="float">
            <text:p>2.96E-02</text:p>
          </table:table-cell>
          <table:table-cell office:value-type="float" office:value="0.0262353844069" calcext:value-type="float">
            <text:p>0.0262353844</text:p>
          </table:table-cell>
          <table:table-cell office:value-type="float" office:value="0.119351230562" calcext:value-type="float">
            <text:p>0.1193512306</text:p>
          </table:table-cell>
          <table:table-cell office:value-type="float" office:value="0.119992879708" calcext:value-type="float">
            <text:p>0.1199928797</text:p>
          </table:table-cell>
          <table:table-cell office:value-type="float" office:value="-0.00197446880567" calcext:value-type="float">
            <text:p>-0.0019744688</text:p>
          </table:table-cell>
          <table:table-cell office:value-type="float" office:value="-0.00358470971908" calcext:value-type="float">
            <text:p>-0.0035847097</text:p>
          </table:table-cell>
          <table:table-cell office:value-type="float" office:value="-0.00083914976307" calcext:value-type="float">
            <text:p>-0.0008391498</text:p>
          </table:table-cell>
          <table:table-cell office:value-type="float" office:value="-0.00339013122765" calcext:value-type="float">
            <text:p>-0.0033901312</text:p>
          </table:table-cell>
          <table:table-cell office:value-type="float" office:value="-0.0264927081838" calcext:value-type="float">
            <text:p>-0.0264927082</text:p>
          </table:table-cell>
          <table:table-cell office:value-type="float" office:value="0.0242796044859" calcext:value-type="float">
            <text:p>0.0242796045</text:p>
          </table:table-cell>
          <table:table-cell office:value-type="float" office:value="-0.999646750148" calcext:value-type="float">
            <text:p>-0.9996467501</text:p>
          </table:table-cell>
          <table:table-cell office:value-type="float" office:value="0.999693019635" calcext:value-type="float">
            <text:p>0.9996930196</text:p>
          </table:table-cell>
        </table:table-row>
        <table:table-row table:style-name="ro1">
          <table:table-cell office:value-type="float" office:value="1.61144588460371E+018" calcext:value-type="float">
            <text:p>1.61144588460371E+018</text:p>
          </table:table-cell>
          <table:table-cell office:value-type="float" office:value="1.61144588456221E+018" calcext:value-type="float">
            <text:p>1.61144588456221E+018</text:p>
          </table:table-cell>
          <table:table-cell office:value-type="float" office:value="41" calcext:value-type="float">
            <text:p>41</text:p>
          </table:table-cell>
          <table:table-cell office:value-type="float" office:value="0.0117762628943" calcext:value-type="float">
            <text:p>0.0117762629</text:p>
          </table:table-cell>
          <table:table-cell office:value-type="float" office:value="0.0143789142621" calcext:value-type="float">
            <text:p>0.0143789143</text:p>
          </table:table-cell>
          <table:table-cell office:value-type="float" office:value="0.0298030804843" calcext:value-type="float">
            <text:p>0.0298030805</text:p>
          </table:table-cell>
          <table:table-cell office:value-type="float" office:value="0.0261567306716" calcext:value-type="float">
            <text:p>0.0261567307</text:p>
          </table:table-cell>
          <table:table-cell office:value-type="float" office:value="0.119329176843" calcext:value-type="float">
            <text:p>0.1193291768</text:p>
          </table:table-cell>
          <table:table-cell office:value-type="float" office:value="0.119989291616" calcext:value-type="float">
            <text:p>0.1199892916</text:p>
          </table:table-cell>
          <table:table-cell office:value-type="float" office:value="-0.00192207171189" calcext:value-type="float">
            <text:p>-0.0019220717</text:p>
          </table:table-cell>
          <table:table-cell office:value-type="float" office:value="-0.00353767255035" calcext:value-type="float">
            <text:p>-0.0035376726</text:p>
          </table:table-cell>
          <table:table-cell office:value-type="float" office:value="-0.000855874488667" calcext:value-type="float">
            <text:p>-0.0008558745</text:p>
          </table:table-cell>
          <table:table-cell office:value-type="float" office:value="-0.00341680226209" calcext:value-type="float">
            <text:p>-0.0034168023</text:p>
          </table:table-cell>
          <table:table-cell office:value-type="float" office:value="-0.0263851072796" calcext:value-type="float">
            <text:p>-0.0263851073</text:p>
          </table:table-cell>
          <table:table-cell office:value-type="float" office:value="0.0243949106512" calcext:value-type="float">
            <text:p>0.0243949107</text:p>
          </table:table-cell>
          <table:table-cell office:value-type="float" office:value="-0.999649658281" calcext:value-type="float">
            <text:p>-0.9996496583</text:p>
          </table:table-cell>
          <table:table-cell office:value-type="float" office:value="0.999690289292" calcext:value-type="float">
            <text:p>0.9996902893</text:p>
          </table:table-cell>
        </table:table-row>
        <table:table-row table:style-name="ro1">
          <table:table-cell office:value-type="float" office:value="1.61144588463852E+018" calcext:value-type="float">
            <text:p>1.61144588463852E+018</text:p>
          </table:table-cell>
          <table:table-cell office:value-type="float" office:value="1.61144588459554E+018" calcext:value-type="float">
            <text:p>1.61144588459554E+018</text:p>
          </table:table-cell>
          <table:table-cell office:value-type="float" office:value="42" calcext:value-type="float">
            <text:p>42</text:p>
          </table:table-cell>
          <table:table-cell office:value-type="float" office:value="0.0118789710104" calcext:value-type="float">
            <text:p>0.011878971</text:p>
          </table:table-cell>
          <table:table-cell office:value-type="float" office:value="0.0144504338131" calcext:value-type="float">
            <text:p>0.0144504338</text:p>
          </table:table-cell>
          <table:table-cell office:value-type="float" office:value="0.0299518015236" calcext:value-type="float">
            <text:p>0.0299518015</text:p>
          </table:table-cell>
          <table:table-cell office:value-type="float" office:value="0.0262281098238" calcext:value-type="float">
            <text:p>0.0262281098</text:p>
          </table:table-cell>
          <table:table-cell office:value-type="float" office:value="0.119321927428" calcext:value-type="float">
            <text:p>0.1193219274</text:p>
          </table:table-cell>
          <table:table-cell office:value-type="float" office:value="0.119972515448" calcext:value-type="float">
            <text:p>0.1199725154</text:p>
          </table:table-cell>
          <table:table-cell office:value-type="float" office:value="-0.00193387636915" calcext:value-type="float">
            <text:p>-0.0019338764</text:p>
          </table:table-cell>
          <table:table-cell office:value-type="float" office:value="-0.00355779086031" calcext:value-type="float">
            <text:p>-0.0035577909</text:p>
          </table:table-cell>
          <table:table-cell office:value-type="float" office:value="-0.000832818927761" calcext:value-type="float">
            <text:p>-0.0008328189</text:p>
          </table:table-cell>
          <table:table-cell office:value-type="float" office:value="-0.00345540653481" calcext:value-type="float">
            <text:p>-0.0034554065</text:p>
          </table:table-cell>
          <table:table-cell office:value-type="float" office:value="-0.0263815669443" calcext:value-type="float">
            <text:p>-0.0263815669</text:p>
          </table:table-cell>
          <table:table-cell office:value-type="float" office:value="0.0243921748296" calcext:value-type="float">
            <text:p>0.0243921748</text:p>
          </table:table-cell>
          <table:table-cell office:value-type="float" office:value="-0.999649742575" calcext:value-type="float">
            <text:p>-0.9996497426</text:p>
          </table:table-cell>
          <table:table-cell office:value-type="float" office:value="0.999690151963" calcext:value-type="float">
            <text:p>0.999690152</text:p>
          </table:table-cell>
        </table:table-row>
        <table:table-row table:style-name="ro1">
          <table:table-cell office:value-type="float" office:value="1.61144588467146E+018" calcext:value-type="float">
            <text:p>1.61144588467146E+018</text:p>
          </table:table-cell>
          <table:table-cell office:value-type="float" office:value="1.61144588462888E+018" calcext:value-type="float">
            <text:p>1.61144588462888E+018</text:p>
          </table:table-cell>
          <table:table-cell office:value-type="float" office:value="42" calcext:value-type="float">
            <text:p>42</text:p>
          </table:table-cell>
          <table:table-cell office:value-type="float" office:value="0.0119193289429" calcext:value-type="float">
            <text:p>0.0119193289</text:p>
          </table:table-cell>
          <table:table-cell office:value-type="float" office:value="0.0145034777289" calcext:value-type="float">
            <text:p>0.0145034777</text:p>
          </table:table-cell>
          <table:table-cell office:value-type="float" office:value="0.0299669671804" calcext:value-type="float">
            <text:p>0.0299669672</text:p>
          </table:table-cell>
          <table:table-cell office:value-type="float" office:value="0.026234787923" calcext:value-type="float">
            <text:p>0.0262347879</text:p>
          </table:table-cell>
          <table:table-cell office:value-type="float" office:value="0.119299374521" calcext:value-type="float">
            <text:p>0.1192993745</text:p>
          </table:table-cell>
          <table:table-cell office:value-type="float" office:value="0.119975382557" calcext:value-type="float">
            <text:p>0.1199753826</text:p>
          </table:table-cell>
          <table:table-cell office:value-type="float" office:value="-0.00195590324238" calcext:value-type="float">
            <text:p>-0.0019559032</text:p>
          </table:table-cell>
          <table:table-cell office:value-type="float" office:value="-0.00356413553046" calcext:value-type="float">
            <text:p>-0.0035641355</text:p>
          </table:table-cell>
          <table:table-cell office:value-type="float" office:value="-0.000821479244083" calcext:value-type="float">
            <text:p>-0.0008214792</text:p>
          </table:table-cell>
          <table:table-cell office:value-type="float" office:value="-0.00334195019132" calcext:value-type="float">
            <text:p>-0.0033419502</text:p>
          </table:table-cell>
          <table:table-cell office:value-type="float" office:value="-0.0264591592924" calcext:value-type="float">
            <text:p>-0.0264591593</text:p>
          </table:table-cell>
          <table:table-cell office:value-type="float" office:value="0.0242693685379" calcext:value-type="float">
            <text:p>0.0242693685</text:p>
          </table:table-cell>
          <table:table-cell office:value-type="float" office:value="-0.999647677379" calcext:value-type="float">
            <text:p>-0.9996476774</text:p>
          </table:table-cell>
          <table:table-cell office:value-type="float" office:value="0.999693503977" calcext:value-type="float">
            <text:p>0.999693504</text:p>
          </table:table-cell>
        </table:table-row>
        <table:table-row table:style-name="ro1">
          <table:table-cell office:value-type="float" office:value="1.61144588470365E+018" calcext:value-type="float">
            <text:p>1.61144588470365E+018</text:p>
          </table:table-cell>
          <table:table-cell office:value-type="float" office:value="1.61144588466221E+018" calcext:value-type="float">
            <text:p>1.61144588466221E+018</text:p>
          </table:table-cell>
          <table:table-cell office:value-type="float" office:value="41" calcext:value-type="float">
            <text:p>41</text:p>
          </table:table-cell>
          <table:table-cell office:value-type="float" office:value="0.0119965290651" calcext:value-type="float">
            <text:p>0.0119965291</text:p>
          </table:table-cell>
          <table:table-cell office:value-type="float" office:value="0.0144976805067" calcext:value-type="float">
            <text:p>0.0144976805</text:p>
          </table:table-cell>
          <table:table-cell office:value-type="float" office:value="0.0301504451782" calcext:value-type="float">
            <text:p>0.0301504452</text:p>
          </table:table-cell>
          <table:table-cell office:value-type="float" office:value="0.026199646308" calcext:value-type="float">
            <text:p>0.0261996463</text:p>
          </table:table-cell>
          <table:table-cell office:value-type="float" office:value="0.119297221303" calcext:value-type="float">
            <text:p>0.1192972213</text:p>
          </table:table-cell>
          <table:table-cell office:value-type="float" office:value="0.119951066848" calcext:value-type="float">
            <text:p>0.1199510668</text:p>
          </table:table-cell>
          <table:table-cell office:value-type="float" office:value="-0.00176943200208" calcext:value-type="float">
            <text:p>-0.001769432</text:p>
          </table:table-cell>
          <table:table-cell office:value-type="float" office:value="-0.00348782828609" calcext:value-type="float">
            <text:p>-0.0034878283</text:p>
          </table:table-cell>
          <table:table-cell office:value-type="float" office:value="-0.000909507135419" calcext:value-type="float">
            <text:p>-0.0009095071</text:p>
          </table:table-cell>
          <table:table-cell office:value-type="float" office:value="-0.00354079401835" calcext:value-type="float">
            <text:p>-0.003540794</text:p>
          </table:table-cell>
          <table:table-cell office:value-type="float" office:value="-0.0266112251218" calcext:value-type="float">
            <text:p>-0.0266112251</text:p>
          </table:table-cell>
          <table:table-cell office:value-type="float" office:value="0.0244672747877" calcext:value-type="float">
            <text:p>0.0244672748</text:p>
          </table:table-cell>
          <table:table-cell office:value-type="float" office:value="-0.999643884163" calcext:value-type="float">
            <text:p>-0.9996438842</text:p>
          </table:table-cell>
          <table:table-cell office:value-type="float" office:value="0.999688264476" calcext:value-type="float">
            <text:p>0.9996882645</text:p>
          </table:table-cell>
        </table:table-row>
        <table:table-row table:style-name="ro1">
          <table:table-cell office:value-type="float" office:value="1.61144588473696E+018" calcext:value-type="float">
            <text:p>1.61144588473696E+018</text:p>
          </table:table-cell>
          <table:table-cell office:value-type="float" office:value="1.61144588469555E+018" calcext:value-type="float">
            <text:p>1.61144588469555E+018</text:p>
          </table:table-cell>
          <table:table-cell office:value-type="float" office:value="41" calcext:value-type="float">
            <text:p>41</text:p>
          </table:table-cell>
          <table:table-cell office:value-type="float" office:value="0.0121230892837" calcext:value-type="float">
            <text:p>0.0121230893</text:p>
          </table:table-cell>
          <table:table-cell office:value-type="float" office:value="0.0144554418742" calcext:value-type="float">
            <text:p>0.0144554419</text:p>
          </table:table-cell>
          <table:table-cell office:value-type="float" office:value="0.0305322147906" calcext:value-type="float">
            <text:p>0.0305322148</text:p>
          </table:table-cell>
          <table:table-cell office:value-type="float" office:value="0.0262011931866" calcext:value-type="float">
            <text:p>0.0262011932</text:p>
          </table:table-cell>
          <table:table-cell office:value-type="float" office:value="0.119303442538" calcext:value-type="float">
            <text:p>0.1193034425</text:p>
          </table:table-cell>
          <table:table-cell office:value-type="float" office:value="0.120000226629" calcext:value-type="float">
            <text:p>0.1200002266</text:p>
          </table:table-cell>
          <table:table-cell office:value-type="float" office:value="-0.00188461616982" calcext:value-type="float">
            <text:p>-0.0018846162</text:p>
          </table:table-cell>
          <table:table-cell office:value-type="float" office:value="-0.00366624656456" calcext:value-type="float">
            <text:p>-0.0036662466</text:p>
          </table:table-cell>
          <table:table-cell office:value-type="float" office:value="-0.000838868564566" calcext:value-type="float">
            <text:p>-0.0008388686</text:p>
          </table:table-cell>
          <table:table-cell office:value-type="float" office:value="-0.00327462983974" calcext:value-type="float">
            <text:p>-0.0032746298</text:p>
          </table:table-cell>
          <table:table-cell office:value-type="float" office:value="-0.0265120535873" calcext:value-type="float">
            <text:p>-0.0265120536</text:p>
          </table:table-cell>
          <table:table-cell office:value-type="float" office:value="0.0241863381557" calcext:value-type="float">
            <text:p>0.0241863382</text:p>
          </table:table-cell>
          <table:table-cell office:value-type="float" office:value="-0.99964645512" calcext:value-type="float">
            <text:p>-0.9996464551</text:p>
          </table:table-cell>
          <table:table-cell office:value-type="float" office:value="0.999695369759" calcext:value-type="float">
            <text:p>0.9996953698</text:p>
          </table:table-cell>
        </table:table-row>
        <table:table-row table:style-name="ro1">
          <table:table-cell office:value-type="float" office:value="1.61144588477225E+018" calcext:value-type="float">
            <text:p>1.61144588477225E+018</text:p>
          </table:table-cell>
          <table:table-cell office:value-type="float" office:value="1.61144588472888E+018" calcext:value-type="float">
            <text:p>1.61144588472888E+018</text:p>
          </table:table-cell>
          <table:table-cell office:value-type="float" office:value="43" calcext:value-type="float">
            <text:p>43</text:p>
          </table:table-cell>
          <table:table-cell office:value-type="float" office:value="0.0122385509312" calcext:value-type="float">
            <text:p>0.0122385509</text:p>
          </table:table-cell>
          <table:table-cell office:value-type="float" office:value="0.0145719660418" calcext:value-type="float">
            <text:p>0.014571966</text:p>
          </table:table-cell>
          <table:table-cell office:value-type="float" office:value="0.0311556924134" calcext:value-type="float">
            <text:p>0.0311556924</text:p>
          </table:table-cell>
          <table:table-cell office:value-type="float" office:value="0.0264180053263" calcext:value-type="float">
            <text:p>0.0264180053</text:p>
          </table:table-cell>
          <table:table-cell office:value-type="float" office:value="0.119292058051" calcext:value-type="float">
            <text:p>0.1192920581</text:p>
          </table:table-cell>
          <table:table-cell office:value-type="float" office:value="0.119982659786" calcext:value-type="float">
            <text:p>0.1199826598</text:p>
          </table:table-cell>
          <table:table-cell office:value-type="float" office:value="-0.00183921154279" calcext:value-type="float">
            <text:p>-0.0018392115</text:p>
          </table:table-cell>
          <table:table-cell office:value-type="float" office:value="-0.00358491576003" calcext:value-type="float">
            <text:p>-0.0035849158</text:p>
          </table:table-cell>
          <table:table-cell office:value-type="float" office:value="-0.000882040067172" calcext:value-type="float">
            <text:p>-0.0008820401</text:p>
          </table:table-cell>
          <table:table-cell office:value-type="float" office:value="-0.00350015111932" calcext:value-type="float">
            <text:p>-0.0035001511</text:p>
          </table:table-cell>
          <table:table-cell office:value-type="float" office:value="-0.0264376643997" calcext:value-type="float">
            <text:p>-0.0264376644</text:p>
          </table:table-cell>
          <table:table-cell office:value-type="float" office:value="0.0242194014973" calcext:value-type="float">
            <text:p>0.0242194015</text:p>
          </table:table-cell>
          <table:table-cell office:value-type="float" office:value="-0.999648436022" calcext:value-type="float">
            <text:p>-0.999648436</text:p>
          </table:table-cell>
          <table:table-cell office:value-type="float" office:value="0.999694100086" calcext:value-type="float">
            <text:p>0.9996941001</text:p>
          </table:table-cell>
        </table:table-row>
        <table:table-row table:style-name="ro1">
          <table:table-cell office:value-type="float" office:value="1.61144588480513E+018" calcext:value-type="float">
            <text:p>1.61144588480513E+018</text:p>
          </table:table-cell>
          <table:table-cell office:value-type="float" office:value="1.61144588476221E+018" calcext:value-type="float">
            <text:p>1.61144588476221E+018</text:p>
          </table:table-cell>
          <table:table-cell office:value-type="float" office:value="42" calcext:value-type="float">
            <text:p>42</text:p>
          </table:table-cell>
          <table:table-cell office:value-type="float" office:value="0.0124288005754" calcext:value-type="float">
            <text:p>0.0124288006</text:p>
          </table:table-cell>
          <table:table-cell office:value-type="float" office:value="0.0146358505042" calcext:value-type="float">
            <text:p>0.0146358505</text:p>
          </table:table-cell>
          <table:table-cell office:value-type="float" office:value="0.0318380780518" calcext:value-type="float">
            <text:p>0.0318380781</text:p>
          </table:table-cell>
          <table:table-cell office:value-type="float" office:value="0.0265047203812" calcext:value-type="float">
            <text:p>0.0265047204</text:p>
          </table:table-cell>
          <table:table-cell office:value-type="float" office:value="0.119310647249" calcext:value-type="float">
            <text:p>0.1193106472</text:p>
          </table:table-cell>
          <table:table-cell office:value-type="float" office:value="0.120043592136" calcext:value-type="float">
            <text:p>0.1200435921</text:p>
          </table:table-cell>
          <table:table-cell office:value-type="float" office:value="-0.00188925454574" calcext:value-type="float">
            <text:p>-0.0018892545</text:p>
          </table:table-cell>
          <table:table-cell office:value-type="float" office:value="-0.0037402499745" calcext:value-type="float">
            <text:p>-0.00374025</text:p>
          </table:table-cell>
          <table:table-cell office:value-type="float" office:value="-0.00088084312137" calcext:value-type="float">
            <text:p>-0.0008808431</text:p>
          </table:table-cell>
          <table:table-cell office:value-type="float" office:value="-0.00330975638222" calcext:value-type="float">
            <text:p>-0.0033097564</text:p>
          </table:table-cell>
          <table:table-cell office:value-type="float" office:value="-0.0260090309503" calcext:value-type="float">
            <text:p>-0.026009031</text:p>
          </table:table-cell>
          <table:table-cell office:value-type="float" office:value="0.0240556914729" calcext:value-type="float">
            <text:p>0.0240556915</text:p>
          </table:table-cell>
          <table:table-cell office:value-type="float" office:value="-0.99965956279" calcext:value-type="float">
            <text:p>-0.9996595628</text:p>
          </table:table-cell>
          <table:table-cell office:value-type="float" office:value="0.999698132231" calcext:value-type="float">
            <text:p>0.9996981322</text:p>
          </table:table-cell>
        </table:table-row>
        <table:table-row table:style-name="ro1">
          <table:table-cell office:value-type="float" office:value="1.61144588484152E+018" calcext:value-type="float">
            <text:p>1.61144588484152E+018</text:p>
          </table:table-cell>
          <table:table-cell office:value-type="float" office:value="1.61144588479555E+018" calcext:value-type="float">
            <text:p>1.61144588479555E+018</text:p>
          </table:table-cell>
          <table:table-cell office:value-type="float" office:value="45" calcext:value-type="float">
            <text:p>45</text:p>
          </table:table-cell>
          <table:table-cell office:value-type="float" office:value="0.0125408563763" calcext:value-type="float">
            <text:p>0.0125408564</text:p>
          </table:table-cell>
          <table:table-cell office:value-type="float" office:value="0.0147016302814" calcext:value-type="float">
            <text:p>0.0147016303</text:p>
          </table:table-cell>
          <table:table-cell office:value-type="float" office:value="0.0327844806015" calcext:value-type="float">
            <text:p>0.0327844806</text:p>
          </table:table-cell>
          <table:table-cell office:value-type="float" office:value="0.0266572385674" calcext:value-type="float">
            <text:p>0.0266572386</text:p>
          </table:table-cell>
          <table:table-cell office:value-type="float" office:value="0.119369290769" calcext:value-type="float">
            <text:p>0.1193692908</text:p>
          </table:table-cell>
          <table:table-cell office:value-type="float" office:value="0.119996379299" calcext:value-type="float">
            <text:p>0.1199963793</text:p>
          </table:table-cell>
          <table:table-cell office:value-type="float" office:value="-0.00194878853331" calcext:value-type="float">
            <text:p>-0.0019487885</text:p>
          </table:table-cell>
          <table:table-cell office:value-type="float" office:value="-0.0037803645347" calcext:value-type="float">
            <text:p>-0.0037803645</text:p>
          </table:table-cell>
          <table:table-cell office:value-type="float" office:value="-0.00083472039271" calcext:value-type="float">
            <text:p>-0.0008347204</text:p>
          </table:table-cell>
          <table:table-cell office:value-type="float" office:value="-0.00337007613317" calcext:value-type="float">
            <text:p>-0.0033700761</text:p>
          </table:table-cell>
          <table:table-cell office:value-type="float" office:value="-0.0255816619064" calcext:value-type="float">
            <text:p>-0.0255816619</text:p>
          </table:table-cell>
          <table:table-cell office:value-type="float" office:value="0.0240169528299" calcext:value-type="float">
            <text:p>0.0240169528</text:p>
          </table:table-cell>
          <table:table-cell office:value-type="float" office:value="-0.999670520971" calcext:value-type="float">
            <text:p>-0.999670521</text:p>
          </table:table-cell>
          <table:table-cell office:value-type="float" office:value="0.999698711234" calcext:value-type="float">
            <text:p>0.9996987112</text:p>
          </table:table-cell>
        </table:table-row>
        <table:table-row table:style-name="ro1">
          <table:table-cell office:value-type="float" office:value="1.6114458848715E+018" calcext:value-type="float">
            <text:p>1.6114458848715E+018</text:p>
          </table:table-cell>
          <table:table-cell office:value-type="float" office:value="1.61144588479555E+018" calcext:value-type="float">
            <text:p>1.61144588479555E+018</text:p>
          </table:table-cell>
          <table:table-cell office:value-type="float" office:value="75" calcext:value-type="float">
            <text:p>75</text:p>
          </table:table-cell>
          <table:table-cell office:value-type="float" office:value="0.012493301183" calcext:value-type="float">
            <text:p>0.0124933012</text:p>
          </table:table-cell>
          <table:table-cell office:value-type="float" office:value="0.0147016302814" calcext:value-type="float">
            <text:p>0.0147016303</text:p>
          </table:table-cell>
          <table:table-cell office:value-type="float" office:value="0.0332738831639" calcext:value-type="float">
            <text:p>0.0332738832</text:p>
          </table:table-cell>
          <table:table-cell office:value-type="float" office:value="0.0266572385674" calcext:value-type="float">
            <text:p>0.0266572386</text:p>
          </table:table-cell>
          <table:table-cell office:value-type="float" office:value="0.119413152337" calcext:value-type="float">
            <text:p>0.1194131523</text:p>
          </table:table-cell>
          <table:table-cell office:value-type="float" office:value="0.119996379299" calcext:value-type="float">
            <text:p>0.1199963793</text:p>
          </table:table-cell>
          <table:table-cell office:value-type="float" office:value="-0.00202188162302" calcext:value-type="float">
            <text:p>-0.0020218816</text:p>
          </table:table-cell>
          <table:table-cell office:value-type="float" office:value="-0.0037803645347" calcext:value-type="float">
            <text:p>-0.0037803645</text:p>
          </table:table-cell>
          <table:table-cell office:value-type="float" office:value="-0.000893213715316" calcext:value-type="float">
            <text:p>-0.0008932137</text:p>
          </table:table-cell>
          <table:table-cell office:value-type="float" office:value="-0.00337007613317" calcext:value-type="float">
            <text:p>-0.0033700761</text:p>
          </table:table-cell>
          <table:table-cell office:value-type="float" office:value="-0.0254961880976" calcext:value-type="float">
            <text:p>-0.0254961881</text:p>
          </table:table-cell>
          <table:table-cell office:value-type="float" office:value="0.0240169528299" calcext:value-type="float">
            <text:p>0.0240169528</text:p>
          </table:table-cell>
          <table:table-cell office:value-type="float" office:value="-0.99967254402" calcext:value-type="float">
            <text:p>-0.999672544</text:p>
          </table:table-cell>
          <table:table-cell office:value-type="float" office:value="0.999698711234" calcext:value-type="float">
            <text:p>0.9996987112</text:p>
          </table:table-cell>
        </table:table-row>
        <table:table-row table:style-name="ro1">
          <table:table-cell office:value-type="float" office:value="1.61144588490542E+018" calcext:value-type="float">
            <text:p>1.61144588490542E+018</text:p>
          </table:table-cell>
          <table:table-cell office:value-type="float" office:value="1.61144588482888E+018" calcext:value-type="float">
            <text:p>1.61144588482888E+018</text:p>
          </table:table-cell>
          <table:table-cell office:value-type="float" office:value="76" calcext:value-type="float">
            <text:p>76</text:p>
          </table:table-cell>
          <table:table-cell office:value-type="float" office:value="0.0124500310048" calcext:value-type="float">
            <text:p>0.012450031</text:p>
          </table:table-cell>
          <table:table-cell office:value-type="float" office:value="0.0148789406152" calcext:value-type="float">
            <text:p>0.0148789406</text:p>
          </table:table-cell>
          <table:table-cell office:value-type="float" office:value="0.0334342420101" calcext:value-type="float">
            <text:p>0.033434242</text:p>
          </table:table-cell>
          <table:table-cell office:value-type="float" office:value="0.0268686646932" calcext:value-type="float">
            <text:p>0.0268686647</text:p>
          </table:table-cell>
          <table:table-cell office:value-type="float" office:value="0.119468875229" calcext:value-type="float">
            <text:p>0.1194688752</text:p>
          </table:table-cell>
          <table:table-cell office:value-type="float" office:value="0.120083406044" calcext:value-type="float">
            <text:p>0.120083406</text:p>
          </table:table-cell>
          <table:table-cell office:value-type="float" office:value="-0.00195072399562" calcext:value-type="float">
            <text:p>-0.001950724</text:p>
          </table:table-cell>
          <table:table-cell office:value-type="float" office:value="-0.00382969620759" calcext:value-type="float">
            <text:p>-0.0038296962</text:p>
          </table:table-cell>
          <table:table-cell office:value-type="float" office:value="-0.000913189263558" calcext:value-type="float">
            <text:p>-0.0009131893</text:p>
          </table:table-cell>
          <table:table-cell office:value-type="float" office:value="-0.00339666711774" calcext:value-type="float">
            <text:p>-0.0033966671</text:p>
          </table:table-cell>
          <table:table-cell office:value-type="float" office:value="-0.0256026088901" calcext:value-type="float">
            <text:p>-0.0256026089</text:p>
          </table:table-cell>
          <table:table-cell office:value-type="float" office:value="0.0238026703255" calcext:value-type="float">
            <text:p>0.0238026703</text:p>
          </table:table-cell>
          <table:table-cell office:value-type="float" office:value="-0.999669973062" calcext:value-type="float">
            <text:p>-0.9996699731</text:p>
          </table:table-cell>
          <table:table-cell office:value-type="float" office:value="0.999703558461" calcext:value-type="float">
            <text:p>0.9997035585</text:p>
          </table:table-cell>
        </table:table-row>
        <table:table-row table:style-name="ro1">
          <table:table-cell office:value-type="float" office:value="1.61144588494073E+018" calcext:value-type="float">
            <text:p>1.61144588494073E+018</text:p>
          </table:table-cell>
          <table:table-cell office:value-type="float" office:value="1.61144588489555E+018" calcext:value-type="float">
            <text:p>1.61144588489555E+018</text:p>
          </table:table-cell>
          <table:table-cell office:value-type="float" office:value="45" calcext:value-type="float">
            <text:p>45</text:p>
          </table:table-cell>
          <table:table-cell office:value-type="float" office:value="0.0125190848485" calcext:value-type="float">
            <text:p>0.0125190848</text:p>
          </table:table-cell>
          <table:table-cell office:value-type="float" office:value="0.0147372274142" calcext:value-type="float">
            <text:p>0.0147372274</text:p>
          </table:table-cell>
          <table:table-cell office:value-type="float" office:value="0.0334498025477" calcext:value-type="float">
            <text:p>0.0334498025</text:p>
          </table:table-cell>
          <table:table-cell office:value-type="float" office:value="0.026609722472" calcext:value-type="float">
            <text:p>0.0266097225</text:p>
          </table:table-cell>
          <table:table-cell office:value-type="float" office:value="0.119547598064" calcext:value-type="float">
            <text:p>0.1195475981</text:p>
          </table:table-cell>
          <table:table-cell office:value-type="float" office:value="0.120038857115" calcext:value-type="float">
            <text:p>0.1200388571</text:p>
          </table:table-cell>
          <table:table-cell office:value-type="float" office:value="-0.00195193094306" calcext:value-type="float">
            <text:p>-0.0019519309</text:p>
          </table:table-cell>
          <table:table-cell office:value-type="float" office:value="-0.00363147370474" calcext:value-type="float">
            <text:p>-0.0036314737</text:p>
          </table:table-cell>
          <table:table-cell office:value-type="float" office:value="-0.000963000746962" calcext:value-type="float">
            <text:p>-0.0009630007</text:p>
          </table:table-cell>
          <table:table-cell office:value-type="float" office:value="-0.00350657528341" calcext:value-type="float">
            <text:p>-0.0035065753</text:p>
          </table:table-cell>
          <table:table-cell office:value-type="float" office:value="-0.0257709855499" calcext:value-type="float">
            <text:p>-0.0257709855</text:p>
          </table:table-cell>
          <table:table-cell office:value-type="float" office:value="0.0241981571774" calcext:value-type="float">
            <text:p>0.0241981572</text:p>
          </table:table-cell>
          <table:table-cell office:value-type="float" office:value="-0.999665547643" calcext:value-type="float">
            <text:p>-0.9996655476</text:p>
          </table:table-cell>
          <table:table-cell office:value-type="float" office:value="0.999694423988" calcext:value-type="float">
            <text:p>0.999694424</text:p>
          </table:table-cell>
        </table:table-row>
        <table:table-row table:style-name="ro1">
          <table:table-cell office:value-type="float" office:value="1.61144588497174E+018" calcext:value-type="float">
            <text:p>1.61144588497174E+018</text:p>
          </table:table-cell>
          <table:table-cell office:value-type="float" office:value="1.61144588489555E+018" calcext:value-type="float">
            <text:p>1.61144588489555E+018</text:p>
          </table:table-cell>
          <table:table-cell office:value-type="float" office:value="76" calcext:value-type="float">
            <text:p>76</text:p>
          </table:table-cell>
          <table:table-cell office:value-type="float" office:value="0.0127497883514" calcext:value-type="float">
            <text:p>0.0127497884</text:p>
          </table:table-cell>
          <table:table-cell office:value-type="float" office:value="0.0147372274142" calcext:value-type="float">
            <text:p>0.0147372274</text:p>
          </table:table-cell>
          <table:table-cell office:value-type="float" office:value="0.0333604700863" calcext:value-type="float">
            <text:p>0.0333604701</text:p>
          </table:table-cell>
          <table:table-cell office:value-type="float" office:value="0.026609722472" calcext:value-type="float">
            <text:p>0.0266097225</text:p>
          </table:table-cell>
          <table:table-cell office:value-type="float" office:value="0.119611494243" calcext:value-type="float">
            <text:p>0.1196114942</text:p>
          </table:table-cell>
          <table:table-cell office:value-type="float" office:value="0.120038857115" calcext:value-type="float">
            <text:p>0.1200388571</text:p>
          </table:table-cell>
          <table:table-cell office:value-type="float" office:value="-0.00193085583129" calcext:value-type="float">
            <text:p>-0.0019308558</text:p>
          </table:table-cell>
          <table:table-cell office:value-type="float" office:value="-0.00363147370474" calcext:value-type="float">
            <text:p>-0.0036314737</text:p>
          </table:table-cell>
          <table:table-cell office:value-type="float" office:value="-0.000936753838211" calcext:value-type="float">
            <text:p>-0.0009367538</text:p>
          </table:table-cell>
          <table:table-cell office:value-type="float" office:value="-0.00350657528341" calcext:value-type="float">
            <text:p>-0.0035065753</text:p>
          </table:table-cell>
          <table:table-cell office:value-type="float" office:value="-0.0256797376229" calcext:value-type="float">
            <text:p>-0.0256797376</text:p>
          </table:table-cell>
          <table:table-cell office:value-type="float" office:value="0.0241981571774" calcext:value-type="float">
            <text:p>0.0241981572</text:p>
          </table:table-cell>
          <table:table-cell office:value-type="float" office:value="-0.999667950013" calcext:value-type="float">
            <text:p>-0.99966795</text:p>
          </table:table-cell>
          <table:table-cell office:value-type="float" office:value="0.999694423988" calcext:value-type="float">
            <text:p>0.999694424</text:p>
          </table:table-cell>
        </table:table-row>
        <table:table-row table:style-name="ro1">
          <table:table-cell office:value-type="float" office:value="1.61144588500536E+018" calcext:value-type="float">
            <text:p>1.61144588500536E+018</text:p>
          </table:table-cell>
          <table:table-cell office:value-type="float" office:value="1.61144588492889E+018" calcext:value-type="float">
            <text:p>1.61144588492889E+018</text:p>
          </table:table-cell>
          <table:table-cell office:value-type="float" office:value="76" calcext:value-type="float">
            <text:p>76</text:p>
          </table:table-cell>
          <table:table-cell office:value-type="float" office:value="0.0130188716576" calcext:value-type="float">
            <text:p>0.0130188717</text:p>
          </table:table-cell>
          <table:table-cell office:value-type="float" office:value="0.0148085456676" calcext:value-type="float">
            <text:p>0.0148085457</text:p>
          </table:table-cell>
          <table:table-cell office:value-type="float" office:value="0.0332047231495" calcext:value-type="float">
            <text:p>0.0332047231</text:p>
          </table:table-cell>
          <table:table-cell office:value-type="float" office:value="0.026406075979" calcext:value-type="float">
            <text:p>0.026406076</text:p>
          </table:table-cell>
          <table:table-cell office:value-type="float" office:value="0.119677148759" calcext:value-type="float">
            <text:p>0.1196771488</text:p>
          </table:table-cell>
          <table:table-cell office:value-type="float" office:value="0.120066569859" calcext:value-type="float">
            <text:p>0.1200665699</text:p>
          </table:table-cell>
          <table:table-cell office:value-type="float" office:value="-0.00196962018941" calcext:value-type="float">
            <text:p>-0.0019696202</text:p>
          </table:table-cell>
          <table:table-cell office:value-type="float" office:value="-0.00357815325779" calcext:value-type="float">
            <text:p>-0.0035781533</text:p>
          </table:table-cell>
          <table:table-cell office:value-type="float" office:value="-0.000877520599691" calcext:value-type="float">
            <text:p>-0.0008775206</text:p>
          </table:table-cell>
          <table:table-cell office:value-type="float" office:value="-0.00341834942195" calcext:value-type="float">
            <text:p>-0.0034183494</text:p>
          </table:table-cell>
          <table:table-cell office:value-type="float" office:value="-0.0255664047473" calcext:value-type="float">
            <text:p>-0.0255664047</text:p>
          </table:table-cell>
          <table:table-cell office:value-type="float" office:value="0.0242823316449" calcext:value-type="float">
            <text:p>0.0242823316</text:p>
          </table:table-cell>
          <table:table-cell office:value-type="float" office:value="-0.999670858146" calcext:value-type="float">
            <text:p>-0.9996708581</text:p>
          </table:table-cell>
          <table:table-cell office:value-type="float" office:value="0.999692880795" calcext:value-type="float">
            <text:p>0.9996928808</text:p>
          </table:table-cell>
        </table:table-row>
        <table:table-row table:style-name="ro1">
          <table:table-cell office:value-type="float" office:value="1.61144588503861E+018" calcext:value-type="float">
            <text:p>1.61144588503861E+018</text:p>
          </table:table-cell>
          <table:table-cell office:value-type="float" office:value="1.61144588499556E+018" calcext:value-type="float">
            <text:p>1.61144588499556E+018</text:p>
          </table:table-cell>
          <table:table-cell office:value-type="float" office:value="43" calcext:value-type="float">
            <text:p>43</text:p>
          </table:table-cell>
          <table:table-cell office:value-type="float" office:value="0.0131769170985" calcext:value-type="float">
            <text:p>0.0131769171</text:p>
          </table:table-cell>
          <table:table-cell office:value-type="float" office:value="0.0150383044979" calcext:value-type="float">
            <text:p>0.0150383045</text:p>
          </table:table-cell>
          <table:table-cell office:value-type="float" office:value="0.0328685641289" calcext:value-type="float">
            <text:p>0.0328685641</text:p>
          </table:table-cell>
          <table:table-cell office:value-type="float" office:value="0.026420188477" calcext:value-type="float">
            <text:p>0.0264201885</text:p>
          </table:table-cell>
          <table:table-cell office:value-type="float" office:value="0.119736239314" calcext:value-type="float">
            <text:p>0.1197362393</text:p>
          </table:table-cell>
          <table:table-cell office:value-type="float" office:value="0.120041598441" calcext:value-type="float">
            <text:p>0.1200415984</text:p>
          </table:table-cell>
          <table:table-cell office:value-type="float" office:value="-0.00199387323119" calcext:value-type="float">
            <text:p>-0.0019938732</text:p>
          </table:table-cell>
          <table:table-cell office:value-type="float" office:value="-0.00353301232629" calcext:value-type="float">
            <text:p>-0.0035330123</text:p>
          </table:table-cell>
          <table:table-cell office:value-type="float" office:value="-0.000887176343903" calcext:value-type="float">
            <text:p>-0.0008871763</text:p>
          </table:table-cell>
          <table:table-cell office:value-type="float" office:value="-0.0034188899128" calcext:value-type="float">
            <text:p>-0.0034188899</text:p>
          </table:table-cell>
          <table:table-cell office:value-type="float" office:value="-0.0255117824316" calcext:value-type="float">
            <text:p>-0.0255117824</text:p>
          </table:table-cell>
          <table:table-cell office:value-type="float" office:value="0.0241130305684" calcext:value-type="float">
            <text:p>0.0241130306</text:p>
          </table:table-cell>
          <table:table-cell office:value-type="float" office:value="-0.999672206845" calcext:value-type="float">
            <text:p>-0.9996722068</text:p>
          </table:table-cell>
          <table:table-cell office:value-type="float" office:value="0.999697137441" calcext:value-type="float">
            <text:p>0.9996971374</text:p>
          </table:table-cell>
        </table:table-row>
        <table:table-row table:style-name="ro1">
          <table:table-cell office:value-type="float" office:value="1.61144588507162E+018" calcext:value-type="float">
            <text:p>1.61144588507162E+018</text:p>
          </table:table-cell>
          <table:table-cell office:value-type="float" office:value="1.61144588502884E+018" calcext:value-type="float">
            <text:p>1.61144588502884E+018</text:p>
          </table:table-cell>
          <table:table-cell office:value-type="float" office:value="42" calcext:value-type="float">
            <text:p>42</text:p>
          </table:table-cell>
          <table:table-cell office:value-type="float" office:value="0.0133061325178" calcext:value-type="float">
            <text:p>0.0133061325</text:p>
          </table:table-cell>
          <table:table-cell office:value-type="float" office:value="0.0150147178053" calcext:value-type="float">
            <text:p>0.0150147178</text:p>
          </table:table-cell>
          <table:table-cell office:value-type="float" office:value="0.032434001565" calcext:value-type="float">
            <text:p>0.0324340016</text:p>
          </table:table-cell>
          <table:table-cell office:value-type="float" office:value="0.0264447004527" calcext:value-type="float">
            <text:p>0.0264447005</text:p>
          </table:table-cell>
          <table:table-cell office:value-type="float" office:value="0.119813248515" calcext:value-type="float">
            <text:p>0.1198132485</text:p>
          </table:table-cell>
          <table:table-cell office:value-type="float" office:value="0.120031622761" calcext:value-type="float">
            <text:p>0.1200316228</text:p>
          </table:table-cell>
          <table:table-cell office:value-type="float" office:value="-0.00196898420005" calcext:value-type="float">
            <text:p>-0.0019689842</text:p>
          </table:table-cell>
          <table:table-cell office:value-type="float" office:value="-0.00349717694618" calcext:value-type="float">
            <text:p>-0.0034971769</text:p>
          </table:table-cell>
          <table:table-cell office:value-type="float" office:value="-0.000891354808806" calcext:value-type="float">
            <text:p>-0.0008913548</text:p>
          </table:table-cell>
          <table:table-cell office:value-type="float" office:value="-0.00350270423513" calcext:value-type="float">
            <text:p>-0.0035027042</text:p>
          </table:table-cell>
          <table:table-cell office:value-type="float" office:value="-0.0255729375088" calcext:value-type="float">
            <text:p>-0.0255729375</text:p>
          </table:table-cell>
          <table:table-cell office:value-type="float" office:value="0.0241895515653" calcext:value-type="float">
            <text:p>0.0241895516</text:p>
          </table:table-cell>
          <table:table-cell office:value-type="float" office:value="-0.999670647411" calcext:value-type="float">
            <text:p>-0.9996706474</text:p>
          </table:table-cell>
          <table:table-cell office:value-type="float" office:value="0.999695124649" calcext:value-type="float">
            <text:p>0.9996951246</text:p>
          </table:table-cell>
        </table:table-row>
        <table:table-row table:style-name="ro1">
          <table:table-cell office:value-type="float" office:value="1.61144588510556E+018" calcext:value-type="float">
            <text:p>1.61144588510556E+018</text:p>
          </table:table-cell>
          <table:table-cell office:value-type="float" office:value="1.61144588506218E+018" calcext:value-type="float">
            <text:p>1.61144588506218E+018</text:p>
          </table:table-cell>
          <table:table-cell office:value-type="float" office:value="43" calcext:value-type="float">
            <text:p>43</text:p>
          </table:table-cell>
          <table:table-cell office:value-type="float" office:value="0.0133386822417" calcext:value-type="float">
            <text:p>0.0133386822</text:p>
          </table:table-cell>
          <table:table-cell office:value-type="float" office:value="0.0149774991103" calcext:value-type="float">
            <text:p>0.0149774991</text:p>
          </table:table-cell>
          <table:table-cell office:value-type="float" office:value="0.0321584567428" calcext:value-type="float">
            <text:p>0.0321584567</text:p>
          </table:table-cell>
          <table:table-cell office:value-type="float" office:value="0.0264740350835" calcext:value-type="float">
            <text:p>0.0264740351</text:p>
          </table:table-cell>
          <table:table-cell office:value-type="float" office:value="0.119864024222" calcext:value-type="float">
            <text:p>0.1198640242</text:p>
          </table:table-cell>
          <table:table-cell office:value-type="float" office:value="0.120039014764" calcext:value-type="float">
            <text:p>0.1200390148</text:p>
          </table:table-cell>
          <table:table-cell office:value-type="float" office:value="-0.00198902486188" calcext:value-type="float">
            <text:p>-0.0019890249</text:p>
          </table:table-cell>
          <table:table-cell office:value-type="float" office:value="-0.00367199678601" calcext:value-type="float">
            <text:p>-0.0036719968</text:p>
          </table:table-cell>
          <table:table-cell office:value-type="float" office:value="-0.000891132385398" calcext:value-type="float">
            <text:p>-0.0008911324</text:p>
          </table:table-cell>
          <table:table-cell office:value-type="float" office:value="-0.00344573881023" calcext:value-type="float">
            <text:p>-0.0034457388</text:p>
          </table:table-cell>
          <table:table-cell office:value-type="float" office:value="-0.0256189197205" calcext:value-type="float">
            <text:p>-0.0256189197</text:p>
          </table:table-cell>
          <table:table-cell office:value-type="float" office:value="0.0240887644183" calcext:value-type="float">
            <text:p>0.0240887644</text:p>
          </table:table-cell>
          <table:table-cell office:value-type="float" office:value="-0.999669425153" calcext:value-type="float">
            <text:p>-0.9996694252</text:p>
          </table:table-cell>
          <table:table-cell office:value-type="float" office:value="0.999697129429" calcext:value-type="float">
            <text:p>0.9996971294</text:p>
          </table:table-cell>
        </table:table-row>
        <table:table-row table:style-name="ro1">
          <table:table-cell office:value-type="float" office:value="1.61144588513886E+018" calcext:value-type="float">
            <text:p>1.61144588513886E+018</text:p>
          </table:table-cell>
          <table:table-cell office:value-type="float" office:value="1.61144588509551E+018" calcext:value-type="float">
            <text:p>1.61144588509551E+018</text:p>
          </table:table-cell>
          <table:table-cell office:value-type="float" office:value="43" calcext:value-type="float">
            <text:p>43</text:p>
          </table:table-cell>
          <table:table-cell office:value-type="float" office:value="0.0133392522112" calcext:value-type="float">
            <text:p>0.0133392522</text:p>
          </table:table-cell>
          <table:table-cell office:value-type="float" office:value="0.0149779036418" calcext:value-type="float">
            <text:p>0.0149779036</text:p>
          </table:table-cell>
          <table:table-cell office:value-type="float" office:value="0.0319525040686" calcext:value-type="float">
            <text:p>0.0319525041</text:p>
          </table:table-cell>
          <table:table-cell office:value-type="float" office:value="0.0265796146673" calcext:value-type="float">
            <text:p>0.0265796147</text:p>
          </table:table-cell>
          <table:table-cell office:value-type="float" office:value="0.119916118681" calcext:value-type="float">
            <text:p>0.1199161187</text:p>
          </table:table-cell>
          <table:table-cell office:value-type="float" office:value="0.120021299947" calcext:value-type="float">
            <text:p>0.1200212999</text:p>
          </table:table-cell>
          <table:table-cell office:value-type="float" office:value="-0.00193784640472" calcext:value-type="float">
            <text:p>-0.0019378464</text:p>
          </table:table-cell>
          <table:table-cell office:value-type="float" office:value="-0.003699102177" calcext:value-type="float">
            <text:p>-0.0036991022</text:p>
          </table:table-cell>
          <table:table-cell office:value-type="float" office:value="-0.000941191646173" calcext:value-type="float">
            <text:p>-0.0009411916</text:p>
          </table:table-cell>
          <table:table-cell office:value-type="float" office:value="-0.00348448704472" calcext:value-type="float">
            <text:p>-0.003484487</text:p>
          </table:table-cell>
          <table:table-cell office:value-type="float" office:value="-0.025776253906" calcext:value-type="float">
            <text:p>-0.0257762539</text:p>
          </table:table-cell>
          <table:table-cell office:value-type="float" office:value="0.024076700621" calcext:value-type="float">
            <text:p>0.0240767006</text:p>
          </table:table-cell>
          <table:table-cell office:value-type="float" office:value="-0.999665421202" calcext:value-type="float">
            <text:p>-0.9996654212</text:p>
          </table:table-cell>
          <table:table-cell office:value-type="float" office:value="0.99969718581" calcext:value-type="float">
            <text:p>0.9996971858</text:p>
          </table:table-cell>
        </table:table-row>
        <table:table-row table:style-name="ro1">
          <table:table-cell office:value-type="float" office:value="1.61144588517185E+018" calcext:value-type="float">
            <text:p>1.61144588517185E+018</text:p>
          </table:table-cell>
          <table:table-cell office:value-type="float" office:value="1.61144588512884E+018" calcext:value-type="float">
            <text:p>1.61144588512884E+018</text:p>
          </table:table-cell>
          <table:table-cell office:value-type="float" office:value="43" calcext:value-type="float">
            <text:p>43</text:p>
          </table:table-cell>
          <table:table-cell office:value-type="float" office:value="0.0134064396843" calcext:value-type="float">
            <text:p>0.0134064397</text:p>
          </table:table-cell>
          <table:table-cell office:value-type="float" office:value="0.0150219301068" calcext:value-type="float">
            <text:p>0.0150219301</text:p>
          </table:table-cell>
          <table:table-cell office:value-type="float" office:value="0.0318220704794" calcext:value-type="float">
            <text:p>0.0318220705</text:p>
          </table:table-cell>
          <table:table-cell office:value-type="float" office:value="0.0267196166692" calcext:value-type="float">
            <text:p>0.0267196167</text:p>
          </table:table-cell>
          <table:table-cell office:value-type="float" office:value="0.119966939092" calcext:value-type="float">
            <text:p>0.1199669391</text:p>
          </table:table-cell>
          <table:table-cell office:value-type="float" office:value="0.119988358265" calcext:value-type="float">
            <text:p>0.1199883583</text:p>
          </table:table-cell>
          <table:table-cell office:value-type="float" office:value="-0.00200587080083" calcext:value-type="float">
            <text:p>-0.0020058708</text:p>
          </table:table-cell>
          <table:table-cell office:value-type="float" office:value="-0.00379568717819" calcext:value-type="float">
            <text:p>-0.0037956872</text:p>
          </table:table-cell>
          <table:table-cell office:value-type="float" office:value="-0.000939327924056" calcext:value-type="float">
            <text:p>-0.0009393279</text:p>
          </table:table-cell>
          <table:table-cell office:value-type="float" office:value="-0.00344757873856" calcext:value-type="float">
            <text:p>-0.0034475787</text:p>
          </table:table-cell>
          <table:table-cell office:value-type="float" office:value="-0.0257624718865" calcext:value-type="float">
            <text:p>-0.0257624719</text:p>
          </table:table-cell>
          <table:table-cell office:value-type="float" office:value="0.0239229027084" calcext:value-type="float">
            <text:p>0.0239229027</text:p>
          </table:table-cell>
          <table:table-cell office:value-type="float" office:value="-0.999665631936" calcext:value-type="float">
            <text:p>-0.9996656319</text:p>
          </table:table-cell>
          <table:table-cell office:value-type="float" office:value="0.999700643953" calcext:value-type="float">
            <text:p>0.999700644</text:p>
          </table:table-cell>
        </table:table-row>
        <table:table-row table:style-name="ro1">
          <table:table-cell office:value-type="float" office:value="1.61144588520539E+018" calcext:value-type="float">
            <text:p>1.61144588520539E+018</text:p>
          </table:table-cell>
          <table:table-cell office:value-type="float" office:value="1.61144588516218E+018" calcext:value-type="float">
            <text:p>1.61144588516218E+018</text:p>
          </table:table-cell>
          <table:table-cell office:value-type="float" office:value="43" calcext:value-type="float">
            <text:p>43</text:p>
          </table:table-cell>
          <table:table-cell office:value-type="float" office:value="0.0135068697855" calcext:value-type="float">
            <text:p>0.0135068698</text:p>
          </table:table-cell>
          <table:table-cell office:value-type="float" office:value="0.0151047935717" calcext:value-type="float">
            <text:p>0.0151047936</text:p>
          </table:table-cell>
          <table:table-cell office:value-type="float" office:value="0.0317542664707" calcext:value-type="float">
            <text:p>0.0317542665</text:p>
          </table:table-cell>
          <table:table-cell office:value-type="float" office:value="0.0268277424221" calcext:value-type="float">
            <text:p>0.0268277424</text:p>
          </table:table-cell>
          <table:table-cell office:value-type="float" office:value="0.120013169944" calcext:value-type="float">
            <text:p>0.1200131699</text:p>
          </table:table-cell>
          <table:table-cell office:value-type="float" office:value="0.120017543258" calcext:value-type="float">
            <text:p>0.1200175433</text:p>
          </table:table-cell>
          <table:table-cell office:value-type="float" office:value="-0.00199023189165" calcext:value-type="float">
            <text:p>-0.0019902319</text:p>
          </table:table-cell>
          <table:table-cell office:value-type="float" office:value="-0.00385817876114" calcext:value-type="float">
            <text:p>-0.0038581788</text:p>
          </table:table-cell>
          <table:table-cell office:value-type="float" office:value="-0.000952707696302" calcext:value-type="float">
            <text:p>-0.0009527077</text:p>
          </table:table-cell>
          <table:table-cell office:value-type="float" office:value="-0.00343336584375" calcext:value-type="float">
            <text:p>-0.0034333658</text:p>
          </table:table-cell>
          <table:table-cell office:value-type="float" office:value="-0.0257020754526" calcext:value-type="float">
            <text:p>-0.0257020755</text:p>
          </table:table-cell>
          <table:table-cell office:value-type="float" office:value="0.0239492996764" calcext:value-type="float">
            <text:p>0.0239492997</text:p>
          </table:table-cell>
          <table:table-cell office:value-type="float" office:value="-0.999667275664" calcext:value-type="float">
            <text:p>-0.9996672757</text:p>
          </table:table-cell>
          <table:table-cell office:value-type="float" office:value="0.999699821614" calcext:value-type="float">
            <text:p>0.9996998216</text:p>
          </table:table-cell>
        </table:table-row>
        <table:table-row table:style-name="ro1">
          <table:table-cell office:value-type="float" office:value="1.61144588523857E+018" calcext:value-type="float">
            <text:p>1.61144588523857E+018</text:p>
          </table:table-cell>
          <table:table-cell office:value-type="float" office:value="1.61144588519551E+018" calcext:value-type="float">
            <text:p>1.61144588519551E+018</text:p>
          </table:table-cell>
          <table:table-cell office:value-type="float" office:value="43" calcext:value-type="float">
            <text:p>43</text:p>
          </table:table-cell>
          <table:table-cell office:value-type="float" office:value="0.0136428372934" calcext:value-type="float">
            <text:p>0.0136428373</text:p>
          </table:table-cell>
          <table:table-cell office:value-type="float" office:value="0.015165019583" calcext:value-type="float">
            <text:p>0.0151650196</text:p>
          </table:table-cell>
          <table:table-cell office:value-type="float" office:value="0.0317261628807" calcext:value-type="float">
            <text:p>0.0317261629</text:p>
          </table:table-cell>
          <table:table-cell office:value-type="float" office:value="0.0269223193631" calcext:value-type="float">
            <text:p>0.0269223194</text:p>
          </table:table-cell>
          <table:table-cell office:value-type="float" office:value="0.120078511536" calcext:value-type="float">
            <text:p>0.1200785115</text:p>
          </table:table-cell>
          <table:table-cell office:value-type="float" office:value="0.120001462705" calcext:value-type="float">
            <text:p>0.1200014627</text:p>
          </table:table-cell>
          <table:table-cell office:value-type="float" office:value="-0.00204534679861" calcext:value-type="float">
            <text:p>-0.0020453468</text:p>
          </table:table-cell>
          <table:table-cell office:value-type="float" office:value="-0.00391609112461" calcext:value-type="float">
            <text:p>-0.0039160911</text:p>
          </table:table-cell>
          <table:table-cell office:value-type="float" office:value="-0.000918243098749" calcext:value-type="float">
            <text:p>-0.0009182431</text:p>
          </table:table-cell>
          <table:table-cell office:value-type="float" office:value="-0.0034173951127" calcext:value-type="float">
            <text:p>-0.0034173951</text:p>
          </table:table-cell>
          <table:table-cell office:value-type="float" office:value="-0.0254910040353" calcext:value-type="float">
            <text:p>-0.025491004</text:p>
          </table:table-cell>
          <table:table-cell office:value-type="float" office:value="0.0238304862324" calcext:value-type="float">
            <text:p>0.0238304862</text:p>
          </table:table-cell>
          <table:table-cell office:value-type="float" office:value="-0.999672586166" calcext:value-type="float">
            <text:p>-0.9996725862</text:p>
          </table:table-cell>
          <table:table-cell office:value-type="float" office:value="0.999702490445" calcext:value-type="float">
            <text:p>0.9997024904</text:p>
          </table:table-cell>
        </table:table-row>
        <table:table-row table:style-name="ro1">
          <table:table-cell office:value-type="float" office:value="1.61144588527177E+018" calcext:value-type="float">
            <text:p>1.61144588527177E+018</text:p>
          </table:table-cell>
          <table:table-cell office:value-type="float" office:value="1.61144588522885E+018" calcext:value-type="float">
            <text:p>1.61144588522885E+018</text:p>
          </table:table-cell>
          <table:table-cell office:value-type="float" office:value="42" calcext:value-type="float">
            <text:p>42</text:p>
          </table:table-cell>
          <table:table-cell office:value-type="float" office:value="0.0137736573815" calcext:value-type="float">
            <text:p>0.0137736574</text:p>
          </table:table-cell>
          <table:table-cell office:value-type="float" office:value="0.015296573404" calcext:value-type="float">
            <text:p>0.0152965734</text:p>
          </table:table-cell>
          <table:table-cell office:value-type="float" office:value="0.031554531306" calcext:value-type="float">
            <text:p>0.0315545313</text:p>
          </table:table-cell>
          <table:table-cell office:value-type="float" office:value="0.0270198587192" calcext:value-type="float">
            <text:p>0.0270198587</text:p>
          </table:table-cell>
          <table:table-cell office:value-type="float" office:value="0.120140373707" calcext:value-type="float">
            <text:p>0.1201403737</text:p>
          </table:table-cell>
          <table:table-cell office:value-type="float" office:value="0.120051801253" calcext:value-type="float">
            <text:p>0.1200518013</text:p>
          </table:table-cell>
          <table:table-cell office:value-type="float" office:value="-0.00205814717516" calcext:value-type="float">
            <text:p>-0.0020581472</text:p>
          </table:table-cell>
          <table:table-cell office:value-type="float" office:value="-0.00391172249806" calcext:value-type="float">
            <text:p>-0.0039117225</text:p>
          </table:table-cell>
          <table:table-cell office:value-type="float" office:value="-0.000926788783875" calcext:value-type="float">
            <text:p>-0.0009267888</text:p>
          </table:table-cell>
          <table:table-cell office:value-type="float" office:value="-0.00342740194357" calcext:value-type="float">
            <text:p>-0.0034274019</text:p>
          </table:table-cell>
          <table:table-cell office:value-type="float" office:value="-0.0254402170828" calcext:value-type="float">
            <text:p>-0.0254402171</text:p>
          </table:table-cell>
          <table:table-cell office:value-type="float" office:value="0.0237351585404" calcext:value-type="float">
            <text:p>0.0237351585</text:p>
          </table:table-cell>
          <table:table-cell office:value-type="float" office:value="-0.999673808425" calcext:value-type="float">
            <text:p>-0.9996738084</text:p>
          </table:table-cell>
          <table:table-cell office:value-type="float" office:value="0.999704741125" calcext:value-type="float">
            <text:p>0.9997047411</text:p>
          </table:table-cell>
        </table:table-row>
        <table:table-row table:style-name="ro1">
          <table:table-cell office:value-type="float" office:value="1.61144588530373E+018" calcext:value-type="float">
            <text:p>1.61144588530373E+018</text:p>
          </table:table-cell>
          <table:table-cell office:value-type="float" office:value="1.61144588526218E+018" calcext:value-type="float">
            <text:p>1.61144588526218E+018</text:p>
          </table:table-cell>
          <table:table-cell office:value-type="float" office:value="41" calcext:value-type="float">
            <text:p>41</text:p>
          </table:table-cell>
          <table:table-cell office:value-type="float" office:value="0.0138466814533" calcext:value-type="float">
            <text:p>0.0138466815</text:p>
          </table:table-cell>
          <table:table-cell office:value-type="float" office:value="0.0153246104802" calcext:value-type="float">
            <text:p>0.0153246105</text:p>
          </table:table-cell>
          <table:table-cell office:value-type="float" office:value="0.0313355401158" calcext:value-type="float">
            <text:p>0.0313355401</text:p>
          </table:table-cell>
          <table:table-cell office:value-type="float" office:value="0.0270195082975" calcext:value-type="float">
            <text:p>0.0270195083</text:p>
          </table:table-cell>
          <table:table-cell office:value-type="float" office:value="0.120182804763" calcext:value-type="float">
            <text:p>0.1201828048</text:p>
          </table:table-cell>
          <table:table-cell office:value-type="float" office:value="0.119955263176" calcext:value-type="float">
            <text:p>0.1199552632</text:p>
          </table:table-cell>
          <table:table-cell office:value-type="float" office:value="-0.00205767450484" calcext:value-type="float">
            <text:p>-0.0020576745</text:p>
          </table:table-cell>
          <table:table-cell office:value-type="float" office:value="-0.00386400397527" calcext:value-type="float">
            <text:p>-0.003864004</text:p>
          </table:table-cell>
          <table:table-cell office:value-type="float" office:value="-0.000937413247058" calcext:value-type="float">
            <text:p>-0.0009374132</text:p>
          </table:table-cell>
          <table:table-cell office:value-type="float" office:value="-0.00355413491276" calcext:value-type="float">
            <text:p>-0.0035541349</text:p>
          </table:table-cell>
          <table:table-cell office:value-type="float" office:value="-0.0254745246175" calcext:value-type="float">
            <text:p>-0.0254745246</text:p>
          </table:table-cell>
          <table:table-cell office:value-type="float" office:value="0.0237678572777" calcext:value-type="float">
            <text:p>0.0237678573</text:p>
          </table:table-cell>
          <table:table-cell office:value-type="float" office:value="-0.999672965488" calcext:value-type="float">
            <text:p>-0.9996729655</text:p>
          </table:table-cell>
          <table:table-cell office:value-type="float" office:value="0.999703707302" calcext:value-type="float">
            <text:p>0.9997037073</text:p>
          </table:table-cell>
        </table:table-row>
        <table:table-row table:style-name="ro1">
          <table:table-cell office:value-type="float" office:value="1.61144588533698E+018" calcext:value-type="float">
            <text:p>1.61144588533698E+018</text:p>
          </table:table-cell>
          <table:table-cell office:value-type="float" office:value="1.61144588526218E+018" calcext:value-type="float">
            <text:p>1.61144588526218E+018</text:p>
          </table:table-cell>
          <table:table-cell office:value-type="float" office:value="74" calcext:value-type="float">
            <text:p>74</text:p>
          </table:table-cell>
          <table:table-cell office:value-type="float" office:value="0.0139378178865" calcext:value-type="float">
            <text:p>0.0139378179</text:p>
          </table:table-cell>
          <table:table-cell office:value-type="float" office:value="0.0153246104802" calcext:value-type="float">
            <text:p>0.0153246105</text:p>
          </table:table-cell>
          <table:table-cell office:value-type="float" office:value="0.0309245660901" calcext:value-type="float">
            <text:p>0.0309245661</text:p>
          </table:table-cell>
          <table:table-cell office:value-type="float" office:value="0.0270195082975" calcext:value-type="float">
            <text:p>0.0270195083</text:p>
          </table:table-cell>
          <table:table-cell office:value-type="float" office:value="0.120239458978" calcext:value-type="float">
            <text:p>0.120239459</text:p>
          </table:table-cell>
          <table:table-cell office:value-type="float" office:value="0.119955263176" calcext:value-type="float">
            <text:p>0.1199552632</text:p>
          </table:table-cell>
          <table:table-cell office:value-type="float" office:value="-0.00203706510751" calcext:value-type="float">
            <text:p>-0.0020370651</text:p>
          </table:table-cell>
          <table:table-cell office:value-type="float" office:value="-0.00386400397527" calcext:value-type="float">
            <text:p>-0.003864004</text:p>
          </table:table-cell>
          <table:table-cell office:value-type="float" office:value="-0.00092844214218" calcext:value-type="float">
            <text:p>-0.0009284421</text:p>
          </table:table-cell>
          <table:table-cell office:value-type="float" office:value="-0.00355413491276" calcext:value-type="float">
            <text:p>-0.0035541349</text:p>
          </table:table-cell>
          <table:table-cell office:value-type="float" office:value="-0.02557091446" calcext:value-type="float">
            <text:p>-0.0255709145</text:p>
          </table:table-cell>
          <table:table-cell office:value-type="float" office:value="0.0237678572777" calcext:value-type="float">
            <text:p>0.0237678573</text:p>
          </table:table-cell>
          <table:table-cell office:value-type="float" office:value="-0.999670563118" calcext:value-type="float">
            <text:p>-0.9996705631</text:p>
          </table:table-cell>
          <table:table-cell office:value-type="float" office:value="0.999703707302" calcext:value-type="float">
            <text:p>0.9997037073</text:p>
          </table:table-cell>
        </table:table-row>
        <table:table-row table:style-name="ro1">
          <table:table-cell office:value-type="float" office:value="1.61144588537078E+018" calcext:value-type="float">
            <text:p>1.61144588537078E+018</text:p>
          </table:table-cell>
          <table:table-cell office:value-type="float" office:value="1.61144588529552E+018" calcext:value-type="float">
            <text:p>1.61144588529552E+018</text:p>
          </table:table-cell>
          <table:table-cell office:value-type="float" office:value="75" calcext:value-type="float">
            <text:p>75</text:p>
          </table:table-cell>
          <table:table-cell office:value-type="float" office:value="0.0140071772039" calcext:value-type="float">
            <text:p>0.0140071772</text:p>
          </table:table-cell>
          <table:table-cell office:value-type="float" office:value="0.0152239453281" calcext:value-type="float">
            <text:p>0.0152239453</text:p>
          </table:table-cell>
          <table:table-cell office:value-type="float" office:value="0.0306554790586" calcext:value-type="float">
            <text:p>0.0306554791</text:p>
          </table:table-cell>
          <table:table-cell office:value-type="float" office:value="0.0268401127426" calcext:value-type="float">
            <text:p>0.0268401127</text:p>
          </table:table-cell>
          <table:table-cell office:value-type="float" office:value="0.120285108685" calcext:value-type="float">
            <text:p>0.1202851087</text:p>
          </table:table-cell>
          <table:table-cell office:value-type="float" office:value="0.120122775864" calcext:value-type="float">
            <text:p>0.1201227759</text:p>
          </table:table-cell>
          <table:table-cell office:value-type="float" office:value="-0.00202640640001" calcext:value-type="float">
            <text:p>-0.0020264064</text:p>
          </table:table-cell>
          <table:table-cell office:value-type="float" office:value="-0.00369262416505" calcext:value-type="float">
            <text:p>-0.0036926242</text:p>
          </table:table-cell>
          <table:table-cell office:value-type="float" office:value="-0.000941021494735" calcext:value-type="float">
            <text:p>-0.0009410215</text:p>
          </table:table-cell>
          <table:table-cell office:value-type="float" office:value="-0.00343795479266" calcext:value-type="float">
            <text:p>-0.0034379548</text:p>
          </table:table-cell>
          <table:table-cell office:value-type="float" office:value="-0.0255702401105" calcext:value-type="float">
            <text:p>-0.0255702401</text:p>
          </table:table-cell>
          <table:table-cell office:value-type="float" office:value="0.0239446880015" calcext:value-type="float">
            <text:p>0.023944688</text:p>
          </table:table-cell>
          <table:table-cell office:value-type="float" office:value="-0.999670563118" calcext:value-type="float">
            <text:p>-0.9996705631</text:p>
          </table:table-cell>
          <table:table-cell office:value-type="float" office:value="0.999700541535" calcext:value-type="float">
            <text:p>0.9997005415</text:p>
          </table:table-cell>
        </table:table-row>
        <table:table-row table:style-name="ro1">
          <table:table-cell office:value-type="float" office:value="1.61144588540603E+018" calcext:value-type="float">
            <text:p>1.61144588540603E+018</text:p>
          </table:table-cell>
          <table:table-cell office:value-type="float" office:value="1.61144588536218E+018" calcext:value-type="float">
            <text:p>1.61144588536218E+018</text:p>
          </table:table-cell>
          <table:table-cell office:value-type="float" office:value="43" calcext:value-type="float">
            <text:p>43</text:p>
          </table:table-cell>
          <table:table-cell office:value-type="float" office:value="0.0140891540796" calcext:value-type="float">
            <text:p>0.0140891541</text:p>
          </table:table-cell>
          <table:table-cell office:value-type="float" office:value="0.0153547971037" calcext:value-type="float">
            <text:p>0.0153547971</text:p>
          </table:table-cell>
          <table:table-cell office:value-type="float" office:value="0.0304221790284" calcext:value-type="float">
            <text:p>0.030422179</text:p>
          </table:table-cell>
          <table:table-cell office:value-type="float" office:value="0.026781101356" calcext:value-type="float">
            <text:p>0.0267811014</text:p>
          </table:table-cell>
          <table:table-cell office:value-type="float" office:value="0.120329841971" calcext:value-type="float">
            <text:p>0.120329842</text:p>
          </table:table-cell>
          <table:table-cell office:value-type="float" office:value="0.120077408377" calcext:value-type="float">
            <text:p>0.1200774084</text:p>
          </table:table-cell>
          <table:table-cell office:value-type="float" office:value="-0.00206905946346" calcext:value-type="float">
            <text:p>-0.0020690595</text:p>
          </table:table-cell>
          <table:table-cell office:value-type="float" office:value="-0.00377790629136" calcext:value-type="float">
            <text:p>-0.0037779063</text:p>
          </table:table-cell>
          <table:table-cell office:value-type="float" office:value="-0.000928181070442" calcext:value-type="float">
            <text:p>-0.0009281811</text:p>
          </table:table-cell>
          <table:table-cell office:value-type="float" office:value="-0.00346733043298" calcext:value-type="float">
            <text:p>-0.0034673304</text:p>
          </table:table-cell>
          <table:table-cell office:value-type="float" office:value="-0.0254620491503" calcext:value-type="float">
            <text:p>-0.0254620492</text:p>
          </table:table-cell>
          <table:table-cell office:value-type="float" office:value="0.0238960104601" calcext:value-type="float">
            <text:p>0.0238960105</text:p>
          </table:table-cell>
          <table:table-cell office:value-type="float" office:value="-0.999673302663" calcext:value-type="float">
            <text:p>-0.9996733027</text:p>
          </table:table-cell>
          <table:table-cell office:value-type="float" office:value="0.999701286167" calcext:value-type="float">
            <text:p>0.9997012862</text:p>
          </table:table-cell>
        </table:table-row>
        <table:table-row table:style-name="ro1">
          <table:table-cell office:value-type="float" office:value="1.61144588543751E+018" calcext:value-type="float">
            <text:p>1.61144588543751E+018</text:p>
          </table:table-cell>
          <table:table-cell office:value-type="float" office:value="1.61144588536218E+018" calcext:value-type="float">
            <text:p>1.61144588536218E+018</text:p>
          </table:table-cell>
          <table:table-cell office:value-type="float" office:value="75" calcext:value-type="float">
            <text:p>75</text:p>
          </table:table-cell>
          <table:table-cell office:value-type="float" office:value="0.0141257625073" calcext:value-type="float">
            <text:p>0.0141257625</text:p>
          </table:table-cell>
          <table:table-cell office:value-type="float" office:value="0.0153547971037" calcext:value-type="float">
            <text:p>0.0153547971</text:p>
          </table:table-cell>
          <table:table-cell office:value-type="float" office:value="0.0300854109228" calcext:value-type="float">
            <text:p>0.0300854109</text:p>
          </table:table-cell>
          <table:table-cell office:value-type="float" office:value="0.026781101356" calcext:value-type="float">
            <text:p>0.0267811014</text:p>
          </table:table-cell>
          <table:table-cell office:value-type="float" office:value="0.120391614735" calcext:value-type="float">
            <text:p>0.1203916147</text:p>
          </table:table-cell>
          <table:table-cell office:value-type="float" office:value="0.120077408377" calcext:value-type="float">
            <text:p>0.1200774084</text:p>
          </table:table-cell>
          <table:table-cell office:value-type="float" office:value="-0.00208676081056" calcext:value-type="float">
            <text:p>-0.0020867608</text:p>
          </table:table-cell>
          <table:table-cell office:value-type="float" office:value="-0.00377790629136" calcext:value-type="float">
            <text:p>-0.0037779063</text:p>
          </table:table-cell>
          <table:table-cell office:value-type="float" office:value="-0.000927419134446" calcext:value-type="float">
            <text:p>-0.0009274191</text:p>
          </table:table-cell>
          <table:table-cell office:value-type="float" office:value="-0.00346733043298" calcext:value-type="float">
            <text:p>-0.0034673304</text:p>
          </table:table-cell>
          <table:table-cell office:value-type="float" office:value="-0.0254475927813" calcext:value-type="float">
            <text:p>-0.0254475928</text:p>
          </table:table-cell>
          <table:table-cell office:value-type="float" office:value="0.0238960104601" calcext:value-type="float">
            <text:p>0.0238960105</text:p>
          </table:table-cell>
          <table:table-cell office:value-type="float" office:value="-0.999673597691" calcext:value-type="float">
            <text:p>-0.9996735977</text:p>
          </table:table-cell>
          <table:table-cell office:value-type="float" office:value="0.999701286167" calcext:value-type="float">
            <text:p>0.9997012862</text:p>
          </table:table-cell>
        </table:table-row>
        <table:table-row table:style-name="ro1">
          <table:table-cell office:value-type="float" office:value="1.61144588547277E+018" calcext:value-type="float">
            <text:p>1.61144588547277E+018</text:p>
          </table:table-cell>
          <table:table-cell office:value-type="float" office:value="1.61144588542885E+018" calcext:value-type="float">
            <text:p>1.61144588542885E+018</text:p>
          </table:table-cell>
          <table:table-cell office:value-type="float" office:value="43" calcext:value-type="float">
            <text:p>43</text:p>
          </table:table-cell>
          <table:table-cell office:value-type="float" office:value="0.0141438050196" calcext:value-type="float">
            <text:p>0.014143805</text:p>
          </table:table-cell>
          <table:table-cell office:value-type="float" office:value="0.0154417479971" calcext:value-type="float">
            <text:p>0.015441748</text:p>
          </table:table-cell>
          <table:table-cell office:value-type="float" office:value="0.029793208465" calcext:value-type="float">
            <text:p>0.0297932085</text:p>
          </table:table-cell>
          <table:table-cell office:value-type="float" office:value="0.0269086112837" calcext:value-type="float">
            <text:p>0.0269086113</text:p>
          </table:table-cell>
          <table:table-cell office:value-type="float" office:value="0.120431132615" calcext:value-type="float">
            <text:p>0.1204311326</text:p>
          </table:table-cell>
          <table:table-cell office:value-type="float" office:value="0.120052045789" calcext:value-type="float">
            <text:p>0.1200520458</text:p>
          </table:table-cell>
          <table:table-cell office:value-type="float" office:value="-0.0020438943787" calcext:value-type="float">
            <text:p>-0.0020438944</text:p>
          </table:table-cell>
          <table:table-cell office:value-type="float" office:value="-0.00374418861412" calcext:value-type="float">
            <text:p>-0.0037441886</text:p>
          </table:table-cell>
          <table:table-cell office:value-type="float" office:value="-0.000953378423883" calcext:value-type="float">
            <text:p>-0.0009533784</text:p>
          </table:table-cell>
          <table:table-cell office:value-type="float" office:value="-0.00348820707076" calcext:value-type="float">
            <text:p>-0.0034882071</text:p>
          </table:table-cell>
          <table:table-cell office:value-type="float" office:value="-0.0255117402847" calcext:value-type="float">
            <text:p>-0.0255117403</text:p>
          </table:table-cell>
          <table:table-cell office:value-type="float" office:value="0.0238356282126" calcext:value-type="float">
            <text:p>0.0238356282</text:p>
          </table:table-cell>
          <table:table-cell office:value-type="float" office:value="-0.999671996111" calcext:value-type="float">
            <text:p>-0.9996719961</text:p>
          </table:table-cell>
          <table:table-cell office:value-type="float" office:value="0.999702781894" calcext:value-type="float">
            <text:p>0.9997027819</text:p>
          </table:table-cell>
        </table:table-row>
        <table:table-row table:style-name="ro1">
          <table:table-cell office:value-type="float" office:value="1.61144588550356E+018" calcext:value-type="float">
            <text:p>1.61144588550356E+018</text:p>
          </table:table-cell>
          <table:table-cell office:value-type="float" office:value="1.61144588546219E+018" calcext:value-type="float">
            <text:p>1.61144588546219E+018</text:p>
          </table:table-cell>
          <table:table-cell office:value-type="float" office:value="41" calcext:value-type="float">
            <text:p>41</text:p>
          </table:table-cell>
          <table:table-cell office:value-type="float" office:value="0.0141978962347" calcext:value-type="float">
            <text:p>0.0141978962</text:p>
          </table:table-cell>
          <table:table-cell office:value-type="float" office:value="0.0154227199808" calcext:value-type="float">
            <text:p>0.01542272</text:p>
          </table:table-cell>
          <table:table-cell office:value-type="float" office:value="0.029579019174" calcext:value-type="float">
            <text:p>0.0295790192</text:p>
          </table:table-cell>
          <table:table-cell office:value-type="float" office:value="0.0269375239102" calcext:value-type="float">
            <text:p>0.0269375239</text:p>
          </table:table-cell>
          <table:table-cell office:value-type="float" office:value="0.120459884405" calcext:value-type="float">
            <text:p>0.1204598844</text:p>
          </table:table-cell>
          <table:table-cell office:value-type="float" office:value="0.120037049702" calcext:value-type="float">
            <text:p>0.1200370497</text:p>
          </table:table-cell>
          <table:table-cell office:value-type="float" office:value="-0.00203627246688" calcext:value-type="float">
            <text:p>-0.0020362725</text:p>
          </table:table-cell>
          <table:table-cell office:value-type="float" office:value="-0.0038096343849" calcext:value-type="float">
            <text:p>-0.0038096344</text:p>
          </table:table-cell>
          <table:table-cell office:value-type="float" office:value="-0.000934782361749" calcext:value-type="float">
            <text:p>-0.0009347824</text:p>
          </table:table-cell>
          <table:table-cell office:value-type="float" office:value="-0.00347340831587" calcext:value-type="float">
            <text:p>-0.0034734083</text:p>
          </table:table-cell>
          <table:table-cell office:value-type="float" office:value="-0.0255159549696" calcext:value-type="float">
            <text:p>-0.025515955</text:p>
          </table:table-cell>
          <table:table-cell office:value-type="float" office:value="0.0238470497543" calcext:value-type="float">
            <text:p>0.0238470498</text:p>
          </table:table-cell>
          <table:table-cell office:value-type="float" office:value="-0.999671911817" calcext:value-type="float">
            <text:p>-0.9996719118</text:p>
          </table:table-cell>
          <table:table-cell office:value-type="float" office:value="0.999702313778" calcext:value-type="float">
            <text:p>0.9997023138</text:p>
          </table:table-cell>
        </table:table-row>
        <table:table-row table:style-name="ro1">
          <table:table-cell office:value-type="float" office:value="1.61144588553676E+018" calcext:value-type="float">
            <text:p>1.61144588553676E+018</text:p>
          </table:table-cell>
          <table:table-cell office:value-type="float" office:value="1.61144588549552E+018" calcext:value-type="float">
            <text:p>1.61144588549552E+018</text:p>
          </table:table-cell>
          <table:table-cell office:value-type="float" office:value="41" calcext:value-type="float">
            <text:p>41</text:p>
          </table:table-cell>
          <table:table-cell office:value-type="float" office:value="0.0142673514783" calcext:value-type="float">
            <text:p>0.0142673515</text:p>
          </table:table-cell>
          <table:table-cell office:value-type="float" office:value="0.0154684322944" calcext:value-type="float">
            <text:p>0.0154684323</text:p>
          </table:table-cell>
          <table:table-cell office:value-type="float" office:value="0.0294006224722" calcext:value-type="float">
            <text:p>0.0294006225</text:p>
          </table:table-cell>
          <table:table-cell office:value-type="float" office:value="0.0269753176555" calcext:value-type="float">
            <text:p>0.0269753177</text:p>
          </table:table-cell>
          <table:table-cell office:value-type="float" office:value="0.120491318405" calcext:value-type="float">
            <text:p>0.1204913184</text:p>
          </table:table-cell>
          <table:table-cell office:value-type="float" office:value="0.120015183413" calcext:value-type="float">
            <text:p>0.1200151834</text:p>
          </table:table-cell>
          <table:table-cell office:value-type="float" office:value="-0.0020789750858" calcext:value-type="float">
            <text:p>-0.0020789751</text:p>
          </table:table-cell>
          <table:table-cell office:value-type="float" office:value="-0.00388710440159" calcext:value-type="float">
            <text:p>-0.0038871044</text:p>
          </table:table-cell>
          <table:table-cell office:value-type="float" office:value="-0.000944415262698" calcext:value-type="float">
            <text:p>-0.0009444153</text:p>
          </table:table-cell>
          <table:table-cell office:value-type="float" office:value="-0.00345182474057" calcext:value-type="float">
            <text:p>-0.0034518247</text:p>
          </table:table-cell>
          <table:table-cell office:value-type="float" office:value="-0.0254978318247" calcext:value-type="float">
            <text:p>-0.0254978318</text:p>
          </table:table-cell>
          <table:table-cell office:value-type="float" office:value="0.0237303089645" calcext:value-type="float">
            <text:p>0.023730309</text:p>
          </table:table-cell>
          <table:table-cell office:value-type="float" office:value="-0.999672333285" calcext:value-type="float">
            <text:p>-0.9996723333</text:p>
          </table:table-cell>
          <table:table-cell office:value-type="float" office:value="0.999704868247" calcext:value-type="float">
            <text:p>0.9997048682</text:p>
          </table:table-cell>
        </table:table-row>
        <table:table-row table:style-name="ro1">
          <table:table-cell office:value-type="float" office:value="1.61144588557356E+018" calcext:value-type="float">
            <text:p>1.61144588557356E+018</text:p>
          </table:table-cell>
          <table:table-cell office:value-type="float" office:value="1.61144588552884E+018" calcext:value-type="float">
            <text:p>1.61144588552884E+018</text:p>
          </table:table-cell>
          <table:table-cell office:value-type="float" office:value="44" calcext:value-type="float">
            <text:p>44</text:p>
          </table:table-cell>
          <table:table-cell office:value-type="float" office:value="0.0143438680097" calcext:value-type="float">
            <text:p>0.014343868</text:p>
          </table:table-cell>
          <table:table-cell office:value-type="float" office:value="0.0155263874309" calcext:value-type="float">
            <text:p>0.0155263874</text:p>
          </table:table-cell>
          <table:table-cell office:value-type="float" office:value="0.0292664319277" calcext:value-type="float">
            <text:p>0.0292664319</text:p>
          </table:table-cell>
          <table:table-cell office:value-type="float" office:value="0.0271080078" calcext:value-type="float">
            <text:p>0.0271080078</text:p>
          </table:table-cell>
          <table:table-cell office:value-type="float" office:value="0.120489999652" calcext:value-type="float">
            <text:p>0.1204899997</text:p>
          </table:table-cell>
          <table:table-cell office:value-type="float" office:value="0.120002025169" calcext:value-type="float">
            <text:p>0.1200020252</text:p>
          </table:table-cell>
          <table:table-cell office:value-type="float" office:value="-0.00206662585339" calcext:value-type="float">
            <text:p>-0.0020666259</text:p>
          </table:table-cell>
          <table:table-cell office:value-type="float" office:value="-0.00386303095945" calcext:value-type="float">
            <text:p>-0.003863031</text:p>
          </table:table-cell>
          <table:table-cell office:value-type="float" office:value="-0.000924482314054" calcext:value-type="float">
            <text:p>-0.0009244823</text:p>
          </table:table-cell>
          <table:table-cell office:value-type="float" office:value="-0.00349343416253" calcext:value-type="float">
            <text:p>-0.0034934342</text:p>
          </table:table-cell>
          <table:table-cell office:value-type="float" office:value="-0.0254297225175" calcext:value-type="float">
            <text:p>-0.0254297225</text:p>
          </table:table-cell>
          <table:table-cell office:value-type="float" office:value="0.0237435025274" calcext:value-type="float">
            <text:p>0.0237435025</text:p>
          </table:table-cell>
          <table:table-cell office:value-type="float" office:value="-0.999674103453" calcext:value-type="float">
            <text:p>-0.9996741035</text:p>
          </table:table-cell>
          <table:table-cell office:value-type="float" office:value="0.999704503757" calcext:value-type="float">
            <text:p>0.9997045038</text:p>
          </table:table-cell>
        </table:table-row>
        <table:table-row table:style-name="ro1">
          <table:table-cell office:value-type="float" office:value="1.61144588560717E+018" calcext:value-type="float">
            <text:p>1.61144588560717E+018</text:p>
          </table:table-cell>
          <table:table-cell office:value-type="float" office:value="1.61144588556218E+018" calcext:value-type="float">
            <text:p>1.61144588556218E+018</text:p>
          </table:table-cell>
          <table:table-cell office:value-type="float" office:value="44" calcext:value-type="float">
            <text:p>44</text:p>
          </table:table-cell>
          <table:table-cell office:value-type="float" office:value="0.0144119607285" calcext:value-type="float">
            <text:p>0.0144119607</text:p>
          </table:table-cell>
          <table:table-cell office:value-type="float" office:value="0.0155439289575" calcext:value-type="float">
            <text:p>0.015543929</text:p>
          </table:table-cell>
          <table:table-cell office:value-type="float" office:value="0.0290850885212" calcext:value-type="float">
            <text:p>0.0290850885</text:p>
          </table:table-cell>
          <table:table-cell office:value-type="float" office:value="0.0271247006979" calcext:value-type="float">
            <text:p>0.0271247007</text:p>
          </table:table-cell>
          <table:table-cell office:value-type="float" office:value="0.120447218418" calcext:value-type="float">
            <text:p>0.1204472184</text:p>
          </table:table-cell>
          <table:table-cell office:value-type="float" office:value="0.120029248892" calcext:value-type="float">
            <text:p>0.1200292489</text:p>
          </table:table-cell>
          <table:table-cell office:value-type="float" office:value="-0.0021006807951" calcext:value-type="float">
            <text:p>-0.0021006808</text:p>
          </table:table-cell>
          <table:table-cell office:value-type="float" office:value="-0.00391002819427" calcext:value-type="float">
            <text:p>-0.0039100282</text:p>
          </table:table-cell>
          <table:table-cell office:value-type="float" office:value="-0.0009048847292" calcext:value-type="float">
            <text:p>-0.0009048847</text:p>
          </table:table-cell>
          <table:table-cell office:value-type="float" office:value="-0.00346809656144" calcext:value-type="float">
            <text:p>-0.0034680966</text:p>
          </table:table-cell>
          <table:table-cell office:value-type="float" office:value="-0.0253827709283" calcext:value-type="float">
            <text:p>-0.0253827709</text:p>
          </table:table-cell>
          <table:table-cell office:value-type="float" office:value="0.0237061545435" calcext:value-type="float">
            <text:p>0.0237061545</text:p>
          </table:table-cell>
          <table:table-cell office:value-type="float" office:value="-0.999675199271" calcext:value-type="float">
            <text:p>-0.9996751993</text:p>
          </table:table-cell>
          <table:table-cell office:value-type="float" office:value="0.999705295604" calcext:value-type="float">
            <text:p>0.9997052956</text:p>
          </table:table-cell>
        </table:table-row>
        <table:table-row table:style-name="ro1">
          <table:table-cell office:value-type="float" office:value="1.61144588563676E+018" calcext:value-type="float">
            <text:p>1.61144588563676E+018</text:p>
          </table:table-cell>
          <table:table-cell office:value-type="float" office:value="1.61144588559551E+018" calcext:value-type="float">
            <text:p>1.61144588559551E+018</text:p>
          </table:table-cell>
          <table:table-cell office:value-type="float" office:value="41" calcext:value-type="float">
            <text:p>41</text:p>
          </table:table-cell>
          <table:table-cell office:value-type="float" office:value="0.0144177507609" calcext:value-type="float">
            <text:p>0.0144177508</text:p>
          </table:table-cell>
          <table:table-cell office:value-type="float" office:value="0.0156647133546" calcext:value-type="float">
            <text:p>0.0156647134</text:p>
          </table:table-cell>
          <table:table-cell office:value-type="float" office:value="0.0288919303566" calcext:value-type="float">
            <text:p>0.0288919304</text:p>
          </table:table-cell>
          <table:table-cell office:value-type="float" office:value="0.0272256180444" calcext:value-type="float">
            <text:p>0.027225618</text:p>
          </table:table-cell>
          <table:table-cell office:value-type="float" office:value="0.120413228869" calcext:value-type="float">
            <text:p>0.1204132289</text:p>
          </table:table-cell>
          <table:table-cell office:value-type="float" office:value="0.120095943048" calcext:value-type="float">
            <text:p>0.120095943</text:p>
          </table:table-cell>
          <table:table-cell office:value-type="float" office:value="-0.00208363309458" calcext:value-type="float">
            <text:p>-0.0020836331</text:p>
          </table:table-cell>
          <table:table-cell office:value-type="float" office:value="-0.00385678682289" calcext:value-type="float">
            <text:p>-0.0038567868</text:p>
          </table:table-cell>
          <table:table-cell office:value-type="float" office:value="-0.000928378592635" calcext:value-type="float">
            <text:p>-0.0009283786</text:p>
          </table:table-cell>
          <table:table-cell office:value-type="float" office:value="-0.0034498683299" calcext:value-type="float">
            <text:p>-0.0034498683</text:p>
          </table:table-cell>
          <table:table-cell office:value-type="float" office:value="-0.0253968901225" calcext:value-type="float">
            <text:p>-0.0253968901</text:p>
          </table:table-cell>
          <table:table-cell office:value-type="float" office:value="0.0235867930276" calcext:value-type="float">
            <text:p>0.023586793</text:p>
          </table:table-cell>
          <table:table-cell office:value-type="float" office:value="-0.999674904243" calcext:value-type="float">
            <text:p>-0.9996749042</text:p>
          </table:table-cell>
          <table:table-cell office:value-type="float" office:value="0.999708388798" calcext:value-type="float">
            <text:p>0.9997083888</text:p>
          </table:table-cell>
        </table:table-row>
        <table:table-row table:style-name="ro1">
          <table:table-cell office:value-type="float" office:value="1.61144588567352E+018" calcext:value-type="float">
            <text:p>1.61144588567352E+018</text:p>
          </table:table-cell>
          <table:table-cell office:value-type="float" office:value="1.61144588562884E+018" calcext:value-type="float">
            <text:p>1.61144588562884E+018</text:p>
          </table:table-cell>
          <table:table-cell office:value-type="float" office:value="44" calcext:value-type="float">
            <text:p>44</text:p>
          </table:table-cell>
          <table:table-cell office:value-type="float" office:value="0.0144424876198" calcext:value-type="float">
            <text:p>0.0144424876</text:p>
          </table:table-cell>
          <table:table-cell office:value-type="float" office:value="0.0156760343449" calcext:value-type="float">
            <text:p>0.0156760343</text:p>
          </table:table-cell>
          <table:table-cell office:value-type="float" office:value="0.0287237390876" calcext:value-type="float">
            <text:p>0.0287237391</text:p>
          </table:table-cell>
          <table:table-cell office:value-type="float" office:value="0.0272488159049" calcext:value-type="float">
            <text:p>0.0272488159</text:p>
          </table:table-cell>
          <table:table-cell office:value-type="float" office:value="0.120370313525" calcext:value-type="float">
            <text:p>0.1203703135</text:p>
          </table:table-cell>
          <table:table-cell office:value-type="float" office:value="0.120079897241" calcext:value-type="float">
            <text:p>0.1200798972</text:p>
          </table:table-cell>
          <table:table-cell office:value-type="float" office:value="-0.00208712428597" calcext:value-type="float">
            <text:p>-0.0020871243</text:p>
          </table:table-cell>
          <table:table-cell office:value-type="float" office:value="-0.00390268675457" calcext:value-type="float">
            <text:p>-0.0039026868</text:p>
          </table:table-cell>
          <table:table-cell office:value-type="float" office:value="-0.000909560107093" calcext:value-type="float">
            <text:p>-0.0009095601</text:p>
          </table:table-cell>
          <table:table-cell office:value-type="float" office:value="-0.00351083023007" calcext:value-type="float">
            <text:p>-0.0035108302</text:p>
          </table:table-cell>
          <table:table-cell office:value-type="float" office:value="-0.0254185957495" calcext:value-type="float">
            <text:p>-0.0254185957</text:p>
          </table:table-cell>
          <table:table-cell office:value-type="float" office:value="0.0235833105973" calcext:value-type="float">
            <text:p>0.0235833106</text:p>
          </table:table-cell>
          <table:table-cell office:value-type="float" office:value="-0.999674356334" calcext:value-type="float">
            <text:p>-0.9996743563</text:p>
          </table:table-cell>
          <table:table-cell office:value-type="float" office:value="0.999708080593" calcext:value-type="float">
            <text:p>0.9997080806</text:p>
          </table:table-cell>
        </table:table-row>
        <table:table-row table:style-name="ro1">
          <table:table-cell office:value-type="float" office:value="1.61144588570704E+018" calcext:value-type="float">
            <text:p>1.61144588570704E+018</text:p>
          </table:table-cell>
          <table:table-cell office:value-type="float" office:value="1.61144588566218E+018" calcext:value-type="float">
            <text:p>1.61144588566218E+018</text:p>
          </table:table-cell>
          <table:table-cell office:value-type="float" office:value="44" calcext:value-type="float">
            <text:p>44</text:p>
          </table:table-cell>
          <table:table-cell office:value-type="float" office:value="0.01445793733" calcext:value-type="float">
            <text:p>0.0144579373</text:p>
          </table:table-cell>
          <table:table-cell office:value-type="float" office:value="0.0156946682457" calcext:value-type="float">
            <text:p>0.0156946682</text:p>
          </table:table-cell>
          <table:table-cell office:value-type="float" office:value="0.0285268556327" calcext:value-type="float">
            <text:p>0.0285268556</text:p>
          </table:table-cell>
          <table:table-cell office:value-type="float" office:value="0.0272211767426" calcext:value-type="float">
            <text:p>0.0272211767</text:p>
          </table:table-cell>
          <table:table-cell office:value-type="float" office:value="0.120301797986" calcext:value-type="float">
            <text:p>0.120301798</text:p>
          </table:table-cell>
          <table:table-cell office:value-type="float" office:value="0.120021991779" calcext:value-type="float">
            <text:p>0.1200219918</text:p>
          </table:table-cell>
          <table:table-cell office:value-type="float" office:value="-0.00208864301308" calcext:value-type="float">
            <text:p>-0.002088643</text:p>
          </table:table-cell>
          <table:table-cell office:value-type="float" office:value="-0.0039444261996" calcext:value-type="float">
            <text:p>-0.0039444262</text:p>
          </table:table-cell>
          <table:table-cell office:value-type="float" office:value="-0.000909581715585" calcext:value-type="float">
            <text:p>-0.0009095817</text:p>
          </table:table-cell>
          <table:table-cell office:value-type="float" office:value="-0.00356579859435" calcext:value-type="float">
            <text:p>-0.0035657986</text:p>
          </table:table-cell>
          <table:table-cell office:value-type="float" office:value="-0.025415687617" calcext:value-type="float">
            <text:p>-0.0254156876</text:p>
          </table:table-cell>
          <table:table-cell office:value-type="float" office:value="0.023611450907" calcext:value-type="float">
            <text:p>0.0236114509</text:p>
          </table:table-cell>
          <table:table-cell office:value-type="float" office:value="-0.999674398481" calcext:value-type="float">
            <text:p>-0.9996743985</text:p>
          </table:table-cell>
          <table:table-cell office:value-type="float" office:value="0.999707057994" calcext:value-type="float">
            <text:p>0.999707058</text:p>
          </table:table-cell>
        </table:table-row>
        <table:table-row table:style-name="ro1">
          <table:table-cell office:value-type="float" office:value="1.6114458857372E+018" calcext:value-type="float">
            <text:p>1.6114458857372E+018</text:p>
          </table:table-cell>
          <table:table-cell office:value-type="float" office:value="1.61144588569551E+018" calcext:value-type="float">
            <text:p>1.61144588569551E+018</text:p>
          </table:table-cell>
          <table:table-cell office:value-type="float" office:value="41" calcext:value-type="float">
            <text:p>41</text:p>
          </table:table-cell>
          <table:table-cell office:value-type="float" office:value="0.0145061546937" calcext:value-type="float">
            <text:p>0.0145061547</text:p>
          </table:table-cell>
          <table:table-cell office:value-type="float" office:value="0.0157141130005" calcext:value-type="float">
            <text:p>0.015714113</text:p>
          </table:table-cell>
          <table:table-cell office:value-type="float" office:value="0.0283964592963" calcext:value-type="float">
            <text:p>0.0283964593</text:p>
          </table:table-cell>
          <table:table-cell office:value-type="float" office:value="0.0272650372955" calcext:value-type="float">
            <text:p>0.0272650373</text:p>
          </table:table-cell>
          <table:table-cell office:value-type="float" office:value="0.120261125267" calcext:value-type="float">
            <text:p>0.1202611253</text:p>
          </table:table-cell>
          <table:table-cell office:value-type="float" office:value="0.120036706403" calcext:value-type="float">
            <text:p>0.1200367064</text:p>
          </table:table-cell>
          <table:table-cell office:value-type="float" office:value="-0.00209770322726" calcext:value-type="float">
            <text:p>-0.0020977032</text:p>
          </table:table-cell>
          <table:table-cell office:value-type="float" office:value="-0.0039474786181" calcext:value-type="float">
            <text:p>-0.0039474786</text:p>
          </table:table-cell>
          <table:table-cell office:value-type="float" office:value="-0.0008996884426" calcext:value-type="float">
            <text:p>-0.0008996884</text:p>
          </table:table-cell>
          <table:table-cell office:value-type="float" office:value="-0.00352675447758" calcext:value-type="float">
            <text:p>-0.0035267545</text:p>
          </table:table-cell>
          <table:table-cell office:value-type="float" office:value="-0.0253701268737" calcext:value-type="float">
            <text:p>-0.0253701269</text:p>
          </table:table-cell>
          <table:table-cell office:value-type="float" office:value="0.0235667788998" calcext:value-type="float">
            <text:p>0.0235667789</text:p>
          </table:table-cell>
          <table:table-cell office:value-type="float" office:value="-0.99967562074" calcext:value-type="float">
            <text:p>-0.9996756207</text:p>
          </table:table-cell>
          <table:table-cell office:value-type="float" office:value="0.999708238529" calcext:value-type="float">
            <text:p>0.9997082385</text:p>
          </table:table-cell>
        </table:table-row>
        <table:table-row table:style-name="ro1">
          <table:table-cell office:value-type="float" office:value="1.61144588577271E+018" calcext:value-type="float">
            <text:p>1.61144588577271E+018</text:p>
          </table:table-cell>
          <table:table-cell office:value-type="float" office:value="1.61144588572885E+018" calcext:value-type="float">
            <text:p>1.61144588572885E+018</text:p>
          </table:table-cell>
          <table:table-cell office:value-type="float" office:value="43" calcext:value-type="float">
            <text:p>43</text:p>
          </table:table-cell>
          <table:table-cell office:value-type="float" office:value="0.0145390508696" calcext:value-type="float">
            <text:p>0.0145390509</text:p>
          </table:table-cell>
          <table:table-cell office:value-type="float" office:value="0.0156733943742" calcext:value-type="float">
            <text:p>0.0156733944</text:p>
          </table:table-cell>
          <table:table-cell office:value-type="float" office:value="0.0282626710832" calcext:value-type="float">
            <text:p>0.0282626711</text:p>
          </table:table-cell>
          <table:table-cell office:value-type="float" office:value="0.0270691570827" calcext:value-type="float">
            <text:p>0.0270691571</text:p>
          </table:table-cell>
          <table:table-cell office:value-type="float" office:value="0.120222702622" calcext:value-type="float">
            <text:p>0.1202227026</text:p>
          </table:table-cell>
          <table:table-cell office:value-type="float" office:value="0.120064650404" calcext:value-type="float">
            <text:p>0.1200646504</text:p>
          </table:table-cell>
          <table:table-cell office:value-type="float" office:value="-0.00209517030045" calcext:value-type="float">
            <text:p>-0.0020951703</text:p>
          </table:table-cell>
          <table:table-cell office:value-type="float" office:value="-0.00387054977272" calcext:value-type="float">
            <text:p>-0.0038705498</text:p>
          </table:table-cell>
          <table:table-cell office:value-type="float" office:value="-0.000895441324432" calcext:value-type="float">
            <text:p>-0.0008954413</text:p>
          </table:table-cell>
          <table:table-cell office:value-type="float" office:value="-0.00356093457747" calcext:value-type="float">
            <text:p>-0.0035609346</text:p>
          </table:table-cell>
          <table:table-cell office:value-type="float" office:value="-0.0253259148297" calcext:value-type="float">
            <text:p>-0.0253259148</text:p>
          </table:table-cell>
          <table:table-cell office:value-type="float" office:value="0.0236539065773" calcext:value-type="float">
            <text:p>0.0236539066</text:p>
          </table:table-cell>
          <table:table-cell office:value-type="float" office:value="-0.999676674411" calcext:value-type="float">
            <text:p>-0.9996766744</text:p>
          </table:table-cell>
          <table:table-cell office:value-type="float" office:value="0.999706360452" calcext:value-type="float">
            <text:p>0.9997063605</text:p>
          </table:table-cell>
        </table:table-row>
        <table:table-row table:style-name="ro1">
          <table:table-cell office:value-type="float" office:value="1.6114458858078E+018" calcext:value-type="float">
            <text:p>1.6114458858078E+018</text:p>
          </table:table-cell>
          <table:table-cell office:value-type="float" office:value="1.61144588576218E+018" calcext:value-type="float">
            <text:p>1.61144588576218E+018</text:p>
          </table:table-cell>
          <table:table-cell office:value-type="float" office:value="45" calcext:value-type="float">
            <text:p>45</text:p>
          </table:table-cell>
          <table:table-cell office:value-type="float" office:value="0.0145576456562" calcext:value-type="float">
            <text:p>0.0145576457</text:p>
          </table:table-cell>
          <table:table-cell office:value-type="float" office:value="0.0157579743694" calcext:value-type="float">
            <text:p>0.0157579744</text:p>
          </table:table-cell>
          <table:table-cell office:value-type="float" office:value="0.0281131435186" calcext:value-type="float">
            <text:p>0.0281131435</text:p>
          </table:table-cell>
          <table:table-cell office:value-type="float" office:value="0.0271196977034" calcext:value-type="float">
            <text:p>0.0271196977</text:p>
          </table:table-cell>
          <table:table-cell office:value-type="float" office:value="0.120151758194" calcext:value-type="float">
            <text:p>0.1201517582</text:p>
          </table:table-cell>
          <table:table-cell office:value-type="float" office:value="0.120039346985" calcext:value-type="float">
            <text:p>0.120039347</text:p>
          </table:table-cell>
          <table:table-cell office:value-type="float" office:value="-0.00209402904282" calcext:value-type="float">
            <text:p>-0.002094029</text:p>
          </table:table-cell>
          <table:table-cell office:value-type="float" office:value="-0.0039068403344" calcext:value-type="float">
            <text:p>-0.0039068403</text:p>
          </table:table-cell>
          <table:table-cell office:value-type="float" office:value="-0.000915733385629" calcext:value-type="float">
            <text:p>-0.0009157334</text:p>
          </table:table-cell>
          <table:table-cell office:value-type="float" office:value="-0.00357177737819" calcext:value-type="float">
            <text:p>-0.0035717774</text:p>
          </table:table-cell>
          <table:table-cell office:value-type="float" office:value="-0.0253336277029" calcext:value-type="float">
            <text:p>-0.0253336277</text:p>
          </table:table-cell>
          <table:table-cell office:value-type="float" office:value="0.0236220387699" calcext:value-type="float">
            <text:p>0.0236220388</text:p>
          </table:table-cell>
          <table:table-cell office:value-type="float" office:value="-0.999676463677" calcext:value-type="float">
            <text:p>-0.9996764637</text:p>
          </table:table-cell>
          <table:table-cell office:value-type="float" office:value="0.999706934119" calcext:value-type="float">
            <text:p>0.9997069341</text:p>
          </table:table-cell>
        </table:table-row>
        <table:table-row table:style-name="ro1">
          <table:table-cell office:value-type="float" office:value="1.61144588583716E+018" calcext:value-type="float">
            <text:p>1.61144588583716E+018</text:p>
          </table:table-cell>
          <table:table-cell office:value-type="float" office:value="1.61144588579551E+018" calcext:value-type="float">
            <text:p>1.61144588579551E+018</text:p>
          </table:table-cell>
          <table:table-cell office:value-type="float" office:value="41" calcext:value-type="float">
            <text:p>41</text:p>
          </table:table-cell>
          <table:table-cell office:value-type="float" office:value="0.0145875746384" calcext:value-type="float">
            <text:p>0.0145875746</text:p>
          </table:table-cell>
          <table:table-cell office:value-type="float" office:value="0.0157595656205" calcext:value-type="float">
            <text:p>0.0157595656</text:p>
          </table:table-cell>
          <table:table-cell office:value-type="float" office:value="0.0280189532787" calcext:value-type="float">
            <text:p>0.0280189533</text:p>
          </table:table-cell>
          <table:table-cell office:value-type="float" office:value="0.0272023721603" calcext:value-type="float">
            <text:p>0.0272023722</text:p>
          </table:table-cell>
          <table:table-cell office:value-type="float" office:value="0.120108135045" calcext:value-type="float">
            <text:p>0.120108135</text:p>
          </table:table-cell>
          <table:table-cell office:value-type="float" office:value="0.120039083707" calcext:value-type="float">
            <text:p>0.1200390837</text:p>
          </table:table-cell>
          <table:table-cell office:value-type="float" office:value="-0.00212136930009" calcext:value-type="float">
            <text:p>-0.0021213693</text:p>
          </table:table-cell>
          <table:table-cell office:value-type="float" office:value="-0.00394547267071" calcext:value-type="float">
            <text:p>-0.0039454727</text:p>
          </table:table-cell>
          <table:table-cell office:value-type="float" office:value="-0.000900919961989" calcext:value-type="float">
            <text:p>-0.00090092</text:p>
          </table:table-cell>
          <table:table-cell office:value-type="float" office:value="-0.00350680108858" calcext:value-type="float">
            <text:p>-0.0035068011</text:p>
          </table:table-cell>
          <table:table-cell office:value-type="float" office:value="-0.0253275164099" calcext:value-type="float">
            <text:p>-0.0253275164</text:p>
          </table:table-cell>
          <table:table-cell office:value-type="float" office:value="0.0235345295701" calcext:value-type="float">
            <text:p>0.0235345296</text:p>
          </table:table-cell>
          <table:table-cell office:value-type="float" office:value="-0.999676590117" calcext:value-type="float">
            <text:p>-0.9996765901</text:p>
          </table:table-cell>
          <table:table-cell office:value-type="float" office:value="0.999709076354" calcext:value-type="float">
            <text:p>0.9997090764</text:p>
          </table:table-cell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32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36">
          <table:table-cell table:number-columns-repeated="17"/>
        </table:table-row>
        <table:table-row table:style-name="ro1">
          <table:table-cell table:number-columns-repeated="14"/>
          <table:table-cell table:style-name="ce1"/>
          <table:table-cell table:number-columns-repeated="2"/>
        </table:table-row>
        <table:table-row table:style-name="ro1" table:number-rows-repeated="50">
          <table:table-cell table:number-columns-repeated="17"/>
        </table:table-row>
        <table:table-row table:style-name="ro1">
          <table:table-cell table:number-columns-repeated="13"/>
          <table:table-cell table:style-name="ce1"/>
          <table:table-cell table:number-columns-repeated="3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1"/>
          <table:table-cell table:number-columns-repeated="6"/>
        </table:table-row>
        <table:table-row table:style-name="ro1" table:number-rows-repeated="18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34">
          <table:table-cell table:number-columns-repeated="17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3"/>
          <table:table-cell table:style-name="ce1"/>
          <table:table-cell table:number-columns-repeated="13"/>
        </table:table-row>
        <table:table-row table:style-name="ro1" table:number-rows-repeated="87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57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11"/>
          <table:table-cell table:style-name="ce1"/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table:style-name="ce1"/>
          <table:table-cell table:number-columns-repeated="4"/>
        </table:table-row>
        <table:table-row table:style-name="ro1"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13"/>
        </table:table-row>
        <table:table-row table:style-name="ro1" table:number-rows-repeated="14">
          <table:table-cell table:number-columns-repeated="17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453.51pt" svg:height="255.09pt" svg:x="32.51pt" svg:y="19.39pt">
            <loext:p draw:notify-on-update-of-ranges="Sheet2.D1:Sheet2.D324 Sheet2.E1:Sheet2.E3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.05pt" svg:y="275.41pt">
            <loext:p draw:notify-on-update-of-ranges="Sheet2.F1:Sheet2.F324 Sheet2.G1:Sheet2.G3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412.33pt" svg:y="2.83pt">
            <loext:p draw:notify-on-update-of-ranges="Sheet2.H1:Sheet2.H324 Sheet2.I1:Sheet2.I3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1.61144587504771E+018" calcext:value-type="float">
            <text:p>1.61144587504771E+018</text:p>
          </table:table-cell>
          <table:table-cell office:value-type="float" office:value="1.61144587503205E+018" calcext:value-type="float">
            <text:p>1.61144587503205E+018</text:p>
          </table:table-cell>
          <table:table-cell office:value-type="float" office:value="15" calcext:value-type="float">
            <text:p>15</text:p>
          </table:table-cell>
          <table:table-cell office:value-type="float" office:value="-0.0217067550568" calcext:value-type="float">
            <text:p>-0.0217067551</text:p>
          </table:table-cell>
          <table:table-cell office:value-type="float" office:value="-0.0119458010903" calcext:value-type="float">
            <text:p>-0.0119458011</text:p>
          </table:table-cell>
          <table:table-cell office:value-type="float" office:value="0.0210986481285" calcext:value-type="float">
            <text:p>0.0210986481</text:p>
          </table:table-cell>
          <table:table-cell office:value-type="float" office:value="-0.00617243027514" calcext:value-type="float">
            <text:p>-0.0061724303</text:p>
          </table:table-cell>
          <table:table-cell office:value-type="float" office:value="-0.00993152032444" calcext:value-type="float">
            <text:p>-0.0099315203</text:p>
          </table:table-cell>
          <table:table-cell office:value-type="float" office:value="0.00660723917078" calcext:value-type="float">
            <text:p>0.0066072392</text:p>
          </table:table-cell>
        </table:table-row>
        <table:table-row table:style-name="ro1">
          <table:table-cell office:value-type="float" office:value="1.61144587508077E+018" calcext:value-type="float">
            <text:p>1.61144587508077E+018</text:p>
          </table:table-cell>
          <table:table-cell office:value-type="float" office:value="1.61144587506711E+018" calcext:value-type="float">
            <text:p>1.61144587506711E+018</text:p>
          </table:table-cell>
          <table:table-cell office:value-type="float" office:value="13" calcext:value-type="float">
            <text:p>13</text:p>
          </table:table-cell>
          <table:table-cell office:value-type="float" office:value="-0.0117887799692" calcext:value-type="float">
            <text:p>-0.01178878</text:p>
          </table:table-cell>
          <table:table-cell office:value-type="float" office:value="-0.010716025665" calcext:value-type="float">
            <text:p>-0.0107160257</text:p>
          </table:table-cell>
          <table:table-cell office:value-type="float" office:value="0.00824459567852" calcext:value-type="float">
            <text:p>0.0082445957</text:p>
          </table:table-cell>
          <table:table-cell office:value-type="float" office:value="-0.00157753889496" calcext:value-type="float">
            <text:p>-0.0015775389</text:p>
          </table:table-cell>
          <table:table-cell office:value-type="float" office:value="-0.00670451715793" calcext:value-type="float">
            <text:p>-0.0067045172</text:p>
          </table:table-cell>
          <table:table-cell office:value-type="float" office:value="-0.00160673174759" calcext:value-type="float">
            <text:p>-0.0016067317</text:p>
          </table:table-cell>
        </table:table-row>
        <table:table-row table:style-name="ro1">
          <table:table-cell office:value-type="float" office:value="1.61144587511371E+018" calcext:value-type="float">
            <text:p>1.61144587511371E+018</text:p>
          </table:table-cell>
          <table:table-cell office:value-type="float" office:value="1.61144587509717E+018" calcext:value-type="float">
            <text:p>1.61144587509717E+018</text:p>
          </table:table-cell>
          <table:table-cell office:value-type="float" office:value="16" calcext:value-type="float">
            <text:p>16</text:p>
          </table:table-cell>
          <table:table-cell office:value-type="float" office:value="-0.0133597284596" calcext:value-type="float">
            <text:p>-0.0133597285</text:p>
          </table:table-cell>
          <table:table-cell office:value-type="float" office:value="-0.00211935210157" calcext:value-type="float">
            <text:p>-0.0021193521</text:p>
          </table:table-cell>
          <table:table-cell office:value-type="float" office:value="0.0151298964537" calcext:value-type="float">
            <text:p>0.0151298965</text:p>
          </table:table-cell>
          <table:table-cell office:value-type="float" office:value="-0.0105651193171" calcext:value-type="float">
            <text:p>-0.0105651193</text:p>
          </table:table-cell>
          <table:table-cell office:value-type="float" office:value="-0.00370172736583" calcext:value-type="float">
            <text:p>-0.0037017274</text:p>
          </table:table-cell>
          <table:table-cell office:value-type="float" office:value="0.00807086174701" calcext:value-type="float">
            <text:p>0.0080708617</text:p>
          </table:table-cell>
        </table:table-row>
        <table:table-row table:style-name="ro1">
          <table:table-cell office:value-type="float" office:value="1.61144587514797E+018" calcext:value-type="float">
            <text:p>1.61144587514797E+018</text:p>
          </table:table-cell>
          <table:table-cell office:value-type="float" office:value="1.61144587513223E+018" calcext:value-type="float">
            <text:p>1.61144587513223E+018</text:p>
          </table:table-cell>
          <table:table-cell office:value-type="float" office:value="15" calcext:value-type="float">
            <text:p>15</text:p>
          </table:table-cell>
          <table:table-cell office:value-type="float" office:value="-0.0106789314805" calcext:value-type="float">
            <text:p>-0.0106789315</text:p>
          </table:table-cell>
          <table:table-cell office:value-type="float" office:value="-0.00478993012583" calcext:value-type="float">
            <text:p>-0.0047899301</text:p>
          </table:table-cell>
          <table:table-cell office:value-type="float" office:value="0.0219443004465" calcext:value-type="float">
            <text:p>0.0219443004</text:p>
          </table:table-cell>
          <table:table-cell office:value-type="float" office:value="-0.00846693907142" calcext:value-type="float">
            <text:p>-0.0084669391</text:p>
          </table:table-cell>
          <table:table-cell office:value-type="float" office:value="-0.000812061415346" calcext:value-type="float">
            <text:p>-0.0008120614</text:p>
          </table:table-cell>
          <table:table-cell office:value-type="float" office:value="-0.00992263727051" calcext:value-type="float">
            <text:p>-0.0099226373</text:p>
          </table:table-cell>
        </table:table-row>
        <table:table-row table:style-name="ro1">
          <table:table-cell office:value-type="float" office:value="1.61144587518218E+018" calcext:value-type="float">
            <text:p>1.61144587518218E+018</text:p>
          </table:table-cell>
          <table:table-cell office:value-type="float" office:value="1.61144587516229E+018" calcext:value-type="float">
            <text:p>1.61144587516229E+018</text:p>
          </table:table-cell>
          <table:table-cell office:value-type="float" office:value="19" calcext:value-type="float">
            <text:p>19</text:p>
          </table:table-cell>
          <table:table-cell office:value-type="float" office:value="-0.00369525853105" calcext:value-type="float">
            <text:p>-0.0036952585</text:p>
          </table:table-cell>
          <table:table-cell office:value-type="float" office:value="0.00872418403418" calcext:value-type="float">
            <text:p>0.008724184</text:p>
          </table:table-cell>
          <table:table-cell office:value-type="float" office:value="0.0104146948785" calcext:value-type="float">
            <text:p>0.0104146949</text:p>
          </table:table-cell>
          <table:table-cell office:value-type="float" office:value="0.0132239710233" calcext:value-type="float">
            <text:p>0.013223971</text:p>
          </table:table-cell>
          <table:table-cell office:value-type="float" office:value="0.00147124709048" calcext:value-type="float">
            <text:p>0.0014712471</text:p>
          </table:table-cell>
          <table:table-cell office:value-type="float" office:value="0.0207084534166" calcext:value-type="float">
            <text:p>0.0207084534</text:p>
          </table:table-cell>
        </table:table-row>
        <table:table-row table:style-name="ro1">
          <table:table-cell office:value-type="float" office:value="1.61144587521488E+018" calcext:value-type="float">
            <text:p>1.61144587521488E+018</text:p>
          </table:table-cell>
          <table:table-cell office:value-type="float" office:value="1.61144587519736E+018" calcext:value-type="float">
            <text:p>1.61144587519736E+018</text:p>
          </table:table-cell>
          <table:table-cell office:value-type="float" office:value="17" calcext:value-type="float">
            <text:p>17</text:p>
          </table:table-cell>
          <table:table-cell office:value-type="float" office:value="-0.00120094012201" calcext:value-type="float">
            <text:p>-0.0012009401</text:p>
          </table:table-cell>
          <table:table-cell office:value-type="float" office:value="0.0121902103256" calcext:value-type="float">
            <text:p>0.0121902103</text:p>
          </table:table-cell>
          <table:table-cell office:value-type="float" office:value="0.014928269996" calcext:value-type="float">
            <text:p>0.01492827</text:p>
          </table:table-cell>
          <table:table-cell office:value-type="float" office:value="0.0180887893892" calcext:value-type="float">
            <text:p>0.0180887894</text:p>
          </table:table-cell>
          <table:table-cell office:value-type="float" office:value="0.00966172711346" calcext:value-type="float">
            <text:p>0.0096617271</text:p>
          </table:table-cell>
          <table:table-cell office:value-type="float" office:value="0.0138301688727" calcext:value-type="float">
            <text:p>0.0138301689</text:p>
          </table:table-cell>
        </table:table-row>
        <table:table-row table:style-name="ro1">
          <table:table-cell office:value-type="float" office:value="1.61144587524799E+018" calcext:value-type="float">
            <text:p>1.61144587524799E+018</text:p>
          </table:table-cell>
          <table:table-cell office:value-type="float" office:value="1.61144587522741E+018" calcext:value-type="float">
            <text:p>1.61144587522741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117251120928" calcext:value-type="float">
            <text:p>-0.0011725112</text:p>
          </table:table-cell>
          <table:table-cell office:value-type="float" office:value="0.0131258334881" calcext:value-type="float">
            <text:p>0.0131258335</text:p>
          </table:table-cell>
          <table:table-cell office:value-type="float" office:value="0.0213140428367" calcext:value-type="float">
            <text:p>0.0213140428</text:p>
          </table:table-cell>
          <table:table-cell office:value-type="float" office:value="0.0290058201589" calcext:value-type="float">
            <text:p>0.0290058202</text:p>
          </table:table-cell>
          <table:table-cell office:value-type="float" office:value="0.0124791271223" calcext:value-type="float">
            <text:p>0.0124791271</text:p>
          </table:table-cell>
          <table:table-cell office:value-type="float" office:value="0.0377350198711" calcext:value-type="float">
            <text:p>0.0377350199</text:p>
          </table:table-cell>
        </table:table-row>
        <table:table-row table:style-name="ro1">
          <table:table-cell office:value-type="float" office:value="1.61144587528073E+018" calcext:value-type="float">
            <text:p>1.61144587528073E+018</text:p>
          </table:table-cell>
          <table:table-cell office:value-type="float" office:value="1.61144587526248E+018" calcext:value-type="float">
            <text:p>1.61144587526248E+018</text:p>
          </table:table-cell>
          <table:table-cell office:value-type="float" office:value="18" calcext:value-type="float">
            <text:p>18</text:p>
          </table:table-cell>
          <table:table-cell office:value-type="float" office:value="-0.00245595645587" calcext:value-type="float">
            <text:p>-0.0024559565</text:p>
          </table:table-cell>
          <table:table-cell office:value-type="float" office:value="0.0198847818083" calcext:value-type="float">
            <text:p>0.0198847818</text:p>
          </table:table-cell>
          <table:table-cell office:value-type="float" office:value="0.0171044547597" calcext:value-type="float">
            <text:p>0.0171044548</text:p>
          </table:table-cell>
          <table:table-cell office:value-type="float" office:value="0.0333923829836" calcext:value-type="float">
            <text:p>0.033392383</text:p>
          </table:table-cell>
          <table:table-cell office:value-type="float" office:value="0.0196359317772" calcext:value-type="float">
            <text:p>0.0196359318</text:p>
          </table:table-cell>
          <table:table-cell office:value-type="float" office:value="0.0279446222281" calcext:value-type="float">
            <text:p>0.0279446222</text:p>
          </table:table-cell>
        </table:table-row>
        <table:table-row table:style-name="ro1">
          <table:table-cell office:value-type="float" office:value="1.6114458753152E+018" calcext:value-type="float">
            <text:p>1.6114458753152E+018</text:p>
          </table:table-cell>
          <table:table-cell office:value-type="float" office:value="1.61144587529254E+018" calcext:value-type="float">
            <text:p>1.61144587529254E+018</text:p>
          </table:table-cell>
          <table:table-cell office:value-type="float" office:value="22" calcext:value-type="float">
            <text:p>22</text:p>
          </table:table-cell>
          <table:table-cell office:value-type="float" office:value="-0.00790515495157" calcext:value-type="float">
            <text:p>-0.007905155</text:p>
          </table:table-cell>
          <table:table-cell office:value-type="float" office:value="0.0215757280129" calcext:value-type="float">
            <text:p>0.021575728</text:p>
          </table:table-cell>
          <table:table-cell office:value-type="float" office:value="0.0204340136742" calcext:value-type="float">
            <text:p>0.0204340137</text:p>
          </table:table-cell>
          <table:table-cell office:value-type="float" office:value="0.0189890994621" calcext:value-type="float">
            <text:p>0.0189890995</text:p>
          </table:table-cell>
          <table:table-cell office:value-type="float" office:value="0.0238902620223" calcext:value-type="float">
            <text:p>0.023890262</text:p>
          </table:table-cell>
          <table:table-cell office:value-type="float" office:value="0.0440767652627" calcext:value-type="float">
            <text:p>0.0440767653</text:p>
          </table:table-cell>
        </table:table-row>
        <table:table-row table:style-name="ro1">
          <table:table-cell office:value-type="float" office:value="1.61144587534808E+018" calcext:value-type="float">
            <text:p>1.61144587534808E+018</text:p>
          </table:table-cell>
          <table:table-cell office:value-type="float" office:value="1.61144587532259E+018" calcext:value-type="float">
            <text:p>1.61144587532259E+018</text:p>
          </table:table-cell>
          <table:table-cell office:value-type="float" office:value="25" calcext:value-type="float">
            <text:p>25</text:p>
          </table:table-cell>
          <table:table-cell office:value-type="float" office:value="-0.00651505199" calcext:value-type="float">
            <text:p>-0.006515052</text:p>
          </table:table-cell>
          <table:table-cell office:value-type="float" office:value="0.0158320184526" calcext:value-type="float">
            <text:p>0.0158320185</text:p>
          </table:table-cell>
          <table:table-cell office:value-type="float" office:value="0.0153374087221" calcext:value-type="float">
            <text:p>0.0153374087</text:p>
          </table:table-cell>
          <table:table-cell office:value-type="float" office:value="0.0221910598902" calcext:value-type="float">
            <text:p>0.0221910599</text:p>
          </table:table-cell>
          <table:table-cell office:value-type="float" office:value="0.0183038050414" calcext:value-type="float">
            <text:p>0.018303805</text:p>
          </table:table-cell>
          <table:table-cell office:value-type="float" office:value="0.0407083264496" calcext:value-type="float">
            <text:p>0.0407083264</text:p>
          </table:table-cell>
        </table:table-row>
        <table:table-row table:style-name="ro1">
          <table:table-cell office:value-type="float" office:value="1.61144587538085E+018" calcext:value-type="float">
            <text:p>1.61144587538085E+018</text:p>
          </table:table-cell>
          <table:table-cell office:value-type="float" office:value="1.61144587535766E+018" calcext:value-type="float">
            <text:p>1.61144587535766E+018</text:p>
          </table:table-cell>
          <table:table-cell office:value-type="float" office:value="23" calcext:value-type="float">
            <text:p>23</text:p>
          </table:table-cell>
          <table:table-cell office:value-type="float" office:value="-0.00593750782958" calcext:value-type="float">
            <text:p>-0.0059375078</text:p>
          </table:table-cell>
          <table:table-cell office:value-type="float" office:value="0.0100754704322" calcext:value-type="float">
            <text:p>0.0100754704</text:p>
          </table:table-cell>
          <table:table-cell office:value-type="float" office:value="0.0131510516701" calcext:value-type="float">
            <text:p>0.0131510517</text:p>
          </table:table-cell>
          <table:table-cell office:value-type="float" office:value="0.0174070233826" calcext:value-type="float">
            <text:p>0.0174070234</text:p>
          </table:table-cell>
          <table:table-cell office:value-type="float" office:value="0.0181835085931" calcext:value-type="float">
            <text:p>0.0181835086</text:p>
          </table:table-cell>
          <table:table-cell office:value-type="float" office:value="0.0412410884695" calcext:value-type="float">
            <text:p>0.0412410885</text:p>
          </table:table-cell>
        </table:table-row>
        <table:table-row table:style-name="ro1">
          <table:table-cell office:value-type="float" office:value="1.61144587541612E+018" calcext:value-type="float">
            <text:p>1.61144587541612E+018</text:p>
          </table:table-cell>
          <table:table-cell office:value-type="float" office:value="1.61144587542278E+018" calcext:value-type="float">
            <text:p>1.61144587542278E+018</text:p>
          </table:table-cell>
          <table:table-cell office:value-type="float" office:value="-6" calcext:value-type="float">
            <text:p>-6</text:p>
          </table:table-cell>
          <table:table-cell office:value-type="float" office:value="-0.00858240531176" calcext:value-type="float">
            <text:p>-0.0085824053</text:p>
          </table:table-cell>
          <table:table-cell office:value-type="float" office:value="0.00450856634563" calcext:value-type="float">
            <text:p>0.0045085663</text:p>
          </table:table-cell>
          <table:table-cell office:value-type="float" office:value="0.00852124042272" calcext:value-type="float">
            <text:p>0.0085212404</text:p>
          </table:table-cell>
          <table:table-cell office:value-type="float" office:value="0.0116971139548" calcext:value-type="float">
            <text:p>0.011697114</text:p>
          </table:table-cell>
          <table:table-cell office:value-type="float" office:value="0.0167921479297" calcext:value-type="float">
            <text:p>0.0167921479</text:p>
          </table:table-cell>
          <table:table-cell office:value-type="float" office:value="0.0230886713065" calcext:value-type="float">
            <text:p>0.0230886713</text:p>
          </table:table-cell>
        </table:table-row>
        <table:table-row table:style-name="ro1">
          <table:table-cell office:value-type="float" office:value="1.61144587544874E+018" calcext:value-type="float">
            <text:p>1.61144587544874E+018</text:p>
          </table:table-cell>
          <table:table-cell office:value-type="float" office:value="1.61144587543781E+018" calcext:value-type="float">
            <text:p>1.61144587543781E+018</text:p>
          </table:table-cell>
          <table:table-cell office:value-type="float" office:value="10" calcext:value-type="float">
            <text:p>10</text:p>
          </table:table-cell>
          <table:table-cell office:value-type="float" office:value="-0.0152653313058" calcext:value-type="float">
            <text:p>-0.0152653313</text:p>
          </table:table-cell>
          <table:table-cell office:value-type="float" office:value="0.0026991531875" calcext:value-type="float">
            <text:p>0.0026991532</text:p>
          </table:table-cell>
          <table:table-cell office:value-type="float" office:value="0.00113645340319" calcext:value-type="float">
            <text:p>0.0011364534</text:p>
          </table:table-cell>
          <table:table-cell office:value-type="float" office:value="0.0101582327951" calcext:value-type="float">
            <text:p>0.0101582328</text:p>
          </table:table-cell>
          <table:table-cell office:value-type="float" office:value="0.0145085804326" calcext:value-type="float">
            <text:p>0.0145085804</text:p>
          </table:table-cell>
          <table:table-cell office:value-type="float" office:value="0.0185407511432" calcext:value-type="float">
            <text:p>0.0185407511</text:p>
          </table:table-cell>
        </table:table-row>
        <table:table-row table:style-name="ro1">
          <table:table-cell office:value-type="float" office:value="1.61144587548093E+018" calcext:value-type="float">
            <text:p>1.61144587548093E+018</text:p>
          </table:table-cell>
          <table:table-cell office:value-type="float" office:value="1.61144587546787E+018" calcext:value-type="float">
            <text:p>1.61144587546787E+018</text:p>
          </table:table-cell>
          <table:table-cell office:value-type="float" office:value="13" calcext:value-type="float">
            <text:p>13</text:p>
          </table:table-cell>
          <table:table-cell office:value-type="float" office:value="-0.0208654207634" calcext:value-type="float">
            <text:p>-0.0208654208</text:p>
          </table:table-cell>
          <table:table-cell office:value-type="float" office:value="0.000870185904082" calcext:value-type="float">
            <text:p>0.0008701859</text:p>
          </table:table-cell>
          <table:table-cell office:value-type="float" office:value="0.00678618724918" calcext:value-type="float">
            <text:p>0.0067861872</text:p>
          </table:table-cell>
          <table:table-cell office:value-type="float" office:value="0.0141601177952" calcext:value-type="float">
            <text:p>0.0141601178</text:p>
          </table:table-cell>
          <table:table-cell office:value-type="float" office:value="0.0158824478226" calcext:value-type="float">
            <text:p>0.0158824478</text:p>
          </table:table-cell>
          <table:table-cell office:value-type="float" office:value="0.0421729062447" calcext:value-type="float">
            <text:p>0.0421729062</text:p>
          </table:table-cell>
        </table:table-row>
        <table:table-row table:style-name="ro1">
          <table:table-cell office:value-type="float" office:value="1.61144587551484E+018" calcext:value-type="float">
            <text:p>1.61144587551484E+018</text:p>
          </table:table-cell>
          <table:table-cell office:value-type="float" office:value="1.61144587550293E+018" calcext:value-type="float">
            <text:p>1.61144587550293E+018</text:p>
          </table:table-cell>
          <table:table-cell office:value-type="float" office:value="11" calcext:value-type="float">
            <text:p>11</text:p>
          </table:table-cell>
          <table:table-cell office:value-type="float" office:value="-0.0239354188182" calcext:value-type="float">
            <text:p>-0.0239354188</text:p>
          </table:table-cell>
          <table:table-cell office:value-type="float" office:value="-0.0202780873174" calcext:value-type="float">
            <text:p>-0.0202780873</text:p>
          </table:table-cell>
          <table:table-cell office:value-type="float" office:value="0.0121611864091" calcext:value-type="float">
            <text:p>0.0121611864</text:p>
          </table:table-cell>
          <table:table-cell office:value-type="float" office:value="0.0146563082041" calcext:value-type="float">
            <text:p>0.0146563082</text:p>
          </table:table-cell>
          <table:table-cell office:value-type="float" office:value="0.0144493073832" calcext:value-type="float">
            <text:p>0.0144493074</text:p>
          </table:table-cell>
          <table:table-cell office:value-type="float" office:value="0.0341467493442" calcext:value-type="float">
            <text:p>0.0341467493</text:p>
          </table:table-cell>
        </table:table-row>
        <table:table-row table:style-name="ro1">
          <table:table-cell office:value-type="float" office:value="1.61144587555068E+018" calcext:value-type="float">
            <text:p>1.61144587555068E+018</text:p>
          </table:table-cell>
          <table:table-cell office:value-type="float" office:value="1.61144587553299E+018" calcext:value-type="float">
            <text:p>1.61144587553299E+018</text:p>
          </table:table-cell>
          <table:table-cell office:value-type="float" office:value="17" calcext:value-type="float">
            <text:p>17</text:p>
          </table:table-cell>
          <table:table-cell office:value-type="float" office:value="-0.0183733909529" calcext:value-type="float">
            <text:p>-0.018373391</text:p>
          </table:table-cell>
          <table:table-cell office:value-type="float" office:value="-0.0246976389766" calcext:value-type="float">
            <text:p>-0.024697639</text:p>
          </table:table-cell>
          <table:table-cell office:value-type="float" office:value="-0.000564710913284" calcext:value-type="float">
            <text:p>-0.0005647109</text:p>
          </table:table-cell>
          <table:table-cell office:value-type="float" office:value="0.0109420342593" calcext:value-type="float">
            <text:p>0.0109420343</text:p>
          </table:table-cell>
          <table:table-cell office:value-type="float" office:value="0.0157381120014" calcext:value-type="float">
            <text:p>0.015738112</text:p>
          </table:table-cell>
          <table:table-cell office:value-type="float" office:value="0.0314211310102" calcext:value-type="float">
            <text:p>0.031421131</text:p>
          </table:table-cell>
        </table:table-row>
        <table:table-row table:style-name="ro1">
          <table:table-cell office:value-type="float" office:value="1.61144587558099E+018" calcext:value-type="float">
            <text:p>1.61144587558099E+018</text:p>
          </table:table-cell>
          <table:table-cell office:value-type="float" office:value="1.61144587556806E+018" calcext:value-type="float">
            <text:p>1.61144587556806E+018</text:p>
          </table:table-cell>
          <table:table-cell office:value-type="float" office:value="12" calcext:value-type="float">
            <text:p>12</text:p>
          </table:table-cell>
          <table:table-cell office:value-type="float" office:value="-0.0184797398941" calcext:value-type="float">
            <text:p>-0.0184797399</text:p>
          </table:table-cell>
          <table:table-cell office:value-type="float" office:value="-0.0109082132181" calcext:value-type="float">
            <text:p>-0.0109082132</text:p>
          </table:table-cell>
          <table:table-cell office:value-type="float" office:value="-0.000466029235624" calcext:value-type="float">
            <text:p>-0.0004660292</text:p>
          </table:table-cell>
          <table:table-cell office:value-type="float" office:value="-0.00111247797518" calcext:value-type="float">
            <text:p>-0.001112478</text:p>
          </table:table-cell>
          <table:table-cell office:value-type="float" office:value="0.0176841366721" calcext:value-type="float">
            <text:p>0.0176841367</text:p>
          </table:table-cell>
          <table:table-cell office:value-type="float" office:value="0.0275209918095" calcext:value-type="float">
            <text:p>0.0275209918</text:p>
          </table:table-cell>
        </table:table-row>
        <table:table-row table:style-name="ro1">
          <table:table-cell office:value-type="float" office:value="1.6114458756148E+018" calcext:value-type="float">
            <text:p>1.6114458756148E+018</text:p>
          </table:table-cell>
          <table:table-cell office:value-type="float" office:value="1.61144587559811E+018" calcext:value-type="float">
            <text:p>1.61144587559811E+018</text:p>
          </table:table-cell>
          <table:table-cell office:value-type="float" office:value="16" calcext:value-type="float">
            <text:p>16</text:p>
          </table:table-cell>
          <table:table-cell office:value-type="float" office:value="-0.0158171980578" calcext:value-type="float">
            <text:p>-0.0158171981</text:p>
          </table:table-cell>
          <table:table-cell office:value-type="float" office:value="-0.0184992381349" calcext:value-type="float">
            <text:p>-0.0184992381</text:p>
          </table:table-cell>
          <table:table-cell office:value-type="float" office:value="0.00410131232435" calcext:value-type="float">
            <text:p>0.0041013123</text:p>
          </table:table-cell>
          <table:table-cell office:value-type="float" office:value="0.0172152508137" calcext:value-type="float">
            <text:p>0.0172152508</text:p>
          </table:table-cell>
          <table:table-cell office:value-type="float" office:value="0.0182863522071" calcext:value-type="float">
            <text:p>0.0182863522</text:p>
          </table:table-cell>
          <table:table-cell office:value-type="float" office:value="0.0390939987137" calcext:value-type="float">
            <text:p>0.0390939987</text:p>
          </table:table-cell>
        </table:table-row>
        <table:table-row table:style-name="ro1">
          <table:table-cell office:value-type="float" office:value="1.61144587564893E+018" calcext:value-type="float">
            <text:p>1.61144587564893E+018</text:p>
          </table:table-cell>
          <table:table-cell office:value-type="float" office:value="1.61144587563318E+018" calcext:value-type="float">
            <text:p>1.61144587563318E+018</text:p>
          </table:table-cell>
          <table:table-cell office:value-type="float" office:value="15" calcext:value-type="float">
            <text:p>15</text:p>
          </table:table-cell>
          <table:table-cell office:value-type="float" office:value="-0.00771898940696" calcext:value-type="float">
            <text:p>-0.0077189894</text:p>
          </table:table-cell>
          <table:table-cell office:value-type="float" office:value="-0.0178552164764" calcext:value-type="float">
            <text:p>-0.0178552165</text:p>
          </table:table-cell>
          <table:table-cell office:value-type="float" office:value="0.00415852039603" calcext:value-type="float">
            <text:p>0.0041585204</text:p>
          </table:table-cell>
          <table:table-cell office:value-type="float" office:value="-0.00348980436518" calcext:value-type="float">
            <text:p>-0.0034898044</text:p>
          </table:table-cell>
          <table:table-cell office:value-type="float" office:value="0.0182577481835" calcext:value-type="float">
            <text:p>0.0182577482</text:p>
          </table:table-cell>
          <table:table-cell office:value-type="float" office:value="0.0252028018571" calcext:value-type="float">
            <text:p>0.0252028019</text:p>
          </table:table-cell>
        </table:table-row>
        <table:table-row table:style-name="ro1">
          <table:table-cell office:value-type="float" office:value="1.61144587568251E+018" calcext:value-type="float">
            <text:p>1.61144587568251E+018</text:p>
          </table:table-cell>
          <table:table-cell office:value-type="float" office:value="1.61144587566324E+018" calcext:value-type="float">
            <text:p>1.61144587566324E+018</text:p>
          </table:table-cell>
          <table:table-cell office:value-type="float" office:value="19" calcext:value-type="float">
            <text:p>19</text:p>
          </table:table-cell>
          <table:table-cell office:value-type="float" office:value="-0.00901179081961" calcext:value-type="float">
            <text:p>-0.0090117908</text:p>
          </table:table-cell>
          <table:table-cell office:value-type="float" office:value="-0.012034877648" calcext:value-type="float">
            <text:p>-0.0120348776</text:p>
          </table:table-cell>
          <table:table-cell office:value-type="float" office:value="0.0129693885285" calcext:value-type="float">
            <text:p>0.0129693885</text:p>
          </table:table-cell>
          <table:table-cell office:value-type="float" office:value="0.0146320882861" calcext:value-type="float">
            <text:p>0.0146320883</text:p>
          </table:table-cell>
          <table:table-cell office:value-type="float" office:value="0.0195509928398" calcext:value-type="float">
            <text:p>0.0195509928</text:p>
          </table:table-cell>
          <table:table-cell office:value-type="float" office:value="0.0232309033854" calcext:value-type="float">
            <text:p>0.0232309034</text:p>
          </table:table-cell>
        </table:table-row>
        <table:table-row table:style-name="ro1">
          <table:table-cell office:value-type="float" office:value="1.61144587571371E+018" calcext:value-type="float">
            <text:p>1.61144587571371E+018</text:p>
          </table:table-cell>
          <table:table-cell office:value-type="float" office:value="1.61144587569329E+018" calcext:value-type="float">
            <text:p>1.61144587569329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861879347971" calcext:value-type="float">
            <text:p>-0.0086187935</text:p>
          </table:table-cell>
          <table:table-cell office:value-type="float" office:value="-0.00962341917075" calcext:value-type="float">
            <text:p>-0.0096234192</text:p>
          </table:table-cell>
          <table:table-cell office:value-type="float" office:value="0.016617265821" calcext:value-type="float">
            <text:p>0.0166172658</text:p>
          </table:table-cell>
          <table:table-cell office:value-type="float" office:value="0.0169701362323" calcext:value-type="float">
            <text:p>0.0169701362</text:p>
          </table:table-cell>
          <table:table-cell office:value-type="float" office:value="0.0202687719581" calcext:value-type="float">
            <text:p>0.020268772</text:p>
          </table:table-cell>
          <table:table-cell office:value-type="float" office:value="0.035086083436" calcext:value-type="float">
            <text:p>0.0350860834</text:p>
          </table:table-cell>
        </table:table-row>
        <table:table-row table:style-name="ro1">
          <table:table-cell office:value-type="float" office:value="1.61144587574931E+018" calcext:value-type="float">
            <text:p>1.61144587574931E+018</text:p>
          </table:table-cell>
          <table:table-cell office:value-type="float" office:value="1.61144587572836E+018" calcext:value-type="float">
            <text:p>1.61144587572836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779842344156" calcext:value-type="float">
            <text:p>-0.0077984234</text:p>
          </table:table-cell>
          <table:table-cell office:value-type="float" office:value="-0.00850431782083" calcext:value-type="float">
            <text:p>-0.0085043178</text:p>
          </table:table-cell>
          <table:table-cell office:value-type="float" office:value="0.0109671603476" calcext:value-type="float">
            <text:p>0.0109671603</text:p>
          </table:table-cell>
          <table:table-cell office:value-type="float" office:value="0.0282727911759" calcext:value-type="float">
            <text:p>0.0282727912</text:p>
          </table:table-cell>
          <table:table-cell office:value-type="float" office:value="0.0257153329318" calcext:value-type="float">
            <text:p>0.0257153329</text:p>
          </table:table-cell>
          <table:table-cell office:value-type="float" office:value="0.0371157710128" calcext:value-type="float">
            <text:p>0.037115771</text:p>
          </table:table-cell>
        </table:table-row>
        <table:table-row table:style-name="ro1">
          <table:table-cell office:value-type="float" office:value="1.61144587578266E+018" calcext:value-type="float">
            <text:p>1.61144587578266E+018</text:p>
          </table:table-cell>
          <table:table-cell office:value-type="float" office:value="1.61144587572836E+018" calcext:value-type="float">
            <text:p>1.61144587572836E+018</text:p>
          </table:table-cell>
          <table:table-cell office:value-type="float" office:value="54" calcext:value-type="float">
            <text:p>54</text:p>
          </table:table-cell>
          <table:table-cell office:value-type="float" office:value="-0.0120209826514" calcext:value-type="float">
            <text:p>-0.0120209827</text:p>
          </table:table-cell>
          <table:table-cell office:value-type="float" office:value="-0.00850431782083" calcext:value-type="float">
            <text:p>-0.0085043178</text:p>
          </table:table-cell>
          <table:table-cell office:value-type="float" office:value="0.0121209306114" calcext:value-type="float">
            <text:p>0.0121209306</text:p>
          </table:table-cell>
          <table:table-cell office:value-type="float" office:value="0.0282727911759" calcext:value-type="float">
            <text:p>0.0282727912</text:p>
          </table:table-cell>
          <table:table-cell office:value-type="float" office:value="0.0288119140924" calcext:value-type="float">
            <text:p>0.0288119141</text:p>
          </table:table-cell>
          <table:table-cell office:value-type="float" office:value="0.0371157710128" calcext:value-type="float">
            <text:p>0.037115771</text:p>
          </table:table-cell>
        </table:table-row>
        <table:table-row table:style-name="ro1">
          <table:table-cell office:value-type="float" office:value="1.61144587581571E+018" calcext:value-type="float">
            <text:p>1.61144587581571E+018</text:p>
          </table:table-cell>
          <table:table-cell office:value-type="float" office:value="1.61144587579348E+018" calcext:value-type="float">
            <text:p>1.61144587579348E+018</text:p>
          </table:table-cell>
          <table:table-cell office:value-type="float" office:value="22" calcext:value-type="float">
            <text:p>22</text:p>
          </table:table-cell>
          <table:table-cell office:value-type="float" office:value="-0.0122087619135" calcext:value-type="float">
            <text:p>-0.0122087619</text:p>
          </table:table-cell>
          <table:table-cell office:value-type="float" office:value="-0.00315985010111" calcext:value-type="float">
            <text:p>-0.0031598501</text:p>
          </table:table-cell>
          <table:table-cell office:value-type="float" office:value="0.0116361295514" calcext:value-type="float">
            <text:p>0.0116361296</text:p>
          </table:table-cell>
          <table:table-cell office:value-type="float" office:value="0.00659761968392" calcext:value-type="float">
            <text:p>0.0065976197</text:p>
          </table:table-cell>
          <table:table-cell office:value-type="float" office:value="0.0338602935139" calcext:value-type="float">
            <text:p>0.0338602935</text:p>
          </table:table-cell>
          <table:table-cell office:value-type="float" office:value="0.044872276895" calcext:value-type="float">
            <text:p>0.0448722769</text:p>
          </table:table-cell>
        </table:table-row>
        <table:table-row table:style-name="ro1">
          <table:table-cell office:value-type="float" office:value="1.61144587584854E+018" calcext:value-type="float">
            <text:p>1.61144587584854E+018</text:p>
          </table:table-cell>
          <table:table-cell office:value-type="float" office:value="1.61144587582354E+018" calcext:value-type="float">
            <text:p>1.61144587582354E+018</text:p>
          </table:table-cell>
          <table:table-cell office:value-type="float" office:value="25" calcext:value-type="float">
            <text:p>25</text:p>
          </table:table-cell>
          <table:table-cell office:value-type="float" office:value="-0.0130791583109" calcext:value-type="float">
            <text:p>-0.0130791583</text:p>
          </table:table-cell>
          <table:table-cell office:value-type="float" office:value="-0.00697634222996" calcext:value-type="float">
            <text:p>-0.0069763422</text:p>
          </table:table-cell>
          <table:table-cell office:value-type="float" office:value="0.0139277611737" calcext:value-type="float">
            <text:p>0.0139277612</text:p>
          </table:table-cell>
          <table:table-cell office:value-type="float" office:value="0.0308795427091" calcext:value-type="float">
            <text:p>0.0308795427</text:p>
          </table:table-cell>
          <table:table-cell office:value-type="float" office:value="0.0333383951808" calcext:value-type="float">
            <text:p>0.0333383952</text:p>
          </table:table-cell>
          <table:table-cell office:value-type="float" office:value="0.0436289299903" calcext:value-type="float">
            <text:p>0.04362893</text:p>
          </table:table-cell>
        </table:table-row>
        <table:table-row table:style-name="ro1">
          <table:table-cell office:value-type="float" office:value="1.61144587588164E+018" calcext:value-type="float">
            <text:p>1.61144587588164E+018</text:p>
          </table:table-cell>
          <table:table-cell office:value-type="float" office:value="1.6114458758586E+018" calcext:value-type="float">
            <text:p>1.6114458758586E+018</text:p>
          </table:table-cell>
          <table:table-cell office:value-type="float" office:value="23" calcext:value-type="float">
            <text:p>23</text:p>
          </table:table-cell>
          <table:table-cell office:value-type="float" office:value="-0.0122204346485" calcext:value-type="float">
            <text:p>-0.0122204346</text:p>
          </table:table-cell>
          <table:table-cell office:value-type="float" office:value="-0.00528309130245" calcext:value-type="float">
            <text:p>-0.0052830913</text:p>
          </table:table-cell>
          <table:table-cell office:value-type="float" office:value="0.0121378257049" calcext:value-type="float">
            <text:p>0.0121378257</text:p>
          </table:table-cell>
          <table:table-cell office:value-type="float" office:value="0.0219384617988" calcext:value-type="float">
            <text:p>0.0219384618</text:p>
          </table:table-cell>
          <table:table-cell office:value-type="float" office:value="0.0346049530885" calcext:value-type="float">
            <text:p>0.0346049531</text:p>
          </table:table-cell>
          <table:table-cell office:value-type="float" office:value="0.05394834291" calcext:value-type="float">
            <text:p>0.0539483429</text:p>
          </table:table-cell>
        </table:table-row>
        <table:table-row table:style-name="ro1">
          <table:table-cell office:value-type="float" office:value="1.61144587591526E+018" calcext:value-type="float">
            <text:p>1.61144587591526E+018</text:p>
          </table:table-cell>
          <table:table-cell office:value-type="float" office:value="1.61144587589367E+018" calcext:value-type="float">
            <text:p>1.61144587589367E+018</text:p>
          </table:table-cell>
          <table:table-cell office:value-type="float" office:value="21" calcext:value-type="float">
            <text:p>21</text:p>
          </table:table-cell>
          <table:table-cell office:value-type="float" office:value="-0.0110227213281" calcext:value-type="float">
            <text:p>-0.0110227213</text:p>
          </table:table-cell>
          <table:table-cell office:value-type="float" office:value="-0.0121271922844" calcext:value-type="float">
            <text:p>-0.0121271923</text:p>
          </table:table-cell>
          <table:table-cell office:value-type="float" office:value="0.00968190068394" calcext:value-type="float">
            <text:p>0.0096819007</text:p>
          </table:table-cell>
          <table:table-cell office:value-type="float" office:value="0.02064607028" calcext:value-type="float">
            <text:p>0.0206460703</text:p>
          </table:table-cell>
          <table:table-cell office:value-type="float" office:value="0.0382813412859" calcext:value-type="float">
            <text:p>0.0382813413</text:p>
          </table:table-cell>
          <table:table-cell office:value-type="float" office:value="0.0476038458636" calcext:value-type="float">
            <text:p>0.0476038459</text:p>
          </table:table-cell>
        </table:table-row>
        <table:table-row table:style-name="ro1">
          <table:table-cell office:value-type="float" office:value="1.61144587594866E+018" calcext:value-type="float">
            <text:p>1.61144587594866E+018</text:p>
          </table:table-cell>
          <table:table-cell office:value-type="float" office:value="1.61144587589367E+018" calcext:value-type="float">
            <text:p>1.61144587589367E+018</text:p>
          </table:table-cell>
          <table:table-cell office:value-type="float" office:value="54" calcext:value-type="float">
            <text:p>54</text:p>
          </table:table-cell>
          <table:table-cell office:value-type="float" office:value="-0.00561344806458" calcext:value-type="float">
            <text:p>-0.0056134481</text:p>
          </table:table-cell>
          <table:table-cell office:value-type="float" office:value="-0.0121271922844" calcext:value-type="float">
            <text:p>-0.0121271923</text:p>
          </table:table-cell>
          <table:table-cell office:value-type="float" office:value="-0.000535152132526" calcext:value-type="float">
            <text:p>-0.0005351521</text:p>
          </table:table-cell>
          <table:table-cell office:value-type="float" office:value="0.02064607028" calcext:value-type="float">
            <text:p>0.0206460703</text:p>
          </table:table-cell>
          <table:table-cell office:value-type="float" office:value="0.0381042363182" calcext:value-type="float">
            <text:p>0.0381042363</text:p>
          </table:table-cell>
          <table:table-cell office:value-type="float" office:value="0.0476038458636" calcext:value-type="float">
            <text:p>0.0476038459</text:p>
          </table:table-cell>
        </table:table-row>
        <table:table-row table:style-name="ro1">
          <table:table-cell office:value-type="float" office:value="1.61144587598168E+018" calcext:value-type="float">
            <text:p>1.61144587598168E+018</text:p>
          </table:table-cell>
          <table:table-cell office:value-type="float" office:value="1.61144587593875E+018" calcext:value-type="float">
            <text:p>1.61144587593875E+018</text:p>
          </table:table-cell>
          <table:table-cell office:value-type="float" office:value="42" calcext:value-type="float">
            <text:p>42</text:p>
          </table:table-cell>
          <table:table-cell office:value-type="float" office:value="-0.00487396537625" calcext:value-type="float">
            <text:p>-0.0048739654</text:p>
          </table:table-cell>
          <table:table-cell office:value-type="float" office:value="-0.0100929974065" calcext:value-type="float">
            <text:p>-0.0100929974</text:p>
          </table:table-cell>
          <table:table-cell office:value-type="float" office:value="-0.000760114271721" calcext:value-type="float">
            <text:p>-0.0007601143</text:p>
          </table:table-cell>
          <table:table-cell office:value-type="float" office:value="0.0236807108023" calcext:value-type="float">
            <text:p>0.0236807108</text:p>
          </table:table-cell>
          <table:table-cell office:value-type="float" office:value="0.0355501955406" calcext:value-type="float">
            <text:p>0.0355501955</text:p>
          </table:table-cell>
          <table:table-cell office:value-type="float" office:value="0.058129019949" calcext:value-type="float">
            <text:p>0.0581290199</text:p>
          </table:table-cell>
        </table:table-row>
        <table:table-row table:style-name="ro1">
          <table:table-cell office:value-type="float" office:value="1.61144587601513E+018" calcext:value-type="float">
            <text:p>1.61144587601513E+018</text:p>
          </table:table-cell>
          <table:table-cell office:value-type="float" office:value="1.61144587600388E+018" calcext:value-type="float">
            <text:p>1.61144587600388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304287680871" calcext:value-type="float">
            <text:p>-0.0030428768</text:p>
          </table:table-cell>
          <table:table-cell office:value-type="float" office:value="-0.00884878382251" calcext:value-type="float">
            <text:p>-0.0088487838</text:p>
          </table:table-cell>
          <table:table-cell office:value-type="float" office:value="0.00100868566296" calcext:value-type="float">
            <text:p>0.0010086857</text:p>
          </table:table-cell>
          <table:table-cell office:value-type="float" office:value="0.0252191571558" calcext:value-type="float">
            <text:p>0.0252191572</text:p>
          </table:table-cell>
          <table:table-cell office:value-type="float" office:value="0.0370769720351" calcext:value-type="float">
            <text:p>0.037076972</text:p>
          </table:table-cell>
          <table:table-cell office:value-type="float" office:value="0.0371660694971" calcext:value-type="float">
            <text:p>0.0371660695</text:p>
          </table:table-cell>
        </table:table-row>
        <table:table-row table:style-name="ro1">
          <table:table-cell office:value-type="float" office:value="1.61144587604872E+018" calcext:value-type="float">
            <text:p>1.61144587604872E+018</text:p>
          </table:table-cell>
          <table:table-cell office:value-type="float" office:value="1.61144587603393E+018" calcext:value-type="float">
            <text:p>1.61144587603393E+018</text:p>
          </table:table-cell>
          <table:table-cell office:value-type="float" office:value="14" calcext:value-type="float">
            <text:p>14</text:p>
          </table:table-cell>
          <table:table-cell office:value-type="float" office:value="-0.00278937798381" calcext:value-type="float">
            <text:p>-0.002789378</text:p>
          </table:table-cell>
          <table:table-cell office:value-type="float" office:value="-0.0121596823932" calcext:value-type="float">
            <text:p>-0.0121596824</text:p>
          </table:table-cell>
          <table:table-cell office:value-type="float" office:value="0.00666593817873" calcext:value-type="float">
            <text:p>0.0066659382</text:p>
          </table:table-cell>
          <table:table-cell office:value-type="float" office:value="0.0330528702449" calcext:value-type="float">
            <text:p>0.0330528702</text:p>
          </table:table-cell>
          <table:table-cell office:value-type="float" office:value="0.0350686070279" calcext:value-type="float">
            <text:p>0.035068607</text:p>
          </table:table-cell>
          <table:table-cell office:value-type="float" office:value="0.0465325304524" calcext:value-type="float">
            <text:p>0.0465325305</text:p>
          </table:table-cell>
        </table:table-row>
        <table:table-row table:style-name="ro1">
          <table:table-cell office:value-type="float" office:value="1.61144587608174E+018" calcext:value-type="float">
            <text:p>1.61144587608174E+018</text:p>
          </table:table-cell>
          <table:table-cell office:value-type="float" office:value="1.61144587606399E+018" calcext:value-type="float">
            <text:p>1.61144587606399E+018</text:p>
          </table:table-cell>
          <table:table-cell office:value-type="float" office:value="17" calcext:value-type="float">
            <text:p>17</text:p>
          </table:table-cell>
          <table:table-cell office:value-type="float" office:value="-0.00392402380168" calcext:value-type="float">
            <text:p>-0.0039240238</text:p>
          </table:table-cell>
          <table:table-cell office:value-type="float" office:value="-0.000858961492114" calcext:value-type="float">
            <text:p>-0.0008589615</text:p>
          </table:table-cell>
          <table:table-cell office:value-type="float" office:value="0.0153160647278" calcext:value-type="float">
            <text:p>0.0153160647</text:p>
          </table:table-cell>
          <table:table-cell office:value-type="float" office:value="0.031312463776" calcext:value-type="float">
            <text:p>0.0313124638</text:p>
          </table:table-cell>
          <table:table-cell office:value-type="float" office:value="0.036401554589" calcext:value-type="float">
            <text:p>0.0364015546</text:p>
          </table:table-cell>
          <table:table-cell office:value-type="float" office:value="0.0422022105569" calcext:value-type="float">
            <text:p>0.0422022106</text:p>
          </table:table-cell>
        </table:table-row>
        <table:table-row table:style-name="ro1">
          <table:table-cell office:value-type="float" office:value="1.61144587611572E+018" calcext:value-type="float">
            <text:p>1.61144587611572E+018</text:p>
          </table:table-cell>
          <table:table-cell office:value-type="float" office:value="1.61144587609906E+018" calcext:value-type="float">
            <text:p>1.61144587609906E+018</text:p>
          </table:table-cell>
          <table:table-cell office:value-type="float" office:value="16" calcext:value-type="float">
            <text:p>16</text:p>
          </table:table-cell>
          <table:table-cell office:value-type="float" office:value="-0.0054332754968" calcext:value-type="float">
            <text:p>-0.0054332755</text:p>
          </table:table-cell>
          <table:table-cell office:value-type="float" office:value="0.00743230865384" calcext:value-type="float">
            <text:p>0.0074323087</text:p>
          </table:table-cell>
          <table:table-cell office:value-type="float" office:value="0.0211955242266" calcext:value-type="float">
            <text:p>0.0211955242</text:p>
          </table:table-cell>
          <table:table-cell office:value-type="float" office:value="0.0389587132887" calcext:value-type="float">
            <text:p>0.0389587133</text:p>
          </table:table-cell>
          <table:table-cell office:value-type="float" office:value="0.0338688830918" calcext:value-type="float">
            <text:p>0.0338688831</text:p>
          </table:table-cell>
          <table:table-cell office:value-type="float" office:value="0.057019308842" calcext:value-type="float">
            <text:p>0.0570193088</text:p>
          </table:table-cell>
        </table:table-row>
        <table:table-row table:style-name="ro1">
          <table:table-cell office:value-type="float" office:value="1.61144587614991E+018" calcext:value-type="float">
            <text:p>1.61144587614991E+018</text:p>
          </table:table-cell>
          <table:table-cell office:value-type="float" office:value="1.61144587609906E+018" calcext:value-type="float">
            <text:p>1.61144587609906E+018</text:p>
          </table:table-cell>
          <table:table-cell office:value-type="float" office:value="50" calcext:value-type="float">
            <text:p>50</text:p>
          </table:table-cell>
          <table:table-cell office:value-type="float" office:value="-0.00115269443731" calcext:value-type="float">
            <text:p>-0.0011526944</text:p>
          </table:table-cell>
          <table:table-cell office:value-type="float" office:value="0.00743230865384" calcext:value-type="float">
            <text:p>0.0074323087</text:p>
          </table:table-cell>
          <table:table-cell office:value-type="float" office:value="0.0126264325671" calcext:value-type="float">
            <text:p>0.0126264326</text:p>
          </table:table-cell>
          <table:table-cell office:value-type="float" office:value="0.0389587132887" calcext:value-type="float">
            <text:p>0.0389587133</text:p>
          </table:table-cell>
          <table:table-cell office:value-type="float" office:value="0.036188382793" calcext:value-type="float">
            <text:p>0.0361883828</text:p>
          </table:table-cell>
          <table:table-cell office:value-type="float" office:value="0.057019308842" calcext:value-type="float">
            <text:p>0.0570193088</text:p>
          </table:table-cell>
        </table:table-row>
        <table:table-row table:style-name="ro1">
          <table:table-cell office:value-type="float" office:value="1.61144587618169E+018" calcext:value-type="float">
            <text:p>1.61144587618169E+018</text:p>
          </table:table-cell>
          <table:table-cell office:value-type="float" office:value="1.61144587612911E+018" calcext:value-type="float">
            <text:p>1.61144587612911E+018</text:p>
          </table:table-cell>
          <table:table-cell office:value-type="float" office:value="52" calcext:value-type="float">
            <text:p>52</text:p>
          </table:table-cell>
          <table:table-cell office:value-type="float" office:value="-0.000718059962334" calcext:value-type="float">
            <text:p>-0.00071806</text:p>
          </table:table-cell>
          <table:table-cell office:value-type="float" office:value="0.00773602803715" calcext:value-type="float">
            <text:p>0.007736028</text:p>
          </table:table-cell>
          <table:table-cell office:value-type="float" office:value="0.020030793519" calcext:value-type="float">
            <text:p>0.0200307935</text:p>
          </table:table-cell>
          <table:table-cell office:value-type="float" office:value="0.0291888057537" calcext:value-type="float">
            <text:p>0.0291888058</text:p>
          </table:table-cell>
          <table:table-cell office:value-type="float" office:value="0.0352399335657" calcext:value-type="float">
            <text:p>0.0352399336</text:p>
          </table:table-cell>
          <table:table-cell office:value-type="float" office:value="0.0475360547839" calcext:value-type="float">
            <text:p>0.0475360548</text:p>
          </table:table-cell>
        </table:table-row>
        <table:table-row table:style-name="ro1">
          <table:table-cell office:value-type="float" office:value="1.61144587621508E+018" calcext:value-type="float">
            <text:p>1.61144587621508E+018</text:p>
          </table:table-cell>
          <table:table-cell office:value-type="float" office:value="1.61144587619424E+018" calcext:value-type="float">
            <text:p>1.61144587619424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12637179428" calcext:value-type="float">
            <text:p>-0.0012637179</text:p>
          </table:table-cell>
          <table:table-cell office:value-type="float" office:value="0.00785031836846" calcext:value-type="float">
            <text:p>0.0078503184</text:p>
          </table:table-cell>
          <table:table-cell office:value-type="float" office:value="0.0223141520671" calcext:value-type="float">
            <text:p>0.0223141521</text:p>
          </table:table-cell>
          <table:table-cell office:value-type="float" office:value="0.0408125428884" calcext:value-type="float">
            <text:p>0.0408125429</text:p>
          </table:table-cell>
          <table:table-cell office:value-type="float" office:value="0.0412275690637" calcext:value-type="float">
            <text:p>0.0412275691</text:p>
          </table:table-cell>
          <table:table-cell office:value-type="float" office:value="0.0451698300994" calcext:value-type="float">
            <text:p>0.0451698301</text:p>
          </table:table-cell>
        </table:table-row>
        <table:table-row table:style-name="ro1">
          <table:table-cell office:value-type="float" office:value="1.6114458762495E+018" calcext:value-type="float">
            <text:p>1.6114458762495E+018</text:p>
          </table:table-cell>
          <table:table-cell office:value-type="float" office:value="1.6114458762293E+018" calcext:value-type="float">
            <text:p>1.6114458762293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426982064491" calcext:value-type="float">
            <text:p>-0.0042698206</text:p>
          </table:table-cell>
          <table:table-cell office:value-type="float" office:value="0.00506382210792" calcext:value-type="float">
            <text:p>0.0050638221</text:p>
          </table:table-cell>
          <table:table-cell office:value-type="float" office:value="0.0245902558927" calcext:value-type="float">
            <text:p>0.0245902559</text:p>
          </table:table-cell>
          <table:table-cell office:value-type="float" office:value="0.0442528063581" calcext:value-type="float">
            <text:p>0.0442528064</text:p>
          </table:table-cell>
          <table:table-cell office:value-type="float" office:value="0.0457907905644" calcext:value-type="float">
            <text:p>0.0457907906</text:p>
          </table:table-cell>
          <table:table-cell office:value-type="float" office:value="0.0458526651842" calcext:value-type="float">
            <text:p>0.0458526652</text:p>
          </table:table-cell>
        </table:table-row>
        <table:table-row table:style-name="ro1">
          <table:table-cell office:value-type="float" office:value="1.61144587628166E+018" calcext:value-type="float">
            <text:p>1.61144587628166E+018</text:p>
          </table:table-cell>
          <table:table-cell office:value-type="float" office:value="1.61144587625936E+018" calcext:value-type="float">
            <text:p>1.61144587625936E+018</text:p>
          </table:table-cell>
          <table:table-cell office:value-type="float" office:value="22" calcext:value-type="float">
            <text:p>22</text:p>
          </table:table-cell>
          <table:table-cell office:value-type="float" office:value="-0.00727662124297" calcext:value-type="float">
            <text:p>-0.0072766212</text:p>
          </table:table-cell>
          <table:table-cell office:value-type="float" office:value="0.00278900432581" calcext:value-type="float">
            <text:p>0.0027890043</text:p>
          </table:table-cell>
          <table:table-cell office:value-type="float" office:value="0.024337256278" calcext:value-type="float">
            <text:p>0.0243372563</text:p>
          </table:table-cell>
          <table:table-cell office:value-type="float" office:value="0.0420465076051" calcext:value-type="float">
            <text:p>0.0420465076</text:p>
          </table:table-cell>
          <table:table-cell office:value-type="float" office:value="0.0466051695597" calcext:value-type="float">
            <text:p>0.0466051696</text:p>
          </table:table-cell>
          <table:table-cell office:value-type="float" office:value="0.05205243344" calcext:value-type="float">
            <text:p>0.0520524334</text:p>
          </table:table-cell>
        </table:table-row>
        <table:table-row table:style-name="ro1">
          <table:table-cell office:value-type="float" office:value="1.61144587631561E+018" calcext:value-type="float">
            <text:p>1.61144587631561E+018</text:p>
          </table:table-cell>
          <table:table-cell office:value-type="float" office:value="1.61144587629443E+018" calcext:value-type="float">
            <text:p>1.61144587629443E+018</text:p>
          </table:table-cell>
          <table:table-cell office:value-type="float" office:value="21" calcext:value-type="float">
            <text:p>21</text:p>
          </table:table-cell>
          <table:table-cell office:value-type="float" office:value="-0.00794469759165" calcext:value-type="float">
            <text:p>-0.0079446976</text:p>
          </table:table-cell>
          <table:table-cell office:value-type="float" office:value="-0.0107481751851" calcext:value-type="float">
            <text:p>-0.0107481752</text:p>
          </table:table-cell>
          <table:table-cell office:value-type="float" office:value="0.0276211026127" calcext:value-type="float">
            <text:p>0.0276211026</text:p>
          </table:table-cell>
          <table:table-cell office:value-type="float" office:value="0.0511763542237" calcext:value-type="float">
            <text:p>0.0511763542</text:p>
          </table:table-cell>
          <table:table-cell office:value-type="float" office:value="0.0484487643747" calcext:value-type="float">
            <text:p>0.0484487644</text:p>
          </table:table-cell>
          <table:table-cell office:value-type="float" office:value="0.0459644107714" calcext:value-type="float">
            <text:p>0.0459644108</text:p>
          </table:table-cell>
        </table:table-row>
        <table:table-row table:style-name="ro1">
          <table:table-cell office:value-type="float" office:value="1.61144587634916E+018" calcext:value-type="float">
            <text:p>1.61144587634916E+018</text:p>
          </table:table-cell>
          <table:table-cell office:value-type="float" office:value="1.61144587632448E+018" calcext:value-type="float">
            <text:p>1.61144587632448E+018</text:p>
          </table:table-cell>
          <table:table-cell office:value-type="float" office:value="24" calcext:value-type="float">
            <text:p>24</text:p>
          </table:table-cell>
          <table:table-cell office:value-type="float" office:value="-0.00796751286857" calcext:value-type="float">
            <text:p>-0.0079675129</text:p>
          </table:table-cell>
          <table:table-cell office:value-type="float" office:value="-0.0129269654453" calcext:value-type="float">
            <text:p>-0.0129269654</text:p>
          </table:table-cell>
          <table:table-cell office:value-type="float" office:value="0.0268334581729" calcext:value-type="float">
            <text:p>0.0268334582</text:p>
          </table:table-cell>
          <table:table-cell office:value-type="float" office:value="0.0485726596435" calcext:value-type="float">
            <text:p>0.0485726596</text:p>
          </table:table-cell>
          <table:table-cell office:value-type="float" office:value="0.0476816211633" calcext:value-type="float">
            <text:p>0.0476816212</text:p>
          </table:table-cell>
          <table:table-cell office:value-type="float" office:value="0.0664864027666" calcext:value-type="float">
            <text:p>0.0664864028</text:p>
          </table:table-cell>
        </table:table-row>
        <table:table-row table:style-name="ro1">
          <table:table-cell office:value-type="float" office:value="1.61144587638337E+018" calcext:value-type="float">
            <text:p>1.61144587638337E+018</text:p>
          </table:table-cell>
          <table:table-cell office:value-type="float" office:value="1.61144587635955E+018" calcext:value-type="float">
            <text:p>1.61144587635955E+018</text:p>
          </table:table-cell>
          <table:table-cell office:value-type="float" office:value="23" calcext:value-type="float">
            <text:p>23</text:p>
          </table:table-cell>
          <table:table-cell office:value-type="float" office:value="-0.00854127262974" calcext:value-type="float">
            <text:p>-0.0085412726</text:p>
          </table:table-cell>
          <table:table-cell office:value-type="float" office:value="-0.0154125413977" calcext:value-type="float">
            <text:p>-0.0154125414</text:p>
          </table:table-cell>
          <table:table-cell office:value-type="float" office:value="0.0206078463518" calcext:value-type="float">
            <text:p>0.0206078464</text:p>
          </table:table-cell>
          <table:table-cell office:value-type="float" office:value="0.0343855896689" calcext:value-type="float">
            <text:p>0.0343855897</text:p>
          </table:table-cell>
          <table:table-cell office:value-type="float" office:value="0.0505063069213" calcext:value-type="float">
            <text:p>0.0505063069</text:p>
          </table:table-cell>
          <table:table-cell office:value-type="float" office:value="0.0498004877019" calcext:value-type="float">
            <text:p>0.0498004877</text:p>
          </table:table-cell>
        </table:table-row>
        <table:table-row table:style-name="ro1">
          <table:table-cell office:value-type="float" office:value="1.6114458764156E+018" calcext:value-type="float">
            <text:p>1.6114458764156E+018</text:p>
          </table:table-cell>
          <table:table-cell office:value-type="float" office:value="1.61144587639461E+018" calcext:value-type="float">
            <text:p>1.61144587639461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824889868531" calcext:value-type="float">
            <text:p>-0.0082488987</text:p>
          </table:table-cell>
          <table:table-cell office:value-type="float" office:value="-0.0191322466405" calcext:value-type="float">
            <text:p>-0.0191322466</text:p>
          </table:table-cell>
          <table:table-cell office:value-type="float" office:value="0.0196988883054" calcext:value-type="float">
            <text:p>0.0196988883</text:p>
          </table:table-cell>
          <table:table-cell office:value-type="float" office:value="0.0383777985768" calcext:value-type="float">
            <text:p>0.0383777986</text:p>
          </table:table-cell>
          <table:table-cell office:value-type="float" office:value="0.051153457124" calcext:value-type="float">
            <text:p>0.0511534571</text:p>
          </table:table-cell>
          <table:table-cell office:value-type="float" office:value="0.0519155250019" calcext:value-type="float">
            <text:p>0.051915525</text:p>
          </table:table-cell>
        </table:table-row>
        <table:table-row table:style-name="ro1">
          <table:table-cell office:value-type="float" office:value="1.61144587644987E+018" calcext:value-type="float">
            <text:p>1.61144587644987E+018</text:p>
          </table:table-cell>
          <table:table-cell office:value-type="float" office:value="1.61144587643469E+018" calcext:value-type="float">
            <text:p>1.61144587643469E+018</text:p>
          </table:table-cell>
          <table:table-cell office:value-type="float" office:value="15" calcext:value-type="float">
            <text:p>15</text:p>
          </table:table-cell>
          <table:table-cell office:value-type="float" office:value="-0.00736309768554" calcext:value-type="float">
            <text:p>-0.0073630977</text:p>
          </table:table-cell>
          <table:table-cell office:value-type="float" office:value="-0.0168261516618" calcext:value-type="float">
            <text:p>-0.0168261517</text:p>
          </table:table-cell>
          <table:table-cell office:value-type="float" office:value="0.022332313732" calcext:value-type="float">
            <text:p>0.0223323137</text:p>
          </table:table-cell>
          <table:table-cell office:value-type="float" office:value="0.0489179194094" calcext:value-type="float">
            <text:p>0.0489179194</text:p>
          </table:table-cell>
          <table:table-cell office:value-type="float" office:value="0.0494357413398" calcext:value-type="float">
            <text:p>0.0494357413</text:p>
          </table:table-cell>
          <table:table-cell office:value-type="float" office:value="0.0703336343544" calcext:value-type="float">
            <text:p>0.0703336344</text:p>
          </table:table-cell>
        </table:table-row>
        <table:table-row table:style-name="ro1">
          <table:table-cell office:value-type="float" office:value="1.61144587648347E+018" calcext:value-type="float">
            <text:p>1.61144587648347E+018</text:p>
          </table:table-cell>
          <table:table-cell office:value-type="float" office:value="1.61144587643469E+018" calcext:value-type="float">
            <text:p>1.61144587643469E+018</text:p>
          </table:table-cell>
          <table:table-cell office:value-type="float" office:value="48" calcext:value-type="float">
            <text:p>48</text:p>
          </table:table-cell>
          <table:table-cell office:value-type="float" office:value="-0.00429148693437" calcext:value-type="float">
            <text:p>-0.0042914869</text:p>
          </table:table-cell>
          <table:table-cell office:value-type="float" office:value="-0.0168261516618" calcext:value-type="float">
            <text:p>-0.0168261517</text:p>
          </table:table-cell>
          <table:table-cell office:value-type="float" office:value="0.0210496956889" calcext:value-type="float">
            <text:p>0.0210496957</text:p>
          </table:table-cell>
          <table:table-cell office:value-type="float" office:value="0.0489179194094" calcext:value-type="float">
            <text:p>0.0489179194</text:p>
          </table:table-cell>
          <table:table-cell office:value-type="float" office:value="0.0471992269393" calcext:value-type="float">
            <text:p>0.0471992269</text:p>
          </table:table-cell>
          <table:table-cell office:value-type="float" office:value="0.0703336343544" calcext:value-type="float">
            <text:p>0.0703336344</text:p>
          </table:table-cell>
        </table:table-row>
        <table:table-row table:style-name="ro1">
          <table:table-cell office:value-type="float" office:value="1.61144587651353E+018" calcext:value-type="float">
            <text:p>1.61144587651353E+018</text:p>
          </table:table-cell>
          <table:table-cell office:value-type="float" office:value="1.61144587646976E+018" calcext:value-type="float">
            <text:p>1.61144587646976E+018</text:p>
          </table:table-cell>
          <table:table-cell office:value-type="float" office:value="43" calcext:value-type="float">
            <text:p>43</text:p>
          </table:table-cell>
          <table:table-cell office:value-type="float" office:value="-0.00188439292856" calcext:value-type="float">
            <text:p>-0.0018843929</text:p>
          </table:table-cell>
          <table:table-cell office:value-type="float" office:value="-0.0134726488525" calcext:value-type="float">
            <text:p>-0.0134726489</text:p>
          </table:table-cell>
          <table:table-cell office:value-type="float" office:value="0.0193556376499" calcext:value-type="float">
            <text:p>0.0193556376</text:p>
          </table:table-cell>
          <table:table-cell office:value-type="float" office:value="0.0405270093032" calcext:value-type="float">
            <text:p>0.0405270093</text:p>
          </table:table-cell>
          <table:table-cell office:value-type="float" office:value="0.0446321905803" calcext:value-type="float">
            <text:p>0.0446321906</text:p>
          </table:table-cell>
          <table:table-cell office:value-type="float" office:value="0.0561314040853" calcext:value-type="float">
            <text:p>0.0561314041</text:p>
          </table:table-cell>
        </table:table-row>
        <table:table-row table:style-name="ro1">
          <table:table-cell office:value-type="float" office:value="1.61144587654946E+018" calcext:value-type="float">
            <text:p>1.61144587654946E+018</text:p>
          </table:table-cell>
          <table:table-cell office:value-type="float" office:value="1.61144587653488E+018" calcext:value-type="float">
            <text:p>1.61144587653488E+018</text:p>
          </table:table-cell>
          <table:table-cell office:value-type="float" office:value="14" calcext:value-type="float">
            <text:p>14</text:p>
          </table:table-cell>
          <table:table-cell office:value-type="float" office:value="0.000831987668086" calcext:value-type="float">
            <text:p>0.0008319877</text:p>
          </table:table-cell>
          <table:table-cell office:value-type="float" office:value="0.000395242760856" calcext:value-type="float">
            <text:p>0.0003952428</text:p>
          </table:table-cell>
          <table:table-cell office:value-type="float" office:value="0.0226449281416" calcext:value-type="float">
            <text:p>0.0226449281</text:p>
          </table:table-cell>
          <table:table-cell office:value-type="float" office:value="0.03141821779" calcext:value-type="float">
            <text:p>0.0314182178</text:p>
          </table:table-cell>
          <table:table-cell office:value-type="float" office:value="0.0428692398651" calcext:value-type="float">
            <text:p>0.0428692399</text:p>
          </table:table-cell>
          <table:table-cell office:value-type="float" office:value="0.0544136383877" calcext:value-type="float">
            <text:p>0.0544136384</text:p>
          </table:table-cell>
        </table:table-row>
        <table:table-row table:style-name="ro1">
          <table:table-cell office:value-type="float" office:value="1.61144587658189E+018" calcext:value-type="float">
            <text:p>1.61144587658189E+018</text:p>
          </table:table-cell>
          <table:table-cell office:value-type="float" office:value="1.61144587656494E+018" calcext:value-type="float">
            <text:p>1.61144587656494E+018</text:p>
          </table:table-cell>
          <table:table-cell office:value-type="float" office:value="16" calcext:value-type="float">
            <text:p>16</text:p>
          </table:table-cell>
          <table:table-cell office:value-type="float" office:value="0.000143742307419" calcext:value-type="float">
            <text:p>0.0001437423</text:p>
          </table:table-cell>
          <table:table-cell office:value-type="float" office:value="0.00413797625082" calcext:value-type="float">
            <text:p>0.0041379763</text:p>
          </table:table-cell>
          <table:table-cell office:value-type="float" office:value="0.0213748978646" calcext:value-type="float">
            <text:p>0.0213748979</text:p>
          </table:table-cell>
          <table:table-cell office:value-type="float" office:value="0.0333734225325" calcext:value-type="float">
            <text:p>0.0333734225</text:p>
          </table:table-cell>
          <table:table-cell office:value-type="float" office:value="0.0408961678332" calcext:value-type="float">
            <text:p>0.0408961678</text:p>
          </table:table-cell>
          <table:table-cell office:value-type="float" office:value="0.0399581103032" calcext:value-type="float">
            <text:p>0.0399581103</text:p>
          </table:table-cell>
        </table:table-row>
        <table:table-row table:style-name="ro1">
          <table:table-cell office:value-type="float" office:value="1.61144587661567E+018" calcext:value-type="float">
            <text:p>1.61144587661567E+018</text:p>
          </table:table-cell>
          <table:table-cell office:value-type="float" office:value="1.61144587656494E+018" calcext:value-type="float">
            <text:p>1.61144587656494E+018</text:p>
          </table:table-cell>
          <table:table-cell office:value-type="float" office:value="50" calcext:value-type="float">
            <text:p>50</text:p>
          </table:table-cell>
          <table:table-cell office:value-type="float" office:value="-0.000810811518746" calcext:value-type="float">
            <text:p>-0.0008108115</text:p>
          </table:table-cell>
          <table:table-cell office:value-type="float" office:value="0.00413797625082" calcext:value-type="float">
            <text:p>0.0041379763</text:p>
          </table:table-cell>
          <table:table-cell office:value-type="float" office:value="0.023109721461" calcext:value-type="float">
            <text:p>0.0231097215</text:p>
          </table:table-cell>
          <table:table-cell office:value-type="float" office:value="0.0333734225325" calcext:value-type="float">
            <text:p>0.0333734225</text:p>
          </table:table-cell>
          <table:table-cell office:value-type="float" office:value="0.0381429235126" calcext:value-type="float">
            <text:p>0.0381429235</text:p>
          </table:table-cell>
          <table:table-cell office:value-type="float" office:value="0.0399581103032" calcext:value-type="float">
            <text:p>0.0399581103</text:p>
          </table:table-cell>
        </table:table-row>
        <table:table-row table:style-name="ro1">
          <table:table-cell office:value-type="float" office:value="1.61144587664975E+018" calcext:value-type="float">
            <text:p>1.61144587664975E+018</text:p>
          </table:table-cell>
          <table:table-cell office:value-type="float" office:value="1.61144587663006E+018" calcext:value-type="float">
            <text:p>1.61144587663006E+018</text:p>
          </table:table-cell>
          <table:table-cell office:value-type="float" office:value="19" calcext:value-type="float">
            <text:p>19</text:p>
          </table:table-cell>
          <table:table-cell office:value-type="float" office:value="-0.00154782189847" calcext:value-type="float">
            <text:p>-0.0015478219</text:p>
          </table:table-cell>
          <table:table-cell office:value-type="float" office:value="-0.00236748364357" calcext:value-type="float">
            <text:p>-0.0023674836</text:p>
          </table:table-cell>
          <table:table-cell office:value-type="float" office:value="0.0264527571972" calcext:value-type="float">
            <text:p>0.0264527572</text:p>
          </table:table-cell>
          <table:table-cell office:value-type="float" office:value="0.0216806604068" calcext:value-type="float">
            <text:p>0.0216806604</text:p>
          </table:table-cell>
          <table:table-cell office:value-type="float" office:value="0.0367927445011" calcext:value-type="float">
            <text:p>0.0367927445</text:p>
          </table:table-cell>
          <table:table-cell office:value-type="float" office:value="0.0442017875178" calcext:value-type="float">
            <text:p>0.0442017875</text:p>
          </table:table-cell>
        </table:table-row>
        <table:table-row table:style-name="ro1">
          <table:table-cell office:value-type="float" office:value="1.61144587668187E+018" calcext:value-type="float">
            <text:p>1.61144587668187E+018</text:p>
          </table:table-cell>
          <table:table-cell office:value-type="float" office:value="1.61144587666513E+018" calcext:value-type="float">
            <text:p>1.61144587666513E+018</text:p>
          </table:table-cell>
          <table:table-cell office:value-type="float" office:value="16" calcext:value-type="float">
            <text:p>16</text:p>
          </table:table-cell>
          <table:table-cell office:value-type="float" office:value="-0.000196052284761" calcext:value-type="float">
            <text:p>-0.0001960523</text:p>
          </table:table-cell>
          <table:table-cell office:value-type="float" office:value="-0.00521264321471" calcext:value-type="float">
            <text:p>-0.0052126432</text:p>
          </table:table-cell>
          <table:table-cell office:value-type="float" office:value="0.0224376164284" calcext:value-type="float">
            <text:p>0.0224376164</text:p>
          </table:table-cell>
          <table:table-cell office:value-type="float" office:value="0.0223820427434" calcext:value-type="float">
            <text:p>0.0223820427</text:p>
          </table:table-cell>
          <table:table-cell office:value-type="float" office:value="0.0375513286417" calcext:value-type="float">
            <text:p>0.0375513286</text:p>
          </table:table-cell>
          <table:table-cell office:value-type="float" office:value="0.0399044738667" calcext:value-type="float">
            <text:p>0.0399044739</text:p>
          </table:table-cell>
        </table:table-row>
        <table:table-row table:style-name="ro1">
          <table:table-cell office:value-type="float" office:value="1.61144587671582E+018" calcext:value-type="float">
            <text:p>1.61144587671582E+018</text:p>
          </table:table-cell>
          <table:table-cell office:value-type="float" office:value="1.61144587669518E+018" calcext:value-type="float">
            <text:p>1.61144587669518E+018</text:p>
          </table:table-cell>
          <table:table-cell office:value-type="float" office:value="20" calcext:value-type="float">
            <text:p>20</text:p>
          </table:table-cell>
          <table:table-cell office:value-type="float" office:value="-0.0049879504055" calcext:value-type="float">
            <text:p>-0.0049879504</text:p>
          </table:table-cell>
          <table:table-cell office:value-type="float" office:value="-0.00160197001936" calcext:value-type="float">
            <text:p>-0.00160197</text:p>
          </table:table-cell>
          <table:table-cell office:value-type="float" office:value="0.0229619333401" calcext:value-type="float">
            <text:p>0.0229619333</text:p>
          </table:table-cell>
          <table:table-cell office:value-type="float" office:value="0.0167642473139" calcext:value-type="float">
            <text:p>0.0167642473</text:p>
          </table:table-cell>
          <table:table-cell office:value-type="float" office:value="0.0404238257486" calcext:value-type="float">
            <text:p>0.0404238257</text:p>
          </table:table-cell>
          <table:table-cell office:value-type="float" office:value="0.0401750010925" calcext:value-type="float">
            <text:p>0.0401750011</text:p>
          </table:table-cell>
        </table:table-row>
        <table:table-row table:style-name="ro1">
          <table:table-cell office:value-type="float" office:value="1.61144587674972E+018" calcext:value-type="float">
            <text:p>1.61144587674972E+018</text:p>
          </table:table-cell>
          <table:table-cell office:value-type="float" office:value="1.61144587672524E+018" calcext:value-type="float">
            <text:p>1.61144587672524E+018</text:p>
          </table:table-cell>
          <table:table-cell office:value-type="float" office:value="24" calcext:value-type="float">
            <text:p>24</text:p>
          </table:table-cell>
          <table:table-cell office:value-type="float" office:value="-0.010110869704" calcext:value-type="float">
            <text:p>-0.0101108697</text:p>
          </table:table-cell>
          <table:table-cell office:value-type="float" office:value="-0.0137239583795" calcext:value-type="float">
            <text:p>-0.0137239584</text:p>
          </table:table-cell>
          <table:table-cell office:value-type="float" office:value="0.0239558369359" calcext:value-type="float">
            <text:p>0.0239558369</text:p>
          </table:table-cell>
          <table:table-cell office:value-type="float" office:value="0.0202807585666" calcext:value-type="float">
            <text:p>0.0202807586</text:p>
          </table:table-cell>
          <table:table-cell office:value-type="float" office:value="0.0453121578901" calcext:value-type="float">
            <text:p>0.0453121579</text:p>
          </table:table-cell>
          <table:table-cell office:value-type="float" office:value="0.0344919652703" calcext:value-type="float">
            <text:p>0.0344919653</text:p>
          </table:table-cell>
        </table:table-row>
        <table:table-row table:style-name="ro1">
          <table:table-cell office:value-type="float" office:value="1.6114458767833E+018" calcext:value-type="float">
            <text:p>1.6114458767833E+018</text:p>
          </table:table-cell>
          <table:table-cell office:value-type="float" office:value="1.6114458767603E+018" calcext:value-type="float">
            <text:p>1.6114458767603E+018</text:p>
          </table:table-cell>
          <table:table-cell office:value-type="float" office:value="23" calcext:value-type="float">
            <text:p>23</text:p>
          </table:table-cell>
          <table:table-cell office:value-type="float" office:value="-0.0115846720646" calcext:value-type="float">
            <text:p>-0.0115846721</text:p>
          </table:table-cell>
          <table:table-cell office:value-type="float" office:value="-0.015028847092" calcext:value-type="float">
            <text:p>-0.0150288471</text:p>
          </table:table-cell>
          <table:table-cell office:value-type="float" office:value="0.0231455152676" calcext:value-type="float">
            <text:p>0.0231455153</text:p>
          </table:table-cell>
          <table:table-cell office:value-type="float" office:value="0.0148257231621" calcext:value-type="float">
            <text:p>0.0148257232</text:p>
          </table:table-cell>
          <table:table-cell office:value-type="float" office:value="0.0478914411809" calcext:value-type="float">
            <text:p>0.0478914412</text:p>
          </table:table-cell>
          <table:table-cell office:value-type="float" office:value="0.0488449507465" calcext:value-type="float">
            <text:p>0.0488449507</text:p>
          </table:table-cell>
        </table:table-row>
        <table:table-row table:style-name="ro1">
          <table:table-cell office:value-type="float" office:value="1.61144587681668E+018" calcext:value-type="float">
            <text:p>1.61144587681668E+018</text:p>
          </table:table-cell>
          <table:table-cell office:value-type="float" office:value="1.61144587679036E+018" calcext:value-type="float">
            <text:p>1.61144587679036E+018</text:p>
          </table:table-cell>
          <table:table-cell office:value-type="float" office:value="26" calcext:value-type="float">
            <text:p>26</text:p>
          </table:table-cell>
          <table:table-cell office:value-type="float" office:value="-0.0136325275855" calcext:value-type="float">
            <text:p>-0.0136325276</text:p>
          </table:table-cell>
          <table:table-cell office:value-type="float" office:value="-0.020402634365" calcext:value-type="float">
            <text:p>-0.0204026344</text:p>
          </table:table-cell>
          <table:table-cell office:value-type="float" office:value="0.0219791775795" calcext:value-type="float">
            <text:p>0.0219791776</text:p>
          </table:table-cell>
          <table:table-cell office:value-type="float" office:value="0.0121167417523" calcext:value-type="float">
            <text:p>0.0121167418</text:p>
          </table:table-cell>
          <table:table-cell office:value-type="float" office:value="0.0489041248308" calcext:value-type="float">
            <text:p>0.0489041248</text:p>
          </table:table-cell>
          <table:table-cell office:value-type="float" office:value="0.0419099471634" calcext:value-type="float">
            <text:p>0.0419099472</text:p>
          </table:table-cell>
        </table:table-row>
        <table:table-row table:style-name="ro1">
          <table:table-cell office:value-type="float" office:value="1.61144587684925E+018" calcext:value-type="float">
            <text:p>1.61144587684925E+018</text:p>
          </table:table-cell>
          <table:table-cell office:value-type="float" office:value="1.61144587682543E+018" calcext:value-type="float">
            <text:p>1.61144587682543E+018</text:p>
          </table:table-cell>
          <table:table-cell office:value-type="float" office:value="23" calcext:value-type="float">
            <text:p>23</text:p>
          </table:table-cell>
          <table:table-cell office:value-type="float" office:value="-0.0146041341192" calcext:value-type="float">
            <text:p>-0.0146041341</text:p>
          </table:table-cell>
          <table:table-cell office:value-type="float" office:value="-0.0262298716785" calcext:value-type="float">
            <text:p>-0.0262298717</text:p>
          </table:table-cell>
          <table:table-cell office:value-type="float" office:value="0.0184446956881" calcext:value-type="float">
            <text:p>0.0184446957</text:p>
          </table:table-cell>
          <table:table-cell office:value-type="float" office:value="0.0118902188683" calcext:value-type="float">
            <text:p>0.0118902189</text:p>
          </table:table-cell>
          <table:table-cell office:value-type="float" office:value="0.053615195489" calcext:value-type="float">
            <text:p>0.0536151955</text:p>
          </table:table-cell>
          <table:table-cell office:value-type="float" office:value="0.0428354600661" calcext:value-type="float">
            <text:p>0.0428354601</text:p>
          </table:table-cell>
        </table:table-row>
        <table:table-row table:style-name="ro1">
          <table:table-cell office:value-type="float" office:value="1.61144587688075E+018" calcext:value-type="float">
            <text:p>1.61144587688075E+018</text:p>
          </table:table-cell>
          <table:table-cell office:value-type="float" office:value="1.61144587686049E+018" calcext:value-type="float">
            <text:p>1.61144587686049E+018</text:p>
          </table:table-cell>
          <table:table-cell office:value-type="float" office:value="20" calcext:value-type="float">
            <text:p>20</text:p>
          </table:table-cell>
          <table:table-cell office:value-type="float" office:value="-0.0191394764156" calcext:value-type="float">
            <text:p>-0.0191394764</text:p>
          </table:table-cell>
          <table:table-cell office:value-type="float" office:value="-0.0279687522218" calcext:value-type="float">
            <text:p>-0.0279687522</text:p>
          </table:table-cell>
          <table:table-cell office:value-type="float" office:value="0.0235877771454" calcext:value-type="float">
            <text:p>0.0235877771</text:p>
          </table:table-cell>
          <table:table-cell office:value-type="float" office:value="0.0163103040047" calcext:value-type="float">
            <text:p>0.016310304</text:p>
          </table:table-cell>
          <table:table-cell office:value-type="float" office:value="0.0563525156091" calcext:value-type="float">
            <text:p>0.0563525156</text:p>
          </table:table-cell>
          <table:table-cell office:value-type="float" office:value="0.0384434438923" calcext:value-type="float">
            <text:p>0.0384434439</text:p>
          </table:table-cell>
        </table:table-row>
        <table:table-row table:style-name="ro1">
          <table:table-cell office:value-type="float" office:value="1.61144587691393E+018" calcext:value-type="float">
            <text:p>1.61144587691393E+018</text:p>
          </table:table-cell>
          <table:table-cell office:value-type="float" office:value="1.61144587690558E+018" calcext:value-type="float">
            <text:p>1.61144587690558E+018</text:p>
          </table:table-cell>
          <table:table-cell office:value-type="float" office:value="8" calcext:value-type="float">
            <text:p>8</text:p>
          </table:table-cell>
          <table:table-cell office:value-type="float" office:value="-0.0216900582525" calcext:value-type="float">
            <text:p>-0.0216900583</text:p>
          </table:table-cell>
          <table:table-cell office:value-type="float" office:value="-0.0301354644082" calcext:value-type="float">
            <text:p>-0.0301354644</text:p>
          </table:table-cell>
          <table:table-cell office:value-type="float" office:value="0.0223247820894" calcext:value-type="float">
            <text:p>0.0223247821</text:p>
          </table:table-cell>
          <table:table-cell office:value-type="float" office:value="0.0134400955864" calcext:value-type="float">
            <text:p>0.0134400956</text:p>
          </table:table-cell>
          <table:table-cell office:value-type="float" office:value="0.0590194190981" calcext:value-type="float">
            <text:p>0.0590194191</text:p>
          </table:table-cell>
          <table:table-cell office:value-type="float" office:value="0.053324378457" calcext:value-type="float">
            <text:p>0.0533243785</text:p>
          </table:table-cell>
        </table:table-row>
        <table:table-row table:style-name="ro1">
          <table:table-cell office:value-type="float" office:value="1.61144587694967E+018" calcext:value-type="float">
            <text:p>1.61144587694967E+018</text:p>
          </table:table-cell>
          <table:table-cell office:value-type="float" office:value="1.61144587693564E+018" calcext:value-type="float">
            <text:p>1.61144587693564E+018</text:p>
          </table:table-cell>
          <table:table-cell office:value-type="float" office:value="14" calcext:value-type="float">
            <text:p>14</text:p>
          </table:table-cell>
          <table:table-cell office:value-type="float" office:value="-0.0219223754065" calcext:value-type="float">
            <text:p>-0.0219223754</text:p>
          </table:table-cell>
          <table:table-cell office:value-type="float" office:value="-0.0303647606277" calcext:value-type="float">
            <text:p>-0.0303647606</text:p>
          </table:table-cell>
          <table:table-cell office:value-type="float" office:value="0.0222298727256" calcext:value-type="float">
            <text:p>0.0222298727</text:p>
          </table:table-cell>
          <table:table-cell office:value-type="float" office:value="0.0143095399463" calcext:value-type="float">
            <text:p>0.0143095399</text:p>
          </table:table-cell>
          <table:table-cell office:value-type="float" office:value="0.05842070134" calcext:value-type="float">
            <text:p>0.0584207013</text:p>
          </table:table-cell>
          <table:table-cell office:value-type="float" office:value="0.0573738288546" calcext:value-type="float">
            <text:p>0.0573738289</text:p>
          </table:table-cell>
        </table:table-row>
        <table:table-row table:style-name="ro1">
          <table:table-cell office:value-type="float" office:value="1.61144587698266E+018" calcext:value-type="float">
            <text:p>1.61144587698266E+018</text:p>
          </table:table-cell>
          <table:table-cell office:value-type="float" office:value="1.6114458769707E+018" calcext:value-type="float">
            <text:p>1.6114458769707E+018</text:p>
          </table:table-cell>
          <table:table-cell office:value-type="float" office:value="11" calcext:value-type="float">
            <text:p>11</text:p>
          </table:table-cell>
          <table:table-cell office:value-type="float" office:value="-0.0175162601285" calcext:value-type="float">
            <text:p>-0.0175162601</text:p>
          </table:table-cell>
          <table:table-cell office:value-type="float" office:value="-0.0283623348028" calcext:value-type="float">
            <text:p>-0.0283623348</text:p>
          </table:table-cell>
          <table:table-cell office:value-type="float" office:value="0.0215004441548" calcext:value-type="float">
            <text:p>0.0215004442</text:p>
          </table:table-cell>
          <table:table-cell office:value-type="float" office:value="0.0131141071672" calcext:value-type="float">
            <text:p>0.0131141072</text:p>
          </table:table-cell>
          <table:table-cell office:value-type="float" office:value="0.0590315683147" calcext:value-type="float">
            <text:p>0.0590315683</text:p>
          </table:table-cell>
          <table:table-cell office:value-type="float" office:value="0.0579332253685" calcext:value-type="float">
            <text:p>0.0579332254</text:p>
          </table:table-cell>
        </table:table-row>
        <table:table-row table:style-name="ro1">
          <table:table-cell office:value-type="float" office:value="1.61144587701378E+018" calcext:value-type="float">
            <text:p>1.61144587701378E+018</text:p>
          </table:table-cell>
          <table:table-cell office:value-type="float" office:value="1.61144587700076E+018" calcext:value-type="float">
            <text:p>1.61144587700076E+018</text:p>
          </table:table-cell>
          <table:table-cell office:value-type="float" office:value="13" calcext:value-type="float">
            <text:p>13</text:p>
          </table:table-cell>
          <table:table-cell office:value-type="float" office:value="-0.0190177018447" calcext:value-type="float">
            <text:p>-0.0190177018</text:p>
          </table:table-cell>
          <table:table-cell office:value-type="float" office:value="-0.0261857169766" calcext:value-type="float">
            <text:p>-0.026185717</text:p>
          </table:table-cell>
          <table:table-cell office:value-type="float" office:value="0.0259722225187" calcext:value-type="float">
            <text:p>0.0259722225</text:p>
          </table:table-cell>
          <table:table-cell office:value-type="float" office:value="0.0210655955117" calcext:value-type="float">
            <text:p>0.0210655955</text:p>
          </table:table-cell>
          <table:table-cell office:value-type="float" office:value="0.0566659876848" calcext:value-type="float">
            <text:p>0.0566659877</text:p>
          </table:table-cell>
          <table:table-cell office:value-type="float" office:value="0.0552885797147" calcext:value-type="float">
            <text:p>0.0552885797</text:p>
          </table:table-cell>
        </table:table-row>
        <table:table-row table:style-name="ro1">
          <table:table-cell office:value-type="float" office:value="1.61144587704922E+018" calcext:value-type="float">
            <text:p>1.61144587704922E+018</text:p>
          </table:table-cell>
          <table:table-cell office:value-type="float" office:value="1.61144587703583E+018" calcext:value-type="float">
            <text:p>1.61144587703583E+018</text:p>
          </table:table-cell>
          <table:table-cell office:value-type="float" office:value="13" calcext:value-type="float">
            <text:p>13</text:p>
          </table:table-cell>
          <table:table-cell office:value-type="float" office:value="-0.0164799956693" calcext:value-type="float">
            <text:p>-0.0164799957</text:p>
          </table:table-cell>
          <table:table-cell office:value-type="float" office:value="-0.0263279289175" calcext:value-type="float">
            <text:p>-0.0263279289</text:p>
          </table:table-cell>
          <table:table-cell office:value-type="float" office:value="0.0266457050131" calcext:value-type="float">
            <text:p>0.026645705</text:p>
          </table:table-cell>
          <table:table-cell office:value-type="float" office:value="0.0179660506882" calcext:value-type="float">
            <text:p>0.0179660507</text:p>
          </table:table-cell>
          <table:table-cell office:value-type="float" office:value="0.0509130809163" calcext:value-type="float">
            <text:p>0.0509130809</text:p>
          </table:table-cell>
          <table:table-cell office:value-type="float" office:value="0.0539405317823" calcext:value-type="float">
            <text:p>0.0539405318</text:p>
          </table:table-cell>
        </table:table-row>
        <table:table-row table:style-name="ro1">
          <table:table-cell office:value-type="float" office:value="1.61144587708172E+018" calcext:value-type="float">
            <text:p>1.61144587708172E+018</text:p>
          </table:table-cell>
          <table:table-cell office:value-type="float" office:value="1.61144587706589E+018" calcext:value-type="float">
            <text:p>1.61144587706589E+018</text:p>
          </table:table-cell>
          <table:table-cell office:value-type="float" office:value="15" calcext:value-type="float">
            <text:p>15</text:p>
          </table:table-cell>
          <table:table-cell office:value-type="float" office:value="-0.0123939273284" calcext:value-type="float">
            <text:p>-0.0123939273</text:p>
          </table:table-cell>
          <table:table-cell office:value-type="float" office:value="-0.0240523978919" calcext:value-type="float">
            <text:p>-0.0240523979</text:p>
          </table:table-cell>
          <table:table-cell office:value-type="float" office:value="0.0318740913222" calcext:value-type="float">
            <text:p>0.0318740913</text:p>
          </table:table-cell>
          <table:table-cell office:value-type="float" office:value="0.025686653626" calcext:value-type="float">
            <text:p>0.0256866536</text:p>
          </table:table-cell>
          <table:table-cell office:value-type="float" office:value="0.0457574360916" calcext:value-type="float">
            <text:p>0.0457574361</text:p>
          </table:table-cell>
          <table:table-cell office:value-type="float" office:value="0.0493257413749" calcext:value-type="float">
            <text:p>0.0493257414</text:p>
          </table:table-cell>
        </table:table-row>
        <table:table-row table:style-name="ro1">
          <table:table-cell office:value-type="float" office:value="1.61144587713745E+018" calcext:value-type="float">
            <text:p>1.61144587713745E+018</text:p>
          </table:table-cell>
          <table:table-cell office:value-type="float" office:value="1.61144587713101E+018" calcext:value-type="float">
            <text:p>1.61144587713101E+018</text:p>
          </table:table-cell>
          <table:table-cell office:value-type="float" office:value="6" calcext:value-type="float">
            <text:p>6</text:p>
          </table:table-cell>
          <table:table-cell office:value-type="float" office:value="-0.0135627300244" calcext:value-type="float">
            <text:p>-0.01356273</text:p>
          </table:table-cell>
          <table:table-cell office:value-type="float" office:value="-0.023895369378" calcext:value-type="float">
            <text:p>-0.0238953694</text:p>
          </table:table-cell>
          <table:table-cell office:value-type="float" office:value="0.0293654749291" calcext:value-type="float">
            <text:p>0.0293654749</text:p>
          </table:table-cell>
          <table:table-cell office:value-type="float" office:value="0.021138823529" calcext:value-type="float">
            <text:p>0.0211388235</text:p>
          </table:table-cell>
          <table:table-cell office:value-type="float" office:value="0.036089719896" calcext:value-type="float">
            <text:p>0.0360897199</text:p>
          </table:table-cell>
          <table:table-cell office:value-type="float" office:value="0.0324885805726" calcext:value-type="float">
            <text:p>0.0324885806</text:p>
          </table:table-cell>
        </table:table-row>
        <table:table-row table:style-name="ro1">
          <table:table-cell office:value-type="float" office:value="1.61144587717187E+018" calcext:value-type="float">
            <text:p>1.61144587717187E+018</text:p>
          </table:table-cell>
          <table:table-cell office:value-type="float" office:value="1.61144587716107E+018" calcext:value-type="float">
            <text:p>1.61144587716107E+018</text:p>
          </table:table-cell>
          <table:table-cell office:value-type="float" office:value="10" calcext:value-type="float">
            <text:p>10</text:p>
          </table:table-cell>
          <table:table-cell office:value-type="float" office:value="-0.0123232057649" calcext:value-type="float">
            <text:p>-0.0123232058</text:p>
          </table:table-cell>
          <table:table-cell office:value-type="float" office:value="-0.0291679002972" calcext:value-type="float">
            <text:p>-0.0291679003</text:p>
          </table:table-cell>
          <table:table-cell office:value-type="float" office:value="0.0314902387165" calcext:value-type="float">
            <text:p>0.0314902387</text:p>
          </table:table-cell>
          <table:table-cell office:value-type="float" office:value="0.022559481433" calcext:value-type="float">
            <text:p>0.0225594814</text:p>
          </table:table-cell>
          <table:table-cell office:value-type="float" office:value="0.0339157064876" calcext:value-type="float">
            <text:p>0.0339157065</text:p>
          </table:table-cell>
          <table:table-cell office:value-type="float" office:value="0.0355378081404" calcext:value-type="float">
            <text:p>0.0355378081</text:p>
          </table:table-cell>
        </table:table-row>
        <table:table-row table:style-name="ro1">
          <table:table-cell office:value-type="float" office:value="1.61144587720516E+018" calcext:value-type="float">
            <text:p>1.61144587720516E+018</text:p>
          </table:table-cell>
          <table:table-cell office:value-type="float" office:value="1.61144587719613E+018" calcext:value-type="float">
            <text:p>1.61144587719613E+018</text:p>
          </table:table-cell>
          <table:table-cell office:value-type="float" office:value="9" calcext:value-type="float">
            <text:p>9</text:p>
          </table:table-cell>
          <table:table-cell office:value-type="float" office:value="-0.0125152620735" calcext:value-type="float">
            <text:p>-0.0125152621</text:p>
          </table:table-cell>
          <table:table-cell office:value-type="float" office:value="-0.0267272959221" calcext:value-type="float">
            <text:p>-0.0267272959</text:p>
          </table:table-cell>
          <table:table-cell office:value-type="float" office:value="0.0278093553466" calcext:value-type="float">
            <text:p>0.0278093553</text:p>
          </table:table-cell>
          <table:table-cell office:value-type="float" office:value="0.0238683748666" calcext:value-type="float">
            <text:p>0.0238683749</text:p>
          </table:table-cell>
          <table:table-cell office:value-type="float" office:value="0.0298310385205" calcext:value-type="float">
            <text:p>0.0298310385</text:p>
          </table:table-cell>
          <table:table-cell office:value-type="float" office:value="0.0189351073858" calcext:value-type="float">
            <text:p>0.0189351074</text:p>
          </table:table-cell>
        </table:table-row>
        <table:table-row table:style-name="ro1">
          <table:table-cell office:value-type="float" office:value="1.61144587723952E+018" calcext:value-type="float">
            <text:p>1.61144587723952E+018</text:p>
          </table:table-cell>
          <table:table-cell office:value-type="float" office:value="1.61144587722619E+018" calcext:value-type="float">
            <text:p>1.61144587722619E+018</text:p>
          </table:table-cell>
          <table:table-cell office:value-type="float" office:value="13" calcext:value-type="float">
            <text:p>13</text:p>
          </table:table-cell>
          <table:table-cell office:value-type="float" office:value="-0.01081322251" calcext:value-type="float">
            <text:p>-0.0108132225</text:p>
          </table:table-cell>
          <table:table-cell office:value-type="float" office:value="-0.0318103432456" calcext:value-type="float">
            <text:p>-0.0318103432</text:p>
          </table:table-cell>
          <table:table-cell office:value-type="float" office:value="0.0204145345112" calcext:value-type="float">
            <text:p>0.0204145345</text:p>
          </table:table-cell>
          <table:table-cell office:value-type="float" office:value="0.0160032276736" calcext:value-type="float">
            <text:p>0.0160032277</text:p>
          </table:table-cell>
          <table:table-cell office:value-type="float" office:value="0.0181813822675" calcext:value-type="float">
            <text:p>0.0181813823</text:p>
          </table:table-cell>
          <table:table-cell office:value-type="float" office:value="0.0139494443343" calcext:value-type="float">
            <text:p>0.0139494443</text:p>
          </table:table-cell>
        </table:table-row>
        <table:table-row table:style-name="ro1">
          <table:table-cell office:value-type="float" office:value="1.6114458772797E+018" calcext:value-type="float">
            <text:p>1.6114458772797E+018</text:p>
          </table:table-cell>
          <table:table-cell office:value-type="float" office:value="1.61144587726126E+018" calcext:value-type="float">
            <text:p>1.61144587726126E+018</text:p>
          </table:table-cell>
          <table:table-cell office:value-type="float" office:value="18" calcext:value-type="float">
            <text:p>18</text:p>
          </table:table-cell>
          <table:table-cell office:value-type="float" office:value="-0.00912302610445" calcext:value-type="float">
            <text:p>-0.0091230261</text:p>
          </table:table-cell>
          <table:table-cell office:value-type="float" office:value="-0.02415232674" calcext:value-type="float">
            <text:p>-0.0241523267</text:p>
          </table:table-cell>
          <table:table-cell office:value-type="float" office:value="0.0158730046754" calcext:value-type="float">
            <text:p>0.0158730047</text:p>
          </table:table-cell>
          <table:table-cell office:value-type="float" office:value="0.0118881627369" calcext:value-type="float">
            <text:p>0.0118881627</text:p>
          </table:table-cell>
          <table:table-cell office:value-type="float" office:value="0.0121876504633" calcext:value-type="float">
            <text:p>0.0121876505</text:p>
          </table:table-cell>
          <table:table-cell office:value-type="float" office:value="0.00839905686888" calcext:value-type="float">
            <text:p>0.0083990569</text:p>
          </table:table-cell>
        </table:table-row>
        <table:table-row table:style-name="ro1">
          <table:table-cell office:value-type="float" office:value="1.61144587730382E+018" calcext:value-type="float">
            <text:p>1.61144587730382E+018</text:p>
          </table:table-cell>
          <table:table-cell office:value-type="float" office:value="1.61144587729131E+018" calcext:value-type="float">
            <text:p>1.61144587729131E+018</text:p>
          </table:table-cell>
          <table:table-cell office:value-type="float" office:value="12" calcext:value-type="float">
            <text:p>12</text:p>
          </table:table-cell>
          <table:table-cell office:value-type="float" office:value="-0.00911876202652" calcext:value-type="float">
            <text:p>-0.009118762</text:p>
          </table:table-cell>
          <table:table-cell office:value-type="float" office:value="-0.0255817830074" calcext:value-type="float">
            <text:p>-0.025581783</text:p>
          </table:table-cell>
          <table:table-cell office:value-type="float" office:value="0.0121830576382" calcext:value-type="float">
            <text:p>0.0121830576</text:p>
          </table:table-cell>
          <table:table-cell office:value-type="float" office:value="0.013122521178" calcext:value-type="float">
            <text:p>0.0131225212</text:p>
          </table:table-cell>
          <table:table-cell office:value-type="float" office:value="0.00836692331775" calcext:value-type="float">
            <text:p>0.0083669233</text:p>
          </table:table-cell>
          <table:table-cell office:value-type="float" office:value="-0.00706776810555" calcext:value-type="float">
            <text:p>-0.0070677681</text:p>
          </table:table-cell>
        </table:table-row>
        <table:table-row table:style-name="ro1">
          <table:table-cell office:value-type="float" office:value="1.61144587734474E+018" calcext:value-type="float">
            <text:p>1.61144587734474E+018</text:p>
          </table:table-cell>
          <table:table-cell office:value-type="float" office:value="1.61144587732638E+018" calcext:value-type="float">
            <text:p>1.61144587732638E+018</text:p>
          </table:table-cell>
          <table:table-cell office:value-type="float" office:value="18" calcext:value-type="float">
            <text:p>18</text:p>
          </table:table-cell>
          <table:table-cell office:value-type="float" office:value="-0.00800722559038" calcext:value-type="float">
            <text:p>-0.0080072256</text:p>
          </table:table-cell>
          <table:table-cell office:value-type="float" office:value="-0.0143982018412" calcext:value-type="float">
            <text:p>-0.0143982018</text:p>
          </table:table-cell>
          <table:table-cell office:value-type="float" office:value="-0.000250130010129" calcext:value-type="float">
            <text:p>-0.00025013</text:p>
          </table:table-cell>
          <table:table-cell office:value-type="float" office:value="0.00746888137223" calcext:value-type="float">
            <text:p>0.0074688814</text:p>
          </table:table-cell>
          <table:table-cell office:value-type="float" office:value="-0.000274286505455" calcext:value-type="float">
            <text:p>-0.0002742865</text:p>
          </table:table-cell>
          <table:table-cell office:value-type="float" office:value="0.0054939271385" calcext:value-type="float">
            <text:p>0.0054939271</text:p>
          </table:table-cell>
        </table:table-row>
        <table:table-row table:style-name="ro1">
          <table:table-cell office:value-type="float" office:value="1.61144587737738E+018" calcext:value-type="float">
            <text:p>1.61144587737738E+018</text:p>
          </table:table-cell>
          <table:table-cell office:value-type="float" office:value="1.61144587736144E+018" calcext:value-type="float">
            <text:p>1.61144587736144E+018</text:p>
          </table:table-cell>
          <table:table-cell office:value-type="float" office:value="15" calcext:value-type="float">
            <text:p>15</text:p>
          </table:table-cell>
          <table:table-cell office:value-type="float" office:value="-0.0121756635758" calcext:value-type="float">
            <text:p>-0.0121756636</text:p>
          </table:table-cell>
          <table:table-cell office:value-type="float" office:value="-0.0153335347373" calcext:value-type="float">
            <text:p>-0.0153335347</text:p>
          </table:table-cell>
          <table:table-cell office:value-type="float" office:value="-0.00755694045624" calcext:value-type="float">
            <text:p>-0.0075569405</text:p>
          </table:table-cell>
          <table:table-cell office:value-type="float" office:value="-0.00356150496567" calcext:value-type="float">
            <text:p>-0.003561505</text:p>
          </table:table-cell>
          <table:table-cell office:value-type="float" office:value="-0.00613441690526" calcext:value-type="float">
            <text:p>-0.0061344169</text:p>
          </table:table-cell>
          <table:table-cell office:value-type="float" office:value="-0.0122289764774" calcext:value-type="float">
            <text:p>-0.0122289765</text:p>
          </table:table-cell>
        </table:table-row>
        <table:table-row table:style-name="ro1">
          <table:table-cell office:value-type="float" office:value="1.61144587740995E+018" calcext:value-type="float">
            <text:p>1.61144587740995E+018</text:p>
          </table:table-cell>
          <table:table-cell office:value-type="float" office:value="1.61144587740653E+018" calcext:value-type="float">
            <text:p>1.61144587740653E+018</text:p>
          </table:table-cell>
          <table:table-cell office:value-type="float" office:value="3" calcext:value-type="float">
            <text:p>3</text:p>
          </table:table-cell>
          <table:table-cell office:value-type="float" office:value="-0.0124795967715" calcext:value-type="float">
            <text:p>-0.0124795968</text:p>
          </table:table-cell>
          <table:table-cell office:value-type="float" office:value="-0.0163324879291" calcext:value-type="float">
            <text:p>-0.0163324879</text:p>
          </table:table-cell>
          <table:table-cell office:value-type="float" office:value="-0.0206967676891" calcext:value-type="float">
            <text:p>-0.0206967677</text:p>
          </table:table-cell>
          <table:table-cell office:value-type="float" office:value="-0.0179036153079" calcext:value-type="float">
            <text:p>-0.0179036153</text:p>
          </table:table-cell>
          <table:table-cell office:value-type="float" office:value="-0.0090534824043" calcext:value-type="float">
            <text:p>-0.0090534824</text:p>
          </table:table-cell>
          <table:table-cell office:value-type="float" office:value="-0.00442060672525" calcext:value-type="float">
            <text:p>-0.0044206067</text:p>
          </table:table-cell>
        </table:table-row>
        <table:table-row table:style-name="ro1">
          <table:table-cell office:value-type="float" office:value="1.61144587743767E+018" calcext:value-type="float">
            <text:p>1.61144587743767E+018</text:p>
          </table:table-cell>
          <table:table-cell office:value-type="float" office:value="1.61144587743659E+018" calcext:value-type="float">
            <text:p>1.61144587743659E+018</text:p>
          </table:table-cell>
          <table:table-cell office:value-type="float" office:value="1" calcext:value-type="float">
            <text:p>1</text:p>
          </table:table-cell>
          <table:table-cell office:value-type="float" office:value="-0.0139509246219" calcext:value-type="float">
            <text:p>-0.0139509246</text:p>
          </table:table-cell>
          <table:table-cell office:value-type="float" office:value="-0.0159977634754" calcext:value-type="float">
            <text:p>-0.0159977635</text:p>
          </table:table-cell>
          <table:table-cell office:value-type="float" office:value="-0.0244724271743" calcext:value-type="float">
            <text:p>-0.0244724272</text:p>
          </table:table-cell>
          <table:table-cell office:value-type="float" office:value="-0.0274004891039" calcext:value-type="float">
            <text:p>-0.0274004891</text:p>
          </table:table-cell>
          <table:table-cell office:value-type="float" office:value="-0.0103177321665" calcext:value-type="float">
            <text:p>-0.0103177322</text:p>
          </table:table-cell>
          <table:table-cell office:value-type="float" office:value="-0.00241158696516" calcext:value-type="float">
            <text:p>-0.002411587</text:p>
          </table:table-cell>
        </table:table-row>
        <table:table-row table:style-name="ro1">
          <table:table-cell office:value-type="float" office:value="1.61144587747538E+018" calcext:value-type="float">
            <text:p>1.61144587747538E+018</text:p>
          </table:table-cell>
          <table:table-cell office:value-type="float" office:value="1.61144587746664E+018" calcext:value-type="float">
            <text:p>1.61144587746664E+018</text:p>
          </table:table-cell>
          <table:table-cell office:value-type="float" office:value="8" calcext:value-type="float">
            <text:p>8</text:p>
          </table:table-cell>
          <table:table-cell office:value-type="float" office:value="-0.0144241683121" calcext:value-type="float">
            <text:p>-0.0144241683</text:p>
          </table:table-cell>
          <table:table-cell office:value-type="float" office:value="-0.0184307269612" calcext:value-type="float">
            <text:p>-0.018430727</text:p>
          </table:table-cell>
          <table:table-cell office:value-type="float" office:value="-0.0267744593924" calcext:value-type="float">
            <text:p>-0.0267744594</text:p>
          </table:table-cell>
          <table:table-cell office:value-type="float" office:value="-0.0281510955464" calcext:value-type="float">
            <text:p>-0.0281510955</text:p>
          </table:table-cell>
          <table:table-cell office:value-type="float" office:value="-0.0121204773141" calcext:value-type="float">
            <text:p>-0.0121204773</text:p>
          </table:table-cell>
          <table:table-cell office:value-type="float" office:value="-0.0105063836662" calcext:value-type="float">
            <text:p>-0.0105063837</text:p>
          </table:table-cell>
        </table:table-row>
        <table:table-row table:style-name="ro1">
          <table:table-cell office:value-type="float" office:value="1.61144587750702E+018" calcext:value-type="float">
            <text:p>1.61144587750702E+018</text:p>
          </table:table-cell>
          <table:table-cell office:value-type="float" office:value="1.61144587750166E+018" calcext:value-type="float">
            <text:p>1.61144587750166E+018</text:p>
          </table:table-cell>
          <table:table-cell office:value-type="float" office:value="5" calcext:value-type="float">
            <text:p>5</text:p>
          </table:table-cell>
          <table:table-cell office:value-type="float" office:value="-0.0150580135667" calcext:value-type="float">
            <text:p>-0.0150580136</text:p>
          </table:table-cell>
          <table:table-cell office:value-type="float" office:value="-0.0203607681322" calcext:value-type="float">
            <text:p>-0.0203607681</text:p>
          </table:table-cell>
          <table:table-cell office:value-type="float" office:value="-0.0358628491599" calcext:value-type="float">
            <text:p>-0.0358628492</text:p>
          </table:table-cell>
          <table:table-cell office:value-type="float" office:value="-0.0498981252475" calcext:value-type="float">
            <text:p>-0.0498981252</text:p>
          </table:table-cell>
          <table:table-cell office:value-type="float" office:value="-0.0141527359252" calcext:value-type="float">
            <text:p>-0.0141527359</text:p>
          </table:table-cell>
          <table:table-cell office:value-type="float" office:value="-0.0076261949939" calcext:value-type="float">
            <text:p>-0.007626195</text:p>
          </table:table-cell>
        </table:table-row>
        <table:table-row table:style-name="ro1">
          <table:table-cell office:value-type="float" office:value="1.61144587754026E+018" calcext:value-type="float">
            <text:p>1.61144587754026E+018</text:p>
          </table:table-cell>
          <table:table-cell office:value-type="float" office:value="1.61144587753172E+018" calcext:value-type="float">
            <text:p>1.61144587753172E+018</text:p>
          </table:table-cell>
          <table:table-cell office:value-type="float" office:value="8" calcext:value-type="float">
            <text:p>8</text:p>
          </table:table-cell>
          <table:table-cell office:value-type="float" office:value="-0.0195110277496" calcext:value-type="float">
            <text:p>-0.0195110277</text:p>
          </table:table-cell>
          <table:table-cell office:value-type="float" office:value="-0.0294023001646" calcext:value-type="float">
            <text:p>-0.0294023002</text:p>
          </table:table-cell>
          <table:table-cell office:value-type="float" office:value="-0.0378584106319" calcext:value-type="float">
            <text:p>-0.0378584106</text:p>
          </table:table-cell>
          <table:table-cell office:value-type="float" office:value="-0.0483786610162" calcext:value-type="float">
            <text:p>-0.048378661</text:p>
          </table:table-cell>
          <table:table-cell office:value-type="float" office:value="-0.0180147770886" calcext:value-type="float">
            <text:p>-0.0180147771</text:p>
          </table:table-cell>
          <table:table-cell office:value-type="float" office:value="-0.00440521274945" calcext:value-type="float">
            <text:p>-0.0044052127</text:p>
          </table:table-cell>
        </table:table-row>
        <table:table-row table:style-name="ro1">
          <table:table-cell office:value-type="float" office:value="1.61144587757281E+018" calcext:value-type="float">
            <text:p>1.61144587757281E+018</text:p>
          </table:table-cell>
          <table:table-cell office:value-type="float" office:value="1.61144587756679E+018" calcext:value-type="float">
            <text:p>1.61144587756679E+018</text:p>
          </table:table-cell>
          <table:table-cell office:value-type="float" office:value="6" calcext:value-type="float">
            <text:p>6</text:p>
          </table:table-cell>
          <table:table-cell office:value-type="float" office:value="-0.0192285768636" calcext:value-type="float">
            <text:p>-0.0192285769</text:p>
          </table:table-cell>
          <table:table-cell office:value-type="float" office:value="-0.0303694695267" calcext:value-type="float">
            <text:p>-0.0303694695</text:p>
          </table:table-cell>
          <table:table-cell office:value-type="float" office:value="-0.0369278246385" calcext:value-type="float">
            <text:p>-0.0369278246</text:p>
          </table:table-cell>
          <table:table-cell office:value-type="float" office:value="-0.0471682245537" calcext:value-type="float">
            <text:p>-0.0471682246</text:p>
          </table:table-cell>
          <table:table-cell office:value-type="float" office:value="-0.0187994575444" calcext:value-type="float">
            <text:p>-0.0187994575</text:p>
          </table:table-cell>
          <table:table-cell office:value-type="float" office:value="-0.00219800855397" calcext:value-type="float">
            <text:p>-0.0021980086</text:p>
          </table:table-cell>
        </table:table-row>
        <table:table-row table:style-name="ro1">
          <table:table-cell office:value-type="float" office:value="1.61144587761103E+018" calcext:value-type="float">
            <text:p>1.61144587761103E+018</text:p>
          </table:table-cell>
          <table:table-cell office:value-type="float" office:value="1.61144587759684E+018" calcext:value-type="float">
            <text:p>1.61144587759684E+018</text:p>
          </table:table-cell>
          <table:table-cell office:value-type="float" office:value="14" calcext:value-type="float">
            <text:p>14</text:p>
          </table:table-cell>
          <table:table-cell office:value-type="float" office:value="-0.0196766199599" calcext:value-type="float">
            <text:p>-0.01967662</text:p>
          </table:table-cell>
          <table:table-cell office:value-type="float" office:value="-0.0292252522548" calcext:value-type="float">
            <text:p>-0.0292252523</text:p>
          </table:table-cell>
          <table:table-cell office:value-type="float" office:value="-0.0379115100362" calcext:value-type="float">
            <text:p>-0.03791151</text:p>
          </table:table-cell>
          <table:table-cell office:value-type="float" office:value="-0.0574108520257" calcext:value-type="float">
            <text:p>-0.057410852</text:p>
          </table:table-cell>
          <table:table-cell office:value-type="float" office:value="-0.0178462633066" calcext:value-type="float">
            <text:p>-0.0178462633</text:p>
          </table:table-cell>
          <table:table-cell office:value-type="float" office:value="-0.00429986806491" calcext:value-type="float">
            <text:p>-0.0042998681</text:p>
          </table:table-cell>
        </table:table-row>
        <table:table-row table:style-name="ro1">
          <table:table-cell office:value-type="float" office:value="1.61144587764068E+018" calcext:value-type="float">
            <text:p>1.61144587764068E+018</text:p>
          </table:table-cell>
          <table:table-cell office:value-type="float" office:value="1.61144587763191E+018" calcext:value-type="float">
            <text:p>1.61144587763191E+018</text:p>
          </table:table-cell>
          <table:table-cell office:value-type="float" office:value="8" calcext:value-type="float">
            <text:p>8</text:p>
          </table:table-cell>
          <table:table-cell office:value-type="float" office:value="-0.0224044802265" calcext:value-type="float">
            <text:p>-0.0224044802</text:p>
          </table:table-cell>
          <table:table-cell office:value-type="float" office:value="-0.0370768425377" calcext:value-type="float">
            <text:p>-0.0370768425</text:p>
          </table:table-cell>
          <table:table-cell office:value-type="float" office:value="-0.0422088585315" calcext:value-type="float">
            <text:p>-0.0422088585</text:p>
          </table:table-cell>
          <table:table-cell office:value-type="float" office:value="-0.0479047214904" calcext:value-type="float">
            <text:p>-0.0479047215</text:p>
          </table:table-cell>
          <table:table-cell office:value-type="float" office:value="-0.0185077673843" calcext:value-type="float">
            <text:p>-0.0185077674</text:p>
          </table:table-cell>
          <table:table-cell office:value-type="float" office:value="-0.00741737821257" calcext:value-type="float">
            <text:p>-0.0074173782</text:p>
          </table:table-cell>
        </table:table-row>
        <table:table-row table:style-name="ro1">
          <table:table-cell office:value-type="float" office:value="1.61144587767334E+018" calcext:value-type="float">
            <text:p>1.61144587767334E+018</text:p>
          </table:table-cell>
          <table:table-cell office:value-type="float" office:value="1.61144587766197E+018" calcext:value-type="float">
            <text:p>1.61144587766197E+018</text:p>
          </table:table-cell>
          <table:table-cell office:value-type="float" office:value="11" calcext:value-type="float">
            <text:p>11</text:p>
          </table:table-cell>
          <table:table-cell office:value-type="float" office:value="-0.0253890673768" calcext:value-type="float">
            <text:p>-0.0253890674</text:p>
          </table:table-cell>
          <table:table-cell office:value-type="float" office:value="-0.0383873182402" calcext:value-type="float">
            <text:p>-0.0383873182</text:p>
          </table:table-cell>
          <table:table-cell office:value-type="float" office:value="-0.0450469564478" calcext:value-type="float">
            <text:p>-0.0450469564</text:p>
          </table:table-cell>
          <table:table-cell office:value-type="float" office:value="-0.0555859353174" calcext:value-type="float">
            <text:p>-0.0555859353</text:p>
          </table:table-cell>
          <table:table-cell office:value-type="float" office:value="-0.0151760073018" calcext:value-type="float">
            <text:p>-0.0151760073</text:p>
          </table:table-cell>
          <table:table-cell office:value-type="float" office:value="-0.00139429098127" calcext:value-type="float">
            <text:p>-0.001394291</text:p>
          </table:table-cell>
        </table:table-row>
        <table:table-row table:style-name="ro1">
          <table:table-cell office:value-type="float" office:value="1.61144587770442E+018" calcext:value-type="float">
            <text:p>1.61144587770442E+018</text:p>
          </table:table-cell>
          <table:table-cell office:value-type="float" office:value="1.61144587769202E+018" calcext:value-type="float">
            <text:p>1.61144587769202E+018</text:p>
          </table:table-cell>
          <table:table-cell office:value-type="float" office:value="12" calcext:value-type="float">
            <text:p>12</text:p>
          </table:table-cell>
          <table:table-cell office:value-type="float" office:value="-0.0291418516152" calcext:value-type="float">
            <text:p>-0.0291418516</text:p>
          </table:table-cell>
          <table:table-cell office:value-type="float" office:value="-0.0371160903908" calcext:value-type="float">
            <text:p>-0.0371160904</text:p>
          </table:table-cell>
          <table:table-cell office:value-type="float" office:value="-0.0388712099301" calcext:value-type="float">
            <text:p>-0.0388712099</text:p>
          </table:table-cell>
          <table:table-cell office:value-type="float" office:value="-0.0468503745972" calcext:value-type="float">
            <text:p>-0.0468503746</text:p>
          </table:table-cell>
          <table:table-cell office:value-type="float" office:value="-0.0155119435729" calcext:value-type="float">
            <text:p>-0.0155119436</text:p>
          </table:table-cell>
          <table:table-cell office:value-type="float" office:value="0.00772021360645" calcext:value-type="float">
            <text:p>0.0077202136</text:p>
          </table:table-cell>
        </table:table-row>
        <table:table-row table:style-name="ro1">
          <table:table-cell office:value-type="float" office:value="1.61144587774027E+018" calcext:value-type="float">
            <text:p>1.61144587774027E+018</text:p>
          </table:table-cell>
          <table:table-cell office:value-type="float" office:value="1.61144587772709E+018" calcext:value-type="float">
            <text:p>1.61144587772709E+018</text:p>
          </table:table-cell>
          <table:table-cell office:value-type="float" office:value="13" calcext:value-type="float">
            <text:p>13</text:p>
          </table:table-cell>
          <table:table-cell office:value-type="float" office:value="-0.0326905439293" calcext:value-type="float">
            <text:p>-0.0326905439</text:p>
          </table:table-cell>
          <table:table-cell office:value-type="float" office:value="-0.037370502309" calcext:value-type="float">
            <text:p>-0.0373705023</text:p>
          </table:table-cell>
          <table:table-cell office:value-type="float" office:value="-0.0423232336215" calcext:value-type="float">
            <text:p>-0.0423232336</text:p>
          </table:table-cell>
          <table:table-cell office:value-type="float" office:value="-0.0454245133054" calcext:value-type="float">
            <text:p>-0.0454245133</text:p>
          </table:table-cell>
          <table:table-cell office:value-type="float" office:value="-0.013659080869" calcext:value-type="float">
            <text:p>-0.0136590809</text:p>
          </table:table-cell>
          <table:table-cell office:value-type="float" office:value="0.00121507595974" calcext:value-type="float">
            <text:p>0.001215076</text:p>
          </table:table-cell>
        </table:table-row>
        <table:table-row table:style-name="ro1">
          <table:table-cell office:value-type="float" office:value="1.61144587777065E+018" calcext:value-type="float">
            <text:p>1.61144587777065E+018</text:p>
          </table:table-cell>
          <table:table-cell office:value-type="float" office:value="1.61144587775714E+018" calcext:value-type="float">
            <text:p>1.61144587775714E+018</text:p>
          </table:table-cell>
          <table:table-cell office:value-type="float" office:value="13" calcext:value-type="float">
            <text:p>13</text:p>
          </table:table-cell>
          <table:table-cell office:value-type="float" office:value="-0.0374177424806" calcext:value-type="float">
            <text:p>-0.0374177425</text:p>
          </table:table-cell>
          <table:table-cell office:value-type="float" office:value="-0.0370998951564" calcext:value-type="float">
            <text:p>-0.0370998952</text:p>
          </table:table-cell>
          <table:table-cell office:value-type="float" office:value="-0.0475298635" calcext:value-type="float">
            <text:p>-0.0475298635</text:p>
          </table:table-cell>
          <table:table-cell office:value-type="float" office:value="-0.0561241113343" calcext:value-type="float">
            <text:p>-0.0561241113</text:p>
          </table:table-cell>
          <table:table-cell office:value-type="float" office:value="-0.009850824287" calcext:value-type="float">
            <text:p>-0.0098508243</text:p>
          </table:table-cell>
          <table:table-cell office:value-type="float" office:value="0.00199126088887" calcext:value-type="float">
            <text:p>0.0019912609</text:p>
          </table:table-cell>
        </table:table-row>
        <table:table-row table:style-name="ro1">
          <table:table-cell office:value-type="float" office:value="1.61144587780433E+018" calcext:value-type="float">
            <text:p>1.61144587780433E+018</text:p>
          </table:table-cell>
          <table:table-cell office:value-type="float" office:value="1.61144587779221E+018" calcext:value-type="float">
            <text:p>1.61144587779221E+018</text:p>
          </table:table-cell>
          <table:table-cell office:value-type="float" office:value="12" calcext:value-type="float">
            <text:p>12</text:p>
          </table:table-cell>
          <table:table-cell office:value-type="float" office:value="-0.0381691971105" calcext:value-type="float">
            <text:p>-0.0381691971</text:p>
          </table:table-cell>
          <table:table-cell office:value-type="float" office:value="-0.0372905297089" calcext:value-type="float">
            <text:p>-0.0372905297</text:p>
          </table:table-cell>
          <table:table-cell office:value-type="float" office:value="-0.0426071859737" calcext:value-type="float">
            <text:p>-0.042607186</text:p>
          </table:table-cell>
          <table:table-cell office:value-type="float" office:value="-0.049298675149" calcext:value-type="float">
            <text:p>-0.0492986751</text:p>
          </table:table-cell>
          <table:table-cell office:value-type="float" office:value="-0.00582481898428" calcext:value-type="float">
            <text:p>-0.005824819</text:p>
          </table:table-cell>
          <table:table-cell office:value-type="float" office:value="0.0085521147795" calcext:value-type="float">
            <text:p>0.0085521148</text:p>
          </table:table-cell>
        </table:table-row>
        <table:table-row table:style-name="ro1">
          <table:table-cell office:value-type="float" office:value="1.61144587784078E+018" calcext:value-type="float">
            <text:p>1.61144587784078E+018</text:p>
          </table:table-cell>
          <table:table-cell office:value-type="float" office:value="1.61144587782728E+018" calcext:value-type="float">
            <text:p>1.61144587782728E+018</text:p>
          </table:table-cell>
          <table:table-cell office:value-type="float" office:value="13" calcext:value-type="float">
            <text:p>13</text:p>
          </table:table-cell>
          <table:table-cell office:value-type="float" office:value="-0.0391935224833" calcext:value-type="float">
            <text:p>-0.0391935225</text:p>
          </table:table-cell>
          <table:table-cell office:value-type="float" office:value="-0.0355852524441" calcext:value-type="float">
            <text:p>-0.0355852524</text:p>
          </table:table-cell>
          <table:table-cell office:value-type="float" office:value="-0.0378781140525" calcext:value-type="float">
            <text:p>-0.0378781141</text:p>
          </table:table-cell>
          <table:table-cell office:value-type="float" office:value="-0.0437904007485" calcext:value-type="float">
            <text:p>-0.0437904007</text:p>
          </table:table-cell>
          <table:table-cell office:value-type="float" office:value="0.00215824941648" calcext:value-type="float">
            <text:p>0.0021582494</text:p>
          </table:table-cell>
          <table:table-cell office:value-type="float" office:value="0.0135590054299" calcext:value-type="float">
            <text:p>0.0135590054</text:p>
          </table:table-cell>
        </table:table-row>
        <table:table-row table:style-name="ro1">
          <table:table-cell office:value-type="float" office:value="1.61144587787087E+018" calcext:value-type="float">
            <text:p>1.61144587787087E+018</text:p>
          </table:table-cell>
          <table:table-cell office:value-type="float" office:value="1.61144587785733E+018" calcext:value-type="float">
            <text:p>1.61144587785733E+018</text:p>
          </table:table-cell>
          <table:table-cell office:value-type="float" office:value="13" calcext:value-type="float">
            <text:p>13</text:p>
          </table:table-cell>
          <table:table-cell office:value-type="float" office:value="-0.0427787331332" calcext:value-type="float">
            <text:p>-0.0427787331</text:p>
          </table:table-cell>
          <table:table-cell office:value-type="float" office:value="-0.0354778029868" calcext:value-type="float">
            <text:p>-0.035477803</text:p>
          </table:table-cell>
          <table:table-cell office:value-type="float" office:value="-0.0384147304342" calcext:value-type="float">
            <text:p>-0.0384147304</text:p>
          </table:table-cell>
          <table:table-cell office:value-type="float" office:value="-0.0444465586385" calcext:value-type="float">
            <text:p>-0.0444465586</text:p>
          </table:table-cell>
          <table:table-cell office:value-type="float" office:value="0.00421831872874" calcext:value-type="float">
            <text:p>0.0042183187</text:p>
          </table:table-cell>
          <table:table-cell office:value-type="float" office:value="0.0132330798204" calcext:value-type="float">
            <text:p>0.0132330798</text:p>
          </table:table-cell>
        </table:table-row>
        <table:table-row table:style-name="ro1">
          <table:table-cell office:value-type="float" office:value="1.61144587790455E+018" calcext:value-type="float">
            <text:p>1.61144587790455E+018</text:p>
          </table:table-cell>
          <table:table-cell office:value-type="float" office:value="1.61144587790242E+018" calcext:value-type="float">
            <text:p>1.61144587790242E+018</text:p>
          </table:table-cell>
          <table:table-cell office:value-type="float" office:value="2" calcext:value-type="float">
            <text:p>2</text:p>
          </table:table-cell>
          <table:table-cell office:value-type="float" office:value="-0.0436317779408" calcext:value-type="float">
            <text:p>-0.0436317779</text:p>
          </table:table-cell>
          <table:table-cell office:value-type="float" office:value="-0.0388887904014" calcext:value-type="float">
            <text:p>-0.0388887904</text:p>
          </table:table-cell>
          <table:table-cell office:value-type="float" office:value="-0.0358933258142" calcext:value-type="float">
            <text:p>-0.0358933258</text:p>
          </table:table-cell>
          <table:table-cell office:value-type="float" office:value="-0.0447665665212" calcext:value-type="float">
            <text:p>-0.0447665665</text:p>
          </table:table-cell>
          <table:table-cell office:value-type="float" office:value="0.00532496244038" calcext:value-type="float">
            <text:p>0.0053249624</text:p>
          </table:table-cell>
          <table:table-cell office:value-type="float" office:value="0.017713018294" calcext:value-type="float">
            <text:p>0.0177130183</text:p>
          </table:table-cell>
        </table:table-row>
        <table:table-row table:style-name="ro1">
          <table:table-cell office:value-type="float" office:value="1.61144587793768E+018" calcext:value-type="float">
            <text:p>1.61144587793768E+018</text:p>
          </table:table-cell>
          <table:table-cell office:value-type="float" office:value="1.61144587790242E+018" calcext:value-type="float">
            <text:p>1.61144587790242E+018</text:p>
          </table:table-cell>
          <table:table-cell office:value-type="float" office:value="35" calcext:value-type="float">
            <text:p>35</text:p>
          </table:table-cell>
          <table:table-cell office:value-type="float" office:value="-0.0415863116369" calcext:value-type="float">
            <text:p>-0.0415863116</text:p>
          </table:table-cell>
          <table:table-cell office:value-type="float" office:value="-0.0388887904014" calcext:value-type="float">
            <text:p>-0.0388887904</text:p>
          </table:table-cell>
          <table:table-cell office:value-type="float" office:value="-0.0277876213487" calcext:value-type="float">
            <text:p>-0.0277876213</text:p>
          </table:table-cell>
          <table:table-cell office:value-type="float" office:value="-0.0447665665212" calcext:value-type="float">
            <text:p>-0.0447665665</text:p>
          </table:table-cell>
          <table:table-cell office:value-type="float" office:value="0.00582049032456" calcext:value-type="float">
            <text:p>0.0058204903</text:p>
          </table:table-cell>
          <table:table-cell office:value-type="float" office:value="0.017713018294" calcext:value-type="float">
            <text:p>0.0177130183</text:p>
          </table:table-cell>
        </table:table-row>
        <table:table-row table:style-name="ro1">
          <table:table-cell office:value-type="float" office:value="1.61144587797141E+018" calcext:value-type="float">
            <text:p>1.61144587797141E+018</text:p>
          </table:table-cell>
          <table:table-cell office:value-type="float" office:value="1.61144587790242E+018" calcext:value-type="float">
            <text:p>1.61144587790242E+018</text:p>
          </table:table-cell>
          <table:table-cell office:value-type="float" office:value="68" calcext:value-type="float">
            <text:p>68</text:p>
          </table:table-cell>
          <table:table-cell office:value-type="float" office:value="-0.0380696795204" calcext:value-type="float">
            <text:p>-0.0380696795</text:p>
          </table:table-cell>
          <table:table-cell office:value-type="float" office:value="-0.0388887904014" calcext:value-type="float">
            <text:p>-0.0388887904</text:p>
          </table:table-cell>
          <table:table-cell office:value-type="float" office:value="-0.0246558883035" calcext:value-type="float">
            <text:p>-0.0246558883</text:p>
          </table:table-cell>
          <table:table-cell office:value-type="float" office:value="-0.0447665665212" calcext:value-type="float">
            <text:p>-0.0447665665</text:p>
          </table:table-cell>
          <table:table-cell office:value-type="float" office:value="0.00743708927681" calcext:value-type="float">
            <text:p>0.0074370893</text:p>
          </table:table-cell>
          <table:table-cell office:value-type="float" office:value="0.017713018294" calcext:value-type="float">
            <text:p>0.0177130183</text:p>
          </table:table-cell>
        </table:table-row>
        <table:table-row table:style-name="ro1">
          <table:table-cell office:value-type="float" office:value="1.61144587800443E+018" calcext:value-type="float">
            <text:p>1.61144587800443E+018</text:p>
          </table:table-cell>
          <table:table-cell office:value-type="float" office:value="1.61144587796754E+018" calcext:value-type="float">
            <text:p>1.61144587796754E+018</text:p>
          </table:table-cell>
          <table:table-cell office:value-type="float" office:value="36" calcext:value-type="float">
            <text:p>36</text:p>
          </table:table-cell>
          <table:table-cell office:value-type="float" office:value="-0.0380450007163" calcext:value-type="float">
            <text:p>-0.0380450007</text:p>
          </table:table-cell>
          <table:table-cell office:value-type="float" office:value="-0.0324908920453" calcext:value-type="float">
            <text:p>-0.032490892</text:p>
          </table:table-cell>
          <table:table-cell office:value-type="float" office:value="-0.0189181775097" calcext:value-type="float">
            <text:p>-0.0189181775</text:p>
          </table:table-cell>
          <table:table-cell office:value-type="float" office:value="-0.0286372682128" calcext:value-type="float">
            <text:p>-0.0286372682</text:p>
          </table:table-cell>
          <table:table-cell office:value-type="float" office:value="0.00983003002328" calcext:value-type="float">
            <text:p>0.00983003</text:p>
          </table:table-cell>
          <table:table-cell office:value-type="float" office:value="0.0239229155016" calcext:value-type="float">
            <text:p>0.0239229155</text:p>
          </table:table-cell>
        </table:table-row>
        <table:table-row table:style-name="ro1">
          <table:table-cell office:value-type="float" office:value="1.61144587803701E+018" calcext:value-type="float">
            <text:p>1.61144587803701E+018</text:p>
          </table:table-cell>
          <table:table-cell office:value-type="float" office:value="1.61144587800257E+018" calcext:value-type="float">
            <text:p>1.61144587800257E+018</text:p>
          </table:table-cell>
          <table:table-cell office:value-type="float" office:value="34" calcext:value-type="float">
            <text:p>34</text:p>
          </table:table-cell>
          <table:table-cell office:value-type="float" office:value="-0.0352760353237" calcext:value-type="float">
            <text:p>-0.0352760353</text:p>
          </table:table-cell>
          <table:table-cell office:value-type="float" office:value="-0.0330527341342" calcext:value-type="float">
            <text:p>-0.0330527341</text:p>
          </table:table-cell>
          <table:table-cell office:value-type="float" office:value="-0.0157445358366" calcext:value-type="float">
            <text:p>-0.0157445358</text:p>
          </table:table-cell>
          <table:table-cell office:value-type="float" office:value="-0.0164145906172" calcext:value-type="float">
            <text:p>-0.0164145906</text:p>
          </table:table-cell>
          <table:table-cell office:value-type="float" office:value="0.0114926046747" calcext:value-type="float">
            <text:p>0.0114926047</text:p>
          </table:table-cell>
          <table:table-cell office:value-type="float" office:value="0.0300279390017" calcext:value-type="float">
            <text:p>0.030027939</text:p>
          </table:table-cell>
        </table:table-row>
        <table:table-row table:style-name="ro1">
          <table:table-cell office:value-type="float" office:value="1.61144587807067E+018" calcext:value-type="float">
            <text:p>1.61144587807067E+018</text:p>
          </table:table-cell>
          <table:table-cell office:value-type="float" office:value="1.61144587803263E+018" calcext:value-type="float">
            <text:p>1.61144587803263E+018</text:p>
          </table:table-cell>
          <table:table-cell office:value-type="float" office:value="38" calcext:value-type="float">
            <text:p>38</text:p>
          </table:table-cell>
          <table:table-cell office:value-type="float" office:value="-0.0311727877651" calcext:value-type="float">
            <text:p>-0.0311727878</text:p>
          </table:table-cell>
          <table:table-cell office:value-type="float" office:value="-0.0323442805199" calcext:value-type="float">
            <text:p>-0.0323442805</text:p>
          </table:table-cell>
          <table:table-cell office:value-type="float" office:value="-0.00857597767309" calcext:value-type="float">
            <text:p>-0.0085759777</text:p>
          </table:table-cell>
          <table:table-cell office:value-type="float" office:value="-0.0115514723615" calcext:value-type="float">
            <text:p>-0.0115514724</text:p>
          </table:table-cell>
          <table:table-cell office:value-type="float" office:value="0.0134304557335" calcext:value-type="float">
            <text:p>0.0134304557</text:p>
          </table:table-cell>
          <table:table-cell office:value-type="float" office:value="0.0386356466828" calcext:value-type="float">
            <text:p>0.0386356467</text:p>
          </table:table-cell>
        </table:table-row>
        <table:table-row table:style-name="ro1">
          <table:table-cell office:value-type="float" office:value="1.6114458781037E+018" calcext:value-type="float">
            <text:p>1.6114458781037E+018</text:p>
          </table:table-cell>
          <table:table-cell office:value-type="float" office:value="1.61144587809775E+018" calcext:value-type="float">
            <text:p>1.61144587809775E+018</text:p>
          </table:table-cell>
          <table:table-cell office:value-type="float" office:value="5" calcext:value-type="float">
            <text:p>5</text:p>
          </table:table-cell>
          <table:table-cell office:value-type="float" office:value="-0.0315442121239" calcext:value-type="float">
            <text:p>-0.0315442121</text:p>
          </table:table-cell>
          <table:table-cell office:value-type="float" office:value="-0.0287442158333" calcext:value-type="float">
            <text:p>-0.0287442158</text:p>
          </table:table-cell>
          <table:table-cell office:value-type="float" office:value="0.00533361661277" calcext:value-type="float">
            <text:p>0.0053336166</text:p>
          </table:table-cell>
          <table:table-cell office:value-type="float" office:value="0.0062254110823" calcext:value-type="float">
            <text:p>0.0062254111</text:p>
          </table:table-cell>
          <table:table-cell office:value-type="float" office:value="0.0117957147381" calcext:value-type="float">
            <text:p>0.0117957147</text:p>
          </table:table-cell>
          <table:table-cell office:value-type="float" office:value="0.0337473952908" calcext:value-type="float">
            <text:p>0.0337473953</text:p>
          </table:table-cell>
        </table:table-row>
        <table:table-row table:style-name="ro1">
          <table:table-cell office:value-type="float" office:value="1.61144587813779E+018" calcext:value-type="float">
            <text:p>1.61144587813779E+018</text:p>
          </table:table-cell>
          <table:table-cell office:value-type="float" office:value="1.61144587809775E+018" calcext:value-type="float">
            <text:p>1.61144587809775E+018</text:p>
          </table:table-cell>
          <table:table-cell office:value-type="float" office:value="40" calcext:value-type="float">
            <text:p>40</text:p>
          </table:table-cell>
          <table:table-cell office:value-type="float" office:value="-0.0241624095992" calcext:value-type="float">
            <text:p>-0.0241624096</text:p>
          </table:table-cell>
          <table:table-cell office:value-type="float" office:value="-0.0287442158333" calcext:value-type="float">
            <text:p>-0.0287442158</text:p>
          </table:table-cell>
          <table:table-cell office:value-type="float" office:value="0.0108781532382" calcext:value-type="float">
            <text:p>0.0108781532</text:p>
          </table:table-cell>
          <table:table-cell office:value-type="float" office:value="0.0062254110823" calcext:value-type="float">
            <text:p>0.0062254111</text:p>
          </table:table-cell>
          <table:table-cell office:value-type="float" office:value="0.00596478692" calcext:value-type="float">
            <text:p>0.0059647869</text:p>
          </table:table-cell>
          <table:table-cell office:value-type="float" office:value="0.0337473952908" calcext:value-type="float">
            <text:p>0.0337473953</text:p>
          </table:table-cell>
        </table:table-row>
        <table:table-row table:style-name="ro1">
          <table:table-cell office:value-type="float" office:value="1.61144587817062E+018" calcext:value-type="float">
            <text:p>1.61144587817062E+018</text:p>
          </table:table-cell>
          <table:table-cell office:value-type="float" office:value="1.61144587812781E+018" calcext:value-type="float">
            <text:p>1.61144587812781E+018</text:p>
          </table:table-cell>
          <table:table-cell office:value-type="float" office:value="42" calcext:value-type="float">
            <text:p>42</text:p>
          </table:table-cell>
          <table:table-cell office:value-type="float" office:value="-0.0168631499334" calcext:value-type="float">
            <text:p>-0.0168631499</text:p>
          </table:table-cell>
          <table:table-cell office:value-type="float" office:value="-0.0229778776924" calcext:value-type="float">
            <text:p>-0.0229778777</text:p>
          </table:table-cell>
          <table:table-cell office:value-type="float" office:value="0.0239805833061" calcext:value-type="float">
            <text:p>0.0239805833</text:p>
          </table:table-cell>
          <table:table-cell office:value-type="float" office:value="0.0171287116548" calcext:value-type="float">
            <text:p>0.0171287117</text:p>
          </table:table-cell>
          <table:table-cell office:value-type="float" office:value="-0.00256684001103" calcext:value-type="float">
            <text:p>-0.00256684</text:p>
          </table:table-cell>
          <table:table-cell office:value-type="float" office:value="0.0423733894205" calcext:value-type="float">
            <text:p>0.0423733894</text:p>
          </table:table-cell>
        </table:table-row>
        <table:table-row table:style-name="ro1">
          <table:table-cell office:value-type="float" office:value="1.61144587820366E+018" calcext:value-type="float">
            <text:p>1.61144587820366E+018</text:p>
          </table:table-cell>
          <table:table-cell office:value-type="float" office:value="1.61144587816288E+018" calcext:value-type="float">
            <text:p>1.61144587816288E+018</text:p>
          </table:table-cell>
          <table:table-cell office:value-type="float" office:value="40" calcext:value-type="float">
            <text:p>40</text:p>
          </table:table-cell>
          <table:table-cell office:value-type="float" office:value="-0.012502270452" calcext:value-type="float">
            <text:p>-0.0125022705</text:p>
          </table:table-cell>
          <table:table-cell office:value-type="float" office:value="-0.0166388985592" calcext:value-type="float">
            <text:p>-0.0166388986</text:p>
          </table:table-cell>
          <table:table-cell office:value-type="float" office:value="0.0409397373877" calcext:value-type="float">
            <text:p>0.0409397374</text:p>
          </table:table-cell>
          <table:table-cell office:value-type="float" office:value="0.0269389157594" calcext:value-type="float">
            <text:p>0.0269389158</text:p>
          </table:table-cell>
          <table:table-cell office:value-type="float" office:value="-0.00870969767144" calcext:value-type="float">
            <text:p>-0.0087096977</text:p>
          </table:table-cell>
          <table:table-cell office:value-type="float" office:value="0.0184067265386" calcext:value-type="float">
            <text:p>0.0184067265</text:p>
          </table:table-cell>
        </table:table-row>
        <table:table-row table:style-name="ro1">
          <table:table-cell office:value-type="float" office:value="1.61144587823735E+018" calcext:value-type="float">
            <text:p>1.61144587823735E+018</text:p>
          </table:table-cell>
          <table:table-cell office:value-type="float" office:value="1.611445878228E+018" calcext:value-type="float">
            <text:p>1.611445878228E+018</text:p>
          </table:table-cell>
          <table:table-cell office:value-type="float" office:value="9" calcext:value-type="float">
            <text:p>9</text:p>
          </table:table-cell>
          <table:table-cell office:value-type="float" office:value="-0.00878314213634" calcext:value-type="float">
            <text:p>-0.0087831421</text:p>
          </table:table-cell>
          <table:table-cell office:value-type="float" office:value="-0.00150879656195" calcext:value-type="float">
            <text:p>-0.0015087966</text:p>
          </table:table-cell>
          <table:table-cell office:value-type="float" office:value="0.0479959601683" calcext:value-type="float">
            <text:p>0.0479959602</text:p>
          </table:table-cell>
          <table:table-cell office:value-type="float" office:value="0.0594632303753" calcext:value-type="float">
            <text:p>0.0594632304</text:p>
          </table:table-cell>
          <table:table-cell office:value-type="float" office:value="-0.0172795213402" calcext:value-type="float">
            <text:p>-0.0172795213</text:p>
          </table:table-cell>
          <table:table-cell office:value-type="float" office:value="-0.00827762724903" calcext:value-type="float">
            <text:p>-0.0082776272</text:p>
          </table:table-cell>
        </table:table-row>
        <table:table-row table:style-name="ro1">
          <table:table-cell office:value-type="float" office:value="1.61144587827098E+018" calcext:value-type="float">
            <text:p>1.61144587827098E+018</text:p>
          </table:table-cell>
          <table:table-cell office:value-type="float" office:value="1.61144587825806E+018" calcext:value-type="float">
            <text:p>1.61144587825806E+018</text:p>
          </table:table-cell>
          <table:table-cell office:value-type="float" office:value="12" calcext:value-type="float">
            <text:p>12</text:p>
          </table:table-cell>
          <table:table-cell office:value-type="float" office:value="-0.00128592998304" calcext:value-type="float">
            <text:p>-0.00128593</text:p>
          </table:table-cell>
          <table:table-cell office:value-type="float" office:value="0.00810194252185" calcext:value-type="float">
            <text:p>0.0081019425</text:p>
          </table:table-cell>
          <table:table-cell office:value-type="float" office:value="0.0559125037804" calcext:value-type="float">
            <text:p>0.0559125038</text:p>
          </table:table-cell>
          <table:table-cell office:value-type="float" office:value="0.0697584735613" calcext:value-type="float">
            <text:p>0.0697584736</text:p>
          </table:table-cell>
          <table:table-cell office:value-type="float" office:value="-0.024534884404" calcext:value-type="float">
            <text:p>-0.0245348844</text:p>
          </table:table-cell>
          <table:table-cell office:value-type="float" office:value="-0.0186691197561" calcext:value-type="float">
            <text:p>-0.0186691198</text:p>
          </table:table-cell>
        </table:table-row>
        <table:table-row table:style-name="ro1">
          <table:table-cell office:value-type="float" office:value="1.61144587830366E+018" calcext:value-type="float">
            <text:p>1.61144587830366E+018</text:p>
          </table:table-cell>
          <table:table-cell office:value-type="float" office:value="1.61144587829312E+018" calcext:value-type="float">
            <text:p>1.61144587829312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0360844986423" calcext:value-type="float">
            <text:p>-0.000360845</text:p>
          </table:table-cell>
          <table:table-cell office:value-type="float" office:value="0.0219448534571" calcext:value-type="float">
            <text:p>0.0219448535</text:p>
          </table:table-cell>
          <table:table-cell office:value-type="float" office:value="0.0584673645819" calcext:value-type="float">
            <text:p>0.0584673646</text:p>
          </table:table-cell>
          <table:table-cell office:value-type="float" office:value="0.0769515784389" calcext:value-type="float">
            <text:p>0.0769515784</text:p>
          </table:table-cell>
          <table:table-cell office:value-type="float" office:value="-0.0289225819481" calcext:value-type="float">
            <text:p>-0.0289225819</text:p>
          </table:table-cell>
          <table:table-cell office:value-type="float" office:value="-0.0357386558911" calcext:value-type="float">
            <text:p>-0.0357386559</text:p>
          </table:table-cell>
        </table:table-row>
        <table:table-row table:style-name="ro1">
          <table:table-cell office:value-type="float" office:value="1.61144587833694E+018" calcext:value-type="float">
            <text:p>1.61144587833694E+018</text:p>
          </table:table-cell>
          <table:table-cell office:value-type="float" office:value="1.61144587832318E+018" calcext:value-type="float">
            <text:p>1.61144587832318E+018</text:p>
          </table:table-cell>
          <table:table-cell office:value-type="float" office:value="13" calcext:value-type="float">
            <text:p>13</text:p>
          </table:table-cell>
          <table:table-cell office:value-type="float" office:value="0.00132121230363" calcext:value-type="float">
            <text:p>0.0013212123</text:p>
          </table:table-cell>
          <table:table-cell office:value-type="float" office:value="0.0267183635104" calcext:value-type="float">
            <text:p>0.0267183635</text:p>
          </table:table-cell>
          <table:table-cell office:value-type="float" office:value="0.0665110197754" calcext:value-type="float">
            <text:p>0.0665110198</text:p>
          </table:table-cell>
          <table:table-cell office:value-type="float" office:value="0.0929513474029" calcext:value-type="float">
            <text:p>0.0929513474</text:p>
          </table:table-cell>
          <table:table-cell office:value-type="float" office:value="-0.0325452150799" calcext:value-type="float">
            <text:p>-0.0325452151</text:p>
          </table:table-cell>
          <table:table-cell office:value-type="float" office:value="-0.0501800293287" calcext:value-type="float">
            <text:p>-0.0501800293</text:p>
          </table:table-cell>
        </table:table-row>
        <table:table-row table:style-name="ro1">
          <table:table-cell office:value-type="float" office:value="1.61144587837126E+018" calcext:value-type="float">
            <text:p>1.61144587837126E+018</text:p>
          </table:table-cell>
          <table:table-cell office:value-type="float" office:value="1.61144587835825E+018" calcext:value-type="float">
            <text:p>1.61144587835825E+018</text:p>
          </table:table-cell>
          <table:table-cell office:value-type="float" office:value="13" calcext:value-type="float">
            <text:p>13</text:p>
          </table:table-cell>
          <table:table-cell office:value-type="float" office:value="0.0025385090854" calcext:value-type="float">
            <text:p>0.0025385091</text:p>
          </table:table-cell>
          <table:table-cell office:value-type="float" office:value="0.0392236218085" calcext:value-type="float">
            <text:p>0.0392236218</text:p>
          </table:table-cell>
          <table:table-cell office:value-type="float" office:value="0.067534676398" calcext:value-type="float">
            <text:p>0.0675346764</text:p>
          </table:table-cell>
          <table:table-cell office:value-type="float" office:value="0.0857244538271" calcext:value-type="float">
            <text:p>0.0857244538</text:p>
          </table:table-cell>
          <table:table-cell office:value-type="float" office:value="-0.0335708743238" calcext:value-type="float">
            <text:p>-0.0335708743</text:p>
          </table:table-cell>
          <table:table-cell office:value-type="float" office:value="-0.0569314780357" calcext:value-type="float">
            <text:p>-0.056931478</text:p>
          </table:table-cell>
        </table:table-row>
        <table:table-row table:style-name="ro1">
          <table:table-cell office:value-type="float" office:value="1.61144587840376E+018" calcext:value-type="float">
            <text:p>1.61144587840376E+018</text:p>
          </table:table-cell>
          <table:table-cell office:value-type="float" office:value="1.61144587840333E+018" calcext:value-type="float">
            <text:p>1.61144587840333E+018</text:p>
          </table:table-cell>
          <table:table-cell office:value-type="float" office:value="0" calcext:value-type="float">
            <text:p>0</text:p>
          </table:table-cell>
          <table:table-cell office:value-type="float" office:value="-0.00153844622124" calcext:value-type="float">
            <text:p>-0.0015384462</text:p>
          </table:table-cell>
          <table:table-cell office:value-type="float" office:value="0.0339490278539" calcext:value-type="float">
            <text:p>0.0339490279</text:p>
          </table:table-cell>
          <table:table-cell office:value-type="float" office:value="0.0698630090302" calcext:value-type="float">
            <text:p>0.069863009</text:p>
          </table:table-cell>
          <table:table-cell office:value-type="float" office:value="0.101851617384" calcext:value-type="float">
            <text:p>0.1018516174</text:p>
          </table:table-cell>
          <table:table-cell office:value-type="float" office:value="-0.0304076325644" calcext:value-type="float">
            <text:p>-0.0304076326</text:p>
          </table:table-cell>
          <table:table-cell office:value-type="float" office:value="-0.0614677407526" calcext:value-type="float">
            <text:p>-0.0614677408</text:p>
          </table:table-cell>
        </table:table-row>
        <table:table-row table:style-name="ro1">
          <table:table-cell office:value-type="float" office:value="1.61144587843705E+018" calcext:value-type="float">
            <text:p>1.61144587843705E+018</text:p>
          </table:table-cell>
          <table:table-cell office:value-type="float" office:value="1.61144587840333E+018" calcext:value-type="float">
            <text:p>1.61144587840333E+018</text:p>
          </table:table-cell>
          <table:table-cell office:value-type="float" office:value="33" calcext:value-type="float">
            <text:p>33</text:p>
          </table:table-cell>
          <table:table-cell office:value-type="float" office:value="0.00142937414267" calcext:value-type="float">
            <text:p>0.0014293741</text:p>
          </table:table-cell>
          <table:table-cell office:value-type="float" office:value="0.0339490278539" calcext:value-type="float">
            <text:p>0.0339490279</text:p>
          </table:table-cell>
          <table:table-cell office:value-type="float" office:value="0.0725475130406" calcext:value-type="float">
            <text:p>0.072547513</text:p>
          </table:table-cell>
          <table:table-cell office:value-type="float" office:value="0.101851617384" calcext:value-type="float">
            <text:p>0.1018516174</text:p>
          </table:table-cell>
          <table:table-cell office:value-type="float" office:value="-0.0212737625343" calcext:value-type="float">
            <text:p>-0.0212737625</text:p>
          </table:table-cell>
          <table:table-cell office:value-type="float" office:value="-0.0614677407526" calcext:value-type="float">
            <text:p>-0.0614677408</text:p>
          </table:table-cell>
        </table:table-row>
        <table:table-row table:style-name="ro1">
          <table:table-cell office:value-type="float" office:value="1.61144587847196E+018" calcext:value-type="float">
            <text:p>1.61144587847196E+018</text:p>
          </table:table-cell>
          <table:table-cell office:value-type="float" office:value="1.6114458784384E+018" calcext:value-type="float">
            <text:p>1.6114458784384E+018</text:p>
          </table:table-cell>
          <table:table-cell office:value-type="float" office:value="33" calcext:value-type="float">
            <text:p>33</text:p>
          </table:table-cell>
          <table:table-cell office:value-type="float" office:value="-0.00139880180128" calcext:value-type="float">
            <text:p>-0.0013988018</text:p>
          </table:table-cell>
          <table:table-cell office:value-type="float" office:value="0.0350482539768" calcext:value-type="float">
            <text:p>0.035048254</text:p>
          </table:table-cell>
          <table:table-cell office:value-type="float" office:value="0.086198611738" calcext:value-type="float">
            <text:p>0.0861986117</text:p>
          </table:table-cell>
          <table:table-cell office:value-type="float" office:value="0.116339198004" calcext:value-type="float">
            <text:p>0.116339198</text:p>
          </table:table-cell>
          <table:table-cell office:value-type="float" office:value="-0.0087963581703" calcext:value-type="float">
            <text:p>-0.0087963582</text:p>
          </table:table-cell>
          <table:table-cell office:value-type="float" office:value="-0.0601157991765" calcext:value-type="float">
            <text:p>-0.0601157992</text:p>
          </table:table-cell>
        </table:table-row>
        <table:table-row table:style-name="ro1">
          <table:table-cell office:value-type="float" office:value="1.61144587850371E+018" calcext:value-type="float">
            <text:p>1.61144587850371E+018</text:p>
          </table:table-cell>
          <table:table-cell office:value-type="float" office:value="1.61144587846845E+018" calcext:value-type="float">
            <text:p>1.61144587846845E+018</text:p>
          </table:table-cell>
          <table:table-cell office:value-type="float" office:value="35" calcext:value-type="float">
            <text:p>35</text:p>
          </table:table-cell>
          <table:table-cell office:value-type="float" office:value="-0.00262558440268" calcext:value-type="float">
            <text:p>-0.0026255844</text:p>
          </table:table-cell>
          <table:table-cell office:value-type="float" office:value="0.0340242692836" calcext:value-type="float">
            <text:p>0.0340242693</text:p>
          </table:table-cell>
          <table:table-cell office:value-type="float" office:value="0.0837661132162" calcext:value-type="float">
            <text:p>0.0837661132</text:p>
          </table:table-cell>
          <table:table-cell office:value-type="float" office:value="0.131055324807" calcext:value-type="float">
            <text:p>0.1310553248</text:p>
          </table:table-cell>
          <table:table-cell office:value-type="float" office:value="-0.00401467687821" calcext:value-type="float">
            <text:p>-0.0040146769</text:p>
          </table:table-cell>
          <table:table-cell office:value-type="float" office:value="-0.0512924212201" calcext:value-type="float">
            <text:p>-0.0512924212</text:p>
          </table:table-cell>
        </table:table-row>
        <table:table-row table:style-name="ro1">
          <table:table-cell office:value-type="float" office:value="1.61144587854068E+018" calcext:value-type="float">
            <text:p>1.61144587854068E+018</text:p>
          </table:table-cell>
          <table:table-cell office:value-type="float" office:value="1.61144587853361E+018" calcext:value-type="float">
            <text:p>1.61144587853361E+018</text:p>
          </table:table-cell>
          <table:table-cell office:value-type="float" office:value="7" calcext:value-type="float">
            <text:p>7</text:p>
          </table:table-cell>
          <table:table-cell office:value-type="float" office:value="-0.0057007128192" calcext:value-type="float">
            <text:p>-0.0057007128</text:p>
          </table:table-cell>
          <table:table-cell office:value-type="float" office:value="0.026299457852" calcext:value-type="float">
            <text:p>0.0262994579</text:p>
          </table:table-cell>
          <table:table-cell office:value-type="float" office:value="0.0764887207047" calcext:value-type="float">
            <text:p>0.0764887207</text:p>
          </table:table-cell>
          <table:table-cell office:value-type="float" office:value="0.131545755121" calcext:value-type="float">
            <text:p>0.1315457551</text:p>
          </table:table-cell>
          <table:table-cell office:value-type="float" office:value="0.00218473150776" calcext:value-type="float">
            <text:p>0.0021847315</text:p>
          </table:table-cell>
          <table:table-cell office:value-type="float" office:value="-0.0412471906302" calcext:value-type="float">
            <text:p>-0.0412471906</text:p>
          </table:table-cell>
        </table:table-row>
        <table:table-row table:style-name="ro1">
          <table:table-cell office:value-type="float" office:value="1.61144587857067E+018" calcext:value-type="float">
            <text:p>1.61144587857067E+018</text:p>
          </table:table-cell>
          <table:table-cell office:value-type="float" office:value="1.61144587856367E+018" calcext:value-type="float">
            <text:p>1.61144587856367E+018</text:p>
          </table:table-cell>
          <table:table-cell office:value-type="float" office:value="7" calcext:value-type="float">
            <text:p>7</text:p>
          </table:table-cell>
          <table:table-cell office:value-type="float" office:value="-0.00957287787084" calcext:value-type="float">
            <text:p>-0.0095728779</text:p>
          </table:table-cell>
          <table:table-cell office:value-type="float" office:value="0.0234944990465" calcext:value-type="float">
            <text:p>0.023494499</text:p>
          </table:table-cell>
          <table:table-cell office:value-type="float" office:value="0.0755518312329" calcext:value-type="float">
            <text:p>0.0755518312</text:p>
          </table:table-cell>
          <table:table-cell office:value-type="float" office:value="0.130370843735" calcext:value-type="float">
            <text:p>0.1303708437</text:p>
          </table:table-cell>
          <table:table-cell office:value-type="float" office:value="0.00239242367155" calcext:value-type="float">
            <text:p>0.0023924237</text:p>
          </table:table-cell>
          <table:table-cell office:value-type="float" office:value="-0.0362686014173" calcext:value-type="float">
            <text:p>-0.0362686014</text:p>
          </table:table-cell>
        </table:table-row>
        <table:table-row table:style-name="ro1">
          <table:table-cell office:value-type="float" office:value="1.61144587860374E+018" calcext:value-type="float">
            <text:p>1.61144587860374E+018</text:p>
          </table:table-cell>
          <table:table-cell office:value-type="float" office:value="1.61144587859873E+018" calcext:value-type="float">
            <text:p>1.61144587859873E+018</text:p>
          </table:table-cell>
          <table:table-cell office:value-type="float" office:value="5" calcext:value-type="float">
            <text:p>5</text:p>
          </table:table-cell>
          <table:table-cell office:value-type="float" office:value="-0.0132768438501" calcext:value-type="float">
            <text:p>-0.0132768439</text:p>
          </table:table-cell>
          <table:table-cell office:value-type="float" office:value="0.0155198444514" calcext:value-type="float">
            <text:p>0.0155198445</text:p>
          </table:table-cell>
          <table:table-cell office:value-type="float" office:value="0.0755473890202" calcext:value-type="float">
            <text:p>0.075547389</text:p>
          </table:table-cell>
          <table:table-cell office:value-type="float" office:value="0.130985995552" calcext:value-type="float">
            <text:p>0.1309859956</text:p>
          </table:table-cell>
          <table:table-cell office:value-type="float" office:value="0.0036240158553" calcext:value-type="float">
            <text:p>0.0036240159</text:p>
          </table:table-cell>
          <table:table-cell office:value-type="float" office:value="-0.0250233391742" calcext:value-type="float">
            <text:p>-0.0250233392</text:p>
          </table:table-cell>
        </table:table-row>
        <table:table-row table:style-name="ro1">
          <table:table-cell office:value-type="float" office:value="1.61144587863716E+018" calcext:value-type="float">
            <text:p>1.61144587863716E+018</text:p>
          </table:table-cell>
          <table:table-cell office:value-type="float" office:value="1.61144587859873E+018" calcext:value-type="float">
            <text:p>1.61144587859873E+018</text:p>
          </table:table-cell>
          <table:table-cell office:value-type="float" office:value="38" calcext:value-type="float">
            <text:p>38</text:p>
          </table:table-cell>
          <table:table-cell office:value-type="float" office:value="-0.0118668744507" calcext:value-type="float">
            <text:p>-0.0118668745</text:p>
          </table:table-cell>
          <table:table-cell office:value-type="float" office:value="0.0155198444514" calcext:value-type="float">
            <text:p>0.0155198445</text:p>
          </table:table-cell>
          <table:table-cell office:value-type="float" office:value="0.069199652405" calcext:value-type="float">
            <text:p>0.0691996524</text:p>
          </table:table-cell>
          <table:table-cell office:value-type="float" office:value="0.130985995552" calcext:value-type="float">
            <text:p>0.1309859956</text:p>
          </table:table-cell>
          <table:table-cell office:value-type="float" office:value="0.00439095903054" calcext:value-type="float">
            <text:p>0.004390959</text:p>
          </table:table-cell>
          <table:table-cell office:value-type="float" office:value="-0.0250233391742" calcext:value-type="float">
            <text:p>-0.0250233392</text:p>
          </table:table-cell>
        </table:table-row>
        <table:table-row table:style-name="ro1">
          <table:table-cell office:value-type="float" office:value="1.61144587867114E+018" calcext:value-type="float">
            <text:p>1.61144587867114E+018</text:p>
          </table:table-cell>
          <table:table-cell office:value-type="float" office:value="1.61144587862879E+018" calcext:value-type="float">
            <text:p>1.61144587862879E+018</text:p>
          </table:table-cell>
          <table:table-cell office:value-type="float" office:value="42" calcext:value-type="float">
            <text:p>42</text:p>
          </table:table-cell>
          <table:table-cell office:value-type="float" office:value="-0.00981151427379" calcext:value-type="float">
            <text:p>-0.0098115143</text:p>
          </table:table-cell>
          <table:table-cell office:value-type="float" office:value="0.012868605701" calcext:value-type="float">
            <text:p>0.0128686057</text:p>
          </table:table-cell>
          <table:table-cell office:value-type="float" office:value="0.0663592851651" calcext:value-type="float">
            <text:p>0.0663592852</text:p>
          </table:table-cell>
          <table:table-cell office:value-type="float" office:value="0.122476635293" calcext:value-type="float">
            <text:p>0.1224766353</text:p>
          </table:table-cell>
          <table:table-cell office:value-type="float" office:value="0.00173918896882" calcext:value-type="float">
            <text:p>0.001739189</text:p>
          </table:table-cell>
          <table:table-cell office:value-type="float" office:value="-0.023589250962" calcext:value-type="float">
            <text:p>-0.023589251</text:p>
          </table:table-cell>
        </table:table-row>
        <table:table-row table:style-name="ro1">
          <table:table-cell office:value-type="float" office:value="1.61144587870375E+018" calcext:value-type="float">
            <text:p>1.61144587870375E+018</text:p>
          </table:table-cell>
          <table:table-cell office:value-type="float" office:value="1.61144587866385E+018" calcext:value-type="float">
            <text:p>1.61144587866385E+018</text:p>
          </table:table-cell>
          <table:table-cell office:value-type="float" office:value="39" calcext:value-type="float">
            <text:p>39</text:p>
          </table:table-cell>
          <table:table-cell office:value-type="float" office:value="-0.00627308905536" calcext:value-type="float">
            <text:p>-0.0062730891</text:p>
          </table:table-cell>
          <table:table-cell office:value-type="float" office:value="0.0122026085469" calcext:value-type="float">
            <text:p>0.0122026085</text:p>
          </table:table-cell>
          <table:table-cell office:value-type="float" office:value="0.0571388530068" calcext:value-type="float">
            <text:p>0.057138853</text:p>
          </table:table-cell>
          <table:table-cell office:value-type="float" office:value="0.115413788845" calcext:value-type="float">
            <text:p>0.1154137888</text:p>
          </table:table-cell>
          <table:table-cell office:value-type="float" office:value="-0.00347087991862" calcext:value-type="float">
            <text:p>-0.0034708799</text:p>
          </table:table-cell>
          <table:table-cell office:value-type="float" office:value="-0.0237995304825" calcext:value-type="float">
            <text:p>-0.0237995305</text:p>
          </table:table-cell>
        </table:table-row>
        <table:table-row table:style-name="ro1">
          <table:table-cell office:value-type="float" office:value="1.61144587873717E+018" calcext:value-type="float">
            <text:p>1.61144587873717E+018</text:p>
          </table:table-cell>
          <table:table-cell office:value-type="float" office:value="1.61144587872397E+018" calcext:value-type="float">
            <text:p>1.61144587872397E+018</text:p>
          </table:table-cell>
          <table:table-cell office:value-type="float" office:value="13" calcext:value-type="float">
            <text:p>13</text:p>
          </table:table-cell>
          <table:table-cell office:value-type="float" office:value="-0.00101095783537" calcext:value-type="float">
            <text:p>-0.0010109578</text:p>
          </table:table-cell>
          <table:table-cell office:value-type="float" office:value="0.0145155652492" calcext:value-type="float">
            <text:p>0.0145155652</text:p>
          </table:table-cell>
          <table:table-cell office:value-type="float" office:value="0.052058738473" calcext:value-type="float">
            <text:p>0.0520587385</text:p>
          </table:table-cell>
          <table:table-cell office:value-type="float" office:value="0.0966446129194" calcext:value-type="float">
            <text:p>0.0966446129</text:p>
          </table:table-cell>
          <table:table-cell office:value-type="float" office:value="-0.0060051054325" calcext:value-type="float">
            <text:p>-0.0060051054</text:p>
          </table:table-cell>
          <table:table-cell office:value-type="float" office:value="-0.0189527062932" calcext:value-type="float">
            <text:p>-0.0189527063</text:p>
          </table:table-cell>
        </table:table-row>
        <table:table-row table:style-name="ro1">
          <table:table-cell office:value-type="float" office:value="1.61144587877208E+018" calcext:value-type="float">
            <text:p>1.61144587877208E+018</text:p>
          </table:table-cell>
          <table:table-cell office:value-type="float" office:value="1.61144587875903E+018" calcext:value-type="float">
            <text:p>1.61144587875903E+018</text:p>
          </table:table-cell>
          <table:table-cell office:value-type="float" office:value="13" calcext:value-type="float">
            <text:p>13</text:p>
          </table:table-cell>
          <table:table-cell office:value-type="float" office:value="-0.000870650727328" calcext:value-type="float">
            <text:p>-0.0008706507</text:p>
          </table:table-cell>
          <table:table-cell office:value-type="float" office:value="0.0133542072571" calcext:value-type="float">
            <text:p>0.0133542073</text:p>
          </table:table-cell>
          <table:table-cell office:value-type="float" office:value="0.048720530535" calcext:value-type="float">
            <text:p>0.0487205305</text:p>
          </table:table-cell>
          <table:table-cell office:value-type="float" office:value="0.0948902367155" calcext:value-type="float">
            <text:p>0.0948902367</text:p>
          </table:table-cell>
          <table:table-cell office:value-type="float" office:value="-0.0150350515736" calcext:value-type="float">
            <text:p>-0.0150350516</text:p>
          </table:table-cell>
          <table:table-cell office:value-type="float" office:value="-0.0409812428992" calcext:value-type="float">
            <text:p>-0.0409812429</text:p>
          </table:table-cell>
        </table:table-row>
        <table:table-row table:style-name="ro1">
          <table:table-cell office:value-type="float" office:value="1.61144587880536E+018" calcext:value-type="float">
            <text:p>1.61144587880536E+018</text:p>
          </table:table-cell>
          <table:table-cell office:value-type="float" office:value="1.6114458787941E+018" calcext:value-type="float">
            <text:p>1.6114458787941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248770114226" calcext:value-type="float">
            <text:p>-0.0024877011</text:p>
          </table:table-cell>
          <table:table-cell office:value-type="float" office:value="0.0106401984928" calcext:value-type="float">
            <text:p>0.0106401985</text:p>
          </table:table-cell>
          <table:table-cell office:value-type="float" office:value="0.039729987206" calcext:value-type="float">
            <text:p>0.0397299872</text:p>
          </table:table-cell>
          <table:table-cell office:value-type="float" office:value="0.0985783749314" calcext:value-type="float">
            <text:p>0.0985783749</text:p>
          </table:table-cell>
          <table:table-cell office:value-type="float" office:value="-0.0207507164772" calcext:value-type="float">
            <text:p>-0.0207507165</text:p>
          </table:table-cell>
          <table:table-cell office:value-type="float" office:value="-0.0465290763652" calcext:value-type="float">
            <text:p>-0.0465290764</text:p>
          </table:table-cell>
        </table:table-row>
        <table:table-row table:style-name="ro1">
          <table:table-cell office:value-type="float" office:value="1.61144587884146E+018" calcext:value-type="float">
            <text:p>1.61144587884146E+018</text:p>
          </table:table-cell>
          <table:table-cell office:value-type="float" office:value="1.61144587882416E+018" calcext:value-type="float">
            <text:p>1.61144587882416E+018</text:p>
          </table:table-cell>
          <table:table-cell office:value-type="float" office:value="17" calcext:value-type="float">
            <text:p>17</text:p>
          </table:table-cell>
          <table:table-cell office:value-type="float" office:value="-0.00708965811624" calcext:value-type="float">
            <text:p>-0.0070896581</text:p>
          </table:table-cell>
          <table:table-cell office:value-type="float" office:value="0.00995038288117" calcext:value-type="float">
            <text:p>0.0099503829</text:p>
          </table:table-cell>
          <table:table-cell office:value-type="float" office:value="0.0370398021882" calcext:value-type="float">
            <text:p>0.0370398022</text:p>
          </table:table-cell>
          <table:table-cell office:value-type="float" office:value="0.0833992250409" calcext:value-type="float">
            <text:p>0.083399225</text:p>
          </table:table-cell>
          <table:table-cell office:value-type="float" office:value="-0.0244376671481" calcext:value-type="float">
            <text:p>-0.0244376671</text:p>
          </table:table-cell>
          <table:table-cell office:value-type="float" office:value="-0.0589728528137" calcext:value-type="float">
            <text:p>-0.0589728528</text:p>
          </table:table-cell>
        </table:table-row>
        <table:table-row table:style-name="ro1">
          <table:table-cell office:value-type="float" office:value="1.61144587887083E+018" calcext:value-type="float">
            <text:p>1.61144587887083E+018</text:p>
          </table:table-cell>
          <table:table-cell office:value-type="float" office:value="1.61144587885922E+018" calcext:value-type="float">
            <text:p>1.61144587885922E+018</text:p>
          </table:table-cell>
          <table:table-cell office:value-type="float" office:value="11" calcext:value-type="float">
            <text:p>11</text:p>
          </table:table-cell>
          <table:table-cell office:value-type="float" office:value="-0.0112298712697" calcext:value-type="float">
            <text:p>-0.0112298713</text:p>
          </table:table-cell>
          <table:table-cell office:value-type="float" office:value="0.00840924540906" calcext:value-type="float">
            <text:p>0.0084092454</text:p>
          </table:table-cell>
          <table:table-cell office:value-type="float" office:value="0.037052233827" calcext:value-type="float">
            <text:p>0.0370522338</text:p>
          </table:table-cell>
          <table:table-cell office:value-type="float" office:value="0.0839611145257" calcext:value-type="float">
            <text:p>0.0839611145</text:p>
          </table:table-cell>
          <table:table-cell office:value-type="float" office:value="-0.0221228900222" calcext:value-type="float">
            <text:p>-0.02212289</text:p>
          </table:table-cell>
          <table:table-cell office:value-type="float" office:value="-0.0480231362566" calcext:value-type="float">
            <text:p>-0.0480231363</text:p>
          </table:table-cell>
        </table:table-row>
        <table:table-row table:style-name="ro1">
          <table:table-cell office:value-type="float" office:value="1.6114458789038E+018" calcext:value-type="float">
            <text:p>1.6114458789038E+018</text:p>
          </table:table-cell>
          <table:table-cell office:value-type="float" office:value="1.61144587890431E+018" calcext:value-type="float">
            <text:p>1.61144587890431E+018</text:p>
          </table:table-cell>
          <table:table-cell office:value-type="float" office:value="0" calcext:value-type="float">
            <text:p>0</text:p>
          </table:table-cell>
          <table:table-cell office:value-type="float" office:value="-0.00929481412538" calcext:value-type="float">
            <text:p>-0.0092948141</text:p>
          </table:table-cell>
          <table:table-cell office:value-type="float" office:value="0.00807722174288" calcext:value-type="float">
            <text:p>0.0080772217</text:p>
          </table:table-cell>
          <table:table-cell office:value-type="float" office:value="0.0321570654126" calcext:value-type="float">
            <text:p>0.0321570654</text:p>
          </table:table-cell>
          <table:table-cell office:value-type="float" office:value="0.069672560116" calcext:value-type="float">
            <text:p>0.0696725601</text:p>
          </table:table-cell>
          <table:table-cell office:value-type="float" office:value="-0.0173600379027" calcext:value-type="float">
            <text:p>-0.0173600379</text:p>
          </table:table-cell>
          <table:table-cell office:value-type="float" office:value="-0.0355418593007" calcext:value-type="float">
            <text:p>-0.0355418593</text:p>
          </table:table-cell>
        </table:table-row>
        <table:table-row table:style-name="ro1">
          <table:table-cell office:value-type="float" office:value="1.61144587893876E+018" calcext:value-type="float">
            <text:p>1.61144587893876E+018</text:p>
          </table:table-cell>
          <table:table-cell office:value-type="float" office:value="1.61144587890431E+018" calcext:value-type="float">
            <text:p>1.61144587890431E+018</text:p>
          </table:table-cell>
          <table:table-cell office:value-type="float" office:value="34" calcext:value-type="float">
            <text:p>34</text:p>
          </table:table-cell>
          <table:table-cell office:value-type="float" office:value="-0.00890749304452" calcext:value-type="float">
            <text:p>-0.008907493</text:p>
          </table:table-cell>
          <table:table-cell office:value-type="float" office:value="0.00807722174288" calcext:value-type="float">
            <text:p>0.0080772217</text:p>
          </table:table-cell>
          <table:table-cell office:value-type="float" office:value="0.0306369536233" calcext:value-type="float">
            <text:p>0.0306369536</text:p>
          </table:table-cell>
          <table:table-cell office:value-type="float" office:value="0.069672560116" calcext:value-type="float">
            <text:p>0.0696725601</text:p>
          </table:table-cell>
          <table:table-cell office:value-type="float" office:value="-0.0121599082592" calcext:value-type="float">
            <text:p>-0.0121599083</text:p>
          </table:table-cell>
          <table:table-cell office:value-type="float" office:value="-0.0355418593007" calcext:value-type="float">
            <text:p>-0.0355418593</text:p>
          </table:table-cell>
        </table:table-row>
        <table:table-row table:style-name="ro1">
          <table:table-cell office:value-type="float" office:value="1.61144587897181E+018" calcext:value-type="float">
            <text:p>1.61144587897181E+018</text:p>
          </table:table-cell>
          <table:table-cell office:value-type="float" office:value="1.61144587893436E+018" calcext:value-type="float">
            <text:p>1.61144587893436E+018</text:p>
          </table:table-cell>
          <table:table-cell office:value-type="float" office:value="37" calcext:value-type="float">
            <text:p>37</text:p>
          </table:table-cell>
          <table:table-cell office:value-type="float" office:value="-0.012073597816" calcext:value-type="float">
            <text:p>-0.0120735978</text:p>
          </table:table-cell>
          <table:table-cell office:value-type="float" office:value="0.00317393198559" calcext:value-type="float">
            <text:p>0.003173932</text:p>
          </table:table-cell>
          <table:table-cell office:value-type="float" office:value="0.0402696222829" calcext:value-type="float">
            <text:p>0.0402696223</text:p>
          </table:table-cell>
          <table:table-cell office:value-type="float" office:value="0.0757802250529" calcext:value-type="float">
            <text:p>0.0757802251</text:p>
          </table:table-cell>
          <table:table-cell office:value-type="float" office:value="-0.0102694351034" calcext:value-type="float">
            <text:p>-0.0102694351</text:p>
          </table:table-cell>
          <table:table-cell office:value-type="float" office:value="-0.0380186795079" calcext:value-type="float">
            <text:p>-0.0380186795</text:p>
          </table:table-cell>
        </table:table-row>
        <table:table-row table:style-name="ro1">
          <table:table-cell office:value-type="float" office:value="1.6114458790039E+018" calcext:value-type="float">
            <text:p>1.6114458790039E+018</text:p>
          </table:table-cell>
          <table:table-cell office:value-type="float" office:value="1.61144587896943E+018" calcext:value-type="float">
            <text:p>1.61144587896943E+018</text:p>
          </table:table-cell>
          <table:table-cell office:value-type="float" office:value="34" calcext:value-type="float">
            <text:p>34</text:p>
          </table:table-cell>
          <table:table-cell office:value-type="float" office:value="-0.00937684675311" calcext:value-type="float">
            <text:p>-0.0093768468</text:p>
          </table:table-cell>
          <table:table-cell office:value-type="float" office:value="0.000364519818359" calcext:value-type="float">
            <text:p>0.0003645198</text:p>
          </table:table-cell>
          <table:table-cell office:value-type="float" office:value="0.0387266504525" calcext:value-type="float">
            <text:p>0.0387266505</text:p>
          </table:table-cell>
          <table:table-cell office:value-type="float" office:value="0.0692087861349" calcext:value-type="float">
            <text:p>0.0692087861</text:p>
          </table:table-cell>
          <table:table-cell office:value-type="float" office:value="-0.00903637086549" calcext:value-type="float">
            <text:p>-0.0090363709</text:p>
          </table:table-cell>
          <table:table-cell office:value-type="float" office:value="-0.0318690582676" calcext:value-type="float">
            <text:p>-0.0318690583</text:p>
          </table:table-cell>
        </table:table-row>
        <table:table-row table:style-name="ro1">
          <table:table-cell office:value-type="float" office:value="1.6114458790417E+018" calcext:value-type="float">
            <text:p>1.6114458790417E+018</text:p>
          </table:table-cell>
          <table:table-cell office:value-type="float" office:value="1.61144587903457E+018" calcext:value-type="float">
            <text:p>1.61144587903457E+018</text:p>
          </table:table-cell>
          <table:table-cell office:value-type="float" office:value="7" calcext:value-type="float">
            <text:p>7</text:p>
          </table:table-cell>
          <table:table-cell office:value-type="float" office:value="-0.00579880791486" calcext:value-type="float">
            <text:p>-0.0057988079</text:p>
          </table:table-cell>
          <table:table-cell office:value-type="float" office:value="-0.0099736899705" calcext:value-type="float">
            <text:p>-0.00997369</text:p>
          </table:table-cell>
          <table:table-cell office:value-type="float" office:value="0.0348633924892" calcext:value-type="float">
            <text:p>0.0348633925</text:p>
          </table:table-cell>
          <table:table-cell office:value-type="float" office:value="0.064179015489" calcext:value-type="float">
            <text:p>0.0641790155</text:p>
          </table:table-cell>
          <table:table-cell office:value-type="float" office:value="-0.00887993430846" calcext:value-type="float">
            <text:p>-0.0088799343</text:p>
          </table:table-cell>
          <table:table-cell office:value-type="float" office:value="-0.0245454098529" calcext:value-type="float">
            <text:p>-0.0245454099</text:p>
          </table:table-cell>
        </table:table-row>
        <table:table-row table:style-name="ro1">
          <table:table-cell office:value-type="float" office:value="1.6114458790716E+018" calcext:value-type="float">
            <text:p>1.6114458790716E+018</text:p>
          </table:table-cell>
          <table:table-cell office:value-type="float" office:value="1.61144587906462E+018" calcext:value-type="float">
            <text:p>1.61144587906462E+018</text:p>
          </table:table-cell>
          <table:table-cell office:value-type="float" office:value="6" calcext:value-type="float">
            <text:p>6</text:p>
          </table:table-cell>
          <table:table-cell office:value-type="float" office:value="-0.00422842092852" calcext:value-type="float">
            <text:p>-0.0042284209</text:p>
          </table:table-cell>
          <table:table-cell office:value-type="float" office:value="-0.0124156658239" calcext:value-type="float">
            <text:p>-0.0124156658</text:p>
          </table:table-cell>
          <table:table-cell office:value-type="float" office:value="0.0355880696189" calcext:value-type="float">
            <text:p>0.0355880696</text:p>
          </table:table-cell>
          <table:table-cell office:value-type="float" office:value="0.0706384901541" calcext:value-type="float">
            <text:p>0.0706384902</text:p>
          </table:table-cell>
          <table:table-cell office:value-type="float" office:value="-0.0106090245835" calcext:value-type="float">
            <text:p>-0.0106090246</text:p>
          </table:table-cell>
          <table:table-cell office:value-type="float" office:value="-0.0185777975247" calcext:value-type="float">
            <text:p>-0.0185777975</text:p>
          </table:table-cell>
        </table:table-row>
        <table:table-row table:style-name="ro1">
          <table:table-cell office:value-type="float" office:value="1.61144587910544E+018" calcext:value-type="float">
            <text:p>1.61144587910544E+018</text:p>
          </table:table-cell>
          <table:table-cell office:value-type="float" office:value="1.61144587909468E+018" calcext:value-type="float">
            <text:p>1.61144587909468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301910623944" calcext:value-type="float">
            <text:p>-0.0030191062</text:p>
          </table:table-cell>
          <table:table-cell office:value-type="float" office:value="-0.0126817559597" calcext:value-type="float">
            <text:p>-0.012681756</text:p>
          </table:table-cell>
          <table:table-cell office:value-type="float" office:value="0.0296336999863" calcext:value-type="float">
            <text:p>0.0296337</text:p>
          </table:table-cell>
          <table:table-cell office:value-type="float" office:value="0.0610571242574" calcext:value-type="float">
            <text:p>0.0610571243</text:p>
          </table:table-cell>
          <table:table-cell office:value-type="float" office:value="-0.00977992245339" calcext:value-type="float">
            <text:p>-0.0097799225</text:p>
          </table:table-cell>
          <table:table-cell office:value-type="float" office:value="-0.0189667336725" calcext:value-type="float">
            <text:p>-0.0189667337</text:p>
          </table:table-cell>
        </table:table-row>
        <table:table-row table:style-name="ro1">
          <table:table-cell office:value-type="float" office:value="1.61144587913883E+018" calcext:value-type="float">
            <text:p>1.61144587913883E+018</text:p>
          </table:table-cell>
          <table:table-cell office:value-type="float" office:value="1.61144587912975E+018" calcext:value-type="float">
            <text:p>1.61144587912975E+018</text:p>
          </table:table-cell>
          <table:table-cell office:value-type="float" office:value="9" calcext:value-type="float">
            <text:p>9</text:p>
          </table:table-cell>
          <table:table-cell office:value-type="float" office:value="-0.000816994926889" calcext:value-type="float">
            <text:p>-0.0008169949</text:p>
          </table:table-cell>
          <table:table-cell office:value-type="float" office:value="-0.0171945064797" calcext:value-type="float">
            <text:p>-0.0171945065</text:p>
          </table:table-cell>
          <table:table-cell office:value-type="float" office:value="0.0373339259425" calcext:value-type="float">
            <text:p>0.0373339259</text:p>
          </table:table-cell>
          <table:table-cell office:value-type="float" office:value="0.0731693502196" calcext:value-type="float">
            <text:p>0.0731693502</text:p>
          </table:table-cell>
          <table:table-cell office:value-type="float" office:value="-0.00791994051514" calcext:value-type="float">
            <text:p>-0.0079199405</text:p>
          </table:table-cell>
          <table:table-cell office:value-type="float" office:value="-0.0136326193699" calcext:value-type="float">
            <text:p>-0.0136326194</text:p>
          </table:table-cell>
        </table:table-row>
        <table:table-row table:style-name="ro1">
          <table:table-cell office:value-type="float" office:value="1.61144587917176E+018" calcext:value-type="float">
            <text:p>1.61144587917176E+018</text:p>
          </table:table-cell>
          <table:table-cell office:value-type="float" office:value="1.6114458791598E+018" calcext:value-type="float">
            <text:p>1.6114458791598E+018</text:p>
          </table:table-cell>
          <table:table-cell office:value-type="float" office:value="11" calcext:value-type="float">
            <text:p>11</text:p>
          </table:table-cell>
          <table:table-cell office:value-type="float" office:value="0.00146549339145" calcext:value-type="float">
            <text:p>0.0014654934</text:p>
          </table:table-cell>
          <table:table-cell office:value-type="float" office:value="-0.0119197595711" calcext:value-type="float">
            <text:p>-0.0119197596</text:p>
          </table:table-cell>
          <table:table-cell office:value-type="float" office:value="0.0388326387279" calcext:value-type="float">
            <text:p>0.0388326387</text:p>
          </table:table-cell>
          <table:table-cell office:value-type="float" office:value="0.0780264361004" calcext:value-type="float">
            <text:p>0.0780264361</text:p>
          </table:table-cell>
          <table:table-cell office:value-type="float" office:value="-0.00920801631829" calcext:value-type="float">
            <text:p>-0.0092080163</text:p>
          </table:table-cell>
          <table:table-cell office:value-type="float" office:value="-0.0082740324454" calcext:value-type="float">
            <text:p>-0.0082740324</text:p>
          </table:table-cell>
        </table:table-row>
        <table:table-row table:style-name="ro1">
          <table:table-cell office:value-type="float" office:value="1.61144587920542E+018" calcext:value-type="float">
            <text:p>1.61144587920542E+018</text:p>
          </table:table-cell>
          <table:table-cell office:value-type="float" office:value="1.61144587919487E+018" calcext:value-type="float">
            <text:p>1.61144587919487E+018</text:p>
          </table:table-cell>
          <table:table-cell office:value-type="float" office:value="10" calcext:value-type="float">
            <text:p>10</text:p>
          </table:table-cell>
          <table:table-cell office:value-type="float" office:value="0.00472745421875" calcext:value-type="float">
            <text:p>0.0047274542</text:p>
          </table:table-cell>
          <table:table-cell office:value-type="float" office:value="-0.00629817220383" calcext:value-type="float">
            <text:p>-0.0062981722</text:p>
          </table:table-cell>
          <table:table-cell office:value-type="float" office:value="0.0393555837351" calcext:value-type="float">
            <text:p>0.0393555837</text:p>
          </table:table-cell>
          <table:table-cell office:value-type="float" office:value="0.0783703950123" calcext:value-type="float">
            <text:p>0.078370395</text:p>
          </table:table-cell>
          <table:table-cell office:value-type="float" office:value="-0.00837842648995" calcext:value-type="float">
            <text:p>-0.0083784265</text:p>
          </table:table-cell>
          <table:table-cell office:value-type="float" office:value="-0.0102518693105" calcext:value-type="float">
            <text:p>-0.0102518693</text:p>
          </table:table-cell>
        </table:table-row>
        <table:table-row table:style-name="ro1">
          <table:table-cell office:value-type="float" office:value="1.61144587923898E+018" calcext:value-type="float">
            <text:p>1.61144587923898E+018</text:p>
          </table:table-cell>
          <table:table-cell office:value-type="float" office:value="1.61144587922493E+018" calcext:value-type="float">
            <text:p>1.61144587922493E+018</text:p>
          </table:table-cell>
          <table:table-cell office:value-type="float" office:value="14" calcext:value-type="float">
            <text:p>14</text:p>
          </table:table-cell>
          <table:table-cell office:value-type="float" office:value="0.00470351647125" calcext:value-type="float">
            <text:p>0.0047035165</text:p>
          </table:table-cell>
          <table:table-cell office:value-type="float" office:value="-0.00220775370064" calcext:value-type="float">
            <text:p>-0.0022077537</text:p>
          </table:table-cell>
          <table:table-cell office:value-type="float" office:value="0.0387920326152" calcext:value-type="float">
            <text:p>0.0387920326</text:p>
          </table:table-cell>
          <table:table-cell office:value-type="float" office:value="0.0723814878118" calcext:value-type="float">
            <text:p>0.0723814878</text:p>
          </table:table-cell>
          <table:table-cell office:value-type="float" office:value="-0.0109069123828" calcext:value-type="float">
            <text:p>-0.0109069124</text:p>
          </table:table-cell>
          <table:table-cell office:value-type="float" office:value="-0.00997576171254" calcext:value-type="float">
            <text:p>-0.0099757617</text:p>
          </table:table-cell>
        </table:table-row>
        <table:table-row table:style-name="ro1">
          <table:table-cell office:value-type="float" office:value="1.61144587927165E+018" calcext:value-type="float">
            <text:p>1.61144587927165E+018</text:p>
          </table:table-cell>
          <table:table-cell office:value-type="float" office:value="1.61144587925999E+018" calcext:value-type="float">
            <text:p>1.61144587925999E+018</text:p>
          </table:table-cell>
          <table:table-cell office:value-type="float" office:value="11" calcext:value-type="float">
            <text:p>11</text:p>
          </table:table-cell>
          <table:table-cell office:value-type="float" office:value="0.00813123798927" calcext:value-type="float">
            <text:p>0.008131238</text:p>
          </table:table-cell>
          <table:table-cell office:value-type="float" office:value="-0.0024229348107" calcext:value-type="float">
            <text:p>-0.0024229348</text:p>
          </table:table-cell>
          <table:table-cell office:value-type="float" office:value="0.0334165573794" calcext:value-type="float">
            <text:p>0.0334165574</text:p>
          </table:table-cell>
          <table:table-cell office:value-type="float" office:value="0.0776310431434" calcext:value-type="float">
            <text:p>0.0776310431</text:p>
          </table:table-cell>
          <table:table-cell office:value-type="float" office:value="-0.0157668133541" calcext:value-type="float">
            <text:p>-0.0157668134</text:p>
          </table:table-cell>
          <table:table-cell office:value-type="float" office:value="-0.00699243449935" calcext:value-type="float">
            <text:p>-0.0069924345</text:p>
          </table:table-cell>
        </table:table-row>
        <table:table-row table:style-name="ro1">
          <table:table-cell office:value-type="float" office:value="1.61144587930539E+018" calcext:value-type="float">
            <text:p>1.61144587930539E+018</text:p>
          </table:table-cell>
          <table:table-cell office:value-type="float" office:value="1.61144587929506E+018" calcext:value-type="float">
            <text:p>1.61144587929506E+018</text:p>
          </table:table-cell>
          <table:table-cell office:value-type="float" office:value="10" calcext:value-type="float">
            <text:p>10</text:p>
          </table:table-cell>
          <table:table-cell office:value-type="float" office:value="0.00922502911256" calcext:value-type="float">
            <text:p>0.0092250291</text:p>
          </table:table-cell>
          <table:table-cell office:value-type="float" office:value="-0.000978964210019" calcext:value-type="float">
            <text:p>-0.0009789642</text:p>
          </table:table-cell>
          <table:table-cell office:value-type="float" office:value="0.0281527917568" calcext:value-type="float">
            <text:p>0.0281527918</text:p>
          </table:table-cell>
          <table:table-cell office:value-type="float" office:value="0.057670342439" calcext:value-type="float">
            <text:p>0.0576703424</text:p>
          </table:table-cell>
          <table:table-cell office:value-type="float" office:value="-0.0185083260851" calcext:value-type="float">
            <text:p>-0.0185083261</text:p>
          </table:table-cell>
          <table:table-cell office:value-type="float" office:value="-0.00996187520858" calcext:value-type="float">
            <text:p>-0.0099618752</text:p>
          </table:table-cell>
        </table:table-row>
        <table:table-row table:style-name="ro1">
          <table:table-cell office:value-type="float" office:value="1.61144587933881E+018" calcext:value-type="float">
            <text:p>1.61144587933881E+018</text:p>
          </table:table-cell>
          <table:table-cell office:value-type="float" office:value="1.61144587932512E+018" calcext:value-type="float">
            <text:p>1.61144587932512E+018</text:p>
          </table:table-cell>
          <table:table-cell office:value-type="float" office:value="13" calcext:value-type="float">
            <text:p>13</text:p>
          </table:table-cell>
          <table:table-cell office:value-type="float" office:value="0.0104504937632" calcext:value-type="float">
            <text:p>0.0104504938</text:p>
          </table:table-cell>
          <table:table-cell office:value-type="float" office:value="-0.00390749922876" calcext:value-type="float">
            <text:p>-0.0039074992</text:p>
          </table:table-cell>
          <table:table-cell office:value-type="float" office:value="0.0285280316221" calcext:value-type="float">
            <text:p>0.0285280316</text:p>
          </table:table-cell>
          <table:table-cell office:value-type="float" office:value="0.0657191677503" calcext:value-type="float">
            <text:p>0.0657191678</text:p>
          </table:table-cell>
          <table:table-cell office:value-type="float" office:value="-0.0215987027311" calcext:value-type="float">
            <text:p>-0.0215987027</text:p>
          </table:table-cell>
          <table:table-cell office:value-type="float" office:value="-0.00685612562264" calcext:value-type="float">
            <text:p>-0.0068561256</text:p>
          </table:table-cell>
        </table:table-row>
        <table:table-row table:style-name="ro1">
          <table:table-cell office:value-type="float" office:value="1.61144587937194E+018" calcext:value-type="float">
            <text:p>1.61144587937194E+018</text:p>
          </table:table-cell>
          <table:table-cell office:value-type="float" office:value="1.6114458793702E+018" calcext:value-type="float">
            <text:p>1.6114458793702E+018</text:p>
          </table:table-cell>
          <table:table-cell office:value-type="float" office:value="1" calcext:value-type="float">
            <text:p>1</text:p>
          </table:table-cell>
          <table:table-cell office:value-type="float" office:value="0.0156599294827" calcext:value-type="float">
            <text:p>0.0156599295</text:p>
          </table:table-cell>
          <table:table-cell office:value-type="float" office:value="0.000911022801991" calcext:value-type="float">
            <text:p>0.0009110228</text:p>
          </table:table-cell>
          <table:table-cell office:value-type="float" office:value="0.0140709010097" calcext:value-type="float">
            <text:p>0.014070901</text:p>
          </table:table-cell>
          <table:table-cell office:value-type="float" office:value="0.0442322740439" calcext:value-type="float">
            <text:p>0.044232274</text:p>
          </table:table-cell>
          <table:table-cell office:value-type="float" office:value="-0.0283939971189" calcext:value-type="float">
            <text:p>-0.0283939971</text:p>
          </table:table-cell>
          <table:table-cell office:value-type="float" office:value="-0.0173508691582" calcext:value-type="float">
            <text:p>-0.0173508692</text:p>
          </table:table-cell>
        </table:table-row>
        <table:table-row table:style-name="ro1">
          <table:table-cell office:value-type="float" office:value="1.61144587940473E+018" calcext:value-type="float">
            <text:p>1.61144587940473E+018</text:p>
          </table:table-cell>
          <table:table-cell office:value-type="float" office:value="1.61144587940527E+018" calcext:value-type="float">
            <text:p>1.61144587940527E+018</text:p>
          </table:table-cell>
          <table:table-cell office:value-type="float" office:value="0" calcext:value-type="float">
            <text:p>0</text:p>
          </table:table-cell>
          <table:table-cell office:value-type="float" office:value="0.0155210068544" calcext:value-type="float">
            <text:p>0.0155210069</text:p>
          </table:table-cell>
          <table:table-cell office:value-type="float" office:value="0.00302679601113" calcext:value-type="float">
            <text:p>0.003026796</text:p>
          </table:table-cell>
          <table:table-cell office:value-type="float" office:value="0.00651725870615" calcext:value-type="float">
            <text:p>0.0065172587</text:p>
          </table:table-cell>
          <table:table-cell office:value-type="float" office:value="0.0288673202501" calcext:value-type="float">
            <text:p>0.0288673203</text:p>
          </table:table-cell>
          <table:table-cell office:value-type="float" office:value="-0.0302319104392" calcext:value-type="float">
            <text:p>-0.0302319104</text:p>
          </table:table-cell>
          <table:table-cell office:value-type="float" office:value="-0.0184505136936" calcext:value-type="float">
            <text:p>-0.0184505137</text:p>
          </table:table-cell>
        </table:table-row>
        <table:table-row table:style-name="ro1">
          <table:table-cell office:value-type="float" office:value="1.61144587943861E+018" calcext:value-type="float">
            <text:p>1.61144587943861E+018</text:p>
          </table:table-cell>
          <table:table-cell office:value-type="float" office:value="1.61144587943532E+018" calcext:value-type="float">
            <text:p>1.61144587943532E+018</text:p>
          </table:table-cell>
          <table:table-cell office:value-type="float" office:value="3" calcext:value-type="float">
            <text:p>3</text:p>
          </table:table-cell>
          <table:table-cell office:value-type="float" office:value="0.0134397737486" calcext:value-type="float">
            <text:p>0.0134397737</text:p>
          </table:table-cell>
          <table:table-cell office:value-type="float" office:value="-0.00222057198374" calcext:value-type="float">
            <text:p>-0.002220572</text:p>
          </table:table-cell>
          <table:table-cell office:value-type="float" office:value="-0.000766460358182" calcext:value-type="float">
            <text:p>-0.0007664604</text:p>
          </table:table-cell>
          <table:table-cell office:value-type="float" office:value="0.0232041409895" calcext:value-type="float">
            <text:p>0.023204141</text:p>
          </table:table-cell>
          <table:table-cell office:value-type="float" office:value="-0.0281439137262" calcext:value-type="float">
            <text:p>-0.0281439137</text:p>
          </table:table-cell>
          <table:table-cell office:value-type="float" office:value="-0.0250562289143" calcext:value-type="float">
            <text:p>-0.0250562289</text:p>
          </table:table-cell>
        </table:table-row>
        <table:table-row table:style-name="ro1">
          <table:table-cell office:value-type="float" office:value="1.61144587947365E+018" calcext:value-type="float">
            <text:p>1.61144587947365E+018</text:p>
          </table:table-cell>
          <table:table-cell office:value-type="float" office:value="1.61144587947039E+018" calcext:value-type="float">
            <text:p>1.61144587947039E+018</text:p>
          </table:table-cell>
          <table:table-cell office:value-type="float" office:value="3" calcext:value-type="float">
            <text:p>3</text:p>
          </table:table-cell>
          <table:table-cell office:value-type="float" office:value="0.0139668447601" calcext:value-type="float">
            <text:p>0.0139668448</text:p>
          </table:table-cell>
          <table:table-cell office:value-type="float" office:value="-0.000274764642177" calcext:value-type="float">
            <text:p>-0.0002747646</text:p>
          </table:table-cell>
          <table:table-cell office:value-type="float" office:value="-0.0124331564734" calcext:value-type="float">
            <text:p>-0.0124331565</text:p>
          </table:table-cell>
          <table:table-cell office:value-type="float" office:value="0.00978656282399" calcext:value-type="float">
            <text:p>0.0097865628</text:p>
          </table:table-cell>
          <table:table-cell office:value-type="float" office:value="-0.0215068806474" calcext:value-type="float">
            <text:p>-0.0215068806</text:p>
          </table:table-cell>
          <table:table-cell office:value-type="float" office:value="-0.0141497492406" calcext:value-type="float">
            <text:p>-0.0141497492</text:p>
          </table:table-cell>
        </table:table-row>
        <table:table-row table:style-name="ro1">
          <table:table-cell office:value-type="float" office:value="1.61144587950478E+018" calcext:value-type="float">
            <text:p>1.61144587950478E+018</text:p>
          </table:table-cell>
          <table:table-cell office:value-type="float" office:value="1.61144587950048E+018" calcext:value-type="float">
            <text:p>1.61144587950048E+018</text:p>
          </table:table-cell>
          <table:table-cell office:value-type="float" office:value="4" calcext:value-type="float">
            <text:p>4</text:p>
          </table:table-cell>
          <table:table-cell office:value-type="float" office:value="0.0146013964791" calcext:value-type="float">
            <text:p>0.0146013965</text:p>
          </table:table-cell>
          <table:table-cell office:value-type="float" office:value="-0.00267762204619" calcext:value-type="float">
            <text:p>-0.002677622</text:p>
          </table:table-cell>
          <table:table-cell office:value-type="float" office:value="-0.0234820571111" calcext:value-type="float">
            <text:p>-0.0234820571</text:p>
          </table:table-cell>
          <table:table-cell office:value-type="float" office:value="-0.0172011748414" calcext:value-type="float">
            <text:p>-0.0172011748</text:p>
          </table:table-cell>
          <table:table-cell office:value-type="float" office:value="-0.0163176545381" calcext:value-type="float">
            <text:p>-0.0163176545</text:p>
          </table:table-cell>
          <table:table-cell office:value-type="float" office:value="-0.016905689673" calcext:value-type="float">
            <text:p>-0.0169056897</text:p>
          </table:table-cell>
        </table:table-row>
        <table:table-row table:style-name="ro1">
          <table:table-cell office:value-type="float" office:value="1.61144587953967E+018" calcext:value-type="float">
            <text:p>1.61144587953967E+018</text:p>
          </table:table-cell>
          <table:table-cell office:value-type="float" office:value="1.61144587953054E+018" calcext:value-type="float">
            <text:p>1.61144587953054E+018</text:p>
          </table:table-cell>
          <table:table-cell office:value-type="float" office:value="9" calcext:value-type="float">
            <text:p>9</text:p>
          </table:table-cell>
          <table:table-cell office:value-type="float" office:value="0.0170924759986" calcext:value-type="float">
            <text:p>0.017092476</text:p>
          </table:table-cell>
          <table:table-cell office:value-type="float" office:value="-0.00346264165483" calcext:value-type="float">
            <text:p>-0.0034626417</text:p>
          </table:table-cell>
          <table:table-cell office:value-type="float" office:value="-0.0384489075435" calcext:value-type="float">
            <text:p>-0.0384489075</text:p>
          </table:table-cell>
          <table:table-cell office:value-type="float" office:value="-0.0307608093845" calcext:value-type="float">
            <text:p>-0.0307608094</text:p>
          </table:table-cell>
          <table:table-cell office:value-type="float" office:value="-0.0132791349539" calcext:value-type="float">
            <text:p>-0.013279135</text:p>
          </table:table-cell>
          <table:table-cell office:value-type="float" office:value="-0.00933450095508" calcext:value-type="float">
            <text:p>-0.009334501</text:p>
          </table:table-cell>
        </table:table-row>
        <table:table-row table:style-name="ro1">
          <table:table-cell office:value-type="float" office:value="1.61144587957368E+018" calcext:value-type="float">
            <text:p>1.61144587957368E+018</text:p>
          </table:table-cell>
          <table:table-cell office:value-type="float" office:value="1.6114458795656E+018" calcext:value-type="float">
            <text:p>1.6114458795656E+018</text:p>
          </table:table-cell>
          <table:table-cell office:value-type="float" office:value="8" calcext:value-type="float">
            <text:p>8</text:p>
          </table:table-cell>
          <table:table-cell office:value-type="float" office:value="0.0168039041479" calcext:value-type="float">
            <text:p>0.0168039041</text:p>
          </table:table-cell>
          <table:table-cell office:value-type="float" office:value="-0.00511841803594" calcext:value-type="float">
            <text:p>-0.005118418</text:p>
          </table:table-cell>
          <table:table-cell office:value-type="float" office:value="-0.0458400765255" calcext:value-type="float">
            <text:p>-0.0458400765</text:p>
          </table:table-cell>
          <table:table-cell office:value-type="float" office:value="-0.0543760542047" calcext:value-type="float">
            <text:p>-0.0543760542</text:p>
          </table:table-cell>
          <table:table-cell office:value-type="float" office:value="-0.00902130249835" calcext:value-type="float">
            <text:p>-0.0090213025</text:p>
          </table:table-cell>
          <table:table-cell office:value-type="float" office:value="-0.00714286973389" calcext:value-type="float">
            <text:p>-0.0071428697</text:p>
          </table:table-cell>
        </table:table-row>
        <table:table-row table:style-name="ro1">
          <table:table-cell office:value-type="float" office:value="1.61144587960659E+018" calcext:value-type="float">
            <text:p>1.61144587960659E+018</text:p>
          </table:table-cell>
          <table:table-cell office:value-type="float" office:value="1.61144587959566E+018" calcext:value-type="float">
            <text:p>1.61144587959566E+018</text:p>
          </table:table-cell>
          <table:table-cell office:value-type="float" office:value="10" calcext:value-type="float">
            <text:p>10</text:p>
          </table:table-cell>
          <table:table-cell office:value-type="float" office:value="0.01514981591" calcext:value-type="float">
            <text:p>0.0151498159</text:p>
          </table:table-cell>
          <table:table-cell office:value-type="float" office:value="-0.00763564722555" calcext:value-type="float">
            <text:p>-0.0076356472</text:p>
          </table:table-cell>
          <table:table-cell office:value-type="float" office:value="-0.0591250072565" calcext:value-type="float">
            <text:p>-0.0591250073</text:p>
          </table:table-cell>
          <table:table-cell office:value-type="float" office:value="-0.0722937909733" calcext:value-type="float">
            <text:p>-0.072293791</text:p>
          </table:table-cell>
          <table:table-cell office:value-type="float" office:value="-0.00605416805635" calcext:value-type="float">
            <text:p>-0.0060541681</text:p>
          </table:table-cell>
          <table:table-cell office:value-type="float" office:value="-0.0011092041862" calcext:value-type="float">
            <text:p>-0.0011092042</text:p>
          </table:table-cell>
        </table:table-row>
        <table:table-row table:style-name="ro1">
          <table:table-cell office:value-type="float" office:value="1.61144587963716E+018" calcext:value-type="float">
            <text:p>1.61144587963716E+018</text:p>
          </table:table-cell>
          <table:table-cell office:value-type="float" office:value="1.61144587963072E+018" calcext:value-type="float">
            <text:p>1.61144587963072E+018</text:p>
          </table:table-cell>
          <table:table-cell office:value-type="float" office:value="6" calcext:value-type="float">
            <text:p>6</text:p>
          </table:table-cell>
          <table:table-cell office:value-type="float" office:value="0.0116579919468" calcext:value-type="float">
            <text:p>0.0116579919</text:p>
          </table:table-cell>
          <table:table-cell office:value-type="float" office:value="-0.0132970717557" calcext:value-type="float">
            <text:p>-0.0132970718</text:p>
          </table:table-cell>
          <table:table-cell office:value-type="float" office:value="-0.0701855451555" calcext:value-type="float">
            <text:p>-0.0701855452</text:p>
          </table:table-cell>
          <table:table-cell office:value-type="float" office:value="-0.0894833606296" calcext:value-type="float">
            <text:p>-0.0894833606</text:p>
          </table:table-cell>
          <table:table-cell office:value-type="float" office:value="-0.00856597555505" calcext:value-type="float">
            <text:p>-0.0085659756</text:p>
          </table:table-cell>
          <table:table-cell office:value-type="float" office:value="-0.00357301183109" calcext:value-type="float">
            <text:p>-0.0035730118</text:p>
          </table:table-cell>
        </table:table-row>
        <table:table-row table:style-name="ro1">
          <table:table-cell office:value-type="float" office:value="1.61144587967286E+018" calcext:value-type="float">
            <text:p>1.61144587967286E+018</text:p>
          </table:table-cell>
          <table:table-cell office:value-type="float" office:value="1.61144587966078E+018" calcext:value-type="float">
            <text:p>1.61144587966078E+018</text:p>
          </table:table-cell>
          <table:table-cell office:value-type="float" office:value="12" calcext:value-type="float">
            <text:p>12</text:p>
          </table:table-cell>
          <table:table-cell office:value-type="float" office:value="0.0133387330714" calcext:value-type="float">
            <text:p>0.0133387331</text:p>
          </table:table-cell>
          <table:table-cell office:value-type="float" office:value="-0.01544821152" calcext:value-type="float">
            <text:p>-0.0154482115</text:p>
          </table:table-cell>
          <table:table-cell office:value-type="float" office:value="-0.0779568853821" calcext:value-type="float">
            <text:p>-0.0779568854</text:p>
          </table:table-cell>
          <table:table-cell office:value-type="float" office:value="-0.109009485236" calcext:value-type="float">
            <text:p>-0.1090094852</text:p>
          </table:table-cell>
          <table:table-cell office:value-type="float" office:value="-0.00760234504647" calcext:value-type="float">
            <text:p>-0.007602345</text:p>
          </table:table-cell>
          <table:table-cell office:value-type="float" office:value="0.00475421266624" calcext:value-type="float">
            <text:p>0.0047542127</text:p>
          </table:table-cell>
        </table:table-row>
        <table:table-row table:style-name="ro1">
          <table:table-cell office:value-type="float" office:value="1.61144587970662E+018" calcext:value-type="float">
            <text:p>1.61144587970662E+018</text:p>
          </table:table-cell>
          <table:table-cell office:value-type="float" office:value="1.61144587969585E+018" calcext:value-type="float">
            <text:p>1.61144587969585E+018</text:p>
          </table:table-cell>
          <table:table-cell office:value-type="float" office:value="10" calcext:value-type="float">
            <text:p>10</text:p>
          </table:table-cell>
          <table:table-cell office:value-type="float" office:value="0.0117182111287" calcext:value-type="float">
            <text:p>0.0117182111</text:p>
          </table:table-cell>
          <table:table-cell office:value-type="float" office:value="-0.0135013986007" calcext:value-type="float">
            <text:p>-0.0135013986</text:p>
          </table:table-cell>
          <table:table-cell office:value-type="float" office:value="-0.0792655453663" calcext:value-type="float">
            <text:p>-0.0792655454</text:p>
          </table:table-cell>
          <table:table-cell office:value-type="float" office:value="-0.118813397559" calcext:value-type="float">
            <text:p>-0.1188133976</text:p>
          </table:table-cell>
          <table:table-cell office:value-type="float" office:value="-0.00504433727041" calcext:value-type="float">
            <text:p>-0.0050443373</text:p>
          </table:table-cell>
          <table:table-cell office:value-type="float" office:value="0.0115225567007" calcext:value-type="float">
            <text:p>0.0115225567</text:p>
          </table:table-cell>
        </table:table-row>
        <table:table-row table:style-name="ro1">
          <table:table-cell office:value-type="float" office:value="1.61144587973955E+018" calcext:value-type="float">
            <text:p>1.61144587973955E+018</text:p>
          </table:table-cell>
          <table:table-cell office:value-type="float" office:value="1.6114458797259E+018" calcext:value-type="float">
            <text:p>1.6114458797259E+018</text:p>
          </table:table-cell>
          <table:table-cell office:value-type="float" office:value="13" calcext:value-type="float">
            <text:p>13</text:p>
          </table:table-cell>
          <table:table-cell office:value-type="float" office:value="0.00998533679444" calcext:value-type="float">
            <text:p>0.0099853368</text:p>
          </table:table-cell>
          <table:table-cell office:value-type="float" office:value="-0.0120773106438" calcext:value-type="float">
            <text:p>-0.0120773106</text:p>
          </table:table-cell>
          <table:table-cell office:value-type="float" office:value="-0.0798429519407" calcext:value-type="float">
            <text:p>-0.0798429519</text:p>
          </table:table-cell>
          <table:table-cell office:value-type="float" office:value="-0.127273540579" calcext:value-type="float">
            <text:p>-0.1272735406</text:p>
          </table:table-cell>
          <table:table-cell office:value-type="float" office:value="-0.00658526346918" calcext:value-type="float">
            <text:p>-0.0065852635</text:p>
          </table:table-cell>
          <table:table-cell office:value-type="float" office:value="0.0100053158027" calcext:value-type="float">
            <text:p>0.0100053158</text:p>
          </table:table-cell>
        </table:table-row>
        <table:table-row table:style-name="ro1">
          <table:table-cell office:value-type="float" office:value="1.61144587977287E+018" calcext:value-type="float">
            <text:p>1.61144587977287E+018</text:p>
          </table:table-cell>
          <table:table-cell office:value-type="float" office:value="1.61144587976097E+018" calcext:value-type="float">
            <text:p>1.61144587976097E+018</text:p>
          </table:table-cell>
          <table:table-cell office:value-type="float" office:value="11" calcext:value-type="float">
            <text:p>11</text:p>
          </table:table-cell>
          <table:table-cell office:value-type="float" office:value="0.0123740767944" calcext:value-type="float">
            <text:p>0.0123740768</text:p>
          </table:table-cell>
          <table:table-cell office:value-type="float" office:value="-0.00675380996085" calcext:value-type="float">
            <text:p>-0.00675381</text:p>
          </table:table-cell>
          <table:table-cell office:value-type="float" office:value="-0.0799938186436" calcext:value-type="float">
            <text:p>-0.0799938186</text:p>
          </table:table-cell>
          <table:table-cell office:value-type="float" office:value="-0.13212606955" calcext:value-type="float">
            <text:p>-0.1321260696</text:p>
          </table:table-cell>
          <table:table-cell office:value-type="float" office:value="-0.0109335635318" calcext:value-type="float">
            <text:p>-0.0109335635</text:p>
          </table:table-cell>
          <table:table-cell office:value-type="float" office:value="0.0186159821712" calcext:value-type="float">
            <text:p>0.0186159822</text:p>
          </table:table-cell>
        </table:table-row>
        <table:table-row table:style-name="ro1">
          <table:table-cell office:value-type="float" office:value="1.61144587980728E+018" calcext:value-type="float">
            <text:p>1.61144587980728E+018</text:p>
          </table:table-cell>
          <table:table-cell office:value-type="float" office:value="1.61144587979103E+018" calcext:value-type="float">
            <text:p>1.61144587979103E+018</text:p>
          </table:table-cell>
          <table:table-cell office:value-type="float" office:value="16" calcext:value-type="float">
            <text:p>16</text:p>
          </table:table-cell>
          <table:table-cell office:value-type="float" office:value="0.017354295539" calcext:value-type="float">
            <text:p>0.0173542955</text:p>
          </table:table-cell>
          <table:table-cell office:value-type="float" office:value="-0.00380905606208" calcext:value-type="float">
            <text:p>-0.0038090561</text:p>
          </table:table-cell>
          <table:table-cell office:value-type="float" office:value="-0.0783908320254" calcext:value-type="float">
            <text:p>-0.078390832</text:p>
          </table:table-cell>
          <table:table-cell office:value-type="float" office:value="-0.146772296739" calcext:value-type="float">
            <text:p>-0.1467722967</text:p>
          </table:table-cell>
          <table:table-cell office:value-type="float" office:value="-0.010284828293" calcext:value-type="float">
            <text:p>-0.0102848283</text:p>
          </table:table-cell>
          <table:table-cell office:value-type="float" office:value="0.00714375560142" calcext:value-type="float">
            <text:p>0.0071437556</text:p>
          </table:table-cell>
        </table:table-row>
        <table:table-row table:style-name="ro1">
          <table:table-cell office:value-type="float" office:value="1.61144587983684E+018" calcext:value-type="float">
            <text:p>1.61144587983684E+018</text:p>
          </table:table-cell>
          <table:table-cell office:value-type="float" office:value="1.61144587982609E+018" calcext:value-type="float">
            <text:p>1.61144587982609E+018</text:p>
          </table:table-cell>
          <table:table-cell office:value-type="float" office:value="10" calcext:value-type="float">
            <text:p>10</text:p>
          </table:table-cell>
          <table:table-cell office:value-type="float" office:value="0.0202252075884" calcext:value-type="float">
            <text:p>0.0202252076</text:p>
          </table:table-cell>
          <table:table-cell office:value-type="float" office:value="0.003362850335" calcext:value-type="float">
            <text:p>0.0033628503</text:p>
          </table:table-cell>
          <table:table-cell office:value-type="float" office:value="-0.0795002263212" calcext:value-type="float">
            <text:p>-0.0795002263</text:p>
          </table:table-cell>
          <table:table-cell office:value-type="float" office:value="-0.149047356255" calcext:value-type="float">
            <text:p>-0.1490473563</text:p>
          </table:table-cell>
          <table:table-cell office:value-type="float" office:value="-0.0119004288955" calcext:value-type="float">
            <text:p>-0.0119004289</text:p>
          </table:table-cell>
          <table:table-cell office:value-type="float" office:value="0.0154878802863" calcext:value-type="float">
            <text:p>0.0154878803</text:p>
          </table:table-cell>
        </table:table-row>
        <table:table-row table:style-name="ro1">
          <table:table-cell office:value-type="float" office:value="1.61144587987327E+018" calcext:value-type="float">
            <text:p>1.61144587987327E+018</text:p>
          </table:table-cell>
          <table:table-cell office:value-type="float" office:value="1.61144587987118E+018" calcext:value-type="float">
            <text:p>1.61144587987118E+018</text:p>
          </table:table-cell>
          <table:table-cell office:value-type="float" office:value="2" calcext:value-type="float">
            <text:p>2</text:p>
          </table:table-cell>
          <table:table-cell office:value-type="float" office:value="0.0210200781432" calcext:value-type="float">
            <text:p>0.0210200781</text:p>
          </table:table-cell>
          <table:table-cell office:value-type="float" office:value="0.0069233896046" calcext:value-type="float">
            <text:p>0.0069233896</text:p>
          </table:table-cell>
          <table:table-cell office:value-type="float" office:value="-0.0763443345784" calcext:value-type="float">
            <text:p>-0.0763443346</text:p>
          </table:table-cell>
          <table:table-cell office:value-type="float" office:value="-0.147358908676" calcext:value-type="float">
            <text:p>-0.1473589087</text:p>
          </table:table-cell>
          <table:table-cell office:value-type="float" office:value="-0.0142338025295" calcext:value-type="float">
            <text:p>-0.0142338025</text:p>
          </table:table-cell>
          <table:table-cell office:value-type="float" office:value="0.0105211514763" calcext:value-type="float">
            <text:p>0.0105211515</text:p>
          </table:table-cell>
        </table:table-row>
        <table:table-row table:style-name="ro1">
          <table:table-cell office:value-type="float" office:value="1.61144587990813E+018" calcext:value-type="float">
            <text:p>1.61144587990813E+018</text:p>
          </table:table-cell>
          <table:table-cell office:value-type="float" office:value="1.61144587987118E+018" calcext:value-type="float">
            <text:p>1.61144587987118E+018</text:p>
          </table:table-cell>
          <table:table-cell office:value-type="float" office:value="36" calcext:value-type="float">
            <text:p>36</text:p>
          </table:table-cell>
          <table:table-cell office:value-type="float" office:value="0.0250011314561" calcext:value-type="float">
            <text:p>0.0250011315</text:p>
          </table:table-cell>
          <table:table-cell office:value-type="float" office:value="0.0069233896046" calcext:value-type="float">
            <text:p>0.0069233896</text:p>
          </table:table-cell>
          <table:table-cell office:value-type="float" office:value="-0.0667626176874" calcext:value-type="float">
            <text:p>-0.0667626177</text:p>
          </table:table-cell>
          <table:table-cell office:value-type="float" office:value="-0.147358908676" calcext:value-type="float">
            <text:p>-0.1473589087</text:p>
          </table:table-cell>
          <table:table-cell office:value-type="float" office:value="-0.0158140033429" calcext:value-type="float">
            <text:p>-0.0158140033</text:p>
          </table:table-cell>
          <table:table-cell office:value-type="float" office:value="0.0105211514763" calcext:value-type="float">
            <text:p>0.0105211515</text:p>
          </table:table-cell>
        </table:table-row>
        <table:table-row table:style-name="ro1">
          <table:table-cell office:value-type="float" office:value="1.61144587993714E+018" calcext:value-type="float">
            <text:p>1.61144587993714E+018</text:p>
          </table:table-cell>
          <table:table-cell office:value-type="float" office:value="1.61144587987118E+018" calcext:value-type="float">
            <text:p>1.61144587987118E+018</text:p>
          </table:table-cell>
          <table:table-cell office:value-type="float" office:value="65" calcext:value-type="float">
            <text:p>65</text:p>
          </table:table-cell>
          <table:table-cell office:value-type="float" office:value="0.028703705293" calcext:value-type="float">
            <text:p>0.0287037053</text:p>
          </table:table-cell>
          <table:table-cell office:value-type="float" office:value="0.0069233896046" calcext:value-type="float">
            <text:p>0.0069233896</text:p>
          </table:table-cell>
          <table:table-cell office:value-type="float" office:value="-0.0567139067336" calcext:value-type="float">
            <text:p>-0.0567139067</text:p>
          </table:table-cell>
          <table:table-cell office:value-type="float" office:value="-0.147358908676" calcext:value-type="float">
            <text:p>-0.1473589087</text:p>
          </table:table-cell>
          <table:table-cell office:value-type="float" office:value="-0.0151695471951" calcext:value-type="float">
            <text:p>-0.0151695472</text:p>
          </table:table-cell>
          <table:table-cell office:value-type="float" office:value="0.0105211514763" calcext:value-type="float">
            <text:p>0.0105211515</text:p>
          </table:table-cell>
        </table:table-row>
        <table:table-row table:style-name="ro1">
          <table:table-cell office:value-type="float" office:value="1.6114458799732E+018" calcext:value-type="float">
            <text:p>1.6114458799732E+018</text:p>
          </table:table-cell>
          <table:table-cell office:value-type="float" office:value="1.6114458799363E+018" calcext:value-type="float">
            <text:p>1.6114458799363E+018</text:p>
          </table:table-cell>
          <table:table-cell office:value-type="float" office:value="36" calcext:value-type="float">
            <text:p>36</text:p>
          </table:table-cell>
          <table:table-cell office:value-type="float" office:value="0.0300941963164" calcext:value-type="float">
            <text:p>0.0300941963</text:p>
          </table:table-cell>
          <table:table-cell office:value-type="float" office:value="0.0168726618739" calcext:value-type="float">
            <text:p>0.0168726619</text:p>
          </table:table-cell>
          <table:table-cell office:value-type="float" office:value="-0.0493234651855" calcext:value-type="float">
            <text:p>-0.0493234652</text:p>
          </table:table-cell>
          <table:table-cell office:value-type="float" office:value="-0.134215619601" calcext:value-type="float">
            <text:p>-0.1342156196</text:p>
          </table:table-cell>
          <table:table-cell office:value-type="float" office:value="-0.0160789596004" calcext:value-type="float">
            <text:p>-0.0160789596</text:p>
          </table:table-cell>
          <table:table-cell office:value-type="float" office:value="0.0138597674217" calcext:value-type="float">
            <text:p>0.0138597674</text:p>
          </table:table-cell>
        </table:table-row>
        <table:table-row table:style-name="ro1">
          <table:table-cell office:value-type="float" office:value="1.61144588000722E+018" calcext:value-type="float">
            <text:p>1.61144588000722E+018</text:p>
          </table:table-cell>
          <table:table-cell office:value-type="float" office:value="1.61144587996636E+018" calcext:value-type="float">
            <text:p>1.61144587996636E+018</text:p>
          </table:table-cell>
          <table:table-cell office:value-type="float" office:value="40" calcext:value-type="float">
            <text:p>40</text:p>
          </table:table-cell>
          <table:table-cell office:value-type="float" office:value="0.034203172505" calcext:value-type="float">
            <text:p>0.0342031725</text:p>
          </table:table-cell>
          <table:table-cell office:value-type="float" office:value="0.0174087022606" calcext:value-type="float">
            <text:p>0.0174087023</text:p>
          </table:table-cell>
          <table:table-cell office:value-type="float" office:value="-0.0345573143054" calcext:value-type="float">
            <text:p>-0.0345573143</text:p>
          </table:table-cell>
          <table:table-cell office:value-type="float" office:value="-0.130575378565" calcext:value-type="float">
            <text:p>-0.1305753786</text:p>
          </table:table-cell>
          <table:table-cell office:value-type="float" office:value="-0.0120797220165" calcext:value-type="float">
            <text:p>-0.012079722</text:p>
          </table:table-cell>
          <table:table-cell office:value-type="float" office:value="-0.00489464314157" calcext:value-type="float">
            <text:p>-0.0048946431</text:p>
          </table:table-cell>
        </table:table-row>
        <table:table-row table:style-name="ro1">
          <table:table-cell office:value-type="float" office:value="1.61144588003759E+018" calcext:value-type="float">
            <text:p>1.61144588003759E+018</text:p>
          </table:table-cell>
          <table:table-cell office:value-type="float" office:value="1.61144588000139E+018" calcext:value-type="float">
            <text:p>1.61144588000139E+018</text:p>
          </table:table-cell>
          <table:table-cell office:value-type="float" office:value="36" calcext:value-type="float">
            <text:p>36</text:p>
          </table:table-cell>
          <table:table-cell office:value-type="float" office:value="0.0370386043962" calcext:value-type="float">
            <text:p>0.0370386044</text:p>
          </table:table-cell>
          <table:table-cell office:value-type="float" office:value="0.0199317158129" calcext:value-type="float">
            <text:p>0.0199317158</text:p>
          </table:table-cell>
          <table:table-cell office:value-type="float" office:value="-0.02341014051" calcext:value-type="float">
            <text:p>-0.0234101405</text:p>
          </table:table-cell>
          <table:table-cell office:value-type="float" office:value="-0.115814178981" calcext:value-type="float">
            <text:p>-0.115814179</text:p>
          </table:table-cell>
          <table:table-cell office:value-type="float" office:value="-0.00988064342906" calcext:value-type="float">
            <text:p>-0.0098806434</text:p>
          </table:table-cell>
          <table:table-cell office:value-type="float" office:value="0.0110263613777" calcext:value-type="float">
            <text:p>0.0110263614</text:p>
          </table:table-cell>
        </table:table-row>
        <table:table-row table:style-name="ro1">
          <table:table-cell office:value-type="float" office:value="1.61144588007138E+018" calcext:value-type="float">
            <text:p>1.61144588007138E+018</text:p>
          </table:table-cell>
          <table:table-cell office:value-type="float" office:value="1.61144588003145E+018" calcext:value-type="float">
            <text:p>1.61144588003145E+018</text:p>
          </table:table-cell>
          <table:table-cell office:value-type="float" office:value="39" calcext:value-type="float">
            <text:p>39</text:p>
          </table:table-cell>
          <table:table-cell office:value-type="float" office:value="0.0355776845552" calcext:value-type="float">
            <text:p>0.0355776846</text:p>
          </table:table-cell>
          <table:table-cell office:value-type="float" office:value="0.0231205368684" calcext:value-type="float">
            <text:p>0.0231205369</text:p>
          </table:table-cell>
          <table:table-cell office:value-type="float" office:value="-0.0157576066802" calcext:value-type="float">
            <text:p>-0.0157576067</text:p>
          </table:table-cell>
          <table:table-cell office:value-type="float" office:value="-0.100060238315" calcext:value-type="float">
            <text:p>-0.1000602383</text:p>
          </table:table-cell>
          <table:table-cell office:value-type="float" office:value="-0.00967466322498" calcext:value-type="float">
            <text:p>-0.0096746632</text:p>
          </table:table-cell>
          <table:table-cell office:value-type="float" office:value="0.00404168294717" calcext:value-type="float">
            <text:p>0.0040416829</text:p>
          </table:table-cell>
        </table:table-row>
        <table:table-row table:style-name="ro1">
          <table:table-cell office:value-type="float" office:value="1.61144588010486E+018" calcext:value-type="float">
            <text:p>1.61144588010486E+018</text:p>
          </table:table-cell>
          <table:table-cell office:value-type="float" office:value="1.61144588009657E+018" calcext:value-type="float">
            <text:p>1.61144588009657E+018</text:p>
          </table:table-cell>
          <table:table-cell office:value-type="float" office:value="8" calcext:value-type="float">
            <text:p>8</text:p>
          </table:table-cell>
          <table:table-cell office:value-type="float" office:value="0.0338429945767" calcext:value-type="float">
            <text:p>0.0338429946</text:p>
          </table:table-cell>
          <table:table-cell office:value-type="float" office:value="0.0284841486168" calcext:value-type="float">
            <text:p>0.0284841486</text:p>
          </table:table-cell>
          <table:table-cell office:value-type="float" office:value="-0.00674300318805" calcext:value-type="float">
            <text:p>-0.0067430032</text:p>
          </table:table-cell>
          <table:table-cell office:value-type="float" office:value="-0.0635667290984" calcext:value-type="float">
            <text:p>-0.0635667291</text:p>
          </table:table-cell>
          <table:table-cell office:value-type="float" office:value="-0.00824486697141" calcext:value-type="float">
            <text:p>-0.008244867</text:p>
          </table:table-cell>
          <table:table-cell office:value-type="float" office:value="-0.00244884909721" calcext:value-type="float">
            <text:p>-0.0024488491</text:p>
          </table:table-cell>
        </table:table-row>
        <table:table-row table:style-name="ro1">
          <table:table-cell office:value-type="float" office:value="1.61144588013768E+018" calcext:value-type="float">
            <text:p>1.61144588013768E+018</text:p>
          </table:table-cell>
          <table:table-cell office:value-type="float" office:value="1.61144588013164E+018" calcext:value-type="float">
            <text:p>1.61144588013164E+018</text:p>
          </table:table-cell>
          <table:table-cell office:value-type="float" office:value="6" calcext:value-type="float">
            <text:p>6</text:p>
          </table:table-cell>
          <table:table-cell office:value-type="float" office:value="0.0310418972117" calcext:value-type="float">
            <text:p>0.0310418972</text:p>
          </table:table-cell>
          <table:table-cell office:value-type="float" office:value="0.029848576276" calcext:value-type="float">
            <text:p>0.0298485763</text:p>
          </table:table-cell>
          <table:table-cell office:value-type="float" office:value="0.00765582893366" calcext:value-type="float">
            <text:p>0.0076558289</text:p>
          </table:table-cell>
          <table:table-cell office:value-type="float" office:value="-0.0573262047687" calcext:value-type="float">
            <text:p>-0.0573262048</text:p>
          </table:table-cell>
          <table:table-cell office:value-type="float" office:value="-0.000622863822059" calcext:value-type="float">
            <text:p>-0.0006228638</text:p>
          </table:table-cell>
          <table:table-cell office:value-type="float" office:value="-0.00697567234472" calcext:value-type="float">
            <text:p>-0.0069756723</text:p>
          </table:table-cell>
        </table:table-row>
        <table:table-row table:style-name="ro1">
          <table:table-cell office:value-type="float" office:value="1.61144588017258E+018" calcext:value-type="float">
            <text:p>1.61144588017258E+018</text:p>
          </table:table-cell>
          <table:table-cell office:value-type="float" office:value="1.61144588016169E+018" calcext:value-type="float">
            <text:p>1.61144588016169E+018</text:p>
          </table:table-cell>
          <table:table-cell office:value-type="float" office:value="10" calcext:value-type="float">
            <text:p>10</text:p>
          </table:table-cell>
          <table:table-cell office:value-type="float" office:value="0.0273709522219" calcext:value-type="float">
            <text:p>0.0273709522</text:p>
          </table:table-cell>
          <table:table-cell office:value-type="float" office:value="0.0221718758682" calcext:value-type="float">
            <text:p>0.0221718759</text:p>
          </table:table-cell>
          <table:table-cell office:value-type="float" office:value="0.0111548412271" calcext:value-type="float">
            <text:p>0.0111548412</text:p>
          </table:table-cell>
          <table:table-cell office:value-type="float" office:value="-0.0372972724021" calcext:value-type="float">
            <text:p>-0.0372972724</text:p>
          </table:table-cell>
          <table:table-cell office:value-type="float" office:value="-0.0026803439544" calcext:value-type="float">
            <text:p>-0.002680344</text:p>
          </table:table-cell>
          <table:table-cell office:value-type="float" office:value="-0.000675766540302" calcext:value-type="float">
            <text:p>-0.0006757665</text:p>
          </table:table-cell>
        </table:table-row>
        <table:table-row table:style-name="ro1">
          <table:table-cell office:value-type="float" office:value="1.61144588020364E+018" calcext:value-type="float">
            <text:p>1.61144588020364E+018</text:p>
          </table:table-cell>
          <table:table-cell office:value-type="float" office:value="1.61144588019175E+018" calcext:value-type="float">
            <text:p>1.61144588019175E+018</text:p>
          </table:table-cell>
          <table:table-cell office:value-type="float" office:value="11" calcext:value-type="float">
            <text:p>11</text:p>
          </table:table-cell>
          <table:table-cell office:value-type="float" office:value="0.0278627712248" calcext:value-type="float">
            <text:p>0.0278627712</text:p>
          </table:table-cell>
          <table:table-cell office:value-type="float" office:value="0.0222845081084" calcext:value-type="float">
            <text:p>0.0222845081</text:p>
          </table:table-cell>
          <table:table-cell office:value-type="float" office:value="0.00931252283971" calcext:value-type="float">
            <text:p>0.0093125228</text:p>
          </table:table-cell>
          <table:table-cell office:value-type="float" office:value="-0.034108375895" calcext:value-type="float">
            <text:p>-0.0341083759</text:p>
          </table:table-cell>
          <table:table-cell office:value-type="float" office:value="0.00259662059419" calcext:value-type="float">
            <text:p>0.0025966206</text:p>
          </table:table-cell>
          <table:table-cell office:value-type="float" office:value="0.000371722806559" calcext:value-type="float">
            <text:p>0.0003717228</text:p>
          </table:table-cell>
        </table:table-row>
        <table:table-row table:style-name="ro1">
          <table:table-cell office:value-type="float" office:value="1.61144588023706E+018" calcext:value-type="float">
            <text:p>1.61144588023706E+018</text:p>
          </table:table-cell>
          <table:table-cell office:value-type="float" office:value="1.61144588022681E+018" calcext:value-type="float">
            <text:p>1.61144588022681E+018</text:p>
          </table:table-cell>
          <table:table-cell office:value-type="float" office:value="10" calcext:value-type="float">
            <text:p>10</text:p>
          </table:table-cell>
          <table:table-cell office:value-type="float" office:value="0.022335681385" calcext:value-type="float">
            <text:p>0.0223356814</text:p>
          </table:table-cell>
          <table:table-cell office:value-type="float" office:value="0.0154861291252" calcext:value-type="float">
            <text:p>0.0154861291</text:p>
          </table:table-cell>
          <table:table-cell office:value-type="float" office:value="0.0180230076627" calcext:value-type="float">
            <text:p>0.0180230077</text:p>
          </table:table-cell>
          <table:table-cell office:value-type="float" office:value="-0.0153370469541" calcext:value-type="float">
            <text:p>-0.015337047</text:p>
          </table:table-cell>
          <table:table-cell office:value-type="float" office:value="0.00921024195742" calcext:value-type="float">
            <text:p>0.009210242</text:p>
          </table:table-cell>
          <table:table-cell office:value-type="float" office:value="-0.00648946346287" calcext:value-type="float">
            <text:p>-0.0064894635</text:p>
          </table:table-cell>
        </table:table-row>
        <table:table-row table:style-name="ro1">
          <table:table-cell office:value-type="float" office:value="1.61144588027269E+018" calcext:value-type="float">
            <text:p>1.61144588027269E+018</text:p>
          </table:table-cell>
          <table:table-cell office:value-type="float" office:value="1.61144588026188E+018" calcext:value-type="float">
            <text:p>1.61144588026188E+018</text:p>
          </table:table-cell>
          <table:table-cell office:value-type="float" office:value="10" calcext:value-type="float">
            <text:p>10</text:p>
          </table:table-cell>
          <table:table-cell office:value-type="float" office:value="0.0193792870312" calcext:value-type="float">
            <text:p>0.019379287</text:p>
          </table:table-cell>
          <table:table-cell office:value-type="float" office:value="0.0119526203182" calcext:value-type="float">
            <text:p>0.0119526203</text:p>
          </table:table-cell>
          <table:table-cell office:value-type="float" office:value="0.0126966291067" calcext:value-type="float">
            <text:p>0.0126966291</text:p>
          </table:table-cell>
          <table:table-cell office:value-type="float" office:value="-0.0122858829493" calcext:value-type="float">
            <text:p>-0.0122858829</text:p>
          </table:table-cell>
          <table:table-cell office:value-type="float" office:value="0.0130012612" calcext:value-type="float">
            <text:p>0.0130012612</text:p>
          </table:table-cell>
          <table:table-cell office:value-type="float" office:value="0.00111743004783" calcext:value-type="float">
            <text:p>0.00111743</text:p>
          </table:table-cell>
        </table:table-row>
        <table:table-row table:style-name="ro1">
          <table:table-cell office:value-type="float" office:value="1.61144588030774E+018" calcext:value-type="float">
            <text:p>1.61144588030774E+018</text:p>
          </table:table-cell>
          <table:table-cell office:value-type="float" office:value="1.61144588029194E+018" calcext:value-type="float">
            <text:p>1.61144588029194E+018</text:p>
          </table:table-cell>
          <table:table-cell office:value-type="float" office:value="15" calcext:value-type="float">
            <text:p>15</text:p>
          </table:table-cell>
          <table:table-cell office:value-type="float" office:value="0.00744231626417" calcext:value-type="float">
            <text:p>0.0074423163</text:p>
          </table:table-cell>
          <table:table-cell office:value-type="float" office:value="-0.00106434030912" calcext:value-type="float">
            <text:p>-0.0010643403</text:p>
          </table:table-cell>
          <table:table-cell office:value-type="float" office:value="0.0142471573788" calcext:value-type="float">
            <text:p>0.0142471574</text:p>
          </table:table-cell>
          <table:table-cell office:value-type="float" office:value="-0.00927932821657" calcext:value-type="float">
            <text:p>-0.0092793282</text:p>
          </table:table-cell>
          <table:table-cell office:value-type="float" office:value="0.0177738111587" calcext:value-type="float">
            <text:p>0.0177738112</text:p>
          </table:table-cell>
          <table:table-cell office:value-type="float" office:value="0.000881303409663" calcext:value-type="float">
            <text:p>0.0008813034</text:p>
          </table:table-cell>
        </table:table-row>
        <table:table-row table:style-name="ro1">
          <table:table-cell office:value-type="float" office:value="1.61144588034136E+018" calcext:value-type="float">
            <text:p>1.61144588034136E+018</text:p>
          </table:table-cell>
          <table:table-cell office:value-type="float" office:value="1.611445880327E+018" calcext:value-type="float">
            <text:p>1.611445880327E+018</text:p>
          </table:table-cell>
          <table:table-cell office:value-type="float" office:value="14" calcext:value-type="float">
            <text:p>14</text:p>
          </table:table-cell>
          <table:table-cell office:value-type="float" office:value="0.00305992371725" calcext:value-type="float">
            <text:p>0.0030599237</text:p>
          </table:table-cell>
          <table:table-cell office:value-type="float" office:value="-0.0160646254648" calcext:value-type="float">
            <text:p>-0.0160646255</text:p>
          </table:table-cell>
          <table:table-cell office:value-type="float" office:value="0.00793322645442" calcext:value-type="float">
            <text:p>0.0079332265</text:p>
          </table:table-cell>
          <table:table-cell office:value-type="float" office:value="0.00549722662541" calcext:value-type="float">
            <text:p>0.0054972266</text:p>
          </table:table-cell>
          <table:table-cell office:value-type="float" office:value="0.0192653021755" calcext:value-type="float">
            <text:p>0.0192653022</text:p>
          </table:table-cell>
          <table:table-cell office:value-type="float" office:value="0.00114855272105" calcext:value-type="float">
            <text:p>0.0011485527</text:p>
          </table:table-cell>
        </table:table-row>
        <table:table-row table:style-name="ro1">
          <table:table-cell office:value-type="float" office:value="1.6114458803726E+018" calcext:value-type="float">
            <text:p>1.6114458803726E+018</text:p>
          </table:table-cell>
          <table:table-cell office:value-type="float" office:value="1.61144588037209E+018" calcext:value-type="float">
            <text:p>1.61144588037209E+018</text:p>
          </table:table-cell>
          <table:table-cell office:value-type="float" office:value="0" calcext:value-type="float">
            <text:p>0</text:p>
          </table:table-cell>
          <table:table-cell office:value-type="float" office:value="-0.000972496841002" calcext:value-type="float">
            <text:p>-0.0009724968</text:p>
          </table:table-cell>
          <table:table-cell office:value-type="float" office:value="-0.0226933846647" calcext:value-type="float">
            <text:p>-0.0226933847</text:p>
          </table:table-cell>
          <table:table-cell office:value-type="float" office:value="-0.00302234104918" calcext:value-type="float">
            <text:p>-0.003022341</text:p>
          </table:table-cell>
          <table:table-cell office:value-type="float" office:value="-0.00210510154415" calcext:value-type="float">
            <text:p>-0.0021051015</text:p>
          </table:table-cell>
          <table:table-cell office:value-type="float" office:value="0.0189028291494" calcext:value-type="float">
            <text:p>0.0189028291</text:p>
          </table:table-cell>
          <table:table-cell office:value-type="float" office:value="-0.0117974290429" calcext:value-type="float">
            <text:p>-0.011797429</text:p>
          </table:table-cell>
        </table:table-row>
        <table:table-row table:style-name="ro1">
          <table:table-cell office:value-type="float" office:value="1.61144588040791E+018" calcext:value-type="float">
            <text:p>1.61144588040791E+018</text:p>
          </table:table-cell>
          <table:table-cell office:value-type="float" office:value="1.61144588040215E+018" calcext:value-type="float">
            <text:p>1.61144588040215E+018</text:p>
          </table:table-cell>
          <table:table-cell office:value-type="float" office:value="5" calcext:value-type="float">
            <text:p>5</text:p>
          </table:table-cell>
          <table:table-cell office:value-type="float" office:value="-0.00271479658258" calcext:value-type="float">
            <text:p>-0.0027147966</text:p>
          </table:table-cell>
          <table:table-cell office:value-type="float" office:value="-0.0287576469862" calcext:value-type="float">
            <text:p>-0.028757647</text:p>
          </table:table-cell>
          <table:table-cell office:value-type="float" office:value="-0.0024223800918" calcext:value-type="float">
            <text:p>-0.0024223801</text:p>
          </table:table-cell>
          <table:table-cell office:value-type="float" office:value="-0.00292977025614" calcext:value-type="float">
            <text:p>-0.0029297703</text:p>
          </table:table-cell>
          <table:table-cell office:value-type="float" office:value="0.0213954265268" calcext:value-type="float">
            <text:p>0.0213954265</text:p>
          </table:table-cell>
          <table:table-cell office:value-type="float" office:value="0.00178722877132" calcext:value-type="float">
            <text:p>0.0017872288</text:p>
          </table:table-cell>
        </table:table-row>
        <table:table-row table:style-name="ro1">
          <table:table-cell office:value-type="float" office:value="1.61144588043724E+018" calcext:value-type="float">
            <text:p>1.61144588043724E+018</text:p>
          </table:table-cell>
          <table:table-cell office:value-type="float" office:value="1.61144588040215E+018" calcext:value-type="float">
            <text:p>1.61144588040215E+018</text:p>
          </table:table-cell>
          <table:table-cell office:value-type="float" office:value="35" calcext:value-type="float">
            <text:p>35</text:p>
          </table:table-cell>
          <table:table-cell office:value-type="float" office:value="-0.00339153380112" calcext:value-type="float">
            <text:p>-0.0033915338</text:p>
          </table:table-cell>
          <table:table-cell office:value-type="float" office:value="-0.0287576469862" calcext:value-type="float">
            <text:p>-0.028757647</text:p>
          </table:table-cell>
          <table:table-cell office:value-type="float" office:value="0.000220588972714" calcext:value-type="float">
            <text:p>0.000220589</text:p>
          </table:table-cell>
          <table:table-cell office:value-type="float" office:value="-0.00292977025614" calcext:value-type="float">
            <text:p>-0.0029297703</text:p>
          </table:table-cell>
          <table:table-cell office:value-type="float" office:value="0.0207632262649" calcext:value-type="float">
            <text:p>0.0207632263</text:p>
          </table:table-cell>
          <table:table-cell office:value-type="float" office:value="0.00178722877132" calcext:value-type="float">
            <text:p>0.0017872288</text:p>
          </table:table-cell>
        </table:table-row>
        <table:table-row table:style-name="ro1">
          <table:table-cell office:value-type="float" office:value="1.6114458804726E+018" calcext:value-type="float">
            <text:p>1.6114458804726E+018</text:p>
          </table:table-cell>
          <table:table-cell office:value-type="float" office:value="1.61144588043721E+018" calcext:value-type="float">
            <text:p>1.61144588043721E+018</text:p>
          </table:table-cell>
          <table:table-cell office:value-type="float" office:value="35" calcext:value-type="float">
            <text:p>35</text:p>
          </table:table-cell>
          <table:table-cell office:value-type="float" office:value="-0.00567782669951" calcext:value-type="float">
            <text:p>-0.0056778267</text:p>
          </table:table-cell>
          <table:table-cell office:value-type="float" office:value="-0.0327931444072" calcext:value-type="float">
            <text:p>-0.0327931444</text:p>
          </table:table-cell>
          <table:table-cell office:value-type="float" office:value="-0.0025092313483" calcext:value-type="float">
            <text:p>-0.0025092313</text:p>
          </table:table-cell>
          <table:table-cell office:value-type="float" office:value="0.000800882650755" calcext:value-type="float">
            <text:p>0.0008008827</text:p>
          </table:table-cell>
          <table:table-cell office:value-type="float" office:value="0.0194324244516" calcext:value-type="float">
            <text:p>0.0194324245</text:p>
          </table:table-cell>
          <table:table-cell office:value-type="float" office:value="-0.00529996475094" calcext:value-type="float">
            <text:p>-0.0052999648</text:p>
          </table:table-cell>
        </table:table-row>
        <table:table-row table:style-name="ro1">
          <table:table-cell office:value-type="float" office:value="1.61144588050377E+018" calcext:value-type="float">
            <text:p>1.61144588050377E+018</text:p>
          </table:table-cell>
          <table:table-cell office:value-type="float" office:value="1.61144588050228E+018" calcext:value-type="float">
            <text:p>1.61144588050228E+018</text:p>
          </table:table-cell>
          <table:table-cell office:value-type="float" office:value="1" calcext:value-type="float">
            <text:p>1</text:p>
          </table:table-cell>
          <table:table-cell office:value-type="float" office:value="-0.00546379384243" calcext:value-type="float">
            <text:p>-0.0054637938</text:p>
          </table:table-cell>
          <table:table-cell office:value-type="float" office:value="-0.0420012662263" calcext:value-type="float">
            <text:p>-0.0420012662</text:p>
          </table:table-cell>
          <table:table-cell office:value-type="float" office:value="-0.00335471959118" calcext:value-type="float">
            <text:p>-0.0033547196</text:p>
          </table:table-cell>
          <table:table-cell office:value-type="float" office:value="0.00884457184912" calcext:value-type="float">
            <text:p>0.0088445718</text:p>
          </table:table-cell>
          <table:table-cell office:value-type="float" office:value="0.0196278578233" calcext:value-type="float">
            <text:p>0.0196278578</text:p>
          </table:table-cell>
          <table:table-cell office:value-type="float" office:value="0.00341536151733" calcext:value-type="float">
            <text:p>0.0034153615</text:p>
          </table:table-cell>
        </table:table-row>
        <table:table-row table:style-name="ro1">
          <table:table-cell office:value-type="float" office:value="1.61144588053792E+018" calcext:value-type="float">
            <text:p>1.61144588053792E+018</text:p>
          </table:table-cell>
          <table:table-cell office:value-type="float" office:value="1.61144588050228E+018" calcext:value-type="float">
            <text:p>1.61144588050228E+018</text:p>
          </table:table-cell>
          <table:table-cell office:value-type="float" office:value="35" calcext:value-type="float">
            <text:p>35</text:p>
          </table:table-cell>
          <table:table-cell office:value-type="float" office:value="-0.00555105027549" calcext:value-type="float">
            <text:p>-0.0055510503</text:p>
          </table:table-cell>
          <table:table-cell office:value-type="float" office:value="-0.0420012662263" calcext:value-type="float">
            <text:p>-0.0420012662</text:p>
          </table:table-cell>
          <table:table-cell office:value-type="float" office:value="-0.00642029882971" calcext:value-type="float">
            <text:p>-0.0064202988</text:p>
          </table:table-cell>
          <table:table-cell office:value-type="float" office:value="0.00884457184912" calcext:value-type="float">
            <text:p>0.0088445718</text:p>
          </table:table-cell>
          <table:table-cell office:value-type="float" office:value="0.0200025326103" calcext:value-type="float">
            <text:p>0.0200025326</text:p>
          </table:table-cell>
          <table:table-cell office:value-type="float" office:value="0.00341536151733" calcext:value-type="float">
            <text:p>0.0034153615</text:p>
          </table:table-cell>
        </table:table-row>
        <table:table-row table:style-name="ro1">
          <table:table-cell office:value-type="float" office:value="1.61144588057056E+018" calcext:value-type="float">
            <text:p>1.61144588057056E+018</text:p>
          </table:table-cell>
          <table:table-cell office:value-type="float" office:value="1.6114458805624E+018" calcext:value-type="float">
            <text:p>1.6114458805624E+018</text:p>
          </table:table-cell>
          <table:table-cell office:value-type="float" office:value="8" calcext:value-type="float">
            <text:p>8</text:p>
          </table:table-cell>
          <table:table-cell office:value-type="float" office:value="-0.00658167743019" calcext:value-type="float">
            <text:p>-0.0065816774</text:p>
          </table:table-cell>
          <table:table-cell office:value-type="float" office:value="-0.0489914527123" calcext:value-type="float">
            <text:p>-0.0489914527</text:p>
          </table:table-cell>
          <table:table-cell office:value-type="float" office:value="-0.00862934145712" calcext:value-type="float">
            <text:p>-0.0086293415</text:p>
          </table:table-cell>
          <table:table-cell office:value-type="float" office:value="0.00976489364763" calcext:value-type="float">
            <text:p>0.0097648936</text:p>
          </table:table-cell>
          <table:table-cell office:value-type="float" office:value="0.02209968102" calcext:value-type="float">
            <text:p>0.022099681</text:p>
          </table:table-cell>
          <table:table-cell office:value-type="float" office:value="-0.00430667769404" calcext:value-type="float">
            <text:p>-0.0043066777</text:p>
          </table:table-cell>
        </table:table-row>
        <table:table-row table:style-name="ro1">
          <table:table-cell office:value-type="float" office:value="1.6114458806047E+018" calcext:value-type="float">
            <text:p>1.6114458806047E+018</text:p>
          </table:table-cell>
          <table:table-cell office:value-type="float" office:value="1.61144588059746E+018" calcext:value-type="float">
            <text:p>1.61144588059746E+018</text:p>
          </table:table-cell>
          <table:table-cell office:value-type="float" office:value="7" calcext:value-type="float">
            <text:p>7</text:p>
          </table:table-cell>
          <table:table-cell office:value-type="float" office:value="-0.00353340568446" calcext:value-type="float">
            <text:p>-0.0035334057</text:p>
          </table:table-cell>
          <table:table-cell office:value-type="float" office:value="-0.0518821421999" calcext:value-type="float">
            <text:p>-0.0518821422</text:p>
          </table:table-cell>
          <table:table-cell office:value-type="float" office:value="-0.0078052566881" calcext:value-type="float">
            <text:p>-0.0078052567</text:p>
          </table:table-cell>
          <table:table-cell office:value-type="float" office:value="0.00752821947503" calcext:value-type="float">
            <text:p>0.0075282195</text:p>
          </table:table-cell>
          <table:table-cell office:value-type="float" office:value="0.021391104021" calcext:value-type="float">
            <text:p>0.021391104</text:p>
          </table:table-cell>
          <table:table-cell office:value-type="float" office:value="-0.0159202887123" calcext:value-type="float">
            <text:p>-0.0159202887</text:p>
          </table:table-cell>
        </table:table-row>
        <table:table-row table:style-name="ro1">
          <table:table-cell office:value-type="float" office:value="1.61144588063783E+018" calcext:value-type="float">
            <text:p>1.61144588063783E+018</text:p>
          </table:table-cell>
          <table:table-cell office:value-type="float" office:value="1.61144588062752E+018" calcext:value-type="float">
            <text:p>1.61144588062752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116355808312" calcext:value-type="float">
            <text:p>-0.0011635581</text:p>
          </table:table-cell>
          <table:table-cell office:value-type="float" office:value="-0.0534181811594" calcext:value-type="float">
            <text:p>-0.0534181812</text:p>
          </table:table-cell>
          <table:table-cell office:value-type="float" office:value="-0.00617371489809" calcext:value-type="float">
            <text:p>-0.0061737149</text:p>
          </table:table-cell>
          <table:table-cell office:value-type="float" office:value="0.0184326460986" calcext:value-type="float">
            <text:p>0.0184326461</text:p>
          </table:table-cell>
          <table:table-cell office:value-type="float" office:value="0.0181212706081" calcext:value-type="float">
            <text:p>0.0181212706</text:p>
          </table:table-cell>
          <table:table-cell office:value-type="float" office:value="-0.00702991352862" calcext:value-type="float">
            <text:p>-0.0070299135</text:p>
          </table:table-cell>
        </table:table-row>
        <table:table-row table:style-name="ro1">
          <table:table-cell office:value-type="float" office:value="1.61144588067059E+018" calcext:value-type="float">
            <text:p>1.61144588067059E+018</text:p>
          </table:table-cell>
          <table:table-cell office:value-type="float" office:value="1.61144588062752E+018" calcext:value-type="float">
            <text:p>1.61144588062752E+018</text:p>
          </table:table-cell>
          <table:table-cell office:value-type="float" office:value="43" calcext:value-type="float">
            <text:p>43</text:p>
          </table:table-cell>
          <table:table-cell office:value-type="float" office:value="0.00309839192676" calcext:value-type="float">
            <text:p>0.0030983919</text:p>
          </table:table-cell>
          <table:table-cell office:value-type="float" office:value="-0.0534181811594" calcext:value-type="float">
            <text:p>-0.0534181812</text:p>
          </table:table-cell>
          <table:table-cell office:value-type="float" office:value="-0.00773692019293" calcext:value-type="float">
            <text:p>-0.0077369202</text:p>
          </table:table-cell>
          <table:table-cell office:value-type="float" office:value="0.0184326460986" calcext:value-type="float">
            <text:p>0.0184326461</text:p>
          </table:table-cell>
          <table:table-cell office:value-type="float" office:value="0.0151559538751" calcext:value-type="float">
            <text:p>0.0151559539</text:p>
          </table:table-cell>
          <table:table-cell office:value-type="float" office:value="-0.00702991352862" calcext:value-type="float">
            <text:p>-0.0070299135</text:p>
          </table:table-cell>
        </table:table-row>
        <table:table-row table:style-name="ro1">
          <table:table-cell office:value-type="float" office:value="1.61144588070379E+018" calcext:value-type="float">
            <text:p>1.61144588070379E+018</text:p>
          </table:table-cell>
          <table:table-cell office:value-type="float" office:value="1.61144588066259E+018" calcext:value-type="float">
            <text:p>1.61144588066259E+018</text:p>
          </table:table-cell>
          <table:table-cell office:value-type="float" office:value="41" calcext:value-type="float">
            <text:p>41</text:p>
          </table:table-cell>
          <table:table-cell office:value-type="float" office:value="0.00401363084189" calcext:value-type="float">
            <text:p>0.0040136308</text:p>
          </table:table-cell>
          <table:table-cell office:value-type="float" office:value="-0.0453763888685" calcext:value-type="float">
            <text:p>-0.0453763889</text:p>
          </table:table-cell>
          <table:table-cell office:value-type="float" office:value="-0.0115935711859" calcext:value-type="float">
            <text:p>-0.0115935712</text:p>
          </table:table-cell>
          <table:table-cell office:value-type="float" office:value="0.0214462571706" calcext:value-type="float">
            <text:p>0.0214462572</text:p>
          </table:table-cell>
          <table:table-cell office:value-type="float" office:value="0.0102809119145" calcext:value-type="float">
            <text:p>0.0102809119</text:p>
          </table:table-cell>
          <table:table-cell office:value-type="float" office:value="-0.00523565823049" calcext:value-type="float">
            <text:p>-0.0052356582</text:p>
          </table:table-cell>
        </table:table-row>
        <table:table-row table:style-name="ro1">
          <table:table-cell office:value-type="float" office:value="1.61144588073741E+018" calcext:value-type="float">
            <text:p>1.61144588073741E+018</text:p>
          </table:table-cell>
          <table:table-cell office:value-type="float" office:value="1.61144588069264E+018" calcext:value-type="float">
            <text:p>1.61144588069264E+018</text:p>
          </table:table-cell>
          <table:table-cell office:value-type="float" office:value="44" calcext:value-type="float">
            <text:p>44</text:p>
          </table:table-cell>
          <table:table-cell office:value-type="float" office:value="0.00154234645592" calcext:value-type="float">
            <text:p>0.0015423465</text:p>
          </table:table-cell>
          <table:table-cell office:value-type="float" office:value="-0.0337622482193" calcext:value-type="float">
            <text:p>-0.0337622482</text:p>
          </table:table-cell>
          <table:table-cell office:value-type="float" office:value="-0.0168897456427" calcext:value-type="float">
            <text:p>-0.0168897456</text:p>
          </table:table-cell>
          <table:table-cell office:value-type="float" office:value="0.0259617754055" calcext:value-type="float">
            <text:p>0.0259617754</text:p>
          </table:table-cell>
          <table:table-cell office:value-type="float" office:value="0.00800340655292" calcext:value-type="float">
            <text:p>0.0080034066</text:p>
          </table:table-cell>
          <table:table-cell office:value-type="float" office:value="-0.0183964349497" calcext:value-type="float">
            <text:p>-0.0183964349</text:p>
          </table:table-cell>
        </table:table-row>
        <table:table-row table:style-name="ro1">
          <table:table-cell office:value-type="float" office:value="1.61144588077062E+018" calcext:value-type="float">
            <text:p>1.61144588077062E+018</text:p>
          </table:table-cell>
          <table:table-cell office:value-type="float" office:value="1.61144588075777E+018" calcext:value-type="float">
            <text:p>1.61144588075777E+018</text:p>
          </table:table-cell>
          <table:table-cell office:value-type="float" office:value="12" calcext:value-type="float">
            <text:p>12</text:p>
          </table:table-cell>
          <table:table-cell office:value-type="float" office:value="0.00337147240947" calcext:value-type="float">
            <text:p>0.0033714724</text:p>
          </table:table-cell>
          <table:table-cell office:value-type="float" office:value="-0.0366343943404" calcext:value-type="float">
            <text:p>-0.0366343943</text:p>
          </table:table-cell>
          <table:table-cell office:value-type="float" office:value="-0.0198622966038" calcext:value-type="float">
            <text:p>-0.0198622966</text:p>
          </table:table-cell>
          <table:table-cell office:value-type="float" office:value="0.0304357604053" calcext:value-type="float">
            <text:p>0.0304357604</text:p>
          </table:table-cell>
          <table:table-cell office:value-type="float" office:value="0.00596541602007" calcext:value-type="float">
            <text:p>0.005965416</text:p>
          </table:table-cell>
          <table:table-cell office:value-type="float" office:value="-0.014288214753" calcext:value-type="float">
            <text:p>-0.0142882148</text:p>
          </table:table-cell>
        </table:table-row>
        <table:table-row table:style-name="ro1">
          <table:table-cell office:value-type="float" office:value="1.61144588080391E+018" calcext:value-type="float">
            <text:p>1.61144588080391E+018</text:p>
          </table:table-cell>
          <table:table-cell office:value-type="float" office:value="1.61144588079283E+018" calcext:value-type="float">
            <text:p>1.61144588079283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119239718543" calcext:value-type="float">
            <text:p>-0.0011923972</text:p>
          </table:table-cell>
          <table:table-cell office:value-type="float" office:value="-0.0298501528933" calcext:value-type="float">
            <text:p>-0.0298501529</text:p>
          </table:table-cell>
          <table:table-cell office:value-type="float" office:value="-0.0191652021344" calcext:value-type="float">
            <text:p>-0.0191652021</text:p>
          </table:table-cell>
          <table:table-cell office:value-type="float" office:value="0.0294204694109" calcext:value-type="float">
            <text:p>0.0294204694</text:p>
          </table:table-cell>
          <table:table-cell office:value-type="float" office:value="0.00398754268674" calcext:value-type="float">
            <text:p>0.0039875427</text:p>
          </table:table-cell>
          <table:table-cell office:value-type="float" office:value="-0.012241416595" calcext:value-type="float">
            <text:p>-0.0122414166</text:p>
          </table:table-cell>
        </table:table-row>
        <table:table-row table:style-name="ro1">
          <table:table-cell office:value-type="float" office:value="1.61144588083792E+018" calcext:value-type="float">
            <text:p>1.61144588083792E+018</text:p>
          </table:table-cell>
          <table:table-cell office:value-type="float" office:value="1.6114458808279E+018" calcext:value-type="float">
            <text:p>1.6114458808279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249409777198" calcext:value-type="float">
            <text:p>-0.0024940978</text:p>
          </table:table-cell>
          <table:table-cell office:value-type="float" office:value="-0.0304009138636" calcext:value-type="float">
            <text:p>-0.0304009139</text:p>
          </table:table-cell>
          <table:table-cell office:value-type="float" office:value="-0.0254396761323" calcext:value-type="float">
            <text:p>-0.0254396761</text:p>
          </table:table-cell>
          <table:table-cell office:value-type="float" office:value="0.0302490304165" calcext:value-type="float">
            <text:p>0.0302490304</text:p>
          </table:table-cell>
          <table:table-cell office:value-type="float" office:value="0.0033475810756" calcext:value-type="float">
            <text:p>0.0033475811</text:p>
          </table:table-cell>
          <table:table-cell office:value-type="float" office:value="-0.00469524896252" calcext:value-type="float">
            <text:p>-0.004695249</text:p>
          </table:table-cell>
        </table:table-row>
        <table:table-row table:style-name="ro1">
          <table:table-cell office:value-type="float" office:value="1.61144588087192E+018" calcext:value-type="float">
            <text:p>1.61144588087192E+018</text:p>
          </table:table-cell>
          <table:table-cell office:value-type="float" office:value="1.61144588087298E+018" calcext:value-type="float">
            <text:p>1.61144588087298E+018</text:p>
          </table:table-cell>
          <table:table-cell office:value-type="float" office:value="-1" calcext:value-type="float">
            <text:p>-1</text:p>
          </table:table-cell>
          <table:table-cell office:value-type="float" office:value="-0.00587748177181" calcext:value-type="float">
            <text:p>-0.0058774818</text:p>
          </table:table-cell>
          <table:table-cell office:value-type="float" office:value="-0.024163979415" calcext:value-type="float">
            <text:p>-0.0241639794</text:p>
          </table:table-cell>
          <table:table-cell office:value-type="float" office:value="-0.0282391622381" calcext:value-type="float">
            <text:p>-0.0282391622</text:p>
          </table:table-cell>
          <table:table-cell office:value-type="float" office:value="0.0186566703486" calcext:value-type="float">
            <text:p>0.0186566703</text:p>
          </table:table-cell>
          <table:table-cell office:value-type="float" office:value="-0.000775711752653" calcext:value-type="float">
            <text:p>-0.0007757118</text:p>
          </table:table-cell>
          <table:table-cell office:value-type="float" office:value="-0.0098866516134" calcext:value-type="float">
            <text:p>-0.0098866516</text:p>
          </table:table-cell>
        </table:table-row>
        <table:table-row table:style-name="ro1">
          <table:table-cell office:value-type="float" office:value="1.61144588090482E+018" calcext:value-type="float">
            <text:p>1.61144588090482E+018</text:p>
          </table:table-cell>
          <table:table-cell office:value-type="float" office:value="1.61144588087298E+018" calcext:value-type="float">
            <text:p>1.61144588087298E+018</text:p>
          </table:table-cell>
          <table:table-cell office:value-type="float" office:value="31" calcext:value-type="float">
            <text:p>31</text:p>
          </table:table-cell>
          <table:table-cell office:value-type="float" office:value="-0.00951909708804" calcext:value-type="float">
            <text:p>-0.0095190971</text:p>
          </table:table-cell>
          <table:table-cell office:value-type="float" office:value="-0.024163979415" calcext:value-type="float">
            <text:p>-0.0241639794</text:p>
          </table:table-cell>
          <table:table-cell office:value-type="float" office:value="-0.0254922579311" calcext:value-type="float">
            <text:p>-0.0254922579</text:p>
          </table:table-cell>
          <table:table-cell office:value-type="float" office:value="0.0186566703486" calcext:value-type="float">
            <text:p>0.0186566703</text:p>
          </table:table-cell>
          <table:table-cell office:value-type="float" office:value="-0.00557839470224" calcext:value-type="float">
            <text:p>-0.0055783947</text:p>
          </table:table-cell>
          <table:table-cell office:value-type="float" office:value="-0.0098866516134" calcext:value-type="float">
            <text:p>-0.0098866516</text:p>
          </table:table-cell>
        </table:table-row>
        <table:table-row table:style-name="ro1">
          <table:table-cell office:value-type="float" office:value="1.6114458809384E+018" calcext:value-type="float">
            <text:p>1.6114458809384E+018</text:p>
          </table:table-cell>
          <table:table-cell office:value-type="float" office:value="1.61144588087298E+018" calcext:value-type="float">
            <text:p>1.61144588087298E+018</text:p>
          </table:table-cell>
          <table:table-cell office:value-type="float" office:value="65" calcext:value-type="float">
            <text:p>65</text:p>
          </table:table-cell>
          <table:table-cell office:value-type="float" office:value="-0.00678235171433" calcext:value-type="float">
            <text:p>-0.0067823517</text:p>
          </table:table-cell>
          <table:table-cell office:value-type="float" office:value="-0.024163979415" calcext:value-type="float">
            <text:p>-0.0241639794</text:p>
          </table:table-cell>
          <table:table-cell office:value-type="float" office:value="-0.0244054368235" calcext:value-type="float">
            <text:p>-0.0244054368</text:p>
          </table:table-cell>
          <table:table-cell office:value-type="float" office:value="0.0186566703486" calcext:value-type="float">
            <text:p>0.0186566703</text:p>
          </table:table-cell>
          <table:table-cell office:value-type="float" office:value="-0.00987835005409" calcext:value-type="float">
            <text:p>-0.0098783501</text:p>
          </table:table-cell>
          <table:table-cell office:value-type="float" office:value="-0.0098866516134" calcext:value-type="float">
            <text:p>-0.0098866516</text:p>
          </table:table-cell>
        </table:table-row>
        <table:table-row table:style-name="ro1">
          <table:table-cell office:value-type="float" office:value="1.61144588097088E+018" calcext:value-type="float">
            <text:p>1.61144588097088E+018</text:p>
          </table:table-cell>
          <table:table-cell office:value-type="float" office:value="1.6114458809331E+018" calcext:value-type="float">
            <text:p>1.6114458809331E+018</text:p>
          </table:table-cell>
          <table:table-cell office:value-type="float" office:value="37" calcext:value-type="float">
            <text:p>37</text:p>
          </table:table-cell>
          <table:table-cell office:value-type="float" office:value="-0.00624669852957" calcext:value-type="float">
            <text:p>-0.0062466985</text:p>
          </table:table-cell>
          <table:table-cell office:value-type="float" office:value="-0.0212273790637" calcext:value-type="float">
            <text:p>-0.0212273791</text:p>
          </table:table-cell>
          <table:table-cell office:value-type="float" office:value="-0.0181436645138" calcext:value-type="float">
            <text:p>-0.0181436645</text:p>
          </table:table-cell>
          <table:table-cell office:value-type="float" office:value="0.0215801728705" calcext:value-type="float">
            <text:p>0.0215801729</text:p>
          </table:table-cell>
          <table:table-cell office:value-type="float" office:value="-0.0186588372915" calcext:value-type="float">
            <text:p>-0.0186588373</text:p>
          </table:table-cell>
          <table:table-cell office:value-type="float" office:value="-0.00164355033636" calcext:value-type="float">
            <text:p>-0.0016435503</text:p>
          </table:table-cell>
        </table:table-row>
        <table:table-row table:style-name="ro1">
          <table:table-cell office:value-type="float" office:value="1.61144588100414E+018" calcext:value-type="float">
            <text:p>1.61144588100414E+018</text:p>
          </table:table-cell>
          <table:table-cell office:value-type="float" office:value="1.61144588096816E+018" calcext:value-type="float">
            <text:p>1.61144588096816E+018</text:p>
          </table:table-cell>
          <table:table-cell office:value-type="float" office:value="35" calcext:value-type="float">
            <text:p>35</text:p>
          </table:table-cell>
          <table:table-cell office:value-type="float" office:value="-0.00310227432764" calcext:value-type="float">
            <text:p>-0.0031022743</text:p>
          </table:table-cell>
          <table:table-cell office:value-type="float" office:value="-0.0148030190149" calcext:value-type="float">
            <text:p>-0.014803019</text:p>
          </table:table-cell>
          <table:table-cell office:value-type="float" office:value="-0.0119592975243" calcext:value-type="float">
            <text:p>-0.0119592975</text:p>
          </table:table-cell>
          <table:table-cell office:value-type="float" office:value="0.0241384710933" calcext:value-type="float">
            <text:p>0.0241384711</text:p>
          </table:table-cell>
          <table:table-cell office:value-type="float" office:value="-0.026389877076" calcext:value-type="float">
            <text:p>-0.0263898771</text:p>
          </table:table-cell>
          <table:table-cell office:value-type="float" office:value="-0.0100554984338" calcext:value-type="float">
            <text:p>-0.0100554984</text:p>
          </table:table-cell>
        </table:table-row>
        <table:table-row table:style-name="ro1">
          <table:table-cell office:value-type="float" office:value="1.61144588103795E+018" calcext:value-type="float">
            <text:p>1.61144588103795E+018</text:p>
          </table:table-cell>
          <table:table-cell office:value-type="float" office:value="1.61144588103328E+018" calcext:value-type="float">
            <text:p>1.61144588103328E+018</text:p>
          </table:table-cell>
          <table:table-cell office:value-type="float" office:value="4" calcext:value-type="float">
            <text:p>4</text:p>
          </table:table-cell>
          <table:table-cell office:value-type="float" office:value="0.0084166939897" calcext:value-type="float">
            <text:p>0.008416694</text:p>
          </table:table-cell>
          <table:table-cell office:value-type="float" office:value="0.0100025833205" calcext:value-type="float">
            <text:p>0.0100025833</text:p>
          </table:table-cell>
          <table:table-cell office:value-type="float" office:value="-0.00886935096924" calcext:value-type="float">
            <text:p>-0.008869351</text:p>
          </table:table-cell>
          <table:table-cell office:value-type="float" office:value="0.0281268389753" calcext:value-type="float">
            <text:p>0.028126839</text:p>
          </table:table-cell>
          <table:table-cell office:value-type="float" office:value="-0.0413073465419" calcext:value-type="float">
            <text:p>-0.0413073465</text:p>
          </table:table-cell>
          <table:table-cell office:value-type="float" office:value="-0.00701747138109" calcext:value-type="float">
            <text:p>-0.0070174714</text:p>
          </table:table-cell>
        </table:table-row>
        <table:table-row table:style-name="ro1">
          <table:table-cell office:value-type="float" office:value="1.61144588107074E+018" calcext:value-type="float">
            <text:p>1.61144588107074E+018</text:p>
          </table:table-cell>
          <table:table-cell office:value-type="float" office:value="1.61144588106334E+018" calcext:value-type="float">
            <text:p>1.61144588106334E+018</text:p>
          </table:table-cell>
          <table:table-cell office:value-type="float" office:value="7" calcext:value-type="float">
            <text:p>7</text:p>
          </table:table-cell>
          <table:table-cell office:value-type="float" office:value="0.0160425508503" calcext:value-type="float">
            <text:p>0.0160425509</text:p>
          </table:table-cell>
          <table:table-cell office:value-type="float" office:value="0.02354354997" calcext:value-type="float">
            <text:p>0.02354355</text:p>
          </table:table-cell>
          <table:table-cell office:value-type="float" office:value="-0.00690149743848" calcext:value-type="float">
            <text:p>-0.0069014974</text:p>
          </table:table-cell>
          <table:table-cell office:value-type="float" office:value="0.0258943427564" calcext:value-type="float">
            <text:p>0.0258943428</text:p>
          </table:table-cell>
          <table:table-cell office:value-type="float" office:value="-0.0520576347272" calcext:value-type="float">
            <text:p>-0.0520576347</text:p>
          </table:table-cell>
          <table:table-cell office:value-type="float" office:value="-0.00282706372978" calcext:value-type="float">
            <text:p>-0.0028270637</text:p>
          </table:table-cell>
        </table:table-row>
        <table:table-row table:style-name="ro1">
          <table:table-cell office:value-type="float" office:value="1.61144588110482E+018" calcext:value-type="float">
            <text:p>1.61144588110482E+018</text:p>
          </table:table-cell>
          <table:table-cell office:value-type="float" office:value="1.61144588109841E+018" calcext:value-type="float">
            <text:p>1.61144588109841E+018</text:p>
          </table:table-cell>
          <table:table-cell office:value-type="float" office:value="6" calcext:value-type="float">
            <text:p>6</text:p>
          </table:table-cell>
          <table:table-cell office:value-type="float" office:value="0.0235209239185" calcext:value-type="float">
            <text:p>0.0235209239</text:p>
          </table:table-cell>
          <table:table-cell office:value-type="float" office:value="0.037573487013" calcext:value-type="float">
            <text:p>0.037573487</text:p>
          </table:table-cell>
          <table:table-cell office:value-type="float" office:value="-0.00327789084394" calcext:value-type="float">
            <text:p>-0.0032778908</text:p>
          </table:table-cell>
          <table:table-cell office:value-type="float" office:value="0.0279010487521" calcext:value-type="float">
            <text:p>0.0279010488</text:p>
          </table:table-cell>
          <table:table-cell office:value-type="float" office:value="-0.0628761516879" calcext:value-type="float">
            <text:p>-0.0628761517</text:p>
          </table:table-cell>
          <table:table-cell office:value-type="float" office:value="-0.00850565531318" calcext:value-type="float">
            <text:p>-0.0085056553</text:p>
          </table:table-cell>
        </table:table-row>
        <table:table-row table:style-name="ro1">
          <table:table-cell office:value-type="float" office:value="1.61144588113888E+018" calcext:value-type="float">
            <text:p>1.61144588113888E+018</text:p>
          </table:table-cell>
          <table:table-cell office:value-type="float" office:value="1.61144588112846E+018" calcext:value-type="float">
            <text:p>1.61144588112846E+018</text:p>
          </table:table-cell>
          <table:table-cell office:value-type="float" office:value="10" calcext:value-type="float">
            <text:p>10</text:p>
          </table:table-cell>
          <table:table-cell office:value-type="float" office:value="0.0288709983426" calcext:value-type="float">
            <text:p>0.0288709983</text:p>
          </table:table-cell>
          <table:table-cell office:value-type="float" office:value="0.0454195820677" calcext:value-type="float">
            <text:p>0.0454195821</text:p>
          </table:table-cell>
          <table:table-cell office:value-type="float" office:value="-0.00178555919783" calcext:value-type="float">
            <text:p>-0.0017855592</text:p>
          </table:table-cell>
          <table:table-cell office:value-type="float" office:value="0.0229152683858" calcext:value-type="float">
            <text:p>0.0229152684</text:p>
          </table:table-cell>
          <table:table-cell office:value-type="float" office:value="-0.0809429350656" calcext:value-type="float">
            <text:p>-0.0809429351</text:p>
          </table:table-cell>
          <table:table-cell office:value-type="float" office:value="-0.00765618362218" calcext:value-type="float">
            <text:p>-0.0076561836</text:p>
          </table:table-cell>
        </table:table-row>
        <table:table-row table:style-name="ro1">
          <table:table-cell office:value-type="float" office:value="1.61144588117074E+018" calcext:value-type="float">
            <text:p>1.61144588117074E+018</text:p>
          </table:table-cell>
          <table:table-cell office:value-type="float" office:value="1.61144588116353E+018" calcext:value-type="float">
            <text:p>1.61144588116353E+018</text:p>
          </table:table-cell>
          <table:table-cell office:value-type="float" office:value="7" calcext:value-type="float">
            <text:p>7</text:p>
          </table:table-cell>
          <table:table-cell office:value-type="float" office:value="0.036169464557" calcext:value-type="float">
            <text:p>0.0361694646</text:p>
          </table:table-cell>
          <table:table-cell office:value-type="float" office:value="0.0625808266244" calcext:value-type="float">
            <text:p>0.0625808266</text:p>
          </table:table-cell>
          <table:table-cell office:value-type="float" office:value="-0.00459287182371" calcext:value-type="float">
            <text:p>-0.0045928718</text:p>
          </table:table-cell>
          <table:table-cell office:value-type="float" office:value="0.00743610299319" calcext:value-type="float">
            <text:p>0.007436103</text:p>
          </table:table-cell>
          <table:table-cell office:value-type="float" office:value="-0.0920807273886" calcext:value-type="float">
            <text:p>-0.0920807274</text:p>
          </table:table-cell>
          <table:table-cell office:value-type="float" office:value="-0.0187311803638" calcext:value-type="float">
            <text:p>-0.0187311804</text:p>
          </table:table-cell>
        </table:table-row>
        <table:table-row table:style-name="ro1">
          <table:table-cell office:value-type="float" office:value="1.61144588120377E+018" calcext:value-type="float">
            <text:p>1.61144588120377E+018</text:p>
          </table:table-cell>
          <table:table-cell office:value-type="float" office:value="1.61144588119359E+018" calcext:value-type="float">
            <text:p>1.61144588119359E+018</text:p>
          </table:table-cell>
          <table:table-cell office:value-type="float" office:value="10" calcext:value-type="float">
            <text:p>10</text:p>
          </table:table-cell>
          <table:table-cell office:value-type="float" office:value="0.0418118078544" calcext:value-type="float">
            <text:p>0.0418118079</text:p>
          </table:table-cell>
          <table:table-cell office:value-type="float" office:value="0.0693324736408" calcext:value-type="float">
            <text:p>0.0693324736</text:p>
          </table:table-cell>
          <table:table-cell office:value-type="float" office:value="-0.0059735927193" calcext:value-type="float">
            <text:p>-0.0059735927</text:p>
          </table:table-cell>
          <table:table-cell office:value-type="float" office:value="0.000726753286118" calcext:value-type="float">
            <text:p>0.0007267533</text:p>
          </table:table-cell>
          <table:table-cell office:value-type="float" office:value="-0.0994294732494" calcext:value-type="float">
            <text:p>-0.0994294732</text:p>
          </table:table-cell>
          <table:table-cell office:value-type="float" office:value="-0.0290607123489" calcext:value-type="float">
            <text:p>-0.0290607123</text:p>
          </table:table-cell>
        </table:table-row>
        <table:table-row table:style-name="ro1">
          <table:table-cell office:value-type="float" office:value="1.61144588123787E+018" calcext:value-type="float">
            <text:p>1.61144588123787E+018</text:p>
          </table:table-cell>
          <table:table-cell office:value-type="float" office:value="1.61144588122364E+018" calcext:value-type="float">
            <text:p>1.61144588122364E+018</text:p>
          </table:table-cell>
          <table:table-cell office:value-type="float" office:value="14" calcext:value-type="float">
            <text:p>14</text:p>
          </table:table-cell>
          <table:table-cell office:value-type="float" office:value="0.0471620267588" calcext:value-type="float">
            <text:p>0.0471620268</text:p>
          </table:table-cell>
          <table:table-cell office:value-type="float" office:value="0.0839020798671" calcext:value-type="float">
            <text:p>0.0839020799</text:p>
          </table:table-cell>
          <table:table-cell office:value-type="float" office:value="-0.00519036123015" calcext:value-type="float">
            <text:p>-0.0051903612</text:p>
          </table:table-cell>
          <table:table-cell office:value-type="float" office:value="-0.000229141916128" calcext:value-type="float">
            <text:p>-0.0002291419</text:p>
          </table:table-cell>
          <table:table-cell office:value-type="float" office:value="-0.108934851955" calcext:value-type="float">
            <text:p>-0.108934852</text:p>
          </table:table-cell>
          <table:table-cell office:value-type="float" office:value="-0.0489547648217" calcext:value-type="float">
            <text:p>-0.0489547648</text:p>
          </table:table-cell>
        </table:table-row>
        <table:table-row table:style-name="ro1">
          <table:table-cell office:value-type="float" office:value="1.6114458812707E+018" calcext:value-type="float">
            <text:p>1.6114458812707E+018</text:p>
          </table:table-cell>
          <table:table-cell office:value-type="float" office:value="1.61144588125871E+018" calcext:value-type="float">
            <text:p>1.61144588125871E+018</text:p>
          </table:table-cell>
          <table:table-cell office:value-type="float" office:value="11" calcext:value-type="float">
            <text:p>11</text:p>
          </table:table-cell>
          <table:table-cell office:value-type="float" office:value="0.0491542404296" calcext:value-type="float">
            <text:p>0.0491542404</text:p>
          </table:table-cell>
          <table:table-cell office:value-type="float" office:value="0.0906123576159" calcext:value-type="float">
            <text:p>0.0906123576</text:p>
          </table:table-cell>
          <table:table-cell office:value-type="float" office:value="-0.0109492599926" calcext:value-type="float">
            <text:p>-0.01094926</text:p>
          </table:table-cell>
          <table:table-cell office:value-type="float" office:value="-0.00455966586493" calcext:value-type="float">
            <text:p>-0.0045596659</text:p>
          </table:table-cell>
          <table:table-cell office:value-type="float" office:value="-0.111728296891" calcext:value-type="float">
            <text:p>-0.1117282969</text:p>
          </table:table-cell>
          <table:table-cell office:value-type="float" office:value="-0.0728452713787" calcext:value-type="float">
            <text:p>-0.0728452714</text:p>
          </table:table-cell>
        </table:table-row>
        <table:table-row table:style-name="ro1">
          <table:table-cell office:value-type="float" office:value="1.6114458813036E+018" calcext:value-type="float">
            <text:p>1.6114458813036E+018</text:p>
          </table:table-cell>
          <table:table-cell office:value-type="float" office:value="1.61144588129378E+018" calcext:value-type="float">
            <text:p>1.61144588129378E+018</text:p>
          </table:table-cell>
          <table:table-cell office:value-type="float" office:value="9" calcext:value-type="float">
            <text:p>9</text:p>
          </table:table-cell>
          <table:table-cell office:value-type="float" office:value="0.0481928528859" calcext:value-type="float">
            <text:p>0.0481928529</text:p>
          </table:table-cell>
          <table:table-cell office:value-type="float" office:value="0.104209220006" calcext:value-type="float">
            <text:p>0.10420922</text:p>
          </table:table-cell>
          <table:table-cell office:value-type="float" office:value="-0.012171820227" calcext:value-type="float">
            <text:p>-0.0121718202</text:p>
          </table:table-cell>
          <table:table-cell office:value-type="float" office:value="-0.00775495568946" calcext:value-type="float">
            <text:p>-0.0077549557</text:p>
          </table:table-cell>
          <table:table-cell office:value-type="float" office:value="-0.109514100592" calcext:value-type="float">
            <text:p>-0.1095141006</text:p>
          </table:table-cell>
          <table:table-cell office:value-type="float" office:value="-0.0800130178447" calcext:value-type="float">
            <text:p>-0.0800130178</text:p>
          </table:table-cell>
        </table:table-row>
        <table:table-row table:style-name="ro1">
          <table:table-cell office:value-type="float" office:value="1.61144588133875E+018" calcext:value-type="float">
            <text:p>1.61144588133875E+018</text:p>
          </table:table-cell>
          <table:table-cell office:value-type="float" office:value="1.61144588132383E+018" calcext:value-type="float">
            <text:p>1.61144588132383E+018</text:p>
          </table:table-cell>
          <table:table-cell office:value-type="float" office:value="14" calcext:value-type="float">
            <text:p>14</text:p>
          </table:table-cell>
          <table:table-cell office:value-type="float" office:value="0.0489156174517" calcext:value-type="float">
            <text:p>0.0489156175</text:p>
          </table:table-cell>
          <table:table-cell office:value-type="float" office:value="0.112742613745" calcext:value-type="float">
            <text:p>0.1127426137</text:p>
          </table:table-cell>
          <table:table-cell office:value-type="float" office:value="-0.0128411424887" calcext:value-type="float">
            <text:p>-0.0128411425</text:p>
          </table:table-cell>
          <table:table-cell office:value-type="float" office:value="-0.0118427432798" calcext:value-type="float">
            <text:p>-0.0118427433</text:p>
          </table:table-cell>
          <table:table-cell office:value-type="float" office:value="-0.103847350982" calcext:value-type="float">
            <text:p>-0.103847351</text:p>
          </table:table-cell>
          <table:table-cell office:value-type="float" office:value="-0.0955915837312" calcext:value-type="float">
            <text:p>-0.0955915837</text:p>
          </table:table-cell>
        </table:table-row>
        <table:table-row table:style-name="ro1">
          <table:table-cell office:value-type="float" office:value="1.61144588137073E+018" calcext:value-type="float">
            <text:p>1.61144588137073E+018</text:p>
          </table:table-cell>
          <table:table-cell office:value-type="float" office:value="1.61144588136892E+018" calcext:value-type="float">
            <text:p>1.61144588136892E+018</text:p>
          </table:table-cell>
          <table:table-cell office:value-type="float" office:value="1" calcext:value-type="float">
            <text:p>1</text:p>
          </table:table-cell>
          <table:table-cell office:value-type="float" office:value="0.0471986219589" calcext:value-type="float">
            <text:p>0.047198622</text:p>
          </table:table-cell>
          <table:table-cell office:value-type="float" office:value="0.112879329438" calcext:value-type="float">
            <text:p>0.1128793294</text:p>
          </table:table-cell>
          <table:table-cell office:value-type="float" office:value="-0.0146503925844" calcext:value-type="float">
            <text:p>-0.0146503926</text:p>
          </table:table-cell>
          <table:table-cell office:value-type="float" office:value="-0.00960763247353" calcext:value-type="float">
            <text:p>-0.0096076325</text:p>
          </table:table-cell>
          <table:table-cell office:value-type="float" office:value="-0.099067231594" calcext:value-type="float">
            <text:p>-0.0990672316</text:p>
          </table:table-cell>
          <table:table-cell office:value-type="float" office:value="-0.0886173359092" calcext:value-type="float">
            <text:p>-0.0886173359</text:p>
          </table:table-cell>
        </table:table-row>
        <table:table-row table:style-name="ro1">
          <table:table-cell office:value-type="float" office:value="1.61144588140501E+018" calcext:value-type="float">
            <text:p>1.61144588140501E+018</text:p>
          </table:table-cell>
          <table:table-cell office:value-type="float" office:value="1.61144588140398E+018" calcext:value-type="float">
            <text:p>1.61144588140398E+018</text:p>
          </table:table-cell>
          <table:table-cell office:value-type="float" office:value="1" calcext:value-type="float">
            <text:p>1</text:p>
          </table:table-cell>
          <table:table-cell office:value-type="float" office:value="0.0421978699818" calcext:value-type="float">
            <text:p>0.04219787</text:p>
          </table:table-cell>
          <table:table-cell office:value-type="float" office:value="0.111931049473" calcext:value-type="float">
            <text:p>0.1119310495</text:p>
          </table:table-cell>
          <table:table-cell office:value-type="float" office:value="-0.0190413200039" calcext:value-type="float">
            <text:p>-0.01904132</text:p>
          </table:table-cell>
          <table:table-cell office:value-type="float" office:value="-0.0199391869437" calcext:value-type="float">
            <text:p>-0.0199391869</text:p>
          </table:table-cell>
          <table:table-cell office:value-type="float" office:value="-0.0956124932664" calcext:value-type="float">
            <text:p>-0.0956124933</text:p>
          </table:table-cell>
          <table:table-cell office:value-type="float" office:value="-0.0880650107942" calcext:value-type="float">
            <text:p>-0.0880650108</text:p>
          </table:table-cell>
        </table:table-row>
        <table:table-row table:style-name="ro1">
          <table:table-cell office:value-type="float" office:value="1.61144588143936E+018" calcext:value-type="float">
            <text:p>1.61144588143936E+018</text:p>
          </table:table-cell>
          <table:table-cell office:value-type="float" office:value="1.61144588143404E+018" calcext:value-type="float">
            <text:p>1.61144588143404E+018</text:p>
          </table:table-cell>
          <table:table-cell office:value-type="float" office:value="5" calcext:value-type="float">
            <text:p>5</text:p>
          </table:table-cell>
          <table:table-cell office:value-type="float" office:value="0.035500388957" calcext:value-type="float">
            <text:p>0.035500389</text:p>
          </table:table-cell>
          <table:table-cell office:value-type="float" office:value="0.0923665052391" calcext:value-type="float">
            <text:p>0.0923665052</text:p>
          </table:table-cell>
          <table:table-cell office:value-type="float" office:value="-0.0171034478419" calcext:value-type="float">
            <text:p>-0.0171034478</text:p>
          </table:table-cell>
          <table:table-cell office:value-type="float" office:value="-0.0100846003582" calcext:value-type="float">
            <text:p>-0.0100846004</text:p>
          </table:table-cell>
          <table:table-cell office:value-type="float" office:value="-0.0850721509596" calcext:value-type="float">
            <text:p>-0.085072151</text:p>
          </table:table-cell>
          <table:table-cell office:value-type="float" office:value="-0.0807099813566" calcext:value-type="float">
            <text:p>-0.0807099814</text:p>
          </table:table-cell>
        </table:table-row>
        <table:table-row table:style-name="ro1">
          <table:table-cell office:value-type="float" office:value="1.61144588147244E+018" calcext:value-type="float">
            <text:p>1.61144588147244E+018</text:p>
          </table:table-cell>
          <table:table-cell office:value-type="float" office:value="1.61144588146911E+018" calcext:value-type="float">
            <text:p>1.61144588146911E+018</text:p>
          </table:table-cell>
          <table:table-cell office:value-type="float" office:value="3" calcext:value-type="float">
            <text:p>3</text:p>
          </table:table-cell>
          <table:table-cell office:value-type="float" office:value="0.0325164229366" calcext:value-type="float">
            <text:p>0.0325164229</text:p>
          </table:table-cell>
          <table:table-cell office:value-type="float" office:value="0.0847891335748" calcext:value-type="float">
            <text:p>0.0847891336</text:p>
          </table:table-cell>
          <table:table-cell office:value-type="float" office:value="-0.014706412209" calcext:value-type="float">
            <text:p>-0.0147064122</text:p>
          </table:table-cell>
          <table:table-cell office:value-type="float" office:value="-0.0202867545672" calcext:value-type="float">
            <text:p>-0.0202867546</text:p>
          </table:table-cell>
          <table:table-cell office:value-type="float" office:value="-0.0786286223042" calcext:value-type="float">
            <text:p>-0.0786286223</text:p>
          </table:table-cell>
          <table:table-cell office:value-type="float" office:value="-0.076252803616" calcext:value-type="float">
            <text:p>-0.0762528036</text:p>
          </table:table-cell>
        </table:table-row>
        <table:table-row table:style-name="ro1">
          <table:table-cell office:value-type="float" office:value="1.6114458815057E+018" calcext:value-type="float">
            <text:p>1.6114458815057E+018</text:p>
          </table:table-cell>
          <table:table-cell office:value-type="float" office:value="1.61144588149916E+018" calcext:value-type="float">
            <text:p>1.61144588149916E+018</text:p>
          </table:table-cell>
          <table:table-cell office:value-type="float" office:value="6" calcext:value-type="float">
            <text:p>6</text:p>
          </table:table-cell>
          <table:table-cell office:value-type="float" office:value="0.0316315497541" calcext:value-type="float">
            <text:p>0.0316315498</text:p>
          </table:table-cell>
          <table:table-cell office:value-type="float" office:value="0.0769481243956" calcext:value-type="float">
            <text:p>0.0769481244</text:p>
          </table:table-cell>
          <table:table-cell office:value-type="float" office:value="-0.0145889934176" calcext:value-type="float">
            <text:p>-0.0145889934</text:p>
          </table:table-cell>
          <table:table-cell office:value-type="float" office:value="-0.0183282716185" calcext:value-type="float">
            <text:p>-0.0183282716</text:p>
          </table:table-cell>
          <table:table-cell office:value-type="float" office:value="-0.0715138175739" calcext:value-type="float">
            <text:p>-0.0715138176</text:p>
          </table:table-cell>
          <table:table-cell office:value-type="float" office:value="-0.0710736963582" calcext:value-type="float">
            <text:p>-0.0710736964</text:p>
          </table:table-cell>
        </table:table-row>
        <table:table-row table:style-name="ro1">
          <table:table-cell office:value-type="float" office:value="1.6114458815384E+018" calcext:value-type="float">
            <text:p>1.6114458815384E+018</text:p>
          </table:table-cell>
          <table:table-cell office:value-type="float" office:value="1.61144588153428E+018" calcext:value-type="float">
            <text:p>1.61144588153428E+018</text:p>
          </table:table-cell>
          <table:table-cell office:value-type="float" office:value="4" calcext:value-type="float">
            <text:p>4</text:p>
          </table:table-cell>
          <table:table-cell office:value-type="float" office:value="0.0277317698234" calcext:value-type="float">
            <text:p>0.0277317698</text:p>
          </table:table-cell>
          <table:table-cell office:value-type="float" office:value="0.0683883682098" calcext:value-type="float">
            <text:p>0.0683883682</text:p>
          </table:table-cell>
          <table:table-cell office:value-type="float" office:value="-0.014727294673" calcext:value-type="float">
            <text:p>-0.0147272947</text:p>
          </table:table-cell>
          <table:table-cell office:value-type="float" office:value="-0.0205472393863" calcext:value-type="float">
            <text:p>-0.0205472394</text:p>
          </table:table-cell>
          <table:table-cell office:value-type="float" office:value="-0.0655772499199" calcext:value-type="float">
            <text:p>-0.0655772499</text:p>
          </table:table-cell>
          <table:table-cell office:value-type="float" office:value="-0.0709050406115" calcext:value-type="float">
            <text:p>-0.0709050406</text:p>
          </table:table-cell>
        </table:table-row>
        <table:table-row table:style-name="ro1">
          <table:table-cell office:value-type="float" office:value="1.61144588157282E+018" calcext:value-type="float">
            <text:p>1.61144588157282E+018</text:p>
          </table:table-cell>
          <table:table-cell office:value-type="float" office:value="1.61144588156434E+018" calcext:value-type="float">
            <text:p>1.61144588156434E+018</text:p>
          </table:table-cell>
          <table:table-cell office:value-type="float" office:value="8" calcext:value-type="float">
            <text:p>8</text:p>
          </table:table-cell>
          <table:table-cell office:value-type="float" office:value="0.0251436796413" calcext:value-type="float">
            <text:p>0.0251436796</text:p>
          </table:table-cell>
          <table:table-cell office:value-type="float" office:value="0.0575944840451" calcext:value-type="float">
            <text:p>0.057594484</text:p>
          </table:table-cell>
          <table:table-cell office:value-type="float" office:value="-0.0144600025411" calcext:value-type="float">
            <text:p>-0.0144600025</text:p>
          </table:table-cell>
          <table:table-cell office:value-type="float" office:value="-0.0223951411346" calcext:value-type="float">
            <text:p>-0.0223951411</text:p>
          </table:table-cell>
          <table:table-cell office:value-type="float" office:value="-0.0616812830378" calcext:value-type="float">
            <text:p>-0.061681283</text:p>
          </table:table-cell>
          <table:table-cell office:value-type="float" office:value="-0.0623631187725" calcext:value-type="float">
            <text:p>-0.0623631188</text:p>
          </table:table-cell>
        </table:table-row>
        <table:table-row table:style-name="ro1">
          <table:table-cell office:value-type="float" office:value="1.61144588160485E+018" calcext:value-type="float">
            <text:p>1.61144588160485E+018</text:p>
          </table:table-cell>
          <table:table-cell office:value-type="float" office:value="1.61144588159439E+018" calcext:value-type="float">
            <text:p>1.61144588159439E+018</text:p>
          </table:table-cell>
          <table:table-cell office:value-type="float" office:value="10" calcext:value-type="float">
            <text:p>10</text:p>
          </table:table-cell>
          <table:table-cell office:value-type="float" office:value="0.0217195295497" calcext:value-type="float">
            <text:p>0.0217195295</text:p>
          </table:table-cell>
          <table:table-cell office:value-type="float" office:value="0.0483761479686" calcext:value-type="float">
            <text:p>0.048376148</text:p>
          </table:table-cell>
          <table:table-cell office:value-type="float" office:value="-0.0164773888046" calcext:value-type="float">
            <text:p>-0.0164773888</text:p>
          </table:table-cell>
          <table:table-cell office:value-type="float" office:value="-0.0242266398578" calcext:value-type="float">
            <text:p>-0.0242266399</text:p>
          </table:table-cell>
          <table:table-cell office:value-type="float" office:value="-0.0607430692043" calcext:value-type="float">
            <text:p>-0.0607430692</text:p>
          </table:table-cell>
          <table:table-cell office:value-type="float" office:value="-0.0658738231939" calcext:value-type="float">
            <text:p>-0.0658738232</text:p>
          </table:table-cell>
        </table:table-row>
        <table:table-row table:style-name="ro1">
          <table:table-cell office:value-type="float" office:value="1.61144588163869E+018" calcext:value-type="float">
            <text:p>1.61144588163869E+018</text:p>
          </table:table-cell>
          <table:table-cell office:value-type="float" office:value="1.61144588162946E+018" calcext:value-type="float">
            <text:p>1.61144588162946E+018</text:p>
          </table:table-cell>
          <table:table-cell office:value-type="float" office:value="9" calcext:value-type="float">
            <text:p>9</text:p>
          </table:table-cell>
          <table:table-cell office:value-type="float" office:value="0.0155610462893" calcext:value-type="float">
            <text:p>0.0155610463</text:p>
          </table:table-cell>
          <table:table-cell office:value-type="float" office:value="0.0382234229423" calcext:value-type="float">
            <text:p>0.0382234229</text:p>
          </table:table-cell>
          <table:table-cell office:value-type="float" office:value="-0.0178194601019" calcext:value-type="float">
            <text:p>-0.0178194601</text:p>
          </table:table-cell>
          <table:table-cell office:value-type="float" office:value="-0.0283805468184" calcext:value-type="float">
            <text:p>-0.0283805468</text:p>
          </table:table-cell>
          <table:table-cell office:value-type="float" office:value="-0.0659228971158" calcext:value-type="float">
            <text:p>-0.0659228971</text:p>
          </table:table-cell>
          <table:table-cell office:value-type="float" office:value="-0.0667226183275" calcext:value-type="float">
            <text:p>-0.0667226183</text:p>
          </table:table-cell>
        </table:table-row>
        <table:table-row table:style-name="ro1">
          <table:table-cell office:value-type="float" office:value="1.61144588167235E+018" calcext:value-type="float">
            <text:p>1.61144588167235E+018</text:p>
          </table:table-cell>
          <table:table-cell office:value-type="float" office:value="1.61144588165952E+018" calcext:value-type="float">
            <text:p>1.61144588165952E+018</text:p>
          </table:table-cell>
          <table:table-cell office:value-type="float" office:value="12" calcext:value-type="float">
            <text:p>12</text:p>
          </table:table-cell>
          <table:table-cell office:value-type="float" office:value="0.0138611928925" calcext:value-type="float">
            <text:p>0.0138611929</text:p>
          </table:table-cell>
          <table:table-cell office:value-type="float" office:value="0.0283484813343" calcext:value-type="float">
            <text:p>0.0283484813</text:p>
          </table:table-cell>
          <table:table-cell office:value-type="float" office:value="-0.0204061986661" calcext:value-type="float">
            <text:p>-0.0204061987</text:p>
          </table:table-cell>
          <table:table-cell office:value-type="float" office:value="-0.0307851893237" calcext:value-type="float">
            <text:p>-0.0307851893</text:p>
          </table:table-cell>
          <table:table-cell office:value-type="float" office:value="-0.0667169978157" calcext:value-type="float">
            <text:p>-0.0667169978</text:p>
          </table:table-cell>
          <table:table-cell office:value-type="float" office:value="-0.077290661544" calcext:value-type="float">
            <text:p>-0.0772906615</text:p>
          </table:table-cell>
        </table:table-row>
        <table:table-row table:style-name="ro1">
          <table:table-cell office:value-type="float" office:value="1.61144588170494E+018" calcext:value-type="float">
            <text:p>1.61144588170494E+018</text:p>
          </table:table-cell>
          <table:table-cell office:value-type="float" office:value="1.61144588169458E+018" calcext:value-type="float">
            <text:p>1.61144588169458E+018</text:p>
          </table:table-cell>
          <table:table-cell office:value-type="float" office:value="10" calcext:value-type="float">
            <text:p>10</text:p>
          </table:table-cell>
          <table:table-cell office:value-type="float" office:value="0.0135447101101" calcext:value-type="float">
            <text:p>0.0135447101</text:p>
          </table:table-cell>
          <table:table-cell office:value-type="float" office:value="0.0231217998262" calcext:value-type="float">
            <text:p>0.0231217998</text:p>
          </table:table-cell>
          <table:table-cell office:value-type="float" office:value="-0.0184775770464" calcext:value-type="float">
            <text:p>-0.018477577</text:p>
          </table:table-cell>
          <table:table-cell office:value-type="float" office:value="-0.0283126419586" calcext:value-type="float">
            <text:p>-0.028312642</text:p>
          </table:table-cell>
          <table:table-cell office:value-type="float" office:value="-0.0666451781756" calcext:value-type="float">
            <text:p>-0.0666451782</text:p>
          </table:table-cell>
          <table:table-cell office:value-type="float" office:value="-0.0731921471061" calcext:value-type="float">
            <text:p>-0.0731921471</text:p>
          </table:table-cell>
        </table:table-row>
        <table:table-row table:style-name="ro1">
          <table:table-cell office:value-type="float" office:value="1.61144588173853E+018" calcext:value-type="float">
            <text:p>1.61144588173853E+018</text:p>
          </table:table-cell>
          <table:table-cell office:value-type="float" office:value="1.61144588172464E+018" calcext:value-type="float">
            <text:p>1.61144588172464E+018</text:p>
          </table:table-cell>
          <table:table-cell office:value-type="float" office:value="13" calcext:value-type="float">
            <text:p>13</text:p>
          </table:table-cell>
          <table:table-cell office:value-type="float" office:value="0.0162566261183" calcext:value-type="float">
            <text:p>0.0162566261</text:p>
          </table:table-cell>
          <table:table-cell office:value-type="float" office:value="0.0274850858268" calcext:value-type="float">
            <text:p>0.0274850858</text:p>
          </table:table-cell>
          <table:table-cell office:value-type="float" office:value="-0.0172799506086" calcext:value-type="float">
            <text:p>-0.0172799506</text:p>
          </table:table-cell>
          <table:table-cell office:value-type="float" office:value="-0.0292236028361" calcext:value-type="float">
            <text:p>-0.0292236028</text:p>
          </table:table-cell>
          <table:table-cell office:value-type="float" office:value="-0.0352193284626" calcext:value-type="float">
            <text:p>-0.0352193285</text:p>
          </table:table-cell>
          <table:table-cell office:value-type="float" office:value="-0.0716303758086" calcext:value-type="float">
            <text:p>-0.0716303758</text:p>
          </table:table-cell>
        </table:table-row>
        <table:table-row table:style-name="ro1">
          <table:table-cell office:value-type="float" office:value="1.61144588177158E+018" calcext:value-type="float">
            <text:p>1.61144588177158E+018</text:p>
          </table:table-cell>
          <table:table-cell office:value-type="float" office:value="1.61144588175971E+018" calcext:value-type="float">
            <text:p>1.61144588175971E+018</text:p>
          </table:table-cell>
          <table:table-cell office:value-type="float" office:value="11" calcext:value-type="float">
            <text:p>11</text:p>
          </table:table-cell>
          <table:table-cell office:value-type="float" office:value="0.0104269748873" calcext:value-type="float">
            <text:p>0.0104269749</text:p>
          </table:table-cell>
          <table:table-cell office:value-type="float" office:value="0.0312920320058" calcext:value-type="float">
            <text:p>0.031292032</text:p>
          </table:table-cell>
          <table:table-cell office:value-type="float" office:value="-0.000450290759957" calcext:value-type="float">
            <text:p>-0.0004502908</text:p>
          </table:table-cell>
          <table:table-cell office:value-type="float" office:value="-0.0140584184496" calcext:value-type="float">
            <text:p>-0.0140584184</text:p>
          </table:table-cell>
          <table:table-cell office:value-type="float" office:value="-0.0371076565159" calcext:value-type="float">
            <text:p>-0.0371076565</text:p>
          </table:table-cell>
          <table:table-cell office:value-type="float" office:value="-0.0251730071377" calcext:value-type="float">
            <text:p>-0.0251730071</text:p>
          </table:table-cell>
        </table:table-row>
        <table:table-row table:style-name="ro1">
          <table:table-cell office:value-type="float" office:value="1.61144588180365E+018" calcext:value-type="float">
            <text:p>1.61144588180365E+018</text:p>
          </table:table-cell>
          <table:table-cell office:value-type="float" office:value="1.61144588179477E+018" calcext:value-type="float">
            <text:p>1.61144588179477E+018</text:p>
          </table:table-cell>
          <table:table-cell office:value-type="float" office:value="8" calcext:value-type="float">
            <text:p>8</text:p>
          </table:table-cell>
          <table:table-cell office:value-type="float" office:value="0.0124910999298" calcext:value-type="float">
            <text:p>0.0124910999</text:p>
          </table:table-cell>
          <table:table-cell office:value-type="float" office:value="0.0223228572788" calcext:value-type="float">
            <text:p>0.0223228573</text:p>
          </table:table-cell>
          <table:table-cell office:value-type="float" office:value="-0.0035151283006" calcext:value-type="float">
            <text:p>-0.0035151283</text:p>
          </table:table-cell>
          <table:table-cell office:value-type="float" office:value="-0.0287546905564" calcext:value-type="float">
            <text:p>-0.0287546906</text:p>
          </table:table-cell>
          <table:table-cell office:value-type="float" office:value="-0.0297015801877" calcext:value-type="float">
            <text:p>-0.0297015802</text:p>
          </table:table-cell>
          <table:table-cell office:value-type="float" office:value="-0.0599051309365" calcext:value-type="float">
            <text:p>-0.0599051309</text:p>
          </table:table-cell>
        </table:table-row>
        <table:table-row table:style-name="ro1">
          <table:table-cell office:value-type="float" office:value="1.61144588183825E+018" calcext:value-type="float">
            <text:p>1.61144588183825E+018</text:p>
          </table:table-cell>
          <table:table-cell office:value-type="float" office:value="1.61144588182483E+018" calcext:value-type="float">
            <text:p>1.61144588182483E+018</text:p>
          </table:table-cell>
          <table:table-cell office:value-type="float" office:value="13" calcext:value-type="float">
            <text:p>13</text:p>
          </table:table-cell>
          <table:table-cell office:value-type="float" office:value="0.0151663770256" calcext:value-type="float">
            <text:p>0.015166377</text:p>
          </table:table-cell>
          <table:table-cell office:value-type="float" office:value="-0.0050745526433" calcext:value-type="float">
            <text:p>-0.0050745526</text:p>
          </table:table-cell>
          <table:table-cell office:value-type="float" office:value="-0.00902367801745" calcext:value-type="float">
            <text:p>-0.009023678</text:p>
          </table:table-cell>
          <table:table-cell office:value-type="float" office:value="0.00609886731733" calcext:value-type="float">
            <text:p>0.0060988673</text:p>
          </table:table-cell>
          <table:table-cell office:value-type="float" office:value="-0.0375380210019" calcext:value-type="float">
            <text:p>-0.037538021</text:p>
          </table:table-cell>
          <table:table-cell office:value-type="float" office:value="-0.0756991969388" calcext:value-type="float">
            <text:p>-0.0756991969</text:p>
          </table:table-cell>
        </table:table-row>
        <table:table-row table:style-name="ro1">
          <table:table-cell office:value-type="float" office:value="1.61144588187164E+018" calcext:value-type="float">
            <text:p>1.61144588187164E+018</text:p>
          </table:table-cell>
          <table:table-cell office:value-type="float" office:value="1.61144588186991E+018" calcext:value-type="float">
            <text:p>1.61144588186991E+018</text:p>
          </table:table-cell>
          <table:table-cell office:value-type="float" office:value="1" calcext:value-type="float">
            <text:p>1</text:p>
          </table:table-cell>
          <table:table-cell office:value-type="float" office:value="0.0192660342125" calcext:value-type="float">
            <text:p>0.0192660342</text:p>
          </table:table-cell>
          <table:table-cell office:value-type="float" office:value="0.0152047649584" calcext:value-type="float">
            <text:p>0.015204765</text:p>
          </table:table-cell>
          <table:table-cell office:value-type="float" office:value="-0.0151898335098" calcext:value-type="float">
            <text:p>-0.0151898335</text:p>
          </table:table-cell>
          <table:table-cell office:value-type="float" office:value="-0.00138248079036" calcext:value-type="float">
            <text:p>-0.0013824808</text:p>
          </table:table-cell>
          <table:table-cell office:value-type="float" office:value="-0.0351300009251" calcext:value-type="float">
            <text:p>-0.0351300009</text:p>
          </table:table-cell>
          <table:table-cell office:value-type="float" office:value="-0.0330922562525" calcext:value-type="float">
            <text:p>-0.0330922563</text:p>
          </table:table-cell>
        </table:table-row>
        <table:table-row table:style-name="ro1">
          <table:table-cell office:value-type="float" office:value="1.61144588191155E+018" calcext:value-type="float">
            <text:p>1.61144588191155E+018</text:p>
          </table:table-cell>
          <table:table-cell office:value-type="float" office:value="1.61144588186991E+018" calcext:value-type="float">
            <text:p>1.61144588186991E+018</text:p>
          </table:table-cell>
          <table:table-cell office:value-type="float" office:value="41" calcext:value-type="float">
            <text:p>41</text:p>
          </table:table-cell>
          <table:table-cell office:value-type="float" office:value="0.0216614237141" calcext:value-type="float">
            <text:p>0.0216614237</text:p>
          </table:table-cell>
          <table:table-cell office:value-type="float" office:value="0.0152047649584" calcext:value-type="float">
            <text:p>0.015204765</text:p>
          </table:table-cell>
          <table:table-cell office:value-type="float" office:value="-0.0135113524742" calcext:value-type="float">
            <text:p>-0.0135113525</text:p>
          </table:table-cell>
          <table:table-cell office:value-type="float" office:value="-0.00138248079036" calcext:value-type="float">
            <text:p>-0.0013824808</text:p>
          </table:table-cell>
          <table:table-cell office:value-type="float" office:value="-0.0369491637423" calcext:value-type="float">
            <text:p>-0.0369491637</text:p>
          </table:table-cell>
          <table:table-cell office:value-type="float" office:value="-0.0330922562525" calcext:value-type="float">
            <text:p>-0.0330922563</text:p>
          </table:table-cell>
        </table:table-row>
        <table:table-row table:style-name="ro1">
          <table:table-cell office:value-type="float" office:value="1.61144588193911E+018" calcext:value-type="float">
            <text:p>1.61144588193911E+018</text:p>
          </table:table-cell>
          <table:table-cell office:value-type="float" office:value="1.61144588190498E+018" calcext:value-type="float">
            <text:p>1.61144588190498E+018</text:p>
          </table:table-cell>
          <table:table-cell office:value-type="float" office:value="34" calcext:value-type="float">
            <text:p>34</text:p>
          </table:table-cell>
          <table:table-cell office:value-type="float" office:value="0.0253383641881" calcext:value-type="float">
            <text:p>0.0253383642</text:p>
          </table:table-cell>
          <table:table-cell office:value-type="float" office:value="0.00468254574532" calcext:value-type="float">
            <text:p>0.0046825457</text:p>
          </table:table-cell>
          <table:table-cell office:value-type="float" office:value="-0.0177506914311" calcext:value-type="float">
            <text:p>-0.0177506914</text:p>
          </table:table-cell>
          <table:table-cell office:value-type="float" office:value="-0.01481617744" calcext:value-type="float">
            <text:p>-0.0148161774</text:p>
          </table:table-cell>
          <table:table-cell office:value-type="float" office:value="-0.0356275446851" calcext:value-type="float">
            <text:p>-0.0356275447</text:p>
          </table:table-cell>
          <table:table-cell office:value-type="float" office:value="-0.108168885869" calcext:value-type="float">
            <text:p>-0.1081688859</text:p>
          </table:table-cell>
        </table:table-row>
        <table:table-row table:style-name="ro1">
          <table:table-cell office:value-type="float" office:value="1.61144588197164E+018" calcext:value-type="float">
            <text:p>1.61144588197164E+018</text:p>
          </table:table-cell>
          <table:table-cell office:value-type="float" office:value="1.61144588193504E+018" calcext:value-type="float">
            <text:p>1.61144588193504E+018</text:p>
          </table:table-cell>
          <table:table-cell office:value-type="float" office:value="36" calcext:value-type="float">
            <text:p>36</text:p>
          </table:table-cell>
          <table:table-cell office:value-type="float" office:value="0.0248911969737" calcext:value-type="float">
            <text:p>0.024891197</text:p>
          </table:table-cell>
          <table:table-cell office:value-type="float" office:value="0.0129336771966" calcext:value-type="float">
            <text:p>0.0129336772</text:p>
          </table:table-cell>
          <table:table-cell office:value-type="float" office:value="-0.0169364532311" calcext:value-type="float">
            <text:p>-0.0169364532</text:p>
          </table:table-cell>
          <table:table-cell office:value-type="float" office:value="0.00280682237125" calcext:value-type="float">
            <text:p>0.0028068224</text:p>
          </table:table-cell>
          <table:table-cell office:value-type="float" office:value="-0.0349445106461" calcext:value-type="float">
            <text:p>-0.0349445106</text:p>
          </table:table-cell>
          <table:table-cell office:value-type="float" office:value="-0.0502266574754" calcext:value-type="float">
            <text:p>-0.0502266575</text:p>
          </table:table-cell>
        </table:table-row>
        <table:table-row table:style-name="ro1">
          <table:table-cell office:value-type="float" office:value="1.61144588200371E+018" calcext:value-type="float">
            <text:p>1.61144588200371E+018</text:p>
          </table:table-cell>
          <table:table-cell office:value-type="float" office:value="1.61144588196509E+018" calcext:value-type="float">
            <text:p>1.61144588196509E+018</text:p>
          </table:table-cell>
          <table:table-cell office:value-type="float" office:value="38" calcext:value-type="float">
            <text:p>38</text:p>
          </table:table-cell>
          <table:table-cell office:value-type="float" office:value="0.0226676404289" calcext:value-type="float">
            <text:p>0.0226676404</text:p>
          </table:table-cell>
          <table:table-cell office:value-type="float" office:value="0.0119681265481" calcext:value-type="float">
            <text:p>0.0119681265</text:p>
          </table:table-cell>
          <table:table-cell office:value-type="float" office:value="-0.0174712294932" calcext:value-type="float">
            <text:p>-0.0174712295</text:p>
          </table:table-cell>
          <table:table-cell office:value-type="float" office:value="-0.0140876591179" calcext:value-type="float">
            <text:p>-0.0140876591</text:p>
          </table:table-cell>
          <table:table-cell office:value-type="float" office:value="-0.0312184879247" calcext:value-type="float">
            <text:p>-0.0312184879</text:p>
          </table:table-cell>
          <table:table-cell office:value-type="float" office:value="-0.0847400153402" calcext:value-type="float">
            <text:p>-0.0847400153</text:p>
          </table:table-cell>
        </table:table-row>
        <table:table-row table:style-name="ro1">
          <table:table-cell office:value-type="float" office:value="1.61144588203942E+018" calcext:value-type="float">
            <text:p>1.61144588203942E+018</text:p>
          </table:table-cell>
          <table:table-cell office:value-type="float" office:value="1.61144588200016E+018" calcext:value-type="float">
            <text:p>1.61144588200016E+018</text:p>
          </table:table-cell>
          <table:table-cell office:value-type="float" office:value="39" calcext:value-type="float">
            <text:p>39</text:p>
          </table:table-cell>
          <table:table-cell office:value-type="float" office:value="0.0155401363869" calcext:value-type="float">
            <text:p>0.0155401364</text:p>
          </table:table-cell>
          <table:table-cell office:value-type="float" office:value="0.00865852117177" calcext:value-type="float">
            <text:p>0.0086585212</text:p>
          </table:table-cell>
          <table:table-cell office:value-type="float" office:value="-0.0134249832008" calcext:value-type="float">
            <text:p>-0.0134249832</text:p>
          </table:table-cell>
          <table:table-cell office:value-type="float" office:value="-0.00821057612243" calcext:value-type="float">
            <text:p>-0.0082105761</text:p>
          </table:table-cell>
          <table:table-cell office:value-type="float" office:value="-0.0290310326419" calcext:value-type="float">
            <text:p>-0.0290310326</text:p>
          </table:table-cell>
          <table:table-cell office:value-type="float" office:value="-0.0500012204883" calcext:value-type="float">
            <text:p>-0.0500012205</text:p>
          </table:table-cell>
        </table:table-row>
        <table:table-row table:style-name="ro1">
          <table:table-cell office:value-type="float" office:value="1.61144588207317E+018" calcext:value-type="float">
            <text:p>1.61144588207317E+018</text:p>
          </table:table-cell>
          <table:table-cell office:value-type="float" office:value="1.61144588206528E+018" calcext:value-type="float">
            <text:p>1.61144588206528E+018</text:p>
          </table:table-cell>
          <table:table-cell office:value-type="float" office:value="7" calcext:value-type="float">
            <text:p>7</text:p>
          </table:table-cell>
          <table:table-cell office:value-type="float" office:value="0.0144556712266" calcext:value-type="float">
            <text:p>0.0144556712</text:p>
          </table:table-cell>
          <table:table-cell office:value-type="float" office:value="0.0012743880409" calcext:value-type="float">
            <text:p>0.001274388</text:p>
          </table:table-cell>
          <table:table-cell office:value-type="float" office:value="-0.016106219887" calcext:value-type="float">
            <text:p>-0.0161062199</text:p>
          </table:table-cell>
          <table:table-cell office:value-type="float" office:value="-0.00737277312398" calcext:value-type="float">
            <text:p>-0.0073727731</text:p>
          </table:table-cell>
          <table:table-cell office:value-type="float" office:value="0.00508598633417" calcext:value-type="float">
            <text:p>0.0050859863</text:p>
          </table:table-cell>
          <table:table-cell office:value-type="float" office:value="-0.0403814158735" calcext:value-type="float">
            <text:p>-0.0403814159</text:p>
          </table:table-cell>
        </table:table-row>
        <table:table-row table:style-name="ro1">
          <table:table-cell office:value-type="float" office:value="1.61144588210558E+018" calcext:value-type="float">
            <text:p>1.61144588210558E+018</text:p>
          </table:table-cell>
          <table:table-cell office:value-type="float" office:value="1.61144588209534E+018" calcext:value-type="float">
            <text:p>1.61144588209534E+018</text:p>
          </table:table-cell>
          <table:table-cell office:value-type="float" office:value="10" calcext:value-type="float">
            <text:p>10</text:p>
          </table:table-cell>
          <table:table-cell office:value-type="float" office:value="0.0160854838121" calcext:value-type="float">
            <text:p>0.0160854838</text:p>
          </table:table-cell>
          <table:table-cell office:value-type="float" office:value="-0.00430613164361" calcext:value-type="float">
            <text:p>-0.0043061316</text:p>
          </table:table-cell>
          <table:table-cell office:value-type="float" office:value="-0.0141747261523" calcext:value-type="float">
            <text:p>-0.0141747262</text:p>
          </table:table-cell>
          <table:table-cell office:value-type="float" office:value="0.00293656822928" calcext:value-type="float">
            <text:p>0.0029365682</text:p>
          </table:table-cell>
          <table:table-cell office:value-type="float" office:value="0.00209569313952" calcext:value-type="float">
            <text:p>0.0020956931</text:p>
          </table:table-cell>
          <table:table-cell office:value-type="float" office:value="-0.0335568145033" calcext:value-type="float">
            <text:p>-0.0335568145</text:p>
          </table:table-cell>
        </table:table-row>
        <table:table-row table:style-name="ro1">
          <table:table-cell office:value-type="float" office:value="1.61144588213982E+018" calcext:value-type="float">
            <text:p>1.61144588213982E+018</text:p>
          </table:table-cell>
          <table:table-cell office:value-type="float" office:value="1.61144588213041E+018" calcext:value-type="float">
            <text:p>1.61144588213041E+018</text:p>
          </table:table-cell>
          <table:table-cell office:value-type="float" office:value="9" calcext:value-type="float">
            <text:p>9</text:p>
          </table:table-cell>
          <table:table-cell office:value-type="float" office:value="0.0204168037436" calcext:value-type="float">
            <text:p>0.0204168037</text:p>
          </table:table-cell>
          <table:table-cell office:value-type="float" office:value="0.00540138361007" calcext:value-type="float">
            <text:p>0.0054013836</text:p>
          </table:table-cell>
          <table:table-cell office:value-type="float" office:value="-0.015730915708" calcext:value-type="float">
            <text:p>-0.0157309157</text:p>
          </table:table-cell>
          <table:table-cell office:value-type="float" office:value="-0.0130042980727" calcext:value-type="float">
            <text:p>-0.0130042981</text:p>
          </table:table-cell>
          <table:table-cell office:value-type="float" office:value="-0.00602968515986" calcext:value-type="float">
            <text:p>-0.0060296852</text:p>
          </table:table-cell>
          <table:table-cell office:value-type="float" office:value="-0.00108250152832" calcext:value-type="float">
            <text:p>-0.0010825015</text:p>
          </table:table-cell>
        </table:table-row>
        <table:table-row table:style-name="ro1">
          <table:table-cell office:value-type="float" office:value="1.61144588217161E+018" calcext:value-type="float">
            <text:p>1.61144588217161E+018</text:p>
          </table:table-cell>
          <table:table-cell office:value-type="float" office:value="1.61144588216046E+018" calcext:value-type="float">
            <text:p>1.61144588216046E+018</text:p>
          </table:table-cell>
          <table:table-cell office:value-type="float" office:value="11" calcext:value-type="float">
            <text:p>11</text:p>
          </table:table-cell>
          <table:table-cell office:value-type="float" office:value="0.0235927601842" calcext:value-type="float">
            <text:p>0.0235927602</text:p>
          </table:table-cell>
          <table:table-cell office:value-type="float" office:value="0.000885666315721" calcext:value-type="float">
            <text:p>0.0008856663</text:p>
          </table:table-cell>
          <table:table-cell office:value-type="float" office:value="-0.0114972895243" calcext:value-type="float">
            <text:p>-0.0114972895</text:p>
          </table:table-cell>
          <table:table-cell office:value-type="float" office:value="-0.015952324598" calcext:value-type="float">
            <text:p>-0.0159523246</text:p>
          </table:table-cell>
          <table:table-cell office:value-type="float" office:value="-0.0112613947598" calcext:value-type="float">
            <text:p>-0.0112613948</text:p>
          </table:table-cell>
          <table:table-cell office:value-type="float" office:value="-0.0176105741667" calcext:value-type="float">
            <text:p>-0.0176105742</text:p>
          </table:table-cell>
        </table:table-row>
        <table:table-row table:style-name="ro1">
          <table:table-cell office:value-type="float" office:value="1.61144588220493E+018" calcext:value-type="float">
            <text:p>1.61144588220493E+018</text:p>
          </table:table-cell>
          <table:table-cell office:value-type="float" office:value="1.61144588219553E+018" calcext:value-type="float">
            <text:p>1.61144588219553E+018</text:p>
          </table:table-cell>
          <table:table-cell office:value-type="float" office:value="9" calcext:value-type="float">
            <text:p>9</text:p>
          </table:table-cell>
          <table:table-cell office:value-type="float" office:value="0.026352374786" calcext:value-type="float">
            <text:p>0.0263523748</text:p>
          </table:table-cell>
          <table:table-cell office:value-type="float" office:value="0.00514906342847" calcext:value-type="float">
            <text:p>0.0051490634</text:p>
          </table:table-cell>
          <table:table-cell office:value-type="float" office:value="-0.00785907792663" calcext:value-type="float">
            <text:p>-0.0078590779</text:p>
          </table:table-cell>
          <table:table-cell office:value-type="float" office:value="-0.00744820639947" calcext:value-type="float">
            <text:p>-0.0074482064</text:p>
          </table:table-cell>
          <table:table-cell office:value-type="float" office:value="-0.00911571042644" calcext:value-type="float">
            <text:p>-0.0091157104</text:p>
          </table:table-cell>
          <table:table-cell office:value-type="float" office:value="0.00296012128246" calcext:value-type="float">
            <text:p>0.0029601213</text:p>
          </table:table-cell>
        </table:table-row>
        <table:table-row table:style-name="ro1">
          <table:table-cell office:value-type="float" office:value="1.61144588223909E+018" calcext:value-type="float">
            <text:p>1.61144588223909E+018</text:p>
          </table:table-cell>
          <table:table-cell office:value-type="float" office:value="1.61144588222559E+018" calcext:value-type="float">
            <text:p>1.61144588222559E+018</text:p>
          </table:table-cell>
          <table:table-cell office:value-type="float" office:value="13" calcext:value-type="float">
            <text:p>13</text:p>
          </table:table-cell>
          <table:table-cell office:value-type="float" office:value="0.0264164464298" calcext:value-type="float">
            <text:p>0.0264164464</text:p>
          </table:table-cell>
          <table:table-cell office:value-type="float" office:value="0.00531151847233" calcext:value-type="float">
            <text:p>0.0053115185</text:p>
          </table:table-cell>
          <table:table-cell office:value-type="float" office:value="-0.00622828853536" calcext:value-type="float">
            <text:p>-0.0062282885</text:p>
          </table:table-cell>
          <table:table-cell office:value-type="float" office:value="-0.0073142232421" calcext:value-type="float">
            <text:p>-0.0073142232</text:p>
          </table:table-cell>
          <table:table-cell office:value-type="float" office:value="-0.0106114199329" calcext:value-type="float">
            <text:p>-0.0106114199</text:p>
          </table:table-cell>
          <table:table-cell office:value-type="float" office:value="-0.0106071516408" calcext:value-type="float">
            <text:p>-0.0106071516</text:p>
          </table:table-cell>
        </table:table-row>
        <table:table-row table:style-name="ro1">
          <table:table-cell office:value-type="float" office:value="1.61144588227176E+018" calcext:value-type="float">
            <text:p>1.61144588227176E+018</text:p>
          </table:table-cell>
          <table:table-cell office:value-type="float" office:value="1.61144588226065E+018" calcext:value-type="float">
            <text:p>1.61144588226065E+018</text:p>
          </table:table-cell>
          <table:table-cell office:value-type="float" office:value="11" calcext:value-type="float">
            <text:p>11</text:p>
          </table:table-cell>
          <table:table-cell office:value-type="float" office:value="0.0305401595621" calcext:value-type="float">
            <text:p>0.0305401596</text:p>
          </table:table-cell>
          <table:table-cell office:value-type="float" office:value="0.0110087541315" calcext:value-type="float">
            <text:p>0.0110087541</text:p>
          </table:table-cell>
          <table:table-cell office:value-type="float" office:value="-0.00767150295747" calcext:value-type="float">
            <text:p>-0.007671503</text:p>
          </table:table-cell>
          <table:table-cell office:value-type="float" office:value="-0.00704274681171" calcext:value-type="float">
            <text:p>-0.0070427468</text:p>
          </table:table-cell>
          <table:table-cell office:value-type="float" office:value="-0.0137003522878" calcext:value-type="float">
            <text:p>-0.0137003523</text:p>
          </table:table-cell>
          <table:table-cell office:value-type="float" office:value="0.00174871738431" calcext:value-type="float">
            <text:p>0.0017487174</text:p>
          </table:table-cell>
        </table:table-row>
        <table:table-row table:style-name="ro1">
          <table:table-cell office:value-type="float" office:value="1.61144588230534E+018" calcext:value-type="float">
            <text:p>1.61144588230534E+018</text:p>
          </table:table-cell>
          <table:table-cell office:value-type="float" office:value="1.61144588229071E+018" calcext:value-type="float">
            <text:p>1.61144588229071E+018</text:p>
          </table:table-cell>
          <table:table-cell office:value-type="float" office:value="14" calcext:value-type="float">
            <text:p>14</text:p>
          </table:table-cell>
          <table:table-cell office:value-type="float" office:value="0.0324877486752" calcext:value-type="float">
            <text:p>0.0324877487</text:p>
          </table:table-cell>
          <table:table-cell office:value-type="float" office:value="0.013423408775" calcext:value-type="float">
            <text:p>0.0134234088</text:p>
          </table:table-cell>
          <table:table-cell office:value-type="float" office:value="-0.00541438096212" calcext:value-type="float">
            <text:p>-0.005414381</text:p>
          </table:table-cell>
          <table:table-cell office:value-type="float" office:value="-0.00533042119642" calcext:value-type="float">
            <text:p>-0.0053304212</text:p>
          </table:table-cell>
          <table:table-cell office:value-type="float" office:value="-0.0163828152364" calcext:value-type="float">
            <text:p>-0.0163828152</text:p>
          </table:table-cell>
          <table:table-cell office:value-type="float" office:value="-0.00740005398665" calcext:value-type="float">
            <text:p>-0.007400054</text:p>
          </table:table-cell>
        </table:table-row>
        <table:table-row table:style-name="ro1">
          <table:table-cell office:value-type="float" office:value="1.61144588233962E+018" calcext:value-type="float">
            <text:p>1.61144588233962E+018</text:p>
          </table:table-cell>
          <table:table-cell office:value-type="float" office:value="1.61144588232577E+018" calcext:value-type="float">
            <text:p>1.61144588232577E+018</text:p>
          </table:table-cell>
          <table:table-cell office:value-type="float" office:value="13" calcext:value-type="float">
            <text:p>13</text:p>
          </table:table-cell>
          <table:table-cell office:value-type="float" office:value="0.0362430413063" calcext:value-type="float">
            <text:p>0.0362430413</text:p>
          </table:table-cell>
          <table:table-cell office:value-type="float" office:value="0.0178488978155" calcext:value-type="float">
            <text:p>0.0178488978</text:p>
          </table:table-cell>
          <table:table-cell office:value-type="float" office:value="0.0030320082637" calcext:value-type="float">
            <text:p>0.0030320083</text:p>
          </table:table-cell>
          <table:table-cell office:value-type="float" office:value="0.0052854306117" calcext:value-type="float">
            <text:p>0.0052854306</text:p>
          </table:table-cell>
          <table:table-cell office:value-type="float" office:value="-0.0160669743082" calcext:value-type="float">
            <text:p>-0.0160669743</text:p>
          </table:table-cell>
          <table:table-cell office:value-type="float" office:value="-0.00104657542114" calcext:value-type="float">
            <text:p>-0.0010465754</text:p>
          </table:table-cell>
        </table:table-row>
        <table:table-row table:style-name="ro1">
          <table:table-cell office:value-type="float" office:value="1.61144588237337E+018" calcext:value-type="float">
            <text:p>1.61144588237337E+018</text:p>
          </table:table-cell>
          <table:table-cell office:value-type="float" office:value="1.61144588237086E+018" calcext:value-type="float">
            <text:p>1.61144588237086E+018</text:p>
          </table:table-cell>
          <table:table-cell office:value-type="float" office:value="2" calcext:value-type="float">
            <text:p>2</text:p>
          </table:table-cell>
          <table:table-cell office:value-type="float" office:value="0.0366835732227" calcext:value-type="float">
            <text:p>0.0366835732</text:p>
          </table:table-cell>
          <table:table-cell office:value-type="float" office:value="0.0218275094577" calcext:value-type="float">
            <text:p>0.0218275095</text:p>
          </table:table-cell>
          <table:table-cell office:value-type="float" office:value="0.00652088256947" calcext:value-type="float">
            <text:p>0.0065208826</text:p>
          </table:table-cell>
          <table:table-cell office:value-type="float" office:value="0.00289220978952" calcext:value-type="float">
            <text:p>0.0028922098</text:p>
          </table:table-cell>
          <table:table-cell office:value-type="float" office:value="-0.0188260809216" calcext:value-type="float">
            <text:p>-0.0188260809</text:p>
          </table:table-cell>
          <table:table-cell office:value-type="float" office:value="-0.00954807290087" calcext:value-type="float">
            <text:p>-0.0095480729</text:p>
          </table:table-cell>
        </table:table-row>
        <table:table-row table:style-name="ro1">
          <table:table-cell office:value-type="float" office:value="1.61144588240575E+018" calcext:value-type="float">
            <text:p>1.61144588240575E+018</text:p>
          </table:table-cell>
          <table:table-cell office:value-type="float" office:value="1.61144588237086E+018" calcext:value-type="float">
            <text:p>1.61144588237086E+018</text:p>
          </table:table-cell>
          <table:table-cell office:value-type="float" office:value="34" calcext:value-type="float">
            <text:p>34</text:p>
          </table:table-cell>
          <table:table-cell office:value-type="float" office:value="0.0391133319634" calcext:value-type="float">
            <text:p>0.039113332</text:p>
          </table:table-cell>
          <table:table-cell office:value-type="float" office:value="0.0218275094577" calcext:value-type="float">
            <text:p>0.0218275095</text:p>
          </table:table-cell>
          <table:table-cell office:value-type="float" office:value="0.0100030610484" calcext:value-type="float">
            <text:p>0.010003061</text:p>
          </table:table-cell>
          <table:table-cell office:value-type="float" office:value="0.00289220978952" calcext:value-type="float">
            <text:p>0.0028922098</text:p>
          </table:table-cell>
          <table:table-cell office:value-type="float" office:value="-0.0180796541045" calcext:value-type="float">
            <text:p>-0.0180796541</text:p>
          </table:table-cell>
          <table:table-cell office:value-type="float" office:value="-0.00954807290087" calcext:value-type="float">
            <text:p>-0.0095480729</text:p>
          </table:table-cell>
        </table:table-row>
        <table:table-row table:style-name="ro1">
          <table:table-cell office:value-type="float" office:value="1.61144588243966E+018" calcext:value-type="float">
            <text:p>1.61144588243966E+018</text:p>
          </table:table-cell>
          <table:table-cell office:value-type="float" office:value="1.61144588240092E+018" calcext:value-type="float">
            <text:p>1.61144588240092E+018</text:p>
          </table:table-cell>
          <table:table-cell office:value-type="float" office:value="38" calcext:value-type="float">
            <text:p>38</text:p>
          </table:table-cell>
          <table:table-cell office:value-type="float" office:value="0.0405973227376" calcext:value-type="float">
            <text:p>0.0405973227</text:p>
          </table:table-cell>
          <table:table-cell office:value-type="float" office:value="0.0231552016681" calcext:value-type="float">
            <text:p>0.0231552017</text:p>
          </table:table-cell>
          <table:table-cell office:value-type="float" office:value="0.0172999605541" calcext:value-type="float">
            <text:p>0.0172999606</text:p>
          </table:table-cell>
          <table:table-cell office:value-type="float" office:value="0.0114966812922" calcext:value-type="float">
            <text:p>0.0114966813</text:p>
          </table:table-cell>
          <table:table-cell office:value-type="float" office:value="-0.01633273496" calcext:value-type="float">
            <text:p>-0.016332735</text:p>
          </table:table-cell>
          <table:table-cell office:value-type="float" office:value="-0.0043204964518" calcext:value-type="float">
            <text:p>-0.0043204965</text:p>
          </table:table-cell>
        </table:table-row>
        <table:table-row table:style-name="ro1">
          <table:table-cell office:value-type="float" office:value="1.6114458824716E+018" calcext:value-type="float">
            <text:p>1.6114458824716E+018</text:p>
          </table:table-cell>
          <table:table-cell office:value-type="float" office:value="1.61144588243598E+018" calcext:value-type="float">
            <text:p>1.61144588243598E+018</text:p>
          </table:table-cell>
          <table:table-cell office:value-type="float" office:value="35" calcext:value-type="float">
            <text:p>35</text:p>
          </table:table-cell>
          <table:table-cell office:value-type="float" office:value="0.0350528839573" calcext:value-type="float">
            <text:p>0.035052884</text:p>
          </table:table-cell>
          <table:table-cell office:value-type="float" office:value="0.0245661181287" calcext:value-type="float">
            <text:p>0.0245661181</text:p>
          </table:table-cell>
          <table:table-cell office:value-type="float" office:value="0.0200518957992" calcext:value-type="float">
            <text:p>0.0200518958</text:p>
          </table:table-cell>
          <table:table-cell office:value-type="float" office:value="0.0181039255142" calcext:value-type="float">
            <text:p>0.0181039255</text:p>
          </table:table-cell>
          <table:table-cell office:value-type="float" office:value="-0.0203474909698" calcext:value-type="float">
            <text:p>-0.020347491</text:p>
          </table:table-cell>
          <table:table-cell office:value-type="float" office:value="-0.0039986466039" calcext:value-type="float">
            <text:p>-0.0039986466</text:p>
          </table:table-cell>
        </table:table-row>
        <table:table-row table:style-name="ro1">
          <table:table-cell office:value-type="float" office:value="1.61144588250462E+018" calcext:value-type="float">
            <text:p>1.61144588250462E+018</text:p>
          </table:table-cell>
          <table:table-cell office:value-type="float" office:value="1.61144588250111E+018" calcext:value-type="float">
            <text:p>1.61144588250111E+018</text:p>
          </table:table-cell>
          <table:table-cell office:value-type="float" office:value="3" calcext:value-type="float">
            <text:p>3</text:p>
          </table:table-cell>
          <table:table-cell office:value-type="float" office:value="0.0242419417897" calcext:value-type="float">
            <text:p>0.0242419418</text:p>
          </table:table-cell>
          <table:table-cell office:value-type="float" office:value="0.014578810433" calcext:value-type="float">
            <text:p>0.0145788104</text:p>
          </table:table-cell>
          <table:table-cell office:value-type="float" office:value="0.0136875087887" calcext:value-type="float">
            <text:p>0.0136875088</text:p>
          </table:table-cell>
          <table:table-cell office:value-type="float" office:value="0.014287685424" calcext:value-type="float">
            <text:p>0.0142876854</text:p>
          </table:table-cell>
          <table:table-cell office:value-type="float" office:value="-0.0185903725487" calcext:value-type="float">
            <text:p>-0.0185903725</text:p>
          </table:table-cell>
          <table:table-cell office:value-type="float" office:value="0.00069257513229" calcext:value-type="float">
            <text:p>0.0006925751</text:p>
          </table:table-cell>
        </table:table-row>
        <table:table-row table:style-name="ro1">
          <table:table-cell office:value-type="float" office:value="1.61144588253983E+018" calcext:value-type="float">
            <text:p>1.61144588253983E+018</text:p>
          </table:table-cell>
          <table:table-cell office:value-type="float" office:value="1.61144588253113E+018" calcext:value-type="float">
            <text:p>1.61144588253113E+018</text:p>
          </table:table-cell>
          <table:table-cell office:value-type="float" office:value="8" calcext:value-type="float">
            <text:p>8</text:p>
          </table:table-cell>
          <table:table-cell office:value-type="float" office:value="0.0209665050413" calcext:value-type="float">
            <text:p>0.020966505</text:p>
          </table:table-cell>
          <table:table-cell office:value-type="float" office:value="0.00637598925757" calcext:value-type="float">
            <text:p>0.0063759893</text:p>
          </table:table-cell>
          <table:table-cell office:value-type="float" office:value="-0.00275742922856" calcext:value-type="float">
            <text:p>-0.0027574292</text:p>
          </table:table-cell>
          <table:table-cell office:value-type="float" office:value="0.00709074956914" calcext:value-type="float">
            <text:p>0.0070907496</text:p>
          </table:table-cell>
          <table:table-cell office:value-type="float" office:value="-0.0179686578247" calcext:value-type="float">
            <text:p>-0.0179686578</text:p>
          </table:table-cell>
          <table:table-cell office:value-type="float" office:value="-0.00856079015726" calcext:value-type="float">
            <text:p>-0.0085607902</text:p>
          </table:table-cell>
        </table:table-row>
        <table:table-row table:style-name="ro1">
          <table:table-cell office:value-type="float" office:value="1.61144588257179E+018" calcext:value-type="float">
            <text:p>1.61144588257179E+018</text:p>
          </table:table-cell>
          <table:table-cell office:value-type="float" office:value="1.6114458825662E+018" calcext:value-type="float">
            <text:p>1.6114458825662E+018</text:p>
          </table:table-cell>
          <table:table-cell office:value-type="float" office:value="5" calcext:value-type="float">
            <text:p>5</text:p>
          </table:table-cell>
          <table:table-cell office:value-type="float" office:value="0.0198279488912" calcext:value-type="float">
            <text:p>0.0198279489</text:p>
          </table:table-cell>
          <table:table-cell office:value-type="float" office:value="0.0046837916083" calcext:value-type="float">
            <text:p>0.0046837916</text:p>
          </table:table-cell>
          <table:table-cell office:value-type="float" office:value="-0.0134404344064" calcext:value-type="float">
            <text:p>-0.0134404344</text:p>
          </table:table-cell>
          <table:table-cell office:value-type="float" office:value="-0.00689233579288" calcext:value-type="float">
            <text:p>-0.0068923358</text:p>
          </table:table-cell>
          <table:table-cell office:value-type="float" office:value="-0.0183613531738" calcext:value-type="float">
            <text:p>-0.0183613532</text:p>
          </table:table-cell>
          <table:table-cell office:value-type="float" office:value="0.00562511642356" calcext:value-type="float">
            <text:p>0.0056251164</text:p>
          </table:table-cell>
        </table:table-row>
        <table:table-row table:style-name="ro1">
          <table:table-cell office:value-type="float" office:value="1.61144588260476E+018" calcext:value-type="float">
            <text:p>1.61144588260476E+018</text:p>
          </table:table-cell>
          <table:table-cell office:value-type="float" office:value="1.6114458825662E+018" calcext:value-type="float">
            <text:p>1.6114458825662E+018</text:p>
          </table:table-cell>
          <table:table-cell office:value-type="float" office:value="38" calcext:value-type="float">
            <text:p>38</text:p>
          </table:table-cell>
          <table:table-cell office:value-type="float" office:value="0.0174845957617" calcext:value-type="float">
            <text:p>0.0174845958</text:p>
          </table:table-cell>
          <table:table-cell office:value-type="float" office:value="0.0046837916083" calcext:value-type="float">
            <text:p>0.0046837916</text:p>
          </table:table-cell>
          <table:table-cell office:value-type="float" office:value="-0.010638952198" calcext:value-type="float">
            <text:p>-0.0106389522</text:p>
          </table:table-cell>
          <table:table-cell office:value-type="float" office:value="-0.00689233579288" calcext:value-type="float">
            <text:p>-0.0068923358</text:p>
          </table:table-cell>
          <table:table-cell office:value-type="float" office:value="-0.0185405729118" calcext:value-type="float">
            <text:p>-0.0185405729</text:p>
          </table:table-cell>
          <table:table-cell office:value-type="float" office:value="0.00562511642356" calcext:value-type="float">
            <text:p>0.0056251164</text:p>
          </table:table-cell>
        </table:table-row>
        <table:table-row table:style-name="ro1">
          <table:table-cell office:value-type="float" office:value="1.61144588263969E+018" calcext:value-type="float">
            <text:p>1.61144588263969E+018</text:p>
          </table:table-cell>
          <table:table-cell office:value-type="float" office:value="1.61144588259625E+018" calcext:value-type="float">
            <text:p>1.61144588259625E+018</text:p>
          </table:table-cell>
          <table:table-cell office:value-type="float" office:value="43" calcext:value-type="float">
            <text:p>43</text:p>
          </table:table-cell>
          <table:table-cell office:value-type="float" office:value="0.0176015713139" calcext:value-type="float">
            <text:p>0.0176015713</text:p>
          </table:table-cell>
          <table:table-cell office:value-type="float" office:value="-0.0033097010773" calcext:value-type="float">
            <text:p>-0.0033097011</text:p>
          </table:table-cell>
          <table:table-cell office:value-type="float" office:value="-0.00970074684381" calcext:value-type="float">
            <text:p>-0.0097007468</text:p>
          </table:table-cell>
          <table:table-cell office:value-type="float" office:value="-0.00716524495027" calcext:value-type="float">
            <text:p>-0.007165245</text:p>
          </table:table-cell>
          <table:table-cell office:value-type="float" office:value="-0.0197581037007" calcext:value-type="float">
            <text:p>-0.0197581037</text:p>
          </table:table-cell>
          <table:table-cell office:value-type="float" office:value="-0.0020692506533" calcext:value-type="float">
            <text:p>-0.0020692507</text:p>
          </table:table-cell>
        </table:table-row>
        <table:table-row table:style-name="ro1">
          <table:table-cell office:value-type="float" office:value="1.61144588267365E+018" calcext:value-type="float">
            <text:p>1.61144588267365E+018</text:p>
          </table:table-cell>
          <table:table-cell office:value-type="float" office:value="1.61144588266138E+018" calcext:value-type="float">
            <text:p>1.61144588266138E+018</text:p>
          </table:table-cell>
          <table:table-cell office:value-type="float" office:value="12" calcext:value-type="float">
            <text:p>12</text:p>
          </table:table-cell>
          <table:table-cell office:value-type="float" office:value="0.0166242371037" calcext:value-type="float">
            <text:p>0.0166242371</text:p>
          </table:table-cell>
          <table:table-cell office:value-type="float" office:value="-0.00112576103958" calcext:value-type="float">
            <text:p>-0.001125761</text:p>
          </table:table-cell>
          <table:table-cell office:value-type="float" office:value="-0.00628318942346" calcext:value-type="float">
            <text:p>-0.0062831894</text:p>
          </table:table-cell>
          <table:table-cell office:value-type="float" office:value="-0.0079277660224" calcext:value-type="float">
            <text:p>-0.007927766</text:p>
          </table:table-cell>
          <table:table-cell office:value-type="float" office:value="-0.0203090097573" calcext:value-type="float">
            <text:p>-0.0203090098</text:p>
          </table:table-cell>
          <table:table-cell office:value-type="float" office:value="-0.00192562663521" calcext:value-type="float">
            <text:p>-0.0019256266</text:p>
          </table:table-cell>
        </table:table-row>
        <table:table-row table:style-name="ro1">
          <table:table-cell office:value-type="float" office:value="1.61144588270574E+018" calcext:value-type="float">
            <text:p>1.61144588270574E+018</text:p>
          </table:table-cell>
          <table:table-cell office:value-type="float" office:value="1.61144588269143E+018" calcext:value-type="float">
            <text:p>1.61144588269143E+018</text:p>
          </table:table-cell>
          <table:table-cell office:value-type="float" office:value="14" calcext:value-type="float">
            <text:p>14</text:p>
          </table:table-cell>
          <table:table-cell office:value-type="float" office:value="0.0181928675993" calcext:value-type="float">
            <text:p>0.0181928676</text:p>
          </table:table-cell>
          <table:table-cell office:value-type="float" office:value="-0.000273828603597" calcext:value-type="float">
            <text:p>-0.0002738286</text:p>
          </table:table-cell>
          <table:table-cell office:value-type="float" office:value="-0.00280448017554" calcext:value-type="float">
            <text:p>-0.0028044802</text:p>
          </table:table-cell>
          <table:table-cell office:value-type="float" office:value="-0.00159956699162" calcext:value-type="float">
            <text:p>-0.001599567</text:p>
          </table:table-cell>
          <table:table-cell office:value-type="float" office:value="-0.0206904026802" calcext:value-type="float">
            <text:p>-0.0206904027</text:p>
          </table:table-cell>
          <table:table-cell office:value-type="float" office:value="0.00163743995474" calcext:value-type="float">
            <text:p>0.00163744</text:p>
          </table:table-cell>
        </table:table-row>
        <table:table-row table:style-name="ro1">
          <table:table-cell office:value-type="float" office:value="1.61144588273966E+018" calcext:value-type="float">
            <text:p>1.61144588273966E+018</text:p>
          </table:table-cell>
          <table:table-cell office:value-type="float" office:value="1.6114458827265E+018" calcext:value-type="float">
            <text:p>1.6114458827265E+018</text:p>
          </table:table-cell>
          <table:table-cell office:value-type="float" office:value="13" calcext:value-type="float">
            <text:p>13</text:p>
          </table:table-cell>
          <table:table-cell office:value-type="float" office:value="0.0183738332911" calcext:value-type="float">
            <text:p>0.0183738333</text:p>
          </table:table-cell>
          <table:table-cell office:value-type="float" office:value="0.00213580563657" calcext:value-type="float">
            <text:p>0.0021358056</text:p>
          </table:table-cell>
          <table:table-cell office:value-type="float" office:value="0.0015060366491" calcext:value-type="float">
            <text:p>0.0015060366</text:p>
          </table:table-cell>
          <table:table-cell office:value-type="float" office:value="0.000989795647224" calcext:value-type="float">
            <text:p>0.0009897956</text:p>
          </table:table-cell>
          <table:table-cell office:value-type="float" office:value="-0.0200962811182" calcext:value-type="float">
            <text:p>-0.0200962811</text:p>
          </table:table-cell>
          <table:table-cell office:value-type="float" office:value="-0.000559502838344" calcext:value-type="float">
            <text:p>-0.0005595028</text:p>
          </table:table-cell>
        </table:table-row>
        <table:table-row table:style-name="ro1">
          <table:table-cell office:value-type="float" office:value="1.61144588277034E+018" calcext:value-type="float">
            <text:p>1.61144588277034E+018</text:p>
          </table:table-cell>
          <table:table-cell office:value-type="float" office:value="1.61144588276157E+018" calcext:value-type="float">
            <text:p>1.61144588276157E+018</text:p>
          </table:table-cell>
          <table:table-cell office:value-type="float" office:value="8" calcext:value-type="float">
            <text:p>8</text:p>
          </table:table-cell>
          <table:table-cell office:value-type="float" office:value="0.0179184094508" calcext:value-type="float">
            <text:p>0.0179184095</text:p>
          </table:table-cell>
          <table:table-cell office:value-type="float" office:value="0.00179402248477" calcext:value-type="float">
            <text:p>0.0017940225</text:p>
          </table:table-cell>
          <table:table-cell office:value-type="float" office:value="0.0016162790763" calcext:value-type="float">
            <text:p>0.0016162791</text:p>
          </table:table-cell>
          <table:table-cell office:value-type="float" office:value="-0.00359831246479" calcext:value-type="float">
            <text:p>-0.0035983125</text:p>
          </table:table-cell>
          <table:table-cell office:value-type="float" office:value="-0.01977076009" calcext:value-type="float">
            <text:p>-0.0197707601</text:p>
          </table:table-cell>
          <table:table-cell office:value-type="float" office:value="-0.00237075337434" calcext:value-type="float">
            <text:p>-0.0023707534</text:p>
          </table:table-cell>
        </table:table-row>
        <table:table-row table:style-name="ro1">
          <table:table-cell office:value-type="float" office:value="1.61144588280469E+018" calcext:value-type="float">
            <text:p>1.61144588280469E+018</text:p>
          </table:table-cell>
          <table:table-cell office:value-type="float" office:value="1.61144588279162E+018" calcext:value-type="float">
            <text:p>1.61144588279162E+018</text:p>
          </table:table-cell>
          <table:table-cell office:value-type="float" office:value="13" calcext:value-type="float">
            <text:p>13</text:p>
          </table:table-cell>
          <table:table-cell office:value-type="float" office:value="0.0190925408629" calcext:value-type="float">
            <text:p>0.0190925409</text:p>
          </table:table-cell>
          <table:table-cell office:value-type="float" office:value="0.001107307924" calcext:value-type="float">
            <text:p>0.0011073079</text:p>
          </table:table-cell>
          <table:table-cell office:value-type="float" office:value="0.00201514763133" calcext:value-type="float">
            <text:p>0.0020151476</text:p>
          </table:table-cell>
          <table:table-cell office:value-type="float" office:value="-0.000621136777332" calcext:value-type="float">
            <text:p>-0.0006211368</text:p>
          </table:table-cell>
          <table:table-cell office:value-type="float" office:value="-0.019559655631" calcext:value-type="float">
            <text:p>-0.0195596556</text:p>
          </table:table-cell>
          <table:table-cell office:value-type="float" office:value="-0.000355919982149" calcext:value-type="float">
            <text:p>-0.00035592</text:p>
          </table:table-cell>
        </table:table-row>
        <table:table-row table:style-name="ro1">
          <table:table-cell office:value-type="float" office:value="1.61144588283999E+018" calcext:value-type="float">
            <text:p>1.61144588283999E+018</text:p>
          </table:table-cell>
          <table:table-cell office:value-type="float" office:value="1.61144588283671E+018" calcext:value-type="float">
            <text:p>1.61144588283671E+018</text:p>
          </table:table-cell>
          <table:table-cell office:value-type="float" office:value="3" calcext:value-type="float">
            <text:p>3</text:p>
          </table:table-cell>
          <table:table-cell office:value-type="float" office:value="0.0175914500042" calcext:value-type="float">
            <text:p>0.01759145</text:p>
          </table:table-cell>
          <table:table-cell office:value-type="float" office:value="-0.000281381959956" calcext:value-type="float">
            <text:p>-0.000281382</text:p>
          </table:table-cell>
          <table:table-cell office:value-type="float" office:value="0.00303834954144" calcext:value-type="float">
            <text:p>0.0030383495</text:p>
          </table:table-cell>
          <table:table-cell office:value-type="float" office:value="-0.00530447579145" calcext:value-type="float">
            <text:p>-0.0053044758</text:p>
          </table:table-cell>
          <table:table-cell office:value-type="float" office:value="-0.0183811943374" calcext:value-type="float">
            <text:p>-0.0183811943</text:p>
          </table:table-cell>
          <table:table-cell office:value-type="float" office:value="-0.00285340063046" calcext:value-type="float">
            <text:p>-0.0028534006</text:p>
          </table:table-cell>
        </table:table-row>
        <table:table-row table:style-name="ro1">
          <table:table-cell office:value-type="float" office:value="1.61144588287366E+018" calcext:value-type="float">
            <text:p>1.61144588287366E+018</text:p>
          </table:table-cell>
          <table:table-cell office:value-type="float" office:value="1.61144588287177E+018" calcext:value-type="float">
            <text:p>1.61144588287177E+018</text:p>
          </table:table-cell>
          <table:table-cell office:value-type="float" office:value="1" calcext:value-type="float">
            <text:p>1</text:p>
          </table:table-cell>
          <table:table-cell office:value-type="float" office:value="0.017615331481" calcext:value-type="float">
            <text:p>0.0176153315</text:p>
          </table:table-cell>
          <table:table-cell office:value-type="float" office:value="0.000621378026035" calcext:value-type="float">
            <text:p>0.000621378</text:p>
          </table:table-cell>
          <table:table-cell office:value-type="float" office:value="0.00403496017532" calcext:value-type="float">
            <text:p>0.0040349602</text:p>
          </table:table-cell>
          <table:table-cell office:value-type="float" office:value="-0.00759171307712" calcext:value-type="float">
            <text:p>-0.0075917131</text:p>
          </table:table-cell>
          <table:table-cell office:value-type="float" office:value="-0.0176985365318" calcext:value-type="float">
            <text:p>-0.0176985365</text:p>
          </table:table-cell>
          <table:table-cell office:value-type="float" office:value="0.00127325585332" calcext:value-type="float">
            <text:p>0.0012732559</text:p>
          </table:table-cell>
        </table:table-row>
        <table:table-row table:style-name="ro1">
          <table:table-cell office:value-type="float" office:value="1.61144588290488E+018" calcext:value-type="float">
            <text:p>1.61144588290488E+018</text:p>
          </table:table-cell>
          <table:table-cell office:value-type="float" office:value="1.61144588290183E+018" calcext:value-type="float">
            <text:p>1.61144588290183E+018</text:p>
          </table:table-cell>
          <table:table-cell office:value-type="float" office:value="3" calcext:value-type="float">
            <text:p>3</text:p>
          </table:table-cell>
          <table:table-cell office:value-type="float" office:value="0.0173172484377" calcext:value-type="float">
            <text:p>0.0173172484</text:p>
          </table:table-cell>
          <table:table-cell table:style-name="ce1" office:value-type="float" office:value="0.0000885509229021" calcext:value-type="float">
            <text:p>8.86E-05</text:p>
          </table:table-cell>
          <table:table-cell office:value-type="float" office:value="0.00188971767527" calcext:value-type="float">
            <text:p>0.0018897177</text:p>
          </table:table-cell>
          <table:table-cell office:value-type="float" office:value="-0.0113141635574" calcext:value-type="float">
            <text:p>-0.0113141636</text:p>
          </table:table-cell>
          <table:table-cell office:value-type="float" office:value="-0.0177494587466" calcext:value-type="float">
            <text:p>-0.0177494587</text:p>
          </table:table-cell>
          <table:table-cell office:value-type="float" office:value="-0.00223855549098" calcext:value-type="float">
            <text:p>-0.0022385555</text:p>
          </table:table-cell>
        </table:table-row>
        <table:table-row table:style-name="ro1">
          <table:table-cell office:value-type="float" office:value="1.61144588293934E+018" calcext:value-type="float">
            <text:p>1.61144588293934E+018</text:p>
          </table:table-cell>
          <table:table-cell office:value-type="float" office:value="1.6114458829369E+018" calcext:value-type="float">
            <text:p>1.6114458829369E+018</text:p>
          </table:table-cell>
          <table:table-cell office:value-type="float" office:value="2" calcext:value-type="float">
            <text:p>2</text:p>
          </table:table-cell>
          <table:table-cell office:value-type="float" office:value="0.0166610054497" calcext:value-type="float">
            <text:p>0.0166610054</text:p>
          </table:table-cell>
          <table:table-cell office:value-type="float" office:value="-0.00082750552626" calcext:value-type="float">
            <text:p>-0.0008275055</text:p>
          </table:table-cell>
          <table:table-cell office:value-type="float" office:value="0.00020635332789" calcext:value-type="float">
            <text:p>0.0002063533</text:p>
          </table:table-cell>
          <table:table-cell office:value-type="float" office:value="-0.0139918714382" calcext:value-type="float">
            <text:p>-0.0139918714</text:p>
          </table:table-cell>
          <table:table-cell office:value-type="float" office:value="-0.0167862917669" calcext:value-type="float">
            <text:p>-0.0167862918</text:p>
          </table:table-cell>
          <table:table-cell office:value-type="float" office:value="0.00019626866057" calcext:value-type="float">
            <text:p>0.0001962687</text:p>
          </table:table-cell>
        </table:table-row>
        <table:table-row table:style-name="ro1">
          <table:table-cell office:value-type="float" office:value="1.61144588297392E+018" calcext:value-type="float">
            <text:p>1.61144588297392E+018</text:p>
          </table:table-cell>
          <table:table-cell office:value-type="float" office:value="1.61144588296695E+018" calcext:value-type="float">
            <text:p>1.61144588296695E+018</text:p>
          </table:table-cell>
          <table:table-cell office:value-type="float" office:value="6" calcext:value-type="float">
            <text:p>6</text:p>
          </table:table-cell>
          <table:table-cell office:value-type="float" office:value="0.016417847053" calcext:value-type="float">
            <text:p>0.0164178471</text:p>
          </table:table-cell>
          <table:table-cell office:value-type="float" office:value="0.00057613007198" calcext:value-type="float">
            <text:p>0.0005761301</text:p>
          </table:table-cell>
          <table:table-cell office:value-type="float" office:value="0.000311076951132" calcext:value-type="float">
            <text:p>0.000311077</text:p>
          </table:table-cell>
          <table:table-cell office:value-type="float" office:value="-0.00955928479481" calcext:value-type="float">
            <text:p>-0.0095592848</text:p>
          </table:table-cell>
          <table:table-cell office:value-type="float" office:value="-0.0158213601273" calcext:value-type="float">
            <text:p>-0.0158213601</text:p>
          </table:table-cell>
          <table:table-cell office:value-type="float" office:value="-0.000809718039111" calcext:value-type="float">
            <text:p>-0.000809718</text:p>
          </table:table-cell>
        </table:table-row>
        <table:table-row table:style-name="ro1">
          <table:table-cell office:value-type="float" office:value="1.61144588300473E+018" calcext:value-type="float">
            <text:p>1.61144588300473E+018</text:p>
          </table:table-cell>
          <table:table-cell office:value-type="float" office:value="1.61144588299701E+018" calcext:value-type="float">
            <text:p>1.61144588299701E+018</text:p>
          </table:table-cell>
          <table:table-cell office:value-type="float" office:value="7" calcext:value-type="float">
            <text:p>7</text:p>
          </table:table-cell>
          <table:table-cell office:value-type="float" office:value="0.0152603885306" calcext:value-type="float">
            <text:p>0.0152603885</text:p>
          </table:table-cell>
          <table:table-cell office:value-type="float" office:value="-0.000563887961046" calcext:value-type="float">
            <text:p>-0.000563888</text:p>
          </table:table-cell>
          <table:table-cell office:value-type="float" office:value="0.00198177061983" calcext:value-type="float">
            <text:p>0.0019817706</text:p>
          </table:table-cell>
          <table:table-cell office:value-type="float" office:value="-0.00719845053391" calcext:value-type="float">
            <text:p>-0.0071984505</text:p>
          </table:table-cell>
          <table:table-cell office:value-type="float" office:value="-0.0151828183053" calcext:value-type="float">
            <text:p>-0.0151828183</text:p>
          </table:table-cell>
          <table:table-cell office:value-type="float" office:value="0.000188705457865" calcext:value-type="float">
            <text:p>0.0001887055</text:p>
          </table:table-cell>
        </table:table-row>
        <table:table-row table:style-name="ro1">
          <table:table-cell office:value-type="float" office:value="1.61144588303945E+018" calcext:value-type="float">
            <text:p>1.61144588303945E+018</text:p>
          </table:table-cell>
          <table:table-cell office:value-type="float" office:value="1.61144588303207E+018" calcext:value-type="float">
            <text:p>1.61144588303207E+018</text:p>
          </table:table-cell>
          <table:table-cell office:value-type="float" office:value="7" calcext:value-type="float">
            <text:p>7</text:p>
          </table:table-cell>
          <table:table-cell office:value-type="float" office:value="0.0143442112939" calcext:value-type="float">
            <text:p>0.0143442113</text:p>
          </table:table-cell>
          <table:table-cell office:value-type="float" office:value="-0.000564948634231" calcext:value-type="float">
            <text:p>-0.0005649486</text:p>
          </table:table-cell>
          <table:table-cell office:value-type="float" office:value="0.00565573277699" calcext:value-type="float">
            <text:p>0.0056557328</text:p>
          </table:table-cell>
          <table:table-cell office:value-type="float" office:value="-0.0032245000205" calcext:value-type="float">
            <text:p>-0.0032245</text:p>
          </table:table-cell>
          <table:table-cell office:value-type="float" office:value="-0.0148874803798" calcext:value-type="float">
            <text:p>-0.0148874804</text:p>
          </table:table-cell>
          <table:table-cell office:value-type="float" office:value="0.00132028666118" calcext:value-type="float">
            <text:p>0.0013202867</text:p>
          </table:table-cell>
        </table:table-row>
        <table:table-row table:style-name="ro1">
          <table:table-cell office:value-type="float" office:value="1.61144588307257E+018" calcext:value-type="float">
            <text:p>1.61144588307257E+018</text:p>
          </table:table-cell>
          <table:table-cell office:value-type="float" office:value="1.61144588306213E+018" calcext:value-type="float">
            <text:p>1.61144588306213E+018</text:p>
          </table:table-cell>
          <table:table-cell office:value-type="float" office:value="10" calcext:value-type="float">
            <text:p>10</text:p>
          </table:table-cell>
          <table:table-cell office:value-type="float" office:value="0.0138426236662" calcext:value-type="float">
            <text:p>0.0138426237</text:p>
          </table:table-cell>
          <table:table-cell office:value-type="float" office:value="0.000105800861433" calcext:value-type="float">
            <text:p>0.0001058009</text:p>
          </table:table-cell>
          <table:table-cell office:value-type="float" office:value="0.00548104607382" calcext:value-type="float">
            <text:p>0.0054810461</text:p>
          </table:table-cell>
          <table:table-cell office:value-type="float" office:value="-0.00493129563152" calcext:value-type="float">
            <text:p>-0.0049312956</text:p>
          </table:table-cell>
          <table:table-cell office:value-type="float" office:value="-0.0144790536202" calcext:value-type="float">
            <text:p>-0.0144790536</text:p>
          </table:table-cell>
          <table:table-cell table:style-name="ce1" office:value-type="float" office:value="0.0000995797494549" calcext:value-type="float">
            <text:p>9.96E-05</text:p>
          </table:table-cell>
        </table:table-row>
        <table:table-row table:style-name="ro1">
          <table:table-cell office:value-type="float" office:value="1.61144588310589E+018" calcext:value-type="float">
            <text:p>1.61144588310589E+018</text:p>
          </table:table-cell>
          <table:table-cell office:value-type="float" office:value="1.6114458830972E+018" calcext:value-type="float">
            <text:p>1.6114458830972E+018</text:p>
          </table:table-cell>
          <table:table-cell office:value-type="float" office:value="8" calcext:value-type="float">
            <text:p>8</text:p>
          </table:table-cell>
          <table:table-cell office:value-type="float" office:value="0.0130536482687" calcext:value-type="float">
            <text:p>0.0130536483</text:p>
          </table:table-cell>
          <table:table-cell office:value-type="float" office:value="-0.000334263788781" calcext:value-type="float">
            <text:p>-0.0003342638</text:p>
          </table:table-cell>
          <table:table-cell office:value-type="float" office:value="0.00704622665323" calcext:value-type="float">
            <text:p>0.0070462267</text:p>
          </table:table-cell>
          <table:table-cell office:value-type="float" office:value="-0.00160759981344" calcext:value-type="float">
            <text:p>-0.0016075998</text:p>
          </table:table-cell>
          <table:table-cell office:value-type="float" office:value="-0.0142318333849" calcext:value-type="float">
            <text:p>-0.0142318334</text:p>
          </table:table-cell>
          <table:table-cell office:value-type="float" office:value="0.00141780860993" calcext:value-type="float">
            <text:p>0.0014178086</text:p>
          </table:table-cell>
        </table:table-row>
        <table:table-row table:style-name="ro1">
          <table:table-cell office:value-type="float" office:value="1.61144588314014E+018" calcext:value-type="float">
            <text:p>1.61144588314014E+018</text:p>
          </table:table-cell>
          <table:table-cell office:value-type="float" office:value="1.6114458830972E+018" calcext:value-type="float">
            <text:p>1.6114458830972E+018</text:p>
          </table:table-cell>
          <table:table-cell office:value-type="float" office:value="42" calcext:value-type="float">
            <text:p>42</text:p>
          </table:table-cell>
          <table:table-cell office:value-type="float" office:value="0.0123867854823" calcext:value-type="float">
            <text:p>0.0123867855</text:p>
          </table:table-cell>
          <table:table-cell office:value-type="float" office:value="-0.000334263788781" calcext:value-type="float">
            <text:p>-0.0003342638</text:p>
          </table:table-cell>
          <table:table-cell office:value-type="float" office:value="0.00769941989204" calcext:value-type="float">
            <text:p>0.0076994199</text:p>
          </table:table-cell>
          <table:table-cell office:value-type="float" office:value="-0.00160759981344" calcext:value-type="float">
            <text:p>-0.0016075998</text:p>
          </table:table-cell>
          <table:table-cell office:value-type="float" office:value="-0.0130016427725" calcext:value-type="float">
            <text:p>-0.0130016428</text:p>
          </table:table-cell>
          <table:table-cell office:value-type="float" office:value="0.00141780860993" calcext:value-type="float">
            <text:p>0.0014178086</text:p>
          </table:table-cell>
        </table:table-row>
        <table:table-row table:style-name="ro1">
          <table:table-cell office:value-type="float" office:value="1.6114458831725E+018" calcext:value-type="float">
            <text:p>1.6114458831725E+018</text:p>
          </table:table-cell>
          <table:table-cell office:value-type="float" office:value="1.61144588316232E+018" calcext:value-type="float">
            <text:p>1.61144588316232E+018</text:p>
          </table:table-cell>
          <table:table-cell office:value-type="float" office:value="10" calcext:value-type="float">
            <text:p>10</text:p>
          </table:table-cell>
          <table:table-cell office:value-type="float" office:value="0.0127995012027" calcext:value-type="float">
            <text:p>0.0127995012</text:p>
          </table:table-cell>
          <table:table-cell office:value-type="float" office:value="0.00158040646896" calcext:value-type="float">
            <text:p>0.0015804065</text:p>
          </table:table-cell>
          <table:table-cell office:value-type="float" office:value="0.00687844166111" calcext:value-type="float">
            <text:p>0.0068784417</text:p>
          </table:table-cell>
          <table:table-cell office:value-type="float" office:value="-0.00714518044125" calcext:value-type="float">
            <text:p>-0.0071451804</text:p>
          </table:table-cell>
          <table:table-cell office:value-type="float" office:value="-0.0117832894729" calcext:value-type="float">
            <text:p>-0.0117832895</text:p>
          </table:table-cell>
          <table:table-cell office:value-type="float" office:value="0.00024665231458" calcext:value-type="float">
            <text:p>0.0002466523</text:p>
          </table:table-cell>
        </table:table-row>
        <table:table-row table:style-name="ro1">
          <table:table-cell office:value-type="float" office:value="1.61144588320588E+018" calcext:value-type="float">
            <text:p>1.61144588320588E+018</text:p>
          </table:table-cell>
          <table:table-cell office:value-type="float" office:value="1.61144588319238E+018" calcext:value-type="float">
            <text:p>1.61144588319238E+018</text:p>
          </table:table-cell>
          <table:table-cell office:value-type="float" office:value="13" calcext:value-type="float">
            <text:p>13</text:p>
          </table:table-cell>
          <table:table-cell office:value-type="float" office:value="0.012424305668" calcext:value-type="float">
            <text:p>0.0124243057</text:p>
          </table:table-cell>
          <table:table-cell office:value-type="float" office:value="0.00236615384842" calcext:value-type="float">
            <text:p>0.0023661538</text:p>
          </table:table-cell>
          <table:table-cell office:value-type="float" office:value="0.00701301668037" calcext:value-type="float">
            <text:p>0.0070130167</text:p>
          </table:table-cell>
          <table:table-cell office:value-type="float" office:value="-0.00551725259521" calcext:value-type="float">
            <text:p>-0.0055172526</text:p>
          </table:table-cell>
          <table:table-cell office:value-type="float" office:value="-0.0113778574074" calcext:value-type="float">
            <text:p>-0.0113778574</text:p>
          </table:table-cell>
          <table:table-cell office:value-type="float" office:value="-0.000819739841245" calcext:value-type="float">
            <text:p>-0.0008197398</text:p>
          </table:table-cell>
        </table:table-row>
        <table:table-row table:style-name="ro1">
          <table:table-cell office:value-type="float" office:value="1.61144588323752E+018" calcext:value-type="float">
            <text:p>1.61144588323752E+018</text:p>
          </table:table-cell>
          <table:table-cell office:value-type="float" office:value="1.61144588322744E+018" calcext:value-type="float">
            <text:p>1.61144588322744E+018</text:p>
          </table:table-cell>
          <table:table-cell office:value-type="float" office:value="10" calcext:value-type="float">
            <text:p>10</text:p>
          </table:table-cell>
          <table:table-cell office:value-type="float" office:value="0.0117134408219" calcext:value-type="float">
            <text:p>0.0117134408</text:p>
          </table:table-cell>
          <table:table-cell office:value-type="float" office:value="0.00132030458599" calcext:value-type="float">
            <text:p>0.0013203046</text:p>
          </table:table-cell>
          <table:table-cell office:value-type="float" office:value="0.00702476715053" calcext:value-type="float">
            <text:p>0.0070247672</text:p>
          </table:table-cell>
          <table:table-cell office:value-type="float" office:value="-0.00713933058708" calcext:value-type="float">
            <text:p>-0.0071393306</text:p>
          </table:table-cell>
          <table:table-cell office:value-type="float" office:value="-0.0115394401118" calcext:value-type="float">
            <text:p>-0.0115394401</text:p>
          </table:table-cell>
          <table:table-cell office:value-type="float" office:value="-0.000330111869111" calcext:value-type="float">
            <text:p>-0.0003301119</text:p>
          </table:table-cell>
        </table:table-row>
        <table:table-row table:style-name="ro1">
          <table:table-cell office:value-type="float" office:value="1.61144588327251E+018" calcext:value-type="float">
            <text:p>1.61144588327251E+018</text:p>
          </table:table-cell>
          <table:table-cell office:value-type="float" office:value="1.6114458832575E+018" calcext:value-type="float">
            <text:p>1.6114458832575E+018</text:p>
          </table:table-cell>
          <table:table-cell office:value-type="float" office:value="15" calcext:value-type="float">
            <text:p>15</text:p>
          </table:table-cell>
          <table:table-cell office:value-type="float" office:value="0.0271056145871" calcext:value-type="float">
            <text:p>0.0271056146</text:p>
          </table:table-cell>
          <table:table-cell office:value-type="float" office:value="0.00647020017388" calcext:value-type="float">
            <text:p>0.0064702002</text:p>
          </table:table-cell>
          <table:table-cell office:value-type="float" office:value="0.0234511612614" calcext:value-type="float">
            <text:p>0.0234511613</text:p>
          </table:table-cell>
          <table:table-cell office:value-type="float" office:value="-0.00301115804492" calcext:value-type="float">
            <text:p>-0.003011158</text:p>
          </table:table-cell>
          <table:table-cell office:value-type="float" office:value="-0.0110758517962" calcext:value-type="float">
            <text:p>-0.0110758518</text:p>
          </table:table-cell>
          <table:table-cell office:value-type="float" office:value="-0.00217569302476" calcext:value-type="float">
            <text:p>-0.002175693</text:p>
          </table:table-cell>
        </table:table-row>
        <table:table-row table:style-name="ro1">
          <table:table-cell office:value-type="float" office:value="1.61144588330591E+018" calcext:value-type="float">
            <text:p>1.61144588330591E+018</text:p>
          </table:table-cell>
          <table:table-cell office:value-type="float" office:value="1.61144588329256E+018" calcext:value-type="float">
            <text:p>1.61144588329256E+018</text:p>
          </table:table-cell>
          <table:table-cell office:value-type="float" office:value="13" calcext:value-type="float">
            <text:p>13</text:p>
          </table:table-cell>
          <table:table-cell office:value-type="float" office:value="0.0135338566145" calcext:value-type="float">
            <text:p>0.0135338566</text:p>
          </table:table-cell>
          <table:table-cell office:value-type="float" office:value="0.0135517390817" calcext:value-type="float">
            <text:p>0.0135517391</text:p>
          </table:table-cell>
          <table:table-cell office:value-type="float" office:value="0.0123766164169" calcext:value-type="float">
            <text:p>0.0123766164</text:p>
          </table:table-cell>
          <table:table-cell office:value-type="float" office:value="0.00230044038949" calcext:value-type="float">
            <text:p>0.0023004404</text:p>
          </table:table-cell>
          <table:table-cell office:value-type="float" office:value="-0.0131027867787" calcext:value-type="float">
            <text:p>-0.0131027868</text:p>
          </table:table-cell>
          <table:table-cell office:value-type="float" office:value="-0.00242781103589" calcext:value-type="float">
            <text:p>-0.002427811</text:p>
          </table:table-cell>
        </table:table-row>
        <table:table-row table:style-name="ro1">
          <table:table-cell office:value-type="float" office:value="1.61144588334012E+018" calcext:value-type="float">
            <text:p>1.61144588334012E+018</text:p>
          </table:table-cell>
          <table:table-cell office:value-type="float" office:value="1.61144588333765E+018" calcext:value-type="float">
            <text:p>1.61144588333765E+018</text:p>
          </table:table-cell>
          <table:table-cell office:value-type="float" office:value="2" calcext:value-type="float">
            <text:p>2</text:p>
          </table:table-cell>
          <table:table-cell office:value-type="float" office:value="-0.0012484617417" calcext:value-type="float">
            <text:p>-0.0012484617</text:p>
          </table:table-cell>
          <table:table-cell office:value-type="float" office:value="-0.0148987457915" calcext:value-type="float">
            <text:p>-0.0148987458</text:p>
          </table:table-cell>
          <table:table-cell office:value-type="float" office:value="-0.0026096238356" calcext:value-type="float">
            <text:p>-0.0026096238</text:p>
          </table:table-cell>
          <table:table-cell office:value-type="float" office:value="-0.0140994610924" calcext:value-type="float">
            <text:p>-0.0140994611</text:p>
          </table:table-cell>
          <table:table-cell office:value-type="float" office:value="-0.00857111338462" calcext:value-type="float">
            <text:p>-0.0085711134</text:p>
          </table:table-cell>
          <table:table-cell office:value-type="float" office:value="0.0119155055961" calcext:value-type="float">
            <text:p>0.0119155056</text:p>
          </table:table-cell>
        </table:table-row>
        <table:table-row table:style-name="ro1">
          <table:table-cell office:value-type="float" office:value="1.61144588337037E+018" calcext:value-type="float">
            <text:p>1.61144588337037E+018</text:p>
          </table:table-cell>
          <table:table-cell office:value-type="float" office:value="1.61144588336771E+018" calcext:value-type="float">
            <text:p>1.61144588336771E+018</text:p>
          </table:table-cell>
          <table:table-cell office:value-type="float" office:value="2" calcext:value-type="float">
            <text:p>2</text:p>
          </table:table-cell>
          <table:table-cell office:value-type="float" office:value="0.000852525627485" calcext:value-type="float">
            <text:p>0.0008525256</text:p>
          </table:table-cell>
          <table:table-cell office:value-type="float" office:value="-0.013961220412" calcext:value-type="float">
            <text:p>-0.0139612204</text:p>
          </table:table-cell>
          <table:table-cell office:value-type="float" office:value="-0.00154339870577" calcext:value-type="float">
            <text:p>-0.0015433987</text:p>
          </table:table-cell>
          <table:table-cell office:value-type="float" office:value="-0.019372495051" calcext:value-type="float">
            <text:p>-0.0193724951</text:p>
          </table:table-cell>
          <table:table-cell office:value-type="float" office:value="-0.00777431154457" calcext:value-type="float">
            <text:p>-0.0077743115</text:p>
          </table:table-cell>
          <table:table-cell office:value-type="float" office:value="-0.0141104820962" calcext:value-type="float">
            <text:p>-0.0141104821</text:p>
          </table:table-cell>
        </table:table-row>
        <table:table-row table:style-name="ro1">
          <table:table-cell office:value-type="float" office:value="1.61144588340595E+018" calcext:value-type="float">
            <text:p>1.61144588340595E+018</text:p>
          </table:table-cell>
          <table:table-cell office:value-type="float" office:value="1.61144588340277E+018" calcext:value-type="float">
            <text:p>1.61144588340277E+018</text:p>
          </table:table-cell>
          <table:table-cell office:value-type="float" office:value="3" calcext:value-type="float">
            <text:p>3</text:p>
          </table:table-cell>
          <table:table-cell office:value-type="float" office:value="-0.000490858222756" calcext:value-type="float">
            <text:p>-0.0004908582</text:p>
          </table:table-cell>
          <table:table-cell office:value-type="float" office:value="-0.00643627826643" calcext:value-type="float">
            <text:p>-0.0064362783</text:p>
          </table:table-cell>
          <table:table-cell office:value-type="float" office:value="0.00531597889752" calcext:value-type="float">
            <text:p>0.0053159789</text:p>
          </table:table-cell>
          <table:table-cell office:value-type="float" office:value="-0.00918327533555" calcext:value-type="float">
            <text:p>-0.0091832753</text:p>
          </table:table-cell>
          <table:table-cell office:value-type="float" office:value="-0.00845978298492" calcext:value-type="float">
            <text:p>-0.008459783</text:p>
          </table:table-cell>
          <table:table-cell office:value-type="float" office:value="0.0110836851221" calcext:value-type="float">
            <text:p>0.0110836851</text:p>
          </table:table-cell>
        </table:table-row>
        <table:table-row table:style-name="ro1">
          <table:table-cell office:value-type="float" office:value="1.61144588343766E+018" calcext:value-type="float">
            <text:p>1.61144588343766E+018</text:p>
          </table:table-cell>
          <table:table-cell office:value-type="float" office:value="1.61144588343283E+018" calcext:value-type="float">
            <text:p>1.61144588343283E+018</text:p>
          </table:table-cell>
          <table:table-cell office:value-type="float" office:value="4" calcext:value-type="float">
            <text:p>4</text:p>
          </table:table-cell>
          <table:table-cell office:value-type="float" office:value="0.00429012943981" calcext:value-type="float">
            <text:p>0.0042901294</text:p>
          </table:table-cell>
          <table:table-cell office:value-type="float" office:value="-0.00128966281507" calcext:value-type="float">
            <text:p>-0.0012896628</text:p>
          </table:table-cell>
          <table:table-cell office:value-type="float" office:value="0.00633913856425" calcext:value-type="float">
            <text:p>0.0063391386</text:p>
          </table:table-cell>
          <table:table-cell office:value-type="float" office:value="-0.00962143298745" calcext:value-type="float">
            <text:p>-0.009621433</text:p>
          </table:table-cell>
          <table:table-cell office:value-type="float" office:value="-0.00816505121925" calcext:value-type="float">
            <text:p>-0.0081650512</text:p>
          </table:table-cell>
          <table:table-cell office:value-type="float" office:value="-0.00645618151371" calcext:value-type="float">
            <text:p>-0.0064561815</text:p>
          </table:table-cell>
        </table:table-row>
        <table:table-row table:style-name="ro1">
          <table:table-cell office:value-type="float" office:value="1.61144588347271E+018" calcext:value-type="float">
            <text:p>1.61144588347271E+018</text:p>
          </table:table-cell>
          <table:table-cell office:value-type="float" office:value="1.61144588343283E+018" calcext:value-type="float">
            <text:p>1.61144588343283E+018</text:p>
          </table:table-cell>
          <table:table-cell office:value-type="float" office:value="39" calcext:value-type="float">
            <text:p>39</text:p>
          </table:table-cell>
          <table:table-cell office:value-type="float" office:value="0.00908938775011" calcext:value-type="float">
            <text:p>0.0090893878</text:p>
          </table:table-cell>
          <table:table-cell office:value-type="float" office:value="-0.00128966281507" calcext:value-type="float">
            <text:p>-0.0012896628</text:p>
          </table:table-cell>
          <table:table-cell office:value-type="float" office:value="0.00919926183343" calcext:value-type="float">
            <text:p>0.0091992618</text:p>
          </table:table-cell>
          <table:table-cell office:value-type="float" office:value="-0.00962143298745" calcext:value-type="float">
            <text:p>-0.009621433</text:p>
          </table:table-cell>
          <table:table-cell office:value-type="float" office:value="-0.00708319876084" calcext:value-type="float">
            <text:p>-0.0070831988</text:p>
          </table:table-cell>
          <table:table-cell office:value-type="float" office:value="-0.00645618151371" calcext:value-type="float">
            <text:p>-0.0064561815</text:p>
          </table:table-cell>
        </table:table-row>
        <table:table-row table:style-name="ro1">
          <table:table-cell office:value-type="float" office:value="1.61144588350612E+018" calcext:value-type="float">
            <text:p>1.61144588350612E+018</text:p>
          </table:table-cell>
          <table:table-cell office:value-type="float" office:value="1.61144588349795E+018" calcext:value-type="float">
            <text:p>1.61144588349795E+018</text:p>
          </table:table-cell>
          <table:table-cell office:value-type="float" office:value="8" calcext:value-type="float">
            <text:p>8</text:p>
          </table:table-cell>
          <table:table-cell office:value-type="float" office:value="0.00688751514973" calcext:value-type="float">
            <text:p>0.0068875151</text:p>
          </table:table-cell>
          <table:table-cell office:value-type="float" office:value="0.00487204198444" calcext:value-type="float">
            <text:p>0.004872042</text:p>
          </table:table-cell>
          <table:table-cell office:value-type="float" office:value="0.00923629659336" calcext:value-type="float">
            <text:p>0.0092362966</text:p>
          </table:table-cell>
          <table:table-cell office:value-type="float" office:value="0.000135522982206" calcext:value-type="float">
            <text:p>0.000135523</text:p>
          </table:table-cell>
          <table:table-cell office:value-type="float" office:value="-0.00726275388212" calcext:value-type="float">
            <text:p>-0.0072627539</text:p>
          </table:table-cell>
          <table:table-cell office:value-type="float" office:value="-0.00351103072796" calcext:value-type="float">
            <text:p>-0.0035110307</text:p>
          </table:table-cell>
        </table:table-row>
        <table:table-row table:style-name="ro1">
          <table:table-cell office:value-type="float" office:value="1.61144588354012E+018" calcext:value-type="float">
            <text:p>1.61144588354012E+018</text:p>
          </table:table-cell>
          <table:table-cell office:value-type="float" office:value="1.611445883533E+018" calcext:value-type="float">
            <text:p>1.611445883533E+018</text:p>
          </table:table-cell>
          <table:table-cell office:value-type="float" office:value="7" calcext:value-type="float">
            <text:p>7</text:p>
          </table:table-cell>
          <table:table-cell office:value-type="float" office:value="0.00908898471626" calcext:value-type="float">
            <text:p>0.0090889847</text:p>
          </table:table-cell>
          <table:table-cell office:value-type="float" office:value="0.00616693791796" calcext:value-type="float">
            <text:p>0.0061669379</text:p>
          </table:table-cell>
          <table:table-cell office:value-type="float" office:value="0.00747426107312" calcext:value-type="float">
            <text:p>0.0074742611</text:p>
          </table:table-cell>
          <table:table-cell office:value-type="float" office:value="-0.00375041143191" calcext:value-type="float">
            <text:p>-0.0037504114</text:p>
          </table:table-cell>
          <table:table-cell office:value-type="float" office:value="-0.0065376584419" calcext:value-type="float">
            <text:p>-0.0065376584</text:p>
          </table:table-cell>
          <table:table-cell office:value-type="float" office:value="0.00317773878848" calcext:value-type="float">
            <text:p>0.0031777388</text:p>
          </table:table-cell>
        </table:table-row>
        <table:table-row table:style-name="ro1">
          <table:table-cell office:value-type="float" office:value="1.61144588357129E+018" calcext:value-type="float">
            <text:p>1.61144588357129E+018</text:p>
          </table:table-cell>
          <table:table-cell office:value-type="float" office:value="1.611445883533E+018" calcext:value-type="float">
            <text:p>1.611445883533E+018</text:p>
          </table:table-cell>
          <table:table-cell office:value-type="float" office:value="38" calcext:value-type="float">
            <text:p>38</text:p>
          </table:table-cell>
          <table:table-cell office:value-type="float" office:value="0.00581487164901" calcext:value-type="float">
            <text:p>0.0058148716</text:p>
          </table:table-cell>
          <table:table-cell office:value-type="float" office:value="0.00616693791796" calcext:value-type="float">
            <text:p>0.0061669379</text:p>
          </table:table-cell>
          <table:table-cell office:value-type="float" office:value="0.0133722572309" calcext:value-type="float">
            <text:p>0.0133722572</text:p>
          </table:table-cell>
          <table:table-cell office:value-type="float" office:value="-0.00375041143191" calcext:value-type="float">
            <text:p>-0.0037504114</text:p>
          </table:table-cell>
          <table:table-cell office:value-type="float" office:value="-0.00665621377319" calcext:value-type="float">
            <text:p>-0.0066562138</text:p>
          </table:table-cell>
          <table:table-cell office:value-type="float" office:value="0.00317773878848" calcext:value-type="float">
            <text:p>0.0031777388</text:p>
          </table:table-cell>
        </table:table-row>
        <table:table-row table:style-name="ro1">
          <table:table-cell office:value-type="float" office:value="1.61144588360605E+018" calcext:value-type="float">
            <text:p>1.61144588360605E+018</text:p>
          </table:table-cell>
          <table:table-cell office:value-type="float" office:value="1.61144588356305E+018" calcext:value-type="float">
            <text:p>1.61144588356305E+018</text:p>
          </table:table-cell>
          <table:table-cell office:value-type="float" office:value="42" calcext:value-type="float">
            <text:p>42</text:p>
          </table:table-cell>
          <table:table-cell office:value-type="float" office:value="0.0073945772197" calcext:value-type="float">
            <text:p>0.0073945772</text:p>
          </table:table-cell>
          <table:table-cell office:value-type="float" office:value="0.00337968375531" calcext:value-type="float">
            <text:p>0.0033796838</text:p>
          </table:table-cell>
          <table:table-cell office:value-type="float" office:value="0.0135216373973" calcext:value-type="float">
            <text:p>0.0135216374</text:p>
          </table:table-cell>
          <table:table-cell office:value-type="float" office:value="-0.00199675998447" calcext:value-type="float">
            <text:p>-0.00199676</text:p>
          </table:table-cell>
          <table:table-cell office:value-type="float" office:value="-0.00632128874158" calcext:value-type="float">
            <text:p>-0.0063212887</text:p>
          </table:table-cell>
          <table:table-cell office:value-type="float" office:value="-0.00218798277337" calcext:value-type="float">
            <text:p>-0.0021879828</text:p>
          </table:table-cell>
        </table:table-row>
        <table:table-row table:style-name="ro1">
          <table:table-cell office:value-type="float" office:value="1.61144588363769E+018" calcext:value-type="float">
            <text:p>1.61144588363769E+018</text:p>
          </table:table-cell>
          <table:table-cell office:value-type="float" office:value="1.61144588359812E+018" calcext:value-type="float">
            <text:p>1.61144588359812E+018</text:p>
          </table:table-cell>
          <table:table-cell office:value-type="float" office:value="39" calcext:value-type="float">
            <text:p>39</text:p>
          </table:table-cell>
          <table:table-cell office:value-type="float" office:value="0.00946559980263" calcext:value-type="float">
            <text:p>0.0094655998</text:p>
          </table:table-cell>
          <table:table-cell office:value-type="float" office:value="0.000658838776168" calcext:value-type="float">
            <text:p>0.0006588388</text:p>
          </table:table-cell>
          <table:table-cell office:value-type="float" office:value="0.0142577616804" calcext:value-type="float">
            <text:p>0.0142577617</text:p>
          </table:table-cell>
          <table:table-cell office:value-type="float" office:value="-0.00106165192884" calcext:value-type="float">
            <text:p>-0.0010616519</text:p>
          </table:table-cell>
          <table:table-cell office:value-type="float" office:value="-0.00586058401039" calcext:value-type="float">
            <text:p>-0.005860584</text:p>
          </table:table-cell>
          <table:table-cell office:value-type="float" office:value="0.000503966614722" calcext:value-type="float">
            <text:p>0.0005039666</text:p>
          </table:table-cell>
        </table:table-row>
        <table:table-row table:style-name="ro1">
          <table:table-cell office:value-type="float" office:value="1.61144588367012E+018" calcext:value-type="float">
            <text:p>1.61144588367012E+018</text:p>
          </table:table-cell>
          <table:table-cell office:value-type="float" office:value="1.61144588365823E+018" calcext:value-type="float">
            <text:p>1.61144588365823E+018</text:p>
          </table:table-cell>
          <table:table-cell office:value-type="float" office:value="11" calcext:value-type="float">
            <text:p>11</text:p>
          </table:table-cell>
          <table:table-cell office:value-type="float" office:value="0.00465092876099" calcext:value-type="float">
            <text:p>0.0046509288</text:p>
          </table:table-cell>
          <table:table-cell office:value-type="float" office:value="0.000891051110224" calcext:value-type="float">
            <text:p>0.0008910511</text:p>
          </table:table-cell>
          <table:table-cell office:value-type="float" office:value="0.0158852214838" calcext:value-type="float">
            <text:p>0.0158852215</text:p>
          </table:table-cell>
          <table:table-cell office:value-type="float" office:value="-0.00116590744241" calcext:value-type="float">
            <text:p>-0.0011659074</text:p>
          </table:table-cell>
          <table:table-cell office:value-type="float" office:value="-0.00568309678968" calcext:value-type="float">
            <text:p>-0.0056830968</text:p>
          </table:table-cell>
          <table:table-cell office:value-type="float" office:value="-0.000265238990595" calcext:value-type="float">
            <text:p>-0.000265239</text:p>
          </table:table-cell>
        </table:table-row>
        <table:table-row table:style-name="ro1">
          <table:table-cell office:value-type="float" office:value="1.61144588370433E+018" calcext:value-type="float">
            <text:p>1.61144588370433E+018</text:p>
          </table:table-cell>
          <table:table-cell office:value-type="float" office:value="1.6114458836933E+018" calcext:value-type="float">
            <text:p>1.6114458836933E+018</text:p>
          </table:table-cell>
          <table:table-cell office:value-type="float" office:value="11" calcext:value-type="float">
            <text:p>11</text:p>
          </table:table-cell>
          <table:table-cell office:value-type="float" office:value="0.00391710317126" calcext:value-type="float">
            <text:p>0.0039171032</text:p>
          </table:table-cell>
          <table:table-cell office:value-type="float" office:value="-0.000933620559814" calcext:value-type="float">
            <text:p>-0.0009336206</text:p>
          </table:table-cell>
          <table:table-cell office:value-type="float" office:value="0.0120255273817" calcext:value-type="float">
            <text:p>0.0120255274</text:p>
          </table:table-cell>
          <table:table-cell office:value-type="float" office:value="-0.00618236456269" calcext:value-type="float">
            <text:p>-0.0061823646</text:p>
          </table:table-cell>
          <table:table-cell office:value-type="float" office:value="-0.00408731349417" calcext:value-type="float">
            <text:p>-0.0040873135</text:p>
          </table:table-cell>
          <table:table-cell office:value-type="float" office:value="0.000480299025918" calcext:value-type="float">
            <text:p>0.000480299</text:p>
          </table:table-cell>
        </table:table-row>
        <table:table-row table:style-name="ro1">
          <table:table-cell office:value-type="float" office:value="1.61144588373766E+018" calcext:value-type="float">
            <text:p>1.61144588373766E+018</text:p>
          </table:table-cell>
          <table:table-cell office:value-type="float" office:value="1.61144588372837E+018" calcext:value-type="float">
            <text:p>1.61144588372837E+018</text:p>
          </table:table-cell>
          <table:table-cell office:value-type="float" office:value="9" calcext:value-type="float">
            <text:p>9</text:p>
          </table:table-cell>
          <table:table-cell office:value-type="float" office:value="-0.000856122079108" calcext:value-type="float">
            <text:p>-0.0008561221</text:p>
          </table:table-cell>
          <table:table-cell office:value-type="float" office:value="-0.00408538099954" calcext:value-type="float">
            <text:p>-0.004085381</text:p>
          </table:table-cell>
          <table:table-cell office:value-type="float" office:value="0.0105260056115" calcext:value-type="float">
            <text:p>0.0105260056</text:p>
          </table:table-cell>
          <table:table-cell office:value-type="float" office:value="-0.00782323605604" calcext:value-type="float">
            <text:p>-0.0078232361</text:p>
          </table:table-cell>
          <table:table-cell office:value-type="float" office:value="-0.00414047335474" calcext:value-type="float">
            <text:p>-0.0041404734</text:p>
          </table:table-cell>
          <table:table-cell office:value-type="float" office:value="-0.00175482071744" calcext:value-type="float">
            <text:p>-0.0017548207</text:p>
          </table:table-cell>
        </table:table-row>
        <table:table-row table:style-name="ro1">
          <table:table-cell office:value-type="float" office:value="1.61144588377113E+018" calcext:value-type="float">
            <text:p>1.61144588377113E+018</text:p>
          </table:table-cell>
          <table:table-cell office:value-type="float" office:value="1.61144588375842E+018" calcext:value-type="float">
            <text:p>1.61144588375842E+018</text:p>
          </table:table-cell>
          <table:table-cell office:value-type="float" office:value="12" calcext:value-type="float">
            <text:p>12</text:p>
          </table:table-cell>
          <table:table-cell office:value-type="float" office:value="-0.00214657127467" calcext:value-type="float">
            <text:p>-0.0021465713</text:p>
          </table:table-cell>
          <table:table-cell office:value-type="float" office:value="-0.00757725662383" calcext:value-type="float">
            <text:p>-0.0075772566</text:p>
          </table:table-cell>
          <table:table-cell office:value-type="float" office:value="0.0064249294469" calcext:value-type="float">
            <text:p>0.0064249294</text:p>
          </table:table-cell>
          <table:table-cell office:value-type="float" office:value="-0.00925078963537" calcext:value-type="float">
            <text:p>-0.0092507896</text:p>
          </table:table-cell>
          <table:table-cell office:value-type="float" office:value="-0.00412966874539" calcext:value-type="float">
            <text:p>-0.0041296687</text:p>
          </table:table-cell>
          <table:table-cell office:value-type="float" office:value="0.000512590724567" calcext:value-type="float">
            <text:p>0.0005125907</text:p>
          </table:table-cell>
        </table:table-row>
        <table:table-row table:style-name="ro1">
          <table:table-cell office:value-type="float" office:value="1.61144588380569E+018" calcext:value-type="float">
            <text:p>1.61144588380569E+018</text:p>
          </table:table-cell>
          <table:table-cell office:value-type="float" office:value="1.61144588379349E+018" calcext:value-type="float">
            <text:p>1.61144588379349E+018</text:p>
          </table:table-cell>
          <table:table-cell office:value-type="float" office:value="12" calcext:value-type="float">
            <text:p>12</text:p>
          </table:table-cell>
          <table:table-cell office:value-type="float" office:value="0.00155236861656" calcext:value-type="float">
            <text:p>0.0015523686</text:p>
          </table:table-cell>
          <table:table-cell office:value-type="float" office:value="-0.00105006735434" calcext:value-type="float">
            <text:p>-0.0010500674</text:p>
          </table:table-cell>
          <table:table-cell office:value-type="float" office:value="0.0050990789273" calcext:value-type="float">
            <text:p>0.0050990789</text:p>
          </table:table-cell>
          <table:table-cell office:value-type="float" office:value="-0.0142406154489" calcext:value-type="float">
            <text:p>-0.0142406154</text:p>
          </table:table-cell>
          <table:table-cell office:value-type="float" office:value="-0.00372801645624" calcext:value-type="float">
            <text:p>-0.0037280165</text:p>
          </table:table-cell>
          <table:table-cell office:value-type="float" office:value="-0.000319414123284" calcext:value-type="float">
            <text:p>-0.0003194141</text:p>
          </table:table-cell>
        </table:table-row>
        <table:table-row table:style-name="ro1">
          <table:table-cell office:value-type="float" office:value="1.61144588384083E+018" calcext:value-type="float">
            <text:p>1.61144588384083E+018</text:p>
          </table:table-cell>
          <table:table-cell office:value-type="float" office:value="1.61144588383857E+018" calcext:value-type="float">
            <text:p>1.61144588383857E+018</text:p>
          </table:table-cell>
          <table:table-cell office:value-type="float" office:value="2" calcext:value-type="float">
            <text:p>2</text:p>
          </table:table-cell>
          <table:table-cell office:value-type="float" office:value="0.00216969724917" calcext:value-type="float">
            <text:p>0.0021696972</text:p>
          </table:table-cell>
          <table:table-cell office:value-type="float" office:value="0.00158842005639" calcext:value-type="float">
            <text:p>0.0015884201</text:p>
          </table:table-cell>
          <table:table-cell office:value-type="float" office:value="0.00928896570494" calcext:value-type="float">
            <text:p>0.0092889657</text:p>
          </table:table-cell>
          <table:table-cell office:value-type="float" office:value="-0.00804109615071" calcext:value-type="float">
            <text:p>-0.0080410962</text:p>
          </table:table-cell>
          <table:table-cell office:value-type="float" office:value="-0.00431169140268" calcext:value-type="float">
            <text:p>-0.0043116914</text:p>
          </table:table-cell>
          <table:table-cell office:value-type="float" office:value="-0.000461503386886" calcext:value-type="float">
            <text:p>-0.0004615034</text:p>
          </table:table-cell>
        </table:table-row>
        <table:table-row table:style-name="ro1">
          <table:table-cell office:value-type="float" office:value="1.61144588387058E+018" calcext:value-type="float">
            <text:p>1.61144588387058E+018</text:p>
          </table:table-cell>
          <table:table-cell office:value-type="float" office:value="1.61144588383857E+018" calcext:value-type="float">
            <text:p>1.61144588383857E+018</text:p>
          </table:table-cell>
          <table:table-cell office:value-type="float" office:value="32" calcext:value-type="float">
            <text:p>32</text:p>
          </table:table-cell>
          <table:table-cell office:value-type="float" office:value="0.00529255897594" calcext:value-type="float">
            <text:p>0.005292559</text:p>
          </table:table-cell>
          <table:table-cell office:value-type="float" office:value="0.00158842005639" calcext:value-type="float">
            <text:p>0.0015884201</text:p>
          </table:table-cell>
          <table:table-cell office:value-type="float" office:value="0.0110679602412" calcext:value-type="float">
            <text:p>0.0110679602</text:p>
          </table:table-cell>
          <table:table-cell office:value-type="float" office:value="-0.00804109615071" calcext:value-type="float">
            <text:p>-0.0080410962</text:p>
          </table:table-cell>
          <table:table-cell office:value-type="float" office:value="-0.00363096140535" calcext:value-type="float">
            <text:p>-0.0036309614</text:p>
          </table:table-cell>
          <table:table-cell office:value-type="float" office:value="-0.000461503386886" calcext:value-type="float">
            <text:p>-0.0004615034</text:p>
          </table:table-cell>
        </table:table-row>
        <table:table-row table:style-name="ro1">
          <table:table-cell office:value-type="float" office:value="1.61144588390418E+018" calcext:value-type="float">
            <text:p>1.61144588390418E+018</text:p>
          </table:table-cell>
          <table:table-cell office:value-type="float" office:value="1.61144588386863E+018" calcext:value-type="float">
            <text:p>1.61144588386863E+018</text:p>
          </table:table-cell>
          <table:table-cell office:value-type="float" office:value="35" calcext:value-type="float">
            <text:p>35</text:p>
          </table:table-cell>
          <table:table-cell office:value-type="float" office:value="0.00441957930627" calcext:value-type="float">
            <text:p>0.0044195793</text:p>
          </table:table-cell>
          <table:table-cell office:value-type="float" office:value="0.00533548346077" calcext:value-type="float">
            <text:p>0.0053354835</text:p>
          </table:table-cell>
          <table:table-cell office:value-type="float" office:value="0.0115242956533" calcext:value-type="float">
            <text:p>0.0115242957</text:p>
          </table:table-cell>
          <table:table-cell office:value-type="float" office:value="-0.00415542721453" calcext:value-type="float">
            <text:p>-0.0041554272</text:p>
          </table:table-cell>
          <table:table-cell office:value-type="float" office:value="-0.00372656983279" calcext:value-type="float">
            <text:p>-0.0037265698</text:p>
          </table:table-cell>
          <table:table-cell office:value-type="float" office:value="-0.000143832231042" calcext:value-type="float">
            <text:p>-0.0001438322</text:p>
          </table:table-cell>
        </table:table-row>
        <table:table-row table:style-name="ro1">
          <table:table-cell office:value-type="float" office:value="1.61144588393985E+018" calcext:value-type="float">
            <text:p>1.61144588393985E+018</text:p>
          </table:table-cell>
          <table:table-cell office:value-type="float" office:value="1.61144588393375E+018" calcext:value-type="float">
            <text:p>1.61144588393375E+018</text:p>
          </table:table-cell>
          <table:table-cell office:value-type="float" office:value="6" calcext:value-type="float">
            <text:p>6</text:p>
          </table:table-cell>
          <table:table-cell office:value-type="float" office:value="0.00283460492527" calcext:value-type="float">
            <text:p>0.0028346049</text:p>
          </table:table-cell>
          <table:table-cell office:value-type="float" office:value="0.000785442852181" calcext:value-type="float">
            <text:p>0.0007854429</text:p>
          </table:table-cell>
          <table:table-cell office:value-type="float" office:value="0.0125027481376" calcext:value-type="float">
            <text:p>0.0125027481</text:p>
          </table:table-cell>
          <table:table-cell office:value-type="float" office:value="-0.000381559892484" calcext:value-type="float">
            <text:p>-0.0003815599</text:p>
          </table:table-cell>
          <table:table-cell office:value-type="float" office:value="-0.00432653383713" calcext:value-type="float">
            <text:p>-0.0043265338</text:p>
          </table:table-cell>
          <table:table-cell table:style-name="ce1" office:value-type="float" office:value="-0.0000995599899331" calcext:value-type="float">
            <text:p>-9.96E-05</text:p>
          </table:table-cell>
        </table:table-row>
        <table:table-row table:style-name="ro1">
          <table:table-cell office:value-type="float" office:value="1.61144588397071E+018" calcext:value-type="float">
            <text:p>1.61144588397071E+018</text:p>
          </table:table-cell>
          <table:table-cell office:value-type="float" office:value="1.61144588393375E+018" calcext:value-type="float">
            <text:p>1.61144588393375E+018</text:p>
          </table:table-cell>
          <table:table-cell office:value-type="float" office:value="36" calcext:value-type="float">
            <text:p>36</text:p>
          </table:table-cell>
          <table:table-cell office:value-type="float" office:value="0.00246265964166" calcext:value-type="float">
            <text:p>0.0024626596</text:p>
          </table:table-cell>
          <table:table-cell office:value-type="float" office:value="0.000785442852181" calcext:value-type="float">
            <text:p>0.0007854429</text:p>
          </table:table-cell>
          <table:table-cell office:value-type="float" office:value="0.00969180191866" calcext:value-type="float">
            <text:p>0.0096918019</text:p>
          </table:table-cell>
          <table:table-cell office:value-type="float" office:value="-0.000381559892484" calcext:value-type="float">
            <text:p>-0.0003815599</text:p>
          </table:table-cell>
          <table:table-cell office:value-type="float" office:value="-0.00505951249115" calcext:value-type="float">
            <text:p>-0.0050595125</text:p>
          </table:table-cell>
          <table:table-cell table:style-name="ce1" office:value-type="float" office:value="-0.0000995599899331" calcext:value-type="float">
            <text:p>-9.96E-05</text:p>
          </table:table-cell>
        </table:table-row>
        <table:table-row table:style-name="ro1">
          <table:table-cell office:value-type="float" office:value="1.61144588400499E+018" calcext:value-type="float">
            <text:p>1.61144588400499E+018</text:p>
          </table:table-cell>
          <table:table-cell office:value-type="float" office:value="1.61144588396882E+018" calcext:value-type="float">
            <text:p>1.61144588396882E+018</text:p>
          </table:table-cell>
          <table:table-cell office:value-type="float" office:value="36" calcext:value-type="float">
            <text:p>36</text:p>
          </table:table-cell>
          <table:table-cell office:value-type="float" office:value="0.000345765016756" calcext:value-type="float">
            <text:p>0.000345765</text:p>
          </table:table-cell>
          <table:table-cell office:value-type="float" office:value="0.00106952201622" calcext:value-type="float">
            <text:p>0.001069522</text:p>
          </table:table-cell>
          <table:table-cell office:value-type="float" office:value="0.0108924538303" calcext:value-type="float">
            <text:p>0.0108924538</text:p>
          </table:table-cell>
          <table:table-cell office:value-type="float" office:value="-0.00540050669243" calcext:value-type="float">
            <text:p>-0.0054005067</text:p>
          </table:table-cell>
          <table:table-cell office:value-type="float" office:value="-0.00513115051314" calcext:value-type="float">
            <text:p>-0.0051311505</text:p>
          </table:table-cell>
          <table:table-cell office:value-type="float" office:value="-0.000935976612249" calcext:value-type="float">
            <text:p>-0.0009359766</text:p>
          </table:table-cell>
        </table:table-row>
        <table:table-row table:style-name="ro1">
          <table:table-cell office:value-type="float" office:value="1.61144588404006E+018" calcext:value-type="float">
            <text:p>1.61144588404006E+018</text:p>
          </table:table-cell>
          <table:table-cell office:value-type="float" office:value="1.61144588399888E+018" calcext:value-type="float">
            <text:p>1.61144588399888E+018</text:p>
          </table:table-cell>
          <table:table-cell office:value-type="float" office:value="41" calcext:value-type="float">
            <text:p>41</text:p>
          </table:table-cell>
          <table:table-cell office:value-type="float" office:value="0.0021532984291" calcext:value-type="float">
            <text:p>0.0021532984</text:p>
          </table:table-cell>
          <table:table-cell office:value-type="float" office:value="-0.000997454196724" calcext:value-type="float">
            <text:p>-0.0009974542</text:p>
          </table:table-cell>
          <table:table-cell office:value-type="float" office:value="0.0115334242537" calcext:value-type="float">
            <text:p>0.0115334243</text:p>
          </table:table-cell>
          <table:table-cell office:value-type="float" office:value="-0.00499308639021" calcext:value-type="float">
            <text:p>-0.0049930864</text:p>
          </table:table-cell>
          <table:table-cell office:value-type="float" office:value="-0.00555207720566" calcext:value-type="float">
            <text:p>-0.0055520772</text:p>
          </table:table-cell>
          <table:table-cell office:value-type="float" office:value="-0.00179074192494" calcext:value-type="float">
            <text:p>-0.0017907419</text:p>
          </table:table-cell>
        </table:table-row>
        <table:table-row table:style-name="ro1">
          <table:table-cell office:value-type="float" office:value="1.61144588407058E+018" calcext:value-type="float">
            <text:p>1.61144588407058E+018</text:p>
          </table:table-cell>
          <table:table-cell office:value-type="float" office:value="1.61144588402896E+018" calcext:value-type="float">
            <text:p>1.61144588402896E+018</text:p>
          </table:table-cell>
          <table:table-cell office:value-type="float" office:value="41" calcext:value-type="float">
            <text:p>41</text:p>
          </table:table-cell>
          <table:table-cell office:value-type="float" office:value="0.000524919148411" calcext:value-type="float">
            <text:p>0.0005249191</text:p>
          </table:table-cell>
          <table:table-cell office:value-type="float" office:value="0.00186299094791" calcext:value-type="float">
            <text:p>0.0018629909</text:p>
          </table:table-cell>
          <table:table-cell office:value-type="float" office:value="0.00731074675045" calcext:value-type="float">
            <text:p>0.0073107468</text:p>
          </table:table-cell>
          <table:table-cell office:value-type="float" office:value="-0.000343220491741" calcext:value-type="float">
            <text:p>-0.0003432205</text:p>
          </table:table-cell>
          <table:table-cell office:value-type="float" office:value="-0.00532393642729" calcext:value-type="float">
            <text:p>-0.0053239364</text:p>
          </table:table-cell>
          <table:table-cell office:value-type="float" office:value="-0.00103538894961" calcext:value-type="float">
            <text:p>-0.0010353889</text:p>
          </table:table-cell>
        </table:table-row>
        <table:table-row table:style-name="ro1">
          <table:table-cell office:value-type="float" office:value="1.61144588410433E+018" calcext:value-type="float">
            <text:p>1.61144588410433E+018</text:p>
          </table:table-cell>
          <table:table-cell office:value-type="float" office:value="1.61144588409408E+018" calcext:value-type="float">
            <text:p>1.61144588409408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218330111086" calcext:value-type="float">
            <text:p>-0.0021833011</text:p>
          </table:table-cell>
          <table:table-cell office:value-type="float" office:value="0.00188869342951" calcext:value-type="float">
            <text:p>0.0018886934</text:p>
          </table:table-cell>
          <table:table-cell office:value-type="float" office:value="0.00150205376514" calcext:value-type="float">
            <text:p>0.0015020538</text:p>
          </table:table-cell>
          <table:table-cell office:value-type="float" office:value="-0.00787481512453" calcext:value-type="float">
            <text:p>-0.0078748151</text:p>
          </table:table-cell>
          <table:table-cell office:value-type="float" office:value="-0.00537306348061" calcext:value-type="float">
            <text:p>-0.0053730635</text:p>
          </table:table-cell>
          <table:table-cell office:value-type="float" office:value="-0.000952288034641" calcext:value-type="float">
            <text:p>-0.000952288</text:p>
          </table:table-cell>
        </table:table-row>
        <table:table-row table:style-name="ro1">
          <table:table-cell office:value-type="float" office:value="1.6114458841379E+018" calcext:value-type="float">
            <text:p>1.6114458841379E+018</text:p>
          </table:table-cell>
          <table:table-cell office:value-type="float" office:value="1.61144588412915E+018" calcext:value-type="float">
            <text:p>1.61144588412915E+018</text:p>
          </table:table-cell>
          <table:table-cell office:value-type="float" office:value="8" calcext:value-type="float">
            <text:p>8</text:p>
          </table:table-cell>
          <table:table-cell office:value-type="float" office:value="-0.00393135628922" calcext:value-type="float">
            <text:p>-0.0039313563</text:p>
          </table:table-cell>
          <table:table-cell office:value-type="float" office:value="-0.00136921555286" calcext:value-type="float">
            <text:p>-0.0013692156</text:p>
          </table:table-cell>
          <table:table-cell office:value-type="float" office:value="-0.0080412884514" calcext:value-type="float">
            <text:p>-0.0080412885</text:p>
          </table:table-cell>
          <table:table-cell office:value-type="float" office:value="-0.0190943593798" calcext:value-type="float">
            <text:p>-0.0190943594</text:p>
          </table:table-cell>
          <table:table-cell office:value-type="float" office:value="-0.00475248067197" calcext:value-type="float">
            <text:p>-0.0047524807</text:p>
          </table:table-cell>
          <table:table-cell office:value-type="float" office:value="-0.000264692115046" calcext:value-type="float">
            <text:p>-0.0002646921</text:p>
          </table:table-cell>
        </table:table-row>
        <table:table-row table:style-name="ro1">
          <table:table-cell office:value-type="float" office:value="1.61144588417053E+018" calcext:value-type="float">
            <text:p>1.61144588417053E+018</text:p>
          </table:table-cell>
          <table:table-cell office:value-type="float" office:value="1.61144588415921E+018" calcext:value-type="float">
            <text:p>1.61144588415921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284079314322" calcext:value-type="float">
            <text:p>-0.0028407931</text:p>
          </table:table-cell>
          <table:table-cell office:value-type="float" office:value="-0.00218937897756" calcext:value-type="float">
            <text:p>-0.002189379</text:p>
          </table:table-cell>
          <table:table-cell office:value-type="float" office:value="-0.00529083185714" calcext:value-type="float">
            <text:p>-0.0052908319</text:p>
          </table:table-cell>
          <table:table-cell office:value-type="float" office:value="-0.0183677170166" calcext:value-type="float">
            <text:p>-0.018367717</text:p>
          </table:table-cell>
          <table:table-cell office:value-type="float" office:value="-0.0037778367788" calcext:value-type="float">
            <text:p>-0.0037778368</text:p>
          </table:table-cell>
          <table:table-cell office:value-type="float" office:value="0.000172515797809" calcext:value-type="float">
            <text:p>0.0001725158</text:p>
          </table:table-cell>
        </table:table-row>
        <table:table-row table:style-name="ro1">
          <table:table-cell office:value-type="float" office:value="1.61144588420357E+018" calcext:value-type="float">
            <text:p>1.61144588420357E+018</text:p>
          </table:table-cell>
          <table:table-cell office:value-type="float" office:value="1.61144588419427E+018" calcext:value-type="float">
            <text:p>1.61144588419427E+01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-0.0000500335661328" calcext:value-type="float">
            <text:p>-5.00E-05</text:p>
          </table:table-cell>
          <table:table-cell office:value-type="float" office:value="0.00178488202289" calcext:value-type="float">
            <text:p>0.001784882</text:p>
          </table:table-cell>
          <table:table-cell office:value-type="float" office:value="-0.00522485140121" calcext:value-type="float">
            <text:p>-0.0052248514</text:p>
          </table:table-cell>
          <table:table-cell office:value-type="float" office:value="-0.00971166760711" calcext:value-type="float">
            <text:p>-0.0097116676</text:p>
          </table:table-cell>
          <table:table-cell office:value-type="float" office:value="-0.00328289272" calcext:value-type="float">
            <text:p>-0.0032828927</text:p>
          </table:table-cell>
          <table:table-cell table:style-name="ce1" office:value-type="float" office:value="0.0000206251921556" calcext:value-type="float">
            <text:p>2.06E-05</text:p>
          </table:table-cell>
        </table:table-row>
        <table:table-row table:style-name="ro1">
          <table:table-cell office:value-type="float" office:value="1.61144588423665E+018" calcext:value-type="float">
            <text:p>1.61144588423665E+018</text:p>
          </table:table-cell>
          <table:table-cell office:value-type="float" office:value="1.61144588422433E+018" calcext:value-type="float">
            <text:p>1.61144588422433E+018</text:p>
          </table:table-cell>
          <table:table-cell office:value-type="float" office:value="12" calcext:value-type="float">
            <text:p>12</text:p>
          </table:table-cell>
          <table:table-cell office:value-type="float" office:value="0.000630321727167" calcext:value-type="float">
            <text:p>0.0006303217</text:p>
          </table:table-cell>
          <table:table-cell office:value-type="float" office:value="0.00444661571175" calcext:value-type="float">
            <text:p>0.0044466157</text:p>
          </table:table-cell>
          <table:table-cell office:value-type="float" office:value="-0.00623204266795" calcext:value-type="float">
            <text:p>-0.0062320427</text:p>
          </table:table-cell>
          <table:table-cell office:value-type="float" office:value="-0.00883609212123" calcext:value-type="float">
            <text:p>-0.0088360921</text:p>
          </table:table-cell>
          <table:table-cell office:value-type="float" office:value="-0.00288927394286" calcext:value-type="float">
            <text:p>-0.0028892739</text:p>
          </table:table-cell>
          <table:table-cell office:value-type="float" office:value="-0.000823502203857" calcext:value-type="float">
            <text:p>-0.0008235022</text:p>
          </table:table-cell>
        </table:table-row>
        <table:table-row table:style-name="ro1">
          <table:table-cell office:value-type="float" office:value="1.6114458842711E+018" calcext:value-type="float">
            <text:p>1.6114458842711E+018</text:p>
          </table:table-cell>
          <table:table-cell office:value-type="float" office:value="1.6114458842594E+018" calcext:value-type="float">
            <text:p>1.6114458842594E+018</text:p>
          </table:table-cell>
          <table:table-cell office:value-type="float" office:value="11" calcext:value-type="float">
            <text:p>11</text:p>
          </table:table-cell>
          <table:table-cell office:value-type="float" office:value="0.00158544609574" calcext:value-type="float">
            <text:p>0.0015854461</text:p>
          </table:table-cell>
          <table:table-cell office:value-type="float" office:value="0.00496695631187" calcext:value-type="float">
            <text:p>0.0049669563</text:p>
          </table:table-cell>
          <table:table-cell office:value-type="float" office:value="-0.000628354760067" calcext:value-type="float">
            <text:p>-0.0006283548</text:p>
          </table:table-cell>
          <table:table-cell office:value-type="float" office:value="-0.0022979028306" calcext:value-type="float">
            <text:p>-0.0022979028</text:p>
          </table:table-cell>
          <table:table-cell office:value-type="float" office:value="-0.00285522162216" calcext:value-type="float">
            <text:p>-0.0028552216</text:p>
          </table:table-cell>
          <table:table-cell office:value-type="float" office:value="0.00276658005939" calcext:value-type="float">
            <text:p>0.0027665801</text:p>
          </table:table-cell>
        </table:table-row>
        <table:table-row table:style-name="ro1">
          <table:table-cell office:value-type="float" office:value="1.61144588430561E+018" calcext:value-type="float">
            <text:p>1.61144588430561E+018</text:p>
          </table:table-cell>
          <table:table-cell office:value-type="float" office:value="1.61144588429446E+018" calcext:value-type="float">
            <text:p>1.61144588429446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0455018969093" calcext:value-type="float">
            <text:p>-0.000455019</text:p>
          </table:table-cell>
          <table:table-cell office:value-type="float" office:value="0.00427154917421" calcext:value-type="float">
            <text:p>0.0042715492</text:p>
          </table:table-cell>
          <table:table-cell office:value-type="float" office:value="0.000693650847374" calcext:value-type="float">
            <text:p>0.0006936508</text:p>
          </table:table-cell>
          <table:table-cell office:value-type="float" office:value="-0.000403423808646" calcext:value-type="float">
            <text:p>-0.0004034238</text:p>
          </table:table-cell>
          <table:table-cell office:value-type="float" office:value="-0.00339090240254" calcext:value-type="float">
            <text:p>-0.0033909024</text:p>
          </table:table-cell>
          <table:table-cell office:value-type="float" office:value="0.000298568040712" calcext:value-type="float">
            <text:p>0.000298568</text:p>
          </table:table-cell>
        </table:table-row>
        <table:table-row table:style-name="ro1">
          <table:table-cell office:value-type="float" office:value="1.61144588433694E+018" calcext:value-type="float">
            <text:p>1.61144588433694E+018</text:p>
          </table:table-cell>
          <table:table-cell office:value-type="float" office:value="1.61144588433955E+018" calcext:value-type="float">
            <text:p>1.61144588433955E+018</text:p>
          </table:table-cell>
          <table:table-cell office:value-type="float" office:value="-2" calcext:value-type="float">
            <text:p>-2</text:p>
          </table:table-cell>
          <table:table-cell office:value-type="float" office:value="-0.0035427233084" calcext:value-type="float">
            <text:p>-0.0035427233</text:p>
          </table:table-cell>
          <table:table-cell office:value-type="float" office:value="-0.00145531003979" calcext:value-type="float">
            <text:p>-0.00145531</text:p>
          </table:table-cell>
          <table:table-cell office:value-type="float" office:value="0.00569467281134" calcext:value-type="float">
            <text:p>0.0056946728</text:p>
          </table:table-cell>
          <table:table-cell office:value-type="float" office:value="0.00482282645689" calcext:value-type="float">
            <text:p>0.0048228265</text:p>
          </table:table-cell>
          <table:table-cell office:value-type="float" office:value="-0.00317993063375" calcext:value-type="float">
            <text:p>-0.0031799306</text:p>
          </table:table-cell>
          <table:table-cell office:value-type="float" office:value="-0.000817073313379" calcext:value-type="float">
            <text:p>-0.0008170733</text:p>
          </table:table-cell>
        </table:table-row>
        <table:table-row table:style-name="ro1">
          <table:table-cell office:value-type="float" office:value="1.61144588437064E+018" calcext:value-type="float">
            <text:p>1.61144588437064E+018</text:p>
          </table:table-cell>
          <table:table-cell office:value-type="float" office:value="1.61144588433955E+018" calcext:value-type="float">
            <text:p>1.61144588433955E+018</text:p>
          </table:table-cell>
          <table:table-cell office:value-type="float" office:value="31" calcext:value-type="float">
            <text:p>31</text:p>
          </table:table-cell>
          <table:table-cell office:value-type="float" office:value="-0.00209401286146" calcext:value-type="float">
            <text:p>-0.0020940129</text:p>
          </table:table-cell>
          <table:table-cell office:value-type="float" office:value="-0.00145531003979" calcext:value-type="float">
            <text:p>-0.00145531</text:p>
          </table:table-cell>
          <table:table-cell office:value-type="float" office:value="0.0130557087531" calcext:value-type="float">
            <text:p>0.0130557088</text:p>
          </table:table-cell>
          <table:table-cell office:value-type="float" office:value="0.00482282645689" calcext:value-type="float">
            <text:p>0.0048228265</text:p>
          </table:table-cell>
          <table:table-cell office:value-type="float" office:value="-0.00311639112121" calcext:value-type="float">
            <text:p>-0.0031163911</text:p>
          </table:table-cell>
          <table:table-cell office:value-type="float" office:value="-0.000817073313379" calcext:value-type="float">
            <text:p>-0.0008170733</text:p>
          </table:table-cell>
        </table:table-row>
        <table:table-row table:style-name="ro1">
          <table:table-cell office:value-type="float" office:value="1.6114458844036E+018" calcext:value-type="float">
            <text:p>1.6114458844036E+018</text:p>
          </table:table-cell>
          <table:table-cell office:value-type="float" office:value="1.61144588436961E+018" calcext:value-type="float">
            <text:p>1.61144588436961E+018</text:p>
          </table:table-cell>
          <table:table-cell office:value-type="float" office:value="33" calcext:value-type="float">
            <text:p>33</text:p>
          </table:table-cell>
          <table:table-cell office:value-type="float" office:value="-0.0023222959094" calcext:value-type="float">
            <text:p>-0.0023222959</text:p>
          </table:table-cell>
          <table:table-cell office:value-type="float" office:value="-0.000369030141586" calcext:value-type="float">
            <text:p>-0.0003690301</text:p>
          </table:table-cell>
          <table:table-cell office:value-type="float" office:value="0.0168169417024" calcext:value-type="float">
            <text:p>0.0168169417</text:p>
          </table:table-cell>
          <table:table-cell office:value-type="float" office:value="0.00907918976804" calcext:value-type="float">
            <text:p>0.0090791898</text:p>
          </table:table-cell>
          <table:table-cell office:value-type="float" office:value="-0.00258697601598" calcext:value-type="float">
            <text:p>-0.002586976</text:p>
          </table:table-cell>
          <table:table-cell office:value-type="float" office:value="-0.000450193826004" calcext:value-type="float">
            <text:p>-0.0004501938</text:p>
          </table:table-cell>
        </table:table-row>
        <table:table-row table:style-name="ro1">
          <table:table-cell office:value-type="float" office:value="1.61144588444365E+018" calcext:value-type="float">
            <text:p>1.61144588444365E+018</text:p>
          </table:table-cell>
          <table:table-cell office:value-type="float" office:value="1.61144588443473E+018" calcext:value-type="float">
            <text:p>1.61144588443473E+018</text:p>
          </table:table-cell>
          <table:table-cell office:value-type="float" office:value="8" calcext:value-type="float">
            <text:p>8</text:p>
          </table:table-cell>
          <table:table-cell office:value-type="float" office:value="-0.00254979508781" calcext:value-type="float">
            <text:p>-0.0025497951</text:p>
          </table:table-cell>
          <table:table-cell office:value-type="float" office:value="-0.000678626546346" calcext:value-type="float">
            <text:p>-0.0006786265</text:p>
          </table:table-cell>
          <table:table-cell office:value-type="float" office:value="0.0193854434371" calcext:value-type="float">
            <text:p>0.0193854434</text:p>
          </table:table-cell>
          <table:table-cell office:value-type="float" office:value="0.00751680703532" calcext:value-type="float">
            <text:p>0.007516807</text:p>
          </table:table-cell>
          <table:table-cell office:value-type="float" office:value="-0.00317309098925" calcext:value-type="float">
            <text:p>-0.003173091</text:p>
          </table:table-cell>
          <table:table-cell office:value-type="float" office:value="-0.00095150255467" calcext:value-type="float">
            <text:p>-0.0009515026</text:p>
          </table:table-cell>
        </table:table-row>
        <table:table-row table:style-name="ro1">
          <table:table-cell office:value-type="float" office:value="1.61144588447066E+018" calcext:value-type="float">
            <text:p>1.61144588447066E+018</text:p>
          </table:table-cell>
          <table:table-cell office:value-type="float" office:value="1.61144588446478E+018" calcext:value-type="float">
            <text:p>1.61144588446478E+018</text:p>
          </table:table-cell>
          <table:table-cell office:value-type="float" office:value="5" calcext:value-type="float">
            <text:p>5</text:p>
          </table:table-cell>
          <table:table-cell office:value-type="float" office:value="0.000125244678794" calcext:value-type="float">
            <text:p>0.0001252447</text:p>
          </table:table-cell>
          <table:table-cell office:value-type="float" office:value="0.00257983885808" calcext:value-type="float">
            <text:p>0.0025798389</text:p>
          </table:table-cell>
          <table:table-cell office:value-type="float" office:value="0.0197685622512" calcext:value-type="float">
            <text:p>0.0197685623</text:p>
          </table:table-cell>
          <table:table-cell office:value-type="float" office:value="0.0052647663165" calcext:value-type="float">
            <text:p>0.0052647663</text:p>
          </table:table-cell>
          <table:table-cell office:value-type="float" office:value="-0.00296853260895" calcext:value-type="float">
            <text:p>-0.0029685326</text:p>
          </table:table-cell>
          <table:table-cell office:value-type="float" office:value="-0.00102173989063" calcext:value-type="float">
            <text:p>-0.0010217399</text:p>
          </table:table-cell>
        </table:table-row>
        <table:table-row table:style-name="ro1">
          <table:table-cell office:value-type="float" office:value="1.6114458845036E+018" calcext:value-type="float">
            <text:p>1.6114458845036E+018</text:p>
          </table:table-cell>
          <table:table-cell office:value-type="float" office:value="1.61144588446478E+018" calcext:value-type="float">
            <text:p>1.61144588446478E+018</text:p>
          </table:table-cell>
          <table:table-cell office:value-type="float" office:value="38" calcext:value-type="float">
            <text:p>38</text:p>
          </table:table-cell>
          <table:table-cell office:value-type="float" office:value="-0.00146424022634" calcext:value-type="float">
            <text:p>-0.0014642402</text:p>
          </table:table-cell>
          <table:table-cell office:value-type="float" office:value="0.00257983885808" calcext:value-type="float">
            <text:p>0.0025798389</text:p>
          </table:table-cell>
          <table:table-cell office:value-type="float" office:value="0.0157603328857" calcext:value-type="float">
            <text:p>0.0157603329</text:p>
          </table:table-cell>
          <table:table-cell office:value-type="float" office:value="0.0052647663165" calcext:value-type="float">
            <text:p>0.0052647663</text:p>
          </table:table-cell>
          <table:table-cell office:value-type="float" office:value="-0.00331864447548" calcext:value-type="float">
            <text:p>-0.0033186445</text:p>
          </table:table-cell>
          <table:table-cell office:value-type="float" office:value="-0.00102173989063" calcext:value-type="float">
            <text:p>-0.0010217399</text:p>
          </table:table-cell>
        </table:table-row>
        <table:table-row table:style-name="ro1">
          <table:table-cell office:value-type="float" office:value="1.6114458845376E+018" calcext:value-type="float">
            <text:p>1.6114458845376E+018</text:p>
          </table:table-cell>
          <table:table-cell office:value-type="float" office:value="1.61144588449985E+018" calcext:value-type="float">
            <text:p>1.61144588449985E+018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.00007841050456" calcext:value-type="float">
            <text:p>7.84E-05</text:p>
          </table:table-cell>
          <table:table-cell office:value-type="float" office:value="0.00310759372007" calcext:value-type="float">
            <text:p>0.0031075937</text:p>
          </table:table-cell>
          <table:table-cell office:value-type="float" office:value="0.0168216452732" calcext:value-type="float">
            <text:p>0.0168216453</text:p>
          </table:table-cell>
          <table:table-cell office:value-type="float" office:value="-0.0026797823338" calcext:value-type="float">
            <text:p>-0.0026797823</text:p>
          </table:table-cell>
          <table:table-cell office:value-type="float" office:value="-0.00355681133414" calcext:value-type="float">
            <text:p>-0.0035568113</text:p>
          </table:table-cell>
          <table:table-cell office:value-type="float" office:value="-0.00120453205521" calcext:value-type="float">
            <text:p>-0.0012045321</text:p>
          </table:table-cell>
        </table:table-row>
        <table:table-row table:style-name="ro1">
          <table:table-cell office:value-type="float" office:value="1.61144588457099E+018" calcext:value-type="float">
            <text:p>1.61144588457099E+018</text:p>
          </table:table-cell>
          <table:table-cell office:value-type="float" office:value="1.61144588452992E+018" calcext:value-type="float">
            <text:p>1.61144588452992E+018</text:p>
          </table:table-cell>
          <table:table-cell office:value-type="float" office:value="41" calcext:value-type="float">
            <text:p>41</text:p>
          </table:table-cell>
          <table:table-cell office:value-type="float" office:value="0.00147585537251" calcext:value-type="float">
            <text:p>0.0014758554</text:p>
          </table:table-cell>
          <table:table-cell office:value-type="float" office:value="0.0025334273861" calcext:value-type="float">
            <text:p>0.0025334274</text:p>
          </table:table-cell>
          <table:table-cell office:value-type="float" office:value="0.0121781281425" calcext:value-type="float">
            <text:p>0.0121781281</text:p>
          </table:table-cell>
          <table:table-cell office:value-type="float" office:value="-0.00438997560726" calcext:value-type="float">
            <text:p>-0.0043899756</text:p>
          </table:table-cell>
          <table:table-cell office:value-type="float" office:value="-0.00411818126629" calcext:value-type="float">
            <text:p>-0.0041181813</text:p>
          </table:table-cell>
          <table:table-cell office:value-type="float" office:value="-0.00110639621936" calcext:value-type="float">
            <text:p>-0.0011063962</text:p>
          </table:table-cell>
        </table:table-row>
        <table:table-row table:style-name="ro1">
          <table:table-cell office:value-type="float" office:value="1.61144588460371E+018" calcext:value-type="float">
            <text:p>1.61144588460371E+018</text:p>
          </table:table-cell>
          <table:table-cell office:value-type="float" office:value="1.61144588459504E+018" calcext:value-type="float">
            <text:p>1.61144588459504E+018</text:p>
          </table:table-cell>
          <table:table-cell office:value-type="float" office:value="8" calcext:value-type="float">
            <text:p>8</text:p>
          </table:table-cell>
          <table:table-cell office:value-type="float" office:value="0.00133231466848" calcext:value-type="float">
            <text:p>0.0013323147</text:p>
          </table:table-cell>
          <table:table-cell office:value-type="float" office:value="0.00188079409766" calcext:value-type="float">
            <text:p>0.0018807941</text:p>
          </table:table-cell>
          <table:table-cell office:value-type="float" office:value="0.00890411617864" calcext:value-type="float">
            <text:p>0.0089041162</text:p>
          </table:table-cell>
          <table:table-cell office:value-type="float" office:value="-0.0101690532971" calcext:value-type="float">
            <text:p>-0.0101690533</text:p>
          </table:table-cell>
          <table:table-cell office:value-type="float" office:value="-0.00446191087965" calcext:value-type="float">
            <text:p>-0.0044619109</text:p>
          </table:table-cell>
          <table:table-cell office:value-type="float" office:value="-0.000809506254912" calcext:value-type="float">
            <text:p>-0.0008095063</text:p>
          </table:table-cell>
        </table:table-row>
        <table:table-row table:style-name="ro1">
          <table:table-cell office:value-type="float" office:value="1.61144588463852E+018" calcext:value-type="float">
            <text:p>1.61144588463852E+018</text:p>
          </table:table-cell>
          <table:table-cell office:value-type="float" office:value="1.6114458846301E+018" calcext:value-type="float">
            <text:p>1.6114458846301E+018</text:p>
          </table:table-cell>
          <table:table-cell office:value-type="float" office:value="8" calcext:value-type="float">
            <text:p>8</text:p>
          </table:table-cell>
          <table:table-cell office:value-type="float" office:value="0.000519208294032" calcext:value-type="float">
            <text:p>0.0005192083</text:p>
          </table:table-cell>
          <table:table-cell office:value-type="float" office:value="0.0019296167332" calcext:value-type="float">
            <text:p>0.0019296167</text:p>
          </table:table-cell>
          <table:table-cell office:value-type="float" office:value="0.0087736875916" calcext:value-type="float">
            <text:p>0.0087736876</text:p>
          </table:table-cell>
          <table:table-cell office:value-type="float" office:value="-0.00670176248857" calcext:value-type="float">
            <text:p>-0.0067017625</text:p>
          </table:table-cell>
          <table:table-cell office:value-type="float" office:value="-0.00382444153493" calcext:value-type="float">
            <text:p>-0.0038244415</text:p>
          </table:table-cell>
          <table:table-cell office:value-type="float" office:value="0.00264995350182" calcext:value-type="float">
            <text:p>0.0026499535</text:p>
          </table:table-cell>
        </table:table-row>
        <table:table-row table:style-name="ro1">
          <table:table-cell office:value-type="float" office:value="1.61144588467146E+018" calcext:value-type="float">
            <text:p>1.61144588467146E+018</text:p>
          </table:table-cell>
          <table:table-cell office:value-type="float" office:value="1.61144588466016E+018" calcext:value-type="float">
            <text:p>1.61144588466016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242555969286" calcext:value-type="float">
            <text:p>-0.0024255597</text:p>
          </table:table-cell>
          <table:table-cell office:value-type="float" office:value="-0.00195722198615" calcext:value-type="float">
            <text:p>-0.001957222</text:p>
          </table:table-cell>
          <table:table-cell office:value-type="float" office:value="0.00604984263803" calcext:value-type="float">
            <text:p>0.0060498426</text:p>
          </table:table-cell>
          <table:table-cell office:value-type="float" office:value="-0.0123116076016" calcext:value-type="float">
            <text:p>-0.0123116076</text:p>
          </table:table-cell>
          <table:table-cell office:value-type="float" office:value="-0.00401655688109" calcext:value-type="float">
            <text:p>-0.0040165569</text:p>
          </table:table-cell>
          <table:table-cell office:value-type="float" office:value="-0.00190055488776" calcext:value-type="float">
            <text:p>-0.0019005549</text:p>
          </table:table-cell>
        </table:table-row>
        <table:table-row table:style-name="ro1">
          <table:table-cell office:value-type="float" office:value="1.61144588470365E+018" calcext:value-type="float">
            <text:p>1.61144588470365E+018</text:p>
          </table:table-cell>
          <table:table-cell office:value-type="float" office:value="1.61144588469523E+018" calcext:value-type="float">
            <text:p>1.61144588469523E+018</text:p>
          </table:table-cell>
          <table:table-cell office:value-type="float" office:value="8" calcext:value-type="float">
            <text:p>8</text:p>
          </table:table-cell>
          <table:table-cell office:value-type="float" office:value="0.00207013273339" calcext:value-type="float">
            <text:p>0.0020701327</text:p>
          </table:table-cell>
          <table:table-cell office:value-type="float" office:value="0.000371532193953" calcext:value-type="float">
            <text:p>0.0003715322</text:p>
          </table:table-cell>
          <table:table-cell office:value-type="float" office:value="0.0169047191215" calcext:value-type="float">
            <text:p>0.0169047191</text:p>
          </table:table-cell>
          <table:table-cell office:value-type="float" office:value="-0.000809451317623" calcext:value-type="float">
            <text:p>-0.0008094513</text:p>
          </table:table-cell>
          <table:table-cell office:value-type="float" office:value="-0.00279365478606" calcext:value-type="float">
            <text:p>-0.0027936548</text:p>
          </table:table-cell>
          <table:table-cell office:value-type="float" office:value="0.00376935769785" calcext:value-type="float">
            <text:p>0.0037693577</text:p>
          </table:table-cell>
        </table:table-row>
        <table:table-row table:style-name="ro1">
          <table:table-cell office:value-type="float" office:value="1.61144588473696E+018" calcext:value-type="float">
            <text:p>1.61144588473696E+018</text:p>
          </table:table-cell>
          <table:table-cell office:value-type="float" office:value="1.61144588472528E+018" calcext:value-type="float">
            <text:p>1.61144588472528E+018</text:p>
          </table:table-cell>
          <table:table-cell office:value-type="float" office:value="11" calcext:value-type="float">
            <text:p>11</text:p>
          </table:table-cell>
          <table:table-cell office:value-type="float" office:value="0.000391244469736" calcext:value-type="float">
            <text:p>0.0003912445</text:p>
          </table:table-cell>
          <table:table-cell office:value-type="float" office:value="0.00251615468485" calcext:value-type="float">
            <text:p>0.0025161547</text:p>
          </table:table-cell>
          <table:table-cell office:value-type="float" office:value="0.0187771532903" calcext:value-type="float">
            <text:p>0.0187771533</text:p>
          </table:table-cell>
          <table:table-cell office:value-type="float" office:value="0.00313107397792" calcext:value-type="float">
            <text:p>0.003131074</text:p>
          </table:table-cell>
          <table:table-cell office:value-type="float" office:value="-0.00329635037608" calcext:value-type="float">
            <text:p>-0.0032963504</text:p>
          </table:table-cell>
          <table:table-cell office:value-type="float" office:value="-0.00190385933642" calcext:value-type="float">
            <text:p>-0.0019038593</text:p>
          </table:table-cell>
        </table:table-row>
        <table:table-row table:style-name="ro1">
          <table:table-cell office:value-type="float" office:value="1.61144588477225E+018" calcext:value-type="float">
            <text:p>1.61144588477225E+018</text:p>
          </table:table-cell>
          <table:table-cell office:value-type="float" office:value="1.61144588476035E+018" calcext:value-type="float">
            <text:p>1.61144588476035E+018</text:p>
          </table:table-cell>
          <table:table-cell office:value-type="float" office:value="11" calcext:value-type="float">
            <text:p>11</text:p>
          </table:table-cell>
          <table:table-cell office:value-type="float" office:value="0.00270808235952" calcext:value-type="float">
            <text:p>0.0027080824</text:p>
          </table:table-cell>
          <table:table-cell office:value-type="float" office:value="0.000615421131084" calcext:value-type="float">
            <text:p>0.0006154211</text:p>
          </table:table-cell>
          <table:table-cell office:value-type="float" office:value="0.0266453512409" calcext:value-type="float">
            <text:p>0.0266453512</text:p>
          </table:table-cell>
          <table:table-cell office:value-type="float" office:value="0.00684039988931" calcext:value-type="float">
            <text:p>0.0068403999</text:p>
          </table:table-cell>
          <table:table-cell office:value-type="float" office:value="-0.00306256019295" calcext:value-type="float">
            <text:p>-0.0030625602</text:p>
          </table:table-cell>
          <table:table-cell office:value-type="float" office:value="0.00125121242506" calcext:value-type="float">
            <text:p>0.0012512124</text:p>
          </table:table-cell>
        </table:table-row>
        <table:table-row table:style-name="ro1">
          <table:table-cell office:value-type="float" office:value="1.61144588480513E+018" calcext:value-type="float">
            <text:p>1.61144588480513E+018</text:p>
          </table:table-cell>
          <table:table-cell office:value-type="float" office:value="1.61144588479542E+018" calcext:value-type="float">
            <text:p>1.61144588479542E+018</text:p>
          </table:table-cell>
          <table:table-cell office:value-type="float" office:value="9" calcext:value-type="float">
            <text:p>9</text:p>
          </table:table-cell>
          <table:table-cell office:value-type="float" office:value="0.00409620703396" calcext:value-type="float">
            <text:p>0.004096207</text:p>
          </table:table-cell>
          <table:table-cell office:value-type="float" office:value="0.00606755918774" calcext:value-type="float">
            <text:p>0.0060675592</text:p>
          </table:table-cell>
          <table:table-cell office:value-type="float" office:value="0.0305489373467" calcext:value-type="float">
            <text:p>0.0305489373</text:p>
          </table:table-cell>
          <table:table-cell office:value-type="float" office:value="0.0110820721583" calcext:value-type="float">
            <text:p>0.0110820722</text:p>
          </table:table-cell>
          <table:table-cell office:value-type="float" office:value="-0.00212725184936" calcext:value-type="float">
            <text:p>-0.0021272518</text:p>
          </table:table-cell>
          <table:table-cell office:value-type="float" office:value="-0.000149010766976" calcext:value-type="float">
            <text:p>-0.0001490108</text:p>
          </table:table-cell>
        </table:table-row>
        <table:table-row table:style-name="ro1">
          <table:table-cell office:value-type="float" office:value="1.61144588484152E+018" calcext:value-type="float">
            <text:p>1.61144588484152E+018</text:p>
          </table:table-cell>
          <table:table-cell office:value-type="float" office:value="1.61144588483549E+018" calcext:value-type="float">
            <text:p>1.61144588483549E+018</text:p>
          </table:table-cell>
          <table:table-cell office:value-type="float" office:value="6" calcext:value-type="float">
            <text:p>6</text:p>
          </table:table-cell>
          <table:table-cell office:value-type="float" office:value="-0.00289224817003" calcext:value-type="float">
            <text:p>-0.0028922482</text:p>
          </table:table-cell>
          <table:table-cell office:value-type="float" office:value="-0.00167239601007" calcext:value-type="float">
            <text:p>-0.001672396</text:p>
          </table:table-cell>
          <table:table-cell office:value-type="float" office:value="0.0288829731772" calcext:value-type="float">
            <text:p>0.0288829732</text:p>
          </table:table-cell>
          <table:table-cell office:value-type="float" office:value="0.00950257654683" calcext:value-type="float">
            <text:p>0.0095025765</text:p>
          </table:table-cell>
          <table:table-cell office:value-type="float" office:value="-0.00167072694191" calcext:value-type="float">
            <text:p>-0.0016707269</text:p>
          </table:table-cell>
          <table:table-cell office:value-type="float" office:value="-0.000874926718541" calcext:value-type="float">
            <text:p>-0.0008749267</text:p>
          </table:table-cell>
        </table:table-row>
        <table:table-row table:style-name="ro1">
          <table:table-cell office:value-type="float" office:value="1.6114458848715E+018" calcext:value-type="float">
            <text:p>1.6114458848715E+018</text:p>
          </table:table-cell>
          <table:table-cell office:value-type="float" office:value="1.61144588483549E+018" calcext:value-type="float">
            <text:p>1.61144588483549E+018</text:p>
          </table:table-cell>
          <table:table-cell office:value-type="float" office:value="36" calcext:value-type="float">
            <text:p>36</text:p>
          </table:table-cell>
          <table:table-cell office:value-type="float" office:value="-0.00476727740977" calcext:value-type="float">
            <text:p>-0.0047672774</text:p>
          </table:table-cell>
          <table:table-cell office:value-type="float" office:value="-0.00167239601007" calcext:value-type="float">
            <text:p>-0.001672396</text:p>
          </table:table-cell>
          <table:table-cell office:value-type="float" office:value="0.0178689351382" calcext:value-type="float">
            <text:p>0.0178689351</text:p>
          </table:table-cell>
          <table:table-cell office:value-type="float" office:value="0.00950257654683" calcext:value-type="float">
            <text:p>0.0095025765</text:p>
          </table:table-cell>
          <table:table-cell office:value-type="float" office:value="-0.00146531631415" calcext:value-type="float">
            <text:p>-0.0014653163</text:p>
          </table:table-cell>
          <table:table-cell office:value-type="float" office:value="-0.000874926718541" calcext:value-type="float">
            <text:p>-0.0008749267</text:p>
          </table:table-cell>
        </table:table-row>
        <table:table-row table:style-name="ro1">
          <table:table-cell office:value-type="float" office:value="1.61144588490542E+018" calcext:value-type="float">
            <text:p>1.61144588490542E+018</text:p>
          </table:table-cell>
          <table:table-cell office:value-type="float" office:value="1.61144588487056E+018" calcext:value-type="float">
            <text:p>1.61144588487056E+018</text:p>
          </table:table-cell>
          <table:table-cell office:value-type="float" office:value="34" calcext:value-type="float">
            <text:p>34</text:p>
          </table:table-cell>
          <table:table-cell office:value-type="float" office:value="-0.00366364445182" calcext:value-type="float">
            <text:p>-0.0036636445</text:p>
          </table:table-cell>
          <table:table-cell office:value-type="float" office:value="-0.00609925641166" calcext:value-type="float">
            <text:p>-0.0060992564</text:p>
          </table:table-cell>
          <table:table-cell office:value-type="float" office:value="0.0107659768494" calcext:value-type="float">
            <text:p>0.0107659768</text:p>
          </table:table-cell>
          <table:table-cell office:value-type="float" office:value="-0.00566724861895" calcext:value-type="float">
            <text:p>-0.0056672486</text:p>
          </table:table-cell>
          <table:table-cell office:value-type="float" office:value="-0.000923050431373" calcext:value-type="float">
            <text:p>-0.0009230504</text:p>
          </table:table-cell>
          <table:table-cell office:value-type="float" office:value="-0.0011404133561" calcext:value-type="float">
            <text:p>-0.0011404134</text:p>
          </table:table-cell>
        </table:table-row>
        <table:table-row table:style-name="ro1">
          <table:table-cell office:value-type="float" office:value="1.61144588494073E+018" calcext:value-type="float">
            <text:p>1.61144588494073E+018</text:p>
          </table:table-cell>
          <table:table-cell office:value-type="float" office:value="1.61144588493568E+018" calcext:value-type="float">
            <text:p>1.61144588493568E+018</text:p>
          </table:table-cell>
          <table:table-cell office:value-type="float" office:value="5" calcext:value-type="float">
            <text:p>5</text:p>
          </table:table-cell>
          <table:table-cell office:value-type="float" office:value="0.0016313951583" calcext:value-type="float">
            <text:p>0.0016313952</text:p>
          </table:table-cell>
          <table:table-cell office:value-type="float" office:value="-0.000739505523324" calcext:value-type="float">
            <text:p>-0.0007395055</text:p>
          </table:table-cell>
          <table:table-cell office:value-type="float" office:value="0.00518392837314" calcext:value-type="float">
            <text:p>0.0051839284</text:p>
          </table:table-cell>
          <table:table-cell office:value-type="float" office:value="-0.0206176740621" calcext:value-type="float">
            <text:p>-0.0206176741</text:p>
          </table:table-cell>
          <table:table-cell office:value-type="float" office:value="-0.00111937933862" calcext:value-type="float">
            <text:p>-0.0011193793</text:p>
          </table:table-cell>
          <table:table-cell office:value-type="float" office:value="0.000346408442454" calcext:value-type="float">
            <text:p>0.0003464084</text:p>
          </table:table-cell>
        </table:table-row>
        <table:table-row table:style-name="ro1">
          <table:table-cell office:value-type="float" office:value="1.61144588497174E+018" calcext:value-type="float">
            <text:p>1.61144588497174E+018</text:p>
          </table:table-cell>
          <table:table-cell office:value-type="float" office:value="1.61144588493568E+018" calcext:value-type="float">
            <text:p>1.61144588493568E+018</text:p>
          </table:table-cell>
          <table:table-cell office:value-type="float" office:value="36" calcext:value-type="float">
            <text:p>36</text:p>
          </table:table-cell>
          <table:table-cell office:value-type="float" office:value="0.00640770948593" calcext:value-type="float">
            <text:p>0.0064077095</text:p>
          </table:table-cell>
          <table:table-cell office:value-type="float" office:value="-0.000739505523324" calcext:value-type="float">
            <text:p>-0.0007395055</text:p>
          </table:table-cell>
          <table:table-cell office:value-type="float" office:value="0.00419517717397" calcext:value-type="float">
            <text:p>0.0041951772</text:p>
          </table:table-cell>
          <table:table-cell office:value-type="float" office:value="-0.0206176740621" calcext:value-type="float">
            <text:p>-0.0206176741</text:p>
          </table:table-cell>
          <table:table-cell office:value-type="float" office:value="-0.000515123881837" calcext:value-type="float">
            <text:p>-0.0005151239</text:p>
          </table:table-cell>
          <table:table-cell office:value-type="float" office:value="0.000346408442454" calcext:value-type="float">
            <text:p>0.0003464084</text:p>
          </table:table-cell>
        </table:table-row>
        <table:table-row table:style-name="ro1">
          <table:table-cell office:value-type="float" office:value="1.61144588500536E+018" calcext:value-type="float">
            <text:p>1.61144588500536E+018</text:p>
          </table:table-cell>
          <table:table-cell office:value-type="float" office:value="1.61144588496574E+018" calcext:value-type="float">
            <text:p>1.61144588496574E+018</text:p>
          </table:table-cell>
          <table:table-cell office:value-type="float" office:value="39" calcext:value-type="float">
            <text:p>39</text:p>
          </table:table-cell>
          <table:table-cell office:value-type="float" office:value="0.00366561177659" calcext:value-type="float">
            <text:p>0.0036656118</text:p>
          </table:table-cell>
          <table:table-cell office:value-type="float" office:value="0.00605877925403" calcext:value-type="float">
            <text:p>0.0060587793</text:p>
          </table:table-cell>
          <table:table-cell office:value-type="float" office:value="0.00246903587797" calcext:value-type="float">
            <text:p>0.0024690359</text:p>
          </table:table-cell>
          <table:table-cell office:value-type="float" office:value="-0.0184421189762" calcext:value-type="float">
            <text:p>-0.018442119</text:p>
          </table:table-cell>
          <table:table-cell office:value-type="float" office:value="-0.00106113897741" calcext:value-type="float">
            <text:p>-0.001061139</text:p>
          </table:table-cell>
          <table:table-cell office:value-type="float" office:value="0.000847937946591" calcext:value-type="float">
            <text:p>0.0008479379</text:p>
          </table:table-cell>
        </table:table-row>
        <table:table-row table:style-name="ro1">
          <table:table-cell office:value-type="float" office:value="1.61144588503861E+018" calcext:value-type="float">
            <text:p>1.61144588503861E+018</text:p>
          </table:table-cell>
          <table:table-cell office:value-type="float" office:value="1.61144588503081E+018" calcext:value-type="float">
            <text:p>1.61144588503081E+01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0000467860171275" calcext:value-type="float">
            <text:p>4.68E-05</text:p>
          </table:table-cell>
          <table:table-cell office:value-type="float" office:value="-0.00147271305618" calcext:value-type="float">
            <text:p>-0.0014727131</text:p>
          </table:table-cell>
          <table:table-cell office:value-type="float" office:value="-0.00207914220257" calcext:value-type="float">
            <text:p>-0.0020791422</text:p>
          </table:table-cell>
          <table:table-cell office:value-type="float" office:value="-0.011957533094" calcext:value-type="float">
            <text:p>-0.0119575331</text:p>
          </table:table-cell>
          <table:table-cell office:value-type="float" office:value="-0.000795259556106" calcext:value-type="float">
            <text:p>-0.0007952596</text:p>
          </table:table-cell>
          <table:table-cell office:value-type="float" office:value="-0.000461689660415" calcext:value-type="float">
            <text:p>-0.0004616897</text:p>
          </table:table-cell>
        </table:table-row>
        <table:table-row table:style-name="ro1">
          <table:table-cell office:value-type="float" office:value="1.61144588507162E+018" calcext:value-type="float">
            <text:p>1.61144588507162E+018</text:p>
          </table:table-cell>
          <table:table-cell office:value-type="float" office:value="1.61144588506086E+018" calcext:value-type="float">
            <text:p>1.61144588506086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100146995167" calcext:value-type="float">
            <text:p>-0.00100147</text:p>
          </table:table-cell>
          <table:table-cell office:value-type="float" office:value="-0.00305582376375" calcext:value-type="float">
            <text:p>-0.0030558238</text:p>
          </table:table-cell>
          <table:table-cell office:value-type="float" office:value="0.00223541233518" calcext:value-type="float">
            <text:p>0.0022354123</text:p>
          </table:table-cell>
          <table:table-cell office:value-type="float" office:value="-0.0055375976402" calcext:value-type="float">
            <text:p>-0.0055375976</text:p>
          </table:table-cell>
          <table:table-cell office:value-type="float" office:value="-0.000907883676117" calcext:value-type="float">
            <text:p>-0.0009078837</text:p>
          </table:table-cell>
          <table:table-cell office:value-type="float" office:value="0.000949241044593" calcext:value-type="float">
            <text:p>0.000949241</text:p>
          </table:table-cell>
        </table:table-row>
        <table:table-row table:style-name="ro1">
          <table:table-cell office:value-type="float" office:value="1.61144588510556E+018" calcext:value-type="float">
            <text:p>1.61144588510556E+018</text:p>
          </table:table-cell>
          <table:table-cell office:value-type="float" office:value="1.61144588509593E+018" calcext:value-type="float">
            <text:p>1.61144588509593E+018</text:p>
          </table:table-cell>
          <table:table-cell office:value-type="float" office:value="9" calcext:value-type="float">
            <text:p>9</text:p>
          </table:table-cell>
          <table:table-cell office:value-type="float" office:value="-0.00319134361777" calcext:value-type="float">
            <text:p>-0.0031913436</text:p>
          </table:table-cell>
          <table:table-cell office:value-type="float" office:value="-0.00401994291078" calcext:value-type="float">
            <text:p>-0.0040199429</text:p>
          </table:table-cell>
          <table:table-cell office:value-type="float" office:value="0.00373492080735" calcext:value-type="float">
            <text:p>0.0037349208</text:p>
          </table:table-cell>
          <table:table-cell office:value-type="float" office:value="-0.00107670531469" calcext:value-type="float">
            <text:p>-0.0010767053</text:p>
          </table:table-cell>
          <table:table-cell office:value-type="float" office:value="-0.000787198794364" calcext:value-type="float">
            <text:p>-0.0007871988</text:p>
          </table:table-cell>
          <table:table-cell office:value-type="float" office:value="-0.000497267020849" calcext:value-type="float">
            <text:p>-0.000497267</text:p>
          </table:table-cell>
        </table:table-row>
        <table:table-row table:style-name="ro1">
          <table:table-cell office:value-type="float" office:value="1.61144588513886E+018" calcext:value-type="float">
            <text:p>1.61144588513886E+018</text:p>
          </table:table-cell>
          <table:table-cell office:value-type="float" office:value="1.61144588512599E+018" calcext:value-type="float">
            <text:p>1.61144588512599E+018</text:p>
          </table:table-cell>
          <table:table-cell office:value-type="float" office:value="12" calcext:value-type="float">
            <text:p>12</text:p>
          </table:table-cell>
          <table:table-cell office:value-type="float" office:value="-0.00210299630184" calcext:value-type="float">
            <text:p>-0.0021029963</text:p>
          </table:table-cell>
          <table:table-cell office:value-type="float" office:value="-0.00295979919657" calcext:value-type="float">
            <text:p>-0.0029597992</text:p>
          </table:table-cell>
          <table:table-cell office:value-type="float" office:value="0.00900748289582" calcext:value-type="float">
            <text:p>0.0090074829</text:p>
          </table:table-cell>
          <table:table-cell office:value-type="float" office:value="0.00319015291611" calcext:value-type="float">
            <text:p>0.0031901529</text:p>
          </table:table-cell>
          <table:table-cell office:value-type="float" office:value="-0.00126394999424" calcext:value-type="float">
            <text:p>-0.00126395</text:p>
          </table:table-cell>
          <table:table-cell office:value-type="float" office:value="0.000184306452975" calcext:value-type="float">
            <text:p>0.0001843065</text:p>
          </table:table-cell>
        </table:table-row>
        <table:table-row table:style-name="ro1">
          <table:table-cell office:value-type="float" office:value="1.61144588517185E+018" calcext:value-type="float">
            <text:p>1.61144588517185E+018</text:p>
          </table:table-cell>
          <table:table-cell office:value-type="float" office:value="1.61144588516105E+018" calcext:value-type="float">
            <text:p>1.61144588516105E+0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-0.00000166936917157" calcext:value-type="float">
            <text:p>-1.67E-06</text:p>
          </table:table-cell>
          <table:table-cell office:value-type="float" office:value="0.00147525721688" calcext:value-type="float">
            <text:p>0.0014752572</text:p>
          </table:table-cell>
          <table:table-cell office:value-type="float" office:value="0.010340854913" calcext:value-type="float">
            <text:p>0.0103408549</text:p>
          </table:table-cell>
          <table:table-cell office:value-type="float" office:value="0.00524529849274" calcext:value-type="float">
            <text:p>0.0052452985</text:p>
          </table:table-cell>
          <table:table-cell office:value-type="float" office:value="-0.00110998040011" calcext:value-type="float">
            <text:p>-0.0011099804</text:p>
          </table:table-cell>
          <table:table-cell office:value-type="float" office:value="-0.00104524573017" calcext:value-type="float">
            <text:p>-0.0010452457</text:p>
          </table:table-cell>
        </table:table-row>
        <table:table-row table:style-name="ro1">
          <table:table-cell office:value-type="float" office:value="1.61144588520539E+018" calcext:value-type="float">
            <text:p>1.61144588520539E+018</text:p>
          </table:table-cell>
          <table:table-cell office:value-type="float" office:value="1.61144588519111E+018" calcext:value-type="float">
            <text:p>1.61144588519111E+018</text:p>
          </table:table-cell>
          <table:table-cell office:value-type="float" office:value="14" calcext:value-type="float">
            <text:p>14</text:p>
          </table:table-cell>
          <table:table-cell office:value-type="float" office:value="0.0017972795379" calcext:value-type="float">
            <text:p>0.0017972795</text:p>
          </table:table-cell>
          <table:table-cell office:value-type="float" office:value="0.00329739847821" calcext:value-type="float">
            <text:p>0.0032973985</text:p>
          </table:table-cell>
          <table:table-cell office:value-type="float" office:value="0.0116469454532" calcext:value-type="float">
            <text:p>0.0116469455</text:p>
          </table:table-cell>
          <table:table-cell office:value-type="float" office:value="0.00338587994454" calcext:value-type="float">
            <text:p>0.0033858799</text:p>
          </table:table-cell>
          <table:table-cell office:value-type="float" office:value="-0.00037428046667" calcext:value-type="float">
            <text:p>-0.0003742805</text:p>
          </table:table-cell>
          <table:table-cell office:value-type="float" office:value="-0.000773581335752" calcext:value-type="float">
            <text:p>-0.0007735813</text:p>
          </table:table-cell>
        </table:table-row>
        <table:table-row table:style-name="ro1">
          <table:table-cell office:value-type="float" office:value="1.61144588523857E+018" calcext:value-type="float">
            <text:p>1.61144588523857E+018</text:p>
          </table:table-cell>
          <table:table-cell office:value-type="float" office:value="1.61144588522617E+018" calcext:value-type="float">
            <text:p>1.61144588522617E+018</text:p>
          </table:table-cell>
          <table:table-cell office:value-type="float" office:value="12" calcext:value-type="float">
            <text:p>12</text:p>
          </table:table-cell>
          <table:table-cell office:value-type="float" office:value="0.00203910054496" calcext:value-type="float">
            <text:p>0.0020391005</text:p>
          </table:table-cell>
          <table:table-cell office:value-type="float" office:value="0.00469001945901" calcext:value-type="float">
            <text:p>0.0046900195</text:p>
          </table:table-cell>
          <table:table-cell office:value-type="float" office:value="0.0109525030902" calcext:value-type="float">
            <text:p>0.0109525031</text:p>
          </table:table-cell>
          <table:table-cell office:value-type="float" office:value="0.00316422576715" calcext:value-type="float">
            <text:p>0.0031642258</text:p>
          </table:table-cell>
          <table:table-cell office:value-type="float" office:value="-0.000278746022309" calcext:value-type="float">
            <text:p>-0.000278746</text:p>
          </table:table-cell>
          <table:table-cell office:value-type="float" office:value="0.000327606094579" calcext:value-type="float">
            <text:p>0.0003276061</text:p>
          </table:table-cell>
        </table:table-row>
        <table:table-row table:style-name="ro1">
          <table:table-cell office:value-type="float" office:value="1.61144588527177E+018" calcext:value-type="float">
            <text:p>1.61144588527177E+018</text:p>
          </table:table-cell>
          <table:table-cell office:value-type="float" office:value="1.61144588526124E+018" calcext:value-type="float">
            <text:p>1.61144588526124E+0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507667164318" calcext:value-type="float">
            <text:p>5.08E-05</text:p>
          </table:table-cell>
          <table:table-cell office:value-type="float" office:value="0.00166615160525" calcext:value-type="float">
            <text:p>0.0016661516</text:p>
          </table:table-cell>
          <table:table-cell office:value-type="float" office:value="0.00614447903406" calcext:value-type="float">
            <text:p>0.006144479</text:p>
          </table:table-cell>
          <table:table-cell office:value-type="float" office:value="-0.00214302888779" calcext:value-type="float">
            <text:p>-0.0021430289</text:p>
          </table:table-cell>
          <table:table-cell office:value-type="float" office:value="-0.000642761317954" calcext:value-type="float">
            <text:p>-0.0006427613</text:p>
          </table:table-cell>
          <table:table-cell office:value-type="float" office:value="-0.00107395644916" calcext:value-type="float">
            <text:p>-0.0010739564</text:p>
          </table:table-cell>
        </table:table-row>
        <table:table-row table:style-name="ro1">
          <table:table-cell office:value-type="float" office:value="1.61144588530373E+018" calcext:value-type="float">
            <text:p>1.61144588530373E+018</text:p>
          </table:table-cell>
          <table:table-cell office:value-type="float" office:value="1.61144588530633E+018" calcext:value-type="float">
            <text:p>1.61144588530633E+018</text:p>
          </table:table-cell>
          <table:table-cell office:value-type="float" office:value="-2" calcext:value-type="float">
            <text:p>-2</text:p>
          </table:table-cell>
          <table:table-cell office:value-type="float" office:value="-0.000135230230011" calcext:value-type="float">
            <text:p>-0.0001352302</text:p>
          </table:table-cell>
          <table:table-cell office:value-type="float" office:value="-0.000211511174779" calcext:value-type="float">
            <text:p>-0.0002115112</text:p>
          </table:table-cell>
          <table:table-cell office:value-type="float" office:value="0.00296247743311" calcext:value-type="float">
            <text:p>0.0029624774</text:p>
          </table:table-cell>
          <table:table-cell office:value-type="float" office:value="-0.00747415622672" calcext:value-type="float">
            <text:p>-0.0074741562</text:p>
          </table:table-cell>
          <table:table-cell office:value-type="float" office:value="-0.000389563031526" calcext:value-type="float">
            <text:p>-0.000389563</text:p>
          </table:table-cell>
          <table:table-cell office:value-type="float" office:value="-0.00122585545073" calcext:value-type="float">
            <text:p>-0.0012258555</text:p>
          </table:table-cell>
        </table:table-row>
        <table:table-row table:style-name="ro1">
          <table:table-cell office:value-type="float" office:value="1.61144588533698E+018" calcext:value-type="float">
            <text:p>1.61144588533698E+018</text:p>
          </table:table-cell>
          <table:table-cell office:value-type="float" office:value="1.61144588530633E+018" calcext:value-type="float">
            <text:p>1.61144588530633E+018</text:p>
          </table:table-cell>
          <table:table-cell office:value-type="float" office:value="30" calcext:value-type="float">
            <text:p>30</text:p>
          </table:table-cell>
          <table:table-cell office:value-type="float" office:value="-0.000444768901535" calcext:value-type="float">
            <text:p>-0.0004447689</text:p>
          </table:table-cell>
          <table:table-cell office:value-type="float" office:value="-0.000211511174779" calcext:value-type="float">
            <text:p>-0.0002115112</text:p>
          </table:table-cell>
          <table:table-cell office:value-type="float" office:value="0.00142312261276" calcext:value-type="float">
            <text:p>0.0014231226</text:p>
          </table:table-cell>
          <table:table-cell office:value-type="float" office:value="-0.00747415622672" calcext:value-type="float">
            <text:p>-0.0074741562</text:p>
          </table:table-cell>
          <table:table-cell office:value-type="float" office:value="-0.000262979177325" calcext:value-type="float">
            <text:p>-0.0002629792</text:p>
          </table:table-cell>
          <table:table-cell office:value-type="float" office:value="-0.00122585545073" calcext:value-type="float">
            <text:p>-0.0012258555</text:p>
          </table:table-cell>
        </table:table-row>
        <table:table-row table:style-name="ro1">
          <table:table-cell office:value-type="float" office:value="1.61144588537078E+018" calcext:value-type="float">
            <text:p>1.61144588537078E+018</text:p>
          </table:table-cell>
          <table:table-cell office:value-type="float" office:value="1.61144588533638E+018" calcext:value-type="float">
            <text:p>1.61144588533638E+018</text:p>
          </table:table-cell>
          <table:table-cell office:value-type="float" office:value="34" calcext:value-type="float">
            <text:p>34</text:p>
          </table:table-cell>
          <table:table-cell office:value-type="float" office:value="0.000378518655159" calcext:value-type="float">
            <text:p>0.0003785187</text:p>
          </table:table-cell>
          <table:table-cell office:value-type="float" office:value="-0.00102682127079" calcext:value-type="float">
            <text:p>-0.0010268213</text:p>
          </table:table-cell>
          <table:table-cell office:value-type="float" office:value="0.00302933217645" calcext:value-type="float">
            <text:p>0.0030293322</text:p>
          </table:table-cell>
          <table:table-cell office:value-type="float" office:value="-0.00952709060895" calcext:value-type="float">
            <text:p>-0.0095270906</text:p>
          </table:table-cell>
          <table:table-cell office:value-type="float" office:value="-0.000189368360463" calcext:value-type="float">
            <text:p>-0.0001893684</text:p>
          </table:table-cell>
          <table:table-cell office:value-type="float" office:value="0.000465700186389" calcext:value-type="float">
            <text:p>0.0004657002</text:p>
          </table:table-cell>
        </table:table-row>
        <table:table-row table:style-name="ro1">
          <table:table-cell office:value-type="float" office:value="1.61144588540603E+018" calcext:value-type="float">
            <text:p>1.61144588540603E+018</text:p>
          </table:table-cell>
          <table:table-cell office:value-type="float" office:value="1.61144588540151E+018" calcext:value-type="float">
            <text:p>1.61144588540151E+018</text:p>
          </table:table-cell>
          <table:table-cell office:value-type="float" office:value="4" calcext:value-type="float">
            <text:p>4</text:p>
          </table:table-cell>
          <table:table-cell office:value-type="float" office:value="-0.000302879420241" calcext:value-type="float">
            <text:p>-0.0003028794</text:p>
          </table:table-cell>
          <table:table-cell office:value-type="float" office:value="0.00161731811077" calcext:value-type="float">
            <text:p>0.0016173181</text:p>
          </table:table-cell>
          <table:table-cell office:value-type="float" office:value="0.00249580900226" calcext:value-type="float">
            <text:p>0.002495809</text:p>
          </table:table-cell>
          <table:table-cell office:value-type="float" office:value="-0.00283622835766" calcext:value-type="float">
            <text:p>-0.0028362284</text:p>
          </table:table-cell>
          <table:table-cell office:value-type="float" office:value="-0.000103914394824" calcext:value-type="float">
            <text:p>-0.0001039144</text:p>
          </table:table-cell>
          <table:table-cell office:value-type="float" office:value="0.000217751134777" calcext:value-type="float">
            <text:p>0.0002177511</text:p>
          </table:table-cell>
        </table:table-row>
        <table:table-row table:style-name="ro1">
          <table:table-cell office:value-type="float" office:value="1.61144588543751E+018" calcext:value-type="float">
            <text:p>1.61144588543751E+018</text:p>
          </table:table-cell>
          <table:table-cell office:value-type="float" office:value="1.61144588540151E+018" calcext:value-type="float">
            <text:p>1.61144588540151E+018</text:p>
          </table:table-cell>
          <table:table-cell office:value-type="float" office:value="36" calcext:value-type="float">
            <text:p>36</text:p>
          </table:table-cell>
          <table:table-cell office:value-type="float" office:value="-0.00218377753083" calcext:value-type="float">
            <text:p>-0.0021837775</text:p>
          </table:table-cell>
          <table:table-cell office:value-type="float" office:value="0.00161731811077" calcext:value-type="float">
            <text:p>0.0016173181</text:p>
          </table:table-cell>
          <table:table-cell office:value-type="float" office:value="0.000322920721307" calcext:value-type="float">
            <text:p>0.0003229207</text:p>
          </table:table-cell>
          <table:table-cell office:value-type="float" office:value="-0.00283622835766" calcext:value-type="float">
            <text:p>-0.0028362284</text:p>
          </table:table-cell>
          <table:table-cell office:value-type="float" office:value="0.000310349888419" calcext:value-type="float">
            <text:p>0.0003103499</text:p>
          </table:table-cell>
          <table:table-cell office:value-type="float" office:value="0.000217751134777" calcext:value-type="float">
            <text:p>0.0002177511</text:p>
          </table:table-cell>
        </table:table-row>
        <table:table-row table:style-name="ro1">
          <table:table-cell office:value-type="float" office:value="1.61144588547277E+018" calcext:value-type="float">
            <text:p>1.61144588547277E+018</text:p>
          </table:table-cell>
          <table:table-cell office:value-type="float" office:value="1.61144588546663E+018" calcext:value-type="float">
            <text:p>1.61144588546663E+018</text:p>
          </table:table-cell>
          <table:table-cell office:value-type="float" office:value="6" calcext:value-type="float">
            <text:p>6</text:p>
          </table:table-cell>
          <table:table-cell office:value-type="float" office:value="-0.000875342446318" calcext:value-type="float">
            <text:p>-0.0008753424</text:p>
          </table:table-cell>
          <table:table-cell office:value-type="float" office:value="0.000245482378532" calcext:value-type="float">
            <text:p>0.0002454824</text:p>
          </table:table-cell>
          <table:table-cell office:value-type="float" office:value="0.000706920106728" calcext:value-type="float">
            <text:p>0.0007069201</text:p>
          </table:table-cell>
          <table:table-cell office:value-type="float" office:value="-0.00460147654535" calcext:value-type="float">
            <text:p>-0.0046014765</text:p>
          </table:table-cell>
          <table:table-cell table:style-name="ce1" office:value-type="float" office:value="-0.0000666155532626" calcext:value-type="float">
            <text:p>-6.66E-05</text:p>
          </table:table-cell>
          <table:table-cell office:value-type="float" office:value="-0.000128390968774" calcext:value-type="float">
            <text:p>-0.000128391</text:p>
          </table:table-cell>
        </table:table-row>
        <table:table-row table:style-name="ro1">
          <table:table-cell office:value-type="float" office:value="1.61144588550356E+018" calcext:value-type="float">
            <text:p>1.61144588550356E+018</text:p>
          </table:table-cell>
          <table:table-cell office:value-type="float" office:value="1.61144588549669E+018" calcext:value-type="float">
            <text:p>1.61144588549669E+01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-0.0000200668872357" calcext:value-type="float">
            <text:p>-2.01E-05</text:p>
          </table:table-cell>
          <table:table-cell office:value-type="float" office:value="0.00144337268674" calcext:value-type="float">
            <text:p>0.0014433727</text:p>
          </table:table-cell>
          <table:table-cell office:value-type="float" office:value="0.00448740589924" calcext:value-type="float">
            <text:p>0.0044874059</text:p>
          </table:table-cell>
          <table:table-cell office:value-type="float" office:value="0.000923118602171" calcext:value-type="float">
            <text:p>0.0009231186</text:p>
          </table:table-cell>
          <table:table-cell office:value-type="float" office:value="-0.000118724199841" calcext:value-type="float">
            <text:p>-0.0001187242</text:p>
          </table:table-cell>
          <table:table-cell office:value-type="float" office:value="0.000116680859034" calcext:value-type="float">
            <text:p>0.0001166809</text:p>
          </table:table-cell>
        </table:table-row>
        <table:table-row table:style-name="ro1">
          <table:table-cell office:value-type="float" office:value="1.61144588553676E+018" calcext:value-type="float">
            <text:p>1.61144588553676E+018</text:p>
          </table:table-cell>
          <table:table-cell office:value-type="float" office:value="1.61144588553174E+018" calcext:value-type="float">
            <text:p>1.61144588553174E+01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-0.0000200460215913" calcext:value-type="float">
            <text:p>-2.00E-05</text:p>
          </table:table-cell>
          <table:table-cell office:value-type="float" office:value="0.00102627197752" calcext:value-type="float">
            <text:p>0.001026272</text:p>
          </table:table-cell>
          <table:table-cell office:value-type="float" office:value="0.00434568634448" calcext:value-type="float">
            <text:p>0.0043456863</text:p>
          </table:table-cell>
          <table:table-cell office:value-type="float" office:value="0.00127671744783" calcext:value-type="float">
            <text:p>0.0012767174</text:p>
          </table:table-cell>
          <table:table-cell office:value-type="float" office:value="-0.000297821943935" calcext:value-type="float">
            <text:p>-0.0002978219</text:p>
          </table:table-cell>
          <table:table-cell office:value-type="float" office:value="-0.000913969966471" calcext:value-type="float">
            <text:p>-0.00091397</text:p>
          </table:table-cell>
        </table:table-row>
        <table:table-row table:style-name="ro1">
          <table:table-cell office:value-type="float" office:value="1.61144588557356E+018" calcext:value-type="float">
            <text:p>1.61144588557356E+018</text:p>
          </table:table-cell>
          <table:table-cell office:value-type="float" office:value="1.6114458855618E+018" calcext:value-type="float">
            <text:p>1.6114458855618E+018</text:p>
          </table:table-cell>
          <table:table-cell office:value-type="float" office:value="11" calcext:value-type="float">
            <text:p>11</text:p>
          </table:table-cell>
          <table:table-cell office:value-type="float" office:value="0.000867244152873" calcext:value-type="float">
            <text:p>0.0008672442</text:p>
          </table:table-cell>
          <table:table-cell office:value-type="float" office:value="0.00183667937498" calcext:value-type="float">
            <text:p>0.0018366794</text:p>
          </table:table-cell>
          <table:table-cell office:value-type="float" office:value="0.00454552417771" calcext:value-type="float">
            <text:p>0.0045455242</text:p>
          </table:table-cell>
          <table:table-cell office:value-type="float" office:value="0.000521520214452" calcext:value-type="float">
            <text:p>0.0005215202</text:p>
          </table:table-cell>
          <table:table-cell office:value-type="float" office:value="-0.00154133367037" calcext:value-type="float">
            <text:p>-0.0015413337</text:p>
          </table:table-cell>
          <table:table-cell office:value-type="float" office:value="0.00036653465697" calcext:value-type="float">
            <text:p>0.0003665347</text:p>
          </table:table-cell>
        </table:table-row>
        <table:table-row table:style-name="ro1">
          <table:table-cell office:value-type="float" office:value="1.61144588560717E+018" calcext:value-type="float">
            <text:p>1.61144588560717E+018</text:p>
          </table:table-cell>
          <table:table-cell office:value-type="float" office:value="1.61144588559686E+018" calcext:value-type="float">
            <text:p>1.61144588559686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146531623086" calcext:value-type="float">
            <text:p>-0.0014653162</text:p>
          </table:table-cell>
          <table:table-cell table:style-name="ce1" office:value-type="float" office:value="-0.0000701867327659" calcext:value-type="float">
            <text:p>-7.02E-05</text:p>
          </table:table-cell>
          <table:table-cell office:value-type="float" office:value="0.00221642272634" calcext:value-type="float">
            <text:p>0.0022164227</text:p>
          </table:table-cell>
          <table:table-cell office:value-type="float" office:value="-0.00101576180071" calcext:value-type="float">
            <text:p>-0.0010157618</text:p>
          </table:table-cell>
          <table:table-cell office:value-type="float" office:value="-0.00176317178481" calcext:value-type="float">
            <text:p>-0.0017631718</text:p>
          </table:table-cell>
          <table:table-cell office:value-type="float" office:value="-0.000442451172821" calcext:value-type="float">
            <text:p>-0.0004424512</text:p>
          </table:table-cell>
        </table:table-row>
        <table:table-row table:style-name="ro1">
          <table:table-cell office:value-type="float" office:value="1.61144588563676E+018" calcext:value-type="float">
            <text:p>1.61144588563676E+018</text:p>
          </table:table-cell>
          <table:table-cell office:value-type="float" office:value="1.61144588562692E+018" calcext:value-type="float">
            <text:p>1.61144588562692E+018</text:p>
          </table:table-cell>
          <table:table-cell office:value-type="float" office:value="9" calcext:value-type="float">
            <text:p>9</text:p>
          </table:table-cell>
          <table:table-cell office:value-type="float" office:value="-0.00137047165973" calcext:value-type="float">
            <text:p>-0.0013704717</text:p>
          </table:table-cell>
          <table:table-cell office:value-type="float" office:value="-0.00118177928663" calcext:value-type="float">
            <text:p>-0.0011817793</text:p>
          </table:table-cell>
          <table:table-cell office:value-type="float" office:value="0.00122854417018" calcext:value-type="float">
            <text:p>0.0012285442</text:p>
          </table:table-cell>
          <table:table-cell office:value-type="float" office:value="-0.00465789612663" calcext:value-type="float">
            <text:p>-0.0046578961</text:p>
          </table:table-cell>
          <table:table-cell office:value-type="float" office:value="-0.00171190223184" calcext:value-type="float">
            <text:p>-0.0017119022</text:p>
          </table:table-cell>
          <table:table-cell office:value-type="float" office:value="-0.000158765617552" calcext:value-type="float">
            <text:p>-0.0001587656</text:p>
          </table:table-cell>
        </table:table-row>
        <table:table-row table:style-name="ro1">
          <table:table-cell office:value-type="float" office:value="1.61144588567352E+018" calcext:value-type="float">
            <text:p>1.61144588567352E+018</text:p>
          </table:table-cell>
          <table:table-cell office:value-type="float" office:value="1.61144588566199E+018" calcext:value-type="float">
            <text:p>1.61144588566199E+018</text:p>
          </table:table-cell>
          <table:table-cell office:value-type="float" office:value="11" calcext:value-type="float">
            <text:p>11</text:p>
          </table:table-cell>
          <table:table-cell office:value-type="float" office:value="-0.00116701819384" calcext:value-type="float">
            <text:p>-0.0011670182</text:p>
          </table:table-cell>
          <table:table-cell office:value-type="float" office:value="-0.000300714730293" calcext:value-type="float">
            <text:p>-0.0003007147</text:p>
          </table:table-cell>
          <table:table-cell office:value-type="float" office:value="0.00198583503619" calcext:value-type="float">
            <text:p>0.001985835</text:p>
          </table:table-cell>
          <table:table-cell office:value-type="float" office:value="-0.00323379945931" calcext:value-type="float">
            <text:p>-0.0032337995</text:p>
          </table:table-cell>
          <table:table-cell office:value-type="float" office:value="-0.00203455871162" calcext:value-type="float">
            <text:p>-0.0020345587</text:p>
          </table:table-cell>
          <table:table-cell office:value-type="float" office:value="-0.000650140342658" calcext:value-type="float">
            <text:p>-0.0006501403</text:p>
          </table:table-cell>
        </table:table-row>
        <table:table-row table:style-name="ro1">
          <table:table-cell office:value-type="float" office:value="1.61144588570704E+018" calcext:value-type="float">
            <text:p>1.61144588570704E+018</text:p>
          </table:table-cell>
          <table:table-cell office:value-type="float" office:value="1.61144588569204E+018" calcext:value-type="float">
            <text:p>1.61144588569204E+018</text:p>
          </table:table-cell>
          <table:table-cell office:value-type="float" office:value="14" calcext:value-type="float">
            <text:p>14</text:p>
          </table:table-cell>
          <table:table-cell office:value-type="float" office:value="-0.00094676175758" calcext:value-type="float">
            <text:p>-0.0009467618</text:p>
          </table:table-cell>
          <table:table-cell office:value-type="float" office:value="-0.000541798273402" calcext:value-type="float">
            <text:p>-0.0005417983</text:p>
          </table:table-cell>
          <table:table-cell office:value-type="float" office:value="0.00200861192355" calcext:value-type="float">
            <text:p>0.0020086119</text:p>
          </table:table-cell>
          <table:table-cell office:value-type="float" office:value="-0.00190686261485" calcext:value-type="float">
            <text:p>-0.0019068626</text:p>
          </table:table-cell>
          <table:table-cell office:value-type="float" office:value="-0.00199935271977" calcext:value-type="float">
            <text:p>-0.0019993527</text:p>
          </table:table-cell>
          <table:table-cell table:style-name="ce1" office:value-type="float" office:value="-0.0000574153479459" calcext:value-type="float">
            <text:p>-5.74E-05</text:p>
          </table:table-cell>
        </table:table-row>
        <table:table-row table:style-name="ro1">
          <table:table-cell office:value-type="float" office:value="1.6114458857372E+018" calcext:value-type="float">
            <text:p>1.6114458857372E+018</text:p>
          </table:table-cell>
          <table:table-cell office:value-type="float" office:value="1.61144588572711E+018" calcext:value-type="float">
            <text:p>1.61144588572711E+01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057408539038" calcext:value-type="float">
            <text:p>5.74E-06</text:p>
          </table:table-cell>
          <table:table-cell office:value-type="float" office:value="0.00115141650267" calcext:value-type="float">
            <text:p>0.0011514165</text:p>
          </table:table-cell>
          <table:table-cell office:value-type="float" office:value="0.00176607318471" calcext:value-type="float">
            <text:p>0.0017660732</text:p>
          </table:table-cell>
          <table:table-cell office:value-type="float" office:value="-0.00187083738905" calcext:value-type="float">
            <text:p>-0.0018708374</text:p>
          </table:table-cell>
          <table:table-cell office:value-type="float" office:value="-0.00149777958679" calcext:value-type="float">
            <text:p>-0.0014977796</text:p>
          </table:table-cell>
          <table:table-cell office:value-type="float" office:value="-0.000277329025501" calcext:value-type="float">
            <text:p>-0.000277329</text:p>
          </table:table-cell>
        </table:table-row>
        <table:table-row table:style-name="ro1">
          <table:table-cell office:value-type="float" office:value="1.61144588577271E+018" calcext:value-type="float">
            <text:p>1.61144588577271E+018</text:p>
          </table:table-cell>
          <table:table-cell office:value-type="float" office:value="1.61144588576218E+018" calcext:value-type="float">
            <text:p>1.61144588576218E+018</text:p>
          </table:table-cell>
          <table:table-cell office:value-type="float" office:value="10" calcext:value-type="float">
            <text:p>10</text:p>
          </table:table-cell>
          <table:table-cell office:value-type="float" office:value="-0.00160998817405" calcext:value-type="float">
            <text:p>-0.0016099882</text:p>
          </table:table-cell>
          <table:table-cell office:value-type="float" office:value="0.000412793331375" calcext:value-type="float">
            <text:p>0.0004127933</text:p>
          </table:table-cell>
          <table:table-cell office:value-type="float" office:value="0.0013008139398" calcext:value-type="float">
            <text:p>0.0013008139</text:p>
          </table:table-cell>
          <table:table-cell office:value-type="float" office:value="-0.00173494569844" calcext:value-type="float">
            <text:p>-0.0017349457</text:p>
          </table:table-cell>
          <table:table-cell office:value-type="float" office:value="-0.00202545272942" calcext:value-type="float">
            <text:p>-0.0020254527</text:p>
          </table:table-cell>
          <table:table-cell office:value-type="float" office:value="-0.000598537341815" calcext:value-type="float">
            <text:p>-0.0005985373</text:p>
          </table:table-cell>
        </table:table-row>
        <table:table-row table:style-name="ro1">
          <table:table-cell office:value-type="float" office:value="1.6114458858078E+018" calcext:value-type="float">
            <text:p>1.6114458858078E+018</text:p>
          </table:table-cell>
          <table:table-cell office:value-type="float" office:value="1.61144588579223E+018" calcext:value-type="float">
            <text:p>1.61144588579223E+018</text:p>
          </table:table-cell>
          <table:table-cell office:value-type="float" office:value="15" calcext:value-type="float">
            <text:p>15</text:p>
          </table:table-cell>
          <table:table-cell office:value-type="float" office:value="-0.000790366650382" calcext:value-type="float">
            <text:p>-0.0007903667</text:p>
          </table:table-cell>
          <table:table-cell table:style-name="ce1" office:value-type="float" office:value="-0.0000951869608523" calcext:value-type="float">
            <text:p>-9.52E-05</text:p>
          </table:table-cell>
          <table:table-cell office:value-type="float" office:value="0.00224048677983" calcext:value-type="float">
            <text:p>0.0022404868</text:p>
          </table:table-cell>
          <table:table-cell office:value-type="float" office:value="-0.00028325875847" calcext:value-type="float">
            <text:p>-0.0002832588</text:p>
          </table:table-cell>
          <table:table-cell office:value-type="float" office:value="-0.00380903207302" calcext:value-type="float">
            <text:p>-0.0038090321</text:p>
          </table:table-cell>
          <table:table-cell office:value-type="float" office:value="-0.000314965181319" calcext:value-type="float">
            <text:p>-0.0003149652</text:p>
          </table:table-cell>
        </table:table-row>
        <table:table-row table:style-name="ro1">
          <table:table-cell office:value-type="float" office:value="1.61144588583716E+018" calcext:value-type="float">
            <text:p>1.61144588583716E+018</text:p>
          </table:table-cell>
          <table:table-cell office:value-type="float" office:value="1.61144588583732E+018" calcext:value-type="float">
            <text:p>1.61144588583732E+018</text:p>
          </table:table-cell>
          <table:table-cell office:value-type="float" office:value="0" calcext:value-type="float">
            <text:p>0</text:p>
          </table:table-cell>
          <table:table-cell office:value-type="float" office:value="-0.0018474661828" calcext:value-type="float">
            <text:p>-0.0018474662</text:p>
          </table:table-cell>
          <table:table-cell office:value-type="float" office:value="0.00196423306686" calcext:value-type="float">
            <text:p>0.0019642331</text:p>
          </table:table-cell>
          <table:table-cell office:value-type="float" office:value="0.00113925360336" calcext:value-type="float">
            <text:p>0.0011392536</text:p>
          </table:table-cell>
          <table:table-cell office:value-type="float" office:value="-0.00196960715106" calcext:value-type="float">
            <text:p>-0.0019696072</text:p>
          </table:table-cell>
          <table:table-cell office:value-type="float" office:value="-0.00379264111733" calcext:value-type="float">
            <text:p>-0.0037926411</text:p>
          </table:table-cell>
          <table:table-cell office:value-type="float" office:value="0.00728180860761" calcext:value-type="float">
            <text:p>0.0072818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3">00/00/0000</text:date>, <text:time style:data-style-name="N2" text:time-value="18:52:09.364419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7:55:01.019397089</meta:creation-date>
    <dc:date>2021-01-23T18:55:31.768614374</dc:date>
    <meta:editing-duration>PT4M9S</meta:editing-duration>
    <meta:editing-cycles>2</meta:editing-cycles>
    <meta:generator>LibreOffice/5.1.6.2$Linux_X86_64 LibreOffice_project/10m0$Build-2</meta:generator>
    <meta:document-statistic meta:table-count="2" meta:cell-count="85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2.D1:Sheet2.E324" svg:x="0.32cm" svg:y="0.18cm" svg:width="12.508cm" svg:height="8.64cm">
          <chartooo:coordinate-region svg:x="1.338cm" svg:y="0.379cm" svg:width="11.45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324" chart:class="chart:line">
            <chart:data-point chart:repeated="324"/>
          </chart:series>
          <chart:series chart:style-name="ch7" chart:values-cell-range-address="Sheet2.E1:Sheet2.E324" chart:class="chart:line">
            <chart:data-point chart:repeated="3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7067550568">
                <text:p>-0.0217067550568</text:p>
                <draw:g>
                  <svg:desc>Sheet2.D1:Sheet2.D324</svg:desc>
                </draw:g>
              </table:table-cell>
              <table:table-cell office:value-type="float" office:value="-0.0119458010903">
                <text:p>-0.0119458010903</text:p>
                <draw:g>
                  <svg:desc>Sheet2.E1:Sheet2.E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17887799692">
                <text:p>-0.0117887799692</text:p>
              </table:table-cell>
              <table:table-cell office:value-type="float" office:value="-0.010716025665">
                <text:p>-0.010716025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3597284596">
                <text:p>-0.0133597284596</text:p>
              </table:table-cell>
              <table:table-cell office:value-type="float" office:value="-0.00211935210157">
                <text:p>-0.0021193521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06789314805">
                <text:p>-0.0106789314805</text:p>
              </table:table-cell>
              <table:table-cell office:value-type="float" office:value="-0.00478993012583">
                <text:p>-0.0047899301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69525853105">
                <text:p>-0.00369525853105</text:p>
              </table:table-cell>
              <table:table-cell office:value-type="float" office:value="0.00872418403418">
                <text:p>0.00872418403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20094012201">
                <text:p>-0.00120094012201</text:p>
              </table:table-cell>
              <table:table-cell office:value-type="float" office:value="0.0121902103256">
                <text:p>0.012190210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117251120928">
                <text:p>-0.00117251120928</text:p>
              </table:table-cell>
              <table:table-cell office:value-type="float" office:value="0.0131258334881">
                <text:p>0.0131258334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45595645587">
                <text:p>-0.00245595645587</text:p>
              </table:table-cell>
              <table:table-cell office:value-type="float" office:value="0.0198847818083">
                <text:p>0.0198847818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790515495157">
                <text:p>-0.00790515495157</text:p>
              </table:table-cell>
              <table:table-cell office:value-type="float" office:value="0.0215757280129">
                <text:p>0.0215757280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651505199">
                <text:p>-0.00651505199</text:p>
              </table:table-cell>
              <table:table-cell office:value-type="float" office:value="0.0158320184526">
                <text:p>0.0158320184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93750782958">
                <text:p>-0.00593750782958</text:p>
              </table:table-cell>
              <table:table-cell office:value-type="float" office:value="0.0100754704322">
                <text:p>0.0100754704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58240531176">
                <text:p>-0.00858240531176</text:p>
              </table:table-cell>
              <table:table-cell office:value-type="float" office:value="0.00450856634563">
                <text:p>0.00450856634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52653313058">
                <text:p>-0.0152653313058</text:p>
              </table:table-cell>
              <table:table-cell office:value-type="float" office:value="0.0026991531875">
                <text:p>0.002699153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08654207634">
                <text:p>-0.0208654207634</text:p>
              </table:table-cell>
              <table:table-cell office:value-type="float" office:value="0.000870185904082">
                <text:p>0.000870185904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39354188182">
                <text:p>-0.0239354188182</text:p>
              </table:table-cell>
              <table:table-cell office:value-type="float" office:value="-0.0202780873174">
                <text:p>-0.0202780873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83733909529">
                <text:p>-0.0183733909529</text:p>
              </table:table-cell>
              <table:table-cell office:value-type="float" office:value="-0.0246976389766">
                <text:p>-0.0246976389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84797398941">
                <text:p>-0.0184797398941</text:p>
              </table:table-cell>
              <table:table-cell office:value-type="float" office:value="-0.0109082132181">
                <text:p>-0.0109082132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58171980578">
                <text:p>-0.0158171980578</text:p>
              </table:table-cell>
              <table:table-cell office:value-type="float" office:value="-0.0184992381349">
                <text:p>-0.0184992381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71898940696">
                <text:p>-0.00771898940696</text:p>
              </table:table-cell>
              <table:table-cell office:value-type="float" office:value="-0.0178552164764">
                <text:p>-0.0178552164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01179081961">
                <text:p>-0.00901179081961</text:p>
              </table:table-cell>
              <table:table-cell office:value-type="float" office:value="-0.012034877648">
                <text:p>-0.012034877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861879347971">
                <text:p>-0.00861879347971</text:p>
              </table:table-cell>
              <table:table-cell office:value-type="float" office:value="-0.00962341917075">
                <text:p>-0.00962341917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79842344156">
                <text:p>-0.00779842344156</text:p>
              </table:table-cell>
              <table:table-cell office:value-type="float" office:value="-0.00850431782083">
                <text:p>-0.00850431782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20209826514">
                <text:p>-0.0120209826514</text:p>
              </table:table-cell>
              <table:table-cell office:value-type="float" office:value="-0.00850431782083">
                <text:p>-0.00850431782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22087619135">
                <text:p>-0.0122087619135</text:p>
              </table:table-cell>
              <table:table-cell office:value-type="float" office:value="-0.00315985010111">
                <text:p>-0.00315985010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30791583109">
                <text:p>-0.0130791583109</text:p>
              </table:table-cell>
              <table:table-cell office:value-type="float" office:value="-0.00697634222996">
                <text:p>-0.00697634222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22204346485">
                <text:p>-0.0122204346485</text:p>
              </table:table-cell>
              <table:table-cell office:value-type="float" office:value="-0.00528309130245">
                <text:p>-0.00528309130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10227213281">
                <text:p>-0.0110227213281</text:p>
              </table:table-cell>
              <table:table-cell office:value-type="float" office:value="-0.0121271922844">
                <text:p>-0.0121271922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561344806458">
                <text:p>-0.00561344806458</text:p>
              </table:table-cell>
              <table:table-cell office:value-type="float" office:value="-0.0121271922844">
                <text:p>-0.0121271922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487396537625">
                <text:p>-0.00487396537625</text:p>
              </table:table-cell>
              <table:table-cell office:value-type="float" office:value="-0.0100929974065">
                <text:p>-0.0100929974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04287680871">
                <text:p>-0.00304287680871</text:p>
              </table:table-cell>
              <table:table-cell office:value-type="float" office:value="-0.00884878382251">
                <text:p>-0.00884878382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278937798381">
                <text:p>-0.00278937798381</text:p>
              </table:table-cell>
              <table:table-cell office:value-type="float" office:value="-0.0121596823932">
                <text:p>-0.0121596823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2402380168">
                <text:p>-0.00392402380168</text:p>
              </table:table-cell>
              <table:table-cell office:value-type="float" office:value="-0.000858961492114">
                <text:p>-0.000858961492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54332754968">
                <text:p>-0.0054332754968</text:p>
              </table:table-cell>
              <table:table-cell office:value-type="float" office:value="0.00743230865384">
                <text:p>0.00743230865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115269443731">
                <text:p>-0.00115269443731</text:p>
              </table:table-cell>
              <table:table-cell office:value-type="float" office:value="0.00743230865384">
                <text:p>0.00743230865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718059962334">
                <text:p>-0.000718059962334</text:p>
              </table:table-cell>
              <table:table-cell office:value-type="float" office:value="0.00773602803715">
                <text:p>0.00773602803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2637179428">
                <text:p>-0.0012637179428</text:p>
              </table:table-cell>
              <table:table-cell office:value-type="float" office:value="0.00785031836846">
                <text:p>0.00785031836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426982064491">
                <text:p>-0.00426982064491</text:p>
              </table:table-cell>
              <table:table-cell office:value-type="float" office:value="0.00506382210792">
                <text:p>0.00506382210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727662124297">
                <text:p>-0.00727662124297</text:p>
              </table:table-cell>
              <table:table-cell office:value-type="float" office:value="0.00278900432581">
                <text:p>0.002789004325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794469759165">
                <text:p>-0.00794469759165</text:p>
              </table:table-cell>
              <table:table-cell office:value-type="float" office:value="-0.0107481751851">
                <text:p>-0.0107481751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796751286857">
                <text:p>-0.00796751286857</text:p>
              </table:table-cell>
              <table:table-cell office:value-type="float" office:value="-0.0129269654453">
                <text:p>-0.01292696544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4127262974">
                <text:p>-0.00854127262974</text:p>
              </table:table-cell>
              <table:table-cell office:value-type="float" office:value="-0.0154125413977">
                <text:p>-0.0154125413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24889868531">
                <text:p>-0.00824889868531</text:p>
              </table:table-cell>
              <table:table-cell office:value-type="float" office:value="-0.0191322466405">
                <text:p>-0.0191322466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736309768554">
                <text:p>-0.00736309768554</text:p>
              </table:table-cell>
              <table:table-cell office:value-type="float" office:value="-0.0168261516618">
                <text:p>-0.0168261516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29148693437">
                <text:p>-0.00429148693437</text:p>
              </table:table-cell>
              <table:table-cell office:value-type="float" office:value="-0.0168261516618">
                <text:p>-0.0168261516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188439292856">
                <text:p>-0.00188439292856</text:p>
              </table:table-cell>
              <table:table-cell office:value-type="float" office:value="-0.0134726488525">
                <text:p>-0.0134726488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31987668086">
                <text:p>0.000831987668086</text:p>
              </table:table-cell>
              <table:table-cell office:value-type="float" office:value="0.000395242760856">
                <text:p>0.000395242760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43742307419">
                <text:p>0.000143742307419</text:p>
              </table:table-cell>
              <table:table-cell office:value-type="float" office:value="0.00413797625082">
                <text:p>0.00413797625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810811518746">
                <text:p>-0.000810811518746</text:p>
              </table:table-cell>
              <table:table-cell office:value-type="float" office:value="0.00413797625082">
                <text:p>0.00413797625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154782189847">
                <text:p>-0.00154782189847</text:p>
              </table:table-cell>
              <table:table-cell office:value-type="float" office:value="-0.00236748364357">
                <text:p>-0.00236748364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196052284761">
                <text:p>-0.000196052284761</text:p>
              </table:table-cell>
              <table:table-cell office:value-type="float" office:value="-0.00521264321471">
                <text:p>-0.00521264321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49879504055">
                <text:p>-0.0049879504055</text:p>
              </table:table-cell>
              <table:table-cell office:value-type="float" office:value="-0.00160197001936">
                <text:p>-0.00160197001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0110869704">
                <text:p>-0.010110869704</text:p>
              </table:table-cell>
              <table:table-cell office:value-type="float" office:value="-0.0137239583795">
                <text:p>-0.0137239583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15846720646">
                <text:p>-0.0115846720646</text:p>
              </table:table-cell>
              <table:table-cell office:value-type="float" office:value="-0.015028847092">
                <text:p>-0.015028847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36325275855">
                <text:p>-0.0136325275855</text:p>
              </table:table-cell>
              <table:table-cell office:value-type="float" office:value="-0.020402634365">
                <text:p>-0.020402634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46041341192">
                <text:p>-0.0146041341192</text:p>
              </table:table-cell>
              <table:table-cell office:value-type="float" office:value="-0.0262298716785">
                <text:p>-0.0262298716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91394764156">
                <text:p>-0.0191394764156</text:p>
              </table:table-cell>
              <table:table-cell office:value-type="float" office:value="-0.0279687522218">
                <text:p>-0.0279687522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16900582525">
                <text:p>-0.0216900582525</text:p>
              </table:table-cell>
              <table:table-cell office:value-type="float" office:value="-0.0301354644082">
                <text:p>-0.03013546440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19223754065">
                <text:p>-0.0219223754065</text:p>
              </table:table-cell>
              <table:table-cell office:value-type="float" office:value="-0.0303647606277">
                <text:p>-0.0303647606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75162601285">
                <text:p>-0.0175162601285</text:p>
              </table:table-cell>
              <table:table-cell office:value-type="float" office:value="-0.0283623348028">
                <text:p>-0.0283623348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90177018447">
                <text:p>-0.0190177018447</text:p>
              </table:table-cell>
              <table:table-cell office:value-type="float" office:value="-0.0261857169766">
                <text:p>-0.0261857169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64799956693">
                <text:p>-0.0164799956693</text:p>
              </table:table-cell>
              <table:table-cell office:value-type="float" office:value="-0.0263279289175">
                <text:p>-0.0263279289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123939273284">
                <text:p>-0.0123939273284</text:p>
              </table:table-cell>
              <table:table-cell office:value-type="float" office:value="-0.0240523978919">
                <text:p>-0.02405239789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35627300244">
                <text:p>-0.0135627300244</text:p>
              </table:table-cell>
              <table:table-cell office:value-type="float" office:value="-0.023895369378">
                <text:p>-0.0238953693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123232057649">
                <text:p>-0.0123232057649</text:p>
              </table:table-cell>
              <table:table-cell office:value-type="float" office:value="-0.0291679002972">
                <text:p>-0.0291679002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25152620735">
                <text:p>-0.0125152620735</text:p>
              </table:table-cell>
              <table:table-cell office:value-type="float" office:value="-0.0267272959221">
                <text:p>-0.0267272959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081322251">
                <text:p>-0.01081322251</text:p>
              </table:table-cell>
              <table:table-cell office:value-type="float" office:value="-0.0318103432456">
                <text:p>-0.0318103432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912302610445">
                <text:p>-0.00912302610445</text:p>
              </table:table-cell>
              <table:table-cell office:value-type="float" office:value="-0.02415232674">
                <text:p>-0.0241523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911876202652">
                <text:p>-0.00911876202652</text:p>
              </table:table-cell>
              <table:table-cell office:value-type="float" office:value="-0.0255817830074">
                <text:p>-0.0255817830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800722559038">
                <text:p>-0.00800722559038</text:p>
              </table:table-cell>
              <table:table-cell office:value-type="float" office:value="-0.0143982018412">
                <text:p>-0.0143982018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21756635758">
                <text:p>-0.0121756635758</text:p>
              </table:table-cell>
              <table:table-cell office:value-type="float" office:value="-0.0153335347373">
                <text:p>-0.0153335347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24795967715">
                <text:p>-0.0124795967715</text:p>
              </table:table-cell>
              <table:table-cell office:value-type="float" office:value="-0.0163324879291">
                <text:p>-0.0163324879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39509246219">
                <text:p>-0.0139509246219</text:p>
              </table:table-cell>
              <table:table-cell office:value-type="float" office:value="-0.0159977634754">
                <text:p>-0.0159977634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44241683121">
                <text:p>-0.0144241683121</text:p>
              </table:table-cell>
              <table:table-cell office:value-type="float" office:value="-0.0184307269612">
                <text:p>-0.0184307269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50580135667">
                <text:p>-0.0150580135667</text:p>
              </table:table-cell>
              <table:table-cell office:value-type="float" office:value="-0.0203607681322">
                <text:p>-0.0203607681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95110277496">
                <text:p>-0.0195110277496</text:p>
              </table:table-cell>
              <table:table-cell office:value-type="float" office:value="-0.0294023001646">
                <text:p>-0.02940230016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92285768636">
                <text:p>-0.0192285768636</text:p>
              </table:table-cell>
              <table:table-cell office:value-type="float" office:value="-0.0303694695267">
                <text:p>-0.03036946952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96766199599">
                <text:p>-0.0196766199599</text:p>
              </table:table-cell>
              <table:table-cell office:value-type="float" office:value="-0.0292252522548">
                <text:p>-0.0292252522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24044802265">
                <text:p>-0.0224044802265</text:p>
              </table:table-cell>
              <table:table-cell office:value-type="float" office:value="-0.0370768425377">
                <text:p>-0.0370768425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53890673768">
                <text:p>-0.0253890673768</text:p>
              </table:table-cell>
              <table:table-cell office:value-type="float" office:value="-0.0383873182402">
                <text:p>-0.0383873182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91418516152">
                <text:p>-0.0291418516152</text:p>
              </table:table-cell>
              <table:table-cell office:value-type="float" office:value="-0.0371160903908">
                <text:p>-0.0371160903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26905439293">
                <text:p>-0.0326905439293</text:p>
              </table:table-cell>
              <table:table-cell office:value-type="float" office:value="-0.037370502309">
                <text:p>-0.037370502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374177424806">
                <text:p>-0.0374177424806</text:p>
              </table:table-cell>
              <table:table-cell office:value-type="float" office:value="-0.0370998951564">
                <text:p>-0.0370998951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381691971105">
                <text:p>-0.0381691971105</text:p>
              </table:table-cell>
              <table:table-cell office:value-type="float" office:value="-0.0372905297089">
                <text:p>-0.0372905297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391935224833">
                <text:p>-0.0391935224833</text:p>
              </table:table-cell>
              <table:table-cell office:value-type="float" office:value="-0.0355852524441">
                <text:p>-0.0355852524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427787331332">
                <text:p>-0.0427787331332</text:p>
              </table:table-cell>
              <table:table-cell office:value-type="float" office:value="-0.0354778029868">
                <text:p>-0.0354778029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36317779408">
                <text:p>-0.0436317779408</text:p>
              </table:table-cell>
              <table:table-cell office:value-type="float" office:value="-0.0388887904014">
                <text:p>-0.0388887904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15863116369">
                <text:p>-0.0415863116369</text:p>
              </table:table-cell>
              <table:table-cell office:value-type="float" office:value="-0.0388887904014">
                <text:p>-0.0388887904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80696795204">
                <text:p>-0.0380696795204</text:p>
              </table:table-cell>
              <table:table-cell office:value-type="float" office:value="-0.0388887904014">
                <text:p>-0.0388887904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80450007163">
                <text:p>-0.0380450007163</text:p>
              </table:table-cell>
              <table:table-cell office:value-type="float" office:value="-0.0324908920453">
                <text:p>-0.0324908920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52760353237">
                <text:p>-0.0352760353237</text:p>
              </table:table-cell>
              <table:table-cell office:value-type="float" office:value="-0.0330527341342">
                <text:p>-0.0330527341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311727877651">
                <text:p>-0.0311727877651</text:p>
              </table:table-cell>
              <table:table-cell office:value-type="float" office:value="-0.0323442805199">
                <text:p>-0.0323442805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15442121239">
                <text:p>-0.0315442121239</text:p>
              </table:table-cell>
              <table:table-cell office:value-type="float" office:value="-0.0287442158333">
                <text:p>-0.028744215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241624095992">
                <text:p>-0.0241624095992</text:p>
              </table:table-cell>
              <table:table-cell office:value-type="float" office:value="-0.0287442158333">
                <text:p>-0.0287442158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68631499334">
                <text:p>-0.0168631499334</text:p>
              </table:table-cell>
              <table:table-cell office:value-type="float" office:value="-0.0229778776924">
                <text:p>-0.0229778776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12502270452">
                <text:p>-0.012502270452</text:p>
              </table:table-cell>
              <table:table-cell office:value-type="float" office:value="-0.0166388985592">
                <text:p>-0.0166388985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878314213634">
                <text:p>-0.00878314213634</text:p>
              </table:table-cell>
              <table:table-cell office:value-type="float" office:value="-0.00150879656195">
                <text:p>-0.00150879656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28592998304">
                <text:p>-0.00128592998304</text:p>
              </table:table-cell>
              <table:table-cell office:value-type="float" office:value="0.00810194252185">
                <text:p>0.008101942521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360844986423">
                <text:p>-0.000360844986423</text:p>
              </table:table-cell>
              <table:table-cell office:value-type="float" office:value="0.0219448534571">
                <text:p>0.02194485345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32121230363">
                <text:p>0.00132121230363</text:p>
              </table:table-cell>
              <table:table-cell office:value-type="float" office:value="0.0267183635104">
                <text:p>0.0267183635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5385090854">
                <text:p>0.0025385090854</text:p>
              </table:table-cell>
              <table:table-cell office:value-type="float" office:value="0.0392236218085">
                <text:p>0.0392236218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53844622124">
                <text:p>-0.00153844622124</text:p>
              </table:table-cell>
              <table:table-cell office:value-type="float" office:value="0.0339490278539">
                <text:p>0.03394902785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42937414267">
                <text:p>0.00142937414267</text:p>
              </table:table-cell>
              <table:table-cell office:value-type="float" office:value="0.0339490278539">
                <text:p>0.0339490278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139880180128">
                <text:p>-0.00139880180128</text:p>
              </table:table-cell>
              <table:table-cell office:value-type="float" office:value="0.0350482539768">
                <text:p>0.0350482539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262558440268">
                <text:p>-0.00262558440268</text:p>
              </table:table-cell>
              <table:table-cell office:value-type="float" office:value="0.0340242692836">
                <text:p>0.03402426928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57007128192">
                <text:p>-0.0057007128192</text:p>
              </table:table-cell>
              <table:table-cell office:value-type="float" office:value="0.026299457852">
                <text:p>0.026299457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957287787084">
                <text:p>-0.00957287787084</text:p>
              </table:table-cell>
              <table:table-cell office:value-type="float" office:value="0.0234944990465">
                <text:p>0.02349449904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32768438501">
                <text:p>-0.0132768438501</text:p>
              </table:table-cell>
              <table:table-cell office:value-type="float" office:value="0.0155198444514">
                <text:p>0.01551984445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18668744507">
                <text:p>-0.0118668744507</text:p>
              </table:table-cell>
              <table:table-cell office:value-type="float" office:value="0.0155198444514">
                <text:p>0.0155198444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981151427379">
                <text:p>-0.00981151427379</text:p>
              </table:table-cell>
              <table:table-cell office:value-type="float" office:value="0.012868605701">
                <text:p>0.0128686057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627308905536">
                <text:p>-0.00627308905536</text:p>
              </table:table-cell>
              <table:table-cell office:value-type="float" office:value="0.0122026085469">
                <text:p>0.0122026085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01095783537">
                <text:p>-0.00101095783537</text:p>
              </table:table-cell>
              <table:table-cell office:value-type="float" office:value="0.0145155652492">
                <text:p>0.0145155652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870650727328">
                <text:p>-0.000870650727328</text:p>
              </table:table-cell>
              <table:table-cell office:value-type="float" office:value="0.0133542072571">
                <text:p>0.0133542072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248770114226">
                <text:p>-0.00248770114226</text:p>
              </table:table-cell>
              <table:table-cell office:value-type="float" office:value="0.0106401984928">
                <text:p>0.0106401984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708965811624">
                <text:p>-0.00708965811624</text:p>
              </table:table-cell>
              <table:table-cell office:value-type="float" office:value="0.00995038288117">
                <text:p>0.009950382881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2298712697">
                <text:p>-0.0112298712697</text:p>
              </table:table-cell>
              <table:table-cell office:value-type="float" office:value="0.00840924540906">
                <text:p>0.00840924540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929481412538">
                <text:p>-0.00929481412538</text:p>
              </table:table-cell>
              <table:table-cell office:value-type="float" office:value="0.00807722174288">
                <text:p>0.00807722174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890749304452">
                <text:p>-0.00890749304452</text:p>
              </table:table-cell>
              <table:table-cell office:value-type="float" office:value="0.00807722174288">
                <text:p>0.00807722174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2073597816">
                <text:p>-0.012073597816</text:p>
              </table:table-cell>
              <table:table-cell office:value-type="float" office:value="0.00317393198559">
                <text:p>0.00317393198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937684675311">
                <text:p>-0.00937684675311</text:p>
              </table:table-cell>
              <table:table-cell office:value-type="float" office:value="0.000364519818359">
                <text:p>0.0003645198183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579880791486">
                <text:p>-0.00579880791486</text:p>
              </table:table-cell>
              <table:table-cell office:value-type="float" office:value="-0.0099736899705">
                <text:p>-0.0099736899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422842092852">
                <text:p>-0.00422842092852</text:p>
              </table:table-cell>
              <table:table-cell office:value-type="float" office:value="-0.0124156658239">
                <text:p>-0.0124156658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301910623944">
                <text:p>-0.00301910623944</text:p>
              </table:table-cell>
              <table:table-cell office:value-type="float" office:value="-0.0126817559597">
                <text:p>-0.01268175595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816994926889">
                <text:p>-0.000816994926889</text:p>
              </table:table-cell>
              <table:table-cell office:value-type="float" office:value="-0.0171945064797">
                <text:p>-0.0171945064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46549339145">
                <text:p>0.00146549339145</text:p>
              </table:table-cell>
              <table:table-cell office:value-type="float" office:value="-0.0119197595711">
                <text:p>-0.0119197595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72745421875">
                <text:p>0.00472745421875</text:p>
              </table:table-cell>
              <table:table-cell office:value-type="float" office:value="-0.00629817220383">
                <text:p>-0.006298172203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70351647125">
                <text:p>0.00470351647125</text:p>
              </table:table-cell>
              <table:table-cell office:value-type="float" office:value="-0.00220775370064">
                <text:p>-0.00220775370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13123798927">
                <text:p>0.00813123798927</text:p>
              </table:table-cell>
              <table:table-cell office:value-type="float" office:value="-0.0024229348107">
                <text:p>-0.00242293481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22502911256">
                <text:p>0.00922502911256</text:p>
              </table:table-cell>
              <table:table-cell office:value-type="float" office:value="-0.000978964210019">
                <text:p>-0.0009789642100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4504937632">
                <text:p>0.0104504937632</text:p>
              </table:table-cell>
              <table:table-cell office:value-type="float" office:value="-0.00390749922876">
                <text:p>-0.00390749922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6599294827">
                <text:p>0.0156599294827</text:p>
              </table:table-cell>
              <table:table-cell office:value-type="float" office:value="0.000911022801991">
                <text:p>0.000911022801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5210068544">
                <text:p>0.0155210068544</text:p>
              </table:table-cell>
              <table:table-cell office:value-type="float" office:value="0.00302679601113">
                <text:p>0.00302679601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4397737486">
                <text:p>0.0134397737486</text:p>
              </table:table-cell>
              <table:table-cell office:value-type="float" office:value="-0.00222057198374">
                <text:p>-0.00222057198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9668447601">
                <text:p>0.0139668447601</text:p>
              </table:table-cell>
              <table:table-cell office:value-type="float" office:value="-0.000274764642177">
                <text:p>-0.0002747646421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46013964791">
                <text:p>0.0146013964791</text:p>
              </table:table-cell>
              <table:table-cell office:value-type="float" office:value="-0.00267762204619">
                <text:p>-0.00267762204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0924759986">
                <text:p>0.0170924759986</text:p>
              </table:table-cell>
              <table:table-cell office:value-type="float" office:value="-0.00346264165483">
                <text:p>-0.00346264165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68039041479">
                <text:p>0.0168039041479</text:p>
              </table:table-cell>
              <table:table-cell office:value-type="float" office:value="-0.00511841803594">
                <text:p>-0.00511841803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514981591">
                <text:p>0.01514981591</text:p>
              </table:table-cell>
              <table:table-cell office:value-type="float" office:value="-0.00763564722555">
                <text:p>-0.007635647225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6579919468">
                <text:p>0.0116579919468</text:p>
              </table:table-cell>
              <table:table-cell office:value-type="float" office:value="-0.0132970717557">
                <text:p>-0.0132970717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3387330714">
                <text:p>0.0133387330714</text:p>
              </table:table-cell>
              <table:table-cell office:value-type="float" office:value="-0.01544821152">
                <text:p>-0.01544821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7182111287">
                <text:p>0.0117182111287</text:p>
              </table:table-cell>
              <table:table-cell office:value-type="float" office:value="-0.0135013986007">
                <text:p>-0.0135013986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998533679444">
                <text:p>0.00998533679444</text:p>
              </table:table-cell>
              <table:table-cell office:value-type="float" office:value="-0.0120773106438">
                <text:p>-0.01207731064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23740767944">
                <text:p>0.0123740767944</text:p>
              </table:table-cell>
              <table:table-cell office:value-type="float" office:value="-0.00675380996085">
                <text:p>-0.00675380996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7354295539">
                <text:p>0.017354295539</text:p>
              </table:table-cell>
              <table:table-cell office:value-type="float" office:value="-0.00380905606208">
                <text:p>-0.00380905606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2252075884">
                <text:p>0.0202252075884</text:p>
              </table:table-cell>
              <table:table-cell office:value-type="float" office:value="0.003362850335">
                <text:p>0.0033628503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0200781432">
                <text:p>0.0210200781432</text:p>
              </table:table-cell>
              <table:table-cell office:value-type="float" office:value="0.0069233896046">
                <text:p>0.00692338960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50011314561">
                <text:p>0.0250011314561</text:p>
              </table:table-cell>
              <table:table-cell office:value-type="float" office:value="0.0069233896046">
                <text:p>0.0069233896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703705293">
                <text:p>0.028703705293</text:p>
              </table:table-cell>
              <table:table-cell office:value-type="float" office:value="0.0069233896046">
                <text:p>0.00692338960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00941963164">
                <text:p>0.0300941963164</text:p>
              </table:table-cell>
              <table:table-cell office:value-type="float" office:value="0.0168726618739">
                <text:p>0.01687266187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4203172505">
                <text:p>0.034203172505</text:p>
              </table:table-cell>
              <table:table-cell office:value-type="float" office:value="0.0174087022606">
                <text:p>0.0174087022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70386043962">
                <text:p>0.0370386043962</text:p>
              </table:table-cell>
              <table:table-cell office:value-type="float" office:value="0.0199317158129">
                <text:p>0.0199317158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55776845552">
                <text:p>0.0355776845552</text:p>
              </table:table-cell>
              <table:table-cell office:value-type="float" office:value="0.0231205368684">
                <text:p>0.0231205368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38429945767">
                <text:p>0.0338429945767</text:p>
              </table:table-cell>
              <table:table-cell office:value-type="float" office:value="0.0284841486168">
                <text:p>0.0284841486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10418972117">
                <text:p>0.0310418972117</text:p>
              </table:table-cell>
              <table:table-cell office:value-type="float" office:value="0.029848576276">
                <text:p>0.029848576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73709522219">
                <text:p>0.0273709522219</text:p>
              </table:table-cell>
              <table:table-cell office:value-type="float" office:value="0.0221718758682">
                <text:p>0.0221718758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78627712248">
                <text:p>0.0278627712248</text:p>
              </table:table-cell>
              <table:table-cell office:value-type="float" office:value="0.0222845081084">
                <text:p>0.022284508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335681385">
                <text:p>0.022335681385</text:p>
              </table:table-cell>
              <table:table-cell office:value-type="float" office:value="0.0154861291252">
                <text:p>0.0154861291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93792870312">
                <text:p>0.0193792870312</text:p>
              </table:table-cell>
              <table:table-cell office:value-type="float" office:value="0.0119526203182">
                <text:p>0.0119526203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744231626417">
                <text:p>0.00744231626417</text:p>
              </table:table-cell>
              <table:table-cell office:value-type="float" office:value="-0.00106434030912">
                <text:p>-0.001064340309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05992371725">
                <text:p>0.00305992371725</text:p>
              </table:table-cell>
              <table:table-cell office:value-type="float" office:value="-0.0160646254648">
                <text:p>-0.01606462546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972496841002">
                <text:p>-0.000972496841002</text:p>
              </table:table-cell>
              <table:table-cell office:value-type="float" office:value="-0.0226933846647">
                <text:p>-0.02269338466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271479658258">
                <text:p>-0.00271479658258</text:p>
              </table:table-cell>
              <table:table-cell office:value-type="float" office:value="-0.0287576469862">
                <text:p>-0.02875764698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339153380112">
                <text:p>-0.00339153380112</text:p>
              </table:table-cell>
              <table:table-cell office:value-type="float" office:value="-0.0287576469862">
                <text:p>-0.0287576469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567782669951">
                <text:p>-0.00567782669951</text:p>
              </table:table-cell>
              <table:table-cell office:value-type="float" office:value="-0.0327931444072">
                <text:p>-0.03279314440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546379384243">
                <text:p>-0.00546379384243</text:p>
              </table:table-cell>
              <table:table-cell office:value-type="float" office:value="-0.0420012662263">
                <text:p>-0.0420012662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555105027549">
                <text:p>-0.00555105027549</text:p>
              </table:table-cell>
              <table:table-cell office:value-type="float" office:value="-0.0420012662263">
                <text:p>-0.04200126622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58167743019">
                <text:p>-0.00658167743019</text:p>
              </table:table-cell>
              <table:table-cell office:value-type="float" office:value="-0.0489914527123">
                <text:p>-0.0489914527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353340568446">
                <text:p>-0.00353340568446</text:p>
              </table:table-cell>
              <table:table-cell office:value-type="float" office:value="-0.0518821421999">
                <text:p>-0.0518821421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116355808312">
                <text:p>-0.00116355808312</text:p>
              </table:table-cell>
              <table:table-cell office:value-type="float" office:value="-0.0534181811594">
                <text:p>-0.05341818115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09839192676">
                <text:p>0.00309839192676</text:p>
              </table:table-cell>
              <table:table-cell office:value-type="float" office:value="-0.0534181811594">
                <text:p>-0.05341818115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01363084189">
                <text:p>0.00401363084189</text:p>
              </table:table-cell>
              <table:table-cell office:value-type="float" office:value="-0.0453763888685">
                <text:p>-0.04537638886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54234645592">
                <text:p>0.00154234645592</text:p>
              </table:table-cell>
              <table:table-cell office:value-type="float" office:value="-0.0337622482193">
                <text:p>-0.03376224821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37147240947">
                <text:p>0.00337147240947</text:p>
              </table:table-cell>
              <table:table-cell office:value-type="float" office:value="-0.0366343943404">
                <text:p>-0.0366343943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119239718543">
                <text:p>-0.00119239718543</text:p>
              </table:table-cell>
              <table:table-cell office:value-type="float" office:value="-0.0298501528933">
                <text:p>-0.02985015289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49409777198">
                <text:p>-0.00249409777198</text:p>
              </table:table-cell>
              <table:table-cell office:value-type="float" office:value="-0.0304009138636">
                <text:p>-0.03040091386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587748177181">
                <text:p>-0.00587748177181</text:p>
              </table:table-cell>
              <table:table-cell office:value-type="float" office:value="-0.024163979415">
                <text:p>-0.0241639794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951909708804">
                <text:p>-0.00951909708804</text:p>
              </table:table-cell>
              <table:table-cell office:value-type="float" office:value="-0.024163979415">
                <text:p>-0.0241639794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678235171433">
                <text:p>-0.00678235171433</text:p>
              </table:table-cell>
              <table:table-cell office:value-type="float" office:value="-0.024163979415">
                <text:p>-0.0241639794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624669852957">
                <text:p>-0.00624669852957</text:p>
              </table:table-cell>
              <table:table-cell office:value-type="float" office:value="-0.0212273790637">
                <text:p>-0.02122737906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310227432764">
                <text:p>-0.00310227432764</text:p>
              </table:table-cell>
              <table:table-cell office:value-type="float" office:value="-0.0148030190149">
                <text:p>-0.0148030190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4166939897">
                <text:p>0.0084166939897</text:p>
              </table:table-cell>
              <table:table-cell office:value-type="float" office:value="0.0100025833205">
                <text:p>0.0100025833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0425508503">
                <text:p>0.0160425508503</text:p>
              </table:table-cell>
              <table:table-cell office:value-type="float" office:value="0.02354354997">
                <text:p>0.02354354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209239185">
                <text:p>0.0235209239185</text:p>
              </table:table-cell>
              <table:table-cell office:value-type="float" office:value="0.037573487013">
                <text:p>0.037573487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88709983426">
                <text:p>0.0288709983426</text:p>
              </table:table-cell>
              <table:table-cell office:value-type="float" office:value="0.0454195820677">
                <text:p>0.04541958206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6169464557">
                <text:p>0.036169464557</text:p>
              </table:table-cell>
              <table:table-cell office:value-type="float" office:value="0.0625808266244">
                <text:p>0.06258082662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18118078544">
                <text:p>0.0418118078544</text:p>
              </table:table-cell>
              <table:table-cell office:value-type="float" office:value="0.0693324736408">
                <text:p>0.06933247364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71620267588">
                <text:p>0.0471620267588</text:p>
              </table:table-cell>
              <table:table-cell office:value-type="float" office:value="0.0839020798671">
                <text:p>0.08390207986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1542404296">
                <text:p>0.0491542404296</text:p>
              </table:table-cell>
              <table:table-cell office:value-type="float" office:value="0.0906123576159">
                <text:p>0.09061235761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81928528859">
                <text:p>0.0481928528859</text:p>
              </table:table-cell>
              <table:table-cell office:value-type="float" office:value="0.104209220006">
                <text:p>0.104209220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89156174517">
                <text:p>0.0489156174517</text:p>
              </table:table-cell>
              <table:table-cell office:value-type="float" office:value="0.112742613745">
                <text:p>0.1127426137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71986219589">
                <text:p>0.0471986219589</text:p>
              </table:table-cell>
              <table:table-cell office:value-type="float" office:value="0.112879329438">
                <text:p>0.1128793294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21978699818">
                <text:p>0.0421978699818</text:p>
              </table:table-cell>
              <table:table-cell office:value-type="float" office:value="0.111931049473">
                <text:p>0.111931049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5500388957">
                <text:p>0.035500388957</text:p>
              </table:table-cell>
              <table:table-cell office:value-type="float" office:value="0.0923665052391">
                <text:p>0.09236650523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25164229366">
                <text:p>0.0325164229366</text:p>
              </table:table-cell>
              <table:table-cell office:value-type="float" office:value="0.0847891335748">
                <text:p>0.08478913357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16315497541">
                <text:p>0.0316315497541</text:p>
              </table:table-cell>
              <table:table-cell office:value-type="float" office:value="0.0769481243956">
                <text:p>0.07694812439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77317698234">
                <text:p>0.0277317698234</text:p>
              </table:table-cell>
              <table:table-cell office:value-type="float" office:value="0.0683883682098">
                <text:p>0.06838836820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51436796413">
                <text:p>0.0251436796413</text:p>
              </table:table-cell>
              <table:table-cell office:value-type="float" office:value="0.0575944840451">
                <text:p>0.0575944840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17195295497">
                <text:p>0.0217195295497</text:p>
              </table:table-cell>
              <table:table-cell office:value-type="float" office:value="0.0483761479686">
                <text:p>0.0483761479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55610462893">
                <text:p>0.0155610462893</text:p>
              </table:table-cell>
              <table:table-cell office:value-type="float" office:value="0.0382234229423">
                <text:p>0.0382234229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38611928925">
                <text:p>0.0138611928925</text:p>
              </table:table-cell>
              <table:table-cell office:value-type="float" office:value="0.0283484813343">
                <text:p>0.02834848133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35447101101">
                <text:p>0.0135447101101</text:p>
              </table:table-cell>
              <table:table-cell office:value-type="float" office:value="0.0231217998262">
                <text:p>0.0231217998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62566261183">
                <text:p>0.0162566261183</text:p>
              </table:table-cell>
              <table:table-cell office:value-type="float" office:value="0.0274850858268">
                <text:p>0.02748508582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04269748873">
                <text:p>0.0104269748873</text:p>
              </table:table-cell>
              <table:table-cell office:value-type="float" office:value="0.0312920320058">
                <text:p>0.0312920320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24910999298">
                <text:p>0.0124910999298</text:p>
              </table:table-cell>
              <table:table-cell office:value-type="float" office:value="0.0223228572788">
                <text:p>0.02232285727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1663770256">
                <text:p>0.0151663770256</text:p>
              </table:table-cell>
              <table:table-cell office:value-type="float" office:value="-0.0050745526433">
                <text:p>-0.00507455264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2660342125">
                <text:p>0.0192660342125</text:p>
              </table:table-cell>
              <table:table-cell office:value-type="float" office:value="0.0152047649584">
                <text:p>0.01520476495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16614237141">
                <text:p>0.0216614237141</text:p>
              </table:table-cell>
              <table:table-cell office:value-type="float" office:value="0.0152047649584">
                <text:p>0.01520476495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53383641881">
                <text:p>0.0253383641881</text:p>
              </table:table-cell>
              <table:table-cell office:value-type="float" office:value="0.00468254574532">
                <text:p>0.004682545745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48911969737">
                <text:p>0.0248911969737</text:p>
              </table:table-cell>
              <table:table-cell office:value-type="float" office:value="0.0129336771966">
                <text:p>0.0129336771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6676404289">
                <text:p>0.0226676404289</text:p>
              </table:table-cell>
              <table:table-cell office:value-type="float" office:value="0.0119681265481">
                <text:p>0.01196812654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55401363869">
                <text:p>0.0155401363869</text:p>
              </table:table-cell>
              <table:table-cell office:value-type="float" office:value="0.00865852117177">
                <text:p>0.008658521171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44556712266">
                <text:p>0.0144556712266</text:p>
              </table:table-cell>
              <table:table-cell office:value-type="float" office:value="0.0012743880409">
                <text:p>0.0012743880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0854838121">
                <text:p>0.0160854838121</text:p>
              </table:table-cell>
              <table:table-cell office:value-type="float" office:value="-0.00430613164361">
                <text:p>-0.004306131643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4168037436">
                <text:p>0.0204168037436</text:p>
              </table:table-cell>
              <table:table-cell office:value-type="float" office:value="0.00540138361007">
                <text:p>0.005401383610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5927601842">
                <text:p>0.0235927601842</text:p>
              </table:table-cell>
              <table:table-cell office:value-type="float" office:value="0.000885666315721">
                <text:p>0.0008856663157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352374786">
                <text:p>0.026352374786</text:p>
              </table:table-cell>
              <table:table-cell office:value-type="float" office:value="0.00514906342847">
                <text:p>0.005149063428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64164464298">
                <text:p>0.0264164464298</text:p>
              </table:table-cell>
              <table:table-cell office:value-type="float" office:value="0.00531151847233">
                <text:p>0.005311518472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05401595621">
                <text:p>0.0305401595621</text:p>
              </table:table-cell>
              <table:table-cell office:value-type="float" office:value="0.0110087541315">
                <text:p>0.01100875413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24877486752">
                <text:p>0.0324877486752</text:p>
              </table:table-cell>
              <table:table-cell office:value-type="float" office:value="0.013423408775">
                <text:p>0.0134234087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62430413063">
                <text:p>0.0362430413063</text:p>
              </table:table-cell>
              <table:table-cell office:value-type="float" office:value="0.0178488978155">
                <text:p>0.0178488978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66835732227">
                <text:p>0.0366835732227</text:p>
              </table:table-cell>
              <table:table-cell office:value-type="float" office:value="0.0218275094577">
                <text:p>0.02182750945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91133319634">
                <text:p>0.0391133319634</text:p>
              </table:table-cell>
              <table:table-cell office:value-type="float" office:value="0.0218275094577">
                <text:p>0.02182750945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05973227376">
                <text:p>0.0405973227376</text:p>
              </table:table-cell>
              <table:table-cell office:value-type="float" office:value="0.0231552016681">
                <text:p>0.02315520166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0528839573">
                <text:p>0.0350528839573</text:p>
              </table:table-cell>
              <table:table-cell office:value-type="float" office:value="0.0245661181287">
                <text:p>0.02456611812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2419417897">
                <text:p>0.0242419417897</text:p>
              </table:table-cell>
              <table:table-cell office:value-type="float" office:value="0.014578810433">
                <text:p>0.0145788104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09665050413">
                <text:p>0.0209665050413</text:p>
              </table:table-cell>
              <table:table-cell office:value-type="float" office:value="0.00637598925757">
                <text:p>0.006375989257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98279488912">
                <text:p>0.0198279488912</text:p>
              </table:table-cell>
              <table:table-cell office:value-type="float" office:value="0.0046837916083">
                <text:p>0.00468379160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74845957617">
                <text:p>0.0174845957617</text:p>
              </table:table-cell>
              <table:table-cell office:value-type="float" office:value="0.0046837916083">
                <text:p>0.00468379160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76015713139">
                <text:p>0.0176015713139</text:p>
              </table:table-cell>
              <table:table-cell office:value-type="float" office:value="-0.0033097010773">
                <text:p>-0.00330970107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66242371037">
                <text:p>0.0166242371037</text:p>
              </table:table-cell>
              <table:table-cell office:value-type="float" office:value="-0.00112576103958">
                <text:p>-0.001125761039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81928675993">
                <text:p>0.0181928675993</text:p>
              </table:table-cell>
              <table:table-cell office:value-type="float" office:value="-0.000273828603597">
                <text:p>-0.0002738286035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83738332911">
                <text:p>0.0183738332911</text:p>
              </table:table-cell>
              <table:table-cell office:value-type="float" office:value="0.00213580563657">
                <text:p>0.002135805636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79184094508">
                <text:p>0.0179184094508</text:p>
              </table:table-cell>
              <table:table-cell office:value-type="float" office:value="0.00179402248477">
                <text:p>0.001794022484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90925408629">
                <text:p>0.0190925408629</text:p>
              </table:table-cell>
              <table:table-cell office:value-type="float" office:value="0.001107307924">
                <text:p>0.0011073079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5914500042">
                <text:p>0.0175914500042</text:p>
              </table:table-cell>
              <table:table-cell office:value-type="float" office:value="-0.000281381959956">
                <text:p>-0.0002813819599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7615331481">
                <text:p>0.017615331481</text:p>
              </table:table-cell>
              <table:table-cell office:value-type="float" office:value="0.000621378026035">
                <text:p>0.0006213780260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73172484377">
                <text:p>0.0173172484377</text:p>
              </table:table-cell>
              <table:table-cell office:value-type="float" office:value="0.0000885509229021">
                <text:p>0.0000885509229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66610054497">
                <text:p>0.0166610054497</text:p>
              </table:table-cell>
              <table:table-cell office:value-type="float" office:value="-0.00082750552626">
                <text:p>-0.000827505526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6417847053">
                <text:p>0.016417847053</text:p>
              </table:table-cell>
              <table:table-cell office:value-type="float" office:value="0.00057613007198">
                <text:p>0.000576130071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52603885306">
                <text:p>0.0152603885306</text:p>
              </table:table-cell>
              <table:table-cell office:value-type="float" office:value="-0.000563887961046">
                <text:p>-0.0005638879610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43442112939">
                <text:p>0.0143442112939</text:p>
              </table:table-cell>
              <table:table-cell office:value-type="float" office:value="-0.000564948634231">
                <text:p>-0.0005649486342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38426236662">
                <text:p>0.0138426236662</text:p>
              </table:table-cell>
              <table:table-cell office:value-type="float" office:value="0.000105800861433">
                <text:p>0.0001058008614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30536482687">
                <text:p>0.0130536482687</text:p>
              </table:table-cell>
              <table:table-cell office:value-type="float" office:value="-0.000334263788781">
                <text:p>-0.0003342637887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23867854823">
                <text:p>0.0123867854823</text:p>
              </table:table-cell>
              <table:table-cell office:value-type="float" office:value="-0.000334263788781">
                <text:p>-0.0003342637887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27995012027">
                <text:p>0.0127995012027</text:p>
              </table:table-cell>
              <table:table-cell office:value-type="float" office:value="0.00158040646896">
                <text:p>0.001580406468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2424305668">
                <text:p>0.012424305668</text:p>
              </table:table-cell>
              <table:table-cell office:value-type="float" office:value="0.00236615384842">
                <text:p>0.002366153848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7134408219">
                <text:p>0.0117134408219</text:p>
              </table:table-cell>
              <table:table-cell office:value-type="float" office:value="0.00132030458599">
                <text:p>0.001320304585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71056145871">
                <text:p>0.0271056145871</text:p>
              </table:table-cell>
              <table:table-cell office:value-type="float" office:value="0.00647020017388">
                <text:p>0.006470200173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35338566145">
                <text:p>0.0135338566145</text:p>
              </table:table-cell>
              <table:table-cell office:value-type="float" office:value="0.0135517390817">
                <text:p>0.01355173908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12484617417">
                <text:p>-0.0012484617417</text:p>
              </table:table-cell>
              <table:table-cell office:value-type="float" office:value="-0.0148987457915">
                <text:p>-0.01489874579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852525627485">
                <text:p>0.000852525627485</text:p>
              </table:table-cell>
              <table:table-cell office:value-type="float" office:value="-0.013961220412">
                <text:p>-0.0139612204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490858222756">
                <text:p>-0.000490858222756</text:p>
              </table:table-cell>
              <table:table-cell office:value-type="float" office:value="-0.00643627826643">
                <text:p>-0.006436278266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429012943981">
                <text:p>0.00429012943981</text:p>
              </table:table-cell>
              <table:table-cell office:value-type="float" office:value="-0.00128966281507">
                <text:p>-0.001289662815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908938775011">
                <text:p>0.00908938775011</text:p>
              </table:table-cell>
              <table:table-cell office:value-type="float" office:value="-0.00128966281507">
                <text:p>-0.001289662815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688751514973">
                <text:p>0.00688751514973</text:p>
              </table:table-cell>
              <table:table-cell office:value-type="float" office:value="0.00487204198444">
                <text:p>0.004872041984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908898471626">
                <text:p>0.00908898471626</text:p>
              </table:table-cell>
              <table:table-cell office:value-type="float" office:value="0.00616693791796">
                <text:p>0.006166937917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581487164901">
                <text:p>0.00581487164901</text:p>
              </table:table-cell>
              <table:table-cell office:value-type="float" office:value="0.00616693791796">
                <text:p>0.00616693791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73945772197">
                <text:p>0.0073945772197</text:p>
              </table:table-cell>
              <table:table-cell office:value-type="float" office:value="0.00337968375531">
                <text:p>0.003379683755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946559980263">
                <text:p>0.00946559980263</text:p>
              </table:table-cell>
              <table:table-cell office:value-type="float" office:value="0.000658838776168">
                <text:p>0.000658838776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465092876099">
                <text:p>0.00465092876099</text:p>
              </table:table-cell>
              <table:table-cell office:value-type="float" office:value="0.000891051110224">
                <text:p>0.0008910511102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91710317126">
                <text:p>0.00391710317126</text:p>
              </table:table-cell>
              <table:table-cell office:value-type="float" office:value="-0.000933620559814">
                <text:p>-0.0009336205598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856122079108">
                <text:p>-0.000856122079108</text:p>
              </table:table-cell>
              <table:table-cell office:value-type="float" office:value="-0.00408538099954">
                <text:p>-0.004085380999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214657127467">
                <text:p>-0.00214657127467</text:p>
              </table:table-cell>
              <table:table-cell office:value-type="float" office:value="-0.00757725662383">
                <text:p>-0.007577256623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55236861656">
                <text:p>0.00155236861656</text:p>
              </table:table-cell>
              <table:table-cell office:value-type="float" office:value="-0.00105006735434">
                <text:p>-0.001050067354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16969724917">
                <text:p>0.00216969724917</text:p>
              </table:table-cell>
              <table:table-cell office:value-type="float" office:value="0.00158842005639">
                <text:p>0.00158842005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529255897594">
                <text:p>0.00529255897594</text:p>
              </table:table-cell>
              <table:table-cell office:value-type="float" office:value="0.00158842005639">
                <text:p>0.001588420056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441957930627">
                <text:p>0.00441957930627</text:p>
              </table:table-cell>
              <table:table-cell office:value-type="float" office:value="0.00533548346077">
                <text:p>0.005335483460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83460492527">
                <text:p>0.00283460492527</text:p>
              </table:table-cell>
              <table:table-cell office:value-type="float" office:value="0.000785442852181">
                <text:p>0.0007854428521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46265964166">
                <text:p>0.00246265964166</text:p>
              </table:table-cell>
              <table:table-cell office:value-type="float" office:value="0.000785442852181">
                <text:p>0.0007854428521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345765016756">
                <text:p>0.000345765016756</text:p>
              </table:table-cell>
              <table:table-cell office:value-type="float" office:value="0.00106952201622">
                <text:p>0.001069522016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1532984291">
                <text:p>0.0021532984291</text:p>
              </table:table-cell>
              <table:table-cell office:value-type="float" office:value="-0.000997454196724">
                <text:p>-0.0009974541967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524919148411">
                <text:p>0.000524919148411</text:p>
              </table:table-cell>
              <table:table-cell office:value-type="float" office:value="0.00186299094791">
                <text:p>0.00186299094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218330111086">
                <text:p>-0.00218330111086</text:p>
              </table:table-cell>
              <table:table-cell office:value-type="float" office:value="0.00188869342951">
                <text:p>0.001888693429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393135628922">
                <text:p>-0.00393135628922</text:p>
              </table:table-cell>
              <table:table-cell office:value-type="float" office:value="-0.00136921555286">
                <text:p>-0.001369215552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284079314322">
                <text:p>-0.00284079314322</text:p>
              </table:table-cell>
              <table:table-cell office:value-type="float" office:value="-0.00218937897756">
                <text:p>-0.002189378977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0500335661328">
                <text:p>-0.0000500335661328</text:p>
              </table:table-cell>
              <table:table-cell office:value-type="float" office:value="0.00178488202289">
                <text:p>0.001784882022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630321727167">
                <text:p>0.000630321727167</text:p>
              </table:table-cell>
              <table:table-cell office:value-type="float" office:value="0.00444661571175">
                <text:p>0.00444661571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58544609574">
                <text:p>0.00158544609574</text:p>
              </table:table-cell>
              <table:table-cell office:value-type="float" office:value="0.00496695631187">
                <text:p>0.00496695631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455018969093">
                <text:p>-0.000455018969093</text:p>
              </table:table-cell>
              <table:table-cell office:value-type="float" office:value="0.00427154917421">
                <text:p>0.004271549174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35427233084">
                <text:p>-0.0035427233084</text:p>
              </table:table-cell>
              <table:table-cell office:value-type="float" office:value="-0.00145531003979">
                <text:p>-0.001455310039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209401286146">
                <text:p>-0.00209401286146</text:p>
              </table:table-cell>
              <table:table-cell office:value-type="float" office:value="-0.00145531003979">
                <text:p>-0.001455310039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23222959094">
                <text:p>-0.0023222959094</text:p>
              </table:table-cell>
              <table:table-cell office:value-type="float" office:value="-0.000369030141586">
                <text:p>-0.0003690301415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254979508781">
                <text:p>-0.00254979508781</text:p>
              </table:table-cell>
              <table:table-cell office:value-type="float" office:value="-0.000678626546346">
                <text:p>-0.0006786265463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25244678794">
                <text:p>0.000125244678794</text:p>
              </table:table-cell>
              <table:table-cell office:value-type="float" office:value="0.00257983885808">
                <text:p>0.002579838858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146424022634">
                <text:p>-0.00146424022634</text:p>
              </table:table-cell>
              <table:table-cell office:value-type="float" office:value="0.00257983885808">
                <text:p>0.002579838858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7841050456">
                <text:p>0.00007841050456</text:p>
              </table:table-cell>
              <table:table-cell office:value-type="float" office:value="0.00310759372007">
                <text:p>0.00310759372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47585537251">
                <text:p>0.00147585537251</text:p>
              </table:table-cell>
              <table:table-cell office:value-type="float" office:value="0.0025334273861">
                <text:p>0.00253342738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33231466848">
                <text:p>0.00133231466848</text:p>
              </table:table-cell>
              <table:table-cell office:value-type="float" office:value="0.00188079409766">
                <text:p>0.001880794097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19208294032">
                <text:p>0.000519208294032</text:p>
              </table:table-cell>
              <table:table-cell office:value-type="float" office:value="0.0019296167332">
                <text:p>0.00192961673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242555969286">
                <text:p>-0.00242555969286</text:p>
              </table:table-cell>
              <table:table-cell office:value-type="float" office:value="-0.00195722198615">
                <text:p>-0.001957221986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07013273339">
                <text:p>0.00207013273339</text:p>
              </table:table-cell>
              <table:table-cell office:value-type="float" office:value="0.000371532193953">
                <text:p>0.0003715321939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391244469736">
                <text:p>0.000391244469736</text:p>
              </table:table-cell>
              <table:table-cell office:value-type="float" office:value="0.00251615468485">
                <text:p>0.002516154684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70808235952">
                <text:p>0.00270808235952</text:p>
              </table:table-cell>
              <table:table-cell office:value-type="float" office:value="0.000615421131084">
                <text:p>0.0006154211310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09620703396">
                <text:p>0.00409620703396</text:p>
              </table:table-cell>
              <table:table-cell office:value-type="float" office:value="0.00606755918774">
                <text:p>0.006067559187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289224817003">
                <text:p>-0.00289224817003</text:p>
              </table:table-cell>
              <table:table-cell office:value-type="float" office:value="-0.00167239601007">
                <text:p>-0.001672396010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476727740977">
                <text:p>-0.00476727740977</text:p>
              </table:table-cell>
              <table:table-cell office:value-type="float" office:value="-0.00167239601007">
                <text:p>-0.001672396010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366364445182">
                <text:p>-0.00366364445182</text:p>
              </table:table-cell>
              <table:table-cell office:value-type="float" office:value="-0.00609925641166">
                <text:p>-0.006099256411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6313951583">
                <text:p>0.0016313951583</text:p>
              </table:table-cell>
              <table:table-cell office:value-type="float" office:value="-0.000739505523324">
                <text:p>-0.0007395055233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40770948593">
                <text:p>0.00640770948593</text:p>
              </table:table-cell>
              <table:table-cell office:value-type="float" office:value="-0.000739505523324">
                <text:p>-0.0007395055233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66561177659">
                <text:p>0.00366561177659</text:p>
              </table:table-cell>
              <table:table-cell office:value-type="float" office:value="0.00605877925403">
                <text:p>0.006058779254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467860171275">
                <text:p>0.0000467860171275</text:p>
              </table:table-cell>
              <table:table-cell office:value-type="float" office:value="-0.00147271305618">
                <text:p>-0.001472713056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100146995167">
                <text:p>-0.00100146995167</text:p>
              </table:table-cell>
              <table:table-cell office:value-type="float" office:value="-0.00305582376375">
                <text:p>-0.00305582376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319134361777">
                <text:p>-0.00319134361777</text:p>
              </table:table-cell>
              <table:table-cell office:value-type="float" office:value="-0.00401994291078">
                <text:p>-0.004019942910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210299630184">
                <text:p>-0.00210299630184</text:p>
              </table:table-cell>
              <table:table-cell office:value-type="float" office:value="-0.00295979919657">
                <text:p>-0.002959799196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000166936917157">
                <text:p>-0.00000166936917157</text:p>
              </table:table-cell>
              <table:table-cell office:value-type="float" office:value="0.00147525721688">
                <text:p>0.001475257216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7972795379">
                <text:p>0.0017972795379</text:p>
              </table:table-cell>
              <table:table-cell office:value-type="float" office:value="0.00329739847821">
                <text:p>0.003297398478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03910054496">
                <text:p>0.00203910054496</text:p>
              </table:table-cell>
              <table:table-cell office:value-type="float" office:value="0.00469001945901">
                <text:p>0.004690019459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507667164318">
                <text:p>0.0000507667164318</text:p>
              </table:table-cell>
              <table:table-cell office:value-type="float" office:value="0.00166615160525">
                <text:p>0.001666151605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0135230230011">
                <text:p>-0.000135230230011</text:p>
              </table:table-cell>
              <table:table-cell office:value-type="float" office:value="-0.000211511174779">
                <text:p>-0.0002115111747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444768901535">
                <text:p>-0.000444768901535</text:p>
              </table:table-cell>
              <table:table-cell office:value-type="float" office:value="-0.000211511174779">
                <text:p>-0.0002115111747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378518655159">
                <text:p>0.000378518655159</text:p>
              </table:table-cell>
              <table:table-cell office:value-type="float" office:value="-0.00102682127079">
                <text:p>-0.001026821270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302879420241">
                <text:p>-0.000302879420241</text:p>
              </table:table-cell>
              <table:table-cell office:value-type="float" office:value="0.00161731811077">
                <text:p>0.001617318110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218377753083">
                <text:p>-0.00218377753083</text:p>
              </table:table-cell>
              <table:table-cell office:value-type="float" office:value="0.00161731811077">
                <text:p>0.001617318110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875342446318">
                <text:p>-0.000875342446318</text:p>
              </table:table-cell>
              <table:table-cell office:value-type="float" office:value="0.000245482378532">
                <text:p>0.0002454823785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0200668872357">
                <text:p>-0.0000200668872357</text:p>
              </table:table-cell>
              <table:table-cell office:value-type="float" office:value="0.00144337268674">
                <text:p>0.001443372686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00200460215913">
                <text:p>-0.0000200460215913</text:p>
              </table:table-cell>
              <table:table-cell office:value-type="float" office:value="0.00102627197752">
                <text:p>0.001026271977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867244152873">
                <text:p>0.000867244152873</text:p>
              </table:table-cell>
              <table:table-cell office:value-type="float" office:value="0.00183667937498">
                <text:p>0.001836679374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146531623086">
                <text:p>-0.00146531623086</text:p>
              </table:table-cell>
              <table:table-cell office:value-type="float" office:value="-0.0000701867327659">
                <text:p>-0.00007018673276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137047165973">
                <text:p>-0.00137047165973</text:p>
              </table:table-cell>
              <table:table-cell office:value-type="float" office:value="-0.00118177928663">
                <text:p>-0.001181779286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116701819384">
                <text:p>-0.00116701819384</text:p>
              </table:table-cell>
              <table:table-cell office:value-type="float" office:value="-0.000300714730293">
                <text:p>-0.0003007147302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094676175758">
                <text:p>-0.00094676175758</text:p>
              </table:table-cell>
              <table:table-cell office:value-type="float" office:value="-0.000541798273402">
                <text:p>-0.0005417982734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57408539038">
                <text:p>0.0000057408539038</text:p>
              </table:table-cell>
              <table:table-cell office:value-type="float" office:value="0.00115141650267">
                <text:p>0.001151416502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160998817405">
                <text:p>-0.00160998817405</text:p>
              </table:table-cell>
              <table:table-cell office:value-type="float" office:value="0.000412793331375">
                <text:p>0.000412793331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0790366650382">
                <text:p>-0.000790366650382</text:p>
              </table:table-cell>
              <table:table-cell office:value-type="float" office:value="-0.0000951869608523">
                <text:p>-0.0000951869608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18474661828">
                <text:p>-0.0018474661828</text:p>
              </table:table-cell>
              <table:table-cell office:value-type="float" office:value="0.00196423306686">
                <text:p>0.00196423306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2.956cm" style:legend-expansion="high" chart:style-name="ch2"/>
        <chart:plot-area chart:style-name="ch3" table:cell-range-address="Sheet1.D1:Sheet1.I330" svg:x="0.32cm" svg:y="0.18cm" svg:width="12.481cm" svg:height="8.64cm">
          <chartooo:coordinate-region svg:x="1.338cm" svg:y="0.356cm" svg:width="11.46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330" chart:class="chart:line">
            <chart:data-point chart:repeated="330"/>
          </chart:series>
          <chart:series chart:style-name="ch7" chart:values-cell-range-address="Sheet1.E1:Sheet1.E330" chart:class="chart:line">
            <chart:data-point chart:repeated="330"/>
          </chart:series>
          <chart:series chart:style-name="ch8" chart:values-cell-range-address="Sheet1.F1:Sheet1.F330" chart:class="chart:line">
            <chart:data-point chart:repeated="330"/>
          </chart:series>
          <chart:series chart:style-name="ch9" chart:values-cell-range-address="Sheet1.G1:Sheet1.G330" chart:class="chart:line">
            <chart:data-point chart:repeated="330"/>
          </chart:series>
          <chart:series chart:style-name="ch10" chart:values-cell-range-address="Sheet1.H1:Sheet1.H330" chart:class="chart:line">
            <chart:data-point chart:repeated="330"/>
          </chart:series>
          <chart:series chart:style-name="ch11" chart:values-cell-range-address="Sheet1.I1:Sheet1.I330" chart:class="chart:line">
            <chart:data-point chart:repeated="3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330</svg:desc>
                </draw:g>
              </table:table-cell>
              <table:table-cell office:value-type="float" office:value="-0.00371683537715">
                <text:p>-0.00371683537715</text:p>
                <draw:g>
                  <svg:desc>Sheet1.E1:Sheet1.E330</svg:desc>
                </draw:g>
              </table:table-cell>
              <table:table-cell office:value-type="float" office:value="0">
                <text:p>0</text:p>
                <draw:g>
                  <svg:desc>Sheet1.F1:Sheet1.F330</svg:desc>
                </draw:g>
              </table:table-cell>
              <table:table-cell office:value-type="float" office:value="-0.000433984498729">
                <text:p>-0.000433984498729</text:p>
                <draw:g>
                  <svg:desc>Sheet1.G1:Sheet1.G330</svg:desc>
                </draw:g>
              </table:table-cell>
              <table:table-cell office:value-type="float" office:value="0.112751148641">
                <text:p>0.112751148641</text:p>
                <draw:g>
                  <svg:desc>Sheet1.H1:Sheet1.H330</svg:desc>
                </draw:g>
              </table:table-cell>
              <table:table-cell office:value-type="float" office:value="0.120485683459">
                <text:p>0.120485683459</text:p>
                <draw:g>
                  <svg:desc>Sheet1.I1:Sheet1.I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348269537982">
                <text:p>-0.00348269537982</text:p>
              </table:table-cell>
              <table:table-cell office:value-type="float" office:value="0">
                <text:p>0</text:p>
              </table:table-cell>
              <table:table-cell office:value-type="float" office:value="-0.000720768423601">
                <text:p>-0.000720768423601</text:p>
              </table:table-cell>
              <table:table-cell office:value-type="float" office:value="0.112991794944">
                <text:p>0.112991794944</text:p>
              </table:table-cell>
              <table:table-cell office:value-type="float" office:value="0.12064021872">
                <text:p>0.1206402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17013280094">
                <text:p>-0.00417013280094</text:p>
              </table:table-cell>
              <table:table-cell office:value-type="float" office:value="-0.00348269537982">
                <text:p>-0.00348269537982</text:p>
              </table:table-cell>
              <table:table-cell office:value-type="float" office:value="0.00104556616861">
                <text:p>0.00104556616861</text:p>
              </table:table-cell>
              <table:table-cell office:value-type="float" office:value="-0.000720768423601">
                <text:p>-0.000720768423601</text:p>
              </table:table-cell>
              <table:table-cell office:value-type="float" office:value="0.113205872476">
                <text:p>0.113205872476</text:p>
              </table:table-cell>
              <table:table-cell office:value-type="float" office:value="0.12064021872">
                <text:p>0.12064021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418936740607">
                <text:p>-0.00418936740607</text:p>
              </table:table-cell>
              <table:table-cell office:value-type="float" office:value="-0.00348269537982">
                <text:p>-0.00348269537982</text:p>
              </table:table-cell>
              <table:table-cell office:value-type="float" office:value="0.00138079957105">
                <text:p>0.00138079957105</text:p>
              </table:table-cell>
              <table:table-cell office:value-type="float" office:value="-0.000720768423601">
                <text:p>-0.000720768423601</text:p>
              </table:table-cell>
              <table:table-cell office:value-type="float" office:value="0.113486468792">
                <text:p>0.113486468792</text:p>
              </table:table-cell>
              <table:table-cell office:value-type="float" office:value="0.12064021872">
                <text:p>0.12064021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14586719126">
                <text:p>-0.00414586719126</text:p>
              </table:table-cell>
              <table:table-cell office:value-type="float" office:value="-0.00318549673414">
                <text:p>-0.00318549673414</text:p>
              </table:table-cell>
              <table:table-cell office:value-type="float" office:value="0.00146102206782">
                <text:p>0.00146102206782</text:p>
              </table:table-cell>
              <table:table-cell office:value-type="float" office:value="-0.000848119939667">
                <text:p>-0.000848119939667</text:p>
              </table:table-cell>
              <table:table-cell office:value-type="float" office:value="0.113744325936">
                <text:p>0.113744325936</text:p>
              </table:table-cell>
              <table:table-cell office:value-type="float" office:value="0.12080795693">
                <text:p>0.12080795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24742791802">
                <text:p>-0.00424742791802</text:p>
              </table:table-cell>
              <table:table-cell office:value-type="float" office:value="-0.00305452991134">
                <text:p>-0.00305452991134</text:p>
              </table:table-cell>
              <table:table-cell office:value-type="float" office:value="0.00156820833217">
                <text:p>0.00156820833217</text:p>
              </table:table-cell>
              <table:table-cell office:value-type="float" office:value="-0.00100090169084">
                <text:p>-0.00100090169084</text:p>
              </table:table-cell>
              <table:table-cell office:value-type="float" office:value="0.114081680775">
                <text:p>0.114081680775</text:p>
              </table:table-cell>
              <table:table-cell office:value-type="float" office:value="0.120808508371">
                <text:p>0.120808508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69823693857">
                <text:p>-0.00469823693857</text:p>
              </table:table-cell>
              <table:table-cell office:value-type="float" office:value="-0.00308775455483">
                <text:p>-0.00308775455483</text:p>
              </table:table-cell>
              <table:table-cell office:value-type="float" office:value="0.00218259519897">
                <text:p>0.00218259519897</text:p>
              </table:table-cell>
              <table:table-cell office:value-type="float" office:value="-0.00156153948754">
                <text:p>-0.00156153948754</text:p>
              </table:table-cell>
              <table:table-cell office:value-type="float" office:value="0.11454757303">
                <text:p>0.11454757303</text:p>
              </table:table-cell>
              <table:table-cell office:value-type="float" office:value="0.120779442821">
                <text:p>0.120779442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8555531539">
                <text:p>-0.0048555531539</text:p>
              </table:table-cell>
              <table:table-cell office:value-type="float" office:value="-0.00332130712315">
                <text:p>-0.00332130712315</text:p>
              </table:table-cell>
              <table:table-cell office:value-type="float" office:value="0.00248025404289">
                <text:p>0.00248025404289</text:p>
              </table:table-cell>
              <table:table-cell office:value-type="float" office:value="-0.001875444707">
                <text:p>-0.001875444707</text:p>
              </table:table-cell>
              <table:table-cell office:value-type="float" office:value="0.114838473499">
                <text:p>0.114838473499</text:p>
              </table:table-cell>
              <table:table-cell office:value-type="float" office:value="0.121010795433">
                <text:p>0.121010795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84824180603">
                <text:p>-0.00484824180603</text:p>
              </table:table-cell>
              <table:table-cell office:value-type="float" office:value="-0.00381218319198">
                <text:p>-0.00381218319198</text:p>
              </table:table-cell>
              <table:table-cell office:value-type="float" office:value="0.00262043089606">
                <text:p>0.00262043089606</text:p>
              </table:table-cell>
              <table:table-cell office:value-type="float" office:value="-0.00188736575526">
                <text:p>-0.00188736575526</text:p>
              </table:table-cell>
              <table:table-cell office:value-type="float" office:value="0.115301370621">
                <text:p>0.115301370621</text:p>
              </table:table-cell>
              <table:table-cell office:value-type="float" office:value="0.12093437602">
                <text:p>0.12093437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484729511663">
                <text:p>-0.00484729511663</text:p>
              </table:table-cell>
              <table:table-cell office:value-type="float" office:value="-0.00399442854199">
                <text:p>-0.00399442854199</text:p>
              </table:table-cell>
              <table:table-cell office:value-type="float" office:value="0.00310524902306">
                <text:p>0.00310524902306</text:p>
              </table:table-cell>
              <table:table-cell office:value-type="float" office:value="-0.00218215520057">
                <text:p>-0.00218215520057</text:p>
              </table:table-cell>
              <table:table-cell office:value-type="float" office:value="0.115916632116">
                <text:p>0.115916632116</text:p>
              </table:table-cell>
              <table:table-cell office:value-type="float" office:value="0.121032457128">
                <text:p>0.121032457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69649862498">
                <text:p>-0.00469649862498</text:p>
              </table:table-cell>
              <table:table-cell office:value-type="float" office:value="-0.00671481159424">
                <text:p>-0.00671481159424</text:p>
              </table:table-cell>
              <table:table-cell office:value-type="float" office:value="0.00333999772556">
                <text:p>0.00333999772556</text:p>
              </table:table-cell>
              <table:table-cell office:value-type="float" office:value="0.00332569094621">
                <text:p>0.00332569094621</text:p>
              </table:table-cell>
              <table:table-cell office:value-type="float" office:value="0.116462610662">
                <text:p>0.116462610662</text:p>
              </table:table-cell>
              <table:table-cell office:value-type="float" office:value="0.123568010875">
                <text:p>0.123568010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38005011529">
                <text:p>-0.00438005011529</text:p>
              </table:table-cell>
              <table:table-cell office:value-type="float" office:value="-0.0040779454517">
                <text:p>-0.0040779454517</text:p>
              </table:table-cell>
              <table:table-cell office:value-type="float" office:value="0.00338532030582">
                <text:p>0.00338532030582</text:p>
              </table:table-cell>
              <table:table-cell office:value-type="float" office:value="-0.000570199330718">
                <text:p>-0.000570199330718</text:p>
              </table:table-cell>
              <table:table-cell office:value-type="float" office:value="0.117183461785">
                <text:p>0.117183461785</text:p>
              </table:table-cell>
              <table:table-cell office:value-type="float" office:value="0.122015886255">
                <text:p>0.122015886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95961198956">
                <text:p>-0.00395961198956</text:p>
              </table:table-cell>
              <table:table-cell office:value-type="float" office:value="-0.00392119448822">
                <text:p>-0.00392119448822</text:p>
              </table:table-cell>
              <table:table-cell office:value-type="float" office:value="0.00376252597198">
                <text:p>0.00376252597198</text:p>
              </table:table-cell>
              <table:table-cell office:value-type="float" office:value="0.000206365770586">
                <text:p>0.000206365770586</text:p>
              </table:table-cell>
              <table:table-cell office:value-type="float" office:value="0.11838696152">
                <text:p>0.11838696152</text:p>
              </table:table-cell>
              <table:table-cell office:value-type="float" office:value="0.122136456224">
                <text:p>0.122136456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71018401347">
                <text:p>-0.00371018401347</text:p>
              </table:table-cell>
              <table:table-cell office:value-type="float" office:value="-0.00381936175939">
                <text:p>-0.00381936175939</text:p>
              </table:table-cell>
              <table:table-cell office:value-type="float" office:value="0.0040876227431">
                <text:p>0.0040876227431</text:p>
              </table:table-cell>
              <table:table-cell office:value-type="float" office:value="0.000430671486657">
                <text:p>0.000430671486657</text:p>
              </table:table-cell>
              <table:table-cell office:value-type="float" office:value="0.119396619499">
                <text:p>0.119396619499</text:p>
              </table:table-cell>
              <table:table-cell office:value-type="float" office:value="0.123923999368">
                <text:p>0.123923999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352804758586">
                <text:p>-0.00352804758586</text:p>
              </table:table-cell>
              <table:table-cell office:value-type="float" office:value="-0.003408580727">
                <text:p>-0.003408580727</text:p>
              </table:table-cell>
              <table:table-cell office:value-type="float" office:value="0.00435659149662">
                <text:p>0.00435659149662</text:p>
              </table:table-cell>
              <table:table-cell office:value-type="float" office:value="0.00237391279586">
                <text:p>0.00237391279586</text:p>
              </table:table-cell>
              <table:table-cell office:value-type="float" office:value="0.120608538389">
                <text:p>0.120608538389</text:p>
              </table:table-cell>
              <table:table-cell office:value-type="float" office:value="0.124674468811">
                <text:p>0.124674468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41526861303">
                <text:p>-0.00341526861303</text:p>
              </table:table-cell>
              <table:table-cell office:value-type="float" office:value="-0.00267765953065">
                <text:p>-0.00267765953065</text:p>
              </table:table-cell>
              <table:table-cell office:value-type="float" office:value="0.00474811764434">
                <text:p>0.00474811764434</text:p>
              </table:table-cell>
              <table:table-cell office:value-type="float" office:value="0.00311928758416">
                <text:p>0.00311928758416</text:p>
              </table:table-cell>
              <table:table-cell office:value-type="float" office:value="0.122193261981">
                <text:p>0.122193261981</text:p>
              </table:table-cell>
              <table:table-cell office:value-type="float" office:value="0.126013722114">
                <text:p>0.126013722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28407902271">
                <text:p>-0.00328407902271</text:p>
              </table:table-cell>
              <table:table-cell office:value-type="float" office:value="-0.00190767711076">
                <text:p>-0.00190767711076</text:p>
              </table:table-cell>
              <table:table-cell office:value-type="float" office:value="0.00490419846028">
                <text:p>0.00490419846028</text:p>
              </table:table-cell>
              <table:table-cell office:value-type="float" office:value="0.00390631472194">
                <text:p>0.00390631472194</text:p>
              </table:table-cell>
              <table:table-cell office:value-type="float" office:value="0.123274922371">
                <text:p>0.123274922371</text:p>
              </table:table-cell>
              <table:table-cell office:value-type="float" office:value="0.127258283319">
                <text:p>0.127258283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31794407405">
                <text:p>-0.0031794407405</text:p>
              </table:table-cell>
              <table:table-cell office:value-type="float" office:value="-0.00122435395023">
                <text:p>-0.00122435395023</text:p>
              </table:table-cell>
              <table:table-cell office:value-type="float" office:value="0.00501805404201">
                <text:p>0.00501805404201</text:p>
              </table:table-cell>
              <table:table-cell office:value-type="float" office:value="0.00506585891811">
                <text:p>0.00506585891811</text:p>
              </table:table-cell>
              <table:table-cell office:value-type="float" office:value="0.124326266348">
                <text:p>0.124326266348</text:p>
              </table:table-cell>
              <table:table-cell office:value-type="float" office:value="0.130104038184">
                <text:p>0.130104038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2243411988">
                <text:p>-0.0032243411988</text:p>
              </table:table-cell>
              <table:table-cell office:value-type="float" office:value="-0.00122435395023">
                <text:p>-0.00122435395023</text:p>
              </table:table-cell>
              <table:table-cell office:value-type="float" office:value="0.00493133114651">
                <text:p>0.00493133114651</text:p>
              </table:table-cell>
              <table:table-cell office:value-type="float" office:value="0.00506585891811">
                <text:p>0.00506585891811</text:p>
              </table:table-cell>
              <table:table-cell office:value-type="float" office:value="0.12560620904">
                <text:p>0.12560620904</text:p>
              </table:table-cell>
              <table:table-cell office:value-type="float" office:value="0.130104038184">
                <text:p>0.130104038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341961765662">
                <text:p>-0.00341961765662</text:p>
              </table:table-cell>
              <table:table-cell office:value-type="float" office:value="-0.00100352501777">
                <text:p>-0.00100352501777</text:p>
              </table:table-cell>
              <table:table-cell office:value-type="float" office:value="0.00487893959507">
                <text:p>0.00487893959507</text:p>
              </table:table-cell>
              <table:table-cell office:value-type="float" office:value="0.00547164814912">
                <text:p>0.00547164814912</text:p>
              </table:table-cell>
              <table:table-cell office:value-type="float" office:value="0.126593947411">
                <text:p>0.126593947411</text:p>
              </table:table-cell>
              <table:table-cell office:value-type="float" office:value="0.131061353061">
                <text:p>0.13106135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373555743136">
                <text:p>-0.00373555743136</text:p>
              </table:table-cell>
              <table:table-cell office:value-type="float" office:value="-0.00128424153698">
                <text:p>-0.00128424153698</text:p>
              </table:table-cell>
              <table:table-cell office:value-type="float" office:value="0.00505541404709">
                <text:p>0.00505541404709</text:p>
              </table:table-cell>
              <table:table-cell office:value-type="float" office:value="0.00587692363416">
                <text:p>0.00587692363416</text:p>
              </table:table-cell>
              <table:table-cell office:value-type="float" office:value="0.127594277263">
                <text:p>0.127594277263</text:p>
              </table:table-cell>
              <table:table-cell office:value-type="float" office:value="0.131946588722">
                <text:p>0.131946588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1131884791">
                <text:p>-0.0041131884791</text:p>
              </table:table-cell>
              <table:table-cell office:value-type="float" office:value="-0.00206789110047">
                <text:p>-0.00206789110047</text:p>
              </table:table-cell>
              <table:table-cell office:value-type="float" office:value="0.00521525694057">
                <text:p>0.00521525694057</text:p>
              </table:table-cell>
              <table:table-cell office:value-type="float" office:value="0.00624368067143">
                <text:p>0.00624368067143</text:p>
              </table:table-cell>
              <table:table-cell office:value-type="float" office:value="0.128916174173">
                <text:p>0.128916174173</text:p>
              </table:table-cell>
              <table:table-cell office:value-type="float" office:value="0.132056239935">
                <text:p>0.132056239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428819097579">
                <text:p>-0.00428819097579</text:p>
              </table:table-cell>
              <table:table-cell office:value-type="float" office:value="-0.00217173263191">
                <text:p>-0.00217173263191</text:p>
              </table:table-cell>
              <table:table-cell office:value-type="float" office:value="0.00508924433962">
                <text:p>0.00508924433962</text:p>
              </table:table-cell>
              <table:table-cell office:value-type="float" office:value="0.00697187029748">
                <text:p>0.00697187029748</text:p>
              </table:table-cell>
              <table:table-cell office:value-type="float" office:value="0.129933431745">
                <text:p>0.129933431745</text:p>
              </table:table-cell>
              <table:table-cell office:value-type="float" office:value="0.133784117219">
                <text:p>0.133784117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441803783178">
                <text:p>-0.00441803783178</text:p>
              </table:table-cell>
              <table:table-cell office:value-type="float" office:value="-0.00253450481355">
                <text:p>-0.00253450481355</text:p>
              </table:table-cell>
              <table:table-cell office:value-type="float" office:value="0.0051161441952">
                <text:p>0.0051161441952</text:p>
              </table:table-cell>
              <table:table-cell office:value-type="float" office:value="0.00782688723146">
                <text:p>0.00782688723146</text:p>
              </table:table-cell>
              <table:table-cell office:value-type="float" office:value="0.131010338664">
                <text:p>0.131010338664</text:p>
              </table:table-cell>
              <table:table-cell office:value-type="float" office:value="0.135468662049">
                <text:p>0.135468662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37098043039">
                <text:p>-0.00437098043039</text:p>
              </table:table-cell>
              <table:table-cell office:value-type="float" office:value="-0.00333562106011">
                <text:p>-0.00333562106011</text:p>
              </table:table-cell>
              <table:table-cell office:value-type="float" office:value="0.00520949531347">
                <text:p>0.00520949531347</text:p>
              </table:table-cell>
              <table:table-cell office:value-type="float" office:value="0.00621679177526">
                <text:p>0.00621679177526</text:p>
              </table:table-cell>
              <table:table-cell office:value-type="float" office:value="0.132414102554">
                <text:p>0.132414102554</text:p>
              </table:table-cell>
              <table:table-cell office:value-type="float" office:value="0.136168557162">
                <text:p>0.136168557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419180560857">
                <text:p>-0.00419180560857</text:p>
              </table:table-cell>
              <table:table-cell office:value-type="float" office:value="-0.00362307874189">
                <text:p>-0.00362307874189</text:p>
              </table:table-cell>
              <table:table-cell office:value-type="float" office:value="0.00548037374392">
                <text:p>0.00548037374392</text:p>
              </table:table-cell>
              <table:table-cell office:value-type="float" office:value="0.00734051435901">
                <text:p>0.00734051435901</text:p>
              </table:table-cell>
              <table:table-cell office:value-type="float" office:value="0.133450627327">
                <text:p>0.133450627327</text:p>
              </table:table-cell>
              <table:table-cell office:value-type="float" office:value="0.137101176147">
                <text:p>0.137101176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407085381448">
                <text:p>-0.00407085381448</text:p>
              </table:table-cell>
              <table:table-cell office:value-type="float" office:value="-0.00412310947706">
                <text:p>-0.00412310947706</text:p>
              </table:table-cell>
              <table:table-cell office:value-type="float" office:value="0.00597126362845">
                <text:p>0.00597126362845</text:p>
              </table:table-cell>
              <table:table-cell office:value-type="float" office:value="0.00733138322686">
                <text:p>0.00733138322686</text:p>
              </table:table-cell>
              <table:table-cell office:value-type="float" office:value="0.134527280927">
                <text:p>0.134527280927</text:p>
              </table:table-cell>
              <table:table-cell office:value-type="float" office:value="0.138739643292">
                <text:p>0.138739643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83574934676">
                <text:p>-0.00383574934676</text:p>
              </table:table-cell>
              <table:table-cell office:value-type="float" office:value="-0.00442362633523">
                <text:p>-0.00442362633523</text:p>
              </table:table-cell>
              <table:table-cell office:value-type="float" office:value="0.00661733886227">
                <text:p>0.00661733886227</text:p>
              </table:table-cell>
              <table:table-cell office:value-type="float" office:value="0.00783679448192">
                <text:p>0.00783679448192</text:p>
              </table:table-cell>
              <table:table-cell office:value-type="float" office:value="0.136093527079">
                <text:p>0.136093527079</text:p>
              </table:table-cell>
              <table:table-cell office:value-type="float" office:value="0.139612915897">
                <text:p>0.139612915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376357231289">
                <text:p>-0.00376357231289</text:p>
              </table:table-cell>
              <table:table-cell office:value-type="float" office:value="-0.00442362633523">
                <text:p>-0.00442362633523</text:p>
              </table:table-cell>
              <table:table-cell office:value-type="float" office:value="0.00703288475052">
                <text:p>0.00703288475052</text:p>
              </table:table-cell>
              <table:table-cell office:value-type="float" office:value="0.00783679448192">
                <text:p>0.00783679448192</text:p>
              </table:table-cell>
              <table:table-cell office:value-type="float" office:value="0.137385293841">
                <text:p>0.137385293841</text:p>
              </table:table-cell>
              <table:table-cell office:value-type="float" office:value="0.139612915897">
                <text:p>0.139612915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80482617766">
                <text:p>-0.00380482617766</text:p>
              </table:table-cell>
              <table:table-cell office:value-type="float" office:value="-0.00442668486483">
                <text:p>-0.00442668486483</text:p>
              </table:table-cell>
              <table:table-cell office:value-type="float" office:value="0.00747529277578">
                <text:p>0.00747529277578</text:p>
              </table:table-cell>
              <table:table-cell office:value-type="float" office:value="0.00951025955159">
                <text:p>0.00951025955159</text:p>
              </table:table-cell>
              <table:table-cell office:value-type="float" office:value="0.138795495033">
                <text:p>0.138795495033</text:p>
              </table:table-cell>
              <table:table-cell office:value-type="float" office:value="0.142110427869">
                <text:p>0.142110427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8933865726">
                <text:p>-0.0038933865726</text:p>
              </table:table-cell>
              <table:table-cell office:value-type="float" office:value="-0.00444627675491">
                <text:p>-0.00444627675491</text:p>
              </table:table-cell>
              <table:table-cell office:value-type="float" office:value="0.00806646142155">
                <text:p>0.00806646142155</text:p>
              </table:table-cell>
              <table:table-cell office:value-type="float" office:value="0.0106797277497">
                <text:p>0.0106797277497</text:p>
              </table:table-cell>
              <table:table-cell office:value-type="float" office:value="0.140789195895">
                <text:p>0.140789195895</text:p>
              </table:table-cell>
              <table:table-cell office:value-type="float" office:value="0.143907641698">
                <text:p>0.143907641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400535529479">
                <text:p>-0.00400535529479</text:p>
              </table:table-cell>
              <table:table-cell office:value-type="float" office:value="-0.00471823361358">
                <text:p>-0.00471823361358</text:p>
              </table:table-cell>
              <table:table-cell office:value-type="float" office:value="0.00852487049997">
                <text:p>0.00852487049997</text:p>
              </table:table-cell>
              <table:table-cell office:value-type="float" office:value="0.011109645797">
                <text:p>0.011109645797</text:p>
              </table:table-cell>
              <table:table-cell office:value-type="float" office:value="0.142291426659">
                <text:p>0.142291426659</text:p>
              </table:table-cell>
              <table:table-cell office:value-type="float" office:value="0.145371100595">
                <text:p>0.145371100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410063192248">
                <text:p>-0.00410063192248</text:p>
              </table:table-cell>
              <table:table-cell office:value-type="float" office:value="-0.00535317568534">
                <text:p>-0.00535317568534</text:p>
              </table:table-cell>
              <table:table-cell office:value-type="float" office:value="0.00895656924695">
                <text:p>0.00895656924695</text:p>
              </table:table-cell>
              <table:table-cell office:value-type="float" office:value="0.0119172830653">
                <text:p>0.0119172830653</text:p>
              </table:table-cell>
              <table:table-cell office:value-type="float" office:value="0.143850535154">
                <text:p>0.143850535154</text:p>
              </table:table-cell>
              <table:table-cell office:value-type="float" office:value="0.146339807874">
                <text:p>0.146339807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407213764265">
                <text:p>-0.00407213764265</text:p>
              </table:table-cell>
              <table:table-cell office:value-type="float" office:value="-0.00535317568534">
                <text:p>-0.00535317568534</text:p>
              </table:table-cell>
              <table:table-cell office:value-type="float" office:value="0.00927262101322">
                <text:p>0.00927262101322</text:p>
              </table:table-cell>
              <table:table-cell office:value-type="float" office:value="0.0119172830653">
                <text:p>0.0119172830653</text:p>
              </table:table-cell>
              <table:table-cell office:value-type="float" office:value="0.14603766799">
                <text:p>0.14603766799</text:p>
              </table:table-cell>
              <table:table-cell office:value-type="float" office:value="0.146339807874">
                <text:p>0.146339807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400527985767">
                <text:p>-0.00400527985767</text:p>
              </table:table-cell>
              <table:table-cell office:value-type="float" office:value="-0.00573385166313">
                <text:p>-0.00573385166313</text:p>
              </table:table-cell>
              <table:table-cell office:value-type="float" office:value="0.00935134291649">
                <text:p>0.00935134291649</text:p>
              </table:table-cell>
              <table:table-cell office:value-type="float" office:value="0.0128428703467">
                <text:p>0.0128428703467</text:p>
              </table:table-cell>
              <table:table-cell office:value-type="float" office:value="0.147618815303">
                <text:p>0.147618815303</text:p>
              </table:table-cell>
              <table:table-cell office:value-type="float" office:value="0.148463740992">
                <text:p>0.148463740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92968766391">
                <text:p>-0.00392968766391</text:p>
              </table:table-cell>
              <table:table-cell office:value-type="float" office:value="-0.00589192575435">
                <text:p>-0.00589192575435</text:p>
              </table:table-cell>
              <table:table-cell office:value-type="float" office:value="0.00948519073427">
                <text:p>0.00948519073427</text:p>
              </table:table-cell>
              <table:table-cell office:value-type="float" office:value="0.0138886379179">
                <text:p>0.0138886379179</text:p>
              </table:table-cell>
              <table:table-cell office:value-type="float" office:value="0.149183303118">
                <text:p>0.149183303118</text:p>
              </table:table-cell>
              <table:table-cell office:value-type="float" office:value="0.149171802155">
                <text:p>0.149171802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76621354371">
                <text:p>-0.00376621354371</text:p>
              </table:table-cell>
              <table:table-cell office:value-type="float" office:value="-0.00647851985321">
                <text:p>-0.00647851985321</text:p>
              </table:table-cell>
              <table:table-cell office:value-type="float" office:value="0.00981268752366">
                <text:p>0.00981268752366</text:p>
              </table:table-cell>
              <table:table-cell office:value-type="float" office:value="0.0145217167832">
                <text:p>0.0145217167832</text:p>
              </table:table-cell>
              <table:table-cell office:value-type="float" office:value="0.151193961501">
                <text:p>0.151193961501</text:p>
              </table:table-cell>
              <table:table-cell office:value-type="float" office:value="0.15143390726">
                <text:p>0.15143390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66471102461">
                <text:p>-0.00366471102461</text:p>
              </table:table-cell>
              <table:table-cell office:value-type="float" office:value="-0.00633124425487">
                <text:p>-0.00633124425487</text:p>
              </table:table-cell>
              <table:table-cell office:value-type="float" office:value="0.0102645494044">
                <text:p>0.0102645494044</text:p>
              </table:table-cell>
              <table:table-cell office:value-type="float" office:value="0.0164562312397">
                <text:p>0.0164562312397</text:p>
              </table:table-cell>
              <table:table-cell office:value-type="float" office:value="0.152659222484">
                <text:p>0.152659222484</text:p>
              </table:table-cell>
              <table:table-cell office:value-type="float" office:value="0.153790620952">
                <text:p>0.153790620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64058394916">
                <text:p>-0.00364058394916</text:p>
              </table:table-cell>
              <table:table-cell office:value-type="float" office:value="-0.00607288255525">
                <text:p>-0.00607288255525</text:p>
              </table:table-cell>
              <table:table-cell office:value-type="float" office:value="0.0110313594341">
                <text:p>0.0110313594341</text:p>
              </table:table-cell>
              <table:table-cell office:value-type="float" office:value="0.0168295424058">
                <text:p>0.0168295424058</text:p>
              </table:table-cell>
              <table:table-cell office:value-type="float" office:value="0.154077216983">
                <text:p>0.154077216983</text:p>
              </table:table-cell>
              <table:table-cell office:value-type="float" office:value="0.159434589796">
                <text:p>0.159434589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356368185021">
                <text:p>-0.00356368185021</text:p>
              </table:table-cell>
              <table:table-cell office:value-type="float" office:value="-0.00607288255525">
                <text:p>-0.00607288255525</text:p>
              </table:table-cell>
              <table:table-cell office:value-type="float" office:value="0.0119593907148">
                <text:p>0.0119593907148</text:p>
              </table:table-cell>
              <table:table-cell office:value-type="float" office:value="0.0168295424058">
                <text:p>0.0168295424058</text:p>
              </table:table-cell>
              <table:table-cell office:value-type="float" office:value="0.155897036195">
                <text:p>0.155897036195</text:p>
              </table:table-cell>
              <table:table-cell office:value-type="float" office:value="0.159434589796">
                <text:p>0.159434589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345752341673">
                <text:p>-0.00345752341673</text:p>
              </table:table-cell>
              <table:table-cell office:value-type="float" office:value="-0.00607111040929">
                <text:p>-0.00607111040929</text:p>
              </table:table-cell>
              <table:table-cell office:value-type="float" office:value="0.0126674883068">
                <text:p>0.0126674883068</text:p>
              </table:table-cell>
              <table:table-cell office:value-type="float" office:value="0.0171167900852">
                <text:p>0.0171167900852</text:p>
              </table:table-cell>
              <table:table-cell office:value-type="float" office:value="0.157231524587">
                <text:p>0.157231524587</text:p>
              </table:table-cell>
              <table:table-cell office:value-type="float" office:value="0.161588343805">
                <text:p>0.16158834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337561732158">
                <text:p>-0.00337561732158</text:p>
              </table:table-cell>
              <table:table-cell office:value-type="float" office:value="-0.00564056001761">
                <text:p>-0.00564056001761</text:p>
              </table:table-cell>
              <table:table-cell office:value-type="float" office:value="0.0135956788436">
                <text:p>0.0135956788436</text:p>
              </table:table-cell>
              <table:table-cell office:value-type="float" office:value="0.0189435505248">
                <text:p>0.0189435505248</text:p>
              </table:table-cell>
              <table:table-cell office:value-type="float" office:value="0.158704355359">
                <text:p>0.158704355359</text:p>
              </table:table-cell>
              <table:table-cell office:value-type="float" office:value="0.16420177442">
                <text:p>0.16420177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32158897072">
                <text:p>-0.00332158897072</text:p>
              </table:table-cell>
              <table:table-cell office:value-type="float" office:value="-0.00558573942091">
                <text:p>-0.00558573942091</text:p>
              </table:table-cell>
              <table:table-cell office:value-type="float" office:value="0.01491713617">
                <text:p>0.01491713617</text:p>
              </table:table-cell>
              <table:table-cell office:value-type="float" office:value="0.0201150877809">
                <text:p>0.0201150877809</text:p>
              </table:table-cell>
              <table:table-cell office:value-type="float" office:value="0.160953953862">
                <text:p>0.160953953862</text:p>
              </table:table-cell>
              <table:table-cell office:value-type="float" office:value="0.165574352975">
                <text:p>0.165574352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341377547011">
                <text:p>-0.00341377547011</text:p>
              </table:table-cell>
              <table:table-cell office:value-type="float" office:value="-0.00547858391015">
                <text:p>-0.00547858391015</text:p>
              </table:table-cell>
              <table:table-cell office:value-type="float" office:value="0.0159319601953">
                <text:p>0.0159319601953</text:p>
              </table:table-cell>
              <table:table-cell office:value-type="float" office:value="0.0217062592069">
                <text:p>0.0217062592069</text:p>
              </table:table-cell>
              <table:table-cell office:value-type="float" office:value="0.162784680724">
                <text:p>0.162784680724</text:p>
              </table:table-cell>
              <table:table-cell office:value-type="float" office:value="0.16703873386">
                <text:p>0.16703873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56758804992">
                <text:p>-0.00356758804992</text:p>
              </table:table-cell>
              <table:table-cell office:value-type="float" office:value="-0.0060523343233">
                <text:p>-0.0060523343233</text:p>
              </table:table-cell>
              <table:table-cell office:value-type="float" office:value="0.017018597573">
                <text:p>0.017018597573</text:p>
              </table:table-cell>
              <table:table-cell office:value-type="float" office:value="0.0229658193438">
                <text:p>0.0229658193438</text:p>
              </table:table-cell>
              <table:table-cell office:value-type="float" office:value="0.1646669209">
                <text:p>0.1646669209</text:p>
              </table:table-cell>
              <table:table-cell office:value-type="float" office:value="0.167724713926">
                <text:p>0.1677247139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77596588805">
                <text:p>-0.00377596588805</text:p>
              </table:table-cell>
              <table:table-cell office:value-type="float" office:value="-0.00644216318203">
                <text:p>-0.00644216318203</text:p>
              </table:table-cell>
              <table:table-cell office:value-type="float" office:value="0.0186224523932">
                <text:p>0.0186224523932</text:p>
              </table:table-cell>
              <table:table-cell office:value-type="float" office:value="0.0240177643334">
                <text:p>0.0240177643334</text:p>
              </table:table-cell>
              <table:table-cell office:value-type="float" office:value="0.167216256261">
                <text:p>0.167216256261</text:p>
              </table:table-cell>
              <table:table-cell office:value-type="float" office:value="0.169372026284">
                <text:p>0.169372026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396559247747">
                <text:p>-0.00396559247747</text:p>
              </table:table-cell>
              <table:table-cell office:value-type="float" office:value="-0.00714354281182">
                <text:p>-0.00714354281182</text:p>
              </table:table-cell>
              <table:table-cell office:value-type="float" office:value="0.0197013709694">
                <text:p>0.0197013709694</text:p>
              </table:table-cell>
              <table:table-cell office:value-type="float" office:value="0.0246661685452">
                <text:p>0.0246661685452</text:p>
              </table:table-cell>
              <table:table-cell office:value-type="float" office:value="0.169228255749">
                <text:p>0.169228255749</text:p>
              </table:table-cell>
              <table:table-cell office:value-type="float" office:value="0.171894777991">
                <text:p>0.171894777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415534479544">
                <text:p>-0.00415534479544</text:p>
              </table:table-cell>
              <table:table-cell office:value-type="float" office:value="-0.00788870909192">
                <text:p>-0.00788870909192</text:p>
              </table:table-cell>
              <table:table-cell office:value-type="float" office:value="0.0206790361553">
                <text:p>0.0206790361553</text:p>
              </table:table-cell>
              <table:table-cell office:value-type="float" office:value="0.0259625038748">
                <text:p>0.0259625038748</text:p>
              </table:table-cell>
              <table:table-cell office:value-type="float" office:value="0.171262145042">
                <text:p>0.171262145042</text:p>
              </table:table-cell>
              <table:table-cell office:value-type="float" office:value="0.172982109165">
                <text:p>0.172982109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439755665138">
                <text:p>-0.00439755665138</text:p>
              </table:table-cell>
              <table:table-cell office:value-type="float" office:value="-0.0086556997502">
                <text:p>-0.0086556997502</text:p>
              </table:table-cell>
              <table:table-cell office:value-type="float" office:value="0.0220466833562">
                <text:p>0.0220466833562</text:p>
              </table:table-cell>
              <table:table-cell office:value-type="float" office:value="0.0269245092132">
                <text:p>0.0269245092132</text:p>
              </table:table-cell>
              <table:table-cell office:value-type="float" office:value="0.173937261105">
                <text:p>0.173937261105</text:p>
              </table:table-cell>
              <table:table-cell office:value-type="float" office:value="0.175340672834">
                <text:p>0.175340672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452722236514">
                <text:p>-0.00452722236514</text:p>
              </table:table-cell>
              <table:table-cell office:value-type="float" office:value="-0.0086556997502">
                <text:p>-0.0086556997502</text:p>
              </table:table-cell>
              <table:table-cell office:value-type="float" office:value="0.0230838023126">
                <text:p>0.0230838023126</text:p>
              </table:table-cell>
              <table:table-cell office:value-type="float" office:value="0.0269245092132">
                <text:p>0.0269245092132</text:p>
              </table:table-cell>
              <table:table-cell office:value-type="float" office:value="0.175888717175">
                <text:p>0.175888717175</text:p>
              </table:table-cell>
              <table:table-cell office:value-type="float" office:value="0.175340672834">
                <text:p>0.175340672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459079770371">
                <text:p>-0.00459079770371</text:p>
              </table:table-cell>
              <table:table-cell office:value-type="float" office:value="-0.00928130015078">
                <text:p>-0.00928130015078</text:p>
              </table:table-cell>
              <table:table-cell office:value-type="float" office:value="0.0240589827299">
                <text:p>0.0240589827299</text:p>
              </table:table-cell>
              <table:table-cell office:value-type="float" office:value="0.0278637025995">
                <text:p>0.0278637025995</text:p>
              </table:table-cell>
              <table:table-cell office:value-type="float" office:value="0.177734389901">
                <text:p>0.177734389901</text:p>
              </table:table-cell>
              <table:table-cell office:value-type="float" office:value="0.177672509862">
                <text:p>0.177672509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458849826828">
                <text:p>-0.00458849826828</text:p>
              </table:table-cell>
              <table:table-cell office:value-type="float" office:value="-0.00999315093875">
                <text:p>-0.00999315093875</text:p>
              </table:table-cell>
              <table:table-cell office:value-type="float" office:value="0.0253861416131">
                <text:p>0.0253861416131</text:p>
              </table:table-cell>
              <table:table-cell office:value-type="float" office:value="0.0287923207924">
                <text:p>0.0287923207924</text:p>
              </table:table-cell>
              <table:table-cell office:value-type="float" office:value="0.180077195168">
                <text:p>0.180077195168</text:p>
              </table:table-cell>
              <table:table-cell office:value-type="float" office:value="0.182022680218">
                <text:p>0.182022680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455767381936">
                <text:p>-0.00455767381936</text:p>
              </table:table-cell>
              <table:table-cell office:value-type="float" office:value="-0.0102895848415">
                <text:p>-0.0102895848415</text:p>
              </table:table-cell>
              <table:table-cell office:value-type="float" office:value="0.0263985041529">
                <text:p>0.0263985041529</text:p>
              </table:table-cell>
              <table:table-cell office:value-type="float" office:value="0.0293097734707">
                <text:p>0.0293097734707</text:p>
              </table:table-cell>
              <table:table-cell office:value-type="float" office:value="0.181685954332">
                <text:p>0.181685954332</text:p>
              </table:table-cell>
              <table:table-cell office:value-type="float" office:value="0.182503722828">
                <text:p>0.182503722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461449986324">
                <text:p>-0.00461449986324</text:p>
              </table:table-cell>
              <table:table-cell office:value-type="float" office:value="-0.0102895848415">
                <text:p>-0.0102895848415</text:p>
              </table:table-cell>
              <table:table-cell office:value-type="float" office:value="0.0273782499135">
                <text:p>0.0273782499135</text:p>
              </table:table-cell>
              <table:table-cell office:value-type="float" office:value="0.0293097734707">
                <text:p>0.0293097734707</text:p>
              </table:table-cell>
              <table:table-cell office:value-type="float" office:value="0.183162197471">
                <text:p>0.183162197471</text:p>
              </table:table-cell>
              <table:table-cell office:value-type="float" office:value="0.182503722828">
                <text:p>0.182503722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474776513875">
                <text:p>-0.00474776513875</text:p>
              </table:table-cell>
              <table:table-cell office:value-type="float" office:value="-0.0103477666326">
                <text:p>-0.0103477666326</text:p>
              </table:table-cell>
              <table:table-cell office:value-type="float" office:value="0.0288375150412">
                <text:p>0.0288375150412</text:p>
              </table:table-cell>
              <table:table-cell office:value-type="float" office:value="0.0295701379276">
                <text:p>0.0295701379276</text:p>
              </table:table-cell>
              <table:table-cell office:value-type="float" office:value="0.185088574886">
                <text:p>0.185088574886</text:p>
              </table:table-cell>
              <table:table-cell office:value-type="float" office:value="0.185260113769">
                <text:p>0.185260113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487175909802">
                <text:p>-0.00487175909802</text:p>
              </table:table-cell>
              <table:table-cell office:value-type="float" office:value="-0.0104869360923">
                <text:p>-0.0104869360923</text:p>
              </table:table-cell>
              <table:table-cell office:value-type="float" office:value="0.0299016535282">
                <text:p>0.0299016535282</text:p>
              </table:table-cell>
              <table:table-cell office:value-type="float" office:value="0.0296945614951">
                <text:p>0.0296945614951</text:p>
              </table:table-cell>
              <table:table-cell office:value-type="float" office:value="0.186495736241">
                <text:p>0.186495736241</text:p>
              </table:table-cell>
              <table:table-cell office:value-type="float" office:value="0.186518418519">
                <text:p>0.186518418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03028696403">
                <text:p>-0.00503028696403</text:p>
              </table:table-cell>
              <table:table-cell office:value-type="float" office:value="-0.0109474581919">
                <text:p>-0.0109474581919</text:p>
              </table:table-cell>
              <table:table-cell office:value-type="float" office:value="0.0308518242091">
                <text:p>0.0308518242091</text:p>
              </table:table-cell>
              <table:table-cell office:value-type="float" office:value="0.0303993273751">
                <text:p>0.0303993273751</text:p>
              </table:table-cell>
              <table:table-cell office:value-type="float" office:value="0.187957152724">
                <text:p>0.187957152724</text:p>
              </table:table-cell>
              <table:table-cell office:value-type="float" office:value="0.186440468871">
                <text:p>0.186440468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554745225236">
                <text:p>-0.00554745225236</text:p>
              </table:table-cell>
              <table:table-cell office:value-type="float" office:value="-0.0111044495607">
                <text:p>-0.0111044495607</text:p>
              </table:table-cell>
              <table:table-cell office:value-type="float" office:value="0.032124735415">
                <text:p>0.032124735415</text:p>
              </table:table-cell>
              <table:table-cell office:value-type="float" office:value="0.030779789366">
                <text:p>0.030779789366</text:p>
              </table:table-cell>
              <table:table-cell office:value-type="float" office:value="0.190020680428">
                <text:p>0.190020680428</text:p>
              </table:table-cell>
              <table:table-cell office:value-type="float" office:value="0.187444819155">
                <text:p>0.187444819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599398510531">
                <text:p>-0.00599398510531</text:p>
              </table:table-cell>
              <table:table-cell office:value-type="float" office:value="-0.0117952793713">
                <text:p>-0.0117952793713</text:p>
              </table:table-cell>
              <table:table-cell office:value-type="float" office:value="0.0330178551376">
                <text:p>0.0330178551376</text:p>
              </table:table-cell>
              <table:table-cell office:value-type="float" office:value="0.0300493352637">
                <text:p>0.0300493352637</text:p>
              </table:table-cell>
              <table:table-cell office:value-type="float" office:value="0.191703468561">
                <text:p>0.191703468561</text:p>
              </table:table-cell>
              <table:table-cell office:value-type="float" office:value="0.188955838399">
                <text:p>0.188955838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653620390221">
                <text:p>-0.00653620390221</text:p>
              </table:table-cell>
              <table:table-cell office:value-type="float" office:value="-0.0123277054013">
                <text:p>-0.0123277054013</text:p>
              </table:table-cell>
              <table:table-cell office:value-type="float" office:value="0.0338637493551">
                <text:p>0.0338637493551</text:p>
              </table:table-cell>
              <table:table-cell office:value-type="float" office:value="0.0300752484304">
                <text:p>0.0300752484304</text:p>
              </table:table-cell>
              <table:table-cell office:value-type="float" office:value="0.193416252732">
                <text:p>0.193416252732</text:p>
              </table:table-cell>
              <table:table-cell office:value-type="float" office:value="0.190350012278">
                <text:p>0.190350012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730547169223">
                <text:p>-0.00730547169223</text:p>
              </table:table-cell>
              <table:table-cell office:value-type="float" office:value="-0.0131364454848">
                <text:p>-0.0131364454848</text:p>
              </table:table-cell>
              <table:table-cell office:value-type="float" office:value="0.0347736813128">
                <text:p>0.0347736813128</text:p>
              </table:table-cell>
              <table:table-cell office:value-type="float" office:value="0.030151118984">
                <text:p>0.030151118984</text:p>
              </table:table-cell>
              <table:table-cell office:value-type="float" office:value="0.195759624243">
                <text:p>0.195759624243</text:p>
              </table:table-cell>
              <table:table-cell office:value-type="float" office:value="0.191773947428">
                <text:p>0.191773947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798327568918">
                <text:p>-0.00798327568918</text:p>
              </table:table-cell>
              <table:table-cell office:value-type="float" office:value="-0.0138917439992">
                <text:p>-0.0138917439992</text:p>
              </table:table-cell>
              <table:table-cell office:value-type="float" office:value="0.0354592315853">
                <text:p>0.0354592315853</text:p>
              </table:table-cell>
              <table:table-cell office:value-type="float" office:value="0.0303311480376">
                <text:p>0.0303311480376</text:p>
              </table:table-cell>
              <table:table-cell office:value-type="float" office:value="0.197580859065">
                <text:p>0.197580859065</text:p>
              </table:table-cell>
              <table:table-cell office:value-type="float" office:value="0.193337928935">
                <text:p>0.1933379289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77615995705">
                <text:p>-0.00877615995705</text:p>
              </table:table-cell>
              <table:table-cell office:value-type="float" office:value="-0.0145703349246">
                <text:p>-0.0145703349246</text:p>
              </table:table-cell>
              <table:table-cell office:value-type="float" office:value="0.0361527018249">
                <text:p>0.0361527018249</text:p>
              </table:table-cell>
              <table:table-cell office:value-type="float" office:value="0.0300832213458">
                <text:p>0.0300832213458</text:p>
              </table:table-cell>
              <table:table-cell office:value-type="float" office:value="0.199473023415">
                <text:p>0.199473023415</text:p>
              </table:table-cell>
              <table:table-cell office:value-type="float" office:value="0.195244153379">
                <text:p>0.1952441533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993819721043">
                <text:p>-0.00993819721043</text:p>
              </table:table-cell>
              <table:table-cell office:value-type="float" office:value="-0.0152405816305">
                <text:p>-0.0152405816305</text:p>
              </table:table-cell>
              <table:table-cell office:value-type="float" office:value="0.0369435213506">
                <text:p>0.0369435213506</text:p>
              </table:table-cell>
              <table:table-cell office:value-type="float" office:value="0.0300492114985">
                <text:p>0.0300492114985</text:p>
              </table:table-cell>
              <table:table-cell office:value-type="float" office:value="0.20196993649">
                <text:p>0.20196993649</text:p>
              </table:table-cell>
              <table:table-cell office:value-type="float" office:value="0.197340336601">
                <text:p>0.197340336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07401013374">
                <text:p>-0.0107401013374</text:p>
              </table:table-cell>
              <table:table-cell office:value-type="float" office:value="-0.0163718012448">
                <text:p>-0.0163718012448</text:p>
              </table:table-cell>
              <table:table-cell office:value-type="float" office:value="0.0374672785401">
                <text:p>0.0374672785401</text:p>
              </table:table-cell>
              <table:table-cell office:value-type="float" office:value="0.0299171374449">
                <text:p>0.0299171374449</text:p>
              </table:table-cell>
              <table:table-cell office:value-type="float" office:value="0.203794464469">
                <text:p>0.203794464469</text:p>
              </table:table-cell>
              <table:table-cell office:value-type="float" office:value="0.19859901698">
                <text:p>0.198599016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14719960839">
                <text:p>-0.0114719960839</text:p>
              </table:table-cell>
              <table:table-cell office:value-type="float" office:value="-0.0174081431922">
                <text:p>-0.0174081431922</text:p>
              </table:table-cell>
              <table:table-cell office:value-type="float" office:value="0.0380320847034">
                <text:p>0.0380320847034</text:p>
              </table:table-cell>
              <table:table-cell office:value-type="float" office:value="0.0301688708208">
                <text:p>0.0301688708208</text:p>
              </table:table-cell>
              <table:table-cell office:value-type="float" office:value="0.205574959517">
                <text:p>0.205574959517</text:p>
              </table:table-cell>
              <table:table-cell office:value-type="float" office:value="0.200227265789">
                <text:p>0.200227265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124805495143">
                <text:p>-0.0124805495143</text:p>
              </table:table-cell>
              <table:table-cell office:value-type="float" office:value="-0.0184276480121">
                <text:p>-0.0184276480121</text:p>
              </table:table-cell>
              <table:table-cell office:value-type="float" office:value="0.0388421118259">
                <text:p>0.0388421118259</text:p>
              </table:table-cell>
              <table:table-cell office:value-type="float" office:value="0.0304461814598">
                <text:p>0.0304461814598</text:p>
              </table:table-cell>
              <table:table-cell office:value-type="float" office:value="0.207736283541">
                <text:p>0.207736283541</text:p>
              </table:table-cell>
              <table:table-cell office:value-type="float" office:value="0.201616007333">
                <text:p>0.201616007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31470300257">
                <text:p>-0.0131470300257</text:p>
              </table:table-cell>
              <table:table-cell office:value-type="float" office:value="-0.0191717909799">
                <text:p>-0.0191717909799</text:p>
              </table:table-cell>
              <table:table-cell office:value-type="float" office:value="0.0394658856094">
                <text:p>0.0394658856094</text:p>
              </table:table-cell>
              <table:table-cell office:value-type="float" office:value="0.0311642053242">
                <text:p>0.0311642053242</text:p>
              </table:table-cell>
              <table:table-cell office:value-type="float" office:value="0.209153130651">
                <text:p>0.209153130651</text:p>
              </table:table-cell>
              <table:table-cell office:value-type="float" office:value="0.203153486096">
                <text:p>0.203153486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14157185331">
                <text:p>-0.014157185331</text:p>
              </table:table-cell>
              <table:table-cell office:value-type="float" office:value="-0.0208746244452">
                <text:p>-0.0208746244452</text:p>
              </table:table-cell>
              <table:table-cell office:value-type="float" office:value="0.0404444783926">
                <text:p>0.0404444783926</text:p>
              </table:table-cell>
              <table:table-cell office:value-type="float" office:value="0.0326070525608">
                <text:p>0.0326070525608</text:p>
              </table:table-cell>
              <table:table-cell office:value-type="float" office:value="0.211050957441">
                <text:p>0.211050957441</text:p>
              </table:table-cell>
              <table:table-cell office:value-type="float" office:value="0.204790658753">
                <text:p>0.204790658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50580555201">
                <text:p>-0.0150580555201</text:p>
              </table:table-cell>
              <table:table-cell office:value-type="float" office:value="-0.0222158077952">
                <text:p>-0.0222158077952</text:p>
              </table:table-cell>
              <table:table-cell office:value-type="float" office:value="0.041196577251">
                <text:p>0.041196577251</text:p>
              </table:table-cell>
              <table:table-cell office:value-type="float" office:value="0.0322016769275">
                <text:p>0.0322016769275</text:p>
              </table:table-cell>
              <table:table-cell office:value-type="float" office:value="0.212296783924">
                <text:p>0.212296783924</text:p>
              </table:table-cell>
              <table:table-cell office:value-type="float" office:value="0.204850880211">
                <text:p>0.204850880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57110244036">
                <text:p>-0.0157110244036</text:p>
              </table:table-cell>
              <table:table-cell office:value-type="float" office:value="-0.0231301244927">
                <text:p>-0.0231301244927</text:p>
              </table:table-cell>
              <table:table-cell office:value-type="float" office:value="0.0416629314423">
                <text:p>0.0416629314423</text:p>
              </table:table-cell>
              <table:table-cell office:value-type="float" office:value="0.0326889547803">
                <text:p>0.0326889547803</text:p>
              </table:table-cell>
              <table:table-cell office:value-type="float" office:value="0.213082805276">
                <text:p>0.213082805276</text:p>
              </table:table-cell>
              <table:table-cell office:value-type="float" office:value="0.205262806992">
                <text:p>0.205262806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66083015501">
                <text:p>-0.0166083015501</text:p>
              </table:table-cell>
              <table:table-cell office:value-type="float" office:value="-0.0243494704321">
                <text:p>-0.0243494704321</text:p>
              </table:table-cell>
              <table:table-cell office:value-type="float" office:value="0.0420822612941">
                <text:p>0.0420822612941</text:p>
              </table:table-cell>
              <table:table-cell office:value-type="float" office:value="0.0323977121077">
                <text:p>0.0323977121077</text:p>
              </table:table-cell>
              <table:table-cell office:value-type="float" office:value="0.213783115149">
                <text:p>0.213783115149</text:p>
              </table:table-cell>
              <table:table-cell office:value-type="float" office:value="0.206364464929">
                <text:p>0.206364464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73994954675">
                <text:p>-0.0173994954675</text:p>
              </table:table-cell>
              <table:table-cell office:value-type="float" office:value="-0.0252319650696">
                <text:p>-0.0252319650696</text:p>
              </table:table-cell>
              <table:table-cell office:value-type="float" office:value="0.0421853810549">
                <text:p>0.0421853810549</text:p>
              </table:table-cell>
              <table:table-cell office:value-type="float" office:value="0.0321185096988">
                <text:p>0.0321185096988</text:p>
              </table:table-cell>
              <table:table-cell office:value-type="float" office:value="0.214125961065">
                <text:p>0.214125961065</text:p>
              </table:table-cell>
              <table:table-cell office:value-type="float" office:value="0.206672487542">
                <text:p>0.206672487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7804754898">
                <text:p>-0.017804754898</text:p>
              </table:table-cell>
              <table:table-cell office:value-type="float" office:value="-0.0260898322287">
                <text:p>-0.0260898322287</text:p>
              </table:table-cell>
              <table:table-cell office:value-type="float" office:value="0.0421477220953">
                <text:p>0.0421477220953</text:p>
              </table:table-cell>
              <table:table-cell office:value-type="float" office:value="0.0327982479069">
                <text:p>0.0327982479069</text:p>
              </table:table-cell>
              <table:table-cell office:value-type="float" office:value="0.214164197445">
                <text:p>0.214164197445</text:p>
              </table:table-cell>
              <table:table-cell office:value-type="float" office:value="0.206399194077">
                <text:p>0.206399194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85824595392">
                <text:p>-0.0185824595392</text:p>
              </table:table-cell>
              <table:table-cell office:value-type="float" office:value="-0.0264436791301">
                <text:p>-0.0264436791301</text:p>
              </table:table-cell>
              <table:table-cell office:value-type="float" office:value="0.0416969656944">
                <text:p>0.0416969656944</text:p>
              </table:table-cell>
              <table:table-cell office:value-type="float" office:value="0.0322461461188">
                <text:p>0.0322461461188</text:p>
              </table:table-cell>
              <table:table-cell office:value-type="float" office:value="0.213972508907">
                <text:p>0.213972508907</text:p>
              </table:table-cell>
              <table:table-cell office:value-type="float" office:value="0.206709403692">
                <text:p>0.206709403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92717947066">
                <text:p>-0.0192717947066</text:p>
              </table:table-cell>
              <table:table-cell office:value-type="float" office:value="-0.0266916086112">
                <text:p>-0.0266916086112</text:p>
              </table:table-cell>
              <table:table-cell office:value-type="float" office:value="0.0410204306245">
                <text:p>0.0410204306245</text:p>
              </table:table-cell>
              <table:table-cell office:value-type="float" office:value="0.0317375956714">
                <text:p>0.0317375956714</text:p>
              </table:table-cell>
              <table:table-cell office:value-type="float" office:value="0.213575944304">
                <text:p>0.213575944304</text:p>
              </table:table-cell>
              <table:table-cell office:value-type="float" office:value="0.206736427057">
                <text:p>0.2067364270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03109849244">
                <text:p>-0.0203109849244</text:p>
              </table:table-cell>
              <table:table-cell office:value-type="float" office:value="-0.0269882741185">
                <text:p>-0.0269882741185</text:p>
              </table:table-cell>
              <table:table-cell office:value-type="float" office:value="0.0396858043969">
                <text:p>0.0396858043969</text:p>
              </table:table-cell>
              <table:table-cell office:value-type="float" office:value="0.0310139563916">
                <text:p>0.0310139563916</text:p>
              </table:table-cell>
              <table:table-cell office:value-type="float" office:value="0.212823420763">
                <text:p>0.212823420763</text:p>
              </table:table-cell>
              <table:table-cell office:value-type="float" office:value="0.206440581393">
                <text:p>0.206440581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0839465782">
                <text:p>-0.020839465782</text:p>
              </table:table-cell>
              <table:table-cell office:value-type="float" office:value="-0.0273253218041">
                <text:p>-0.0273253218041</text:p>
              </table:table-cell>
              <table:table-cell office:value-type="float" office:value="0.0388500206172">
                <text:p>0.0388500206172</text:p>
              </table:table-cell>
              <table:table-cell office:value-type="float" office:value="0.029788028395">
                <text:p>0.029788028395</text:p>
              </table:table-cell>
              <table:table-cell office:value-type="float" office:value="0.212411403656">
                <text:p>0.212411403656</text:p>
              </table:table-cell>
              <table:table-cell office:value-type="float" office:value="0.206168244311">
                <text:p>0.206168244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19805464149">
                <text:p>-0.0219805464149</text:p>
              </table:table-cell>
              <table:table-cell office:value-type="float" office:value="-0.0279198497091">
                <text:p>-0.0279198497091</text:p>
              </table:table-cell>
              <table:table-cell office:value-type="float" office:value="0.0370722748339">
                <text:p>0.0370722748339</text:p>
              </table:table-cell>
              <table:table-cell office:value-type="float" office:value="0.0291199492049">
                <text:p>0.0291199492049</text:p>
              </table:table-cell>
              <table:table-cell office:value-type="float" office:value="0.211507380009">
                <text:p>0.211507380009</text:p>
              </table:table-cell>
              <table:table-cell office:value-type="float" office:value="0.205415875007">
                <text:p>0.205415875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28340048343">
                <text:p>-0.0228340048343</text:p>
              </table:table-cell>
              <table:table-cell office:value-type="float" office:value="-0.0284015727616">
                <text:p>-0.0284015727616</text:p>
              </table:table-cell>
              <table:table-cell office:value-type="float" office:value="0.0355329811573">
                <text:p>0.0355329811573</text:p>
              </table:table-cell>
              <table:table-cell office:value-type="float" office:value="0.0269886960345">
                <text:p>0.0269886960345</text:p>
              </table:table-cell>
              <table:table-cell office:value-type="float" office:value="0.210758477449">
                <text:p>0.210758477449</text:p>
              </table:table-cell>
              <table:table-cell office:value-type="float" office:value="0.204962030001">
                <text:p>0.20496203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40515209734">
                <text:p>-0.0240515209734</text:p>
              </table:table-cell>
              <table:table-cell office:value-type="float" office:value="-0.0292282922363">
                <text:p>-0.0292282922363</text:p>
              </table:table-cell>
              <table:table-cell office:value-type="float" office:value="0.0332447290421">
                <text:p>0.0332447290421</text:p>
              </table:table-cell>
              <table:table-cell office:value-type="float" office:value="0.025198663655">
                <text:p>0.025198663655</text:p>
              </table:table-cell>
              <table:table-cell office:value-type="float" office:value="0.209659814835">
                <text:p>0.209659814835</text:p>
              </table:table-cell>
              <table:table-cell office:value-type="float" office:value="0.204765785902">
                <text:p>0.204765785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5030888617">
                <text:p>-0.025030888617</text:p>
              </table:table-cell>
              <table:table-cell office:value-type="float" office:value="-0.0306531609558">
                <text:p>-0.0306531609558</text:p>
              </table:table-cell>
              <table:table-cell office:value-type="float" office:value="0.0315602049232">
                <text:p>0.0315602049232</text:p>
              </table:table-cell>
              <table:table-cell office:value-type="float" office:value="0.0227948364842">
                <text:p>0.0227948364842</text:p>
              </table:table-cell>
              <table:table-cell office:value-type="float" office:value="0.208754301071">
                <text:p>0.208754301071</text:p>
              </table:table-cell>
              <table:table-cell office:value-type="float" office:value="0.205327933449">
                <text:p>0.205327933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62595042586">
                <text:p>-0.0262595042586</text:p>
              </table:table-cell>
              <table:table-cell office:value-type="float" office:value="-0.0315467995602">
                <text:p>-0.0315467995602</text:p>
              </table:table-cell>
              <table:table-cell office:value-type="float" office:value="0.0292807221413">
                <text:p>0.0292807221413</text:p>
              </table:table-cell>
              <table:table-cell office:value-type="float" office:value="0.0202345699684">
                <text:p>0.0202345699684</text:p>
              </table:table-cell>
              <table:table-cell office:value-type="float" office:value="0.207588076591">
                <text:p>0.207588076591</text:p>
              </table:table-cell>
              <table:table-cell office:value-type="float" office:value="0.204818807736">
                <text:p>0.204818807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72597838193">
                <text:p>-0.0272597838193</text:p>
              </table:table-cell>
              <table:table-cell office:value-type="float" office:value="-0.0325979768309">
                <text:p>-0.0325979768309</text:p>
              </table:table-cell>
              <table:table-cell office:value-type="float" office:value="0.0275221541524">
                <text:p>0.0275221541524</text:p>
              </table:table-cell>
              <table:table-cell office:value-type="float" office:value="0.0184417727996">
                <text:p>0.0184417727996</text:p>
              </table:table-cell>
              <table:table-cell office:value-type="float" office:value="0.206711694598">
                <text:p>0.206711694598</text:p>
              </table:table-cell>
              <table:table-cell office:value-type="float" office:value="0.206065546796">
                <text:p>0.2060655467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83305905759">
                <text:p>-0.0283305905759</text:p>
              </table:table-cell>
              <table:table-cell office:value-type="float" office:value="-0.0333597154909">
                <text:p>-0.0333597154909</text:p>
              </table:table-cell>
              <table:table-cell office:value-type="float" office:value="0.0255946274847">
                <text:p>0.0255946274847</text:p>
              </table:table-cell>
              <table:table-cell office:value-type="float" office:value="0.0171857260879">
                <text:p>0.0171857260879</text:p>
              </table:table-cell>
              <table:table-cell office:value-type="float" office:value="0.205908864737">
                <text:p>0.205908864737</text:p>
              </table:table-cell>
              <table:table-cell office:value-type="float" office:value="0.206591145794">
                <text:p>0.2065911457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9501600191">
                <text:p>-0.029501600191</text:p>
              </table:table-cell>
              <table:table-cell office:value-type="float" office:value="-0.0341027291421">
                <text:p>-0.0341027291421</text:p>
              </table:table-cell>
              <table:table-cell office:value-type="float" office:value="0.0237434823066">
                <text:p>0.0237434823066</text:p>
              </table:table-cell>
              <table:table-cell office:value-type="float" office:value="0.014865714166">
                <text:p>0.014865714166</text:p>
              </table:table-cell>
              <table:table-cell office:value-type="float" office:value="0.205178380013">
                <text:p>0.205178380013</text:p>
              </table:table-cell>
              <table:table-cell office:value-type="float" office:value="0.206703755004">
                <text:p>0.206703755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311999097466">
                <text:p>-0.0311999097466</text:p>
              </table:table-cell>
              <table:table-cell office:value-type="float" office:value="-0.0349012757969">
                <text:p>-0.0349012757969</text:p>
              </table:table-cell>
              <table:table-cell office:value-type="float" office:value="0.0213780961931">
                <text:p>0.0213780961931</text:p>
              </table:table-cell>
              <table:table-cell office:value-type="float" office:value="0.0128950943398">
                <text:p>0.0128950943398</text:p>
              </table:table-cell>
              <table:table-cell office:value-type="float" office:value="0.204343438148">
                <text:p>0.204343438148</text:p>
              </table:table-cell>
              <table:table-cell office:value-type="float" office:value="0.207214572585">
                <text:p>0.207214572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25571298599">
                <text:p>-0.0325571298599</text:p>
              </table:table-cell>
              <table:table-cell office:value-type="float" office:value="-0.0360290999913">
                <text:p>-0.0360290999913</text:p>
              </table:table-cell>
              <table:table-cell office:value-type="float" office:value="0.0193937588483">
                <text:p>0.0193937588483</text:p>
              </table:table-cell>
              <table:table-cell office:value-type="float" office:value="0.00944818761367">
                <text:p>0.00944818761367</text:p>
              </table:table-cell>
              <table:table-cell office:value-type="float" office:value="0.20387519896">
                <text:p>0.20387519896</text:p>
              </table:table-cell>
              <table:table-cell office:value-type="float" office:value="0.207606417626">
                <text:p>0.2076064176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40060517192">
                <text:p>-0.0340060517192</text:p>
              </table:table-cell>
              <table:table-cell office:value-type="float" office:value="-0.036884031711">
                <text:p>-0.036884031711</text:p>
              </table:table-cell>
              <table:table-cell office:value-type="float" office:value="0.0174195803702">
                <text:p>0.0174195803702</text:p>
              </table:table-cell>
              <table:table-cell office:value-type="float" office:value="0.00755349796713">
                <text:p>0.00755349796713</text:p>
              </table:table-cell>
              <table:table-cell office:value-type="float" office:value="0.203595489264">
                <text:p>0.203595489264</text:p>
              </table:table-cell>
              <table:table-cell office:value-type="float" office:value="0.207836033186">
                <text:p>0.207836033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5947650671">
                <text:p>-0.035947650671</text:p>
              </table:table-cell>
              <table:table-cell office:value-type="float" office:value="-0.0377391902135">
                <text:p>-0.0377391902135</text:p>
              </table:table-cell>
              <table:table-cell office:value-type="float" office:value="0.0149974487722">
                <text:p>0.0149974487722</text:p>
              </table:table-cell>
              <table:table-cell office:value-type="float" office:value="0.00550289771581">
                <text:p>0.00550289771581</text:p>
              </table:table-cell>
              <table:table-cell office:value-type="float" office:value="0.203528657556">
                <text:p>0.203528657556</text:p>
              </table:table-cell>
              <table:table-cell office:value-type="float" office:value="0.20852789527">
                <text:p>0.208527895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374701693654">
                <text:p>-0.0374701693654</text:p>
              </table:table-cell>
              <table:table-cell office:value-type="float" office:value="-0.0385305058588">
                <text:p>-0.0385305058588</text:p>
              </table:table-cell>
              <table:table-cell office:value-type="float" office:value="0.0131649263203">
                <text:p>0.0131649263203</text:p>
              </table:table-cell>
              <table:table-cell office:value-type="float" office:value="0.00267777958561">
                <text:p>0.00267777958561</text:p>
              </table:table-cell>
              <table:table-cell office:value-type="float" office:value="0.203726887703">
                <text:p>0.203726887703</text:p>
              </table:table-cell>
              <table:table-cell office:value-type="float" office:value="0.208977720568">
                <text:p>0.208977720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90438809991">
                <text:p>-0.0390438809991</text:p>
              </table:table-cell>
              <table:table-cell office:value-type="float" office:value="-0.039644093915">
                <text:p>-0.039644093915</text:p>
              </table:table-cell>
              <table:table-cell office:value-type="float" office:value="0.0113720800728">
                <text:p>0.0113720800728</text:p>
              </table:table-cell>
              <table:table-cell office:value-type="float" office:value="-0.00123937297079">
                <text:p>-0.00123937297079</text:p>
              </table:table-cell>
              <table:table-cell office:value-type="float" office:value="0.204034626484">
                <text:p>0.204034626484</text:p>
              </table:table-cell>
              <table:table-cell office:value-type="float" office:value="0.209376689167">
                <text:p>0.2093766891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05849888921">
                <text:p>-0.0405849888921</text:p>
              </table:table-cell>
              <table:table-cell office:value-type="float" office:value="-0.039644093915">
                <text:p>-0.039644093915</text:p>
              </table:table-cell>
              <table:table-cell office:value-type="float" office:value="0.00972036179155">
                <text:p>0.00972036179155</text:p>
              </table:table-cell>
              <table:table-cell office:value-type="float" office:value="-0.00123937297079">
                <text:p>-0.00123937297079</text:p>
              </table:table-cell>
              <table:table-cell office:value-type="float" office:value="0.204432010651">
                <text:p>0.204432010651</text:p>
              </table:table-cell>
              <table:table-cell office:value-type="float" office:value="0.209376689167">
                <text:p>0.209376689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424534194171">
                <text:p>-0.0424534194171</text:p>
              </table:table-cell>
              <table:table-cell office:value-type="float" office:value="-0.039644093915">
                <text:p>-0.039644093915</text:p>
              </table:table-cell>
              <table:table-cell office:value-type="float" office:value="0.00775089208037">
                <text:p>0.00775089208037</text:p>
              </table:table-cell>
              <table:table-cell office:value-type="float" office:value="-0.00123937297079">
                <text:p>-0.00123937297079</text:p>
              </table:table-cell>
              <table:table-cell office:value-type="float" office:value="0.205075293779">
                <text:p>0.205075293779</text:p>
              </table:table-cell>
              <table:table-cell office:value-type="float" office:value="0.209376689167">
                <text:p>0.209376689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38150092959">
                <text:p>-0.0438150092959</text:p>
              </table:table-cell>
              <table:table-cell office:value-type="float" office:value="-0.0424347132863">
                <text:p>-0.0424347132863</text:p>
              </table:table-cell>
              <table:table-cell office:value-type="float" office:value="0.00635415082797">
                <text:p>0.00635415082797</text:p>
              </table:table-cell>
              <table:table-cell office:value-type="float" office:value="-0.00567363059244">
                <text:p>-0.00567363059244</text:p>
              </table:table-cell>
              <table:table-cell office:value-type="float" office:value="0.205663248897">
                <text:p>0.205663248897</text:p>
              </table:table-cell>
              <table:table-cell office:value-type="float" office:value="0.210669495701">
                <text:p>0.210669495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51215542853">
                <text:p>-0.0451215542853</text:p>
              </table:table-cell>
              <table:table-cell office:value-type="float" office:value="-0.0432908568937">
                <text:p>-0.0432908568937</text:p>
              </table:table-cell>
              <table:table-cell office:value-type="float" office:value="0.00519039202482">
                <text:p>0.00519039202482</text:p>
              </table:table-cell>
              <table:table-cell office:value-type="float" office:value="-0.00716677802406">
                <text:p>-0.00716677802406</text:p>
              </table:table-cell>
              <table:table-cell office:value-type="float" office:value="0.206336215138">
                <text:p>0.206336215138</text:p>
              </table:table-cell>
              <table:table-cell office:value-type="float" office:value="0.21189313059">
                <text:p>0.21189313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66151349247">
                <text:p>-0.0466151349247</text:p>
              </table:table-cell>
              <table:table-cell office:value-type="float" office:value="-0.0445205149418">
                <text:p>-0.0445205149418</text:p>
              </table:table-cell>
              <table:table-cell office:value-type="float" office:value="0.00374637008645">
                <text:p>0.00374637008645</text:p>
              </table:table-cell>
              <table:table-cell office:value-type="float" office:value="-0.00859066603498">
                <text:p>-0.00859066603498</text:p>
              </table:table-cell>
              <table:table-cell office:value-type="float" office:value="0.20737054944">
                <text:p>0.20737054944</text:p>
              </table:table-cell>
              <table:table-cell office:value-type="float" office:value="0.213293928253">
                <text:p>0.2132939282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47609012574">
                <text:p>-0.047609012574</text:p>
              </table:table-cell>
              <table:table-cell office:value-type="float" office:value="-0.0459827810873">
                <text:p>-0.0459827810873</text:p>
              </table:table-cell>
              <table:table-cell office:value-type="float" office:value="0.00296942167915">
                <text:p>0.00296942167915</text:p>
              </table:table-cell>
              <table:table-cell office:value-type="float" office:value="-0.0107778001615">
                <text:p>-0.0107778001615</text:p>
              </table:table-cell>
              <table:table-cell office:value-type="float" office:value="0.208173125982">
                <text:p>0.208173125982</text:p>
              </table:table-cell>
              <table:table-cell office:value-type="float" office:value="0.216439883304">
                <text:p>0.216439883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484528467059">
                <text:p>-0.0484528467059</text:p>
              </table:table-cell>
              <table:table-cell office:value-type="float" office:value="-0.0459827810873">
                <text:p>-0.0459827810873</text:p>
              </table:table-cell>
              <table:table-cell office:value-type="float" office:value="0.00242810533382">
                <text:p>0.00242810533382</text:p>
              </table:table-cell>
              <table:table-cell office:value-type="float" office:value="-0.0107778001615">
                <text:p>-0.0107778001615</text:p>
              </table:table-cell>
              <table:table-cell office:value-type="float" office:value="0.208894401789">
                <text:p>0.208894401789</text:p>
              </table:table-cell>
              <table:table-cell office:value-type="float" office:value="0.216439883304">
                <text:p>0.216439883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92019206285">
                <text:p>-0.0492019206285</text:p>
              </table:table-cell>
              <table:table-cell office:value-type="float" office:value="-0.0465714112224">
                <text:p>-0.0465714112224</text:p>
              </table:table-cell>
              <table:table-cell office:value-type="float" office:value="0.00191954744514">
                <text:p>0.00191954744514</text:p>
              </table:table-cell>
              <table:table-cell office:value-type="float" office:value="-0.0110945310084">
                <text:p>-0.0110945310084</text:p>
              </table:table-cell>
              <table:table-cell office:value-type="float" office:value="0.209577336907">
                <text:p>0.209577336907</text:p>
              </table:table-cell>
              <table:table-cell office:value-type="float" office:value="0.218151308892">
                <text:p>0.218151308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96089160442">
                <text:p>-0.0496089160442</text:p>
              </table:table-cell>
              <table:table-cell office:value-type="float" office:value="-0.0471515570027">
                <text:p>-0.0471515570027</text:p>
              </table:table-cell>
              <table:table-cell office:value-type="float" office:value="0.00205286685377">
                <text:p>0.00205286685377</text:p>
              </table:table-cell>
              <table:table-cell office:value-type="float" office:value="-0.0113343661858">
                <text:p>-0.0113343661858</text:p>
              </table:table-cell>
              <table:table-cell office:value-type="float" office:value="0.209883242846">
                <text:p>0.209883242846</text:p>
              </table:table-cell>
              <table:table-cell office:value-type="float" office:value="0.219288273553">
                <text:p>0.219288273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98587451875">
                <text:p>-0.0498587451875</text:p>
              </table:table-cell>
              <table:table-cell office:value-type="float" office:value="-0.046932181576">
                <text:p>-0.046932181576</text:p>
              </table:table-cell>
              <table:table-cell office:value-type="float" office:value="0.0025642234832">
                <text:p>0.0025642234832</text:p>
              </table:table-cell>
              <table:table-cell office:value-type="float" office:value="-0.0106359948281">
                <text:p>-0.0106359948281</text:p>
              </table:table-cell>
              <table:table-cell office:value-type="float" office:value="0.210025250912">
                <text:p>0.210025250912</text:p>
              </table:table-cell>
              <table:table-cell office:value-type="float" office:value="0.220396556883">
                <text:p>0.220396556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99760136008">
                <text:p>-0.0499760136008</text:p>
              </table:table-cell>
              <table:table-cell office:value-type="float" office:value="-0.0464113203394">
                <text:p>-0.0464113203394</text:p>
              </table:table-cell>
              <table:table-cell office:value-type="float" office:value="0.0035846864339">
                <text:p>0.0035846864339</text:p>
              </table:table-cell>
              <table:table-cell office:value-type="float" office:value="-0.00948765552192">
                <text:p>-0.00948765552192</text:p>
              </table:table-cell>
              <table:table-cell office:value-type="float" office:value="0.209915235639">
                <text:p>0.209915235639</text:p>
              </table:table-cell>
              <table:table-cell office:value-type="float" office:value="0.220306557469">
                <text:p>0.220306557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98769879341">
                <text:p>-0.0498769879341</text:p>
              </table:table-cell>
              <table:table-cell office:value-type="float" office:value="-0.0455131837229">
                <text:p>-0.0455131837229</text:p>
              </table:table-cell>
              <table:table-cell office:value-type="float" office:value="0.00441978638992">
                <text:p>0.00441978638992</text:p>
              </table:table-cell>
              <table:table-cell office:value-type="float" office:value="-0.00761561454123">
                <text:p>-0.00761561454123</text:p>
              </table:table-cell>
              <table:table-cell office:value-type="float" office:value="0.209747999907">
                <text:p>0.209747999907</text:p>
              </table:table-cell>
              <table:table-cell office:value-type="float" office:value="0.219583418759">
                <text:p>0.2195834187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97456043959">
                <text:p>-0.0497456043959</text:p>
              </table:table-cell>
              <table:table-cell office:value-type="float" office:value="-0.0442351898721">
                <text:p>-0.0442351898721</text:p>
              </table:table-cell>
              <table:table-cell office:value-type="float" office:value="0.00542746903375">
                <text:p>0.00542746903375</text:p>
              </table:table-cell>
              <table:table-cell office:value-type="float" office:value="-0.00583176146277">
                <text:p>-0.00583176146277</text:p>
              </table:table-cell>
              <table:table-cell office:value-type="float" office:value="0.209483578801">
                <text:p>0.209483578801</text:p>
              </table:table-cell>
              <table:table-cell office:value-type="float" office:value="0.218424469288">
                <text:p>0.2184244692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93902228773">
                <text:p>-0.0493902228773</text:p>
              </table:table-cell>
              <table:table-cell office:value-type="float" office:value="-0.0429879043424">
                <text:p>-0.0429879043424</text:p>
              </table:table-cell>
              <table:table-cell office:value-type="float" office:value="0.00694752344862">
                <text:p>0.00694752344862</text:p>
              </table:table-cell>
              <table:table-cell office:value-type="float" office:value="-0.00485867988693">
                <text:p>-0.00485867988693</text:p>
              </table:table-cell>
              <table:table-cell office:value-type="float" office:value="0.20911642909">
                <text:p>0.20911642909</text:p>
              </table:table-cell>
              <table:table-cell office:value-type="float" office:value="0.216788314248">
                <text:p>0.2167883142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92002293468">
                <text:p>-0.0492002293468</text:p>
              </table:table-cell>
              <table:table-cell office:value-type="float" office:value="-0.0417337022755">
                <text:p>-0.0417337022755</text:p>
              </table:table-cell>
              <table:table-cell office:value-type="float" office:value="0.00817362777889">
                <text:p>0.00817362777889</text:p>
              </table:table-cell>
              <table:table-cell office:value-type="float" office:value="-0.0019837070907">
                <text:p>-0.0019837070907</text:p>
              </table:table-cell>
              <table:table-cell office:value-type="float" office:value="0.208888590336">
                <text:p>0.208888590336</text:p>
              </table:table-cell>
              <table:table-cell office:value-type="float" office:value="0.21458492624">
                <text:p>0.21458492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89829331636">
                <text:p>-0.0489829331636</text:p>
              </table:table-cell>
              <table:table-cell office:value-type="float" office:value="-0.0417337022755">
                <text:p>-0.0417337022755</text:p>
              </table:table-cell>
              <table:table-cell office:value-type="float" office:value="0.00948853138834">
                <text:p>0.00948853138834</text:p>
              </table:table-cell>
              <table:table-cell office:value-type="float" office:value="-0.0019837070907">
                <text:p>-0.0019837070907</text:p>
              </table:table-cell>
              <table:table-cell office:value-type="float" office:value="0.208827868104">
                <text:p>0.208827868104</text:p>
              </table:table-cell>
              <table:table-cell office:value-type="float" office:value="0.21458492624">
                <text:p>0.21458492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85590919852">
                <text:p>-0.0485590919852</text:p>
              </table:table-cell>
              <table:table-cell office:value-type="float" office:value="-0.0406545517755">
                <text:p>-0.0406545517755</text:p>
              </table:table-cell>
              <table:table-cell office:value-type="float" office:value="0.0116138448939">
                <text:p>0.0116138448939</text:p>
              </table:table-cell>
              <table:table-cell office:value-type="float" office:value="0.00101605214891">
                <text:p>0.00101605214891</text:p>
              </table:table-cell>
              <table:table-cell office:value-type="float" office:value="0.209224119782">
                <text:p>0.209224119782</text:p>
              </table:table-cell>
              <table:table-cell office:value-type="float" office:value="0.212393938754">
                <text:p>0.212393938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83076684177">
                <text:p>-0.0483076684177</text:p>
              </table:table-cell>
              <table:table-cell office:value-type="float" office:value="-0.0395540351968">
                <text:p>-0.0395540351968</text:p>
              </table:table-cell>
              <table:table-cell office:value-type="float" office:value="0.0134551730007">
                <text:p>0.0134551730007</text:p>
              </table:table-cell>
              <table:table-cell office:value-type="float" office:value="0.00460809225148">
                <text:p>0.00460809225148</text:p>
              </table:table-cell>
              <table:table-cell office:value-type="float" office:value="0.209677517414">
                <text:p>0.209677517414</text:p>
              </table:table-cell>
              <table:table-cell office:value-type="float" office:value="0.209995858702">
                <text:p>0.209995858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80550117791">
                <text:p>-0.0480550117791</text:p>
              </table:table-cell>
              <table:table-cell office:value-type="float" office:value="-0.0375767042683">
                <text:p>-0.0375767042683</text:p>
              </table:table-cell>
              <table:table-cell office:value-type="float" office:value="0.0157076641917">
                <text:p>0.0157076641917</text:p>
              </table:table-cell>
              <table:table-cell office:value-type="float" office:value="0.0123180124526">
                <text:p>0.0123180124526</text:p>
              </table:table-cell>
              <table:table-cell office:value-type="float" office:value="0.210431694984">
                <text:p>0.210431694984</text:p>
              </table:table-cell>
              <table:table-cell office:value-type="float" office:value="0.206330836646">
                <text:p>0.2063308366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79118786752">
                <text:p>-0.0479118786752</text:p>
              </table:table-cell>
              <table:table-cell office:value-type="float" office:value="-0.0366857053585">
                <text:p>-0.0366857053585</text:p>
              </table:table-cell>
              <table:table-cell office:value-type="float" office:value="0.0173186101019">
                <text:p>0.0173186101019</text:p>
              </table:table-cell>
              <table:table-cell office:value-type="float" office:value="0.0164452540293">
                <text:p>0.0164452540293</text:p>
              </table:table-cell>
              <table:table-cell office:value-type="float" office:value="0.211029529572">
                <text:p>0.211029529572</text:p>
              </table:table-cell>
              <table:table-cell office:value-type="float" office:value="0.204797176202">
                <text:p>0.204797176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78223338723">
                <text:p>-0.0478223338723</text:p>
              </table:table-cell>
              <table:table-cell office:value-type="float" office:value="-0.0359069647532">
                <text:p>-0.0359069647532</text:p>
              </table:table-cell>
              <table:table-cell office:value-type="float" office:value="0.0189397633076">
                <text:p>0.0189397633076</text:p>
              </table:table-cell>
              <table:table-cell office:value-type="float" office:value="0.0206322619496">
                <text:p>0.0206322619496</text:p>
              </table:table-cell>
              <table:table-cell office:value-type="float" office:value="0.211598291993">
                <text:p>0.211598291993</text:p>
              </table:table-cell>
              <table:table-cell office:value-type="float" office:value="0.203419447627">
                <text:p>0.2034194476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7704514116">
                <text:p>-0.047704514116</text:p>
              </table:table-cell>
              <table:table-cell office:value-type="float" office:value="-0.0359069647532">
                <text:p>-0.0359069647532</text:p>
              </table:table-cell>
              <table:table-cell office:value-type="float" office:value="0.0205093994737">
                <text:p>0.0205093994737</text:p>
              </table:table-cell>
              <table:table-cell office:value-type="float" office:value="0.0206322619496">
                <text:p>0.0206322619496</text:p>
              </table:table-cell>
              <table:table-cell office:value-type="float" office:value="0.212066546082">
                <text:p>0.212066546082</text:p>
              </table:table-cell>
              <table:table-cell office:value-type="float" office:value="0.203419447627">
                <text:p>0.203419447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74050715566">
                <text:p>-0.0474050715566</text:p>
              </table:table-cell>
              <table:table-cell office:value-type="float" office:value="-0.0351772703197">
                <text:p>-0.0351772703197</text:p>
              </table:table-cell>
              <table:table-cell office:value-type="float" office:value="0.0225479509681">
                <text:p>0.0225479509681</text:p>
              </table:table-cell>
              <table:table-cell office:value-type="float" office:value="0.024575478906">
                <text:p>0.024575478906</text:p>
              </table:table-cell>
              <table:table-cell office:value-type="float" office:value="0.212512791157">
                <text:p>0.212512791157</text:p>
              </table:table-cell>
              <table:table-cell office:value-type="float" office:value="0.202555171596">
                <text:p>0.2025551715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70455214381">
                <text:p>-0.0470455214381</text:p>
              </table:table-cell>
              <table:table-cell office:value-type="float" office:value="-0.0344905538885">
                <text:p>-0.0344905538885</text:p>
              </table:table-cell>
              <table:table-cell office:value-type="float" office:value="0.0240710768849">
                <text:p>0.0240710768849</text:p>
              </table:table-cell>
              <table:table-cell office:value-type="float" office:value="0.0278839169335">
                <text:p>0.0278839169335</text:p>
              </table:table-cell>
              <table:table-cell office:value-type="float" office:value="0.212521031499">
                <text:p>0.212521031499</text:p>
              </table:table-cell>
              <table:table-cell office:value-type="float" office:value="0.202318462502">
                <text:p>0.202318462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66072671115">
                <text:p>-0.0466072671115</text:p>
              </table:table-cell>
              <table:table-cell office:value-type="float" office:value="-0.0333134227085">
                <text:p>-0.0333134227085</text:p>
              </table:table-cell>
              <table:table-cell office:value-type="float" office:value="0.0253530628979">
                <text:p>0.0253530628979</text:p>
              </table:table-cell>
              <table:table-cell office:value-type="float" office:value="0.0343131063793">
                <text:p>0.0343131063793</text:p>
              </table:table-cell>
              <table:table-cell office:value-type="float" office:value="0.212339833379">
                <text:p>0.212339833379</text:p>
              </table:table-cell>
              <table:table-cell office:value-type="float" office:value="0.201584429305">
                <text:p>0.201584429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57927137613">
                <text:p>-0.0457927137613</text:p>
              </table:table-cell>
              <table:table-cell office:value-type="float" office:value="-0.032925634933">
                <text:p>-0.032925634933</text:p>
              </table:table-cell>
              <table:table-cell office:value-type="float" office:value="0.0271596182138">
                <text:p>0.0271596182138</text:p>
              </table:table-cell>
              <table:table-cell office:value-type="float" office:value="0.0372580320754">
                <text:p>0.0372580320754</text:p>
              </table:table-cell>
              <table:table-cell office:value-type="float" office:value="0.211666122079">
                <text:p>0.211666122079</text:p>
              </table:table-cell>
              <table:table-cell office:value-type="float" office:value="0.201152004503">
                <text:p>0.201152004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51593026519">
                <text:p>-0.0451593026519</text:p>
              </table:table-cell>
              <table:table-cell office:value-type="float" office:value="-0.0319250786596">
                <text:p>-0.0319250786596</text:p>
              </table:table-cell>
              <table:table-cell office:value-type="float" office:value="0.0284143295139">
                <text:p>0.0284143295139</text:p>
              </table:table-cell>
              <table:table-cell office:value-type="float" office:value="0.0405065373064">
                <text:p>0.0405065373064</text:p>
              </table:table-cell>
              <table:table-cell office:value-type="float" office:value="0.210871696472">
                <text:p>0.210871696472</text:p>
              </table:table-cell>
              <table:table-cell office:value-type="float" office:value="0.200177200219">
                <text:p>0.2001772002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43492531776">
                <text:p>-0.0443492531776</text:p>
              </table:table-cell>
              <table:table-cell office:value-type="float" office:value="-0.0310491687355">
                <text:p>-0.0310491687355</text:p>
              </table:table-cell>
              <table:table-cell office:value-type="float" office:value="0.0300660636276">
                <text:p>0.0300660636276</text:p>
              </table:table-cell>
              <table:table-cell office:value-type="float" office:value="0.0429600358793">
                <text:p>0.0429600358793</text:p>
              </table:table-cell>
              <table:table-cell office:value-type="float" office:value="0.209439575672">
                <text:p>0.209439575672</text:p>
              </table:table-cell>
              <table:table-cell office:value-type="float" office:value="0.198925100244">
                <text:p>0.198925100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38999384642">
                <text:p>-0.0438999384642</text:p>
              </table:table-cell>
              <table:table-cell office:value-type="float" office:value="-0.0302708600326">
                <text:p>-0.0302708600326</text:p>
              </table:table-cell>
              <table:table-cell office:value-type="float" office:value="0.0313656963408">
                <text:p>0.0313656963408</text:p>
              </table:table-cell>
              <table:table-cell office:value-type="float" office:value="0.0451704967694">
                <text:p>0.0451704967694</text:p>
              </table:table-cell>
              <table:table-cell office:value-type="float" office:value="0.208303928375">
                <text:p>0.208303928375</text:p>
              </table:table-cell>
              <table:table-cell office:value-type="float" office:value="0.197328382156">
                <text:p>0.197328382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34579737484">
                <text:p>-0.0434579737484</text:p>
              </table:table-cell>
              <table:table-cell office:value-type="float" office:value="-0.0296217668875">
                <text:p>-0.0296217668875</text:p>
              </table:table-cell>
              <table:table-cell office:value-type="float" office:value="0.0326978899539">
                <text:p>0.0326978899539</text:p>
              </table:table-cell>
              <table:table-cell office:value-type="float" office:value="0.0477353990553">
                <text:p>0.0477353990553</text:p>
              </table:table-cell>
              <table:table-cell office:value-type="float" office:value="0.207232236862">
                <text:p>0.207232236862</text:p>
              </table:table-cell>
              <table:table-cell office:value-type="float" office:value="0.196302009452">
                <text:p>0.196302009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29288931191">
                <text:p>-0.0429288931191</text:p>
              </table:table-cell>
              <table:table-cell office:value-type="float" office:value="-0.0296217668875">
                <text:p>-0.0296217668875</text:p>
              </table:table-cell>
              <table:table-cell office:value-type="float" office:value="0.0339976288378">
                <text:p>0.0339976288378</text:p>
              </table:table-cell>
              <table:table-cell office:value-type="float" office:value="0.0477353990553">
                <text:p>0.0477353990553</text:p>
              </table:table-cell>
              <table:table-cell office:value-type="float" office:value="0.206295907497">
                <text:p>0.206295907497</text:p>
              </table:table-cell>
              <table:table-cell office:value-type="float" office:value="0.196302009452">
                <text:p>0.1963020094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22405712306">
                <text:p>-0.0422405712306</text:p>
              </table:table-cell>
              <table:table-cell office:value-type="float" office:value="-0.0289997403696">
                <text:p>-0.0289997403696</text:p>
              </table:table-cell>
              <table:table-cell office:value-type="float" office:value="0.0360744632781">
                <text:p>0.0360744632781</text:p>
              </table:table-cell>
              <table:table-cell office:value-type="float" office:value="0.0506021148353">
                <text:p>0.0506021148353</text:p>
              </table:table-cell>
              <table:table-cell office:value-type="float" office:value="0.205093130469">
                <text:p>0.205093130469</text:p>
              </table:table-cell>
              <table:table-cell office:value-type="float" office:value="0.195754934169">
                <text:p>0.195754934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17632870376">
                <text:p>-0.0417632870376</text:p>
              </table:table-cell>
              <table:table-cell office:value-type="float" office:value="-0.028679506266">
                <text:p>-0.028679506266</text:p>
              </table:table-cell>
              <table:table-cell office:value-type="float" office:value="0.037844017148">
                <text:p>0.037844017148</text:p>
              </table:table-cell>
              <table:table-cell office:value-type="float" office:value="0.052873405241">
                <text:p>0.052873405241</text:p>
              </table:table-cell>
              <table:table-cell office:value-type="float" office:value="0.204212933779">
                <text:p>0.204212933779</text:p>
              </table:table-cell>
              <table:table-cell office:value-type="float" office:value="0.194907905861">
                <text:p>0.1949079058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10544276237">
                <text:p>-0.0410544276237</text:p>
              </table:table-cell>
              <table:table-cell office:value-type="float" office:value="-0.0289647662088">
                <text:p>-0.0289647662088</text:p>
              </table:table-cell>
              <table:table-cell office:value-type="float" office:value="0.0400304570794">
                <text:p>0.0400304570794</text:p>
              </table:table-cell>
              <table:table-cell office:value-type="float" office:value="0.0575753671548">
                <text:p>0.0575753671548</text:p>
              </table:table-cell>
              <table:table-cell office:value-type="float" office:value="0.203059032559">
                <text:p>0.203059032559</text:p>
              </table:table-cell>
              <table:table-cell office:value-type="float" office:value="0.193338786931">
                <text:p>0.1933387869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04018051922">
                <text:p>-0.0404018051922</text:p>
              </table:table-cell>
              <table:table-cell office:value-type="float" office:value="-0.0290502662488">
                <text:p>-0.0290502662488</text:p>
              </table:table-cell>
              <table:table-cell office:value-type="float" office:value="0.0418275296688">
                <text:p>0.0418275296688</text:p>
              </table:table-cell>
              <table:table-cell office:value-type="float" office:value="0.0604517761909">
                <text:p>0.0604517761909</text:p>
              </table:table-cell>
              <table:table-cell office:value-type="float" office:value="0.202109888196">
                <text:p>0.202109888196</text:p>
              </table:table-cell>
              <table:table-cell office:value-type="float" office:value="0.192597166251">
                <text:p>0.192597166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96862216294">
                <text:p>-0.0396862216294</text:p>
              </table:table-cell>
              <table:table-cell office:value-type="float" office:value="-0.0292463812695">
                <text:p>-0.0292463812695</text:p>
              </table:table-cell>
              <table:table-cell office:value-type="float" office:value="0.0435690693557">
                <text:p>0.0435690693557</text:p>
              </table:table-cell>
              <table:table-cell office:value-type="float" office:value="0.0632053968006">
                <text:p>0.0632053968006</text:p>
              </table:table-cell>
              <table:table-cell office:value-type="float" office:value="0.201156765223">
                <text:p>0.201156765223</text:p>
              </table:table-cell>
              <table:table-cell office:value-type="float" office:value="0.192366525996">
                <text:p>0.192366525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89211289585">
                <text:p>-0.0389211289585</text:p>
              </table:table-cell>
              <table:table-cell office:value-type="float" office:value="-0.0295446467152">
                <text:p>-0.0295446467152</text:p>
              </table:table-cell>
              <table:table-cell office:value-type="float" office:value="0.0454001612961">
                <text:p>0.0454001612961</text:p>
              </table:table-cell>
              <table:table-cell office:value-type="float" office:value="0.0658179448249">
                <text:p>0.0658179448249</text:p>
              </table:table-cell>
              <table:table-cell office:value-type="float" office:value="0.200248703361">
                <text:p>0.200248703361</text:p>
              </table:table-cell>
              <table:table-cell office:value-type="float" office:value="0.192136105287">
                <text:p>0.192136105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78476791084">
                <text:p>-0.0378476791084</text:p>
              </table:table-cell>
              <table:table-cell office:value-type="float" office:value="-0.0297772130925">
                <text:p>-0.0297772130925</text:p>
              </table:table-cell>
              <table:table-cell office:value-type="float" office:value="0.0481792129576">
                <text:p>0.0481792129576</text:p>
              </table:table-cell>
              <table:table-cell office:value-type="float" office:value="0.0685035023465">
                <text:p>0.0685035023465</text:p>
              </table:table-cell>
              <table:table-cell office:value-type="float" office:value="0.199090540409">
                <text:p>0.199090540409</text:p>
              </table:table-cell>
              <table:table-cell office:value-type="float" office:value="0.19225990073">
                <text:p>0.19225990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69481705129">
                <text:p>-0.0369481705129</text:p>
              </table:table-cell>
              <table:table-cell office:value-type="float" office:value="-0.0296670616004">
                <text:p>-0.0296670616004</text:p>
              </table:table-cell>
              <table:table-cell office:value-type="float" office:value="0.0503376834095">
                <text:p>0.0503376834095</text:p>
              </table:table-cell>
              <table:table-cell office:value-type="float" office:value="0.0714474183274">
                <text:p>0.0714474183274</text:p>
              </table:table-cell>
              <table:table-cell office:value-type="float" office:value="0.198212698102">
                <text:p>0.198212698102</text:p>
              </table:table-cell>
              <table:table-cell office:value-type="float" office:value="0.19268964485">
                <text:p>0.19268964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6040071398">
                <text:p>-0.036040071398</text:p>
              </table:table-cell>
              <table:table-cell office:value-type="float" office:value="-0.0294303799663">
                <text:p>-0.0294303799663</text:p>
              </table:table-cell>
              <table:table-cell office:value-type="float" office:value="0.0525589957833">
                <text:p>0.0525589957833</text:p>
              </table:table-cell>
              <table:table-cell office:value-type="float" office:value="0.0740411357784">
                <text:p>0.0740411357784</text:p>
              </table:table-cell>
              <table:table-cell office:value-type="float" office:value="0.197348296642">
                <text:p>0.197348296642</text:p>
              </table:table-cell>
              <table:table-cell office:value-type="float" office:value="0.192948850882">
                <text:p>0.1929488508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48428562284">
                <text:p>-0.0348428562284</text:p>
              </table:table-cell>
              <table:table-cell office:value-type="float" office:value="-0.0292916924915">
                <text:p>-0.0292916924915</text:p>
              </table:table-cell>
              <table:table-cell office:value-type="float" office:value="0.0554914437234">
                <text:p>0.0554914437234</text:p>
              </table:table-cell>
              <table:table-cell office:value-type="float" office:value="0.076825772538">
                <text:p>0.076825772538</text:p>
              </table:table-cell>
              <table:table-cell office:value-type="float" office:value="0.19608515501">
                <text:p>0.19608515501</text:p>
              </table:table-cell>
              <table:table-cell office:value-type="float" office:value="0.193321274119">
                <text:p>0.193321274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39255295694">
                <text:p>-0.0339255295694</text:p>
              </table:table-cell>
              <table:table-cell office:value-type="float" office:value="-0.0290872495228">
                <text:p>-0.0290872495228</text:p>
              </table:table-cell>
              <table:table-cell office:value-type="float" office:value="0.0575393550098">
                <text:p>0.0575393550098</text:p>
              </table:table-cell>
              <table:table-cell office:value-type="float" office:value="0.0793214392945">
                <text:p>0.0793214392945</text:p>
              </table:table-cell>
              <table:table-cell office:value-type="float" office:value="0.195070877671">
                <text:p>0.195070877671</text:p>
              </table:table-cell>
              <table:table-cell office:value-type="float" office:value="0.193799103915">
                <text:p>0.1937991039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29927243292">
                <text:p>-0.0329927243292</text:p>
              </table:table-cell>
              <table:table-cell office:value-type="float" office:value="-0.02897250049">
                <text:p>-0.02897250049</text:p>
              </table:table-cell>
              <table:table-cell office:value-type="float" office:value="0.0596239194274">
                <text:p>0.0596239194274</text:p>
              </table:table-cell>
              <table:table-cell office:value-type="float" office:value="0.0820238493608">
                <text:p>0.0820238493608</text:p>
              </table:table-cell>
              <table:table-cell office:value-type="float" office:value="0.193997815251">
                <text:p>0.193997815251</text:p>
              </table:table-cell>
              <table:table-cell office:value-type="float" office:value="0.193949351366">
                <text:p>0.193949351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16902026534">
                <text:p>-0.0316902026534</text:p>
              </table:table-cell>
              <table:table-cell office:value-type="float" office:value="-0.0289057440137">
                <text:p>-0.0289057440137</text:p>
              </table:table-cell>
              <table:table-cell office:value-type="float" office:value="0.0621655471623">
                <text:p>0.0621655471623</text:p>
              </table:table-cell>
              <table:table-cell office:value-type="float" office:value="0.0835952430826">
                <text:p>0.0835952430826</text:p>
              </table:table-cell>
              <table:table-cell office:value-type="float" office:value="0.19249998033">
                <text:p>0.19249998033</text:p>
              </table:table-cell>
              <table:table-cell office:value-type="float" office:value="0.194157797686">
                <text:p>0.1941577976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30676132068">
                <text:p>-0.030676132068</text:p>
              </table:table-cell>
              <table:table-cell office:value-type="float" office:value="-0.0288398740419">
                <text:p>-0.0288398740419</text:p>
              </table:table-cell>
              <table:table-cell office:value-type="float" office:value="0.0637520179152">
                <text:p>0.0637520179152</text:p>
              </table:table-cell>
              <table:table-cell office:value-type="float" office:value="0.0855639115778">
                <text:p>0.0855639115778</text:p>
              </table:table-cell>
              <table:table-cell office:value-type="float" office:value="0.191261574626">
                <text:p>0.191261574626</text:p>
              </table:table-cell>
              <table:table-cell office:value-type="float" office:value="0.193841493187">
                <text:p>0.1938414931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97329947352">
                <text:p>-0.0297329947352</text:p>
              </table:table-cell>
              <table:table-cell office:value-type="float" office:value="-0.0286852434768">
                <text:p>-0.0286852434768</text:p>
              </table:table-cell>
              <table:table-cell office:value-type="float" office:value="0.0651542693377">
                <text:p>0.0651542693377</text:p>
              </table:table-cell>
              <table:table-cell office:value-type="float" office:value="0.0870186581923">
                <text:p>0.0870186581923</text:p>
              </table:table-cell>
              <table:table-cell office:value-type="float" office:value="0.190123960376">
                <text:p>0.190123960376</text:p>
              </table:table-cell>
              <table:table-cell office:value-type="float" office:value="0.193243285169">
                <text:p>0.193243285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8643315658">
                <text:p>-0.028643315658</text:p>
              </table:table-cell>
              <table:table-cell office:value-type="float" office:value="-0.0284146081996">
                <text:p>-0.0284146081996</text:p>
              </table:table-cell>
              <table:table-cell office:value-type="float" office:value="0.0666688606143">
                <text:p>0.0666688606143</text:p>
              </table:table-cell>
              <table:table-cell office:value-type="float" office:value="0.0880232163243">
                <text:p>0.0880232163243</text:p>
              </table:table-cell>
              <table:table-cell office:value-type="float" office:value="0.189005747437">
                <text:p>0.189005747437</text:p>
              </table:table-cell>
              <table:table-cell office:value-type="float" office:value="0.1926296106">
                <text:p>0.1926296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277932174504">
                <text:p>-0.0277932174504</text:p>
              </table:table-cell>
              <table:table-cell office:value-type="float" office:value="-0.0283591113571">
                <text:p>-0.0283591113571</text:p>
              </table:table-cell>
              <table:table-cell office:value-type="float" office:value="0.0674579292536">
                <text:p>0.0674579292536</text:p>
              </table:table-cell>
              <table:table-cell office:value-type="float" office:value="0.0883790790689">
                <text:p>0.0883790790689</text:p>
              </table:table-cell>
              <table:table-cell office:value-type="float" office:value="0.188343718648">
                <text:p>0.188343718648</text:p>
              </table:table-cell>
              <table:table-cell office:value-type="float" office:value="0.192253835326">
                <text:p>0.192253835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66390293837">
                <text:p>-0.0266390293837</text:p>
              </table:table-cell>
              <table:table-cell office:value-type="float" office:value="-0.0283425585995">
                <text:p>-0.0283425585995</text:p>
              </table:table-cell>
              <table:table-cell office:value-type="float" office:value="0.067917406559">
                <text:p>0.067917406559</text:p>
              </table:table-cell>
              <table:table-cell office:value-type="float" office:value="0.0878374409047">
                <text:p>0.0878374409047</text:p>
              </table:table-cell>
              <table:table-cell office:value-type="float" office:value="0.187729716301">
                <text:p>0.187729716301</text:p>
              </table:table-cell>
              <table:table-cell office:value-type="float" office:value="0.190903681381">
                <text:p>0.1909036813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257697906345">
                <text:p>-0.0257697906345</text:p>
              </table:table-cell>
              <table:table-cell office:value-type="float" office:value="-0.0284793444121">
                <text:p>-0.0284793444121</text:p>
              </table:table-cell>
              <table:table-cell office:value-type="float" office:value="0.067980542779">
                <text:p>0.067980542779</text:p>
              </table:table-cell>
              <table:table-cell office:value-type="float" office:value="0.0852291200452">
                <text:p>0.0852291200452</text:p>
              </table:table-cell>
              <table:table-cell office:value-type="float" office:value="0.187463402748">
                <text:p>0.187463402748</text:p>
              </table:table-cell>
              <table:table-cell office:value-type="float" office:value="0.191107567101">
                <text:p>0.191107567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46854647994">
                <text:p>-0.0246854647994</text:p>
              </table:table-cell>
              <table:table-cell office:value-type="float" office:value="-0.0284202867966">
                <text:p>-0.0284202867966</text:p>
              </table:table-cell>
              <table:table-cell office:value-type="float" office:value="0.0675797238946">
                <text:p>0.0675797238946</text:p>
              </table:table-cell>
              <table:table-cell office:value-type="float" office:value="0.0828880021606">
                <text:p>0.0828880021606</text:p>
              </table:table-cell>
              <table:table-cell office:value-type="float" office:value="0.187302067876">
                <text:p>0.187302067876</text:p>
              </table:table-cell>
              <table:table-cell office:value-type="float" office:value="0.191008782152">
                <text:p>0.191008782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40149460733">
                <text:p>-0.0240149460733</text:p>
              </table:table-cell>
              <table:table-cell office:value-type="float" office:value="-0.0283008308732">
                <text:p>-0.0283008308732</text:p>
              </table:table-cell>
              <table:table-cell office:value-type="float" office:value="0.0669392496347">
                <text:p>0.0669392496347</text:p>
              </table:table-cell>
              <table:table-cell office:value-type="float" office:value="0.0803374954365">
                <text:p>0.0803374954365</text:p>
              </table:table-cell>
              <table:table-cell office:value-type="float" office:value="0.187211632729">
                <text:p>0.187211632729</text:p>
              </table:table-cell>
              <table:table-cell office:value-type="float" office:value="0.190886808582">
                <text:p>0.1908868085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34271138906">
                <text:p>-0.0234271138906</text:p>
              </table:table-cell>
              <table:table-cell office:value-type="float" office:value="-0.0285649958657">
                <text:p>-0.0285649958657</text:p>
              </table:table-cell>
              <table:table-cell office:value-type="float" office:value="0.0659508556128">
                <text:p>0.0659508556128</text:p>
              </table:table-cell>
              <table:table-cell office:value-type="float" office:value="0.0769358613961">
                <text:p>0.0769358613961</text:p>
              </table:table-cell>
              <table:table-cell office:value-type="float" office:value="0.187109425664">
                <text:p>0.187109425664</text:p>
              </table:table-cell>
              <table:table-cell office:value-type="float" office:value="0.190998125995">
                <text:p>0.1909981259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26617474109">
                <text:p>-0.0226617474109</text:p>
              </table:table-cell>
              <table:table-cell office:value-type="float" office:value="-0.0288902513533">
                <text:p>-0.0288902513533</text:p>
              </table:table-cell>
              <table:table-cell office:value-type="float" office:value="0.0643480569124">
                <text:p>0.0643480569124</text:p>
              </table:table-cell>
              <table:table-cell office:value-type="float" office:value="0.072748239157">
                <text:p>0.072748239157</text:p>
              </table:table-cell>
              <table:table-cell office:value-type="float" office:value="0.187131509185">
                <text:p>0.187131509185</text:p>
              </table:table-cell>
              <table:table-cell office:value-type="float" office:value="0.191341993224">
                <text:p>0.191341993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22273487598">
                <text:p>-0.0222273487598</text:p>
              </table:table-cell>
              <table:table-cell office:value-type="float" office:value="-0.0288543814757">
                <text:p>-0.0288543814757</text:p>
              </table:table-cell>
              <table:table-cell office:value-type="float" office:value="0.0630540326238">
                <text:p>0.0630540326238</text:p>
              </table:table-cell>
              <table:table-cell office:value-type="float" office:value="0.067710222596">
                <text:p>0.067710222596</text:p>
              </table:table-cell>
              <table:table-cell office:value-type="float" office:value="0.187151029706">
                <text:p>0.187151029706</text:p>
              </table:table-cell>
              <table:table-cell office:value-type="float" office:value="0.19195315663">
                <text:p>0.19195315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8547899276">
                <text:p>-0.0218547899276</text:p>
              </table:table-cell>
              <table:table-cell office:value-type="float" office:value="-0.0289750480144">
                <text:p>-0.0289750480144</text:p>
              </table:table-cell>
              <table:table-cell office:value-type="float" office:value="0.0616771690547">
                <text:p>0.0616771690547</text:p>
              </table:table-cell>
              <table:table-cell office:value-type="float" office:value="0.0629966336629">
                <text:p>0.0629966336629</text:p>
              </table:table-cell>
              <table:table-cell office:value-type="float" office:value="0.187087118626">
                <text:p>0.187087118626</text:p>
              </table:table-cell>
              <table:table-cell office:value-type="float" office:value="0.192762487635">
                <text:p>0.1927624876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13052518666">
                <text:p>-0.0213052518666</text:p>
              </table:table-cell>
              <table:table-cell office:value-type="float" office:value="-0.0290200527076">
                <text:p>-0.0290200527076</text:p>
              </table:table-cell>
              <table:table-cell office:value-type="float" office:value="0.0596852749586">
                <text:p>0.0596852749586</text:p>
              </table:table-cell>
              <table:table-cell office:value-type="float" office:value="0.0572315011993">
                <text:p>0.0572315011993</text:p>
              </table:table-cell>
              <table:table-cell office:value-type="float" office:value="0.186916053295">
                <text:p>0.186916053295</text:p>
              </table:table-cell>
              <table:table-cell office:value-type="float" office:value="0.193632042975">
                <text:p>0.1936320429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08388492465">
                <text:p>-0.0208388492465</text:p>
              </table:table-cell>
              <table:table-cell office:value-type="float" office:value="-0.0289149264584">
                <text:p>-0.0289149264584</text:p>
              </table:table-cell>
              <table:table-cell office:value-type="float" office:value="0.0580769404769">
                <text:p>0.0580769404769</text:p>
              </table:table-cell>
              <table:table-cell office:value-type="float" office:value="0.0516449519111">
                <text:p>0.0516449519111</text:p>
              </table:table-cell>
              <table:table-cell office:value-type="float" office:value="0.186814472079">
                <text:p>0.186814472079</text:p>
              </table:table-cell>
              <table:table-cell office:value-type="float" office:value="0.194119134121">
                <text:p>0.194119134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03771200031">
                <text:p>-0.0203771200031</text:p>
              </table:table-cell>
              <table:table-cell office:value-type="float" office:value="-0.0289517732196">
                <text:p>-0.0289517732196</text:p>
              </table:table-cell>
              <table:table-cell office:value-type="float" office:value="0.0563475564122">
                <text:p>0.0563475564122</text:p>
              </table:table-cell>
              <table:table-cell office:value-type="float" office:value="0.0458506680613">
                <text:p>0.0458506680613</text:p>
              </table:table-cell>
              <table:table-cell office:value-type="float" office:value="0.186638876796">
                <text:p>0.186638876796</text:p>
              </table:table-cell>
              <table:table-cell office:value-type="float" office:value="0.194225577014">
                <text:p>0.194225577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97351630777">
                <text:p>-0.0197351630777</text:p>
              </table:table-cell>
              <table:table-cell office:value-type="float" office:value="-0.0289517732196">
                <text:p>-0.0289517732196</text:p>
              </table:table-cell>
              <table:table-cell office:value-type="float" office:value="0.0540269762278">
                <text:p>0.0540269762278</text:p>
              </table:table-cell>
              <table:table-cell office:value-type="float" office:value="0.0458506680613">
                <text:p>0.0458506680613</text:p>
              </table:table-cell>
              <table:table-cell office:value-type="float" office:value="0.186327069998">
                <text:p>0.186327069998</text:p>
              </table:table-cell>
              <table:table-cell office:value-type="float" office:value="0.194225577014">
                <text:p>0.1942255770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91642455757">
                <text:p>-0.0191642455757</text:p>
              </table:table-cell>
              <table:table-cell office:value-type="float" office:value="-0.0289517732196">
                <text:p>-0.0289517732196</text:p>
              </table:table-cell>
              <table:table-cell office:value-type="float" office:value="0.0524238348007">
                <text:p>0.0524238348007</text:p>
              </table:table-cell>
              <table:table-cell office:value-type="float" office:value="0.0458506680613">
                <text:p>0.0458506680613</text:p>
              </table:table-cell>
              <table:table-cell office:value-type="float" office:value="0.186177685857">
                <text:p>0.186177685857</text:p>
              </table:table-cell>
              <table:table-cell office:value-type="float" office:value="0.194225577014">
                <text:p>0.194225577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85580607504">
                <text:p>-0.0185580607504</text:p>
              </table:table-cell>
              <table:table-cell office:value-type="float" office:value="-0.0285367698564">
                <text:p>-0.0285367698564</text:p>
              </table:table-cell>
              <table:table-cell office:value-type="float" office:value="0.0509035550058">
                <text:p>0.0509035550058</text:p>
              </table:table-cell>
              <table:table-cell office:value-type="float" office:value="0.0353055389357">
                <text:p>0.0353055389357</text:p>
              </table:table-cell>
              <table:table-cell office:value-type="float" office:value="0.186037063599">
                <text:p>0.186037063599</text:p>
              </table:table-cell>
              <table:table-cell office:value-type="float" office:value="0.194274532214">
                <text:p>0.194274532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176693443209">
                <text:p>-0.0176693443209</text:p>
              </table:table-cell>
              <table:table-cell office:value-type="float" office:value="-0.0280407626558">
                <text:p>-0.0280407626558</text:p>
              </table:table-cell>
              <table:table-cell office:value-type="float" office:value="0.0492936000228">
                <text:p>0.0492936000228</text:p>
              </table:table-cell>
              <table:table-cell office:value-type="float" office:value="0.0303097384366">
                <text:p>0.0303097384366</text:p>
              </table:table-cell>
              <table:table-cell office:value-type="float" office:value="0.185937002301">
                <text:p>0.185937002301</text:p>
              </table:table-cell>
              <table:table-cell office:value-type="float" office:value="0.194593100353">
                <text:p>0.194593100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69073212892">
                <text:p>-0.0169073212892</text:p>
              </table:table-cell>
              <table:table-cell office:value-type="float" office:value="-0.0275345327962">
                <text:p>-0.0275345327962</text:p>
              </table:table-cell>
              <table:table-cell office:value-type="float" office:value="0.0483536832035">
                <text:p>0.0483536832035</text:p>
              </table:table-cell>
              <table:table-cell office:value-type="float" office:value="0.0258200124007">
                <text:p>0.0258200124007</text:p>
              </table:table-cell>
              <table:table-cell office:value-type="float" office:value="0.186022207141">
                <text:p>0.186022207141</text:p>
              </table:table-cell>
              <table:table-cell office:value-type="float" office:value="0.195156499486">
                <text:p>0.1951564994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162094328552">
                <text:p>-0.0162094328552</text:p>
              </table:table-cell>
              <table:table-cell office:value-type="float" office:value="-0.0268864248874">
                <text:p>-0.0268864248874</text:p>
              </table:table-cell>
              <table:table-cell office:value-type="float" office:value="0.0474150292575">
                <text:p>0.0474150292575</text:p>
              </table:table-cell>
              <table:table-cell office:value-type="float" office:value="0.0224123252411">
                <text:p>0.0224123252411</text:p>
              </table:table-cell>
              <table:table-cell office:value-type="float" office:value="0.186152592301">
                <text:p>0.186152592301</text:p>
              </table:table-cell>
              <table:table-cell office:value-type="float" office:value="0.195598222312">
                <text:p>0.1955982223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156026305631">
                <text:p>-0.0156026305631</text:p>
              </table:table-cell>
              <table:table-cell office:value-type="float" office:value="-0.025285527669">
                <text:p>-0.025285527669</text:p>
              </table:table-cell>
              <table:table-cell office:value-type="float" office:value="0.046577565372">
                <text:p>0.046577565372</text:p>
              </table:table-cell>
              <table:table-cell office:value-type="float" office:value="0.0165404301923">
                <text:p>0.0165404301923</text:p>
              </table:table-cell>
              <table:table-cell office:value-type="float" office:value="0.186320796609">
                <text:p>0.186320796609</text:p>
              </table:table-cell>
              <table:table-cell office:value-type="float" office:value="0.195444924318">
                <text:p>0.195444924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148918097839">
                <text:p>-0.0148918097839</text:p>
              </table:table-cell>
              <table:table-cell office:value-type="float" office:value="-0.0243619861113">
                <text:p>-0.0243619861113</text:p>
              </table:table-cell>
              <table:table-cell office:value-type="float" office:value="0.0454771220684">
                <text:p>0.0454771220684</text:p>
              </table:table-cell>
              <table:table-cell office:value-type="float" office:value="0.0144402812387">
                <text:p>0.0144402812387</text:p>
              </table:table-cell>
              <table:table-cell office:value-type="float" office:value="0.186825633049">
                <text:p>0.186825633049</text:p>
              </table:table-cell>
              <table:table-cell office:value-type="float" office:value="0.195366043327">
                <text:p>0.195366043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45100262016">
                <text:p>-0.0145100262016</text:p>
              </table:table-cell>
              <table:table-cell office:value-type="float" office:value="-0.0234713276422">
                <text:p>-0.0234713276422</text:p>
              </table:table-cell>
              <table:table-cell office:value-type="float" office:value="0.0447629317641">
                <text:p>0.0447629317641</text:p>
              </table:table-cell>
              <table:table-cell office:value-type="float" office:value="0.0128189981927">
                <text:p>0.0128189981927</text:p>
              </table:table-cell>
              <table:table-cell office:value-type="float" office:value="0.187309637666">
                <text:p>0.187309637666</text:p>
              </table:table-cell>
              <table:table-cell office:value-type="float" office:value="0.195404391252">
                <text:p>0.1954043912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4185291715">
                <text:p>-0.014185291715</text:p>
              </table:table-cell>
              <table:table-cell office:value-type="float" office:value="-0.0227100196756">
                <text:p>-0.0227100196756</text:p>
              </table:table-cell>
              <table:table-cell office:value-type="float" office:value="0.0438399985433">
                <text:p>0.0438399985433</text:p>
              </table:table-cell>
              <table:table-cell office:value-type="float" office:value="0.0120069410222">
                <text:p>0.0120069410222</text:p>
              </table:table-cell>
              <table:table-cell office:value-type="float" office:value="0.187863335013">
                <text:p>0.187863335013</text:p>
              </table:table-cell>
              <table:table-cell office:value-type="float" office:value="0.195601212328">
                <text:p>0.1956012123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138594368473">
                <text:p>-0.0138594368473</text:p>
              </table:table-cell>
              <table:table-cell office:value-type="float" office:value="-0.0221302286361">
                <text:p>-0.0221302286361</text:p>
              </table:table-cell>
              <table:table-cell office:value-type="float" office:value="0.0425715222955">
                <text:p>0.0425715222955</text:p>
              </table:table-cell>
              <table:table-cell office:value-type="float" office:value="0.0111956405606">
                <text:p>0.0111956405606</text:p>
              </table:table-cell>
              <table:table-cell office:value-type="float" office:value="0.188872054219">
                <text:p>0.188872054219</text:p>
              </table:table-cell>
              <table:table-cell office:value-type="float" office:value="0.19555177733">
                <text:p>0.19555177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136976335198">
                <text:p>-0.0136976335198</text:p>
              </table:table-cell>
              <table:table-cell office:value-type="float" office:value="-0.0218920843871">
                <text:p>-0.0218920843871</text:p>
              </table:table-cell>
              <table:table-cell office:value-type="float" office:value="0.0415011867881">
                <text:p>0.0415011867881</text:p>
              </table:table-cell>
              <table:table-cell office:value-type="float" office:value="0.0108454284679">
                <text:p>0.0108454284679</text:p>
              </table:table-cell>
              <table:table-cell office:value-type="float" office:value="0.189801543951">
                <text:p>0.189801543951</text:p>
              </table:table-cell>
              <table:table-cell office:value-type="float" office:value="0.195557074874">
                <text:p>0.1955570748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37949809432">
                <text:p>-0.0137949809432</text:p>
              </table:table-cell>
              <table:table-cell office:value-type="float" office:value="-0.0219831609131">
                <text:p>-0.0219831609131</text:p>
              </table:table-cell>
              <table:table-cell office:value-type="float" office:value="0.0397912561893">
                <text:p>0.0397912561893</text:p>
              </table:table-cell>
              <table:table-cell office:value-type="float" office:value="0.0106974264998">
                <text:p>0.0106974264998</text:p>
              </table:table-cell>
              <table:table-cell office:value-type="float" office:value="0.191230505705">
                <text:p>0.191230505705</text:p>
              </table:table-cell>
              <table:table-cell office:value-type="float" office:value="0.195892796154">
                <text:p>0.1958927961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41306240112">
                <text:p>-0.0141306240112</text:p>
              </table:table-cell>
              <table:table-cell office:value-type="float" office:value="-0.0222146524849">
                <text:p>-0.0222146524849</text:p>
              </table:table-cell>
              <table:table-cell office:value-type="float" office:value="0.0383995138109">
                <text:p>0.0383995138109</text:p>
              </table:table-cell>
              <table:table-cell office:value-type="float" office:value="0.0110426512326">
                <text:p>0.0110426512326</text:p>
              </table:table-cell>
              <table:table-cell office:value-type="float" office:value="0.19239680469">
                <text:p>0.19239680469</text:p>
              </table:table-cell>
              <table:table-cell office:value-type="float" office:value="0.195846715872">
                <text:p>0.195846715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145383980125">
                <text:p>-0.0145383980125</text:p>
              </table:table-cell>
              <table:table-cell office:value-type="float" office:value="-0.0230797569635">
                <text:p>-0.0230797569635</text:p>
              </table:table-cell>
              <table:table-cell office:value-type="float" office:value="0.0367190800607">
                <text:p>0.0367190800607</text:p>
              </table:table-cell>
              <table:table-cell office:value-type="float" office:value="0.0120022190067">
                <text:p>0.0120022190067</text:p>
              </table:table-cell>
              <table:table-cell office:value-type="float" office:value="0.193517953157">
                <text:p>0.193517953157</text:p>
              </table:table-cell>
              <table:table-cell office:value-type="float" office:value="0.194933639426">
                <text:p>0.1949336394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152367502451">
                <text:p>-0.0152367502451</text:p>
              </table:table-cell>
              <table:table-cell office:value-type="float" office:value="-0.0240114621731">
                <text:p>-0.0240114621731</text:p>
              </table:table-cell>
              <table:table-cell office:value-type="float" office:value="0.0341477319598">
                <text:p>0.0341477319598</text:p>
              </table:table-cell>
              <table:table-cell office:value-type="float" office:value="0.0117539251766">
                <text:p>0.0117539251766</text:p>
              </table:table-cell>
              <table:table-cell office:value-type="float" office:value="0.195043087006">
                <text:p>0.195043087006</text:p>
              </table:table-cell>
              <table:table-cell office:value-type="float" office:value="0.195168000441">
                <text:p>0.1951680004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157762113959">
                <text:p>-0.0157762113959</text:p>
              </table:table-cell>
              <table:table-cell office:value-type="float" office:value="-0.0240114621731">
                <text:p>-0.0240114621731</text:p>
              </table:table-cell>
              <table:table-cell office:value-type="float" office:value="0.0323647931218">
                <text:p>0.0323647931218</text:p>
              </table:table-cell>
              <table:table-cell office:value-type="float" office:value="0.0117539251766">
                <text:p>0.0117539251766</text:p>
              </table:table-cell>
              <table:table-cell office:value-type="float" office:value="0.196150317788">
                <text:p>0.196150317788</text:p>
              </table:table-cell>
              <table:table-cell office:value-type="float" office:value="0.195168000441">
                <text:p>0.195168000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163735505193">
                <text:p>-0.0163735505193</text:p>
              </table:table-cell>
              <table:table-cell office:value-type="float" office:value="-0.025130845814">
                <text:p>-0.025130845814</text:p>
              </table:table-cell>
              <table:table-cell office:value-type="float" office:value="0.0305909719318">
                <text:p>0.0305909719318</text:p>
              </table:table-cell>
              <table:table-cell office:value-type="float" office:value="0.011891191876">
                <text:p>0.011891191876</text:p>
              </table:table-cell>
              <table:table-cell office:value-type="float" office:value="0.197163954377">
                <text:p>0.197163954377</text:p>
              </table:table-cell>
              <table:table-cell office:value-type="float" office:value="0.195342456816">
                <text:p>0.1953424568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170197784901">
                <text:p>-0.0170197784901</text:p>
              </table:table-cell>
              <table:table-cell office:value-type="float" office:value="-0.0280551537434">
                <text:p>-0.0280551537434</text:p>
              </table:table-cell>
              <table:table-cell office:value-type="float" office:value="0.0288175735623">
                <text:p>0.0288175735623</text:p>
              </table:table-cell>
              <table:table-cell office:value-type="float" office:value="0.0123513003849">
                <text:p>0.0123513003849</text:p>
              </table:table-cell>
              <table:table-cell office:value-type="float" office:value="0.198102846742">
                <text:p>0.198102846742</text:p>
              </table:table-cell>
              <table:table-cell office:value-type="float" office:value="0.195652505541">
                <text:p>0.195652505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78402941674">
                <text:p>-0.0178402941674</text:p>
              </table:table-cell>
              <table:table-cell office:value-type="float" office:value="-0.0280551537434">
                <text:p>-0.0280551537434</text:p>
              </table:table-cell>
              <table:table-cell office:value-type="float" office:value="0.0265068039298">
                <text:p>0.0265068039298</text:p>
              </table:table-cell>
              <table:table-cell office:value-type="float" office:value="0.0123513003849">
                <text:p>0.0123513003849</text:p>
              </table:table-cell>
              <table:table-cell office:value-type="float" office:value="0.199242904782">
                <text:p>0.199242904782</text:p>
              </table:table-cell>
              <table:table-cell office:value-type="float" office:value="0.195652505541">
                <text:p>0.1956525055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85444690287">
                <text:p>-0.0185444690287</text:p>
              </table:table-cell>
              <table:table-cell office:value-type="float" office:value="-0.0314079652823">
                <text:p>-0.0314079652823</text:p>
              </table:table-cell>
              <table:table-cell office:value-type="float" office:value="0.0247300546616">
                <text:p>0.0247300546616</text:p>
              </table:table-cell>
              <table:table-cell office:value-type="float" office:value="0.0132014802928">
                <text:p>0.0132014802928</text:p>
              </table:table-cell>
              <table:table-cell office:value-type="float" office:value="0.200082302094">
                <text:p>0.200082302094</text:p>
              </table:table-cell>
              <table:table-cell office:value-type="float" office:value="0.195362945885">
                <text:p>0.1953629458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92589554936">
                <text:p>-0.0192589554936</text:p>
              </table:table-cell>
              <table:table-cell office:value-type="float" office:value="-0.0330756809105">
                <text:p>-0.0330756809105</text:p>
              </table:table-cell>
              <table:table-cell office:value-type="float" office:value="0.0230058468878">
                <text:p>0.0230058468878</text:p>
              </table:table-cell>
              <table:table-cell office:value-type="float" office:value="0.0130978877953">
                <text:p>0.0130978877953</text:p>
              </table:table-cell>
              <table:table-cell office:value-type="float" office:value="0.200849860907">
                <text:p>0.200849860907</text:p>
              </table:table-cell>
              <table:table-cell office:value-type="float" office:value="0.195300475402">
                <text:p>0.195300475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0087370649">
                <text:p>-0.020087370649</text:p>
              </table:table-cell>
              <table:table-cell office:value-type="float" office:value="-0.0353874944904">
                <text:p>-0.0353874944904</text:p>
              </table:table-cell>
              <table:table-cell office:value-type="float" office:value="0.0209200941026">
                <text:p>0.0209200941026</text:p>
              </table:table-cell>
              <table:table-cell office:value-type="float" office:value="0.0136010337796">
                <text:p>0.0136010337796</text:p>
              </table:table-cell>
              <table:table-cell office:value-type="float" office:value="0.201709255576">
                <text:p>0.201709255576</text:p>
              </table:table-cell>
              <table:table-cell office:value-type="float" office:value="0.194956749851">
                <text:p>0.194956749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206848811358">
                <text:p>-0.0206848811358</text:p>
              </table:table-cell>
              <table:table-cell office:value-type="float" office:value="-0.0353874944904">
                <text:p>-0.0353874944904</text:p>
              </table:table-cell>
              <table:table-cell office:value-type="float" office:value="0.01947728917">
                <text:p>0.01947728917</text:p>
              </table:table-cell>
              <table:table-cell office:value-type="float" office:value="0.0136010337796">
                <text:p>0.0136010337796</text:p>
              </table:table-cell>
              <table:table-cell office:value-type="float" office:value="0.20222428441">
                <text:p>0.20222428441</text:p>
              </table:table-cell>
              <table:table-cell office:value-type="float" office:value="0.194956749851">
                <text:p>0.1949567498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212453920394">
                <text:p>-0.0212453920394</text:p>
              </table:table-cell>
              <table:table-cell office:value-type="float" office:value="-0.0368206594099">
                <text:p>-0.0368206594099</text:p>
              </table:table-cell>
              <table:table-cell office:value-type="float" office:value="0.0180439371616">
                <text:p>0.0180439371616</text:p>
              </table:table-cell>
              <table:table-cell office:value-type="float" office:value="0.0142796451482">
                <text:p>0.0142796451482</text:p>
              </table:table-cell>
              <table:table-cell office:value-type="float" office:value="0.202542811632">
                <text:p>0.202542811632</text:p>
              </table:table-cell>
              <table:table-cell office:value-type="float" office:value="0.195445588476">
                <text:p>0.195445588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21244134009">
                <text:p>-0.0221244134009</text:p>
              </table:table-cell>
              <table:table-cell office:value-type="float" office:value="-0.0376287330568">
                <text:p>-0.0376287330568</text:p>
              </table:table-cell>
              <table:table-cell office:value-type="float" office:value="0.0161642581224">
                <text:p>0.0161642581224</text:p>
              </table:table-cell>
              <table:table-cell office:value-type="float" office:value="0.0153335936798">
                <text:p>0.0153335936798</text:p>
              </table:table-cell>
              <table:table-cell office:value-type="float" office:value="0.202704489231">
                <text:p>0.202704489231</text:p>
              </table:table-cell>
              <table:table-cell office:value-type="float" office:value="0.19508095114">
                <text:p>0.19508095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227032061666">
                <text:p>-0.0227032061666</text:p>
              </table:table-cell>
              <table:table-cell office:value-type="float" office:value="-0.0408467893889">
                <text:p>-0.0408467893889</text:p>
              </table:table-cell>
              <table:table-cell office:value-type="float" office:value="0.0146843381226">
                <text:p>0.0146843381226</text:p>
              </table:table-cell>
              <table:table-cell office:value-type="float" office:value="0.0172232489632">
                <text:p>0.0172232489632</text:p>
              </table:table-cell>
              <table:table-cell office:value-type="float" office:value="0.202708035707">
                <text:p>0.202708035707</text:p>
              </table:table-cell>
              <table:table-cell office:value-type="float" office:value="0.194240014851">
                <text:p>0.1942400148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234177466482">
                <text:p>-0.0234177466482</text:p>
              </table:table-cell>
              <table:table-cell office:value-type="float" office:value="-0.0413668971391">
                <text:p>-0.0413668971391</text:p>
              </table:table-cell>
              <table:table-cell office:value-type="float" office:value="0.013324143365">
                <text:p>0.013324143365</text:p>
              </table:table-cell>
              <table:table-cell office:value-type="float" office:value="0.0174243072999">
                <text:p>0.0174243072999</text:p>
              </table:table-cell>
              <table:table-cell office:value-type="float" office:value="0.20256498456">
                <text:p>0.20256498456</text:p>
              </table:table-cell>
              <table:table-cell office:value-type="float" office:value="0.19361453546">
                <text:p>0.193614535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46192365885">
                <text:p>-0.0246192365885</text:p>
              </table:table-cell>
              <table:table-cell office:value-type="float" office:value="-0.042447735178">
                <text:p>-0.042447735178</text:p>
              </table:table-cell>
              <table:table-cell office:value-type="float" office:value="0.0116617521271">
                <text:p>0.0116617521271</text:p>
              </table:table-cell>
              <table:table-cell office:value-type="float" office:value="0.0176550695518">
                <text:p>0.0176550695518</text:p>
              </table:table-cell>
              <table:table-cell office:value-type="float" office:value="0.202312797308">
                <text:p>0.202312797308</text:p>
              </table:table-cell>
              <table:table-cell office:value-type="float" office:value="0.193340891652">
                <text:p>0.1933408916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256693325937">
                <text:p>-0.0256693325937</text:p>
              </table:table-cell>
              <table:table-cell office:value-type="float" office:value="-0.0427634766845">
                <text:p>-0.0427634766845</text:p>
              </table:table-cell>
              <table:table-cell office:value-type="float" office:value="0.0104022473097">
                <text:p>0.0104022473097</text:p>
              </table:table-cell>
              <table:table-cell office:value-type="float" office:value="0.0181012355837">
                <text:p>0.0181012355837</text:p>
              </table:table-cell>
              <table:table-cell office:value-type="float" office:value="0.201967954636">
                <text:p>0.201967954636</text:p>
              </table:table-cell>
              <table:table-cell office:value-type="float" office:value="0.193498996287">
                <text:p>0.1934989962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268356800079">
                <text:p>-0.0268356800079</text:p>
              </table:table-cell>
              <table:table-cell office:value-type="float" office:value="-0.0427634766845">
                <text:p>-0.0427634766845</text:p>
              </table:table-cell>
              <table:table-cell office:value-type="float" office:value="0.00926770456135">
                <text:p>0.00926770456135</text:p>
              </table:table-cell>
              <table:table-cell office:value-type="float" office:value="0.0181012355837">
                <text:p>0.0181012355837</text:p>
              </table:table-cell>
              <table:table-cell office:value-type="float" office:value="0.201417386532">
                <text:p>0.201417386532</text:p>
              </table:table-cell>
              <table:table-cell office:value-type="float" office:value="0.193498996287">
                <text:p>0.193498996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284477509558">
                <text:p>-0.0284477509558</text:p>
              </table:table-cell>
              <table:table-cell office:value-type="float" office:value="-0.0427634766845">
                <text:p>-0.0427634766845</text:p>
              </table:table-cell>
              <table:table-cell office:value-type="float" office:value="0.00801641959697">
                <text:p>0.00801641959697</text:p>
              </table:table-cell>
              <table:table-cell office:value-type="float" office:value="0.0181012355837">
                <text:p>0.0181012355837</text:p>
              </table:table-cell>
              <table:table-cell office:value-type="float" office:value="0.200465887785">
                <text:p>0.200465887785</text:p>
              </table:table-cell>
              <table:table-cell office:value-type="float" office:value="0.193498996287">
                <text:p>0.1934989962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95564457774">
                <text:p>-0.0295564457774</text:p>
              </table:table-cell>
              <table:table-cell office:value-type="float" office:value="-0.0443768148163">
                <text:p>-0.0443768148163</text:p>
              </table:table-cell>
              <table:table-cell office:value-type="float" office:value="0.00729051046073">
                <text:p>0.00729051046073</text:p>
              </table:table-cell>
              <table:table-cell office:value-type="float" office:value="0.018896247064">
                <text:p>0.018896247064</text:p>
              </table:table-cell>
              <table:table-cell office:value-type="float" office:value="0.199532046914">
                <text:p>0.199532046914</text:p>
              </table:table-cell>
              <table:table-cell office:value-type="float" office:value="0.194091496487">
                <text:p>0.19409149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5387564003">
                <text:p>-0.0305387564003</text:p>
              </table:table-cell>
              <table:table-cell office:value-type="float" office:value="-0.0452762738496">
                <text:p>-0.0452762738496</text:p>
              </table:table-cell>
              <table:table-cell office:value-type="float" office:value="0.00681070843711">
                <text:p>0.00681070843711</text:p>
              </table:table-cell>
              <table:table-cell office:value-type="float" office:value="0.0190779792753">
                <text:p>0.0190779792753</text:p>
              </table:table-cell>
              <table:table-cell office:value-type="float" office:value="0.198347330093">
                <text:p>0.198347330093</text:p>
              </table:table-cell>
              <table:table-cell office:value-type="float" office:value="0.194176210607">
                <text:p>0.1941762106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314403101802">
                <text:p>-0.0314403101802</text:p>
              </table:table-cell>
              <table:table-cell office:value-type="float" office:value="-0.0455365760083">
                <text:p>-0.0455365760083</text:p>
              </table:table-cell>
              <table:table-cell office:value-type="float" office:value="0.00645984569564">
                <text:p>0.00645984569564</text:p>
              </table:table-cell>
              <table:table-cell office:value-type="float" office:value="0.019584233007">
                <text:p>0.019584233007</text:p>
              </table:table-cell>
              <table:table-cell office:value-type="float" office:value="0.196367442608">
                <text:p>0.196367442608</text:p>
              </table:table-cell>
              <table:table-cell office:value-type="float" office:value="0.19517357623">
                <text:p>0.19517357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318321026862">
                <text:p>-0.0318321026862</text:p>
              </table:table-cell>
              <table:table-cell office:value-type="float" office:value="-0.0450830367065">
                <text:p>-0.0450830367065</text:p>
              </table:table-cell>
              <table:table-cell office:value-type="float" office:value="0.00643888348714">
                <text:p>0.00643888348714</text:p>
              </table:table-cell>
              <table:table-cell office:value-type="float" office:value="0.0197562782461">
                <text:p>0.0197562782461</text:p>
              </table:table-cell>
              <table:table-cell office:value-type="float" office:value="0.19455525279">
                <text:p>0.19455525279</text:p>
              </table:table-cell>
              <table:table-cell office:value-type="float" office:value="0.195551646413">
                <text:p>0.195551646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320263765752">
                <text:p>-0.0320263765752</text:p>
              </table:table-cell>
              <table:table-cell office:value-type="float" office:value="-0.0442266196828">
                <text:p>-0.0442266196828</text:p>
              </table:table-cell>
              <table:table-cell office:value-type="float" office:value="0.00670087616891">
                <text:p>0.00670087616891</text:p>
              </table:table-cell>
              <table:table-cell office:value-type="float" office:value="0.0199807693401">
                <text:p>0.0199807693401</text:p>
              </table:table-cell>
              <table:table-cell office:value-type="float" office:value="0.192476943135">
                <text:p>0.192476943135</text:p>
              </table:table-cell>
              <table:table-cell office:value-type="float" office:value="0.195443508751">
                <text:p>0.1954435087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32034445554">
                <text:p>-0.032034445554</text:p>
              </table:table-cell>
              <table:table-cell office:value-type="float" office:value="-0.0428934410916">
                <text:p>-0.0428934410916</text:p>
              </table:table-cell>
              <table:table-cell office:value-type="float" office:value="0.00738311652094">
                <text:p>0.00738311652094</text:p>
              </table:table-cell>
              <table:table-cell office:value-type="float" office:value="0.019869874507">
                <text:p>0.019869874507</text:p>
              </table:table-cell>
              <table:table-cell office:value-type="float" office:value="0.189264312387">
                <text:p>0.189264312387</text:p>
              </table:table-cell>
              <table:table-cell office:value-type="float" office:value="0.195752004959">
                <text:p>0.1957520049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317884013057">
                <text:p>-0.0317884013057</text:p>
              </table:table-cell>
              <table:table-cell office:value-type="float" office:value="-0.0407368926125">
                <text:p>-0.0407368926125</text:p>
              </table:table-cell>
              <table:table-cell office:value-type="float" office:value="0.0078691393137">
                <text:p>0.0078691393137</text:p>
              </table:table-cell>
              <table:table-cell office:value-type="float" office:value="0.0196057552141">
                <text:p>0.0196057552141</text:p>
              </table:table-cell>
              <table:table-cell office:value-type="float" office:value="0.186464473605">
                <text:p>0.186464473605</text:p>
              </table:table-cell>
              <table:table-cell office:value-type="float" office:value="0.19589585622">
                <text:p>0.195895856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31315471977">
                <text:p>-0.031315471977</text:p>
              </table:table-cell>
              <table:table-cell office:value-type="float" office:value="-0.039078288822">
                <text:p>-0.039078288822</text:p>
              </table:table-cell>
              <table:table-cell office:value-type="float" office:value="0.00835791882128">
                <text:p>0.00835791882128</text:p>
              </table:table-cell>
              <table:table-cell office:value-type="float" office:value="0.0186705658355">
                <text:p>0.0186705658355</text:p>
              </table:table-cell>
              <table:table-cell office:value-type="float" office:value="0.18349635601">
                <text:p>0.18349635601</text:p>
              </table:table-cell>
              <table:table-cell office:value-type="float" office:value="0.194305685915">
                <text:p>0.1943056859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304202120751">
                <text:p>-0.0304202120751</text:p>
              </table:table-cell>
              <table:table-cell office:value-type="float" office:value="-0.036352808654">
                <text:p>-0.036352808654</text:p>
              </table:table-cell>
              <table:table-cell office:value-type="float" office:value="0.009083381854">
                <text:p>0.009083381854</text:p>
              </table:table-cell>
              <table:table-cell office:value-type="float" office:value="0.0186488125365">
                <text:p>0.0186488125365</text:p>
              </table:table-cell>
              <table:table-cell office:value-type="float" office:value="0.179395735264">
                <text:p>0.179395735264</text:p>
              </table:table-cell>
              <table:table-cell office:value-type="float" office:value="0.19211639021">
                <text:p>0.19211639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96094752848">
                <text:p>-0.0296094752848</text:p>
              </table:table-cell>
              <table:table-cell office:value-type="float" office:value="-0.0331617045683">
                <text:p>-0.0331617045683</text:p>
              </table:table-cell>
              <table:table-cell office:value-type="float" office:value="0.00957703217864">
                <text:p>0.00957703217864</text:p>
              </table:table-cell>
              <table:table-cell office:value-type="float" office:value="0.0182572743769">
                <text:p>0.0182572743769</text:p>
              </table:table-cell>
              <table:table-cell office:value-type="float" office:value="0.176210671663">
                <text:p>0.176210671663</text:p>
              </table:table-cell>
              <table:table-cell office:value-type="float" office:value="0.188586591244">
                <text:p>0.188586591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287621095777">
                <text:p>-0.0287621095777</text:p>
              </table:table-cell>
              <table:table-cell office:value-type="float" office:value="-0.0290714607762">
                <text:p>-0.0290714607762</text:p>
              </table:table-cell>
              <table:table-cell office:value-type="float" office:value="0.00995558034629">
                <text:p>0.00995558034629</text:p>
              </table:table-cell>
              <table:table-cell office:value-type="float" office:value="0.0178294806164">
                <text:p>0.0178294806164</text:p>
              </table:table-cell>
              <table:table-cell office:value-type="float" office:value="0.173138409853">
                <text:p>0.173138409853</text:p>
              </table:table-cell>
              <table:table-cell office:value-type="float" office:value="0.184328220751">
                <text:p>0.1843282207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75819338858">
                <text:p>-0.0275819338858</text:p>
              </table:table-cell>
              <table:table-cell office:value-type="float" office:value="-0.0248468419249">
                <text:p>-0.0248468419249</text:p>
              </table:table-cell>
              <table:table-cell office:value-type="float" office:value="0.0104718804359">
                <text:p>0.0104718804359</text:p>
              </table:table-cell>
              <table:table-cell office:value-type="float" office:value="0.0174601225753">
                <text:p>0.0174601225753</text:p>
              </table:table-cell>
              <table:table-cell office:value-type="float" office:value="0.169318467379">
                <text:p>0.169318467379</text:p>
              </table:table-cell>
              <table:table-cell office:value-type="float" office:value="0.180427745245">
                <text:p>0.180427745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66530122608">
                <text:p>-0.0266530122608</text:p>
              </table:table-cell>
              <table:table-cell office:value-type="float" office:value="-0.0211866975789">
                <text:p>-0.0211866975789</text:p>
              </table:table-cell>
              <table:table-cell office:value-type="float" office:value="0.0107818795368">
                <text:p>0.0107818795368</text:p>
              </table:table-cell>
              <table:table-cell office:value-type="float" office:value="0.0176137422647">
                <text:p>0.0176137422647</text:p>
              </table:table-cell>
              <table:table-cell office:value-type="float" office:value="0.166724652052">
                <text:p>0.166724652052</text:p>
              </table:table-cell>
              <table:table-cell office:value-type="float" office:value="0.177593157371">
                <text:p>0.1775931573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257545821369">
                <text:p>-0.0257545821369</text:p>
              </table:table-cell>
              <table:table-cell office:value-type="float" office:value="-0.0170800859715">
                <text:p>-0.0170800859715</text:p>
              </table:table-cell>
              <table:table-cell office:value-type="float" office:value="0.0109905032441">
                <text:p>0.0109905032441</text:p>
              </table:table-cell>
              <table:table-cell office:value-type="float" office:value="0.0179823569565">
                <text:p>0.0179823569565</text:p>
              </table:table-cell>
              <table:table-cell office:value-type="float" office:value="0.164290010929">
                <text:p>0.164290010929</text:p>
              </table:table-cell>
              <table:table-cell office:value-type="float" office:value="0.174322038018">
                <text:p>0.174322038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4618929252">
                <text:p>-0.024618929252</text:p>
              </table:table-cell>
              <table:table-cell office:value-type="float" office:value="-0.0142492975127">
                <text:p>-0.0142492975127</text:p>
              </table:table-cell>
              <table:table-cell office:value-type="float" office:value="0.011111214757">
                <text:p>0.011111214757</text:p>
              </table:table-cell>
              <table:table-cell office:value-type="float" office:value="0.0183815252368">
                <text:p>0.0183815252368</text:p>
              </table:table-cell>
              <table:table-cell office:value-type="float" office:value="0.161385178566">
                <text:p>0.161385178566</text:p>
              </table:table-cell>
              <table:table-cell office:value-type="float" office:value="0.171886056597">
                <text:p>0.1718860565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238255262375">
                <text:p>-0.0238255262375</text:p>
              </table:table-cell>
              <table:table-cell office:value-type="float" office:value="-0.0113993912268">
                <text:p>-0.0113993912268</text:p>
              </table:table-cell>
              <table:table-cell office:value-type="float" office:value="0.0112582566217">
                <text:p>0.0112582566217</text:p>
              </table:table-cell>
              <table:table-cell office:value-type="float" office:value="0.0180556353115">
                <text:p>0.0180556353115</text:p>
              </table:table-cell>
              <table:table-cell office:value-type="float" office:value="0.159496381879">
                <text:p>0.159496381879</text:p>
              </table:table-cell>
              <table:table-cell office:value-type="float" office:value="0.169073710094">
                <text:p>0.1690737100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229851715267">
                <text:p>-0.0229851715267</text:p>
              </table:table-cell>
              <table:table-cell office:value-type="float" office:value="-0.0089237275401">
                <text:p>-0.0089237275401</text:p>
              </table:table-cell>
              <table:table-cell office:value-type="float" office:value="0.0114182047546">
                <text:p>0.0114182047546</text:p>
              </table:table-cell>
              <table:table-cell office:value-type="float" office:value="0.0176722817794">
                <text:p>0.0176722817794</text:p>
              </table:table-cell>
              <table:table-cell office:value-type="float" office:value="0.15783277154">
                <text:p>0.15783277154</text:p>
              </table:table-cell>
              <table:table-cell office:value-type="float" office:value="0.167011533416">
                <text:p>0.1670115334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217598713934">
                <text:p>-0.0217598713934</text:p>
              </table:table-cell>
              <table:table-cell office:value-type="float" office:value="-0.00663947213018">
                <text:p>-0.00663947213018</text:p>
              </table:table-cell>
              <table:table-cell office:value-type="float" office:value="0.0115675777197">
                <text:p>0.0115675777197</text:p>
              </table:table-cell>
              <table:table-cell office:value-type="float" office:value="0.0173088856735">
                <text:p>0.0173088856735</text:p>
              </table:table-cell>
              <table:table-cell office:value-type="float" office:value="0.155922845006">
                <text:p>0.155922845006</text:p>
              </table:table-cell>
              <table:table-cell office:value-type="float" office:value="0.164602895729">
                <text:p>0.1646028957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07742266357">
                <text:p>-0.0207742266357</text:p>
              </table:table-cell>
              <table:table-cell office:value-type="float" office:value="-0.00477197940822">
                <text:p>-0.00477197940822</text:p>
              </table:table-cell>
              <table:table-cell office:value-type="float" office:value="0.0116907441989">
                <text:p>0.0116907441989</text:p>
              </table:table-cell>
              <table:table-cell office:value-type="float" office:value="0.0163994554015">
                <text:p>0.0163994554015</text:p>
              </table:table-cell>
              <table:table-cell office:value-type="float" office:value="0.154635801911">
                <text:p>0.154635801911</text:p>
              </table:table-cell>
              <table:table-cell office:value-type="float" office:value="0.162259743784">
                <text:p>0.162259743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197965223342">
                <text:p>-0.0197965223342</text:p>
              </table:table-cell>
              <table:table-cell office:value-type="float" office:value="-0.00320142032473">
                <text:p>-0.00320142032473</text:p>
              </table:table-cell>
              <table:table-cell office:value-type="float" office:value="0.011730177328">
                <text:p>0.011730177328</text:p>
              </table:table-cell>
              <table:table-cell office:value-type="float" office:value="0.0157489302447">
                <text:p>0.0157489302447</text:p>
              </table:table-cell>
              <table:table-cell office:value-type="float" office:value="0.153433069587">
                <text:p>0.153433069587</text:p>
              </table:table-cell>
              <table:table-cell office:value-type="float" office:value="0.160126829624">
                <text:p>0.1601268296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185167621821">
                <text:p>-0.0185167621821</text:p>
              </table:table-cell>
              <table:table-cell office:value-type="float" office:value="-0.00177917055364">
                <text:p>-0.00177917055364</text:p>
              </table:table-cell>
              <table:table-cell office:value-type="float" office:value="0.011724755168">
                <text:p>0.011724755168</text:p>
              </table:table-cell>
              <table:table-cell office:value-type="float" office:value="0.0149040144046">
                <text:p>0.0149040144046</text:p>
              </table:table-cell>
              <table:table-cell office:value-type="float" office:value="0.151735648513">
                <text:p>0.151735648513</text:p>
              </table:table-cell>
              <table:table-cell office:value-type="float" office:value="0.158129393537">
                <text:p>0.1581293935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175921674818">
                <text:p>-0.0175921674818</text:p>
              </table:table-cell>
              <table:table-cell office:value-type="float" office:value="-0.000737548765992">
                <text:p>-0.000737548765992</text:p>
              </table:table-cell>
              <table:table-cell office:value-type="float" office:value="0.0116052944213">
                <text:p>0.0116052944213</text:p>
              </table:table-cell>
              <table:table-cell office:value-type="float" office:value="0.0143900842238">
                <text:p>0.0143900842238</text:p>
              </table:table-cell>
              <table:table-cell office:value-type="float" office:value="0.150341659784">
                <text:p>0.150341659784</text:p>
              </table:table-cell>
              <table:table-cell office:value-type="float" office:value="0.155454729792">
                <text:p>0.1554547297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165585782379">
                <text:p>-0.0165585782379</text:p>
              </table:table-cell>
              <table:table-cell office:value-type="float" office:value="-0.000120106775791">
                <text:p>-0.000120106775791</text:p>
              </table:table-cell>
              <table:table-cell office:value-type="float" office:value="0.0114529794082">
                <text:p>0.0114529794082</text:p>
              </table:table-cell>
              <table:table-cell office:value-type="float" office:value="0.0137843170483">
                <text:p>0.0137843170483</text:p>
              </table:table-cell>
              <table:table-cell office:value-type="float" office:value="0.148906782269">
                <text:p>0.148906782269</text:p>
              </table:table-cell>
              <table:table-cell office:value-type="float" office:value="0.152484626175">
                <text:p>0.152484626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50445187464">
                <text:p>-0.0150445187464</text:p>
              </table:table-cell>
              <table:table-cell office:value-type="float" office:value="0.000904109312462">
                <text:p>0.000904109312462</text:p>
              </table:table-cell>
              <table:table-cell office:value-type="float" office:value="0.0112492227927">
                <text:p>0.0112492227927</text:p>
              </table:table-cell>
              <table:table-cell office:value-type="float" office:value="0.0136063843224">
                <text:p>0.0136063843224</text:p>
              </table:table-cell>
              <table:table-cell office:value-type="float" office:value="0.147281989455">
                <text:p>0.147281989455</text:p>
              </table:table-cell>
              <table:table-cell office:value-type="float" office:value="0.150099979338">
                <text:p>0.1500999793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38612128794">
                <text:p>-0.0138612128794</text:p>
              </table:table-cell>
              <table:table-cell office:value-type="float" office:value="0.00192867569555">
                <text:p>0.00192867569555</text:p>
              </table:table-cell>
              <table:table-cell office:value-type="float" office:value="0.0113095287234">
                <text:p>0.0113095287234</text:p>
              </table:table-cell>
              <table:table-cell office:value-type="float" office:value="0.0134055772129">
                <text:p>0.0134055772129</text:p>
              </table:table-cell>
              <table:table-cell office:value-type="float" office:value="0.146643653512">
                <text:p>0.146643653512</text:p>
              </table:table-cell>
              <table:table-cell office:value-type="float" office:value="0.147804852969">
                <text:p>0.1478048529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27068134025">
                <text:p>-0.0127068134025</text:p>
              </table:table-cell>
              <table:table-cell office:value-type="float" office:value="0.00281796428519">
                <text:p>0.00281796428519</text:p>
              </table:table-cell>
              <table:table-cell office:value-type="float" office:value="0.0115802288055">
                <text:p>0.0115802288055</text:p>
              </table:table-cell>
              <table:table-cell office:value-type="float" office:value="0.0137287281338">
                <text:p>0.0137287281338</text:p>
              </table:table-cell>
              <table:table-cell office:value-type="float" office:value="0.146129697561">
                <text:p>0.146129697561</text:p>
              </table:table-cell>
              <table:table-cell office:value-type="float" office:value="0.145401734132">
                <text:p>0.145401734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109787154943">
                <text:p>-0.0109787154943</text:p>
              </table:table-cell>
              <table:table-cell office:value-type="float" office:value="0.00249776447127">
                <text:p>0.00249776447127</text:p>
              </table:table-cell>
              <table:table-cell office:value-type="float" office:value="0.0115913497284">
                <text:p>0.0115913497284</text:p>
              </table:table-cell>
              <table:table-cell office:value-type="float" office:value="0.0144346705016">
                <text:p>0.0144346705016</text:p>
              </table:table-cell>
              <table:table-cell office:value-type="float" office:value="0.145266234875">
                <text:p>0.145266234875</text:p>
              </table:table-cell>
              <table:table-cell office:value-type="float" office:value="0.142294139027">
                <text:p>0.1422941390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956308282912">
                <text:p>-0.00956308282912</text:p>
              </table:table-cell>
              <table:table-cell office:value-type="float" office:value="0.00244066289116">
                <text:p>0.00244066289116</text:p>
              </table:table-cell>
              <table:table-cell office:value-type="float" office:value="0.0114562064409">
                <text:p>0.0114562064409</text:p>
              </table:table-cell>
              <table:table-cell office:value-type="float" office:value="0.0154106742467">
                <text:p>0.0154106742467</text:p>
              </table:table-cell>
              <table:table-cell office:value-type="float" office:value="0.144524008036">
                <text:p>0.144524008036</text:p>
              </table:table-cell>
              <table:table-cell office:value-type="float" office:value="0.139896969675">
                <text:p>0.139896969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750744016841">
                <text:p>-0.00750744016841</text:p>
              </table:table-cell>
              <table:table-cell office:value-type="float" office:value="0.00244066289116">
                <text:p>0.00244066289116</text:p>
              </table:table-cell>
              <table:table-cell office:value-type="float" office:value="0.0111749311909">
                <text:p>0.0111749311909</text:p>
              </table:table-cell>
              <table:table-cell office:value-type="float" office:value="0.0154106742467">
                <text:p>0.0154106742467</text:p>
              </table:table-cell>
              <table:table-cell office:value-type="float" office:value="0.143339470029">
                <text:p>0.143339470029</text:p>
              </table:table-cell>
              <table:table-cell office:value-type="float" office:value="0.139896969675">
                <text:p>0.139896969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587292388082">
                <text:p>-0.00587292388082</text:p>
              </table:table-cell>
              <table:table-cell office:value-type="float" office:value="0.00274688990048">
                <text:p>0.00274688990048</text:p>
              </table:table-cell>
              <table:table-cell office:value-type="float" office:value="0.0109148705378">
                <text:p>0.0109148705378</text:p>
              </table:table-cell>
              <table:table-cell office:value-type="float" office:value="0.0160246384199">
                <text:p>0.0160246384199</text:p>
              </table:table-cell>
              <table:table-cell office:value-type="float" office:value="0.142388209701">
                <text:p>0.142388209701</text:p>
              </table:table-cell>
              <table:table-cell office:value-type="float" office:value="0.137767185376">
                <text:p>0.137767185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420842925087">
                <text:p>-0.00420842925087</text:p>
              </table:table-cell>
              <table:table-cell office:value-type="float" office:value="0.00272664450359">
                <text:p>0.00272664450359</text:p>
              </table:table-cell>
              <table:table-cell office:value-type="float" office:value="0.010599934496">
                <text:p>0.010599934496</text:p>
              </table:table-cell>
              <table:table-cell office:value-type="float" office:value="0.0165782706684">
                <text:p>0.0165782706684</text:p>
              </table:table-cell>
              <table:table-cell office:value-type="float" office:value="0.141375169158">
                <text:p>0.141375169158</text:p>
              </table:table-cell>
              <table:table-cell office:value-type="float" office:value="0.134833382175">
                <text:p>0.1348333821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64081778005">
                <text:p>-0.00264081778005</text:p>
              </table:table-cell>
              <table:table-cell office:value-type="float" office:value="0.00340998993281">
                <text:p>0.00340998993281</text:p>
              </table:table-cell>
              <table:table-cell office:value-type="float" office:value="0.0102628814057">
                <text:p>0.0102628814057</text:p>
              </table:table-cell>
              <table:table-cell office:value-type="float" office:value="0.0166247218942">
                <text:p>0.0166247218942</text:p>
              </table:table-cell>
              <table:table-cell office:value-type="float" office:value="0.140370249748">
                <text:p>0.140370249748</text:p>
              </table:table-cell>
              <table:table-cell office:value-type="float" office:value="0.132939958036">
                <text:p>0.1329399580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821026274934">
                <text:p>-0.000821026274934</text:p>
              </table:table-cell>
              <table:table-cell office:value-type="float" office:value="0.00363899919279">
                <text:p>0.00363899919279</text:p>
              </table:table-cell>
              <table:table-cell office:value-type="float" office:value="0.00992648862302">
                <text:p>0.00992648862302</text:p>
              </table:table-cell>
              <table:table-cell office:value-type="float" office:value="0.0169815624734">
                <text:p>0.0169815624734</text:p>
              </table:table-cell>
              <table:table-cell office:value-type="float" office:value="0.139077872038">
                <text:p>0.139077872038</text:p>
              </table:table-cell>
              <table:table-cell office:value-type="float" office:value="0.1302456166">
                <text:p>0.130245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56774253305">
                <text:p>0.000356774253305</text:p>
              </table:table-cell>
              <table:table-cell office:value-type="float" office:value="0.00473863565245">
                <text:p>0.00473863565245</text:p>
              </table:table-cell>
              <table:table-cell office:value-type="float" office:value="0.00969688873738">
                <text:p>0.00969688873738</text:p>
              </table:table-cell>
              <table:table-cell office:value-type="float" office:value="0.0174028924671">
                <text:p>0.0174028924671</text:p>
              </table:table-cell>
              <table:table-cell office:value-type="float" office:value="0.1385807693">
                <text:p>0.1385807693</text:p>
              </table:table-cell>
              <table:table-cell office:value-type="float" office:value="0.126010183254">
                <text:p>0.1260101832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48050370626">
                <text:p>0.00148050370626</text:p>
              </table:table-cell>
              <table:table-cell office:value-type="float" office:value="0.00481971097487">
                <text:p>0.00481971097487</text:p>
              </table:table-cell>
              <table:table-cell office:value-type="float" office:value="0.0095159271732">
                <text:p>0.0095159271732</text:p>
              </table:table-cell>
              <table:table-cell office:value-type="float" office:value="0.0175640476536">
                <text:p>0.0175640476536</text:p>
              </table:table-cell>
              <table:table-cell office:value-type="float" office:value="0.138460248709">
                <text:p>0.138460248709</text:p>
              </table:table-cell>
              <table:table-cell office:value-type="float" office:value="0.124604604182">
                <text:p>0.124604604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02345165983">
                <text:p>0.00302345165983</text:p>
              </table:table-cell>
              <table:table-cell office:value-type="float" office:value="0.00477259050496">
                <text:p>0.00477259050496</text:p>
              </table:table-cell>
              <table:table-cell office:value-type="float" office:value="0.00932097155601">
                <text:p>0.00932097155601</text:p>
              </table:table-cell>
              <table:table-cell office:value-type="float" office:value="0.0174997321521">
                <text:p>0.0174997321521</text:p>
              </table:table-cell>
              <table:table-cell office:value-type="float" office:value="0.13791038096">
                <text:p>0.13791038096</text:p>
              </table:table-cell>
              <table:table-cell office:value-type="float" office:value="0.123997417288">
                <text:p>0.1239974172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22792881727">
                <text:p>0.00422792881727</text:p>
              </table:table-cell>
              <table:table-cell office:value-type="float" office:value="0.00476715732362">
                <text:p>0.00476715732362</text:p>
              </table:table-cell>
              <table:table-cell office:value-type="float" office:value="0.00926374085248">
                <text:p>0.00926374085248</text:p>
              </table:table-cell>
              <table:table-cell office:value-type="float" office:value="0.0169438573883">
                <text:p>0.0169438573883</text:p>
              </table:table-cell>
              <table:table-cell office:value-type="float" office:value="0.137225240469">
                <text:p>0.137225240469</text:p>
              </table:table-cell>
              <table:table-cell office:value-type="float" office:value="0.124173513179">
                <text:p>0.1241735131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47079788521">
                <text:p>0.00547079788521</text:p>
              </table:table-cell>
              <table:table-cell office:value-type="float" office:value="0.00463863498598">
                <text:p>0.00463863498598</text:p>
              </table:table-cell>
              <table:table-cell office:value-type="float" office:value="0.00938317272812">
                <text:p>0.00938317272812</text:p>
              </table:table-cell>
              <table:table-cell office:value-type="float" office:value="0.0166918922022">
                <text:p>0.0166918922022</text:p>
              </table:table-cell>
              <table:table-cell office:value-type="float" office:value="0.136405929923">
                <text:p>0.136405929923</text:p>
              </table:table-cell>
              <table:table-cell office:value-type="float" office:value="0.123644981835">
                <text:p>0.1236449818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0662656799">
                <text:p>0.0070662656799</text:p>
              </table:table-cell>
              <table:table-cell office:value-type="float" office:value="0.00492352040645">
                <text:p>0.00492352040645</text:p>
              </table:table-cell>
              <table:table-cell office:value-type="float" office:value="0.00967998430133">
                <text:p>0.00967998430133</text:p>
              </table:table-cell>
              <table:table-cell office:value-type="float" office:value="0.0168058752054">
                <text:p>0.0168058752054</text:p>
              </table:table-cell>
              <table:table-cell office:value-type="float" office:value="0.13523362577">
                <text:p>0.13523362577</text:p>
              </table:table-cell>
              <table:table-cell office:value-type="float" office:value="0.123601302186">
                <text:p>0.123601302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827050954103">
                <text:p>0.00827050954103</text:p>
              </table:table-cell>
              <table:table-cell office:value-type="float" office:value="0.00519081935074">
                <text:p>0.00519081935074</text:p>
              </table:table-cell>
              <table:table-cell office:value-type="float" office:value="0.00990203674883">
                <text:p>0.00990203674883</text:p>
              </table:table-cell>
              <table:table-cell office:value-type="float" office:value="0.0169170294754">
                <text:p>0.0169170294754</text:p>
              </table:table-cell>
              <table:table-cell office:value-type="float" office:value="0.134173244238">
                <text:p>0.134173244238</text:p>
              </table:table-cell>
              <table:table-cell office:value-type="float" office:value="0.123626305256">
                <text:p>0.123626305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949525181204">
                <text:p>0.00949525181204</text:p>
              </table:table-cell>
              <table:table-cell office:value-type="float" office:value="0.00552266224766">
                <text:p>0.00552266224766</text:p>
              </table:table-cell>
              <table:table-cell office:value-type="float" office:value="0.0101492488757">
                <text:p>0.0101492488757</text:p>
              </table:table-cell>
              <table:table-cell office:value-type="float" office:value="0.0171239521025">
                <text:p>0.0171239521025</text:p>
              </table:table-cell>
              <table:table-cell office:value-type="float" office:value="0.132996812463">
                <text:p>0.132996812463</text:p>
              </table:table-cell>
              <table:table-cell office:value-type="float" office:value="0.12346092688">
                <text:p>0.12346092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11269215122">
                <text:p>0.0111269215122</text:p>
              </table:table-cell>
              <table:table-cell office:value-type="float" office:value="0.00600070670646">
                <text:p>0.00600070670646</text:p>
              </table:table-cell>
              <table:table-cell office:value-type="float" office:value="0.010731138289">
                <text:p>0.010731138289</text:p>
              </table:table-cell>
              <table:table-cell office:value-type="float" office:value="0.0173686423467">
                <text:p>0.0173686423467</text:p>
              </table:table-cell>
              <table:table-cell office:value-type="float" office:value="0.13140399754">
                <text:p>0.13140399754</text:p>
              </table:table-cell>
              <table:table-cell office:value-type="float" office:value="0.123086764096">
                <text:p>0.1230867640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23282903805">
                <text:p>0.0123282903805</text:p>
              </table:table-cell>
              <table:table-cell office:value-type="float" office:value="0.00677799077848">
                <text:p>0.00677799077848</text:p>
              </table:table-cell>
              <table:table-cell office:value-type="float" office:value="0.0113591011614">
                <text:p>0.0113591011614</text:p>
              </table:table-cell>
              <table:table-cell office:value-type="float" office:value="0.0177987847482">
                <text:p>0.0177987847482</text:p>
              </table:table-cell>
              <table:table-cell office:value-type="float" office:value="0.130142271519">
                <text:p>0.130142271519</text:p>
              </table:table-cell>
              <table:table-cell office:value-type="float" office:value="0.122978429145">
                <text:p>0.1229784291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34933525696">
                <text:p>0.0134933525696</text:p>
              </table:table-cell>
              <table:table-cell office:value-type="float" office:value="0.00677799077848">
                <text:p>0.00677799077848</text:p>
              </table:table-cell>
              <table:table-cell office:value-type="float" office:value="0.0120743187144">
                <text:p>0.0120743187144</text:p>
              </table:table-cell>
              <table:table-cell office:value-type="float" office:value="0.0177987847482">
                <text:p>0.0177987847482</text:p>
              </table:table-cell>
              <table:table-cell office:value-type="float" office:value="0.128844216466">
                <text:p>0.128844216466</text:p>
              </table:table-cell>
              <table:table-cell office:value-type="float" office:value="0.122978429145">
                <text:p>0.1229784291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0668434799">
                <text:p>0.0150668434799</text:p>
              </table:table-cell>
              <table:table-cell office:value-type="float" office:value="0.0075825371615">
                <text:p>0.0075825371615</text:p>
              </table:table-cell>
              <table:table-cell office:value-type="float" office:value="0.0132874799892">
                <text:p>0.0132874799892</text:p>
              </table:table-cell>
              <table:table-cell office:value-type="float" office:value="0.0183483558225">
                <text:p>0.0183483558225</text:p>
              </table:table-cell>
              <table:table-cell office:value-type="float" office:value="0.12723711133">
                <text:p>0.12723711133</text:p>
              </table:table-cell>
              <table:table-cell office:value-type="float" office:value="0.122529957352">
                <text:p>0.1225299573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61350779235">
                <text:p>0.0161350779235</text:p>
              </table:table-cell>
              <table:table-cell office:value-type="float" office:value="0.00835578020254">
                <text:p>0.00835578020254</text:p>
              </table:table-cell>
              <table:table-cell office:value-type="float" office:value="0.0143291698769">
                <text:p>0.0143291698769</text:p>
              </table:table-cell>
              <table:table-cell office:value-type="float" office:value="0.0189108034193">
                <text:p>0.0189108034193</text:p>
              </table:table-cell>
              <table:table-cell office:value-type="float" office:value="0.126048117876">
                <text:p>0.126048117876</text:p>
              </table:table-cell>
              <table:table-cell office:value-type="float" office:value="0.122249297718">
                <text:p>0.1222492977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6923641786">
                <text:p>0.016923641786</text:p>
              </table:table-cell>
              <table:table-cell office:value-type="float" office:value="0.0102063216615">
                <text:p>0.0102063216615</text:p>
              </table:table-cell>
              <table:table-cell office:value-type="float" office:value="0.0153047507629">
                <text:p>0.0153047507629</text:p>
              </table:table-cell>
              <table:table-cell office:value-type="float" office:value="0.0208617491661">
                <text:p>0.0208617491661</text:p>
              </table:table-cell>
              <table:table-cell office:value-type="float" office:value="0.124879792333">
                <text:p>0.124879792333</text:p>
              </table:table-cell>
              <table:table-cell office:value-type="float" office:value="0.122129798234">
                <text:p>0.1221297982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75935477018">
                <text:p>0.0175935477018</text:p>
              </table:table-cell>
              <table:table-cell office:value-type="float" office:value="0.0108688764663">
                <text:p>0.0108688764663</text:p>
              </table:table-cell>
              <table:table-cell office:value-type="float" office:value="0.0160997100174">
                <text:p>0.0160997100174</text:p>
              </table:table-cell>
              <table:table-cell office:value-type="float" office:value="0.0220650209602">
                <text:p>0.0220650209602</text:p>
              </table:table-cell>
              <table:table-cell office:value-type="float" office:value="0.123392730951">
                <text:p>0.123392730951</text:p>
              </table:table-cell>
              <table:table-cell office:value-type="float" office:value="0.121983109703">
                <text:p>0.1219831097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80020015687">
                <text:p>0.0180020015687</text:p>
              </table:table-cell>
              <table:table-cell office:value-type="float" office:value="0.0110322879156">
                <text:p>0.0110322879156</text:p>
              </table:table-cell>
              <table:table-cell office:value-type="float" office:value="0.01626736857">
                <text:p>0.01626736857</text:p>
              </table:table-cell>
              <table:table-cell office:value-type="float" office:value="0.0228378211965">
                <text:p>0.0228378211965</text:p>
              </table:table-cell>
              <table:table-cell office:value-type="float" office:value="0.122365891933">
                <text:p>0.122365891933</text:p>
              </table:table-cell>
              <table:table-cell office:value-type="float" office:value="0.121889424774">
                <text:p>0.121889424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83124616742">
                <text:p>0.0183124616742</text:p>
              </table:table-cell>
              <table:table-cell office:value-type="float" office:value="0.0110322879156">
                <text:p>0.0110322879156</text:p>
              </table:table-cell>
              <table:table-cell office:value-type="float" office:value="0.0163036417216">
                <text:p>0.0163036417216</text:p>
              </table:table-cell>
              <table:table-cell office:value-type="float" office:value="0.0228378211965">
                <text:p>0.0228378211965</text:p>
              </table:table-cell>
              <table:table-cell office:value-type="float" office:value="0.121389754117">
                <text:p>0.121389754117</text:p>
              </table:table-cell>
              <table:table-cell office:value-type="float" office:value="0.121889424774">
                <text:p>0.1218894247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86462625861">
                <text:p>0.0186462625861</text:p>
              </table:table-cell>
              <table:table-cell office:value-type="float" office:value="0.0110948973896">
                <text:p>0.0110948973896</text:p>
              </table:table-cell>
              <table:table-cell office:value-type="float" office:value="0.016478812322">
                <text:p>0.016478812322</text:p>
              </table:table-cell>
              <table:table-cell office:value-type="float" office:value="0.0231913891906">
                <text:p>0.0231913891906</text:p>
              </table:table-cell>
              <table:table-cell office:value-type="float" office:value="0.120156466961">
                <text:p>0.120156466961</text:p>
              </table:table-cell>
              <table:table-cell office:value-type="float" office:value="0.121884965665">
                <text:p>0.1218849656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88328288496">
                <text:p>0.0188328288496</text:p>
              </table:table-cell>
              <table:table-cell office:value-type="float" office:value="0.0108782515318">
                <text:p>0.0108782515318</text:p>
              </table:table-cell>
              <table:table-cell office:value-type="float" office:value="0.0166546180844">
                <text:p>0.0166546180844</text:p>
              </table:table-cell>
              <table:table-cell office:value-type="float" office:value="0.023205245645">
                <text:p>0.023205245645</text:p>
              </table:table-cell>
              <table:table-cell office:value-type="float" office:value="0.119280524552">
                <text:p>0.119280524552</text:p>
              </table:table-cell>
              <table:table-cell office:value-type="float" office:value="0.121739810555">
                <text:p>0.121739810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90448928624">
                <text:p>0.0190448928624</text:p>
              </table:table-cell>
              <table:table-cell office:value-type="float" office:value="0.0108747000228">
                <text:p>0.0108747000228</text:p>
              </table:table-cell>
              <table:table-cell office:value-type="float" office:value="0.0169274099171">
                <text:p>0.0169274099171</text:p>
              </table:table-cell>
              <table:table-cell office:value-type="float" office:value="0.0231090294454">
                <text:p>0.0231090294454</text:p>
              </table:table-cell>
              <table:table-cell office:value-type="float" office:value="0.118451908231">
                <text:p>0.118451908231</text:p>
              </table:table-cell>
              <table:table-cell office:value-type="float" office:value="0.121592186558">
                <text:p>0.1215921865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92861184478">
                <text:p>0.0192861184478</text:p>
              </table:table-cell>
              <table:table-cell office:value-type="float" office:value="0.0108846735132">
                <text:p>0.0108846735132</text:p>
              </table:table-cell>
              <table:table-cell office:value-type="float" office:value="0.017488848418">
                <text:p>0.017488848418</text:p>
              </table:table-cell>
              <table:table-cell office:value-type="float" office:value="0.0232220886448">
                <text:p>0.0232220886448</text:p>
              </table:table-cell>
              <table:table-cell office:value-type="float" office:value="0.117449246347">
                <text:p>0.117449246347</text:p>
              </table:table-cell>
              <table:table-cell office:value-type="float" office:value="0.121528500662">
                <text:p>0.1215285006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93986538798">
                <text:p>0.0193986538798</text:p>
              </table:table-cell>
              <table:table-cell office:value-type="float" office:value="0.0109722039174">
                <text:p>0.0109722039174</text:p>
              </table:table-cell>
              <table:table-cell office:value-type="float" office:value="0.0179953090847">
                <text:p>0.0179953090847</text:p>
              </table:table-cell>
              <table:table-cell office:value-type="float" office:value="0.0233840807725">
                <text:p>0.0233840807725</text:p>
              </table:table-cell>
              <table:table-cell office:value-type="float" office:value="0.11678827554">
                <text:p>0.11678827554</text:p>
              </table:table-cell>
              <table:table-cell office:value-type="float" office:value="0.121388117525">
                <text:p>0.1213881175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95252113044">
                <text:p>0.0195252113044</text:p>
              </table:table-cell>
              <table:table-cell office:value-type="float" office:value="0.0111172341401">
                <text:p>0.0111172341401</text:p>
              </table:table-cell>
              <table:table-cell office:value-type="float" office:value="0.0184950623661">
                <text:p>0.0184950623661</text:p>
              </table:table-cell>
              <table:table-cell office:value-type="float" office:value="0.0235984308529">
                <text:p>0.0235984308529</text:p>
              </table:table-cell>
              <table:table-cell office:value-type="float" office:value="0.116181030869">
                <text:p>0.116181030869</text:p>
              </table:table-cell>
              <table:table-cell office:value-type="float" office:value="0.121342952604">
                <text:p>0.1213429526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96546744555">
                <text:p>0.0196546744555</text:p>
              </table:table-cell>
              <table:table-cell office:value-type="float" office:value="0.0111852344683">
                <text:p>0.0111852344683</text:p>
              </table:table-cell>
              <table:table-cell office:value-type="float" office:value="0.0191853698343">
                <text:p>0.0191853698343</text:p>
              </table:table-cell>
              <table:table-cell office:value-type="float" office:value="0.0236423931939">
                <text:p>0.0236423931939</text:p>
              </table:table-cell>
              <table:table-cell office:value-type="float" office:value="0.115491688251">
                <text:p>0.115491688251</text:p>
              </table:table-cell>
              <table:table-cell office:value-type="float" office:value="0.12124107963">
                <text:p>0.12124107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97076052427">
                <text:p>0.0197076052427</text:p>
              </table:table-cell>
              <table:table-cell office:value-type="float" office:value="0.0113368281704">
                <text:p>0.0113368281704</text:p>
              </table:table-cell>
              <table:table-cell office:value-type="float" office:value="0.01973439008">
                <text:p>0.01973439008</text:p>
              </table:table-cell>
              <table:table-cell office:value-type="float" office:value="0.0236395714033">
                <text:p>0.0236395714033</text:p>
              </table:table-cell>
              <table:table-cell office:value-type="float" office:value="0.115060567856">
                <text:p>0.115060567856</text:p>
              </table:table-cell>
              <table:table-cell office:value-type="float" office:value="0.121161566278">
                <text:p>0.1211615662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97680834681">
                <text:p>0.0197680834681</text:p>
              </table:table-cell>
              <table:table-cell office:value-type="float" office:value="0.0115519006797">
                <text:p>0.0115519006797</text:p>
              </table:table-cell>
              <table:table-cell office:value-type="float" office:value="0.020251609385">
                <text:p>0.020251609385</text:p>
              </table:table-cell>
              <table:table-cell office:value-type="float" office:value="0.0236375941433">
                <text:p>0.0236375941433</text:p>
              </table:table-cell>
              <table:table-cell office:value-type="float" office:value="0.114685855806">
                <text:p>0.114685855806</text:p>
              </table:table-cell>
              <table:table-cell office:value-type="float" office:value="0.120939328401">
                <text:p>0.1209393284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98092032224">
                <text:p>0.0198092032224</text:p>
              </table:table-cell>
              <table:table-cell office:value-type="float" office:value="0.0116030612014">
                <text:p>0.0116030612014</text:p>
              </table:table-cell>
              <table:table-cell office:value-type="float" office:value="0.020810900256">
                <text:p>0.020810900256</text:p>
              </table:table-cell>
              <table:table-cell office:value-type="float" office:value="0.0234988027201">
                <text:p>0.0234988027201</text:p>
              </table:table-cell>
              <table:table-cell office:value-type="float" office:value="0.114278912544">
                <text:p>0.114278912544</text:p>
              </table:table-cell>
              <table:table-cell office:value-type="float" office:value="0.120872974528">
                <text:p>0.1208729745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98323521763">
                <text:p>0.0198323521763</text:p>
              </table:table-cell>
              <table:table-cell office:value-type="float" office:value="0.0117308838844">
                <text:p>0.0117308838844</text:p>
              </table:table-cell>
              <table:table-cell office:value-type="float" office:value="0.021203301847">
                <text:p>0.021203301847</text:p>
              </table:table-cell>
              <table:table-cell office:value-type="float" office:value="0.0236256196798">
                <text:p>0.0236256196798</text:p>
              </table:table-cell>
              <table:table-cell office:value-type="float" office:value="0.11404709518">
                <text:p>0.11404709518</text:p>
              </table:table-cell>
              <table:table-cell office:value-type="float" office:value="0.120913010944">
                <text:p>0.12091301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98312662542">
                <text:p>0.0198312662542</text:p>
              </table:table-cell>
              <table:table-cell office:value-type="float" office:value="0.0116280158571">
                <text:p>0.0116280158571</text:p>
              </table:table-cell>
              <table:table-cell office:value-type="float" office:value="0.021585566923">
                <text:p>0.021585566923</text:p>
              </table:table-cell>
              <table:table-cell office:value-type="float" office:value="0.0236918365578">
                <text:p>0.0236918365578</text:p>
              </table:table-cell>
              <table:table-cell office:value-type="float" office:value="0.113868892193">
                <text:p>0.113868892193</text:p>
              </table:table-cell>
              <table:table-cell office:value-type="float" office:value="0.120852487829">
                <text:p>0.1208524878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97594109923">
                <text:p>0.0197594109923</text:p>
              </table:table-cell>
              <table:table-cell office:value-type="float" office:value="0.0115388943155">
                <text:p>0.0115388943155</text:p>
              </table:table-cell>
              <table:table-cell office:value-type="float" office:value="0.0221995599568">
                <text:p>0.0221995599568</text:p>
              </table:table-cell>
              <table:table-cell office:value-type="float" office:value="0.0236177342843">
                <text:p>0.0236177342843</text:p>
              </table:table-cell>
              <table:table-cell office:value-type="float" office:value="0.113706968725">
                <text:p>0.113706968725</text:p>
              </table:table-cell>
              <table:table-cell office:value-type="float" office:value="0.120899662393">
                <text:p>0.1208996623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9684381783">
                <text:p>0.019684381783</text:p>
              </table:table-cell>
              <table:table-cell office:value-type="float" office:value="0.0115278988154">
                <text:p>0.0115278988154</text:p>
              </table:table-cell>
              <table:table-cell office:value-type="float" office:value="0.0226688403636">
                <text:p>0.0226688403636</text:p>
              </table:table-cell>
              <table:table-cell office:value-type="float" office:value="0.023677219299">
                <text:p>0.023677219299</text:p>
              </table:table-cell>
              <table:table-cell office:value-type="float" office:value="0.113627970219">
                <text:p>0.113627970219</text:p>
              </table:table-cell>
              <table:table-cell office:value-type="float" office:value="0.120891720551">
                <text:p>0.1208917205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5806529373">
                <text:p>0.0195806529373</text:p>
              </table:table-cell>
              <table:table-cell office:value-type="float" office:value="0.0115376749566">
                <text:p>0.0115376749566</text:p>
              </table:table-cell>
              <table:table-cell office:value-type="float" office:value="0.0231444276869">
                <text:p>0.0231444276869</text:p>
              </table:table-cell>
              <table:table-cell office:value-type="float" office:value="0.0237232686043">
                <text:p>0.0237232686043</text:p>
              </table:table-cell>
              <table:table-cell office:value-type="float" office:value="0.113579675555">
                <text:p>0.113579675555</text:p>
              </table:table-cell>
              <table:table-cell office:value-type="float" office:value="0.120872837338">
                <text:p>0.1208728373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93964354694">
                <text:p>0.0193964354694</text:p>
              </table:table-cell>
              <table:table-cell office:value-type="float" office:value="0.0115376749566">
                <text:p>0.0115376749566</text:p>
              </table:table-cell>
              <table:table-cell office:value-type="float" office:value="0.0237961113453">
                <text:p>0.0237961113453</text:p>
              </table:table-cell>
              <table:table-cell office:value-type="float" office:value="0.0237232686043">
                <text:p>0.0237232686043</text:p>
              </table:table-cell>
              <table:table-cell office:value-type="float" office:value="0.113580010831">
                <text:p>0.113580010831</text:p>
              </table:table-cell>
              <table:table-cell office:value-type="float" office:value="0.120872837338">
                <text:p>0.1208728373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92494038492">
                <text:p>0.0192494038492</text:p>
              </table:table-cell>
              <table:table-cell office:value-type="float" office:value="0.0116269490197">
                <text:p>0.0116269490197</text:p>
              </table:table-cell>
              <table:table-cell office:value-type="float" office:value="0.0242396071553">
                <text:p>0.0242396071553</text:p>
              </table:table-cell>
              <table:table-cell office:value-type="float" office:value="0.0239020407126">
                <text:p>0.0239020407126</text:p>
              </table:table-cell>
              <table:table-cell office:value-type="float" office:value="0.113629750907">
                <text:p>0.113629750907</text:p>
              </table:table-cell>
              <table:table-cell office:value-type="float" office:value="0.120812432595">
                <text:p>0.1208124325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1231966019">
                <text:p>0.0191231966019</text:p>
              </table:table-cell>
              <table:table-cell office:value-type="float" office:value="0.0117323319458">
                <text:p>0.0117323319458</text:p>
              </table:table-cell>
              <table:table-cell office:value-type="float" office:value="0.024650702253">
                <text:p>0.024650702253</text:p>
              </table:table-cell>
              <table:table-cell office:value-type="float" office:value="0.0239468527556">
                <text:p>0.0239468527556</text:p>
              </table:table-cell>
              <table:table-cell office:value-type="float" office:value="0.113725192845">
                <text:p>0.113725192845</text:p>
              </table:table-cell>
              <table:table-cell office:value-type="float" office:value="0.120808167841">
                <text:p>0.1208081678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89908538014">
                <text:p>0.0189908538014</text:p>
              </table:table-cell>
              <table:table-cell office:value-type="float" office:value="0.0118177718306">
                <text:p>0.0118177718306</text:p>
              </table:table-cell>
              <table:table-cell office:value-type="float" office:value="0.0250417403877">
                <text:p>0.0250417403877</text:p>
              </table:table-cell>
              <table:table-cell office:value-type="float" office:value="0.0239865891233">
                <text:p>0.0239865891233</text:p>
              </table:table-cell>
              <table:table-cell office:value-type="float" office:value="0.113836802542">
                <text:p>0.113836802542</text:p>
              </table:table-cell>
              <table:table-cell office:value-type="float" office:value="0.120729188404">
                <text:p>0.1207291884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90482288599">
                <text:p>0.0190482288599</text:p>
              </table:table-cell>
              <table:table-cell office:value-type="float" office:value="0.0118910100442">
                <text:p>0.0118910100442</text:p>
              </table:table-cell>
              <table:table-cell office:value-type="float" office:value="0.0258281510323">
                <text:p>0.0258281510323</text:p>
              </table:table-cell>
              <table:table-cell office:value-type="float" office:value="0.0239571473754">
                <text:p>0.0239571473754</text:p>
              </table:table-cell>
              <table:table-cell office:value-type="float" office:value="0.11402015388">
                <text:p>0.11402015388</text:p>
              </table:table-cell>
              <table:table-cell office:value-type="float" office:value="0.120692835889">
                <text:p>0.120692835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22602579">
                <text:p>0.01922602579</text:p>
              </table:table-cell>
              <table:table-cell office:value-type="float" office:value="0.0119257094563">
                <text:p>0.0119257094563</text:p>
              </table:table-cell>
              <table:table-cell office:value-type="float" office:value="0.026561493054">
                <text:p>0.026561493054</text:p>
              </table:table-cell>
              <table:table-cell office:value-type="float" office:value="0.0241000603488">
                <text:p>0.0241000603488</text:p>
              </table:table-cell>
              <table:table-cell office:value-type="float" office:value="0.114153906703">
                <text:p>0.114153906703</text:p>
              </table:table-cell>
              <table:table-cell office:value-type="float" office:value="0.12057917997">
                <text:p>0.1205791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8686240539">
                <text:p>0.018686240539</text:p>
              </table:table-cell>
              <table:table-cell office:value-type="float" office:value="0.0123281839018">
                <text:p>0.0123281839018</text:p>
              </table:table-cell>
              <table:table-cell office:value-type="float" office:value="0.0267909914255">
                <text:p>0.0267909914255</text:p>
              </table:table-cell>
              <table:table-cell office:value-type="float" office:value="0.0244215302541">
                <text:p>0.0244215302541</text:p>
              </table:table-cell>
              <table:table-cell office:value-type="float" office:value="0.114301502705">
                <text:p>0.114301502705</text:p>
              </table:table-cell>
              <table:table-cell office:value-type="float" office:value="0.120584383954">
                <text:p>0.1205843839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1974545121">
                <text:p>0.0181974545121</text:p>
              </table:table-cell>
              <table:table-cell office:value-type="float" office:value="0.0121807812062">
                <text:p>0.0121807812062</text:p>
              </table:table-cell>
              <table:table-cell office:value-type="float" office:value="0.0267604440451">
                <text:p>0.0267604440451</text:p>
              </table:table-cell>
              <table:table-cell office:value-type="float" office:value="0.0245000112898">
                <text:p>0.0245000112898</text:p>
              </table:table-cell>
              <table:table-cell office:value-type="float" office:value="0.114489592612">
                <text:p>0.114489592612</text:p>
              </table:table-cell>
              <table:table-cell office:value-type="float" office:value="0.120424017634">
                <text:p>0.1204240176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77255012095">
                <text:p>0.0177255012095</text:p>
              </table:table-cell>
              <table:table-cell office:value-type="float" office:value="0.0119089713732">
                <text:p>0.0119089713732</text:p>
              </table:table-cell>
              <table:table-cell office:value-type="float" office:value="0.0268358122557">
                <text:p>0.0268358122557</text:p>
              </table:table-cell>
              <table:table-cell office:value-type="float" office:value="0.0242792176874">
                <text:p>0.0242792176874</text:p>
              </table:table-cell>
              <table:table-cell office:value-type="float" office:value="0.114686198533">
                <text:p>0.114686198533</text:p>
              </table:table-cell>
              <table:table-cell office:value-type="float" office:value="0.120433127351">
                <text:p>0.1204331273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72818284482">
                <text:p>0.0172818284482</text:p>
              </table:table-cell>
              <table:table-cell office:value-type="float" office:value="0.0118962222136">
                <text:p>0.0118962222136</text:p>
              </table:table-cell>
              <table:table-cell office:value-type="float" office:value="0.0270188227296">
                <text:p>0.0270188227296</text:p>
              </table:table-cell>
              <table:table-cell office:value-type="float" office:value="0.024111822633">
                <text:p>0.024111822633</text:p>
              </table:table-cell>
              <table:table-cell office:value-type="float" office:value="0.114888392389">
                <text:p>0.114888392389</text:p>
              </table:table-cell>
              <table:table-cell office:value-type="float" office:value="0.120551863646">
                <text:p>0.1205518636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70006342232">
                <text:p>0.0170006342232</text:p>
              </table:table-cell>
              <table:table-cell office:value-type="float" office:value="0.0118962222136">
                <text:p>0.0118962222136</text:p>
              </table:table-cell>
              <table:table-cell office:value-type="float" office:value="0.027289962396">
                <text:p>0.027289962396</text:p>
              </table:table-cell>
              <table:table-cell office:value-type="float" office:value="0.024111822633">
                <text:p>0.024111822633</text:p>
              </table:table-cell>
              <table:table-cell office:value-type="float" office:value="0.115173719823">
                <text:p>0.115173719823</text:p>
              </table:table-cell>
              <table:table-cell office:value-type="float" office:value="0.120551863646">
                <text:p>0.1205518636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67750306427">
                <text:p>0.0167750306427</text:p>
              </table:table-cell>
              <table:table-cell office:value-type="float" office:value="0.0120079285756">
                <text:p>0.0120079285756</text:p>
              </table:table-cell>
              <table:table-cell office:value-type="float" office:value="0.0275509227067">
                <text:p>0.0275509227067</text:p>
              </table:table-cell>
              <table:table-cell office:value-type="float" office:value="0.0243551713371">
                <text:p>0.0243551713371</text:p>
              </table:table-cell>
              <table:table-cell office:value-type="float" office:value="0.115391999483">
                <text:p>0.115391999483</text:p>
              </table:table-cell>
              <table:table-cell office:value-type="float" office:value="0.120531188502">
                <text:p>0.1205311885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65286865085">
                <text:p>0.0165286865085</text:p>
              </table:table-cell>
              <table:table-cell office:value-type="float" office:value="0.0120944381854">
                <text:p>0.0120944381854</text:p>
              </table:table-cell>
              <table:table-cell office:value-type="float" office:value="0.0277754813433">
                <text:p>0.0277754813433</text:p>
              </table:table-cell>
              <table:table-cell office:value-type="float" office:value="0.0244434384498">
                <text:p>0.0244434384498</text:p>
              </table:table-cell>
              <table:table-cell office:value-type="float" office:value="0.115678355098">
                <text:p>0.115678355098</text:p>
              </table:table-cell>
              <table:table-cell office:value-type="float" office:value="0.120443420157">
                <text:p>0.1204434201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63443479687">
                <text:p>0.0163443479687</text:p>
              </table:table-cell>
              <table:table-cell office:value-type="float" office:value="0.0120944381854">
                <text:p>0.0120944381854</text:p>
              </table:table-cell>
              <table:table-cell office:value-type="float" office:value="0.0280275028199">
                <text:p>0.0280275028199</text:p>
              </table:table-cell>
              <table:table-cell office:value-type="float" office:value="0.0244434384498">
                <text:p>0.0244434384498</text:p>
              </table:table-cell>
              <table:table-cell office:value-type="float" office:value="0.115894414485">
                <text:p>0.115894414485</text:p>
              </table:table-cell>
              <table:table-cell office:value-type="float" office:value="0.120443420157">
                <text:p>0.1204434201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61168407649">
                <text:p>0.0161168407649</text:p>
              </table:table-cell>
              <table:table-cell office:value-type="float" office:value="0.0121570881936">
                <text:p>0.0121570881936</text:p>
              </table:table-cell>
              <table:table-cell office:value-type="float" office:value="0.0283578746021">
                <text:p>0.0283578746021</text:p>
              </table:table-cell>
              <table:table-cell office:value-type="float" office:value="0.0245388527421">
                <text:p>0.0245388527421</text:p>
              </table:table-cell>
              <table:table-cell office:value-type="float" office:value="0.116104207933">
                <text:p>0.116104207933</text:p>
              </table:table-cell>
              <table:table-cell office:value-type="float" office:value="0.12049142153">
                <text:p>0.120491421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59843973815">
                <text:p>0.0159843973815</text:p>
              </table:table-cell>
              <table:table-cell office:value-type="float" office:value="0.0122863373938">
                <text:p>0.0122863373938</text:p>
              </table:table-cell>
              <table:table-cell office:value-type="float" office:value="0.0286588892341">
                <text:p>0.0286588892341</text:p>
              </table:table-cell>
              <table:table-cell office:value-type="float" office:value="0.0245054697455">
                <text:p>0.0245054697455</text:p>
              </table:table-cell>
              <table:table-cell office:value-type="float" office:value="0.116313435137">
                <text:p>0.116313435137</text:p>
              </table:table-cell>
              <table:table-cell office:value-type="float" office:value="0.120483980028">
                <text:p>0.1204839800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57691929489">
                <text:p>0.0157691929489</text:p>
              </table:table-cell>
              <table:table-cell office:value-type="float" office:value="0.0122988926299">
                <text:p>0.0122988926299</text:p>
              </table:table-cell>
              <table:table-cell office:value-type="float" office:value="0.0291576776654">
                <text:p>0.0291576776654</text:p>
              </table:table-cell>
              <table:table-cell office:value-type="float" office:value="0.0245632201284">
                <text:p>0.0245632201284</text:p>
              </table:table-cell>
              <table:table-cell office:value-type="float" office:value="0.116582006216">
                <text:p>0.116582006216</text:p>
              </table:table-cell>
              <table:table-cell office:value-type="float" office:value="0.120315195088">
                <text:p>0.1203151950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55406687409">
                <text:p>0.0155406687409</text:p>
              </table:table-cell>
              <table:table-cell office:value-type="float" office:value="0.0124266366537">
                <text:p>0.0124266366537</text:p>
              </table:table-cell>
              <table:table-cell office:value-type="float" office:value="0.0294420495629">
                <text:p>0.0294420495629</text:p>
              </table:table-cell>
              <table:table-cell office:value-type="float" office:value="0.024731257649">
                <text:p>0.024731257649</text:p>
              </table:table-cell>
              <table:table-cell office:value-type="float" office:value="0.116800367832">
                <text:p>0.116800367832</text:p>
              </table:table-cell>
              <table:table-cell office:value-type="float" office:value="0.120332649783">
                <text:p>0.1203326497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52584724128">
                <text:p>0.0152584724128</text:p>
              </table:table-cell>
              <table:table-cell office:value-type="float" office:value="0.0124530474923">
                <text:p>0.0124530474923</text:p>
              </table:table-cell>
              <table:table-cell office:value-type="float" office:value="0.0296237785369">
                <text:p>0.0296237785369</text:p>
              </table:table-cell>
              <table:table-cell office:value-type="float" office:value="0.0247558763981">
                <text:p>0.0247558763981</text:p>
              </table:table-cell>
              <table:table-cell office:value-type="float" office:value="0.117033921182">
                <text:p>0.117033921182</text:p>
              </table:table-cell>
              <table:table-cell office:value-type="float" office:value="0.120376899009">
                <text:p>0.1203768990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46981179714">
                <text:p>0.0146981179714</text:p>
              </table:table-cell>
              <table:table-cell office:value-type="float" office:value="0.0124849673114">
                <text:p>0.0124849673114</text:p>
              </table:table-cell>
              <table:table-cell office:value-type="float" office:value="0.0297247413546">
                <text:p>0.0297247413546</text:p>
              </table:table-cell>
              <table:table-cell office:value-type="float" office:value="0.0246990835047">
                <text:p>0.0246990835047</text:p>
              </table:table-cell>
              <table:table-cell office:value-type="float" office:value="0.117314577103">
                <text:p>0.117314577103</text:p>
              </table:table-cell>
              <table:table-cell office:value-type="float" office:value="0.12038123139">
                <text:p>0.120381231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43919941038">
                <text:p>0.0143919941038</text:p>
              </table:table-cell>
              <table:table-cell office:value-type="float" office:value="0.0123883844155">
                <text:p>0.0123883844155</text:p>
              </table:table-cell>
              <table:table-cell office:value-type="float" office:value="0.0296918749809">
                <text:p>0.0296918749809</text:p>
              </table:table-cell>
              <table:table-cell office:value-type="float" office:value="0.0246149533588">
                <text:p>0.0246149533588</text:p>
              </table:table-cell>
              <table:table-cell office:value-type="float" office:value="0.117513507605">
                <text:p>0.117513507605</text:p>
              </table:table-cell>
              <table:table-cell office:value-type="float" office:value="0.12040556838">
                <text:p>0.120405568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40711860731">
                <text:p>0.0140711860731</text:p>
              </table:table-cell>
              <table:table-cell office:value-type="float" office:value="0.0123123577007">
                <text:p>0.0123123577007</text:p>
              </table:table-cell>
              <table:table-cell office:value-type="float" office:value="0.0296887494624">
                <text:p>0.0296887494624</text:p>
              </table:table-cell>
              <table:table-cell office:value-type="float" office:value="0.024469398818">
                <text:p>0.024469398818</text:p>
              </table:table-cell>
              <table:table-cell office:value-type="float" office:value="0.117751508951">
                <text:p>0.117751508951</text:p>
              </table:table-cell>
              <table:table-cell office:value-type="float" office:value="0.120397137973">
                <text:p>0.1203971379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39081962407">
                <text:p>0.0139081962407</text:p>
              </table:table-cell>
              <table:table-cell office:value-type="float" office:value="0.0123123577007">
                <text:p>0.0123123577007</text:p>
              </table:table-cell>
              <table:table-cell office:value-type="float" office:value="0.0297775436193">
                <text:p>0.0297775436193</text:p>
              </table:table-cell>
              <table:table-cell office:value-type="float" office:value="0.024469398818">
                <text:p>0.024469398818</text:p>
              </table:table-cell>
              <table:table-cell office:value-type="float" office:value="0.11792010814">
                <text:p>0.11792010814</text:p>
              </table:table-cell>
              <table:table-cell office:value-type="float" office:value="0.120397137973">
                <text:p>0.120397137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38065796345">
                <text:p>0.0138065796345</text:p>
              </table:table-cell>
              <table:table-cell office:value-type="float" office:value="0.0124049457609">
                <text:p>0.0124049457609</text:p>
              </table:table-cell>
              <table:table-cell office:value-type="float" office:value="0.0298840757459">
                <text:p>0.0298840757459</text:p>
              </table:table-cell>
              <table:table-cell office:value-type="float" office:value="0.0244479168994">
                <text:p>0.0244479168994</text:p>
              </table:table-cell>
              <table:table-cell office:value-type="float" office:value="0.118084736168">
                <text:p>0.118084736168</text:p>
              </table:table-cell>
              <table:table-cell office:value-type="float" office:value="0.120409377397">
                <text:p>0.1204093773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36112421751">
                <text:p>0.0136112421751</text:p>
              </table:table-cell>
              <table:table-cell office:value-type="float" office:value="0.0124532072219">
                <text:p>0.0124532072219</text:p>
              </table:table-cell>
              <table:table-cell office:value-type="float" office:value="0.0300505831838">
                <text:p>0.0300505831838</text:p>
              </table:table-cell>
              <table:table-cell office:value-type="float" office:value="0.0245431253855">
                <text:p>0.0245431253855</text:p>
              </table:table-cell>
              <table:table-cell office:value-type="float" office:value="0.118260756135">
                <text:p>0.118260756135</text:p>
              </table:table-cell>
              <table:table-cell office:value-type="float" office:value="0.120401876072">
                <text:p>0.1204018760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34818181396">
                <text:p>0.0134818181396</text:p>
              </table:table-cell>
              <table:table-cell office:value-type="float" office:value="0.0124532072219">
                <text:p>0.0124532072219</text:p>
              </table:table-cell>
              <table:table-cell office:value-type="float" office:value="0.0301436036825">
                <text:p>0.0301436036825</text:p>
              </table:table-cell>
              <table:table-cell office:value-type="float" office:value="0.0245431253855">
                <text:p>0.0245431253855</text:p>
              </table:table-cell>
              <table:table-cell office:value-type="float" office:value="0.118372999132">
                <text:p>0.118372999132</text:p>
              </table:table-cell>
              <table:table-cell office:value-type="float" office:value="0.120401876072">
                <text:p>0.1204018760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33203398436">
                <text:p>0.0133203398436</text:p>
              </table:table-cell>
              <table:table-cell office:value-type="float" office:value="0.0124962902893">
                <text:p>0.0124962902893</text:p>
              </table:table-cell>
              <table:table-cell office:value-type="float" office:value="0.030186291784">
                <text:p>0.030186291784</text:p>
              </table:table-cell>
              <table:table-cell office:value-type="float" office:value="0.0246431716215">
                <text:p>0.0246431716215</text:p>
              </table:table-cell>
              <table:table-cell office:value-type="float" office:value="0.118454568088">
                <text:p>0.118454568088</text:p>
              </table:table-cell>
              <table:table-cell office:value-type="float" office:value="0.120391706777">
                <text:p>0.1203917067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31087936461">
                <text:p>0.0131087936461</text:p>
              </table:table-cell>
              <table:table-cell office:value-type="float" office:value="0.0126819737617">
                <text:p>0.0126819737617</text:p>
              </table:table-cell>
              <table:table-cell office:value-type="float" office:value="0.030309939757">
                <text:p>0.030309939757</text:p>
              </table:table-cell>
              <table:table-cell office:value-type="float" office:value="0.0248170457317">
                <text:p>0.0248170457317</text:p>
              </table:table-cell>
              <table:table-cell office:value-type="float" office:value="0.118535153568">
                <text:p>0.118535153568</text:p>
              </table:table-cell>
              <table:table-cell office:value-type="float" office:value="0.120345523624">
                <text:p>0.1203455236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29909543321">
                <text:p>0.0129909543321</text:p>
              </table:table-cell>
              <table:table-cell office:value-type="float" office:value="0.0129285460802">
                <text:p>0.0129285460802</text:p>
              </table:table-cell>
              <table:table-cell office:value-type="float" office:value="0.0303373038769">
                <text:p>0.0303373038769</text:p>
              </table:table-cell>
              <table:table-cell office:value-type="float" office:value="0.0250045047921">
                <text:p>0.0250045047921</text:p>
              </table:table-cell>
              <table:table-cell office:value-type="float" office:value="0.118583366275">
                <text:p>0.118583366275</text:p>
              </table:table-cell>
              <table:table-cell office:value-type="float" office:value="0.120375119311">
                <text:p>0.1203751193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28165688366">
                <text:p>0.0128165688366</text:p>
              </table:table-cell>
              <table:table-cell office:value-type="float" office:value="0.0132864078504">
                <text:p>0.0132864078504</text:p>
              </table:table-cell>
              <table:table-cell office:value-type="float" office:value="0.0302166976035">
                <text:p>0.0302166976035</text:p>
              </table:table-cell>
              <table:table-cell office:value-type="float" office:value="0.0254146995965">
                <text:p>0.0254146995965</text:p>
              </table:table-cell>
              <table:table-cell office:value-type="float" office:value="0.118622832">
                <text:p>0.118622832</text:p>
              </table:table-cell>
              <table:table-cell office:value-type="float" office:value="0.120322549813">
                <text:p>0.120322549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26010002568">
                <text:p>0.0126010002568</text:p>
              </table:table-cell>
              <table:table-cell office:value-type="float" office:value="0.013333639139">
                <text:p>0.013333639139</text:p>
              </table:table-cell>
              <table:table-cell office:value-type="float" office:value="0.0298250056803">
                <text:p>0.0298250056803</text:p>
              </table:table-cell>
              <table:table-cell office:value-type="float" office:value="0.0254656942236">
                <text:p>0.0254656942236</text:p>
              </table:table-cell>
              <table:table-cell office:value-type="float" office:value="0.118664741516">
                <text:p>0.118664741516</text:p>
              </table:table-cell>
              <table:table-cell office:value-type="float" office:value="0.120248687913">
                <text:p>0.1202486879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23192844912">
                <text:p>0.0123192844912</text:p>
              </table:table-cell>
              <table:table-cell office:value-type="float" office:value="0.0134448636491">
                <text:p>0.0134448636491</text:p>
              </table:table-cell>
              <table:table-cell office:value-type="float" office:value="0.0290944632143">
                <text:p>0.0290944632143</text:p>
              </table:table-cell>
              <table:table-cell office:value-type="float" office:value="0.025315240184">
                <text:p>0.025315240184</text:p>
              </table:table-cell>
              <table:table-cell office:value-type="float" office:value="0.118727706373">
                <text:p>0.118727706373</text:p>
              </table:table-cell>
              <table:table-cell office:value-type="float" office:value="0.120231016724">
                <text:p>0.120231016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21968705207">
                <text:p>0.0121968705207</text:p>
              </table:table-cell>
              <table:table-cell office:value-type="float" office:value="0.01347066958">
                <text:p>0.01347066958</text:p>
              </table:table-cell>
              <table:table-cell office:value-type="float" office:value="0.028653524816">
                <text:p>0.028653524816</text:p>
              </table:table-cell>
              <table:table-cell office:value-type="float" office:value="0.0252019924072">
                <text:p>0.0252019924072</text:p>
              </table:table-cell>
              <table:table-cell office:value-type="float" office:value="0.118797622621">
                <text:p>0.118797622621</text:p>
              </table:table-cell>
              <table:table-cell office:value-type="float" office:value="0.12020723279">
                <text:p>0.120207232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21405897662">
                <text:p>0.0121405897662</text:p>
              </table:table-cell>
              <table:table-cell office:value-type="float" office:value="0.013505405614">
                <text:p>0.013505405614</text:p>
              </table:table-cell>
              <table:table-cell office:value-type="float" office:value="0.0281638950109">
                <text:p>0.0281638950109</text:p>
              </table:table-cell>
              <table:table-cell office:value-type="float" office:value="0.025283209913">
                <text:p>0.025283209913</text:p>
              </table:table-cell>
              <table:table-cell office:value-type="float" office:value="0.118869021535">
                <text:p>0.118869021535</text:p>
              </table:table-cell>
              <table:table-cell office:value-type="float" office:value="0.120215265554">
                <text:p>0.1202152655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21212359518">
                <text:p>0.0121212359518</text:p>
              </table:table-cell>
              <table:table-cell office:value-type="float" office:value="0.0135994979607">
                <text:p>0.0135994979607</text:p>
              </table:table-cell>
              <table:table-cell office:value-type="float" office:value="0.0276686660945">
                <text:p>0.0276686660945</text:p>
              </table:table-cell>
              <table:table-cell office:value-type="float" office:value="0.0253874694333">
                <text:p>0.0253874694333</text:p>
              </table:table-cell>
              <table:table-cell office:value-type="float" office:value="0.118968971074">
                <text:p>0.118968971074</text:p>
              </table:table-cell>
              <table:table-cell office:value-type="float" office:value="0.120195928296">
                <text:p>0.1201959282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21102444828">
                <text:p>0.0121102444828</text:p>
              </table:table-cell>
              <table:table-cell office:value-type="float" office:value="0.0136739225853">
                <text:p>0.0136739225853</text:p>
              </table:table-cell>
              <table:table-cell office:value-type="float" office:value="0.0273924134672">
                <text:p>0.0273924134672</text:p>
              </table:table-cell>
              <table:table-cell office:value-type="float" office:value="0.025493820752">
                <text:p>0.025493820752</text:p>
              </table:table-cell>
              <table:table-cell office:value-type="float" office:value="0.119037725031">
                <text:p>0.119037725031</text:p>
              </table:table-cell>
              <table:table-cell office:value-type="float" office:value="0.120207749761">
                <text:p>0.1202077497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2020480819">
                <text:p>0.012020480819</text:p>
              </table:table-cell>
              <table:table-cell office:value-type="float" office:value="0.0137366585764">
                <text:p>0.0137366585764</text:p>
              </table:table-cell>
              <table:table-cell office:value-type="float" office:value="0.0272281635553">
                <text:p>0.0272281635553</text:p>
              </table:table-cell>
              <table:table-cell office:value-type="float" office:value="0.0256401537807">
                <text:p>0.0256401537807</text:p>
              </table:table-cell>
              <table:table-cell office:value-type="float" office:value="0.119093231857">
                <text:p>0.119093231857</text:p>
              </table:table-cell>
              <table:table-cell office:value-type="float" office:value="0.120163828521">
                <text:p>0.1201638285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18652526289">
                <text:p>0.0118652526289</text:p>
              </table:table-cell>
              <table:table-cell office:value-type="float" office:value="0.0137366585764">
                <text:p>0.0137366585764</text:p>
              </table:table-cell>
              <table:table-cell office:value-type="float" office:value="0.0272852834314">
                <text:p>0.0272852834314</text:p>
              </table:table-cell>
              <table:table-cell office:value-type="float" office:value="0.0256401537807">
                <text:p>0.0256401537807</text:p>
              </table:table-cell>
              <table:table-cell office:value-type="float" office:value="0.11915744096">
                <text:p>0.11915744096</text:p>
              </table:table-cell>
              <table:table-cell office:value-type="float" office:value="0.120163828521">
                <text:p>0.1201638285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17920832708">
                <text:p>0.0117920832708</text:p>
              </table:table-cell>
              <table:table-cell office:value-type="float" office:value="0.013778772308">
                <text:p>0.013778772308</text:p>
              </table:table-cell>
              <table:table-cell office:value-type="float" office:value="0.0275343153626">
                <text:p>0.0275343153626</text:p>
              </table:table-cell>
              <table:table-cell office:value-type="float" office:value="0.0258055608323">
                <text:p>0.0258055608323</text:p>
              </table:table-cell>
              <table:table-cell office:value-type="float" office:value="0.119205355644">
                <text:p>0.119205355644</text:p>
              </table:table-cell>
              <table:table-cell office:value-type="float" office:value="0.120150307839">
                <text:p>0.1201503078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16516305134">
                <text:p>0.0116516305134</text:p>
              </table:table-cell>
              <table:table-cell office:value-type="float" office:value="0.0138751591045">
                <text:p>0.0138751591045</text:p>
              </table:table-cell>
              <table:table-cell office:value-type="float" office:value="0.0280029848218">
                <text:p>0.0280029848218</text:p>
              </table:table-cell>
              <table:table-cell office:value-type="float" office:value="0.0260017352494">
                <text:p>0.0260017352494</text:p>
              </table:table-cell>
              <table:table-cell office:value-type="float" office:value="0.119268603623">
                <text:p>0.119268603623</text:p>
              </table:table-cell>
              <table:table-cell office:value-type="float" office:value="0.120178657476">
                <text:p>0.1201786574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16153080016">
                <text:p>0.0116153080016</text:p>
              </table:table-cell>
              <table:table-cell office:value-type="float" office:value="0.0139820775918">
                <text:p>0.0139820775918</text:p>
              </table:table-cell>
              <table:table-cell office:value-type="float" office:value="0.0284436531365">
                <text:p>0.0284436531365</text:p>
              </table:table-cell>
              <table:table-cell office:value-type="float" office:value="0.0261089086296">
                <text:p>0.0261089086296</text:p>
              </table:table-cell>
              <table:table-cell office:value-type="float" office:value="0.119301334023">
                <text:p>0.119301334023</text:p>
              </table:table-cell>
              <table:table-cell office:value-type="float" office:value="0.120110957348">
                <text:p>0.1201109573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16086583585">
                <text:p>0.0116086583585</text:p>
              </table:table-cell>
              <table:table-cell office:value-type="float" office:value="0.0139820775918">
                <text:p>0.0139820775918</text:p>
              </table:table-cell>
              <table:table-cell office:value-type="float" office:value="0.0288272406906">
                <text:p>0.0288272406906</text:p>
              </table:table-cell>
              <table:table-cell office:value-type="float" office:value="0.0261089086296">
                <text:p>0.0261089086296</text:p>
              </table:table-cell>
              <table:table-cell office:value-type="float" office:value="0.119337961078">
                <text:p>0.119337961078</text:p>
              </table:table-cell>
              <table:table-cell office:value-type="float" office:value="0.120110957348">
                <text:p>0.1201109573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15989726037">
                <text:p>0.0115989726037</text:p>
              </table:table-cell>
              <table:table-cell office:value-type="float" office:value="0.0140392379796">
                <text:p>0.0140392379796</text:p>
              </table:table-cell>
              <table:table-cell office:value-type="float" office:value="0.029160650447">
                <text:p>0.029160650447</text:p>
              </table:table-cell>
              <table:table-cell office:value-type="float" office:value="0.0261671114538">
                <text:p>0.0261671114538</text:p>
              </table:table-cell>
              <table:table-cell office:value-type="float" office:value="0.119360387325">
                <text:p>0.119360387325</text:p>
              </table:table-cell>
              <table:table-cell office:value-type="float" office:value="0.120051609349">
                <text:p>0.1200516093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1694370769">
                <text:p>0.011694370769</text:p>
              </table:table-cell>
              <table:table-cell office:value-type="float" office:value="0.0142104566663">
                <text:p>0.0142104566663</text:p>
              </table:table-cell>
              <table:table-cell office:value-type="float" office:value="0.0296283159405">
                <text:p>0.0296283159405</text:p>
              </table:table-cell>
              <table:table-cell office:value-type="float" office:value="0.0262353844069">
                <text:p>0.0262353844069</text:p>
              </table:table-cell>
              <table:table-cell office:value-type="float" office:value="0.119351230562">
                <text:p>0.119351230562</text:p>
              </table:table-cell>
              <table:table-cell office:value-type="float" office:value="0.119992879708">
                <text:p>0.119992879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17762628943">
                <text:p>0.0117762628943</text:p>
              </table:table-cell>
              <table:table-cell office:value-type="float" office:value="0.0143789142621">
                <text:p>0.0143789142621</text:p>
              </table:table-cell>
              <table:table-cell office:value-type="float" office:value="0.0298030804843">
                <text:p>0.0298030804843</text:p>
              </table:table-cell>
              <table:table-cell office:value-type="float" office:value="0.0261567306716">
                <text:p>0.0261567306716</text:p>
              </table:table-cell>
              <table:table-cell office:value-type="float" office:value="0.119329176843">
                <text:p>0.119329176843</text:p>
              </table:table-cell>
              <table:table-cell office:value-type="float" office:value="0.119989291616">
                <text:p>0.1199892916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18789710104">
                <text:p>0.0118789710104</text:p>
              </table:table-cell>
              <table:table-cell office:value-type="float" office:value="0.0144504338131">
                <text:p>0.0144504338131</text:p>
              </table:table-cell>
              <table:table-cell office:value-type="float" office:value="0.0299518015236">
                <text:p>0.0299518015236</text:p>
              </table:table-cell>
              <table:table-cell office:value-type="float" office:value="0.0262281098238">
                <text:p>0.0262281098238</text:p>
              </table:table-cell>
              <table:table-cell office:value-type="float" office:value="0.119321927428">
                <text:p>0.119321927428</text:p>
              </table:table-cell>
              <table:table-cell office:value-type="float" office:value="0.119972515448">
                <text:p>0.1199725154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19193289429">
                <text:p>0.0119193289429</text:p>
              </table:table-cell>
              <table:table-cell office:value-type="float" office:value="0.0145034777289">
                <text:p>0.0145034777289</text:p>
              </table:table-cell>
              <table:table-cell office:value-type="float" office:value="0.0299669671804">
                <text:p>0.0299669671804</text:p>
              </table:table-cell>
              <table:table-cell office:value-type="float" office:value="0.026234787923">
                <text:p>0.026234787923</text:p>
              </table:table-cell>
              <table:table-cell office:value-type="float" office:value="0.119299374521">
                <text:p>0.119299374521</text:p>
              </table:table-cell>
              <table:table-cell office:value-type="float" office:value="0.119975382557">
                <text:p>0.1199753825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19965290651">
                <text:p>0.0119965290651</text:p>
              </table:table-cell>
              <table:table-cell office:value-type="float" office:value="0.0144976805067">
                <text:p>0.0144976805067</text:p>
              </table:table-cell>
              <table:table-cell office:value-type="float" office:value="0.0301504451782">
                <text:p>0.0301504451782</text:p>
              </table:table-cell>
              <table:table-cell office:value-type="float" office:value="0.026199646308">
                <text:p>0.026199646308</text:p>
              </table:table-cell>
              <table:table-cell office:value-type="float" office:value="0.119297221303">
                <text:p>0.119297221303</text:p>
              </table:table-cell>
              <table:table-cell office:value-type="float" office:value="0.119951066848">
                <text:p>0.1199510668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21230892837">
                <text:p>0.0121230892837</text:p>
              </table:table-cell>
              <table:table-cell office:value-type="float" office:value="0.0144554418742">
                <text:p>0.0144554418742</text:p>
              </table:table-cell>
              <table:table-cell office:value-type="float" office:value="0.0305322147906">
                <text:p>0.0305322147906</text:p>
              </table:table-cell>
              <table:table-cell office:value-type="float" office:value="0.0262011931866">
                <text:p>0.0262011931866</text:p>
              </table:table-cell>
              <table:table-cell office:value-type="float" office:value="0.119303442538">
                <text:p>0.119303442538</text:p>
              </table:table-cell>
              <table:table-cell office:value-type="float" office:value="0.120000226629">
                <text:p>0.1200002266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22385509312">
                <text:p>0.0122385509312</text:p>
              </table:table-cell>
              <table:table-cell office:value-type="float" office:value="0.0145719660418">
                <text:p>0.0145719660418</text:p>
              </table:table-cell>
              <table:table-cell office:value-type="float" office:value="0.0311556924134">
                <text:p>0.0311556924134</text:p>
              </table:table-cell>
              <table:table-cell office:value-type="float" office:value="0.0264180053263">
                <text:p>0.0264180053263</text:p>
              </table:table-cell>
              <table:table-cell office:value-type="float" office:value="0.119292058051">
                <text:p>0.119292058051</text:p>
              </table:table-cell>
              <table:table-cell office:value-type="float" office:value="0.119982659786">
                <text:p>0.1199826597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24288005754">
                <text:p>0.0124288005754</text:p>
              </table:table-cell>
              <table:table-cell office:value-type="float" office:value="0.0146358505042">
                <text:p>0.0146358505042</text:p>
              </table:table-cell>
              <table:table-cell office:value-type="float" office:value="0.0318380780518">
                <text:p>0.0318380780518</text:p>
              </table:table-cell>
              <table:table-cell office:value-type="float" office:value="0.0265047203812">
                <text:p>0.0265047203812</text:p>
              </table:table-cell>
              <table:table-cell office:value-type="float" office:value="0.119310647249">
                <text:p>0.119310647249</text:p>
              </table:table-cell>
              <table:table-cell office:value-type="float" office:value="0.120043592136">
                <text:p>0.1200435921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25408563763">
                <text:p>0.0125408563763</text:p>
              </table:table-cell>
              <table:table-cell office:value-type="float" office:value="0.0147016302814">
                <text:p>0.0147016302814</text:p>
              </table:table-cell>
              <table:table-cell office:value-type="float" office:value="0.0327844806015">
                <text:p>0.0327844806015</text:p>
              </table:table-cell>
              <table:table-cell office:value-type="float" office:value="0.0266572385674">
                <text:p>0.0266572385674</text:p>
              </table:table-cell>
              <table:table-cell office:value-type="float" office:value="0.119369290769">
                <text:p>0.119369290769</text:p>
              </table:table-cell>
              <table:table-cell office:value-type="float" office:value="0.119996379299">
                <text:p>0.1199963792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2493301183">
                <text:p>0.012493301183</text:p>
              </table:table-cell>
              <table:table-cell office:value-type="float" office:value="0.0147016302814">
                <text:p>0.0147016302814</text:p>
              </table:table-cell>
              <table:table-cell office:value-type="float" office:value="0.0332738831639">
                <text:p>0.0332738831639</text:p>
              </table:table-cell>
              <table:table-cell office:value-type="float" office:value="0.0266572385674">
                <text:p>0.0266572385674</text:p>
              </table:table-cell>
              <table:table-cell office:value-type="float" office:value="0.119413152337">
                <text:p>0.119413152337</text:p>
              </table:table-cell>
              <table:table-cell office:value-type="float" office:value="0.119996379299">
                <text:p>0.1199963792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24500310048">
                <text:p>0.0124500310048</text:p>
              </table:table-cell>
              <table:table-cell office:value-type="float" office:value="0.0148789406152">
                <text:p>0.0148789406152</text:p>
              </table:table-cell>
              <table:table-cell office:value-type="float" office:value="0.0334342420101">
                <text:p>0.0334342420101</text:p>
              </table:table-cell>
              <table:table-cell office:value-type="float" office:value="0.0268686646932">
                <text:p>0.0268686646932</text:p>
              </table:table-cell>
              <table:table-cell office:value-type="float" office:value="0.119468875229">
                <text:p>0.119468875229</text:p>
              </table:table-cell>
              <table:table-cell office:value-type="float" office:value="0.120083406044">
                <text:p>0.1200834060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25190848485">
                <text:p>0.0125190848485</text:p>
              </table:table-cell>
              <table:table-cell office:value-type="float" office:value="0.0147372274142">
                <text:p>0.0147372274142</text:p>
              </table:table-cell>
              <table:table-cell office:value-type="float" office:value="0.0334498025477">
                <text:p>0.0334498025477</text:p>
              </table:table-cell>
              <table:table-cell office:value-type="float" office:value="0.026609722472">
                <text:p>0.026609722472</text:p>
              </table:table-cell>
              <table:table-cell office:value-type="float" office:value="0.119547598064">
                <text:p>0.119547598064</text:p>
              </table:table-cell>
              <table:table-cell office:value-type="float" office:value="0.120038857115">
                <text:p>0.1200388571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27497883514">
                <text:p>0.0127497883514</text:p>
              </table:table-cell>
              <table:table-cell office:value-type="float" office:value="0.0147372274142">
                <text:p>0.0147372274142</text:p>
              </table:table-cell>
              <table:table-cell office:value-type="float" office:value="0.0333604700863">
                <text:p>0.0333604700863</text:p>
              </table:table-cell>
              <table:table-cell office:value-type="float" office:value="0.026609722472">
                <text:p>0.026609722472</text:p>
              </table:table-cell>
              <table:table-cell office:value-type="float" office:value="0.119611494243">
                <text:p>0.119611494243</text:p>
              </table:table-cell>
              <table:table-cell office:value-type="float" office:value="0.120038857115">
                <text:p>0.1200388571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30188716576">
                <text:p>0.0130188716576</text:p>
              </table:table-cell>
              <table:table-cell office:value-type="float" office:value="0.0148085456676">
                <text:p>0.0148085456676</text:p>
              </table:table-cell>
              <table:table-cell office:value-type="float" office:value="0.0332047231495">
                <text:p>0.0332047231495</text:p>
              </table:table-cell>
              <table:table-cell office:value-type="float" office:value="0.026406075979">
                <text:p>0.026406075979</text:p>
              </table:table-cell>
              <table:table-cell office:value-type="float" office:value="0.119677148759">
                <text:p>0.119677148759</text:p>
              </table:table-cell>
              <table:table-cell office:value-type="float" office:value="0.120066569859">
                <text:p>0.120066569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31769170985">
                <text:p>0.0131769170985</text:p>
              </table:table-cell>
              <table:table-cell office:value-type="float" office:value="0.0150383044979">
                <text:p>0.0150383044979</text:p>
              </table:table-cell>
              <table:table-cell office:value-type="float" office:value="0.0328685641289">
                <text:p>0.0328685641289</text:p>
              </table:table-cell>
              <table:table-cell office:value-type="float" office:value="0.026420188477">
                <text:p>0.026420188477</text:p>
              </table:table-cell>
              <table:table-cell office:value-type="float" office:value="0.119736239314">
                <text:p>0.119736239314</text:p>
              </table:table-cell>
              <table:table-cell office:value-type="float" office:value="0.120041598441">
                <text:p>0.1200415984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33061325178">
                <text:p>0.0133061325178</text:p>
              </table:table-cell>
              <table:table-cell office:value-type="float" office:value="0.0150147178053">
                <text:p>0.0150147178053</text:p>
              </table:table-cell>
              <table:table-cell office:value-type="float" office:value="0.032434001565">
                <text:p>0.032434001565</text:p>
              </table:table-cell>
              <table:table-cell office:value-type="float" office:value="0.0264447004527">
                <text:p>0.0264447004527</text:p>
              </table:table-cell>
              <table:table-cell office:value-type="float" office:value="0.119813248515">
                <text:p>0.119813248515</text:p>
              </table:table-cell>
              <table:table-cell office:value-type="float" office:value="0.120031622761">
                <text:p>0.1200316227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33386822417">
                <text:p>0.0133386822417</text:p>
              </table:table-cell>
              <table:table-cell office:value-type="float" office:value="0.0149774991103">
                <text:p>0.0149774991103</text:p>
              </table:table-cell>
              <table:table-cell office:value-type="float" office:value="0.0321584567428">
                <text:p>0.0321584567428</text:p>
              </table:table-cell>
              <table:table-cell office:value-type="float" office:value="0.0264740350835">
                <text:p>0.0264740350835</text:p>
              </table:table-cell>
              <table:table-cell office:value-type="float" office:value="0.119864024222">
                <text:p>0.119864024222</text:p>
              </table:table-cell>
              <table:table-cell office:value-type="float" office:value="0.120039014764">
                <text:p>0.1200390147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33392522112">
                <text:p>0.0133392522112</text:p>
              </table:table-cell>
              <table:table-cell office:value-type="float" office:value="0.0149779036418">
                <text:p>0.0149779036418</text:p>
              </table:table-cell>
              <table:table-cell office:value-type="float" office:value="0.0319525040686">
                <text:p>0.0319525040686</text:p>
              </table:table-cell>
              <table:table-cell office:value-type="float" office:value="0.0265796146673">
                <text:p>0.0265796146673</text:p>
              </table:table-cell>
              <table:table-cell office:value-type="float" office:value="0.119916118681">
                <text:p>0.119916118681</text:p>
              </table:table-cell>
              <table:table-cell office:value-type="float" office:value="0.120021299947">
                <text:p>0.1200212999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34064396843">
                <text:p>0.0134064396843</text:p>
              </table:table-cell>
              <table:table-cell office:value-type="float" office:value="0.0150219301068">
                <text:p>0.0150219301068</text:p>
              </table:table-cell>
              <table:table-cell office:value-type="float" office:value="0.0318220704794">
                <text:p>0.0318220704794</text:p>
              </table:table-cell>
              <table:table-cell office:value-type="float" office:value="0.0267196166692">
                <text:p>0.0267196166692</text:p>
              </table:table-cell>
              <table:table-cell office:value-type="float" office:value="0.119966939092">
                <text:p>0.119966939092</text:p>
              </table:table-cell>
              <table:table-cell office:value-type="float" office:value="0.119988358265">
                <text:p>0.1199883582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35068697855">
                <text:p>0.0135068697855</text:p>
              </table:table-cell>
              <table:table-cell office:value-type="float" office:value="0.0151047935717">
                <text:p>0.0151047935717</text:p>
              </table:table-cell>
              <table:table-cell office:value-type="float" office:value="0.0317542664707">
                <text:p>0.0317542664707</text:p>
              </table:table-cell>
              <table:table-cell office:value-type="float" office:value="0.0268277424221">
                <text:p>0.0268277424221</text:p>
              </table:table-cell>
              <table:table-cell office:value-type="float" office:value="0.120013169944">
                <text:p>0.120013169944</text:p>
              </table:table-cell>
              <table:table-cell office:value-type="float" office:value="0.120017543258">
                <text:p>0.120017543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36428372934">
                <text:p>0.0136428372934</text:p>
              </table:table-cell>
              <table:table-cell office:value-type="float" office:value="0.015165019583">
                <text:p>0.015165019583</text:p>
              </table:table-cell>
              <table:table-cell office:value-type="float" office:value="0.0317261628807">
                <text:p>0.0317261628807</text:p>
              </table:table-cell>
              <table:table-cell office:value-type="float" office:value="0.0269223193631">
                <text:p>0.0269223193631</text:p>
              </table:table-cell>
              <table:table-cell office:value-type="float" office:value="0.120078511536">
                <text:p>0.120078511536</text:p>
              </table:table-cell>
              <table:table-cell office:value-type="float" office:value="0.120001462705">
                <text:p>0.1200014627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37736573815">
                <text:p>0.0137736573815</text:p>
              </table:table-cell>
              <table:table-cell office:value-type="float" office:value="0.015296573404">
                <text:p>0.015296573404</text:p>
              </table:table-cell>
              <table:table-cell office:value-type="float" office:value="0.031554531306">
                <text:p>0.031554531306</text:p>
              </table:table-cell>
              <table:table-cell office:value-type="float" office:value="0.0270198587192">
                <text:p>0.0270198587192</text:p>
              </table:table-cell>
              <table:table-cell office:value-type="float" office:value="0.120140373707">
                <text:p>0.120140373707</text:p>
              </table:table-cell>
              <table:table-cell office:value-type="float" office:value="0.120051801253">
                <text:p>0.1200518012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38466814533">
                <text:p>0.0138466814533</text:p>
              </table:table-cell>
              <table:table-cell office:value-type="float" office:value="0.0153246104802">
                <text:p>0.0153246104802</text:p>
              </table:table-cell>
              <table:table-cell office:value-type="float" office:value="0.0313355401158">
                <text:p>0.0313355401158</text:p>
              </table:table-cell>
              <table:table-cell office:value-type="float" office:value="0.0270195082975">
                <text:p>0.0270195082975</text:p>
              </table:table-cell>
              <table:table-cell office:value-type="float" office:value="0.120182804763">
                <text:p>0.120182804763</text:p>
              </table:table-cell>
              <table:table-cell office:value-type="float" office:value="0.119955263176">
                <text:p>0.1199552631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39378178865">
                <text:p>0.0139378178865</text:p>
              </table:table-cell>
              <table:table-cell office:value-type="float" office:value="0.0153246104802">
                <text:p>0.0153246104802</text:p>
              </table:table-cell>
              <table:table-cell office:value-type="float" office:value="0.0309245660901">
                <text:p>0.0309245660901</text:p>
              </table:table-cell>
              <table:table-cell office:value-type="float" office:value="0.0270195082975">
                <text:p>0.0270195082975</text:p>
              </table:table-cell>
              <table:table-cell office:value-type="float" office:value="0.120239458978">
                <text:p>0.120239458978</text:p>
              </table:table-cell>
              <table:table-cell office:value-type="float" office:value="0.119955263176">
                <text:p>0.1199552631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40071772039">
                <text:p>0.0140071772039</text:p>
              </table:table-cell>
              <table:table-cell office:value-type="float" office:value="0.0152239453281">
                <text:p>0.0152239453281</text:p>
              </table:table-cell>
              <table:table-cell office:value-type="float" office:value="0.0306554790586">
                <text:p>0.0306554790586</text:p>
              </table:table-cell>
              <table:table-cell office:value-type="float" office:value="0.0268401127426">
                <text:p>0.0268401127426</text:p>
              </table:table-cell>
              <table:table-cell office:value-type="float" office:value="0.120285108685">
                <text:p>0.120285108685</text:p>
              </table:table-cell>
              <table:table-cell office:value-type="float" office:value="0.120122775864">
                <text:p>0.1201227758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40891540796">
                <text:p>0.0140891540796</text:p>
              </table:table-cell>
              <table:table-cell office:value-type="float" office:value="0.0153547971037">
                <text:p>0.0153547971037</text:p>
              </table:table-cell>
              <table:table-cell office:value-type="float" office:value="0.0304221790284">
                <text:p>0.0304221790284</text:p>
              </table:table-cell>
              <table:table-cell office:value-type="float" office:value="0.026781101356">
                <text:p>0.026781101356</text:p>
              </table:table-cell>
              <table:table-cell office:value-type="float" office:value="0.120329841971">
                <text:p>0.120329841971</text:p>
              </table:table-cell>
              <table:table-cell office:value-type="float" office:value="0.120077408377">
                <text:p>0.1200774083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41257625073">
                <text:p>0.0141257625073</text:p>
              </table:table-cell>
              <table:table-cell office:value-type="float" office:value="0.0153547971037">
                <text:p>0.0153547971037</text:p>
              </table:table-cell>
              <table:table-cell office:value-type="float" office:value="0.0300854109228">
                <text:p>0.0300854109228</text:p>
              </table:table-cell>
              <table:table-cell office:value-type="float" office:value="0.026781101356">
                <text:p>0.026781101356</text:p>
              </table:table-cell>
              <table:table-cell office:value-type="float" office:value="0.120391614735">
                <text:p>0.120391614735</text:p>
              </table:table-cell>
              <table:table-cell office:value-type="float" office:value="0.120077408377">
                <text:p>0.120077408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41438050196">
                <text:p>0.0141438050196</text:p>
              </table:table-cell>
              <table:table-cell office:value-type="float" office:value="0.0154417479971">
                <text:p>0.0154417479971</text:p>
              </table:table-cell>
              <table:table-cell office:value-type="float" office:value="0.029793208465">
                <text:p>0.029793208465</text:p>
              </table:table-cell>
              <table:table-cell office:value-type="float" office:value="0.0269086112837">
                <text:p>0.0269086112837</text:p>
              </table:table-cell>
              <table:table-cell office:value-type="float" office:value="0.120431132615">
                <text:p>0.120431132615</text:p>
              </table:table-cell>
              <table:table-cell office:value-type="float" office:value="0.120052045789">
                <text:p>0.1200520457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41978962347">
                <text:p>0.0141978962347</text:p>
              </table:table-cell>
              <table:table-cell office:value-type="float" office:value="0.0154227199808">
                <text:p>0.0154227199808</text:p>
              </table:table-cell>
              <table:table-cell office:value-type="float" office:value="0.029579019174">
                <text:p>0.029579019174</text:p>
              </table:table-cell>
              <table:table-cell office:value-type="float" office:value="0.0269375239102">
                <text:p>0.0269375239102</text:p>
              </table:table-cell>
              <table:table-cell office:value-type="float" office:value="0.120459884405">
                <text:p>0.120459884405</text:p>
              </table:table-cell>
              <table:table-cell office:value-type="float" office:value="0.120037049702">
                <text:p>0.1200370497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42673514783">
                <text:p>0.0142673514783</text:p>
              </table:table-cell>
              <table:table-cell office:value-type="float" office:value="0.0154684322944">
                <text:p>0.0154684322944</text:p>
              </table:table-cell>
              <table:table-cell office:value-type="float" office:value="0.0294006224722">
                <text:p>0.0294006224722</text:p>
              </table:table-cell>
              <table:table-cell office:value-type="float" office:value="0.0269753176555">
                <text:p>0.0269753176555</text:p>
              </table:table-cell>
              <table:table-cell office:value-type="float" office:value="0.120491318405">
                <text:p>0.120491318405</text:p>
              </table:table-cell>
              <table:table-cell office:value-type="float" office:value="0.120015183413">
                <text:p>0.120015183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43438680097">
                <text:p>0.0143438680097</text:p>
              </table:table-cell>
              <table:table-cell office:value-type="float" office:value="0.0155263874309">
                <text:p>0.0155263874309</text:p>
              </table:table-cell>
              <table:table-cell office:value-type="float" office:value="0.0292664319277">
                <text:p>0.0292664319277</text:p>
              </table:table-cell>
              <table:table-cell office:value-type="float" office:value="0.0271080078">
                <text:p>0.0271080078</text:p>
              </table:table-cell>
              <table:table-cell office:value-type="float" office:value="0.120489999652">
                <text:p>0.120489999652</text:p>
              </table:table-cell>
              <table:table-cell office:value-type="float" office:value="0.120002025169">
                <text:p>0.1200020251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44119607285">
                <text:p>0.0144119607285</text:p>
              </table:table-cell>
              <table:table-cell office:value-type="float" office:value="0.0155439289575">
                <text:p>0.0155439289575</text:p>
              </table:table-cell>
              <table:table-cell office:value-type="float" office:value="0.0290850885212">
                <text:p>0.0290850885212</text:p>
              </table:table-cell>
              <table:table-cell office:value-type="float" office:value="0.0271247006979">
                <text:p>0.0271247006979</text:p>
              </table:table-cell>
              <table:table-cell office:value-type="float" office:value="0.120447218418">
                <text:p>0.120447218418</text:p>
              </table:table-cell>
              <table:table-cell office:value-type="float" office:value="0.120029248892">
                <text:p>0.1200292488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44177507609">
                <text:p>0.0144177507609</text:p>
              </table:table-cell>
              <table:table-cell office:value-type="float" office:value="0.0156647133546">
                <text:p>0.0156647133546</text:p>
              </table:table-cell>
              <table:table-cell office:value-type="float" office:value="0.0288919303566">
                <text:p>0.0288919303566</text:p>
              </table:table-cell>
              <table:table-cell office:value-type="float" office:value="0.0272256180444">
                <text:p>0.0272256180444</text:p>
              </table:table-cell>
              <table:table-cell office:value-type="float" office:value="0.120413228869">
                <text:p>0.120413228869</text:p>
              </table:table-cell>
              <table:table-cell office:value-type="float" office:value="0.120095943048">
                <text:p>0.1200959430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44424876198">
                <text:p>0.0144424876198</text:p>
              </table:table-cell>
              <table:table-cell office:value-type="float" office:value="0.0156760343449">
                <text:p>0.0156760343449</text:p>
              </table:table-cell>
              <table:table-cell office:value-type="float" office:value="0.0287237390876">
                <text:p>0.0287237390876</text:p>
              </table:table-cell>
              <table:table-cell office:value-type="float" office:value="0.0272488159049">
                <text:p>0.0272488159049</text:p>
              </table:table-cell>
              <table:table-cell office:value-type="float" office:value="0.120370313525">
                <text:p>0.120370313525</text:p>
              </table:table-cell>
              <table:table-cell office:value-type="float" office:value="0.120079897241">
                <text:p>0.1200798972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445793733">
                <text:p>0.01445793733</text:p>
              </table:table-cell>
              <table:table-cell office:value-type="float" office:value="0.0156946682457">
                <text:p>0.0156946682457</text:p>
              </table:table-cell>
              <table:table-cell office:value-type="float" office:value="0.0285268556327">
                <text:p>0.0285268556327</text:p>
              </table:table-cell>
              <table:table-cell office:value-type="float" office:value="0.0272211767426">
                <text:p>0.0272211767426</text:p>
              </table:table-cell>
              <table:table-cell office:value-type="float" office:value="0.120301797986">
                <text:p>0.120301797986</text:p>
              </table:table-cell>
              <table:table-cell office:value-type="float" office:value="0.120021991779">
                <text:p>0.1200219917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45061546937">
                <text:p>0.0145061546937</text:p>
              </table:table-cell>
              <table:table-cell office:value-type="float" office:value="0.0157141130005">
                <text:p>0.0157141130005</text:p>
              </table:table-cell>
              <table:table-cell office:value-type="float" office:value="0.0283964592963">
                <text:p>0.0283964592963</text:p>
              </table:table-cell>
              <table:table-cell office:value-type="float" office:value="0.0272650372955">
                <text:p>0.0272650372955</text:p>
              </table:table-cell>
              <table:table-cell office:value-type="float" office:value="0.120261125267">
                <text:p>0.120261125267</text:p>
              </table:table-cell>
              <table:table-cell office:value-type="float" office:value="0.120036706403">
                <text:p>0.1200367064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45390508696">
                <text:p>0.0145390508696</text:p>
              </table:table-cell>
              <table:table-cell office:value-type="float" office:value="0.0156733943742">
                <text:p>0.0156733943742</text:p>
              </table:table-cell>
              <table:table-cell office:value-type="float" office:value="0.0282626710832">
                <text:p>0.0282626710832</text:p>
              </table:table-cell>
              <table:table-cell office:value-type="float" office:value="0.0270691570827">
                <text:p>0.0270691570827</text:p>
              </table:table-cell>
              <table:table-cell office:value-type="float" office:value="0.120222702622">
                <text:p>0.120222702622</text:p>
              </table:table-cell>
              <table:table-cell office:value-type="float" office:value="0.120064650404">
                <text:p>0.1200646504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45576456562">
                <text:p>0.0145576456562</text:p>
              </table:table-cell>
              <table:table-cell office:value-type="float" office:value="0.0157579743694">
                <text:p>0.0157579743694</text:p>
              </table:table-cell>
              <table:table-cell office:value-type="float" office:value="0.0281131435186">
                <text:p>0.0281131435186</text:p>
              </table:table-cell>
              <table:table-cell office:value-type="float" office:value="0.0271196977034">
                <text:p>0.0271196977034</text:p>
              </table:table-cell>
              <table:table-cell office:value-type="float" office:value="0.120151758194">
                <text:p>0.120151758194</text:p>
              </table:table-cell>
              <table:table-cell office:value-type="float" office:value="0.120039346985">
                <text:p>0.120039346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45875746384">
                <text:p>0.0145875746384</text:p>
              </table:table-cell>
              <table:table-cell office:value-type="float" office:value="0.0157595656205">
                <text:p>0.0157595656205</text:p>
              </table:table-cell>
              <table:table-cell office:value-type="float" office:value="0.0280189532787">
                <text:p>0.0280189532787</text:p>
              </table:table-cell>
              <table:table-cell office:value-type="float" office:value="0.0272023721603">
                <text:p>0.0272023721603</text:p>
              </table:table-cell>
              <table:table-cell office:value-type="float" office:value="0.120108135045">
                <text:p>0.120108135045</text:p>
              </table:table-cell>
              <table:table-cell office:value-type="float" office:value="0.120039083707">
                <text:p>0.120039083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2.F1:Sheet2.G324" svg:x="0.32cm" svg:y="0.18cm" svg:width="12.481cm" svg:height="8.64cm">
          <chartooo:coordinate-region svg:x="1.338cm" svg:y="0.379cm" svg:width="11.42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1:Sheet2.F324" chart:class="chart:line">
            <chart:data-point chart:repeated="324"/>
          </chart:series>
          <chart:series chart:style-name="ch7" chart:values-cell-range-address="Sheet2.G1:Sheet2.G324" chart:class="chart:line">
            <chart:data-point chart:repeated="3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0986481285">
                <text:p>0.0210986481285</text:p>
                <draw:g>
                  <svg:desc>Sheet2.F1:Sheet2.F324</svg:desc>
                </draw:g>
              </table:table-cell>
              <table:table-cell office:value-type="float" office:value="-0.00617243027514">
                <text:p>-0.00617243027514</text:p>
                <draw:g>
                  <svg:desc>Sheet2.G1:Sheet2.G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24459567852">
                <text:p>0.00824459567852</text:p>
              </table:table-cell>
              <table:table-cell office:value-type="float" office:value="-0.00157753889496">
                <text:p>-0.00157753889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1298964537">
                <text:p>0.0151298964537</text:p>
              </table:table-cell>
              <table:table-cell office:value-type="float" office:value="-0.0105651193171">
                <text:p>-0.0105651193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9443004465">
                <text:p>0.0219443004465</text:p>
              </table:table-cell>
              <table:table-cell office:value-type="float" office:value="-0.00846693907142">
                <text:p>-0.00846693907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4146948785">
                <text:p>0.0104146948785</text:p>
              </table:table-cell>
              <table:table-cell office:value-type="float" office:value="0.0132239710233">
                <text:p>0.0132239710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928269996">
                <text:p>0.014928269996</text:p>
              </table:table-cell>
              <table:table-cell office:value-type="float" office:value="0.0180887893892">
                <text:p>0.0180887893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140428367">
                <text:p>0.0213140428367</text:p>
              </table:table-cell>
              <table:table-cell office:value-type="float" office:value="0.0290058201589">
                <text:p>0.0290058201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1044547597">
                <text:p>0.0171044547597</text:p>
              </table:table-cell>
              <table:table-cell office:value-type="float" office:value="0.0333923829836">
                <text:p>0.0333923829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4340136742">
                <text:p>0.0204340136742</text:p>
              </table:table-cell>
              <table:table-cell office:value-type="float" office:value="0.0189890994621">
                <text:p>0.0189890994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3374087221">
                <text:p>0.0153374087221</text:p>
              </table:table-cell>
              <table:table-cell office:value-type="float" office:value="0.0221910598902">
                <text:p>0.0221910598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1510516701">
                <text:p>0.0131510516701</text:p>
              </table:table-cell>
              <table:table-cell office:value-type="float" office:value="0.0174070233826">
                <text:p>0.0174070233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2124042272">
                <text:p>0.00852124042272</text:p>
              </table:table-cell>
              <table:table-cell office:value-type="float" office:value="0.0116971139548">
                <text:p>0.0116971139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3645340319">
                <text:p>0.00113645340319</text:p>
              </table:table-cell>
              <table:table-cell office:value-type="float" office:value="0.0101582327951">
                <text:p>0.0101582327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78618724918">
                <text:p>0.00678618724918</text:p>
              </table:table-cell>
              <table:table-cell office:value-type="float" office:value="0.0141601177952">
                <text:p>0.0141601177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1611864091">
                <text:p>0.0121611864091</text:p>
              </table:table-cell>
              <table:table-cell office:value-type="float" office:value="0.0146563082041">
                <text:p>0.0146563082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564710913284">
                <text:p>-0.000564710913284</text:p>
              </table:table-cell>
              <table:table-cell office:value-type="float" office:value="0.0109420342593">
                <text:p>0.010942034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466029235624">
                <text:p>-0.000466029235624</text:p>
              </table:table-cell>
              <table:table-cell office:value-type="float" office:value="-0.00111247797518">
                <text:p>-0.00111247797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10131232435">
                <text:p>0.00410131232435</text:p>
              </table:table-cell>
              <table:table-cell office:value-type="float" office:value="0.0172152508137">
                <text:p>0.0172152508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15852039603">
                <text:p>0.00415852039603</text:p>
              </table:table-cell>
              <table:table-cell office:value-type="float" office:value="-0.00348980436518">
                <text:p>-0.00348980436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9693885285">
                <text:p>0.0129693885285</text:p>
              </table:table-cell>
              <table:table-cell office:value-type="float" office:value="0.0146320882861">
                <text:p>0.0146320882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617265821">
                <text:p>0.016617265821</text:p>
              </table:table-cell>
              <table:table-cell office:value-type="float" office:value="0.0169701362323">
                <text:p>0.0169701362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9671603476">
                <text:p>0.0109671603476</text:p>
              </table:table-cell>
              <table:table-cell office:value-type="float" office:value="0.0282727911759">
                <text:p>0.0282727911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1209306114">
                <text:p>0.0121209306114</text:p>
              </table:table-cell>
              <table:table-cell office:value-type="float" office:value="0.0282727911759">
                <text:p>0.0282727911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6361295514">
                <text:p>0.0116361295514</text:p>
              </table:table-cell>
              <table:table-cell office:value-type="float" office:value="0.00659761968392">
                <text:p>0.00659761968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9277611737">
                <text:p>0.0139277611737</text:p>
              </table:table-cell>
              <table:table-cell office:value-type="float" office:value="0.0308795427091">
                <text:p>0.0308795427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1378257049">
                <text:p>0.0121378257049</text:p>
              </table:table-cell>
              <table:table-cell office:value-type="float" office:value="0.0219384617988">
                <text:p>0.0219384617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68190068394">
                <text:p>0.00968190068394</text:p>
              </table:table-cell>
              <table:table-cell office:value-type="float" office:value="0.02064607028">
                <text:p>0.02064607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535152132526">
                <text:p>-0.000535152132526</text:p>
              </table:table-cell>
              <table:table-cell office:value-type="float" office:value="0.02064607028">
                <text:p>0.02064607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760114271721">
                <text:p>-0.000760114271721</text:p>
              </table:table-cell>
              <table:table-cell office:value-type="float" office:value="0.0236807108023">
                <text:p>0.0236807108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0868566296">
                <text:p>0.00100868566296</text:p>
              </table:table-cell>
              <table:table-cell office:value-type="float" office:value="0.0252191571558">
                <text:p>0.0252191571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66593817873">
                <text:p>0.00666593817873</text:p>
              </table:table-cell>
              <table:table-cell office:value-type="float" office:value="0.0330528702449">
                <text:p>0.03305287024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3160647278">
                <text:p>0.0153160647278</text:p>
              </table:table-cell>
              <table:table-cell office:value-type="float" office:value="0.031312463776">
                <text:p>0.031312463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11955242266">
                <text:p>0.0211955242266</text:p>
              </table:table-cell>
              <table:table-cell office:value-type="float" office:value="0.0389587132887">
                <text:p>0.0389587132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26264325671">
                <text:p>0.0126264325671</text:p>
              </table:table-cell>
              <table:table-cell office:value-type="float" office:value="0.0389587132887">
                <text:p>0.0389587132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030793519">
                <text:p>0.020030793519</text:p>
              </table:table-cell>
              <table:table-cell office:value-type="float" office:value="0.0291888057537">
                <text:p>0.0291888057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3141520671">
                <text:p>0.0223141520671</text:p>
              </table:table-cell>
              <table:table-cell office:value-type="float" office:value="0.0408125428884">
                <text:p>0.0408125428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5902558927">
                <text:p>0.0245902558927</text:p>
              </table:table-cell>
              <table:table-cell office:value-type="float" office:value="0.0442528063581">
                <text:p>0.04425280635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337256278">
                <text:p>0.024337256278</text:p>
              </table:table-cell>
              <table:table-cell office:value-type="float" office:value="0.0420465076051">
                <text:p>0.0420465076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76211026127">
                <text:p>0.0276211026127</text:p>
              </table:table-cell>
              <table:table-cell office:value-type="float" office:value="0.0511763542237">
                <text:p>0.0511763542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8334581729">
                <text:p>0.0268334581729</text:p>
              </table:table-cell>
              <table:table-cell office:value-type="float" office:value="0.0485726596435">
                <text:p>0.0485726596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6078463518">
                <text:p>0.0206078463518</text:p>
              </table:table-cell>
              <table:table-cell office:value-type="float" office:value="0.0343855896689">
                <text:p>0.03438558966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6988883054">
                <text:p>0.0196988883054</text:p>
              </table:table-cell>
              <table:table-cell office:value-type="float" office:value="0.0383777985768">
                <text:p>0.0383777985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332313732">
                <text:p>0.022332313732</text:p>
              </table:table-cell>
              <table:table-cell office:value-type="float" office:value="0.0489179194094">
                <text:p>0.0489179194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10496956889">
                <text:p>0.0210496956889</text:p>
              </table:table-cell>
              <table:table-cell office:value-type="float" office:value="0.0489179194094">
                <text:p>0.0489179194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3556376499">
                <text:p>0.0193556376499</text:p>
              </table:table-cell>
              <table:table-cell office:value-type="float" office:value="0.0405270093032">
                <text:p>0.0405270093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6449281416">
                <text:p>0.0226449281416</text:p>
              </table:table-cell>
              <table:table-cell office:value-type="float" office:value="0.03141821779">
                <text:p>0.03141821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3748978646">
                <text:p>0.0213748978646</text:p>
              </table:table-cell>
              <table:table-cell office:value-type="float" office:value="0.0333734225325">
                <text:p>0.0333734225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109721461">
                <text:p>0.023109721461</text:p>
              </table:table-cell>
              <table:table-cell office:value-type="float" office:value="0.0333734225325">
                <text:p>0.03337342253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4527571972">
                <text:p>0.0264527571972</text:p>
              </table:table-cell>
              <table:table-cell office:value-type="float" office:value="0.0216806604068">
                <text:p>0.0216806604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24376164284">
                <text:p>0.0224376164284</text:p>
              </table:table-cell>
              <table:table-cell office:value-type="float" office:value="0.0223820427434">
                <text:p>0.0223820427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9619333401">
                <text:p>0.0229619333401</text:p>
              </table:table-cell>
              <table:table-cell office:value-type="float" office:value="0.0167642473139">
                <text:p>0.0167642473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39558369359">
                <text:p>0.0239558369359</text:p>
              </table:table-cell>
              <table:table-cell office:value-type="float" office:value="0.0202807585666">
                <text:p>0.0202807585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1455152676">
                <text:p>0.0231455152676</text:p>
              </table:table-cell>
              <table:table-cell office:value-type="float" office:value="0.0148257231621">
                <text:p>0.0148257231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9791775795">
                <text:p>0.0219791775795</text:p>
              </table:table-cell>
              <table:table-cell office:value-type="float" office:value="0.0121167417523">
                <text:p>0.0121167417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4446956881">
                <text:p>0.0184446956881</text:p>
              </table:table-cell>
              <table:table-cell office:value-type="float" office:value="0.0118902188683">
                <text:p>0.0118902188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35877771454">
                <text:p>0.0235877771454</text:p>
              </table:table-cell>
              <table:table-cell office:value-type="float" office:value="0.0163103040047">
                <text:p>0.0163103040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3247820894">
                <text:p>0.0223247820894</text:p>
              </table:table-cell>
              <table:table-cell office:value-type="float" office:value="0.0134400955864">
                <text:p>0.0134400955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2298727256">
                <text:p>0.0222298727256</text:p>
              </table:table-cell>
              <table:table-cell office:value-type="float" office:value="0.0143095399463">
                <text:p>0.0143095399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5004441548">
                <text:p>0.0215004441548</text:p>
              </table:table-cell>
              <table:table-cell office:value-type="float" office:value="0.0131141071672">
                <text:p>0.0131141071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9722225187">
                <text:p>0.0259722225187</text:p>
              </table:table-cell>
              <table:table-cell office:value-type="float" office:value="0.0210655955117">
                <text:p>0.0210655955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66457050131">
                <text:p>0.0266457050131</text:p>
              </table:table-cell>
              <table:table-cell office:value-type="float" office:value="0.0179660506882">
                <text:p>0.01796605068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8740913222">
                <text:p>0.0318740913222</text:p>
              </table:table-cell>
              <table:table-cell office:value-type="float" office:value="0.025686653626">
                <text:p>0.025686653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3654749291">
                <text:p>0.0293654749291</text:p>
              </table:table-cell>
              <table:table-cell office:value-type="float" office:value="0.021138823529">
                <text:p>0.021138823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4902387165">
                <text:p>0.0314902387165</text:p>
              </table:table-cell>
              <table:table-cell office:value-type="float" office:value="0.022559481433">
                <text:p>0.022559481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8093553466">
                <text:p>0.0278093553466</text:p>
              </table:table-cell>
              <table:table-cell office:value-type="float" office:value="0.0238683748666">
                <text:p>0.0238683748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4145345112">
                <text:p>0.0204145345112</text:p>
              </table:table-cell>
              <table:table-cell office:value-type="float" office:value="0.0160032276736">
                <text:p>0.01600322767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8730046754">
                <text:p>0.0158730046754</text:p>
              </table:table-cell>
              <table:table-cell office:value-type="float" office:value="0.0118881627369">
                <text:p>0.0118881627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1830576382">
                <text:p>0.0121830576382</text:p>
              </table:table-cell>
              <table:table-cell office:value-type="float" office:value="0.013122521178">
                <text:p>0.0131225211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250130010129">
                <text:p>-0.000250130010129</text:p>
              </table:table-cell>
              <table:table-cell office:value-type="float" office:value="0.00746888137223">
                <text:p>0.00746888137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755694045624">
                <text:p>-0.00755694045624</text:p>
              </table:table-cell>
              <table:table-cell office:value-type="float" office:value="-0.00356150496567">
                <text:p>-0.00356150496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06967676891">
                <text:p>-0.0206967676891</text:p>
              </table:table-cell>
              <table:table-cell office:value-type="float" office:value="-0.0179036153079">
                <text:p>-0.0179036153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44724271743">
                <text:p>-0.0244724271743</text:p>
              </table:table-cell>
              <table:table-cell office:value-type="float" office:value="-0.0274004891039">
                <text:p>-0.02740048910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67744593924">
                <text:p>-0.0267744593924</text:p>
              </table:table-cell>
              <table:table-cell office:value-type="float" office:value="-0.0281510955464">
                <text:p>-0.0281510955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58628491599">
                <text:p>-0.0358628491599</text:p>
              </table:table-cell>
              <table:table-cell office:value-type="float" office:value="-0.0498981252475">
                <text:p>-0.0498981252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378584106319">
                <text:p>-0.0378584106319</text:p>
              </table:table-cell>
              <table:table-cell office:value-type="float" office:value="-0.0483786610162">
                <text:p>-0.0483786610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69278246385">
                <text:p>-0.0369278246385</text:p>
              </table:table-cell>
              <table:table-cell office:value-type="float" office:value="-0.0471682245537">
                <text:p>-0.0471682245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379115100362">
                <text:p>-0.0379115100362</text:p>
              </table:table-cell>
              <table:table-cell office:value-type="float" office:value="-0.0574108520257">
                <text:p>-0.0574108520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22088585315">
                <text:p>-0.0422088585315</text:p>
              </table:table-cell>
              <table:table-cell office:value-type="float" office:value="-0.0479047214904">
                <text:p>-0.0479047214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50469564478">
                <text:p>-0.0450469564478</text:p>
              </table:table-cell>
              <table:table-cell office:value-type="float" office:value="-0.0555859353174">
                <text:p>-0.0555859353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88712099301">
                <text:p>-0.0388712099301</text:p>
              </table:table-cell>
              <table:table-cell office:value-type="float" office:value="-0.0468503745972">
                <text:p>-0.0468503745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23232336215">
                <text:p>-0.0423232336215</text:p>
              </table:table-cell>
              <table:table-cell office:value-type="float" office:value="-0.0454245133054">
                <text:p>-0.0454245133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475298635">
                <text:p>-0.0475298635</text:p>
              </table:table-cell>
              <table:table-cell office:value-type="float" office:value="-0.0561241113343">
                <text:p>-0.05612411133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26071859737">
                <text:p>-0.0426071859737</text:p>
              </table:table-cell>
              <table:table-cell office:value-type="float" office:value="-0.049298675149">
                <text:p>-0.049298675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378781140525">
                <text:p>-0.0378781140525</text:p>
              </table:table-cell>
              <table:table-cell office:value-type="float" office:value="-0.0437904007485">
                <text:p>-0.0437904007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84147304342">
                <text:p>-0.0384147304342</text:p>
              </table:table-cell>
              <table:table-cell office:value-type="float" office:value="-0.0444465586385">
                <text:p>-0.0444465586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58933258142">
                <text:p>-0.0358933258142</text:p>
              </table:table-cell>
              <table:table-cell office:value-type="float" office:value="-0.0447665665212">
                <text:p>-0.0447665665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277876213487">
                <text:p>-0.0277876213487</text:p>
              </table:table-cell>
              <table:table-cell office:value-type="float" office:value="-0.0447665665212">
                <text:p>-0.0447665665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246558883035">
                <text:p>-0.0246558883035</text:p>
              </table:table-cell>
              <table:table-cell office:value-type="float" office:value="-0.0447665665212">
                <text:p>-0.0447665665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89181775097">
                <text:p>-0.0189181775097</text:p>
              </table:table-cell>
              <table:table-cell office:value-type="float" office:value="-0.0286372682128">
                <text:p>-0.0286372682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57445358366">
                <text:p>-0.0157445358366</text:p>
              </table:table-cell>
              <table:table-cell office:value-type="float" office:value="-0.0164145906172">
                <text:p>-0.0164145906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857597767309">
                <text:p>-0.00857597767309</text:p>
              </table:table-cell>
              <table:table-cell office:value-type="float" office:value="-0.0115514723615">
                <text:p>-0.01155147236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33361661277">
                <text:p>0.00533361661277</text:p>
              </table:table-cell>
              <table:table-cell office:value-type="float" office:value="0.0062254110823">
                <text:p>0.00622541108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8781532382">
                <text:p>0.0108781532382</text:p>
              </table:table-cell>
              <table:table-cell office:value-type="float" office:value="0.0062254110823">
                <text:p>0.0062254110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39805833061">
                <text:p>0.0239805833061</text:p>
              </table:table-cell>
              <table:table-cell office:value-type="float" office:value="0.0171287116548">
                <text:p>0.0171287116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09397373877">
                <text:p>0.0409397373877</text:p>
              </table:table-cell>
              <table:table-cell office:value-type="float" office:value="0.0269389157594">
                <text:p>0.0269389157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79959601683">
                <text:p>0.0479959601683</text:p>
              </table:table-cell>
              <table:table-cell office:value-type="float" office:value="0.0594632303753">
                <text:p>0.0594632303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59125037804">
                <text:p>0.0559125037804</text:p>
              </table:table-cell>
              <table:table-cell office:value-type="float" office:value="0.0697584735613">
                <text:p>0.0697584735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84673645819">
                <text:p>0.0584673645819</text:p>
              </table:table-cell>
              <table:table-cell office:value-type="float" office:value="0.0769515784389">
                <text:p>0.0769515784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65110197754">
                <text:p>0.0665110197754</text:p>
              </table:table-cell>
              <table:table-cell office:value-type="float" office:value="0.0929513474029">
                <text:p>0.0929513474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7534676398">
                <text:p>0.067534676398</text:p>
              </table:table-cell>
              <table:table-cell office:value-type="float" office:value="0.0857244538271">
                <text:p>0.0857244538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98630090302">
                <text:p>0.0698630090302</text:p>
              </table:table-cell>
              <table:table-cell office:value-type="float" office:value="0.101851617384">
                <text:p>0.1018516173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25475130406">
                <text:p>0.0725475130406</text:p>
              </table:table-cell>
              <table:table-cell office:value-type="float" office:value="0.101851617384">
                <text:p>0.101851617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6198611738">
                <text:p>0.086198611738</text:p>
              </table:table-cell>
              <table:table-cell office:value-type="float" office:value="0.116339198004">
                <text:p>0.116339198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7661132162">
                <text:p>0.0837661132162</text:p>
              </table:table-cell>
              <table:table-cell office:value-type="float" office:value="0.131055324807">
                <text:p>0.1310553248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64887207047">
                <text:p>0.0764887207047</text:p>
              </table:table-cell>
              <table:table-cell office:value-type="float" office:value="0.131545755121">
                <text:p>0.1315457551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55518312329">
                <text:p>0.0755518312329</text:p>
              </table:table-cell>
              <table:table-cell office:value-type="float" office:value="0.130370843735">
                <text:p>0.130370843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55473890202">
                <text:p>0.0755473890202</text:p>
              </table:table-cell>
              <table:table-cell office:value-type="float" office:value="0.130985995552">
                <text:p>0.130985995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199652405">
                <text:p>0.069199652405</text:p>
              </table:table-cell>
              <table:table-cell office:value-type="float" office:value="0.130985995552">
                <text:p>0.1309859955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63592851651">
                <text:p>0.0663592851651</text:p>
              </table:table-cell>
              <table:table-cell office:value-type="float" office:value="0.122476635293">
                <text:p>0.122476635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71388530068">
                <text:p>0.0571388530068</text:p>
              </table:table-cell>
              <table:table-cell office:value-type="float" office:value="0.115413788845">
                <text:p>0.1154137888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2058738473">
                <text:p>0.052058738473</text:p>
              </table:table-cell>
              <table:table-cell office:value-type="float" office:value="0.0966446129194">
                <text:p>0.0966446129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8720530535">
                <text:p>0.048720530535</text:p>
              </table:table-cell>
              <table:table-cell office:value-type="float" office:value="0.0948902367155">
                <text:p>0.09489023671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9729987206">
                <text:p>0.039729987206</text:p>
              </table:table-cell>
              <table:table-cell office:value-type="float" office:value="0.0985783749314">
                <text:p>0.0985783749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0398021882">
                <text:p>0.0370398021882</text:p>
              </table:table-cell>
              <table:table-cell office:value-type="float" office:value="0.0833992250409">
                <text:p>0.0833992250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052233827">
                <text:p>0.037052233827</text:p>
              </table:table-cell>
              <table:table-cell office:value-type="float" office:value="0.0839611145257">
                <text:p>0.0839611145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1570654126">
                <text:p>0.0321570654126</text:p>
              </table:table-cell>
              <table:table-cell office:value-type="float" office:value="0.069672560116">
                <text:p>0.069672560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06369536233">
                <text:p>0.0306369536233</text:p>
              </table:table-cell>
              <table:table-cell office:value-type="float" office:value="0.069672560116">
                <text:p>0.069672560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02696222829">
                <text:p>0.0402696222829</text:p>
              </table:table-cell>
              <table:table-cell office:value-type="float" office:value="0.0757802250529">
                <text:p>0.0757802250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7266504525">
                <text:p>0.0387266504525</text:p>
              </table:table-cell>
              <table:table-cell office:value-type="float" office:value="0.0692087861349">
                <text:p>0.0692087861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48633924892">
                <text:p>0.0348633924892</text:p>
              </table:table-cell>
              <table:table-cell office:value-type="float" office:value="0.064179015489">
                <text:p>0.064179015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55880696189">
                <text:p>0.0355880696189</text:p>
              </table:table-cell>
              <table:table-cell office:value-type="float" office:value="0.0706384901541">
                <text:p>0.0706384901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96336999863">
                <text:p>0.0296336999863</text:p>
              </table:table-cell>
              <table:table-cell office:value-type="float" office:value="0.0610571242574">
                <text:p>0.06105712425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73339259425">
                <text:p>0.0373339259425</text:p>
              </table:table-cell>
              <table:table-cell office:value-type="float" office:value="0.0731693502196">
                <text:p>0.0731693502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88326387279">
                <text:p>0.0388326387279</text:p>
              </table:table-cell>
              <table:table-cell office:value-type="float" office:value="0.0780264361004">
                <text:p>0.0780264361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93555837351">
                <text:p>0.0393555837351</text:p>
              </table:table-cell>
              <table:table-cell office:value-type="float" office:value="0.0783703950123">
                <text:p>0.0783703950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87920326152">
                <text:p>0.0387920326152</text:p>
              </table:table-cell>
              <table:table-cell office:value-type="float" office:value="0.0723814878118">
                <text:p>0.0723814878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4165573794">
                <text:p>0.0334165573794</text:p>
              </table:table-cell>
              <table:table-cell office:value-type="float" office:value="0.0776310431434">
                <text:p>0.07763104314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1527917568">
                <text:p>0.0281527917568</text:p>
              </table:table-cell>
              <table:table-cell office:value-type="float" office:value="0.057670342439">
                <text:p>0.0576703424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85280316221">
                <text:p>0.0285280316221</text:p>
              </table:table-cell>
              <table:table-cell office:value-type="float" office:value="0.0657191677503">
                <text:p>0.06571916775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0709010097">
                <text:p>0.0140709010097</text:p>
              </table:table-cell>
              <table:table-cell office:value-type="float" office:value="0.0442322740439">
                <text:p>0.04423227404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51725870615">
                <text:p>0.00651725870615</text:p>
              </table:table-cell>
              <table:table-cell office:value-type="float" office:value="0.0288673202501">
                <text:p>0.02886732025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766460358182">
                <text:p>-0.000766460358182</text:p>
              </table:table-cell>
              <table:table-cell office:value-type="float" office:value="0.0232041409895">
                <text:p>0.0232041409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24331564734">
                <text:p>-0.0124331564734</text:p>
              </table:table-cell>
              <table:table-cell office:value-type="float" office:value="0.00978656282399">
                <text:p>0.00978656282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34820571111">
                <text:p>-0.0234820571111</text:p>
              </table:table-cell>
              <table:table-cell office:value-type="float" office:value="-0.0172011748414">
                <text:p>-0.01720117484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84489075435">
                <text:p>-0.0384489075435</text:p>
              </table:table-cell>
              <table:table-cell office:value-type="float" office:value="-0.0307608093845">
                <text:p>-0.03076080938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58400765255">
                <text:p>-0.0458400765255</text:p>
              </table:table-cell>
              <table:table-cell office:value-type="float" office:value="-0.0543760542047">
                <text:p>-0.05437605420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591250072565">
                <text:p>-0.0591250072565</text:p>
              </table:table-cell>
              <table:table-cell office:value-type="float" office:value="-0.0722937909733">
                <text:p>-0.07229379097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701855451555">
                <text:p>-0.0701855451555</text:p>
              </table:table-cell>
              <table:table-cell office:value-type="float" office:value="-0.0894833606296">
                <text:p>-0.0894833606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779568853821">
                <text:p>-0.0779568853821</text:p>
              </table:table-cell>
              <table:table-cell office:value-type="float" office:value="-0.109009485236">
                <text:p>-0.109009485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792655453663">
                <text:p>-0.0792655453663</text:p>
              </table:table-cell>
              <table:table-cell office:value-type="float" office:value="-0.118813397559">
                <text:p>-0.118813397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98429519407">
                <text:p>-0.0798429519407</text:p>
              </table:table-cell>
              <table:table-cell office:value-type="float" office:value="-0.127273540579">
                <text:p>-0.1272735405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799938186436">
                <text:p>-0.0799938186436</text:p>
              </table:table-cell>
              <table:table-cell office:value-type="float" office:value="-0.13212606955">
                <text:p>-0.132126069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783908320254">
                <text:p>-0.0783908320254</text:p>
              </table:table-cell>
              <table:table-cell office:value-type="float" office:value="-0.146772296739">
                <text:p>-0.1467722967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795002263212">
                <text:p>-0.0795002263212</text:p>
              </table:table-cell>
              <table:table-cell office:value-type="float" office:value="-0.149047356255">
                <text:p>-0.149047356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763443345784">
                <text:p>-0.0763443345784</text:p>
              </table:table-cell>
              <table:table-cell office:value-type="float" office:value="-0.147358908676">
                <text:p>-0.147358908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667626176874">
                <text:p>-0.0667626176874</text:p>
              </table:table-cell>
              <table:table-cell office:value-type="float" office:value="-0.147358908676">
                <text:p>-0.147358908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67139067336">
                <text:p>-0.0567139067336</text:p>
              </table:table-cell>
              <table:table-cell office:value-type="float" office:value="-0.147358908676">
                <text:p>-0.147358908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493234651855">
                <text:p>-0.0493234651855</text:p>
              </table:table-cell>
              <table:table-cell office:value-type="float" office:value="-0.134215619601">
                <text:p>-0.134215619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45573143054">
                <text:p>-0.0345573143054</text:p>
              </table:table-cell>
              <table:table-cell office:value-type="float" office:value="-0.130575378565">
                <text:p>-0.1305753785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341014051">
                <text:p>-0.02341014051</text:p>
              </table:table-cell>
              <table:table-cell office:value-type="float" office:value="-0.115814178981">
                <text:p>-0.1158141789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57576066802">
                <text:p>-0.0157576066802</text:p>
              </table:table-cell>
              <table:table-cell office:value-type="float" office:value="-0.100060238315">
                <text:p>-0.1000602383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674300318805">
                <text:p>-0.00674300318805</text:p>
              </table:table-cell>
              <table:table-cell office:value-type="float" office:value="-0.0635667290984">
                <text:p>-0.06356672909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65582893366">
                <text:p>0.00765582893366</text:p>
              </table:table-cell>
              <table:table-cell office:value-type="float" office:value="-0.0573262047687">
                <text:p>-0.0573262047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1548412271">
                <text:p>0.0111548412271</text:p>
              </table:table-cell>
              <table:table-cell office:value-type="float" office:value="-0.0372972724021">
                <text:p>-0.03729727240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31252283971">
                <text:p>0.00931252283971</text:p>
              </table:table-cell>
              <table:table-cell office:value-type="float" office:value="-0.034108375895">
                <text:p>-0.0341083758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80230076627">
                <text:p>0.0180230076627</text:p>
              </table:table-cell>
              <table:table-cell office:value-type="float" office:value="-0.0153370469541">
                <text:p>-0.01533704695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6966291067">
                <text:p>0.0126966291067</text:p>
              </table:table-cell>
              <table:table-cell office:value-type="float" office:value="-0.0122858829493">
                <text:p>-0.01228588294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42471573788">
                <text:p>0.0142471573788</text:p>
              </table:table-cell>
              <table:table-cell office:value-type="float" office:value="-0.00927932821657">
                <text:p>-0.00927932821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93322645442">
                <text:p>0.00793322645442</text:p>
              </table:table-cell>
              <table:table-cell office:value-type="float" office:value="0.00549722662541">
                <text:p>0.005497226625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302234104918">
                <text:p>-0.00302234104918</text:p>
              </table:table-cell>
              <table:table-cell office:value-type="float" office:value="-0.00210510154415">
                <text:p>-0.00210510154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24223800918">
                <text:p>-0.0024223800918</text:p>
              </table:table-cell>
              <table:table-cell office:value-type="float" office:value="-0.00292977025614">
                <text:p>-0.00292977025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20588972714">
                <text:p>0.000220588972714</text:p>
              </table:table-cell>
              <table:table-cell office:value-type="float" office:value="-0.00292977025614">
                <text:p>-0.00292977025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5092313483">
                <text:p>-0.0025092313483</text:p>
              </table:table-cell>
              <table:table-cell office:value-type="float" office:value="0.000800882650755">
                <text:p>0.0008008826507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335471959118">
                <text:p>-0.00335471959118</text:p>
              </table:table-cell>
              <table:table-cell office:value-type="float" office:value="0.00884457184912">
                <text:p>0.008844571849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642029882971">
                <text:p>-0.00642029882971</text:p>
              </table:table-cell>
              <table:table-cell office:value-type="float" office:value="0.00884457184912">
                <text:p>0.00884457184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862934145712">
                <text:p>-0.00862934145712</text:p>
              </table:table-cell>
              <table:table-cell office:value-type="float" office:value="0.00976489364763">
                <text:p>0.009764893647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78052566881">
                <text:p>-0.0078052566881</text:p>
              </table:table-cell>
              <table:table-cell office:value-type="float" office:value="0.00752821947503">
                <text:p>0.007528219475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617371489809">
                <text:p>-0.00617371489809</text:p>
              </table:table-cell>
              <table:table-cell office:value-type="float" office:value="0.0184326460986">
                <text:p>0.0184326460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773692019293">
                <text:p>-0.00773692019293</text:p>
              </table:table-cell>
              <table:table-cell office:value-type="float" office:value="0.0184326460986">
                <text:p>0.01843264609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115935711859">
                <text:p>-0.0115935711859</text:p>
              </table:table-cell>
              <table:table-cell office:value-type="float" office:value="0.0214462571706">
                <text:p>0.0214462571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68897456427">
                <text:p>-0.0168897456427</text:p>
              </table:table-cell>
              <table:table-cell office:value-type="float" office:value="0.0259617754055">
                <text:p>0.0259617754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98622966038">
                <text:p>-0.0198622966038</text:p>
              </table:table-cell>
              <table:table-cell office:value-type="float" office:value="0.0304357604053">
                <text:p>0.03043576040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91652021344">
                <text:p>-0.0191652021344</text:p>
              </table:table-cell>
              <table:table-cell office:value-type="float" office:value="0.0294204694109">
                <text:p>0.0294204694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54396761323">
                <text:p>-0.0254396761323</text:p>
              </table:table-cell>
              <table:table-cell office:value-type="float" office:value="0.0302490304165">
                <text:p>0.03024903041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282391622381">
                <text:p>-0.0282391622381</text:p>
              </table:table-cell>
              <table:table-cell office:value-type="float" office:value="0.0186566703486">
                <text:p>0.01865667034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254922579311">
                <text:p>-0.0254922579311</text:p>
              </table:table-cell>
              <table:table-cell office:value-type="float" office:value="0.0186566703486">
                <text:p>0.01865667034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44054368235">
                <text:p>-0.0244054368235</text:p>
              </table:table-cell>
              <table:table-cell office:value-type="float" office:value="0.0186566703486">
                <text:p>0.01865667034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81436645138">
                <text:p>-0.0181436645138</text:p>
              </table:table-cell>
              <table:table-cell office:value-type="float" office:value="0.0215801728705">
                <text:p>0.02158017287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119592975243">
                <text:p>-0.0119592975243</text:p>
              </table:table-cell>
              <table:table-cell office:value-type="float" office:value="0.0241384710933">
                <text:p>0.0241384710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886935096924">
                <text:p>-0.00886935096924</text:p>
              </table:table-cell>
              <table:table-cell office:value-type="float" office:value="0.0281268389753">
                <text:p>0.02812683897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690149743848">
                <text:p>-0.00690149743848</text:p>
              </table:table-cell>
              <table:table-cell office:value-type="float" office:value="0.0258943427564">
                <text:p>0.0258943427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327789084394">
                <text:p>-0.00327789084394</text:p>
              </table:table-cell>
              <table:table-cell office:value-type="float" office:value="0.0279010487521">
                <text:p>0.02790104875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78555919783">
                <text:p>-0.00178555919783</text:p>
              </table:table-cell>
              <table:table-cell office:value-type="float" office:value="0.0229152683858">
                <text:p>0.022915268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459287182371">
                <text:p>-0.00459287182371</text:p>
              </table:table-cell>
              <table:table-cell office:value-type="float" office:value="0.00743610299319">
                <text:p>0.007436102993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59735927193">
                <text:p>-0.0059735927193</text:p>
              </table:table-cell>
              <table:table-cell office:value-type="float" office:value="0.000726753286118">
                <text:p>0.0007267532861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519036123015">
                <text:p>-0.00519036123015</text:p>
              </table:table-cell>
              <table:table-cell office:value-type="float" office:value="-0.000229141916128">
                <text:p>-0.0002291419161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109492599926">
                <text:p>-0.0109492599926</text:p>
              </table:table-cell>
              <table:table-cell office:value-type="float" office:value="-0.00455966586493">
                <text:p>-0.00455966586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2171820227">
                <text:p>-0.012171820227</text:p>
              </table:table-cell>
              <table:table-cell office:value-type="float" office:value="-0.00775495568946">
                <text:p>-0.00775495568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28411424887">
                <text:p>-0.0128411424887</text:p>
              </table:table-cell>
              <table:table-cell office:value-type="float" office:value="-0.0118427432798">
                <text:p>-0.01184274327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146503925844">
                <text:p>-0.0146503925844</text:p>
              </table:table-cell>
              <table:table-cell office:value-type="float" office:value="-0.00960763247353">
                <text:p>-0.009607632473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190413200039">
                <text:p>-0.0190413200039</text:p>
              </table:table-cell>
              <table:table-cell office:value-type="float" office:value="-0.0199391869437">
                <text:p>-0.01993918694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171034478419">
                <text:p>-0.0171034478419</text:p>
              </table:table-cell>
              <table:table-cell office:value-type="float" office:value="-0.0100846003582">
                <text:p>-0.0100846003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14706412209">
                <text:p>-0.014706412209</text:p>
              </table:table-cell>
              <table:table-cell office:value-type="float" office:value="-0.0202867545672">
                <text:p>-0.02028675456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45889934176">
                <text:p>-0.0145889934176</text:p>
              </table:table-cell>
              <table:table-cell office:value-type="float" office:value="-0.0183282716185">
                <text:p>-0.0183282716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14727294673">
                <text:p>-0.014727294673</text:p>
              </table:table-cell>
              <table:table-cell office:value-type="float" office:value="-0.0205472393863">
                <text:p>-0.0205472393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144600025411">
                <text:p>-0.0144600025411</text:p>
              </table:table-cell>
              <table:table-cell office:value-type="float" office:value="-0.0223951411346">
                <text:p>-0.02239514113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64773888046">
                <text:p>-0.0164773888046</text:p>
              </table:table-cell>
              <table:table-cell office:value-type="float" office:value="-0.0242266398578">
                <text:p>-0.02422663985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78194601019">
                <text:p>-0.0178194601019</text:p>
              </table:table-cell>
              <table:table-cell office:value-type="float" office:value="-0.0283805468184">
                <text:p>-0.02838054681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204061986661">
                <text:p>-0.0204061986661</text:p>
              </table:table-cell>
              <table:table-cell office:value-type="float" office:value="-0.0307851893237">
                <text:p>-0.0307851893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184775770464">
                <text:p>-0.0184775770464</text:p>
              </table:table-cell>
              <table:table-cell office:value-type="float" office:value="-0.0283126419586">
                <text:p>-0.0283126419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72799506086">
                <text:p>-0.0172799506086</text:p>
              </table:table-cell>
              <table:table-cell office:value-type="float" office:value="-0.0292236028361">
                <text:p>-0.02922360283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450290759957">
                <text:p>-0.000450290759957</text:p>
              </table:table-cell>
              <table:table-cell office:value-type="float" office:value="-0.0140584184496">
                <text:p>-0.01405841844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35151283006">
                <text:p>-0.0035151283006</text:p>
              </table:table-cell>
              <table:table-cell office:value-type="float" office:value="-0.0287546905564">
                <text:p>-0.02875469055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902367801745">
                <text:p>-0.00902367801745</text:p>
              </table:table-cell>
              <table:table-cell office:value-type="float" office:value="0.00609886731733">
                <text:p>0.006098867317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151898335098">
                <text:p>-0.0151898335098</text:p>
              </table:table-cell>
              <table:table-cell office:value-type="float" office:value="-0.00138248079036">
                <text:p>-0.001382480790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135113524742">
                <text:p>-0.0135113524742</text:p>
              </table:table-cell>
              <table:table-cell office:value-type="float" office:value="-0.00138248079036">
                <text:p>-0.00138248079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77506914311">
                <text:p>-0.0177506914311</text:p>
              </table:table-cell>
              <table:table-cell office:value-type="float" office:value="-0.01481617744">
                <text:p>-0.014816177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69364532311">
                <text:p>-0.0169364532311</text:p>
              </table:table-cell>
              <table:table-cell office:value-type="float" office:value="0.00280682237125">
                <text:p>0.00280682237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74712294932">
                <text:p>-0.0174712294932</text:p>
              </table:table-cell>
              <table:table-cell office:value-type="float" office:value="-0.0140876591179">
                <text:p>-0.01408765911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134249832008">
                <text:p>-0.0134249832008</text:p>
              </table:table-cell>
              <table:table-cell office:value-type="float" office:value="-0.00821057612243">
                <text:p>-0.008210576122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16106219887">
                <text:p>-0.016106219887</text:p>
              </table:table-cell>
              <table:table-cell office:value-type="float" office:value="-0.00737277312398">
                <text:p>-0.007372773123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141747261523">
                <text:p>-0.0141747261523</text:p>
              </table:table-cell>
              <table:table-cell office:value-type="float" office:value="0.00293656822928">
                <text:p>0.002936568229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15730915708">
                <text:p>-0.015730915708</text:p>
              </table:table-cell>
              <table:table-cell office:value-type="float" office:value="-0.0130042980727">
                <text:p>-0.01300429807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14972895243">
                <text:p>-0.0114972895243</text:p>
              </table:table-cell>
              <table:table-cell office:value-type="float" office:value="-0.015952324598">
                <text:p>-0.0159523245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785907792663">
                <text:p>-0.00785907792663</text:p>
              </table:table-cell>
              <table:table-cell office:value-type="float" office:value="-0.00744820639947">
                <text:p>-0.007448206399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622828853536">
                <text:p>-0.00622828853536</text:p>
              </table:table-cell>
              <table:table-cell office:value-type="float" office:value="-0.0073142232421">
                <text:p>-0.00731422324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767150295747">
                <text:p>-0.00767150295747</text:p>
              </table:table-cell>
              <table:table-cell office:value-type="float" office:value="-0.00704274681171">
                <text:p>-0.00704274681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541438096212">
                <text:p>-0.00541438096212</text:p>
              </table:table-cell>
              <table:table-cell office:value-type="float" office:value="-0.00533042119642">
                <text:p>-0.005330421196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0320082637">
                <text:p>0.0030320082637</text:p>
              </table:table-cell>
              <table:table-cell office:value-type="float" office:value="0.0052854306117">
                <text:p>0.0052854306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652088256947">
                <text:p>0.00652088256947</text:p>
              </table:table-cell>
              <table:table-cell office:value-type="float" office:value="0.00289220978952">
                <text:p>0.00289220978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00030610484">
                <text:p>0.0100030610484</text:p>
              </table:table-cell>
              <table:table-cell office:value-type="float" office:value="0.00289220978952">
                <text:p>0.00289220978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72999605541">
                <text:p>0.0172999605541</text:p>
              </table:table-cell>
              <table:table-cell office:value-type="float" office:value="0.0114966812922">
                <text:p>0.01149668129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00518957992">
                <text:p>0.0200518957992</text:p>
              </table:table-cell>
              <table:table-cell office:value-type="float" office:value="0.0181039255142">
                <text:p>0.01810392551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6875087887">
                <text:p>0.0136875087887</text:p>
              </table:table-cell>
              <table:table-cell office:value-type="float" office:value="0.014287685424">
                <text:p>0.0142876854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275742922856">
                <text:p>-0.00275742922856</text:p>
              </table:table-cell>
              <table:table-cell office:value-type="float" office:value="0.00709074956914">
                <text:p>0.007090749569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34404344064">
                <text:p>-0.0134404344064</text:p>
              </table:table-cell>
              <table:table-cell office:value-type="float" office:value="-0.00689233579288">
                <text:p>-0.006892335792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0638952198">
                <text:p>-0.010638952198</text:p>
              </table:table-cell>
              <table:table-cell office:value-type="float" office:value="-0.00689233579288">
                <text:p>-0.006892335792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970074684381">
                <text:p>-0.00970074684381</text:p>
              </table:table-cell>
              <table:table-cell office:value-type="float" office:value="-0.00716524495027">
                <text:p>-0.007165244950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628318942346">
                <text:p>-0.00628318942346</text:p>
              </table:table-cell>
              <table:table-cell office:value-type="float" office:value="-0.0079277660224">
                <text:p>-0.0079277660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280448017554">
                <text:p>-0.00280448017554</text:p>
              </table:table-cell>
              <table:table-cell office:value-type="float" office:value="-0.00159956699162">
                <text:p>-0.00159956699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5060366491">
                <text:p>0.0015060366491</text:p>
              </table:table-cell>
              <table:table-cell office:value-type="float" office:value="0.000989795647224">
                <text:p>0.000989795647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6162790763">
                <text:p>0.0016162790763</text:p>
              </table:table-cell>
              <table:table-cell office:value-type="float" office:value="-0.00359831246479">
                <text:p>-0.003598312464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01514763133">
                <text:p>0.00201514763133</text:p>
              </table:table-cell>
              <table:table-cell office:value-type="float" office:value="-0.000621136777332">
                <text:p>-0.000621136777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03834954144">
                <text:p>0.00303834954144</text:p>
              </table:table-cell>
              <table:table-cell office:value-type="float" office:value="-0.00530447579145">
                <text:p>-0.00530447579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03496017532">
                <text:p>0.00403496017532</text:p>
              </table:table-cell>
              <table:table-cell office:value-type="float" office:value="-0.00759171307712">
                <text:p>-0.007591713077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88971767527">
                <text:p>0.00188971767527</text:p>
              </table:table-cell>
              <table:table-cell office:value-type="float" office:value="-0.0113141635574">
                <text:p>-0.01131416355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20635332789">
                <text:p>0.00020635332789</text:p>
              </table:table-cell>
              <table:table-cell office:value-type="float" office:value="-0.0139918714382">
                <text:p>-0.01399187143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11076951132">
                <text:p>0.000311076951132</text:p>
              </table:table-cell>
              <table:table-cell office:value-type="float" office:value="-0.00955928479481">
                <text:p>-0.009559284794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8177061983">
                <text:p>0.00198177061983</text:p>
              </table:table-cell>
              <table:table-cell office:value-type="float" office:value="-0.00719845053391">
                <text:p>-0.00719845053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565573277699">
                <text:p>0.00565573277699</text:p>
              </table:table-cell>
              <table:table-cell office:value-type="float" office:value="-0.0032245000205">
                <text:p>-0.0032245000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48104607382">
                <text:p>0.00548104607382</text:p>
              </table:table-cell>
              <table:table-cell office:value-type="float" office:value="-0.00493129563152">
                <text:p>-0.00493129563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04622665323">
                <text:p>0.00704622665323</text:p>
              </table:table-cell>
              <table:table-cell office:value-type="float" office:value="-0.00160759981344">
                <text:p>-0.001607599813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69941989204">
                <text:p>0.00769941989204</text:p>
              </table:table-cell>
              <table:table-cell office:value-type="float" office:value="-0.00160759981344">
                <text:p>-0.001607599813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87844166111">
                <text:p>0.00687844166111</text:p>
              </table:table-cell>
              <table:table-cell office:value-type="float" office:value="-0.00714518044125">
                <text:p>-0.00714518044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01301668037">
                <text:p>0.00701301668037</text:p>
              </table:table-cell>
              <table:table-cell office:value-type="float" office:value="-0.00551725259521">
                <text:p>-0.005517252595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702476715053">
                <text:p>0.00702476715053</text:p>
              </table:table-cell>
              <table:table-cell office:value-type="float" office:value="-0.00713933058708">
                <text:p>-0.007139330587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34511612614">
                <text:p>0.0234511612614</text:p>
              </table:table-cell>
              <table:table-cell office:value-type="float" office:value="-0.00301115804492">
                <text:p>-0.003011158044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3766164169">
                <text:p>0.0123766164169</text:p>
              </table:table-cell>
              <table:table-cell office:value-type="float" office:value="0.00230044038949">
                <text:p>0.002300440389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26096238356">
                <text:p>-0.0026096238356</text:p>
              </table:table-cell>
              <table:table-cell office:value-type="float" office:value="-0.0140994610924">
                <text:p>-0.01409946109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154339870577">
                <text:p>-0.00154339870577</text:p>
              </table:table-cell>
              <table:table-cell office:value-type="float" office:value="-0.019372495051">
                <text:p>-0.019372495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531597889752">
                <text:p>0.00531597889752</text:p>
              </table:table-cell>
              <table:table-cell office:value-type="float" office:value="-0.00918327533555">
                <text:p>-0.009183275335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633913856425">
                <text:p>0.00633913856425</text:p>
              </table:table-cell>
              <table:table-cell office:value-type="float" office:value="-0.00962143298745">
                <text:p>-0.009621432987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919926183343">
                <text:p>0.00919926183343</text:p>
              </table:table-cell>
              <table:table-cell office:value-type="float" office:value="-0.00962143298745">
                <text:p>-0.009621432987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923629659336">
                <text:p>0.00923629659336</text:p>
              </table:table-cell>
              <table:table-cell office:value-type="float" office:value="0.000135522982206">
                <text:p>0.0001355229822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747426107312">
                <text:p>0.00747426107312</text:p>
              </table:table-cell>
              <table:table-cell office:value-type="float" office:value="-0.00375041143191">
                <text:p>-0.003750411431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33722572309">
                <text:p>0.0133722572309</text:p>
              </table:table-cell>
              <table:table-cell office:value-type="float" office:value="-0.00375041143191">
                <text:p>-0.003750411431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35216373973">
                <text:p>0.0135216373973</text:p>
              </table:table-cell>
              <table:table-cell office:value-type="float" office:value="-0.00199675998447">
                <text:p>-0.001996759984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42577616804">
                <text:p>0.0142577616804</text:p>
              </table:table-cell>
              <table:table-cell office:value-type="float" office:value="-0.00106165192884">
                <text:p>-0.001061651928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58852214838">
                <text:p>0.0158852214838</text:p>
              </table:table-cell>
              <table:table-cell office:value-type="float" office:value="-0.00116590744241">
                <text:p>-0.001165907442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20255273817">
                <text:p>0.0120255273817</text:p>
              </table:table-cell>
              <table:table-cell office:value-type="float" office:value="-0.00618236456269">
                <text:p>-0.006182364562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05260056115">
                <text:p>0.0105260056115</text:p>
              </table:table-cell>
              <table:table-cell office:value-type="float" office:value="-0.00782323605604">
                <text:p>-0.00782323605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64249294469">
                <text:p>0.0064249294469</text:p>
              </table:table-cell>
              <table:table-cell office:value-type="float" office:value="-0.00925078963537">
                <text:p>-0.009250789635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50990789273">
                <text:p>0.0050990789273</text:p>
              </table:table-cell>
              <table:table-cell office:value-type="float" office:value="-0.0142406154489">
                <text:p>-0.01424061544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928896570494">
                <text:p>0.00928896570494</text:p>
              </table:table-cell>
              <table:table-cell office:value-type="float" office:value="-0.00804109615071">
                <text:p>-0.008041096150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10679602412">
                <text:p>0.0110679602412</text:p>
              </table:table-cell>
              <table:table-cell office:value-type="float" office:value="-0.00804109615071">
                <text:p>-0.008041096150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15242956533">
                <text:p>0.0115242956533</text:p>
              </table:table-cell>
              <table:table-cell office:value-type="float" office:value="-0.00415542721453">
                <text:p>-0.004155427214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25027481376">
                <text:p>0.0125027481376</text:p>
              </table:table-cell>
              <table:table-cell office:value-type="float" office:value="-0.000381559892484">
                <text:p>-0.0003815598924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969180191866">
                <text:p>0.00969180191866</text:p>
              </table:table-cell>
              <table:table-cell office:value-type="float" office:value="-0.000381559892484">
                <text:p>-0.0003815598924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08924538303">
                <text:p>0.0108924538303</text:p>
              </table:table-cell>
              <table:table-cell office:value-type="float" office:value="-0.00540050669243">
                <text:p>-0.005400506692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15334242537">
                <text:p>0.0115334242537</text:p>
              </table:table-cell>
              <table:table-cell office:value-type="float" office:value="-0.00499308639021">
                <text:p>-0.004993086390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731074675045">
                <text:p>0.00731074675045</text:p>
              </table:table-cell>
              <table:table-cell office:value-type="float" office:value="-0.000343220491741">
                <text:p>-0.0003432204917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50205376514">
                <text:p>0.00150205376514</text:p>
              </table:table-cell>
              <table:table-cell office:value-type="float" office:value="-0.00787481512453">
                <text:p>-0.007874815124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80412884514">
                <text:p>-0.0080412884514</text:p>
              </table:table-cell>
              <table:table-cell office:value-type="float" office:value="-0.0190943593798">
                <text:p>-0.01909435937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529083185714">
                <text:p>-0.00529083185714</text:p>
              </table:table-cell>
              <table:table-cell office:value-type="float" office:value="-0.0183677170166">
                <text:p>-0.01836771701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522485140121">
                <text:p>-0.00522485140121</text:p>
              </table:table-cell>
              <table:table-cell office:value-type="float" office:value="-0.00971166760711">
                <text:p>-0.00971166760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623204266795">
                <text:p>-0.00623204266795</text:p>
              </table:table-cell>
              <table:table-cell office:value-type="float" office:value="-0.00883609212123">
                <text:p>-0.008836092121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628354760067">
                <text:p>-0.000628354760067</text:p>
              </table:table-cell>
              <table:table-cell office:value-type="float" office:value="-0.0022979028306">
                <text:p>-0.00229790283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693650847374">
                <text:p>0.000693650847374</text:p>
              </table:table-cell>
              <table:table-cell office:value-type="float" office:value="-0.000403423808646">
                <text:p>-0.0004034238086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569467281134">
                <text:p>0.00569467281134</text:p>
              </table:table-cell>
              <table:table-cell office:value-type="float" office:value="0.00482282645689">
                <text:p>0.004822826456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30557087531">
                <text:p>0.0130557087531</text:p>
              </table:table-cell>
              <table:table-cell office:value-type="float" office:value="0.00482282645689">
                <text:p>0.004822826456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68169417024">
                <text:p>0.0168169417024</text:p>
              </table:table-cell>
              <table:table-cell office:value-type="float" office:value="0.00907918976804">
                <text:p>0.009079189768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3854434371">
                <text:p>0.0193854434371</text:p>
              </table:table-cell>
              <table:table-cell office:value-type="float" office:value="0.00751680703532">
                <text:p>0.00751680703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97685622512">
                <text:p>0.0197685622512</text:p>
              </table:table-cell>
              <table:table-cell office:value-type="float" office:value="0.0052647663165">
                <text:p>0.00526476631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57603328857">
                <text:p>0.0157603328857</text:p>
              </table:table-cell>
              <table:table-cell office:value-type="float" office:value="0.0052647663165">
                <text:p>0.00526476631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68216452732">
                <text:p>0.0168216452732</text:p>
              </table:table-cell>
              <table:table-cell office:value-type="float" office:value="-0.0026797823338">
                <text:p>-0.00267978233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1781281425">
                <text:p>0.0121781281425</text:p>
              </table:table-cell>
              <table:table-cell office:value-type="float" office:value="-0.00438997560726">
                <text:p>-0.00438997560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890411617864">
                <text:p>0.00890411617864</text:p>
              </table:table-cell>
              <table:table-cell office:value-type="float" office:value="-0.0101690532971">
                <text:p>-0.01016905329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87736875916">
                <text:p>0.0087736875916</text:p>
              </table:table-cell>
              <table:table-cell office:value-type="float" office:value="-0.00670176248857">
                <text:p>-0.00670176248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604984263803">
                <text:p>0.00604984263803</text:p>
              </table:table-cell>
              <table:table-cell office:value-type="float" office:value="-0.0123116076016">
                <text:p>-0.01231160760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69047191215">
                <text:p>0.0169047191215</text:p>
              </table:table-cell>
              <table:table-cell office:value-type="float" office:value="-0.000809451317623">
                <text:p>-0.0008094513176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87771532903">
                <text:p>0.0187771532903</text:p>
              </table:table-cell>
              <table:table-cell office:value-type="float" office:value="0.00313107397792">
                <text:p>0.003131073977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66453512409">
                <text:p>0.0266453512409</text:p>
              </table:table-cell>
              <table:table-cell office:value-type="float" office:value="0.00684039988931">
                <text:p>0.006840399889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05489373467">
                <text:p>0.0305489373467</text:p>
              </table:table-cell>
              <table:table-cell office:value-type="float" office:value="0.0110820721583">
                <text:p>0.0110820721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8829731772">
                <text:p>0.0288829731772</text:p>
              </table:table-cell>
              <table:table-cell office:value-type="float" office:value="0.00950257654683">
                <text:p>0.009502576546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78689351382">
                <text:p>0.0178689351382</text:p>
              </table:table-cell>
              <table:table-cell office:value-type="float" office:value="0.00950257654683">
                <text:p>0.009502576546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07659768494">
                <text:p>0.0107659768494</text:p>
              </table:table-cell>
              <table:table-cell office:value-type="float" office:value="-0.00566724861895">
                <text:p>-0.005667248618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18392837314">
                <text:p>0.00518392837314</text:p>
              </table:table-cell>
              <table:table-cell office:value-type="float" office:value="-0.0206176740621">
                <text:p>-0.02061767406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419517717397">
                <text:p>0.00419517717397</text:p>
              </table:table-cell>
              <table:table-cell office:value-type="float" office:value="-0.0206176740621">
                <text:p>-0.02061767406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46903587797">
                <text:p>0.00246903587797</text:p>
              </table:table-cell>
              <table:table-cell office:value-type="float" office:value="-0.0184421189762">
                <text:p>-0.01844211897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207914220257">
                <text:p>-0.00207914220257</text:p>
              </table:table-cell>
              <table:table-cell office:value-type="float" office:value="-0.011957533094">
                <text:p>-0.011957533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23541233518">
                <text:p>0.00223541233518</text:p>
              </table:table-cell>
              <table:table-cell office:value-type="float" office:value="-0.0055375976402">
                <text:p>-0.00553759764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73492080735">
                <text:p>0.00373492080735</text:p>
              </table:table-cell>
              <table:table-cell office:value-type="float" office:value="-0.00107670531469">
                <text:p>-0.001076705314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900748289582">
                <text:p>0.00900748289582</text:p>
              </table:table-cell>
              <table:table-cell office:value-type="float" office:value="0.00319015291611">
                <text:p>0.003190152916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0340854913">
                <text:p>0.010340854913</text:p>
              </table:table-cell>
              <table:table-cell office:value-type="float" office:value="0.00524529849274">
                <text:p>0.005245298492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16469454532">
                <text:p>0.0116469454532</text:p>
              </table:table-cell>
              <table:table-cell office:value-type="float" office:value="0.00338587994454">
                <text:p>0.003385879944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09525030902">
                <text:p>0.0109525030902</text:p>
              </table:table-cell>
              <table:table-cell office:value-type="float" office:value="0.00316422576715">
                <text:p>0.003164225767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614447903406">
                <text:p>0.00614447903406</text:p>
              </table:table-cell>
              <table:table-cell office:value-type="float" office:value="-0.00214302888779">
                <text:p>-0.002143028887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96247743311">
                <text:p>0.00296247743311</text:p>
              </table:table-cell>
              <table:table-cell office:value-type="float" office:value="-0.00747415622672">
                <text:p>-0.007474156226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42312261276">
                <text:p>0.00142312261276</text:p>
              </table:table-cell>
              <table:table-cell office:value-type="float" office:value="-0.00747415622672">
                <text:p>-0.007474156226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02933217645">
                <text:p>0.00302933217645</text:p>
              </table:table-cell>
              <table:table-cell office:value-type="float" office:value="-0.00952709060895">
                <text:p>-0.009527090608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49580900226">
                <text:p>0.00249580900226</text:p>
              </table:table-cell>
              <table:table-cell office:value-type="float" office:value="-0.00283622835766">
                <text:p>-0.002836228357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322920721307">
                <text:p>0.000322920721307</text:p>
              </table:table-cell>
              <table:table-cell office:value-type="float" office:value="-0.00283622835766">
                <text:p>-0.002836228357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706920106728">
                <text:p>0.000706920106728</text:p>
              </table:table-cell>
              <table:table-cell office:value-type="float" office:value="-0.00460147654535">
                <text:p>-0.004601476545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448740589924">
                <text:p>0.00448740589924</text:p>
              </table:table-cell>
              <table:table-cell office:value-type="float" office:value="0.000923118602171">
                <text:p>0.0009231186021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34568634448">
                <text:p>0.00434568634448</text:p>
              </table:table-cell>
              <table:table-cell office:value-type="float" office:value="0.00127671744783">
                <text:p>0.001276717447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54552417771">
                <text:p>0.00454552417771</text:p>
              </table:table-cell>
              <table:table-cell office:value-type="float" office:value="0.000521520214452">
                <text:p>0.000521520214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21642272634">
                <text:p>0.00221642272634</text:p>
              </table:table-cell>
              <table:table-cell office:value-type="float" office:value="-0.00101576180071">
                <text:p>-0.001015761800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22854417018">
                <text:p>0.00122854417018</text:p>
              </table:table-cell>
              <table:table-cell office:value-type="float" office:value="-0.00465789612663">
                <text:p>-0.004657896126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98583503619">
                <text:p>0.00198583503619</text:p>
              </table:table-cell>
              <table:table-cell office:value-type="float" office:value="-0.00323379945931">
                <text:p>-0.003233799459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00861192355">
                <text:p>0.00200861192355</text:p>
              </table:table-cell>
              <table:table-cell office:value-type="float" office:value="-0.00190686261485">
                <text:p>-0.001906862614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76607318471">
                <text:p>0.00176607318471</text:p>
              </table:table-cell>
              <table:table-cell office:value-type="float" office:value="-0.00187083738905">
                <text:p>-0.001870837389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3008139398">
                <text:p>0.0013008139398</text:p>
              </table:table-cell>
              <table:table-cell office:value-type="float" office:value="-0.00173494569844">
                <text:p>-0.001734945698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24048677983">
                <text:p>0.00224048677983</text:p>
              </table:table-cell>
              <table:table-cell office:value-type="float" office:value="-0.00028325875847">
                <text:p>-0.000283258758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13925360336">
                <text:p>0.00113925360336</text:p>
              </table:table-cell>
              <table:table-cell office:value-type="float" office:value="-0.00196960715106">
                <text:p>-0.00196960715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2.H1:Sheet2.I324" svg:x="0.32cm" svg:y="0.18cm" svg:width="12.508cm" svg:height="8.64cm">
          <chartooo:coordinate-region svg:x="1.338cm" svg:y="0.38cm" svg:width="11.456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1:Sheet2.H324" chart:class="chart:line">
            <chart:data-point chart:repeated="324"/>
          </chart:series>
          <chart:series chart:style-name="ch7" chart:values-cell-range-address="Sheet2.I1:Sheet2.I324" chart:class="chart:line">
            <chart:data-point chart:repeated="3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93152032444">
                <text:p>-0.00993152032444</text:p>
                <draw:g>
                  <svg:desc>Sheet2.H1:Sheet2.H324</svg:desc>
                </draw:g>
              </table:table-cell>
              <table:table-cell office:value-type="float" office:value="0.00660723917078">
                <text:p>0.00660723917078</text:p>
                <draw:g>
                  <svg:desc>Sheet2.I1:Sheet2.I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670451715793">
                <text:p>-0.00670451715793</text:p>
              </table:table-cell>
              <table:table-cell office:value-type="float" office:value="-0.00160673174759">
                <text:p>-0.00160673174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70172736583">
                <text:p>-0.00370172736583</text:p>
              </table:table-cell>
              <table:table-cell office:value-type="float" office:value="0.00807086174701">
                <text:p>0.00807086174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812061415346">
                <text:p>-0.000812061415346</text:p>
              </table:table-cell>
              <table:table-cell office:value-type="float" office:value="-0.00992263727051">
                <text:p>-0.00992263727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7124709048">
                <text:p>0.00147124709048</text:p>
              </table:table-cell>
              <table:table-cell office:value-type="float" office:value="0.0207084534166">
                <text:p>0.0207084534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66172711346">
                <text:p>0.00966172711346</text:p>
              </table:table-cell>
              <table:table-cell office:value-type="float" office:value="0.0138301688727">
                <text:p>0.0138301688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4791271223">
                <text:p>0.0124791271223</text:p>
              </table:table-cell>
              <table:table-cell office:value-type="float" office:value="0.0377350198711">
                <text:p>0.0377350198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6359317772">
                <text:p>0.0196359317772</text:p>
              </table:table-cell>
              <table:table-cell office:value-type="float" office:value="0.0279446222281">
                <text:p>0.0279446222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8902620223">
                <text:p>0.0238902620223</text:p>
              </table:table-cell>
              <table:table-cell office:value-type="float" office:value="0.0440767652627">
                <text:p>0.0440767652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3038050414">
                <text:p>0.0183038050414</text:p>
              </table:table-cell>
              <table:table-cell office:value-type="float" office:value="0.0407083264496">
                <text:p>0.0407083264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1835085931">
                <text:p>0.0181835085931</text:p>
              </table:table-cell>
              <table:table-cell office:value-type="float" office:value="0.0412410884695">
                <text:p>0.0412410884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7921479297">
                <text:p>0.0167921479297</text:p>
              </table:table-cell>
              <table:table-cell office:value-type="float" office:value="0.0230886713065">
                <text:p>0.0230886713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085804326">
                <text:p>0.0145085804326</text:p>
              </table:table-cell>
              <table:table-cell office:value-type="float" office:value="0.0185407511432">
                <text:p>0.0185407511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8824478226">
                <text:p>0.0158824478226</text:p>
              </table:table-cell>
              <table:table-cell office:value-type="float" office:value="0.0421729062447">
                <text:p>0.0421729062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4493073832">
                <text:p>0.0144493073832</text:p>
              </table:table-cell>
              <table:table-cell office:value-type="float" office:value="0.0341467493442">
                <text:p>0.0341467493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7381120014">
                <text:p>0.0157381120014</text:p>
              </table:table-cell>
              <table:table-cell office:value-type="float" office:value="0.0314211310102">
                <text:p>0.0314211310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6841366721">
                <text:p>0.0176841366721</text:p>
              </table:table-cell>
              <table:table-cell office:value-type="float" office:value="0.0275209918095">
                <text:p>0.027520991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2863522071">
                <text:p>0.0182863522071</text:p>
              </table:table-cell>
              <table:table-cell office:value-type="float" office:value="0.0390939987137">
                <text:p>0.0390939987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2577481835">
                <text:p>0.0182577481835</text:p>
              </table:table-cell>
              <table:table-cell office:value-type="float" office:value="0.0252028018571">
                <text:p>0.025202801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5509928398">
                <text:p>0.0195509928398</text:p>
              </table:table-cell>
              <table:table-cell office:value-type="float" office:value="0.0232309033854">
                <text:p>0.0232309033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2687719581">
                <text:p>0.0202687719581</text:p>
              </table:table-cell>
              <table:table-cell office:value-type="float" office:value="0.035086083436">
                <text:p>0.035086083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7153329318">
                <text:p>0.0257153329318</text:p>
              </table:table-cell>
              <table:table-cell office:value-type="float" office:value="0.0371157710128">
                <text:p>0.0371157710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8119140924">
                <text:p>0.0288119140924</text:p>
              </table:table-cell>
              <table:table-cell office:value-type="float" office:value="0.0371157710128">
                <text:p>0.0371157710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8602935139">
                <text:p>0.0338602935139</text:p>
              </table:table-cell>
              <table:table-cell office:value-type="float" office:value="0.044872276895">
                <text:p>0.044872276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83951808">
                <text:p>0.0333383951808</text:p>
              </table:table-cell>
              <table:table-cell office:value-type="float" office:value="0.0436289299903">
                <text:p>0.0436289299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6049530885">
                <text:p>0.0346049530885</text:p>
              </table:table-cell>
              <table:table-cell office:value-type="float" office:value="0.05394834291">
                <text:p>0.05394834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2813412859">
                <text:p>0.0382813412859</text:p>
              </table:table-cell>
              <table:table-cell office:value-type="float" office:value="0.0476038458636">
                <text:p>0.0476038458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1042363182">
                <text:p>0.0381042363182</text:p>
              </table:table-cell>
              <table:table-cell office:value-type="float" office:value="0.0476038458636">
                <text:p>0.0476038458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5501955406">
                <text:p>0.0355501955406</text:p>
              </table:table-cell>
              <table:table-cell office:value-type="float" office:value="0.058129019949">
                <text:p>0.058129019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0769720351">
                <text:p>0.0370769720351</text:p>
              </table:table-cell>
              <table:table-cell office:value-type="float" office:value="0.0371660694971">
                <text:p>0.0371660694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50686070279">
                <text:p>0.0350686070279</text:p>
              </table:table-cell>
              <table:table-cell office:value-type="float" office:value="0.0465325304524">
                <text:p>0.0465325304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6401554589">
                <text:p>0.036401554589</text:p>
              </table:table-cell>
              <table:table-cell office:value-type="float" office:value="0.0422022105569">
                <text:p>0.0422022105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8688830918">
                <text:p>0.0338688830918</text:p>
              </table:table-cell>
              <table:table-cell office:value-type="float" office:value="0.057019308842">
                <text:p>0.057019308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188382793">
                <text:p>0.036188382793</text:p>
              </table:table-cell>
              <table:table-cell office:value-type="float" office:value="0.057019308842">
                <text:p>0.057019308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2399335657">
                <text:p>0.0352399335657</text:p>
              </table:table-cell>
              <table:table-cell office:value-type="float" office:value="0.0475360547839">
                <text:p>0.0475360547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12275690637">
                <text:p>0.0412275690637</text:p>
              </table:table-cell>
              <table:table-cell office:value-type="float" office:value="0.0451698300994">
                <text:p>0.0451698300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57907905644">
                <text:p>0.0457907905644</text:p>
              </table:table-cell>
              <table:table-cell office:value-type="float" office:value="0.0458526651842">
                <text:p>0.0458526651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66051695597">
                <text:p>0.0466051695597</text:p>
              </table:table-cell>
              <table:table-cell office:value-type="float" office:value="0.05205243344">
                <text:p>0.05205243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4487643747">
                <text:p>0.0484487643747</text:p>
              </table:table-cell>
              <table:table-cell office:value-type="float" office:value="0.0459644107714">
                <text:p>0.0459644107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76816211633">
                <text:p>0.0476816211633</text:p>
              </table:table-cell>
              <table:table-cell office:value-type="float" office:value="0.0664864027666">
                <text:p>0.0664864027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05063069213">
                <text:p>0.0505063069213</text:p>
              </table:table-cell>
              <table:table-cell office:value-type="float" office:value="0.0498004877019">
                <text:p>0.0498004877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1153457124">
                <text:p>0.051153457124</text:p>
              </table:table-cell>
              <table:table-cell office:value-type="float" office:value="0.0519155250019">
                <text:p>0.0519155250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357413398">
                <text:p>0.0494357413398</text:p>
              </table:table-cell>
              <table:table-cell office:value-type="float" office:value="0.0703336343544">
                <text:p>0.0703336343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71992269393">
                <text:p>0.0471992269393</text:p>
              </table:table-cell>
              <table:table-cell office:value-type="float" office:value="0.0703336343544">
                <text:p>0.0703336343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6321905803">
                <text:p>0.0446321905803</text:p>
              </table:table-cell>
              <table:table-cell office:value-type="float" office:value="0.0561314040853">
                <text:p>0.0561314040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8692398651">
                <text:p>0.0428692398651</text:p>
              </table:table-cell>
              <table:table-cell office:value-type="float" office:value="0.0544136383877">
                <text:p>0.0544136383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08961678332">
                <text:p>0.0408961678332</text:p>
              </table:table-cell>
              <table:table-cell office:value-type="float" office:value="0.0399581103032">
                <text:p>0.0399581103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1429235126">
                <text:p>0.0381429235126</text:p>
              </table:table-cell>
              <table:table-cell office:value-type="float" office:value="0.0399581103032">
                <text:p>0.0399581103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67927445011">
                <text:p>0.0367927445011</text:p>
              </table:table-cell>
              <table:table-cell office:value-type="float" office:value="0.0442017875178">
                <text:p>0.0442017875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75513286417">
                <text:p>0.0375513286417</text:p>
              </table:table-cell>
              <table:table-cell office:value-type="float" office:value="0.0399044738667">
                <text:p>0.0399044738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04238257486">
                <text:p>0.0404238257486</text:p>
              </table:table-cell>
              <table:table-cell office:value-type="float" office:value="0.0401750010925">
                <text:p>0.0401750010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53121578901">
                <text:p>0.0453121578901</text:p>
              </table:table-cell>
              <table:table-cell office:value-type="float" office:value="0.0344919652703">
                <text:p>0.0344919652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78914411809">
                <text:p>0.0478914411809</text:p>
              </table:table-cell>
              <table:table-cell office:value-type="float" office:value="0.0488449507465">
                <text:p>0.0488449507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89041248308">
                <text:p>0.0489041248308</text:p>
              </table:table-cell>
              <table:table-cell office:value-type="float" office:value="0.0419099471634">
                <text:p>0.0419099471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615195489">
                <text:p>0.053615195489</text:p>
              </table:table-cell>
              <table:table-cell office:value-type="float" office:value="0.0428354600661">
                <text:p>0.04283546006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3525156091">
                <text:p>0.0563525156091</text:p>
              </table:table-cell>
              <table:table-cell office:value-type="float" office:value="0.0384434438923">
                <text:p>0.0384434438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0194190981">
                <text:p>0.0590194190981</text:p>
              </table:table-cell>
              <table:table-cell office:value-type="float" office:value="0.053324378457">
                <text:p>0.053324378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42070134">
                <text:p>0.05842070134</text:p>
              </table:table-cell>
              <table:table-cell office:value-type="float" office:value="0.0573738288546">
                <text:p>0.0573738288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0315683147">
                <text:p>0.0590315683147</text:p>
              </table:table-cell>
              <table:table-cell office:value-type="float" office:value="0.0579332253685">
                <text:p>0.05793322536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66659876848">
                <text:p>0.0566659876848</text:p>
              </table:table-cell>
              <table:table-cell office:value-type="float" office:value="0.0552885797147">
                <text:p>0.0552885797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09130809163">
                <text:p>0.0509130809163</text:p>
              </table:table-cell>
              <table:table-cell office:value-type="float" office:value="0.0539405317823">
                <text:p>0.0539405317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57574360916">
                <text:p>0.0457574360916</text:p>
              </table:table-cell>
              <table:table-cell office:value-type="float" office:value="0.0493257413749">
                <text:p>0.0493257413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089719896">
                <text:p>0.036089719896</text:p>
              </table:table-cell>
              <table:table-cell office:value-type="float" office:value="0.0324885805726">
                <text:p>0.03248858057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9157064876">
                <text:p>0.0339157064876</text:p>
              </table:table-cell>
              <table:table-cell office:value-type="float" office:value="0.0355378081404">
                <text:p>0.0355378081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8310385205">
                <text:p>0.0298310385205</text:p>
              </table:table-cell>
              <table:table-cell office:value-type="float" office:value="0.0189351073858">
                <text:p>0.0189351073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1813822675">
                <text:p>0.0181813822675</text:p>
              </table:table-cell>
              <table:table-cell office:value-type="float" office:value="0.0139494443343">
                <text:p>0.0139494443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1876504633">
                <text:p>0.0121876504633</text:p>
              </table:table-cell>
              <table:table-cell office:value-type="float" office:value="0.00839905686888">
                <text:p>0.00839905686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36692331775">
                <text:p>0.00836692331775</text:p>
              </table:table-cell>
              <table:table-cell office:value-type="float" office:value="-0.00706776810555">
                <text:p>-0.00706776810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274286505455">
                <text:p>-0.000274286505455</text:p>
              </table:table-cell>
              <table:table-cell office:value-type="float" office:value="0.0054939271385">
                <text:p>0.0054939271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613441690526">
                <text:p>-0.00613441690526</text:p>
              </table:table-cell>
              <table:table-cell office:value-type="float" office:value="-0.0122289764774">
                <text:p>-0.01222897647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90534824043">
                <text:p>-0.0090534824043</text:p>
              </table:table-cell>
              <table:table-cell office:value-type="float" office:value="-0.00442060672525">
                <text:p>-0.00442060672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03177321665">
                <text:p>-0.0103177321665</text:p>
              </table:table-cell>
              <table:table-cell office:value-type="float" office:value="-0.00241158696516">
                <text:p>-0.00241158696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21204773141">
                <text:p>-0.0121204773141</text:p>
              </table:table-cell>
              <table:table-cell office:value-type="float" office:value="-0.0105063836662">
                <text:p>-0.01050638366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41527359252">
                <text:p>-0.0141527359252</text:p>
              </table:table-cell>
              <table:table-cell office:value-type="float" office:value="-0.0076261949939">
                <text:p>-0.00762619499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80147770886">
                <text:p>-0.0180147770886</text:p>
              </table:table-cell>
              <table:table-cell office:value-type="float" office:value="-0.00440521274945">
                <text:p>-0.004405212749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87994575444">
                <text:p>-0.0187994575444</text:p>
              </table:table-cell>
              <table:table-cell office:value-type="float" office:value="-0.00219800855397">
                <text:p>-0.00219800855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78462633066">
                <text:p>-0.0178462633066</text:p>
              </table:table-cell>
              <table:table-cell office:value-type="float" office:value="-0.00429986806491">
                <text:p>-0.00429986806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85077673843">
                <text:p>-0.0185077673843</text:p>
              </table:table-cell>
              <table:table-cell office:value-type="float" office:value="-0.00741737821257">
                <text:p>-0.00741737821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51760073018">
                <text:p>-0.0151760073018</text:p>
              </table:table-cell>
              <table:table-cell office:value-type="float" office:value="-0.00139429098127">
                <text:p>-0.00139429098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55119435729">
                <text:p>-0.0155119435729</text:p>
              </table:table-cell>
              <table:table-cell office:value-type="float" office:value="0.00772021360645">
                <text:p>0.007720213606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3659080869">
                <text:p>-0.013659080869</text:p>
              </table:table-cell>
              <table:table-cell office:value-type="float" office:value="0.00121507595974">
                <text:p>0.001215075959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9850824287">
                <text:p>-0.009850824287</text:p>
              </table:table-cell>
              <table:table-cell office:value-type="float" office:value="0.00199126088887">
                <text:p>0.00199126088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582481898428">
                <text:p>-0.00582481898428</text:p>
              </table:table-cell>
              <table:table-cell office:value-type="float" office:value="0.0085521147795">
                <text:p>0.0085521147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15824941648">
                <text:p>0.00215824941648</text:p>
              </table:table-cell>
              <table:table-cell office:value-type="float" office:value="0.0135590054299">
                <text:p>0.0135590054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21831872874">
                <text:p>0.00421831872874</text:p>
              </table:table-cell>
              <table:table-cell office:value-type="float" office:value="0.0132330798204">
                <text:p>0.0132330798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32496244038">
                <text:p>0.00532496244038</text:p>
              </table:table-cell>
              <table:table-cell office:value-type="float" office:value="0.017713018294">
                <text:p>0.017713018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82049032456">
                <text:p>0.00582049032456</text:p>
              </table:table-cell>
              <table:table-cell office:value-type="float" office:value="0.017713018294">
                <text:p>0.017713018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743708927681">
                <text:p>0.00743708927681</text:p>
              </table:table-cell>
              <table:table-cell office:value-type="float" office:value="0.017713018294">
                <text:p>0.017713018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83003002328">
                <text:p>0.00983003002328</text:p>
              </table:table-cell>
              <table:table-cell office:value-type="float" office:value="0.0239229155016">
                <text:p>0.0239229155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4926046747">
                <text:p>0.0114926046747</text:p>
              </table:table-cell>
              <table:table-cell office:value-type="float" office:value="0.0300279390017">
                <text:p>0.0300279390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4304557335">
                <text:p>0.0134304557335</text:p>
              </table:table-cell>
              <table:table-cell office:value-type="float" office:value="0.0386356466828">
                <text:p>0.0386356466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7957147381">
                <text:p>0.0117957147381</text:p>
              </table:table-cell>
              <table:table-cell office:value-type="float" office:value="0.0337473952908">
                <text:p>0.03374739529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96478692">
                <text:p>0.00596478692</text:p>
              </table:table-cell>
              <table:table-cell office:value-type="float" office:value="0.0337473952908">
                <text:p>0.0337473952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256684001103">
                <text:p>-0.00256684001103</text:p>
              </table:table-cell>
              <table:table-cell office:value-type="float" office:value="0.0423733894205">
                <text:p>0.0423733894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870969767144">
                <text:p>-0.00870969767144</text:p>
              </table:table-cell>
              <table:table-cell office:value-type="float" office:value="0.0184067265386">
                <text:p>0.0184067265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172795213402">
                <text:p>-0.0172795213402</text:p>
              </table:table-cell>
              <table:table-cell office:value-type="float" office:value="-0.00827762724903">
                <text:p>-0.00827762724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24534884404">
                <text:p>-0.024534884404</text:p>
              </table:table-cell>
              <table:table-cell office:value-type="float" office:value="-0.0186691197561">
                <text:p>-0.01866911975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89225819481">
                <text:p>-0.0289225819481</text:p>
              </table:table-cell>
              <table:table-cell office:value-type="float" office:value="-0.0357386558911">
                <text:p>-0.03573865589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25452150799">
                <text:p>-0.0325452150799</text:p>
              </table:table-cell>
              <table:table-cell office:value-type="float" office:value="-0.0501800293287">
                <text:p>-0.0501800293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35708743238">
                <text:p>-0.0335708743238</text:p>
              </table:table-cell>
              <table:table-cell office:value-type="float" office:value="-0.0569314780357">
                <text:p>-0.05693147803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04076325644">
                <text:p>-0.0304076325644</text:p>
              </table:table-cell>
              <table:table-cell office:value-type="float" office:value="-0.0614677407526">
                <text:p>-0.06146774075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12737625343">
                <text:p>-0.0212737625343</text:p>
              </table:table-cell>
              <table:table-cell office:value-type="float" office:value="-0.0614677407526">
                <text:p>-0.0614677407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87963581703">
                <text:p>-0.0087963581703</text:p>
              </table:table-cell>
              <table:table-cell office:value-type="float" office:value="-0.0601157991765">
                <text:p>-0.06011579917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401467687821">
                <text:p>-0.00401467687821</text:p>
              </table:table-cell>
              <table:table-cell office:value-type="float" office:value="-0.0512924212201">
                <text:p>-0.0512924212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8473150776">
                <text:p>0.00218473150776</text:p>
              </table:table-cell>
              <table:table-cell office:value-type="float" office:value="-0.0412471906302">
                <text:p>-0.0412471906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39242367155">
                <text:p>0.00239242367155</text:p>
              </table:table-cell>
              <table:table-cell office:value-type="float" office:value="-0.0362686014173">
                <text:p>-0.0362686014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6240158553">
                <text:p>0.0036240158553</text:p>
              </table:table-cell>
              <table:table-cell office:value-type="float" office:value="-0.0250233391742">
                <text:p>-0.0250233391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439095903054">
                <text:p>0.00439095903054</text:p>
              </table:table-cell>
              <table:table-cell office:value-type="float" office:value="-0.0250233391742">
                <text:p>-0.0250233391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73918896882">
                <text:p>0.00173918896882</text:p>
              </table:table-cell>
              <table:table-cell office:value-type="float" office:value="-0.023589250962">
                <text:p>-0.0235892509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47087991862">
                <text:p>-0.00347087991862</text:p>
              </table:table-cell>
              <table:table-cell office:value-type="float" office:value="-0.0237995304825">
                <text:p>-0.0237995304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60051054325">
                <text:p>-0.0060051054325</text:p>
              </table:table-cell>
              <table:table-cell office:value-type="float" office:value="-0.0189527062932">
                <text:p>-0.01895270629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50350515736">
                <text:p>-0.0150350515736</text:p>
              </table:table-cell>
              <table:table-cell office:value-type="float" office:value="-0.0409812428992">
                <text:p>-0.04098124289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207507164772">
                <text:p>-0.0207507164772</text:p>
              </table:table-cell>
              <table:table-cell office:value-type="float" office:value="-0.0465290763652">
                <text:p>-0.0465290763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244376671481">
                <text:p>-0.0244376671481</text:p>
              </table:table-cell>
              <table:table-cell office:value-type="float" office:value="-0.0589728528137">
                <text:p>-0.05897285281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221228900222">
                <text:p>-0.0221228900222</text:p>
              </table:table-cell>
              <table:table-cell office:value-type="float" office:value="-0.0480231362566">
                <text:p>-0.0480231362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73600379027">
                <text:p>-0.0173600379027</text:p>
              </table:table-cell>
              <table:table-cell office:value-type="float" office:value="-0.0355418593007">
                <text:p>-0.0355418593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21599082592">
                <text:p>-0.0121599082592</text:p>
              </table:table-cell>
              <table:table-cell office:value-type="float" office:value="-0.0355418593007">
                <text:p>-0.0355418593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02694351034">
                <text:p>-0.0102694351034</text:p>
              </table:table-cell>
              <table:table-cell office:value-type="float" office:value="-0.0380186795079">
                <text:p>-0.0380186795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903637086549">
                <text:p>-0.00903637086549</text:p>
              </table:table-cell>
              <table:table-cell office:value-type="float" office:value="-0.0318690582676">
                <text:p>-0.03186905826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887993430846">
                <text:p>-0.00887993430846</text:p>
              </table:table-cell>
              <table:table-cell office:value-type="float" office:value="-0.0245454098529">
                <text:p>-0.02454540985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06090245835">
                <text:p>-0.0106090245835</text:p>
              </table:table-cell>
              <table:table-cell office:value-type="float" office:value="-0.0185777975247">
                <text:p>-0.01857779752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977992245339">
                <text:p>-0.00977992245339</text:p>
              </table:table-cell>
              <table:table-cell office:value-type="float" office:value="-0.0189667336725">
                <text:p>-0.0189667336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791994051514">
                <text:p>-0.00791994051514</text:p>
              </table:table-cell>
              <table:table-cell office:value-type="float" office:value="-0.0136326193699">
                <text:p>-0.01363261936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920801631829">
                <text:p>-0.00920801631829</text:p>
              </table:table-cell>
              <table:table-cell office:value-type="float" office:value="-0.0082740324454">
                <text:p>-0.0082740324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837842648995">
                <text:p>-0.00837842648995</text:p>
              </table:table-cell>
              <table:table-cell office:value-type="float" office:value="-0.0102518693105">
                <text:p>-0.01025186931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09069123828">
                <text:p>-0.0109069123828</text:p>
              </table:table-cell>
              <table:table-cell office:value-type="float" office:value="-0.00997576171254">
                <text:p>-0.00997576171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57668133541">
                <text:p>-0.0157668133541</text:p>
              </table:table-cell>
              <table:table-cell office:value-type="float" office:value="-0.00699243449935">
                <text:p>-0.00699243449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85083260851">
                <text:p>-0.0185083260851</text:p>
              </table:table-cell>
              <table:table-cell office:value-type="float" office:value="-0.00996187520858">
                <text:p>-0.00996187520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15987027311">
                <text:p>-0.0215987027311</text:p>
              </table:table-cell>
              <table:table-cell office:value-type="float" office:value="-0.00685612562264">
                <text:p>-0.006856125622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83939971189">
                <text:p>-0.0283939971189</text:p>
              </table:table-cell>
              <table:table-cell office:value-type="float" office:value="-0.0173508691582">
                <text:p>-0.0173508691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02319104392">
                <text:p>-0.0302319104392</text:p>
              </table:table-cell>
              <table:table-cell office:value-type="float" office:value="-0.0184505136936">
                <text:p>-0.0184505136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281439137262">
                <text:p>-0.0281439137262</text:p>
              </table:table-cell>
              <table:table-cell office:value-type="float" office:value="-0.0250562289143">
                <text:p>-0.02505622891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215068806474">
                <text:p>-0.0215068806474</text:p>
              </table:table-cell>
              <table:table-cell office:value-type="float" office:value="-0.0141497492406">
                <text:p>-0.0141497492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63176545381">
                <text:p>-0.0163176545381</text:p>
              </table:table-cell>
              <table:table-cell office:value-type="float" office:value="-0.016905689673">
                <text:p>-0.0169056896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32791349539">
                <text:p>-0.0132791349539</text:p>
              </table:table-cell>
              <table:table-cell office:value-type="float" office:value="-0.00933450095508">
                <text:p>-0.00933450095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902130249835">
                <text:p>-0.00902130249835</text:p>
              </table:table-cell>
              <table:table-cell office:value-type="float" office:value="-0.00714286973389">
                <text:p>-0.00714286973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05416805635">
                <text:p>-0.00605416805635</text:p>
              </table:table-cell>
              <table:table-cell office:value-type="float" office:value="-0.0011092041862">
                <text:p>-0.0011092041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856597555505">
                <text:p>-0.00856597555505</text:p>
              </table:table-cell>
              <table:table-cell office:value-type="float" office:value="-0.00357301183109">
                <text:p>-0.00357301183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760234504647">
                <text:p>-0.00760234504647</text:p>
              </table:table-cell>
              <table:table-cell office:value-type="float" office:value="0.00475421266624">
                <text:p>0.004754212666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04433727041">
                <text:p>-0.00504433727041</text:p>
              </table:table-cell>
              <table:table-cell office:value-type="float" office:value="0.0115225567007">
                <text:p>0.0115225567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658526346918">
                <text:p>-0.00658526346918</text:p>
              </table:table-cell>
              <table:table-cell office:value-type="float" office:value="0.0100053158027">
                <text:p>0.0100053158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109335635318">
                <text:p>-0.0109335635318</text:p>
              </table:table-cell>
              <table:table-cell office:value-type="float" office:value="0.0186159821712">
                <text:p>0.01861598217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0284828293">
                <text:p>-0.010284828293</text:p>
              </table:table-cell>
              <table:table-cell office:value-type="float" office:value="0.00714375560142">
                <text:p>0.00714375560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119004288955">
                <text:p>-0.0119004288955</text:p>
              </table:table-cell>
              <table:table-cell office:value-type="float" office:value="0.0154878802863">
                <text:p>0.015487880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142338025295">
                <text:p>-0.0142338025295</text:p>
              </table:table-cell>
              <table:table-cell office:value-type="float" office:value="0.0105211514763">
                <text:p>0.01052115147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158140033429">
                <text:p>-0.0158140033429</text:p>
              </table:table-cell>
              <table:table-cell office:value-type="float" office:value="0.0105211514763">
                <text:p>0.0105211514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51695471951">
                <text:p>-0.0151695471951</text:p>
              </table:table-cell>
              <table:table-cell office:value-type="float" office:value="0.0105211514763">
                <text:p>0.01052115147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160789596004">
                <text:p>-0.0160789596004</text:p>
              </table:table-cell>
              <table:table-cell office:value-type="float" office:value="0.0138597674217">
                <text:p>0.0138597674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20797220165">
                <text:p>-0.0120797220165</text:p>
              </table:table-cell>
              <table:table-cell office:value-type="float" office:value="-0.00489464314157">
                <text:p>-0.00489464314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988064342906">
                <text:p>-0.00988064342906</text:p>
              </table:table-cell>
              <table:table-cell office:value-type="float" office:value="0.0110263613777">
                <text:p>0.01102636137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967466322498">
                <text:p>-0.00967466322498</text:p>
              </table:table-cell>
              <table:table-cell office:value-type="float" office:value="0.00404168294717">
                <text:p>0.00404168294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824486697141">
                <text:p>-0.00824486697141</text:p>
              </table:table-cell>
              <table:table-cell office:value-type="float" office:value="-0.00244884909721">
                <text:p>-0.002448849097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622863822059">
                <text:p>-0.000622863822059</text:p>
              </table:table-cell>
              <table:table-cell office:value-type="float" office:value="-0.00697567234472">
                <text:p>-0.00697567234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6803439544">
                <text:p>-0.0026803439544</text:p>
              </table:table-cell>
              <table:table-cell office:value-type="float" office:value="-0.000675766540302">
                <text:p>-0.0006757665403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59662059419">
                <text:p>0.00259662059419</text:p>
              </table:table-cell>
              <table:table-cell office:value-type="float" office:value="0.000371722806559">
                <text:p>0.0003717228065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21024195742">
                <text:p>0.00921024195742</text:p>
              </table:table-cell>
              <table:table-cell office:value-type="float" office:value="-0.00648946346287">
                <text:p>-0.00648946346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0012612">
                <text:p>0.0130012612</text:p>
              </table:table-cell>
              <table:table-cell office:value-type="float" office:value="0.00111743004783">
                <text:p>0.00111743004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77738111587">
                <text:p>0.0177738111587</text:p>
              </table:table-cell>
              <table:table-cell office:value-type="float" office:value="0.000881303409663">
                <text:p>0.000881303409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92653021755">
                <text:p>0.0192653021755</text:p>
              </table:table-cell>
              <table:table-cell office:value-type="float" office:value="0.00114855272105">
                <text:p>0.00114855272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89028291494">
                <text:p>0.0189028291494</text:p>
              </table:table-cell>
              <table:table-cell office:value-type="float" office:value="-0.0117974290429">
                <text:p>-0.0117974290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3954265268">
                <text:p>0.0213954265268</text:p>
              </table:table-cell>
              <table:table-cell office:value-type="float" office:value="0.00178722877132">
                <text:p>0.00178722877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7632262649">
                <text:p>0.0207632262649</text:p>
              </table:table-cell>
              <table:table-cell office:value-type="float" office:value="0.00178722877132">
                <text:p>0.00178722877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4324244516">
                <text:p>0.0194324244516</text:p>
              </table:table-cell>
              <table:table-cell office:value-type="float" office:value="-0.00529996475094">
                <text:p>-0.00529996475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96278578233">
                <text:p>0.0196278578233</text:p>
              </table:table-cell>
              <table:table-cell office:value-type="float" office:value="0.00341536151733">
                <text:p>0.00341536151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0025326103">
                <text:p>0.0200025326103</text:p>
              </table:table-cell>
              <table:table-cell office:value-type="float" office:value="0.00341536151733">
                <text:p>0.00341536151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209968102">
                <text:p>0.02209968102</text:p>
              </table:table-cell>
              <table:table-cell office:value-type="float" office:value="-0.00430667769404">
                <text:p>-0.004306677694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1391104021">
                <text:p>0.021391104021</text:p>
              </table:table-cell>
              <table:table-cell office:value-type="float" office:value="-0.0159202887123">
                <text:p>-0.01592028871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1212706081">
                <text:p>0.0181212706081</text:p>
              </table:table-cell>
              <table:table-cell office:value-type="float" office:value="-0.00702991352862">
                <text:p>-0.00702991352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51559538751">
                <text:p>0.0151559538751</text:p>
              </table:table-cell>
              <table:table-cell office:value-type="float" office:value="-0.00702991352862">
                <text:p>-0.00702991352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02809119145">
                <text:p>0.0102809119145</text:p>
              </table:table-cell>
              <table:table-cell office:value-type="float" office:value="-0.00523565823049">
                <text:p>-0.005235658230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00340655292">
                <text:p>0.00800340655292</text:p>
              </table:table-cell>
              <table:table-cell office:value-type="float" office:value="-0.0183964349497">
                <text:p>-0.01839643494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96541602007">
                <text:p>0.00596541602007</text:p>
              </table:table-cell>
              <table:table-cell office:value-type="float" office:value="-0.014288214753">
                <text:p>-0.0142882147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98754268674">
                <text:p>0.00398754268674</text:p>
              </table:table-cell>
              <table:table-cell office:value-type="float" office:value="-0.012241416595">
                <text:p>-0.0122414165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3475810756">
                <text:p>0.0033475810756</text:p>
              </table:table-cell>
              <table:table-cell office:value-type="float" office:value="-0.00469524896252">
                <text:p>-0.00469524896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775711752653">
                <text:p>-0.000775711752653</text:p>
              </table:table-cell>
              <table:table-cell office:value-type="float" office:value="-0.0098866516134">
                <text:p>-0.00988665161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557839470224">
                <text:p>-0.00557839470224</text:p>
              </table:table-cell>
              <table:table-cell office:value-type="float" office:value="-0.0098866516134">
                <text:p>-0.0098866516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987835005409">
                <text:p>-0.00987835005409</text:p>
              </table:table-cell>
              <table:table-cell office:value-type="float" office:value="-0.0098866516134">
                <text:p>-0.0098866516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86588372915">
                <text:p>-0.0186588372915</text:p>
              </table:table-cell>
              <table:table-cell office:value-type="float" office:value="-0.00164355033636">
                <text:p>-0.00164355033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26389877076">
                <text:p>-0.026389877076</text:p>
              </table:table-cell>
              <table:table-cell office:value-type="float" office:value="-0.0100554984338">
                <text:p>-0.0100554984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413073465419">
                <text:p>-0.0413073465419</text:p>
              </table:table-cell>
              <table:table-cell office:value-type="float" office:value="-0.00701747138109">
                <text:p>-0.00701747138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520576347272">
                <text:p>-0.0520576347272</text:p>
              </table:table-cell>
              <table:table-cell office:value-type="float" office:value="-0.00282706372978">
                <text:p>-0.002827063729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628761516879">
                <text:p>-0.0628761516879</text:p>
              </table:table-cell>
              <table:table-cell office:value-type="float" office:value="-0.00850565531318">
                <text:p>-0.00850565531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09429350656">
                <text:p>-0.0809429350656</text:p>
              </table:table-cell>
              <table:table-cell office:value-type="float" office:value="-0.00765618362218">
                <text:p>-0.00765618362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920807273886">
                <text:p>-0.0920807273886</text:p>
              </table:table-cell>
              <table:table-cell office:value-type="float" office:value="-0.0187311803638">
                <text:p>-0.01873118036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994294732494">
                <text:p>-0.0994294732494</text:p>
              </table:table-cell>
              <table:table-cell office:value-type="float" office:value="-0.0290607123489">
                <text:p>-0.02906071234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08934851955">
                <text:p>-0.108934851955</text:p>
              </table:table-cell>
              <table:table-cell office:value-type="float" office:value="-0.0489547648217">
                <text:p>-0.04895476482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11728296891">
                <text:p>-0.111728296891</text:p>
              </table:table-cell>
              <table:table-cell office:value-type="float" office:value="-0.0728452713787">
                <text:p>-0.07284527137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9514100592">
                <text:p>-0.109514100592</text:p>
              </table:table-cell>
              <table:table-cell office:value-type="float" office:value="-0.0800130178447">
                <text:p>-0.0800130178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03847350982">
                <text:p>-0.103847350982</text:p>
              </table:table-cell>
              <table:table-cell office:value-type="float" office:value="-0.0955915837312">
                <text:p>-0.09559158373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99067231594">
                <text:p>-0.099067231594</text:p>
              </table:table-cell>
              <table:table-cell office:value-type="float" office:value="-0.0886173359092">
                <text:p>-0.08861733590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56124932664">
                <text:p>-0.0956124932664</text:p>
              </table:table-cell>
              <table:table-cell office:value-type="float" office:value="-0.0880650107942">
                <text:p>-0.08806501079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850721509596">
                <text:p>-0.0850721509596</text:p>
              </table:table-cell>
              <table:table-cell office:value-type="float" office:value="-0.0807099813566">
                <text:p>-0.08070998135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786286223042">
                <text:p>-0.0786286223042</text:p>
              </table:table-cell>
              <table:table-cell office:value-type="float" office:value="-0.076252803616">
                <text:p>-0.076252803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715138175739">
                <text:p>-0.0715138175739</text:p>
              </table:table-cell>
              <table:table-cell office:value-type="float" office:value="-0.0710736963582">
                <text:p>-0.07107369635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55772499199">
                <text:p>-0.0655772499199</text:p>
              </table:table-cell>
              <table:table-cell office:value-type="float" office:value="-0.0709050406115">
                <text:p>-0.0709050406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616812830378">
                <text:p>-0.0616812830378</text:p>
              </table:table-cell>
              <table:table-cell office:value-type="float" office:value="-0.0623631187725">
                <text:p>-0.06236311877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607430692043">
                <text:p>-0.0607430692043</text:p>
              </table:table-cell>
              <table:table-cell office:value-type="float" office:value="-0.0658738231939">
                <text:p>-0.06587382319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659228971158">
                <text:p>-0.0659228971158</text:p>
              </table:table-cell>
              <table:table-cell office:value-type="float" office:value="-0.0667226183275">
                <text:p>-0.0667226183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667169978157">
                <text:p>-0.0667169978157</text:p>
              </table:table-cell>
              <table:table-cell office:value-type="float" office:value="-0.077290661544">
                <text:p>-0.0772906615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666451781756">
                <text:p>-0.0666451781756</text:p>
              </table:table-cell>
              <table:table-cell office:value-type="float" office:value="-0.0731921471061">
                <text:p>-0.07319214710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352193284626">
                <text:p>-0.0352193284626</text:p>
              </table:table-cell>
              <table:table-cell office:value-type="float" office:value="-0.0716303758086">
                <text:p>-0.07163037580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371076565159">
                <text:p>-0.0371076565159</text:p>
              </table:table-cell>
              <table:table-cell office:value-type="float" office:value="-0.0251730071377">
                <text:p>-0.02517300713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97015801877">
                <text:p>-0.0297015801877</text:p>
              </table:table-cell>
              <table:table-cell office:value-type="float" office:value="-0.0599051309365">
                <text:p>-0.05990513093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75380210019">
                <text:p>-0.0375380210019</text:p>
              </table:table-cell>
              <table:table-cell office:value-type="float" office:value="-0.0756991969388">
                <text:p>-0.07569919693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351300009251">
                <text:p>-0.0351300009251</text:p>
              </table:table-cell>
              <table:table-cell office:value-type="float" office:value="-0.0330922562525">
                <text:p>-0.0330922562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369491637423">
                <text:p>-0.0369491637423</text:p>
              </table:table-cell>
              <table:table-cell office:value-type="float" office:value="-0.0330922562525">
                <text:p>-0.0330922562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356275446851">
                <text:p>-0.0356275446851</text:p>
              </table:table-cell>
              <table:table-cell office:value-type="float" office:value="-0.108168885869">
                <text:p>-0.108168885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349445106461">
                <text:p>-0.0349445106461</text:p>
              </table:table-cell>
              <table:table-cell office:value-type="float" office:value="-0.0502266574754">
                <text:p>-0.05022665747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12184879247">
                <text:p>-0.0312184879247</text:p>
              </table:table-cell>
              <table:table-cell office:value-type="float" office:value="-0.0847400153402">
                <text:p>-0.08474001534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90310326419">
                <text:p>-0.0290310326419</text:p>
              </table:table-cell>
              <table:table-cell office:value-type="float" office:value="-0.0500012204883">
                <text:p>-0.05000122048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08598633417">
                <text:p>0.00508598633417</text:p>
              </table:table-cell>
              <table:table-cell office:value-type="float" office:value="-0.0403814158735">
                <text:p>-0.04038141587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09569313952">
                <text:p>0.00209569313952</text:p>
              </table:table-cell>
              <table:table-cell office:value-type="float" office:value="-0.0335568145033">
                <text:p>-0.03355681450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602968515986">
                <text:p>-0.00602968515986</text:p>
              </table:table-cell>
              <table:table-cell office:value-type="float" office:value="-0.00108250152832">
                <text:p>-0.001082501528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12613947598">
                <text:p>-0.0112613947598</text:p>
              </table:table-cell>
              <table:table-cell office:value-type="float" office:value="-0.0176105741667">
                <text:p>-0.017610574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911571042644">
                <text:p>-0.00911571042644</text:p>
              </table:table-cell>
              <table:table-cell office:value-type="float" office:value="0.00296012128246">
                <text:p>0.002960121282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06114199329">
                <text:p>-0.0106114199329</text:p>
              </table:table-cell>
              <table:table-cell office:value-type="float" office:value="-0.0106071516408">
                <text:p>-0.01060715164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37003522878">
                <text:p>-0.0137003522878</text:p>
              </table:table-cell>
              <table:table-cell office:value-type="float" office:value="0.00174871738431">
                <text:p>0.001748717384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63828152364">
                <text:p>-0.0163828152364</text:p>
              </table:table-cell>
              <table:table-cell office:value-type="float" office:value="-0.00740005398665">
                <text:p>-0.00740005398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60669743082">
                <text:p>-0.0160669743082</text:p>
              </table:table-cell>
              <table:table-cell office:value-type="float" office:value="-0.00104657542114">
                <text:p>-0.001046575421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188260809216">
                <text:p>-0.0188260809216</text:p>
              </table:table-cell>
              <table:table-cell office:value-type="float" office:value="-0.00954807290087">
                <text:p>-0.00954807290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80796541045">
                <text:p>-0.0180796541045</text:p>
              </table:table-cell>
              <table:table-cell office:value-type="float" office:value="-0.00954807290087">
                <text:p>-0.009548072900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633273496">
                <text:p>-0.01633273496</text:p>
              </table:table-cell>
              <table:table-cell office:value-type="float" office:value="-0.0043204964518">
                <text:p>-0.0043204964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03474909698">
                <text:p>-0.0203474909698</text:p>
              </table:table-cell>
              <table:table-cell office:value-type="float" office:value="-0.0039986466039">
                <text:p>-0.00399864660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85903725487">
                <text:p>-0.0185903725487</text:p>
              </table:table-cell>
              <table:table-cell office:value-type="float" office:value="0.00069257513229">
                <text:p>0.000692575132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179686578247">
                <text:p>-0.0179686578247</text:p>
              </table:table-cell>
              <table:table-cell office:value-type="float" office:value="-0.00856079015726">
                <text:p>-0.008560790157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83613531738">
                <text:p>-0.0183613531738</text:p>
              </table:table-cell>
              <table:table-cell office:value-type="float" office:value="0.00562511642356">
                <text:p>0.005625116423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85405729118">
                <text:p>-0.0185405729118</text:p>
              </table:table-cell>
              <table:table-cell office:value-type="float" office:value="0.00562511642356">
                <text:p>0.005625116423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97581037007">
                <text:p>-0.0197581037007</text:p>
              </table:table-cell>
              <table:table-cell office:value-type="float" office:value="-0.0020692506533">
                <text:p>-0.0020692506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203090097573">
                <text:p>-0.0203090097573</text:p>
              </table:table-cell>
              <table:table-cell office:value-type="float" office:value="-0.00192562663521">
                <text:p>-0.001925626635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206904026802">
                <text:p>-0.0206904026802</text:p>
              </table:table-cell>
              <table:table-cell office:value-type="float" office:value="0.00163743995474">
                <text:p>0.00163743995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200962811182">
                <text:p>-0.0200962811182</text:p>
              </table:table-cell>
              <table:table-cell office:value-type="float" office:value="-0.000559502838344">
                <text:p>-0.0005595028383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977076009">
                <text:p>-0.01977076009</text:p>
              </table:table-cell>
              <table:table-cell office:value-type="float" office:value="-0.00237075337434">
                <text:p>-0.002370753374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9559655631">
                <text:p>-0.019559655631</text:p>
              </table:table-cell>
              <table:table-cell office:value-type="float" office:value="-0.000355919982149">
                <text:p>-0.000355919982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183811943374">
                <text:p>-0.0183811943374</text:p>
              </table:table-cell>
              <table:table-cell office:value-type="float" office:value="-0.00285340063046">
                <text:p>-0.00285340063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176985365318">
                <text:p>-0.0176985365318</text:p>
              </table:table-cell>
              <table:table-cell office:value-type="float" office:value="0.00127325585332">
                <text:p>0.001273255853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177494587466">
                <text:p>-0.0177494587466</text:p>
              </table:table-cell>
              <table:table-cell office:value-type="float" office:value="-0.00223855549098">
                <text:p>-0.002238555490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167862917669">
                <text:p>-0.0167862917669</text:p>
              </table:table-cell>
              <table:table-cell office:value-type="float" office:value="0.00019626866057">
                <text:p>0.000196268660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158213601273">
                <text:p>-0.0158213601273</text:p>
              </table:table-cell>
              <table:table-cell office:value-type="float" office:value="-0.000809718039111">
                <text:p>-0.0008097180391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151828183053">
                <text:p>-0.0151828183053</text:p>
              </table:table-cell>
              <table:table-cell office:value-type="float" office:value="0.000188705457865">
                <text:p>0.0001887054578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148874803798">
                <text:p>-0.0148874803798</text:p>
              </table:table-cell>
              <table:table-cell office:value-type="float" office:value="0.00132028666118">
                <text:p>0.00132028666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144790536202">
                <text:p>-0.0144790536202</text:p>
              </table:table-cell>
              <table:table-cell office:value-type="float" office:value="0.0000995797494549">
                <text:p>0.00009957974945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142318333849">
                <text:p>-0.0142318333849</text:p>
              </table:table-cell>
              <table:table-cell office:value-type="float" office:value="0.00141780860993">
                <text:p>0.001417808609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130016427725">
                <text:p>-0.0130016427725</text:p>
              </table:table-cell>
              <table:table-cell office:value-type="float" office:value="0.00141780860993">
                <text:p>0.001417808609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117832894729">
                <text:p>-0.0117832894729</text:p>
              </table:table-cell>
              <table:table-cell office:value-type="float" office:value="0.00024665231458">
                <text:p>0.00024665231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13778574074">
                <text:p>-0.0113778574074</text:p>
              </table:table-cell>
              <table:table-cell office:value-type="float" office:value="-0.000819739841245">
                <text:p>-0.000819739841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115394401118">
                <text:p>-0.0115394401118</text:p>
              </table:table-cell>
              <table:table-cell office:value-type="float" office:value="-0.000330111869111">
                <text:p>-0.000330111869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10758517962">
                <text:p>-0.0110758517962</text:p>
              </table:table-cell>
              <table:table-cell office:value-type="float" office:value="-0.00217569302476">
                <text:p>-0.002175693024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131027867787">
                <text:p>-0.0131027867787</text:p>
              </table:table-cell>
              <table:table-cell office:value-type="float" office:value="-0.00242781103589">
                <text:p>-0.002427811035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857111338462">
                <text:p>-0.00857111338462</text:p>
              </table:table-cell>
              <table:table-cell office:value-type="float" office:value="0.0119155055961">
                <text:p>0.01191550559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777431154457">
                <text:p>-0.00777431154457</text:p>
              </table:table-cell>
              <table:table-cell office:value-type="float" office:value="-0.0141104820962">
                <text:p>-0.01411048209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845978298492">
                <text:p>-0.00845978298492</text:p>
              </table:table-cell>
              <table:table-cell office:value-type="float" office:value="0.0110836851221">
                <text:p>0.01108368512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816505121925">
                <text:p>-0.00816505121925</text:p>
              </table:table-cell>
              <table:table-cell office:value-type="float" office:value="-0.00645618151371">
                <text:p>-0.006456181513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708319876084">
                <text:p>-0.00708319876084</text:p>
              </table:table-cell>
              <table:table-cell office:value-type="float" office:value="-0.00645618151371">
                <text:p>-0.006456181513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726275388212">
                <text:p>-0.00726275388212</text:p>
              </table:table-cell>
              <table:table-cell office:value-type="float" office:value="-0.00351103072796">
                <text:p>-0.003511030727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65376584419">
                <text:p>-0.0065376584419</text:p>
              </table:table-cell>
              <table:table-cell office:value-type="float" office:value="0.00317773878848">
                <text:p>0.003177738788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665621377319">
                <text:p>-0.00665621377319</text:p>
              </table:table-cell>
              <table:table-cell office:value-type="float" office:value="0.00317773878848">
                <text:p>0.003177738788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632128874158">
                <text:p>-0.00632128874158</text:p>
              </table:table-cell>
              <table:table-cell office:value-type="float" office:value="-0.00218798277337">
                <text:p>-0.00218798277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586058401039">
                <text:p>-0.00586058401039</text:p>
              </table:table-cell>
              <table:table-cell office:value-type="float" office:value="0.000503966614722">
                <text:p>0.0005039666147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568309678968">
                <text:p>-0.00568309678968</text:p>
              </table:table-cell>
              <table:table-cell office:value-type="float" office:value="-0.000265238990595">
                <text:p>-0.0002652389905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408731349417">
                <text:p>-0.00408731349417</text:p>
              </table:table-cell>
              <table:table-cell office:value-type="float" office:value="0.000480299025918">
                <text:p>0.0004802990259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414047335474">
                <text:p>-0.00414047335474</text:p>
              </table:table-cell>
              <table:table-cell office:value-type="float" office:value="-0.00175482071744">
                <text:p>-0.001754820717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412966874539">
                <text:p>-0.00412966874539</text:p>
              </table:table-cell>
              <table:table-cell office:value-type="float" office:value="0.000512590724567">
                <text:p>0.0005125907245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372801645624">
                <text:p>-0.00372801645624</text:p>
              </table:table-cell>
              <table:table-cell office:value-type="float" office:value="-0.000319414123284">
                <text:p>-0.0003194141232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431169140268">
                <text:p>-0.00431169140268</text:p>
              </table:table-cell>
              <table:table-cell office:value-type="float" office:value="-0.000461503386886">
                <text:p>-0.000461503386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363096140535">
                <text:p>-0.00363096140535</text:p>
              </table:table-cell>
              <table:table-cell office:value-type="float" office:value="-0.000461503386886">
                <text:p>-0.0004615033868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372656983279">
                <text:p>-0.00372656983279</text:p>
              </table:table-cell>
              <table:table-cell office:value-type="float" office:value="-0.000143832231042">
                <text:p>-0.0001438322310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432653383713">
                <text:p>-0.00432653383713</text:p>
              </table:table-cell>
              <table:table-cell office:value-type="float" office:value="-0.0000995599899331">
                <text:p>-0.00009955998993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505951249115">
                <text:p>-0.00505951249115</text:p>
              </table:table-cell>
              <table:table-cell office:value-type="float" office:value="-0.0000995599899331">
                <text:p>-0.00009955998993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513115051314">
                <text:p>-0.00513115051314</text:p>
              </table:table-cell>
              <table:table-cell office:value-type="float" office:value="-0.000935976612249">
                <text:p>-0.0009359766122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555207720566">
                <text:p>-0.00555207720566</text:p>
              </table:table-cell>
              <table:table-cell office:value-type="float" office:value="-0.00179074192494">
                <text:p>-0.001790741924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532393642729">
                <text:p>-0.00532393642729</text:p>
              </table:table-cell>
              <table:table-cell office:value-type="float" office:value="-0.00103538894961">
                <text:p>-0.001035388949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537306348061">
                <text:p>-0.00537306348061</text:p>
              </table:table-cell>
              <table:table-cell office:value-type="float" office:value="-0.000952288034641">
                <text:p>-0.0009522880346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475248067197">
                <text:p>-0.00475248067197</text:p>
              </table:table-cell>
              <table:table-cell office:value-type="float" office:value="-0.000264692115046">
                <text:p>-0.0002646921150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37778367788">
                <text:p>-0.0037778367788</text:p>
              </table:table-cell>
              <table:table-cell office:value-type="float" office:value="0.000172515797809">
                <text:p>0.0001725157978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328289272">
                <text:p>-0.00328289272</text:p>
              </table:table-cell>
              <table:table-cell office:value-type="float" office:value="0.0000206251921556">
                <text:p>0.00002062519215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288927394286">
                <text:p>-0.00288927394286</text:p>
              </table:table-cell>
              <table:table-cell office:value-type="float" office:value="-0.000823502203857">
                <text:p>-0.0008235022038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285522162216">
                <text:p>-0.00285522162216</text:p>
              </table:table-cell>
              <table:table-cell office:value-type="float" office:value="0.00276658005939">
                <text:p>0.002766580059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339090240254">
                <text:p>-0.00339090240254</text:p>
              </table:table-cell>
              <table:table-cell office:value-type="float" office:value="0.000298568040712">
                <text:p>0.0002985680407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317993063375">
                <text:p>-0.00317993063375</text:p>
              </table:table-cell>
              <table:table-cell office:value-type="float" office:value="-0.000817073313379">
                <text:p>-0.0008170733133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311639112121">
                <text:p>-0.00311639112121</text:p>
              </table:table-cell>
              <table:table-cell office:value-type="float" office:value="-0.000817073313379">
                <text:p>-0.0008170733133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258697601598">
                <text:p>-0.00258697601598</text:p>
              </table:table-cell>
              <table:table-cell office:value-type="float" office:value="-0.000450193826004">
                <text:p>-0.000450193826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317309098925">
                <text:p>-0.00317309098925</text:p>
              </table:table-cell>
              <table:table-cell office:value-type="float" office:value="-0.00095150255467">
                <text:p>-0.000951502554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296853260895">
                <text:p>-0.00296853260895</text:p>
              </table:table-cell>
              <table:table-cell office:value-type="float" office:value="-0.00102173989063">
                <text:p>-0.001021739890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331864447548">
                <text:p>-0.00331864447548</text:p>
              </table:table-cell>
              <table:table-cell office:value-type="float" office:value="-0.00102173989063">
                <text:p>-0.001021739890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55681133414">
                <text:p>-0.00355681133414</text:p>
              </table:table-cell>
              <table:table-cell office:value-type="float" office:value="-0.00120453205521">
                <text:p>-0.001204532055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411818126629">
                <text:p>-0.00411818126629</text:p>
              </table:table-cell>
              <table:table-cell office:value-type="float" office:value="-0.00110639621936">
                <text:p>-0.001106396219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446191087965">
                <text:p>-0.00446191087965</text:p>
              </table:table-cell>
              <table:table-cell office:value-type="float" office:value="-0.000809506254912">
                <text:p>-0.0008095062549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382444153493">
                <text:p>-0.00382444153493</text:p>
              </table:table-cell>
              <table:table-cell office:value-type="float" office:value="0.00264995350182">
                <text:p>0.002649953501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401655688109">
                <text:p>-0.00401655688109</text:p>
              </table:table-cell>
              <table:table-cell office:value-type="float" office:value="-0.00190055488776">
                <text:p>-0.001900554887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279365478606">
                <text:p>-0.00279365478606</text:p>
              </table:table-cell>
              <table:table-cell office:value-type="float" office:value="0.00376935769785">
                <text:p>0.003769357697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329635037608">
                <text:p>-0.00329635037608</text:p>
              </table:table-cell>
              <table:table-cell office:value-type="float" office:value="-0.00190385933642">
                <text:p>-0.001903859336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306256019295">
                <text:p>-0.00306256019295</text:p>
              </table:table-cell>
              <table:table-cell office:value-type="float" office:value="0.00125121242506">
                <text:p>0.001251212425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212725184936">
                <text:p>-0.00212725184936</text:p>
              </table:table-cell>
              <table:table-cell office:value-type="float" office:value="-0.000149010766976">
                <text:p>-0.0001490107669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167072694191">
                <text:p>-0.00167072694191</text:p>
              </table:table-cell>
              <table:table-cell office:value-type="float" office:value="-0.000874926718541">
                <text:p>-0.0008749267185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146531631415">
                <text:p>-0.00146531631415</text:p>
              </table:table-cell>
              <table:table-cell office:value-type="float" office:value="-0.000874926718541">
                <text:p>-0.0008749267185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923050431373">
                <text:p>-0.000923050431373</text:p>
              </table:table-cell>
              <table:table-cell office:value-type="float" office:value="-0.0011404133561">
                <text:p>-0.00114041335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111937933862">
                <text:p>-0.00111937933862</text:p>
              </table:table-cell>
              <table:table-cell office:value-type="float" office:value="0.000346408442454">
                <text:p>0.0003464084424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515123881837">
                <text:p>-0.000515123881837</text:p>
              </table:table-cell>
              <table:table-cell office:value-type="float" office:value="0.000346408442454">
                <text:p>0.0003464084424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106113897741">
                <text:p>-0.00106113897741</text:p>
              </table:table-cell>
              <table:table-cell office:value-type="float" office:value="0.000847937946591">
                <text:p>0.0008479379465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795259556106">
                <text:p>-0.000795259556106</text:p>
              </table:table-cell>
              <table:table-cell office:value-type="float" office:value="-0.000461689660415">
                <text:p>-0.0004616896604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0907883676117">
                <text:p>-0.000907883676117</text:p>
              </table:table-cell>
              <table:table-cell office:value-type="float" office:value="0.000949241044593">
                <text:p>0.0009492410445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0787198794364">
                <text:p>-0.000787198794364</text:p>
              </table:table-cell>
              <table:table-cell office:value-type="float" office:value="-0.000497267020849">
                <text:p>-0.0004972670208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126394999424">
                <text:p>-0.00126394999424</text:p>
              </table:table-cell>
              <table:table-cell office:value-type="float" office:value="0.000184306452975">
                <text:p>0.0001843064529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110998040011">
                <text:p>-0.00110998040011</text:p>
              </table:table-cell>
              <table:table-cell office:value-type="float" office:value="-0.00104524573017">
                <text:p>-0.00104524573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37428046667">
                <text:p>-0.00037428046667</text:p>
              </table:table-cell>
              <table:table-cell office:value-type="float" office:value="-0.000773581335752">
                <text:p>-0.0007735813357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278746022309">
                <text:p>-0.000278746022309</text:p>
              </table:table-cell>
              <table:table-cell office:value-type="float" office:value="0.000327606094579">
                <text:p>0.000327606094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0642761317954">
                <text:p>-0.000642761317954</text:p>
              </table:table-cell>
              <table:table-cell office:value-type="float" office:value="-0.00107395644916">
                <text:p>-0.001073956449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0389563031526">
                <text:p>-0.000389563031526</text:p>
              </table:table-cell>
              <table:table-cell office:value-type="float" office:value="-0.00122585545073">
                <text:p>-0.001225855450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262979177325">
                <text:p>-0.000262979177325</text:p>
              </table:table-cell>
              <table:table-cell office:value-type="float" office:value="-0.00122585545073">
                <text:p>-0.001225855450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189368360463">
                <text:p>-0.000189368360463</text:p>
              </table:table-cell>
              <table:table-cell office:value-type="float" office:value="0.000465700186389">
                <text:p>0.0004657001863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103914394824">
                <text:p>-0.000103914394824</text:p>
              </table:table-cell>
              <table:table-cell office:value-type="float" office:value="0.000217751134777">
                <text:p>0.0002177511347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310349888419">
                <text:p>0.000310349888419</text:p>
              </table:table-cell>
              <table:table-cell office:value-type="float" office:value="0.000217751134777">
                <text:p>0.0002177511347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0666155532626">
                <text:p>-0.0000666155532626</text:p>
              </table:table-cell>
              <table:table-cell office:value-type="float" office:value="-0.000128390968774">
                <text:p>-0.0001283909687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118724199841">
                <text:p>-0.000118724199841</text:p>
              </table:table-cell>
              <table:table-cell office:value-type="float" office:value="0.000116680859034">
                <text:p>0.0001166808590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0297821943935">
                <text:p>-0.000297821943935</text:p>
              </table:table-cell>
              <table:table-cell office:value-type="float" office:value="-0.000913969966471">
                <text:p>-0.0009139699664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154133367037">
                <text:p>-0.00154133367037</text:p>
              </table:table-cell>
              <table:table-cell office:value-type="float" office:value="0.00036653465697">
                <text:p>0.000366534656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176317178481">
                <text:p>-0.00176317178481</text:p>
              </table:table-cell>
              <table:table-cell office:value-type="float" office:value="-0.000442451172821">
                <text:p>-0.0004424511728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171190223184">
                <text:p>-0.00171190223184</text:p>
              </table:table-cell>
              <table:table-cell office:value-type="float" office:value="-0.000158765617552">
                <text:p>-0.0001587656175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203455871162">
                <text:p>-0.00203455871162</text:p>
              </table:table-cell>
              <table:table-cell office:value-type="float" office:value="-0.000650140342658">
                <text:p>-0.0006501403426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199935271977">
                <text:p>-0.00199935271977</text:p>
              </table:table-cell>
              <table:table-cell office:value-type="float" office:value="-0.0000574153479459">
                <text:p>-0.00005741534794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149777958679">
                <text:p>-0.00149777958679</text:p>
              </table:table-cell>
              <table:table-cell office:value-type="float" office:value="-0.000277329025501">
                <text:p>-0.0002773290255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202545272942">
                <text:p>-0.00202545272942</text:p>
              </table:table-cell>
              <table:table-cell office:value-type="float" office:value="-0.000598537341815">
                <text:p>-0.000598537341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380903207302">
                <text:p>-0.00380903207302</text:p>
              </table:table-cell>
              <table:table-cell office:value-type="float" office:value="-0.000314965181319">
                <text:p>-0.000314965181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379264111733">
                <text:p>-0.00379264111733</text:p>
              </table:table-cell>
              <table:table-cell office:value-type="float" office:value="0.00728180860761">
                <text:p>0.007281808607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